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8653in" table:align="left"/>
    </style:style>
    <style:style style:name="Table1.A" style:family="table-column">
      <style:table-column-properties style:column-width="1.6618in"/>
    </style:style>
    <style:style style:name="Table1.B" style:family="table-column">
      <style:table-column-properties style:column-width="2.0097in"/>
    </style:style>
    <style:style style:name="Table1.C" style:family="table-column">
      <style:table-column-properties style:column-width="2.1938in"/>
    </style:style>
    <style:style style:name="Table1.A1" style:family="table-cell">
      <style:table-cell-properties style:vertical-align="middle" fo:padding="0.0194in" fo:border="none"/>
    </style:style>
    <style:style style:name="Table2" style:family="table">
      <style:table-properties style:width="5.8653in" table:align="left"/>
    </style:style>
    <style:style style:name="Table2.A" style:family="table-column">
      <style:table-column-properties style:column-width="1.0181in"/>
    </style:style>
    <style:style style:name="Table2.B" style:family="table-column">
      <style:table-column-properties style:column-width="2.5938in"/>
    </style:style>
    <style:style style:name="Table2.C" style:family="table-column">
      <style:table-column-properties style:column-width="2.2535in"/>
    </style:style>
    <style:style style:name="Table2.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list-style-name="L49"/>
    <style:style style:name="P50" style:family="paragraph" style:parent-style-name="Text_20_body" style:list-style-name="L50"/>
    <style:style style:name="P51" style:family="paragraph" style:parent-style-name="Text_20_body" style:list-style-name="L51"/>
    <style:style style:name="P52" style:family="paragraph" style:parent-style-name="Text_20_body" style:list-style-name="L52"/>
    <style:style style:name="P53" style:family="paragraph" style:parent-style-name="Text_20_body" style:list-style-name="L53"/>
    <style:style style:name="P54" style:family="paragraph" style:parent-style-name="Text_20_body" style:list-style-name="L54"/>
    <style:style style:name="P55" style:family="paragraph" style:parent-style-name="Text_20_body" style:list-style-name="L55"/>
    <style:style style:name="P56" style:family="paragraph" style:parent-style-name="Text_20_body" style:list-style-name="L56"/>
    <style:style style:name="P57" style:family="paragraph" style:parent-style-name="Text_20_body" style:list-style-name="L57"/>
    <style:style style:name="P58" style:family="paragraph" style:parent-style-name="Text_20_body" style:list-style-name="L58"/>
    <style:style style:name="P59" style:family="paragraph" style:parent-style-name="Text_20_body" style:list-style-name="L59"/>
    <style:style style:name="P60" style:family="paragraph" style:parent-style-name="Text_20_body" style:list-style-name="L60"/>
    <style:style style:name="P61" style:family="paragraph" style:parent-style-name="Text_20_body" style:list-style-name="L61"/>
    <style:style style:name="P62" style:family="paragraph" style:parent-style-name="Text_20_body" style:list-style-name="L62"/>
    <style:style style:name="P63" style:family="paragraph" style:parent-style-name="Text_20_body" style:list-style-name="L63"/>
    <style:style style:name="P64" style:family="paragraph" style:parent-style-name="Text_20_body" style:list-style-name="L64"/>
    <style:style style:name="P65" style:family="paragraph" style:parent-style-name="Text_20_body" style:list-style-name="L65"/>
    <style:style style:name="P66" style:family="paragraph" style:parent-style-name="Text_20_body" style:list-style-name="L66"/>
    <style:style style:name="P67" style:family="paragraph" style:parent-style-name="Text_20_body" style:list-style-name="L67"/>
    <style:style style:name="P68" style:family="paragraph" style:parent-style-name="Text_20_body" style:list-style-name="L68"/>
    <style:style style:name="P69" style:family="paragraph" style:parent-style-name="Text_20_body" style:list-style-name="L69"/>
    <style:style style:name="P70" style:family="paragraph" style:parent-style-name="Text_20_body" style:list-style-name="L70"/>
    <style:style style:name="P71" style:family="paragraph" style:parent-style-name="Text_20_body" style:list-style-name="L71"/>
    <style:style style:name="P72" style:family="paragraph" style:parent-style-name="Text_20_body" style:list-style-name="L72"/>
    <style:style style:name="P73" style:family="paragraph" style:parent-style-name="Text_20_body" style:list-style-name="L73"/>
    <style:style style:name="P74" style:family="paragraph" style:parent-style-name="Text_20_body" style:list-style-name="L74"/>
    <style:style style:name="P75" style:family="paragraph" style:parent-style-name="Text_20_body" style:list-style-name="L75"/>
    <style:style style:name="P76" style:family="paragraph" style:parent-style-name="Text_20_body" style:list-style-name="L76"/>
    <style:style style:name="P77" style:family="paragraph" style:parent-style-name="Text_20_body" style:list-style-name="L77"/>
    <style:style style:name="P78" style:family="paragraph" style:parent-style-name="Text_20_body" style:list-style-name="L78"/>
    <style:style style:name="P79" style:family="paragraph" style:parent-style-name="Text_20_body" style:list-style-name="L79"/>
    <style:style style:name="P80" style:family="paragraph" style:parent-style-name="Text_20_body" style:list-style-name="L80"/>
    <style:style style:name="P81" style:family="paragraph" style:parent-style-name="Text_20_body" style:list-style-name="L81"/>
    <style:style style:name="P82" style:family="paragraph" style:parent-style-name="Text_20_body" style:list-style-name="L82"/>
    <style:style style:name="P83" style:family="paragraph" style:parent-style-name="Text_20_body" style:list-style-name="L83"/>
    <style:style style:name="P84" style:family="paragraph" style:parent-style-name="Text_20_body" style:list-style-name="L84"/>
    <style:style style:name="P85" style:family="paragraph" style:parent-style-name="Text_20_body" style:list-style-name="L85"/>
    <style:style style:name="P86" style:family="paragraph" style:parent-style-name="Text_20_body" style:list-style-name="L86"/>
    <style:style style:name="P87" style:family="paragraph" style:parent-style-name="Text_20_body" style:list-style-name="L87"/>
    <style:style style:name="P88" style:family="paragraph" style:parent-style-name="Text_20_body" style:list-style-name="L88"/>
    <style:style style:name="P89" style:family="paragraph" style:parent-style-name="Text_20_body" style:list-style-name="L89"/>
    <style:style style:name="P90" style:family="paragraph" style:parent-style-name="Text_20_body" style:list-style-name="L90"/>
    <style:style style:name="P91" style:family="paragraph" style:parent-style-name="Text_20_body" style:list-style-name="L91"/>
    <style:style style:name="P92" style:family="paragraph" style:parent-style-name="Text_20_body" style:list-style-name="L92"/>
    <style:style style:name="P93" style:family="paragraph" style:parent-style-name="Text_20_body" style:list-style-name="L93"/>
    <style:style style:name="P94" style:family="paragraph" style:parent-style-name="Text_20_body" style:list-style-name="L94"/>
    <style:style style:name="P95" style:family="paragraph" style:parent-style-name="Text_20_body" style:list-style-name="L95"/>
    <style:style style:name="P96" style:family="paragraph" style:parent-style-name="Text_20_body" style:list-style-name="L96"/>
    <style:style style:name="P97" style:family="paragraph" style:parent-style-name="Text_20_body" style:list-style-name="L97"/>
    <style:style style:name="P98" style:family="paragraph" style:parent-style-name="Text_20_body" style:list-style-name="L98"/>
    <style:style style:name="P99" style:family="paragraph" style:parent-style-name="Text_20_body" style:list-style-name="L99"/>
    <style:style style:name="P100" style:family="paragraph" style:parent-style-name="Text_20_body" style:list-style-name="L100"/>
    <style:style style:name="P101" style:family="paragraph" style:parent-style-name="Text_20_body" style:list-style-name="L101"/>
    <style:style style:name="P102" style:family="paragraph" style:parent-style-name="Text_20_body" style:list-style-name="L102"/>
    <style:style style:name="P103" style:family="paragraph" style:parent-style-name="Text_20_body" style:list-style-name="L103"/>
    <style:style style:name="P104" style:family="paragraph" style:parent-style-name="Text_20_body" style:list-style-name="L104"/>
    <style:style style:name="P105" style:family="paragraph" style:parent-style-name="Text_20_body" style:list-style-name="L105"/>
    <style:style style:name="P106" style:family="paragraph" style:parent-style-name="Text_20_body" style:list-style-name="L106"/>
    <style:style style:name="P107" style:family="paragraph" style:parent-style-name="Text_20_body" style:list-style-name="L107"/>
    <style:style style:name="P108" style:family="paragraph" style:parent-style-name="Text_20_body" style:list-style-name="L108"/>
    <style:style style:name="P109" style:family="paragraph" style:parent-style-name="Text_20_body" style:list-style-name="L109"/>
    <style:style style:name="P110" style:family="paragraph" style:parent-style-name="Text_20_body" style:list-style-name="L110"/>
    <style:style style:name="P111" style:family="paragraph" style:parent-style-name="Text_20_body" style:list-style-name="L111"/>
    <style:style style:name="P112" style:family="paragraph" style:parent-style-name="Text_20_body" style:list-style-name="L112"/>
    <style:style style:name="P113" style:family="paragraph" style:parent-style-name="Text_20_body" style:list-style-name="L113"/>
    <style:style style:name="P114" style:family="paragraph" style:parent-style-name="Text_20_body" style:list-style-name="L114"/>
    <style:style style:name="P115" style:family="paragraph" style:parent-style-name="Text_20_body" style:list-style-name="L115"/>
    <style:style style:name="P116" style:family="paragraph" style:parent-style-name="Text_20_body" style:list-style-name="L116"/>
    <style:style style:name="P117" style:family="paragraph" style:parent-style-name="Text_20_body" style:list-style-name="L117"/>
    <style:style style:name="P118" style:family="paragraph" style:parent-style-name="Text_20_body" style:list-style-name="L118"/>
    <style:style style:name="P119" style:family="paragraph" style:parent-style-name="Text_20_body" style:list-style-name="L119"/>
    <style:style style:name="P120" style:family="paragraph" style:parent-style-name="Text_20_body" style:list-style-name="L120"/>
    <style:style style:name="P121" style:family="paragraph" style:parent-style-name="Text_20_body" style:list-style-name="L121"/>
    <style:style style:name="P122" style:family="paragraph" style:parent-style-name="Text_20_body" style:list-style-name="L122"/>
    <style:style style:name="P123" style:family="paragraph" style:parent-style-name="Text_20_body" style:list-style-name="L123"/>
    <style:style style:name="P124" style:family="paragraph" style:parent-style-name="Text_20_body" style:list-style-name="L124"/>
    <style:style style:name="P125" style:family="paragraph" style:parent-style-name="Text_20_body" style:list-style-name="L125"/>
    <style:style style:name="P126" style:family="paragraph" style:parent-style-name="Text_20_body" style:list-style-name="L126"/>
    <style:style style:name="P127" style:family="paragraph" style:parent-style-name="Text_20_body" style:list-style-name="L127"/>
    <style:style style:name="P128" style:family="paragraph" style:parent-style-name="Text_20_body" style:list-style-name="L128"/>
    <style:style style:name="P129" style:family="paragraph" style:parent-style-name="Text_20_body" style:list-style-name="L129"/>
    <style:style style:name="P130" style:family="paragraph" style:parent-style-name="Text_20_body" style:list-style-name="L130"/>
    <style:style style:name="P131" style:family="paragraph" style:parent-style-name="Text_20_body" style:list-style-name="L131"/>
    <style:style style:name="P132" style:family="paragraph" style:parent-style-name="Text_20_body" style:list-style-name="L132"/>
    <style:style style:name="P133" style:family="paragraph" style:parent-style-name="Text_20_body" style:list-style-name="L133"/>
    <style:style style:name="P134" style:family="paragraph" style:parent-style-name="Text_20_body" style:list-style-name="L134"/>
    <style:style style:name="P135" style:family="paragraph" style:parent-style-name="Text_20_body" style:list-style-name="L135"/>
    <style:style style:name="P136" style:family="paragraph" style:parent-style-name="Text_20_body" style:list-style-name="L136"/>
    <style:style style:name="P137" style:family="paragraph" style:parent-style-name="Text_20_body" style:list-style-name="L137"/>
    <style:style style:name="P138" style:family="paragraph" style:parent-style-name="Text_20_body" style:list-style-name="L138"/>
    <style:style style:name="P139" style:family="paragraph" style:parent-style-name="Text_20_body" style:list-style-name="L139"/>
    <style:style style:name="P140" style:family="paragraph" style:parent-style-name="Text_20_body" style:list-style-name="L140"/>
    <style:style style:name="P141" style:family="paragraph" style:parent-style-name="Text_20_body" style:list-style-name="L141"/>
    <style:style style:name="P142" style:family="paragraph" style:parent-style-name="Text_20_body" style:list-style-name="L142"/>
    <style:style style:name="P143" style:family="paragraph" style:parent-style-name="Text_20_body" style:list-style-name="L143"/>
    <style:style style:name="P144" style:family="paragraph" style:parent-style-name="Text_20_body" style:list-style-name="L144"/>
    <style:style style:name="P145" style:family="paragraph" style:parent-style-name="Text_20_body" style:list-style-name="L145"/>
    <style:style style:name="P146" style:family="paragraph" style:parent-style-name="Text_20_body" style:list-style-name="L146"/>
    <style:style style:name="P147" style:family="paragraph" style:parent-style-name="Text_20_body" style:list-style-name="L147"/>
    <style:style style:name="P148" style:family="paragraph" style:parent-style-name="Text_20_body" style:list-style-name="L148"/>
    <style:style style:name="P149" style:family="paragraph" style:parent-style-name="Text_20_body" style:list-style-name="L149"/>
    <style:style style:name="P150" style:family="paragraph" style:parent-style-name="Text_20_body" style:list-style-name="L150"/>
    <style:style style:name="P151" style:family="paragraph" style:parent-style-name="Text_20_body" style:list-style-name="L151"/>
    <style:style style:name="P152" style:family="paragraph" style:parent-style-name="Text_20_body" style:list-style-name="L152"/>
    <style:style style:name="P153" style:family="paragraph" style:parent-style-name="Text_20_body" style:list-style-name="L153"/>
    <style:style style:name="P154" style:family="paragraph" style:parent-style-name="Text_20_body" style:list-style-name="L154"/>
    <style:style style:name="P155" style:family="paragraph" style:parent-style-name="Text_20_body" style:list-style-name="L155"/>
    <style:style style:name="P156" style:family="paragraph" style:parent-style-name="Text_20_body" style:list-style-name="L156"/>
    <style:style style:name="P157" style:family="paragraph" style:parent-style-name="Text_20_body" style:list-style-name="L157"/>
    <style:style style:name="P158" style:family="paragraph" style:parent-style-name="Text_20_body" style:list-style-name="L158"/>
    <style:style style:name="P159" style:family="paragraph" style:parent-style-name="Text_20_body" style:list-style-name="L159"/>
    <style:style style:name="P160" style:family="paragraph" style:parent-style-name="Text_20_body" style:list-style-name="L160"/>
    <style:style style:name="P161" style:family="paragraph" style:parent-style-name="Text_20_body" style:list-style-name="L161"/>
    <style:style style:name="P162" style:family="paragraph" style:parent-style-name="Text_20_body" style:list-style-name="L162"/>
    <style:style style:name="P163" style:family="paragraph" style:parent-style-name="Text_20_body" style:list-style-name="L163"/>
    <style:style style:name="P164" style:family="paragraph" style:parent-style-name="Text_20_body" style:list-style-name="L164"/>
    <style:style style:name="P165" style:family="paragraph" style:parent-style-name="Text_20_body" style:list-style-name="L165"/>
    <style:style style:name="P166" style:family="paragraph" style:parent-style-name="Text_20_body" style:list-style-name="L166"/>
    <style:style style:name="P167" style:family="paragraph" style:parent-style-name="Text_20_body" style:list-style-name="L167"/>
    <style:style style:name="P168" style:family="paragraph" style:parent-style-name="Text_20_body" style:list-style-name="L168"/>
    <style:style style:name="P169" style:family="paragraph" style:parent-style-name="Text_20_body" style:list-style-name="L169"/>
    <style:style style:name="P170" style:family="paragraph" style:parent-style-name="Text_20_body" style:list-style-name="L170"/>
    <style:style style:name="P171" style:family="paragraph" style:parent-style-name="Text_20_body" style:list-style-name="L171"/>
    <style:style style:name="P172" style:family="paragraph" style:parent-style-name="Text_20_body" style:list-style-name="L172"/>
    <style:style style:name="P173" style:family="paragraph" style:parent-style-name="Text_20_body" style:list-style-name="L173"/>
    <style:style style:name="P174" style:family="paragraph" style:parent-style-name="Text_20_body" style:list-style-name="L174"/>
    <style:style style:name="P175" style:family="paragraph" style:parent-style-name="Text_20_body" style:list-style-name="L175"/>
    <style:style style:name="P176" style:family="paragraph" style:parent-style-name="Text_20_body" style:list-style-name="L176"/>
    <style:style style:name="P177" style:family="paragraph" style:parent-style-name="Text_20_body" style:list-style-name="L177"/>
    <style:style style:name="P178" style:family="paragraph" style:parent-style-name="Text_20_body" style:list-style-name="L178"/>
    <style:style style:name="P179" style:family="paragraph" style:parent-style-name="Text_20_body" style:list-style-name="L179"/>
    <style:style style:name="P180" style:family="paragraph" style:parent-style-name="Text_20_body" style:list-style-name="L180"/>
    <style:style style:name="P181" style:family="paragraph" style:parent-style-name="Text_20_body" style:list-style-name="L181"/>
    <style:style style:name="P182" style:family="paragraph" style:parent-style-name="Text_20_body" style:list-style-name="L182"/>
    <style:style style:name="P183" style:family="paragraph" style:parent-style-name="Text_20_body" style:list-style-name="L183"/>
    <style:style style:name="P184" style:family="paragraph" style:parent-style-name="Text_20_body" style:list-style-name="L184"/>
    <style:style style:name="P185" style:family="paragraph" style:parent-style-name="Text_20_body" style:list-style-name="L185"/>
    <style:style style:name="P186" style:family="paragraph" style:parent-style-name="Text_20_body" style:list-style-name="L186"/>
    <style:style style:name="P187" style:family="paragraph" style:parent-style-name="Text_20_body" style:list-style-name="L187"/>
    <style:style style:name="P188" style:family="paragraph" style:parent-style-name="Text_20_body" style:list-style-name="L188"/>
    <style:style style:name="P189" style:family="paragraph" style:parent-style-name="Text_20_body" style:list-style-name="L189"/>
    <style:style style:name="P190" style:family="paragraph" style:parent-style-name="Text_20_body" style:list-style-name="L190"/>
    <style:style style:name="P191" style:family="paragraph" style:parent-style-name="Text_20_body" style:list-style-name="L191"/>
    <style:style style:name="P192" style:family="paragraph" style:parent-style-name="Text_20_body" style:list-style-name="L192"/>
    <style:style style:name="P193" style:family="paragraph" style:parent-style-name="Text_20_body" style:list-style-name="L193"/>
    <style:style style:name="P194" style:family="paragraph" style:parent-style-name="Text_20_body" style:list-style-name="L194"/>
    <style:style style:name="P195" style:family="paragraph" style:parent-style-name="Text_20_body" style:list-style-name="L195"/>
    <style:style style:name="P196" style:family="paragraph" style:parent-style-name="Text_20_body" style:list-style-name="L196"/>
    <style:style style:name="P197" style:family="paragraph" style:parent-style-name="Text_20_body" style:list-style-name="L197"/>
    <style:style style:name="P198" style:family="paragraph" style:parent-style-name="Text_20_body" style:list-style-name="L198"/>
    <style:style style:name="P199" style:family="paragraph" style:parent-style-name="Text_20_body" style:list-style-name="L199"/>
    <style:style style:name="P200" style:family="paragraph" style:parent-style-name="Text_20_body" style:list-style-name="L200"/>
    <style:style style:name="P201" style:family="paragraph" style:parent-style-name="Text_20_body" style:list-style-name="L201"/>
    <style:style style:name="P202" style:family="paragraph" style:parent-style-name="Text_20_body" style:list-style-name="L202"/>
    <style:style style:name="P203" style:family="paragraph" style:parent-style-name="Text_20_body" style:list-style-name="L203"/>
    <style:style style:name="P204" style:family="paragraph" style:parent-style-name="Text_20_body" style:list-style-name="L204"/>
    <style:style style:name="P205" style:family="paragraph" style:parent-style-name="Text_20_body" style:list-style-name="L205"/>
    <style:style style:name="P206" style:family="paragraph" style:parent-style-name="Text_20_body" style:list-style-name="L206"/>
    <style:style style:name="P207" style:family="paragraph" style:parent-style-name="Text_20_body" style:list-style-name="L207"/>
    <style:style style:name="P208" style:family="paragraph" style:parent-style-name="Text_20_body" style:list-style-name="L208"/>
    <style:style style:name="P209" style:family="paragraph" style:parent-style-name="Text_20_body" style:list-style-name="L209"/>
    <style:style style:name="P210" style:family="paragraph" style:parent-style-name="Text_20_body" style:list-style-name="L210"/>
    <style:style style:name="P211" style:family="paragraph" style:parent-style-name="Text_20_body" style:list-style-name="L211"/>
    <style:style style:name="P212" style:family="paragraph" style:parent-style-name="Text_20_body" style:list-style-name="L212"/>
    <style:style style:name="P213" style:family="paragraph" style:parent-style-name="Text_20_body" style:list-style-name="L213"/>
    <style:style style:name="P214" style:family="paragraph" style:parent-style-name="Text_20_body" style:list-style-name="L214"/>
    <style:style style:name="P215" style:family="paragraph" style:parent-style-name="Text_20_body" style:list-style-name="L215"/>
    <style:style style:name="P216" style:family="paragraph" style:parent-style-name="Text_20_body" style:list-style-name="L216"/>
    <style:style style:name="P217" style:family="paragraph" style:parent-style-name="Text_20_body" style:list-style-name="L217"/>
    <style:style style:name="P218" style:family="paragraph" style:parent-style-name="Text_20_body" style:list-style-name="L218"/>
    <style:style style:name="P219" style:family="paragraph" style:parent-style-name="Text_20_body" style:list-style-name="L219"/>
    <style:style style:name="P220" style:family="paragraph" style:parent-style-name="Text_20_body" style:list-style-name="L220"/>
    <style:style style:name="P221" style:family="paragraph" style:parent-style-name="Text_20_body" style:list-style-name="L221"/>
    <style:style style:name="P222" style:family="paragraph" style:parent-style-name="Text_20_body" style:list-style-name="L222"/>
    <style:style style:name="P223" style:family="paragraph" style:parent-style-name="Text_20_body" style:list-style-name="L223"/>
    <style:style style:name="P224" style:family="paragraph" style:parent-style-name="Text_20_body" style:list-style-name="L224"/>
    <style:style style:name="P225" style:family="paragraph" style:parent-style-name="Text_20_body" style:list-style-name="L225"/>
    <style:style style:name="P226" style:family="paragraph" style:parent-style-name="Text_20_body" style:list-style-name="L226"/>
    <style:style style:name="P227" style:family="paragraph" style:parent-style-name="Text_20_body" style:list-style-name="L227"/>
    <style:style style:name="P228" style:family="paragraph" style:parent-style-name="Text_20_body" style:list-style-name="L228"/>
    <style:style style:name="P229" style:family="paragraph" style:parent-style-name="Text_20_body" style:list-style-name="L229"/>
    <style:style style:name="P230" style:family="paragraph" style:parent-style-name="Text_20_body" style:list-style-name="L230"/>
    <style:style style:name="P231" style:family="paragraph" style:parent-style-name="Text_20_body" style:list-style-name="L231"/>
    <style:style style:name="P232" style:family="paragraph" style:parent-style-name="Text_20_body" style:list-style-name="L232"/>
    <style:style style:name="P233" style:family="paragraph" style:parent-style-name="Text_20_body" style:list-style-name="L233"/>
    <style:style style:name="P234" style:family="paragraph" style:parent-style-name="Text_20_body" style:list-style-name="L234"/>
    <style:style style:name="P235" style:family="paragraph" style:parent-style-name="Text_20_body" style:list-style-name="L235"/>
    <style:style style:name="P236" style:family="paragraph" style:parent-style-name="Text_20_body" style:list-style-name="L236"/>
    <style:style style:name="P237" style:family="paragraph" style:parent-style-name="Text_20_body" style:list-style-name="L237"/>
    <style:style style:name="P238" style:family="paragraph" style:parent-style-name="Text_20_body" style:list-style-name="L238"/>
    <style:style style:name="P239" style:family="paragraph" style:parent-style-name="Text_20_body" style:list-style-name="L239"/>
    <style:style style:name="P240" style:family="paragraph" style:parent-style-name="Text_20_body" style:list-style-name="L240"/>
    <style:style style:name="P241" style:family="paragraph" style:parent-style-name="Text_20_body" style:list-style-name="L241"/>
    <style:style style:name="P242" style:family="paragraph" style:parent-style-name="Text_20_body" style:list-style-name="L242"/>
    <style:style style:name="P243" style:family="paragraph" style:parent-style-name="Text_20_body" style:list-style-name="L243"/>
    <style:style style:name="P244" style:family="paragraph" style:parent-style-name="Text_20_body" style:list-style-name="L244"/>
    <style:style style:name="P245" style:family="paragraph" style:parent-style-name="Text_20_body" style:list-style-name="L245"/>
    <style:style style:name="P246" style:family="paragraph" style:parent-style-name="Text_20_body" style:list-style-name="L246"/>
    <style:style style:name="P247" style:family="paragraph" style:parent-style-name="Text_20_body" style:list-style-name="L247"/>
    <style:style style:name="P248" style:family="paragraph" style:parent-style-name="Text_20_body" style:list-style-name="L248"/>
    <style:style style:name="P249" style:family="paragraph" style:parent-style-name="Text_20_body" style:list-style-name="L249"/>
    <style:style style:name="P250" style:family="paragraph" style:parent-style-name="Text_20_body" style:list-style-name="L250"/>
    <style:style style:name="P251" style:family="paragraph" style:parent-style-name="Text_20_body" style:list-style-name="L251"/>
    <style:style style:name="P252" style:family="paragraph" style:parent-style-name="Text_20_body" style:list-style-name="L252"/>
    <style:style style:name="P253" style:family="paragraph" style:parent-style-name="Text_20_body" style:list-style-name="L253"/>
    <style:style style:name="P254" style:family="paragraph" style:parent-style-name="Text_20_body" style:list-style-name="L254"/>
    <style:style style:name="P255" style:family="paragraph" style:parent-style-name="Text_20_body" style:list-style-name="L255"/>
    <style:style style:name="P256" style:family="paragraph" style:parent-style-name="Text_20_body" style:list-style-name="L256"/>
    <style:style style:name="P257" style:family="paragraph" style:parent-style-name="Text_20_body" style:list-style-name="L257"/>
    <style:style style:name="P258" style:family="paragraph" style:parent-style-name="Text_20_body" style:list-style-name="L258"/>
    <style:style style:name="P259" style:family="paragraph" style:parent-style-name="Text_20_body" style:list-style-name="L259"/>
    <style:style style:name="P260" style:family="paragraph" style:parent-style-name="Text_20_body" style:list-style-name="L260"/>
    <style:style style:name="P261" style:family="paragraph" style:parent-style-name="Text_20_body" style:list-style-name="L261"/>
    <style:style style:name="P262" style:family="paragraph" style:parent-style-name="Text_20_body" style:list-style-name="L262"/>
    <style:style style:name="P263" style:family="paragraph" style:parent-style-name="Text_20_body" style:list-style-name="L263"/>
    <style:style style:name="P264" style:family="paragraph" style:parent-style-name="Text_20_body" style:list-style-name="L264"/>
    <style:style style:name="P265" style:family="paragraph" style:parent-style-name="Text_20_body" style:list-style-name="L265"/>
    <style:style style:name="P266" style:family="paragraph" style:parent-style-name="Text_20_body" style:list-style-name="L266"/>
    <style:style style:name="P267" style:family="paragraph" style:parent-style-name="Text_20_body" style:list-style-name="L267"/>
    <style:style style:name="P268" style:family="paragraph" style:parent-style-name="Text_20_body" style:list-style-name="L268"/>
    <style:style style:name="P269" style:family="paragraph" style:parent-style-name="Text_20_body" style:list-style-name="L269"/>
    <style:style style:name="P270" style:family="paragraph" style:parent-style-name="Text_20_body" style:list-style-name="L270"/>
    <style:style style:name="P271" style:family="paragraph" style:parent-style-name="Text_20_body" style:list-style-name="L271"/>
    <style:style style:name="P272" style:family="paragraph" style:parent-style-name="Text_20_body" style:list-style-name="L272"/>
    <style:style style:name="P273" style:family="paragraph" style:parent-style-name="Text_20_body" style:list-style-name="L273"/>
    <style:style style:name="P274" style:family="paragraph" style:parent-style-name="Text_20_body" style:list-style-name="L274"/>
    <style:style style:name="P275" style:family="paragraph" style:parent-style-name="Text_20_body" style:list-style-name="L275"/>
    <style:style style:name="P276" style:family="paragraph" style:parent-style-name="Text_20_body" style:list-style-name="L276"/>
    <style:style style:name="P277" style:family="paragraph" style:parent-style-name="Text_20_body" style:list-style-name="L277"/>
    <style:style style:name="P278" style:family="paragraph" style:parent-style-name="Text_20_body" style:list-style-name="L278"/>
    <style:style style:name="P279" style:family="paragraph" style:parent-style-name="Text_20_body" style:list-style-name="L279"/>
    <style:style style:name="P280" style:family="paragraph" style:parent-style-name="Text_20_body" style:list-style-name="L280"/>
    <style:style style:name="P281" style:family="paragraph" style:parent-style-name="Text_20_body" style:list-style-name="L281"/>
    <style:style style:name="P282" style:family="paragraph" style:parent-style-name="Text_20_body" style:list-style-name="L282"/>
    <style:style style:name="P283" style:family="paragraph" style:parent-style-name="Text_20_body" style:list-style-name="L283"/>
    <style:style style:name="P284" style:family="paragraph" style:parent-style-name="Text_20_body" style:list-style-name="L284"/>
    <style:style style:name="P285" style:family="paragraph" style:parent-style-name="Text_20_body">
      <style:paragraph-properties fo:margin-top="0in" fo:margin-bottom="0in"/>
    </style:style>
    <style:style style:name="P286" style:family="paragraph" style:parent-style-name="Text_20_body" style:list-style-name="L1">
      <style:paragraph-properties fo:margin-top="0in" fo:margin-bottom="0in"/>
    </style:style>
    <style:style style:name="P287" style:family="paragraph" style:parent-style-name="Text_20_body" style:list-style-name="L2">
      <style:paragraph-properties fo:margin-top="0in" fo:margin-bottom="0in"/>
    </style:style>
    <style:style style:name="P288" style:family="paragraph" style:parent-style-name="Text_20_body" style:list-style-name="L3">
      <style:paragraph-properties fo:margin-top="0in" fo:margin-bottom="0in"/>
    </style:style>
    <style:style style:name="P289" style:family="paragraph" style:parent-style-name="Text_20_body" style:list-style-name="L4">
      <style:paragraph-properties fo:margin-top="0in" fo:margin-bottom="0in"/>
    </style:style>
    <style:style style:name="P290" style:family="paragraph" style:parent-style-name="Text_20_body" style:list-style-name="L5">
      <style:paragraph-properties fo:margin-top="0in" fo:margin-bottom="0in"/>
    </style:style>
    <style:style style:name="P291" style:family="paragraph" style:parent-style-name="Text_20_body" style:list-style-name="L6">
      <style:paragraph-properties fo:margin-top="0in" fo:margin-bottom="0in"/>
    </style:style>
    <style:style style:name="P292" style:family="paragraph" style:parent-style-name="Text_20_body" style:list-style-name="L7">
      <style:paragraph-properties fo:margin-top="0in" fo:margin-bottom="0in"/>
    </style:style>
    <style:style style:name="P293" style:family="paragraph" style:parent-style-name="Text_20_body" style:list-style-name="L8">
      <style:paragraph-properties fo:margin-top="0in" fo:margin-bottom="0in"/>
    </style:style>
    <style:style style:name="P294" style:family="paragraph" style:parent-style-name="Text_20_body" style:list-style-name="L9">
      <style:paragraph-properties fo:margin-top="0in" fo:margin-bottom="0in"/>
    </style:style>
    <style:style style:name="P295" style:family="paragraph" style:parent-style-name="Text_20_body" style:list-style-name="L10">
      <style:paragraph-properties fo:margin-top="0in" fo:margin-bottom="0in"/>
    </style:style>
    <style:style style:name="P296" style:family="paragraph" style:parent-style-name="Text_20_body" style:list-style-name="L11">
      <style:paragraph-properties fo:margin-top="0in" fo:margin-bottom="0in"/>
    </style:style>
    <style:style style:name="P297" style:family="paragraph" style:parent-style-name="Text_20_body" style:list-style-name="L12">
      <style:paragraph-properties fo:margin-top="0in" fo:margin-bottom="0in"/>
    </style:style>
    <style:style style:name="P298" style:family="paragraph" style:parent-style-name="Text_20_body" style:list-style-name="L13">
      <style:paragraph-properties fo:margin-top="0in" fo:margin-bottom="0in"/>
    </style:style>
    <style:style style:name="P299" style:family="paragraph" style:parent-style-name="Text_20_body" style:list-style-name="L14">
      <style:paragraph-properties fo:margin-top="0in" fo:margin-bottom="0in"/>
    </style:style>
    <style:style style:name="P300" style:family="paragraph" style:parent-style-name="Text_20_body" style:list-style-name="L15">
      <style:paragraph-properties fo:margin-top="0in" fo:margin-bottom="0in"/>
    </style:style>
    <style:style style:name="P301" style:family="paragraph" style:parent-style-name="Text_20_body" style:list-style-name="L16">
      <style:paragraph-properties fo:margin-top="0in" fo:margin-bottom="0in"/>
    </style:style>
    <style:style style:name="P302" style:family="paragraph" style:parent-style-name="Text_20_body" style:list-style-name="L17">
      <style:paragraph-properties fo:margin-top="0in" fo:margin-bottom="0in"/>
    </style:style>
    <style:style style:name="P303" style:family="paragraph" style:parent-style-name="Text_20_body" style:list-style-name="L18">
      <style:paragraph-properties fo:margin-top="0in" fo:margin-bottom="0in"/>
    </style:style>
    <style:style style:name="P304" style:family="paragraph" style:parent-style-name="Text_20_body" style:list-style-name="L19">
      <style:paragraph-properties fo:margin-top="0in" fo:margin-bottom="0in"/>
    </style:style>
    <style:style style:name="P305" style:family="paragraph" style:parent-style-name="Text_20_body" style:list-style-name="L20">
      <style:paragraph-properties fo:margin-top="0in" fo:margin-bottom="0in"/>
    </style:style>
    <style:style style:name="P306" style:family="paragraph" style:parent-style-name="Text_20_body" style:list-style-name="L21">
      <style:paragraph-properties fo:margin-top="0in" fo:margin-bottom="0in"/>
    </style:style>
    <style:style style:name="P307" style:family="paragraph" style:parent-style-name="Text_20_body" style:list-style-name="L22">
      <style:paragraph-properties fo:margin-top="0in" fo:margin-bottom="0in"/>
    </style:style>
    <style:style style:name="P308" style:family="paragraph" style:parent-style-name="Text_20_body" style:list-style-name="L23">
      <style:paragraph-properties fo:margin-top="0in" fo:margin-bottom="0in"/>
    </style:style>
    <style:style style:name="P309" style:family="paragraph" style:parent-style-name="Text_20_body" style:list-style-name="L24">
      <style:paragraph-properties fo:margin-top="0in" fo:margin-bottom="0in"/>
    </style:style>
    <style:style style:name="P310" style:family="paragraph" style:parent-style-name="Text_20_body" style:list-style-name="L25">
      <style:paragraph-properties fo:margin-top="0in" fo:margin-bottom="0in"/>
    </style:style>
    <style:style style:name="P311" style:family="paragraph" style:parent-style-name="Text_20_body" style:list-style-name="L26">
      <style:paragraph-properties fo:margin-top="0in" fo:margin-bottom="0in"/>
    </style:style>
    <style:style style:name="P312" style:family="paragraph" style:parent-style-name="Text_20_body" style:list-style-name="L27">
      <style:paragraph-properties fo:margin-top="0in" fo:margin-bottom="0in"/>
    </style:style>
    <style:style style:name="P313" style:family="paragraph" style:parent-style-name="Text_20_body" style:list-style-name="L28">
      <style:paragraph-properties fo:margin-top="0in" fo:margin-bottom="0in"/>
    </style:style>
    <style:style style:name="P314" style:family="paragraph" style:parent-style-name="Text_20_body" style:list-style-name="L29">
      <style:paragraph-properties fo:margin-top="0in" fo:margin-bottom="0in"/>
    </style:style>
    <style:style style:name="P315" style:family="paragraph" style:parent-style-name="Text_20_body" style:list-style-name="L30">
      <style:paragraph-properties fo:margin-top="0in" fo:margin-bottom="0in"/>
    </style:style>
    <style:style style:name="P316" style:family="paragraph" style:parent-style-name="Text_20_body" style:list-style-name="L31">
      <style:paragraph-properties fo:margin-top="0in" fo:margin-bottom="0in"/>
    </style:style>
    <style:style style:name="P317" style:family="paragraph" style:parent-style-name="Text_20_body" style:list-style-name="L32">
      <style:paragraph-properties fo:margin-top="0in" fo:margin-bottom="0in"/>
    </style:style>
    <style:style style:name="P318" style:family="paragraph" style:parent-style-name="Text_20_body" style:list-style-name="L33">
      <style:paragraph-properties fo:margin-top="0in" fo:margin-bottom="0in"/>
    </style:style>
    <style:style style:name="P319" style:family="paragraph" style:parent-style-name="Text_20_body" style:list-style-name="L34">
      <style:paragraph-properties fo:margin-top="0in" fo:margin-bottom="0in"/>
    </style:style>
    <style:style style:name="P320" style:family="paragraph" style:parent-style-name="Text_20_body" style:list-style-name="L35">
      <style:paragraph-properties fo:margin-top="0in" fo:margin-bottom="0in"/>
    </style:style>
    <style:style style:name="P321" style:family="paragraph" style:parent-style-name="Text_20_body" style:list-style-name="L36">
      <style:paragraph-properties fo:margin-top="0in" fo:margin-bottom="0in"/>
    </style:style>
    <style:style style:name="P322" style:family="paragraph" style:parent-style-name="Text_20_body" style:list-style-name="L37">
      <style:paragraph-properties fo:margin-top="0in" fo:margin-bottom="0in"/>
    </style:style>
    <style:style style:name="P323" style:family="paragraph" style:parent-style-name="Text_20_body" style:list-style-name="L38">
      <style:paragraph-properties fo:margin-top="0in" fo:margin-bottom="0in"/>
    </style:style>
    <style:style style:name="P324" style:family="paragraph" style:parent-style-name="Text_20_body" style:list-style-name="L39">
      <style:paragraph-properties fo:margin-top="0in" fo:margin-bottom="0in"/>
    </style:style>
    <style:style style:name="P325" style:family="paragraph" style:parent-style-name="Text_20_body" style:list-style-name="L40">
      <style:paragraph-properties fo:margin-top="0in" fo:margin-bottom="0in"/>
    </style:style>
    <style:style style:name="P326" style:family="paragraph" style:parent-style-name="Text_20_body" style:list-style-name="L41">
      <style:paragraph-properties fo:margin-top="0in" fo:margin-bottom="0in"/>
    </style:style>
    <style:style style:name="P327" style:family="paragraph" style:parent-style-name="Text_20_body" style:list-style-name="L42">
      <style:paragraph-properties fo:margin-top="0in" fo:margin-bottom="0in"/>
    </style:style>
    <style:style style:name="P328" style:family="paragraph" style:parent-style-name="Text_20_body" style:list-style-name="L43">
      <style:paragraph-properties fo:margin-top="0in" fo:margin-bottom="0in"/>
    </style:style>
    <style:style style:name="P329" style:family="paragraph" style:parent-style-name="Text_20_body" style:list-style-name="L44">
      <style:paragraph-properties fo:margin-top="0in" fo:margin-bottom="0in"/>
    </style:style>
    <style:style style:name="P330" style:family="paragraph" style:parent-style-name="Text_20_body" style:list-style-name="L45">
      <style:paragraph-properties fo:margin-top="0in" fo:margin-bottom="0in"/>
    </style:style>
    <style:style style:name="P331" style:family="paragraph" style:parent-style-name="Text_20_body" style:list-style-name="L46">
      <style:paragraph-properties fo:margin-top="0in" fo:margin-bottom="0in"/>
    </style:style>
    <style:style style:name="P332" style:family="paragraph" style:parent-style-name="Text_20_body" style:list-style-name="L47">
      <style:paragraph-properties fo:margin-top="0in" fo:margin-bottom="0in"/>
    </style:style>
    <style:style style:name="P333" style:family="paragraph" style:parent-style-name="Text_20_body" style:list-style-name="L48">
      <style:paragraph-properties fo:margin-top="0in" fo:margin-bottom="0in"/>
    </style:style>
    <style:style style:name="P334" style:family="paragraph" style:parent-style-name="Text_20_body" style:list-style-name="L49">
      <style:paragraph-properties fo:margin-top="0in" fo:margin-bottom="0in"/>
    </style:style>
    <style:style style:name="P335" style:family="paragraph" style:parent-style-name="Text_20_body" style:list-style-name="L50">
      <style:paragraph-properties fo:margin-top="0in" fo:margin-bottom="0in"/>
    </style:style>
    <style:style style:name="P336" style:family="paragraph" style:parent-style-name="Text_20_body" style:list-style-name="L51">
      <style:paragraph-properties fo:margin-top="0in" fo:margin-bottom="0in"/>
    </style:style>
    <style:style style:name="P337" style:family="paragraph" style:parent-style-name="Text_20_body" style:list-style-name="L52">
      <style:paragraph-properties fo:margin-top="0in" fo:margin-bottom="0in"/>
    </style:style>
    <style:style style:name="P338" style:family="paragraph" style:parent-style-name="Text_20_body" style:list-style-name="L53">
      <style:paragraph-properties fo:margin-top="0in" fo:margin-bottom="0in"/>
    </style:style>
    <style:style style:name="P339" style:family="paragraph" style:parent-style-name="Text_20_body" style:list-style-name="L54">
      <style:paragraph-properties fo:margin-top="0in" fo:margin-bottom="0in"/>
    </style:style>
    <style:style style:name="P340" style:family="paragraph" style:parent-style-name="Text_20_body" style:list-style-name="L55">
      <style:paragraph-properties fo:margin-top="0in" fo:margin-bottom="0in"/>
    </style:style>
    <style:style style:name="P341" style:family="paragraph" style:parent-style-name="Text_20_body" style:list-style-name="L56">
      <style:paragraph-properties fo:margin-top="0in" fo:margin-bottom="0in"/>
    </style:style>
    <style:style style:name="P342" style:family="paragraph" style:parent-style-name="Text_20_body" style:list-style-name="L57">
      <style:paragraph-properties fo:margin-top="0in" fo:margin-bottom="0in"/>
    </style:style>
    <style:style style:name="P343" style:family="paragraph" style:parent-style-name="Text_20_body" style:list-style-name="L58">
      <style:paragraph-properties fo:margin-top="0in" fo:margin-bottom="0in"/>
    </style:style>
    <style:style style:name="P344" style:family="paragraph" style:parent-style-name="Text_20_body" style:list-style-name="L59">
      <style:paragraph-properties fo:margin-top="0in" fo:margin-bottom="0in"/>
    </style:style>
    <style:style style:name="P345" style:family="paragraph" style:parent-style-name="Text_20_body" style:list-style-name="L60">
      <style:paragraph-properties fo:margin-top="0in" fo:margin-bottom="0in"/>
    </style:style>
    <style:style style:name="P346" style:family="paragraph" style:parent-style-name="Text_20_body" style:list-style-name="L61">
      <style:paragraph-properties fo:margin-top="0in" fo:margin-bottom="0in"/>
    </style:style>
    <style:style style:name="P347" style:family="paragraph" style:parent-style-name="Text_20_body" style:list-style-name="L62">
      <style:paragraph-properties fo:margin-top="0in" fo:margin-bottom="0in"/>
    </style:style>
    <style:style style:name="P348" style:family="paragraph" style:parent-style-name="Text_20_body" style:list-style-name="L63">
      <style:paragraph-properties fo:margin-top="0in" fo:margin-bottom="0in"/>
    </style:style>
    <style:style style:name="P349" style:family="paragraph" style:parent-style-name="Text_20_body" style:list-style-name="L64">
      <style:paragraph-properties fo:margin-top="0in" fo:margin-bottom="0in"/>
    </style:style>
    <style:style style:name="P350" style:family="paragraph" style:parent-style-name="Text_20_body" style:list-style-name="L65">
      <style:paragraph-properties fo:margin-top="0in" fo:margin-bottom="0in"/>
    </style:style>
    <style:style style:name="P351" style:family="paragraph" style:parent-style-name="Text_20_body" style:list-style-name="L66">
      <style:paragraph-properties fo:margin-top="0in" fo:margin-bottom="0in"/>
    </style:style>
    <style:style style:name="P352" style:family="paragraph" style:parent-style-name="Text_20_body" style:list-style-name="L67">
      <style:paragraph-properties fo:margin-top="0in" fo:margin-bottom="0in"/>
    </style:style>
    <style:style style:name="P353" style:family="paragraph" style:parent-style-name="Text_20_body" style:list-style-name="L68">
      <style:paragraph-properties fo:margin-top="0in" fo:margin-bottom="0in"/>
    </style:style>
    <style:style style:name="P354" style:family="paragraph" style:parent-style-name="Text_20_body" style:list-style-name="L69">
      <style:paragraph-properties fo:margin-top="0in" fo:margin-bottom="0in"/>
    </style:style>
    <style:style style:name="P355" style:family="paragraph" style:parent-style-name="Text_20_body" style:list-style-name="L70">
      <style:paragraph-properties fo:margin-top="0in" fo:margin-bottom="0in"/>
    </style:style>
    <style:style style:name="P356" style:family="paragraph" style:parent-style-name="Text_20_body" style:list-style-name="L71">
      <style:paragraph-properties fo:margin-top="0in" fo:margin-bottom="0in"/>
    </style:style>
    <style:style style:name="P357" style:family="paragraph" style:parent-style-name="Text_20_body" style:list-style-name="L72">
      <style:paragraph-properties fo:margin-top="0in" fo:margin-bottom="0in"/>
    </style:style>
    <style:style style:name="P358" style:family="paragraph" style:parent-style-name="Text_20_body" style:list-style-name="L73">
      <style:paragraph-properties fo:margin-top="0in" fo:margin-bottom="0in"/>
    </style:style>
    <style:style style:name="P359" style:family="paragraph" style:parent-style-name="Text_20_body" style:list-style-name="L74">
      <style:paragraph-properties fo:margin-top="0in" fo:margin-bottom="0in"/>
    </style:style>
    <style:style style:name="P360" style:family="paragraph" style:parent-style-name="Text_20_body" style:list-style-name="L75">
      <style:paragraph-properties fo:margin-top="0in" fo:margin-bottom="0in"/>
    </style:style>
    <style:style style:name="P361" style:family="paragraph" style:parent-style-name="Text_20_body" style:list-style-name="L76">
      <style:paragraph-properties fo:margin-top="0in" fo:margin-bottom="0in"/>
    </style:style>
    <style:style style:name="P362" style:family="paragraph" style:parent-style-name="Text_20_body" style:list-style-name="L77">
      <style:paragraph-properties fo:margin-top="0in" fo:margin-bottom="0in"/>
    </style:style>
    <style:style style:name="P363" style:family="paragraph" style:parent-style-name="Text_20_body" style:list-style-name="L79">
      <style:paragraph-properties fo:margin-top="0in" fo:margin-bottom="0in"/>
    </style:style>
    <style:style style:name="P364" style:family="paragraph" style:parent-style-name="Text_20_body" style:list-style-name="L80">
      <style:paragraph-properties fo:margin-top="0in" fo:margin-bottom="0in"/>
    </style:style>
    <style:style style:name="P365" style:family="paragraph" style:parent-style-name="Text_20_body" style:list-style-name="L82">
      <style:paragraph-properties fo:margin-top="0in" fo:margin-bottom="0in"/>
    </style:style>
    <style:style style:name="P366" style:family="paragraph" style:parent-style-name="Text_20_body" style:list-style-name="L83">
      <style:paragraph-properties fo:margin-top="0in" fo:margin-bottom="0in"/>
    </style:style>
    <style:style style:name="P367" style:family="paragraph" style:parent-style-name="Text_20_body" style:list-style-name="L84">
      <style:paragraph-properties fo:margin-top="0in" fo:margin-bottom="0in"/>
    </style:style>
    <style:style style:name="P368" style:family="paragraph" style:parent-style-name="Text_20_body" style:list-style-name="L85">
      <style:paragraph-properties fo:margin-top="0in" fo:margin-bottom="0in"/>
    </style:style>
    <style:style style:name="P369" style:family="paragraph" style:parent-style-name="Text_20_body" style:list-style-name="L86">
      <style:paragraph-properties fo:margin-top="0in" fo:margin-bottom="0in"/>
    </style:style>
    <style:style style:name="P370" style:family="paragraph" style:parent-style-name="Text_20_body" style:list-style-name="L87">
      <style:paragraph-properties fo:margin-top="0in" fo:margin-bottom="0in"/>
    </style:style>
    <style:style style:name="P371" style:family="paragraph" style:parent-style-name="Text_20_body" style:list-style-name="L88">
      <style:paragraph-properties fo:margin-top="0in" fo:margin-bottom="0in"/>
    </style:style>
    <style:style style:name="P372" style:family="paragraph" style:parent-style-name="Text_20_body" style:list-style-name="L89">
      <style:paragraph-properties fo:margin-top="0in" fo:margin-bottom="0in"/>
    </style:style>
    <style:style style:name="P373" style:family="paragraph" style:parent-style-name="Text_20_body" style:list-style-name="L90">
      <style:paragraph-properties fo:margin-top="0in" fo:margin-bottom="0in"/>
    </style:style>
    <style:style style:name="P374" style:family="paragraph" style:parent-style-name="Text_20_body" style:list-style-name="L91">
      <style:paragraph-properties fo:margin-top="0in" fo:margin-bottom="0in"/>
    </style:style>
    <style:style style:name="P375" style:family="paragraph" style:parent-style-name="Text_20_body" style:list-style-name="L92">
      <style:paragraph-properties fo:margin-top="0in" fo:margin-bottom="0in"/>
    </style:style>
    <style:style style:name="P376" style:family="paragraph" style:parent-style-name="Text_20_body" style:list-style-name="L93">
      <style:paragraph-properties fo:margin-top="0in" fo:margin-bottom="0in"/>
    </style:style>
    <style:style style:name="P377" style:family="paragraph" style:parent-style-name="Text_20_body" style:list-style-name="L94">
      <style:paragraph-properties fo:margin-top="0in" fo:margin-bottom="0in"/>
    </style:style>
    <style:style style:name="P378" style:family="paragraph" style:parent-style-name="Text_20_body" style:list-style-name="L95">
      <style:paragraph-properties fo:margin-top="0in" fo:margin-bottom="0in"/>
    </style:style>
    <style:style style:name="P379" style:family="paragraph" style:parent-style-name="Text_20_body" style:list-style-name="L96">
      <style:paragraph-properties fo:margin-top="0in" fo:margin-bottom="0in"/>
    </style:style>
    <style:style style:name="P380" style:family="paragraph" style:parent-style-name="Text_20_body" style:list-style-name="L97">
      <style:paragraph-properties fo:margin-top="0in" fo:margin-bottom="0in"/>
    </style:style>
    <style:style style:name="P381" style:family="paragraph" style:parent-style-name="Text_20_body" style:list-style-name="L98">
      <style:paragraph-properties fo:margin-top="0in" fo:margin-bottom="0in"/>
    </style:style>
    <style:style style:name="P382" style:family="paragraph" style:parent-style-name="Text_20_body" style:list-style-name="L99">
      <style:paragraph-properties fo:margin-top="0in" fo:margin-bottom="0in"/>
    </style:style>
    <style:style style:name="P383" style:family="paragraph" style:parent-style-name="Text_20_body" style:list-style-name="L100">
      <style:paragraph-properties fo:margin-top="0in" fo:margin-bottom="0in"/>
    </style:style>
    <style:style style:name="P384" style:family="paragraph" style:parent-style-name="Text_20_body" style:list-style-name="L101">
      <style:paragraph-properties fo:margin-top="0in" fo:margin-bottom="0in"/>
    </style:style>
    <style:style style:name="P385" style:family="paragraph" style:parent-style-name="Text_20_body" style:list-style-name="L102">
      <style:paragraph-properties fo:margin-top="0in" fo:margin-bottom="0in"/>
    </style:style>
    <style:style style:name="P386" style:family="paragraph" style:parent-style-name="Text_20_body" style:list-style-name="L103">
      <style:paragraph-properties fo:margin-top="0in" fo:margin-bottom="0in"/>
    </style:style>
    <style:style style:name="P387" style:family="paragraph" style:parent-style-name="Text_20_body" style:list-style-name="L104">
      <style:paragraph-properties fo:margin-top="0in" fo:margin-bottom="0in"/>
    </style:style>
    <style:style style:name="P388" style:family="paragraph" style:parent-style-name="Text_20_body" style:list-style-name="L105">
      <style:paragraph-properties fo:margin-top="0in" fo:margin-bottom="0in"/>
    </style:style>
    <style:style style:name="P389" style:family="paragraph" style:parent-style-name="Text_20_body" style:list-style-name="L106">
      <style:paragraph-properties fo:margin-top="0in" fo:margin-bottom="0in"/>
    </style:style>
    <style:style style:name="P390" style:family="paragraph" style:parent-style-name="Text_20_body" style:list-style-name="L107">
      <style:paragraph-properties fo:margin-top="0in" fo:margin-bottom="0in"/>
    </style:style>
    <style:style style:name="P391" style:family="paragraph" style:parent-style-name="Text_20_body" style:list-style-name="L108">
      <style:paragraph-properties fo:margin-top="0in" fo:margin-bottom="0in"/>
    </style:style>
    <style:style style:name="P392" style:family="paragraph" style:parent-style-name="Text_20_body" style:list-style-name="L109">
      <style:paragraph-properties fo:margin-top="0in" fo:margin-bottom="0in"/>
    </style:style>
    <style:style style:name="P393" style:family="paragraph" style:parent-style-name="Text_20_body" style:list-style-name="L110">
      <style:paragraph-properties fo:margin-top="0in" fo:margin-bottom="0in"/>
    </style:style>
    <style:style style:name="P394" style:family="paragraph" style:parent-style-name="Text_20_body" style:list-style-name="L111">
      <style:paragraph-properties fo:margin-top="0in" fo:margin-bottom="0in"/>
    </style:style>
    <style:style style:name="P395" style:family="paragraph" style:parent-style-name="Text_20_body" style:list-style-name="L113">
      <style:paragraph-properties fo:margin-top="0in" fo:margin-bottom="0in"/>
    </style:style>
    <style:style style:name="P396" style:family="paragraph" style:parent-style-name="Text_20_body" style:list-style-name="L114">
      <style:paragraph-properties fo:margin-top="0in" fo:margin-bottom="0in"/>
    </style:style>
    <style:style style:name="P397" style:family="paragraph" style:parent-style-name="Text_20_body" style:list-style-name="L115">
      <style:paragraph-properties fo:margin-top="0in" fo:margin-bottom="0in"/>
    </style:style>
    <style:style style:name="P398" style:family="paragraph" style:parent-style-name="Text_20_body" style:list-style-name="L116">
      <style:paragraph-properties fo:margin-top="0in" fo:margin-bottom="0in"/>
    </style:style>
    <style:style style:name="P399" style:family="paragraph" style:parent-style-name="Text_20_body" style:list-style-name="L117">
      <style:paragraph-properties fo:margin-top="0in" fo:margin-bottom="0in"/>
    </style:style>
    <style:style style:name="P400" style:family="paragraph" style:parent-style-name="Text_20_body" style:list-style-name="L118">
      <style:paragraph-properties fo:margin-top="0in" fo:margin-bottom="0in"/>
    </style:style>
    <style:style style:name="P401" style:family="paragraph" style:parent-style-name="Text_20_body" style:list-style-name="L120">
      <style:paragraph-properties fo:margin-top="0in" fo:margin-bottom="0in"/>
    </style:style>
    <style:style style:name="P402" style:family="paragraph" style:parent-style-name="Text_20_body" style:list-style-name="L121">
      <style:paragraph-properties fo:margin-top="0in" fo:margin-bottom="0in"/>
    </style:style>
    <style:style style:name="P403" style:family="paragraph" style:parent-style-name="Text_20_body" style:list-style-name="L122">
      <style:paragraph-properties fo:margin-top="0in" fo:margin-bottom="0in"/>
    </style:style>
    <style:style style:name="P404" style:family="paragraph" style:parent-style-name="Text_20_body" style:list-style-name="L123">
      <style:paragraph-properties fo:margin-top="0in" fo:margin-bottom="0in"/>
    </style:style>
    <style:style style:name="P405" style:family="paragraph" style:parent-style-name="Text_20_body" style:list-style-name="L124">
      <style:paragraph-properties fo:margin-top="0in" fo:margin-bottom="0in"/>
    </style:style>
    <style:style style:name="P406" style:family="paragraph" style:parent-style-name="Text_20_body" style:list-style-name="L125">
      <style:paragraph-properties fo:margin-top="0in" fo:margin-bottom="0in"/>
    </style:style>
    <style:style style:name="P407" style:family="paragraph" style:parent-style-name="Text_20_body" style:list-style-name="L126">
      <style:paragraph-properties fo:margin-top="0in" fo:margin-bottom="0in"/>
    </style:style>
    <style:style style:name="P408" style:family="paragraph" style:parent-style-name="Text_20_body" style:list-style-name="L127">
      <style:paragraph-properties fo:margin-top="0in" fo:margin-bottom="0in"/>
    </style:style>
    <style:style style:name="P409" style:family="paragraph" style:parent-style-name="Text_20_body" style:list-style-name="L128">
      <style:paragraph-properties fo:margin-top="0in" fo:margin-bottom="0in"/>
    </style:style>
    <style:style style:name="P410" style:family="paragraph" style:parent-style-name="Text_20_body" style:list-style-name="L129">
      <style:paragraph-properties fo:margin-top="0in" fo:margin-bottom="0in"/>
    </style:style>
    <style:style style:name="P411" style:family="paragraph" style:parent-style-name="Text_20_body" style:list-style-name="L130">
      <style:paragraph-properties fo:margin-top="0in" fo:margin-bottom="0in"/>
    </style:style>
    <style:style style:name="P412" style:family="paragraph" style:parent-style-name="Text_20_body" style:list-style-name="L131">
      <style:paragraph-properties fo:margin-top="0in" fo:margin-bottom="0in"/>
    </style:style>
    <style:style style:name="P413" style:family="paragraph" style:parent-style-name="Text_20_body" style:list-style-name="L132">
      <style:paragraph-properties fo:margin-top="0in" fo:margin-bottom="0in"/>
    </style:style>
    <style:style style:name="P414" style:family="paragraph" style:parent-style-name="Text_20_body" style:list-style-name="L133">
      <style:paragraph-properties fo:margin-top="0in" fo:margin-bottom="0in"/>
    </style:style>
    <style:style style:name="P415" style:family="paragraph" style:parent-style-name="Text_20_body" style:list-style-name="L134">
      <style:paragraph-properties fo:margin-top="0in" fo:margin-bottom="0in"/>
    </style:style>
    <style:style style:name="P416" style:family="paragraph" style:parent-style-name="Text_20_body" style:list-style-name="L135">
      <style:paragraph-properties fo:margin-top="0in" fo:margin-bottom="0in"/>
    </style:style>
    <style:style style:name="P417" style:family="paragraph" style:parent-style-name="Text_20_body" style:list-style-name="L136">
      <style:paragraph-properties fo:margin-top="0in" fo:margin-bottom="0in"/>
    </style:style>
    <style:style style:name="P418" style:family="paragraph" style:parent-style-name="Text_20_body" style:list-style-name="L137">
      <style:paragraph-properties fo:margin-top="0in" fo:margin-bottom="0in"/>
    </style:style>
    <style:style style:name="P419" style:family="paragraph" style:parent-style-name="Text_20_body" style:list-style-name="L138">
      <style:paragraph-properties fo:margin-top="0in" fo:margin-bottom="0in"/>
    </style:style>
    <style:style style:name="P420" style:family="paragraph" style:parent-style-name="Text_20_body" style:list-style-name="L139">
      <style:paragraph-properties fo:margin-top="0in" fo:margin-bottom="0in"/>
    </style:style>
    <style:style style:name="P421" style:family="paragraph" style:parent-style-name="Text_20_body" style:list-style-name="L140">
      <style:paragraph-properties fo:margin-top="0in" fo:margin-bottom="0in"/>
    </style:style>
    <style:style style:name="P422" style:family="paragraph" style:parent-style-name="Text_20_body" style:list-style-name="L141">
      <style:paragraph-properties fo:margin-top="0in" fo:margin-bottom="0in"/>
    </style:style>
    <style:style style:name="P423" style:family="paragraph" style:parent-style-name="Text_20_body" style:list-style-name="L142">
      <style:paragraph-properties fo:margin-top="0in" fo:margin-bottom="0in"/>
    </style:style>
    <style:style style:name="P424" style:family="paragraph" style:parent-style-name="Text_20_body" style:list-style-name="L143">
      <style:paragraph-properties fo:margin-top="0in" fo:margin-bottom="0in"/>
    </style:style>
    <style:style style:name="P425" style:family="paragraph" style:parent-style-name="Text_20_body" style:list-style-name="L145">
      <style:paragraph-properties fo:margin-top="0in" fo:margin-bottom="0in"/>
    </style:style>
    <style:style style:name="P426" style:family="paragraph" style:parent-style-name="Text_20_body" style:list-style-name="L146">
      <style:paragraph-properties fo:margin-top="0in" fo:margin-bottom="0in"/>
    </style:style>
    <style:style style:name="P427" style:family="paragraph" style:parent-style-name="Text_20_body" style:list-style-name="L147">
      <style:paragraph-properties fo:margin-top="0in" fo:margin-bottom="0in"/>
    </style:style>
    <style:style style:name="P428" style:family="paragraph" style:parent-style-name="Text_20_body" style:list-style-name="L148">
      <style:paragraph-properties fo:margin-top="0in" fo:margin-bottom="0in"/>
    </style:style>
    <style:style style:name="P429" style:family="paragraph" style:parent-style-name="Text_20_body" style:list-style-name="L149">
      <style:paragraph-properties fo:margin-top="0in" fo:margin-bottom="0in"/>
    </style:style>
    <style:style style:name="P430" style:family="paragraph" style:parent-style-name="Text_20_body" style:list-style-name="L150">
      <style:paragraph-properties fo:margin-top="0in" fo:margin-bottom="0in"/>
    </style:style>
    <style:style style:name="P431" style:family="paragraph" style:parent-style-name="Text_20_body" style:list-style-name="L151">
      <style:paragraph-properties fo:margin-top="0in" fo:margin-bottom="0in"/>
    </style:style>
    <style:style style:name="P432" style:family="paragraph" style:parent-style-name="Text_20_body" style:list-style-name="L152">
      <style:paragraph-properties fo:margin-top="0in" fo:margin-bottom="0in"/>
    </style:style>
    <style:style style:name="P433" style:family="paragraph" style:parent-style-name="Text_20_body" style:list-style-name="L153">
      <style:paragraph-properties fo:margin-top="0in" fo:margin-bottom="0in"/>
    </style:style>
    <style:style style:name="P434" style:family="paragraph" style:parent-style-name="Text_20_body" style:list-style-name="L154">
      <style:paragraph-properties fo:margin-top="0in" fo:margin-bottom="0in"/>
    </style:style>
    <style:style style:name="P435" style:family="paragraph" style:parent-style-name="Text_20_body" style:list-style-name="L155">
      <style:paragraph-properties fo:margin-top="0in" fo:margin-bottom="0in"/>
    </style:style>
    <style:style style:name="P436" style:family="paragraph" style:parent-style-name="Text_20_body" style:list-style-name="L156">
      <style:paragraph-properties fo:margin-top="0in" fo:margin-bottom="0in"/>
    </style:style>
    <style:style style:name="P437" style:family="paragraph" style:parent-style-name="Text_20_body" style:list-style-name="L157">
      <style:paragraph-properties fo:margin-top="0in" fo:margin-bottom="0in"/>
    </style:style>
    <style:style style:name="P438" style:family="paragraph" style:parent-style-name="Text_20_body" style:list-style-name="L159">
      <style:paragraph-properties fo:margin-top="0in" fo:margin-bottom="0in"/>
    </style:style>
    <style:style style:name="P439" style:family="paragraph" style:parent-style-name="Text_20_body" style:list-style-name="L160">
      <style:paragraph-properties fo:margin-top="0in" fo:margin-bottom="0in"/>
    </style:style>
    <style:style style:name="P440" style:family="paragraph" style:parent-style-name="Text_20_body" style:list-style-name="L161">
      <style:paragraph-properties fo:margin-top="0in" fo:margin-bottom="0in"/>
    </style:style>
    <style:style style:name="P441" style:family="paragraph" style:parent-style-name="Text_20_body" style:list-style-name="L162">
      <style:paragraph-properties fo:margin-top="0in" fo:margin-bottom="0in"/>
    </style:style>
    <style:style style:name="P442" style:family="paragraph" style:parent-style-name="Text_20_body" style:list-style-name="L163">
      <style:paragraph-properties fo:margin-top="0in" fo:margin-bottom="0in"/>
    </style:style>
    <style:style style:name="P443" style:family="paragraph" style:parent-style-name="Text_20_body" style:list-style-name="L165">
      <style:paragraph-properties fo:margin-top="0in" fo:margin-bottom="0in"/>
    </style:style>
    <style:style style:name="P444" style:family="paragraph" style:parent-style-name="Text_20_body" style:list-style-name="L166">
      <style:paragraph-properties fo:margin-top="0in" fo:margin-bottom="0in"/>
    </style:style>
    <style:style style:name="P445" style:family="paragraph" style:parent-style-name="Text_20_body" style:list-style-name="L167">
      <style:paragraph-properties fo:margin-top="0in" fo:margin-bottom="0in"/>
    </style:style>
    <style:style style:name="P446" style:family="paragraph" style:parent-style-name="Text_20_body" style:list-style-name="L169">
      <style:paragraph-properties fo:margin-top="0in" fo:margin-bottom="0in"/>
    </style:style>
    <style:style style:name="P447" style:family="paragraph" style:parent-style-name="Text_20_body" style:list-style-name="L170">
      <style:paragraph-properties fo:margin-top="0in" fo:margin-bottom="0in"/>
    </style:style>
    <style:style style:name="P448" style:family="paragraph" style:parent-style-name="Text_20_body" style:list-style-name="L171">
      <style:paragraph-properties fo:margin-top="0in" fo:margin-bottom="0in"/>
    </style:style>
    <style:style style:name="P449" style:family="paragraph" style:parent-style-name="Text_20_body" style:list-style-name="L172">
      <style:paragraph-properties fo:margin-top="0in" fo:margin-bottom="0in"/>
    </style:style>
    <style:style style:name="P450" style:family="paragraph" style:parent-style-name="Text_20_body" style:list-style-name="L173">
      <style:paragraph-properties fo:margin-top="0in" fo:margin-bottom="0in"/>
    </style:style>
    <style:style style:name="P451" style:family="paragraph" style:parent-style-name="Text_20_body" style:list-style-name="L174">
      <style:paragraph-properties fo:margin-top="0in" fo:margin-bottom="0in"/>
    </style:style>
    <style:style style:name="P452" style:family="paragraph" style:parent-style-name="Text_20_body" style:list-style-name="L175">
      <style:paragraph-properties fo:margin-top="0in" fo:margin-bottom="0in"/>
    </style:style>
    <style:style style:name="P453" style:family="paragraph" style:parent-style-name="Text_20_body" style:list-style-name="L176">
      <style:paragraph-properties fo:margin-top="0in" fo:margin-bottom="0in"/>
    </style:style>
    <style:style style:name="P454" style:family="paragraph" style:parent-style-name="Text_20_body" style:list-style-name="L177">
      <style:paragraph-properties fo:margin-top="0in" fo:margin-bottom="0in"/>
    </style:style>
    <style:style style:name="P455" style:family="paragraph" style:parent-style-name="Text_20_body" style:list-style-name="L178">
      <style:paragraph-properties fo:margin-top="0in" fo:margin-bottom="0in"/>
    </style:style>
    <style:style style:name="P456" style:family="paragraph" style:parent-style-name="Text_20_body" style:list-style-name="L179">
      <style:paragraph-properties fo:margin-top="0in" fo:margin-bottom="0in"/>
    </style:style>
    <style:style style:name="P457" style:family="paragraph" style:parent-style-name="Text_20_body" style:list-style-name="L180">
      <style:paragraph-properties fo:margin-top="0in" fo:margin-bottom="0in"/>
    </style:style>
    <style:style style:name="P458" style:family="paragraph" style:parent-style-name="Text_20_body" style:list-style-name="L181">
      <style:paragraph-properties fo:margin-top="0in" fo:margin-bottom="0in"/>
    </style:style>
    <style:style style:name="P459" style:family="paragraph" style:parent-style-name="Text_20_body" style:list-style-name="L182">
      <style:paragraph-properties fo:margin-top="0in" fo:margin-bottom="0in"/>
    </style:style>
    <style:style style:name="P460" style:family="paragraph" style:parent-style-name="Text_20_body" style:list-style-name="L183">
      <style:paragraph-properties fo:margin-top="0in" fo:margin-bottom="0in"/>
    </style:style>
    <style:style style:name="P461" style:family="paragraph" style:parent-style-name="Text_20_body" style:list-style-name="L184">
      <style:paragraph-properties fo:margin-top="0in" fo:margin-bottom="0in"/>
    </style:style>
    <style:style style:name="P462" style:family="paragraph" style:parent-style-name="Text_20_body" style:list-style-name="L185">
      <style:paragraph-properties fo:margin-top="0in" fo:margin-bottom="0in"/>
    </style:style>
    <style:style style:name="P463" style:family="paragraph" style:parent-style-name="Text_20_body" style:list-style-name="L186">
      <style:paragraph-properties fo:margin-top="0in" fo:margin-bottom="0in"/>
    </style:style>
    <style:style style:name="P464" style:family="paragraph" style:parent-style-name="Text_20_body" style:list-style-name="L188">
      <style:paragraph-properties fo:margin-top="0in" fo:margin-bottom="0in"/>
    </style:style>
    <style:style style:name="P465" style:family="paragraph" style:parent-style-name="Text_20_body" style:list-style-name="L189">
      <style:paragraph-properties fo:margin-top="0in" fo:margin-bottom="0in"/>
    </style:style>
    <style:style style:name="P466" style:family="paragraph" style:parent-style-name="Text_20_body" style:list-style-name="L190">
      <style:paragraph-properties fo:margin-top="0in" fo:margin-bottom="0in"/>
    </style:style>
    <style:style style:name="P467" style:family="paragraph" style:parent-style-name="Text_20_body" style:list-style-name="L191">
      <style:paragraph-properties fo:margin-top="0in" fo:margin-bottom="0in"/>
    </style:style>
    <style:style style:name="P468" style:family="paragraph" style:parent-style-name="Text_20_body" style:list-style-name="L192">
      <style:paragraph-properties fo:margin-top="0in" fo:margin-bottom="0in"/>
    </style:style>
    <style:style style:name="P469" style:family="paragraph" style:parent-style-name="Text_20_body" style:list-style-name="L193">
      <style:paragraph-properties fo:margin-top="0in" fo:margin-bottom="0in"/>
    </style:style>
    <style:style style:name="P470" style:family="paragraph" style:parent-style-name="Text_20_body" style:list-style-name="L194">
      <style:paragraph-properties fo:margin-top="0in" fo:margin-bottom="0in"/>
    </style:style>
    <style:style style:name="P471" style:family="paragraph" style:parent-style-name="Text_20_body" style:list-style-name="L196">
      <style:paragraph-properties fo:margin-top="0in" fo:margin-bottom="0in"/>
    </style:style>
    <style:style style:name="P472" style:family="paragraph" style:parent-style-name="Text_20_body" style:list-style-name="L197">
      <style:paragraph-properties fo:margin-top="0in" fo:margin-bottom="0in"/>
    </style:style>
    <style:style style:name="P473" style:family="paragraph" style:parent-style-name="Text_20_body" style:list-style-name="L198">
      <style:paragraph-properties fo:margin-top="0in" fo:margin-bottom="0in"/>
    </style:style>
    <style:style style:name="P474" style:family="paragraph" style:parent-style-name="Text_20_body" style:list-style-name="L199">
      <style:paragraph-properties fo:margin-top="0in" fo:margin-bottom="0in"/>
    </style:style>
    <style:style style:name="P475" style:family="paragraph" style:parent-style-name="Text_20_body" style:list-style-name="L200">
      <style:paragraph-properties fo:margin-top="0in" fo:margin-bottom="0in"/>
    </style:style>
    <style:style style:name="P476" style:family="paragraph" style:parent-style-name="Text_20_body" style:list-style-name="L201">
      <style:paragraph-properties fo:margin-top="0in" fo:margin-bottom="0in"/>
    </style:style>
    <style:style style:name="P477" style:family="paragraph" style:parent-style-name="Text_20_body" style:list-style-name="L202">
      <style:paragraph-properties fo:margin-top="0in" fo:margin-bottom="0in"/>
    </style:style>
    <style:style style:name="P478" style:family="paragraph" style:parent-style-name="Text_20_body" style:list-style-name="L203">
      <style:paragraph-properties fo:margin-top="0in" fo:margin-bottom="0in"/>
    </style:style>
    <style:style style:name="P479" style:family="paragraph" style:parent-style-name="Text_20_body" style:list-style-name="L204">
      <style:paragraph-properties fo:margin-top="0in" fo:margin-bottom="0in"/>
    </style:style>
    <style:style style:name="P480" style:family="paragraph" style:parent-style-name="Text_20_body" style:list-style-name="L205">
      <style:paragraph-properties fo:margin-top="0in" fo:margin-bottom="0in"/>
    </style:style>
    <style:style style:name="P481" style:family="paragraph" style:parent-style-name="Text_20_body" style:list-style-name="L206">
      <style:paragraph-properties fo:margin-top="0in" fo:margin-bottom="0in"/>
    </style:style>
    <style:style style:name="P482" style:family="paragraph" style:parent-style-name="Text_20_body" style:list-style-name="L208">
      <style:paragraph-properties fo:margin-top="0in" fo:margin-bottom="0in"/>
    </style:style>
    <style:style style:name="P483" style:family="paragraph" style:parent-style-name="Text_20_body" style:list-style-name="L209">
      <style:paragraph-properties fo:margin-top="0in" fo:margin-bottom="0in"/>
    </style:style>
    <style:style style:name="P484" style:family="paragraph" style:parent-style-name="Text_20_body" style:list-style-name="L210">
      <style:paragraph-properties fo:margin-top="0in" fo:margin-bottom="0in"/>
    </style:style>
    <style:style style:name="P485" style:family="paragraph" style:parent-style-name="Text_20_body" style:list-style-name="L211">
      <style:paragraph-properties fo:margin-top="0in" fo:margin-bottom="0in"/>
    </style:style>
    <style:style style:name="P486" style:family="paragraph" style:parent-style-name="Text_20_body" style:list-style-name="L212">
      <style:paragraph-properties fo:margin-top="0in" fo:margin-bottom="0in"/>
    </style:style>
    <style:style style:name="P487" style:family="paragraph" style:parent-style-name="Text_20_body" style:list-style-name="L214">
      <style:paragraph-properties fo:margin-top="0in" fo:margin-bottom="0in"/>
    </style:style>
    <style:style style:name="P488" style:family="paragraph" style:parent-style-name="Text_20_body" style:list-style-name="L216">
      <style:paragraph-properties fo:margin-top="0in" fo:margin-bottom="0in"/>
    </style:style>
    <style:style style:name="P489" style:family="paragraph" style:parent-style-name="Text_20_body" style:list-style-name="L217">
      <style:paragraph-properties fo:margin-top="0in" fo:margin-bottom="0in"/>
    </style:style>
    <style:style style:name="P490" style:family="paragraph" style:parent-style-name="Text_20_body" style:list-style-name="L221">
      <style:paragraph-properties fo:margin-top="0in" fo:margin-bottom="0in"/>
    </style:style>
    <style:style style:name="P491" style:family="paragraph" style:parent-style-name="Text_20_body" style:list-style-name="L222">
      <style:paragraph-properties fo:margin-top="0in" fo:margin-bottom="0in"/>
    </style:style>
    <style:style style:name="P492" style:family="paragraph" style:parent-style-name="Text_20_body" style:list-style-name="L223">
      <style:paragraph-properties fo:margin-top="0in" fo:margin-bottom="0in"/>
    </style:style>
    <style:style style:name="P493" style:family="paragraph" style:parent-style-name="Text_20_body" style:list-style-name="L227">
      <style:paragraph-properties fo:margin-top="0in" fo:margin-bottom="0in"/>
    </style:style>
    <style:style style:name="P494" style:family="paragraph" style:parent-style-name="Text_20_body" style:list-style-name="L228">
      <style:paragraph-properties fo:margin-top="0in" fo:margin-bottom="0in"/>
    </style:style>
    <style:style style:name="P495" style:family="paragraph" style:parent-style-name="Text_20_body" style:list-style-name="L229">
      <style:paragraph-properties fo:margin-top="0in" fo:margin-bottom="0in"/>
    </style:style>
    <style:style style:name="P496" style:family="paragraph" style:parent-style-name="Text_20_body" style:list-style-name="L230">
      <style:paragraph-properties fo:margin-top="0in" fo:margin-bottom="0in"/>
    </style:style>
    <style:style style:name="P497" style:family="paragraph" style:parent-style-name="Text_20_body" style:list-style-name="L231">
      <style:paragraph-properties fo:margin-top="0in" fo:margin-bottom="0in"/>
    </style:style>
    <style:style style:name="P498" style:family="paragraph" style:parent-style-name="Text_20_body" style:list-style-name="L232">
      <style:paragraph-properties fo:margin-top="0in" fo:margin-bottom="0in"/>
    </style:style>
    <style:style style:name="P499" style:family="paragraph" style:parent-style-name="Text_20_body" style:list-style-name="L233">
      <style:paragraph-properties fo:margin-top="0in" fo:margin-bottom="0in"/>
    </style:style>
    <style:style style:name="P500" style:family="paragraph" style:parent-style-name="Text_20_body" style:list-style-name="L234">
      <style:paragraph-properties fo:margin-top="0in" fo:margin-bottom="0in"/>
    </style:style>
    <style:style style:name="P501" style:family="paragraph" style:parent-style-name="Text_20_body" style:list-style-name="L235">
      <style:paragraph-properties fo:margin-top="0in" fo:margin-bottom="0in"/>
    </style:style>
    <style:style style:name="P502" style:family="paragraph" style:parent-style-name="Text_20_body" style:list-style-name="L236">
      <style:paragraph-properties fo:margin-top="0in" fo:margin-bottom="0in"/>
    </style:style>
    <style:style style:name="P503" style:family="paragraph" style:parent-style-name="Text_20_body" style:list-style-name="L237">
      <style:paragraph-properties fo:margin-top="0in" fo:margin-bottom="0in"/>
    </style:style>
    <style:style style:name="P504" style:family="paragraph" style:parent-style-name="Text_20_body" style:list-style-name="L238">
      <style:paragraph-properties fo:margin-top="0in" fo:margin-bottom="0in"/>
    </style:style>
    <style:style style:name="P505" style:family="paragraph" style:parent-style-name="Text_20_body" style:list-style-name="L239">
      <style:paragraph-properties fo:margin-top="0in" fo:margin-bottom="0in"/>
    </style:style>
    <style:style style:name="P506" style:family="paragraph" style:parent-style-name="Text_20_body" style:list-style-name="L240">
      <style:paragraph-properties fo:margin-top="0in" fo:margin-bottom="0in"/>
    </style:style>
    <style:style style:name="P507" style:family="paragraph" style:parent-style-name="Text_20_body" style:list-style-name="L241">
      <style:paragraph-properties fo:margin-top="0in" fo:margin-bottom="0in"/>
    </style:style>
    <style:style style:name="P508" style:family="paragraph" style:parent-style-name="Text_20_body" style:list-style-name="L242">
      <style:paragraph-properties fo:margin-top="0in" fo:margin-bottom="0in"/>
    </style:style>
    <style:style style:name="P509" style:family="paragraph" style:parent-style-name="Text_20_body" style:list-style-name="L243">
      <style:paragraph-properties fo:margin-top="0in" fo:margin-bottom="0in"/>
    </style:style>
    <style:style style:name="P510" style:family="paragraph" style:parent-style-name="Text_20_body" style:list-style-name="L244">
      <style:paragraph-properties fo:margin-top="0in" fo:margin-bottom="0in"/>
    </style:style>
    <style:style style:name="P511" style:family="paragraph" style:parent-style-name="Text_20_body" style:list-style-name="L245">
      <style:paragraph-properties fo:margin-top="0in" fo:margin-bottom="0in"/>
    </style:style>
    <style:style style:name="P512" style:family="paragraph" style:parent-style-name="Text_20_body" style:list-style-name="L246">
      <style:paragraph-properties fo:margin-top="0in" fo:margin-bottom="0in"/>
    </style:style>
    <style:style style:name="P513" style:family="paragraph" style:parent-style-name="Text_20_body" style:list-style-name="L247">
      <style:paragraph-properties fo:margin-top="0in" fo:margin-bottom="0in"/>
    </style:style>
    <style:style style:name="P514" style:family="paragraph" style:parent-style-name="Text_20_body" style:list-style-name="L248">
      <style:paragraph-properties fo:margin-top="0in" fo:margin-bottom="0in"/>
    </style:style>
    <style:style style:name="P515" style:family="paragraph" style:parent-style-name="Text_20_body" style:list-style-name="L249">
      <style:paragraph-properties fo:margin-top="0in" fo:margin-bottom="0in"/>
    </style:style>
    <style:style style:name="P516" style:family="paragraph" style:parent-style-name="Text_20_body" style:list-style-name="L250">
      <style:paragraph-properties fo:margin-top="0in" fo:margin-bottom="0in"/>
    </style:style>
    <style:style style:name="P517" style:family="paragraph" style:parent-style-name="Text_20_body" style:list-style-name="L251">
      <style:paragraph-properties fo:margin-top="0in" fo:margin-bottom="0in"/>
    </style:style>
    <style:style style:name="P518" style:family="paragraph" style:parent-style-name="Text_20_body" style:list-style-name="L252">
      <style:paragraph-properties fo:margin-top="0in" fo:margin-bottom="0in"/>
    </style:style>
    <style:style style:name="P519" style:family="paragraph" style:parent-style-name="Text_20_body" style:list-style-name="L253">
      <style:paragraph-properties fo:margin-top="0in" fo:margin-bottom="0in"/>
    </style:style>
    <style:style style:name="P520" style:family="paragraph" style:parent-style-name="Text_20_body" style:list-style-name="L254">
      <style:paragraph-properties fo:margin-top="0in" fo:margin-bottom="0in"/>
    </style:style>
    <style:style style:name="P521" style:family="paragraph" style:parent-style-name="Text_20_body" style:list-style-name="L255">
      <style:paragraph-properties fo:margin-top="0in" fo:margin-bottom="0in"/>
    </style:style>
    <style:style style:name="P522" style:family="paragraph" style:parent-style-name="Text_20_body" style:list-style-name="L260">
      <style:paragraph-properties fo:margin-top="0in" fo:margin-bottom="0in"/>
    </style:style>
    <style:style style:name="P523" style:family="paragraph" style:parent-style-name="Text_20_body" style:list-style-name="L261">
      <style:paragraph-properties fo:margin-top="0in" fo:margin-bottom="0in"/>
    </style:style>
    <style:style style:name="P524" style:family="paragraph" style:parent-style-name="Text_20_body" style:list-style-name="L262">
      <style:paragraph-properties fo:margin-top="0in" fo:margin-bottom="0in"/>
    </style:style>
    <style:style style:name="P525" style:family="paragraph" style:parent-style-name="Text_20_body" style:list-style-name="L263">
      <style:paragraph-properties fo:margin-top="0in" fo:margin-bottom="0in"/>
    </style:style>
    <style:style style:name="P526" style:family="paragraph" style:parent-style-name="Text_20_body" style:list-style-name="L264">
      <style:paragraph-properties fo:margin-top="0in" fo:margin-bottom="0in"/>
    </style:style>
    <style:style style:name="P527" style:family="paragraph" style:parent-style-name="Text_20_body" style:list-style-name="L265">
      <style:paragraph-properties fo:margin-top="0in" fo:margin-bottom="0in"/>
    </style:style>
    <style:style style:name="P528" style:family="paragraph" style:parent-style-name="Text_20_body" style:list-style-name="L271">
      <style:paragraph-properties fo:margin-top="0in" fo:margin-bottom="0in"/>
    </style:style>
    <style:style style:name="P529" style:family="paragraph" style:parent-style-name="Text_20_body" style:list-style-name="L272">
      <style:paragraph-properties fo:margin-top="0in" fo:margin-bottom="0in"/>
    </style:style>
    <style:style style:name="P530" style:family="paragraph" style:parent-style-name="Text_20_body" style:list-style-name="L273">
      <style:paragraph-properties fo:margin-top="0in" fo:margin-bottom="0in"/>
    </style:style>
    <style:style style:name="P531" style:family="paragraph" style:parent-style-name="Text_20_body" style:list-style-name="L274">
      <style:paragraph-properties fo:margin-top="0in" fo:margin-bottom="0in"/>
    </style:style>
    <style:style style:name="P532" style:family="paragraph" style:parent-style-name="Text_20_body" style:list-style-name="L275">
      <style:paragraph-properties fo:margin-top="0in" fo:margin-bottom="0in"/>
    </style:style>
    <style:style style:name="P533" style:family="paragraph" style:parent-style-name="Text_20_body" style:list-style-name="L276">
      <style:paragraph-properties fo:margin-top="0in" fo:margin-bottom="0in"/>
    </style:style>
    <style:style style:name="P534" style:family="paragraph" style:parent-style-name="Text_20_body" style:list-style-name="L277">
      <style:paragraph-properties fo:margin-top="0in" fo:margin-bottom="0in"/>
    </style:style>
    <style:style style:name="P535" style:family="paragraph" style:parent-style-name="Text_20_body" style:list-style-name="L278">
      <style:paragraph-properties fo:margin-top="0in" fo:margin-bottom="0in"/>
    </style:style>
    <style:style style:name="P536" style:family="paragraph" style:parent-style-name="Text_20_body" style:list-style-name="L279">
      <style:paragraph-properties fo:margin-top="0in" fo:margin-bottom="0in"/>
    </style:style>
    <style:style style:name="P537" style:family="paragraph" style:parent-style-name="Text_20_body" style:list-style-name="L281">
      <style:paragraph-properties fo:margin-top="0in" fo:margin-bottom="0in"/>
    </style:style>
    <style:style style:name="P538" style:family="paragraph" style:parent-style-name="Text_20_body" style:list-style-name="L282">
      <style:paragraph-properties fo:margin-top="0in" fo:margin-bottom="0in"/>
    </style:style>
    <style:style style:name="P539" style:family="paragraph" style:parent-style-name="Text_20_body" style:list-style-name="L283">
      <style:paragraph-properties fo:margin-top="0in" fo:margin-bottom="0in"/>
    </style:style>
    <style:style style:name="P540" style:family="paragraph" style:parent-style-name="Text_20_body" style:list-style-name="L284">
      <style:paragraph-properties fo:margin-top="0in" fo:margin-bottom="0in"/>
    </style:style>
    <style:style style:name="P541" style:family="paragraph" style:parent-style-name="Text_20_body">
      <style:paragraph-properties style:writing-mode="lr-tb"/>
    </style:style>
    <style:style style:name="P542" style:family="paragraph" style:parent-style-name="Standard">
      <style:paragraph-properties fo:margin-top="0in" fo:margin-bottom="0.1965in"/>
    </style:style>
    <style:style style:name="P543" style:family="paragraph" style:parent-style-name="Preformatted_20_Text" style:list-style-name="L11"/>
    <style:style style:name="P544" style:family="paragraph" style:parent-style-name="Preformatted_20_Text" style:list-style-name="L12"/>
    <style:style style:name="P545" style:family="paragraph" style:parent-style-name="Preformatted_20_Text" style:list-style-name="L15"/>
    <style:style style:name="P546" style:family="paragraph" style:parent-style-name="Preformatted_20_Text" style:list-style-name="L16"/>
    <style:style style:name="P547" style:family="paragraph" style:parent-style-name="Preformatted_20_Text" style:list-style-name="L17"/>
    <style:style style:name="P548" style:family="paragraph" style:parent-style-name="Preformatted_20_Text" style:list-style-name="L18"/>
    <style:style style:name="P549" style:family="paragraph" style:parent-style-name="Preformatted_20_Text" style:list-style-name="L19"/>
    <style:style style:name="P550" style:family="paragraph" style:parent-style-name="Preformatted_20_Text" style:list-style-name="L42"/>
    <style:style style:name="P551" style:family="paragraph" style:parent-style-name="Preformatted_20_Text" style:list-style-name="L45"/>
    <style:style style:name="P552" style:family="paragraph" style:parent-style-name="Preformatted_20_Text" style:list-style-name="L50"/>
    <style:style style:name="P553" style:family="paragraph" style:parent-style-name="Preformatted_20_Text" style:list-style-name="L54"/>
    <style:style style:name="P554" style:family="paragraph" style:parent-style-name="Preformatted_20_Text" style:list-style-name="L66"/>
    <style:style style:name="P555" style:family="paragraph" style:parent-style-name="Preformatted_20_Text" style:list-style-name="L78"/>
    <style:style style:name="P556" style:family="paragraph" style:parent-style-name="Preformatted_20_Text" style:list-style-name="L79"/>
    <style:style style:name="P557" style:family="paragraph" style:parent-style-name="Preformatted_20_Text" style:list-style-name="L81"/>
    <style:style style:name="P558" style:family="paragraph" style:parent-style-name="Preformatted_20_Text" style:list-style-name="L82"/>
    <style:style style:name="P559" style:family="paragraph" style:parent-style-name="Preformatted_20_Text" style:list-style-name="L83"/>
    <style:style style:name="P560" style:family="paragraph" style:parent-style-name="Preformatted_20_Text" style:list-style-name="L85"/>
    <style:style style:name="P561" style:family="paragraph" style:parent-style-name="Preformatted_20_Text" style:list-style-name="L91"/>
    <style:style style:name="P562" style:family="paragraph" style:parent-style-name="Preformatted_20_Text" style:list-style-name="L93"/>
    <style:style style:name="P563" style:family="paragraph" style:parent-style-name="Preformatted_20_Text" style:list-style-name="L99"/>
    <style:style style:name="P564" style:family="paragraph" style:parent-style-name="Preformatted_20_Text" style:list-style-name="L100"/>
    <style:style style:name="P565" style:family="paragraph" style:parent-style-name="Preformatted_20_Text" style:list-style-name="L105"/>
    <style:style style:name="P566" style:family="paragraph" style:parent-style-name="Preformatted_20_Text" style:list-style-name="L109"/>
    <style:style style:name="P567" style:family="paragraph" style:parent-style-name="Preformatted_20_Text" style:list-style-name="L111"/>
    <style:style style:name="P568" style:family="paragraph" style:parent-style-name="Preformatted_20_Text" style:list-style-name="L119"/>
    <style:style style:name="P569" style:family="paragraph" style:parent-style-name="Preformatted_20_Text" style:list-style-name="L121"/>
    <style:style style:name="P570" style:family="paragraph" style:parent-style-name="Preformatted_20_Text" style:list-style-name="L122"/>
    <style:style style:name="P571" style:family="paragraph" style:parent-style-name="Preformatted_20_Text" style:list-style-name="L132"/>
    <style:style style:name="P572" style:family="paragraph" style:parent-style-name="Preformatted_20_Text" style:list-style-name="L135"/>
    <style:style style:name="P573" style:family="paragraph" style:parent-style-name="Preformatted_20_Text" style:list-style-name="L144"/>
    <style:style style:name="P574" style:family="paragraph" style:parent-style-name="Preformatted_20_Text" style:list-style-name="L149"/>
    <style:style style:name="P575" style:family="paragraph" style:parent-style-name="Preformatted_20_Text" style:list-style-name="L152"/>
    <style:style style:name="P576" style:family="paragraph" style:parent-style-name="Preformatted_20_Text" style:list-style-name="L153"/>
    <style:style style:name="P577" style:family="paragraph" style:parent-style-name="Preformatted_20_Text" style:list-style-name="L154"/>
    <style:style style:name="P578" style:family="paragraph" style:parent-style-name="Preformatted_20_Text" style:list-style-name="L159"/>
    <style:style style:name="P579" style:family="paragraph" style:parent-style-name="Preformatted_20_Text" style:list-style-name="L164"/>
    <style:style style:name="P580" style:family="paragraph" style:parent-style-name="Preformatted_20_Text" style:list-style-name="L171"/>
    <style:style style:name="P581" style:family="paragraph" style:parent-style-name="Preformatted_20_Text" style:list-style-name="L172"/>
    <style:style style:name="P582" style:family="paragraph" style:parent-style-name="Preformatted_20_Text" style:list-style-name="L180"/>
    <style:style style:name="P583" style:family="paragraph" style:parent-style-name="Preformatted_20_Text" style:list-style-name="L186"/>
    <style:style style:name="P584" style:family="paragraph" style:parent-style-name="Preformatted_20_Text" style:list-style-name="L187"/>
    <style:style style:name="P585" style:family="paragraph" style:parent-style-name="Preformatted_20_Text" style:list-style-name="L190"/>
    <style:style style:name="P586" style:family="paragraph" style:parent-style-name="Preformatted_20_Text" style:list-style-name="L195"/>
    <style:style style:name="P587" style:family="paragraph" style:parent-style-name="Preformatted_20_Text" style:list-style-name="L197"/>
    <style:style style:name="P588" style:family="paragraph" style:parent-style-name="Preformatted_20_Text" style:list-style-name="L198"/>
    <style:style style:name="P589" style:family="paragraph" style:parent-style-name="Preformatted_20_Text" style:list-style-name="L202"/>
    <style:style style:name="P590" style:family="paragraph" style:parent-style-name="Preformatted_20_Text" style:list-style-name="L204"/>
    <style:style style:name="P591" style:family="paragraph" style:parent-style-name="Preformatted_20_Text" style:list-style-name="L210"/>
    <style:style style:name="P592" style:family="paragraph" style:parent-style-name="Preformatted_20_Text" style:list-style-name="L213"/>
    <style:style style:name="P593" style:family="paragraph" style:parent-style-name="Preformatted_20_Text" style:list-style-name="L215"/>
    <style:style style:name="P594" style:family="paragraph" style:parent-style-name="Preformatted_20_Text" style:list-style-name="L221"/>
    <style:style style:name="P595" style:family="paragraph" style:parent-style-name="Preformatted_20_Text" style:list-style-name="L222"/>
    <style:style style:name="P596" style:family="paragraph" style:parent-style-name="Preformatted_20_Text" style:list-style-name="L224"/>
    <style:style style:name="P597" style:family="paragraph" style:parent-style-name="Preformatted_20_Text" style:list-style-name="L225"/>
    <style:style style:name="P598" style:family="paragraph" style:parent-style-name="Preformatted_20_Text" style:list-style-name="L226"/>
    <style:style style:name="P599" style:family="paragraph" style:parent-style-name="Preformatted_20_Text" style:list-style-name="L237"/>
    <style:style style:name="P600" style:family="paragraph" style:parent-style-name="Preformatted_20_Text" style:list-style-name="L254"/>
    <style:style style:name="P601" style:family="paragraph" style:parent-style-name="Preformatted_20_Text" style:list-style-name="L265"/>
    <style:style style:name="P602" style:family="paragraph" style:parent-style-name="Preformatted_20_Text">
      <style:paragraph-properties fo:margin-top="0in" fo:margin-bottom="0.1965in"/>
    </style:style>
    <style:style style:name="P603" style:family="paragraph" style:parent-style-name="Preformatted_20_Text" style:list-style-name="L11">
      <style:paragraph-properties fo:margin-top="0in" fo:margin-bottom="0.1965in"/>
    </style:style>
    <style:style style:name="P604" style:family="paragraph" style:parent-style-name="Preformatted_20_Text" style:list-style-name="L12">
      <style:paragraph-properties fo:margin-top="0in" fo:margin-bottom="0.1965in"/>
    </style:style>
    <style:style style:name="P605" style:family="paragraph" style:parent-style-name="Preformatted_20_Text" style:list-style-name="L15">
      <style:paragraph-properties fo:margin-top="0in" fo:margin-bottom="0.1965in"/>
    </style:style>
    <style:style style:name="P606" style:family="paragraph" style:parent-style-name="Preformatted_20_Text" style:list-style-name="L16">
      <style:paragraph-properties fo:margin-top="0in" fo:margin-bottom="0.1965in"/>
    </style:style>
    <style:style style:name="P607" style:family="paragraph" style:parent-style-name="Preformatted_20_Text" style:list-style-name="L17">
      <style:paragraph-properties fo:margin-top="0in" fo:margin-bottom="0.1965in"/>
    </style:style>
    <style:style style:name="P608" style:family="paragraph" style:parent-style-name="Preformatted_20_Text" style:list-style-name="L18">
      <style:paragraph-properties fo:margin-top="0in" fo:margin-bottom="0.1965in"/>
    </style:style>
    <style:style style:name="P609" style:family="paragraph" style:parent-style-name="Preformatted_20_Text" style:list-style-name="L19">
      <style:paragraph-properties fo:margin-top="0in" fo:margin-bottom="0.1965in"/>
    </style:style>
    <style:style style:name="P610" style:family="paragraph" style:parent-style-name="Preformatted_20_Text" style:list-style-name="L42">
      <style:paragraph-properties fo:margin-top="0in" fo:margin-bottom="0.1965in"/>
    </style:style>
    <style:style style:name="P611" style:family="paragraph" style:parent-style-name="Preformatted_20_Text" style:list-style-name="L45">
      <style:paragraph-properties fo:margin-top="0in" fo:margin-bottom="0.1965in"/>
    </style:style>
    <style:style style:name="P612" style:family="paragraph" style:parent-style-name="Preformatted_20_Text" style:list-style-name="L48">
      <style:paragraph-properties fo:margin-top="0in" fo:margin-bottom="0.1965in"/>
    </style:style>
    <style:style style:name="P613" style:family="paragraph" style:parent-style-name="Preformatted_20_Text" style:list-style-name="L50">
      <style:paragraph-properties fo:margin-top="0in" fo:margin-bottom="0.1965in"/>
    </style:style>
    <style:style style:name="P614" style:family="paragraph" style:parent-style-name="Preformatted_20_Text" style:list-style-name="L54">
      <style:paragraph-properties fo:margin-top="0in" fo:margin-bottom="0.1965in"/>
    </style:style>
    <style:style style:name="P615" style:family="paragraph" style:parent-style-name="Preformatted_20_Text" style:list-style-name="L64">
      <style:paragraph-properties fo:margin-top="0in" fo:margin-bottom="0.1965in"/>
    </style:style>
    <style:style style:name="P616" style:family="paragraph" style:parent-style-name="Preformatted_20_Text" style:list-style-name="L66">
      <style:paragraph-properties fo:margin-top="0in" fo:margin-bottom="0.1965in"/>
    </style:style>
    <style:style style:name="P617" style:family="paragraph" style:parent-style-name="Preformatted_20_Text" style:list-style-name="L68">
      <style:paragraph-properties fo:margin-top="0in" fo:margin-bottom="0.1965in"/>
    </style:style>
    <style:style style:name="P618" style:family="paragraph" style:parent-style-name="Preformatted_20_Text" style:list-style-name="L78">
      <style:paragraph-properties fo:margin-top="0in" fo:margin-bottom="0.1965in"/>
    </style:style>
    <style:style style:name="P619" style:family="paragraph" style:parent-style-name="Preformatted_20_Text" style:list-style-name="L79">
      <style:paragraph-properties fo:margin-top="0in" fo:margin-bottom="0.1965in"/>
    </style:style>
    <style:style style:name="P620" style:family="paragraph" style:parent-style-name="Preformatted_20_Text" style:list-style-name="L81">
      <style:paragraph-properties fo:margin-top="0in" fo:margin-bottom="0.1965in"/>
    </style:style>
    <style:style style:name="P621" style:family="paragraph" style:parent-style-name="Preformatted_20_Text" style:list-style-name="L82">
      <style:paragraph-properties fo:margin-top="0in" fo:margin-bottom="0.1965in"/>
    </style:style>
    <style:style style:name="P622" style:family="paragraph" style:parent-style-name="Preformatted_20_Text" style:list-style-name="L83">
      <style:paragraph-properties fo:margin-top="0in" fo:margin-bottom="0.1965in"/>
    </style:style>
    <style:style style:name="P623" style:family="paragraph" style:parent-style-name="Preformatted_20_Text" style:list-style-name="L85">
      <style:paragraph-properties fo:margin-top="0in" fo:margin-bottom="0.1965in"/>
    </style:style>
    <style:style style:name="P624" style:family="paragraph" style:parent-style-name="Preformatted_20_Text" style:list-style-name="L91">
      <style:paragraph-properties fo:margin-top="0in" fo:margin-bottom="0.1965in"/>
    </style:style>
    <style:style style:name="P625" style:family="paragraph" style:parent-style-name="Preformatted_20_Text" style:list-style-name="L93">
      <style:paragraph-properties fo:margin-top="0in" fo:margin-bottom="0.1965in"/>
    </style:style>
    <style:style style:name="P626" style:family="paragraph" style:parent-style-name="Preformatted_20_Text" style:list-style-name="L98">
      <style:paragraph-properties fo:margin-top="0in" fo:margin-bottom="0.1965in"/>
    </style:style>
    <style:style style:name="P627" style:family="paragraph" style:parent-style-name="Preformatted_20_Text" style:list-style-name="L99">
      <style:paragraph-properties fo:margin-top="0in" fo:margin-bottom="0.1965in"/>
    </style:style>
    <style:style style:name="P628" style:family="paragraph" style:parent-style-name="Preformatted_20_Text" style:list-style-name="L100">
      <style:paragraph-properties fo:margin-top="0in" fo:margin-bottom="0.1965in"/>
    </style:style>
    <style:style style:name="P629" style:family="paragraph" style:parent-style-name="Preformatted_20_Text" style:list-style-name="L105">
      <style:paragraph-properties fo:margin-top="0in" fo:margin-bottom="0.1965in"/>
    </style:style>
    <style:style style:name="P630" style:family="paragraph" style:parent-style-name="Preformatted_20_Text" style:list-style-name="L109">
      <style:paragraph-properties fo:margin-top="0in" fo:margin-bottom="0.1965in"/>
    </style:style>
    <style:style style:name="P631" style:family="paragraph" style:parent-style-name="Preformatted_20_Text" style:list-style-name="L111">
      <style:paragraph-properties fo:margin-top="0in" fo:margin-bottom="0.1965in"/>
    </style:style>
    <style:style style:name="P632" style:family="paragraph" style:parent-style-name="Preformatted_20_Text" style:list-style-name="L119">
      <style:paragraph-properties fo:margin-top="0in" fo:margin-bottom="0.1965in"/>
    </style:style>
    <style:style style:name="P633" style:family="paragraph" style:parent-style-name="Preformatted_20_Text" style:list-style-name="L121">
      <style:paragraph-properties fo:margin-top="0in" fo:margin-bottom="0.1965in"/>
    </style:style>
    <style:style style:name="P634" style:family="paragraph" style:parent-style-name="Preformatted_20_Text" style:list-style-name="L122">
      <style:paragraph-properties fo:margin-top="0in" fo:margin-bottom="0.1965in"/>
    </style:style>
    <style:style style:name="P635" style:family="paragraph" style:parent-style-name="Preformatted_20_Text" style:list-style-name="L132">
      <style:paragraph-properties fo:margin-top="0in" fo:margin-bottom="0.1965in"/>
    </style:style>
    <style:style style:name="P636" style:family="paragraph" style:parent-style-name="Preformatted_20_Text" style:list-style-name="L135">
      <style:paragraph-properties fo:margin-top="0in" fo:margin-bottom="0.1965in"/>
    </style:style>
    <style:style style:name="P637" style:family="paragraph" style:parent-style-name="Preformatted_20_Text" style:list-style-name="L144">
      <style:paragraph-properties fo:margin-top="0in" fo:margin-bottom="0.1965in"/>
    </style:style>
    <style:style style:name="P638" style:family="paragraph" style:parent-style-name="Preformatted_20_Text" style:list-style-name="L149">
      <style:paragraph-properties fo:margin-top="0in" fo:margin-bottom="0.1965in"/>
    </style:style>
    <style:style style:name="P639" style:family="paragraph" style:parent-style-name="Preformatted_20_Text" style:list-style-name="L152">
      <style:paragraph-properties fo:margin-top="0in" fo:margin-bottom="0.1965in"/>
    </style:style>
    <style:style style:name="P640" style:family="paragraph" style:parent-style-name="Preformatted_20_Text" style:list-style-name="L153">
      <style:paragraph-properties fo:margin-top="0in" fo:margin-bottom="0.1965in"/>
    </style:style>
    <style:style style:name="P641" style:family="paragraph" style:parent-style-name="Preformatted_20_Text" style:list-style-name="L154">
      <style:paragraph-properties fo:margin-top="0in" fo:margin-bottom="0.1965in"/>
    </style:style>
    <style:style style:name="P642" style:family="paragraph" style:parent-style-name="Preformatted_20_Text" style:list-style-name="L159">
      <style:paragraph-properties fo:margin-top="0in" fo:margin-bottom="0.1965in"/>
    </style:style>
    <style:style style:name="P643" style:family="paragraph" style:parent-style-name="Preformatted_20_Text" style:list-style-name="L164">
      <style:paragraph-properties fo:margin-top="0in" fo:margin-bottom="0.1965in"/>
    </style:style>
    <style:style style:name="P644" style:family="paragraph" style:parent-style-name="Preformatted_20_Text" style:list-style-name="L171">
      <style:paragraph-properties fo:margin-top="0in" fo:margin-bottom="0.1965in"/>
    </style:style>
    <style:style style:name="P645" style:family="paragraph" style:parent-style-name="Preformatted_20_Text" style:list-style-name="L172">
      <style:paragraph-properties fo:margin-top="0in" fo:margin-bottom="0.1965in"/>
    </style:style>
    <style:style style:name="P646" style:family="paragraph" style:parent-style-name="Preformatted_20_Text" style:list-style-name="L180">
      <style:paragraph-properties fo:margin-top="0in" fo:margin-bottom="0.1965in"/>
    </style:style>
    <style:style style:name="P647" style:family="paragraph" style:parent-style-name="Preformatted_20_Text" style:list-style-name="L186">
      <style:paragraph-properties fo:margin-top="0in" fo:margin-bottom="0.1965in"/>
    </style:style>
    <style:style style:name="P648" style:family="paragraph" style:parent-style-name="Preformatted_20_Text" style:list-style-name="L187">
      <style:paragraph-properties fo:margin-top="0in" fo:margin-bottom="0.1965in"/>
    </style:style>
    <style:style style:name="P649" style:family="paragraph" style:parent-style-name="Preformatted_20_Text" style:list-style-name="L190">
      <style:paragraph-properties fo:margin-top="0in" fo:margin-bottom="0.1965in"/>
    </style:style>
    <style:style style:name="P650" style:family="paragraph" style:parent-style-name="Preformatted_20_Text" style:list-style-name="L195">
      <style:paragraph-properties fo:margin-top="0in" fo:margin-bottom="0.1965in"/>
    </style:style>
    <style:style style:name="P651" style:family="paragraph" style:parent-style-name="Preformatted_20_Text" style:list-style-name="L197">
      <style:paragraph-properties fo:margin-top="0in" fo:margin-bottom="0.1965in"/>
    </style:style>
    <style:style style:name="P652" style:family="paragraph" style:parent-style-name="Preformatted_20_Text" style:list-style-name="L198">
      <style:paragraph-properties fo:margin-top="0in" fo:margin-bottom="0.1965in"/>
    </style:style>
    <style:style style:name="P653" style:family="paragraph" style:parent-style-name="Preformatted_20_Text" style:list-style-name="L202">
      <style:paragraph-properties fo:margin-top="0in" fo:margin-bottom="0.1965in"/>
    </style:style>
    <style:style style:name="P654" style:family="paragraph" style:parent-style-name="Preformatted_20_Text" style:list-style-name="L204">
      <style:paragraph-properties fo:margin-top="0in" fo:margin-bottom="0.1965in"/>
    </style:style>
    <style:style style:name="P655" style:family="paragraph" style:parent-style-name="Preformatted_20_Text" style:list-style-name="L210">
      <style:paragraph-properties fo:margin-top="0in" fo:margin-bottom="0.1965in"/>
    </style:style>
    <style:style style:name="P656" style:family="paragraph" style:parent-style-name="Preformatted_20_Text" style:list-style-name="L213">
      <style:paragraph-properties fo:margin-top="0in" fo:margin-bottom="0.1965in"/>
    </style:style>
    <style:style style:name="P657" style:family="paragraph" style:parent-style-name="Preformatted_20_Text" style:list-style-name="L215">
      <style:paragraph-properties fo:margin-top="0in" fo:margin-bottom="0.1965in"/>
    </style:style>
    <style:style style:name="P658" style:family="paragraph" style:parent-style-name="Preformatted_20_Text" style:list-style-name="L221">
      <style:paragraph-properties fo:margin-top="0in" fo:margin-bottom="0.1965in"/>
    </style:style>
    <style:style style:name="P659" style:family="paragraph" style:parent-style-name="Preformatted_20_Text" style:list-style-name="L222">
      <style:paragraph-properties fo:margin-top="0in" fo:margin-bottom="0.1965in"/>
    </style:style>
    <style:style style:name="P660" style:family="paragraph" style:parent-style-name="Preformatted_20_Text" style:list-style-name="L224">
      <style:paragraph-properties fo:margin-top="0in" fo:margin-bottom="0.1965in"/>
    </style:style>
    <style:style style:name="P661" style:family="paragraph" style:parent-style-name="Preformatted_20_Text" style:list-style-name="L225">
      <style:paragraph-properties fo:margin-top="0in" fo:margin-bottom="0.1965in"/>
    </style:style>
    <style:style style:name="P662" style:family="paragraph" style:parent-style-name="Preformatted_20_Text" style:list-style-name="L226">
      <style:paragraph-properties fo:margin-top="0in" fo:margin-bottom="0.1965in"/>
    </style:style>
    <style:style style:name="P663" style:family="paragraph" style:parent-style-name="Preformatted_20_Text" style:list-style-name="L237">
      <style:paragraph-properties fo:margin-top="0in" fo:margin-bottom="0.1965in"/>
    </style:style>
    <style:style style:name="P664" style:family="paragraph" style:parent-style-name="Preformatted_20_Text" style:list-style-name="L254">
      <style:paragraph-properties fo:margin-top="0in" fo:margin-bottom="0.1965in"/>
    </style:style>
    <style:style style:name="P665" style:family="paragraph" style:parent-style-name="Preformatted_20_Text" style:list-style-name="L265">
      <style:paragraph-properties fo:margin-top="0in" fo:margin-bottom="0.1965in"/>
    </style:style>
    <style:style style:name="P666" style:family="paragraph" style:parent-style-name="Table_20_Contents">
      <style:paragraph-properties fo:text-align="start" style:justify-single-word="false"/>
    </style:style>
    <style:style style:name="P667" style:family="paragraph" style:parent-style-name="Table_20_Heading">
      <style:paragraph-properties fo:text-align="start" style:justify-single-word="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number text:level="4" text:style-name="Numbering_20_Symbols" style:num-suffix="." style:num-format="1">
        <style:list-level-properties text:space-before="1.7673in" text:min-label-width="0.1965in"/>
      </text:list-level-style-number>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number text:level="4" text:style-name="Numbering_20_Symbols" style:num-suffix="." style:num-format="1">
        <style:list-level-properties text:space-before="1.7673in" text:min-label-width="0.1965in"/>
      </text:list-level-style-number>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2">Percakapan baru</text:p>
      <text:h text:style-name="Heading_20_1" text:outline-level="1">Terbaru </text:h>
      <text:section text:style-name="Sect1" text:name="conversations-list-0">
        <text:p text:style-name="P285">[ +2 ] PASC - INTERMEDIATE </text:p>
        <text:p text:style-name="P285">[ @1 ] PASC - BASIC </text:p>
        <text:p text:style-name="P285">[+2] RMTA - Beneran Gak Sih? </text:p>
        <text:p text:style-name="P285">[@3] RMTA - WOW! Fakta Unik </text:p>
        <text:p text:style-name="P285">Outline Buku Sejarah Biologi </text:p>
        <text:p text:style-name="P285">Lainnya</text:p>
      </text:section>
      <text:h text:style-name="Heading_20_1" text:outline-level="1">Gem</text:h>
      <text:p text:style-name="P285">Pencari ide</text:p>
      <text:p text:style-name="P285">Konsultan karier</text:p>
      <text:p text:style-name="P285">Partner coding</text:p>
      <text:p text:style-name="P285">Lainnya</text:p>
      <text:p text:style-name="P285">Pengelola Gem</text:p>
      <text:p text:style-name="P285">Bantuan</text:p>
      <text:p text:style-name="P285">Aktivitas</text:p>
      <text:p text:style-name="P285">Setelan</text:p>
      <text:p text:style-name="Text_20_body">Kota Medan, Sumatera Utara, Indonesia <text:line-break/>Dari alamat IP Anda • Perbarui lokasi</text:p>
      <text:h text:style-name="Heading_20_1" text:outline-level="1">Percakapan dengan Gemini</text:h>
      <text:section text:style-name="Sect1" text:name="chat-history">
        <text:p text:style-name="Text_20_body"/>
        <text:section text:style-name="Sect1" text:name="c2bb04a986f6d9c3">
          <text:p text:style-name="Text_20_body"/>
          <text:section text:style-name="Sect1" text:name="user-query-content-0">
            <text:p text:style-name="P541">buatkan saya outline buku tutorial dasar bahasa pemrograman freepascal untuk pemula </text:p>
          </text:section>
          <text:p text:style-name="P285">Tampilkan alur berpikir</text:p>
          <text:section text:style-name="Sect2" text:name="model-response-message-contentr_c2bb04a986f6d9c3">
            <text:p text:style-name="Text_20_body">Tentu, ini adalah draf outline (kerangka) buku tutorial dasar bahasa pemrograman Free Pascal yang ditujukan untuk pemula:</text:p>
            <text:p text:style-name="Text_20_body"><text:span text:style-name="Strong_20_Emphasis">Judul Buku (Saran):</text:span> "Dasar-dasar Pemrograman dengan Free Pascal: Panduan Praktis untuk Pemula"</text:p>
            <text:p text:style-name="Text_20_body"><text:span text:style-name="Strong_20_Emphasis">Target Pembaca:</text:span> Individu yang belum memiliki pengalaman pemrograman sama sekali atau memiliki sedikit pengalaman dan ingin belajar dasar-dasar pemrograman terstruktur menggunakan Free Pascal.</text:p>
            <text:p text:style-name="Text_20_body"><text:span text:style-name="Strong_20_Emphasis">Outline Buku:</text:span></text:p>
            <text:p text:style-name="Text_20_body"><text:span text:style-name="Strong_20_Emphasis">Bagian 1: Selamat Datang di Dunia Pemrograman</text:span></text:p>
            <text:list xml:id="list7279522108892774140" text:style-name="L1">
              <text:list-item>
                <text:p text:style-name="P286"><text:span text:style-name="Strong_20_Emphasis">Bab 1: Pengantar Pemrograman dan Free Pascal</text:span> </text:p>
                <text:list>
                  <text:list-item>
                    <text:p text:style-name="P286"><text:soft-page-break/>Apa itu pemrograman? Analogi sederhana (seperti resep masakan). </text:p>
                  </text:list-item>
                  <text:list-item>
                    <text:p text:style-name="P286">Apa itu algoritma dan logika pemrograman? </text:p>
                  </text:list-item>
                  <text:list-item>
                    <text:p text:style-name="P286">Sejarah singkat Bahasa Pascal dan Free Pascal. </text:p>
                  </text:list-item>
                  <text:list-item>
                    <text:p text:style-name="P286">Mengapa belajar Free Pascal? (Keunggulan untuk belajar dasar: keterbacaan, terstruktur, <text:span text:style-name="Emphasis">compiler</text:span> gratis). </text:p>
                  </text:list-item>
                  <text:list-item>
                    <text:p text:style-name="P286">Apa saja yang bisa dibuat dengan Free Pascal? (Aplikasi konsol, dasar GUI, dll). </text:p>
                  </text:list-item>
                </text:list>
              </text:list-item>
              <text:list-item>
                <text:p text:style-name="P286"><text:span text:style-name="Strong_20_Emphasis">Bab 2: Mempersiapkan Lingkungan Belajar</text:span> </text:p>
                <text:list>
                  <text:list-item>
                    <text:p text:style-name="P286">Instalasi Free Pascal Compiler (FPC). </text:p>
                  </text:list-item>
                  <text:list-item>
                    <text:p text:style-name="P286">Instalasi Lazarus IDE (Integrated Development Environment) - Lingkungan kerja terpadu. </text:p>
                  </text:list-item>
                  <text:list-item>
                    <text:p text:style-name="P286">Pengenalan antarmuka Lazarus IDE (Editor Kode, Jendela Pesan, Tombol Kompilasi &amp; Run). </text:p>
                  </text:list-item>
                  <text:list-item>
                    <text:p text:style-name="P286">Membuat proyek baru di Lazarus. </text:p>
                  </text:list-item>
                </text:list>
              </text:list-item>
              <text:list-item>
                <text:p text:style-name="P286"><text:span text:style-name="Strong_20_Emphasis">Bab 3: Program Pascal Pertama Anda</text:span> </text:p>
                <text:list>
                  <text:list-item>
                    <text:p text:style-name="P286">Struktur dasar program Pascal (<text:span text:style-name="Source_20_Text">program</text:span>, <text:span text:style-name="Source_20_Text">uses</text:span>, <text:span text:style-name="Source_20_Text">begin</text:span>, <text:span text:style-name="Source_20_Text">end.</text:span>). </text:p>
                  </text:list-item>
                  <text:list-item>
                    <text:p text:style-name="P286">Menulis program "Hello, World!". </text:p>
                  </text:list-item>
                  <text:list-item>
                    <text:p text:style-name="P286">Menyimpan, Mengompilasi (Compile), dan Menjalankan (Run) program. </text:p>
                  </text:list-item>
                  <text:list-item>
                    <text:p text:style-name="P286">Memahami pesan kesalahan sederhana dari <text:span text:style-name="Emphasis">compiler</text:span>. </text:p>
                  </text:list-item>
                  <text:list-item>
                    <text:p text:style-name="P1">Pentingnya Komentar dalam Kode (<text:span text:style-name="Source_20_Text">//</text:span> dan <text:span text:style-name="Source_20_Text">{}</text:span>). </text:p>
                  </text:list-item>
                </text:list>
              </text:list-item>
            </text:list>
            <text:p text:style-name="Text_20_body"><text:span text:style-name="Strong_20_Emphasis">Bagian 2: Fondasi Pemrograman Pascal</text:span></text:p>
            <text:list xml:id="list8534503273854737045" text:style-name="L2">
              <text:list-item>
                <text:p text:style-name="P287"><text:span text:style-name="Strong_20_Emphasis">Bab 4: Variabel, Tipe Data, dan Konstanta</text:span> </text:p>
                <text:list>
                  <text:list-item>
                    <text:p text:style-name="P287">Apa itu variabel? (Tempat menyimpan data). </text:p>
                  </text:list-item>
                  <text:list-item>
                    <text:p text:style-name="P287">Aturan penamaan variabel. </text:p>
                  </text:list-item>
                  <text:list-item>
                    <text:p text:style-name="P287">Deklarasi variabel (<text:span text:style-name="Source_20_Text">var</text:span>). </text:p>
                  </text:list-item>
                  <text:list-item>
                    <text:p text:style-name="P287">Tipe Data Dasar: </text:p>
                    <text:list>
                      <text:list-item>
                        <text:p text:style-name="P287"><text:span text:style-name="Source_20_Text">Integer</text:span> (Bilangan bulat). </text:p>
                      </text:list-item>
                      <text:list-item>
                        <text:p text:style-name="P287"><text:span text:style-name="Source_20_Text">Real</text:span> (Bilangan pecahan/desimal). </text:p>
                      </text:list-item>
                      <text:list-item>
                        <text:p text:style-name="P287"><text:span text:style-name="Source_20_Text">Char</text:span> (Satu karakter). </text:p>
                      </text:list-item>
                      <text:list-item>
                        <text:p text:style-name="P287"><text:span text:style-name="Source_20_Text">String</text:span> (Kumpulan karakter/teks). </text:p>
                      </text:list-item>
                      <text:list-item>
                        <text:p text:style-name="P287"><text:span text:style-name="Source_20_Text">Boolean</text:span> (Logika <text:span text:style-name="Source_20_Text">True</text:span> / <text:span text:style-name="Source_20_Text">False</text:span>). </text:p>
                      </text:list-item>
                    </text:list>
                  </text:list-item>
                  <text:list-item>
                    <text:p text:style-name="P287">Apa itu konstanta? (<text:span text:style-name="Source_20_Text">const</text:span>). </text:p>
                  </text:list-item>
                  <text:list-item>
                    <text:p text:style-name="P287">Kapan menggunakan variabel dan kapan menggunakan konstanta. </text:p>
                  </text:list-item>
                </text:list>
              </text:list-item>
              <text:list-item>
                <text:p text:style-name="P287"><text:span text:style-name="Strong_20_Emphasis">Bab 5: Input dan Output Dasar</text:span> </text:p>
                <text:list>
                  <text:list-item>
                    <text:p text:style-name="P287">Menampilkan teks dan nilai variabel ke layar (<text:span text:style-name="Source_20_Text">Write</text:span>, <text:span text:style-name="Source_20_Text">Writeln</text:span>). </text:p>
                  </text:list-item>
                  <text:list-item>
                    <text:p text:style-name="P287">Membaca input dari pengguna (<text:span text:style-name="Source_20_Text">Read</text:span>, <text:span text:style-name="Source_20_Text">Readln</text:span>). </text:p>
                  </text:list-item>
                  <text:list-item>
                    <text:p text:style-name="P287">Contoh program interaktif sederhana (misal: program sapa nama). </text:p>
                  </text:list-item>
                  <text:list-item>
                    <text:p text:style-name="P287">(Opsional) Penggunaan unit <text:span text:style-name="Source_20_Text">Crt</text:span> untuk kontrol layar dasar (<text:span text:style-name="Source_20_Text">ClrScr</text:span>, <text:span text:style-name="Source_20_Text">ReadKey</text:span>, <text:span text:style-name="Source_20_Text">GotoXY</text:span>). </text:p>
                  </text:list-item>
                </text:list>
              </text:list-item>
              <text:list-item>
                <text:p text:style-name="P287"><text:span text:style-name="Strong_20_Emphasis">Bab 6: Operator dalam Pascal</text:span> </text:p>
                <text:list>
                  <text:list-item>
                    <text:p text:style-name="P287"><text:soft-page-break/>Operator Aritmatika (<text:span text:style-name="Source_20_Text">+</text:span>, <text:span text:style-name="Source_20_Text">-</text:span>, <text:span text:style-name="Source_20_Text">*</text:span>, <text:span text:style-name="Source_20_Text">/</text:span>, <text:span text:style-name="Source_20_Text">div</text:span>, <text:span text:style-name="Source_20_Text">mod</text:span>). </text:p>
                  </text:list-item>
                  <text:list-item>
                    <text:p text:style-name="P287">Operator Perbandingan (<text:span text:style-name="Source_20_Text">=</text:span>, <text:span text:style-name="Source_20_Text">&lt;</text:span>, <text:span text:style-name="Source_20_Text">&gt;</text:span>, <text:span text:style-name="Source_20_Text">&lt;=</text:span>, <text:span text:style-name="Source_20_Text">&gt;=</text:span>, <text:span text:style-name="Source_20_Text">&lt;&gt;</text:span>). </text:p>
                  </text:list-item>
                  <text:list-item>
                    <text:p text:style-name="P287">Operator Logika (<text:span text:style-name="Source_20_Text">AND</text:span>, <text:span text:style-name="Source_20_Text">OR</text:span>, <text:span text:style-name="Source_20_Text">NOT</text:span>). </text:p>
                  </text:list-item>
                  <text:list-item>
                    <text:p text:style-name="P287">Prioritas operator (urutan operasi). </text:p>
                  </text:list-item>
                  <text:list-item>
                    <text:p text:style-name="P2">Contoh penggunaan operator dalam perhitungan dan ekspresi logika. </text:p>
                  </text:list-item>
                </text:list>
              </text:list-item>
            </text:list>
            <text:p text:style-name="Text_20_body"><text:span text:style-name="Strong_20_Emphasis">Bagian 3: Mengontrol Alur Program</text:span></text:p>
            <text:list xml:id="list529867614962536819" text:style-name="L3">
              <text:list-item>
                <text:p text:style-name="P288"><text:span text:style-name="Strong_20_Emphasis">Bab 7: Percabangan Keputusan (Conditional Statements)</text:span> </text:p>
                <text:list>
                  <text:list-item>
                    <text:p text:style-name="P288">Logika <text:span text:style-name="Source_20_Text">IF...THEN...</text:span> (Jika kondisi terpenuhi, lakukan sesuatu). </text:p>
                  </text:list-item>
                  <text:list-item>
                    <text:p text:style-name="P288">Logika <text:span text:style-name="Source_20_Text">IF...THEN...ELSE...</text:span> (Jika kondisi terpenuhi lakukan A, jika tidak lakukan B). </text:p>
                  </text:list-item>
                  <text:list-item>
                    <text:p text:style-name="P288">Percabangan Bersarang (Nested IF). </text:p>
                  </text:list-item>
                  <text:list-item>
                    <text:p text:style-name="P288">Struktur <text:span text:style-name="Source_20_Text">CASE...OF...ELSE...END</text:span> (Alternatif untuk banyak kondisi IF). </text:p>
                  </text:list-item>
                  <text:list-item>
                    <text:p text:style-name="P288">Contoh kasus: program cek bilangan ganjil/genap, program konversi nilai huruf. </text:p>
                  </text:list-item>
                </text:list>
              </text:list-item>
              <text:list-item>
                <text:p text:style-name="P288"><text:span text:style-name="Strong_20_Emphasis">Bab 8: Perulangan (Looping)</text:span> </text:p>
                <text:list>
                  <text:list-item>
                    <text:p text:style-name="P288">Kapan kita membutuhkan perulangan? </text:p>
                  </text:list-item>
                  <text:list-item>
                    <text:p text:style-name="P288">Perulangan <text:span text:style-name="Source_20_Text">FOR...TO...DO</text:span> / <text:span text:style-name="Source_20_Text">FOR...DOWNTO...DO</text:span> (Perulangan dengan jumlah yang pasti). </text:p>
                  </text:list-item>
                  <text:list-item>
                    <text:p text:style-name="P288">Perulangan <text:span text:style-name="Source_20_Text">WHILE...DO</text:span> (Cek kondisi di awal, ulangi selama kondisi benar). </text:p>
                  </text:list-item>
                  <text:list-item>
                    <text:p text:style-name="P288">Perulangan <text:span text:style-name="Source_20_Text">REPEAT...UNTIL</text:span> (Lakukan dulu, cek kondisi di akhir, ulangi sampai kondisi benar). </text:p>
                  </text:list-item>
                  <text:list-item>
                    <text:p text:style-name="P288">Perbedaan <text:span text:style-name="Source_20_Text">WHILE</text:span> dan <text:span text:style-name="Source_20_Text">REPEAT</text:span>. </text:p>
                  </text:list-item>
                  <text:list-item>
                    <text:p text:style-name="P3">Contoh kasus: menampilkan deret angka, menghitung total/rata-rata dari N data. </text:p>
                  </text:list-item>
                </text:list>
              </text:list-item>
            </text:list>
            <text:p text:style-name="Text_20_body"><text:span text:style-name="Strong_20_Emphasis">Bagian 4: Memecah Program Menjadi Lebih Kecil</text:span></text:p>
            <text:list xml:id="list8732191803895093070" text:style-name="L4">
              <text:list-item>
                <text:p text:style-name="P289"><text:span text:style-name="Strong_20_Emphasis">Bab 9: Prosedur (Procedure)</text:span> </text:p>
                <text:list>
                  <text:list-item>
                    <text:p text:style-name="P289">Mengapa perlu memecah program? (Modularitas, Reusability/Penggunaan Ulang). </text:p>
                  </text:list-item>
                  <text:list-item>
                    <text:p text:style-name="P289">Apa itu prosedur? (Sub-program yang melakukan tugas tertentu tanpa mengembalikan nilai). </text:p>
                  </text:list-item>
                  <text:list-item>
                    <text:p text:style-name="P289">Membuat dan mendeklarasikan prosedur. </text:p>
                  </text:list-item>
                  <text:list-item>
                    <text:p text:style-name="P289">Memanggil prosedur dari program utama atau prosedur lain. </text:p>
                  </text:list-item>
                  <text:list-item>
                    <text:p text:style-name="P289">Parameter Prosedur (Input untuk prosedur): Parameter Nilai (Value) vs Parameter Variabel (<text:span text:style-name="Source_20_Text">var</text:span>). </text:p>
                  </text:list-item>
                  <text:list-item>
                    <text:p text:style-name="P289">Variabel Lokal vs Variabel Global (Ruang Lingkup/Scope). </text:p>
                  </text:list-item>
                </text:list>
              </text:list-item>
              <text:list-item>
                <text:p text:style-name="P289"><text:span text:style-name="Strong_20_Emphasis">Bab 10: Fungsi (Function)</text:span> </text:p>
                <text:list>
                  <text:list-item>
                    <text:p text:style-name="P289">Apa itu fungsi? (Sub-program yang melakukan tugas dan mengembalikan sebuah nilai). </text:p>
                  </text:list-item>
                  <text:list-item>
                    <text:p text:style-name="P289">Perbedaan utama antara Prosedur dan Fungsi. </text:p>
                  </text:list-item>
                  <text:list-item>
                    <text:p text:style-name="P289"><text:soft-page-break/>Membuat, mendeklarasikan, dan menentukan tipe data kembalian fungsi. </text:p>
                  </text:list-item>
                  <text:list-item>
                    <text:p text:style-name="P289">Memanggil fungsi dan menggunakan nilai kembaliannya. </text:p>
                  </text:list-item>
                  <text:list-item>
                    <text:p text:style-name="P289">Parameter Fungsi (mirip prosedur). </text:p>
                  </text:list-item>
                  <text:list-item>
                    <text:p text:style-name="P4">Contoh: Fungsi untuk menghitung luas persegi panjang, fungsi untuk mencari nilai terbesar. </text:p>
                  </text:list-item>
                </text:list>
              </text:list-item>
            </text:list>
            <text:p text:style-name="Text_20_body"><text:span text:style-name="Strong_20_Emphasis">Bagian 5: Struktur Data Sederhana</text:span></text:p>
            <text:list xml:id="list3680341999345693109" text:style-name="L5">
              <text:list-item>
                <text:p text:style-name="P290"><text:span text:style-name="Strong_20_Emphasis">Bab 11: Array (Larik)</text:span> </text:p>
                <text:list>
                  <text:list-item>
                    <text:p text:style-name="P290">Apa itu array? (Kumpulan data sejenis dalam satu variabel). </text:p>
                  </text:list-item>
                  <text:list-item>
                    <text:p text:style-name="P290">Deklarasi Array Satu Dimensi. </text:p>
                  </text:list-item>
                  <text:list-item>
                    <text:p text:style-name="P290">Mengakses elemen array menggunakan indeks. </text:p>
                  </text:list-item>
                  <text:list-item>
                    <text:p text:style-name="P290">Mengisi dan menampilkan data dalam array (sering menggunakan perulangan <text:span text:style-name="Source_20_Text">FOR</text:span>). </text:p>
                  </text:list-item>
                  <text:list-item>
                    <text:p text:style-name="P290">Contoh kasus: menyimpan daftar nama, menyimpan nilai ujian siswa. </text:p>
                  </text:list-item>
                  <text:list-item>
                    <text:p text:style-name="P5">(Opsional) Pengenalan singkat Array Multi-Dimensi (misal: tabel 2x2). </text:p>
                  </text:list-item>
                </text:list>
              </text:list-item>
            </text:list>
            <text:p text:style-name="Text_20_body"><text:span text:style-name="Strong_20_Emphasis">Bagian 6: Penutup dan Langkah Berikutnya</text:span></text:p>
            <text:list xml:id="list576304995578541076" text:style-name="L6">
              <text:list-item>
                <text:p text:style-name="P291"><text:span text:style-name="Strong_20_Emphasis">Bab 12: Tips Debugging dan Penanganan Error Sederhana</text:span> </text:p>
                <text:list>
                  <text:list-item>
                    <text:p text:style-name="P291">Memahami jenis error (Compile-time, Run-time, Logic error). </text:p>
                  </text:list-item>
                  <text:list-item>
                    <text:p text:style-name="P291">Membaca pesan error dari <text:span text:style-name="Emphasis">compiler</text:span>. </text:p>
                  </text:list-item>
                  <text:list-item>
                    <text:p text:style-name="P291">Teknik debugging sederhana: </text:p>
                    <text:list>
                      <text:list-item>
                        <text:p text:style-name="P291">Menggunakan <text:span text:style-name="Source_20_Text">Writeln</text:span> untuk melacak nilai variabel. </text:p>
                      </text:list-item>
                      <text:list-item>
                        <text:p text:style-name="P291">Menggunakan fitur <text:span text:style-name="Emphasis">breakpoint</text:span> dan <text:span text:style-name="Emphasis">watch</text:span> dasar di Lazarus IDE. </text:p>
                      </text:list-item>
                    </text:list>
                  </text:list-item>
                </text:list>
              </text:list-item>
              <text:list-item>
                <text:p text:style-name="P291"><text:span text:style-name="Strong_20_Emphasis">Bab 13: Studi Kasus: Membuat Program Sederhana</text:span> </text:p>
                <text:list>
                  <text:list-item>
                    <text:p text:style-name="P291">Menggabungkan semua konsep yang telah dipelajari. </text:p>
                  </text:list-item>
                  <text:list-item>
                    <text:p text:style-name="P291">Contoh Proyek: Kalkulator sederhana, program tebak angka, aplikasi manajemen data sederhana (misal: daftar kontak sederhana di konsol). </text:p>
                  </text:list-item>
                </text:list>
              </text:list-item>
              <text:list-item>
                <text:p text:style-name="P291"><text:span text:style-name="Strong_20_Emphasis">Bab 14: Rangkuman dan Ke Mana Selanjutnya?</text:span> </text:p>
                <text:list>
                  <text:list-item>
                    <text:p text:style-name="P291">Review singkat konsep-konsep utama yang telah dipelajari. </text:p>
                  </text:list-item>
                  <text:list-item>
                    <text:p text:style-name="P291">Topik lanjutan yang bisa dipelajari: Tipe data Record, Operasi File (membaca/menulis ke file), Unit, Pengenalan Pemrograman Berorientasi Objek (OOP) di Free Pascal, Dasar-dasar GUI dengan Lazarus. </text:p>
                  </text:list-item>
                  <text:list-item>
                    <text:p text:style-name="P6">Sumber belajar tambahan (dokumentasi resmi, forum, komunitas). </text:p>
                  </text:list-item>
                </text:list>
              </text:list-item>
            </text:list>
            <text:p text:style-name="Text_20_body"><text:span text:style-name="Strong_20_Emphasis">Lampiran (Opsional)</text:span></text:p>
            <text:list xml:id="list746964640503115837" text:style-name="L7">
              <text:list-item>
                <text:p text:style-name="P292">Daftar Kata Kunci (Reserved Words) Free Pascal. </text:p>
              </text:list-item>
              <text:list-item>
                <text:p text:style-name="P292">Tabel Operator Pascal. </text:p>
              </text:list-item>
              <text:list-item>
                <text:p text:style-name="P7">Glosarium Istilah Pemrograman. </text:p>
              </text:list-item>
            </text:list>
            <text:p text:style-name="Text_20_body"><text:span text:style-name="Strong_20_Emphasis">Fitur Penting Lain dalam Setiap Bab:</text:span></text:p>
            <text:list xml:id="list1592878881987025639" text:style-name="L8">
              <text:list-item>
                <text:p text:style-name="P293"><text:span text:style-name="Strong_20_Emphasis">Tujuan Pembelajaran:</text:span> Apa yang akan dicapai pembaca setelah menyelesaikan bab. </text:p>
              </text:list-item>
              <text:list-item>
                <text:p text:style-name="P293"><text:span text:style-name="Strong_20_Emphasis">Contoh Kode:</text:span> Ilustrasi konsep dengan kode yang jelas dan bisa dijalankan. </text:p>
              </text:list-item>
              <text:list-item>
                <text:p text:style-name="P293"><text:soft-page-break/><text:span text:style-name="Strong_20_Emphasis">Penjelasan Kode:</text:span> Uraian baris per baris atau blok per blok dari contoh kode. </text:p>
              </text:list-item>
              <text:list-item>
                <text:p text:style-name="P293"><text:span text:style-name="Strong_20_Emphasis">Latihan Mandiri:</text:span> Soal-soal latihan untuk menguji pemahaman dan keterampilan. </text:p>
              </text:list-item>
              <text:list-item>
                <text:p text:style-name="P8"><text:span text:style-name="Strong_20_Emphasis">Rangkuman Bab:</text:span> Poin-poin penting yang dibahas dalam bab. </text:p>
              </text:list-item>
            </text:list>
            <text:p text:style-name="Text_20_body">Semoga outline ini bermanfaat sebagai titik awal pembuatan buku tutorial Free Pascal Anda!</text:p>
          </text:section>
          <text:section text:style-name="Sect1" text:name="feedback-form-0">
            <text:p text:style-name="P285"/>
          </text:section>
        </text:section>
        <text:section text:style-name="Sect1" text:name="99bfb3ea6e674785">
          <text:p text:style-name="Text_20_body"/>
          <text:section text:style-name="Sect1" text:name="user-query-content-1">
            <text:p text:style-name="P541">Pada Bab 1 Tambahkan prompt pada tiap bab untuk mendapatkan pengantar , pada tiap subbab/sub-subab untuk mendapatkan isi dengan pembahasan mendalam </text:p>
          </text:section>
          <text:p text:style-name="P285">Tampilkan alur berpikir</text:p>
          <text:section text:style-name="Sect2" text:name="model-response-message-contentr_99bfb3ea6e674785">
            <text:p text:style-name="Text_20_body">Baik, mari kita modifikasi <text:span text:style-name="Strong_20_Emphasis">Bab 1</text:span> dari outline sebelumnya untuk menyertakan <text:span text:style-name="Emphasis">prompt</text:span> spesifik yang bisa Anda gunakan (misalnya, dengan AI lain atau sebagai panduan penulisan) untuk menghasilkan konten pengantar bab dan pembahasan mendalam untuk setiap sub-babnya.</text:p>
            <text:p text:style-name="Horizontal_20_Line"/>
            <text:p text:style-name="Text_20_body"><text:span text:style-name="Strong_20_Emphasis">Bab 1: Pengantar Pemrograman dan Free Pascal</text:span></text:p>
            <text:list xml:id="list7208151738690965736" text:style-name="L9">
              <text:list-item>
                <text:p text:style-name="P9"><text:span text:style-name="Strong_20_Emphasis">[PROMPT UNTUK PENGANTAR BAB 1]:</text:span></text:p>
                <text:list>
                  <text:list-item>
                    <text:p text:style-name="P294">"Tuliskan sebuah paragraf pengantar yang menarik dan memotivasi untuk Bab 1 dari buku tutorial Free Pascal yang ditujukan bagi pemula absolut. Pengantar ini harus menyambut pembaca ke dunia pemrograman, menjelaskan secara singkat bahwa bab ini akan membahas konsep dasar 'apa itu pemrograman', 'apa itu algoritma', serta memperkenalkan bahasa Free Pascal sebagai alat belajar yang ideal. Akhiri dengan ajakan semangat untuk memulai perjalanan belajar pemrograman." </text:p>
                  </text:list-item>
                </text:list>
              </text:list-item>
              <text:list-item>
                <text:p text:style-name="P9"><text:span text:style-name="Strong_20_Emphasis">Sub-bab 1.1: Apa Itu Pemrograman?</text:span></text:p>
                <text:list>
                  <text:list-item>
                    <text:p text:style-name="P294"><text:span text:style-name="Strong_20_Emphasis">[PROMPT UNTUK SUB-BAB 1.1]:</text:span> </text:p>
                    <text:list>
                      <text:list-item>
                        <text:p text:style-name="P294">"Buatkan pembahasan mendalam untuk sub-bab 'Apa Itu Pemrograman?'. Jelaskan konsep pemrograman komputer dengan bahasa yang sangat sederhana untuk pemula. Gunakan minimal dua analogi yang mudah dipahami (misalnya, memberikan instruksi ke robot, menulis resep masakan yang sangat detail, atau menyusun instruksi perjalanan). Definisikan istilah kunci seperti 'program', 'kode sumber' (<text:span text:style-name="Emphasis">source code</text:span>), 'bahasa pemrograman', 'kompilator' (<text:span text:style-name="Emphasis">compiler</text:span>), dan jelaskan secara singkat bagaimana instruksi manusia (kode) diubah menjadi sesuatu yang dimengerti komputer. Tekankan bahwa inti pemrograman adalah memecahkan masalah dengan memberikan serangkaian instruksi logis." </text:p>
                      </text:list-item>
                    </text:list>
                  </text:list-item>
                </text:list>
              </text:list-item>
              <text:list-item>
                <text:p text:style-name="P9"><text:span text:style-name="Strong_20_Emphasis">Sub-bab 1.2: Algoritma dan Logika Pemrograman</text:span></text:p>
                <text:list>
                  <text:list-item>
                    <text:p text:style-name="P294"><text:soft-page-break/><text:span text:style-name="Strong_20_Emphasis">[PROMPT UNTUK SUB-BAB 1.2]:</text:span> </text:p>
                    <text:list>
                      <text:list-item>
                        <text:p text:style-name="P294">"Buatkan pembahasan mendalam untuk sub-bab 'Algoritma dan Logika Pemrograman'. Definisikan 'algoritma' sebagai urutan langkah-langkah logis dan terbatas untuk menyelesaikan suatu masalah atau mencapai tujuan tertentu. Berikan minimal dua contoh algoritma dalam kehidupan sehari-hari (misal: langkah-langkah membuat teh, langkah-langkah mencari kontak di ponsel). Jelaskan mengapa 'logika' sangat penting dalam pemrograman – bagaimana urutan dan ketepatan instruksi memengaruhi hasil. Singgung secara singkat konsep representasi algoritma seperti <text:span text:style-name="Emphasis">pseudocode</text:span> (kode semu) atau <text:span text:style-name="Emphasis">flowchart</text:span> (diagram alir) sebagai alat bantu berpikir, tanpa perlu menjelaskan simbol-simbolnya secara detail di bab ini." </text:p>
                      </text:list-item>
                    </text:list>
                  </text:list-item>
                </text:list>
              </text:list-item>
              <text:list-item>
                <text:p text:style-name="P9"><text:span text:style-name="Strong_20_Emphasis">Sub-bab 1.3: Sejarah Singkat Pascal dan Free Pascal</text:span></text:p>
                <text:list>
                  <text:list-item>
                    <text:p text:style-name="P294"><text:span text:style-name="Strong_20_Emphasis">[PROMPT UNTUK SUB-BAB 1.3]:</text:span> </text:p>
                    <text:list>
                      <text:list-item>
                        <text:p text:style-name="P294">"Buatkan pembahasan mendalam untuk sub-bab 'Sejarah Singkat Pascal dan Free Pascal'. Ceritakan asal-usul bahasa Pascal, siapa penciptanya (Niklaus Wirth), dan apa tujuan awal pembuatannya (sebagai bahasa pengajaran pemrograman yang terstruktur dan baik). Jelaskan bagaimana Free Pascal (FPC) muncul sebagai implementasi modern, <text:span text:style-name="Emphasis">open-source</text:span>, dan <text:span text:style-name="Emphasis">multi-platform</text:span> dari standar Pascal, yang menjaga kompatibilitas sambil menambahkan fitur-fitur baru. Sebutkan juga hubungannya dengan Lazarus IDE sebagai lingkungan pengembangan visual yang populer untuk Free Pascal." </text:p>
                      </text:list-item>
                    </text:list>
                  </text:list-item>
                </text:list>
              </text:list-item>
              <text:list-item>
                <text:p text:style-name="P9"><text:span text:style-name="Strong_20_Emphasis">Sub-bab 1.4: Mengapa Belajar Free Pascal?</text:span></text:p>
                <text:list>
                  <text:list-item>
                    <text:p text:style-name="P294"><text:span text:style-name="Strong_20_Emphasis">[PROMPT UNTUK SUB-BAB 1.4]:</text:span> </text:p>
                    <text:list>
                      <text:list-item>
                        <text:p text:style-name="P294">"Buatkan pembahasan mendalam yang argumentatif untuk sub-bab 'Mengapa Belajar Free Pascal?'. Jelaskan secara detail keunggulan Free Pascal, terutama bagi pemula, dengan menguraikan poin-poin berikut: </text:p>
                        <text:list>
                          <text:list-item>
                            <text:p text:style-name="P294"><text:span text:style-name="Strong_20_Emphasis">Sintaks yang Mudah Dibaca dan Dipahami:</text:span> Berikan contoh kecil (tanpa perlu detail cara kerjanya) bagaimana kodenya mirip bahasa Inggris alami. </text:p>
                          </text:list-item>
                          <text:list-item>
                            <text:p text:style-name="P294"><text:span text:style-name="Strong_20_Emphasis">Mendorong Pemrograman Terstruktur:</text:span> Jelaskan bagaimana strukturnya (<text:span text:style-name="Source_20_Text">begin..end</text:span>, prosedur, fungsi) membantu membangun kebiasaan pengkodean yang baik. </text:p>
                          </text:list-item>
                          <text:list-item>
                            <text:p text:style-name="P294"><text:span text:style-name="Strong_20_Emphasis">Tipe Data yang Kuat (</text:span><text:span text:style-name="Strong_20_Emphasis"><text:span text:style-name="Emphasis">Strongly Typed</text:span></text:span><text:span text:style-name="Strong_20_Emphasis">):</text:span> Jelaskan manfaatnya dalam mencegah kesalahan saat kompilasi. </text:p>
                          </text:list-item>
                          <text:list-item>
                            <text:p text:style-name="P294"><text:span text:style-name="Strong_20_Emphasis"><text:span text:style-name="Emphasis">Compiler</text:span></text:span><text:span text:style-name="Strong_20_Emphasis"> yang Cepat dan Andal:</text:span> Sebutkan kinerja FPC. </text:p>
                          </text:list-item>
                          <text:list-item>
                            <text:p text:style-name="P294"><text:span text:style-name="Strong_20_Emphasis"><text:span text:style-name="Emphasis">Cross-Platform</text:span></text:span><text:span text:style-name="Strong_20_Emphasis">:</text:span> Jelaskan artinya bisa dikompilasi dan dijalankan di Windows, Linux, macOS, dll. </text:p>
                          </text:list-item>
                          <text:list-item>
                            <text:p text:style-name="P294"><text:span text:style-name="Strong_20_Emphasis">Gratis dan </text:span><text:span text:style-name="Strong_20_Emphasis"><text:span text:style-name="Emphasis">Open Source</text:span></text:span><text:span text:style-name="Strong_20_Emphasis">:</text:span> Tekankan tidak ada biaya <text:soft-page-break/>lisensi dan kode sumbernya terbuka. </text:p>
                          </text:list-item>
                          <text:list-item>
                            <text:p text:style-name="P294"><text:span text:style-name="Strong_20_Emphasis">Didukung oleh Lazarus IDE:</text:span> Sebutkan kemudahan membuat program (termasuk GUI) dengan IDE ini. Akhiri dengan kesimpulan bahwa Free Pascal adalah fondasi yang kuat untuk mempelajari konsep pemrograman fundamental." </text:p>
                          </text:list-item>
                        </text:list>
                      </text:list-item>
                    </text:list>
                  </text:list-item>
                </text:list>
              </text:list-item>
              <text:list-item>
                <text:p text:style-name="P9"><text:span text:style-name="Strong_20_Emphasis">Sub-bab 1.5: Potensi Aplikasi Free Pascal</text:span></text:p>
                <text:list>
                  <text:list-item>
                    <text:p text:style-name="P294"><text:span text:style-name="Strong_20_Emphasis">[PROMPT UNTUK SUB-BAB 1.5]:</text:span> </text:p>
                    <text:list>
                      <text:list-item>
                        <text:p text:style-name="P294">"Buatkan pembahasan mendalam untuk sub-bab 'Potensi Aplikasi Free Pascal'. Berikan gambaran tentang jenis-jenis perangkat lunak yang bisa dibuat menggunakan Free Pascal dan Lazarus, meskipun buku ini fokus pada dasar. Jelaskan secara singkat (1-2 kalimat untuk masing-masing) contoh aplikasi di bidang: </text:p>
                        <text:list>
                          <text:list-item>
                            <text:p text:style-name="P294"><text:span text:style-name="Strong_20_Emphasis">Aplikasi Konsol/Teks:</text:span> (Contoh: utilitas kecil, game berbasis teks). </text:p>
                          </text:list-item>
                          <text:list-item>
                            <text:p text:style-name="P294"><text:span text:style-name="Strong_20_Emphasis">Aplikasi Desktop dengan GUI:</text:span> (Contoh: kalkulator, aplikasi kasir sederhana, entry data - sebutkan peran Lazarus di sini). </text:p>
                          </text:list-item>
                          <text:list-item>
                            <text:p text:style-name="P294"><text:span text:style-name="Strong_20_Emphasis">Pendidikan dan Sains:</text:span> (Contoh: simulasi sederhana, alat bantu hitung). </text:p>
                          </text:list-item>
                          <text:list-item>
                            <text:p text:style-name="P294"><text:span text:style-name="Strong_20_Emphasis">(Singgung Sedikit) Game Development:</text:span> (Contoh: game 2D sederhana). </text:p>
                          </text:list-item>
                          <text:list-item>
                            <text:p text:style-name="P9"><text:span text:style-name="Strong_20_Emphasis">(Singgung Sedikit) Pengembangan Web Sisi Server:</text:span> (Sebutkan keberadaan framework jika relevan). Tujuannya adalah untuk memberikan wawasan dan motivasi kepada pembaca tentang apa yang mungkin dicapai setelah menguasai dasar-dasarnya." </text:p>
                          </text:list-item>
                        </text:list>
                      </text:list-item>
                    </text:list>
                  </text:list-item>
                </text:list>
              </text:list-item>
            </text:list>
            <text:p text:style-name="Horizontal_20_Line"/>
            <text:p text:style-name="Text_20_body">Anda dapat menggunakan <text:span text:style-name="Emphasis">prompt</text:span> di atas sebagai dasar untuk menghasilkan teks untuk setiap bagian Bab 1. Anda bisa mengulangi pola ini untuk bab-bab selanjutnya dalam outline buku tersebut.</text:p>
          </text:section>
          <text:section text:style-name="Sect1" text:name="feedback-form-1">
            <text:p text:style-name="P285"/>
          </text:section>
        </text:section>
        <text:section text:style-name="Sect1" text:name="1f9dc340db836a57">
          <text:p text:style-name="Text_20_body"/>
          <text:section text:style-name="Sect1" text:name="user-query-content-2">
            <text:p text:style-name="P541">Pada Bab 2 Tambahkan prompt pada tiap bab untuk mendapatkan pengantar , pada tiap subbab/sub-subab untuk mendapatkan isi dengan pembahasan mendalam </text:p>
          </text:section>
          <text:p text:style-name="P285">Tampilkan alur berpikir</text:p>
          <text:section text:style-name="Sect2" text:name="model-response-message-contentr_1f9dc340db836a57">
            <text:p text:style-name="Text_20_body">Tentu, mari kita lanjutkan pola yang sama untuk <text:span text:style-name="Strong_20_Emphasis">Bab 2</text:span> dari outline buku tutorial Free Pascal Anda.</text:p>
            <text:p text:style-name="Horizontal_20_Line"/>
            <text:p text:style-name="Text_20_body"><text:span text:style-name="Strong_20_Emphasis">Bab 2: Mempersiapkan Lingkungan Belajar</text:span></text:p>
            <text:list xml:id="list4735423822342627755" text:style-name="L10">
              <text:list-item>
                <text:p text:style-name="P10"><text:soft-page-break/><text:span text:style-name="Strong_20_Emphasis">[PROMPT UNTUK PENGANTAR BAB 2]:</text:span></text:p>
                <text:list>
                  <text:list-item>
                    <text:p text:style-name="P295">"Tuliskan sebuah paragraf pengantar untuk Bab 2 buku tutorial Free Pascal pemula. Ingatkan pembaca bahwa setelah mengenal konsep dasar di Bab 1, kini saatnya masuk ke persiapan praktis. Jelaskan bahwa bab ini adalah panduan esensial untuk menyiapkan 'bengkel kerja' digital mereka, yaitu menginstal perangkat lunak yang dibutuhkan (Free Pascal Compiler dan Lazarus IDE). Sampaikan bahwa mengikuti langkah-langkah di bab ini akan memastikan mereka siap untuk menulis, menguji, dan menjalankan program Pascal pertama mereka. Berikan semangat bahwa ini adalah langkah krusial menuju pengalaman <text:span text:style-name="Emphasis">coding</text:span> yang sebenarnya." </text:p>
                  </text:list-item>
                </text:list>
              </text:list-item>
              <text:list-item>
                <text:p text:style-name="P10"><text:span text:style-name="Strong_20_Emphasis">Sub-bab 2.1: Instalasi Free Pascal Compiler (FPC) dan Lazarus IDE</text:span></text:p>
                <text:list>
                  <text:list-item>
                    <text:p text:style-name="P295"><text:span text:style-name="Strong_20_Emphasis">[PROMPT UNTUK SUB-BAB 2.1]:</text:span> </text:p>
                    <text:list>
                      <text:list-item>
                        <text:p text:style-name="P295">"Buatkan pembahasan mendalam dan panduan instalasi <text:span text:style-name="Emphasis">step-by-step</text:span> yang sangat jelas untuk sub-bab 'Instalasi Free Pascal Compiler (FPC) dan Lazarus IDE'. Awali dengan penjelasan singkat: FPC adalah 'mesin' yang menerjemahkan kode Pascal, sedangkan Lazarus IDE adalah 'lingkungan kerja terpadu' yang menyediakan editor teks, tombol <text:span text:style-name="Emphasis">compiler</text:span>, <text:span text:style-name="Emphasis">debugger</text:span>, dan alat bantu lainnya dalam satu paket. Kemudian, berikan instruksi detail untuk menginstal Lazarus (yang biasanya sudah termasuk FPC) pada sistem operasi Windows (sebagai fokus utama): </text:p>
                        <text:list>
                          <text:list-item>
                            <text:p text:style-name="P295"><text:span text:style-name="Strong_20_Emphasis">Unduh Installer:</text:span> Arahkan pembaca ke situs resmi Lazarus (<text:span text:style-name="Source_20_Text">lazarus-ide.org</text:span>) atau sumber terpercaya lainnya. Jelaskan cara menemukan halaman unduhan dan memilih versi stabil terbaru yang sesuai untuk Windows (misalnya, 64-bit atau 32-bit). </text:p>
                          </text:list-item>
                          <text:list-item>
                            <text:p text:style-name="P295"><text:span text:style-name="Strong_20_Emphasis">Jalankan Installer:</text:span> Instruksikan untuk menjalankan file <text:span text:style-name="Source_20_Text">.exe</text:span> yang sudah diunduh. </text:p>
                          </text:list-item>
                          <text:list-item>
                            <text:p text:style-name="P295"><text:span text:style-name="Strong_20_Emphasis">Proses Instalasi:</text:span> Pandu pembaca melalui layar-layar wizard instalasi. Jelaskan opsi-opsi umum seperti persetujuan lisensi, pemilihan direktori instalasi (sarankan untuk menggunakan default jika ragu), pemilihan komponen (lagi-lagi, sarankan default untuk pemula), dan pembuatan shortcut. </text:p>
                          </text:list-item>
                          <text:list-item>
                            <text:p text:style-name="P295"><text:span text:style-name="Strong_20_Emphasis">Verifikasi Instalasi:</text:span> Berikan cara untuk memastikan instalasi berhasil, misalnya dengan mencoba menjalankan Lazarus IDE dari shortcut yang dibuat. Sebutkan secara singkat jika ada catatan khusus untuk pengguna Linux atau macOS (misalnya, menggunakan manajer paket atau mengunduh format file yang berbeda), namun fokus utama tetap pada Windows. Sarankan untuk merujuk ke dokumentasi resmi Lazarus jika menemui kesulitan spesifik pada OS lain." </text:p>
                          </text:list-item>
                        </text:list>
                      </text:list-item>
                      <text:list-item>
                        <text:p text:style-name="P295"><text:soft-page-break/><text:span text:style-name="Strong_20_Emphasis">Catatan Penting:</text:span> Ingatkan pembaca bahwa tampilan <text:span text:style-name="Emphasis">installer</text:span> bisa sedikit berbeda antar versi, tetapi langkah-langkah intinya umumnya sama. Sangat disarankan menyertakan <text:span text:style-name="Emphasis">screenshot</text:span> untuk setiap langkah kunci dalam buku sebenarnya. </text:p>
                      </text:list-item>
                    </text:list>
                  </text:list-item>
                </text:list>
              </text:list-item>
              <text:list-item>
                <text:p text:style-name="P10"><text:span text:style-name="Strong_20_Emphasis">Sub-bab 2.2: Mengenal Antarmuka Lazarus IDE</text:span></text:p>
                <text:list>
                  <text:list-item>
                    <text:p text:style-name="P295"><text:span text:style-name="Strong_20_Emphasis">[PROMPT UNTUK SUB-BAB 2.2]:</text:span> </text:p>
                    <text:list>
                      <text:list-item>
                        <text:p text:style-name="P295">"Buatkan pembahasan mendalam untuk sub-bab 'Mengenal Antarmuka Lazarus IDE'. Tujuannya adalah membuat pemula familiar dengan lingkungan kerja utama mereka. Setelah Lazarus berhasil diinstal dan dijalankan, jelaskan bagian-bagian utama dari jendela Lazarus IDE yang akan sering digunakan untuk pemrograman konsol dasar: </text:p>
                        <text:list>
                          <text:list-item>
                            <text:p text:style-name="P295"><text:span text:style-name="Strong_20_Emphasis">Jendela Utama (Main Window):</text:span> Identifikasi Menu Bar (File, Edit, Search, View, Project, Run, Tools, Window, Help) dan sebutkan fungsi beberapa menu penting secara singkat (misal: File untuk operasi file, Run untuk eksekusi program). Identifikasi juga Toolbar utama dengan ikon-ikon umum (New, Open, Save, Save All, Run (F9), Pause, Stop, Step Over (F8), Step Into (F7)). </text:p>
                          </text:list-item>
                          <text:list-item>
                            <text:p text:style-name="P295"><text:span text:style-name="Strong_20_Emphasis">Editor Kode (Source Editor):</text:span> Jelaskan bahwa ini adalah area utama untuk mengetik kode program Pascal. Sebutkan fitur bantuan seperti <text:span text:style-name="Emphasis">syntax highlighting</text:span> (pewarnaan kode otomatis untuk membedakan elemen sintaks) dan mungkin <text:span text:style-name="Emphasis">code completion</text:span> (saran kode otomatis, jika relevan di awal). </text:p>
                          </text:list-item>
                          <text:list-item>
                            <text:p text:style-name="P295"><text:span text:style-name="Strong_20_Emphasis">Jendela Pesan (Messages Window):</text:span> Jelaskan fungsinya sebagai tempat vital untuk melihat output dari <text:span text:style-name="Emphasis">compiler</text:span> – apakah kompilasi sukses, ada peringatan (<text:span text:style-name="Emphasis">warning</text:span>), atau ada kesalahan (<text:span text:style-name="Emphasis">error</text:span>) beserta nomor barisnya. </text:p>
                          </text:list-item>
                          <text:list-item>
                            <text:p text:style-name="P295"><text:span text:style-name="Strong_20_Emphasis">(Opsional) Object Inspector:</text:span> Jelaskan secara singkat saja bahwa jendela ini digunakan untuk mengatur properti komponen visual saat membuat aplikasi GUI, tetapi mungkin tidak akan banyak digunakan saat membuat program konsol sederhana di awal-awal. Gunakan bahasa yang sederhana dan hindari detail berlebih agar pemula tidak merasa kewalahan. Fokus pada elemen yang akan langsung mereka gunakan." </text:p>
                          </text:list-item>
                        </text:list>
                      </text:list-item>
                    </text:list>
                  </text:list-item>
                </text:list>
              </text:list-item>
              <text:list-item>
                <text:p text:style-name="P10"><text:span text:style-name="Strong_20_Emphasis">Sub-bab 2.3: Membuat Proyek Baru di Lazarus</text:span></text:p>
                <text:list>
                  <text:list-item>
                    <text:p text:style-name="P295"><text:span text:style-name="Strong_20_Emphasis">[PROMPT UNTUK SUB-BAB 2.3]:</text:span> </text:p>
                    <text:list>
                      <text:list-item>
                        <text:p text:style-name="P295">"Buatkan pembahasan mendalam dan panduan langkah demi langkah untuk sub-bab 'Membuat Proyek Baru di Lazarus'. Instruksikan pembaca cara memulai kanvas kosong untuk program pertama mereka, dengan fokus pada tipe proyek konsol: </text:p>
                        <text:list>
                          <text:list-item>
                            <text:p text:style-name="P295"><text:span text:style-name="Strong_20_Emphasis">Mulai Proyek Baru:</text:span> Pandu cara menggunakan menu <text:soft-page-break/><text:span text:style-name="Source_20_Text">File</text:span> -&gt; <text:span text:style-name="Source_20_Text">New...</text:span>. </text:p>
                          </text:list-item>
                          <text:list-item>
                            <text:p text:style-name="P295"><text:span text:style-name="Strong_20_Emphasis">Pilih Tipe Proyek:</text:span> Jelaskan berbagai opsi yang mungkin muncul dan arahkan untuk memilih tipe proyek yang paling dasar untuk aplikasi non-GUI, biasanya bernama 'Program', 'Simple Program', atau 'Console Application'. </text:p>
                          </text:list-item>
                          <text:list-item>
                            <text:p text:style-name="P295"><text:span text:style-name="Strong_20_Emphasis">Kode Awal:</text:span> Tunjukkan kerangka kode minimal yang biasanya otomatis dibuat oleh Lazarus untuk tipe proyek ini (contoh: <text:span text:style-name="Source_20_Text">program Project1; uses SysUtils; begin { TODO -oUser -cConsole Main : Insert code here } end.</text:span>). Jelaskan secara singkat arti baris-baris dasar ini (akan dibahas lebih detail nanti). </text:p>
                          </text:list-item>
                          <text:list-item>
                            <text:p text:style-name="P10"><text:span text:style-name="Strong_20_Emphasis">Simpan Proyek:</text:span> Tekankan pentingnya segera menyimpan proyek yang baru dibuat menggunakan <text:span text:style-name="Source_20_Text">File</text:span> -&gt; <text:span text:style-name="Source_20_Text">Save All</text:span>. Jelaskan bahwa Lazarus akan meminta untuk menyimpan dua jenis file utama: file proyek (<text:span text:style-name="Source_20_Text">.lpi</text:span> - Lazarus Project Information) dan file unit kode sumber (<text:span text:style-name="Source_20_Text">.pas</text:span> - Pascal source). Berikan saran untuk membuat folder khusus untuk setiap proyek dan menggunakan nama file yang deskriptif (misal, <text:span text:style-name="Source_20_Text">Latihan1.lpi</text:span> dan <text:span text:style-name="Source_20_Text">UnitLatihan1.pas</text:span>)." </text:p>
                          </text:list-item>
                        </text:list>
                      </text:list-item>
                    </text:list>
                  </text:list-item>
                </text:list>
              </text:list-item>
            </text:list>
            <text:p text:style-name="Horizontal_20_Line"/>
            <text:p text:style-name="Text_20_body">Dengan prompt ini, Anda bisa menghasilkan konten yang detail dan terstruktur untuk Bab 2, memandu pemula melalui proses persiapan lingkungan pengembangan Free Pascal menggunakan Lazarus IDE.</text:p>
          </text:section>
          <text:section text:style-name="Sect1" text:name="feedback-form-2">
            <text:p text:style-name="P285"/>
          </text:section>
        </text:section>
        <text:section text:style-name="Sect1" text:name="9b741b79ea590f4c">
          <text:p text:style-name="Text_20_body"/>
          <text:section text:style-name="Sect1" text:name="user-query-content-3">
            <text:p text:style-name="P541">Pada Bab 2 Tambahkan prompt pada tiap bab untuk mendapatkan pengantar , pada tiap subbab/sub-subab untuk mendapatkan isi dengan pembahasan mendalam </text:p>
          </text:section>
          <text:p text:style-name="P285">Tampilkan alur berpikir</text:p>
          <text:section text:style-name="Sect2" text:name="model-response-message-contentr_9b741b79ea590f4c">
            <text:p text:style-name="Text_20_body">Sepertinya ada pengulangan permintaan. Saya sudah memberikan <text:span text:style-name="Emphasis">prompt</text:span> untuk pengantar Bab 2 dan pembahasan mendalam sub-babnya pada respons sebelumnya.</text:p>
            <text:p text:style-name="Text_20_body">Apakah Anda ingin saya membuatkan <text:span text:style-name="Emphasis">prompt</text:span> untuk <text:span text:style-name="Strong_20_Emphasis">Bab 3: Program Pascal Pertama Anda</text:span>? Atau ada bagian spesifik dari Bab 2 yang ingin Anda klarifikasi atau tambahkan <text:span text:style-name="Emphasis">prompt</text:span> lagi?</text:p>
            <text:p text:style-name="Text_20_body">Jika Anda ingin melanjutkan ke Bab 3, berikut adalah <text:span text:style-name="Emphasis">prompt</text:span> yang bisa Anda gunakan:</text:p>
            <text:p text:style-name="Horizontal_20_Line"/>
            <text:p text:style-name="Text_20_body"><text:span text:style-name="Strong_20_Emphasis">Bab 3: Program Pascal Pertama Anda</text:span></text:p>
            <text:list xml:id="list7504573561319373971" text:style-name="L11">
              <text:list-item>
                <text:p text:style-name="P11"><text:span text:style-name="Strong_20_Emphasis">[PROMPT UNTUK PENGANTAR BAB 3]:</text:span></text:p>
                <text:list>
                  <text:list-item>
                    <text:p text:style-name="P296">"Tuliskan paragraf pengantar untuk Bab 3 buku tutorial Free Pascal <text:soft-page-break/>pemula. Bangun antusiasme pembaca dengan menyatakan bahwa setelah berhasil menyiapkan lingkungan di Bab 2, inilah saatnya mereka benar-benar menulis kode! Jelaskan bahwa bab ini akan memandu mereka membuat program pertama yang sangat mendasar namun ikonik, yaitu 'Hello, World!'. Sampaikan bahwa melalui proses ini, mereka akan mempelajari struktur esensial sebuah program Pascal, cara menggunakan editor di Lazarus, serta siklus kerja penting: menulis, menyimpan, mengompilasi (menerjemahkan kode), dan menjalankan program. Tegaskan bahwa ini adalah langkah awal yang nyata dan memuaskan dalam perjalanan pemrograman." </text:p>
                  </text:list-item>
                </text:list>
              </text:list-item>
              <text:list-item>
                <text:p text:style-name="P11"><text:span text:style-name="Strong_20_Emphasis">Sub-bab 3.1: Struktur Dasar Program Pascal</text:span></text:p>
                <text:list>
                  <text:list-item>
                    <text:p text:style-name="P296"><text:span text:style-name="Strong_20_Emphasis">[PROMPT UNTUK SUB-BAB 3.1]:</text:span> </text:p>
                    <text:list>
                      <text:list-item>
                        <text:p text:style-name="P296">"Buatkan pembahasan mendalam untuk sub-bab 'Struktur Dasar Program Pascal'. Uraikan kerangka atau anatomi dasar yang dimiliki oleh hampir setiap program Pascal. Jelaskan setiap bagian utama berikut ini dengan bahasa yang mudah dipahami pemula: </text:p>
                        <text:list>
                          <text:list-item>
                            <text:p text:style-name="P296"><text:span text:style-name="Strong_20_Emphasis"><text:span text:style-name="Source_20_Text">program NamaProgram;</text:span></text:span>: Terangkan fungsinya sebagai kepala atau judul program (walaupun tidak wajib di Free Pascal modern, baik untuk dikenalkan sebagai standar). </text:p>
                          </text:list-item>
                          <text:list-item>
                            <text:p text:style-name="P296"><text:span text:style-name="Strong_20_Emphasis"><text:span text:style-name="Source_20_Text">uses NamaUnit;</text:span></text:span>: Jelaskan bahwa baris ini digunakan untuk 'meminjam' fungsionalitas dari pustaka kode lain (unit), seperti <text:span text:style-name="Source_20_Text">SysUtils</text:span> yang menyediakan perintah dasar. Beri analogi seperti mengimpor peralatan tambahan. </text:p>
                          </text:list-item>
                          <text:list-item>
                            <text:p text:style-name="P296"><text:span text:style-name="Strong_20_Emphasis">Blok </text:span><text:span text:style-name="Strong_20_Emphasis"><text:span text:style-name="Source_20_Text">begin ... end.</text:span></text:span>: Tekankan bahwa ini adalah bagian inti tempat semua instruksi yang akan dijalankan oleh komputer ditulis. Jelaskan makna titik (<text:span text:style-name="Source_20_Text">.</text:span>) setelah <text:span text:style-name="Source_20_Text">end</text:span> terakhir sebagai penanda akhir program yang mutlak. </text:p>
                          </text:list-item>
                          <text:list-item>
                            <text:p text:style-name="P296"><text:span text:style-name="Strong_20_Emphasis">Area Deklarasi (Sebelum </text:span><text:span text:style-name="Strong_20_Emphasis"><text:span text:style-name="Source_20_Text">begin</text:span></text:span><text:span text:style-name="Strong_20_Emphasis">)</text:span>: Singgung secara singkat bahwa ada tempat khusus (sebelum <text:span text:style-name="Source_20_Text">begin</text:span>) untuk mendefinisikan 'bahan-bahan' program seperti variabel (<text:span text:style-name="Source_20_Text">var</text:span>), konstanta (<text:span text:style-name="Source_20_Text">const</text:span>), tipe data (<text:span text:style-name="Source_20_Text">type</text:span>), prosedur, dan fungsi, yang akan dibahas lebih lanjut di bab berikutnya." </text:p>
                          </text:list-item>
                        </text:list>
                      </text:list-item>
                    </text:list>
                  </text:list-item>
                </text:list>
              </text:list-item>
              <text:list-item>
                <text:p text:style-name="P11"><text:span text:style-name="Strong_20_Emphasis">Sub-bab 3.2: Menulis Program "Hello, World!"</text:span></text:p>
                <text:list>
                  <text:list-item>
                    <text:p text:style-name="P296"><text:span text:style-name="Strong_20_Emphasis">[PROMPT UNTUK SUB-BAB 3.2]:</text:span> </text:p>
                    <text:list>
                      <text:list-item>
                        <text:p text:style-name="P296">"Buatkan panduan praktis dan pembahasan mendalam untuk sub-bab 'Menulis Program "Hello, World!"'. Berikan instruksi langkah demi langkah yang sangat jelas untuk mengetikkan kode program 'Hello, World!' di dalam editor Lazarus, sesuai dengan struktur yang baru dijelaskan. Tampilkan contoh kode <text:soft-page-break/>lengkapnya: </text:p>
                        <text:p text:style-name="P11">Delphi</text:p>
                        <text:p text:style-name="P543"><text:span text:style-name="Source_20_Text">program HelloWorld;</text:span></text:p>
                        <text:p text:style-name="P543"><text:span text:style-name="Source_20_Text">uses</text:span></text:p>
                        <text:p text:style-name="P543"><text:span text:style-name="Source_20_Text"><text:s text:c="2"/>SysUtils; // Unit standar yang sering dipakai</text:span></text:p>
                        <text:p text:style-name="P543"><text:span text:style-name="Source_20_Text">begin</text:span></text:p>
                        <text:p text:style-name="P543"><text:span text:style-name="Source_20_Text"><text:s text:c="2"/>WriteLn('Hello, World!'); // Perintah untuk menampilkan teks</text:span></text:p>
                        <text:p text:style-name="P543"><text:span text:style-name="Source_20_Text"><text:s text:c="2"/>// ReadLn; // Opsional, untuk menahan jendela output</text:span></text:p>
                        <text:p text:style-name="P603"><text:span text:style-name="Source_20_Text">end.</text:span></text:p>
                        <text:p text:style-name="P296">Jelaskan secara rinci fungsi perintah <text:span text:style-name="Source_20_Text">WriteLn('Hello, World!');</text:span> yaitu untuk menampilkan teks yang ada di dalam tanda kutip ke layar, lalu memindahkan kursor ke baris baru. Jika menggunakan <text:span text:style-name="Source_20_Text">ReadLn</text:span> di akhir, jelaskan juga fungsinya untuk menunggu pengguna menekan Enter sebelum program selesai, agar jendela output tidak langsung hilang." </text:p>
                      </text:list-item>
                    </text:list>
                  </text:list-item>
                </text:list>
              </text:list-item>
              <text:list-item>
                <text:p text:style-name="P11"><text:span text:style-name="Strong_20_Emphasis">Sub-bab 3.3: Menyimpan, Mengompilasi, dan Menjalankan Program</text:span></text:p>
                <text:list>
                  <text:list-item>
                    <text:p text:style-name="P296"><text:span text:style-name="Strong_20_Emphasis">[PROMPT UNTUK SUB-BAB 3.3]:</text:span> </text:p>
                    <text:list>
                      <text:list-item>
                        <text:p text:style-name="P296">"Buatkan pembahasan mendalam dan panduan langkah demi langkah untuk sub-bab 'Menyimpan, Mengompilasi, dan Menjalankan Program'. Jelaskan siklus kerja dasar setelah kode 'Hello, World!' ditulis: </text:p>
                        <text:list>
                          <text:list-item>
                            <text:p text:style-name="P296"><text:span text:style-name="Strong_20_Emphasis">Menyimpan:</text:span> Ingatkan kembali pentingnya menyimpan file (<text:span text:style-name="Source_20_Text">.pas</text:span> dan <text:span text:style-name="Source_20_Text">.lpi</text:span>) menggunakan <text:span text:style-name="Source_20_Text">File -&gt; Save All</text:span> sebelum melanjutkan. </text:p>
                          </text:list-item>
                          <text:list-item>
                            <text:p text:style-name="P296"><text:span text:style-name="Strong_20_Emphasis">Mengompilasi (Compile):</text:span> Jelaskan konsep kompilasi sebagai proses penerjemahan kode Pascal (yang dimengerti manusia) menjadi kode mesin (yang dimengerti komputer). Tunjukkan cara melakukan kompilasi di Lazarus (misal, menu <text:span text:style-name="Source_20_Text">Run -&gt; Compile</text:span>, atau ikon toolbar, atau shortcut <text:span text:style-name="Source_20_Text">Ctrl+F9</text:span>). Pandu cara membaca output di Jendela Pesan (Messages) untuk melihat apakah kompilasi berhasil ('Compile Project, Target ... : Success') atau gagal (ada pesan error). </text:p>
                          </text:list-item>
                          <text:list-item>
                            <text:p text:style-name="P296"><text:span text:style-name="Strong_20_Emphasis">Menjalankan (Run):</text:span> Jelaskan cara mengeksekusi program yang sudah berhasil dikompilasi (menu <text:span text:style-name="Source_20_Text">Run -&gt; Run</text:span>, atau ikon toolbar, atau shortcut <text:span text:style-name="Source_20_Text">F9</text:span>). Jelaskan di mana output ('Hello, World!') akan muncul (di jendela terminal/konsol yang tampil)." </text:p>
                          </text:list-item>
                        </text:list>
                      </text:list-item>
                    </text:list>
                  </text:list-item>
                </text:list>
              </text:list-item>
              <text:list-item>
                <text:p text:style-name="P11"><text:span text:style-name="Strong_20_Emphasis">Sub-bab 3.4: Memahami Pesan Kesalahan Sederhana</text:span></text:p>
                <text:list>
                  <text:list-item>
                    <text:p text:style-name="P296"><text:span text:style-name="Strong_20_Emphasis">[PROMPT UNTUK SUB-BAB 3.4]:</text:span> </text:p>
                    <text:list>
                      <text:list-item>
                        <text:p text:style-name="P296">"Buatkan pembahasan mendalam untuk sub-bab 'Memahami Pesan Kesalahan Sederhana'. Normalisasi konsep kesalahan <text:soft-page-break/>(<text:span text:style-name="Emphasis">error</text:span> atau <text:span text:style-name="Emphasis">bug</text:span>) dalam pemrograman untuk pemula. Fokus pada <text:span text:style-name="Emphasis">compile-time error</text:span> (kesalahan sintaks yang terdeteksi saat kompilasi). Berikan 2-3 contoh kesalahan umum pemula (misalnya, lupa titik koma <text:span text:style-name="Source_20_Text">;</text:span> di akhir pernyataan, salah ketik <text:span text:style-name="Source_20_Text">Writeln</text:span> menjadi <text:span text:style-name="Source_20_Text">Writen</text:span>, lupa tanda kutip penutup pada teks). Tunjukkan bagaimana Lazarus menampilkan pesan error di Jendela Pesan (Messages), biasanya menyertakan deskripsi singkat dan nomor baris lokasi error. Ajarkan strategi dasar untuk membaca pesan error dan mencoba memperbaikinya." </text:p>
                      </text:list-item>
                    </text:list>
                  </text:list-item>
                </text:list>
              </text:list-item>
              <text:list-item>
                <text:p text:style-name="P11"><text:span text:style-name="Strong_20_Emphasis">Sub-bab 3.5: Pentingnya Komentar dalam Kode</text:span></text:p>
                <text:list>
                  <text:list-item>
                    <text:p text:style-name="P296"><text:span text:style-name="Strong_20_Emphasis">[PROMPT UNTUK SUB-BAB 3.5]:</text:span> </text:p>
                    <text:list>
                      <text:list-item>
                        <text:p text:style-name="P296">"Buatkan pembahasan mendalam untuk sub-bab 'Pentingnya Komentar dalam Kode'. Jelaskan apa itu komentar (teks dalam kode yang diabaikan <text:span text:style-name="Emphasis">compiler</text:span>). Terangkan fungsi utamanya: </text:p>
                        <text:list>
                          <text:list-item>
                            <text:p text:style-name="P296">Memberikan penjelasan atau dokumentasi tentang bagian kode tertentu agar mudah dipahami oleh diri sendiri di kemudian hari atau oleh orang lain. </text:p>
                          </text:list-item>
                          <text:list-item>
                            <text:p text:style-name="P296">Menonaktifkan sementara baris kode tertentu (disebut <text:span text:style-name="Emphasis">commenting out</text:span>) untuk tujuan pengujian atau <text:span text:style-name="Emphasis">debugging</text:span>. Ajarkan cara membuat komentar di Pascal: </text:p>
                          </text:list-item>
                          <text:list-item>
                            <text:p text:style-name="P296">Komentar satu baris: <text:span text:style-name="Source_20_Text">// Teks komentar</text:span> </text:p>
                          </text:list-item>
                          <text:list-item>
                            <text:p text:style-name="P11">Komentar blok: <text:span text:style-name="Source_20_Text">{ Teks komentar bisa beberapa baris }</text:span> atau <text:span text:style-name="Source_20_Text">(* Teks komentar blok gaya lain *)</text:span>. Berikan contoh penggunaan komentar yang baik dalam konteks program 'Hello, World!' atau contoh sederhana lainnya. Tekankan bahwa ini adalah praktik yang sangat dianjurkan." </text:p>
                          </text:list-item>
                        </text:list>
                      </text:list-item>
                    </text:list>
                  </text:list-item>
                </text:list>
              </text:list-item>
            </text:list>
            <text:p text:style-name="Horizontal_20_Line"/>
            <text:p text:style-name="Text_20_body">Silakan beri tahu saya jika Anda ingin melanjutkan ke Bab 4 atau jika ada permintaan lain.</text:p>
          </text:section>
          <text:section text:style-name="Sect1" text:name="feedback-form-3">
            <text:p text:style-name="P285"/>
          </text:section>
        </text:section>
        <text:section text:style-name="Sect1" text:name="8710d22da26efe2b">
          <text:p text:style-name="Text_20_body"/>
          <text:section text:style-name="Sect1" text:name="user-query-content-4">
            <text:p text:style-name="P541">Pada Bab 4 Tambahkan prompt pada tiap bab untuk mendapatkan pengantar , pada tiap subbab/sub-subab untuk mendapatkan isi dengan pembahasan mendalam </text:p>
          </text:section>
          <text:p text:style-name="P285">Tampilkan alur berpikir</text:p>
          <text:section text:style-name="Sect2" text:name="model-response-message-contentr_8710d22da26efe2b">
            <text:p text:style-name="Text_20_body">Oke, mari kita siapkan <text:span text:style-name="Emphasis">prompt</text:span> untuk <text:span text:style-name="Strong_20_Emphasis">Bab 4: Variabel, Tipe Data, dan Konstanta</text:span>.</text:p>
            <text:p text:style-name="Horizontal_20_Line"/>
            <text:p text:style-name="Text_20_body"><text:span text:style-name="Strong_20_Emphasis">Bab 4: Variabel, Tipe Data, dan Konstanta</text:span></text:p>
            <text:list xml:id="list8695731449231798225" text:style-name="L12">
              <text:list-item>
                <text:p text:style-name="P12"><text:span text:style-name="Strong_20_Emphasis">[PROMPT UNTUK PENGANTAR BAB 4]:</text:span></text:p>
                <text:list>
                  <text:list-item>
                    <text:p text:style-name="P297">"Tuliskan paragraf pengantar yang jelas untuk Bab 4 dari buku tutorial <text:soft-page-break/>Free Pascal pemula. Awali dengan menghubungkan ke bab sebelumnya (membuat program sederhana) dan jelaskan bahwa untuk membuat program yang lebih interaktif dan berguna, kita perlu cara untuk menyimpan dan memanipulasi data. Perkenalkan tiga konsep kunci yang akan dibahas di bab ini: <text:span text:style-name="Strong_20_Emphasis">Variabel</text:span> sebagai wadah data yang nilainya bisa berubah, <text:span text:style-name="Strong_20_Emphasis">Tipe Data</text:span> sebagai penentu jenis data yang bisa disimpan, dan <text:span text:style-name="Strong_20_Emphasis">Konstanta</text:span> sebagai wadah data yang nilainya tetap. Tekankan bahwa penguasaan konsep ini adalah fondasi penting untuk semua pemrograman." </text:p>
                  </text:list-item>
                </text:list>
              </text:list-item>
              <text:list-item>
                <text:p text:style-name="P12"><text:span text:style-name="Strong_20_Emphasis">Sub-bab 4.1: Apa Itu Variabel?</text:span></text:p>
                <text:list>
                  <text:list-item>
                    <text:p text:style-name="P297"><text:span text:style-name="Strong_20_Emphasis">[PROMPT UNTUK SUB-BAB 4.1]:</text:span> </text:p>
                    <text:list>
                      <text:list-item>
                        <text:p text:style-name="P297">"Buatkan pembahasan mendalam untuk sub-bab 'Apa Itu Variabel?'. Gunakan minimal dua analogi sederhana yang mudah dicerna pemula (misalnya, kotak kosong yang diberi label, loker di sekolah, atau sel pada spreadsheet) untuk menjelaskan konsep variabel sebagai tempat penyimpanan data bernama di memori komputer. Jelaskan bahwa 'nilai' di dalam variabel bisa diubah-ubah sesuai kebutuhan selama program berjalan. Berikan contoh ide sederhana: variabel untuk menyimpan skor pemain dalam game, variabel untuk menyimpan nama pengguna, dll." </text:p>
                      </text:list-item>
                    </text:list>
                  </text:list-item>
                </text:list>
              </text:list-item>
              <text:list-item>
                <text:p text:style-name="P12"><text:span text:style-name="Strong_20_Emphasis">Sub-bab 4.2: Aturan Penamaan Variabel</text:span></text:p>
                <text:list>
                  <text:list-item>
                    <text:p text:style-name="P297"><text:span text:style-name="Strong_20_Emphasis">[PROMPT UNTUK SUB-BAB 4.2]:</text:span> </text:p>
                    <text:list>
                      <text:list-item>
                        <text:p text:style-name="P297">"Buatkan pembahasan mendalam mengenai 'Aturan Penamaan Variabel' dalam Free Pascal. Jelaskan secara rinci aturan formal dan praktik terbaik (konvensi) yang harus diikuti: </text:p>
                        <text:list>
                          <text:list-item>
                            <text:p text:style-name="P297"><text:span text:style-name="Strong_20_Emphasis">Karakter Pertama:</text:span> Harus huruf (A-Z, a-z) atau garis bawah (<text:span text:style-name="Source_20_Text">_</text:span>). </text:p>
                          </text:list-item>
                          <text:list-item>
                            <text:p text:style-name="P297"><text:span text:style-name="Strong_20_Emphasis">Karakter Berikutnya:</text:span> Bisa huruf, angka (0-9), atau garis bawah. </text:p>
                          </text:list-item>
                          <text:list-item>
                            <text:p text:style-name="P297"><text:span text:style-name="Strong_20_Emphasis">Tidak Boleh Spasi:</text:span> Nama tidak boleh mengandung spasi. </text:p>
                          </text:list-item>
                          <text:list-item>
                            <text:p text:style-name="P297"><text:span text:style-name="Strong_20_Emphasis">Tidak Boleh Kata Kunci:</text:span> Nama tidak boleh sama dengan kata kunci yang sudah dipakai Pascal (misal: <text:span text:style-name="Source_20_Text">program</text:span>, <text:span text:style-name="Source_20_Text">begin</text:span>, <text:span text:style-name="Source_20_Text">end</text:span>, <text:span text:style-name="Source_20_Text">if</text:span>, <text:span text:style-name="Source_20_Text">then</text:span>, <text:span text:style-name="Source_20_Text">else</text:span>, <text:span text:style-name="Source_20_Text">var</text:span>, <text:span text:style-name="Source_20_Text">integer</text:span>, <text:span text:style-name="Source_20_Text">string</text:span> - sebutkan beberapa contoh umum). </text:p>
                          </text:list-item>
                          <text:list-item>
                            <text:p text:style-name="P297"><text:span text:style-name="Strong_20_Emphasis">Panjang Maksimum:</text:span> Sebutkan bahwa panjang nama biasanya tidak jadi masalah (misalnya, 63 karakter atau lebih). </text:p>
                          </text:list-item>
                          <text:list-item>
                            <text:p text:style-name="P297"><text:span text:style-name="Strong_20_Emphasis"><text:span text:style-name="Emphasis">Case Insensitivity</text:span></text:span><text:span text:style-name="Strong_20_Emphasis">:</text:span> Jelaskan bahwa <text:span text:style-name="Source_20_Text">NamaVariabel</text:span> dan <text:span text:style-name="Source_20_Text">namavariabel</text:span> dianggap sama oleh kompiler Pascal, tetapi sangat disarankan untuk konsisten menggunakan satu gaya penulisan (misalnya, <text:span text:style-name="Emphasis">CamelCase</text:span> seperti <text:span text:style-name="Source_20_Text">JumlahSiswa</text:span> atau <text:span text:style-name="Emphasis">underscore_separator</text:span> seperti <text:span text:style-name="Source_20_Text">jumlah_siswa</text:span>) demi keterbacaan kode oleh manusia. Berikan contoh konkret nama variabel yang <text:span text:style-name="Strong_20_Emphasis">valid</text:span> <text:soft-page-break/>(contoh: <text:span text:style-name="Source_20_Text">namaUser</text:span>, <text:span text:style-name="Source_20_Text">_hitung</text:span>, <text:span text:style-name="Source_20_Text">nilai1</text:span>) dan yang <text:span text:style-name="Strong_20_Emphasis">tidak valid</text:span> (contoh: <text:span text:style-name="Source_20_Text">1nilai</text:span>, <text:span text:style-name="Source_20_Text">nama user</text:span>, <text:span text:style-name="Source_20_Text">begin</text:span>)." </text:p>
                          </text:list-item>
                        </text:list>
                      </text:list-item>
                    </text:list>
                  </text:list-item>
                </text:list>
              </text:list-item>
              <text:list-item>
                <text:p text:style-name="P12"><text:span text:style-name="Strong_20_Emphasis">Sub-bab 4.3: Deklarasi Variabel (</text:span><text:span text:style-name="Strong_20_Emphasis"><text:span text:style-name="Source_20_Text">var</text:span></text:span><text:span text:style-name="Strong_20_Emphasis">)</text:span></text:p>
                <text:list>
                  <text:list-item>
                    <text:p text:style-name="P297"><text:span text:style-name="Strong_20_Emphasis">[PROMPT UNTUK SUB-BAB 4.3]:</text:span> </text:p>
                    <text:list>
                      <text:list-item>
                        <text:p text:style-name="P297">"Buatkan pembahasan mendalam dan panduan praktis untuk sub-bab 'Deklarasi Variabel (<text:span text:style-name="Source_20_Text">var</text:span>)'. Jelaskan mengapa variabel harus 'dikenalkan' (dideklarasikan) ke program sebelum digunakan. Terangkan bahwa deklarasi ini dilakukan dalam blok khusus yang diawali kata kunci <text:span text:style-name="Source_20_Text">var</text:span>, yang letaknya setelah <text:span text:style-name="Source_20_Text">uses</text:span> dan sebelum <text:span text:style-name="Source_20_Text">begin</text:span> utama. Tunjukkan sintaksnya dengan jelas: </text:p>
                        <text:p text:style-name="P12">Delphi</text:p>
                        <text:p text:style-name="P544"><text:span text:style-name="Source_20_Text">var</text:span></text:p>
                        <text:p text:style-name="P544"><text:span text:style-name="Source_20_Text"><text:s text:c="2"/>namaVariabel1 : TipeData;</text:span></text:p>
                        <text:p text:style-name="P544"><text:span text:style-name="Source_20_Text"><text:s text:c="2"/>namaVariabel2 : TipeData;</text:span></text:p>
                        <text:p text:style-name="P604"><text:span text:style-name="Source_20_Text"><text:s text:c="2"/>namaVariabel3, namaVariabel4 : TipeDataLain; // Deklarasi beberapa variabel sejenis</text:span></text:p>
                        <text:p text:style-name="P297">Uraikan setiap elemen: kata kunci <text:span text:style-name="Source_20_Text">var</text:span>, nama variabel (mengikuti aturan penamaan), titik dua (<text:span text:style-name="Source_20_Text">:</text:span>), nama tipe data (akan dibahas di sub-bab berikutnya), dan titik koma (<text:span text:style-name="Source_20_Text">;</text:span>) sebagai pemisah deklarasi. Berikan contoh blok <text:span text:style-name="Source_20_Text">var</text:span> dengan beberapa deklarasi variabel untuk tipe data yang berbeda (misal, untuk menyimpan nama, umur, dan status kelulusan)." </text:p>
                      </text:list-item>
                    </text:list>
                  </text:list-item>
                </text:list>
              </text:list-item>
              <text:list-item>
                <text:p text:style-name="P12"><text:span text:style-name="Strong_20_Emphasis">Sub-bab 4.4: Tipe Data Dasar</text:span></text:p>
                <text:list>
                  <text:list-item>
                    <text:p text:style-name="P297"><text:span text:style-name="Strong_20_Emphasis">[PROMPT UNTUK SUB-BAB 4.4]:</text:span> </text:p>
                    <text:list>
                      <text:list-item>
                        <text:p text:style-name="P297">"Buatkan pembahasan mendalam untuk sub-bab 'Tipe Data Dasar' yang paling sering digunakan di Free Pascal oleh pemula. Jelaskan pentingnya tipe data: memberitahu kompiler jenis nilai apa yang akan disimpan variabel dan berapa banyak memori yang dibutuhkan. Uraikan tipe data berikut, sertakan penjelasan, contoh nilai, dan contoh deklarasi variabelnya: </text:p>
                        <text:list>
                          <text:list-item>
                            <text:p text:style-name="P297"><text:span text:style-name="Strong_20_Emphasis"><text:span text:style-name="Source_20_Text">Integer</text:span></text:span>: Untuk bilangan bulat (tanpa koma). Contoh nilai: <text:span text:style-name="Source_20_Text">10</text:span>, <text:span text:style-name="Source_20_Text">0</text:span>, <text:span text:style-name="Source_20_Text">-25</text:span>. Contoh deklarasi: <text:span text:style-name="Source_20_Text">var Umur: Integer;</text:span>. Singgung sedikit varian lain jika perlu (misal: <text:span text:style-name="Source_20_Text">LongInt</text:span> untuk rentang lebih besar). </text:p>
                          </text:list-item>
                          <text:list-item>
                            <text:p text:style-name="P297"><text:span text:style-name="Strong_20_Emphasis"><text:span text:style-name="Source_20_Text">Real</text:span></text:span>: Untuk bilangan pecahan/desimal. Contoh nilai: <text:span text:style-name="Source_20_Text">3.14</text:span>, <text:span text:style-name="Source_20_Text">98.5</text:span>, <text:span text:style-name="Source_20_Text">-0.01</text:span>. Contoh deklarasi: <text:span text:style-name="Source_20_Text">var NilaiUjian: Real;</text:span>. Singgung varian <text:span text:style-name="Source_20_Text">Double</text:span> jika perlu. </text:p>
                          </text:list-item>
                          <text:list-item>
                            <text:p text:style-name="P297"><text:span text:style-name="Strong_20_Emphasis"><text:span text:style-name="Source_20_Text">Char</text:span></text:span>: Untuk satu karakter tunggal, diapit kutip tunggal. Contoh nilai: <text:span text:style-name="Source_20_Text">'A'</text:span>, <text:span text:style-name="Source_20_Text">'z'</text:span>, <text:span text:style-name="Source_20_Text">'%'</text:span>, <text:span text:style-name="Source_20_Text">'7'</text:span>. Contoh deklarasi: <text:span text:style-name="Source_20_Text">var Inisial: Char;</text:span>. </text:p>
                          </text:list-item>
                          <text:list-item>
                            <text:p text:style-name="P297"><text:span text:style-name="Strong_20_Emphasis"><text:span text:style-name="Source_20_Text">String</text:span></text:span>: Untuk rangkaian karakter (teks), diapit kutip <text:soft-page-break/>tunggal. Contoh nilai: <text:span text:style-name="Source_20_Text">'Indonesia'</text:span>, <text:span text:style-name="Source_20_Text">'Belajar Pascal'</text:span>, <text:span text:style-name="Source_20_Text">''</text:span> (string kosong). Contoh deklarasi: <text:span text:style-name="Source_20_Text">var NamaLengkap: String;</text:span>. </text:p>
                          </text:list-item>
                          <text:list-item>
                            <text:p text:style-name="P297"><text:span text:style-name="Strong_20_Emphasis"><text:span text:style-name="Source_20_Text">Boolean</text:span></text:span>: Untuk nilai logika <text:span text:style-name="Source_20_Text">True</text:span> atau <text:span text:style-name="Source_20_Text">False</text:span>. Contoh nilai: <text:span text:style-name="Source_20_Text">True</text:span>, <text:span text:style-name="Source_20_Text">False</text:span>. Contoh deklarasi: <text:span text:style-name="Source_20_Text">var SudahMenikah: Boolean;</text:span>. Tambahkan contoh bagaimana memberikan nilai awal ke variabel-variabel ini menggunakan operator assignment <text:span text:style-name="Source_20_Text">:=</text:span> setelah blok <text:span text:style-name="Source_20_Text">begin</text:span> (misal: <text:span text:style-name="Source_20_Text">Umur := 20; NilaiUjian := 85.5; NamaLengkap := 'Budi Santoso';</text:span>)." </text:p>
                          </text:list-item>
                        </text:list>
                      </text:list-item>
                    </text:list>
                  </text:list-item>
                </text:list>
              </text:list-item>
              <text:list-item>
                <text:p text:style-name="P12"><text:span text:style-name="Strong_20_Emphasis">Sub-bab 4.5: Apa Itu Konstanta? (</text:span><text:span text:style-name="Strong_20_Emphasis"><text:span text:style-name="Source_20_Text">const</text:span></text:span><text:span text:style-name="Strong_20_Emphasis">)</text:span></text:p>
                <text:list>
                  <text:list-item>
                    <text:p text:style-name="P297"><text:span text:style-name="Strong_20_Emphasis">[PROMPT UNTUK SUB-BAB 4.5]:</text:span> </text:p>
                    <text:list>
                      <text:list-item>
                        <text:p text:style-name="P297">"Buatkan pembahasan mendalam untuk sub-bab 'Apa Itu Konstanta? (<text:span text:style-name="Source_20_Text">const</text:span>)'. Jelaskan konsep konstanta sebagai nama pengganti untuk nilai yang sudah pasti dan tidak akan berubah selama program berjalan. Bedakan dengan variabel. Terangkan bahwa konstanta dideklarasikan menggunakan kata kunci <text:span text:style-name="Source_20_Text">const</text:span>, biasanya diletakkan sebelum blok <text:span text:style-name="Source_20_Text">var</text:span>. Tunjukkan sintaks deklarasinya: </text:p>
                        <text:p text:style-name="P12">Delphi</text:p>
                        <text:p text:style-name="P544"><text:span text:style-name="Source_20_Text">const</text:span></text:p>
                        <text:p text:style-name="P544"><text:span text:style-name="Source_20_Text"><text:s text:c="2"/>NamaKonstanta = Nilai; // Perhatikan penggunaan '=' bukan ':'</text:span></text:p>
                        <text:p text:style-name="P544"><text:span text:style-name="Source_20_Text"><text:s text:c="2"/>PI = 3.14159;</text:span></text:p>
                        <text:p text:style-name="P544"><text:span text:style-name="Source_20_Text"><text:s text:c="2"/>JudulAplikasi = 'Sistem Informasi Siswa';</text:span></text:p>
                        <text:p text:style-name="P604"><text:span text:style-name="Source_20_Text"><text:s text:c="2"/>JumlahHari = 7;</text:span></text:p>
                        <text:p text:style-name="P297">Jelaskan bahwa tipe data konstanta ditentukan secara otomatis oleh kompiler berdasarkan nilainya. Berikan contoh penggunaan konstanta yang relevan." </text:p>
                      </text:list-item>
                    </text:list>
                  </text:list-item>
                </text:list>
              </text:list-item>
              <text:list-item>
                <text:p text:style-name="P12"><text:span text:style-name="Strong_20_Emphasis">Sub-bab 4.6: Kapan Menggunakan Variabel dan Kapan Menggunakan Konstanta</text:span></text:p>
                <text:list>
                  <text:list-item>
                    <text:p text:style-name="P297"><text:span text:style-name="Strong_20_Emphasis">[PROMPT UNTUK SUB-BAB 4.6]:</text:span> </text:p>
                    <text:list>
                      <text:list-item>
                        <text:p text:style-name="P297">"Buatkan pembahasan mendalam untuk sub-bab 'Kapan Menggunakan Variabel dan Kapan Menggunakan Konstanta'. Berikan panduan dan alasan yang jelas kapan pemula harus memilih menggunakan <text:span text:style-name="Source_20_Text">var</text:span> dan kapan menggunakan <text:span text:style-name="Source_20_Text">const</text:span>: </text:p>
                        <text:list>
                          <text:list-item>
                            <text:p text:style-name="P297"><text:span text:style-name="Strong_20_Emphasis">Kapan pakai </text:span><text:span text:style-name="Strong_20_Emphasis"><text:span text:style-name="Source_20_Text">var</text:span></text:span>: Untuk data yang nilainya bisa berubah saat program berjalan (input pengguna, hasil perhitungan, status yang dinamis, penghitung). </text:p>
                          </text:list-item>
                          <text:list-item>
                            <text:p text:style-name="P297"><text:span text:style-name="Strong_20_Emphasis">Kapan pakai </text:span><text:span text:style-name="Strong_20_Emphasis"><text:span text:style-name="Source_20_Text">const</text:span></text:span>: Untuk nilai tetap yang tidak akan berubah (nilai matematis seperti Pi, konfigurasi aplikasi seperti batas maksimal percobaan, teks label yang statis). Jelaskan keuntungan menggunakan <text:span text:style-name="Source_20_Text">const</text:span> untuk nilai <text:soft-page-break/>tetap: </text:p>
                            <text:list>
                              <text:list-item>
                                <text:p text:style-name="P297"><text:span text:style-name="Strong_20_Emphasis">Lebih Mudah Dibaca</text:span>: Kode <text:span text:style-name="Source_20_Text">if percobaan &gt; BatasLogin Maksimal</text:span> lebih jelas daripada <text:span text:style-name="Source_20_Text">if percobaan &gt; 3</text:span>. </text:p>
                              </text:list-item>
                              <text:list-item>
                                <text:p text:style-name="P297"><text:span text:style-name="Strong_20_Emphasis">Lebih Mudah Dirawat</text:span>: Jika nilai Pi perlu diganti presisinya, cukup ubah di satu tempat (<text:span text:style-name="Source_20_Text">const PI = ...</text:span>). </text:p>
                              </text:list-item>
                              <text:list-item>
                                <text:p text:style-name="P12"><text:span text:style-name="Strong_20_Emphasis">Mencegah Kesalahan</text:span>: Kompiler akan mencegah kita secara tidak sengaja mengubah nilai konstanta di tengah program. Sertakan contoh perbandingan kode sederhana yang menggunakan dan tidak menggunakan konstanta untuk mengilustrasikan manfaatnya." </text:p>
                              </text:list-item>
                            </text:list>
                          </text:list-item>
                        </text:list>
                      </text:list-item>
                    </text:list>
                  </text:list-item>
                </text:list>
              </text:list-item>
            </text:list>
            <text:p text:style-name="Horizontal_20_Line"/>
            <text:p text:style-name="Text_20_body">Prompt ini akan membantu menghasilkan konten Bab 4 yang fokus pada konsep dasar penyimpanan data dalam program Pascal.</text:p>
          </text:section>
          <text:section text:style-name="Sect1" text:name="feedback-form-4">
            <text:p text:style-name="P285"/>
          </text:section>
        </text:section>
        <text:section text:style-name="Sect1" text:name="887b0d71abd039e7">
          <text:p text:style-name="Text_20_body"/>
          <text:section text:style-name="Sect1" text:name="user-query-content-5">
            <text:p text:style-name="P541">Pada Bab 5 Tambahkan prompt pada tiap bab untuk mendapatkan pengantar , pada tiap subbab/sub-subab untuk mendapatkan isi dengan pembahasan mendalam </text:p>
          </text:section>
          <text:p text:style-name="P285">Tampilkan alur berpikir</text:p>
          <text:section text:style-name="Sect2" text:name="model-response-message-contentr_887b0d71abd039e7">
            <text:p text:style-name="Text_20_body">Oke, mari kita buat <text:span text:style-name="Emphasis">prompt</text:span> untuk <text:span text:style-name="Strong_20_Emphasis">Bab 5: Input dan Output Dasar</text:span>.</text:p>
            <text:p text:style-name="Horizontal_20_Line"/>
            <text:p text:style-name="Text_20_body"><text:span text:style-name="Strong_20_Emphasis">Bab 5: Input dan Output Dasar</text:span></text:p>
            <text:list xml:id="list2715169856403799772" text:style-name="L13">
              <text:list-item>
                <text:p text:style-name="P13"><text:span text:style-name="Strong_20_Emphasis">[PROMPT UNTUK PENGANTAR BAB 5]:</text:span></text:p>
                <text:list>
                  <text:list-item>
                    <text:p text:style-name="P298">"Tuliskan paragraf pengantar untuk Bab 5 dari buku tutorial Free Pascal pemula. Ingatkan pembaca bahwa mereka sudah tahu cara menyimpan data menggunakan variabel (Bab 4). Sekarang, jelaskan bahwa agar program menjadi berguna, ia perlu berkomunikasi dengan pengguna. Perkenalkan dua arah komunikasi dasar: <text:span text:style-name="Strong_20_Emphasis">Output</text:span>, yaitu bagaimana program menampilkan informasi (seperti hasil perhitungan atau pesan) kepada pengguna, dan <text:span text:style-name="Strong_20_Emphasis">Input</text:span>, yaitu bagaimana program menerima data (seperti jawaban atau pilihan) dari pengguna. Sampaikan bahwa Bab 5 akan mengajarkan perintah-perintah inti di Pascal untuk melakukan input dan output ini, memungkinkan pembuatan program yang interaktif." </text:p>
                  </text:list-item>
                </text:list>
              </text:list-item>
              <text:list-item>
                <text:p text:style-name="P13"><text:span text:style-name="Strong_20_Emphasis">Sub-bab 5.1: Menampilkan Output ke Layar (</text:span><text:span text:style-name="Strong_20_Emphasis"><text:span text:style-name="Source_20_Text">Write</text:span></text:span><text:span text:style-name="Strong_20_Emphasis">, </text:span><text:span text:style-name="Strong_20_Emphasis"><text:span text:style-name="Source_20_Text">Writeln</text:span></text:span><text:span text:style-name="Strong_20_Emphasis">)</text:span></text:p>
                <text:list>
                  <text:list-item>
                    <text:p text:style-name="P298"><text:span text:style-name="Strong_20_Emphasis">[PROMPT UNTUK SUB-BAB 5.1]:</text:span> </text:p>
                    <text:list>
                      <text:list-item>
                        <text:p text:style-name="P298">"Buatkan pembahasan mendalam dan sangat praktis untuk sub-bab 'Menampilkan Output ke Layar (<text:span text:style-name="Source_20_Text">Write</text:span>, <text:span text:style-name="Source_20_Text">Writeln</text:span>)'. <text:soft-page-break/>Jelaskan fungsi vital dari <text:span text:style-name="Source_20_Text">Write</text:span> dan <text:span text:style-name="Source_20_Text">Writeln</text:span> untuk menampilkan data ke layar konsol. Fokus pada perbedaan utama keduanya: </text:p>
                        <text:list>
                          <text:list-item>
                            <text:p text:style-name="P298"><text:span text:style-name="Strong_20_Emphasis"><text:span text:style-name="Source_20_Text">Write(...)</text:span></text:span>: Menampilkan data, tapi kursor tetap di akhir output pada baris yang sama. </text:p>
                          </text:list-item>
                          <text:list-item>
                            <text:p text:style-name="P298"><text:span text:style-name="Strong_20_Emphasis"><text:span text:style-name="Source_20_Text">Writeln(...)</text:span></text:span>: Menampilkan data, lalu memindahkan kursor ke awal baris berikutnya. <text:span text:style-name="Source_20_Text">Writeln</text:span> tanpa argumen hanya akan membuat baris baru. Berikan contoh kode yang jelas untuk setiap skenario berikut: </text:p>
                          </text:list-item>
                          <text:list-item>
                            <text:p text:style-name="P298">Menampilkan teks (string literal): <text:span text:style-name="Source_20_Text">Writeln('Selamat Belajar Pascal!');</text:span> </text:p>
                          </text:list-item>
                          <text:list-item>
                            <text:p text:style-name="P298">Menampilkan nilai variabel: <text:span text:style-name="Source_20_Text">var Skor: Integer; ... Skor := 100; Writeln('Skor Anda: ', Skor);</text:span> (Jelaskan penggunaan koma untuk menggabung beberapa item). </text:p>
                          </text:list-item>
                          <text:list-item>
                            <text:p text:style-name="P298">Menggabungkan teks dan variabel: <text:span text:style-name="Source_20_Text">var Nama: String; ... Nama := 'Andi'; Writeln('Halo, ', Nama, '. Selamat datang!');</text:span> </text:p>
                          </text:list-item>
                          <text:list-item>
                            <text:p text:style-name="P298">Menampilkan hasil ekspresi: <text:span text:style-name="Source_20_Text">Writeln('Luas persegi: ', 10 * 5);</text:span> </text:p>
                          </text:list-item>
                          <text:list-item>
                            <text:p text:style-name="P298">Menggunakan <text:span text:style-name="Source_20_Text">Write</text:span> untuk prompt input: <text:span text:style-name="Source_20_Text">Write('Masukkan pilihan Anda: ');</text:span> (akan diikuti <text:span text:style-name="Source_20_Text">Readln</text:span> nanti). Sertakan contoh program singkat yang mengilustrasikan perbedaan output antara <text:span text:style-name="Source_20_Text">Write</text:span> dan <text:span text:style-name="Source_20_Text">Writeln</text:span> secara berurutan." </text:p>
                          </text:list-item>
                        </text:list>
                      </text:list-item>
                    </text:list>
                  </text:list-item>
                </text:list>
              </text:list-item>
              <text:list-item>
                <text:p text:style-name="P13"><text:span text:style-name="Strong_20_Emphasis">Sub-bab 5.2: Membaca Input dari Pengguna (</text:span><text:span text:style-name="Strong_20_Emphasis"><text:span text:style-name="Source_20_Text">Read</text:span></text:span><text:span text:style-name="Strong_20_Emphasis">, </text:span><text:span text:style-name="Strong_20_Emphasis"><text:span text:style-name="Source_20_Text">Readln</text:span></text:span><text:span text:style-name="Strong_20_Emphasis">)</text:span></text:p>
                <text:list>
                  <text:list-item>
                    <text:p text:style-name="P298"><text:span text:style-name="Strong_20_Emphasis">[PROMPT UNTUK SUB-BAB 5.2]:</text:span> </text:p>
                    <text:list>
                      <text:list-item>
                        <text:p text:style-name="P298">"Buatkan pembahasan mendalam dan panduan praktis untuk sub-bab 'Membaca Input dari Pengguna (<text:span text:style-name="Source_20_Text">Read</text:span>, <text:span text:style-name="Source_20_Text">Readln</text:span>)'. Jelaskan bahwa <text:span text:style-name="Source_20_Text">Read</text:span> dan <text:span text:style-name="Source_20_Text">Readln</text:span> digunakan untuk mengambil data yang diketik pengguna di keyboard dan menyimpannya ke dalam variabel yang sesuai. Fokuskan penjelasan pada <text:span text:style-name="Source_20_Text">Readln</text:span> karena lebih umum dan lebih mudah digunakan oleh pemula untuk input interaktif per baris: </text:p>
                        <text:list>
                          <text:list-item>
                            <text:p text:style-name="P298"><text:span text:style-name="Strong_20_Emphasis"><text:span text:style-name="Source_20_Text">Readln(NamaVariabel)</text:span></text:span>: Akan menunggu pengguna mengetik sesuatu dan menekan Enter. Nilai yang diketik akan disimpan ke <text:span text:style-name="Source_20_Text">NamaVariabel</text:span>. Pastikan tipe data <text:span text:style-name="Source_20_Text">NamaVariabel</text:span> cocok dengan input yang diharapkan (misal, <text:span text:style-name="Source_20_Text">Integer</text:span> untuk angka, <text:span text:style-name="Source_20_Text">String</text:span> untuk teks). </text:p>
                          </text:list-item>
                          <text:list-item>
                            <text:p text:style-name="P298"><text:span text:style-name="Strong_20_Emphasis"><text:span text:style-name="Source_20_Text">Readln(Var1, Var2, ...)</text:span></text:span>: Bisa membaca beberapa nilai sekaligus jika dipisahkan spasi saat input <text:soft-page-break/>(lebih sering untuk tipe numerik), tetapi tetap menunggu Enter di akhir. Sarankan untuk pemula agar lebih sering menggunakan satu <text:span text:style-name="Source_20_Text">Readln</text:span> per variabel untuk kejelasan. </text:p>
                          </text:list-item>
                          <text:list-item>
                            <text:p text:style-name="P298"><text:span text:style-name="Strong_20_Emphasis"><text:span text:style-name="Source_20_Text">Readln</text:span></text:span><text:span text:style-name="Strong_20_Emphasis"> tanpa argumen</text:span>: Hanya menunggu pengguna menekan Enter (berguna untuk menjeda program). Berikan contoh kode yang jelas: </text:p>
                          </text:list-item>
                          <text:list-item>
                            <text:p text:style-name="P298">Membaca input string: <text:span text:style-name="Source_20_Text">var KotaAsal: String; ... Write('Dari kota mana Anda berasal? '); Readln(KotaAsal); Writeln('Anda berasal dari ', KotaAsal);</text:span> </text:p>
                          </text:list-item>
                          <text:list-item>
                            <text:p text:style-name="P298">Membaca input integer: <text:span text:style-name="Source_20_Text">var JumlahAnak: Integer; ... Write('Berapa jumlah anak Anda? '); Readln(JumlahAnak); Writeln('Anda memiliki ', JumlahAnak, ' anak.');</text:span> Tekankan pentingnya selalu memberikan pesan/prompt (<text:span text:style-name="Source_20_Text">Write</text:span>) sebelum <text:span text:style-name="Source_20_Text">Readln</text:span> agar pengguna tahu apa yang harus diinput." </text:p>
                          </text:list-item>
                        </text:list>
                      </text:list-item>
                    </text:list>
                  </text:list-item>
                </text:list>
              </text:list-item>
              <text:list-item>
                <text:p text:style-name="P13"><text:span text:style-name="Strong_20_Emphasis">Sub-bab 5.3: Contoh Program Interaktif Sederhana</text:span></text:p>
                <text:list>
                  <text:list-item>
                    <text:p text:style-name="P298"><text:span text:style-name="Strong_20_Emphasis">[PROMPT UNTUK SUB-BAB 5.3]:</text:span> </text:p>
                    <text:list>
                      <text:list-item>
                        <text:p text:style-name="P298">"Buatkan pembahasan mendalam untuk sub-bab 'Contoh Program Interaktif Sederhana'. Sajikan 2 contoh program lengkap yang mengintegrasikan variabel, <text:span text:style-name="Source_20_Text">Writeln</text:span>, <text:span text:style-name="Source_20_Text">Write</text:span>, dan <text:span text:style-name="Source_20_Text">Readln</text:span>. Pilih contoh yang relevan bagi pemula: </text:p>
                        <text:list>
                          <text:list-item>
                            <text:p text:style-name="P298"><text:span text:style-name="Strong_20_Emphasis">Program Biodata Singkat:</text:span> Meminta input nama depan, nama belakang, dan tahun lahir. Kemudian menghitung usia sederhana (Tahun Sekarang - Tahun Lahir, <text:span text:style-name="Emphasis">catatan: Tahun sekarang bisa di-hardcode atau dijelaskan cara mendapatkannya jika sudah memungkinkan</text:span> <text:span text:style-name="Source_20_Text">Current time is Sunday, April 6, 2025 at 3:03:36 PM WIB</text:span> -&gt; Tahun 2025) dan menampilkan biodata lengkap termasuk usia. </text:p>
                          </text:list-item>
                          <text:list-item>
                            <text:p text:style-name="P298"><text:span text:style-name="Strong_20_Emphasis">Program Hitung Luas Persegi Panjang:</text:span> Meminta input panjang dan lebar dari pengguna, menghitung luasnya (<text:span text:style-name="Source_20_Text">Panjang * Lebar</text:span>), dan menampilkan hasilnya. Untuk setiap program: </text:p>
                          </text:list-item>
                          <text:list-item>
                            <text:p text:style-name="P298">Sertakan kode sumber lengkap dengan komentar yang memadai. </text:p>
                          </text:list-item>
                          <text:list-item>
                            <text:p text:style-name="P298">Berikan penjelasan alur logika programnya. </text:p>
                          </text:list-item>
                          <text:list-item>
                            <text:p text:style-name="P298">Tunjukkan contoh output dan interaksi dengan pengguna." </text:p>
                          </text:list-item>
                        </text:list>
                      </text:list-item>
                    </text:list>
                  </text:list-item>
                </text:list>
              </text:list-item>
              <text:list-item>
                <text:p text:style-name="P13"><text:span text:style-name="Strong_20_Emphasis">Sub-bab 5.4: (Opsional) Penggunaan Unit </text:span><text:span text:style-name="Strong_20_Emphasis"><text:span text:style-name="Source_20_Text">Crt</text:span></text:span></text:p>
                <text:list>
                  <text:list-item>
                    <text:p text:style-name="P298"><text:span text:style-name="Strong_20_Emphasis">[PROMPT UNTUK SUB-BAB 5.4]:</text:span> </text:p>
                    <text:list>
                      <text:list-item>
                        <text:p text:style-name="P298">"Buatkan pembahasan mendalam untuk sub-bab '(Opsional) <text:soft-page-break/>Penggunaan Unit <text:span text:style-name="Source_20_Text">Crt</text:span>'. Jelaskan bahwa unit <text:span text:style-name="Source_20_Text">Crt</text:span> (singkatan dari Cathode Ray Tube, merujuk ke layar tabung jaman dulu) menyediakan kontrol tambahan untuk layar teks (konsol). Awali dengan cara mengaktifkannya: tambahkan <text:span text:style-name="Source_20_Text">Crt</text:span> pada klausa <text:span text:style-name="Source_20_Text">uses</text:span> (contoh: <text:span text:style-name="Source_20_Text">uses SysUtils, Crt;</text:span>). Jelaskan beberapa fungsi/prosedur <text:span text:style-name="Source_20_Text">Crt</text:span> yang paling berguna untuk pemula, sertakan contoh penggunaannya: </text:p>
                        <text:list>
                          <text:list-item>
                            <text:p text:style-name="P298"><text:span text:style-name="Strong_20_Emphasis"><text:span text:style-name="Source_20_Text">ClrScr</text:span></text:span>: Membersihkan seluruh isi layar konsol. Contoh: <text:span text:style-name="Source_20_Text">ClrScr; Writeln('Layar sudah bersih');</text:span>. </text:p>
                          </text:list-item>
                          <text:list-item>
                            <text:p text:style-name="P298"><text:span text:style-name="Strong_20_Emphasis"><text:span text:style-name="Source_20_Text">GotoXY(Kolom, Baris)</text:span></text:span>: Memindahkan kursor ke posisi tertentu (koordinat layar teks, biasanya mulai dari 1,1 di pojok kiri atas). Contoh: <text:span text:style-name="Source_20_Text">GotoXY(10, 5); Write('Teks di posisi 10,5');</text:span>. </text:p>
                          </text:list-item>
                          <text:list-item>
                            <text:p text:style-name="P298"><text:span text:style-name="Strong_20_Emphasis"><text:span text:style-name="Source_20_Text">TextColor(KodeWarna)</text:span></text:span>: Mengubah warna teks yang akan ditulis selanjutnya. Sebutkan beberapa konstanta warna umum: <text:span text:style-name="Source_20_Text">Black</text:span>, <text:span text:style-name="Source_20_Text">Blue</text:span>, <text:span text:style-name="Source_20_Text">Green</text:span>, <text:span text:style-name="Source_20_Text">Red</text:span>, <text:span text:style-name="Source_20_Text">White</text:span>, <text:span text:style-name="Source_20_Text">Yellow</text:span>. Contoh: <text:span text:style-name="Source_20_Text">TextColor(Yellow); Writeln('Teks ini berwarna kuning'); TextColor(White); // Kembalikan ke putih</text:span>. </text:p>
                          </text:list-item>
                          <text:list-item>
                            <text:p text:style-name="P298"><text:span text:style-name="Strong_20_Emphasis"><text:span text:style-name="Source_20_Text">TextBackground(KodeWarna)</text:span></text:span>: Mengubah warna latar belakang sel karakter. Contoh: <text:span text:style-name="Source_20_Text">TextBackground(Blue); TextColor(White); Writeln(' Teks putih di background biru '); TextBackground(Black); // Kembalikan</text:span>. </text:p>
                          </text:list-item>
                          <text:list-item>
                            <text:p text:style-name="P13"><text:span text:style-name="Strong_20_Emphasis"><text:span text:style-name="Source_20_Text">ReadKey</text:span></text:span>: Membaca satu tombol yang ditekan pengguna tanpa perlu Enter dan tanpa menampilkannya (berguna untuk jeda 'Press any key to continue' atau menu sederhana). Contoh: <text:span text:style-name="Source_20_Text">Writeln('Tekan sembarang tombol...'); Key := ReadKey;</text:span>. Jelaskan bahwa <text:span text:style-name="Source_20_Text">ReadKey</text:span> mengembalikan nilai <text:span text:style-name="Source_20_Text">Char</text:span>. Sertakan satu contoh program pendek yang mengkombinasikan beberapa perintah <text:span text:style-name="Source_20_Text">Crt</text:span> (misal: membersihkan layar, menampilkan teks berwarna di tengah layar, lalu menunggu tombol ditekan). Ingatkan bahwa ini opsional dan aplikasi modern jarang bergantung pada <text:span text:style-name="Source_20_Text">Crt</text:span>." </text:p>
                          </text:list-item>
                        </text:list>
                      </text:list-item>
                    </text:list>
                  </text:list-item>
                </text:list>
              </text:list-item>
            </text:list>
            <text:p text:style-name="Horizontal_20_Line"/>
            <text:p text:style-name="Text_20_body">Prompt ini siap digunakan untuk menghasilkan konten Bab 5, yang fokus pada interaksi dasar program dengan pengguna.</text:p>
          </text:section>
          <text:section text:style-name="Sect1" text:name="feedback-form-5">
            <text:p text:style-name="P285"/>
          </text:section>
        </text:section>
        <text:section text:style-name="Sect1" text:name="51c9dcb44b929309">
          <text:p text:style-name="Text_20_body"/>
          <text:section text:style-name="Sect1" text:name="user-query-content-6">
            <text:p text:style-name="P541"><text:soft-page-break/>Pada Bab 6 Tambahkan prompt pada tiap bab untuk mendapatkan pengantar , pada tiap subbab/sub-subab untuk mendapatkan isi dengan pembahasan mendalam </text:p>
          </text:section>
          <text:p text:style-name="P285">Tampilkan alur berpikir</text:p>
          <text:section text:style-name="Sect2" text:name="model-response-message-contentr_51c9dcb44b929309">
            <text:p text:style-name="Text_20_body">Tentu, mari kita siapkan <text:span text:style-name="Emphasis">prompt</text:span> untuk <text:span text:style-name="Strong_20_Emphasis">Bab 6: Operator dalam Pascal</text:span>. Saya akan sedikit menyesuaikan struktur sub-bab agar lebih mengalir untuk penjelasan.</text:p>
            <text:p text:style-name="Horizontal_20_Line"/>
            <text:p text:style-name="Text_20_body"><text:span text:style-name="Strong_20_Emphasis">Bab 6: Operator dalam Pascal</text:span></text:p>
            <text:list xml:id="list5035066572749421390" text:style-name="L14">
              <text:list-item>
                <text:p text:style-name="P14"><text:span text:style-name="Strong_20_Emphasis">[PROMPT UNTUK PENGANTAR BAB 6]:</text:span></text:p>
                <text:list>
                  <text:list-item>
                    <text:p text:style-name="P299">"Tuliskan paragraf pengantar untuk Bab 6 dari buku tutorial Free Pascal pemula. Kaitkan dengan bab sebelumnya yang membahas penyimpanan data (variabel) dan interaksi dasar (input/output). Jelaskan bahwa untuk membuat program yang benar-benar bisa mengolah data, kita memerlukan 'perkakas' khusus yang disebut <text:span text:style-name="Strong_20_Emphasis">Operator</text:span>. Sampaikan bahwa bab ini akan menjadi tur mendalam mengenai berbagai jenis operator yang tersedia di Pascal: untuk perhitungan matematika (aritmatika), untuk membandingkan nilai (perbandingan), dan untuk menggabungkan kondisi logika (logika). Tekankan bahwa memahami operator dan cara kerjanya adalah kunci untuk menulis instruksi program yang efektif." </text:p>
                  </text:list-item>
                </text:list>
              </text:list-item>
              <text:list-item>
                <text:p text:style-name="P14"><text:span text:style-name="Strong_20_Emphasis">Sub-bab 6.1: Apa Itu Operator dan Operand?</text:span></text:p>
                <text:list>
                  <text:list-item>
                    <text:p text:style-name="P299"><text:span text:style-name="Strong_20_Emphasis">[PROMPT UNTUK SUB-BAB 6.1]:</text:span> </text:p>
                    <text:list>
                      <text:list-item>
                        <text:p text:style-name="P299">"Buatkan pembahasan pengantar singkat untuk sub-bab 'Apa Itu Operator dan Operand?'. Jelaskan dengan bahasa sederhana bahwa <text:span text:style-name="Strong_20_Emphasis">Operator</text:span> adalah simbol atau kata kunci (seperti <text:span text:style-name="Source_20_Text">+</text:span>, <text:span text:style-name="Source_20_Text">-</text:span>, <text:span text:style-name="Source_20_Text">*</text:span>, <text:span text:style-name="Source_20_Text">=</text:span>, <text:span text:style-name="Source_20_Text">&lt;</text:span>, <text:span text:style-name="Source_20_Text">AND</text:span>, <text:span text:style-name="Source_20_Text">OR</text:span>) yang melakukan tugas atau operasi tertentu. Jelaskan bahwa <text:span text:style-name="Strong_20_Emphasis">Operand</text:span> adalah nilai atau data yang 'dikerjai' oleh operator (bisa berupa angka literal, teks literal, variabel, atau konstanta). Berikan contoh mudah: dalam ekspresi <text:span text:style-name="Source_20_Text">5 + 3</text:span>, <text:span text:style-name="Source_20_Text">+</text:span> adalah operatornya, sedangkan <text:span text:style-name="Source_20_Text">5</text:span> dan <text:span text:style-name="Source_20_Text">3</text:span> adalah operandnya. Sebutkan secara singkat jenis-jenis operator utama yang akan dibahas: Aritmatika, Perbandingan, dan Logika." </text:p>
                      </text:list-item>
                    </text:list>
                  </text:list-item>
                </text:list>
              </text:list-item>
              <text:list-item>
                <text:p text:style-name="P14"><text:span text:style-name="Strong_20_Emphasis">Sub-bab 6.2: Operator Aritmatika</text:span></text:p>
                <text:list>
                  <text:list-item>
                    <text:p text:style-name="P299"><text:span text:style-name="Strong_20_Emphasis">[PROMPT UNTUK SUB-BAB 6.2]:</text:span> </text:p>
                    <text:list>
                      <text:list-item>
                        <text:p text:style-name="P299">"Buatkan pembahasan mendalam untuk sub-bab 'Operator Aritmatika' di Free Pascal. Jelaskan bahwa ini adalah operator untuk melakukan kalkulasi matematika. Uraikan masing-masing operator berikut, jelaskan fungsinya, tipe data operand yang diharapkan (biasanya <text:span text:style-name="Source_20_Text">Integer</text:span> atau <text:span text:style-name="Source_20_Text">Real</text:span>), tipe data hasilnya, dan berikan contoh kode sederhana: </text:p>
                        <text:list>
                          <text:list-item>
                            <text:p text:style-name="P299"><text:span text:style-name="Strong_20_Emphasis"><text:span text:style-name="Source_20_Text">+</text:span></text:span><text:span text:style-name="Strong_20_Emphasis"> (Penjumlahan):</text:span> <text:span text:style-name="Source_20_Text">Hasil := Angka1 + Angka2;</text:span> </text:p>
                          </text:list-item>
                          <text:list-item>
                            <text:p text:style-name="P299"><text:span text:style-name="Strong_20_Emphasis"><text:span text:style-name="Source_20_Text">-</text:span></text:span><text:span text:style-name="Strong_20_Emphasis"> (Pengurangan):</text:span> <text:span text:style-name="Source_20_Text">Selisih := Total - </text:span><text:soft-page-break/><text:span text:style-name="Source_20_Text">Potongan;</text:span> </text:p>
                          </text:list-item>
                          <text:list-item>
                            <text:p text:style-name="P299"><text:span text:style-name="Strong_20_Emphasis"><text:span text:style-name="Source_20_Text">*</text:span></text:span><text:span text:style-name="Strong_20_Emphasis"> (Perkalian):</text:span> <text:span text:style-name="Source_20_Text">Luas := Panjang * Lebar;</text:span> </text:p>
                          </text:list-item>
                          <text:list-item>
                            <text:p text:style-name="P299"><text:span text:style-name="Strong_20_Emphasis"><text:span text:style-name="Source_20_Text">/</text:span></text:span><text:span text:style-name="Strong_20_Emphasis"> (Pembagian Real):</text:span> Hasilnya selalu <text:span text:style-name="Source_20_Text">Real</text:span>. <text:span text:style-name="Source_20_Text">Rata2 := Jumlah / Cacah;</text:span> (misal, <text:span text:style-name="Source_20_Text">10 / 2</text:span> hasilnya <text:span text:style-name="Source_20_Text">5.0</text:span>). </text:p>
                          </text:list-item>
                          <text:list-item>
                            <text:p text:style-name="P299"><text:span text:style-name="Strong_20_Emphasis"><text:span text:style-name="Source_20_Text">div</text:span></text:span><text:span text:style-name="Strong_20_Emphasis"> (Pembagian Integer):</text:span> Hasilnya bagian bulat dari pembagian (operand harus <text:span text:style-name="Source_20_Text">Integer</text:span>). <text:span text:style-name="Source_20_Text">JumlahKotak := TotalBarang div IsiPerKotak;</text:span> (misal, <text:span text:style-name="Source_20_Text">17 div 5</text:span> hasilnya <text:span text:style-name="Source_20_Text">3</text:span>). </text:p>
                          </text:list-item>
                          <text:list-item>
                            <text:p text:style-name="P299"><text:span text:style-name="Strong_20_Emphasis"><text:span text:style-name="Source_20_Text">mod</text:span></text:span><text:span text:style-name="Strong_20_Emphasis"> (Sisa Bagi / Modulus):</text:span> Hasilnya sisa dari pembagian integer (operand harus <text:span text:style-name="Source_20_Text">Integer</text:span>). <text:span text:style-name="Source_20_Text">Sisa := TotalBarang mod IsiPerKotak;</text:span> (misal, <text:span text:style-name="Source_20_Text">17 mod 5</text:span> hasilnya <text:span text:style-name="Source_20_Text">2</text:span>). Jelaskan kegunaan umum <text:span text:style-name="Source_20_Text">mod</text:span>, seperti mengecek bilangan genap/ganjil (<text:span text:style-name="Source_20_Text">Angka mod 2 = 0</text:span>)." </text:p>
                          </text:list-item>
                        </text:list>
                      </text:list-item>
                    </text:list>
                  </text:list-item>
                </text:list>
              </text:list-item>
              <text:list-item>
                <text:p text:style-name="P14"><text:span text:style-name="Strong_20_Emphasis">Sub-bab 6.3: Operator Perbandingan (Relasional)</text:span></text:p>
                <text:list>
                  <text:list-item>
                    <text:p text:style-name="P299"><text:span text:style-name="Strong_20_Emphasis">[PROMPT UNTUK SUB-BAB 6.3]:</text:span> </text:p>
                    <text:list>
                      <text:list-item>
                        <text:p text:style-name="P299">"Buatkan pembahasan mendalam untuk sub-bab 'Operator Perbandingan (Relasional)' di Free Pascal. Jelaskan bahwa operator ini membandingkan dua operand dan hasil dari perbandingan ini <text:span text:style-name="Emphasis">selalu</text:span> sebuah nilai <text:span text:style-name="Strong_20_Emphasis">Boolean</text:span> (<text:span text:style-name="Source_20_Text">True</text:span> atau <text:span text:style-name="Source_20_Text">False</text:span>). Uraikan setiap operator berikut, jelaskan artinya, dan berikan contoh penggunaannya dalam ekspresi yang menghasilkan nilai Boolean: </text:p>
                        <text:list>
                          <text:list-item>
                            <text:p text:style-name="P299"><text:span text:style-name="Strong_20_Emphasis"><text:span text:style-name="Source_20_Text">=</text:span></text:span><text:span text:style-name="Strong_20_Emphasis"> (Sama dengan):</text:span> <text:span text:style-name="Source_20_Text">ApakahLulus := (Nilai &gt;= BatasLulus);</text:span> // Membandingkan Nilai dengan BatasLulus </text:p>
                          </text:list-item>
                          <text:list-item>
                            <text:p text:style-name="P299"><text:span text:style-name="Strong_20_Emphasis"><text:span text:style-name="Source_20_Text">&lt;&gt;</text:span></text:span><text:span text:style-name="Strong_20_Emphasis"> (Tidak sama dengan):</text:span> <text:span text:style-name="Source_20_Text">UserInputValid := (Pilihan &lt;&gt; 0);</text:span> </text:p>
                          </text:list-item>
                          <text:list-item>
                            <text:p text:style-name="P299"><text:span text:style-name="Strong_20_Emphasis"><text:span text:style-name="Source_20_Text">&lt;</text:span></text:span><text:span text:style-name="Strong_20_Emphasis"> (Kurang dari):</text:span> <text:span text:style-name="Source_20_Text">DiskonBerlaku := (JumlahPembelian &lt; 100000);</text:span> </text:p>
                          </text:list-item>
                          <text:list-item>
                            <text:p text:style-name="P299"><text:span text:style-name="Strong_20_Emphasis"><text:span text:style-name="Source_20_Text">&gt;</text:span></text:span><text:span text:style-name="Strong_20_Emphasis"> (Lebih dari):</text:span> <text:span text:style-name="Source_20_Text">MelebihiBatas := (Suhu &gt; 37.5);</text:span> </text:p>
                          </text:list-item>
                          <text:list-item>
                            <text:p text:style-name="P299"><text:span text:style-name="Strong_20_Emphasis"><text:span text:style-name="Source_20_Text">&lt;=</text:span></text:span><text:span text:style-name="Strong_20_Emphasis"> (Kurang dari atau sama dengan):</text:span> <text:span text:style-name="Source_20_Text">BolehNaikWahana := (TinggiBadan &lt;= 150);</text:span> </text:p>
                          </text:list-item>
                          <text:list-item>
                            <text:p text:style-name="P299"><text:span text:style-name="Strong_20_Emphasis"><text:span text:style-name="Source_20_Text">&gt;=</text:span></text:span><text:span text:style-name="Strong_20_Emphasis"> (Lebih dari atau sama dengan):</text:span> <text:span text:style-name="Source_20_Text">CukupUmur := (Usia &gt;= 17);</text:span> Tekankan bahwa hasil <text:span text:style-name="Source_20_Text">True</text:span> atau <text:span text:style-name="Source_20_Text">False</text:span> dari operator ini sangat penting untuk pengambilan keputusan dalam program (akan dibahas di Bab 7 tentang <text:span text:style-name="Source_20_Text">IF</text:span>)." </text:p>
                          </text:list-item>
                        </text:list>
                      </text:list-item>
                    </text:list>
                  </text:list-item>
                </text:list>
              </text:list-item>
              <text:list-item>
                <text:p text:style-name="P14"><text:span text:style-name="Strong_20_Emphasis">Sub-bab 6.4: Operator Logika (Boolean)</text:span></text:p>
                <text:list>
                  <text:list-item>
                    <text:p text:style-name="P299"><text:span text:style-name="Strong_20_Emphasis">[PROMPT UNTUK SUB-BAB 6.4]:</text:span> </text:p>
                    <text:list>
                      <text:list-item>
                        <text:p text:style-name="P299"><text:soft-page-break/>"Buatkan pembahasan mendalam untuk sub-bab 'Operator Logika (Boolean)' di Free Pascal. Jelaskan bahwa operator ini bekerja pada nilai-nilai Boolean (<text:span text:style-name="Source_20_Text">True</text:span> atau <text:span text:style-name="Source_20_Text">False</text:span>), biasanya hasil dari operator perbandingan, untuk mengkombinasikannya atau memodifikasinya. Uraikan operator logika utama, sertakan tabel kebenaran sederhana untuk <text:span text:style-name="Source_20_Text">AND</text:span>, <text:span text:style-name="Source_20_Text">OR</text:span>, <text:span text:style-name="Source_20_Text">XOR</text:span>, dan berikan contoh penggunaan yang relevan: </text:p>
                        <text:list>
                          <text:list-item>
                            <text:p text:style-name="P299"><text:span text:style-name="Strong_20_Emphasis"><text:span text:style-name="Source_20_Text">AND</text:span></text:span><text:span text:style-name="Strong_20_Emphasis"> (Logika DAN):</text:span> Hasil <text:span text:style-name="Source_20_Text">True</text:span> jika <text:span text:style-name="Emphasis">kedua</text:span> operand <text:span text:style-name="Source_20_Text">True</text:span>. Contoh: <text:span text:style-name="Source_20_Text">BolehMasuk := PunyaTiket AND SudahVaksin;</text:span> </text:p>
                          </text:list-item>
                          <text:list-item>
                            <text:p text:style-name="P299"><text:span text:style-name="Strong_20_Emphasis"><text:span text:style-name="Source_20_Text">OR</text:span></text:span><text:span text:style-name="Strong_20_Emphasis"> (Logika ATAU):</text:span> Hasil <text:span text:style-name="Source_20_Text">True</text:span> jika <text:span text:style-name="Emphasis">minimal salah satu</text:span> operand <text:span text:style-name="Source_20_Text">True</text:span>. Contoh: <text:span text:style-name="Source_20_Text">DapatBonus := TargetTerpenuhi OR KinerjaIstimewa;</text:span> </text:p>
                          </text:list-item>
                          <text:list-item>
                            <text:p text:style-name="P299"><text:span text:style-name="Strong_20_Emphasis"><text:span text:style-name="Source_20_Text">NOT</text:span></text:span><text:span text:style-name="Strong_20_Emphasis"> (Logika TIDAK / Negasi):</text:span> Membalik nilai Boolean (<text:span text:style-name="Source_20_Text">True</text:span> jadi <text:span text:style-name="Source_20_Text">False</text:span>, <text:span text:style-name="Source_20_Text">False</text:span> jadi <text:span text:style-name="Source_20_Text">True</text:span>). Hanya perlu satu operand. Contoh: <text:span text:style-name="Source_20_Text">TidakAktif := NOT StatusAktif;</text:span> </text:p>
                          </text:list-item>
                          <text:list-item>
                            <text:p text:style-name="P299"><text:span text:style-name="Strong_20_Emphasis">(Sangat direkomendasikan) </text:span><text:span text:style-name="Strong_20_Emphasis"><text:span text:style-name="Source_20_Text">XOR</text:span></text:span><text:span text:style-name="Strong_20_Emphasis"> (Exclusive OR):</text:span> Hasil <text:span text:style-name="Source_20_Text">True</text:span> jika <text:span text:style-name="Emphasis">tepat satu</text:span> operand <text:span text:style-name="Source_20_Text">True</text:span> (tidak keduanya). Contoh: <text:span text:style-name="Source_20_Text">HanyaSalahSatu := OpsiA XOR OpsiB;</text:span>" </text:p>
                          </text:list-item>
                        </text:list>
                      </text:list-item>
                    </text:list>
                  </text:list-item>
                </text:list>
              </text:list-item>
              <text:list-item>
                <text:p text:style-name="P14"><text:span text:style-name="Strong_20_Emphasis">Sub-bab 6.5: Prioritas Operator (Operator Precedence)</text:span></text:p>
                <text:list>
                  <text:list-item>
                    <text:p text:style-name="P299"><text:span text:style-name="Strong_20_Emphasis">[PROMPT UNTUK SUB-BAB 6.5]:</text:span> </text:p>
                    <text:list>
                      <text:list-item>
                        <text:p text:style-name="P299">"Buatkan pembahasan mendalam untuk sub-bab 'Prioritas Operator (Operator Precedence)'. Jelaskan bahwa dalam ekspresi yang melibatkan banyak operator (misal: <text:span text:style-name="Source_20_Text">a + b * c</text:span>), Pascal memiliki aturan baku tentang operator mana yang dieksekusi lebih dulu. Sajikan urutan prioritas standar dari tertinggi ke terendah: </text:p>
                        <text:list>
                          <text:list-item>
                            <text:p text:style-name="P299"><text:span text:style-name="Source_20_Text">NOT</text:span> </text:p>
                          </text:list-item>
                          <text:list-item>
                            <text:p text:style-name="P299"><text:span text:style-name="Source_20_Text">*</text:span>, <text:span text:style-name="Source_20_Text">/</text:span>, <text:span text:style-name="Source_20_Text">div</text:span>, <text:span text:style-name="Source_20_Text">mod</text:span>, <text:span text:style-name="Source_20_Text">AND</text:span> (Level perkalian/logika AND) </text:p>
                          </text:list-item>
                          <text:list-item>
                            <text:p text:style-name="P299"><text:span text:style-name="Source_20_Text">+</text:span>, <text:span text:style-name="Source_20_Text">-</text:span>, <text:span text:style-name="Source_20_Text">OR</text:span>, <text:span text:style-name="Source_20_Text">XOR</text:span> (Level penjumlahan/logika OR/XOR) </text:p>
                          </text:list-item>
                          <text:list-item>
                            <text:p text:style-name="P299"><text:span text:style-name="Source_20_Text">=</text:span>, <text:span text:style-name="Source_20_Text">&lt;&gt;</text:span>, <text:span text:style-name="Source_20_Text">&lt;</text:span>, <text:span text:style-name="Source_20_Text">&gt;</text:span>, <text:span text:style-name="Source_20_Text">&lt;=</text:span>, <text:span text:style-name="Source_20_Text">&gt;=</text:span> (Level perbandingan/relasional) Berikan contoh jelas seperti <text:span text:style-name="Source_20_Text">5 + 2 * 3</text:span> dievaluasi sebagai <text:span text:style-name="Source_20_Text">5 + 6 = 11</text:span>, bukan <text:span text:style-name="Source_20_Text">7 * 3 = 21</text:span>. Jelaskan bahwa operator pada level prioritas yang sama dievaluasi dari kiri ke kanan. Tekankan pentingnya menggunakan tanda kurung <text:span text:style-name="Source_20_Text">()</text:span> untuk mengontrol atau memperjelas urutan evaluasi, contoh: <text:span text:style-name="Source_20_Text">(5 + 2) * 3</text:span> akan menghasilkan <text:span text:style-name="Source_20_Text">21</text:span>. Sarankan penggunaan kurung demi keterbacaan meskipun tidak mutlak diperlukan sesuai prioritas." </text:p>
                          </text:list-item>
                        </text:list>
                      </text:list-item>
                    </text:list>
                  </text:list-item>
                </text:list>
              </text:list-item>
              <text:list-item>
                <text:p text:style-name="P14"><text:span text:style-name="Strong_20_Emphasis">Sub-bab 6.6: Contoh Penerapan Operator dalam Ekspresi</text:span></text:p>
                <text:list>
                  <text:list-item>
                    <text:p text:style-name="P299"><text:soft-page-break/><text:span text:style-name="Strong_20_Emphasis">[PROMPT UNTUK SUB-BAB 6.6]:</text:span> </text:p>
                    <text:list>
                      <text:list-item>
                        <text:p text:style-name="P299">"Buatkan pembahasan mendalam untuk sub-bab 'Contoh Penerapan Operator dalam Ekspresi'. Sajikan 2-3 contoh kode atau ekspresi yang lebih realistis yang menggabungkan berbagai jenis operator yang telah dipelajari. Uraikan proses evaluasi langkah demi langkah berdasarkan aturan prioritas dan penggunaan kurung. Contoh ide: </text:p>
                        <text:list>
                          <text:list-item>
                            <text:p text:style-name="P299"><text:span text:style-name="Strong_20_Emphasis">Validasi Input Usia:</text:span> <text:span text:style-name="Source_20_Text">UsiaValid := (Usia &gt;= 18) AND (Usia &lt;= 65);</text:span> Jelaskan bagaimana perbandingan dievaluasi dulu, baru <text:span text:style-name="Source_20_Text">AND</text:span>. </text:p>
                          </text:list-item>
                          <text:list-item>
                            <text:p text:style-name="P299"><text:span text:style-name="Strong_20_Emphasis">Rumus Diskon Bertingkat (Sederhana):</text:span> <text:span text:style-name="Source_20_Text">HargaFinal := Harga * (1 - DiskonDasar) - PotonganTambahan;</text:span> (Asumsikan DiskonDasar adalah nilai Real antara 0-1). Jelaskan urutan perkalian, pengurangan. </text:p>
                          </text:list-item>
                          <text:list-item>
                            <text:p text:style-name="P14"><text:span text:style-name="Strong_20_Emphasis">Kondisi Kompleks:</text:span> <text:span text:style-name="Source_20_Text">MemenuhiSyarat := ((JenisKelamin = 'P') AND (StatusMenikah)) OR (Usia &gt; 60);</text:span> Tunjukkan bagaimana kurung dan prioritas <text:span text:style-name="Source_20_Text">AND</text:span> vs <text:span text:style-name="Source_20_Text">OR</text:span> bekerja. Fokus pada bagaimana menggabungkan operator secara benar untuk mendapatkan hasil logika atau perhitungan yang diinginkan." </text:p>
                          </text:list-item>
                        </text:list>
                      </text:list-item>
                    </text:list>
                  </text:list-item>
                </text:list>
              </text:list-item>
            </text:list>
            <text:p text:style-name="Horizontal_20_Line"/>
            <text:p text:style-name="Text_20_body">Prompt ini mencakup semua aspek penting tentang operator di Pascal untuk pemula, termasuk prioritas dan contoh gabungan.</text:p>
          </text:section>
          <text:section text:style-name="Sect1" text:name="feedback-form-6">
            <text:p text:style-name="P285"/>
          </text:section>
        </text:section>
        <text:section text:style-name="Sect1" text:name="9ab11b05d5ae6cfd">
          <text:p text:style-name="Text_20_body"/>
          <text:section text:style-name="Sect1" text:name="user-query-content-7">
            <text:p text:style-name="P541">Pada Bab 7 Tambahkan prompt pada tiap bab untuk mendapatkan pengantar , pada tiap subbab/sub-subab untuk mendapatkan isi dengan pembahasan mendalam </text:p>
          </text:section>
          <text:p text:style-name="P285">Tampilkan alur berpikir</text:p>
          <text:section text:style-name="Sect2" text:name="model-response-message-contentr_9ab11b05d5ae6cfd">
            <text:p text:style-name="P285"/>
          </text:section>
          <text:section text:style-name="Sect1" text:name="feedback-form-7">
            <text:p text:style-name="P285"/>
          </text:section>
        </text:section>
        <text:section text:style-name="Sect1" text:name="5f6ecea2c7b3fe2c">
          <text:p text:style-name="Text_20_body"/>
          <text:section text:style-name="Sect1" text:name="user-query-content-8">
            <text:p text:style-name="P541">present it </text:p>
          </text:section>
          <text:p text:style-name="P285">Tampilkan alur berpikir</text:p>
          <text:section text:style-name="Sect2" text:name="model-response-message-contentr_5f6ecea2c7b3fe2c">
            <text:p text:style-name="Text_20_body">Tentu, berikut adalah penyajian <text:span text:style-name="Emphasis">prompt</text:span> untuk <text:span text:style-name="Strong_20_Emphasis">Bab 7</text:span> dari outline buku tutorial Free Pascal Anda, sesuai dengan struktur yang telah kita diskusikan:</text:p>
            <text:p text:style-name="Horizontal_20_Line"/>
            <text:p text:style-name="Text_20_body"><text:span text:style-name="Strong_20_Emphasis">Bab 7: Percabangan Keputusan (Conditional Statements)</text:span></text:p>
            <text:list xml:id="list7757211003518032628" text:style-name="L15">
              <text:list-item>
                <text:p text:style-name="P15"><text:span text:style-name="Strong_20_Emphasis">[PROMPT UNTUK PENGANTAR BAB 7]:</text:span></text:p>
                <text:list>
                  <text:list-item>
                    <text:p text:style-name="P300"><text:soft-page-break/>"Tuliskan paragraf pengantar untuk Bab 7 buku tutorial Free Pascal pemula. Ingatkan pembaca bahwa program yang telah dibuat sejauh ini berjalan lurus dari awal sampai akhir. Jelaskan bahwa dalam banyak kasus nyata, program perlu mengambil keputusan dan menjalankan aksi yang berbeda tergantung pada kondisi tertentu (misalnya, tergantung pada input pengguna atau hasil perhitungan). Perkenalkan bahwa Bab 7 akan membahas struktur kontrol <text:span text:style-name="Strong_20_Emphasis">Percabangan Keputusan</text:span> (<text:span text:style-name="Source_20_Text">IF</text:span> dan <text:span text:style-name="Source_20_Text">CASE</text:span>), yang memungkinkan program memiliki 'cabang' alur eksekusi. Sampaikan bahwa ini adalah langkah besar untuk membuat program yang lebih cerdas dan fleksibel." </text:p>
                  </text:list-item>
                </text:list>
              </text:list-item>
              <text:list-item>
                <text:p text:style-name="P15"><text:span text:style-name="Strong_20_Emphasis">Sub-bab 7.1: Kebutuhan Akan Pengambilan Keputusan dalam Program</text:span></text:p>
                <text:list>
                  <text:list-item>
                    <text:p text:style-name="P300"><text:span text:style-name="Strong_20_Emphasis">[PROMPT UNTUK SUB-BAB 7.1]:</text:span> </text:p>
                    <text:list>
                      <text:list-item>
                        <text:p text:style-name="P300">"Buatkan pembahasan pengantar singkat untuk sub-bab 'Kebutuhan Akan Pengambilan Keputusan dalam Program'. Jelaskan mengapa program linear (yang hanya menjalankan instruksi secara berurutan) tidak cukup untuk banyak masalah. Berikan 2-3 contoh skenario sederhana dalam kehidupan nyata atau dalam aplikasi yang membutuhkan keputusan: </text:p>
                        <text:list>
                          <text:list-item>
                            <text:p text:style-name="P300">Menentukan apakah seorang siswa lulus atau tidak berdasarkan nilai. </text:p>
                          </text:list-item>
                          <text:list-item>
                            <text:p text:style-name="P300">Memberikan diskon jika jumlah pembelian melebihi batas tertentu. </text:p>
                          </text:list-item>
                          <text:list-item>
                            <text:p text:style-name="P300">Menampilkan pesan yang berbeda tergantung pada pilihan menu pengguna. </text:p>
                          </text:list-item>
                          <text:list-item>
                            <text:p text:style-name="P300">Merespons input yang valid atau tidak valid. Tekankan bahwa struktur percabangan memungkinkan program merespons situasi yang berbeda-beda ini." </text:p>
                          </text:list-item>
                        </text:list>
                      </text:list-item>
                    </text:list>
                  </text:list-item>
                </text:list>
              </text:list-item>
              <text:list-item>
                <text:p text:style-name="P15"><text:span text:style-name="Strong_20_Emphasis">Sub-bab 7.2: Struktur </text:span><text:span text:style-name="Strong_20_Emphasis"><text:span text:style-name="Source_20_Text">IF...THEN...</text:span></text:span><text:span text:style-name="Strong_20_Emphasis"> (Percabangan Tunggal)</text:span></text:p>
                <text:list>
                  <text:list-item>
                    <text:p text:style-name="P300"><text:span text:style-name="Strong_20_Emphasis">[PROMPT UNTUK SUB-BAB 7.2]:</text:span> </text:p>
                    <text:list>
                      <text:list-item>
                        <text:p text:style-name="P300">"Buatkan pembahasan mendalam untuk sub-bab 'Struktur <text:span text:style-name="Source_20_Text">IF...THEN...</text:span> (Percabangan Tunggal)'. Jelaskan ini sebagai bentuk percabangan paling dasar: jika suatu kondisi bernilai <text:span text:style-name="Source_20_Text">True</text:span>, maka satu pernyataan (atau blok pernyataan) akan dijalankan; jika <text:span text:style-name="Source_20_Text">False</text:span>, pernyataan tersebut dilewati. Tunjukkan sintaks dasarnya: </text:p>
                        <text:p text:style-name="P15">Delphi</text:p>
                        <text:p text:style-name="P545"><text:span text:style-name="Source_20_Text">IF KondisiBoolean THEN</text:span></text:p>
                        <text:p text:style-name="P605"><text:span text:style-name="Source_20_Text"><text:s text:c="2"/>PernyataanTunggal; // Hanya dijalankan jika KondisiBoolean True</text:span></text:p>
                        <text:p text:style-name="P300">Jelaskan bahwa <text:span text:style-name="Source_20_Text">KondisiBoolean</text:span> adalah ekspresi yang menghasilkan <text:span text:style-name="Source_20_Text">True</text:span> atau <text:span text:style-name="Source_20_Text">False</text:span> (biasanya menggunakan operator perbandingan dari Bab 6). Berikan contoh kode <text:soft-page-break/>sederhana yang jelas: </text:p>
                        <text:list>
                          <text:list-item>
                            <text:p text:style-name="P300">Cek suhu: <text:span text:style-name="Source_20_Text">IF Suhu &gt; 30 THEN Writeln('Cuaca panas!');</text:span> </text:p>
                          </text:list-item>
                          <text:list-item>
                            <text:p text:style-name="P300">Cek diskon: <text:span text:style-name="Source_20_Text">IF JumlahPembelian &gt; 500000 THEN Diskon := 0.1;</text:span> (Variabel <text:span text:style-name="Source_20_Text">Diskon</text:span> hanya diubah jika kondisi terpenuhi). Sertakan diagram alir (flowchart) sederhana untuk mengilustrasikan alur logikanya." </text:p>
                          </text:list-item>
                        </text:list>
                      </text:list-item>
                    </text:list>
                  </text:list-item>
                </text:list>
              </text:list-item>
              <text:list-item>
                <text:p text:style-name="P15"><text:span text:style-name="Strong_20_Emphasis">Sub-bab 7.3: Struktur </text:span><text:span text:style-name="Strong_20_Emphasis"><text:span text:style-name="Source_20_Text">IF...THEN...ELSE...</text:span></text:span><text:span text:style-name="Strong_20_Emphasis"> (Percabangan Ganda)</text:span></text:p>
                <text:list>
                  <text:list-item>
                    <text:p text:style-name="P300"><text:span text:style-name="Strong_20_Emphasis">[PROMPT UNTUK SUB-BAB 7.3]:</text:span> </text:p>
                    <text:list>
                      <text:list-item>
                        <text:p text:style-name="P300">"Buatkan pembahasan mendalam untuk sub-bab 'Struktur <text:span text:style-name="Source_20_Text">IF...THEN...ELSE...</text:span> (Percabangan Ganda)'. Jelaskan struktur ini sebagai pengembangan dari <text:span text:style-name="Source_20_Text">IF...THEN</text:span>, yang menyediakan alternatif aksi jika kondisi awal bernilai <text:span text:style-name="Source_20_Text">False</text:span>. Tunjukkan sintaksnya: </text:p>
                        <text:p text:style-name="P15">Delphi</text:p>
                        <text:p text:style-name="P545"><text:span text:style-name="Source_20_Text">IF KondisiBoolean THEN</text:span></text:p>
                        <text:p text:style-name="P545"><text:span text:style-name="Source_20_Text"><text:s text:c="2"/>PernyataanJikaTrue // Dijalankan jika KondisiBoolean True</text:span></text:p>
                        <text:p text:style-name="P545"><text:span text:style-name="Source_20_Text">ELSE</text:span></text:p>
                        <text:p text:style-name="P605"><text:span text:style-name="Source_20_Text"><text:s text:c="2"/>PernyataanJikaFalse; // Dijalankan jika KondisiBoolean False</text:span></text:p>
                        <text:p text:style-name="P300">Jelaskan bahwa hanya salah satu dari <text:span text:style-name="Source_20_Text">PernyataanJikaTrue</text:span> atau <text:span text:style-name="Source_20_Text">PernyataanJikaFalse</text:span> yang akan dijalankan. Berikan contoh kode yang jelas: </text:p>
                        <text:list>
                          <text:list-item>
                            <text:p text:style-name="P300">Cek lulus/gagal: <text:span text:style-name="Source_20_Text">IF Nilai &gt;= 60 THEN Writeln('Selamat, Anda Lulus!') ELSE Writeln('Maaf, Anda Gagal.');</text:span> </text:p>
                          </text:list-item>
                          <text:list-item>
                            <text:p text:style-name="P300">Cek ganjil/genap: <text:span text:style-name="Source_20_Text">IF (Angka mod 2 = 0) THEN Writeln('Genap') ELSE Writeln('Ganjil');</text:span> Sertakan diagram alir (flowchart) sederhana untuk mengilustrasikan dua cabang alur ini." </text:p>
                          </text:list-item>
                        </text:list>
                      </text:list-item>
                    </text:list>
                  </text:list-item>
                </text:list>
              </text:list-item>
              <text:list-item>
                <text:p text:style-name="P15"><text:span text:style-name="Strong_20_Emphasis">Sub-bab 7.4: Blok </text:span><text:span text:style-name="Strong_20_Emphasis"><text:span text:style-name="Source_20_Text">BEGIN...END</text:span></text:span><text:span text:style-name="Strong_20_Emphasis"> dalam </text:span><text:span text:style-name="Strong_20_Emphasis"><text:span text:style-name="Source_20_Text">IF</text:span></text:span></text:p>
                <text:list>
                  <text:list-item>
                    <text:p text:style-name="P300"><text:span text:style-name="Strong_20_Emphasis">[PROMPT UNTUK SUB-BAB 7.4]:</text:span> </text:p>
                    <text:list>
                      <text:list-item>
                        <text:p text:style-name="P300">"Buatkan pembahasan mendalam untuk sub-bab 'Blok <text:span text:style-name="Source_20_Text">BEGIN...END</text:span> dalam <text:span text:style-name="Source_20_Text">IF</text:span>'. Jelaskan bahwa sintaks dasar <text:span text:style-name="Source_20_Text">IF...THEN</text:span> dan <text:span text:style-name="Source_20_Text">IF...THEN...ELSE</text:span> hanya mengizinkan <text:span text:style-name="Emphasis">satu</text:span> pernyataan tunggal setelah <text:span text:style-name="Source_20_Text">THEN</text:span> atau <text:span text:style-name="Source_20_Text">ELSE</text:span>. Terangkan bagaimana menggunakan blok <text:span text:style-name="Source_20_Text">begin...end;</text:span> (perhatikan titik koma setelah <text:span text:style-name="Source_20_Text">end</text:span>) untuk mengeksekusi <text:span text:style-name="Emphasis">beberapa</text:span> pernyataan sebagai satu kesatuan jika kondisi terpenuhi atau tidak. <text:soft-page-break/>Tunjukkan sintaksnya: </text:p>
                        <text:p text:style-name="P15">Delphi</text:p>
                        <text:p text:style-name="P545"><text:span text:style-name="Source_20_Text">IF KondisiBoolean THEN</text:span></text:p>
                        <text:p text:style-name="P545"><text:span text:style-name="Source_20_Text">begin // Awal blok untuk kondisi True</text:span></text:p>
                        <text:p text:style-name="P545"><text:span text:style-name="Source_20_Text"><text:s text:c="2"/>Pernyataan1_JikaTrue;</text:span></text:p>
                        <text:p text:style-name="P545"><text:span text:style-name="Source_20_Text"><text:s text:c="2"/>Pernyataan2_JikaTrue;</text:span></text:p>
                        <text:p text:style-name="P545"><text:span text:style-name="Source_20_Text"><text:s text:c="2"/>// ...</text:span></text:p>
                        <text:p text:style-name="P545"><text:span text:style-name="Source_20_Text">end // Akhir blok untuk kondisi True</text:span></text:p>
                        <text:p text:style-name="P545"><text:span text:style-name="Source_20_Text">ELSE</text:span></text:p>
                        <text:p text:style-name="P545"><text:span text:style-name="Source_20_Text">begin // Awal blok untuk kondisi False</text:span></text:p>
                        <text:p text:style-name="P545"><text:span text:style-name="Source_20_Text"><text:s text:c="2"/>Pernyataan1_JikaFalse;</text:span></text:p>
                        <text:p text:style-name="P545"><text:span text:style-name="Source_20_Text"><text:s text:c="2"/>Pernyataan2_JikaFalse;</text:span></text:p>
                        <text:p text:style-name="P545"><text:span text:style-name="Source_20_Text"><text:s text:c="2"/>// ...</text:span></text:p>
                        <text:p text:style-name="P605"><text:span text:style-name="Source_20_Text">end; // Akhir blok untuk kondisi False (titik koma di sini!)</text:span></text:p>
                        <text:p text:style-name="P300">Berikan contoh di mana perlu menjalankan beberapa aksi, misalnya: jika lulus, tampilkan pesan selamat DAN naikkan status kelulusan. Tekankan penggunaan <text:span text:style-name="Source_20_Text">begin...end;</text:span> yang benar dan pentingnya titik koma setelah <text:span text:style-name="Source_20_Text">end</text:span> sebelum <text:span text:style-name="Source_20_Text">ELSE</text:span> atau setelah <text:span text:style-name="Source_20_Text">end</text:span> terakhir dari struktur <text:span text:style-name="Source_20_Text">IF</text:span>." </text:p>
                      </text:list-item>
                    </text:list>
                  </text:list-item>
                </text:list>
              </text:list-item>
              <text:list-item>
                <text:p text:style-name="P15"><text:span text:style-name="Strong_20_Emphasis">Sub-bab 7.5: Percabangan Bersarang (</text:span><text:span text:style-name="Strong_20_Emphasis"><text:span text:style-name="Source_20_Text">Nested IF</text:span></text:span><text:span text:style-name="Strong_20_Emphasis">)</text:span></text:p>
                <text:list>
                  <text:list-item>
                    <text:p text:style-name="P300"><text:span text:style-name="Strong_20_Emphasis">[PROMPT UNTUK SUB-BAB 7.5]:</text:span> </text:p>
                    <text:list>
                      <text:list-item>
                        <text:p text:style-name="P300">"Buatkan pembahasan mendalam untuk sub-bab 'Percabangan Bersarang (<text:span text:style-name="Source_20_Text">Nested IF</text:span>)'. Jelaskan konsep menempatkan satu struktur <text:span text:style-name="Source_20_Text">IF</text:span> (baik <text:span text:style-name="Source_20_Text">IF...THEN</text:span> maupun <text:span text:style-name="Source_20_Text">IF...THEN...ELSE</text:span>) di dalam cabang <text:span text:style-name="Source_20_Text">THEN</text:span> atau <text:span text:style-name="Source_20_Text">ELSE</text:span> dari struktur <text:span text:style-name="Source_20_Text">IF</text:span> lainnya. Berikan contoh skenario kapan ini diperlukan, misalnya: </text:p>
                        <text:list>
                          <text:list-item>
                            <text:p text:style-name="P300">Cek nilai: Jika nilai &gt;= 60 (lulus), cek lagi apakah nilai &gt;= 85 untuk predikat A, jika tidak (masih &gt; 60) predikat B. Jika nilai &lt; 60 (gagal), cek lagi apakah nilai &gt;= 40 untuk remedial, jika tidak (&lt; 40) langsung gagal total. Tunjukkan contoh sintaks <text:span text:style-name="Source_20_Text">Nested IF</text:span> dan jelaskan bagaimana indentasi kode sangat penting untuk keterbacaan. </text:p>
                          </text:list-item>
                        </text:list>
                        <text:p text:style-name="P15">Delphi</text:p>
                        <text:p text:style-name="P545"><text:span text:style-name="Source_20_Text">IF Kondisi1 THEN</text:span></text:p>
                        <text:p text:style-name="P545"><text:span text:style-name="Source_20_Text">begin</text:span></text:p>
                        <text:p text:style-name="P545"><text:span text:style-name="Source_20_Text"><text:s text:c="2"/>// ...</text:span></text:p>
                        <text:p text:style-name="P545"><text:span text:style-name="Source_20_Text"><text:s text:c="2"/>IF Kondisi2 THEN</text:span></text:p>
                        <text:p text:style-name="P545"><text:span text:style-name="Source_20_Text"><text:s text:c="4"/>PernyataanA</text:span></text:p>
                        <text:p text:style-name="P545"><text:span text:style-name="Source_20_Text"><text:s text:c="2"/>ELSE</text:span></text:p>
                        <text:p text:style-name="P545"><text:span text:style-name="Source_20_Text"><text:s text:c="4"/>PernyataanB;</text:span></text:p>
                        <text:p text:style-name="P545"><text:span text:style-name="Source_20_Text"><text:s text:c="2"/>// ...</text:span></text:p>
                        <text:p text:style-name="P545"><text:span text:style-name="Source_20_Text">end</text:span></text:p>
                        <text:p text:style-name="P545"><text:span text:style-name="Source_20_Text">ELSE</text:span></text:p>
                        <text:p text:style-name="P605"><text:span text:style-name="Source_20_Text"><text:s text:c="2"/>PernyataanC;</text:span></text:p>
                        <text:p text:style-name="P300"><text:soft-page-break/>Singgung potensi kompleksitas dan kesulitan membaca <text:span text:style-name="Source_20_Text">Nested IF</text:span> yang terlalu dalam dan perkenalkan bahwa <text:span text:style-name="Source_20_Text">CASE</text:span> atau struktur lain mungkin lebih baik untuk kondisi bertingkat yang banyak." </text:p>
                      </text:list-item>
                    </text:list>
                  </text:list-item>
                </text:list>
              </text:list-item>
              <text:list-item>
                <text:p text:style-name="P15"><text:span text:style-name="Strong_20_Emphasis">Sub-bab 7.6: Struktur </text:span><text:span text:style-name="Strong_20_Emphasis"><text:span text:style-name="Source_20_Text">CASE...OF...ELSE...END</text:span></text:span><text:span text:style-name="Strong_20_Emphasis"> (Percabangan Multi-Kondisi)</text:span></text:p>
                <text:list>
                  <text:list-item>
                    <text:p text:style-name="P300"><text:span text:style-name="Strong_20_Emphasis">[PROMPT UNTUK SUB-BAB 7.6]:</text:span> </text:p>
                    <text:list>
                      <text:list-item>
                        <text:p text:style-name="P300">"Buatkan pembahasan mendalam untuk sub-bab 'Struktur <text:span text:style-name="Source_20_Text">CASE...OF...ELSE...END</text:span> (Percabangan Multi-Kondisi)'. Jelaskan <text:span text:style-name="Source_20_Text">CASE</text:span> sebagai alternatif yang seringkali lebih rapi dan mudah dibaca daripada rangkaian <text:span text:style-name="Source_20_Text">IF...ELSE IF...ELSE IF...</text:span> yang panjang, <text:span text:style-name="Emphasis">khususnya</text:span> ketika kondisi didasarkan pada nilai dari satu variabel atau ekspresi bertipe <text:span text:style-name="Strong_20_Emphasis">ordinal</text:span> (seperti Integer, Char, Boolean, atau tipe enumerasi - jelaskan apa itu tipe ordinal secara singkat). Tunjukkan sintaksnya: </text:p>
                        <text:p text:style-name="P15">Delphi</text:p>
                        <text:p text:style-name="P545"><text:span text:style-name="Source_20_Text">CASE EkspresiOrdinal OF</text:span></text:p>
                        <text:p text:style-name="P545"><text:span text:style-name="Source_20_Text"><text:s text:c="2"/>Nilai1 : PernyataanUntukNilai1;</text:span></text:p>
                        <text:p text:style-name="P545"><text:span text:style-name="Source_20_Text"><text:s text:c="2"/>Nilai2, Nilai3 : PernyataanUntukNilai2atau3; // Beberapa nilai bisa satu aksi</text:span></text:p>
                        <text:p text:style-name="P545"><text:span text:style-name="Source_20_Text"><text:s text:c="2"/>NilaiRentang1..NilaiRentang2 : PernyataanUntukRentang; // Rentang nilai (misal: 1..5)</text:span></text:p>
                        <text:p text:style-name="P545"><text:span text:style-name="Source_20_Text"><text:s text:c="2"/>// ... cabang lainnya</text:span></text:p>
                        <text:p text:style-name="P545"><text:span text:style-name="Source_20_Text">ELSE // Opsional: untuk menangani nilai yang tidak cocok di atas</text:span></text:p>
                        <text:p text:style-name="P545"><text:span text:style-name="Source_20_Text"><text:s text:c="2"/>PernyataanDefault;</text:span></text:p>
                        <text:p text:style-name="P605"><text:span text:style-name="Source_20_Text">END; // Akhir dari struktur CASE</text:span></text:p>
                        <text:p text:style-name="P300">Uraikan bagian-bagiannya (<text:span text:style-name="Source_20_Text">CASE</text:span>, <text:span text:style-name="Source_20_Text">OF</text:span>, daftar nilai/rentang, titik dua <text:span text:style-name="Source_20_Text">:</text:span>, pernyataan, <text:span text:style-name="Source_20_Text">ELSE</text:span>, <text:span text:style-name="Source_20_Text">END;</text:span>). Berikan contoh penggunaan yang jelas: </text:p>
                        <text:list>
                          <text:list-item>
                            <text:p text:style-name="P300">Menu pilihan: <text:span text:style-name="Source_20_Text">CASE PilihanMenu OF '1': ProsesTambahData; '2': ProsesLihatData; '3': KeluarProgram; ELSE Writeln('Pilihan tidak valid'); END;</text:span> </text:p>
                          </text:list-item>
                          <text:list-item>
                            <text:p text:style-name="P300">Konversi nilai angka ke huruf: <text:span text:style-name="Source_20_Text">CASE NilaiAngka OF 85..100: Grade := 'A'; 70..84: Grade := 'B'; ... ELSE Grade := 'E'; END;</text:span> Bandingkan kelebihan <text:span text:style-name="Source_20_Text">CASE</text:span> (lebih rapi untuk kondisi berbasis nilai tunggal) dengan <text:span text:style-name="Source_20_Text">IF</text:span> (lebih fleksibel untuk kondisi kompleks berbasis rentang atau Boolean)." </text:p>
                          </text:list-item>
                        </text:list>
                      </text:list-item>
                    </text:list>
                  </text:list-item>
                </text:list>
              </text:list-item>
              <text:list-item>
                <text:p text:style-name="P15"><text:span text:style-name="Strong_20_Emphasis">Sub-bab 7.7: Contoh Kasus Penerapan Percabangan</text:span></text:p>
                <text:list>
                  <text:list-item>
                    <text:p text:style-name="P300"><text:span text:style-name="Strong_20_Emphasis">[PROMPT UNTUK SUB-BAB 7.7]:</text:span> </text:p>
                    <text:list>
                      <text:list-item>
                        <text:p text:style-name="P300">"Buatkan pembahasan mendalam untuk sub-bab 'Contoh Kasus <text:soft-page-break/>Penerapan Percabangan'. Sajikan 2-3 contoh program lengkap yang mengaplikasikan struktur <text:span text:style-name="Source_20_Text">IF</text:span> (termasuk <text:span text:style-name="Source_20_Text">ELSE</text:span> dan <text:span text:style-name="Source_20_Text">Nested IF</text:span> jika relevan) dan/atau <text:span text:style-name="Source_20_Text">CASE</text:span> untuk memecahkan masalah praktis sederhana. Contoh ide: </text:p>
                        <text:list>
                          <text:list-item>
                            <text:p text:style-name="P300"><text:span text:style-name="Strong_20_Emphasis">Program Validasi Login Sederhana:</text:span> Meminta username dan password, lalu menggunakan <text:span text:style-name="Source_20_Text">IF</text:span> untuk mengecek apakah cocok dengan nilai yang sudah ditentukan (misal, 'admin' dan '123'). Tampilkan pesan 'Login Berhasil' atau 'Login Gagal'. </text:p>
                          </text:list-item>
                          <text:list-item>
                            <text:p text:style-name="P300"><text:span text:style-name="Strong_20_Emphasis">Program Kalkulator Sederhana (dengan menu):</text:span> Tampilkan menu operasi (+, -, *, /). Minta pengguna memilih operasi (misal, 1-4). Minta input dua angka. Gunakan <text:span text:style-name="Source_20_Text">CASE</text:span> (untuk pilihan menu) atau <text:span text:style-name="Source_20_Text">IF</text:span> bersarang untuk melakukan perhitungan yang sesuai dan tampilkan hasilnya. Sertakan penanganan untuk pilihan tidak valid (misal, dengan <text:span text:style-name="Source_20_Text">ELSE</text:span> di <text:span text:style-name="Source_20_Text">CASE</text:span>). </text:p>
                          </text:list-item>
                          <text:list-item>
                            <text:p text:style-name="P15"><text:span text:style-name="Strong_20_Emphasis">Program Konversi Nilai Angka ke Huruf:</text:span> Minta input nilai angka (0-100). Gunakan struktur <text:span text:style-name="Source_20_Text">IF...ELSE IF...</text:span> atau <text:span text:style-name="Source_20_Text">CASE...OF</text:span> dengan rentang nilai untuk menentukan Grade (A, B, C, D, E) dan tampilkan hasilnya. Untuk setiap contoh, sertakan kode lengkap, penjelasan logika, dan contoh output." </text:p>
                          </text:list-item>
                        </text:list>
                      </text:list-item>
                    </text:list>
                  </text:list-item>
                </text:list>
              </text:list-item>
            </text:list>
            <text:p text:style-name="Horizontal_20_Line"/>
            <text:p text:style-name="Text_20_body">Ini adalah daftar <text:span text:style-name="Emphasis">prompt</text:span> yang dapat Anda gunakan untuk menghasilkan konten Bab 7 buku tutorial Anda, yang fokus pada struktur pengambilan keputusan dalam program Pascal.</text:p>
          </text:section>
          <text:section text:style-name="Sect1" text:name="feedback-form-8">
            <text:p text:style-name="P285"/>
          </text:section>
        </text:section>
        <text:section text:style-name="Sect1" text:name="345c605eb6d9579d">
          <text:p text:style-name="Text_20_body"/>
          <text:section text:style-name="Sect1" text:name="user-query-content-9">
            <text:p text:style-name="P541">yax </text:p>
          </text:section>
          <text:p text:style-name="P285">Tampilkan alur berpikir</text:p>
          <text:section text:style-name="Sect2" text:name="model-response-message-contentr_345c605eb6d9579d">
            <text:p text:style-name="Text_20_body">Oke, "yax" saya artikan sebagai permintaan untuk melanjutkan ke bab berikutnya. Mari kita siapkan <text:span text:style-name="Emphasis">prompt</text:span> untuk <text:span text:style-name="Strong_20_Emphasis">Bab 8: Perulangan (Looping)</text:span>.</text:p>
            <text:p text:style-name="Horizontal_20_Line"/>
            <text:p text:style-name="Text_20_body"><text:span text:style-name="Strong_20_Emphasis">Bab 8: Perulangan (Looping)</text:span></text:p>
            <text:list xml:id="list2282552230119405004" text:style-name="L16">
              <text:list-item>
                <text:p text:style-name="P16"><text:span text:style-name="Strong_20_Emphasis">[PROMPT UNTUK PENGANTAR BAB 8]:</text:span></text:p>
                <text:list>
                  <text:list-item>
                    <text:p text:style-name="P301">"Tuliskan paragraf pengantar untuk Bab 8 dari buku tutorial Free Pascal pemula. Awali dengan mereview Bab 7 (percabangan) yang memungkinkan program memilih jalur. Jelaskan bahwa kemampuan penting lainnya adalah <text:span text:style-name="Strong_20_Emphasis">Perulangan (Looping)</text:span>, yaitu kemampuan untuk mengulang satu atau serangkaian instruksi berkali-kali tanpa harus <text:soft-page-break/>menuliskannya berulang-ulang. Sampaikan bahwa bab ini akan membahas tiga struktur perulangan utama di Pascal: <text:span text:style-name="Source_20_Text">FOR</text:span> (untuk perulangan yang jumlahnya sudah pasti), <text:span text:style-name="Source_20_Text">WHILE</text:span> (mengulang selama kondisi benar), dan <text:span text:style-name="Source_20_Text">REPEAT...UNTIL</text:span> (mengulang sampai kondisi benar). Tekankan bahwa perulangan adalah konsep fundamental untuk otomatisasi dan efisiensi dalam pemrograman." </text:p>
                  </text:list-item>
                </text:list>
              </text:list-item>
              <text:list-item>
                <text:p text:style-name="P16"><text:span text:style-name="Strong_20_Emphasis">Sub-bab 8.1: Kebutuhan Akan Pengulangan Tugas dalam Program</text:span></text:p>
                <text:list>
                  <text:list-item>
                    <text:p text:style-name="P301"><text:span text:style-name="Strong_20_Emphasis">[PROMPT UNTUK SUB-BAB 8.1]:</text:span> </text:p>
                    <text:list>
                      <text:list-item>
                        <text:p text:style-name="P301">"Buatkan pembahasan singkat untuk sub-bab 'Kebutuhan Akan Pengulangan Tugas dalam Program'. Jelaskan mengapa pengulangan instruksi secara manual dalam kode sangat tidak praktis dan rentan kesalahan. Berikan 2-3 contoh skenario sederhana yang secara alami membutuhkan pengulangan: </text:p>
                        <text:list>
                          <text:list-item>
                            <text:p text:style-name="P301">Mencetak pesan 'Selamat Datang!' sebanyak 5 kali. </text:p>
                          </text:list-item>
                          <text:list-item>
                            <text:p text:style-name="P301">Memproses data untuk setiap siswa dalam satu kelas (misal, 30 siswa). </text:p>
                          </text:list-item>
                          <text:list-item>
                            <text:p text:style-name="P301">Terus meminta input dari pengguna sampai formatnya benar. </text:p>
                          </text:list-item>
                          <text:list-item>
                            <text:p text:style-name="P301">Menjalankan simulasi langkah demi langkah. Simpulkan bahwa struktur perulangan (loop) adalah solusi elegan untuk tugas-tugas berulang ini." </text:p>
                          </text:list-item>
                        </text:list>
                      </text:list-item>
                    </text:list>
                  </text:list-item>
                </text:list>
              </text:list-item>
              <text:list-item>
                <text:p text:style-name="P16"><text:span text:style-name="Strong_20_Emphasis">Sub-bab 8.2: Perulangan Terhitung: </text:span><text:span text:style-name="Strong_20_Emphasis"><text:span text:style-name="Source_20_Text">FOR...TO...DO</text:span></text:span></text:p>
                <text:list>
                  <text:list-item>
                    <text:p text:style-name="P301"><text:span text:style-name="Strong_20_Emphasis">[PROMPT UNTUK SUB-BAB 8.2]:</text:span> </text:p>
                    <text:list>
                      <text:list-item>
                        <text:p text:style-name="P301">"Buatkan pembahasan mendalam untuk sub-bab 'Perulangan Terhitung: <text:span text:style-name="Source_20_Text">FOR...TO...DO</text:span>'. Jelaskan bahwa loop <text:span text:style-name="Source_20_Text">FOR...TO...DO</text:span> ideal digunakan ketika kita <text:span text:style-name="Strong_20_Emphasis">tahu pasti</text:span> berapa kali sebuah aksi perlu diulang. Tunjukkan sintaks dasarnya: </text:p>
                        <text:p text:style-name="P16">Delphi</text:p>
                        <text:p text:style-name="P546"><text:span text:style-name="Source_20_Text">FOR Counter := StartValue TO EndValue DO</text:span></text:p>
                        <text:p text:style-name="P606"><text:span text:style-name="Source_20_Text"><text:s text:c="2"/>Statement; // Atau blok begin..end;</text:span></text:p>
                        <text:p text:style-name="P301">Uraikan komponennya: </text:p>
                        <text:list>
                          <text:list-item>
                            <text:p text:style-name="P301"><text:span text:style-name="Source_20_Text">Counter</text:span>: Variabel (biasanya <text:span text:style-name="Source_20_Text">Integer</text:span>) yang berfungsi sebagai penghitung iterasi. Nilainya otomatis bertambah 1 setiap putaran. Harus sudah dideklarasikan. Tekankan bahwa nilainya tidak boleh diubah di dalam loop <text:span text:style-name="Source_20_Text">FOR</text:span>. </text:p>
                          </text:list-item>
                          <text:list-item>
                            <text:p text:style-name="P301"><text:span text:style-name="Source_20_Text">StartValue</text:span>: Nilai awal <text:span text:style-name="Source_20_Text">Counter</text:span>. </text:p>
                          </text:list-item>
                          <text:list-item>
                            <text:p text:style-name="P301"><text:span text:style-name="Source_20_Text">EndValue</text:span>: Loop akan berhenti setelah <text:span text:style-name="Source_20_Text">Counter</text:span> melebihi <text:span text:style-name="Source_20_Text">EndValue</text:span>. </text:p>
                          </text:list-item>
                          <text:list-item>
                            <text:p text:style-name="P301"><text:span text:style-name="Source_20_Text">Statement</text:span>: Perintah yang akan diulang. Jelaskan mekanisme kerjanya: inisialisasi <text:span text:style-name="Source_20_Text">Counter</text:span>, cek <text:span text:style-name="Source_20_Text">Counter &lt;= EndValue</text:span>, eksekusi <text:span text:style-name="Source_20_Text">Statement</text:span>, <text:soft-page-break/>increment <text:span text:style-name="Source_20_Text">Counter</text:span>. Berikan contoh kode jelas: menampilkan 'Hello' 5 kali, menampilkan deret angka 1 sampai N." </text:p>
                          </text:list-item>
                        </text:list>
                      </text:list-item>
                    </text:list>
                  </text:list-item>
                </text:list>
              </text:list-item>
              <text:list-item>
                <text:p text:style-name="P16"><text:span text:style-name="Strong_20_Emphasis">Sub-bab 8.3: Perulangan Terhitung Mundur: </text:span><text:span text:style-name="Strong_20_Emphasis"><text:span text:style-name="Source_20_Text">FOR...DOWNTO...DO</text:span></text:span></text:p>
                <text:list>
                  <text:list-item>
                    <text:p text:style-name="P301"><text:span text:style-name="Strong_20_Emphasis">[PROMPT UNTUK SUB-BAB 8.3]:</text:span> </text:p>
                    <text:list>
                      <text:list-item>
                        <text:p text:style-name="P301">"Buatkan pembahasan mendalam untuk sub-bab 'Perulangan Terhitung Mundur: <text:span text:style-name="Source_20_Text">FOR...DOWNTO...DO</text:span>'. Jelaskan ini sebagai varian <text:span text:style-name="Source_20_Text">FOR</text:span> untuk iterasi menurun. Tunjukkan sintaksnya: </text:p>
                        <text:p text:style-name="P16">Delphi</text:p>
                        <text:p text:style-name="P546"><text:span text:style-name="Source_20_Text">FOR Counter := StartValue DOWNTO EndValue DO</text:span></text:p>
                        <text:p text:style-name="P606"><text:span text:style-name="Source_20_Text"><text:s text:c="2"/>Statement; // Atau blok begin..end;</text:span></text:p>
                        <text:p text:style-name="P301">Jelaskan perbedaannya dengan <text:span text:style-name="Source_20_Text">FOR...TO...DO</text:span>: menggunakan <text:span text:style-name="Source_20_Text">DOWNTO</text:span>, <text:span text:style-name="Source_20_Text">StartValue</text:span> harus lebih besar atau sama dengan <text:span text:style-name="Source_20_Text">EndValue</text:span>, dan <text:span text:style-name="Source_20_Text">Counter</text:span> otomatis berkurang 1 (decrement) setiap putaran. Loop berhenti jika <text:span text:style-name="Source_20_Text">Counter</text:span> kurang dari <text:span text:style-name="Source_20_Text">EndValue</text:span>. Berikan contoh kode jelas: menampilkan hitung mundur dari 10 ke 1." </text:p>
                      </text:list-item>
                    </text:list>
                  </text:list-item>
                </text:list>
              </text:list-item>
              <text:list-item>
                <text:p text:style-name="P16"><text:span text:style-name="Strong_20_Emphasis">Sub-bab 8.4: Blok </text:span><text:span text:style-name="Strong_20_Emphasis"><text:span text:style-name="Source_20_Text">BEGIN...END</text:span></text:span><text:span text:style-name="Strong_20_Emphasis"> dalam </text:span><text:span text:style-name="Strong_20_Emphasis"><text:span text:style-name="Source_20_Text">FOR</text:span></text:span></text:p>
                <text:list>
                  <text:list-item>
                    <text:p text:style-name="P301"><text:span text:style-name="Strong_20_Emphasis">[PROMPT UNTUK SUB-BAB 8.4]:</text:span> </text:p>
                    <text:list>
                      <text:list-item>
                        <text:p text:style-name="P301">"Buatkan pembahasan singkat namun penting untuk sub-bab 'Blok <text:span text:style-name="Source_20_Text">BEGIN...END</text:span> dalam <text:span text:style-name="Source_20_Text">FOR</text:span>'. Jelaskan bahwa sama seperti <text:span text:style-name="Source_20_Text">IF</text:span>, konstruksi <text:span text:style-name="Source_20_Text">FOR...DO</text:span> secara default hanya mengulang <text:span text:style-name="Emphasis">satu</text:span> pernyataan setelah <text:span text:style-name="Source_20_Text">DO</text:span>. Terangkan cara menggunakan <text:span text:style-name="Source_20_Text">begin...end;</text:span> untuk mengelompokkan <text:span text:style-name="Emphasis">beberapa</text:span> pernyataan agar semuanya diulang dalam setiap iterasi loop <text:span text:style-name="Source_20_Text">FOR</text:span>. Tunjukkan sintaksnya dengan jelas dan berikan contoh sederhana di mana lebih dari satu aksi perlu dilakukan per iterasi (misalnya, menampilkan nomor iterasi dan melakukan perhitungan)." </text:p>
                      </text:list-item>
                    </text:list>
                  </text:list-item>
                </text:list>
              </text:list-item>
              <text:list-item>
                <text:p text:style-name="P16"><text:span text:style-name="Strong_20_Emphasis">Sub-bab 8.5: Perulangan Berdasarkan Kondisi (Pre-Test): </text:span><text:span text:style-name="Strong_20_Emphasis"><text:span text:style-name="Source_20_Text">WHILE...DO</text:span></text:span></text:p>
                <text:list>
                  <text:list-item>
                    <text:p text:style-name="P301"><text:span text:style-name="Strong_20_Emphasis">[PROMPT UNTUK SUB-BAB 8.5]:</text:span> </text:p>
                    <text:list>
                      <text:list-item>
                        <text:p text:style-name="P301">"Buatkan pembahasan mendalam untuk sub-bab 'Perulangan Berdasarkan Kondisi (Pre-Test): <text:span text:style-name="Source_20_Text">WHILE...DO</text:span>'. Jelaskan bahwa loop <text:span text:style-name="Source_20_Text">WHILE</text:span> digunakan ketika jumlah perulangan <text:span text:style-name="Emphasis">tidak diketahui pasti</text:span> sebelumnya, tetapi tergantung pada suatu kondisi Boolean. Tekankan bahwa kondisi dicek <text:span text:style-name="Strong_20_Emphasis">sebelum</text:span> badan loop dieksekusi (pre-test). Jika kondisi awal sudah <text:span text:style-name="Source_20_Text">False</text:span>, badan loop tidak akan pernah dijalankan. Tunjukkan sintaksnya: </text:p>
                        <text:p text:style-name="P16">Delphi</text:p>
                        <text:p text:style-name="P546"><text:span text:style-name="Source_20_Text">WHILE KondisiBoolean DO</text:span></text:p>
                        <text:p text:style-name="P606"><text:span text:style-name="Source_20_Text"><text:s text:c="2"/>Statement; // Atau blok begin..end;</text:span></text:p>
                        <text:p text:style-name="P301"><text:soft-page-break/>Jelaskan dua hal krusial saat menggunakan <text:span text:style-name="Source_20_Text">WHILE</text:span>: </text:p>
                        <text:list>
                          <text:list-item>
                            <text:p text:style-name="P301"><text:span text:style-name="Strong_20_Emphasis">Inisialisasi:</text:span> Variabel dalam <text:span text:style-name="Source_20_Text">KondisiBoolean</text:span> harus punya nilai awal sebelum loop dimulai. </text:p>
                          </text:list-item>
                          <text:list-item>
                            <text:p text:style-name="P301"><text:span text:style-name="Strong_20_Emphasis">Terminasi:</text:span> Harus ada sesuatu di dalam badan loop yang pada akhirnya membuat <text:span text:style-name="Source_20_Text">KondisiBoolean</text:span> menjadi <text:span text:style-name="Source_20_Text">False</text:span>, jika tidak akan terjadi <text:span text:style-name="Emphasis">infinite loop</text:span>. Berikan contoh klasik: meminta input password berulang kali <text:span text:style-name="Source_20_Text">WHILE PasswordSalah DO ...</text:span>, memproses data <text:span text:style-name="Source_20_Text">WHILE NOT EndOfFile(DataFile) DO ...</text:span>. Jelaskan bahaya <text:span text:style-name="Emphasis">infinite loop</text:span>." </text:p>
                          </text:list-item>
                        </text:list>
                      </text:list-item>
                    </text:list>
                  </text:list-item>
                </text:list>
              </text:list-item>
              <text:list-item>
                <text:p text:style-name="P16"><text:span text:style-name="Strong_20_Emphasis">Sub-bab 8.6: Perulangan Berdasarkan Kondisi (Post-Test): </text:span><text:span text:style-name="Strong_20_Emphasis"><text:span text:style-name="Source_20_Text">REPEAT...UNTIL</text:span></text:span></text:p>
                <text:list>
                  <text:list-item>
                    <text:p text:style-name="P301"><text:span text:style-name="Strong_20_Emphasis">[PROMPT UNTUK SUB-BAB 8.6]:</text:span> </text:p>
                    <text:list>
                      <text:list-item>
                        <text:p text:style-name="P301">"Buatkan pembahasan mendalam untuk sub-bab 'Perulangan Berdasarkan Kondisi (Post-Test): <text:span text:style-name="Source_20_Text">REPEAT...UNTIL</text:span>'. Jelaskan loop ini sebagai alternatif <text:span text:style-name="Source_20_Text">WHILE</text:span> dengan karakteristik utama: </text:p>
                        <text:list>
                          <text:list-item>
                            <text:p text:style-name="P301">Badan loop dijamin dieksekusi <text:span text:style-name="Strong_20_Emphasis">minimal satu kali</text:span>. </text:p>
                          </text:list-item>
                          <text:list-item>
                            <text:p text:style-name="P301">Kondisi Boolean dicek <text:span text:style-name="Strong_20_Emphasis">setelah</text:span> badan loop dieksekusi (post-test). </text:p>
                          </text:list-item>
                          <text:list-item>
                            <text:p text:style-name="P301">Loop akan terus berjalan dan baru berhenti ketika <text:span text:style-name="Source_20_Text">KondisiBoolean</text:span> bernilai <text:span text:style-name="Strong_20_Emphasis">True</text:span>. (Perhatikan: kebalikan logika berhenti dari <text:span text:style-name="Source_20_Text">WHILE</text:span>). Tunjukkan sintaksnya: </text:p>
                          </text:list-item>
                        </text:list>
                        <text:p text:style-name="P16">Delphi</text:p>
                        <text:p text:style-name="P546"><text:span text:style-name="Source_20_Text">REPEAT</text:span></text:p>
                        <text:p text:style-name="P546"><text:span text:style-name="Source_20_Text"><text:s text:c="2"/>Statement1;</text:span></text:p>
                        <text:p text:style-name="P546"><text:span text:style-name="Source_20_Text"><text:s text:c="2"/>Statement2;</text:span></text:p>
                        <text:p text:style-name="P546"><text:span text:style-name="Source_20_Text"><text:s text:c="2"/>...</text:span></text:p>
                        <text:p text:style-name="P606"><text:span text:style-name="Source_20_Text">UNTIL KondisiBoolean; // Berhenti jika True</text:span></text:p>
                        <text:p text:style-name="P301">Jelaskan bahwa <text:span text:style-name="Source_20_Text">REPEAT</text:span> dan <text:span text:style-name="Source_20_Text">UNTIL</text:span> secara otomatis menandai blok, jadi <text:span text:style-name="Source_20_Text">begin...end;</text:span> tidak diperlukan untuk multi-pernyataan di dalamnya. Berikan contoh penggunaan yang cocok: validasi input menu yang harus ditampilkan minimal sekali <text:span text:style-name="Source_20_Text">REPEAT ... UNTIL PilihanValid;</text:span>." </text:p>
                      </text:list-item>
                    </text:list>
                  </text:list-item>
                </text:list>
              </text:list-item>
              <text:list-item>
                <text:p text:style-name="P16"><text:span text:style-name="Strong_20_Emphasis">Sub-bab 8.7: Perbandingan </text:span><text:span text:style-name="Strong_20_Emphasis"><text:span text:style-name="Source_20_Text">WHILE...DO</text:span></text:span><text:span text:style-name="Strong_20_Emphasis"> vs </text:span><text:span text:style-name="Strong_20_Emphasis"><text:span text:style-name="Source_20_Text">REPEAT...UNTIL</text:span></text:span></text:p>
                <text:list>
                  <text:list-item>
                    <text:p text:style-name="P301"><text:span text:style-name="Strong_20_Emphasis">[PROMPT UNTUK SUB-BAB 8.7]:</text:span> </text:p>
                    <text:list>
                      <text:list-item>
                        <text:p text:style-name="P301">"Buatkan pembahasan perbandingan yang jelas dan ringkas antara <text:span text:style-name="Source_20_Text">WHILE...DO</text:span> dan <text:span text:style-name="Source_20_Text">REPEAT...UNTIL</text:span>. Gunakan poin-poin atau tabel untuk menyoroti perbedaan kunci: </text:p>
                        <text:list>
                          <text:list-item>
                            <text:p text:style-name="P301">Lokasi Pengecekan Kondisi (Sebelum vs Sesudah). </text:p>
                          </text:list-item>
                          <text:list-item>
                            <text:p text:style-name="P301">Jaminan Eksekusi Minimal (Tidak ada vs Minimal 1 kali). </text:p>
                          </text:list-item>
                          <text:list-item>
                            <text:p text:style-name="P301">Kondisi untuk Berhenti (False vs True). </text:p>
                          </text:list-item>
                          <text:list-item>
                            <text:p text:style-name="P301"><text:soft-page-break/>Kebutuhan <text:span text:style-name="Source_20_Text">begin...end;</text:span> untuk Blok (Perlu vs Tidak Perlu). Berikan saran praktis kapan lebih baik memilih <text:span text:style-name="Source_20_Text">WHILE</text:span> (misal: memproses file yang mungkin kosong) dan kapan <text:span text:style-name="Source_20_Text">REPEAT</text:span> (misal: menampilkan menu utama program)." </text:p>
                          </text:list-item>
                        </text:list>
                      </text:list-item>
                    </text:list>
                  </text:list-item>
                </text:list>
              </text:list-item>
              <text:list-item>
                <text:p text:style-name="P16"><text:span text:style-name="Strong_20_Emphasis">Sub-bab 8.8: Contoh Kasus Penerapan Perulangan</text:span></text:p>
                <text:list>
                  <text:list-item>
                    <text:p text:style-name="P301"><text:span text:style-name="Strong_20_Emphasis">[PROMPT UNTUK SUB-BAB 8.8]:</text:span> </text:p>
                    <text:list>
                      <text:list-item>
                        <text:p text:style-name="P301">"Buatkan pembahasan mendalam untuk sub-bab 'Contoh Kasus Penerapan Perulangan'. Sajikan 2-3 contoh program lengkap yang menunjukkan penggunaan <text:span text:style-name="Source_20_Text">FOR</text:span>, <text:span text:style-name="Source_20_Text">WHILE</text:span>, dan/atau <text:span text:style-name="Source_20_Text">REPEAT</text:span> dalam konteks pemecahan masalah. Contoh ide: </text:p>
                        <text:list>
                          <text:list-item>
                            <text:p text:style-name="P301"><text:span text:style-name="Strong_20_Emphasis">Program Bintang Segitiga:</text:span> Minta input tinggi segitiga (N). Gunakan loop <text:span text:style-name="Source_20_Text">FOR</text:span> bersarang (nested loop) untuk mencetak pola bintang segitiga siku-siku. </text:p>
                          </text:list-item>
                          <text:list-item>
                            <text:p text:style-name="P301"><text:span text:style-name="Strong_20_Emphasis">Program Akumulasi Nilai:</text:span> Gunakan loop <text:span text:style-name="Source_20_Text">WHILE</text:span> atau <text:span text:style-name="Source_20_Text">REPEAT</text:span> untuk meminta pengguna memasukkan serangkaian angka positif. Loop berhenti jika pengguna memasukkan angka 0 atau negatif. Hitung dan tampilkan jumlah total (akumulasi) dari angka-angka positif yang dimasukkan. </text:p>
                          </text:list-item>
                          <text:list-item>
                            <text:p text:style-name="P16"><text:span text:style-name="Strong_20_Emphasis">Simulasi Menu Berulang:</text:span> Buat program dengan menu sederhana (misal: pilihan 1, 2, 0 untuk keluar). Gunakan loop <text:span text:style-name="Source_20_Text">REPEAT...UNTIL</text:span> atau <text:span text:style-name="Source_20_Text">WHILE</text:span> agar menu terus ditampilkan setelah satu aksi selesai, sampai pengguna memilih opsi 'Keluar'. Gunakan <text:span text:style-name="Source_20_Text">CASE</text:span> atau <text:span text:style-name="Source_20_Text">IF</text:span> di dalam loop untuk menangani pilihan menu. Untuk setiap contoh, sertakan kode sumber, penjelasan alur logika loop, dan contoh interaksi." </text:p>
                          </text:list-item>
                        </text:list>
                      </text:list-item>
                    </text:list>
                  </text:list-item>
                </text:list>
              </text:list-item>
            </text:list>
            <text:p text:style-name="Horizontal_20_Line"/>
            <text:p text:style-name="Text_20_body">Ini adalah daftar <text:span text:style-name="Emphasis">prompt</text:span> untuk Bab 8, yang mencakup berbagai jenis struktur perulangan di Pascal.</text:p>
          </text:section>
          <text:section text:style-name="Sect1" text:name="feedback-form-9">
            <text:p text:style-name="P285"/>
          </text:section>
        </text:section>
        <text:section text:style-name="Sect1" text:name="08efe2cd6f67846b">
          <text:p text:style-name="Text_20_body"/>
          <text:section text:style-name="Sect1" text:name="user-query-content-10">
            <text:p text:style-name="P541">Pada Bab 9 Tambahkan prompt pada tiap bab untuk mendapatkan pengantar , pada tiap subbab/sub-subab untuk mendapatkan isi dengan pembahasan mendalam </text:p>
          </text:section>
          <text:p text:style-name="P285">Tampilkan alur berpikir</text:p>
          <text:section text:style-name="Sect2" text:name="model-response-message-contentr_08efe2cd6f67846b">
            <text:p text:style-name="P285"/>
          </text:section>
          <text:section text:style-name="Sect1" text:name="feedback-form-10">
            <text:p text:style-name="P285"/>
          </text:section>
        </text:section>
        <text:section text:style-name="Sect1" text:name="cf43a3f663ebd366">
          <text:p text:style-name="Text_20_body"/>
          <text:section text:style-name="Sect1" text:name="user-query-content-11">
            <text:p text:style-name="P541">present it </text:p>
          </text:section>
          <text:p text:style-name="P285">Tampilkan alur berpikir</text:p>
          <text:section text:style-name="Sect2" text:name="model-response-message-contentr_cf43a3f663ebd366">
            <text:p text:style-name="Text_20_body"><text:soft-page-break/>Tentu, ini adalah penyajian <text:span text:style-name="Emphasis">prompt</text:span> untuk <text:span text:style-name="Strong_20_Emphasis">Bab 9</text:span> dari outline buku tutorial Free Pascal Anda, yang fokus pada penggunaan Prosedur untuk memecah program.</text:p>
            <text:p text:style-name="Horizontal_20_Line"/>
            <text:p text:style-name="Text_20_body"><text:span text:style-name="Strong_20_Emphasis">Bab 9: Prosedur (Memecah Program Menjadi Bagian Kecil)</text:span></text:p>
            <text:list xml:id="list2230757231872688086" text:style-name="L17">
              <text:list-item>
                <text:p text:style-name="P17"><text:span text:style-name="Strong_20_Emphasis">[PROMPT UNTUK PENGANTAR BAB 9]:</text:span></text:p>
                <text:list>
                  <text:list-item>
                    <text:p text:style-name="P302">"Tuliskan paragraf pengantar untuk Bab 9 buku tutorial Free Pascal pemula. Ingatkan pembaca bahwa seiring program menjadi lebih kompleks (dengan percabangan dan perulangan), kode di blok utama <text:span text:style-name="Source_20_Text">begin...end.</text:span> bisa menjadi sangat panjang dan sulit dikelola. Perkenalkan konsep <text:span text:style-name="Strong_20_Emphasis">Modularitas</text:span> – memecah program besar menjadi bagian-bagian kecil yang lebih terkelola, masing-masing dengan tugas spesifik. Jelaskan bahwa <text:span text:style-name="Strong_20_Emphasis">Prosedur (Procedure)</text:span> adalah salah satu cara utama untuk mencapai modularitas ini di Pascal. Sampaikan bahwa Bab 9 akan mengajarkan cara membuat dan menggunakan prosedur untuk menulis kode yang lebih rapi, terstruktur, dan dapat digunakan kembali (<text:span text:style-name="Emphasis">reusable</text:span>)." </text:p>
                  </text:list-item>
                </text:list>
              </text:list-item>
              <text:list-item>
                <text:p text:style-name="P17"><text:span text:style-name="Strong_20_Emphasis">Sub-bab 9.1: Mengapa Perlu Memecah Kode? Konsep Modularitas dan Reusabilitas</text:span></text:p>
                <text:list>
                  <text:list-item>
                    <text:p text:style-name="P302"><text:span text:style-name="Strong_20_Emphasis">[PROMPT UNTUK SUB-BAB 9.1]:</text:span> </text:p>
                    <text:list>
                      <text:list-item>
                        <text:p text:style-name="P302">"Buatkan pembahasan mendalam untuk sub-bab 'Mengapa Perlu Memecah Kode? Konsep Modularitas dan Reusabilitas'. Jelaskan masalah yang timbul jika semua kode ditulis dalam satu blok besar (program monolitik): sulit dibaca, sulit dicari kesalahannya (<text:span text:style-name="Emphasis">debugging</text:span>), sulit dimodifikasi, dan sulit menggunakan ulang bagian kode yang sama di tempat lain. Kemudian, jelaskan manfaat utama dari memecah kode menjadi modul-modul (seperti prosedur): </text:p>
                        <text:list>
                          <text:list-item>
                            <text:p text:style-name="P302"><text:span text:style-name="Strong_20_Emphasis">Keterbacaan (Readability):</text:span> Kode utama menjadi lebih ringkas dan fokus pada alur utama. </text:p>
                          </text:list-item>
                          <text:list-item>
                            <text:p text:style-name="P302"><text:span text:style-name="Strong_20_Emphasis">Pengelolaan (Maintainability):</text:span> Perubahan pada satu tugas cukup dilakukan di modul terkait. </text:p>
                          </text:list-item>
                          <text:list-item>
                            <text:p text:style-name="P302"><text:span text:style-name="Strong_20_Emphasis">Debugging:</text:span> Kesalahan lebih mudah dilokalisasi ke modul tertentu. </text:p>
                          </text:list-item>
                          <text:list-item>
                            <text:p text:style-name="P302"><text:span text:style-name="Strong_20_Emphasis">Reusabilitas (Reusability):</text:span> Modul yang sama bisa dipanggil/digunakan berkali-kali dari berbagai tempat tanpa menulis ulang kodenya. Gunakan analogi sederhana (misal: buku dibagi bab, mobil dirakit dari komponen)." </text:p>
                          </text:list-item>
                        </text:list>
                      </text:list-item>
                    </text:list>
                  </text:list-item>
                </text:list>
              </text:list-item>
              <text:list-item>
                <text:p text:style-name="P17"><text:span text:style-name="Strong_20_Emphasis">Sub-bab 9.2: Pengenalan Prosedur (Procedure)</text:span></text:p>
                <text:list>
                  <text:list-item>
                    <text:p text:style-name="P302"><text:span text:style-name="Strong_20_Emphasis">[PROMPT UNTUK SUB-BAB 9.2]:</text:span> </text:p>
                    <text:list>
                      <text:list-item>
                        <text:p text:style-name="P302">"Buatkan pembahasan mendalam untuk sub-bab 'Pengenalan Prosedur (Procedure)'. Definisikan prosedur sebagai sebuah blok kode bernama yang dirancang untuk melakukan satu tugas <text:soft-page-break/>spesifik. Tekankan bahwa prosedur adalah seperti 'sub-program' atau 'mini-program' di dalam program utama. Gunakan analogi (misalnya, 'TampilkanMenu' adalah prosedur, 'HitungLuas' adalah prosedur). Jelaskan karakteristik utama prosedur di Pascal: ia melakukan aksi/tugas, tetapi <text:span text:style-name="Strong_20_Emphasis">tidak mengembalikan nilai</text:span> secara langsung (berbeda dengan Fungsi yang akan dibahas di bab berikutnya)." </text:p>
                      </text:list-item>
                    </text:list>
                  </text:list-item>
                </text:list>
              </text:list-item>
              <text:list-item>
                <text:p text:style-name="P17"><text:span text:style-name="Strong_20_Emphasis">Sub-bab 9.3: Mendefinisikan (Membuat) Prosedur</text:span></text:p>
                <text:list>
                  <text:list-item>
                    <text:p text:style-name="P302"><text:span text:style-name="Strong_20_Emphasis">[PROMPT UNTUK SUB-BAB 9.3]:</text:span> </text:p>
                    <text:list>
                      <text:list-item>
                        <text:p text:style-name="P302">"Buatkan pembahasan mendalam dan panduan praktis untuk sub-bab 'Mendefinisikan (Membuat) Prosedur'. Jelaskan bahwa prosedur harus didefinisikan (dibuat kodenya) sebelum bisa dipanggil. Tunjukkan sintaks lengkap untuk definisi prosedur: </text:p>
                        <text:p text:style-name="P17">Delphi</text:p>
                        <text:p text:style-name="P547"><text:span text:style-name="Source_20_Text">procedure NamaProsedur; // Header prosedur (tanpa parameter dulu)</text:span></text:p>
                        <text:p text:style-name="P547"><text:span text:style-name="Source_20_Text">// Bagian deklarasi lokal (const, type, var) khusus untuk prosedur ini (opsional)</text:span></text:p>
                        <text:p text:style-name="P547"><text:span text:style-name="Source_20_Text">// var VariabelLokal: Integer;</text:span></text:p>
                        <text:p text:style-name="P547"><text:span text:style-name="Source_20_Text">begin // Awal badan prosedur</text:span></text:p>
                        <text:p text:style-name="P547"><text:span text:style-name="Source_20_Text"><text:s text:c="2"/>// Instruksi-instruksi yang dilakukan oleh prosedur</text:span></text:p>
                        <text:p text:style-name="P547"><text:span text:style-name="Source_20_Text"><text:s text:c="2"/>Writeln('Ini adalah Prosedur Sederhana');</text:span></text:p>
                        <text:p text:style-name="P607"><text:span text:style-name="Source_20_Text">end; // Akhir badan prosedur (titik koma penting!)</text:span></text:p>
                        <text:p text:style-name="P302">Jelaskan setiap bagian (kata kunci <text:span text:style-name="Source_20_Text">procedure</text:span>, nama prosedur, <text:span text:style-name="Source_20_Text">begin...end;</text:span>). Terangkan di mana definisi prosedur ini ditulis dalam struktur program Pascal (biasanya setelah bagian <text:span text:style-name="Source_20_Text">var</text:span> global dan sebelum <text:span text:style-name="Source_20_Text">begin</text:span> utama program). Berikan contoh definisi prosedur yang sangat sederhana, misalnya <text:span text:style-name="Source_20_Text">procedure TampilkanGaris;</text:span> yang hanya berisi <text:span text:style-name="Source_20_Text">Writeln('--------------------');</text:span>." </text:p>
                      </text:list-item>
                    </text:list>
                  </text:list-item>
                </text:list>
              </text:list-item>
              <text:list-item>
                <text:p text:style-name="P17"><text:span text:style-name="Strong_20_Emphasis">Sub-bab 9.4: Memanggil (Menggunakan) Prosedur</text:span></text:p>
                <text:list>
                  <text:list-item>
                    <text:p text:style-name="P302"><text:span text:style-name="Strong_20_Emphasis">[PROMPT UNTUK SUB-BAB 9.4]:</text:span> </text:p>
                    <text:list>
                      <text:list-item>
                        <text:p text:style-name="P302">"Buatkan pembahasan mendalam dan panduan praktis untuk sub-bab 'Memanggil (Menggunakan) Prosedur'. Jelaskan bahwa setelah prosedur didefinisikan, ia bisa 'dipanggil' atau 'dieksekusi' dari bagian lain program (biasanya dari blok <text:span text:style-name="Source_20_Text">begin...end.</text:span> utama atau dari dalam prosedur/fungsi lain) hanya dengan menuliskan namanya diikuti titik koma. </text:p>
                        <text:p text:style-name="P17">Delphi</text:p>
                        <text:p text:style-name="P547"><text:span text:style-name="Source_20_Text">begin // Blok utama program</text:span></text:p>
                        <text:p text:style-name="P547"><text:span text:style-name="Source_20_Text"><text:s text:c="2"/>Writeln('Memanggil prosedur...');</text:span></text:p>
                        <text:p text:style-name="P547"><text:span text:style-name="Source_20_Text"><text:s text:c="2"/>NamaProsedur; // Ini adalah pemanggilan prosedur</text:span></text:p>
                        <text:p text:style-name="P547"><text:span text:style-name="Source_20_Text"><text:s text:c="2"/>Writeln('Prosedur selesai dipanggil.');</text:span></text:p>
                        <text:p text:style-name="P607"><text:soft-page-break/><text:span text:style-name="Source_20_Text">end.</text:span></text:p>
                        <text:p text:style-name="P302">Jelaskan alur kontrol program: ketika <text:span text:style-name="Source_20_Text">NamaProsedur;</text:span> dieksekusi, alur program 'melompat' ke awal badan prosedur <text:span text:style-name="Source_20_Text">NamaProsedur</text:span>, menjalankan semua instruksi di dalamnya, dan setelah mencapai <text:span text:style-name="Source_20_Text">end;</text:span> prosedur, alur program kembali ke baris setelah pemanggilan prosedur. Berikan contoh kode lengkap yang mendefinisikan prosedur sederhana (seperti <text:span text:style-name="Source_20_Text">TampilkanGaris</text:span>) dan kemudian memanggilnya beberapa kali dari program utama." </text:p>
                      </text:list-item>
                    </text:list>
                  </text:list-item>
                </text:list>
              </text:list-item>
              <text:list-item>
                <text:p text:style-name="P17"><text:span text:style-name="Strong_20_Emphasis">Sub-bab 9.5: Parameter Prosedur (Memberikan Input ke Prosedur)</text:span></text:p>
                <text:list>
                  <text:list-item>
                    <text:p text:style-name="P302"><text:span text:style-name="Strong_20_Emphasis">[PROMPT UNTUK SUB-BAB 9.5]:</text:span> </text:p>
                    <text:list>
                      <text:list-item>
                        <text:p text:style-name="P302">"Buatkan pembahasan mendalam untuk sub-bab 'Parameter Prosedur'. Jelaskan mengapa prosedur seringkali membutuhkan 'input' agar bisa lebih fleksibel dan berguna (misalnya, prosedur tampilkan pesan perlu tahu <text:span text:style-name="Emphasis">pesan apa</text:span> yang harus ditampilkan). Perkenalkan konsep <text:span text:style-name="Strong_20_Emphasis">Parameter</text:span> sebagai variabel khusus yang dideklarasikan di header prosedur untuk menerima nilai dari pemanggil. Jelaskan dua jenis parameter utama: </text:p>
                        <text:list>
                          <text:list-item>
                            <text:p text:style-name="P302"><text:span text:style-name="Strong_20_Emphasis">Parameter Nilai (By Value):</text:span> </text:p>
                            <text:list>
                              <text:list-item>
                                <text:p text:style-name="P302">Jelaskan cara kerjanya: Saat prosedur dipanggil, nilai dari argumen pemanggil disalin ke parameter. Perubahan pada parameter di dalam prosedur <text:span text:style-name="Emphasis">tidak</text:span> memengaruhi variabel asli di pemanggil. </text:p>
                              </text:list-item>
                              <text:list-item>
                                <text:p text:style-name="P302">Tunjukkan sintaks deklarasinya di header: <text:span text:style-name="Source_20_Text">procedure NamaProsedur(NamaParam1: TipeData1; NamaParam2: TipeData2);</text:span> </text:p>
                              </text:list-item>
                              <text:list-item>
                                <text:p text:style-name="P302">Berikan contoh: <text:span text:style-name="Source_20_Text">procedure CetakNama(Nama: String); begin Writeln('Halo, ', Nama); end;</text:span> dan cara memanggilnya: <text:span text:style-name="Source_20_Text">CetakNama('Budi');</text:span> atau <text:span text:style-name="Source_20_Text">var NamaUser: String; ... NamaUser := 'Ani'; CetakNama(NamaUser);</text:span>. </text:p>
                              </text:list-item>
                            </text:list>
                          </text:list-item>
                          <text:list-item>
                            <text:p text:style-name="P302"><text:span text:style-name="Strong_20_Emphasis">Parameter Variabel (By Reference - </text:span><text:span text:style-name="Strong_20_Emphasis"><text:span text:style-name="Source_20_Text">var</text:span></text:span><text:span text:style-name="Strong_20_Emphasis">):</text:span> </text:p>
                            <text:list>
                              <text:list-item>
                                <text:p text:style-name="P302">Jelaskan cara kerjanya: Saat prosedur dipanggil, bukan nilai yang disalin, melainkan <text:span text:style-name="Emphasis">alamat memori</text:span> dari variabel argumen pemanggil yang diberikan ke parameter. Akibatnya, perubahan pada parameter di dalam prosedur <text:span text:style-name="Strong_20_Emphasis">akan memengaruhi</text:span> variabel asli di pemanggil. </text:p>
                              </text:list-item>
                              <text:list-item>
                                <text:p text:style-name="P302">Tunjukkan sintaks deklarasinya (menggunakan <text:span text:style-name="Source_20_Text">var</text:span>): <text:span text:style-name="Source_20_Text">procedure NamaProsedur(var </text:span><text:soft-page-break/><text:span text:style-name="Source_20_Text">NamaParamRef: TipeDataRef);</text:span> </text:p>
                              </text:list-item>
                              <text:list-item>
                                <text:p text:style-name="P302">Berikan contoh klasik: <text:span text:style-name="Source_20_Text">procedure Tukar(var A, B: Integer); var Temp: Integer; begin Temp := A; A := B; B := Temp; end;</text:span> dan cara memanggilnya (harus dengan variabel, tidak bisa literal): <text:span text:style-name="Source_20_Text">var X, Y: Integer; ... Tukar(X, Y);</text:span>. </text:p>
                              </text:list-item>
                              <text:list-item>
                                <text:p text:style-name="P302">Jelaskan kapan sebaiknya menggunakan parameter <text:span text:style-name="Source_20_Text">var</text:span> (ketika prosedur perlu mengubah nilai variabel pemanggil)." </text:p>
                              </text:list-item>
                            </text:list>
                          </text:list-item>
                        </text:list>
                      </text:list-item>
                    </text:list>
                  </text:list-item>
                </text:list>
              </text:list-item>
              <text:list-item>
                <text:p text:style-name="P17"><text:span text:style-name="Strong_20_Emphasis">Sub-bab 9.6: Variabel Lokal vs Variabel Global (Ruang Lingkup/Scope)</text:span></text:p>
                <text:list>
                  <text:list-item>
                    <text:p text:style-name="P302"><text:span text:style-name="Strong_20_Emphasis">[PROMPT UNTUK SUB-BAB 9.6]:</text:span> </text:p>
                    <text:list>
                      <text:list-item>
                        <text:p text:style-name="P302">"Buatkan pembahasan mendalam untuk sub-bab 'Variabel Lokal vs Variabel Global (Ruang Lingkup/Scope)'. Definisikan kedua jenis variabel berdasarkan tempat deklarasinya dan di mana saja mereka bisa diakses: </text:p>
                        <text:list>
                          <text:list-item>
                            <text:p text:style-name="P302"><text:span text:style-name="Strong_20_Emphasis">Variabel Global:</text:span> Dideklarasikan di blok <text:span text:style-name="Source_20_Text">var</text:span> utama program (di luar prosedur/fungsi). Bisa diakses dan dimodifikasi dari mana saja di seluruh program (blok utama, semua prosedur, semua fungsi). </text:p>
                          </text:list-item>
                          <text:list-item>
                            <text:p text:style-name="P302"><text:span text:style-name="Strong_20_Emphasis">Variabel Lokal:</text:span> Dideklarasikan di dalam blok <text:span text:style-name="Source_20_Text">var</text:span> milik suatu prosedur atau fungsi. Hanya bisa diakses dan dimodifikasi <text:span text:style-name="Emphasis">di dalam</text:span> prosedur atau fungsi tempat ia dideklarasikan. Jelaskan konsep <text:span text:style-name="Strong_20_Emphasis">Ruang Lingkup (Scope)</text:span>: area program di mana sebuah variabel 'dikenali' atau 'valid'. Ilustrasikan dengan contoh kode yang menunjukkan variabel global dan lokal, termasuk kemungkinan nama yang sama (variabel lokal akan 'menyembunyikan' variabel global dengan nama sama di dalam scope lokal tersebut). Diskusikan keuntungan menggunakan variabel lokal (enkapsulasi, mengurangi ketergantungan antar bagian kode, mencegah modifikasi tak sengaja) dan potensi masalah variabel global (kesulitan melacak perubahan, risiko konflik nama)." </text:p>
                          </text:list-item>
                        </text:list>
                      </text:list-item>
                    </text:list>
                  </text:list-item>
                </text:list>
              </text:list-item>
              <text:list-item>
                <text:p text:style-name="P17"><text:span text:style-name="Strong_20_Emphasis">Sub-bab 9.7: Contoh Program Menggunakan Prosedur</text:span></text:p>
                <text:list>
                  <text:list-item>
                    <text:p text:style-name="P302"><text:span text:style-name="Strong_20_Emphasis">[PROMPT UNTUK SUB-BAB 9.7]:</text:span> </text:p>
                    <text:list>
                      <text:list-item>
                        <text:p text:style-name="P302">"Buatkan pembahasan mendalam untuk sub-bab 'Contoh Program Menggunakan Prosedur'. Sajikan 1-2 contoh program lengkap yang nontrivial (lebih dari sekadar 'Hello World') yang secara efektif dipecah menggunakan beberapa prosedur. Contoh ide: </text:p>
                        <text:list>
                          <text:list-item>
                            <text:p text:style-name="P302"><text:span text:style-name="Strong_20_Emphasis">Program Kalkulator Sederhana (Versi Prosedur):</text:span> Buat <text:soft-page-break/>prosedur terpisah untuk menampilkan menu (<text:span text:style-name="Source_20_Text">TampilkanMenu</text:span>), meminta input dua angka (<text:span text:style-name="Source_20_Text">MintaInputAngka</text:span>), melakukan penjumlahan (<text:span text:style-name="Source_20_Text">HitungTambah</text:span>), pengurangan (<text:span text:style-name="Source_20_Text">HitungKurang</text:span>), dst., dan menampilkan hasil (<text:span text:style-name="Source_20_Text">TampilkanHasil</text:span>). Program utama hanya berisi logika pemanggilan prosedur-prosedur ini berdasarkan pilihan menu. Gunakan parameter (nilai dan mungkin <text:span text:style-name="Source_20_Text">var</text:span> untuk hasil) jika perlu. </text:p>
                          </text:list-item>
                          <text:list-item>
                            <text:p text:style-name="P17"><text:span text:style-name="Strong_20_Emphasis">Program Validasi Data Sederhana:</text:span> Buat prosedur untuk meminta input nama (<text:span text:style-name="Source_20_Text">MintaNama</text:span>), prosedur untuk meminta input usia (<text:span text:style-name="Source_20_Text">MintaUsia</text:span>) yang mungkin menyertakan validasi sederhana di dalamnya, dan prosedur untuk menampilkan data yang sudah divalidasi (<text:span text:style-name="Source_20_Text">TampilkanData</text:span>). Untuk setiap contoh, sertakan kode lengkap, jelaskan peran setiap prosedur, bagaimana mereka dipanggil, penggunaan parameter (jika ada), dan bagaimana pemecahan ini membuat program utama lebih rapi." </text:p>
                          </text:list-item>
                        </text:list>
                      </text:list-item>
                    </text:list>
                  </text:list-item>
                </text:list>
              </text:list-item>
            </text:list>
            <text:p text:style-name="Horizontal_20_Line"/>
            <text:p text:style-name="Text_20_body">Ini adalah daftar <text:span text:style-name="Emphasis">prompt</text:span> yang dapat Anda gunakan untuk Bab 9, yang berfokus pada pembuatan dan penggunaan prosedur untuk modularitas kode.</text:p>
          </text:section>
          <text:section text:style-name="Sect1" text:name="feedback-form-11">
            <text:p text:style-name="P285"/>
          </text:section>
        </text:section>
        <text:section text:style-name="Sect1" text:name="321a0278d4d90ee9">
          <text:p text:style-name="Text_20_body"/>
          <text:section text:style-name="Sect1" text:name="user-query-content-12">
            <text:p text:style-name="P541">Pada Bab 10 Tambahkan prompt pada tiap bab untuk mendapatkan pengantar , pada tiap subbab/sub-subab untuk mendapatkan isi dengan pembahasan mendalam </text:p>
          </text:section>
          <text:p text:style-name="P285">Tampilkan alur berpikir</text:p>
          <text:section text:style-name="Sect2" text:name="model-response-message-contentr_321a0278d4d90ee9">
            <text:p text:style-name="Text_20_body">Baik, mari kita siapkan <text:span text:style-name="Emphasis">prompt</text:span> untuk <text:span text:style-name="Strong_20_Emphasis">Bab 10: Fungsi (Function)</text:span>, yang merupakan kelanjutan logis dari Bab 9 tentang Prosedur.</text:p>
            <text:p text:style-name="Horizontal_20_Line"/>
            <text:p text:style-name="Text_20_body"><text:span text:style-name="Strong_20_Emphasis">Bab 10: Fungsi (Sub-program yang Menghasilkan Nilai)</text:span></text:p>
            <text:list xml:id="list6265679994919661374" text:style-name="L18">
              <text:list-item>
                <text:p text:style-name="P18"><text:span text:style-name="Strong_20_Emphasis">[PROMPT UNTUK PENGANTAR BAB 10]:</text:span></text:p>
                <text:list>
                  <text:list-item>
                    <text:p text:style-name="P303">"Tuliskan paragraf pengantar untuk Bab 10 dari buku tutorial Free Pascal pemula. Hubungkan dengan Bab 9 yang telah memperkenalkan Prosedur sebagai cara memecah program. Perkenalkan <text:span text:style-name="Strong_20_Emphasis">Fungsi (Function)</text:span> sebagai 'saudara' dari prosedur, yaitu jenis sub-program lain untuk modularitas. Jelaskan perbedaan fundamentalnya: sementara prosedur fokus pada <text:span text:style-name="Emphasis">melakukan</text:span> serangkaian aksi, fungsi dirancang khusus untuk <text:span text:style-name="Strong_20_Emphasis">menghitung atau menentukan sebuah nilai tunggal</text:span> dan mengembalikannya ke bagian program yang memanggilnya. Gunakan analogi fungsi matematika (<text:span text:style-name="Source_20_Text">sin</text:span>, <text:span text:style-name="Source_20_Text">cos</text:span>) atau tombol operasi pada <text:soft-page-break/>kalkulator yang menghasilkan satu angka jawaban. Sampaikan bahwa bab ini akan mengajarkan cara membuat dan memanfaatkan fungsi untuk perhitungan dan logika yang dapat digunakan ulang." </text:p>
                  </text:list-item>
                </text:list>
              </text:list-item>
              <text:list-item>
                <text:p text:style-name="P18"><text:span text:style-name="Strong_20_Emphasis">Sub-bab 10.1: Pengenalan Fungsi (Function) dan Perbedaannya dengan Prosedur</text:span></text:p>
                <text:list>
                  <text:list-item>
                    <text:p text:style-name="P303"><text:span text:style-name="Strong_20_Emphasis">[PROMPT UNTUK SUB-BAB 10.1]:</text:span> </text:p>
                    <text:list>
                      <text:list-item>
                        <text:p text:style-name="P303">"Buatkan pembahasan mendalam untuk sub-bab 'Pengenalan Fungsi (Function) dan Perbedaannya dengan Prosedur'. Definisikan secara jelas apa itu Fungsi: sebuah blok kode bernama yang menerima input (opsional, melalui parameter), melakukan proses atau perhitungan, dan <text:span text:style-name="Strong_20_Emphasis">mengembalikan satu nilai</text:span> sebagai hasilnya. Tekankan perbedaan kunci dengan Prosedur dalam bentuk poin-poin: </text:p>
                        <text:list>
                          <text:list-item>
                            <text:p text:style-name="P303"><text:span text:style-name="Strong_20_Emphasis">Tujuan Utama:</text:span> Fungsi (menghitung/menghasilkan 1 nilai), Prosedur (melakukan serangkaian aksi/tugas). </text:p>
                          </text:list-item>
                          <text:list-item>
                            <text:p text:style-name="P303"><text:span text:style-name="Strong_20_Emphasis">Nilai Kembalian:</text:span> Fungsi (Wajib mengembalikan 1 nilai dengan tipe data tertentu), Prosedur (Tidak mengembalikan nilai melalui namanya). </text:p>
                          </text:list-item>
                          <text:list-item>
                            <text:p text:style-name="P303"><text:span text:style-name="Strong_20_Emphasis">Cara Pemanggilan:</text:span> Fungsi (Biasanya dipanggil sebagai bagian dari ekspresi atau assignment), Prosedur (Dipanggil sebagai pernyataan/instruksi tersendiri). Gunakan analogi yang membedakan keduanya, misal: prosedur <text:span text:style-name="Source_20_Text">MasakNasi</text:span> vs fungsi <text:span text:style-name="Source_20_Text">HitungJumlahBerasYangDibutuhkan</text:span>." </text:p>
                          </text:list-item>
                        </text:list>
                      </text:list-item>
                    </text:list>
                  </text:list-item>
                </text:list>
              </text:list-item>
              <text:list-item>
                <text:p text:style-name="P18"><text:span text:style-name="Strong_20_Emphasis">Sub-bab 10.2: Mendefinisikan (Membuat) Fungsi</text:span></text:p>
                <text:list>
                  <text:list-item>
                    <text:p text:style-name="P303"><text:span text:style-name="Strong_20_Emphasis">[PROMPT UNTUK SUB-BAB 10.2]:</text:span> </text:p>
                    <text:list>
                      <text:list-item>
                        <text:p text:style-name="P303">"Buatkan pembahasan mendalam dan panduan praktis untuk sub-bab 'Mendefinisikan (Membuat) Fungsi'. Jelaskan sintaks lengkap deklarasi fungsi di Pascal: </text:p>
                        <text:p text:style-name="P18">Delphi</text:p>
                        <text:p text:style-name="P548"><text:span text:style-name="Source_20_Text">function NamaFungsi(Parameter1: Tipe1; ...): TipeHasil;</text:span></text:p>
                        <text:p text:style-name="P548"><text:span text:style-name="Source_20_Text">// Deklarasi lokal (const, var, type) jika perlu</text:span></text:p>
                        <text:p text:style-name="P548"><text:span text:style-name="Source_20_Text">begin</text:span></text:p>
                        <text:p text:style-name="P548"><text:span text:style-name="Source_20_Text"><text:s text:c="2"/>// Badan fungsi: Lakukan perhitungan/proses</text:span></text:p>
                        <text:p text:style-name="P548"><text:span text:style-name="Source_20_Text"><text:s text:c="2"/>...</text:span></text:p>
                        <text:p text:style-name="P548"><text:span text:style-name="Source_20_Text"><text:s text:c="2"/>Result := NilaiYangDikembalikan; // Cara menetapkan nilai kembali (utama)</text:span></text:p>
                        <text:p text:style-name="P548"><text:span text:style-name="Source_20_Text"><text:s text:c="2"/>// NamaFungsi := NilaiYangDikembalikan; // Cara alternatif (lama)</text:span></text:p>
                        <text:p text:style-name="P608"><text:span text:style-name="Source_20_Text">end;</text:span></text:p>
                        <text:p text:style-name="P303">Uraikan bagian-bagian penting: </text:p>
                        <text:list>
                          <text:list-item>
                            <text:p text:style-name="P303"><text:span text:style-name="Source_20_Text">function</text:span>: Kata kunci penanda. </text:p>
                          </text:list-item>
                          <text:list-item>
                            <text:p text:style-name="P303"><text:span text:style-name="Source_20_Text">NamaFungsi</text:span>: Nama pengenal fungsi. </text:p>
                          </text:list-item>
                          <text:list-item>
                            <text:p text:style-name="P303"><text:soft-page-break/><text:span text:style-name="Source_20_Text">(Parameter1: Tipe1; ...)</text:span>: Daftar parameter input (opsional). </text:p>
                          </text:list-item>
                          <text:list-item>
                            <text:p text:style-name="P303"><text:span text:style-name="Source_20_Text">: TipeHasil</text:span>: <text:span text:style-name="Strong_20_Emphasis">Wajib ada</text:span>, menentukan tipe data dari nilai yang akan dikembalikan fungsi (misal: <text:span text:style-name="Source_20_Text">: Integer</text:span>, <text:span text:style-name="Source_20_Text">: Real</text:span>, <text:span text:style-name="Source_20_Text">: String</text:span>, <text:span text:style-name="Source_20_Text">: Boolean</text:span>). </text:p>
                          </text:list-item>
                          <text:list-item>
                            <text:p text:style-name="P303"><text:span text:style-name="Source_20_Text">begin...end;</text:span>: Badan fungsi tempat logika/perhitungan. </text:p>
                          </text:list-item>
                          <text:list-item>
                            <text:p text:style-name="P303"><text:span text:style-name="Source_20_Text">Result := NilaiYangDikembalikan;</text:span>: Perintah krusial di dalam badan fungsi untuk menetapkan nilai apa yang akan dikembalikan. <text:span text:style-name="Source_20_Text">NilaiYangDikembalikan</text:span> harus sesuai dengan <text:span text:style-name="Source_20_Text">TipeHasil</text:span>. Jelaskan juga alternatif <text:span text:style-name="Source_20_Text">NamaFungsi := ...</text:span> tapi rekomendasikan <text:span text:style-name="Source_20_Text">Result</text:span>. Berikan contoh definisi fungsi sederhana: <text:span text:style-name="Source_20_Text">function KaliDua(Angka: Integer): Integer; begin Result := Angka * 2; end;</text:span>." </text:p>
                          </text:list-item>
                        </text:list>
                      </text:list-item>
                    </text:list>
                  </text:list-item>
                </text:list>
              </text:list-item>
              <text:list-item>
                <text:p text:style-name="P18"><text:span text:style-name="Strong_20_Emphasis">Sub-bab 10.3: Parameter Fungsi</text:span></text:p>
                <text:list>
                  <text:list-item>
                    <text:p text:style-name="P303"><text:span text:style-name="Strong_20_Emphasis">[PROMPT UNTUK SUB-BAB 10.3]:</text:span> </text:p>
                    <text:list>
                      <text:list-item>
                        <text:p text:style-name="P303">"Buatkan pembahasan mendalam untuk sub-bab 'Parameter Fungsi'. Jelaskan bahwa fungsi dapat menerima data input melalui parameter, sama seperti prosedur. Tekankan kembali bahwa ada dua jenis passing parameter: </text:p>
                        <text:list>
                          <text:list-item>
                            <text:p text:style-name="P303"><text:span text:style-name="Strong_20_Emphasis">Parameter Nilai (By Value):</text:span> Default. Salinan nilai dikirim. Perubahan parameter di dalam fungsi tidak mempengaruhi argumen asli. Paling umum digunakan untuk input fungsi. </text:p>
                          </text:list-item>
                          <text:list-item>
                            <text:p text:style-name="P303"><text:span text:style-name="Strong_20_Emphasis">Parameter Variabel (By Reference - </text:span><text:span text:style-name="Strong_20_Emphasis"><text:span text:style-name="Source_20_Text">var</text:span></text:span><text:span text:style-name="Strong_20_Emphasis">):</text:span> Menggunakan kata kunci <text:span text:style-name="Source_20_Text">var</text:span>. Referensi (alamat) dikirim. Perubahan parameter di dalam fungsi <text:span text:style-name="Emphasis">akan</text:span> mempengaruhi argumen asli. Lebih jarang dipakai di fungsi, karena fungsi idealnya tidak punya <text:span text:style-name="Emphasis">side effect</text:span> (efek samping mengubah data di luar dirinya). Berikan contoh fungsi dengan parameter nilai: <text:span text:style-name="Source_20_Text">function Maksimum(A, B: Integer): Integer; begin if A &gt; B then Result := A else Result := B; end;</text:span>. Singgung penggunaan <text:span text:style-name="Source_20_Text">var</text:span> parameter pada fungsi hanya jika ada kasus khusus yang ingin diilustrasikan." </text:p>
                          </text:list-item>
                        </text:list>
                      </text:list-item>
                    </text:list>
                  </text:list-item>
                </text:list>
              </text:list-item>
              <text:list-item>
                <text:p text:style-name="P18"><text:span text:style-name="Strong_20_Emphasis">Sub-bab 10.4: Memanggil (Menggunakan) Fungsi dan Nilai Kembaliannya</text:span></text:p>
                <text:list>
                  <text:list-item>
                    <text:p text:style-name="P303"><text:span text:style-name="Strong_20_Emphasis">[PROMPT UNTUK SUB-BAB 10.4]:</text:span> </text:p>
                    <text:list>
                      <text:list-item>
                        <text:p text:style-name="P303">"Buatkan pembahasan mendalam dan panduan praktis untuk sub-bab 'Memanggil (Menggunakan) Fungsi dan Nilai Kembaliannya'. Jelaskan bahwa karena fungsi mengembalikan nilai, pemanggilannya berbeda dari prosedur. Fungsi dipanggil <text:soft-page-break/>sebagai bagian dari sebuah ekspresi di mana nilai kembaliannya akan digunakan. Ilustrasikan cara-cara umum menggunakan nilai kembalian fungsi: </text:p>
                        <text:list>
                          <text:list-item>
                            <text:p text:style-name="P303"><text:span text:style-name="Strong_20_Emphasis">Ditugaskan ke variabel:</text:span> <text:span text:style-name="Source_20_Text">var HasilKali: Integer; HasilKali := KaliDua(10);</text:span> </text:p>
                          </text:list-item>
                          <text:list-item>
                            <text:p text:style-name="P303"><text:span text:style-name="Strong_20_Emphasis">Digunakan dalam </text:span><text:span text:style-name="Strong_20_Emphasis"><text:span text:style-name="Source_20_Text">Write/Writeln</text:span></text:span><text:span text:style-name="Strong_20_Emphasis">:</text:span> <text:span text:style-name="Source_20_Text">Writeln('Nilai maksimumnya: ', Maksimum(Nilai1, Nilai2));</text:span> </text:p>
                          </text:list-item>
                          <text:list-item>
                            <text:p text:style-name="P303"><text:span text:style-name="Strong_20_Emphasis">Sebagai bagian dari perhitungan lain:</text:span> <text:span text:style-name="Source_20_Text">Total = Harga + HitungPajak(Harga);</text:span> </text:p>
                          </text:list-item>
                          <text:list-item>
                            <text:p text:style-name="P303"><text:span text:style-name="Strong_20_Emphasis">Sebagai kondisi dalam </text:span><text:span text:style-name="Strong_20_Emphasis"><text:span text:style-name="Source_20_Text">IF</text:span></text:span><text:span text:style-name="Strong_20_Emphasis"> atau </text:span><text:span text:style-name="Strong_20_Emphasis"><text:span text:style-name="Source_20_Text">WHILE</text:span></text:span><text:span text:style-name="Strong_20_Emphasis">:</text:span> <text:span text:style-name="Source_20_Text">IF ApakahInputValid(DataUser) THEN ...</text:span> (jika fungsi mengembalikan <text:span text:style-name="Source_20_Text">Boolean</text:span>). Berikan contoh kode lengkap yang mendefinisikan satu atau dua fungsi, lalu memanggilnya dari program utama dengan berbagai cara ini." </text:p>
                          </text:list-item>
                        </text:list>
                      </text:list-item>
                    </text:list>
                  </text:list-item>
                </text:list>
              </text:list-item>
              <text:list-item>
                <text:p text:style-name="P18"><text:span text:style-name="Strong_20_Emphasis">Sub-bab 10.5: Kapan Menggunakan Fungsi vs Prosedur?</text:span></text:p>
                <text:list>
                  <text:list-item>
                    <text:p text:style-name="P303"><text:span text:style-name="Strong_20_Emphasis">[PROMPT UNTUK SUB-BAB 10.5]:</text:span> </text:p>
                    <text:list>
                      <text:list-item>
                        <text:p text:style-name="P303">"Buatkan pembahasan panduan praktis untuk sub-bab 'Kapan Menggunakan Fungsi vs Prosedur?'. Berikan pedoman yang jelas untuk membantu pemula membuat keputusan desain: </text:p>
                        <text:list>
                          <text:list-item>
                            <text:p text:style-name="P303"><text:span text:style-name="Strong_20_Emphasis">Gunakan FUNGSI jika:</text:span> Sub-program Anda memiliki satu tujuan utama yaitu <text:span text:style-name="Strong_20_Emphasis">menghasilkan atau menghitung sebuah nilai tunggal</text:span>. Nama fungsi biasanya menggambarkan nilai apa yang dihasilkan (misal: <text:span text:style-name="Source_20_Text">HitungLuas</text:span>, <text:span text:style-name="Source_20_Text">CariRataRata</text:span>, <text:span text:style-name="Source_20_Text">KonversiKeCelcius</text:span>, <text:span text:style-name="Source_20_Text">IsValid</text:span>). Idealnya fungsi bersifat 'murni' (tidak mengubah state di luarnya). </text:p>
                          </text:list-item>
                          <text:list-item>
                            <text:p text:style-name="P303"><text:span text:style-name="Strong_20_Emphasis">Gunakan PROSEDUR jika:</text:span> Sub-program Anda bertujuan untuk <text:span text:style-name="Strong_20_Emphasis">melakukan serangkaian langkah atau aksi</text:span>, yang mungkin melibatkan banyak output (ke layar atau file), atau mengubah beberapa data (melalui parameter <text:span text:style-name="Source_20_Text">var</text:span>). Nama prosedur biasanya berupa kata kerja yang menggambarkan aksi (misal: <text:span text:style-name="Source_20_Text">TampilkanMenu</text:span>, <text:span text:style-name="Source_20_Text">BacaData</text:span>, <text:span text:style-name="Source_20_Text">SimpanLaporan</text:span>, <text:span text:style-name="Source_20_Text">UrutkanArray</text:span>). Berikan contoh kontras: Menghitung faktorial cocok jadi fungsi <text:span text:style-name="Source_20_Text">Faktorial(N)</text:span>, tapi menampilkan menu dan memproses pilihan pengguna cocok jadi prosedur <text:span text:style-name="Source_20_Text">ProsesMenuPilihan</text:span>." </text:p>
                          </text:list-item>
                        </text:list>
                      </text:list-item>
                    </text:list>
                  </text:list-item>
                </text:list>
              </text:list-item>
              <text:list-item>
                <text:p text:style-name="P18"><text:span text:style-name="Strong_20_Emphasis">Sub-bab 10.6: Contoh Program Menggunakan Fungsi</text:span></text:p>
                <text:list>
                  <text:list-item>
                    <text:p text:style-name="P303"><text:span text:style-name="Strong_20_Emphasis">[PROMPT UNTUK SUB-BAB 10.6]:</text:span> </text:p>
                    <text:list>
                      <text:list-item>
                        <text:p text:style-name="P303">"Buatkan pembahasan mendalam untuk sub-bab 'Contoh <text:soft-page-break/>Program Menggunakan Fungsi'. Sajikan 1-2 contoh program lengkap yang mengilustrasikan kekuatan fungsi. Contoh ide: </text:p>
                        <text:list>
                          <text:list-item>
                            <text:p text:style-name="P303"><text:span text:style-name="Strong_20_Emphasis">Program Konversi Suhu:</text:span> Buat fungsi <text:span text:style-name="Source_20_Text">function CelciusKeFahrenheit(Celcius: Real): Real;</text:span> dan <text:span text:style-name="Source_20_Text">function FahrenheitKeCelcius(Fahrenheit: Real): Real;</text:span>. Program utama menyediakan menu untuk memilih jenis konversi, meminta input suhu, memanggil fungsi yang sesuai, dan menampilkan hasilnya. </text:p>
                          </text:list-item>
                          <text:list-item>
                            <text:p text:style-name="P18"><text:span text:style-name="Strong_20_Emphasis">Program Pengecekan Bilangan Prima:</text:span> Buat fungsi <text:span text:style-name="Source_20_Text">function ApakahPrima(Angka: Integer): Boolean;</text:span> yang mengembalikan <text:span text:style-name="Source_20_Text">True</text:span> jika <text:span text:style-name="Source_20_Text">Angka</text:span> prima dan <text:span text:style-name="Source_20_Text">False</text:span> jika tidak (gunakan loop dan <text:span text:style-name="Source_20_Text">mod</text:span> di dalamnya). Program utama meminta input sebuah angka, memanggil fungsi <text:span text:style-name="Source_20_Text">ApakahPrima</text:span>, dan menampilkan hasilnya ('Bilangan Prima' atau 'Bukan Bilangan Prima') berdasarkan nilai Boolean yang dikembalikan fungsi. Untuk setiap contoh, sertakan kode lengkap, penjelasan logika fungsi, cara pemanggilannya, dan bagaimana fungsi membantu modularisasi perhitungan." </text:p>
                          </text:list-item>
                        </text:list>
                      </text:list-item>
                    </text:list>
                  </text:list-item>
                </text:list>
              </text:list-item>
            </text:list>
            <text:p text:style-name="Horizontal_20_Line"/>
            <text:p text:style-name="Text_20_body">Ini adalah <text:span text:style-name="Emphasis">prompt</text:span> untuk Bab 10, yang akan membantu Anda menghasilkan konten tentang Fungsi dalam Pascal.</text:p>
          </text:section>
          <text:section text:style-name="Sect1" text:name="feedback-form-12">
            <text:p text:style-name="P285"/>
          </text:section>
        </text:section>
        <text:section text:style-name="Sect1" text:name="e7b04441b1d4a2f2">
          <text:p text:style-name="Text_20_body"/>
          <text:section text:style-name="Sect1" text:name="user-query-content-13">
            <text:p text:style-name="P541">Pada Bab 11 Tambahkan prompt pada tiap bab untuk mendapatkan pengantar , pada tiap subbab/sub-subab untuk mendapatkan isi dengan pembahasan mendalam </text:p>
          </text:section>
          <text:p text:style-name="P285">Tampilkan alur berpikir</text:p>
          <text:section text:style-name="Sect2" text:name="model-response-message-contentr_e7b04441b1d4a2f2">
            <text:p text:style-name="Text_20_body">Baik, mari kita siapkan <text:span text:style-name="Emphasis">prompt</text:span> untuk <text:span text:style-name="Strong_20_Emphasis">Bab 11: Array (Larik)</text:span>. Bab ini penting karena memperkenalkan cara mengelola kumpulan data.</text:p>
            <text:p text:style-name="Horizontal_20_Line"/>
            <text:p text:style-name="Text_20_body"><text:span text:style-name="Strong_20_Emphasis">Bab 11: Array (Mengelola Kumpulan Data Sejenis)</text:span></text:p>
            <text:list xml:id="list8046825098636183504" text:style-name="L19">
              <text:list-item>
                <text:p text:style-name="P19"><text:span text:style-name="Strong_20_Emphasis">[PROMPT UNTUK PENGANTAR BAB 11]:</text:span></text:p>
                <text:list>
                  <text:list-item>
                    <text:p text:style-name="P304">"Tuliskan paragraf pengantar untuk Bab 11 buku tutorial Free Pascal pemula. Mulai dengan mengingatkan pembaca bahwa semua contoh sejauh ini menggunakan variabel untuk menyimpan satu nilai pada satu waktu (misal, satu nama, satu angka). Tanyakan bagaimana jika kita perlu menangani banyak data sejenis, seperti daftar nilai 30 siswa, daftar harga 50 barang, atau nama-nama hari dalam seminggu? Jelaskan ketidakpraktisan membuat variabel individual untuk setiap data tersebut. Perkenalkan <text:span text:style-name="Strong_20_Emphasis">Array (atau Larik)</text:span> sebagai solusi elegan: sebuah struktur <text:soft-page-break/>data tunggal yang dapat menyimpan sekumpulan nilai dengan tipe data yang sama, di mana setiap nilai (elemen) dapat diakses melalui nomor posisinya (indeks). Sampaikan bahwa bab ini akan menjadi gerbang awal untuk bekerja dengan kumpulan data secara efisien." </text:p>
                  </text:list-item>
                </text:list>
              </text:list-item>
              <text:list-item>
                <text:p text:style-name="P19"><text:span text:style-name="Strong_20_Emphasis">Sub-bab 11.1: Kebutuhan Menyimpan Banyak Data Sejenis</text:span></text:p>
                <text:list>
                  <text:list-item>
                    <text:p text:style-name="P304"><text:span text:style-name="Strong_20_Emphasis">[PROMPT UNTUK SUB-BAB 11.1]:</text:span> </text:p>
                    <text:list>
                      <text:list-item>
                        <text:p text:style-name="P304">"Buatkan pembahasan singkat untuk sub-bab 'Kebutuhan Menyimpan Banyak Data Sejenis'. Elaborasi lebih lanjut mengapa variabel tunggal tidak cukup ketika berhadapan dengan data dalam jumlah banyak. Gunakan contoh kasus yang relatable, misalnya: 'Bayangkan Anda perlu menyimpan suhu harian selama sebulan. Apakah Anda akan membuat 30 variabel: SuhuTgl1, SuhuTgl2, ... SuhuTgl30? Bagaimana cara menghitung rata-ratanya dengan mudah?'. Tunjukkan keterbatasan pendekatan ini dalam hal deklarasi, pemrosesan (misal, mencari nilai tertinggi), dan skalabilitas (bagaimana jika datanya 1000?). Simpulkan bahwa kita memerlukan cara untuk mengelompokkan data sejenis ini." </text:p>
                      </text:list-item>
                    </text:list>
                  </text:list-item>
                </text:list>
              </text:list-item>
              <text:list-item>
                <text:p text:style-name="P19"><text:span text:style-name="Strong_20_Emphasis">Sub-bab 11.2: Pengenalan Array (Larik)</text:span></text:p>
                <text:list>
                  <text:list-item>
                    <text:p text:style-name="P304"><text:span text:style-name="Strong_20_Emphasis">[PROMPT UNTUK SUB-BAB 11.2]:</text:span> </text:p>
                    <text:list>
                      <text:list-item>
                        <text:p text:style-name="P304">"Buatkan pembahasan mendalam untuk sub-bab 'Pengenalan Array (Larik)'. Definisikan Array secara formal sebagai koleksi terstruktur dari elemen-elemen data yang <text:span text:style-name="Strong_20_Emphasis">bertipe sama</text:span>, disimpan dalam lokasi memori yang berdekatan (konsep ini bisa disinggung secara sederhana), dan diakses menggunakan satu nama variabel yang sama serta sebuah <text:span text:style-name="Strong_20_Emphasis">indeks</text:span> numerik (atau tipe ordinal lain). Jelaskan komponen kunci: </text:p>
                        <text:list>
                          <text:list-item>
                            <text:p text:style-name="P304"><text:span text:style-name="Strong_20_Emphasis">Nama Array:</text:span> Pengenal untuk seluruh koleksi. </text:p>
                          </text:list-item>
                          <text:list-item>
                            <text:p text:style-name="P304"><text:span text:style-name="Strong_20_Emphasis">Elemen:</text:span> Setiap item data individual di dalam array. </text:p>
                          </text:list-item>
                          <text:list-item>
                            <text:p text:style-name="P304"><text:span text:style-name="Strong_20_Emphasis">Tipe Elemen:</text:span> Tipe data yang sama untuk semua elemen (misal: semua Integer, semua String). </text:p>
                          </text:list-item>
                          <text:list-item>
                            <text:p text:style-name="P304"><text:span text:style-name="Strong_20_Emphasis">Indeks:</text:span> Penunjuk posisi elemen, biasanya dimulai dari 0 atau 1. </text:p>
                          </text:list-item>
                          <text:list-item>
                            <text:p text:style-name="P304"><text:span text:style-name="Strong_20_Emphasis">Ukuran:</text:span> Jumlah total elemen yang bisa ditampung. Gunakan analogi visual seperti deretan kotak pos bernomor, lemari arsip dengan laci bernomor, atau gerbong kereta api." </text:p>
                          </text:list-item>
                        </text:list>
                      </text:list-item>
                    </text:list>
                  </text:list-item>
                </text:list>
              </text:list-item>
              <text:list-item>
                <text:p text:style-name="P19"><text:span text:style-name="Strong_20_Emphasis">Sub-bab 11.3: Mendeklarasikan Array Satu Dimensi</text:span></text:p>
                <text:list>
                  <text:list-item>
                    <text:p text:style-name="P304"><text:span text:style-name="Strong_20_Emphasis">[PROMPT UNTUK SUB-BAB 11.3]:</text:span> </text:p>
                    <text:list>
                      <text:list-item>
                        <text:p text:style-name="P304">"Buatkan pembahasan mendalam dan panduan praktis untuk sub-bab 'Mendeklarasikan Array Satu Dimensi'. Tunjukkan dua cara umum deklarasi array di Pascal beserta sintaksnya: </text:p>
                        <text:list>
                          <text:list-item>
                            <text:p text:style-name="P304"><text:span text:style-name="Strong_20_Emphasis">Menggunakan </text:span><text:span text:style-name="Strong_20_Emphasis"><text:span text:style-name="Source_20_Text">type</text:span></text:span><text:span text:style-name="Strong_20_Emphasis"> (Direkomendasikan untuk Kode </text:span><text:soft-page-break/><text:span text:style-name="Strong_20_Emphasis">Lebih Besar):</text:span> </text:p>
                            <text:p text:style-name="P19">Delphi</text:p>
                            <text:p text:style-name="P549"><text:span text:style-name="Source_20_Text">type</text:span></text:p>
                            <text:p text:style-name="P549"><text:span text:style-name="Source_20_Text"><text:s text:c="2"/>TipeNamaArray = array [IndeksAwal..IndeksAkhir] of TipeDataElemen;</text:span></text:p>
                            <text:p text:style-name="P549"><text:span text:style-name="Source_20_Text">var</text:span></text:p>
                            <text:p text:style-name="P609"><text:span text:style-name="Source_20_Text"><text:s text:c="2"/>NamaVariabelArray: TipeNamaArray;</text:span></text:p>
                          </text:list-item>
                          <text:list-item>
                            <text:p text:style-name="P304"><text:span text:style-name="Strong_20_Emphasis">Langsung di </text:span><text:span text:style-name="Strong_20_Emphasis"><text:span text:style-name="Source_20_Text">var</text:span></text:span><text:span text:style-name="Strong_20_Emphasis"> (Untuk Kasus Sederhana):</text:span> </text:p>
                            <text:p text:style-name="P19">Delphi</text:p>
                            <text:p text:style-name="P549"><text:span text:style-name="Source_20_Text">var</text:span></text:p>
                            <text:p text:style-name="P609"><text:span text:style-name="Source_20_Text"><text:s text:c="2"/>NamaVariabelArray: array [IndeksAwal..IndeksAkhir] of TipeDataElemen;</text:span></text:p>
                          </text:list-item>
                        </text:list>
                        <text:p text:style-name="P304">Jelaskan setiap bagian: </text:p>
                        <text:list text:continue-numbering="true">
                          <text:list-item>
                            <text:p text:style-name="P304"><text:span text:style-name="Source_20_Text">array [...] of ...</text:span>: Kata kunci struktur array. </text:p>
                          </text:list-item>
                          <text:list-item>
                            <text:p text:style-name="P304"><text:span text:style-name="Source_20_Text">[IndeksAwal..IndeksAkhir]</text:span>: Mendefinisikan rentang indeks yang valid. Tekankan bahwa <text:span text:style-name="Source_20_Text">IndeksAwal</text:span> dan <text:span text:style-name="Source_20_Text">IndeksAkhir</text:span> harus konstanta bertipe ordinal (Integer paling umum, misal <text:span text:style-name="Source_20_Text">[1..10]</text:span>, <text:span text:style-name="Source_20_Text">[0..9]</text:span>). Jelaskan bahwa ukuran array adalah <text:span text:style-name="Source_20_Text">IndeksAkhir - IndeksAwal + 1</text:span>. </text:p>
                          </text:list-item>
                          <text:list-item>
                            <text:p text:style-name="P304"><text:span text:style-name="Source_20_Text">TipeDataElemen</text:span>: Menentukan tipe data setiap elemen dalam array (misal: <text:span text:style-name="Source_20_Text">Integer</text:span>, <text:span text:style-name="Source_20_Text">Real</text:span>, <text:span text:style-name="Source_20_Text">String</text:span>, <text:span text:style-name="Source_20_Text">Boolean</text:span>). Berikan contoh deklarasi yang konkret: <text:span text:style-name="Source_20_Text">var Nilai: array[1..5] of Integer;</text:span>, <text:span text:style-name="Source_20_Text">type TArrHari = array[1..7] of String; var NamaHari: TArrHari;</text:span>." </text:p>
                          </text:list-item>
                        </text:list>
                      </text:list-item>
                    </text:list>
                  </text:list-item>
                </text:list>
              </text:list-item>
              <text:list-item>
                <text:p text:style-name="P19"><text:span text:style-name="Strong_20_Emphasis">Sub-bab 11.4: Mengakses Elemen Array Menggunakan Indeks</text:span></text:p>
                <text:list>
                  <text:list-item>
                    <text:p text:style-name="P304"><text:span text:style-name="Strong_20_Emphasis">[PROMPT UNTUK SUB-BAB 11.4]:</text:span> </text:p>
                    <text:list>
                      <text:list-item>
                        <text:p text:style-name="P304">"Buatkan pembahasan mendalam dan panduan praktis untuk sub-bab 'Mengakses Elemen Array Menggunakan Indeks'. Jelaskan bahwa 'kunci' untuk bekerja dengan array adalah menggunakan indeksnya. Tunjukkan sintaks akses elemen: <text:span text:style-name="Source_20_Text">NamaVariabelArray[NomorIndeks]</text:span>. Tekankan bahwa ekspresi ini bertindak seperti variabel biasa dari <text:span text:style-name="Source_20_Text">TipeDataElemen</text:span>. Berikan contoh jelas untuk: </text:p>
                        <text:list>
                          <text:list-item>
                            <text:p text:style-name="P304"><text:span text:style-name="Strong_20_Emphasis">Menyimpan/Menulis Nilai ke Elemen:</text:span> <text:span text:style-name="Source_20_Text">Nilai[1] := 100; NamaHari[7] := 'Minggu';</text:span> </text:p>
                          </text:list-item>
                          <text:list-item>
                            <text:p text:style-name="P304"><text:span text:style-name="Strong_20_Emphasis">Membaca/Mengambil Nilai dari Elemen:</text:span> <text:span text:style-name="Source_20_Text">NilaiSiswa1 := Nilai[1]; Writeln(NamaHari[7]); Total := Total + Nilai[i];</text:span> (Gunakan <text:span text:style-name="Source_20_Text">i</text:span> sebagai contoh indeks dari variabel loop). Sangat penting: Peringatkan tentang <text:soft-page-break/><text:span text:style-name="Strong_20_Emphasis">kesalahan batas indeks</text:span> (<text:span text:style-name="Emphasis">index out of bounds</text:span> atau <text:span text:style-name="Emphasis">range check error</text:span>). Jelaskan bahwa mencoba mengakses <text:span text:style-name="Source_20_Text">NamaVariabelArray[Indeks]</text:span> di mana <text:span text:style-name="Source_20_Text">Indeks</text:span> lebih kecil dari <text:span text:style-name="Source_20_Text">IndeksAwal</text:span> atau lebih besar dari <text:span text:style-name="Source_20_Text">IndeksAkhir</text:span> akan menyebabkan error saat program berjalan (jika pemeriksaan rentang aktif) atau perilaku aneh." </text:p>
                          </text:list-item>
                        </text:list>
                      </text:list-item>
                    </text:list>
                  </text:list-item>
                </text:list>
              </text:list-item>
              <text:list-item>
                <text:p text:style-name="P19"><text:span text:style-name="Strong_20_Emphasis">Sub-bab 11.5: Mengisi dan Memproses Array Menggunakan Perulangan (</text:span><text:span text:style-name="Strong_20_Emphasis"><text:span text:style-name="Source_20_Text">FOR</text:span></text:span><text:span text:style-name="Strong_20_Emphasis">)</text:span></text:p>
                <text:list>
                  <text:list-item>
                    <text:p text:style-name="P304"><text:span text:style-name="Strong_20_Emphasis">[PROMPT UNTUK SUB-BAB 11.5]:</text:span> </text:p>
                    <text:list>
                      <text:list-item>
                        <text:p text:style-name="P304">"Buatkan pembahasan mendalam yang menekankan hubungan erat antara Array dan Loop <text:span text:style-name="Source_20_Text">FOR</text:span>. Jelaskan mengapa <text:span text:style-name="Source_20_Text">FOR</text:span> sangat cocok: kita tahu persis rentang indeks (<text:span text:style-name="Source_20_Text">IndeksAwal</text:span> sampai <text:span text:style-name="Source_20_Text">IndeksAkhir</text:span>), sehingga loop <text:span text:style-name="Source_20_Text">FOR</text:span> dapat dengan mudah mengunjungi setiap elemen secara berurutan. Sajikan pola kode umum menggunakan <text:span text:style-name="Source_20_Text">FOR i := IndeksAwal TO IndeksAkhir DO ...</text:span> untuk: </text:p>
                        <text:list>
                          <text:list-item>
                            <text:p text:style-name="P304"><text:span text:style-name="Strong_20_Emphasis">Menginisialisasi/Mengisi semua elemen array</text:span> (misal, dengan nilai default 0, atau dari input pengguna). Tunjukkan contoh loop <text:span text:style-name="Source_20_Text">FOR</text:span> dengan <text:span text:style-name="Source_20_Text">Readln(NamaArray[i]);</text:span> di dalamnya. </text:p>
                          </text:list-item>
                          <text:list-item>
                            <text:p text:style-name="P304"><text:span text:style-name="Strong_20_Emphasis">Menampilkan semua elemen array.</text:span> Tunjukkan contoh loop <text:span text:style-name="Source_20_Text">FOR</text:span> dengan <text:span text:style-name="Source_20_Text">Writeln(NamaArray[i]);</text:span> di dalamnya. </text:p>
                          </text:list-item>
                          <text:list-item>
                            <text:p text:style-name="P304"><text:span text:style-name="Strong_20_Emphasis">Melakukan perhitungan pada semua elemen</text:span> (misal, menjumlahkan semua nilai, menghitung rata-rata, mencari nilai maksimum/minimum). Tunjukkan contoh loop <text:span text:style-name="Source_20_Text">FOR</text:span> yang mengakumulasi total atau membandingkan nilai elemen <text:span text:style-name="Source_20_Text">NamaArray[i]</text:span>." </text:p>
                          </text:list-item>
                        </text:list>
                      </text:list-item>
                    </text:list>
                  </text:list-item>
                </text:list>
              </text:list-item>
              <text:list-item>
                <text:p text:style-name="P19"><text:span text:style-name="Strong_20_Emphasis">Sub-bab 11.6: Contoh Kasus Penggunaan Array Satu Dimensi</text:span></text:p>
                <text:list>
                  <text:list-item>
                    <text:p text:style-name="P304"><text:span text:style-name="Strong_20_Emphasis">[PROMPT UNTUK SUB-BAB 11.6]:</text:span> </text:p>
                    <text:list>
                      <text:list-item>
                        <text:p text:style-name="P304">"Buatkan pembahasan mendalam untuk sub-bab 'Contoh Kasus Penggunaan Array Satu Dimensi'. Sajikan 1-2 contoh program lengkap yang jelas menunjukkan manfaat array. Pilih kasus yang sederhana namun representatif: </text:p>
                        <text:list>
                          <text:list-item>
                            <text:p text:style-name="P304"><text:span text:style-name="Strong_20_Emphasis">Program Input dan Statistik Nilai:</text:span> Program meminta pengguna memasukkan 5 buah nilai ujian (simpan dalam array integer ukuran 5). Setelah semua nilai dimasukkan, program menampilkan kembali semua nilai tersebut, lalu menghitung dan menampilkan nilai rata-rata, nilai tertinggi, dan nilai terendah. Gunakan loop <text:span text:style-name="Source_20_Text">FOR</text:span> secara ekstensif. </text:p>
                          </text:list-item>
                          <text:list-item>
                            <text:p text:style-name="P304"><text:span text:style-name="Strong_20_Emphasis">Program Pencarian Data Sederhana:</text:span> Buat array string <text:soft-page-break/>yang berisi daftar nama buah (misal: 'Apel', 'Jeruk', 'Mangga', 'Pisang', 'Anggur'). Minta pengguna memasukkan nama buah yang ingin dicari. Gunakan loop <text:span text:style-name="Source_20_Text">FOR</text:span> untuk membandingkan input pengguna dengan setiap elemen dalam array. Jika ditemukan, tampilkan pesan "Buah ditemukan!". Jika tidak ditemukan setelah memeriksa semua elemen, tampilkan "Buah tidak ada dalam daftar.". Gunakan variabel flag Boolean untuk menandai status pencarian. Sertakan kode lengkap, penjelasan logikanya, dan contoh output." </text:p>
                          </text:list-item>
                        </text:list>
                      </text:list-item>
                    </text:list>
                  </text:list-item>
                </text:list>
              </text:list-item>
              <text:list-item>
                <text:p text:style-name="P19"><text:span text:style-name="Strong_20_Emphasis">Sub-bab 11.7: (Opsional) Pengenalan Singkat Array Multi-Dimensi</text:span></text:p>
                <text:list>
                  <text:list-item>
                    <text:p text:style-name="P304"><text:span text:style-name="Strong_20_Emphasis">[PROMPT UNTUK SUB-BAB 11.7]:</text:span> </text:p>
                    <text:list>
                      <text:list-item>
                        <text:p text:style-name="P304">"Buatkan pembahasan pengantar singkat untuk sub-bab '(Opsional) Pengenalan Singkat Array Multi-Dimensi'. Jelaskan bahwa array tidak terbatas pada satu dimensi (daftar). Pascal juga mendukung <text:span text:style-name="Strong_20_Emphasis">array dua dimensi</text:span> (seperti tabel atau grid), <text:span text:style-name="Strong_20_Emphasis">tiga dimensi</text:span>, dan seterusnya. Fokus pada array 2D sebagai contoh paling umum. Gunakan analogi tabel spreadsheet, papan catur, atau peta kursi bioskop (baris dan kolom). Tunjukkan sintaks deklarasi 2D: </text:p>
                        <text:p text:style-name="P19">Delphi</text:p>
                        <text:p text:style-name="P549"><text:span text:style-name="Source_20_Text">var</text:span></text:p>
                        <text:p text:style-name="P549"><text:span text:style-name="Source_20_Text"><text:s text:c="2"/>Matriks: array [1..JumlahBaris, 1..JumlahKolom] of TipeElemen;</text:span></text:p>
                        <text:p text:style-name="P609"><text:span text:style-name="Source_20_Text">// Contoh: var PapanCatur: array [1..8, 1..8] of Char;</text:span></text:p>
                        <text:p text:style-name="P19">Jelaskan cara mengakses elemen menggunakan dua indeks: <text:span text:style-name="Source_20_Text">Matriks[NomorBaris, NomorKolom]</text:span>. Tunjukkan bagaimana <text:span text:style-name="Strong_20_Emphasis">loop </text:span><text:span text:style-name="Strong_20_Emphasis"><text:span text:style-name="Source_20_Text">FOR</text:span></text:span><text:span text:style-name="Strong_20_Emphasis"> bersarang</text:span> (nested loop) digunakan untuk memproses semua elemen dalam array 2D, misalnya untuk mengisi atau menampilkannya baris per baris. Tegaskan kembali bahwa ini hanya pengenalan singkat untuk menunjukkan kemungkinannya." </text:p>
                      </text:list-item>
                    </text:list>
                  </text:list-item>
                </text:list>
              </text:list-item>
            </text:list>
            <text:p text:style-name="Horizontal_20_Line"/>
            <text:p text:style-name="Text_20_body">Prompt ini mencakup materi tentang array satu dimensi secara cukup detail untuk pemula, termasuk alasan penggunaannya, cara deklarasi, akses, pemrosesan dengan loop, contoh kasus, dan sedikit gambaran tentang array multi-dimensi.</text:p>
          </text:section>
          <text:section text:style-name="Sect1" text:name="feedback-form-13">
            <text:p text:style-name="P285"/>
          </text:section>
        </text:section>
        <text:section text:style-name="Sect1" text:name="af4ee31f0ddbdef4">
          <text:p text:style-name="Text_20_body"/>
          <text:section text:style-name="Sect1" text:name="user-query-content-14">
            <text:p text:style-name="P541">Pada Bab 12 Tambahkan prompt pada tiap bab untuk mendapatkan pengantar , pada tiap subbab/sub-subab untuk mendapatkan isi dengan pembahasan mendalam </text:p>
          </text:section>
          <text:p text:style-name="P285">Tampilkan alur berpikir</text:p>
          <text:section text:style-name="Sect2" text:name="model-response-message-contentr_af4ee31f0ddbdef4">
            <text:p text:style-name="Text_20_body"><text:soft-page-break/>Oke, mari kita siapkan <text:span text:style-name="Emphasis">prompt</text:span> untuk <text:span text:style-name="Strong_20_Emphasis">Bab 12: Tips Debugging dan Penanganan Error Sederhana</text:span>. Ini adalah bab yang sangat praktis dan penting bagi pemula.</text:p>
            <text:p text:style-name="Horizontal_20_Line"/>
            <text:p text:style-name="Text_20_body"><text:span text:style-name="Strong_20_Emphasis">Bab 12: Menemukan dan Memperbaiki Kesalahan (Debugging Dasar)</text:span></text:p>
            <text:list xml:id="list458846048859335964" text:style-name="L20">
              <text:list-item>
                <text:p text:style-name="P20"><text:span text:style-name="Strong_20_Emphasis">[PROMPT UNTUK PENGANTAR BAB 12]:</text:span></text:p>
                <text:list>
                  <text:list-item>
                    <text:p text:style-name="P305">"Tuliskan paragraf pengantar untuk Bab 12 buku tutorial Free Pascal pemula. Awali dengan mengatakan bahwa menulis kode hanyalah setengah dari pekerjaan; setengah lainnya adalah menemukan dan memperbaiki kesalahan (<text:span text:style-name="Emphasis">bug</text:span>), sebuah proses yang disebut <text:span text:style-name="Strong_20_Emphasis">debugging</text:span>. Yakinkan pembaca bahwa membuat kesalahan adalah hal yang wajar dan dialami semua programmer. Jelaskan bahwa bab ini sangat penting karena akan membekali mereka dengan pengetahuan tentang berbagai jenis kesalahan yang mungkin terjadi, cara 'membaca' petunjuk yang diberikan oleh kompiler, serta memperkenalkan teknik-teknik dasar untuk melacak sumber masalah dalam program mereka, baik secara manual maupun menggunakan alat bantu di Lazarus IDE." </text:p>
                  </text:list-item>
                </text:list>
              </text:list-item>
              <text:list-item>
                <text:p text:style-name="P20"><text:span text:style-name="Strong_20_Emphasis">Sub-bab 12.1: Kesalahan (Bug) Adalah Hal yang Normal</text:span></text:p>
                <text:list>
                  <text:list-item>
                    <text:p text:style-name="P305"><text:span text:style-name="Strong_20_Emphasis">[PROMPT UNTUK SUB-BAB 12.1]:</text:span> </text:p>
                    <text:list>
                      <text:list-item>
                        <text:p text:style-name="P305">"Buatkan pembahasan singkat untuk sub-bab 'Kesalahan (Bug) Adalah Hal yang Normal'. Tujuannya untuk membangun mentalitas yang benar pada pemula saat menghadapi error. Sampaikan bahwa frustrasi itu wajar, tetapi debugging adalah keterampilan yang bisa dipelajari dan akan semakin mahir seiring pengalaman. Tekankan bahwa setiap <text:span text:style-name="Emphasis">bug</text:span> yang berhasil diperbaiki adalah kesempatan belajar yang berharga. Dorong pembaca untuk bersikap sabar, sistematis, dan menganggap debugging sebagai bagian dari tantangan menarik dalam pemrograman." </text:p>
                      </text:list-item>
                    </text:list>
                  </text:list-item>
                </text:list>
              </text:list-item>
              <text:list-item>
                <text:p text:style-name="P20"><text:span text:style-name="Strong_20_Emphasis">Sub-bab 12.2: Jenis-jenis Kesalahan (Error)</text:span></text:p>
                <text:list>
                  <text:list-item>
                    <text:p text:style-name="P305"><text:span text:style-name="Strong_20_Emphasis">[PROMPT UNTUK SUB-BAB 12.2]:</text:span> </text:p>
                    <text:list>
                      <text:list-item>
                        <text:p text:style-name="P305">"Buatkan pembahasan mendalam yang menjelaskan tiga kategori utama kesalahan dalam pemrograman Pascal: </text:p>
                        <text:list>
                          <text:list-item>
                            <text:p text:style-name="P305"><text:span text:style-name="Strong_20_Emphasis">Kesalahan Kompilasi (Compile-time Errors):</text:span> Jelaskan ini sebagai kesalahan <text:span text:style-name="Emphasis">penulisan</text:span> (sintaks) yang membuat kompiler tidak mengerti kode Anda dan gagal membuat file eksekusi. Berikan contoh-contoh paling umum bagi pemula: lupa titik koma (<text:span text:style-name="Source_20_Text">;</text:span>), salah ketik kata kunci (<text:span text:style-name="Source_20_Text">beign</text:span> bukan <text:span text:style-name="Source_20_Text">begin</text:span>), lupa <text:span text:style-name="Source_20_Text">end.</text:span>, menggunakan variabel yang belum dideklarasikan, memberikan tipe data yang salah ke variabel (<text:span text:style-name="Source_20_Text">Angka := 'Halo'</text:span>). Tunjukkan bagaimana Lazarus IDE biasanya menandai error ini di editor dan di jendela 'Messages'. </text:p>
                          </text:list-item>
                          <text:list-item>
                            <text:p text:style-name="P305"><text:span text:style-name="Strong_20_Emphasis">Kesalahan Saat Jalan (Run-time Errors):</text:span> Jelaskan <text:soft-page-break/>bahwa ini terjadi <text:span text:style-name="Emphasis">setelah</text:span> program berhasil dikompilasi, yaitu saat program sedang dieksekusi. Program biasanya akan berhenti mendadak (<text:span text:style-name="Emphasis">crash</text:span>) dan sistem operasi atau runtime mungkin menampilkan pesan error. Berikan contoh umum: mencoba membagi angka dengan nol, mengakses indeks array di luar batas yang ditentukan (misal, <text:span text:style-name="Source_20_Text">Data[11]</text:span> padahal array <text:span text:style-name="Source_20_Text">1..10</text:span>), input yang tidak sesuai tipe data (memasukkan huruf saat diminta angka dengan <text:span text:style-name="Source_20_Text">Readln(Angka)</text:span>), masalah file (mencoba membaca file yang tidak ada). </text:p>
                          </text:list-item>
                          <text:list-item>
                            <text:p text:style-name="P305"><text:span text:style-name="Strong_20_Emphasis">Kesalahan Logika (Logic Errors):</text:span> Jelaskan ini sebagai jenis kesalahan yang paling sulit dideteksi karena program berjalan <text:span text:style-name="Emphasis">tanpa</text:span> error kompilasi maupun run-time, tetapi menghasilkan output yang <text:span text:style-name="Emphasis">salah</text:span> atau tidak sesuai dengan yang diharapkan. Berikan contoh: menggunakan operator perbandingan yang keliru (<text:span text:style-name="Source_20_Text">&lt;</text:span> padahal seharusnya <text:span text:style-name="Source_20_Text">&lt;=</text:span>), rumus perhitungan yang salah, alur <text:span text:style-name="Source_20_Text">IF</text:span> atau <text:span text:style-name="Source_20_Text">CASE</text:span> yang tidak mencakup semua kemungkinan, loop yang berhenti terlalu cepat atau terlalu lambat. Tekankan bahwa untuk error ini, programmer harus menganalisis logika programnya sendiri." </text:p>
                          </text:list-item>
                        </text:list>
                      </text:list-item>
                    </text:list>
                  </text:list-item>
                </text:list>
              </text:list-item>
              <text:list-item>
                <text:p text:style-name="P20"><text:span text:style-name="Strong_20_Emphasis">Sub-bab 12.3: Membaca dan Memahami Pesan Error Kompilator</text:span></text:p>
                <text:list>
                  <text:list-item>
                    <text:p text:style-name="P305"><text:span text:style-name="Strong_20_Emphasis">[PROMPT UNTUK SUB-BAB 12.3]:</text:span> </text:p>
                    <text:list>
                      <text:list-item>
                        <text:p text:style-name="P305">"Buatkan panduan praktis untuk sub-bab 'Membaca dan Memahami Pesan Error Kompilator'. Fokus pada jendela 'Messages' di Lazarus IDE saat terjadi <text:span text:style-name="Emphasis">compile-time error</text:span>. Ajarkan cara membaca informasi penting dalam pesan error FPC: </text:p>
                        <text:list>
                          <text:list-item>
                            <text:p text:style-name="P305"><text:span text:style-name="Strong_20_Emphasis">Lokasi:</text:span> Nama file (<text:span text:style-name="Source_20_Text">.pas</text:span>) dan nomor baris (dan kadang kolom) tempat error terdeteksi. Jelaskan cara melompat ke baris tersebut di editor (misal, dengan double-click pesan error). </text:p>
                          </text:list-item>
                          <text:list-item>
                            <text:p text:style-name="P305"><text:span text:style-name="Strong_20_Emphasis">Deskripsi Error:</text:span> Teks pesan yang menjelaskan jenis kesalahan. Jelaskan arti beberapa pesan error FPC yang paling sering ditemui pemula, seperti: </text:p>
                          </text:list-item>
                          <text:list-item>
                            <text:p text:style-name="P305"><text:span text:style-name="Source_20_Text">Identifier not found "..."</text:span>: Variabel/prosedur/fungsi belum dideklarasikan atau salah ketik. </text:p>
                          </text:list-item>
                          <text:list-item>
                            <text:p text:style-name="P305"><text:span text:style-name="Source_20_Text">Syntax error, ";" expected but "..." found</text:span>: Lupa titik koma di baris sebelumnya atau salah struktur. </text:p>
                          </text:list-item>
                          <text:list-item>
                            <text:p text:style-name="P305"><text:span text:style-name="Source_20_Text">Incompatible types: got "..." expected "..."</text:span>: Mencoba memberi nilai dengan tipe data yang salah. </text:p>
                          </text:list-item>
                          <text:list-item>
                            <text:p text:style-name="P305"><text:span text:style-name="Source_20_Text">Variable "..." might not have been </text:span><text:soft-page-break/><text:span text:style-name="Source_20_Text">initialized</text:span>: Variabel digunakan sebelum diberi nilai awal (peringatan). </text:p>
                          </text:list-item>
                          <text:list-item>
                            <text:p text:style-name="P305"><text:span text:style-name="Source_20_Text">Duplicate identifier "..."</text:span>: Mendeklarasikan nama yang sama lebih dari sekali dalam scope yang sama. Berikan tips penting: Selalu perbaiki error dari <text:span text:style-name="Strong_20_Emphasis">paling atas</text:span> di daftar pesan, lalu kompilasi ulang, karena satu error bisa menyebabkan error lain di bawahnya." </text:p>
                          </text:list-item>
                        </text:list>
                      </text:list-item>
                    </text:list>
                  </text:list-item>
                </text:list>
              </text:list-item>
              <text:list-item>
                <text:p text:style-name="P20"><text:span text:style-name="Strong_20_Emphasis">Sub-bab 12.4: Teknik Debugging Manual Sederhana ("Writeln Debugging")</text:span></text:p>
                <text:list>
                  <text:list-item>
                    <text:p text:style-name="P305"><text:span text:style-name="Strong_20_Emphasis">[PROMPT UNTUK SUB-BAB 12.4]:</text:span> </text:p>
                    <text:list>
                      <text:list-item>
                        <text:p text:style-name="P305">"Buatkan pembahasan mendalam tentang teknik 'Writeln Debugging' atau 'Print Debugging'. Jelaskan ini sebagai cara paling dasar untuk melacak alur program dan nilai variabel tanpa alat khusus. Tunjukkan caranya dengan menyisipkan <text:span text:style-name="Source_20_Text">Writeln</text:span> strategis di dalam kode: </text:p>
                        <text:list>
                          <text:list-item>
                            <text:p text:style-name="P305"><text:span text:style-name="Strong_20_Emphasis">Melacak Alur:</text:span> <text:span text:style-name="Source_20_Text">Writeln('Memulai Proses X...');</text:span> ... <text:span text:style-name="Source_20_Text">Writeln('Selesai Proses X.');</text:span> <text:span text:style-name="Source_20_Text">Writeln('Nilai Pilihan: ', Pilihan);</text:span> </text:p>
                          </text:list-item>
                          <text:list-item>
                            <text:p text:style-name="P305"><text:span text:style-name="Strong_20_Emphasis">Memeriksa Nilai Variabel:</text:span> Sebelum dan sesudah operasi penting, <text:span text:style-name="Source_20_Text">Writeln('DEBUG: Nilai Counter = ', Counter);</text:span> </text:p>
                          </text:list-item>
                          <text:list-item>
                            <text:p text:style-name="P305"><text:span text:style-name="Strong_20_Emphasis">Memeriksa Kondisi:</text:span> Di dalam cabang <text:span text:style-name="Source_20_Text">IF</text:span> atau <text:span text:style-name="Source_20_Text">ELSE</text:span>, <text:span text:style-name="Source_20_Text">Writeln('DEBUG: Masuk cabang IF A');</text:span> Berikan contoh kode 'sebelum' dan 'sesudah' ditambahkan <text:span text:style-name="Source_20_Text">Writeln</text:span> debugging. Jelaskan kelebihan (universal, mudah) dan kekurangan (kode jadi kotor sementara, harus dihapus/dikomentari lagi, output bisa membanjiri layar)." </text:p>
                          </text:list-item>
                        </text:list>
                      </text:list-item>
                    </text:list>
                  </text:list-item>
                </text:list>
              </text:list-item>
              <text:list-item>
                <text:p text:style-name="P20"><text:span text:style-name="Strong_20_Emphasis">Sub-bab 12.5: Menggunakan Debugger Bawaan Lazarus IDE (Dasar)</text:span></text:p>
                <text:list>
                  <text:list-item>
                    <text:p text:style-name="P305"><text:span text:style-name="Strong_20_Emphasis">[PROMPT UNTUK SUB-BAB 12.5]:</text:span> </text:p>
                    <text:list>
                      <text:list-item>
                        <text:p text:style-name="P305">"Buatkan panduan pengantar <text:span text:style-name="Emphasis">step-by-step</text:span> yang jelas untuk menggunakan fitur <text:span text:style-name="Emphasis">debugger</text:span> dasar di Lazarus IDE. Jelaskan <text:span text:style-name="Emphasis">debugger</text:span> sebagai alat bantu canggih untuk 'mengintip' ke dalam program saat berjalan. Fokus pada 3 fitur utama: </text:p>
                        <text:list>
                          <text:list-item>
                            <text:p text:style-name="P305"><text:span text:style-name="Strong_20_Emphasis">Breakpoints:</text:span> </text:p>
                            <text:list>
                              <text:list-item>
                                <text:p text:style-name="P305">Apa itu? (Titik berhenti sementara). </text:p>
                              </text:list-item>
                              <text:list-item>
                                <text:p text:style-name="P305">Cara Set/Unset: Klik di margin kiri editor kode. </text:p>
                              </text:list-item>
                              <text:list-item>
                                <text:p text:style-name="P305">Cara Menjalankan dengan Breakpoint: Biasanya cukup tekan F9 (Run), Lazarus akan otomatis masuk mode debug jika menemui breakpoint. Program berhenti <text:span text:style-name="Emphasis">sebelum</text:span> baris breakpoint dieksekusi. </text:p>
                              </text:list-item>
                            </text:list>
                          </text:list-item>
                          <text:list-item>
                            <text:p text:style-name="P305"><text:span text:style-name="Strong_20_Emphasis">Stepping (Melangkah):</text:span> Setelah berhenti di breakpoint: </text:p>
                            <text:list>
                              <text:list-item>
                                <text:p text:style-name="P305"><text:span text:style-name="Source_20_Text">Step Over (F8)</text:span>: Jalankan baris saat ini. Jika <text:soft-page-break/>baris itu memanggil sub-program, jalankan seluruh sub-program itu tanpa masuk ke dalamnya, lalu berhenti di baris berikutnya. </text:p>
                              </text:list-item>
                              <text:list-item>
                                <text:p text:style-name="P305"><text:span text:style-name="Source_20_Text">Step Into (F7)</text:span>: Jalankan baris saat ini. Jika baris itu memanggil sub-program, <text:span text:style-name="Strong_20_Emphasis">masuk ke dalam</text:span> sub-program itu dan berhenti di baris pertamanya. Cocok untuk men-debug sub-program. </text:p>
                              </text:list-item>
                              <text:list-item>
                                <text:p text:style-name="P305"><text:span text:style-name="Source_20_Text">Run (F9)</text:span>: Lanjutkan eksekusi normal sampai breakpoint berikutnya atau program selesai. </text:p>
                              </text:list-item>
                            </text:list>
                          </text:list-item>
                          <text:list-item>
                            <text:p text:style-name="P305"><text:span text:style-name="Strong_20_Emphasis">Watching Variables (Mengamati Nilai):</text:span> Saat program berhenti: </text:p>
                            <text:list>
                              <text:list-item>
                                <text:p text:style-name="P305">Jelaskan jendela 'Watches' atau 'Local Variables'. </text:p>
                              </text:list-item>
                              <text:list-item>
                                <text:p text:style-name="P305">Cara melihat nilai variabel saat itu (arahkan mouse ke variabel di editor, atau lihat di jendela Watches/Locals). </text:p>
                              </text:list-item>
                              <text:list-item>
                                <text:p text:style-name="P305">Cara menambahkan variabel spesifik ke jendela 'Watches'. </text:p>
                              </text:list-item>
                              <text:list-item>
                                <text:p text:style-name="P305">Perhatikan bagaimana nilai variabel berubah saat Anda melakukan stepping (F8/F7). Tunjukkan cara menghentikan sesi debugging (Tombol Stop/Reset). Tekankan bahwa ini adalah pengantar dan latihan diperlukan." </text:p>
                              </text:list-item>
                            </text:list>
                          </text:list-item>
                        </text:list>
                      </text:list-item>
                    </text:list>
                  </text:list-item>
                </text:list>
              </text:list-item>
              <text:list-item>
                <text:p text:style-name="P20"><text:span text:style-name="Strong_20_Emphasis">Sub-bab 12.6: Tips Tambahan untuk Menghindari dan Menemukan Bug</text:span></text:p>
                <text:list>
                  <text:list-item>
                    <text:p text:style-name="P305"><text:span text:style-name="Strong_20_Emphasis">[PROMPT UNTUK SUB-BAB 12.6]:</text:span> </text:p>
                    <text:list>
                      <text:list-item>
                        <text:p text:style-name="P305">"Buatkan pembahasan yang memberikan nasihat praktis tambahan seputar debugging dan penulisan kode yang baik untuk meminimalkan bug: </text:p>
                        <text:list>
                          <text:list-item>
                            <text:p text:style-name="P305"><text:span text:style-name="Strong_20_Emphasis">Kode Bersih:</text:span> Ulangi pentingnya indentasi, nama yang bermakna, komentar, dan modularisasi (prosedur/fungsi). Kode bersih lebih mudah di-debug. </text:p>
                          </text:list-item>
                          <text:list-item>
                            <text:p text:style-name="P305"><text:span text:style-name="Strong_20_Emphasis">Uji Bertahap:</text:span> Jangan menunggu program besar selesai baru diuji. Tes setiap fungsi/prosedur kecil setelah dibuat. </text:p>
                          </text:list-item>
                          <text:list-item>
                            <text:p text:style-name="P305"><text:span text:style-name="Strong_20_Emphasis">Pikirkan Input Aneh:</text:span> Uji dengan data di luar dugaan (angka negatif padahal harusnya positif, 0, nilai sangat besar, string kosong, huruf saat diminta angka). Ini disebut <text:span text:style-name="Emphasis">edge case testing</text:span>. </text:p>
                          </text:list-item>
                          <text:list-item>
                            <text:p text:style-name="P305"><text:span text:style-name="Strong_20_Emphasis">Isolasi Masalah:</text:span> Jika ada bug, coba persempit area pencarian. Komentari sebagian kode untuk melihat apakah bug hilang, atau buat program tes kecil khusus untuk bagian yang dicurigai. </text:p>
                          </text:list-item>
                          <text:list-item>
                            <text:p text:style-name="P305"><text:span text:style-name="Strong_20_Emphasis">"Rubber Duck Debugging":</text:span> Jelaskan teknik unik ini: coba jelaskan baris per baris kode Anda dan apa tujuannya kepada orang lain (atau benda mati seperti bebek karet). <text:soft-page-break/>Seringkali saat menjelaskan, Anda menemukan sendiri kesalahannya. </text:p>
                          </text:list-item>
                          <text:list-item>
                            <text:p text:style-name="P20"><text:span text:style-name="Strong_20_Emphasis">Jangan Ragu Bertanya:</text:span> Jika sudah buntu, jangan malu bertanya (teman, dosen, forum online). Tapi siapkan pertanyaan yang baik: jelaskan masalahnya, apa yang diharapkan, apa yang terjadi, sertakan kode minimal yang relevan, dan apa saja yang sudah dicoba." </text:p>
                          </text:list-item>
                        </text:list>
                      </text:list-item>
                    </text:list>
                  </text:list-item>
                </text:list>
              </text:list-item>
            </text:list>
            <text:p text:style-name="Horizontal_20_Line"/>
            <text:p text:style-name="Text_20_body">Prompt ini dirancang untuk menghasilkan konten yang komprehensif namun tetap dasar tentang debugging, membekali pemula dengan pengetahuan dan teknik awal yang esensial.</text:p>
          </text:section>
          <text:section text:style-name="Sect1" text:name="feedback-form-14">
            <text:p text:style-name="P285"/>
          </text:section>
        </text:section>
        <text:section text:style-name="Sect1" text:name="8cdae01b5a088d53">
          <text:p text:style-name="Text_20_body"/>
          <text:section text:style-name="Sect1" text:name="user-query-content-15">
            <text:p text:style-name="P541">Pada Bab 13 Tambahkan prompt pada tiap bab untuk mendapatkan pengantar , pada tiap subbab/sub-subab untuk mendapatkan isi dengan pembahasan mendalam </text:p>
          </text:section>
          <text:p text:style-name="P285">Tampilkan alur berpikir</text:p>
          <text:section text:style-name="Sect2" text:name="model-response-message-contentr_8cdae01b5a088d53">
            <text:p text:style-name="Text_20_body">Oke, mari kita siapkan <text:span text:style-name="Emphasis">prompt</text:span> untuk <text:span text:style-name="Strong_20_Emphasis">Bab 13: Studi Kasus - Menggabungkan Semuanya</text:span>. Bab ini bertujuan untuk mengaplikasikan materi yang sudah dipelajari.</text:p>
            <text:p text:style-name="Horizontal_20_Line"/>
            <text:p text:style-name="Text_20_body"><text:span text:style-name="Strong_20_Emphasis">Bab 13: Studi Kasus - Menggabungkan Semuanya</text:span></text:p>
            <text:list xml:id="list3054946338171060437" text:style-name="L21">
              <text:list-item>
                <text:p text:style-name="P21"><text:span text:style-name="Strong_20_Emphasis">[PROMPT UNTUK PENGANTAR BAB 13]:</text:span></text:p>
                <text:list>
                  <text:list-item>
                    <text:p text:style-name="P306">"Tuliskan paragraf pengantar yang menarik untuk Bab 13 dari buku tutorial Free Pascal pemula. Sampaikan bahwa pembaca telah menempuh perjalanan panjang mempelajari 'blok bangunan' dasar Pascal – mulai dari variabel, input/output, operator, logika <text:span text:style-name="Source_20_Text">IF</text:span> dan <text:span text:style-name="Source_20_Text">CASE</text:span>, berbagai jenis loop (<text:span text:style-name="Source_20_Text">FOR</text:span>, <text:span text:style-name="Source_20_Text">WHILE</text:span>, <text:span text:style-name="Source_20_Text">REPEAT</text:span>), hingga modularisasi dengan Prosedur dan Fungsi, serta dasar Array dan Debugging. Tegaskan bahwa kini saatnya untuk <text:span text:style-name="Strong_20_Emphasis">menggabungkan</text:span> semua pengetahuan tersebut dalam sebuah <text:span text:style-name="Strong_20_Emphasis">Studi Kasus</text:span>. Jelaskan bahwa bab ini akan memandu pembaca membangun satu atau dua program sederhana dari awal sampai akhir, menunjukkan bagaimana konsep-konsep tersebut bekerja bersama dalam praktik nyata. Berikan semangat bahwa ini adalah kesempatan bagus untuk menguji pemahaman dan melihat hasil nyata dari pembelajaran mereka." </text:p>
                  </text:list-item>
                </text:list>
              </text:list-item>
              <text:list-item>
                <text:p text:style-name="P21"><text:span text:style-name="Strong_20_Emphasis">Sub-bab 13.1: Pentingnya Latihan dan Integrasi Konsep</text:span></text:p>
                <text:list>
                  <text:list-item>
                    <text:p text:style-name="P306"><text:span text:style-name="Strong_20_Emphasis">[PROMPT UNTUK SUB-BAB 13.1]:</text:span> </text:p>
                    <text:list>
                      <text:list-item>
                        <text:p text:style-name="P306">"Buatkan pembahasan singkat untuk sub-bab 'Pentingnya Latihan dan Integrasi Konsep'. Jelaskan bahwa memahami setiap konsep secara individual itu penting, tetapi menjadi programmer yang efektif membutuhkan kemampuan untuk <text:span text:style-name="Strong_20_Emphasis">merangkai</text:span> konsep-<text:soft-page-break/>konsep tersebut menjadi solusi yang berfungsi. Gunakan analogi seperti belajar kosakata vs menulis esai, atau belajar not balok vs memainkan lagu. Review secara singkat daftar 'perkakas' utama yang sudah dimiliki pembaca (variabel, I/O, operator, <text:span text:style-name="Source_20_Text">IF/CASE</text:span>, <text:span text:style-name="Source_20_Text">FOR/WHILE/REPEAT</text:span>, <text:span text:style-name="Source_20_Text">Procedure/Function</text:span>, <text:span text:style-name="Source_20_Text">Array</text:span> dasar) yang akan digunakan dalam studi kasus. Tekankan bahwa studi kasus ini adalah latihan integrasi." </text:p>
                      </text:list-item>
                    </text:list>
                  </text:list-item>
                </text:list>
              </text:list-item>
              <text:list-item>
                <text:p text:style-name="P21"><text:span text:style-name="Strong_20_Emphasis">Sub-bab 13.2: Studi Kasus 1: Kalkulator Konsol Sederhana</text:span></text:p>
                <text:list>
                  <text:list-item>
                    <text:p text:style-name="P21"><text:span text:style-name="Strong_20_Emphasis">13.2.1: Perencanaan dan Desain</text:span></text:p>
                    <text:list>
                      <text:list-item>
                        <text:p text:style-name="P306"><text:span text:style-name="Strong_20_Emphasis">[PROMPT UNTUK SUB-BAB 13.2.1]:</text:span> </text:p>
                        <text:list>
                          <text:list-item>
                            <text:p text:style-name="P306">"Buatkan pembahasan untuk tahap 'Perencanaan dan Desain' dari Studi Kasus Kalkulator Konsol Sederhana. Ajarkan pentingnya berpikir sebelum <text:span text:style-name="Emphasis">coding</text:span>. Pandu pembaca melalui proses perencanaan: </text:p>
                            <text:list>
                              <text:list-item>
                                <text:p text:style-name="P306"><text:span text:style-name="Strong_20_Emphasis">Definisi Masalah &amp; Fitur:</text:span> Membuat kalkulator berbasis teks yang bisa melakukan operasi tambah (+), kurang (-), kali (*), dan bagi (/) untuk dua buah bilangan (misalnya, Real). </text:p>
                              </text:list-item>
                              <text:list-item>
                                <text:p text:style-name="P306"><text:span text:style-name="Strong_20_Emphasis">Desain Antarmuka &amp; Alur:</text:span> Bagaimana interaksi dengan pengguna? (Contoh: Tampilkan menu pilihan operasi -&gt; Minta pilihan -&gt; Minta angka pertama -&gt; Minta angka kedua -&gt; Hitung -&gt; Tampilkan hasil -&gt; Tawarkan untuk menghitung lagi atau keluar). Gambarkan alur ini dengan daftar langkah atau <text:span text:style-name="Emphasis">pseudocode</text:span>. </text:p>
                              </text:list-item>
                              <text:list-item>
                                <text:p text:style-name="P306"><text:span text:style-name="Strong_20_Emphasis">Desain Struktur Program (Modularitas):</text:span> Identifikasi bagian-bagian yang bisa dijadikan sub-program. Sarankan pemecahan: <text:span text:style-name="Source_20_Text">procedure TampilkanMenu</text:span>, <text:span text:style-name="Source_20_Text">function MintaAngka(Pesan: string): Real</text:span>, <text:span text:style-name="Source_20_Text">function Hitung(A, B: Real; Operator: Char): Real</text:span> (atau fungsi terpisah per operasi), <text:span text:style-name="Source_20_Text">procedure TampilkanHasil(Hasil: Real)</text:span>. Jelaskan manfaat struktur ini." </text:p>
                              </text:list-item>
                            </text:list>
                          </text:list-item>
                        </text:list>
                      </text:list-item>
                    </text:list>
                  </text:list-item>
                  <text:list-item>
                    <text:p text:style-name="P21"><text:span text:style-name="Strong_20_Emphasis">13.2.2: Implementasi Kode (Langkah demi Langkah)</text:span></text:p>
                    <text:list>
                      <text:list-item>
                        <text:p text:style-name="P306"><text:span text:style-name="Strong_20_Emphasis">[PROMPT UNTUK SUB-BAB 13.2.2]:</text:span> </text:p>
                        <text:list>
                          <text:list-item>
                            <text:p text:style-name="P306">"Buatkan panduan implementasi kode <text:span text:style-name="Emphasis">step-by-step</text:span> untuk Kalkulator Konsol. Jangan langsung tampilkan kode jadi. Pandu pembaca membangunnya bagian per bagian: </text:p>
                            <text:list>
                              <text:list-item>
                                <text:p text:style-name="P306">Membuat kerangka program utama, deklarasi variabel global/tipe yang dibutuhkan. </text:p>
                              </text:list-item>
                              <text:list-item>
                                <text:p text:style-name="P306">Mengimplementasikan <text:span text:style-name="Source_20_Text">procedure </text:span><text:soft-page-break/><text:span text:style-name="Source_20_Text">TampilkanMenu</text:span>. </text:p>
                              </text:list-item>
                              <text:list-item>
                                <text:p text:style-name="P306">Mengimplementasikan <text:span text:style-name="Source_20_Text">function MintaAngka</text:span> (termasuk prompt). </text:p>
                              </text:list-item>
                              <text:list-item>
                                <text:p text:style-name="P306">Mengimplementasikan fungsi-fungsi perhitungan (<text:span text:style-name="Source_20_Text">Tambah</text:span>, <text:span text:style-name="Source_20_Text">Kurang</text:span>, <text:span text:style-name="Source_20_Text">Kali</text:span>, <text:span text:style-name="Source_20_Text">Bagi</text:span>). Khusus untuk <text:span text:style-name="Source_20_Text">Bagi</text:span>, tunjukkan cara menangani pembagian dengan nol (misal, menggunakan <text:span text:style-name="Source_20_Text">IF</text:span> di dalamnya dan mungkin mengembalikan nilai khusus atau menampilkan pesan error). </text:p>
                              </text:list-item>
                              <text:list-item>
                                <text:p text:style-name="P306">Membuat loop utama (<text:span text:style-name="Source_20_Text">REPEAT...UNTIL</text:span> pilihan keluar) di blok program utama. </text:p>
                              </text:list-item>
                              <text:list-item>
                                <text:p text:style-name="P306">Di dalam loop: panggil <text:span text:style-name="Source_20_Text">TampilkanMenu</text:span>, baca pilihan pengguna. </text:p>
                              </text:list-item>
                              <text:list-item>
                                <text:p text:style-name="P306">Gunakan <text:span text:style-name="Source_20_Text">CASE</text:span> atau <text:span text:style-name="Source_20_Text">IF...ELSE IF</text:span> untuk memproses pilihan: panggil <text:span text:style-name="Source_20_Text">MintaAngka</text:span> dua kali, panggil fungsi perhitungan yang sesuai, panggil <text:span text:style-name="Source_20_Text">TampilkanHasil</text:span>. Tangani pilihan keluar dan pilihan tidak valid (<text:span text:style-name="Source_20_Text">ELSE</text:span> pada <text:span text:style-name="Source_20_Text">CASE</text:span>). </text:p>
                              </text:list-item>
                              <text:list-item>
                                <text:p text:style-name="P306">Implementasikan <text:span text:style-name="Source_20_Text">procedure TampilkanHasil</text:span>." </text:p>
                              </text:list-item>
                            </text:list>
                          </text:list-item>
                        </text:list>
                      </text:list-item>
                    </text:list>
                  </text:list-item>
                  <text:list-item>
                    <text:p text:style-name="P21"><text:span text:style-name="Strong_20_Emphasis">13.2.3: Kode Lengkap dan Penjelasan</text:span></text:p>
                    <text:list>
                      <text:list-item>
                        <text:p text:style-name="P306"><text:span text:style-name="Strong_20_Emphasis">[PROMPT UNTUK SUB-BAB 13.2.3]:</text:span> </text:p>
                        <text:list>
                          <text:list-item>
                            <text:p text:style-name="P306">"Sajikan kode sumber <text:span text:style-name="Strong_20_Emphasis">lengkap</text:span> dan <text:span text:style-name="Strong_20_Emphasis">final</text:span> untuk program Kalkulator Konsol Sederhana. Pastikan kode diberi indentasi yang baik dan komentar yang menjelaskan bagian-bagian penting atau logika yang mungkin rumit. Berikan ulasan penjelasan untuk keseluruhan kode, menyoroti bagaimana prosedur, fungsi, loop, percabangan, dan penanganan error dasar (pembagian nol, pilihan invalid) digunakan bersama." </text:p>
                          </text:list-item>
                        </text:list>
                      </text:list-item>
                    </text:list>
                  </text:list-item>
                  <text:list-item>
                    <text:p text:style-name="P21"><text:span text:style-name="Strong_20_Emphasis">13.2.4: Pengujian dan Ide Pengembangan Lanjutan</text:span></text:p>
                    <text:list>
                      <text:list-item>
                        <text:p text:style-name="P306"><text:span text:style-name="Strong_20_Emphasis">[PROMPT UNTUK SUB-BAB 13.2.4]:</text:span> </text:p>
                        <text:list>
                          <text:list-item>
                            <text:p text:style-name="P306">"Berikan panduan singkat tentang cara <text:span text:style-name="Strong_20_Emphasis">menguji</text:span> program kalkulator. Sarankan kasus uji: operasi dengan angka positif, negatif, nol; pembagian yang menghasilkan desimal; mencoba membagi dengan nol; memasukkan pilihan menu yang tidak ada; memilih opsi keluar. Kemudian, berikan beberapa <text:span text:style-name="Strong_20_Emphasis">ide pengembangan</text:span> untuk pembaca yang ingin melangkah lebih jauh: menambahkan operasi (pangkat, modulus), validasi input (memastikan pengguna memasukkan angka), menggunakan array untuk menyimpan histori perhitungan singkat, dll." </text:p>
                          </text:list-item>
                        </text:list>
                      </text:list-item>
                    </text:list>
                  </text:list-item>
                </text:list>
              </text:list-item>
              <text:list-item>
                <text:p text:style-name="P21"><text:span text:style-name="Strong_20_Emphasis">Sub-bab 13.3: Studi Kasus 2: Program Tebak Angka</text:span></text:p>
                <text:list>
                  <text:list-item>
                    <text:p text:style-name="P21"><text:soft-page-break/><text:span text:style-name="Strong_20_Emphasis">13.3.1: Perencanaan dan Desain</text:span></text:p>
                    <text:list>
                      <text:list-item>
                        <text:p text:style-name="P306"><text:span text:style-name="Strong_20_Emphasis">[PROMPT UNTUK SUB-BAB 13.3.1]:</text:span> </text:p>
                        <text:list>
                          <text:list-item>
                            <text:p text:style-name="P306">"Buatkan pembahasan untuk tahap 'Perencanaan dan Desain' dari Studi Kasus Program Tebak Angka. Jelaskan tujuan program: komputer 'memikirkan' sebuah angka rahasia (misal, antara 1-100), dan pengguna harus menebaknya dengan bantuan petunjuk ('Terlalu besar'/'Terlalu kecil'). Program juga menghitung jumlah tebakan. Pandu pembaca merencanakan: </text:p>
                            <text:list>
                              <text:list-item>
                                <text:p text:style-name="P306"><text:span text:style-name="Strong_20_Emphasis">Alur Logika:</text:span> Inisialisasi -&gt; Tentukan Angka Rahasia -&gt; Mulai loop -&gt; Minta Tebakan Pengguna -&gt; Bandingkan Tebakan vs Rahasia -&gt; Beri Petunjuk -&gt; Hitung Tebakan -&gt; Ulangi loop jika belum benar -&gt; Tampilkan Pesan Sukses &amp; Jumlah Tebakan. </text:p>
                              </text:list-item>
                              <text:list-item>
                                <text:p text:style-name="P306"><text:span text:style-name="Strong_20_Emphasis">(Jika diajarkan) Angka Acak:</text:span> Jelaskan cara menggunakan <text:span text:style-name="Source_20_Text">Randomize</text:span> dan <text:span text:style-name="Source_20_Text">Random</text:span> dari unit <text:span text:style-name="Source_20_Text">Math</text:span> atau <text:span text:style-name="Source_20_Text">SysUtils</text:span> untuk menghasilkan angka rahasia (misal: <text:span text:style-name="Source_20_Text">AngkaRahasia := Random(100) + 1;</text:span>). Jika tidak, instruksikan untuk menetapkan nilai rahasia secara manual (misal: <text:span text:style-name="Source_20_Text">const AngkaRahasia = 73;</text:span>). </text:p>
                              </text:list-item>
                              <text:list-item>
                                <text:p text:style-name="P306"><text:span text:style-name="Strong_20_Emphasis">Variabel yang Dibutuhkan:</text:span> Identifikasi variabel seperti <text:span text:style-name="Source_20_Text">AngkaRahasia</text:span>, <text:span text:style-name="Source_20_Text">TebakanUser</text:span>, <text:span text:style-name="Source_20_Text">JumlahTebakan</text:span>." </text:p>
                              </text:list-item>
                            </text:list>
                          </text:list-item>
                        </text:list>
                      </text:list-item>
                    </text:list>
                  </text:list-item>
                  <text:list-item>
                    <text:p text:style-name="P21"><text:span text:style-name="Strong_20_Emphasis">13.3.2: Implementasi Kode (Langkah demi Langkah)</text:span></text:p>
                    <text:list>
                      <text:list-item>
                        <text:p text:style-name="P306"><text:span text:style-name="Strong_20_Emphasis">[PROMPT UNTUK SUB-BAB 13.3.2]:</text:span> </text:p>
                        <text:list>
                          <text:list-item>
                            <text:p text:style-name="P306">"Buatkan panduan implementasi kode <text:span text:style-name="Emphasis">step-by-step</text:span> untuk Program Tebak Angka: </text:p>
                            <text:list>
                              <text:list-item>
                                <text:p text:style-name="P306">Siapkan kerangka program, termasuk <text:span text:style-name="Source_20_Text">uses</text:span> jika perlu (untuk <text:span text:style-name="Source_20_Text">Random</text:span>). </text:p>
                              </text:list-item>
                              <text:list-item>
                                <text:p text:style-name="P306">Deklarasikan variabel yang dibutuhkan. </text:p>
                              </text:list-item>
                              <text:list-item>
                                <text:p text:style-name="P306">Implementasikan bagian penetapan <text:span text:style-name="Source_20_Text">AngkaRahasia</text:span> (pakai <text:span text:style-name="Source_20_Text">Random</text:span> atau <text:span text:style-name="Source_20_Text">const</text:span>). </text:p>
                              </text:list-item>
                              <text:list-item>
                                <text:p text:style-name="P306">Inisialisasi <text:span text:style-name="Source_20_Text">JumlahTebakan</text:span> ke 0. </text:p>
                              </text:list-item>
                              <text:list-item>
                                <text:p text:style-name="P306">Buat loop utama. <text:span text:style-name="Source_20_Text">REPEAT...UNTIL TebakanUser = AngkaRahasia;</text:span> cocok di sini karena pengguna harus menebak minimal sekali. </text:p>
                              </text:list-item>
                              <text:list-item>
                                <text:p text:style-name="P306">Di dalam loop: Minta input <text:span text:style-name="Source_20_Text">TebakanUser</text:span> dari pengguna, naikkan <text:span text:style-name="Source_20_Text">JumlahTebakan</text:span>. </text:p>
                              </text:list-item>
                              <text:list-item>
                                <text:p text:style-name="P306">Gunakan struktur <text:span text:style-name="Source_20_Text">IF TebakanUser &lt; AngkaRahasia THEN ... ELSE IF </text:span><text:soft-page-break/><text:span text:style-name="Source_20_Text">TebakanUser &gt; AngkaRahasia THEN ...</text:span> untuk memberikan petunjuk yang sesuai. (Tidak perlu <text:span text:style-name="Source_20_Text">ELSE</text:span> karena kondisi <text:span text:style-name="Source_20_Text">UNTIL</text:span> menangani kasus tebakan benar). </text:p>
                              </text:list-item>
                              <text:list-item>
                                <text:p text:style-name="P306">Setelah loop selesai, tampilkan pesan selamat beserta <text:span text:style-name="Source_20_Text">JumlahTebakan</text:span>." </text:p>
                              </text:list-item>
                            </text:list>
                          </text:list-item>
                        </text:list>
                      </text:list-item>
                    </text:list>
                  </text:list-item>
                  <text:list-item>
                    <text:p text:style-name="P21"><text:span text:style-name="Strong_20_Emphasis">13.3.3: Kode Lengkap dan Penjelasan</text:span></text:p>
                    <text:list>
                      <text:list-item>
                        <text:p text:style-name="P306"><text:span text:style-name="Strong_20_Emphasis">[PROMPT UNTUK SUB-BAB 13.3.3]:</text:span> </text:p>
                        <text:list>
                          <text:list-item>
                            <text:p text:style-name="P306">"Sajikan kode sumber <text:span text:style-name="Strong_20_Emphasis">lengkap</text:span> dan <text:span text:style-name="Strong_20_Emphasis">final</text:span> untuk program Tebak Angka. Pastikan kode rapi, berindentasi, dan berkomentar. Berikan ulasan penjelasan untuk keseluruhan kode, fokus pada penggunaan loop <text:span text:style-name="Source_20_Text">REPEAT...UNTIL</text:span>, kondisi <text:span text:style-name="Source_20_Text">IF</text:span>, variabel penghitung, dan (jika ada) fungsi random." </text:p>
                          </text:list-item>
                        </text:list>
                      </text:list-item>
                    </text:list>
                  </text:list-item>
                  <text:list-item>
                    <text:p text:style-name="P21"><text:span text:style-name="Strong_20_Emphasis">13.3.4: Pengujian dan Ide Pengembangan Lanjutan</text:span></text:p>
                    <text:list>
                      <text:list-item>
                        <text:p text:style-name="P306"><text:span text:style-name="Strong_20_Emphasis">[PROMPT UNTUK SUB-BAB 13.3.4]:</text:span> </text:p>
                        <text:list>
                          <text:list-item>
                            <text:p text:style-name="P306">"Berikan panduan singkat cara <text:span text:style-name="Strong_20_Emphasis">menguji</text:span> program tebak angka: coba tebak angka batas (1 dan 100), angka di tengah, perhatikan apakah petunjuknya konsisten. Kemudian, berikan <text:span text:style-name="Strong_20_Emphasis">ide pengembangan</text:span>: membatasi jumlah tebakan (misal, game over setelah 7 tebakan), memberikan pilihan rentang angka (misal, 1-50 atau 1-1000), menambahkan fitur 'main lagi', menyimpan skor terbaik." </text:p>
                          </text:list-item>
                        </text:list>
                      </text:list-item>
                    </text:list>
                  </text:list-item>
                </text:list>
              </text:list-item>
              <text:list-item>
                <text:p text:style-name="P21"><text:span text:style-name="Strong_20_Emphasis">Sub-bab 13.4: Tips Mengembangkan Proyek Sendiri</text:span></text:p>
                <text:list>
                  <text:list-item>
                    <text:p text:style-name="P306"><text:span text:style-name="Strong_20_Emphasis">[PROMPT UNTUK SUB-BAB 13.4]:</text:span> </text:p>
                    <text:list>
                      <text:list-item>
                        <text:p text:style-name="P306">"Buatkan pembahasan penutup bab yang berisi nasihat dan motivasi untuk pembaca agar mulai bereksperimen membuat program sederhana mereka sendiri: </text:p>
                        <text:list>
                          <text:list-item>
                            <text:p text:style-name="P306"><text:span text:style-name="Strong_20_Emphasis">Mulai dari yang Kecil &amp; Spesifik:</text:span> Jangan terlalu ambisius di awal. </text:p>
                          </text:list-item>
                          <text:list-item>
                            <text:p text:style-name="P306"><text:span text:style-name="Strong_20_Emphasis">Modifikasi Kode yang Ada:</text:span> Ambil studi kasus atau contoh lain, ubah sedikit fiturnya. </text:p>
                          </text:list-item>
                          <text:list-item>
                            <text:p text:style-name="P306"><text:span text:style-name="Strong_20_Emphasis">Pecah Ide Besar:</text:span> Urai ide menjadi langkah-langkah kecil yang bisa diimplementasikan satu per satu. </text:p>
                          </text:list-item>
                          <text:list-item>
                            <text:p text:style-name="P306"><text:span text:style-name="Strong_20_Emphasis">Gunakan Kertas &amp; Pensil:</text:span> Rencanakan alur dan struktur sebelum <text:span text:style-name="Emphasis">coding</text:span>. </text:p>
                          </text:list-item>
                          <text:list-item>
                            <text:p text:style-name="P306"><text:span text:style-name="Strong_20_Emphasis">Debugging adalah Teman:</text:span> Jangan menyerah saat gặp error, gunakan alat dan teknik yang dipelajari. </text:p>
                          </text:list-item>
                          <text:list-item>
                            <text:p text:style-name="P306"><text:span text:style-name="Strong_20_Emphasis">Banyak Membaca Kode:</text:span> Lihat contoh-contoh kode Pascal lain (online, buku) untuk belajar gaya dan teknik baru. </text:p>
                          </text:list-item>
                          <text:list-item>
                            <text:p text:style-name="P21"><text:span text:style-name="Strong_20_Emphasis">Praktik, Praktik, Praktik!</text:span>" </text:p>
                          </text:list-item>
                        </text:list>
                      </text:list-item>
                    </text:list>
                  </text:list-item>
                </text:list>
              </text:list-item>
            </text:list>
            <text:p text:style-name="Horizontal_20_Line"><text:soft-page-break/></text:p>
            <text:p text:style-name="Text_20_body">Prompt ini memberikan kerangka kerja yang terstruktur untuk Bab 13, memandu pembaca melalui proses pengembangan program kecil sebagai aplikasi dari materi sebelumnya.</text:p>
          </text:section>
          <text:section text:style-name="Sect1" text:name="feedback-form-15">
            <text:p text:style-name="P285"/>
          </text:section>
        </text:section>
        <text:section text:style-name="Sect1" text:name="57ec03b6395d66f8">
          <text:p text:style-name="Text_20_body"/>
          <text:section text:style-name="Sect1" text:name="user-query-content-16">
            <text:p text:style-name="P541">Pada Bab 14 Tambahkan prompt pada tiap bab untuk mendapatkan pengantar , pada tiap subbab/sub-subab untuk mendapatkan isi dengan pembahasan mendalam </text:p>
          </text:section>
          <text:p text:style-name="P285">Tampilkan alur berpikir</text:p>
          <text:section text:style-name="Sect2" text:name="model-response-message-contentr_57ec03b6395d66f8">
            <text:p text:style-name="Text_20_body">Tentu, mari kita siapkan <text:span text:style-name="Emphasis">prompt</text:span> untuk <text:span text:style-name="Strong_20_Emphasis">Bab 14: Penutup dan Langkah Selanjutnya</text:span>, yang merupakan bab terakhir dari buku tutorial ini.</text:p>
            <text:p text:style-name="Horizontal_20_Line"/>
            <text:p text:style-name="Text_20_body"><text:span text:style-name="Strong_20_Emphasis">Bab 14: Penutup dan Langkah Selanjutnya</text:span></text:p>
            <text:list xml:id="list7243058690747998042" text:style-name="L22">
              <text:list-item>
                <text:p text:style-name="P22"><text:span text:style-name="Strong_20_Emphasis">[PROMPT UNTUK PENGANTAR BAB 14]:</text:span></text:p>
                <text:list>
                  <text:list-item>
                    <text:p text:style-name="P307">"Tuliskan paragraf pengantar untuk Bab 14, yang berfungsi sebagai penutup buku tutorial Free Pascal untuk pemula ini. Awali dengan memberikan apresiasi dan ucapan selamat kepada pembaca karena telah berhasil mengikuti seluruh materi dari awal hingga akhir. Sampaikan bahwa bab ini akan memberikan rangkuman singkat atas fondasi yang telah dibangun, membuka wawasan tentang kemungkinan-kemungkinan belajar selanjutnya dalam dunia Free Pascal dan Lazarus, serta menyediakan petunjuk ke sumber daya tambahan. Akhiri dengan nada optimistis mengenai perjalanan pemrograman pembaca di masa depan." </text:p>
                  </text:list-item>
                </text:list>
              </text:list-item>
              <text:list-item>
                <text:p text:style-name="P22"><text:span text:style-name="Strong_20_Emphasis">Sub-bab 14.1: Rangkuman Perjalanan Belajar Anda</text:span></text:p>
                <text:list>
                  <text:list-item>
                    <text:p text:style-name="P307"><text:span text:style-name="Strong_20_Emphasis">[PROMPT UNTUK SUB-BAB 14.1]:</text:span> </text:p>
                    <text:list>
                      <text:list-item>
                        <text:p text:style-name="P307">"Buatkan pembahasan untuk sub-bab 'Rangkuman Perjalanan Belajar Anda'. Sajikan ringkasan (bisa berupa daftar poin atau narasi singkat) dari topik-topik fundamental yang telah dipelajari dalam buku ini. Sebutkan kembali secara garis besar: </text:p>
                        <text:list>
                          <text:list-item>
                            <text:p text:style-name="P307">Konsep dasar algoritma dan pemrograman. </text:p>
                          </text:list-item>
                          <text:list-item>
                            <text:p text:style-name="P307">Pengenalan Pascal, FPC, dan Lazarus IDE. </text:p>
                          </text:list-item>
                          <text:list-item>
                            <text:p text:style-name="P307">Sintaks dasar: struktur program, variabel, tipe data, konstanta, operator. </text:p>
                          </text:list-item>
                          <text:list-item>
                            <text:p text:style-name="P307">Input/Output konsol. </text:p>
                          </text:list-item>
                          <text:list-item>
                            <text:p text:style-name="P307">Logika pengambilan keputusan (<text:span text:style-name="Source_20_Text">IF</text:span>, <text:span text:style-name="Source_20_Text">CASE</text:span>). </text:p>
                          </text:list-item>
                          <text:list-item>
                            <text:p text:style-name="P307">Logika perulangan (<text:span text:style-name="Source_20_Text">FOR</text:span>, <text:span text:style-name="Source_20_Text">WHILE</text:span>, <text:span text:style-name="Source_20_Text">REPEAT</text:span>). </text:p>
                          </text:list-item>
                          <text:list-item>
                            <text:p text:style-name="P307">Pentingnya modularitas dengan Prosedur dan Fungsi. </text:p>
                          </text:list-item>
                          <text:list-item>
                            <text:p text:style-name="P307">Penggunaan parameter (nilai &amp; <text:span text:style-name="Source_20_Text">var</text:span>) dan konsep <text:span text:style-name="Emphasis">scope</text:span>. </text:p>
                          </text:list-item>
                          <text:list-item>
                            <text:p text:style-name="P307">Pengelolaan data kolektif dengan Array satu dimensi. </text:p>
                          </text:list-item>
                          <text:list-item>
                            <text:p text:style-name="P307">Teknik dasar debugging. </text:p>
                          </text:list-item>
                          <text:list-item>
                            <text:p text:style-name="P307"><text:soft-page-break/>Penerapan praktis melalui studi kasus. Tekankan bahwa pemahaman ini membentuk dasar yang kuat untuk eksplorasi lebih lanjut." </text:p>
                          </text:list-item>
                        </text:list>
                      </text:list-item>
                    </text:list>
                  </text:list-item>
                </text:list>
              </text:list-item>
              <text:list-item>
                <text:p text:style-name="P22"><text:span text:style-name="Strong_20_Emphasis">Sub-bab 14.2: Ini Baru Permulaan: Ke Mana Selanjutnya?</text:span></text:p>
                <text:list>
                  <text:list-item>
                    <text:p text:style-name="P307"><text:span text:style-name="Strong_20_Emphasis">[PROMPT UNTUK SUB-BAB 14.2]:</text:span> </text:p>
                    <text:list>
                      <text:list-item>
                        <text:p text:style-name="P307">"Buatkan pembahasan untuk sub-bab 'Ini Baru Permulaan: Ke Mana Selanjutnya?'. Sampaikan pesan bahwa menguasai dasar-dasar ini adalah langkah awal yang hebat, namun dunia pemrograman Pascal/Lazarus menawarkan lebih banyak lagi. Berikan gambaran singkat (1-3 kalimat per poin) tentang beberapa area atau topik lanjutan yang bisa dipelajari pembaca selanjutnya untuk meningkatkan keterampilannya: </text:p>
                        <text:list>
                          <text:list-item>
                            <text:p text:style-name="P307"><text:span text:style-name="Strong_20_Emphasis">Tipe Data </text:span><text:span text:style-name="Strong_20_Emphasis"><text:span text:style-name="Source_20_Text">Record</text:span></text:span><text:span text:style-name="Strong_20_Emphasis">:</text:span> Cara mendefinisikan tipe data sendiri yang menggabungkan beberapa field dengan tipe berbeda (contoh: <text:span text:style-name="Source_20_Text">TRecordMahasiswa</text:span> berisi <text:span text:style-name="Source_20_Text">NIM: Integer</text:span>, <text:span text:style-name="Source_20_Text">Nama: String</text:span>, <text:span text:style-name="Source_20_Text">IPK: Real</text:span>). Sangat berguna untuk data terstruktur. </text:p>
                          </text:list-item>
                          <text:list-item>
                            <text:p text:style-name="P307"><text:span text:style-name="Strong_20_Emphasis">Operasi File (File I/O):</text:span> Belajar cara program membaca data dari file di disk (misal: file konfigurasi, data yang disimpan sebelumnya) dan menulis data ke file (menyimpan hasil, log, dll). Sebutkan jenis file (teks, biner/tertipe). </text:p>
                          </text:list-item>
                          <text:list-item>
                            <text:p text:style-name="P307"><text:span text:style-name="Strong_20_Emphasis">Membuat Unit Sendiri:</text:span> Mengorganisir kode (prosedur, fungsi, tipe, konstanta) ke dalam file <text:span text:style-name="Source_20_Text">.pas</text:span> terpisah (unit) agar bisa digunakan ulang di banyak program (<text:span text:style-name="Source_20_Text">uses UnitSaya;</text:span>). Ini kunci untuk proyek besar. </text:p>
                          </text:list-item>
                          <text:list-item>
                            <text:p text:style-name="P307"><text:span text:style-name="Strong_20_Emphasis">Dasar OOP (Pemrograman Berorientasi Objek):</text:span> Pengenalan paradigma OOP yang menjadi dasar Lazarus. Jelaskan secara singkat konsep <text:span text:style-name="Source_20_Text">Class</text:span> (template), <text:span text:style-name="Source_20_Text">Object</text:span> (wujud nyata), <text:span text:style-name="Source_20_Text">Method</text:span> (aksi objek), <text:span text:style-name="Source_20_Text">Property</text:span> (data objek). </text:p>
                          </text:list-item>
                          <text:list-item>
                            <text:p text:style-name="P307"><text:span text:style-name="Strong_20_Emphasis">Pemrograman GUI dengan Lazarus:</text:span> Fokus utama Lazarus. Jelaskan tentang membuat aplikasi visual dengan jendela, tombol, input box, dll., menggunakan komponen dari LCL (Lazarus Component Library) dan desainer form visual. </text:p>
                          </text:list-item>
                          <text:list-item>
                            <text:p text:style-name="P307"><text:span text:style-name="Strong_20_Emphasis">Topik Lain (Sebutkan jika relevan):</text:span> Dasar pemrograman grafik, koneksi ke database, dasar pemrograman jaringan." </text:p>
                          </text:list-item>
                        </text:list>
                      </text:list-item>
                    </text:list>
                  </text:list-item>
                </text:list>
              </text:list-item>
              <text:list-item>
                <text:p text:style-name="P22"><text:span text:style-name="Strong_20_Emphasis">Sub-bab 14.3: Sumber Belajar Tambahan</text:span></text:p>
                <text:list>
                  <text:list-item>
                    <text:p text:style-name="P307"><text:span text:style-name="Strong_20_Emphasis">[PROMPT UNTUK SUB-BAB 14.3]:</text:span> </text:p>
                    <text:list>
                      <text:list-item>
                        <text:p text:style-name="P307">"Buatkan pembahasan untuk sub-bab 'Sumber Belajar Tambahan'. Kurasi daftar sumber daya (resources) online dan <text:soft-page-break/>offline yang berkualitas dan relevan untuk belajar Free Pascal dan Lazarus lebih lanjut. Sertakan: </text:p>
                        <text:list>
                          <text:list-item>
                            <text:p text:style-name="P307"><text:span text:style-name="Strong_20_Emphasis">Dokumentasi &amp; Wiki Resmi:</text:span> <text:span text:style-name="Source_20_Text">freepascal.org</text:span>, <text:span text:style-name="Source_20_Text">lazarus-ide.org</text:span>, <text:span text:style-name="Source_20_Text">wiki.freepascal.org</text:span>, <text:span text:style-name="Source_20_Text">wiki.lazarus.freepascal.org</text:span> (tekankan kekayaan informasi di Wiki). </text:p>
                          </text:list-item>
                          <text:list-item>
                            <text:p text:style-name="P307"><text:span text:style-name="Strong_20_Emphasis">Forum Komunitas:</text:span> Forum resmi Lazarus (sebutkan URL jika mungkin, misal <text:span text:style-name="Source_20_Text">forum.lazarus.freepascal.org</text:span>) sebagai tempat bertanya jawab yang aktif. </text:p>
                          </text:list-item>
                          <text:list-item>
                            <text:p text:style-name="P307"><text:span text:style-name="Strong_20_Emphasis">Tutorial Online:</text:span> Sebutkan jika ada situs web atau blog spesifik (terutama yang berbahasa Indonesia, <text:span text:style-name="Source_20_Text">Current location is Indonesia</text:span>) yang menyediakan tutorial FPC/Lazarus berkualitas. (Contoh: mungkin situs seperti Petani Kode jika ada materi Pascal, atau blog personal programmer Pascal Indonesia). </text:p>
                          </text:list-item>
                          <text:list-item>
                            <text:p text:style-name="P307"><text:span text:style-name="Strong_20_Emphasis">Grup Komunitas (Indonesia):</text:span> Sebutkan nama grup Facebook, Telegram, atau forum online lain yang aktif untuk komunitas Pascal/Delphi/Lazarus Indonesia. (Lakukan pencarian singkat jika perlu untuk nama grup yang relevan saat ini - April 2025). </text:p>
                          </text:list-item>
                          <text:list-item>
                            <text:p text:style-name="P307"><text:span text:style-name="Strong_20_Emphasis">Buku (Jika Ada):</text:span> Rekomendasikan judul buku lain (jika ada, baik fisik maupun ebook) yang membahas topik lanjutan atau Lazarus GUI. </text:p>
                          </text:list-item>
                          <text:list-item>
                            <text:p text:style-name="P307"><text:span text:style-name="Strong_20_Emphasis">Contoh Kode:</text:span> Arahkan ke repositori contoh kode jika ada (misalnya yang disertakan dengan instalasi Lazarus). Sarankan pembaca untuk proaktif mencari dan mengevaluasi sumber belajar." </text:p>
                          </text:list-item>
                        </text:list>
                      </text:list-item>
                    </text:list>
                  </text:list-item>
                </text:list>
              </text:list-item>
              <text:list-item>
                <text:p text:style-name="P22"><text:span text:style-name="Strong_20_Emphasis">Sub-bab 14.4: Tetap Berlatih dan Terus Berkembang</text:span></text:p>
                <text:list>
                  <text:list-item>
                    <text:p text:style-name="P307"><text:span text:style-name="Strong_20_Emphasis">[PROMPT UNTUK SUB-BAB 14.4]:</text:span> </text:p>
                    <text:list>
                      <text:list-item>
                        <text:p text:style-name="P307">"Tuliskan beberapa paragraf penutup yang memotivasi dan memberikan nasihat terakhir dalam sub-bab 'Tetap Berlatih dan Terus Berkembang'. Sampaikan pesan-pesan kunci: </text:p>
                        <text:list>
                          <text:list-item>
                            <text:p text:style-name="P307"><text:span text:style-name="Strong_20_Emphasis">Praktik adalah Kunci:</text:span> Tekankan bahwa membaca saja tidak cukup; pemrograman adalah keterampilan yang diasah melalui latihan terus-menerus. Dorong pembaca untuk <text:span text:style-name="Emphasis">coding</text:span> setiap hari atau sesering mungkin. </text:p>
                          </text:list-item>
                          <text:list-item>
                            <text:p text:style-name="P307"><text:span text:style-name="Strong_20_Emphasis">Buat Proyek Pribadi:</text:span> Tantang diri sendiri dengan membuat proyek kecil yang diminati, sekecil apa pun itu. Proses ini akan mengajarkan lebih banyak daripada sekadar mengikuti tutorial. </text:p>
                          </text:list-item>
                          <text:list-item>
                            <text:p text:style-name="P307"><text:span text:style-name="Strong_20_Emphasis">Jangan Takut Gagal atau Error:</text:span> Debugging adalah bagian dari proses. Setiap kesalahan adalah pelajaran. </text:p>
                          </text:list-item>
                          <text:list-item>
                            <text:p text:style-name="P307"><text:span text:style-name="Strong_20_Emphasis">Belajar dari Orang Lain:</text:span> Baca kode orang lain, ikuti <text:soft-page-break/>diskusi di forum/komunitas. </text:p>
                          </text:list-item>
                          <text:list-item>
                            <text:p text:style-name="P22"><text:span text:style-name="Strong_20_Emphasis">Tetap Penasaran:</text:span> Teknologi selalu berubah. Jaga semangat belajar untuk hal-hal baru. Akhiri buku dengan ucapan terima kasih kepada pembaca dan harapan terbaik untuk perjalanan pemrograman mereka selanjutnya." </text:p>
                          </text:list-item>
                        </text:list>
                      </text:list-item>
                    </text:list>
                  </text:list-item>
                </text:list>
              </text:list-item>
            </text:list>
            <text:p text:style-name="Horizontal_20_Line"/>
            <text:p text:style-name="Text_20_body">Ini adalah daftar <text:span text:style-name="Emphasis">prompt</text:span> untuk Bab 14, yang dirancang untuk memberikan penutup yang memuaskan dan arahan yang jelas bagi pembaca buku tutorial Anda.</text:p>
          </text:section>
          <text:section text:style-name="Sect1" text:name="feedback-form-16">
            <text:p text:style-name="P285"/>
          </text:section>
        </text:section>
        <text:section text:style-name="Sect1" text:name="67a791c42a28dc07">
          <text:p text:style-name="Text_20_body"/>
          <text:section text:style-name="Sect1" text:name="user-query-content-17">
            <text:p text:style-name="P541">beri saya saran gaya bahasa yang tepat untuk pemula </text:p>
          </text:section>
          <text:p text:style-name="P285">Tampilkan alur berpikir</text:p>
          <text:section text:style-name="Sect2" text:name="model-response-message-contentr_67a791c42a28dc07">
            <text:p text:style-name="Text_20_body">Tentu, memilih gaya bahasa yang tepat sangat krusial agar buku tutorial Free Pascal Anda efektif dan ramah bagi pemula. Berikut beberapa saran gaya bahasa yang bisa Anda terapkan:</text:p>
            <text:list xml:id="list1835676701300310521" text:style-name="L23">
              <text:list-item>
                <text:p text:style-name="P23"><text:span text:style-name="Strong_20_Emphasis">Bersahabat dan Mendorong (Friendly and Encouraging):</text:span></text:p>
                <text:list>
                  <text:list-item>
                    <text:p text:style-name="P308">Gunakan sapaan yang akrab namun sopan (misalnya, "Halo, teman-teman programmer!", "Selamat datang di bab ini!"). </text:p>
                  </text:list-item>
                  <text:list-item>
                    <text:p text:style-name="P308">Hindari kesan menggurui atau terlalu kaku. Buat pembaca merasa seperti sedang belajar bersama teman atau mentor yang sabar. </text:p>
                  </text:list-item>
                  <text:list-item>
                    <text:p text:style-name="P308">Berikan kata-kata penyemangat, terutama saat memperkenalkan konsep sulit atau saat membahas <text:span text:style-name="Emphasis">debugging</text:span>. Contoh: "Jangan khawatir jika belum langsung paham, ini hal yang wajar.", "Hebat! Anda sudah berhasil membuat program pertama!". </text:p>
                  </text:list-item>
                </text:list>
              </text:list-item>
              <text:list-item>
                <text:p text:style-name="P23"><text:span text:style-name="Strong_20_Emphasis">Jelas dan Lugas (Clear and Concise):</text:span></text:p>
                <text:list>
                  <text:list-item>
                    <text:p text:style-name="P308">Gunakan kalimat yang relatif pendek dan aktif. Hindari kalimat majemuk bertingkat yang terlalu kompleks. </text:p>
                  </text:list-item>
                  <text:list-item>
                    <text:p text:style-name="P308">Langsung ke pokok permasalahan. Jelaskan satu konsep utama per bagian/sub-bab. </text:p>
                  </text:list-item>
                  <text:list-item>
                    <text:p text:style-name="P308">Gunakan Bahasa Indonesia yang baku namun mudah dipahami. Hindari penggunaan bahasa gaul yang berlebihan atau jargon teknis yang tidak perlu di awal. </text:p>
                  </text:list-item>
                </text:list>
              </text:list-item>
              <text:list-item>
                <text:p text:style-name="P23"><text:span text:style-name="Strong_20_Emphasis">Gunakan Analogi dan Contoh Relatable:</text:span></text:p>
                <text:list>
                  <text:list-item>
                    <text:p text:style-name="P308"><text:span text:style-name="Strong_20_Emphasis">Analogi Sehari-hari:</text:span> Jelaskan konsep abstrak pemrograman (seperti variabel, loop, prosedur) dengan analogi dari kehidupan sehari-hari yang mudah dipahami orang Indonesia (misal: variabel seperti kotak bernama, loop seperti mengulang resep, prosedur seperti langkah detail dalam resep). </text:p>
                  </text:list-item>
                  <text:list-item>
                    <text:p text:style-name="P308"><text:span text:style-name="Strong_20_Emphasis">Contoh Kode Sederhana:</text:span> Mulai dengan contoh kode yang sangat minimalis untuk mendemonstrasikan satu konsep. Baru secara bertahap tambahkan kompleksitas. Pastikan contoh relevan dengan apa yang <text:soft-page-break/>sedang dijelaskan. </text:p>
                  </text:list-item>
                </text:list>
              </text:list-item>
              <text:list-item>
                <text:p text:style-name="P23"><text:span text:style-name="Strong_20_Emphasis">Konsisten dalam Terminologi:</text:span></text:p>
                <text:list>
                  <text:list-item>
                    <text:p text:style-name="P308"><text:span text:style-name="Strong_20_Emphasis">Istilah Teknis:</text:span> Putuskan apakah Anda akan menggunakan istilah Inggris yang sudah umum (seperti <text:span text:style-name="Source_20_Text">variable</text:span>, <text:span text:style-name="Source_20_Text">array</text:span>, <text:span text:style-name="Source_20_Text">loop</text:span>, <text:span text:style-name="Source_20_Text">function</text:span>, <text:span text:style-name="Source_20_Text">procedure</text:span>, <text:span text:style-name="Source_20_Text">compiler</text:span>, <text:span text:style-name="Source_20_Text">debugger</text:span>, <text:span text:style-name="Source_20_Text">bug</text:span>) atau padanan Bahasa Indonesia (jika ada yang baku dan umum, misal "perulangan", "percabangan"). </text:p>
                  </text:list-item>
                  <text:list-item>
                    <text:p text:style-name="P308"><text:span text:style-name="Strong_20_Emphasis">Strategi Terbaik:</text:span> Seringkali yang terbaik adalah <text:span text:style-name="Strong_20_Emphasis">menggunakan istilah Inggris yang umum, diikuti penjelasan singkat dalam Bahasa Indonesia saat pertama kali diperkenalkan</text:span>. Contoh: "Kita akan menggunakan sebuah <text:span text:style-name="Strong_20_Emphasis">variable</text:span> (tempat penyimpanan data bernama)...", "Struktur <text:span text:style-name="Strong_20_Emphasis">loop</text:span> (perulangan)...". </text:p>
                  </text:list-item>
                  <text:list-item>
                    <text:p text:style-name="P308"><text:span text:style-name="Strong_20_Emphasis">Konsistensi:</text:span> Sekali Anda memilih sebuah istilah (misal, <text:span text:style-name="Source_20_Text">variable</text:span>), gunakan terus istilah tersebut secara konsisten di seluruh buku. </text:p>
                  </text:list-item>
                  <text:list-item>
                    <text:p text:style-name="P308"><text:span text:style-name="Strong_20_Emphasis">Glosarium:</text:span> Pertimbangkan untuk menyertakan glosarium di akhir buku untuk menjelaskan istilah-istilah teknis yang digunakan. </text:p>
                  </text:list-item>
                </text:list>
              </text:list-item>
              <text:list-item>
                <text:p text:style-name="P23"><text:span text:style-name="Strong_20_Emphasis">Terstruktur dan Visual:</text:span></text:p>
                <text:list>
                  <text:list-item>
                    <text:p text:style-name="P308"><text:span text:style-name="Strong_20_Emphasis">Struktur Bab:</text:span> Gunakan judul dan subjudul yang jelas untuk memecah materi. </text:p>
                  </text:list-item>
                  <text:list-item>
                    <text:p text:style-name="P308"><text:span text:style-name="Strong_20_Emphasis">Poin dan Nomor:</text:span> Gunakan daftar bernomor (untuk langkah-langkah) atau poin-poin (untuk fitur atau rangkuman) agar informasi mudah dicerna. </text:p>
                  </text:list-item>
                  <text:list-item>
                    <text:p text:style-name="P308"><text:span text:style-name="Strong_20_Emphasis">Blok Kode:</text:span> Sajikan contoh kode dalam blok yang jelas (gunakan <text:span text:style-name="Emphasis">monospace font</text:span> dan <text:span text:style-name="Emphasis">syntax highlighting</text:span> jika memungkinkan dalam format akhir buku) dan berikan penjelasan untuk baris-baris penting. </text:p>
                  </text:list-item>
                  <text:list-item>
                    <text:p text:style-name="P308"><text:span text:style-name="Strong_20_Emphasis">Ilustrasi:</text:span> Jika memungkinkan (tergantung format buku), gunakan <text:span text:style-name="Emphasis">screenshot</text:span> (terutama untuk instalasi IDE, pesan error, fitur debugger) atau diagram alir sederhana untuk memvisualisasikan konsep. </text:p>
                  </text:list-item>
                </text:list>
              </text:list-item>
              <text:list-item>
                <text:p text:style-name="P23"><text:span text:style-name="Strong_20_Emphasis">Langkah demi Langkah (Step-by-Step):</text:span></text:p>
                <text:list>
                  <text:list-item>
                    <text:p text:style-name="P308">Saat menjelaskan proses (seperti instalasi, kompilasi, atau studi kasus), uraikan langkah-langkahnya secara berurutan dan jelas. Jangan melompati langkah yang mungkin tampak jelas bagi Anda tapi membingungkan bagi pemula. </text:p>
                  </text:list-item>
                </text:list>
              </text:list-item>
              <text:list-item>
                <text:p text:style-name="P23"><text:span text:style-name="Strong_20_Emphasis">Interaktif (jika memungkinkan):</text:span></text:p>
                <text:list>
                  <text:list-item>
                    <text:p text:style-name="P23">Ajak pembaca untuk mencoba kode, bereksperimen, dan menjawab pertanyaan latihan di akhir setiap bab. </text:p>
                  </text:list-item>
                </text:list>
              </text:list-item>
            </text:list>
            <text:p text:style-name="Text_20_body"><text:span text:style-name="Strong_20_Emphasis">Contoh Penerapan:</text:span></text:p>
            <text:list xml:id="list6473173750282153940" text:style-name="L24">
              <text:list-item>
                <text:p text:style-name="P309"><text:span text:style-name="Strong_20_Emphasis">Kurang Cocok:</text:span> "Selanjutnya, akan dibahas mengenai struktur iteratif deterministik yang diimplementasikan melalui konstruksi FOR." </text:p>
              </text:list-item>
              <text:list-item>
                <text:p text:style-name="P24"><text:span text:style-name="Strong_20_Emphasis">Lebih Cocok:</text:span> "Sekarang, mari kita pelajari cara mengulang perintah dengan jumlah yang sudah pasti. Di Pascal, kita menggunakan <text:span text:style-name="Strong_20_Emphasis">loop </text:span><text:span text:style-name="Strong_20_Emphasis"><text:span text:style-name="Source_20_Text">FOR</text:span></text:span>. Bayangkan Anda ingin menyapa 'Halo' sebanyak 5 kali..." </text:p>
              </text:list-item>
            </text:list>
            <text:p text:style-name="Text_20_body"><text:soft-page-break/>Intinya, posisikan diri Anda sebagai pemula total. Bahasa seperti apa yang akan membuat Anda merasa nyaman, termotivasi, dan benar-benar memahami materi? Gunakan gaya bahasa yang sabar, jelas, dan mendukung proses belajar mereka.</text:p>
          </text:section>
          <text:section text:style-name="Sect1" text:name="feedback-form-17">
            <text:p text:style-name="P285"/>
          </text:section>
        </text:section>
        <text:section text:style-name="Sect1" text:name="2b35b96e853d7eb8">
          <text:p text:style-name="Text_20_body"/>
          <text:section text:style-name="Sect1" text:name="user-query-content-18">
            <text:p text:style-name="P541">Jawablah setiap prompt yang telah anda buat secara bertahap satu persatu dan jangan pindah prompt sebelum saya memerintahkan “YAX” dengan Gaya Bahasa Sesuai yang telah Anda sarankan sebelumnya. </text:p>
            <text:p text:style-name="P541"/>
            <text:p text:style-name="P541">catatan: </text:p>
            <text:p text:style-name="P541">- tambahkan informasi/referemsi lainnya yang relevan dengan jawaban (opsional) </text:p>
          </text:section>
          <text:p text:style-name="P285">Tampilkan alur berpikir</text:p>
          <text:section text:style-name="Sect2" text:name="model-response-message-contentr_2b35b96e853d7eb8">
            <text:p text:style-name="Text_20_body">Oke, siap! Saya akan mulai menjawab <text:span text:style-name="Emphasis">prompt</text:span> pertama dari kerangka buku tutorial Free Pascal kita, satu per satu, dengan gaya bahasa yang ramah untuk pemula.</text:p>
            <text:p text:style-name="Text_20_body">Saya akan menunggu perintah "YAX" dari Anda sebelum melanjutkan ke <text:span text:style-name="Emphasis">prompt</text:span> berikutnya.</text:p>
            <text:p text:style-name="Horizontal_20_Line"/>
            <text:p text:style-name="Text_20_body"><text:span text:style-name="Strong_20_Emphasis">Jawaban untuk </text:span><text:span text:style-name="Strong_20_Emphasis"><text:span text:style-name="Emphasis">Prompt</text:span></text:span><text:span text:style-name="Strong_20_Emphasis"> Pengantar Bab 1:</text:span></text:p>
            <text:p text:style-name="Text_20_body"><text:span text:style-name="Emphasis">(Prompt: "Tuliskan sebuah paragrap pengantar yang menarik dan memotivasi untuk Bab 1 buku tutorial Free Pascal untuk pemula. Pengantar ini harus menyambut pembaca ke dunia pemrograman, menjelaskan secara singkat bahwa bab ini akan membahas konsep dasar 'apa itu pemrograman', 'apa itu algoritma', serta memperkenalkan bahasa Free Pascal sebagai alat belajar yang ideal. Akhiri dengan ajakan semangat untuk memulai perjalanan belajar pemrograman.")</text:span></text:p>
            <text:p text:style-name="Horizontal_20_Line"/>
            <text:p text:style-name="Text_20_body">Selamat datang di dunia pemrograman yang seru dan penuh kreativitas! Jika Anda baru pertama kali mendengar istilah "pemrograman" atau "coding" dan merasa penasaran, Anda berada di tempat yang tepat. Buku ini akan menjadi teman Anda dalam memulai petualangan mengasyikkan ini. Di Bab 1 ini, kita akan berkenalan dengan konsep-konsep paling dasar: Apa sih sebenarnya <text:span text:style-name="Strong_20_Emphasis">pemrograman</text:span> itu? Bagaimana kita menyusun langkah-langkah logis atau <text:span text:style-name="Strong_20_Emphasis">algoritma</text:span> untuk menyelesaikan masalah? Kita juga akan mengenal <text:span text:style-name="Strong_20_Emphasis">Free Pascal</text:span>, sebuah bahasa pemrograman yang hebat dan sangat cocok sebagai 'bahasa pertama' karena mudah dibaca dan dipelajari. Jangan khawatir jika semua ini terdengar asing, kita akan membahasnya pelan-pelan dari nol. Siapkan semangat Anda, mari kita mulai langkah pertama perjalanan Anda menjadi seorang programmer!</text:p>
            <text:p text:style-name="Horizontal_20_Line"/>
            <text:p text:style-name="Text_20_body">Saya menunggu perintah "YAX" untuk melanjutkan ke <text:span text:style-name="Emphasis">prompt</text:span> Sub-bab 1.1 ("Apa Itu Pemrograman?").</text:p>
          </text:section>
          <text:section text:style-name="Sect1" text:name="feedback-form-18">
            <text:p text:style-name="P285"><text:soft-page-break/></text:p>
          </text:section>
        </text:section>
        <text:section text:style-name="Sect1" text:name="6385e87a5367e43b">
          <text:p text:style-name="Text_20_body"/>
          <text:section text:style-name="Sect1" text:name="user-query-content-19">
            <text:p text:style-name="P541">yax </text:p>
          </text:section>
          <text:p text:style-name="P285">Tampilkan alur berpikir</text:p>
          <text:section text:style-name="Sect2" text:name="model-response-message-contentr_6385e87a5367e43b">
            <text:p text:style-name="Text_20_body">Oke, siap! Kita lanjutkan ke <text:span text:style-name="Emphasis">prompt</text:span> berikutnya.</text:p>
            <text:p text:style-name="Horizontal_20_Line"/>
            <text:p text:style-name="Text_20_body"><text:span text:style-name="Strong_20_Emphasis">Jawaban untuk </text:span><text:span text:style-name="Strong_20_Emphasis"><text:span text:style-name="Emphasis">Prompt</text:span></text:span><text:span text:style-name="Strong_20_Emphasis"> Sub-bab 1.1: Apa Itu Pemrograman?</text:span></text:p>
            <text:p text:style-name="Text_20_body"><text:span text:style-name="Emphasis">(Prompt: "Buatkan pembahasan mendalam untuk sub-bab 'Apa Itu Pemrograman?'. Jelaskan konsep pemrograman komputer dengan bahasa yang sangat sederhana untuk pemula absolut. Gunakan minimal dua analogi sederhana yang mudah dipahami (seperti memberikan instruksi ke robot, menulis resep masakan yang sangat detail, atau menyusun instruksi perjalanan). Definisikan istilah kunci seperti 'program', 'kode sumber' (source code), 'bahasa pemrograman', 'kompilator' (compiler), dan jelaskan secara singkat bagaimana instruksi manusia (kode) diubah menjadi sesuatu yang dimengerti komputer. Tekankan bahwa inti pemrograman adalah memecahkan masalah dengan memberikan serangkaian instruksi logis.")</text:span></text:p>
            <text:p text:style-name="Horizontal_20_Line"/>
            <text:p text:style-name="Text_20_body">Baik, mari kita mulai dengan pertanyaan paling dasar: <text:span text:style-name="Strong_20_Emphasis">Apa sih sebenarnya pemrograman itu?</text:span></text:p>
            <text:p text:style-name="Text_20_body">Secara sederhana, <text:span text:style-name="Strong_20_Emphasis">pemrograman</text:span> adalah proses <text:span text:style-name="Strong_20_Emphasis">memberi tahu komputer apa yang harus dilakukan</text:span> dengan cara menulis serangkaian instruksi yang sangat rinci dan logis. Komputer itu sebenarnya alat yang hebat, tapi ia tidak bisa berpikir sendiri. Ia hanya bisa menjalankan perintah persis seperti yang kita berikan.</text:p>
            <text:p text:style-name="Text_20_body"><text:span text:style-name="Strong_20_Emphasis">Analogi 1: Menulis Resep Masakan Super Detail</text:span></text:p>
            <text:p text:style-name="Text_20_body">Bayangkan Anda ingin mengajari teman Anda (yang sama sekali tidak bisa memasak) cara membuat nasi goreng. Anda tidak bisa hanya bilang, "Buat nasi goreng, ya!". Anda harus memberikan resep yang sangat-sangat detail:</text:p>
            <text:list xml:id="list250696752926383171" text:style-name="L25">
              <text:list-item>
                <text:p text:style-name="P310">Siapkan 1 piring nasi putih dingin. </text:p>
              </text:list-item>
              <text:list-item>
                <text:p text:style-name="P310">Siapkan 2 siung bawang putih, cincang halus. </text:p>
              </text:list-item>
              <text:list-item>
                <text:p text:style-name="P310">Siapkan 1 butir telur. </text:p>
              </text:list-item>
              <text:list-item>
                <text:p text:style-name="P310">Panaskan 2 sendok makan minyak di wajan. </text:p>
              </text:list-item>
              <text:list-item>
                <text:p text:style-name="P310">Masukkan bawang putih, tumis sampai harum (sekitar 1 menit). </text:p>
              </text:list-item>
              <text:list-item>
                <text:p text:style-name="P310">Masukkan telur, orak-arik sampai matang. </text:p>
              </text:list-item>
              <text:list-item>
                <text:p text:style-name="P310">Masukkan nasi, aduk rata. </text:p>
              </text:list-item>
              <text:list-item>
                <text:p text:style-name="P310">Tambahkan 1 sendok makan kecap manis, garam secukupnya. Aduk lagi. </text:p>
              </text:list-item>
              <text:list-item>
                <text:p text:style-name="P310">Masak selama 3 menit sambil terus diaduk. </text:p>
              </text:list-item>
              <text:list-item>
                <text:p text:style-name="P25">Sajikan selagi hangat. </text:p>
              </text:list-item>
            </text:list>
            <text:p text:style-name="Text_20_body">Nah, pemrograman itu mirip seperti menulis resep super detail ini. Setiap langkah harus jelas, berurutan, dan tidak ambigu. Komputer adalah 'koki' yang akan mengikuti instruksi kita. Jika instruksi kita salah atau kurang jelas, hasilnya (programnya) tidak <text:soft-page-break/>akan sesuai harapan, sama seperti nasi goreng yang gagal jika resepnya salah.</text:p>
            <text:p text:style-name="Text_20_body"><text:span text:style-name="Strong_20_Emphasis">Analogi 2: Memberi Instruksi pada Robot</text:span></text:p>
            <text:p text:style-name="Text_20_body">Contoh lain, bayangkan Anda punya robot mainan yang hanya mengerti perintah dasar seperti 'maju 1 langkah', 'belok kiri 90 derajat', 'ambil barang', 'letakkan barang'. Jika Anda ingin robot itu mengambil buku dari meja dan meletakkannya di rak, Anda harus memberikan serangkaian perintah yang sangat spesifik: 'maju 3 langkah', 'belok kiri 90 derajat', 'maju 2 langkah', 'ambil barang', 'belok kanan 90 derajat', 'maju 5 langkah', 'letakkan barang'. Komputer pun seperti robot ini, ia butuh instruksi yang presisi.</text:p>
            <text:p text:style-name="Text_20_body"><text:span text:style-name="Strong_20_Emphasis">Istilah-istilah Penting:</text:span></text:p>
            <text:p text:style-name="Text_20_body">Dalam dunia pemrograman, ada beberapa istilah yang akan sering kita jumpai:</text:p>
            <text:list xml:id="list8078665991648956308" text:style-name="L26">
              <text:list-item>
                <text:p text:style-name="P311"><text:span text:style-name="Strong_20_Emphasis">Kode Sumber (Source Code):</text:span> Ini adalah teks instruksi yang kita tulis menggunakan bahasa pemrograman. Mirip seperti teks resep atau daftar perintah untuk robot tadi. Kita akan menulis kode sumber dalam bahasa Free Pascal. </text:p>
              </text:list-item>
              <text:list-item>
                <text:p text:style-name="P311"><text:span text:style-name="Strong_20_Emphasis">Bahasa Pemrograman:</text:span> Ini adalah bahasa khusus yang kita gunakan untuk menulis kode sumber, lengkap dengan kosakata (perintah-perintah) dan tata bahasa (aturan penulisan atau <text:span text:style-name="Emphasis">syntax</text:span>) sendiri. Contohnya ya Free Pascal ini, ada juga bahasa lain seperti Python, Java, C++, dll. Setiap bahasa punya aturan mainnya sendiri. </text:p>
              </text:list-item>
              <text:list-item>
                <text:p text:style-name="P311"><text:span text:style-name="Strong_20_Emphasis">Kompilator (Compiler):</text:span> Komputer hanya mengerti bahasa mesin (kode biner, angka 0 dan 1) yang sangat sulit dimengerti manusia. Nah, <text:span text:style-name="Strong_20_Emphasis">kompilator</text:span> ini bertugas seperti 'penerjemah super canggih'. Ia membaca <text:span text:style-name="Strong_20_Emphasis">kode sumber</text:span> yang kita tulis dalam bahasa pemrograman (misal: Free Pascal), memeriksa apakah ada kesalahan tata bahasa, dan jika tidak ada kesalahan, ia akan menerjemahkannya menjadi bahasa mesin yang bisa dijalankan oleh komputer. Kompilator untuk Free Pascal disebut FPC (Free Pascal Compiler). </text:p>
              </text:list-item>
              <text:list-item>
                <text:p text:style-name="P26"><text:span text:style-name="Strong_20_Emphasis">Program (atau Aplikasi):</text:span> Ini adalah hasil akhir dari proses kompilasi tadi. Berupa file yang bisa dijalankan (<text:span text:style-name="Emphasis">executable</text:span>) oleh komputer untuk melakukan tugas sesuai instruksi dalam kode sumber kita. Contoh program adalah browser web yang Anda gunakan, game, aplikasi kasir, atau bahkan program sederhana yang akan kita buat nanti. </text:p>
              </text:list-item>
            </text:list>
            <text:p text:style-name="Text_20_body">Jadi, secara ringkas, kita (programmer) menulis <text:span text:style-name="Strong_20_Emphasis">kode sumber</text:span> menggunakan <text:span text:style-name="Strong_20_Emphasis">bahasa pemrograman</text:span> (Free Pascal). Kode ini kemudian 'diterjemahkan' oleh <text:span text:style-name="Strong_20_Emphasis">kompilator</text:span> (FPC) menjadi <text:span text:style-name="Strong_20_Emphasis">program</text:span> yang bisa dijalankan komputer.</text:p>
            <text:p text:style-name="Text_20_body">Inti dari semua ini adalah <text:span text:style-name="Strong_20_Emphasis">kemampuan memecahkan masalah</text:span> dengan cara memecahnya menjadi <text:span text:style-name="Strong_20_Emphasis">langkah-langkah instruksi yang logis dan berurutan</text:span> agar komputer bisa menjalankannya. Menarik, kan?</text:p>
            <text:p text:style-name="Horizontal_20_Line"/>
            <text:p text:style-name="Text_20_body">Semoga penjelasan ini cukup jelas, ya! Saya menunggu perintah "YAX" untuk melanjutkan ke <text:span text:style-name="Emphasis">prompt</text:span> Sub-bab 1.2 ("Algoritma dan Logika Pemrograman").</text:p>
          </text:section>
          <text:section text:style-name="Sect1" text:name="feedback-form-19">
            <text:p text:style-name="P285"/>
          </text:section>
        </text:section>
        <text:section text:style-name="Sect1" text:name="7bc23ccf8b81ca52">
          <text:p text:style-name="Text_20_body"><text:soft-page-break/></text:p>
          <text:section text:style-name="Sect1" text:name="user-query-content-20">
            <text:p text:style-name="P541">yax </text:p>
          </text:section>
          <text:p text:style-name="P285">Tampilkan alur berpikir</text:p>
          <text:section text:style-name="Sect2" text:name="model-response-message-contentr_7bc23ccf8b81ca52">
            <text:p text:style-name="Text_20_body">Siap, kita lanjut lagi!</text:p>
            <text:p text:style-name="Horizontal_20_Line"/>
            <text:p text:style-name="Text_20_body"><text:span text:style-name="Strong_20_Emphasis">Jawaban untuk </text:span><text:span text:style-name="Strong_20_Emphasis"><text:span text:style-name="Emphasis">Prompt</text:span></text:span><text:span text:style-name="Strong_20_Emphasis"> Sub-bab 1.2: Algoritma dan Logika Pemrograman</text:span></text:p>
            <text:p text:style-name="Text_20_body"><text:span text:style-name="Emphasis">(Prompt: "Berikan pembahasan mendalam mengenai 'algoritma' dan 'logika pemrograman' untuk pemula. Jelaskan bahwa algoritma adalah langkah-langkah terstruktur untuk menyelesaikan masalah. Berikan contoh algoritma sederhana dalam kehidupan sehari-hari (misalnya, membuat kopi, mencari buku di rak). Jelaskan pentingnya logika dalam menyusun instruksi yang benar dan efisien agar komputer dapat menjalankannya. Singgung sedikit tentang flowchart atau pseudocode sebagai cara merepresentasikan algoritma (tanpa perlu detail teknis).")</text:span></text:p>
            <text:p text:style-name="Horizontal_20_Line"/>
            <text:p text:style-name="Text_20_body">Nah, setelah tahu apa itu pemrograman (memberi instruksi ke komputer), sekarang kita perlu tahu <text:span text:style-name="Emphasis">bagaimana</text:span> cara menyusun instruksi tersebut dengan baik. Di sinilah peran <text:span text:style-name="Strong_20_Emphasis">Algoritma</text:span> dan <text:span text:style-name="Strong_20_Emphasis">Logika Pemrograman</text:span>.</text:p>
            <text:p text:style-name="Text_20_body"><text:span text:style-name="Strong_20_Emphasis">Apa Itu Algoritma?</text:span></text:p>
            <text:p text:style-name="Text_20_body">Bayangkan <text:span text:style-name="Strong_20_Emphasis">Algoritma</text:span> itu seperti <text:span text:style-name="Strong_20_Emphasis">resep</text:span> atau <text:span text:style-name="Strong_20_Emphasis">peta jalan</text:span> yang kita buat untuk menyelesaikan suatu masalah atau mencapai suatu tujuan. Algoritma adalah <text:span text:style-name="Strong_20_Emphasis">serangkaian langkah-langkah yang terstruktur, logis, jelas, dan terbatas (berhingga)</text:span> yang jika diikuti dengan benar, pasti akan menghasilkan solusi yang diinginkan.</text:p>
            <text:p text:style-name="Text_20_body">Kunci dari algoritma adalah:</text:p>
            <text:list xml:id="list7116267328960470073" text:style-name="L27">
              <text:list-item>
                <text:p text:style-name="P312"><text:span text:style-name="Strong_20_Emphasis">Terstruktur/Berurutan:</text:span> Langkah-langkahnya harus dalam urutan yang benar. </text:p>
              </text:list-item>
              <text:list-item>
                <text:p text:style-name="P312"><text:span text:style-name="Strong_20_Emphasis">Logis:</text:span> Setiap langkah masuk akal dan berhubungan dengan langkah sebelum dan sesudahnya. </text:p>
              </text:list-item>
              <text:list-item>
                <text:p text:style-name="P312"><text:span text:style-name="Strong_20_Emphasis">Jelas (Tidak Ambigu):</text:span> Instruksinya tidak boleh membingungkan atau punya banyak arti. </text:p>
              </text:list-item>
              <text:list-item>
                <text:p text:style-name="P312"><text:span text:style-name="Strong_20_Emphasis">Terbatas (Berhingga):</text:span> Harus ada titik berhenti, tidak berjalan terus-menerus tanpa akhir. </text:p>
              </text:list-item>
              <text:list-item>
                <text:p text:style-name="P27"><text:span text:style-name="Strong_20_Emphasis">Punya Tujuan:</text:span> Ada hasil akhir yang ingin dicapai. </text:p>
              </text:list-item>
            </text:list>
            <text:p text:style-name="Text_20_body"><text:span text:style-name="Strong_20_Emphasis">Contoh Algoritma dalam Kehidupan Sehari-hari:</text:span></text:p>
            <text:p text:style-name="Text_20_body">Kita sebenarnya sering menggunakan algoritma tanpa sadar. Contohnya:</text:p>
            <text:list xml:id="list701991987479225462" text:style-name="L28">
              <text:list-item>
                <text:p text:style-name="P28"><text:span text:style-name="Strong_20_Emphasis">Algoritma Membuat Secangkir Kopi Instan:</text:span></text:p>
                <text:list>
                  <text:list-item>
                    <text:p text:style-name="P313">Rebus air secukupnya hingga mendidih. </text:p>
                  </text:list-item>
                  <text:list-item>
                    <text:p text:style-name="P313">Ambil satu cangkir kosong. </text:p>
                  </text:list-item>
                  <text:list-item>
                    <text:p text:style-name="P313">Masukkan satu sachet kopi instan ke dalam cangkir. </text:p>
                  </text:list-item>
                  <text:list-item>
                    <text:p text:style-name="P313"><text:soft-page-break/>(Opsional) Tambahkan gula sesuai selera. </text:p>
                  </text:list-item>
                  <text:list-item>
                    <text:p text:style-name="P313">Tuangkan air mendidih ke dalam cangkir hingga hampir penuh. </text:p>
                  </text:list-item>
                  <text:list-item>
                    <text:p text:style-name="P313">Aduk menggunakan sendok hingga kopi (dan gula) larut. </text:p>
                  </text:list-item>
                  <text:list-item>
                    <text:p text:style-name="P313">Kopi siap dinikmati. <text:span text:style-name="Emphasis">Perhatikan:</text:span> Urutan langkah ini penting. Anda tidak bisa mengaduk sebelum menuangkan air, kan? </text:p>
                  </text:list-item>
                </text:list>
              </text:list-item>
              <text:list-item>
                <text:p text:style-name="P28"><text:span text:style-name="Strong_20_Emphasis">Algoritma Mencari Buku di Rak Perpustakaan (yang terorganisir):</text:span></text:p>
                <text:list>
                  <text:list-item>
                    <text:p text:style-name="P313">Pergi ke bagian rak yang sesuai dengan kategori buku (misal: Fiksi, Komputer, Sejarah). </text:p>
                  </text:list-item>
                  <text:list-item>
                    <text:p text:style-name="P313">Cari sub-bagian berdasarkan huruf awal nama pengarang. </text:p>
                  </text:list-item>
                  <text:list-item>
                    <text:p text:style-name="P313">Telusuri judul buku di sub-bagian tersebut secara urut. </text:p>
                  </text:list-item>
                  <text:list-item>
                    <text:p text:style-name="P313">Jika buku ditemukan, ambil buku tersebut. Selesai. </text:p>
                  </text:list-item>
                  <text:list-item>
                    <text:p text:style-name="P28">Jika sudah sampai akhir sub-bagian dan buku tidak ada, berarti buku tidak tersedia di rak itu. Selesai. <text:span text:style-name="Emphasis">Perhatikan:</text:span> Ini adalah cara yang sistematis dan terstruktur, bukan sekadar melihat acak ke seluruh rak. </text:p>
                  </text:list-item>
                </text:list>
              </text:list-item>
            </text:list>
            <text:p text:style-name="Text_20_body"><text:span text:style-name="Strong_20_Emphasis">Pentingnya Logika Pemrograman</text:span></text:p>
            <text:p text:style-name="Text_20_body">Komputer, seperti yang kita bahas tadi, tidak punya inisiatif atau akal sehat. Ia hanya mengikuti instruksi persis seperti yang kita tulis. Di sinilah <text:span text:style-name="Strong_20_Emphasis">Logika Pemrograman</text:span> berperan sangat penting.</text:p>
            <text:p text:style-name="Text_20_body">Logika pemrograman adalah kemampuan kita untuk berpikir secara terstruktur, analitis, dan runtut dalam menyusun algoritma atau instruksi untuk komputer. Jika logika kita salah, meskipun penulisan kode (sintaks) kita benar menurut aturan bahasa pemrograman, hasil program tetap akan salah.</text:p>
            <text:p text:style-name="Text_20_body">Contoh sederhana: Jika dalam algoritma membuat kopi kita menulis "Aduk dulu, baru tuang air", secara tata bahasa mungkin benar, tapi secara logika salah dan hasilnya kopi tidak akan jadi. Begitu juga dalam program, jika kita salah menempatkan urutan perhitungan atau menggunakan kondisi <text:span text:style-name="Source_20_Text">IF</text:span> yang keliru, program akan menghasilkan output yang tidak benar.</text:p>
            <text:p text:style-name="Text_20_body">Logika yang baik juga membantu kita membuat program yang <text:span text:style-name="Strong_20_Emphasis">efisien</text:span>, artinya program tersebut dapat menyelesaikan tugasnya dengan cara yang paling optimal, tidak membuang-buang waktu atau sumber daya komputer dengan melakukan langkah-langkah yang tidak perlu.</text:p>
            <text:p text:style-name="Text_20_body"><text:span text:style-name="Strong_20_Emphasis">Alat Bantu Merancang Algoritma: </text:span><text:span text:style-name="Strong_20_Emphasis"><text:span text:style-name="Emphasis">Flowchart</text:span></text:span><text:span text:style-name="Strong_20_Emphasis"> dan </text:span><text:span text:style-name="Strong_20_Emphasis"><text:span text:style-name="Emphasis">Pseudocode</text:span></text:span></text:p>
            <text:p text:style-name="Text_20_body">Sebelum langsung menulis kode dalam bahasa Pascal, programmer seringkali merancang algoritma mereka terlebih dahulu menggunakan alat bantu, seperti:</text:p>
            <text:list xml:id="list3608190326132373268" text:style-name="L29">
              <text:list-item>
                <text:p text:style-name="P314"><text:span text:style-name="Strong_20_Emphasis"><text:span text:style-name="Emphasis">Pseudocode</text:span></text:span><text:span text:style-name="Strong_20_Emphasis"> (Kode Semu):</text:span> Menuliskan langkah-langkah algoritma menggunakan bahasa sehari-hari (bisa Indonesia atau Inggris) yang gayanya sedikit mirip kode pemrograman, tetapi tidak terikat pada aturan sintaks bahasa tertentu. Ini membantu menuangkan logika secara tertulis. </text:p>
              </text:list-item>
              <text:list-item>
                <text:p text:style-name="P29"><text:span text:style-name="Strong_20_Emphasis"><text:span text:style-name="Emphasis">Flowchart</text:span></text:span><text:span text:style-name="Strong_20_Emphasis"> (Diagram Alir):</text:span> Menggambarkan alur logika algoritma menggunakan simbol-simbol grafis standar (seperti kotak untuk proses, belah ketupat untuk keputusan, panah untuk alur). Ini membantu memvisualisasikan <text:soft-page-break/>alur program. </text:p>
              </text:list-item>
            </text:list>
            <text:p text:style-name="Text_20_body">Kita tidak akan membahas detail simbol <text:span text:style-name="Emphasis">flowchart</text:span> atau aturan <text:span text:style-name="Emphasis">pseudocode</text:span> di sini, tetapi penting untuk tahu bahwa kedua alat ini ada dan sangat berguna untuk merancang solusi sebelum mulai <text:span text:style-name="Emphasis">coding</text:span>.</text:p>
            <text:p text:style-name="Text_20_body">Intinya, sebelum kita bisa memprogram, kita harus bisa berpikir secara logis dan merancang algoritma (langkah-langkah penyelesaian masalah) yang benar dan efisien.</text:p>
            <text:p text:style-name="Horizontal_20_Line"/>
            <text:p text:style-name="Text_20_body">Bagaimana, apakah konsep algoritma dan logika sudah mulai tergambar? Saya menunggu perintah "YAX" untuk lanjut ke <text:span text:style-name="Emphasis">prompt</text:span> Sub-bab 1.3 ("Sejarah Singkat Pascal dan Free Pascal").</text:p>
          </text:section>
          <text:section text:style-name="Sect1" text:name="feedback-form-20">
            <text:p text:style-name="P285"/>
          </text:section>
        </text:section>
        <text:section text:style-name="Sect1" text:name="5b0aabdd0362392e">
          <text:p text:style-name="Text_20_body"/>
          <text:section text:style-name="Sect1" text:name="user-query-content-21">
            <text:p text:style-name="P541">yax </text:p>
          </text:section>
          <text:p text:style-name="P285">Tampilkan alur berpikir</text:p>
          <text:section text:style-name="Sect2" text:name="model-response-message-contentr_5b0aabdd0362392e">
            <text:p text:style-name="Text_20_body">Oke, kita meluncur ke <text:span text:style-name="Emphasis">prompt</text:span> berikutnya!</text:p>
            <text:p text:style-name="Horizontal_20_Line"/>
            <text:p text:style-name="Text_20_body"><text:span text:style-name="Strong_20_Emphasis">Jawaban untuk </text:span><text:span text:style-name="Strong_20_Emphasis"><text:span text:style-name="Emphasis">Prompt</text:span></text:span><text:span text:style-name="Strong_20_Emphasis"> Sub-bab 1.3: Sejarah Singkat Pascal dan Free Pascal</text:span></text:p>
            <text:p text:style-name="Text_20_body"><text:span text:style-name="Emphasis">(Prompt: "Sajikan pembahasan mendalam mengenai sejarah singkat bahasa pemrograman Pascal, termasuk penciptanya (Niklaus Wirth) dan tujuannya sebagai alat bantu pengajaran pemrograman terstruktur. Lanjutkan dengan menjelaskan kemunculan Free Pascal (FPC) sebagai implementasi open-source dan cross-platform dari Pascal, serta hubungannya dengan Lazarus IDE. Sebutkan perkembangan dan komunitasnya.")</text:span></text:p>
            <text:p text:style-name="Horizontal_20_Line"/>
            <text:p text:style-name="Text_20_body">Setiap bahasa pemrograman punya cerita asal-usulnya, begitu juga dengan Pascal yang akan kita pelajari ini. Mengetahui sedikit sejarahnya bisa membantu kita menghargai mengapa bahasa ini dirancang seperti itu.</text:p>
            <text:p text:style-name="Text_20_body"><text:span text:style-name="Strong_20_Emphasis">Asal Mula Bahasa Pascal</text:span></text:p>
            <text:p text:style-name="Text_20_body">Bahasa Pascal diciptakan oleh seorang ilmuwan komputer jenius dari Swiss bernama <text:span text:style-name="Strong_20_Emphasis">Profesor Niklaus Wirth</text:span> sekitar akhir tahun 1960-an dan secara resmi dipublikasikan pada tahun 1970. Nama "Pascal" sendiri diambil sebagai penghormatan kepada <text:span text:style-name="Strong_20_Emphasis">Blaise Pascal</text:span>, seorang matematikawan dan filsuf terkenal dari Prancis.</text:p>
            <text:p text:style-name="Text_20_body">Apa tujuan Profesor Wirth menciptakan Pascal? Nah, ini yang menarik! Tujuan utamanya <text:span text:style-name="Strong_20_Emphasis">bukan</text:span> untuk langsung membuat aplikasi komersial yang rumit, melainkan sebagai <text:span text:style-name="Strong_20_Emphasis">alat bantu pengajaran</text:span> di universitas. Beliau ingin menciptakan sebuah bahasa yang bisa mengajarkan mahasiswa konsep <text:span text:style-name="Strong_20_Emphasis">pemrograman terstruktur</text:span> (<text:span text:style-name="Emphasis">structured programming</text:span>) dengan baik dan disiplin.</text:p>
            <text:p text:style-name="Text_20_body">Apa itu pemrograman terstruktur? Sederhananya, ini adalah pendekatan penulisan kode <text:soft-page-break/>yang rapi, logis, dan mudah diikuti alurnya. Pascal dirancang untuk 'memaksa' programmer menulis kode seperti itu melalui fitur-fiturnya:</text:p>
            <text:list xml:id="list2215267072189543384" text:style-name="L30">
              <text:list-item>
                <text:p text:style-name="P315"><text:span text:style-name="Strong_20_Emphasis">Keterbacaan:</text:span> Sintaksnya dibuat mirip bahasa Inggris sederhana. </text:p>
              </text:list-item>
              <text:list-item>
                <text:p text:style-name="P315"><text:span text:style-name="Strong_20_Emphasis">Struktur Blok:</text:span> Penggunaan <text:span text:style-name="Source_20_Text">begin...end</text:span> untuk mengelompokkan perintah. </text:p>
              </text:list-item>
              <text:list-item>
                <text:p text:style-name="P315"><text:span text:style-name="Strong_20_Emphasis">Modularitas:</text:span> Mendorong pemecahan program menjadi bagian kecil (Prosedur dan Fungsi, yang akan kita pelajari nanti). </text:p>
              </text:list-item>
              <text:list-item>
                <text:p text:style-name="P30"><text:span text:style-name="Strong_20_Emphasis">Tipe Data yang Kuat (</text:span><text:span text:style-name="Strong_20_Emphasis"><text:span text:style-name="Emphasis">Strong Typing</text:span></text:span><text:span text:style-name="Strong_20_Emphasis">):</text:span> Membantu mencegah kesalahan dengan mengharuskan programmer jelas tentang jenis data yang digunakan. </text:p>
              </text:list-item>
            </text:list>
            <text:p text:style-name="Text_20_body">Karena tujuannya ini, Pascal menjadi sangat populer di lingkungan akademik pada masanya.</text:p>
            <text:p text:style-name="Text_20_body"><text:span text:style-name="Strong_20_Emphasis">Kelahiran Free Pascal (FPC)</text:span></text:p>
            <text:p text:style-name="Text_20_body">Seiring waktu, muncul berbagai implementasi (versi <text:span text:style-name="Emphasis">compiler</text:span>) dari Pascal. Salah satu yang paling terkenal di era komputer pribadi tahun 80-an dan awal 90-an adalah <text:span text:style-name="Strong_20_Emphasis">Turbo Pascal</text:span> dari perusahaan Borland. Turbo Pascal sangat populer karena cepat, mudah digunakan, dan punya banyak fitur tambahan. Namun, Turbo Pascal adalah produk komersial (berbayar) dan pengembangannya terhenti untuk platform tertentu.</text:p>
            <text:p text:style-name="Text_20_body">Di tengah kebutuhan akan <text:span text:style-name="Emphasis">compiler</text:span> Pascal yang modern (32-bit saat itu), gratis, dan bisa berjalan di banyak sistem operasi, muncullah <text:span text:style-name="Strong_20_Emphasis">Free Pascal Compiler (FPC)</text:span>. Proyek ini dimulai sekitar tahun 1993 oleh <text:span text:style-name="Strong_20_Emphasis">Florian Paul Klämpfl</text:span>, yang saat itu masih seorang pelajar di Jerman!</text:p>
            <text:p text:style-name="Text_20_body">Karakteristik utama Free Pascal yang perlu kita tahu:</text:p>
            <text:list xml:id="list288459663064341917" text:style-name="L31">
              <text:list-item>
                <text:p text:style-name="P316"><text:span text:style-name="Strong_20_Emphasis">Gratis dan </text:span><text:span text:style-name="Strong_20_Emphasis"><text:span text:style-name="Emphasis">Open Source</text:span></text:span><text:span text:style-name="Strong_20_Emphasis">:</text:span> Anda bisa mengunduh, menggunakan, bahkan melihat dan memodifikasi kode sumber <text:span text:style-name="Emphasis">compiler</text:span>-nya tanpa biaya. Ini didukung oleh komunitas sukarelawan global. </text:p>
              </text:list-item>
              <text:list-item>
                <text:p text:style-name="P316"><text:span text:style-name="Strong_20_Emphasis"><text:span text:style-name="Emphasis">Cross-Platform</text:span></text:span><text:span text:style-name="Strong_20_Emphasis">:</text:span> Ini salah satu keunggulan besarnya. Kode Pascal yang Anda tulis bisa dikompilasi dan dijalankan di berbagai sistem operasi seperti Windows, Linux, macOS, FreeBSD, dan bahkan platform lain seperti Android atau Raspberry Pi, seringkali tanpa perlu mengubah kode sama sekali! </text:p>
              </text:list-item>
              <text:list-item>
                <text:p text:style-name="P31"><text:span text:style-name="Strong_20_Emphasis">Kompatibel dan Modern:</text:span> FPC berusaha keras untuk kompatibel dengan standar bahasa Pascal dan dialek populer seperti Turbo Pascal dan Delphi (saudara Pascal dari Borland/Embarcadero), sehingga banyak kode lama bisa dijalankan. Namun, FPC juga terus menambahkan fitur-fitur bahasa pemrograman modern. </text:p>
              </text:list-item>
            </text:list>
            <text:p text:style-name="Text_20_body"><text:span text:style-name="Strong_20_Emphasis">Hubungan FPC dengan Lazarus IDE</text:span></text:p>
            <text:p text:style-name="Text_20_body">Penting untuk membedakan keduanya:</text:p>
            <text:list xml:id="list7767574867018476228" text:style-name="L32">
              <text:list-item>
                <text:p text:style-name="P317"><text:span text:style-name="Strong_20_Emphasis">Free Pascal (FPC):</text:span> Ini adalah 'mesin'-nya, sang <text:span text:style-name="Strong_20_Emphasis">kompilator</text:span> yang menerjemahkan kode Pascal kita ke bahasa mesin. Ia bekerja di balik layar (seringkali lewat <text:span text:style-name="Emphasis">command line</text:span>). </text:p>
              </text:list-item>
              <text:list-item>
                <text:p text:style-name="P32"><text:span text:style-name="Strong_20_Emphasis">Lazarus IDE:</text:span> Ini adalah 'bengkel kerja' atau <text:span text:style-name="Strong_20_Emphasis">lingkungan pengembangan terpadu</text:span> (<text:span text:style-name="Emphasis">Integrated Development Environment</text:span>) yang kita gunakan untuk <text:soft-page-break/>menulis, mengelola, mengompilasi, dan men-debug kode Pascal kita dengan lebih mudah. Lazarus adalah proyek <text:span text:style-name="Emphasis">open source</text:span> terpisah yang <text:span text:style-name="Strong_20_Emphasis">menggunakan FPC</text:span> sebagai <text:span text:style-name="Emphasis">compiler</text:span> utamanya. Lazarus menyediakan editor teks canggih, alat bantu <text:span text:style-name="Emphasis">debugging</text:span>, dan yang paling terkenal, <text:span text:style-name="Strong_20_Emphasis">desainer antarmuka grafis (GUI)</text:span> visual yang sangat mirip dengan Delphi, memungkinkan kita membuat aplikasi berjendela dengan tombol, menu, dll., secara <text:span text:style-name="Emphasis">drag-and-drop</text:span>. </text:p>
              </text:list-item>
            </text:list>
            <text:p text:style-name="Text_20_body">Jadi, saat kita menginstal Lazarus, biasanya FPC sudah ikut terinstal. Kita akan berinteraksi lebih banyak dengan Lazarus, tetapi FPC-lah yang sebenarnya melakukan kerja keras kompilasi di belakangnya.</text:p>
            <text:p text:style-name="Text_20_body"><text:span text:style-name="Strong_20_Emphasis">Perkembangan dan Komunitas Saat Ini</text:span></text:p>
            <text:p text:style-name="Text_20_body">Meskipun mungkin tidak sepopuler Python atau JavaScript di lowongan pekerjaan <text:span text:style-name="Emphasis">mainstream</text:span> saat ini <text:span text:style-name="Source_20_Text">(Current time is Sunday, April 6, 2025)</text:span>, baik Free Pascal maupun Lazarus <text:span text:style-name="Strong_20_Emphasis">masih aktif dikembangkan</text:span> oleh komunitas <text:span text:style-name="Emphasis">open source</text:span> yang berdedikasi di seluruh dunia. Versi baru FPC dan Lazarus dirilis secara berkala dengan perbaikan dan fitur baru.</text:p>
            <text:p text:style-name="Text_20_body">Komunitasnya mungkin tidak sebesar bahasa lain, tetapi cukup solid dan membantu. Ada forum diskusi online (seperti forum resmi Lazarus), halaman Wiki yang sangat lengkap (seringkali lebih update dari dokumentasi biasa), dan <text:span text:style-name="Emphasis">mailing list</text:span> tempat para pengguna dan pengembang saling berinteraksi. FPC/Lazarus masih menjadi pilihan populer di dunia pendidikan, untuk pengembangan <text:span text:style-name="Emphasis">software</text:span> ilmiah/teknik, pembuatan <text:span text:style-name="Emphasis">tool</text:span> utilitas internal perusahaan, dan tentu saja oleh para programmer hobi yang menyukai kecepatan kompilasi, hasil program yang efisien, dan kemudahan pengembangan (terutama GUI dengan Lazarus).</text:p>
            <text:p text:style-name="Text_20_body">Dengan belajar Free Pascal, Anda mempelajari bahasa dengan fondasi sejarah yang kuat dalam pengajaran pemrograman terstruktur, namun dengan implementasi modern yang gratis, <text:span text:style-name="Emphasis">cross-platform</text:span>, dan didukung oleh IDE visual yang hebat.</text:p>
            <text:p text:style-name="Horizontal_20_Line"/>
            <text:p text:style-name="Text_20_body">Itu dia sedikit cerita di balik Pascal dan Free Pascal. Semoga menambah wawasan! Saya menunggu perintah "YAX" untuk melanjutkan ke <text:span text:style-name="Emphasis">prompt</text:span> Sub-bab 1.4 ("Mengapa Belajar Free Pascal?").</text:p>
          </text:section>
          <text:section text:style-name="Sect1" text:name="feedback-form-21">
            <text:p text:style-name="P285"/>
          </text:section>
        </text:section>
        <text:section text:style-name="Sect1" text:name="5cd2b0262c4e57f2">
          <text:p text:style-name="Text_20_body"/>
          <text:section text:style-name="Sect1" text:name="user-query-content-22">
            <text:p text:style-name="P541">yax </text:p>
          </text:section>
          <text:p text:style-name="P285">Tampilkan alur berpikir</text:p>
          <text:section text:style-name="Sect2" text:name="model-response-message-contentr_5cd2b0262c4e57f2">
            <text:p text:style-name="Text_20_body">Siap, kita lanjutkan pembahasannya!</text:p>
            <text:p text:style-name="Horizontal_20_Line"/>
            <text:p text:style-name="Text_20_body"><text:span text:style-name="Strong_20_Emphasis">Jawaban untuk </text:span><text:span text:style-name="Strong_20_Emphasis"><text:span text:style-name="Emphasis">Prompt</text:span></text:span><text:span text:style-name="Strong_20_Emphasis"> Sub-bab 1.4: Mengapa Belajar Free Pascal?</text:span></text:p>
            <text:p text:style-name="Text_20_body"><text:span text:style-name="Emphasis">(Prompt: "Jelaskan secara rinci mengapa Free Pascal merupakan pilihan yang baik, terutama untuk pemula. Bahas keunggulannya secara mendalam: Keterbacaan </text:span><text:soft-page-break/><text:span text:style-name="Emphasis">(Readability), Pemrograman Terstruktur, Strong Typing, Compiler Cepat dan Efisien, Cross-Platform, Gratis dan Open Source, Komunitas Aktif dan Lazarus IDE.")</text:span></text:p>
            <text:p text:style-name="Horizontal_20_Line"/>
            <text:p text:style-name="Text_20_body">Anda mungkin bertanya, "Di antara sekian banyak bahasa pemrograman, mengapa saya harus mulai dengan Free Pascal?" Pertanyaan yang bagus! Meskipun setiap bahasa punya kelebihan dan kekurangannya, Free Pascal (seringkali digunakan bersama Lazarus IDE) menawarkan kombinasi fitur yang sangat cocok, terutama bagi Anda yang baru memulai:</text:p>
            <text:list xml:id="list4107313013779655033" text:style-name="L33">
              <text:list-item>
                <text:p text:style-name="P33"><text:span text:style-name="Strong_20_Emphasis">Sangat Mudah Dibaca (High Readability):</text:span> Ini salah satu keunggulan utama Pascal sejak awal. Sintaksnya dirancang agar mirip dengan bahasa Inggris biasa. Anda akan sering menggunakan kata-kata seperti <text:span text:style-name="Source_20_Text">begin</text:span>, <text:span text:style-name="Source_20_Text">end</text:span>, <text:span text:style-name="Source_20_Text">if</text:span>, <text:span text:style-name="Source_20_Text">then</text:span>, <text:span text:style-name="Source_20_Text">else</text:span>, <text:span text:style-name="Source_20_Text">while</text:span>, <text:span text:style-name="Source_20_Text">do</text:span>, <text:span text:style-name="Source_20_Text">repeat</text:span>, <text:span text:style-name="Source_20_Text">until</text:span>, <text:span text:style-name="Source_20_Text">function</text:span>, <text:span text:style-name="Source_20_Text">procedure</text:span>. Ini membuat alur logika program jadi lebih mudah diikuti dan dipahami, bahkan oleh pemula, dibandingkan dengan bahasa lain yang mungkin lebih banyak menggunakan simbol-simbol kriptik seperti kurung kurawal <text:span text:style-name="Source_20_Text">{}</text:span> atau singkatan yang tidak intuitif.</text:p>
              </text:list-item>
              <text:list-item>
                <text:p text:style-name="P33"><text:span text:style-name="Strong_20_Emphasis">Mendorong Pemrograman Terstruktur:</text:span> Seperti 'pakem' dari Profesor Wirth, Pascal 'membimbing' kita untuk menulis kode secara terstruktur dan rapi. Keharusan mendeklarasikan variabel di bagian <text:span text:style-name="Source_20_Text">var</text:span>, penggunaan blok <text:span text:style-name="Source_20_Text">begin...end</text:span> yang jelas, serta kemudahan membuat <text:span text:style-name="Source_20_Text">procedure</text:span> dan <text:span text:style-name="Source_20_Text">function</text:span> (sub-program) membantu Anda membangun kebiasaan <text:span text:style-name="Emphasis">coding</text:span> yang baik sejak dini. Kode yang terstruktur lebih mudah dibaca, di-debug (dicari kesalahannya), dan dikelola di kemudian hari.</text:p>
              </text:list-item>
              <text:list-item>
                <text:p text:style-name="P33"><text:span text:style-name="Strong_20_Emphasis">Pengetikan Kuat (</text:span><text:span text:style-name="Strong_20_Emphasis"><text:span text:style-name="Emphasis">Strong Typing</text:span></text:span><text:span text:style-name="Strong_20_Emphasis">):</text:span> Ini mungkin terdengar teknis, tapi sangat membantu pemula! Artinya, setiap variabel <text:span text:style-name="Emphasis">harus</text:span> dideklarasikan dengan tipe data tertentu (misalnya <text:span text:style-name="Source_20_Text">Integer</text:span> untuk angka bulat, <text:span text:style-name="Source_20_Text">String</text:span> untuk teks), dan <text:span text:style-name="Strong_20_Emphasis">kompilator (FPC)</text:span> akan sangat ketat memeriksa apakah Anda menggunakan variabel tersebut sesuai tipenya. Anda tidak bisa (atau akan diberi peringatan keras) jika mencoba menyimpan teks ke dalam variabel angka, misalnya.</text:p>
                <text:list>
                  <text:list-item>
                    <text:p text:style-name="P318"><text:span text:style-name="Strong_20_Emphasis">Manfaatnya?</text:span> Banyak potensi kesalahan terdeteksi oleh <text:span text:style-name="Emphasis">kompilator</text:span> <text:span text:style-name="Strong_20_Emphasis">sebelum</text:span> program dijalankan! Ini jauh lebih baik daripada program Anda tiba-tiba <text:span text:style-name="Emphasis">crash</text:span> atau menghasilkan hasil aneh saat sedang berjalan, yang bisa membuat frustrasi dan sulit dilacak. <text:span text:style-name="Emphasis">Strong typing</text:span> membuat kode lebih aman dan membantu Anda belajar disiplin tentang tipe data. </text:p>
                  </text:list-item>
                </text:list>
              </text:list-item>
              <text:list-item>
                <text:p text:style-name="P33"><text:span text:style-name="Strong_20_Emphasis"><text:span text:style-name="Emphasis">Compiler</text:span></text:span><text:span text:style-name="Strong_20_Emphasis"> Cepat dan Hasil Program Efisien:</text:span> Free Pascal Compiler (FPC) dikenal sebagai salah satu <text:span text:style-name="Emphasis">compiler</text:span> yang proses kompilasinya sangat cepat. Anda tidak perlu menunggu lama untuk melihat hasil dari kode yang baru Anda tulis. Selain itu, program (<text:span text:style-name="Emphasis">executable</text:span>) yang dihasilkan oleh FPC umumnya berjalan cepat (karena diterjemahkan langsung ke kode mesin/native) dan seringkali ukurannya relatif kecil serta mandiri (tidak memerlukan instalasi <text:span text:style-name="Emphasis">framework</text:span> besar seperti .NET atau Java Runtime di komputer pengguna).</text:p>
              </text:list-item>
              <text:list-item>
                <text:p text:style-name="P33"><text:span text:style-name="Strong_20_Emphasis"><text:span text:style-name="Emphasis">Cross-Platform</text:span></text:span><text:span text:style-name="Strong_20_Emphasis"> (Lintas Platform):</text:span> Ini keunggulan besar FPC dan Lazarus! <text:soft-page-break/>Anda bisa menulis kode program Anda di satu sistem operasi (misalnya Windows), lalu membawanya ke sistem operasi lain (seperti Linux atau macOS) dan mengompilasinya di sana, seringkali <text:span text:style-name="Strong_20_Emphasis">tanpa perlu mengubah kode sama sekali</text:span> (selama tidak menggunakan fitur spesifik OS). Lazarus IDE sangat membantu dalam mengelola proyek <text:span text:style-name="Emphasis">cross-platform</text:span> ini. Ini memberi Anda fleksibilitas luar biasa.</text:p>
              </text:list-item>
              <text:list-item>
                <text:p text:style-name="P33"><text:span text:style-name="Strong_20_Emphasis">Gratis dan </text:span><text:span text:style-name="Strong_20_Emphasis"><text:span text:style-name="Emphasis">Open Source</text:span></text:span><text:span text:style-name="Strong_20_Emphasis">:</text:span> Tidak ada hambatan biaya untuk memulai! Anda bisa mengunduh, menginstal, dan menggunakan Free Pascal Compiler serta Lazarus IDE sepenuhnya <text:span text:style-name="Strong_20_Emphasis">gratis</text:span>, baik untuk belajar maupun untuk membuat aplikasi komersial. Status <text:span text:style-name="Emphasis">open source</text:span>-nya juga berarti kode sumber <text:span text:style-name="Emphasis">compiler</text:span> dan IDE tersedia untuk umum, mendorong transparansi, kolaborasi komunitas, dan memastikan keberlangsungan proyek jangka panjang.</text:p>
              </text:list-item>
              <text:list-item>
                <text:p text:style-name="P33"><text:span text:style-name="Strong_20_Emphasis">Komunitas Cukup Aktif dan Dukungan Lazarus IDE:</text:span> Meskipun tidak seramai komunitas bahasa <text:span text:style-name="Emphasis">mainstream</text:span> terpopuler, komunitas Free Pascal dan Lazarus cukup solid dan membantu. Anda bisa menemukan jawaban atas pertanyaan di forum online atau halaman Wiki yang sangat lengkap. Ditambah lagi, keberadaan <text:span text:style-name="Strong_20_Emphasis">Lazarus IDE</text:span> adalah 'nilai plus' yang sangat signifikan. Lazarus adalah lingkungan pengembangan visual yang canggih, gratis, <text:span text:style-name="Emphasis">cross-platform</text:span>, dan sangat memudahkan proses <text:span text:style-name="Emphasis">coding</text:span>, <text:span text:style-name="Emphasis">debugging</text:span>, serta (yang paling menonjol) pembuatan antarmuka pengguna grafis (GUI) yang modern, setara dengan alat pengembangan profesional berbayar seperti Delphi.</text:p>
              </text:list-item>
            </text:list>
            <text:p text:style-name="Text_20_body"><text:span text:style-name="Strong_20_Emphasis">Kesimpulan:</text:span></text:p>
            <text:p text:style-name="Text_20_body">Kombinasi dari kemudahan membaca, penekanan pada struktur yang baik, keamanan dari <text:span text:style-name="Emphasis">strong typing</text:span>, kecepatan kompilasi, fleksibilitas <text:span text:style-name="Emphasis">cross-platform</text:span>, sifatnya yang gratis dan <text:span text:style-name="Emphasis">open source</text:span>, serta didukung oleh IDE visual sehebat Lazarus, menjadikan Free Pascal pilihan yang sangat solid dan ramah bagi siapa saja yang ingin membangun fondasi pemrograman yang kuat.</text:p>
            <text:p text:style-name="Horizontal_20_Line"/>
            <text:p text:style-name="Text_20_body">Semoga penjelasan ini meyakinkan Anda tentang keunggulan Free Pascal sebagai titik awal! Saya menunggu perintah "YAX" untuk melanjutkan ke <text:span text:style-name="Emphasis">prompt</text:span> Sub-bab 1.5 ("Potensi Aplikasi Free Pascal").</text:p>
          </text:section>
          <text:section text:style-name="Sect1" text:name="feedback-form-22">
            <text:p text:style-name="P285"/>
          </text:section>
        </text:section>
        <text:section text:style-name="Sect1" text:name="5c1ac2d87bd89b04">
          <text:p text:style-name="Text_20_body"/>
          <text:section text:style-name="Sect1" text:name="user-query-content-23">
            <text:p text:style-name="P541">yax </text:p>
          </text:section>
          <text:p text:style-name="P285">Tampilkan alur berpikir</text:p>
          <text:section text:style-name="Sect2" text:name="model-response-message-contentr_5c1ac2d87bd89b04">
            <text:p text:style-name="Text_20_body">Oke, mari kita tuntaskan Bab 1 ini!</text:p>
            <text:p text:style-name="Horizontal_20_Line"/>
            <text:p text:style-name="Text_20_body"><text:span text:style-name="Strong_20_Emphasis">Jawaban untuk </text:span><text:span text:style-name="Strong_20_Emphasis"><text:span text:style-name="Emphasis">Prompt</text:span></text:span><text:span text:style-name="Strong_20_Emphasis"> Sub-bab 1.5: Potensi Aplikasi Free Pascal</text:span></text:p>
            <text:p text:style-name="Text_20_body"><text:span text:style-name="Emphasis">(Prompt: "Berikan gambaran mendalam mengenai jenis-jenis aplikasi yang dapat dibangun menggunakan Free Pascal. Jangan hanya menyebutkan, tapi berikan sedikit </text:span><text:soft-page-break/><text:span text:style-name="Emphasis">deskripsi untuk masing-masing: Aplikasi Konsol, Aplikasi GUI (Graphical User Interface), Pemrograman Sistem/Embedded (Singgung sedikit), Web Development (Singgung sedikit), Game Development (Dasar). Tujuannya adalah memberikan gambaran potensi bahasa ini kepada pembaca.")</text:span></text:p>
            <text:p text:style-name="Horizontal_20_Line"/>
            <text:p text:style-name="Text_20_body">Setelah tahu sejarah dan keunggulannya, mungkin Anda penasaran, "Sebenarnya, program seperti apa saja sih yang bisa dibuat dengan Free Pascal (FPC), terutama jika dibantu oleh Lazarus IDE?" Jawabannya, cukup banyak! Meskipun kita akan fokus pada dasar-dasarnya di buku ini, FPC dan Lazarus adalah alat yang cukup serbaguna. Berikut beberapa contoh area aplikasinya:</text:p>
            <text:list xml:id="list1923243007629636420" text:style-name="L34">
              <text:list-item>
                <text:p text:style-name="P34"><text:span text:style-name="Strong_20_Emphasis">Aplikasi Konsol (Console Applications):</text:span> Ini adalah jenis aplikasi yang paling dasar dan akan menjadi fokus utama kita di awal pembelajaran. Aplikasi konsol berjalan di dalam jendela terminal atau <text:span text:style-name="Emphasis">command prompt</text:span> dan interaksinya berbasis teks (menampilkan teks, meminta input teks/angka dari keyboard). Contohnya:</text:p>
                <text:list>
                  <text:list-item>
                    <text:p text:style-name="P319">Program hitung-hitungan sederhana atau rumus matematika. </text:p>
                  </text:list-item>
                  <text:list-item>
                    <text:p text:style-name="P319">Utilitas kecil untuk mengelola file atau sistem. </text:p>
                  </text:list-item>
                  <text:list-item>
                    <text:p text:style-name="P319">Game sederhana berbasis teks (seperti tebak angka, tebak kata). </text:p>
                  </text:list-item>
                  <text:list-item>
                    <text:p text:style-name="P319">Program untuk memproses data dari file teks. </text:p>
                  </text:list-item>
                </text:list>
              </text:list-item>
              <text:list-item>
                <text:p text:style-name="P34"><text:span text:style-name="Strong_20_Emphasis">Aplikasi GUI (Graphical User Interface / Antarmuka Pengguna Grafis):</text:span> Ini adalah salah satu <text:span text:style-name="Strong_20_Emphasis">kekuatan utama</text:span> jika Anda menggunakan Free Pascal bersama <text:span text:style-name="Strong_20_Emphasis">Lazarus IDE</text:span>. Aplikasi GUI adalah program yang memiliki tampilan visual menarik seperti yang biasa kita gunakan sehari-hari, lengkap dengan jendela, tombol, menu, gambar, kotak input, dll. Lazarus menyediakan desainer visual <text:span text:style-name="Emphasis">drag-and-drop</text:span> dan pustaka komponen LCL (Lazarus Component Library) yang sangat kaya, membuat pembuatan aplikasi GUI menjadi jauh lebih mudah dan cepat. Contoh aplikasi GUI yang bisa dibuat:</text:p>
                <text:list>
                  <text:list-item>
                    <text:p text:style-name="P319">Program kasir (Point of Sale - POS). </text:p>
                  </text:list-item>
                  <text:list-item>
                    <text:p text:style-name="P319">Aplikasi input data (misal: data karyawan, data siswa). </text:p>
                  </text:list-item>
                  <text:list-item>
                    <text:p text:style-name="P319">Kalkulator dengan tampilan visual. </text:p>
                  </text:list-item>
                  <text:list-item>
                    <text:p text:style-name="P319">Editor teks atau gambar sederhana. </text:p>
                  </text:list-item>
                  <text:list-item>
                    <text:p text:style-name="P319">Aplikasi untuk menampilkan dan mengelola data dari database. </text:p>
                  </text:list-item>
                  <text:list-item>
                    <text:p text:style-name="P319">Berbagai macam aplikasi bisnis atau perkantoran kustom. </text:p>
                  </text:list-item>
                </text:list>
              </text:list-item>
              <text:list-item>
                <text:p text:style-name="P34"><text:span text:style-name="Strong_20_Emphasis">Pemrograman Sistem / Embedded (Level Rendah) - </text:span><text:span text:style-name="Strong_20_Emphasis"><text:span text:style-name="Emphasis">Singgung Sedikit</text:span></text:span> Karena FPC menghasilkan kode mesin (<text:span text:style-name="Emphasis">native code</text:span>) yang efisien, ia juga bisa digunakan untuk tugas-tugas yang lebih dekat ke perangkat keras atau sistem operasi. Meskipun mungkin bukan area fokus utama bagi pemula, FPC bisa dipakai untuk membuat:</text:p>
                <text:list>
                  <text:list-item>
                    <text:p text:style-name="P319">Utilitas sistem yang butuh performa bagus. </text:p>
                  </text:list-item>
                  <text:list-item>
                    <text:p text:style-name="P319">Program yang berinteraksi langsung dengan port perangkat keras (meskipun ini lebih jarang dilakukan sekarang). </text:p>
                  </text:list-item>
                  <text:list-item>
                    <text:p text:style-name="P319">Komponen untuk sistem <text:span text:style-name="Emphasis">embedded</text:span> atau <text:span text:style-name="Emphasis">real-time</text:span> tertentu di mana <text:soft-page-break/>Pascal mungkin masih digunakan. </text:p>
                  </text:list-item>
                </text:list>
              </text:list-item>
              <text:list-item>
                <text:p text:style-name="P34"><text:span text:style-name="Strong_20_Emphasis">Web Development (Pengembangan Web Sisi Server) - </text:span><text:span text:style-name="Strong_20_Emphasis"><text:span text:style-name="Emphasis">Singgung Sedikit</text:span></text:span> Meskipun FPC/Lazarus bukanlah pilihan paling <text:span text:style-name="Emphasis">mainstream</text:span> untuk pengembangan web dibandingkan bahasa seperti PHP, Python (dengan Django/Flask), atau JavaScript (Node.js), <text:span text:style-name="Strong_20_Emphasis">memungkinkan</text:span> untuk membuat aplikasi web sisi server (backend) atau API menggunakan FPC. Ada beberapa <text:span text:style-name="Emphasis">framework</text:span> web yang dikembangkan oleh komunitas (seperti Fano Framework, fpWeb, Brook Framework) yang bisa membantu proses ini. Namun, biasanya programmer tidak memilih FPC/Lazarus <text:span text:style-name="Emphasis">hanya</text:span> untuk tujuan pengembangan web.</text:p>
              </text:list-item>
              <text:list-item>
                <text:p text:style-name="P34"><text:span text:style-name="Strong_20_Emphasis">Game Development (Pengembangan Game Dasar) - </text:span><text:span text:style-name="Strong_20_Emphasis"><text:span text:style-name="Emphasis">Singgung Sedikit</text:span></text:span> Ya, Anda juga bisa membuat game menggunakan Free Pascal, terutama game 2D atau game dengan gaya retro! Lazarus sendiri bisa dipakai untuk membuat antarmuka game atau <text:span text:style-name="Emphasis">tool</text:span> pendukungnya. Untuk grafis dan logika game yang lebih kompleks, biasanya FPC diintegrasikan dengan pustaka (<text:span text:style-name="Emphasis">library</text:span>) atau <text:span text:style-name="Emphasis">engine</text:span> game lain, seperti:</text:p>
                <text:list>
                  <text:list-item>
                    <text:p text:style-name="P319">Castle Game Engine (engine game 3D/2D yang ditulis dalam Object Pascal). </text:p>
                  </text:list-item>
                  <text:list-item>
                    <text:p text:style-name="P34"><text:span text:style-name="Emphasis">Binding</text:span> (penghubung) ke pustaka multimedia populer seperti SDL (Simple DirectMedia Layer) atau Allegro. Meskipun mungkin tidak sepopuler <text:span text:style-name="Emphasis">engine</text:span> game besar seperti Unity atau Godot, FPC/Lazarus bisa menjadi pilihan menarik untuk proyek game independen atau edukasi. </text:p>
                  </text:list-item>
                </text:list>
              </text:list-item>
            </text:list>
            <text:p text:style-name="Text_20_body"><text:span text:style-name="Strong_20_Emphasis">Kesimpulan:</text:span></text:p>
            <text:p text:style-name="Text_20_body">Free Pascal, apalagi jika dipadukan dengan Lazarus IDE, adalah perkakas yang fleksibel. Ia sangat kuat untuk membuat aplikasi konsol dan <text:span text:style-name="Strong_20_Emphasis">terutama aplikasi GUI desktop</text:span> yang <text:span text:style-name="Emphasis">cross-platform</text:span>. Selain itu, ia juga memiliki potensi di area lain seperti pemrograman sistem, web, dan game, meskipun mungkin bukan menjadi pilihan utama di area-area tersebut dibandingkan teknologi yang lebih spesifik. Dengan mempelajari dasar-dasarnya di buku ini, Anda akan memiliki fondasi yang baik untuk menjelajahi berbagai kemungkinan tersebut!</text:p>
            <text:p text:style-name="Horizontal_20_Line"/>
            <text:p text:style-name="Text_20_body">Ini adalah akhir dari pembahasan untuk Bab 1. Saya siap melanjutkan ke <text:span text:style-name="Strong_20_Emphasis">Bab 2: Mempersiapkan Lingkungan Belajar</text:span> jika Anda sudah siap. Silakan berikan perintah "YAX"!</text:p>
          </text:section>
          <text:section text:style-name="Sect1" text:name="feedback-form-23">
            <text:p text:style-name="P285"/>
          </text:section>
        </text:section>
        <text:section text:style-name="Sect1" text:name="ecbe92c16f98ca73">
          <text:p text:style-name="Text_20_body"/>
          <text:section text:style-name="Sect1" text:name="user-query-content-24">
            <text:p text:style-name="P541">yax </text:p>
          </text:section>
          <text:p text:style-name="P285">Tampilkan alur berpikir</text:p>
          <text:section text:style-name="Sect2" text:name="model-response-message-contentr_ecbe92c16f98ca73">
            <text:p text:style-name="Text_20_body">Baik, kita masuk ke <text:span text:style-name="Strong_20_Emphasis">Bab 2: Mempersiapkan Lingkungan Belajar</text:span>.</text:p>
            <text:p text:style-name="Horizontal_20_Line"/>
            <text:p text:style-name="Text_20_body"><text:soft-page-break/><text:span text:style-name="Strong_20_Emphasis">Jawaban untuk </text:span><text:span text:style-name="Strong_20_Emphasis"><text:span text:style-name="Emphasis">Prompt</text:span></text:span><text:span text:style-name="Strong_20_Emphasis"> Pengantar Bab 2:</text:span></text:p>
            <text:p text:style-name="Text_20_body"><text:span text:style-name="Emphasis">(Prompt: "Tuliskan paragraf pengantar untuk Bab 2 buku tutorial Free Pascal pemula. Jelaskan bahwa setelah memahami konsep dasar di Bab 1, langkah praktis selanjutnya adalah menyiapkan 'alat tempur' yaitu lingkungan pengembangan. Sebutkan bahwa bab ini akan memandu pembaca langkah demi langkah dalam menginstal Free Pascal Compiler (FPC) dan Lazarus IDE, serta mengenalkan antarmuka dasar Lazarus agar pembaca siap menulis kode pertama mereka. Berikan motivasi bahwa ini adalah langkah penting sebelum mulai coding.")</text:span></text:p>
            <text:p text:style-name="Horizontal_20_Line"/>
            <text:p text:style-name="Text_20_body">Selamat datang di Bab 2! Setelah di Bab 1 kita sudah berkenalan dengan konsep dasar apa itu pemrograman, algoritma, dan mengapa Free Pascal menjadi pilihan yang menarik, sekarang saatnya kita melakukan persiapan yang lebih teknis namun sangat penting. Ibarat seorang ksatria yang perlu menyiapkan pedang dan perisainya sebelum bertempur, kita sebagai calon programmer juga perlu menyiapkan <text:span text:style-name="Strong_20_Emphasis">'alat tempur'</text:span> kita. Alat ini disebut <text:span text:style-name="Strong_20_Emphasis">Lingkungan Pengembangan</text:span> (<text:span text:style-name="Emphasis">Development Environment</text:span>).</text:p>
            <text:p text:style-name="Text_20_body">Nah, di Bab 2 inilah kita akan fokus sepenuhnya pada persiapan alat tempur tersebut. Jangan khawatir, saya akan memandu Anda langkah demi langkah untuk menginstal dua komponen utama yang akan kita gunakan:</text:p>
            <text:list xml:id="list8360038736299736477" text:style-name="L35">
              <text:list-item>
                <text:p text:style-name="P320"><text:span text:style-name="Strong_20_Emphasis">Free Pascal Compiler (FPC):</text:span> Ingat 'penerjemah' yang mengubah kode kita menjadi bahasa mesin? Inilah dia. </text:p>
              </text:list-item>
              <text:list-item>
                <text:p text:style-name="P35"><text:span text:style-name="Strong_20_Emphasis">Lazarus IDE:</text:span> 'Bengkel kerja' modern kita, tempat kita akan menulis kode, mengompilasi, menjalankan, dan mencari kesalahan program dengan lebih mudah. </text:p>
              </text:list-item>
            </text:list>
            <text:p text:style-name="Text_20_body">Setelah berhasil menginstal keduanya (yang biasanya sudah jadi satu paket dalam installer Lazarus), kita juga akan melakukan 'tur singkat' untuk mengenal bagian-bagian penting dari tampilan Lazarus IDE. Tujuannya agar Anda merasa sedikit lebih familiar saat nanti mulai menulis kode pertama.</text:p>
            <text:p text:style-name="Text_20_body">Meskipun bagian ini mungkin terasa sedikit teknis (proses instalasi), ini adalah langkah krusial yang tidak bisa dilewati. Anggap saja seperti menyiapkan kanvas, kuas, dan cat sebelum Anda mulai melukis mahakarya pertama Anda. Setelah semua alat siap di bab ini, di bab berikutnya kita akan benar-benar mulai <text:span text:style-name="Emphasis">coding</text:span>! Jadi, mari kita siapkan lingkungan belajar kita dengan baik!</text:p>
            <text:p text:style-name="Horizontal_20_Line"/>
            <text:p text:style-name="Text_20_body">Sudah siap untuk mulai instalasi? Saya menunggu perintah "YAX" untuk melanjutkan ke <text:span text:style-name="Emphasis">prompt</text:span> Sub-bab 2.1 ("Instalasi Free Pascal Compiler (FPC) dan Lazarus IDE").</text:p>
          </text:section>
          <text:section text:style-name="Sect1" text:name="feedback-form-24">
            <text:p text:style-name="P285"/>
          </text:section>
        </text:section>
        <text:section text:style-name="Sect1" text:name="2719eaf4ffda8e39">
          <text:p text:style-name="Text_20_body"/>
          <text:section text:style-name="Sect1" text:name="user-query-content-25">
            <text:p text:style-name="P541">yax </text:p>
          </text:section>
          <text:p text:style-name="P285">Tampilkan alur berpikir</text:p>
          <text:section text:style-name="Sect2" text:name="model-response-message-contentr_2719eaf4ffda8e39">
            <text:p text:style-name="Text_20_body">Oke, mari kita mulai proses instalasinya! Bab ini cukup praktis, jadi ikuti langkah-<text:soft-page-break/>langkahnya dengan cermat ya.</text:p>
            <text:p text:style-name="Horizontal_20_Line"/>
            <text:p text:style-name="Text_20_body"><text:span text:style-name="Strong_20_Emphasis">Jawaban untuk </text:span><text:span text:style-name="Strong_20_Emphasis"><text:span text:style-name="Emphasis">Prompt</text:span></text:span><text:span text:style-name="Strong_20_Emphasis"> Sub-bab 2.1: Instalasi Free Pascal Compiler (FPC) dan Lazarus IDE</text:span></text:p>
            <text:p text:style-name="Text_20_body"><text:span text:style-name="Emphasis">(Prompt: "Buatkan pembahasan mendalam dan panduan langkah demi langkah (step-by-step) untuk sub-bab 'Instalasi Free Pascal Compiler (FPC) dan Lazarus IDE'. Jelaskan secara singkat apa itu FPC (mesin kompilator) dan apa itu Lazarus IDE (lingkungan terintegrasi yang memudahkan penulisan, kompilasi, dan debugging). Pandu pembaca untuk: 1. Mengunjungi situs resmi Lazarus... 2. Memilih versi installer... 3. Mengunduh file installer... 4. Menjalankan proses instalasi... 5. Memastikan instalasi berhasil... Sertakan saran untuk memeriksa persyaratan sistem minimum jika ada. CATATAN: Karena ini tutorial, idealnya disertai screenshot...")</text:span></text:p>
            <text:p text:style-name="Horizontal_20_Line"/>
            <text:p text:style-name="Text_20_body">Seperti yang sudah disinggung, kita butuh dua hal utama: <text:span text:style-name="Strong_20_Emphasis">FPC (Free Pascal Compiler)</text:span> sebagai 'mesin penerjemah' kode, dan <text:span text:style-name="Strong_20_Emphasis">Lazarus IDE</text:span> sebagai 'bengkel kerja' kita. Kabar baiknya, saat kita menginstal Lazarus IDE, biasanya FPC sudah otomatis ikut terinstal di dalamnya. Jadi, kita cukup fokus menginstal Lazarus.</text:p>
            <text:p text:style-name="Text_20_body">Berikut langkah-langkahnya, kita akan fokus pada instalasi di <text:span text:style-name="Strong_20_Emphasis">Windows</text:span> karena ini yang paling umum digunakan pemula di Indonesia <text:span text:style-name="Source_20_Text">(Current location is Indonesia)</text:span>.</text:p>
            <text:p text:style-name="Text_20_body"><text:span text:style-name="Strong_20_Emphasis">Langkah 1: Kunjungi Situs Resmi dan Pilih Versi Installer</text:span></text:p>
            <text:list xml:id="list1142310687983036381" text:style-name="L36">
              <text:list-item>
                <text:p text:style-name="P321">Buka browser web Anda (Chrome, Firefox, Edge, dll.) dan kunjungi situs resmi Lazarus IDE di: <text:span text:style-name="Strong_20_Emphasis"><text:span text:style-name="Source_20_Text">https://www.lazarus-ide.org/</text:span></text:span> </text:p>
              </text:list-item>
              <text:list-item>
                <text:p text:style-name="P321">Cari menu atau tautan bertuliskan <text:span text:style-name="Strong_20_Emphasis">"Downloads"</text:span> atau <text:span text:style-name="Strong_20_Emphasis">"Unduhan"</text:span> di halaman tersebut. Klik tautan itu. </text:p>
              </text:list-item>
              <text:list-item>
                <text:p text:style-name="P321">Anda akan melihat daftar berbagai versi Lazarus untuk sistem operasi yang berbeda. Untuk pemula, sangat disarankan memilih versi <text:span text:style-name="Strong_20_Emphasis">rilis stabil (Stable release)</text:span> terbaru. Hindari versi beta atau <text:span text:style-name="Emphasis">release candidate</text:span> (RC) karena mungkin masih mengandung <text:span text:style-name="Emphasis">bug</text:span>. </text:p>
              </text:list-item>
              <text:list-item>
                <text:p text:style-name="P321">Pilih versi yang sesuai dengan sistem operasi <text:span text:style-name="Strong_20_Emphasis">Windows</text:span> Anda. Perhatikan pilihan antara <text:span text:style-name="Strong_20_Emphasis">64-bit</text:span> dan <text:span text:style-name="Strong_20_Emphasis">32-bit</text:span>. </text:p>
                <text:list>
                  <text:list-item>
                    <text:p text:style-name="P321"><text:span text:style-name="Strong_20_Emphasis">Tips:</text:span> Kebanyakan komputer dan laptop modern saat ini <text:span text:style-name="Source_20_Text">(Current time is Sunday, April 6, 2025)</text:span> sudah menggunakan Windows versi 64-bit. Jika Anda tidak yakin, kemungkinan besar Anda membutuhkan versi <text:span text:style-name="Strong_20_Emphasis">64-bit</text:span>. Jika Anda tahu pasti komputer Anda masih sangat lama dan menggunakan Windows 32-bit, baru pilih yang 32-bit. </text:p>
                  </text:list-item>
                </text:list>
              </text:list-item>
              <text:list-item>
                <text:p text:style-name="P321"><text:span text:style-name="Emphasis">(Opsional tapi disarankan):</text:span> Di halaman unduhan biasanya ada juga tautan ke <text:span text:style-name="Emphasis">System Requirements</text:span> (Kebutuhan Sistem). Cek sekilas untuk memastikan komputer Anda memenuhi syarat minimal (meskipun Lazarus umumnya cukup ringan). </text:p>
              </text:list-item>
              <text:list-item>
                <text:p text:style-name="P36"><text:span text:style-name="Emphasis">(Catatan untuk Pengguna OS Lain):</text:span> Jika Anda menggunakan <text:span text:style-name="Strong_20_Emphasis">Linux</text:span>, cara <text:soft-page-break/>termudah biasanya melalui <text:span text:style-name="Emphasis">package manager</text:span> distro Anda (misal: <text:span text:style-name="Source_20_Text">sudo apt update &amp;&amp; sudo apt install lazarus-ide</text:span> di Debian/Ubuntu, atau <text:span text:style-name="Source_20_Text">sudo dnf install lazarus</text:span> di Fedora). Jika Anda menggunakan <text:span text:style-name="Strong_20_Emphasis">macOS</text:span>, Anda akan mengunduh file berformat <text:span text:style-name="Source_20_Text">.dmg</text:span>. </text:p>
              </text:list-item>
            </text:list>
            <text:p text:style-name="Text_20_body"><text:span text:style-name="Strong_20_Emphasis">Langkah 2: Unduh File Installer</text:span></text:p>
            <text:list xml:id="list5293666667565967239" text:style-name="L37">
              <text:list-item>
                <text:p text:style-name="P322">Setelah menemukan versi yang tepat (misal: Lazarus Windows 64-bit Stable), klik tautan unduhannya. </text:p>
              </text:list-item>
              <text:list-item>
                <text:p text:style-name="P322">Browser Anda akan mulai mengunduh file <text:span text:style-name="Emphasis">installer</text:span> Lazarus, yang biasanya berekstensi <text:span text:style-name="Source_20_Text">.exe</text:span> (contoh: <text:span text:style-name="Source_20_Text">lazarus-2.2.6-fpc-3.2.2-win64.exe</text:span>, nama bisa berbeda tergantung versi). </text:p>
              </text:list-item>
              <text:list-item>
                <text:p text:style-name="P37">Ukuran file ini bisa cukup besar (beberapa ratus Megabyte), jadi pastikan koneksi internet Anda stabil dan cukup cepat. Tunggu dengan sabar hingga proses unduhan selesai 100%. </text:p>
              </text:list-item>
            </text:list>
            <text:p text:style-name="Text_20_body"><text:span text:style-name="Strong_20_Emphasis">Langkah 3: Jalankan Proses Instalasi (Panduan Windows)</text:span></text:p>
            <text:list xml:id="list7222393274657686512" text:style-name="L38">
              <text:list-item>
                <text:p text:style-name="P38">Setelah unduhan selesai, buka folder tempat Anda menyimpan file <text:span text:style-name="Source_20_Text">.exe</text:span> tersebut (biasanya folder "Downloads").</text:p>
              </text:list-item>
              <text:list-item>
                <text:p text:style-name="P38"><text:span text:style-name="Strong_20_Emphasis">Klik dua kali</text:span> pada file <text:span text:style-name="Source_20_Text">lazarus-....exe</text:span> untuk memulai proses instalasi.</text:p>
              </text:list-item>
              <text:list-item>
                <text:p text:style-name="P38">Windows mungkin akan menampilkan jendela <text:span text:style-name="Emphasis">User Account Control (UAC)</text:span> yang bertanya apakah Anda mengizinkan program ini melakukan perubahan. Klik <text:span text:style-name="Strong_20_Emphasis">"Yes"</text:span> atau <text:span text:style-name="Strong_20_Emphasis">"Allow"</text:span>.</text:p>
              </text:list-item>
              <text:list-item>
                <text:p text:style-name="P38">Anda akan disambut oleh <text:span text:style-name="Emphasis">wizard</text:span> (pemandu) instalasi Lazarus. Ikuti langkah-langkahnya:</text:p>
                <text:list>
                  <text:list-item>
                    <text:p text:style-name="P323"><text:span text:style-name="Strong_20_Emphasis">Welcome Screen:</text:span> Biasanya hanya informasi awal. Klik <text:span text:style-name="Source_20_Text">Next &gt;</text:span>. </text:p>
                  </text:list-item>
                  <text:list-item>
                    <text:p text:style-name="P323"><text:span text:style-name="Strong_20_Emphasis">License Agreement (Persetujuan Lisensi):</text:span> Anda perlu menyetujui lisensi <text:span text:style-name="Emphasis">open source</text:span> Lazarus (biasanya varian dari GPL). Pilih opsi seperti <text:span text:style-name="Emphasis">"I accept the agreement"</text:span> lalu klik <text:span text:style-name="Source_20_Text">Next &gt;</text:span>. </text:p>
                  </text:list-item>
                  <text:list-item>
                    <text:p text:style-name="P323"><text:span text:style-name="Strong_20_Emphasis">Select Destination Location (Pilih Lokasi Instalasi):</text:span> Ini adalah folder tempat Lazarus akan dipasang. <text:span text:style-name="Strong_20_Emphasis">Saran terbaik untuk pemula:</text:span> Biarkan saja lokasi <text:span text:style-name="Emphasis">default</text:span> yang disarankan (misalnya <text:span text:style-name="Source_20_Text">C:\lazarus</text:span>). Mencatat lokasi ini mungkin berguna nanti. Klik <text:span text:style-name="Source_20_Text">Next &gt;</text:span>. </text:p>
                  </text:list-item>
                  <text:list-item>
                    <text:p text:style-name="P323"><text:span text:style-name="Strong_20_Emphasis">Select Components (Pilih Komponen):</text:span> Layar ini menunjukkan bagian-bagian apa saja dari Lazarus dan FPC yang akan diinstal. <text:span text:style-name="Strong_20_Emphasis">Sangat penting:</text:span> Jangan ubah apapun di sini! Biarkan <text:span text:style-name="Strong_20_Emphasis">pilihan default</text:span> (biasanya "Full installation" atau sejenisnya sudah terpilih). Ini memastikan semua yang kita butuhkan terpasang. Klik <text:span text:style-name="Source_20_Text">Next &gt;</text:span>. </text:p>
                  </text:list-item>
                  <text:list-item>
                    <text:p text:style-name="P323"><text:span text:style-name="Strong_20_Emphasis">Select Start Menu Folder:</text:span> Nama folder yang akan muncul di Start Menu Windows. Biarkan default saja. Klik <text:span text:style-name="Source_20_Text">Next &gt;</text:span>. </text:p>
                  </text:list-item>
                  <text:list-item>
                    <text:p text:style-name="P323"><text:span text:style-name="Strong_20_Emphasis">Select Additional Tasks (Tugas Tambahan):</text:span> Di sini mungkin ada pilihan seperti <text:span text:style-name="Emphasis">"Create a desktop icon"</text:span> (Buat ikon di Desktop). <text:span text:style-name="Strong_20_Emphasis">Saran:</text:span> Centang opsi ini agar Anda lebih mudah menemukan dan membuka Lazarus nanti. Klik <text:span text:style-name="Source_20_Text">Next &gt;</text:span>. </text:p>
                  </text:list-item>
                  <text:list-item>
                    <text:p text:style-name="P323"><text:soft-page-break/><text:span text:style-name="Strong_20_Emphasis">Ready to Install (Siap Instal):</text:span> Halaman ini merangkum semua pilihan Anda. Klik tombol <text:span text:style-name="Strong_20_Emphasis"><text:span text:style-name="Source_20_Text">Install</text:span></text:span>. </text:p>
                  </text:list-item>
                  <text:list-item>
                    <text:p text:style-name="P323"><text:span text:style-name="Strong_20_Emphasis">Installing:</text:span> Proses instalasi (menyalin file, dll.) akan berjalan. Tunggu beberapa saat hingga selesai. </text:p>
                  </text:list-item>
                  <text:list-item>
                    <text:p text:style-name="P38"><text:span text:style-name="Strong_20_Emphasis">Completing Installation:</text:span> Setelah selesai, akan muncul layar terakhir. Klik tombol <text:span text:style-name="Strong_20_Emphasis"><text:span text:style-name="Source_20_Text">Finish</text:span></text:span>. </text:p>
                  </text:list-item>
                </text:list>
                <text:p text:style-name="P38"><text:span text:style-name="Emphasis">(Pengingat: Dalam buku tutorial yang sebenarnya, setiap langkah pada wizard instalasi ini idealnya disertai dengan gambar atau screenshot agar lebih mudah diikuti).</text:span></text:p>
              </text:list-item>
            </text:list>
            <text:p text:style-name="Text_20_body"><text:span text:style-name="Strong_20_Emphasis">Langkah 4: Verifikasi Instalasi (Pastikan Berhasil)</text:span></text:p>
            <text:list xml:id="list9181761424478096013" text:style-name="L39">
              <text:list-item>
                <text:p text:style-name="P324">Cara termudah untuk memastikan instalasi berhasil adalah dengan mencoba menjalankan Lazarus IDE. </text:p>
              </text:list-item>
              <text:list-item>
                <text:p text:style-name="P324">Cari ikon Lazarus IDE di Desktop Anda (jika tadi memilih membuatnya) atau cari "Lazarus" di Start Menu Windows. </text:p>
              </text:list-item>
              <text:list-item>
                <text:p text:style-name="P324"><text:span text:style-name="Strong_20_Emphasis">Klik dua kali ikon Lazarus</text:span> tersebut. </text:p>
              </text:list-item>
              <text:list-item>
                <text:p text:style-name="P324">Saat pertama kali dijalankan, Lazarus mungkin memerlukan beberapa detik untuk melakukan konfigurasi awal. Anda akan melihat <text:span text:style-name="Emphasis">splash screen</text:span> (layar pembuka) dengan logo Lazarus. </text:p>
              </text:list-item>
              <text:list-item>
                <text:p text:style-name="P39">Jika setelah itu muncul jendela utama Lazarus IDE (yang akan kita bahas di sub-bab berikutnya) tanpa ada pesan kesalahan besar yang menghentikan program, <text:span text:style-name="Strong_20_Emphasis">selamat!</text:span> Anda telah berhasil menginstal Free Pascal Compiler dan Lazarus IDE. </text:p>
              </text:list-item>
            </text:list>
            <text:p text:style-name="Text_20_body">Kini 'bengkel kerja' Anda sudah siap!</text:p>
            <text:p text:style-name="Horizontal_20_Line"/>
            <text:p text:style-name="Text_20_body">Instalasi selesai! Bagaimana, cukup mudah bukan? Saya menunggu perintah "YAX" untuk lanjut ke <text:span text:style-name="Emphasis">prompt</text:span> Sub-bab 2.2 ("Mengenal Antarmuka Lazarus IDE").</text:p>
          </text:section>
          <text:section text:style-name="Sect1" text:name="feedback-form-25">
            <text:p text:style-name="P285"/>
          </text:section>
        </text:section>
        <text:section text:style-name="Sect1" text:name="6f514d4dcaa2df2a">
          <text:p text:style-name="Text_20_body"/>
          <text:section text:style-name="Sect1" text:name="user-query-content-26">
            <text:p text:style-name="P541">yax </text:p>
          </text:section>
          <text:p text:style-name="P285">Tampilkan alur berpikir</text:p>
          <text:section text:style-name="Sect2" text:name="model-response-message-contentr_6f514d4dcaa2df2a">
            <text:p text:style-name="Text_20_body">Oke, instalasi sudah beres, sekarang saatnya kita 'tur keliling' singkat di dalam Lazarus IDE!</text:p>
            <text:p text:style-name="Horizontal_20_Line"/>
            <text:p text:style-name="Text_20_body"><text:span text:style-name="Strong_20_Emphasis">Jawaban untuk </text:span><text:span text:style-name="Strong_20_Emphasis"><text:span text:style-name="Emphasis">Prompt</text:span></text:span><text:span text:style-name="Strong_20_Emphasis"> Sub-bab 2.2: Mengenal Antarmuka Lazarus IDE</text:span></text:p>
            <text:p text:style-name="Text_20_body"><text:span text:style-name="Emphasis">(Prompt: "Buatkan pembahasan mendalam untuk sub-bab 'Mengenal Antarmuka Lazarus IDE'. Setelah instalasi berhasil, pandu pembaca untuk membuka Lazarus IDE dan mengenali bagian-bagian utama jendelanya. Jelaskan fungsi dasar dari komponen-komponen berikut... Fokus pada elemen yang paling penting untuk pemula agar tidak overwhelmed.")</text:span></text:p>
            <text:p text:style-name="Horizontal_20_Line"/>
            <text:p text:style-name="Text_20_body"><text:soft-page-break/>Yuk, sekarang kita buka Lazarus IDE yang tadi sudah berhasil kita instal! Klik ikon Lazarus di Desktop atau Start Menu Anda.</text:p>
            <text:p text:style-name="Text_20_body">Saat pertama kali terbuka, mungkin tampilannya terlihat agak ramai dengan beberapa jendela. Jangan panik! Kita tidak perlu memahami semuanya sekaligus. Untuk memulai, kita hanya perlu fokus pada beberapa bagian utama saja. <text:span text:style-name="Emphasis">(Di buku nanti, tentu akan lebih jelas dengan adanya gambar/screenshot untuk setiap bagian ini).</text:span></text:p>
            <text:p text:style-name="Text_20_body">Berikut adalah bagian-bagian penting yang perlu Anda kenali:</text:p>
            <text:list xml:id="list6386009263468952412" text:style-name="L40">
              <text:list-item>
                <text:p text:style-name="P40"><text:span text:style-name="Strong_20_Emphasis">Jendela Utama (Main Window):</text:span></text:p>
                <text:list>
                  <text:list-item>
                    <text:p text:style-name="P325">Ini biasanya jendela memanjang yang terletak di bagian paling atas layar. Di dalamnya ada dua elemen penting: </text:p>
                    <text:list>
                      <text:list-item>
                        <text:p text:style-name="P325"><text:span text:style-name="Strong_20_Emphasis">Menu Bar:</text:span> Barisan menu teks seperti <text:span text:style-name="Source_20_Text">File</text:span>, <text:span text:style-name="Source_20_Text">Edit</text:span>, <text:span text:style-name="Source_20_Text">Search</text:span>, <text:span text:style-name="Source_20_Text">View</text:span>, <text:span text:style-name="Source_20_Text">Project</text:span>, <text:span text:style-name="Source_20_Text">Run</text:span>, <text:span text:style-name="Source_20_Text">Components</text:span>, <text:span text:style-name="Source_20_Text">Tools</text:span>, <text:span text:style-name="Source_20_Text">Window</text:span>, <text:span text:style-name="Source_20_Text">Help</text:span>. Fungsinya mirip program Windows lain: <text:span text:style-name="Source_20_Text">File</text:span> untuk operasi buka/simpan file/proyek, <text:span text:style-name="Source_20_Text">Edit</text:span> untuk salin/tempel teks, <text:span text:style-name="Source_20_Text">Search</text:span> untuk mencari teks, <text:span text:style-name="Source_20_Text">Run</text:span> untuk menjalankan program, dan seterusnya. Kita akan sering memakai menu <text:span text:style-name="Source_20_Text">File</text:span> dan <text:span text:style-name="Source_20_Text">Run</text:span>. </text:p>
                      </text:list-item>
                      <text:list-item>
                        <text:p text:style-name="P325"><text:span text:style-name="Strong_20_Emphasis">Toolbar:</text:span> Deretan tombol-tombol bergambar (ikon) di bawah Menu Bar. Ini adalah jalan pintas untuk perintah-perintah yang sering digunakan di menu. Perhatikan beberapa ikon penting ini (posisinya bisa sedikit berbeda tergantung versi): </text:p>
                        <text:list>
                          <text:list-item>
                            <text:p text:style-name="P325"><draw:frame draw:style-name="fr1" draw:name="graphics1" text:anchor-type="as-char" svg:width="0.7862in" svg:height="0.3929in" draw:z-index="0"><draw:image xlink:href="about:sanitized" xlink:type="simple" xlink:show="embed" xlink:actuate="onLoad"/><svg:title>Ikon New</svg:title></draw:frame> (Kira-kira ikon kertas putih/plus): Untuk membuat file/proyek baru. </text:p>
                          </text:list-item>
                          <text:list-item>
                            <text:p text:style-name="P325"><draw:frame draw:style-name="fr1" draw:name="graphics2" text:anchor-type="as-char" svg:width="0.7862in" svg:height="0.3929in" draw:z-index="1"><draw:image xlink:href="about:sanitized" xlink:type="simple" xlink:show="embed" xlink:actuate="onLoad"/><svg:title>Ikon Open</svg:title></draw:frame> (Kira-kira ikon folder terbuka): Untuk membuka file/proyek yang sudah ada. </text:p>
                          </text:list-item>
                          <text:list-item>
                            <text:p text:style-name="P325"><draw:frame draw:style-name="fr1" draw:name="graphics3" text:anchor-type="as-char" svg:width="0.7862in" svg:height="0.3929in" draw:z-index="2"><draw:image xlink:href="about:sanitized" xlink:type="simple" xlink:show="embed" xlink:actuate="onLoad"/><svg:title>Ikon Save</svg:title></draw:frame> (Kira-kira ikon disket): Untuk menyimpan file saat ini. </text:p>
                          </text:list-item>
                          <text:list-item>
                            <text:p text:style-name="P325"><draw:frame draw:style-name="fr1" draw:name="graphics4" text:anchor-type="as-char" svg:width="0.7862in" svg:height="0.3929in" draw:z-index="3"><draw:image xlink:href="about:sanitized" xlink:type="simple" xlink:show="embed" xlink:actuate="onLoad"/><svg:title>Ikon Save All</svg:title></draw:frame> (Kira-kira ikon beberapa disket): Untuk menyimpan semua file dalam proyek. <text:span text:style-name="Strong_20_Emphasis">Penting!</text:span> </text:p>
                          </text:list-item>
                          <text:list-item>
                            <text:p text:style-name="P325"><draw:frame draw:style-name="fr1" draw:name="graphics5" text:anchor-type="as-char" svg:width="0.7862in" svg:height="0.3929in" draw:z-index="4"><draw:image xlink:href="about:sanitized" xlink:type="simple" xlink:show="embed" xlink:actuate="onLoad"/><svg:title>Ikon Run</svg:title></draw:frame> (Ikon segitiga hijau): Untuk <text:span text:style-name="Strong_20_Emphasis">Compile (Kompilasi)</text:span> dan <text:span text:style-name="Strong_20_Emphasis">Run (Jalankan)</text:span> program Anda. Ini tombol yang akan paling sering kita tekan! (Shortcut keyboard biasanya <text:span text:style-name="Strong_20_Emphasis">F9</text:span>). </text:p>
                          </text:list-item>
                          <text:list-item>
                            <text:p text:style-name="P325"><draw:frame draw:style-name="fr1" draw:name="graphics6" text:anchor-type="as-char" svg:width="0.7862in" svg:height="0.3929in" draw:z-index="5"><draw:image xlink:href="about:sanitized" xlink:type="simple" xlink:show="embed" xlink:actuate="onLoad"/><svg:title>Ikon Pause</svg:title></draw:frame> (Ikon jeda): Untuk menjeda program saat debugging. </text:p>
                          </text:list-item>
                          <text:list-item>
                            <text:p text:style-name="P325"><text:soft-page-break/><draw:frame draw:style-name="fr1" draw:name="graphics7" text:anchor-type="as-char" svg:width="0.7862in" svg:height="0.3929in" draw:z-index="6"><draw:image xlink:href="about:sanitized" xlink:type="simple" xlink:show="embed" xlink:actuate="onLoad"/><svg:title>Ikon Stop</svg:title></draw:frame> (Ikon kotak merah): Untuk menghentikan paksa program yang sedang berjalan/di-debug. </text:p>
                          </text:list-item>
                        </text:list>
                      </text:list-item>
                    </text:list>
                  </text:list-item>
                </text:list>
              </text:list-item>
              <text:list-item>
                <text:p text:style-name="P40"><text:span text:style-name="Strong_20_Emphasis">Editor Kode (Source Editor):</text:span></text:p>
                <text:list>
                  <text:list-item>
                    <text:p text:style-name="P325">Ini adalah jendela <text:span text:style-name="Strong_20_Emphasis">terbesar</text:span> yang biasanya mendominasi tengah layar. Di sinilah 'kanvas' kita! Tempat kita akan <text:span text:style-name="Strong_20_Emphasis">mengetikkan semua kode program</text:span> Pascal kita (yang disimpan dalam file dengan ekstensi <text:span text:style-name="Source_20_Text">.pas</text:span>). </text:p>
                  </text:list-item>
                  <text:list-item>
                    <text:p text:style-name="P325">Perhatikan fitur pentingnya: <text:span text:style-name="Strong_20_Emphasis">Pewarnaan Sintaks (</text:span><text:span text:style-name="Strong_20_Emphasis"><text:span text:style-name="Emphasis">Syntax Highlighting</text:span></text:span><text:span text:style-name="Strong_20_Emphasis">)</text:span>. Lazarus secara otomatis akan memberi warna berbeda pada bagian-bagian kode: kata kunci Pascal (<text:span text:style-name="Source_20_Text">program</text:span>, <text:span text:style-name="Source_20_Text">var</text:span>, <text:span text:style-name="Source_20_Text">begin</text:span>, <text:span text:style-name="Source_20_Text">end</text:span>, <text:span text:style-name="Source_20_Text">if</text:span>, dll.) akan berwarna beda, begitu juga teks/string (biasanya diapit kutip tunggal <text:span text:style-name="Source_20_Text">'...'</text:span>), angka, dan komentar. Ini <text:span text:style-name="Emphasis">sangat</text:span> membantu kita membaca kode dan cepat melihat jika ada kesalahan pengetikan. Ada juga nomor baris di sisi kiri editor. </text:p>
                  </text:list-item>
                </text:list>
              </text:list-item>
              <text:list-item>
                <text:p text:style-name="P40"><text:span text:style-name="Strong_20_Emphasis">Object Inspector:</text:span></text:p>
                <text:list>
                  <text:list-item>
                    <text:p text:style-name="P325">Anda mungkin melihat jendela ini di salah satu sisi layar (seringkali di kiri bawah atau kiri atas). Jendela ini berisi banyak tab seperti 'Properties' dan 'Events'. </text:p>
                  </text:list-item>
                  <text:list-item>
                    <text:p text:style-name="P325"><text:span text:style-name="Strong_20_Emphasis">Penting untuk diingat:</text:span> Jendela ini nantinya akan sangat berguna saat kita membuat <text:span text:style-name="Strong_20_Emphasis">aplikasi GUI</text:span> (program dengan tampilan visual seperti tombol, form, dll.). Fungsinya adalah untuk mengatur tampilan (misal: warna tombol, teks pada label) dan perilaku (misal: apa yang terjadi jika tombol diklik) dari komponen-komponen visual tersebut. </text:p>
                  </text:list-item>
                  <text:list-item>
                    <text:p text:style-name="P325"><text:span text:style-name="Strong_20_Emphasis">NAMUN,</text:span> untuk program <text:span text:style-name="Strong_20_Emphasis">konsol</text:span> sederhana yang akan kita buat di bab-bab awal buku ini, kita <text:span text:style-name="Strong_20_Emphasis">tidak akan menggunakan Object Inspector sama sekali</text:span>. Jadi, untuk sekarang, <text:span text:style-name="Strong_20_Emphasis">Anda boleh mengabaikannya</text:span> agar tidak bingung. </text:p>
                  </text:list-item>
                </text:list>
              </text:list-item>
              <text:list-item>
                <text:p text:style-name="P40"><text:span text:style-name="Strong_20_Emphasis">Jendela Pesan (Messages Window):</text:span></text:p>
                <text:list>
                  <text:list-item>
                    <text:p text:style-name="P325">Biasanya terletak di bagian <text:span text:style-name="Strong_20_Emphasis">paling bawah</text:span> layar Lazarus IDE. Jendela ini <text:span text:style-name="Strong_20_Emphasis">sangat-sangat penting</text:span>! Anggap saja ini sebagai papan pengumuman dari sang <text:span text:style-name="Strong_20_Emphasis">kompilator (FPC)</text:span>. </text:p>
                  </text:list-item>
                  <text:list-item>
                    <text:p text:style-name="P325">Setiap kali Anda mencoba mengompilasi program (misalnya dengan menekan F9), jendela inilah yang akan memberi tahu hasilnya: </text:p>
                    <text:list>
                      <text:list-item>
                        <text:p text:style-name="P325">Jika sukses, akan ada pesan seperti <text:span text:style-name="Emphasis">"Compile project, Target ...: Success"</text:span>. </text:p>
                      </text:list-item>
                      <text:list-item>
                        <text:p text:style-name="P325">Jika ada potensi masalah tapi program masih bisa dibuat, akan muncul <text:span text:style-name="Strong_20_Emphasis">Peringatan (Warnings)</text:span> berwarna kuning/oranye. </text:p>
                      </text:list-item>
                      <text:list-item>
                        <text:p text:style-name="P325">Jika ada kesalahan penulisan (sintaks) yang fatal, akan muncul <text:span text:style-name="Strong_20_Emphasis">Kesalahan (Errors)</text:span> berwarna merah, lengkap dengan <text:span text:style-name="Strong_20_Emphasis">nomor baris</text:span> tempat kesalahan terdeteksi. Ini adalah petunjuk utama kita untuk memperbaiki kode! </text:p>
                      </text:list-item>
                    </text:list>
                  </text:list-item>
                </text:list>
              </text:list-item>
              <text:list-item>
                <text:p text:style-name="P40"><text:span text:style-name="Strong_20_Emphasis">(Opsional) Project Inspector / Project Window:</text:span></text:p>
                <text:list>
                  <text:list-item>
                    <text:p text:style-name="P40"><text:soft-page-break/>Kadang ada juga jendela yang menampilkan daftar file yang menjadi bagian dari proyek Anda saat ini (misal: file <text:span text:style-name="Source_20_Text">.lpi</text:span>, <text:span text:style-name="Source_20_Text">.lpr</text:span>, <text:span text:style-name="Source_20_Text">.pas</text:span>). Ini membantu mengelola proyek yang terdiri dari banyak file, tapi untuk program pertama kita yang sangat sederhana, jendela ini belum terlalu krusial. </text:p>
                  </text:list-item>
                </text:list>
              </text:list-item>
            </text:list>
            <text:p text:style-name="Text_20_body"><text:span text:style-name="Strong_20_Emphasis">Fokus Utama Pemula:</text:span></text:p>
            <text:p text:style-name="Text_20_body">Jadi, saat baru mulai, cukup fokuskan perhatian Anda pada:</text:p>
            <text:list xml:id="list9070009551094768852" text:style-name="L41">
              <text:list-item>
                <text:p text:style-name="P326"><text:span text:style-name="Strong_20_Emphasis">Editor Kode:</text:span> Tempat Anda mengetik instruksi Pascal. </text:p>
              </text:list-item>
              <text:list-item>
                <text:p text:style-name="P326"><text:span text:style-name="Strong_20_Emphasis">Tombol </text:span><text:span text:style-name="Strong_20_Emphasis"><text:span text:style-name="Source_20_Text">Save All</text:span></text:span><text:span text:style-name="Strong_20_Emphasis"> dan </text:span><text:span text:style-name="Strong_20_Emphasis"><text:span text:style-name="Source_20_Text">Run (F9)</text:span></text:span><text:span text:style-name="Strong_20_Emphasis">:</text:span> Untuk menyimpan dan mencoba menjalankan program. </text:p>
              </text:list-item>
              <text:list-item>
                <text:p text:style-name="P41"><text:span text:style-name="Strong_20_Emphasis">Jendela Pesan:</text:span> Untuk melihat apakah kompilasi berhasil atau ada error yang perlu diperbaiki. </text:p>
              </text:list-item>
            </text:list>
            <text:p text:style-name="Text_20_body">Jangan khawatir jika sekarang masih terasa banyak tombol dan jendela. Seiring Anda berlatih dan mencoba membuat program, Anda akan semakin terbiasa dengan lingkungan Lazarus IDE ini.</text:p>
            <text:p text:style-name="Horizontal_20_Line"/>
            <text:p text:style-name="Text_20_body">Pengenalan singkat selesai! Sudah siap untuk membuat proyek pertama? Saya menunggu perintah "YAX" untuk lanjut ke <text:span text:style-name="Emphasis">prompt</text:span> Sub-bab 2.3 ("Membuat Proyek Baru di Lazarus").</text:p>
          </text:section>
          <text:section text:style-name="Sect1" text:name="feedback-form-26">
            <text:p text:style-name="P285"/>
          </text:section>
        </text:section>
        <text:section text:style-name="Sect1" text:name="b2f274d4894b28dd">
          <text:p text:style-name="Text_20_body"/>
          <text:section text:style-name="Sect1" text:name="user-query-content-27">
            <text:p text:style-name="P541">yax </text:p>
          </text:section>
          <text:p text:style-name="P285">Tampilkan alur berpikir</text:p>
          <text:section text:style-name="Sect2" text:name="model-response-message-contentr_b2f274d4894b28dd">
            <text:p text:style-name="Text_20_body">Oke, setelah kenalan dengan 'bengkel kerja' kita, sekarang saatnya membuat 'garasi' atau 'map' untuk proyek pertama kita!</text:p>
            <text:p text:style-name="Horizontal_20_Line"/>
            <text:p text:style-name="Text_20_body"><text:span text:style-name="Strong_20_Emphasis">Jawaban untuk </text:span><text:span text:style-name="Strong_20_Emphasis"><text:span text:style-name="Emphasis">Prompt</text:span></text:span><text:span text:style-name="Strong_20_Emphasis"> Sub-bab 2.3: Membuat Proyek Baru di Lazarus</text:span></text:p>
            <text:p text:style-name="Text_20_body"><text:span text:style-name="Emphasis">(Prompt: "Buatkan pembahasan mendalam dan panduan langkah demi langkah untuk sub-bab 'Membuat Proyek Baru di Lazarus'. Jelaskan cara memulai proyek baru dari awal, fokus pada jenis proyek yang paling sederhana untuk memulai (biasanya 'Program' atau 'Console Application'). Pandu pembaca melalui langkah-langkah: 1. Membuka Lazarus IDE... 2. Menggunakan menu 'File' -&gt; 'New...'... 3. Memilih tipe proyek... 4. Menjelaskan struktur kode awal... 5. Menekankan pentingnya menyimpan proyek...")</text:span></text:p>
            <text:p text:style-name="Horizontal_20_Line"/>
            <text:p text:style-name="Text_20_body">Setiap kali kita ingin membuat sebuah aplikasi baru menggunakan Lazarus, kita akan memulainya sebagai sebuah <text:span text:style-name="Strong_20_Emphasis">Proyek</text:span>. Anggap saja proyek ini seperti sebuah map atau folder khusus yang akan berisi semua file yang berhubungan dengan aplikasi yang akan <text:soft-page-break/>kita buat. Untuk permulaan, kita akan membuat jenis proyek yang paling dasar, yaitu aplikasi konsol sederhana.</text:p>
            <text:p text:style-name="Text_20_body">Berikut langkah-langkahnya:</text:p>
            <text:list xml:id="list95246982921987929" text:style-name="L42">
              <text:list-item>
                <text:p text:style-name="P42"><text:span text:style-name="Strong_20_Emphasis">Buka Lazarus IDE:</text:span> Jika Lazarus belum terbuka, silakan buka sekarang melalui ikon di Desktop atau Start Menu Anda.</text:p>
              </text:list-item>
              <text:list-item>
                <text:p text:style-name="P42"><text:span text:style-name="Strong_20_Emphasis">Akses Menu Pembuatan Proyek Baru:</text:span></text:p>
                <text:list>
                  <text:list-item>
                    <text:p text:style-name="P327">Klik menu <text:span text:style-name="Strong_20_Emphasis"><text:span text:style-name="Source_20_Text">File</text:span></text:span> di Menu Bar (pojok kiri atas). </text:p>
                  </text:list-item>
                  <text:list-item>
                    <text:p text:style-name="P327">Dari menu dropdown yang muncul, klik pilihan <text:span text:style-name="Strong_20_Emphasis"><text:span text:style-name="Source_20_Text">New...</text:span></text:span>. </text:p>
                  </text:list-item>
                  <text:list-item>
                    <text:p text:style-name="P327">Sebuah jendela atau dialog baru akan muncul, menampilkan berbagai macam jenis proyek atau file yang bisa Anda buat. </text:p>
                  </text:list-item>
                </text:list>
              </text:list-item>
              <text:list-item>
                <text:p text:style-name="P42"><text:span text:style-name="Strong_20_Emphasis">Pilih Tipe Proyek yang Sederhana:</text:span></text:p>
                <text:list>
                  <text:list-item>
                    <text:p text:style-name="P327">Di dalam jendela 'New...' tersebut, carilah tipe proyek yang paling dasar untuk aplikasi non-GUI (tanpa tampilan visual). Nama opsi ini bisa sedikit berbeda tergantung versi Lazarus Anda, carilah yang bernama: </text:p>
                    <text:list>
                      <text:list-item>
                        <text:p text:style-name="P327"><text:span text:style-name="Strong_20_Emphasis"><text:span text:style-name="Source_20_Text">Program</text:span></text:span> (Paling umum) </text:p>
                      </text:list-item>
                      <text:list-item>
                        <text:p text:style-name="P327">Atau mungkin <text:span text:style-name="Strong_20_Emphasis"><text:span text:style-name="Source_20_Text">Simple Program</text:span></text:span> </text:p>
                      </text:list-item>
                      <text:list-item>
                        <text:p text:style-name="P327">Atau kadang disebut <text:span text:style-name="Strong_20_Emphasis"><text:span text:style-name="Source_20_Text">Console Application</text:span></text:span> </text:p>
                      </text:list-item>
                    </text:list>
                  </text:list-item>
                  <text:list-item>
                    <text:p text:style-name="P327">Klik pada salah satu nama tipe proyek tersebut untuk memilihnya. </text:p>
                  </text:list-item>
                  <text:list-item>
                    <text:p text:style-name="P327">Setelah terpilih, klik tombol <text:span text:style-name="Strong_20_Emphasis"><text:span text:style-name="Source_20_Text">OK</text:span></text:span> atau <text:span text:style-name="Strong_20_Emphasis"><text:span text:style-name="Source_20_Text">Create</text:span></text:span>. </text:p>
                  </text:list-item>
                  <text:list-item>
                    <text:p text:style-name="P327"><text:span text:style-name="Emphasis">(Pengingat: Tampilan jendela 'New...' ini bisa bervariasi, tapi carilah opsi yang paling mendekati nama-nama di atas).</text:span> </text:p>
                  </text:list-item>
                </text:list>
              </text:list-item>
              <text:list-item>
                <text:p text:style-name="P42"><text:span text:style-name="Strong_20_Emphasis">Perhatikan Kode Awal yang Dihasilkan:</text:span></text:p>
                <text:list>
                  <text:list-item>
                    <text:p text:style-name="P327">Setelah Anda klik <text:span text:style-name="Source_20_Text">OK</text:span>, Lazarus akan secara otomatis membuatkan sedikit kerangka kode awal di jendela <text:span text:style-name="Strong_20_Emphasis">Editor Kode</text:span>. Tampilannya mungkin seperti ini (atau bisa lebih simpel lagi): </text:p>
                    <text:p text:style-name="P42">Delphi</text:p>
                    <text:p text:style-name="P550"><text:span text:style-name="Source_20_Text">program Project1; // Nama awal, bisa diubah nanti</text:span></text:p>
                    <text:p text:style-name="P550"/>
                    <text:p text:style-name="P550"><text:span text:style-name="Source_20_Text">{$mode objfpc}{$H+} // Baris ini? Abaikan saja dulu!</text:span></text:p>
                    <text:p text:style-name="P550"/>
                    <text:p text:style-name="P550"><text:span text:style-name="Source_20_Text">uses</text:span></text:p>
                    <text:p text:style-name="P550"><text:span text:style-name="Source_20_Text"><text:s text:c="2"/>{$IFDEF UNIX} {$IFDEF UseCThreads}</text:span></text:p>
                    <text:p text:style-name="P550"><text:span text:style-name="Source_20_Text"><text:s text:c="2"/>cthreads,</text:span></text:p>
                    <text:p text:style-name="P550"><text:span text:style-name="Source_20_Text"><text:s text:c="2"/>{$ENDIF} {$ENDIF}</text:span></text:p>
                    <text:p text:style-name="P550"><text:span text:style-name="Source_20_Text"><text:s text:c="2"/>Classes</text:span></text:p>
                    <text:p text:style-name="P550"><text:span text:style-name="Source_20_Text"><text:s text:c="2"/>{ you can add units after this }; // Bagian 'uses', kita bahas nanti</text:span></text:p>
                    <text:p text:style-name="P550"/>
                    <text:p text:style-name="P550"><text:span text:style-name="Source_20_Text">{$IFDEF WINDOWS}{$R project1.rc}{$ENDIF} // Ini juga abaikan dulu</text:span></text:p>
                    <text:p text:style-name="P550"/>
                    <text:p text:style-name="P550"><text:span text:style-name="Source_20_Text">begin // Nah, ini blok utama kita!</text:span></text:p>
                    <text:p text:style-name="P550"><text:span text:style-name="Source_20_Text"><text:s text:c="2"/>// Kode kita nanti ditulis di antara begin dan end.</text:span></text:p>
                    <text:p text:style-name="P550"><text:span text:style-name="Source_20_Text"><text:s text:c="2"/>WriteLn('Press ENTER to exit'); // Contoh kode awal dari </text:span><text:soft-page-break/><text:span text:style-name="Source_20_Text">Lazarus</text:span></text:p>
                    <text:p text:style-name="P550"><text:span text:style-name="Source_20_Text"><text:s text:c="2"/>ReadLn; // Contoh kode awal dari Lazarus</text:span></text:p>
                    <text:p text:style-name="P610"><text:span text:style-name="Source_20_Text">end. // Akhir program ditandai titik.</text:span></text:p>
                  </text:list-item>
                  <text:list-item>
                    <text:p text:style-name="P327"><text:span text:style-name="Strong_20_Emphasis">Jangan Pusing Dulu!</text:span> Kode ini mungkin terlihat rumit, terutama bagian <text:span text:style-name="Source_20_Text">{$...}</text:span> (itu namanya <text:span text:style-name="Emphasis">compiler directives</text:span>) dan bagian <text:span text:style-name="Source_20_Text">uses</text:span> yang kompleks. <text:span text:style-name="Strong_20_Emphasis">Untuk sekarang, Anda boleh mengabaikan semua itu.</text:span> </text:p>
                  </text:list-item>
                  <text:list-item>
                    <text:p text:style-name="P327">Fokus utama kita hanya pada kerangka dasarnya: </text:p>
                    <text:list>
                      <text:list-item>
                        <text:p text:style-name="P327"><text:span text:style-name="Source_20_Text">program Project1;</text:span> : Ini hanya nama sementara. </text:p>
                      </text:list-item>
                      <text:list-item>
                        <text:p text:style-name="P327"><text:span text:style-name="Source_20_Text">begin ... end.</text:span> : Ini adalah blok utama program. <text:span text:style-name="Strong_20_Emphasis">Di antara </text:span><text:span text:style-name="Strong_20_Emphasis"><text:span text:style-name="Source_20_Text">begin</text:span></text:span><text:span text:style-name="Strong_20_Emphasis"> dan </text:span><text:span text:style-name="Strong_20_Emphasis"><text:span text:style-name="Source_20_Text">end.</text:span></text:span><text:span text:style-name="Strong_20_Emphasis"> inilah kita akan menulis sebagian besar kode kita nanti.</text:span> </text:p>
                      </text:list-item>
                    </text:list>
                  </text:list-item>
                </text:list>
              </text:list-item>
              <text:list-item>
                <text:p text:style-name="P42"><text:span text:style-name="Strong_20_Emphasis">Simpan Proyek Anda SEKARANG JUGA! (Sangat Penting!)</text:span></text:p>
                <text:list>
                  <text:list-item>
                    <text:p text:style-name="P327">Langkah ini <text:span text:style-name="Strong_20_Emphasis">wajib</text:span> dilakukan segera setelah membuat proyek baru, sebelum Anda mulai mengetik kode apa pun. Ini untuk memastikan semua file terkait tersimpan dengan baik. </text:p>
                  </text:list-item>
                  <text:list-item>
                    <text:p text:style-name="P327">Klik menu <text:span text:style-name="Strong_20_Emphasis"><text:span text:style-name="Source_20_Text">File</text:span></text:span> -&gt; <text:span text:style-name="Strong_20_Emphasis"><text:span text:style-name="Source_20_Text">Save All</text:span></text:span>. </text:p>
                  </text:list-item>
                  <text:list-item>
                    <text:p text:style-name="P327">Lazarus kemungkinan akan meminta Anda menyimpan <text:span text:style-name="Strong_20_Emphasis">dua</text:span> jenis file secara berurutan: </text:p>
                    <text:list>
                      <text:list-item>
                        <text:p text:style-name="P327"><text:span text:style-name="Strong_20_Emphasis">File Kode Sumber Utama (Unit):</text:span> Ini adalah file yang berisi kode Pascal yang sedang Anda lihat di editor. Ekstensinya adalah <text:span text:style-name="Strong_20_Emphasis"><text:span text:style-name="Source_20_Text">.pas</text:span></text:span>. </text:p>
                      </text:list-item>
                      <text:list-item>
                        <text:p text:style-name="P327"><text:span text:style-name="Strong_20_Emphasis">File Informasi Proyek:</text:span> Ini adalah file yang menyimpan pengaturan proyek Lazarus Anda. Ekstensinya adalah <text:span text:style-name="Strong_20_Emphasis"><text:span text:style-name="Source_20_Text">.lpi</text:span></text:span> (Lazarus Project Information). </text:p>
                      </text:list-item>
                    </text:list>
                  </text:list-item>
                  <text:list-item>
                    <text:p text:style-name="P327"><text:span text:style-name="Strong_20_Emphasis">Saran Penyimpanan (Ikuti ini agar rapi):</text:span> </text:p>
                    <text:list>
                      <text:list-item>
                        <text:p text:style-name="P327"><text:span text:style-name="Strong_20_Emphasis">Buat Folder Baru:</text:span> Sebelum menyimpan, buatlah sebuah folder baru di lokasi yang mudah Anda ingat (misalnya di <text:span text:style-name="Source_20_Text">D:\BelajarPascal\</text:span> atau <text:span text:style-name="Source_20_Text">Documents\LazarusProjects\</text:span>). Beri nama folder yang jelas untuk proyek ini, contoh: <text:span text:style-name="Source_20_Text">HelloWorld</text:span>. </text:p>
                      </text:list-item>
                      <text:list-item>
                        <text:p text:style-name="P327"><text:span text:style-name="Strong_20_Emphasis">Beri Nama File yang Bermakna:</text:span> Saat diminta menyimpan file <text:span text:style-name="Source_20_Text">.pas</text:span> dan <text:span text:style-name="Source_20_Text">.lpi</text:span>, arahkan ke folder baru tersebut dan berikan nama yang deskriptif. Contoh: </text:p>
                        <text:list>
                          <text:list-item>
                            <text:p text:style-name="P327">Untuk file <text:span text:style-name="Source_20_Text">.pas</text:span>: <text:span text:style-name="Source_20_Text">ProgramUtamaHelloWorld.pas</text:span> (atau biarkan nama default <text:span text:style-name="Source_20_Text">project1.pas</text:span> jika itu yang diberikan). </text:p>
                          </text:list-item>
                          <text:list-item>
                            <text:p text:style-name="P327">Untuk file <text:span text:style-name="Source_20_Text">.lpi</text:span>: <text:span text:style-name="Source_20_Text">ProyekHelloWorld.lpi</text:span> </text:p>
                          </text:list-item>
                        </text:list>
                      </text:list-item>
                      <text:list-item>
                        <text:p text:style-name="P327"><text:span text:style-name="Strong_20_Emphasis">Hindari Spasi:</text:span> Sebaiknya hindari spasi dalam nama folder dan nama file Anda. Gunakan <text:span text:style-name="Source_20_Text">CamelCase</text:span> (seperti <text:span text:style-name="Source_20_Text">ProyekHelloWorld</text:span>) atau <text:span text:style-name="Source_20_Text">garis_bawah</text:span> (seperti <text:span text:style-name="Source_20_Text">proyek_hello_world</text:span>). </text:p>
                      </text:list-item>
                    </text:list>
                  </text:list-item>
                  <text:list-item>
                    <text:p text:style-name="P42">Klik tombol <text:span text:style-name="Strong_20_Emphasis"><text:span text:style-name="Source_20_Text">Save</text:span></text:span> untuk setiap permintaan penyimpanan file. </text:p>
                  </text:list-item>
                </text:list>
              </text:list-item>
            </text:list>
            <text:p text:style-name="Text_20_body"><text:soft-page-break/>Selesai! Anda sekarang sudah berhasil membuat sebuah proyek Pascal baru yang kosong di Lazarus dan menyimpannya dengan benar. 'Kanvas' Anda sudah siap untuk ditulisi kode program pertama kita di Bab 3 nanti!</text:p>
            <text:p text:style-name="Horizontal_20_Line"/>
            <text:p text:style-name="Text_20_body">Ini adalah akhir dari Bab 2. Lingkungan belajar kita sudah siap! Saya menunggu perintah "YAX" untuk memulai Bab 3 ("Program Pascal Pertama Anda").</text:p>
          </text:section>
          <text:section text:style-name="Sect1" text:name="feedback-form-27">
            <text:p text:style-name="P285"/>
          </text:section>
        </text:section>
        <text:section text:style-name="Sect1" text:name="8e087febc2442248">
          <text:p text:style-name="Text_20_body"/>
          <text:section text:style-name="Sect1" text:name="user-query-content-28">
            <text:p text:style-name="P541">yax </text:p>
          </text:section>
          <text:p text:style-name="P285">Tampilkan alur berpikir</text:p>
          <text:section text:style-name="Sect2" text:name="model-response-message-contentr_8e087febc2442248">
            <text:p text:style-name="Text_20_body">Oke, siap! Kita tinggalkan persiapan alat dan sekarang benar-benar masuk ke inti pemrograman di <text:span text:style-name="Strong_20_Emphasis">Bab 3: Program Pascal Pertama Anda</text:span>.</text:p>
            <text:p text:style-name="Horizontal_20_Line"/>
            <text:p text:style-name="Text_20_body"><text:span text:style-name="Strong_20_Emphasis">Jawaban untuk </text:span><text:span text:style-name="Strong_20_Emphasis"><text:span text:style-name="Emphasis">Prompt</text:span></text:span><text:span text:style-name="Strong_20_Emphasis"> Pengantar Bab 3:</text:span></text:p>
            <text:p text:style-name="Text_20_body"><text:span text:style-name="Emphasis">(Prompt: "Tuliskan paragraf pengantar untuk Bab 3 buku tutorial Free Pascal pemula. Sampaikan bahwa setelah lingkungan pengembangan siap (Bab 2), kini saatnya benar-benar mulai coding. Bab ini akan memandu pembaca membuat program Pascal pertama mereka yang paling klasik: 'Hello, World!'. Jelaskan bahwa melalui program sederhana ini, pembaca akan belajar struktur dasar program Pascal, cara menulis kode di editor Lazarus, serta proses penting menyimpan, mengompilasi, dan menjalankan program. Akhiri dengan antusiasme bahwa ini adalah langkah pertama yang nyata dalam pemrograman.")</text:span></text:p>
            <text:p text:style-name="Horizontal_20_Line"/>
            <text:p text:style-name="Text_20_body">Selamat! Anda sudah berhasil menyiapkan 'bengkel kerja' Lazarus IDE di Bab 2. Nah, inilah momen yang paling ditunggu-tunggu oleh setiap calon programmer: saatnya kita benar-benar <text:span text:style-name="Strong_20_Emphasis">menulis kode program pertama kita!</text:span></text:p>
            <text:p text:style-name="Text_20_body">Di Bab 3 ini, kita akan mengikuti sebuah tradisi yang sangat terkenal di dunia pemrograman, yaitu membuat program paling dasar yang disebut <text:span text:style-name="Strong_20_Emphasis">"Hello, World!"</text:span>. Tujuan program ini sangat sederhana: hanya menampilkan tulisan "Hello, World!" di layar komputer Anda. Mungkin terdengar sepele, tapi jangan remehkan langkah pertama ini!</text:p>
            <text:p text:style-name="Text_20_body">Melalui proses pembuatan program "Hello, World!" yang simpel ini, kita akan mempelajari beberapa hal yang sangat fundamental, yaitu:</text:p>
            <text:list xml:id="list1565829466998323014" text:style-name="L43">
              <text:list-item>
                <text:p text:style-name="P328">Melihat dan memahami seperti apa <text:span text:style-name="Strong_20_Emphasis">struktur dasar</text:span> atau kerangka dari sebuah program yang ditulis dalam bahasa Pascal. </text:p>
              </text:list-item>
              <text:list-item>
                <text:p text:style-name="P328">Berlatih <text:span text:style-name="Strong_20_Emphasis">mengetikkan instruksi atau kode</text:span> langsung di dalam Editor Kode Lazarus yang sudah kita kenal. </text:p>
              </text:list-item>
              <text:list-item>
                <text:p text:style-name="P43">Mengalami siklus kerja penting seorang programmer: <text:span text:style-name="Strong_20_Emphasis">menyimpan</text:span> kode yang sudah ditulis, <text:span text:style-name="Strong_20_Emphasis">mengompilasi</text:span> (meminta FPC menerjemahkan kode kita), dan <text:soft-page-break/><text:span text:style-name="Strong_20_Emphasis">menjalankan</text:span> program untuk melihat apakah ia bekerja sesuai harapan. </text:p>
              </text:list-item>
            </text:list>
            <text:p text:style-name="Text_20_body">Ini adalah langkah pertama Anda yang sesungguhnya memasuki dunia <text:span text:style-name="Emphasis">coding</text:span>. Tidak ada perasaan yang lebih memuaskan daripada melihat program hasil ketikan tangan Anda sendiri berjalan untuk pertama kalinya. Sudah siap merasakan sensasinya? Ayo kita mulai membuat program pertama kita!</text:p>
            <text:p text:style-name="Horizontal_20_Line"/>
            <text:p text:style-name="Text_20_body">Saya menunggu perintah "YAX" untuk melanjutkan ke <text:span text:style-name="Emphasis">prompt</text:span> Sub-bab 3.1 ("Struktur Dasar Program Pascal").</text:p>
          </text:section>
          <text:section text:style-name="Sect1" text:name="feedback-form-28">
            <text:p text:style-name="P285"/>
          </text:section>
        </text:section>
        <text:section text:style-name="Sect1" text:name="c3b1df357f5a8883">
          <text:p text:style-name="Text_20_body"/>
          <text:section text:style-name="Sect1" text:name="user-query-content-29">
            <text:p text:style-name="P541">yax </text:p>
          </text:section>
          <text:p text:style-name="P285">Tampilkan alur berpikir</text:p>
          <text:section text:style-name="Sect2" text:name="model-response-message-contentr_c3b1df357f5a8883">
            <text:p text:style-name="Text_20_body">Oke, mari kita bedah 'anatomi' atau kerangka dasar dari sebuah program Pascal. Sama seperti tubuh manusia punya kepala, badan, tangan, kaki, program Pascal juga punya bagian-bagian standarnya.</text:p>
            <text:p text:style-name="Horizontal_20_Line"/>
            <text:p text:style-name="Text_20_body"><text:span text:style-name="Strong_20_Emphasis">Jawaban untuk </text:span><text:span text:style-name="Strong_20_Emphasis"><text:span text:style-name="Emphasis">Prompt</text:span></text:span><text:span text:style-name="Strong_20_Emphasis"> Sub-bab 3.1: Struktur Dasar Program Pascal</text:span></text:p>
            <text:p text:style-name="Text_20_body"><text:span text:style-name="Emphasis">(Prompt: "Buatkan pembahasan mendalam untuk sub-bab 'Struktur Dasar Program Pascal'. Jelaskan anatomi atau kerangka fundamental dari sebuah program Pascal sederhana. Uraikan bagian-bagian penting berikut dengan penjelasan fungsinya untuk pemula: 1. Baris </text:span><text:span text:style-name="Emphasis"><text:span text:style-name="Source_20_Text">program NamaProgram;</text:span></text:span><text:span text:style-name="Emphasis">... 2. Klausa </text:span><text:span text:style-name="Emphasis"><text:span text:style-name="Source_20_Text">uses NamaUnit;</text:span></text:span><text:span text:style-name="Emphasis">... 3. Blok Utama </text:span><text:span text:style-name="Emphasis"><text:span text:style-name="Source_20_Text">begin ... end.</text:span></text:span><text:span text:style-name="Emphasis">... 4. (Singgung sedikit) Bagian Deklarasi...")</text:span></text:p>
            <text:p text:style-name="Horizontal_20_Line"/>
            <text:p text:style-name="Text_20_body">Setiap program yang kita tulis dalam bahasa Pascal umumnya mengikuti sebuah struktur atau kerangka dasar. Mengenali bagian-bagian ini akan membantu kita membaca dan menulis kode dengan lebih teratur. Mari kita lihat komponen utamanya:</text:p>
            <text:list xml:id="list4641841306213042671" text:style-name="L44">
              <text:list-item>
                <text:p text:style-name="P44"><text:span text:style-name="Strong_20_Emphasis">Header Program (</text:span><text:span text:style-name="Strong_20_Emphasis"><text:span text:style-name="Source_20_Text">program NamaProgram;</text:span></text:span><text:span text:style-name="Strong_20_Emphasis">)</text:span></text:p>
                <text:list>
                  <text:list-item>
                    <text:p text:style-name="P329">Biasanya, baris paling atas dari program Pascal adalah <text:span text:style-name="Emphasis">header</text:span> yang dimulai dengan kata kunci <text:span text:style-name="Source_20_Text">program</text:span>, diikuti oleh nama yang ingin Anda berikan untuk program Anda (misalnya <text:span text:style-name="Source_20_Text">program HitungLuas;</text:span> atau <text:span text:style-name="Source_20_Text">program LatihanPertama;</text:span>), dan diakhiri dengan tanda titik koma (<text:span text:style-name="Source_20_Text">;</text:span>). </text:p>
                  </text:list-item>
                  <text:list-item>
                    <text:p text:style-name="P329">Fungsinya mirip seperti memberi <text:span text:style-name="Strong_20_Emphasis">judul</text:span> pada program Anda. Ini membantu mengidentifikasi program tersebut. </text:p>
                  </text:list-item>
                  <text:list-item>
                    <text:p text:style-name="P329"><text:span text:style-name="Strong_20_Emphasis">Catatan penting untuk Free Pascal:</text:span> Sebenarnya, untuk program-program sederhana di Free Pascal modern, baris <text:span text:style-name="Source_20_Text">program ... ;</text:span> ini <text:span text:style-name="Strong_20_Emphasis">tidak wajib</text:span> ada. Program Anda tetap bisa berjalan tanpanya. <text:span text:style-name="Strong_20_Emphasis">TETAPI</text:span>, ini adalah bagian dari standar bahasa Pascal klasik dan merupakan <text:span text:style-name="Strong_20_Emphasis">praktik yang sangat baik</text:span> untuk tetap menuliskannya agar kode Anda <text:soft-page-break/>lebih jelas dan mengikuti konvensi umum Pascal. Jadi, kita akan membiasakan diri untuk menuliskannya ya! </text:p>
                  </text:list-item>
                </text:list>
              </text:list-item>
              <text:list-item>
                <text:p text:style-name="P44"><text:span text:style-name="Strong_20_Emphasis">Klausa </text:span><text:span text:style-name="Strong_20_Emphasis"><text:span text:style-name="Source_20_Text">uses</text:span></text:span></text:p>
                <text:list>
                  <text:list-item>
                    <text:p text:style-name="P329">Setelah header (jika Anda menuliskannya), seringkali Anda akan melihat baris yang dimulai dengan kata kunci <text:span text:style-name="Source_20_Text">uses</text:span>, diikuti oleh satu atau beberapa nama, dan diakhiri titik koma (<text:span text:style-name="Source_20_Text">;</text:span>). Contoh: <text:span text:style-name="Source_20_Text">uses SysUtils, Math;</text:span>. </text:p>
                  </text:list-item>
                  <text:list-item>
                    <text:p text:style-name="P329">Apa gunanya <text:span text:style-name="Source_20_Text">uses</text:span>? Ini adalah cara program kita untuk <text:span text:style-name="Strong_20_Emphasis">"meminjam" atau "menggunakan" kode-kode (seperti fungsi, prosedur, tipe data) yang sudah ditulis sebelumnya dan disimpan di file lain yang disebut Unit</text:span>. </text:p>
                  </text:list-item>
                  <text:list-item>
                    <text:p text:style-name="P329"><text:span text:style-name="Strong_20_Emphasis">Analogi:</text:span> Bayangkan Anda mau memasak (membuat program). Anda punya resep utama, tapi Anda butuh alat bantu khusus seperti <text:span text:style-name="Emphasis">mixer</text:span> atau <text:span text:style-name="Emphasis">oven</text:span> yang ada di 'kotak perkakas' terpisah. Klausa <text:span text:style-name="Source_20_Text">uses</text:span> ini seperti Anda bilang, "Oke, untuk resep ini, saya akan pakai <text:span text:style-name="Emphasis">mixer</text:span> dari kotak 'AlatDapurElektronik'!". <text:span text:style-name="Source_20_Text">SysUtils</text:span> adalah contoh unit standar yang sangat sering dipakai karena berisi banyak fungsi dasar yang berguna. Nanti kita mungkin juga akan pakai unit <text:span text:style-name="Source_20_Text">Crt</text:span> atau <text:span text:style-name="Source_20_Text">Math</text:span>. </text:p>
                  </text:list-item>
                  <text:list-item>
                    <text:p text:style-name="P329">Jika program kita sangat-sangat sederhana dan tidak memerlukan 'alat bantu' dari unit lain, bagian <text:span text:style-name="Source_20_Text">uses</text:span> ini bisa saja tidak ada. </text:p>
                  </text:list-item>
                </text:list>
              </text:list-item>
              <text:list-item>
                <text:p text:style-name="P44"><text:span text:style-name="Strong_20_Emphasis">Blok Utama Program (</text:span><text:span text:style-name="Strong_20_Emphasis"><text:span text:style-name="Source_20_Text">begin ... end.</text:span></text:span><text:span text:style-name="Strong_20_Emphasis">) - WAJIB ADA!</text:span></text:p>
                <text:list>
                  <text:list-item>
                    <text:p text:style-name="P329">Nah, inilah bagian <text:span text:style-name="Strong_20_Emphasis">paling inti dan wajib ada</text:span> dalam setiap program Pascal. Ini adalah 'jantung' atau 'badan' utama program kita. </text:p>
                  </text:list-item>
                  <text:list-item>
                    <text:p text:style-name="P329">Semua <text:span text:style-name="Strong_20_Emphasis">perintah atau instruksi utama</text:span> yang ingin Anda jalankan secara berurutan saat program dieksekusi, harus ditulis di antara kata kunci <text:span text:style-name="Source_20_Text">begin</text:span> dan kata kunci <text:span text:style-name="Source_20_Text">end</text:span>. </text:p>
                  </text:list-item>
                  <text:list-item>
                    <text:p text:style-name="P329"><text:span text:style-name="Strong_20_Emphasis">PERHATIKAN BAIK-BAIK:</text:span> Kata <text:span text:style-name="Source_20_Text">end</text:span> yang menandai <text:span text:style-name="Strong_20_Emphasis">akhir dari keseluruhan program</text:span> (yaitu <text:span text:style-name="Source_20_Text">end</text:span> yang menutup <text:span text:style-name="Source_20_Text">begin</text:span> utama) <text:span text:style-name="Strong_20_Emphasis">HARUS SELALU diakhiri dengan tanda TITIK (</text:span><text:span text:style-name="Strong_20_Emphasis"><text:span text:style-name="Source_20_Text">.</text:span></text:span><text:span text:style-name="Strong_20_Emphasis">)</text:span>. Lupa memberikan titik di <text:span text:style-name="Source_20_Text">end</text:span> terakhir ini adalah salah satu kesalahan paling umum yang dilakukan pemula dan akan menyebabkan error kompilasi. <text:span text:style-name="Source_20_Text">End</text:span> lain (misalnya di dalam <text:span text:style-name="Source_20_Text">IF</text:span> atau <text:span text:style-name="Source_20_Text">FOR</text:span> nanti) biasanya diakhiri titik koma (<text:span text:style-name="Source_20_Text">;</text:span>) atau tanpa tanda baca jika langsung diikuti <text:span text:style-name="Source_20_Text">else</text:span> atau <text:span text:style-name="Source_20_Text">end</text:span> lain. Tapi <text:span text:style-name="Source_20_Text">end</text:span> penutup program <text:span text:style-name="Strong_20_Emphasis">wajib pakai titik (</text:span><text:span text:style-name="Strong_20_Emphasis"><text:span text:style-name="Source_20_Text">.</text:span></text:span><text:span text:style-name="Strong_20_Emphasis">)</text:span>. </text:p>
                  </text:list-item>
                </text:list>
              </text:list-item>
              <text:list-item>
                <text:p text:style-name="P44"><text:span text:style-name="Strong_20_Emphasis">Area Deklarasi (Tempat 'Persiapan Bahan') - </text:span><text:span text:style-name="Strong_20_Emphasis"><text:span text:style-name="Emphasis">Singgung Sedikit</text:span></text:span></text:p>
                <text:list>
                  <text:list-item>
                    <text:p text:style-name="P329">Penting untuk diketahui: Ada sebuah area khusus dalam struktur program Pascal yang letaknya <text:span text:style-name="Strong_20_Emphasis">SEBELUM</text:span> <text:span text:style-name="Source_20_Text">begin</text:span> utama. Area ini adalah tempat kita melakukan 'persiapan bahan' sebelum 'memasak' di blok utama. </text:p>
                  </text:list-item>
                  <text:list-item>
                    <text:p text:style-name="P329">Di area inilah kita <text:span text:style-name="Strong_20_Emphasis">mendeklarasikan</text:span> atau 'mengenalkan' kepada program semua elemen yang akan kita gunakan nanti di dalam <text:span text:style-name="Source_20_Text">begin...end.</text:span> utama. Apa saja yang bisa dideklarasikan di sini? </text:p>
                    <text:list>
                      <text:list-item>
                        <text:p text:style-name="P329"><text:soft-page-break/>Konstanta (<text:span text:style-name="Source_20_Text">const</text:span>) - Nilai yang tidak berubah. </text:p>
                      </text:list-item>
                      <text:list-item>
                        <text:p text:style-name="P329">Tipe data buatan sendiri (<text:span text:style-name="Source_20_Text">type</text:span>). </text:p>
                      </text:list-item>
                      <text:list-item>
                        <text:p text:style-name="P329"><text:span text:style-name="Strong_20_Emphasis">Variabel (</text:span><text:span text:style-name="Strong_20_Emphasis"><text:span text:style-name="Source_20_Text">var</text:span></text:span><text:span text:style-name="Strong_20_Emphasis">)</text:span> - Tempat menyimpan data yang nilainya bisa berubah (ini akan sangat sering kita gunakan mulai Bab 4!). </text:p>
                      </text:list-item>
                      <text:list-item>
                        <text:p text:style-name="P329">Prosedur (<text:span text:style-name="Source_20_Text">procedure</text:span>) - Sub-program untuk melakukan tugas (Bab 9). </text:p>
                      </text:list-item>
                      <text:list-item>
                        <text:p text:style-name="P329">Fungsi (<text:span text:style-name="Source_20_Text">function</text:span>) - Sub-program yang menghasilkan nilai (Bab 10). </text:p>
                      </text:list-item>
                    </text:list>
                  </text:list-item>
                  <text:list-item>
                    <text:p text:style-name="P44"><text:span text:style-name="Strong_20_Emphasis">Jangan khawatir dulu!</text:span> Kita akan membahas <text:span text:style-name="Source_20_Text">var</text:span>, <text:span text:style-name="Source_20_Text">procedure</text:span>, <text:span text:style-name="Source_20_Text">function</text:span>, dan lainnya secara <text:span text:style-name="Strong_20_Emphasis">mendetail di bab-bab selanjutnya</text:span>. Untuk sekarang, cukup ingat bahwa ada tempat khusus untuk deklarasi ini sebelum <text:span text:style-name="Source_20_Text">begin</text:span> utama. </text:p>
                  </text:list-item>
                </text:list>
              </text:list-item>
            </text:list>
            <text:p text:style-name="Text_20_body"><text:span text:style-name="Strong_20_Emphasis">Contoh Struktur Kerangka Lengkap (Minimal):</text:span></text:p>
            <text:p text:style-name="Text_20_body">Delphi</text:p>
            <text:p text:style-name="Preformatted_20_Text"><text:span text:style-name="Source_20_Text">program NamaProgramKita; // 1. Header (Baiknya ada)</text:span></text:p>
            <text:p text:style-name="Preformatted_20_Text"/>
            <text:p text:style-name="Preformatted_20_Text"><text:span text:style-name="Source_20_Text">uses // 2. Klausa uses (jika butuh unit)</text:span></text:p>
            <text:p text:style-name="Preformatted_20_Text"><text:span text:style-name="Source_20_Text"><text:s text:c="2"/>SysUtils; // Contoh: kita pakai unit SysUtils</text:span></text:p>
            <text:p text:style-name="Preformatted_20_Text"/>
            <text:p text:style-name="Preformatted_20_Text"><text:span text:style-name="Source_20_Text">// 4. Area Deklarasi (Nanti kita isi di sini)</text:span></text:p>
            <text:p text:style-name="Preformatted_20_Text"><text:span text:style-name="Source_20_Text">// const ...</text:span></text:p>
            <text:p text:style-name="Preformatted_20_Text"><text:span text:style-name="Source_20_Text">// type ...</text:span></text:p>
            <text:p text:style-name="Preformatted_20_Text"><text:span text:style-name="Source_20_Text">// var ...</text:span></text:p>
            <text:p text:style-name="Preformatted_20_Text"><text:span text:style-name="Source_20_Text">// procedure ...</text:span></text:p>
            <text:p text:style-name="Preformatted_20_Text"><text:span text:style-name="Source_20_Text">// function ...</text:span></text:p>
            <text:p text:style-name="Preformatted_20_Text"/>
            <text:p text:style-name="Preformatted_20_Text"><text:span text:style-name="Source_20_Text">begin // 3. Awal Blok Utama Program (WAJIB)</text:span></text:p>
            <text:p text:style-name="Preformatted_20_Text"/>
            <text:p text:style-name="Preformatted_20_Text"><text:span text:style-name="Source_20_Text"><text:s text:c="2"/>// Di sinilah nanti kita tulis perintah-perintah utama program...</text:span></text:p>
            <text:p text:style-name="Preformatted_20_Text"><text:span text:style-name="Source_20_Text"><text:s text:c="2"/>// Misalnya, menampilkan pesan ke layar...</text:span></text:p>
            <text:p text:style-name="Preformatted_20_Text"/>
            <text:p text:style-name="P602"><text:span text:style-name="Source_20_Text">end. // 3. Akhir Blok Utama Program (WAJIB pakai TITIK!)</text:span></text:p>
            <text:p text:style-name="Text_20_body">Jadi, itulah anatomi dasar program Pascal. Ingat bagian-bagian utamanya: header <text:span text:style-name="Source_20_Text">program</text:span> (opsional tapi disarankan), <text:span text:style-name="Source_20_Text">uses</text:span> (jika perlu), area deklarasi (untuk persiapan), dan blok inti <text:span text:style-name="Source_20_Text">begin</text:span> yang ditutup dengan <text:span text:style-name="Source_20_Text">end.</text:span> (wajib!).</text:p>
            <text:p text:style-name="Horizontal_20_Line"/>
            <text:p text:style-name="Text_20_body">Sudah lebih jelas kerangkanya? Saya menunggu perintah "YAX" untuk melanjutkan ke <text:span text:style-name="Emphasis">prompt</text:span> Sub-bab 3.2 ("Menulis Program 'Hello, World!'").</text:p>
          </text:section>
          <text:section text:style-name="Sect1" text:name="feedback-form-29">
            <text:p text:style-name="P285"/>
          </text:section>
        </text:section>
        <text:section text:style-name="Sect1" text:name="dac069c6868402cf">
          <text:p text:style-name="Text_20_body"/>
          <text:section text:style-name="Sect1" text:name="user-query-content-30">
            <text:p text:style-name="P541">yax </text:p>
          </text:section>
          <text:p text:style-name="P285">Tampilkan alur berpikir</text:p>
          <text:section text:style-name="Sect2" text:name="model-response-message-contentr_dac069c6868402cf">
            <text:p text:style-name="Text_20_body">Oke, 'kanvas' sudah siap, struktur dasar sudah dipahami, sekarang saatnya melukis baris <text:soft-page-break/>kode pertama kita!</text:p>
            <text:p text:style-name="Horizontal_20_Line"/>
            <text:p text:style-name="Text_20_body"><text:span text:style-name="Strong_20_Emphasis">Jawaban untuk </text:span><text:span text:style-name="Strong_20_Emphasis"><text:span text:style-name="Emphasis">Prompt</text:span></text:span><text:span text:style-name="Strong_20_Emphasis"> Sub-bab 3.2: Menulis Program "Hello, World!"</text:span></text:p>
            <text:p text:style-name="Text_20_body"><text:span text:style-name="Emphasis">(Prompt: "Buatkan pembahasan mendalam dan panduan praktis untuk sub-bab 'Menulis Program "Hello, World!"'. Pandu pembaca langkah demi langkah untuk mengetikkan kode program 'Hello, World!' lengkap di editor kode Lazarus, berdasarkan struktur yang dijelaskan di sub-bab sebelumnya. Berikan kode lengkapnya... Jelaskan secara spesifik fungsi dari perintah </text:span><text:span text:style-name="Emphasis"><text:span text:style-name="Source_20_Text">Writeln('Hello, World!');</text:span></text:span><text:span text:style-name="Emphasis">... Jelaskan juga fungsi </text:span><text:span text:style-name="Emphasis"><text:span text:style-name="Source_20_Text">Readln;</text:span></text:span><text:span text:style-name="Emphasis">...")</text:span></text:p>
            <text:p text:style-name="Horizontal_20_Line"/>
            <text:p text:style-name="Text_20_body">Inilah saatnya kita benar-benar <text:span text:style-name="Emphasis">coding</text:span>! Kita akan mengetikkan instruksi untuk program "Hello, World!" kita di dalam Editor Kode Lazarus.</text:p>
            <text:list xml:id="list7989541162120293511" text:style-name="L45">
              <text:list-item>
                <text:p text:style-name="P45"><text:span text:style-name="Strong_20_Emphasis">Buka Proyek Anda:</text:span> Pastikan proyek <text:span text:style-name="Source_20_Text">HelloWorld</text:span> (atau apa pun nama yang Anda berikan tadi) yang sudah Anda simpan di Bab 2 terbuka di Lazarus IDE. Anda seharusnya melihat kerangka kode awal di jendela Editor Kode.</text:p>
              </text:list-item>
              <text:list-item>
                <text:p text:style-name="P45"><text:span text:style-name="Strong_20_Emphasis">Modifikasi Kode:</text:span> Sekarang, mari kita ubah atau ketik ulang kode di Editor Kode agar menjadi persis seperti di bawah ini. Jika ada baris kode contoh dari Lazarus di antara <text:span text:style-name="Source_20_Text">begin</text:span> dan <text:span text:style-name="Source_20_Text">end.</text:span> (seperti <text:span text:style-name="Source_20_Text">WriteLn('Press ENTER to exit'); ReadLn;</text:span>), Anda bisa menghapusnya terlebih dahulu.</text:p>
                <text:p text:style-name="P45">Delphi</text:p>
                <text:p text:style-name="P551"><text:span text:style-name="Source_20_Text">program HelloWorld;</text:span></text:p>
                <text:p text:style-name="P551"/>
                <text:p text:style-name="P551"><text:span text:style-name="Source_20_Text">uses</text:span></text:p>
                <text:p text:style-name="P551"><text:span text:style-name="Source_20_Text"><text:s text:c="2"/>SysUtils; // Kita pakai unit standar ini ya</text:span></text:p>
                <text:p text:style-name="P551"/>
                <text:p text:style-name="P551"><text:span text:style-name="Source_20_Text">begin</text:span></text:p>
                <text:p text:style-name="P551"><text:span text:style-name="Source_20_Text"><text:s text:c="2"/>// Ini perintah utama kita:</text:span></text:p>
                <text:p text:style-name="P551"><text:span text:style-name="Source_20_Text"><text:s text:c="2"/>Writeln('Hello, World!'); // Menampilkan tulisan ke layar</text:span></text:p>
                <text:p text:style-name="P551"/>
                <text:p text:style-name="P551"><text:span text:style-name="Source_20_Text"><text:s text:c="2"/>// Baris di bawah ini opsional, untuk menahan layar konsol</text:span></text:p>
                <text:p text:style-name="P551"><text:span text:style-name="Source_20_Text"><text:s text:c="2"/>// Readln; <text:s/>// Hapus '//' di awal baris ini jika Anda ingin mencobanya nanti</text:span></text:p>
                <text:p text:style-name="P611"><text:span text:style-name="Source_20_Text">end.</text:span></text:p>
              </text:list-item>
              <text:list-item>
                <text:p text:style-name="P45"><text:span text:style-name="Strong_20_Emphasis">Penjelasan Kode Baris Demi Baris:</text:span> Mari kita bedah kode ini agar lebih paham:</text:p>
                <text:list>
                  <text:list-item>
                    <text:p text:style-name="P330"><text:span text:style-name="Source_20_Text">program HelloWorld;</text:span> </text:p>
                    <text:list>
                      <text:list-item>
                        <text:p text:style-name="P330">Ini adalah header program kita, memberinya nama <text:span text:style-name="Source_20_Text">HelloWorld</text:span>. Diakhiri dengan titik koma (<text:span text:style-name="Source_20_Text">;</text:span>). Ingat, ini praktik yang baik. </text:p>
                      </text:list-item>
                    </text:list>
                  </text:list-item>
                  <text:list-item>
                    <text:p text:style-name="P330"><text:span text:style-name="Source_20_Text">uses SysUtils;</text:span> </text:p>
                    <text:list>
                      <text:list-item>
                        <text:p text:style-name="P330">Baris ini memberitahu kompiler bahwa kita mungkin akan <text:soft-page-break/>menggunakan beberapa 'alat bantu' standar yang ada di dalam unit bernama <text:span text:style-name="Source_20_Text">SysUtils</text:span>. Diakhiri dengan titik koma (<text:span text:style-name="Source_20_Text">;</text:span>). (Sebenarnya, untuk perintah <text:span text:style-name="Source_20_Text">Writeln</text:span> saja, baris <text:span text:style-name="Source_20_Text">uses</text:span> ini tidak mutlak diperlukan, tapi membiasakan diri menyertakan <text:span text:style-name="Source_20_Text">SysUtils</text:span> adalah hal yang baik). </text:p>
                      </text:list-item>
                    </text:list>
                  </text:list-item>
                  <text:list-item>
                    <text:p text:style-name="P330"><text:span text:style-name="Source_20_Text">begin</text:span> </text:p>
                    <text:list>
                      <text:list-item>
                        <text:p text:style-name="P330">Kata kunci ini menandakan dimulainya blok perintah utama program kita. </text:p>
                      </text:list-item>
                    </text:list>
                  </text:list-item>
                  <text:list-item>
                    <text:p text:style-name="P330"><text:span text:style-name="Source_20_Text">Writeln('Hello, World!');</text:span> </text:p>
                    <text:list>
                      <text:list-item>
                        <text:p text:style-name="P330">Inilah instruksi inti dari program kita! Mari kita pecah lagi: </text:p>
                        <text:list>
                          <text:list-item>
                            <text:p text:style-name="P330"><text:span text:style-name="Source_20_Text">Writeln</text:span> : Ini adalah salah satu <text:span text:style-name="Strong_20_Emphasis">perintah standar</text:span> dalam bahasa Pascal. Fungsinya adalah untuk <text:span text:style-name="Strong_20_Emphasis">menulis (Write)</text:span> sesuatu ke layar output (konsol), dan huruf <text:span text:style-name="Source_20_Text">Ln</text:span> di belakangnya adalah singkatan dari <text:span text:style-name="Strong_20_Emphasis">Line New</text:span>. Artinya, setelah selesai menuliskan teksnya, kursor akan otomatis <text:span text:style-name="Strong_20_Emphasis">pindah ke baris baru</text:span> di bawahnya. (Ada juga perintah <text:span text:style-name="Source_20_Text">Write</text:span> tanpa <text:span text:style-name="Source_20_Text">Ln</text:span> yang tidak akan pindah baris, tapi kita bahas itu nanti). </text:p>
                          </text:list-item>
                          <text:list-item>
                            <text:p text:style-name="P330"><text:span text:style-name="Source_20_Text">('Hello, World!')</text:span> : Teks atau data yang ingin kita tampilkan diletakkan di dalam tanda kurung <text:span text:style-name="Source_20_Text">()</text:span>. Karena kita ingin menampilkan teks persis seperti itu, teks tersebut harus diapit oleh <text:span text:style-name="Strong_20_Emphasis">tanda kutip tunggal (</text:span><text:span text:style-name="Strong_20_Emphasis"><text:span text:style-name="Source_20_Text">' '</text:span></text:span><text:span text:style-name="Strong_20_Emphasis">)</text:span>. Jadi, <text:span text:style-name="Source_20_Text">'Hello, World!'</text:span> adalah data teks (disebut juga <text:span text:style-name="Emphasis">string literal</text:span>) yang akan ditampilkan. </text:p>
                          </text:list-item>
                          <text:list-item>
                            <text:p text:style-name="P330"><text:span text:style-name="Source_20_Text">;</text:span> : Perhatikan tanda <text:span text:style-name="Strong_20_Emphasis">titik koma (;)</text:span> di akhir baris ini. Dalam Pascal, titik koma berfungsi sebagai <text:span text:style-name="Strong_20_Emphasis">pemisah antar pernyataan atau instruksi</text:span>. Sebagian besar baris perintah dalam blok <text:span text:style-name="Source_20_Text">begin...end.</text:span> akan diakhiri dengan titik koma. </text:p>
                          </text:list-item>
                        </text:list>
                      </text:list-item>
                    </text:list>
                  </text:list-item>
                  <text:list-item>
                    <text:p text:style-name="P330"><text:span text:style-name="Source_20_Text">// Readln;</text:span> </text:p>
                    <text:list>
                      <text:list-item>
                        <text:p text:style-name="P330">Tanda dua garis miring (<text:span text:style-name="Source_20_Text">//</text:span>) di awal baris ini menandakan bahwa sisa teks di baris tersebut adalah sebuah <text:span text:style-name="Strong_20_Emphasis">komentar</text:span>. Komentar adalah catatan atau penjelasan yang ditujukan untuk programmer (manusia) dan akan <text:span text:style-name="Strong_20_Emphasis">sepenuhnya diabaikan</text:span> oleh kompiler saat menerjemahkan kode. Ini sangat berguna untuk memberi penjelasan pada kode kita atau untuk sementara 'mematikan' sebuah baris kode tanpa menghapusnya. </text:p>
                      </text:list-item>
                      <text:list-item>
                        <text:p text:style-name="P330">Jika kita menghapus tanda <text:span text:style-name="Source_20_Text">//</text:span> di awal, maka perintah <text:span text:style-name="Source_20_Text">Readln;</text:span> akan menjadi aktif. Perintah <text:span text:style-name="Source_20_Text">Readln;</text:span> (jika ditulis sendirian tanpa variabel di dalam kurungnya) memiliki fungsi khusus: ia akan <text:span text:style-name="Strong_20_Emphasis">membuat program berhenti sejenak dan menunggu pengguna menekan tombol Enter</text:span> pada keyboard. </text:p>
                      </text:list-item>
                      <text:list-item>
                        <text:p text:style-name="P330"><text:span text:style-name="Strong_20_Emphasis">Mengapa ini kadang ditambahkan?</text:span> Saat kita menjalankan <text:soft-page-break/>program konsol dari dalam Lazarus IDE (terutama di Windows), seringkali jendela hitam (konsol) tempat output program muncul akan langsung tertutup begitu program selesai berjalan. Ini terjadi begitu cepat sehingga kita mungkin tidak sempat melihat tulisan "Hello, World!" yang sudah susah payah kita tampilkan! Dengan mengaktifkan <text:span text:style-name="Source_20_Text">Readln;</text:span> di akhir, program akan 'diam' dulu, memberi kita kesempatan untuk melihat outputnya sebelum kita menekan Enter untuk menutup jendela konsol. </text:p>
                      </text:list-item>
                      <text:list-item>
                        <text:p text:style-name="P330"><text:span text:style-name="Strong_20_Emphasis">Saran:</text:span> Biarkan <text:span text:style-name="Source_20_Text">// Readln;</text:span> seperti itu dulu. Nanti setelah kita berhasil menjalankan program, Anda bisa coba menghapus <text:span text:style-name="Source_20_Text">//</text:span> nya, lalu jalankan lagi untuk melihat perbedaannya. </text:p>
                      </text:list-item>
                    </text:list>
                  </text:list-item>
                  <text:list-item>
                    <text:p text:style-name="P330"><text:span text:style-name="Source_20_Text">end.</text:span> </text:p>
                    <text:list>
                      <text:list-item>
                        <text:p text:style-name="P330">Kata kunci <text:span text:style-name="Source_20_Text">end</text:span> ini menandakan akhir dari blok <text:span text:style-name="Source_20_Text">begin</text:span> utama. Dan <text:span text:style-name="Strong_20_Emphasis">ingat</text:span>, karena ini adalah <text:span text:style-name="Source_20_Text">end</text:span> terakhir dari program, ia <text:span text:style-name="Strong_20_Emphasis">wajib diakhiri dengan tanda titik (</text:span><text:span text:style-name="Strong_20_Emphasis"><text:span text:style-name="Source_20_Text">.</text:span></text:span><text:span text:style-name="Strong_20_Emphasis">)</text:span>. </text:p>
                      </text:list-item>
                    </text:list>
                  </text:list-item>
                </text:list>
              </text:list-item>
              <text:list-item>
                <text:p text:style-name="P45"><text:span text:style-name="Strong_20_Emphasis">Periksa Kembali Kode Anda:</text:span> Pastikan kode yang Anda ketik di Editor Kode Lazarus sudah sama persis dengan contoh di atas. Perhatikan detail seperti titik koma (<text:span text:style-name="Source_20_Text">;</text:span>), titik (<text:span text:style-name="Source_20_Text">.</text:span>) di akhir, tanda kutip tunggal (<text:span text:style-name="Source_20_Text">' '</text:span>), dan penulisan kata kuncinya.</text:p>
              </text:list-item>
            </text:list>
            <text:p text:style-name="Text_20_body">Kerja bagus! Kode program pertama Anda sudah selesai ditulis.</text:p>
            <text:p text:style-name="Horizontal_20_Line"/>
            <text:p text:style-name="Text_20_body">Selanjutnya, kita akan belajar cara menyimpan, mengompilasi, dan menjalankan kode ini. Saya menunggu perintah "YAX" untuk lanjut ke <text:span text:style-name="Emphasis">prompt</text:span> Sub-bab 3.3 ("Menyimpan, Mengompilasi, dan Menjalankan Program").</text:p>
          </text:section>
          <text:section text:style-name="Sect1" text:name="feedback-form-30">
            <text:p text:style-name="P285"/>
          </text:section>
        </text:section>
        <text:section text:style-name="Sect1" text:name="3a27a4a02a8b25c6">
          <text:p text:style-name="Text_20_body"/>
          <text:section text:style-name="Sect1" text:name="user-query-content-31">
            <text:p text:style-name="P541">yax </text:p>
          </text:section>
          <text:p text:style-name="P285">Tampilkan alur berpikir</text:p>
          <text:section text:style-name="Sect2" text:name="model-response-message-contentr_3a27a4a02a8b25c6">
            <text:p text:style-name="Text_20_body">Baiklah, kode "Hello, World!" kita sudah siap di editor. Sekarang, mari kita lalui tiga langkah penting untuk 'menghidupkan' kode tersebut menjadi program yang berjalan! Ini adalah siklus kerja dasar yang akan sering Anda lakukan sebagai programmer.</text:p>
            <text:p text:style-name="Horizontal_20_Line"/>
            <text:p text:style-name="Text_20_body"><text:span text:style-name="Strong_20_Emphasis">Jawaban untuk </text:span><text:span text:style-name="Strong_20_Emphasis"><text:span text:style-name="Emphasis">Prompt</text:span></text:span><text:span text:style-name="Strong_20_Emphasis"> Sub-bab 3.3: Menyimpan, Mengompilasi, dan Menjalankan Program</text:span></text:p>
            <text:p text:style-name="Text_20_body"><text:span text:style-name="Emphasis">(Prompt: "Buatkan pembahasan mendalam dan panduan step-by-step untuk sub-bab 'Menyimpan, Mengompilasi, dan Menjalankan Program'. Setelah kode 'Hello, World!' ditulis, jelaskan tiga langkah penting... 1. Menyimpan (Save)... 2. Mengompilasi (Compile)... 3. Menjalankan (Run)... Sertakan tips troubleshooting sederhana...")</text:span></text:p>
            <text:p text:style-name="Horizontal_20_Line"/>
            <text:p text:style-name="Text_20_body"><text:soft-page-break/>Setelah kita selesai mengetik atau memodifikasi kode program kita, ada tiga langkah utama yang perlu dilakukan: Menyimpan pekerjaan kita, meminta komputer menerjemahkan kode kita (kompilasi), dan akhirnya menjalankan hasil terjemahan tersebut.</text:p>
            <text:p text:style-name="Text_20_body"><text:span text:style-name="Strong_20_Emphasis">Langkah 1: Menyimpan Kode (Save)</text:span></text:p>
            <text:list xml:id="list4946144675207747958" text:style-name="L46">
              <text:list-item>
                <text:p text:style-name="P331">Setiap kali Anda melakukan perubahan pada kode di Editor Kode (mengetik baru, menghapus, memperbaiki), perubahan tersebut belum permanen tersimpan di file <text:span text:style-name="Source_20_Text">.pas</text:span> Anda sampai Anda menyimpannya. </text:p>
              </text:list-item>
              <text:list-item>
                <text:p text:style-name="P331"><text:span text:style-name="Strong_20_Emphasis">Cara Menyimpan:</text:span> Cara paling aman dan direkomendasikan adalah menggunakan <text:span text:style-name="Strong_20_Emphasis"><text:span text:style-name="Source_20_Text">File -&gt; Save All</text:span></text:span> dari Menu Bar. Anda juga bisa menggunakan ikon <text:span text:style-name="Emphasis">toolbar</text:span> yang gambarnya beberapa disket. Mengapa <text:span text:style-name="Source_20_Text">Save All</text:span>? Ini memastikan tidak hanya file kode (<text:span text:style-name="Source_20_Text">.pas</text:span>) yang Anda edit, tapi juga file proyek (<text:span text:style-name="Source_20_Text">.lpi</text:span>) ikut tersimpan jika ada perubahan pengaturan. </text:p>
              </text:list-item>
              <text:list-item>
                <text:p text:style-name="P46"><text:span text:style-name="Strong_20_Emphasis">Penting:</text:span> Biasakan diri untuk <text:span text:style-name="Strong_20_Emphasis">selalu menyimpan pekerjaan Anda</text:span> (dengan <text:span text:style-name="Source_20_Text">Save All</text:span>) sebelum mencoba mengompilasi atau menjalankan, terutama setelah melakukan perubahan. Ini memastikan <text:span text:style-name="Emphasis">compiler</text:span> bekerja dengan versi kode terbaru Anda. </text:p>
              </text:list-item>
            </text:list>
            <text:p text:style-name="Text_20_body"><text:span text:style-name="Strong_20_Emphasis">Langkah 2: Mengompilasi Kode (Compile - Menerjemahkan)</text:span></text:p>
            <text:list xml:id="list8468970480736334049" text:style-name="L47">
              <text:list-item>
                <text:p text:style-name="P332"><text:span text:style-name="Strong_20_Emphasis">Apa itu Kompilasi?</text:span> Komputer tidak mengerti bahasa Pascal secara langsung. Kode yang kita tulis perlu diterjemahkan dulu ke dalam bahasa mesin (instruksi biner 0 dan 1) yang bisa dieksekusi oleh prosesor komputer. Proses penerjemahan inilah yang disebut <text:span text:style-name="Strong_20_Emphasis">kompilasi</text:span>, dan tugas ini dilakukan oleh <text:span text:style-name="Strong_20_Emphasis">Free Pascal Compiler (FPC)</text:span>. Jika proses kompilasi berhasil, FPC akan menghasilkan sebuah file program yang bisa dijalankan (di Windows, file ini biasanya berekstensi <text:span text:style-name="Source_20_Text">.exe</text:span>). </text:p>
              </text:list-item>
              <text:list-item>
                <text:p text:style-name="P332"><text:span text:style-name="Strong_20_Emphasis">Cara Mengompilasi di Lazarus:</text:span> Ada beberapa cara untuk meminta Lazarus menjalankan FPC: </text:p>
                <text:list>
                  <text:list-item>
                    <text:p text:style-name="P332">Melalui Menu Bar: Pilih <text:span text:style-name="Source_20_Text">Run</text:span> -&gt; <text:span text:style-name="Source_20_Text">Compile</text:span>. </text:p>
                  </text:list-item>
                  <text:list-item>
                    <text:p text:style-name="P332">Atau bisa juga: <text:span text:style-name="Source_20_Text">Project</text:span> -&gt; <text:span text:style-name="Source_20_Text">Compile Project ...</text:span>. </text:p>
                  </text:list-item>
                  <text:list-item>
                    <text:p text:style-name="P332">Menggunakan <text:span text:style-name="Emphasis">Shortcut Keyboard</text:span>: Kombinasi tombol yang umum adalah <text:span text:style-name="Strong_20_Emphasis"><text:span text:style-name="Source_20_Text">Ctrl+F9</text:span></text:span> (Control + F9). (Periksa menu <text:span text:style-name="Source_20_Text">Run</text:span> untuk melihat shortcut pastinya di versi Lazarus Anda). </text:p>
                  </text:list-item>
                </text:list>
              </text:list-item>
              <text:list-item>
                <text:p text:style-name="P332"><text:span text:style-name="Strong_20_Emphasis">Perhatikan Hasilnya di Jendela Pesan:</text:span> Setelah Anda menjalankan perintah Compile, <text:span text:style-name="Strong_20_Emphasis">segera lihat ke Jendela Pesan (Messages Window)</text:span> di bagian bawah Lazarus IDE. Ini sangat penting! </text:p>
                <text:list>
                  <text:list-item>
                    <text:p text:style-name="P332"><text:span text:style-name="Strong_20_Emphasis">Jika Sukses:</text:span> Anda akan melihat pesan berwarna hijau atau biru (tergantung tema warna Anda) yang menyatakan kompilasi berhasil, misalnya: <text:span text:style-name="Source_20_Text">Compile project, Target: project1.exe: Success</text:span> atau <text:span text:style-name="Source_20_Text">Hint: Program ... successfully compiled</text:span>. Ini berarti file <text:span text:style-name="Source_20_Text">.exe</text:span> program Anda telah berhasil dibuat atau diperbarui di folder proyek Anda. </text:p>
                  </text:list-item>
                  <text:list-item>
                    <text:p text:style-name="P332"><text:span text:style-name="Strong_20_Emphasis">Jika Gagal (Ada Error):</text:span> Nah, jika ada kesalahan dalam penulisan kode <text:soft-page-break/>Anda (kesalahan sintaks), FPC tidak akan bisa menerjemahkannya. Jendela Pesan akan menampilkan <text:span text:style-name="Strong_20_Emphasis">satu atau lebih pesan error</text:span> (biasanya berwarna merah). Setiap pesan error akan menunjukkan <text:span text:style-name="Strong_20_Emphasis">nomor baris</text:span> perkiraan lokasi kesalahan dan <text:span text:style-name="Strong_20_Emphasis">deskripsi singkat</text:span> tentang jenis kesalahannya. <text:span text:style-name="Strong_20_Emphasis">Jika ada error, file </text:span><text:span text:style-name="Strong_20_Emphasis"><text:span text:style-name="Source_20_Text">.exe</text:span></text:span><text:span text:style-name="Strong_20_Emphasis"> tidak akan dibuat/diperbarui.</text:span> Anda harus: </text:p>
                    <text:list>
                      <text:list-item>
                        <text:p text:style-name="P332">Baca pesan error untuk memahami masalahnya. </text:p>
                      </text:list-item>
                      <text:list-item>
                        <text:p text:style-name="P332">Perbaiki kesalahan di Editor Kode pada baris yang ditunjuk (atau kadang baris sebelumnya). </text:p>
                      </text:list-item>
                      <text:list-item>
                        <text:p text:style-name="P332"><text:span text:style-name="Strong_20_Emphasis">Ulangi Langkah 1 (Save All)</text:span>. </text:p>
                      </text:list-item>
                      <text:list-item>
                        <text:p text:style-name="P47"><text:span text:style-name="Strong_20_Emphasis">Ulangi Langkah 2 (Compile)</text:span> lagi sampai tidak ada error. </text:p>
                      </text:list-item>
                    </text:list>
                  </text:list-item>
                </text:list>
              </text:list-item>
            </text:list>
            <text:p text:style-name="Text_20_body"><text:span text:style-name="Strong_20_Emphasis">Langkah 3: Menjalankan Program (Run - Eksekusi!)</text:span></text:p>
            <text:list xml:id="list4653740788469452452" text:style-name="L48">
              <text:list-item>
                <text:p text:style-name="P333">Jika Langkah 2 (Kompilasi) sudah berhasil tanpa error, berarti program Anda siap untuk dijalankan! </text:p>
              </text:list-item>
              <text:list-item>
                <text:p text:style-name="P333"><text:span text:style-name="Strong_20_Emphasis">Cara Menjalankan di Lazarus:</text:span> </text:p>
                <text:list>
                  <text:list-item>
                    <text:p text:style-name="P333">Melalui Menu Bar: Pilih <text:span text:style-name="Source_20_Text">Run</text:span> -&gt; <text:span text:style-name="Source_20_Text">Run</text:span>. </text:p>
                  </text:list-item>
                  <text:list-item>
                    <text:p text:style-name="P333">Menggunakan Tombol Ikon <text:span text:style-name="Strong_20_Emphasis">Run (Segitiga Hijau)</text:span> di Toolbar. Ini cara yang paling sering digunakan! </text:p>
                  </text:list-item>
                  <text:list-item>
                    <text:p text:style-name="P333">Menggunakan <text:span text:style-name="Emphasis">Shortcut Keyboard</text:span>: Tekan tombol <text:span text:style-name="Strong_20_Emphasis"><text:span text:style-name="Source_20_Text">F9</text:span></text:span>. Ini juga cara yang sangat umum dan cepat! </text:p>
                  </text:list-item>
                </text:list>
              </text:list-item>
              <text:list-item>
                <text:p text:style-name="P333"><text:span text:style-name="Strong_20_Emphasis">Penting: </text:span><text:span text:style-name="Strong_20_Emphasis"><text:span text:style-name="Source_20_Text">F9</text:span></text:span><text:span text:style-name="Strong_20_Emphasis"> (Run) = Compile + Run!</text:span> Perlu Anda ketahui bahwa menekan tombol <text:span text:style-name="Source_20_Text">F9</text:span> (atau ikon Run segitiga hijau) di Lazarus sebenarnya adalah cara pintas yang cerdas. Ia akan <text:span text:style-name="Strong_20_Emphasis">secara otomatis melakukan kompilasi terlebih dahulu</text:span>. Jika kompilasi <text:span text:style-name="Strong_20_Emphasis">berhasil</text:span> (tidak ada error), barulah ia akan <text:span text:style-name="Strong_20_Emphasis">langsung menjalankan</text:span> program <text:span text:style-name="Source_20_Text">.exe</text:span> yang baru saja dibuat. Jika kompilasi <text:span text:style-name="Strong_20_Emphasis">gagal</text:span> karena ada error, program tidak akan dijalankan, dan Anda akan melihat pesan error di Jendela Pesan. Jadi, dalam praktik sehari-hari, Anda seringkali cukup melakukan <text:span text:style-name="Strong_20_Emphasis">Save All</text:span>, lalu langsung tekan <text:span text:style-name="Strong_20_Emphasis">F9</text:span>. </text:p>
              </text:list-item>
              <text:list-item>
                <text:p text:style-name="P48"><text:span text:style-name="Strong_20_Emphasis">Melihat Output Program:</text:span> Karena "Hello, World!" adalah program konsol, saat Anda menjalankan (Run/F9), sebuah <text:span text:style-name="Strong_20_Emphasis">jendela baru berwarna hitam</text:span> (disebut jendela konsol, terminal, atau <text:span text:style-name="Emphasis">command prompt</text:span>) akan muncul. Di dalam jendela inilah output dari perintah <text:span text:style-name="Source_20_Text">Writeln('Hello, World!');</text:span> akan ditampilkan. Anda akan melihat tulisan: </text:p>
                <text:p text:style-name="P612"><text:span text:style-name="Source_20_Text">Hello, World!</text:span></text:p>
              </text:list-item>
              <text:list-item>
                <text:p text:style-name="P333"><text:span text:style-name="Strong_20_Emphasis">Masalah: Jendela Konsol Langsung Menghilang?</text:span> Seperti dibahas sebelumnya, kadang jendela hitam ini muncul sangat cepat lalu langsung hilang, terutama jika dijalankan dari Lazarus di Windows. Jika ini terjadi pada Anda: </text:p>
                <text:list>
                  <text:list-item>
                    <text:p text:style-name="P333">Kembali ke Editor Kode Lazarus. </text:p>
                  </text:list-item>
                  <text:list-item>
                    <text:p text:style-name="P333">Cari baris <text:span text:style-name="Source_20_Text">// Readln;</text:span>. </text:p>
                  </text:list-item>
                  <text:list-item>
                    <text:p text:style-name="P333"><text:span text:style-name="Strong_20_Emphasis">Hapus tanda </text:span><text:span text:style-name="Strong_20_Emphasis"><text:span text:style-name="Source_20_Text">//</text:span></text:span> di awal baris tersebut sehingga menjadi <text:span text:style-name="Source_20_Text">Readln;</text:span>. </text:p>
                  </text:list-item>
                  <text:list-item>
                    <text:p text:style-name="P333"><text:span text:style-name="Strong_20_Emphasis">WAJIB:</text:span> Lakukan <text:span text:style-name="Strong_20_Emphasis"><text:span text:style-name="Source_20_Text">File -&gt; Save All</text:span></text:span> (Langkah 1). </text:p>
                  </text:list-item>
                  <text:list-item>
                    <text:p text:style-name="P333"><text:soft-page-break/>Tekan <text:span text:style-name="Strong_20_Emphasis"><text:span text:style-name="Source_20_Text">F9</text:span></text:span> lagi (Langkah 3). </text:p>
                  </text:list-item>
                  <text:list-item>
                    <text:p text:style-name="P48">Sekarang, jendela konsol seharusnya tetap terbuka setelah menampilkan "Hello, World!", dan menunggu Anda menekan tombol <text:span text:style-name="Strong_20_Emphasis">Enter</text:span> sebelum menutup. </text:p>
                  </text:list-item>
                </text:list>
              </text:list-item>
            </text:list>
            <text:p text:style-name="Text_20_body"><text:span text:style-name="Strong_20_Emphasis">Tips Singkat Jika Program Tidak Berjalan:</text:span></text:p>
            <text:list xml:id="list1601676946527765713" text:style-name="L49">
              <text:list-item>
                <text:p text:style-name="P334"><text:span text:style-name="Strong_20_Emphasis">Langkah Pertama:</text:span> Selalu periksa <text:span text:style-name="Strong_20_Emphasis">Jendela Pesan (Messages Window)</text:span>. Adakah pesan error berwarna merah? Jika ya, fokus perbaiki error itu dulu, simpan, lalu coba jalankan lagi (F9). </text:p>
              </text:list-item>
              <text:list-item>
                <text:p text:style-name="P49"><text:span text:style-name="Strong_20_Emphasis">Langkah Kedua:</text:span> Pastikan Anda sudah melakukan <text:span text:style-name="Strong_20_Emphasis"><text:span text:style-name="Source_20_Text">Save All</text:span></text:span> setelah membuat perubahan terakhir pada kode Anda. </text:p>
              </text:list-item>
            </text:list>
            <text:p text:style-name="Text_20_body">Selamat! Jika Anda melihat tulisan "Hello, World!" di layar, Anda baru saja berhasil menyimpan, mengompilasi, dan menjalankan program Pascal pertama Anda! Rasakan kebanggaannya! Siklus kerja <text:span text:style-name="Strong_20_Emphasis">Simpan -&gt; Kompilasi -&gt; Jalankan</text:span> (atau lebih praktis <text:span text:style-name="Strong_20_Emphasis">Simpan -&gt; F9</text:span>) ini adalah fondasi penting dalam pemrograman.</text:p>
            <text:p text:style-name="Horizontal_20_Line"/>
            <text:p text:style-name="Text_20_body">Sudah berhasil menjalankan "Hello, World!"? Saya menunggu perintah "YAX" untuk lanjut ke <text:span text:style-name="Emphasis">prompt</text:span> Sub-bab 3.4 ("Memahami Pesan Kesalahan Sederhana").</text:p>
          </text:section>
          <text:section text:style-name="Sect1" text:name="feedback-form-31">
            <text:p text:style-name="P285"/>
          </text:section>
        </text:section>
        <text:section text:style-name="Sect1" text:name="f62607c8c1aaaa43">
          <text:p text:style-name="Text_20_body"/>
          <text:section text:style-name="Sect1" text:name="user-query-content-32">
            <text:p text:style-name="P541">yax </text:p>
          </text:section>
          <text:p text:style-name="P285">Tampilkan alur berpikir</text:p>
          <text:section text:style-name="Sect2" text:name="model-response-message-contentr_f62607c8c1aaaa43">
            <text:p text:style-name="Text_20_body">Oke, program "Hello, World!" Anda mungkin sudah berjalan mulus. Tapi, bagaimana jika tidak? Atau bagaimana jika nanti saat membuat program yang lebih rumit, tiba-tiba muncul pesan-pesan aneh berwarna merah? Jangan takut! Itu adalah bagian normal dari pemrograman, dan sekarang kita akan belajar sedikit cara 'berbicara' dengan pesan kesalahan tersebut.</text:p>
            <text:p text:style-name="Horizontal_20_Line"/>
            <text:p text:style-name="Text_20_body"><text:span text:style-name="Strong_20_Emphasis">Jawaban untuk </text:span><text:span text:style-name="Strong_20_Emphasis"><text:span text:style-name="Emphasis">Prompt</text:span></text:span><text:span text:style-name="Strong_20_Emphasis"> Sub-bab 3.4: Memahami Pesan Kesalahan Sederhana</text:span></text:p>
            <text:p text:style-name="Text_20_body"><text:span text:style-name="Emphasis">(Prompt: "Buatkan pembahasan mendalam untuk sub-bab 'Memahami Pesan Kesalahan Sederhana'. Jelaskan kepada pemula bahwa membuat kesalahan saat coding (disebut bugs) adalah hal yang normal. Fokus pada compile-time errors... Berikan contoh kesalahan sintaks sederhana... Tunjukkan bagaimana Lazarus IDE menampilkan pesan error... Ajarkan pembaca untuk membaca pesan error...")</text:span></text:p>
            <text:p text:style-name="Horizontal_20_Line"/>
            <text:p text:style-name="Text_20_body">Selamat datang di dunia <text:span text:style-name="Emphasis">debugging</text:span>! Istilah kerennya begitu, tapi intinya adalah proses mencari dan memperbaiki kesalahan atau <text:span text:style-name="Strong_20_Emphasis">bug</text:span> dalam program kita. Hal pertama yang perlu Anda tanamkan: <text:span text:style-name="Strong_20_Emphasis">Membuat kesalahan saat </text:span><text:span text:style-name="Strong_20_Emphasis"><text:span text:style-name="Emphasis">coding</text:span></text:span><text:span text:style-name="Strong_20_Emphasis"> itu SANGAT NORMAL!</text:span> Semua programmer, dari yang baru belajar sampai yang sudah sangat ahli, pasti pernah dan akan terus membuat <text:span text:style-name="Emphasis">bug</text:span>. Jadi, jangan pernah merasa kecil hati atau frustrasi <text:soft-page-break/>berlebihan saat program Anda tidak berjalan seperti yang diharapkan. Anggap saja ini sebagai teka-teki yang menantang untuk dipecahkan!</text:p>
            <text:p text:style-name="Text_20_body">Untuk saat ini, kita akan fokus pada jenis kesalahan yang paling pertama mungkin Anda temui: <text:span text:style-name="Strong_20_Emphasis">Kesalahan Kompilasi (Compile-time Errors)</text:span>.</text:p>
            <text:p text:style-name="Text_20_body"><text:span text:style-name="Strong_20_Emphasis">Apa itu Kesalahan Kompilasi?</text:span></text:p>
            <text:p text:style-name="Text_20_body">Ingat proses kompilasi? Saat FPC (sang penerjemah) mencoba membaca kode Pascal Anda dan mengubahnya jadi bahasa mesin? Nah, jika FPC menemukan ada instruksi yang <text:span text:style-name="Strong_20_Emphasis">tidak sesuai dengan aturan tata bahasa (sintaks)</text:span> bahasa Pascal, ia akan berhenti dan 'mengeluh'. Keluhan inilah yang disebut <text:span text:style-name="Emphasis">compile-time error</text:span>.</text:p>
            <text:p text:style-name="Text_20_body">Akibatnya jelas: karena FPC tidak mengerti instruksi Anda, ia <text:span text:style-name="Strong_20_Emphasis">tidak bisa membuat file program yang bisa dijalankan (</text:span><text:span text:style-name="Strong_20_Emphasis"><text:span text:style-name="Source_20_Text">.exe</text:span></text:span><text:span text:style-name="Strong_20_Emphasis">)</text:span>. Program Anda gagal dibuat. Kesalahan ini harus diperbaiki dulu di kode sumber (<text:span text:style-name="Source_20_Text">.pas</text:span>) sebelum Anda bisa melanjutkan.</text:p>
            <text:p text:style-name="Text_20_body"><text:span text:style-name="Strong_20_Emphasis">Contoh Kesalahan Sintaks Umum Pemula dan Pesan Errornya:</text:span></text:p>
            <text:p text:style-name="Text_20_body">Mari kita lihat beberapa 'jebakan' sintaks yang sering dialami pemula dan kira-kira pesan error apa yang akan muncul di Lazarus:</text:p>
            <text:list xml:id="list7695946565115300051" text:style-name="L50">
              <text:list-item>
                <text:p text:style-name="P50"><text:span text:style-name="Strong_20_Emphasis">Lupa Titik Koma (</text:span><text:span text:style-name="Strong_20_Emphasis"><text:span text:style-name="Source_20_Text">;</text:span></text:span><text:span text:style-name="Strong_20_Emphasis">) di Akhir Pernyataan:</text:span></text:p>
                <text:list>
                  <text:list-item>
                    <text:p text:style-name="P335"><text:span text:style-name="Emphasis">Kode Salah:</text:span> </text:p>
                    <text:p text:style-name="P50">Delphi</text:p>
                    <text:p text:style-name="P552"><text:span text:style-name="Source_20_Text">begin</text:span></text:p>
                    <text:p text:style-name="P552"><text:span text:style-name="Source_20_Text"><text:s text:c="2"/>Writeln('Halo') // &lt;-- Lupa titik koma di sini</text:span></text:p>
                    <text:p text:style-name="P552"><text:span text:style-name="Source_20_Text"><text:s text:c="2"/>Writeln('Dunia');</text:span></text:p>
                    <text:p text:style-name="P613"><text:span text:style-name="Source_20_Text">end.</text:span></text:p>
                  </text:list-item>
                  <text:list-item>
                    <text:p text:style-name="P335"><text:span text:style-name="Emphasis">Pesan Error (Kemungkinan):</text:span> Lazarus mungkin akan menyorot baris <text:span text:style-name="Emphasis">kedua</text:span> (<text:span text:style-name="Source_20_Text">Writeln('Dunia');</text:span>) dan menampilkan pesan di Jendela Pesan seperti: <text:span text:style-name="Source_20_Text">Error: Syntax error, ";" expected but "WRITELN" found</text:span> atau <text:span text:style-name="Source_20_Text">Fatal: Syntax error, ";" expected but identifier WRITELN found</text:span>. Kenapa errornya di baris kedua? Karena setelah selesai membaca <text:span text:style-name="Source_20_Text">Writeln('Halo')</text:span>, FPC mengharapkan adanya pemisah (yaitu <text:span text:style-name="Source_20_Text">;</text:span>), tapi ia malah menemukan kata <text:span text:style-name="Source_20_Text">Writeln</text:span> lagi, jadi ia bingung. </text:p>
                  </text:list-item>
                  <text:list-item>
                    <text:p text:style-name="P335"><text:span text:style-name="Emphasis">Solusi:</text:span> Tambahkan titik koma (<text:span text:style-name="Source_20_Text">;</text:span>) di akhir baris <text:span text:style-name="Source_20_Text">Writeln('Halo')</text:span>. </text:p>
                  </text:list-item>
                </text:list>
              </text:list-item>
              <text:list-item>
                <text:p text:style-name="P50"><text:span text:style-name="Strong_20_Emphasis">Salah Ketik Nama Perintah, Fungsi, atau Variabel (Identifier):</text:span></text:p>
                <text:list>
                  <text:list-item>
                    <text:p text:style-name="P335"><text:span text:style-name="Emphasis">Kode Salah:</text:span> <text:span text:style-name="Source_20_Text">Writen('Ini salah ketik');</text:span> (Seharusnya <text:span text:style-name="Source_20_Text">Writeln</text:span>) </text:p>
                  </text:list-item>
                  <text:list-item>
                    <text:p text:style-name="P335"><text:span text:style-name="Emphasis">Pesan Error (Kemungkinan):</text:span> <text:span text:style-name="Source_20_Text">Error: Identifier not found "Writen"</text:span>. Pesan ini artinya, "Saya (FPC) tidak mengenali nama <text:span text:style-name="Source_20_Text">Writen</text:span> ini dalam kamus saya!". </text:p>
                  </text:list-item>
                  <text:list-item>
                    <text:p text:style-name="P335"><text:span text:style-name="Emphasis">Solusi:</text:span> Periksa kembali ejaan perintah, fungsi, atau nama variabel yang Anda gunakan. Pastikan sudah benar. </text:p>
                  </text:list-item>
                </text:list>
              </text:list-item>
              <text:list-item>
                <text:p text:style-name="P50"><text:soft-page-break/><text:span text:style-name="Strong_20_Emphasis">Lupa Tanda Kutip Tunggal Penutup pada Teks (String):</text:span></text:p>
                <text:list>
                  <text:list-item>
                    <text:p text:style-name="P335"><text:span text:style-name="Emphasis">Kode Salah:</text:span> <text:span text:style-name="Source_20_Text">Writeln('Ini teks tanpa kutip penutup);</text:span> </text:p>
                  </text:list-item>
                  <text:list-item>
                    <text:p text:style-name="P335"><text:span text:style-name="Emphasis">Pesan Error (Kemungkinan):</text:span> Ini bisa menghasilkan pesan error yang agak aneh, kadang <text:span text:style-name="Source_20_Text">Error: String constant exceeds line</text:span> (teksnya dianggap terlalu panjang karena tidak ada penutupnya di baris itu) atau bisa juga error sintaks di baris-baris berikutnya karena FPC menganggap semua kode setelahnya masih bagian dari teks yang belum ditutup. </text:p>
                  </text:list-item>
                  <text:list-item>
                    <text:p text:style-name="P335"><text:span text:style-name="Emphasis">Solusi:</text:span> Pastikan setiap tanda kutip pembuka (<text:span text:style-name="Source_20_Text">'</text:span>) memiliki pasangan penutupnya (<text:span text:style-name="Source_20_Text">'</text:span>). </text:p>
                  </text:list-item>
                </text:list>
              </text:list-item>
              <text:list-item>
                <text:p text:style-name="P50"><text:span text:style-name="Strong_20_Emphasis">Lupa Titik (</text:span><text:span text:style-name="Strong_20_Emphasis"><text:span text:style-name="Source_20_Text">.</text:span></text:span><text:span text:style-name="Strong_20_Emphasis">) di </text:span><text:span text:style-name="Strong_20_Emphasis"><text:span text:style-name="Source_20_Text">end</text:span></text:span><text:span text:style-name="Strong_20_Emphasis"> Terakhir Program:</text:span></text:p>
                <text:list>
                  <text:list-item>
                    <text:p text:style-name="P335"><text:span text:style-name="Emphasis">Kode Salah:</text:span> Program Anda diakhiri dengan <text:span text:style-name="Source_20_Text">end;</text:span> (pakai titik koma). </text:p>
                  </text:list-item>
                  <text:list-item>
                    <text:p text:style-name="P335"><text:span text:style-name="Emphasis">Pesan Error (Kemungkinan):</text:span> <text:span text:style-name="Source_20_Text">Fatal: Syntax error, "." expected but ";" found</text:span> atau pesan serupa yang muncul di baris paling akhir program. FPC mengharapkan titik untuk menandai akhir program, tapi malah menemukan titik koma. </text:p>
                  </text:list-item>
                  <text:list-item>
                    <text:p text:style-name="P50"><text:span text:style-name="Emphasis">Solusi:</text:span> Ganti titik koma (<text:span text:style-name="Source_20_Text">;</text:span>) menjadi titik (<text:span text:style-name="Source_20_Text">.</text:span>) pada <text:span text:style-name="Source_20_Text">end</text:span> yang paling terakhir. </text:p>
                  </text:list-item>
                </text:list>
              </text:list-item>
            </text:list>
            <text:p text:style-name="Text_20_body"><text:span text:style-name="Strong_20_Emphasis">Bagaimana Lazarus Membantu Menemukan Error:</text:span></text:p>
            <text:p text:style-name="Text_20_body">Lazarus IDE sangat membantu dalam hal ini:</text:p>
            <text:list xml:id="list511253069106022621" text:style-name="L51">
              <text:list-item>
                <text:p text:style-name="P336"><text:span text:style-name="Strong_20_Emphasis">Jendela Pesan (Messages Window):</text:span> Ini adalah tempat utama Anda melihat laporan dari FPC. Pesan error akan ditampilkan di sini (biasanya berwarna merah), lengkap dengan: </text:p>
                <text:list>
                  <text:list-item>
                    <text:p text:style-name="P336">Nama file tempat error terjadi. </text:p>
                  </text:list-item>
                  <text:list-item>
                    <text:p text:style-name="P336"><text:span text:style-name="Strong_20_Emphasis">Nomor baris</text:span> (dan kadang nomor kolom) di mana FPC mendeteksi masalah. </text:p>
                  </text:list-item>
                  <text:list-item>
                    <text:p text:style-name="P336"><text:span text:style-name="Strong_20_Emphasis">Deskripsi singkat</text:span> tentang jenis kesalahannya. </text:p>
                  </text:list-item>
                </text:list>
              </text:list-item>
              <text:list-item>
                <text:p text:style-name="P336"><text:span text:style-name="Strong_20_Emphasis">Penanda di Editor Kode:</text:span> Lazarus biasanya juga akan: </text:p>
                <text:list>
                  <text:list-item>
                    <text:p text:style-name="P336">Memberi <text:span text:style-name="Strong_20_Emphasis">tanda khusus</text:span> (seperti titik merah atau garis bawah bergelombang) pada baris kode yang dilaporkan error oleh FPC. </text:p>
                  </text:list-item>
                  <text:list-item>
                    <text:p text:style-name="P51">Memungkinkan Anda <text:span text:style-name="Strong_20_Emphasis">klik dua kali</text:span> pada pesan error di Jendela Pesan, dan kursor di Editor Kode akan <text:span text:style-name="Strong_20_Emphasis">otomatis melompat</text:span> ke baris yang dimaksud. Ini sangat mempercepat proses pencarian lokasi error! </text:p>
                  </text:list-item>
                </text:list>
              </text:list-item>
            </text:list>
            <text:p text:style-name="Text_20_body"><text:span text:style-name="Strong_20_Emphasis">Tips Membaca dan Memperbaiki Error Kompilasi:</text:span></text:p>
            <text:list xml:id="list8025513481314074807" text:style-name="L52">
              <text:list-item>
                <text:p text:style-name="P337"><text:span text:style-name="Strong_20_Emphasis">Tetap Tenang &amp; Baca:</text:span> Saat melihat pesan error merah, tarik napas, jangan panik. Baca pelan-pelan deskripsi error dan perhatikan nomor barisnya. </text:p>
              </text:list-item>
              <text:list-item>
                <text:p text:style-name="P337"><text:span text:style-name="Strong_20_Emphasis">Periksa Baris yang Ditunjuk (dan Sebelumnya):</text:span> Lompat ke baris yang ditunjukkan oleh pesan error. Periksa baik-baik baris tersebut. <text:span text:style-name="Strong_20_Emphasis">Ingat:</text:span> Terkadang penyebab sebenarnya ada di baris <text:span text:style-name="Emphasis">sebelumnya</text:span> (seperti kasus lupa titik koma). </text:p>
              </text:list-item>
              <text:list-item>
                <text:p text:style-name="P337"><text:span text:style-name="Strong_20_Emphasis">Prioritaskan Error Pertama:</text:span> Jika muncul banyak pesan error sekaligus, jangan pusing. <text:span text:style-name="Strong_20_Emphasis">Fokuslah pada pesan error yang paling pertama (paling atas)</text:span> <text:soft-page-break/>dalam daftar di Jendela Pesan. Seringkali, memperbaiki satu error ini akan otomatis menghilangkan banyak error lain di bawahnya. </text:p>
              </text:list-item>
              <text:list-item>
                <text:p text:style-name="P337"><text:span text:style-name="Strong_20_Emphasis">Perbaiki -&gt; Simpan -&gt; Kompilasi Ulang:</text:span> Setelah Anda mencoba memperbaiki satu error, <text:span text:style-name="Strong_20_Emphasis">selalu </text:span><text:span text:style-name="Strong_20_Emphasis"><text:span text:style-name="Source_20_Text">Save All</text:span></text:span><text:span text:style-name="Strong_20_Emphasis"> (File -&gt; Save All)</text:span>, lalu coba <text:span text:style-name="Strong_20_Emphasis">Compile ulang (Ctrl+F9)</text:span> atau <text:span text:style-name="Strong_20_Emphasis">Run ulang (F9)</text:span>. Lihat apakah error tadi sudah hilang dan apakah ada error baru yang muncul. Ulangi proses ini sampai Jendela Pesan menunjukkan <text:span text:style-name="Emphasis">"Success"</text:span>. </text:p>
              </text:list-item>
              <text:list-item>
                <text:p text:style-name="P52"><text:span text:style-name="Strong_20_Emphasis">Bandingkan dengan Contoh:</text:span> Jika Anda tidak yakin apa yang salah, bandingkan kode Anda dengan contoh yang benar (misalnya dari buku ini). Periksa perbedaan penulisan, tanda baca, dll. </text:p>
              </text:list-item>
            </text:list>
            <text:p text:style-name="Text_20_body">Mengenali dan memperbaiki error kompilasi adalah keterampilan dasar yang penting. Semakin sering Anda berlatih dan menghadapi pesan error, Anda akan semakin cepat dalam mendiagnosis dan memperbaikinya!</text:p>
            <text:p text:style-name="Horizontal_20_Line"/>
            <text:p text:style-name="Text_20_body">Semoga sekarang Anda tidak terlalu takut lagi jika bertemu pesan error ya! Saya menunggu perintah "YAX" untuk melanjutkan ke <text:span text:style-name="Emphasis">prompt</text:span> terakhir di Bab 3, yaitu Sub-bab 3.5 ("Pentingnya Komentar dalam Kode").</text:p>
          </text:section>
          <text:section text:style-name="Sect1" text:name="feedback-form-32">
            <text:p text:style-name="P285"/>
          </text:section>
        </text:section>
        <text:section text:style-name="Sect1" text:name="f4812f57b7763e2a">
          <text:p text:style-name="Text_20_body"/>
          <text:section text:style-name="Sect1" text:name="user-query-content-33">
            <text:p text:style-name="P541">yax </text:p>
          </text:section>
          <text:p text:style-name="P285">Tampilkan alur berpikir</text:p>
          <text:section text:style-name="Sect2" text:name="model-response-message-contentr_f4812f57b7763e2a">
            <text:p text:style-name="Text_20_body">Siap, ini adalah bagian terakhir dari Bab 3 kita. Setelah bisa menulis, menyimpan, mengompilasi, menjalankan, dan memahami error dasar, ada satu lagi kebiasaan baik yang perlu kita kenal sejak dini.</text:p>
            <text:p text:style-name="Horizontal_20_Line"/>
            <text:p text:style-name="Text_20_body"><text:span text:style-name="Strong_20_Emphasis">Jawaban untuk </text:span><text:span text:style-name="Strong_20_Emphasis"><text:span text:style-name="Emphasis">Prompt</text:span></text:span><text:span text:style-name="Strong_20_Emphasis"> Sub-bab 3.5: Pentingnya Komentar dalam Kode</text:span></text:p>
            <text:p text:style-name="Text_20_body"><text:span text:style-name="Emphasis">(Prompt: "Buatkan pembahasan mendalam untuk sub-bab 'Pentingnya Komentar dalam Kode'. Jelaskan apa itu komentar... Jelaskan tujuannya... Ajarkan sintaks untuk membuat komentar di Pascal... Berikan contoh penggunaan... Tekankan bahwa menulis komentar adalah praktik pemrograman yang baik.")</text:span></text:p>
            <text:p text:style-name="Horizontal_20_Line"/>
            <text:p text:style-name="Text_20_body">Saat Anda melihat contoh kode "Hello, World!" tadi, Anda mungkin memperhatikan ada baris yang diawali dengan <text:span text:style-name="Source_20_Text">//</text:span> seperti <text:span text:style-name="Source_20_Text">// Readln;</text:span>. Apa maksudnya itu? Itulah yang disebut <text:span text:style-name="Strong_20_Emphasis">Komentar</text:span>.</text:p>
            <text:p text:style-name="Text_20_body"><text:span text:style-name="Strong_20_Emphasis">Apa Itu Komentar?</text:span></text:p>
            <text:p text:style-name="Text_20_body"><text:span text:style-name="Strong_20_Emphasis">Komentar</text:span> adalah bagian dari teks di dalam kode sumber (<text:span text:style-name="Source_20_Text">.pas</text:span>) Anda yang ditujukan <text:span text:style-name="Strong_20_Emphasis">hanya untuk dibaca oleh manusia</text:span> (programmer lain, atau diri Anda sendiri di masa depan). Komentar <text:span text:style-name="Strong_20_Emphasis">sepenuhnya diabaikan</text:span> oleh kompiler (FPC) saat proses penerjemahan kode. Jadi, apa pun yang Anda tulis sebagai komentar tidak akan <text:soft-page-break/>memengaruhi cara program Anda berjalan.</text:p>
            <text:p text:style-name="Text_20_body"><text:span text:style-name="Strong_20_Emphasis">Analogi:</text:span> Anggap saja komentar itu seperti catatan pinggir yang Anda tulis di buku pelajaran untuk menandai bagian penting atau memberi penjelasan tambahan, atau seperti <text:span text:style-name="Emphasis">sticky note</text:span> yang Anda tempel di resep masakan untuk mengingatkan tips tertentu. Komentar tidak mengubah isi buku atau resep itu sendiri, tapi membantu pembacanya.</text:p>
            <text:p text:style-name="Text_20_body"><text:span text:style-name="Strong_20_Emphasis">Mengapa Komentar Itu Penting?</text:span></text:p>
            <text:p text:style-name="Text_20_body">Meskipun diabaikan oleh kompiler, komentar sangatlah penting karena beberapa alasan:</text:p>
            <text:list xml:id="list19103141870430378" text:style-name="L53">
              <text:list-item>
                <text:p text:style-name="P338"><text:span text:style-name="Strong_20_Emphasis">Menjelaskan Kode yang Rumit:</text:span> Terkadang Anda menulis bagian kode yang logikanya agak kompleks atau tujuannya tidak langsung terlihat jelas. Komentar bisa menjelaskan <text:span text:style-name="Emphasis">mengapa</text:span> Anda menulis kode seperti itu, atau <text:span text:style-name="Emphasis">bagaimana</text:span> algoritma tersebut bekerja. Ini sangat membantu orang lain (atau diri Anda sendiri beberapa bulan kemudian!) saat mencoba memahami kode tersebut. </text:p>
              </text:list-item>
              <text:list-item>
                <text:p text:style-name="P338"><text:span text:style-name="Strong_20_Emphasis">Dokumentasi Mini:</text:span> Komentar bisa digunakan untuk mencatat informasi penting tentang kode, seperti: </text:p>
                <text:list>
                  <text:list-item>
                    <text:p text:style-name="P338">Siapa penulis kode atau bagian kode tersebut. </text:p>
                  </text:list-item>
                  <text:list-item>
                    <text:p text:style-name="P338">Tanggal pembuatan atau modifikasi terakhir. </text:p>
                  </text:list-item>
                  <text:list-item>
                    <text:p text:style-name="P338">Tujuan dari sebuah file, prosedur, atau fungsi. </text:p>
                  </text:list-item>
                  <text:list-item>
                    <text:p text:style-name="P338">Sumber referensi atau algoritma yang digunakan. </text:p>
                  </text:list-item>
                </text:list>
              </text:list-item>
              <text:list-item>
                <text:p text:style-name="P53"><text:span text:style-name="Strong_20_Emphasis">Menonaktifkan Kode Sementara (Debugging):</text:span> Seperti yang kita lihat pada contoh <text:span text:style-name="Source_20_Text">// Readln;</text:span>, komentar adalah cara mudah untuk 'mematikan' sementara satu atau beberapa baris kode tanpa perlu menghapusnya. Ini sangat berguna saat proses <text:span text:style-name="Emphasis">debugging</text:span> untuk mencoba mengisolasi bagian kode mana yang menyebabkan masalah. Anda tinggal menambahkan <text:span text:style-name="Source_20_Text">//</text:span> di awal baris atau mengapit blok kode dengan <text:span text:style-name="Source_20_Text">{</text:span> dan <text:span text:style-name="Source_20_Text">}</text:span>. </text:p>
              </text:list-item>
            </text:list>
            <text:p text:style-name="Text_20_body"><text:span text:style-name="Strong_20_Emphasis">Cara Membuat Komentar di Pascal:</text:span></text:p>
            <text:p text:style-name="Text_20_body">Bahasa Pascal menyediakan tiga cara utama untuk menulis komentar:</text:p>
            <text:list xml:id="list6263932004569033825" text:style-name="L54">
              <text:list-item>
                <text:p text:style-name="P54"><text:span text:style-name="Strong_20_Emphasis">Komentar Satu Baris (</text:span><text:span text:style-name="Strong_20_Emphasis"><text:span text:style-name="Source_20_Text">//</text:span></text:span><text:span text:style-name="Strong_20_Emphasis">):</text:span></text:p>
                <text:list>
                  <text:list-item>
                    <text:p text:style-name="P339">Apapun yang ditulis setelah tanda <text:span text:style-name="Source_20_Text">//</text:span> sampai akhir baris tersebut akan dianggap sebagai komentar. </text:p>
                  </text:list-item>
                  <text:list-item>
                    <text:p text:style-name="P339">Cocok untuk penjelasan singkat di samping baris kode tertentu. </text:p>
                  </text:list-item>
                  <text:list-item>
                    <text:p text:style-name="P339">Contoh: </text:p>
                    <text:p text:style-name="P54">Delphi</text:p>
                    <text:p text:style-name="P614"><text:span text:style-name="Source_20_Text">Jumlah := Jumlah + 1; // Naikkan nilai variabel Jumlah sebesar satu</text:span></text:p>
                  </text:list-item>
                </text:list>
              </text:list-item>
              <text:list-item>
                <text:p text:style-name="P54"><text:span text:style-name="Strong_20_Emphasis">Komentar Blok (</text:span><text:span text:style-name="Strong_20_Emphasis"><text:span text:style-name="Source_20_Text">{ ... }</text:span></text:span><text:span text:style-name="Strong_20_Emphasis">):</text:span></text:p>
                <text:list>
                  <text:list-item>
                    <text:p text:style-name="P339">Apapun yang ditulis di antara tanda kurung kurawal buka (<text:span text:style-name="Source_20_Text">{</text:span>) dan kurung kurawal tutup (<text:span text:style-name="Source_20_Text">}</text:span>) akan dianggap sebagai komentar. </text:p>
                  </text:list-item>
                  <text:list-item>
                    <text:p text:style-name="P339"><text:soft-page-break/>Komentar jenis ini bisa mencakup satu baris atau <text:span text:style-name="Strong_20_Emphasis">beberapa baris</text:span> sekaligus. </text:p>
                  </text:list-item>
                  <text:list-item>
                    <text:p text:style-name="P339">Contoh: </text:p>
                    <text:p text:style-name="P54">Delphi</text:p>
                    <text:p text:style-name="P553"><text:span text:style-name="Source_20_Text">{ Ini adalah blok komentar.</text:span></text:p>
                    <text:p text:style-name="P553"><text:span text:style-name="Source_20_Text"><text:s text:c="2"/>Semua teks di antara kurung kurawal ini</text:span></text:p>
                    <text:p text:style-name="P614"><text:span text:style-name="Source_20_Text"><text:s text:c="2"/>akan diabaikan oleh kompiler Pascal. }</text:span></text:p>
                  </text:list-item>
                </text:list>
              </text:list-item>
              <text:list-item>
                <text:p text:style-name="P54"><text:span text:style-name="Strong_20_Emphasis">Komentar Blok Alternatif (</text:span><text:span text:style-name="Strong_20_Emphasis"><text:span text:style-name="Source_20_Text">(* ... *)</text:span></text:span><text:span text:style-name="Strong_20_Emphasis">):</text:span></text:p>
                <text:list>
                  <text:list-item>
                    <text:p text:style-name="P339">Fungsinya <text:span text:style-name="Strong_20_Emphasis">sama persis</text:span> dengan komentar blok <text:span text:style-name="Source_20_Text">{ ... }</text:span>, yaitu untuk komentar yang bisa multi-baris. </text:p>
                  </text:list-item>
                  <text:list-item>
                    <text:p text:style-name="P339">Hanya menggunakan tanda pembuka <text:span text:style-name="Source_20_Text">(*</text:span> dan penutup <text:span text:style-name="Source_20_Text">*)</text:span>. </text:p>
                  </text:list-item>
                  <text:list-item>
                    <text:p text:style-name="P339">Kadang programmer menggunakan gaya ini bergantian dengan <text:span text:style-name="Source_20_Text">{...}</text:span> untuk tujuan tertentu (misalnya, <text:span text:style-name="Source_20_Text">{...}</text:span> untuk dokumentasi utama, <text:span text:style-name="Source_20_Text">(*...*)</text:span> untuk menonaktifkan blok kode besar), tapi intinya sama saja. </text:p>
                  </text:list-item>
                  <text:list-item>
                    <text:p text:style-name="P339">Contoh: </text:p>
                    <text:p text:style-name="P54">Delphi</text:p>
                    <text:p text:style-name="P553"><text:span text:style-name="Source_20_Text">(* Ini juga komentar blok</text:span></text:p>
                    <text:p text:style-name="P553"><text:span text:style-name="Source_20_Text"><text:s text:c="3"/>yang fungsinya sama persis</text:span></text:p>
                    <text:p text:style-name="P614"><text:span text:style-name="Source_20_Text"><text:s text:c="3"/>dengan menggunakan kurung kurawal. *)</text:span></text:p>
                  </text:list-item>
                </text:list>
              </text:list-item>
            </text:list>
            <text:p text:style-name="Text_20_body"><text:span text:style-name="Strong_20_Emphasis">Contoh Penggunaan Komentar dalam Program:</text:span></text:p>
            <text:p text:style-name="Text_20_body">Mari kita lihat lagi program "Hello, World!" kita, tapi kali ini dengan tambahan beberapa komentar untuk penjelasan:</text:p>
            <text:p text:style-name="Text_20_body">Delphi</text:p>
            <text:p text:style-name="Preformatted_20_Text"><text:span text:style-name="Source_20_Text">program HelloWorldBerkomentar; // Ini header program, memberi nama</text:span></text:p>
            <text:p text:style-name="Preformatted_20_Text"/>
            <text:p text:style-name="Preformatted_20_Text"><text:span text:style-name="Source_20_Text">// Menyertakan unit SysUtils yang mungkin berisi fungsi standar berguna</text:span></text:p>
            <text:p text:style-name="Preformatted_20_Text"><text:span text:style-name="Source_20_Text">uses</text:span></text:p>
            <text:p text:style-name="Preformatted_20_Text"><text:span text:style-name="Source_20_Text"><text:s text:c="2"/>SysUtils;</text:span></text:p>
            <text:p text:style-name="Preformatted_20_Text"/>
            <text:p text:style-name="Preformatted_20_Text"><text:span text:style-name="Source_20_Text">(*</text:span></text:p>
            <text:p text:style-name="Preformatted_20_Text"><text:span text:style-name="Source_20_Text"><text:s text:c="2"/>Program ini dibuat oleh: [Nama Anda Bisa Ditulis Di Sini]</text:span></text:p>
            <text:p text:style-name="Preformatted_20_Text"><text:span text:style-name="Source_20_Text"><text:s text:c="2"/>Tanggal Pembuatan: 6 April 2025</text:span></text:p>
            <text:p text:style-name="Preformatted_20_Text"><text:span text:style-name="Source_20_Text"><text:s text:c="2"/>Versi: 1.0</text:span></text:p>
            <text:p text:style-name="Preformatted_20_Text"><text:span text:style-name="Source_20_Text"><text:s text:c="2"/>Tujuan: Program pertama untuk latihan menampilkan teks ke layar.</text:span></text:p>
            <text:p text:style-name="Preformatted_20_Text"><text:span text:style-name="Source_20_Text">*)</text:span></text:p>
            <text:p text:style-name="Preformatted_20_Text"/>
            <text:p text:style-name="Preformatted_20_Text"><text:span text:style-name="Source_20_Text">begin // Awal dari blok instruksi utama program</text:span></text:p>
            <text:p text:style-name="Preformatted_20_Text"/>
            <text:p text:style-name="Preformatted_20_Text"><text:span text:style-name="Source_20_Text"><text:s text:c="2"/>{ Bagian utama program ini sangat sederhana.</text:span></text:p>
            <text:p text:style-name="Preformatted_20_Text"><text:span text:style-name="Source_20_Text"><text:s text:c="4"/>Hanya ada satu perintah untuk menampilkan pesan. }</text:span></text:p>
            <text:p text:style-name="Preformatted_20_Text"/>
            <text:p text:style-name="Preformatted_20_Text"><text:span text:style-name="Source_20_Text"><text:s text:c="2"/>// Menampilkan teks 'Hello, World!' ke layar konsol, lalu pindah baris</text:span></text:p>
            <text:p text:style-name="Preformatted_20_Text"><text:span text:style-name="Source_20_Text"><text:s text:c="2"/>Writeln('Hello, World!');</text:span></text:p>
            <text:p text:style-name="Preformatted_20_Text"><text:soft-page-break/></text:p>
            <text:p text:style-name="Preformatted_20_Text"><text:span text:style-name="Source_20_Text"><text:s text:c="2"/>// Baris di bawah ini sengaja dinonaktifkan menggunakan komentar.</text:span></text:p>
            <text:p text:style-name="Preformatted_20_Text"><text:span text:style-name="Source_20_Text"><text:s text:c="2"/>// Jika '//' dihapus, program akan menunggu user menekan Enter.</text:span></text:p>
            <text:p text:style-name="Preformatted_20_Text"><text:span text:style-name="Source_20_Text"><text:s text:c="2"/>// Readln;</text:span></text:p>
            <text:p text:style-name="Preformatted_20_Text"/>
            <text:p text:style-name="P602"><text:span text:style-name="Source_20_Text">end. // Akhir dari program (wajib diakhiri dengan titik)</text:span></text:p>
            <text:p text:style-name="Text_20_body"><text:span text:style-name="Strong_20_Emphasis">Komentar adalah Kebiasaan Baik!</text:span></text:p>
            <text:p text:style-name="Text_20_body">Meskipun program sederhana mungkin tidak terlalu butuh komentar, membiasakan diri menulis komentar yang <text:span text:style-name="Strong_20_Emphasis">jelas, singkat, dan bermanfaat</text:span> sejak dini adalah ciri seorang programmer yang baik dan profesional. Komentar yang baik tidak menjelaskan <text:span text:style-name="Emphasis">apa</text:span> yang dilakukan kode (karena kode itu sendiri seharusnya sudah cukup jelas), tetapi lebih menjelaskan <text:span text:style-name="Emphasis">mengapa</text:span> kode itu ditulis seperti itu, atau apa tujuan besarnya. Kode yang diberi komentar dengan baik akan jauh lebih mudah dipahami, dirawat (<text:span text:style-name="Emphasis">maintain</text:span>), dan dikembangkan di kemudian hari, baik oleh diri sendiri maupun oleh orang lain dalam sebuah tim.</text:p>
            <text:p text:style-name="Text_20_body">Jadi, jangan malas menulis komentar ya!</text:p>
            <text:p text:style-name="Horizontal_20_Line"/>
            <text:p text:style-name="Text_20_body">Bab 3 selesai! Kita sudah berhasil membuat, menjalankan, dan memahami struktur serta komponen dasar program Pascal pertama kita. Saya menunggu perintah "YAX" untuk memulai petualangan baru di <text:span text:style-name="Strong_20_Emphasis">Bab 4: Variabel, Tipe Data, dan Konstanta</text:span>.</text:p>
          </text:section>
          <text:section text:style-name="Sect1" text:name="feedback-form-33">
            <text:p text:style-name="P285"/>
          </text:section>
        </text:section>
        <text:section text:style-name="Sect1" text:name="53e90c4d9ae7e1cc">
          <text:p text:style-name="Text_20_body"/>
          <text:section text:style-name="Sect1" text:name="user-query-content-34">
            <text:p text:style-name="P541">Yax </text:p>
          </text:section>
          <text:p text:style-name="P285">Tampilkan alur berpikir</text:p>
          <text:section text:style-name="Sect2" text:name="model-response-message-contentr_53e90c4d9ae7e1cc">
            <text:p text:style-name="Text_20_body">Oke, kita melangkah ke bab selanjutnya! Bab ini sangat fundamental, jadi pastikan Anda menyimaknya dengan baik ya. Selamat datang di <text:span text:style-name="Strong_20_Emphasis">Bab 4: Variabel, Tipe Data, dan Konstanta</text:span>.</text:p>
            <text:p text:style-name="Horizontal_20_Line"/>
            <text:p text:style-name="Text_20_body"><text:span text:style-name="Strong_20_Emphasis">Jawaban untuk </text:span><text:span text:style-name="Strong_20_Emphasis"><text:span text:style-name="Emphasis">Prompt</text:span></text:span><text:span text:style-name="Strong_20_Emphasis"> Pengantar Bab 4:</text:span></text:p>
            <text:p text:style-name="Text_20_body"><text:span text:style-name="Emphasis">(Prompt: "Tuliskan paragraf pengantar untuk Bab 4 buku tutorial Free Pascal pemula. Sampaikan bahwa setelah bisa membuat dan menjalankan program sederhana di Bab 3, kini saatnya mempelajari cara membuat program yang lebih dinamis dan berguna. Jelaskan bahwa inti dari program adalah mengolah data, dan Bab 4 ini akan membahas fondasi penting untuk bekerja dengan data: Variabel (wadah penyimpan data), Tipe Data (jenis-jenis data yang bisa disimpan), dan Konstanta (nilai tetap). Tekankan bahwa pemahaman konsep ini krusial untuk membangun program yang lebih kompleks dan fungsional.")</text:span></text:p>
            <text:p text:style-name="Horizontal_20_Line"/>
            <text:p text:style-name="Text_20_body">Selamat! Di Bab 3, kita sudah berhasil membuat program pertama kita yang bisa 'menyapa dunia'. Tapi, program "Hello, World!" kita itu sifatnya masih <text:span text:style-name="Strong_20_Emphasis">statis</text:span>, ya? <text:soft-page-break/>Artinya, ia hanya melakukan satu hal yang sama persis setiap kali dijalankan: menampilkan tulisan "Hello, World!".</text:p>
            <text:p text:style-name="Text_20_body">Agar program kita bisa menjadi lebih menarik, dinamis, dan benar-benar berguna (misalnya bisa mengingat nama pengguna, melakukan perhitungan berdasarkan input, menyimpan skor dalam game, atau mengelola daftar barang), ia harus mampu <text:span text:style-name="Strong_20_Emphasis">bekerja dengan data</text:span>. Data bisa berupa angka, teks, tanggal, atau informasi lainnya. Inti dari sebagian besar program komputer adalah menerima data, mengolahnya, dan menghasilkan data baru (informasi).</text:p>
            <text:p text:style-name="Text_20_body">Nah, di Bab 4 inilah kita akan mempelajari fondasi paling penting tentang bagaimana cara program kita 'mengingat' dan mengelola data tersebut. Kita akan berkenalan dengan tiga konsep kunci:</text:p>
            <text:list xml:id="list5049510165806449766" text:style-name="L55">
              <text:list-item>
                <text:p text:style-name="P340"><text:span text:style-name="Strong_20_Emphasis">Variabel (Variable):</text:span> Anggap saja ini seperti sebuah <text:span text:style-name="Strong_20_Emphasis">wadah atau kotak penyimpanan</text:span> di dalam memori komputer yang bisa kita beri label (nama). Kita bisa memasukkan data ke dalam wadah ini, dan yang paling penting, isi data di dalamnya bisa <text:span text:style-name="Strong_20_Emphasis">berubah-ubah</text:span> (<text:span text:style-name="Emphasis">variable</text:span>) selama program berjalan. </text:p>
              </text:list-item>
              <text:list-item>
                <text:p text:style-name="P340"><text:span text:style-name="Strong_20_Emphasis">Tipe Data (Data Type):</text:span> Setiap 'wadah' (variabel) tadi tidak bisa diisi sembarang data. Ada aturannya! <text:span text:style-name="Strong_20_Emphasis">Tipe data</text:span> inilah yang menentukan <text:span text:style-name="Strong_20_Emphasis">jenis data apa saja</text:span> yang boleh disimpan dalam sebuah variabel (misalnya, apakah wadah itu khusus untuk angka bulat, angka desimal, teks, atau nilai logika benar/salah) dan operasi apa saja yang bisa dilakukan pada data tersebut. </text:p>
              </text:list-item>
              <text:list-item>
                <text:p text:style-name="P55"><text:span text:style-name="Strong_20_Emphasis">Konstanta (Constant):</text:span> Ini mirip dengan variabel dalam arti ia juga punya nama dan menyimpan nilai. Bedanya, nilai yang disimpan dalam konstanta bersifat <text:span text:style-name="Strong_20_Emphasis">tetap atau permanen</text:span> dan <text:span text:style-name="Strong_20_Emphasis">tidak bisa diubah</text:span> setelah pertama kali ditentukan saat program dibuat. </text:p>
              </text:list-item>
            </text:list>
            <text:p text:style-name="Text_20_body">Memahami ketiga konsep ini – bagaimana membuat 'wadah' data (Variabel), aturan jenis data yang boleh masuk (Tipe Data), dan cara menyimpan nilai tetap (Konstanta) – adalah <text:span text:style-name="Strong_20_Emphasis">kunci fundamental dan mutlak diperlukan</text:span> untuk bisa menulis hampir semua program yang lebih berguna daripada sekadar "Hello, World!". Ini adalah dasar untuk melakukan perhitungan, menyimpan input pengguna, membuat keputusan, dan banyak lagi. Jadi, mari kita pelajari konsep penting ini dengan saksama!</text:p>
            <text:p text:style-name="Horizontal_20_Line"/>
            <text:p text:style-name="Text_20_body">Sudah siap mengenal 'wadah-wadah' ajaib ini? Saya menunggu perintah "YAX" untuk memulai dengan <text:span text:style-name="Emphasis">prompt</text:span> Sub-bab 4.1 ("Apa Itu Variabel?").</text:p>
          </text:section>
          <text:section text:style-name="Sect1" text:name="feedback-form-34">
            <text:p text:style-name="P285"/>
          </text:section>
        </text:section>
        <text:section text:style-name="Sect1" text:name="6fbd39bcd6690dc8">
          <text:p text:style-name="Text_20_body"/>
          <text:section text:style-name="Sect1" text:name="user-query-content-35">
            <text:p text:style-name="P541">yax </text:p>
          </text:section>
          <text:p text:style-name="P285">Tampilkan alur berpikir</text:p>
          <text:section text:style-name="Sect2" text:name="model-response-message-contentr_6fbd39bcd6690dc8">
            <text:p text:style-name="Text_20_body">Oke, mari kita mulai dengan 'wadah' pertama kita, yaitu <text:span text:style-name="Strong_20_Emphasis">Variabel</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4.1: Apa Itu Variabel?</text:span></text:p>
            <text:p text:style-name="Text_20_body"><text:soft-page-break/><text:span text:style-name="Emphasis">(Prompt: "Buatkan pembahasan mendalam untuk sub-bab 'Apa Itu Variabel?'. Jelaskan konsep variabel dalam pemrograman dengan analogi yang mudah dipahami oleh pemula (misalnya, kotak penyimpanan berlabel, laci meja, atau slot memori bernama). Tekankan bahwa variabel adalah nama simbolis yang merujuk ke lokasi di memori komputer tempat kita bisa menyimpan dan mengambil nilai. Jelaskan bahwa nilai dalam variabel bisa berubah selama program berjalan (itulah mengapa disebut 'variabel').")</text:span></text:p>
            <text:p text:style-name="Horizontal_20_Line"/>
            <text:p text:style-name="Text_20_body">Baik, mari kita mulai dengan konsep yang super penting ini: <text:span text:style-name="Strong_20_Emphasis">Variabel</text:span>. Kalau Anda ingin program Anda bisa 'mengingat' sesuatu, entah itu nama Anda, skor permainan, atau hasil perhitungan, Anda pasti akan menggunakan variabel.</text:p>
            <text:p text:style-name="Text_20_body">Jadi, apa sih variabel itu?</text:p>
            <text:p text:style-name="Text_20_body">Secara sederhana, <text:span text:style-name="Strong_20_Emphasis">variabel</text:span> adalah sebuah <text:span text:style-name="Strong_20_Emphasis">tempat penyimpanan data sementara</text:span> di dalam memori (RAM) komputer yang kita <text:span text:style-name="Strong_20_Emphasis">beri nama</text:span> agar mudah kita kenali dan gunakan dalam kode program kita.</text:p>
            <text:p text:style-name="Text_20_body">Mari kita pakai analogi biar lebih gampang:</text:p>
            <text:p text:style-name="Text_20_body"><text:span text:style-name="Strong_20_Emphasis">Analogi 1: Kotak Penyimpanan Berlabel</text:span></text:p>
            <text:p text:style-name="Text_20_body">Bayangkan Anda punya beberapa kotak penyimpanan kosong. Agar tidak tertukar, Anda menempelkan label nama di setiap kotak. Misalnya:</text:p>
            <text:list xml:id="list4342816687810070293" text:style-name="L56">
              <text:list-item>
                <text:p text:style-name="P341">Satu kotak Anda beri label <text:span text:style-name="Strong_20_Emphasis"><text:span text:style-name="Source_20_Text">"SkorPemain"</text:span></text:span>. </text:p>
              </text:list-item>
              <text:list-item>
                <text:p text:style-name="P341">Kotak lain Anda beri label <text:span text:style-name="Strong_20_Emphasis"><text:span text:style-name="Source_20_Text">"NamaUser"</text:span></text:span>. </text:p>
              </text:list-item>
              <text:list-item>
                <text:p text:style-name="P56">Kotak ketiga Anda beri label <text:span text:style-name="Strong_20_Emphasis"><text:span text:style-name="Source_20_Text">"JumlahBarang"</text:span></text:span>. </text:p>
              </text:list-item>
            </text:list>
            <text:p text:style-name="Text_20_body">Nah, kotak-kotak berlabel ini mirip seperti variabel:</text:p>
            <text:list xml:id="list6153004426398299656" text:style-name="L57">
              <text:list-item>
                <text:p text:style-name="P342"><text:span text:style-name="Strong_20_Emphasis">Label nama</text:span> (<text:span text:style-name="Source_20_Text">"SkorPemain"</text:span>, <text:span text:style-name="Source_20_Text">"NamaUser"</text:span>, <text:span text:style-name="Source_20_Text">"JumlahBarang"</text:span>) adalah <text:span text:style-name="Strong_20_Emphasis">nama variabel</text:span>. Kita gunakan nama ini untuk merujuk ke kotak tersebut. </text:p>
              </text:list-item>
              <text:list-item>
                <text:p text:style-name="P342"><text:span text:style-name="Strong_20_Emphasis">Isi di dalam kotak</text:span> adalah <text:span text:style-name="Strong_20_Emphasis">nilai variabel</text:span>. Kita bisa memasukkan sesuatu ke dalamnya. Misalnya, ke kotak <text:span text:style-name="Source_20_Text">"SkorPemain"</text:span> kita masukkan angka <text:span text:style-name="Source_20_Text">0</text:span> di awal permainan. Ke kotak <text:span text:style-name="Source_20_Text">"NamaUser"</text:span> kita masukkan teks <text:span text:style-name="Source_20_Text">"Andi"</text:span>. Ke kotak <text:span text:style-name="Source_20_Text">"JumlahBarang"</text:span> kita masukkan angka <text:span text:style-name="Source_20_Text">15</text:span>. </text:p>
              </text:list-item>
              <text:list-item>
                <text:p text:style-name="P57">Yang paling penting: <text:span text:style-name="Strong_20_Emphasis">Isi kotak bisa diubah!</text:span> Saat pemain mendapatkan poin, kita bisa menghapus angka <text:span text:style-name="Source_20_Text">0</text:span> dari kotak <text:span text:style-name="Source_20_Text">"SkorPemain"</text:span> dan menggantinya dengan <text:span text:style-name="Source_20_Text">100</text:span>. Jika pengguna login dengan nama lain, isi kotak <text:span text:style-name="Source_20_Text">"NamaUser"</text:span> bisa diganti. Labelnya tetap sama (<text:span text:style-name="Source_20_Text">"SkorPemain"</text:span>), tapi isinya bisa berubah-ubah. </text:p>
              </text:list-item>
            </text:list>
            <text:p text:style-name="Text_20_body"><text:span text:style-name="Strong_20_Emphasis">Analogi 2: Slot Memori Bernama (Sedikit Lebih Teknis)</text:span></text:p>
            <text:p text:style-name="Text_20_body">Memori komputer (RAM) itu sebenarnya terdiri dari jutaan lokasi penyimpanan kecil. Setiap lokasi punya alamat numerik yang rumit. Akan sangat merepotkan jika kita harus mengingat alamat-alamat numerik itu untuk menyimpan dan mengambil data.</text:p>
            <text:p text:style-name="Text_20_body"><text:soft-page-break/>Di sinilah variabel membantu. <text:span text:style-name="Strong_20_Emphasis">Variabel memberikan sebuah nama simbolis (yang mudah dibaca manusia)</text:span> untuk merujuk ke salah satu lokasi memori tersebut. Jadi, saat kita membuat variabel bernama <text:span text:style-name="Source_20_Text">Umur</text:span>, kita sebenarnya meminta komputer, "Tolong sediakan satu lokasi memori, dan beri nama lokasi itu <text:span text:style-name="Source_20_Text">Umur</text:span> ya." Selanjutnya, kita tinggal bilang, "Simpan angka <text:span text:style-name="Source_20_Text">25</text:span> ke <text:span text:style-name="Source_20_Text">Umur</text:span>" atau "Ambil nilai dari <text:span text:style-name="Source_20_Text">Umur</text:span>", dan komputer (melalui <text:span text:style-name="Emphasis">compiler</text:span>) yang akan otomatis mengurus pencarian lokasi memori sebenarnya yang berkorespondensi dengan nama <text:span text:style-name="Source_20_Text">Umur</text:span> tersebut. Jauh lebih mudah, kan?</text:p>
            <text:p text:style-name="Text_20_body"><text:span text:style-name="Strong_20_Emphasis">Karakteristik Utama Variabel:</text:span></text:p>
            <text:p text:style-name="Text_20_body">Jadi, dari penjelasan di atas, ada beberapa hal penting tentang variabel:</text:p>
            <text:list xml:id="list3868286644071642315" text:style-name="L58">
              <text:list-item>
                <text:p text:style-name="P343"><text:span text:style-name="Strong_20_Emphasis">Punya Nama:</text:span> Setiap variabel harus punya nama unik (nanti kita pelajari aturannya) sebagai pengenal. </text:p>
              </text:list-item>
              <text:list-item>
                <text:p text:style-name="P343"><text:span text:style-name="Strong_20_Emphasis">Menyimpan Nilai:</text:span> Tujuan utamanya adalah untuk menampung atau 'mengingat' sepotong data (bisa berupa angka, teks, nilai benar/salah, dll.). </text:p>
              </text:list-item>
              <text:list-item>
                <text:p text:style-name="P58"><text:span text:style-name="Strong_20_Emphasis">Nilainya Bisa Berubah (Variatif):</text:span> Inilah ciri khas utamanya dan alasan mengapa ia disebut "variabel" (dari kata <text:span text:style-name="Emphasis">vary</text:span> atau bervariasi). Sepanjang program berjalan, kita bisa mengganti nilai yang tersimpan di dalam variabel dengan nilai baru sesuai kebutuhan. Misalnya, variabel <text:span text:style-name="Source_20_Text">SuhuRuangan</text:span> bisa bernilai <text:span text:style-name="Source_20_Text">28</text:span> di pagi hari dan berubah menjadi <text:span text:style-name="Source_20_Text">32</text:span> di siang hari. </text:p>
              </text:list-item>
            </text:list>
            <text:p text:style-name="Text_20_body"><text:span text:style-name="Strong_20_Emphasis">Kenapa Kita Butuh Variabel?</text:span></text:p>
            <text:p text:style-name="Text_20_body">Hampir semua program yang berguna pasti membutuhkan variabel untuk:</text:p>
            <text:list xml:id="list307630951296816850" text:style-name="L59">
              <text:list-item>
                <text:p text:style-name="P344">Menyimpan data yang dimasukkan oleh pengguna (misalnya nama, usia, pilihan menu). </text:p>
              </text:list-item>
              <text:list-item>
                <text:p text:style-name="P344">Menyimpan hasil perhitungan sementara. </text:p>
              </text:list-item>
              <text:list-item>
                <text:p text:style-name="P344">Menyimpan status atau kondisi program (misalnya skor game, sisa nyawa, apakah pengguna sudah login). </text:p>
              </text:list-item>
              <text:list-item>
                <text:p text:style-name="P59">Dan masih banyak lagi! </text:p>
              </text:list-item>
            </text:list>
            <text:p text:style-name="Text_20_body">Singkatnya, <text:span text:style-name="Strong_20_Emphasis">variabel adalah 'wadah' data bernama di memori komputer yang isinya bisa kita ubah-ubah sesuai kebutuhan program.</text:span> Ini adalah salah satu alat paling fundamental yang akan kita gunakan terus-menerus dalam pemrograman.</text:p>
            <text:p text:style-name="Horizontal_20_Line"/>
            <text:p text:style-name="Text_20_body">Sudah terbayang 'wadah' ini? Selanjutnya kita akan belajar bagaimana memberi nama yang baik dan benar untuk variabel kita. Saya menunggu perintah "YAX" untuk lanjut ke <text:span text:style-name="Emphasis">prompt</text:span> Sub-bab 4.2 ("Aturan Penamaan Variabel").</text:p>
          </text:section>
          <text:section text:style-name="Sect1" text:name="feedback-form-35">
            <text:p text:style-name="P285"/>
          </text:section>
        </text:section>
        <text:section text:style-name="Sect1" text:name="b797071b205ed9b7">
          <text:p text:style-name="Text_20_body"/>
          <text:section text:style-name="Sect1" text:name="user-query-content-36">
            <text:p text:style-name="P541">yax </text:p>
          </text:section>
          <text:p text:style-name="P285">Tampilkan alur berpikir</text:p>
          <text:section text:style-name="Sect2" text:name="model-response-message-contentr_b797071b205ed9b7">
            <text:p text:style-name="Text_20_body">Oke, kita sudah tahu variabel itu seperti 'wadah' bernama. Nah, ternyata memberi nama <text:soft-page-break/>untuk wadah ini tidak bisa sembarangan, lho! Ada aturan mainnya agar si kompiler Pascal (FPC) mengerti dan juga agar kode kita rapi terbaca oleh manusia.</text:p>
            <text:p text:style-name="Horizontal_20_Line"/>
            <text:p text:style-name="Text_20_body"><text:span text:style-name="Strong_20_Emphasis">Jawaban untuk </text:span><text:span text:style-name="Strong_20_Emphasis"><text:span text:style-name="Emphasis">Prompt</text:span></text:span><text:span text:style-name="Strong_20_Emphasis"> Sub-bab 4.2: Aturan Penamaan Variabel</text:span></text:p>
            <text:p text:style-name="Text_20_body"><text:span text:style-name="Emphasis">(Prompt: "Buatkan pembahasan mendalam untuk sub-bab 'Aturan Penamaan Variabel' dalam konteks Free Pascal. Jelaskan aturan-aturan formal dan konvensi penamaan... 1. Karakter yang Diizinkan... 2. Tidak Boleh Spasi... 3. Tidak Boleh Sama dengan Kata Kunci... 4. Panjang Nama... 5. Case Insensitive... Berikan contoh nama variabel yang valid dan tidak valid.")</text:span></text:p>
            <text:p text:style-name="Horizontal_20_Line"/>
            <text:p text:style-name="Text_20_body">Memberi nama pada variabel itu penting. Nama yang baik membuat kode mudah dimengerti. Dalam Free Pascal, ada beberapa aturan yang <text:span text:style-name="Strong_20_Emphasis">wajib</text:span> diikuti (jika dilanggar, program tidak akan bisa dikompilasi/error) dan ada juga <text:span text:style-name="Strong_20_Emphasis">saran praktik baik (konvensi)</text:span> yang sebaiknya diikuti agar kode kita lebih profesional dan mudah dibaca.</text:p>
            <text:p text:style-name="Text_20_body"><text:span text:style-name="Strong_20_Emphasis">Aturan Wajib Penamaan Variabel (Harus Diikuti!):</text:span></text:p>
            <text:list xml:id="list8648782501338609062" text:style-name="L60">
              <text:list-item>
                <text:p text:style-name="P345"><text:span text:style-name="Strong_20_Emphasis">Karakter Pertama:</text:span> Nama variabel harus diawali dengan <text:span text:style-name="Strong_20_Emphasis">huruf</text:span> (A sampai Z, baik besar maupun kecil) atau karakter <text:span text:style-name="Strong_20_Emphasis">garis bawah</text:span> (<text:span text:style-name="Source_20_Text">_</text:span>). Nama variabel <text:span text:style-name="Strong_20_Emphasis">tidak boleh</text:span> diawali dengan angka (0-9) atau simbol lain (seperti <text:span text:style-name="Source_20_Text">#</text:span>, <text:span text:style-name="Source_20_Text">$</text:span>, <text:span text:style-name="Source_20_Text">-</text:span>, <text:span text:style-name="Source_20_Text">+</text:span>, dll.). </text:p>
              </text:list-item>
              <text:list-item>
                <text:p text:style-name="P345"><text:span text:style-name="Strong_20_Emphasis">Karakter Selanjutnya:</text:span> Setelah karakter pertama, nama variabel boleh diikuti oleh kombinasi <text:span text:style-name="Strong_20_Emphasis">huruf</text:span>, <text:span text:style-name="Strong_20_Emphasis">angka</text:span> (0-9), atau <text:span text:style-name="Strong_20_Emphasis">garis bawah</text:span> (<text:span text:style-name="Source_20_Text">_</text:span>). </text:p>
              </text:list-item>
              <text:list-item>
                <text:p text:style-name="P345"><text:span text:style-name="Strong_20_Emphasis">Tidak Boleh Mengandung Spasi:</text:span> Nama variabel tidak boleh dipisahkan oleh spasi. Jika Anda ingin nama yang terdiri dari beberapa kata, gunakan metode lain (lihat Saran Praktik Baik di bawah). </text:p>
              </text:list-item>
              <text:list-item>
                <text:p text:style-name="P345"><text:span text:style-name="Strong_20_Emphasis">Tidak Boleh Sama dengan Kata Kunci Pascal:</text:span> Pascal memiliki kata-kata khusus yang sudah punya makna bawaan untuk struktur bahasanya. Kata-kata ini disebut <text:span text:style-name="Emphasis">reserved words</text:span> atau <text:span text:style-name="Strong_20_Emphasis">kata kunci</text:span>, dan <text:span text:style-name="Strong_20_Emphasis">tidak boleh</text:span> Anda gunakan sebagai nama variabel. Beberapa contoh kata kunci yang umum adalah: <text:span text:style-name="Source_20_Text">program</text:span>, <text:span text:style-name="Source_20_Text">uses</text:span>, <text:span text:style-name="Source_20_Text">var</text:span>, <text:span text:style-name="Source_20_Text">const</text:span>, <text:span text:style-name="Source_20_Text">type</text:span>, <text:span text:style-name="Source_20_Text">begin</text:span>, <text:span text:style-name="Source_20_Text">end</text:span>, <text:span text:style-name="Source_20_Text">if</text:span>, <text:span text:style-name="Source_20_Text">then</text:span>, <text:span text:style-name="Source_20_Text">else</text:span>, <text:span text:style-name="Source_20_Text">case</text:span>, <text:span text:style-name="Source_20_Text">of</text:span>, <text:span text:style-name="Source_20_Text">while</text:span>, <text:span text:style-name="Source_20_Text">do</text:span>, <text:span text:style-name="Source_20_Text">repeat</text:span>, <text:span text:style-name="Source_20_Text">until</text:span>, <text:span text:style-name="Source_20_Text">for</text:span>, <text:span text:style-name="Source_20_Text">to</text:span>, <text:span text:style-name="Source_20_Text">downto</text:span>, <text:span text:style-name="Source_20_Text">procedure</text:span>, <text:span text:style-name="Source_20_Text">function</text:span>, <text:span text:style-name="Source_20_Text">array</text:span>, <text:span text:style-name="Source_20_Text">string</text:span>, <text:span text:style-name="Source_20_Text">integer</text:span>, <text:span text:style-name="Source_20_Text">real</text:span>, <text:span text:style-name="Source_20_Text">boolean</text:span>, <text:span text:style-name="Source_20_Text">true</text:span>, <text:span text:style-name="Source_20_Text">false</text:span>, <text:span text:style-name="Source_20_Text">nil</text:span>, dan masih banyak lagi. Anda tidak perlu menghafal semuanya sekarang, tapi waspadai kata-kata ini. Lazarus IDE biasanya akan memberi warna khusus pada kata kunci. </text:p>
              </text:list-item>
              <text:list-item>
                <text:p text:style-name="P60"><text:span text:style-name="Strong_20_Emphasis">Panjang Nama:</text:span> Free Pascal cukup fleksibel soal panjang nama variabel. Anda bisa membuat nama yang cukup panjang (misalnya, hingga 63 karakter atau bahkan lebih, tergantung versi). Jadi, batasan panjang ini biasanya tidak menjadi masalah dalam praktik. Fokuslah membuat nama yang jelas, bukan seberapa panjangnya. </text:p>
              </text:list-item>
            </text:list>
            <text:p text:style-name="Text_20_body"><text:span text:style-name="Strong_20_Emphasis">Saran Praktik Baik Penamaan (Sebaiknya Diikuti):</text:span></text:p>
            <text:list xml:id="list2039494304535560393" text:style-name="L61">
              <text:list-item>
                <text:p text:style-name="P61"><text:span text:style-name="Strong_20_Emphasis">Konsistensi Huruf Besar/Kecil (</text:span><text:span text:style-name="Strong_20_Emphasis"><text:span text:style-name="Emphasis">Case</text:span></text:span><text:span text:style-name="Strong_20_Emphasis">):</text:span></text:p>
                <text:list>
                  <text:list-item>
                    <text:p text:style-name="P346"><text:soft-page-break/>Secara teknis, Free Pascal itu <text:span text:style-name="Strong_20_Emphasis">tidak sensitif terhadap huruf besar/kecil (</text:span><text:span text:style-name="Strong_20_Emphasis"><text:span text:style-name="Emphasis">case-insensitive</text:span></text:span><text:span text:style-name="Strong_20_Emphasis">)</text:span> untuk nama variabel. Artinya, bagi kompiler, nama <text:span text:style-name="Source_20_Text">TotalHarga</text:span>, <text:span text:style-name="Source_20_Text">totalharga</text:span>, dan <text:span text:style-name="Source_20_Text">TOTALHARGA</text:span> dianggap <text:span text:style-name="Strong_20_Emphasis">sama</text:span>. </text:p>
                  </text:list-item>
                  <text:list-item>
                    <text:p text:style-name="P346"><text:span text:style-name="Strong_20_Emphasis">TETAPI</text:span>, demi <text:span text:style-name="Strong_20_Emphasis">keterbacaan oleh manusia</text:span> (Anda sendiri atau orang lain yang membaca kode Anda), sangat <text:span text:style-name="Strong_20_Emphasis">sangat disarankan</text:span> untuk memilih <text:span text:style-name="Strong_20_Emphasis">satu gaya penulisan</text:span> dan menggunakannya secara <text:span text:style-name="Strong_20_Emphasis">konsisten</text:span> di seluruh program Anda. Dua gaya yang paling populer untuk variabel di banyak bahasa (termasuk Pascal/Delphi): </text:p>
                    <text:list>
                      <text:list-item>
                        <text:p text:style-name="P346"><text:span text:style-name="Strong_20_Emphasis"><text:span text:style-name="Source_20_Text">CamelCase</text:span></text:span><text:span text:style-name="Strong_20_Emphasis">:</text:span> Kata pertama dimulai dengan huruf kecil, lalu setiap kata berikutnya diawali dengan huruf besar, tanpa pemisah. Contoh: <text:span text:style-name="Source_20_Text">namaSiswa</text:span>, <text:span text:style-name="Source_20_Text">jumlahBarangDiKeranjang</text:span>, <text:span text:style-name="Source_20_Text">nilaiUjianTerakhir</text:span>. (Gaya ini kadang disebut <text:span text:style-name="Source_20_Text">lowerCamelCase</text:span>). </text:p>
                      </text:list-item>
                      <text:list-item>
                        <text:p text:style-name="P346"><text:span text:style-name="Strong_20_Emphasis"><text:span text:style-name="Source_20_Text">snake_case</text:span></text:span><text:span text:style-name="Strong_20_Emphasis"> (Pemisah Garis Bawah):</text:span> Semua kata ditulis dengan huruf kecil dan dipisahkan oleh karakter garis bawah (<text:span text:style-name="Source_20_Text">_</text:span>). Contoh: <text:span text:style-name="Source_20_Text">nama_siswa</text:span>, <text:span text:style-name="Source_20_Text">jumlah_barang_di_keranjang</text:span>, <text:span text:style-name="Source_20_Text">nilai_ujian_terakhir</text:span>. </text:p>
                      </text:list-item>
                    </text:list>
                  </text:list-item>
                  <text:list-item>
                    <text:p text:style-name="P346">Mana yang lebih baik? Tergantung selera dan kebiasaan tim (jika bekerja dalam tim). Yang paling penting adalah <text:span text:style-name="Strong_20_Emphasis">pilih salah satu dan gunakan secara konsisten</text:span>. Di buku ini, kita mungkin akan lebih sering menggunakan gaya <text:span text:style-name="Source_20_Text">CamelCase</text:span>. </text:p>
                  </text:list-item>
                </text:list>
              </text:list-item>
              <text:list-item>
                <text:p text:style-name="P61"><text:span text:style-name="Strong_20_Emphasis">Gunakan Nama yang Deskriptif:</text:span></text:p>
                <text:list>
                  <text:list-item>
                    <text:p text:style-name="P346">Pilihlah nama yang <text:span text:style-name="Strong_20_Emphasis">jelas menggambarkan data apa yang disimpan</text:span> oleh variabel tersebut. Hindari nama yang terlalu singkat, ambigu, atau tidak bermakna seperti <text:span text:style-name="Source_20_Text">a</text:span>, <text:span text:style-name="Source_20_Text">b</text:span>, <text:span text:style-name="Source_20_Text">x</text:span>, <text:span text:style-name="Source_20_Text">tmp</text:span> (kecuali mungkin untuk variabel penghitung sederhana dalam loop seperti <text:span text:style-name="Source_20_Text">i</text:span>, <text:span text:style-name="Source_20_Text">j</text:span>, <text:span text:style-name="Source_20_Text">k</text:span> yang sudah menjadi konvensi umum). </text:p>
                  </text:list-item>
                  <text:list-item>
                    <text:p text:style-name="P61">Contoh nama yang baik: <text:span text:style-name="Source_20_Text">NamaPelanggan</text:span> (lebih baik dari <text:span text:style-name="Source_20_Text">nm</text:span> atau <text:span text:style-name="Source_20_Text">nampel</text:span>), <text:span text:style-name="Source_20_Text">SisaStokBarang</text:span> (lebih baik dari <text:span text:style-name="Source_20_Text">sisa</text:span> atau <text:span text:style-name="Source_20_Text">stk</text:span>), <text:span text:style-name="Source_20_Text">ApakahSudahLogin</text:span> (lebih baik dari <text:span text:style-name="Source_20_Text">status</text:span> atau <text:span text:style-name="Source_20_Text">flag</text:span>). </text:p>
                  </text:list-item>
                </text:list>
              </text:list-item>
            </text:list>
            <text:p text:style-name="Text_20_body"><text:span text:style-name="Strong_20_Emphasis">Contoh Nama Variabel:</text:span></text:p>
            <text:list xml:id="list7095757537783785858" text:style-name="L62">
              <text:list-item>
                <text:p text:style-name="P62"><text:span text:style-name="Strong_20_Emphasis">Contoh Nama yang VALID (Benar):</text:span></text:p>
                <text:list>
                  <text:list-item>
                    <text:p text:style-name="P347"><text:span text:style-name="Source_20_Text">namaUser</text:span> (CamelCase) </text:p>
                  </text:list-item>
                  <text:list-item>
                    <text:p text:style-name="P347"><text:span text:style-name="Source_20_Text">_counter</text:span> (Dimulai garis bawah) </text:p>
                  </text:list-item>
                  <text:list-item>
                    <text:p text:style-name="P347"><text:span text:style-name="Source_20_Text">nilai_final</text:span> (snake_case) </text:p>
                  </text:list-item>
                  <text:list-item>
                    <text:p text:style-name="P347"><text:span text:style-name="Source_20_Text">NomorTelepon1</text:span> (Mengandung angka, tapi tidak di awal) </text:p>
                  </text:list-item>
                  <text:list-item>
                    <text:p text:style-name="P347"><text:span text:style-name="Source_20_Text">isFinished</text:span> (CamelCase, sering untuk Boolean) </text:p>
                  </text:list-item>
                  <text:list-item>
                    <text:p text:style-name="P347"><text:span text:style-name="Source_20_Text">temperaturUdara</text:span> </text:p>
                  </text:list-item>
                </text:list>
              </text:list-item>
              <text:list-item>
                <text:p text:style-name="P62"><text:span text:style-name="Strong_20_Emphasis">Contoh Nama yang TIDAK VALID (Salah):</text:span></text:p>
                <text:list>
                  <text:list-item>
                    <text:p text:style-name="P347"><text:span text:style-name="Source_20_Text">1Angka</text:span> (Tidak boleh diawali angka) </text:p>
                  </text:list-item>
                  <text:list-item>
                    <text:p text:style-name="P347"><text:soft-page-break/><text:span text:style-name="Source_20_Text">nama siswa</text:span> (Tidak boleh ada spasi) </text:p>
                  </text:list-item>
                  <text:list-item>
                    <text:p text:style-name="P347"><text:span text:style-name="Source_20_Text">while</text:span> (Tidak boleh menggunakan kata kunci) </text:p>
                  </text:list-item>
                  <text:list-item>
                    <text:p text:style-name="P347"><text:span text:style-name="Source_20_Text">harga-awal</text:span> (Tidak boleh menggunakan tanda hubung <text:span text:style-name="Source_20_Text">-</text:span>) </text:p>
                  </text:list-item>
                  <text:list-item>
                    <text:p text:style-name="P347"><text:span text:style-name="Source_20_Text">alamat&amp;kota</text:span> (Tidak boleh menggunakan simbol <text:span text:style-name="Source_20_Text">&amp;</text:span>) </text:p>
                  </text:list-item>
                  <text:list-item>
                    <text:p text:style-name="P62"><text:span text:style-name="Source_20_Text">const</text:span> (Tidak boleh menggunakan kata kunci) </text:p>
                  </text:list-item>
                </text:list>
              </text:list-item>
            </text:list>
            <text:p text:style-name="Text_20_body"><text:span text:style-name="Strong_20_Emphasis">Kesimpulan:</text:span></text:p>
            <text:p text:style-name="Text_20_body">Dengan mengikuti aturan wajib, Anda memastikan program Anda bisa dikompilasi. Dengan mengikuti saran praktik baik, Anda membuat kode Anda lebih mudah dibaca, dipahami, dan dirawat – sebuah keterampilan penting bagi programmer profesional. Jadi, biasakan memberi nama variabel yang baik dan benar mulai sekarang ya!</text:p>
            <text:p text:style-name="Horizontal_20_Line"/>
            <text:p text:style-name="Text_20_body">Aturan main penamaan sudah jelas? Saya menunggu perintah "YAX" untuk lanjut ke <text:span text:style-name="Emphasis">prompt</text:span> Sub-bab 4.3 ("Deklarasi Variabel (<text:span text:style-name="Source_20_Text">var</text:span>)").</text:p>
          </text:section>
          <text:section text:style-name="Sect1" text:name="feedback-form-36">
            <text:p text:style-name="P285"/>
          </text:section>
        </text:section>
        <text:section text:style-name="Sect1" text:name="42baecd5af230259">
          <text:p text:style-name="Text_20_body"/>
          <text:section text:style-name="Sect1" text:name="user-query-content-37">
            <text:p text:style-name="P541">yax </text:p>
          </text:section>
          <text:p text:style-name="P285">Tampilkan alur berpikir</text:p>
          <text:section text:style-name="Sect2" text:name="model-response-message-contentr_42baecd5af230259">
            <text:p text:style-name="P285"/>
          </text:section>
          <text:section text:style-name="Sect1" text:name="feedback-form-37">
            <text:p text:style-name="P285"/>
          </text:section>
        </text:section>
        <text:section text:style-name="Sect1" text:name="f353c9194c58f6cd">
          <text:p text:style-name="Text_20_body"/>
          <text:section text:style-name="Sect1" text:name="user-query-content-38">
            <text:p text:style-name="P541">present it </text:p>
          </text:section>
          <text:p text:style-name="P285">Tampilkan alur berpikir</text:p>
          <text:section text:style-name="Sect2" text:name="model-response-message-contentr_f353c9194c58f6cd">
            <text:p text:style-name="Text_20_body">Oke, mari kita presentasikan pembahasan tentang cara 'mengenalkan' atau mendeklarasikan variabel di Pascal.</text:p>
            <text:p text:style-name="Horizontal_20_Line"/>
            <text:p text:style-name="Text_20_body"><text:span text:style-name="Strong_20_Emphasis">Jawaban untuk </text:span><text:span text:style-name="Strong_20_Emphasis"><text:span text:style-name="Emphasis">Prompt</text:span></text:span><text:span text:style-name="Strong_20_Emphasis"> Sub-bab 4.3: Deklarasi Variabel (</text:span><text:span text:style-name="Strong_20_Emphasis"><text:span text:style-name="Source_20_Text">var</text:span></text:span><text:span text:style-name="Strong_20_Emphasis">)</text:span></text:p>
            <text:p text:style-name="Text_20_body"><text:span text:style-name="Emphasis">(Prompt: "Buatkan pembahasan mendalam dan panduan praktis untuk sub-bab 'Deklarasi Variabel (var)'. Jelaskan bahwa sebelum variabel bisa digunakan... ia harus dideklarasikan... di dalam blok var... sebelum begin utama. Tunjukkan sintaks... Jelaskan setiap bagian sintaks... Berikan contoh... Tekankan bahwa mendeklarasikan variabel berarti memesan tempat di memori...")</text:span></text:p>
            <text:p text:style-name="Horizontal_20_Line"/>
            <text:p text:style-name="Text_20_body">Setelah kita tahu aturan memberi nama untuk 'wadah' data kita (variabel), langkah selanjutnya adalah bagaimana cara kita secara resmi 'membuat' atau 'mengenalkan' wadah tersebut ke dalam program Pascal kita. Di bahasa Pascal, kita tidak bisa serta-merta menggunakan sebuah nama variabel di tengah kode; kita harus <text:span text:style-name="Strong_20_Emphasis">memberitahu kompiler terlebih dahulu</text:span> nama-nama variabel apa saja yang akan kita gunakan beserta jenis data apa yang akan disimpannya. Proses 'pemberitahuan' atau 'perkenalan' <text:soft-page-break/>inilah yang disebut <text:span text:style-name="Strong_20_Emphasis">Deklarasi Variabel</text:span>.</text:p>
            <text:p text:style-name="Text_20_body"><text:span text:style-name="Strong_20_Emphasis">Di Mana Kita Melakukan Deklarasi?</text:span></text:p>
            <text:p text:style-name="Text_20_body">Deklarasi variabel tidak bisa dilakukan di sembarang tempat. Ada bagian khusus di dalam struktur program Pascal yang disediakan untuk ini. Bagian ini ditandai dengan kata kunci (keyword) <text:span text:style-name="Strong_20_Emphasis"><text:span text:style-name="Source_20_Text">var</text:span></text:span>.</text:p>
            <text:p text:style-name="Text_20_body">Letak blok <text:span text:style-name="Source_20_Text">var</text:span> ini sangat spesifik:</text:p>
            <text:list xml:id="list591334542270508983" text:style-name="L63">
              <text:list-item>
                <text:p text:style-name="P348">Setelah baris header <text:span text:style-name="Source_20_Text">program NamaProgram;</text:span> (jika ada). </text:p>
              </text:list-item>
              <text:list-item>
                <text:p text:style-name="P348">Setelah klausa <text:span text:style-name="Source_20_Text">uses</text:span> (jika ada). </text:p>
              </text:list-item>
              <text:list-item>
                <text:p text:style-name="P63"><text:span text:style-name="Strong_20_Emphasis">Sebelum</text:span> blok <text:span text:style-name="Source_20_Text">begin</text:span> utama program dimulai. </text:p>
              </text:list-item>
            </text:list>
            <text:p text:style-name="Text_20_body"><text:span text:style-name="Strong_20_Emphasis">Sintaks (Cara Penulisan) Deklarasi Variabel:</text:span></text:p>
            <text:list xml:id="list4535359114889419780" text:style-name="L64">
              <text:list-item>
                <text:p text:style-name="P64">Awali bagian deklarasi dengan menuliskan kata kunci <text:span text:style-name="Strong_20_Emphasis"><text:span text:style-name="Source_20_Text">var</text:span></text:span>.</text:p>
              </text:list-item>
              <text:list-item>
                <text:p text:style-name="P64">Di baris-baris berikutnya (biasanya di-indentasi atau sedikit menjorok ke kanan agar rapi), daftarkan variabel yang ingin Anda buat satu per satu dengan format umum:</text:p>
                <text:p text:style-name="P64">Delphi</text:p>
                <text:p text:style-name="P615"><text:span text:style-name="Source_20_Text">NamaVariabel : TipeData;</text:span></text:p>
                <text:p text:style-name="P64">Mari kita bedah format ini:</text:p>
                <text:list>
                  <text:list-item>
                    <text:p text:style-name="P349"><text:span text:style-name="Source_20_Text">NamaVariabel</text:span>: Ini adalah nama yang Anda pilih untuk variabel Anda (pastikan mengikuti aturan penamaan yang sudah kita bahas di Sub-bab 4.2). </text:p>
                  </text:list-item>
                  <text:list-item>
                    <text:p text:style-name="P349"><text:span text:style-name="Source_20_Text">:</text:span> (Titik Dua): Karakter titik dua ini <text:span text:style-name="Strong_20_Emphasis">wajib</text:span> ada sebagai pemisah antara nama variabel dan tipe datanya. </text:p>
                  </text:list-item>
                  <text:list-item>
                    <text:p text:style-name="P349"><text:span text:style-name="Source_20_Text">TipeData</text:span>: Ini adalah <text:span text:style-name="Strong_20_Emphasis">jenis data</text:span> yang nantinya boleh disimpan di dalam <text:span text:style-name="Source_20_Text">NamaVariabel</text:span> tersebut. Contohnya <text:span text:style-name="Source_20_Text">Integer</text:span> (untuk angka bulat), <text:span text:style-name="Source_20_Text">String</text:span> (untuk teks), <text:span text:style-name="Source_20_Text">Real</text:span> (untuk angka desimal), <text:span text:style-name="Source_20_Text">Boolean</text:span> (untuk nilai <text:span text:style-name="Source_20_Text">True</text:span> atau <text:span text:style-name="Source_20_Text">False</text:span>). Kita akan membahas tipe-tipe data ini secara <text:span text:style-name="Strong_20_Emphasis">mendetail di sub-bab berikutnya (4.4)</text:span>. Untuk sekarang, anggap saja ini adalah label jenis wadahnya. </text:p>
                  </text:list-item>
                  <text:list-item>
                    <text:p text:style-name="P349"><text:span text:style-name="Source_20_Text">;</text:span> (Titik Koma): Setiap akhir dari satu deklarasi variabel (atau sekelompok variabel sejenis) <text:span text:style-name="Strong_20_Emphasis">wajib</text:span> diakhiri dengan tanda titik koma. </text:p>
                  </text:list-item>
                </text:list>
              </text:list-item>
              <text:list-item>
                <text:p text:style-name="P64"><text:span text:style-name="Strong_20_Emphasis">Deklarasi Beberapa Variabel Sejenis:</text:span> Jika Anda ingin membuat beberapa variabel yang memiliki <text:span text:style-name="Strong_20_Emphasis">tipe data yang sama persis</text:span>, Anda bisa mendeklarasikannya sekaligus dalam satu baris untuk menghemat tempat. Caranya, tuliskan nama-nama variabelnya dipisahkan oleh tanda koma (<text:span text:style-name="Source_20_Text">,</text:span>), lalu diikuti titik dua (<text:span text:style-name="Source_20_Text">:</text:span>), tipe datanya, dan diakhiri titik koma (<text:span text:style-name="Source_20_Text">;</text:span>).</text:p>
                <text:p text:style-name="P64">Delphi</text:p>
                <text:p text:style-name="P615"><text:span text:style-name="Source_20_Text">NamaVar1, NamaVar2, NamaVar3 : TipeDataYangSama;</text:span></text:p>
              </text:list-item>
            </text:list>
            <text:p text:style-name="Text_20_body"><text:soft-page-break/><text:span text:style-name="Strong_20_Emphasis">Contoh Blok </text:span><text:span text:style-name="Strong_20_Emphasis"><text:span text:style-name="Source_20_Text">var</text:span></text:span><text:span text:style-name="Strong_20_Emphasis"> Lengkap:</text:span></text:p>
            <text:p text:style-name="Text_20_body">Berikut adalah contoh bagaimana blok <text:span text:style-name="Source_20_Text">var</text:span> bisa terlihat dalam sebuah program:</text:p>
            <text:p text:style-name="Text_20_body">Delphi</text:p>
            <text:p text:style-name="Preformatted_20_Text"><text:span text:style-name="Source_20_Text">program ContohDeklarasi;</text:span></text:p>
            <text:p text:style-name="Preformatted_20_Text"><text:span text:style-name="Source_20_Text">uses SysUtils;</text:span></text:p>
            <text:p text:style-name="Preformatted_20_Text"/>
            <text:p text:style-name="Preformatted_20_Text"><text:span text:style-name="Source_20_Text">var // &lt;-- Awal blok deklarasi variabel</text:span></text:p>
            <text:p text:style-name="Preformatted_20_Text"><text:span text:style-name="Source_20_Text"><text:s text:c="2"/>namaUser <text:s text:c="4"/>: String; <text:s text:c="5"/>// Wadah untuk simpan nama (teks)</text:span></text:p>
            <text:p text:style-name="Preformatted_20_Text"><text:span text:style-name="Source_20_Text"><text:s text:c="2"/>umurUser <text:s text:c="4"/>: Integer; <text:s text:c="4"/>// Wadah untuk simpan umur (angka bulat)</text:span></text:p>
            <text:p text:style-name="Preformatted_20_Text"><text:span text:style-name="Source_20_Text"><text:s text:c="2"/>tinggiBadan <text:s/>: Real; <text:s text:c="7"/>// Wadah untuk simpan tinggi (bisa desimal)</text:span></text:p>
            <text:p text:style-name="Preformatted_20_Text"><text:span text:style-name="Source_20_Text"><text:s text:c="2"/>sudahMenikah : Boolean; <text:s text:c="4"/>// Wadah untuk simpan status True/False</text:span></text:p>
            <text:p text:style-name="Preformatted_20_Text"/>
            <text:p text:style-name="Preformatted_20_Text"><text:span text:style-name="Source_20_Text"><text:s text:c="2"/>// Contoh deklarasi beberapa variabel sejenis sekaligus:</text:span></text:p>
            <text:p text:style-name="Preformatted_20_Text"><text:span text:style-name="Source_20_Text"><text:s text:c="2"/>jumlahAnak, jumlahCucu : Integer; // Dua wadah angka bulat sekaligus</text:span></text:p>
            <text:p text:style-name="Preformatted_20_Text"/>
            <text:p text:style-name="Preformatted_20_Text"><text:span text:style-name="Source_20_Text">// Tidak ada deklarasi variabel lain</text:span></text:p>
            <text:p text:style-name="Preformatted_20_Text"/>
            <text:p text:style-name="Preformatted_20_Text"><text:span text:style-name="Source_20_Text">begin // &lt;-- Akhir blok var, mulai blok utama</text:span></text:p>
            <text:p text:style-name="Preformatted_20_Text"><text:span text:style-name="Source_20_Text"><text:s text:c="2"/>// Di dalam blok begin...end. inilah kita baru bisa menggunakan</text:span></text:p>
            <text:p text:style-name="Preformatted_20_Text"><text:span text:style-name="Source_20_Text"><text:s text:c="2"/>// variabel namaUser, umurUser, tinggiBadan, sudahMenikah,</text:span></text:p>
            <text:p text:style-name="Preformatted_20_Text"><text:span text:style-name="Source_20_Text"><text:s text:c="2"/>// jumlahAnak, dan jumlahCucu.</text:span></text:p>
            <text:p text:style-name="Preformatted_20_Text"><text:span text:style-name="Source_20_Text"><text:s text:c="2"/>// ... kode program lainnya ...</text:span></text:p>
            <text:p text:style-name="P602"><text:span text:style-name="Source_20_Text">end.</text:span></text:p>
            <text:p text:style-name="Text_20_body"><text:span text:style-name="Strong_20_Emphasis">Apa Arti Sebenarnya dari Mendeklarasikan Variabel?</text:span></text:p>
            <text:p text:style-name="Text_20_body">Saat Anda menulis <text:span text:style-name="Source_20_Text">umurUser : Integer;</text:span> di dalam blok <text:span text:style-name="Source_20_Text">var</text:span>, Anda tidak hanya sekadar menulis teks. Anda sebenarnya sedang memberikan instruksi penting kepada kompiler (FPC). Anda memberitahunya:</text:p>
            <text:p text:style-name="Text_20_body"><text:span text:style-name="Emphasis">"Hei FPC, tolong siapkan (alokasikan) satu ruang atau lokasi di memori komputer. Ukuran ruang ini harus cukup untuk menampung data jenis </text:span><text:span text:style-name="Emphasis"><text:span text:style-name="Source_20_Text">Integer</text:span></text:span><text:span text:style-name="Emphasis">. Lalu, berikan nama 'umurUser' pada lokasi memori tersebut, supaya nanti di dalam kode programku, aku bisa merujuk ke lokasi itu hanya dengan menyebut nama 'umurUser'."</text:span></text:p>
            <text:p text:style-name="Text_20_body">Jadi, deklarasi adalah proses <text:span text:style-name="Strong_20_Emphasis">memesan tempat di memori</text:span> untuk setiap variabel yang akan Anda gunakan. Jika Anda mencoba menggunakan suatu nama di dalam blok <text:span text:style-name="Source_20_Text">begin...end.</text:span> padahal nama itu belum Anda 'pesankan' tempatnya di bagian <text:span text:style-name="Source_20_Text">var</text:span>, FPC akan bingung dan mengeluarkan pesan error seperti <text:span text:style-name="Emphasis">"Error: Identifier not found 'NamaYangBelumDideklarasikan'"</text:span>.</text:p>
            <text:p text:style-name="Text_20_body"><text:span text:style-name="Strong_20_Emphasis">Kesimpulan:</text:span></text:p>
            <text:p text:style-name="Text_20_body">Ingat baik-baik: dalam Pascal, sebelum sebuah variabel bisa digunakan untuk menyimpan atau mengambil nilai di dalam blok <text:span text:style-name="Source_20_Text">begin...end.</text:span> utama, ia <text:span text:style-name="Strong_20_Emphasis">wajib</text:span> 'diperkenalkan' atau dideklarasikan terlebih dahulu di dalam blok <text:span text:style-name="Source_20_Text">var</text:span>. Formatnya adalah <text:span text:style-name="Source_20_Text">NamaVariabel : TipeData;</text:span>.</text:p>
            <text:p text:style-name="Horizontal_20_Line"/>
            <text:p text:style-name="Text_20_body"><text:soft-page-break/>Sekarang kita sudah tahu cara membuat 'wadah' bernama di program kita. Tapi, wadah ini bisa diisi 'barang' (data) jenis apa saja? Itulah yang akan kita bahas selanjutnya tentang Tipe Data.</text:p>
            <text:p text:style-name="Text_20_body">Saya menunggu perintah "YAX" untuk melanjutkan ke <text:span text:style-name="Emphasis">prompt</text:span> Sub-bab 4.4 ("Tipe Data Dasar").</text:p>
          </text:section>
          <text:section text:style-name="Sect1" text:name="feedback-form-38">
            <text:p text:style-name="P285"/>
          </text:section>
        </text:section>
        <text:section text:style-name="Sect1" text:name="df2afa90d3f4ee15">
          <text:p text:style-name="Text_20_body"/>
          <text:section text:style-name="Sect1" text:name="user-query-content-39">
            <text:p text:style-name="P541">yax </text:p>
          </text:section>
          <text:p text:style-name="P285">Tampilkan alur berpikir</text:p>
          <text:section text:style-name="Sect2" text:name="model-response-message-contentr_df2afa90d3f4ee15">
            <text:p text:style-name="Text_20_body">Oke, kita sudah punya 'wadah' bernama (variabel) dan sudah tahu cara mendeklarasikannya. Sekarang, kita perlu tahu jenis 'barang' atau data apa saja yang bisa dimasukkan ke dalam wadah tersebut. Inilah gunanya <text:span text:style-name="Strong_20_Emphasis">Tipe Data</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4.4: Tipe Data Dasar</text:span></text:p>
            <text:p text:style-name="Text_20_body"><text:span text:style-name="Emphasis">(Prompt: "Buatkan pembahasan mendalam untuk sub-bab 'Tipe Data Dasar' di Free Pascal. Jelaskan mengapa tipe data itu penting... Uraikan tipe-tipe data dasar yang paling umum digunakan oleh pemula: Integer, Real, Char, String, Boolean... Untuk setiap tipe data, berikan contoh deklarasi variabel dan contoh pemberian nilai awal (assignment) menggunakan operator := ...")</text:span></text:p>
            <text:p text:style-name="Horizontal_20_Line"/>
            <text:p text:style-name="Text_20_body">Mengapa tipe data itu penting? Saat Anda mendeklarasikan variabel, Anda tidak hanya memberi nama pada 'wadah' di memori, tapi Anda juga harus menentukan <text:span text:style-name="Strong_20_Emphasis">jenis data</text:span> apa yang boleh disimpan di dalamnya. Tipe data ini penting karena:</text:p>
            <text:list xml:id="list8675085438783273239" text:style-name="L65">
              <text:list-item>
                <text:p text:style-name="P350"><text:span text:style-name="Strong_20_Emphasis">Menentukan Nilai yang Valid:</text:span> Tipe data membatasi jenis nilai apa saja yang bisa Anda masukkan ke dalam variabel. Anda tidak bisa menyimpan teks "apel" ke dalam variabel yang tipenya angka bulat. </text:p>
              </text:list-item>
              <text:list-item>
                <text:p text:style-name="P350"><text:span text:style-name="Strong_20_Emphasis">Menentukan Operasi yang Bisa Dilakukan:</text:span> Tipe data juga menentukan operasi apa saja yang masuk akal untuk dilakukan pada variabel tersebut. Misalnya, variabel angka bisa ditambah atau dikurangi, sedangkan variabel teks tidak bisa. </text:p>
              </text:list-item>
              <text:list-item>
                <text:p text:style-name="P65"><text:span text:style-name="Strong_20_Emphasis">Efisiensi Memori:</text:span> Komputer perlu tahu tipe data untuk mengalokasikan jumlah memori yang tepat untuk menyimpan nilai variabel tersebut. </text:p>
              </text:list-item>
            </text:list>
            <text:p text:style-name="Text_20_body">Di Free Pascal (dan Pascal pada umumnya), ada banyak tipe data, tapi untuk pemula, mari kita fokus pada 5 tipe data dasar yang paling sering digunakan:</text:p>
            <text:list xml:id="list4759379205193459315" text:style-name="L66">
              <text:list-item>
                <text:p text:style-name="P66"><text:span text:style-name="Strong_20_Emphasis"><text:span text:style-name="Source_20_Text">Integer</text:span></text:span><text:span text:style-name="Strong_20_Emphasis"> (Bilangan Bulat)</text:span></text:p>
                <text:list>
                  <text:list-item>
                    <text:p text:style-name="P351"><text:span text:style-name="Strong_20_Emphasis">Kegunaan:</text:span> Untuk menyimpan bilangan <text:span text:style-name="Strong_20_Emphasis">bulat</text:span>, baik itu positif, negatif, ataupun nol. Tipe ini tidak bisa menyimpan angka dengan bagian desimal atau pecahan. </text:p>
                  </text:list-item>
                  <text:list-item>
                    <text:p text:style-name="P351"><text:span text:style-name="Strong_20_Emphasis">Contoh Nilai:</text:span> <text:span text:style-name="Source_20_Text">10</text:span>, <text:span text:style-name="Source_20_Text">-5</text:span>, <text:span text:style-name="Source_20_Text">0</text:span>, <text:span text:style-name="Source_20_Text">12345</text:span>, <text:span text:style-name="Source_20_Text">-987</text:span>. </text:p>
                  </text:list-item>
                  <text:list-item>
                    <text:p text:style-name="P351"><text:soft-page-break/><text:span text:style-name="Strong_20_Emphasis">Catatan Rentang:</text:span> Tipe <text:span text:style-name="Source_20_Text">Integer</text:span> standar di Free Pascal modern biasanya bisa menampung rentang nilai yang cukup besar (misalnya, dari sekitar -2 miliar hingga +2 miliar untuk sistem 32-bit). Ada juga varian lain jika Anda butuh rentang yang lebih kecil (hemat memori) seperti <text:span text:style-name="Source_20_Text">SmallInt</text:span>, <text:span text:style-name="Source_20_Text">Byte</text:span>, <text:span text:style-name="Source_20_Text">ShortInt</text:span>, atau rentang yang lebih besar seperti <text:span text:style-name="Source_20_Text">LongInt</text:span>, <text:span text:style-name="Source_20_Text">Int64</text:span>. Tapi untuk kebanyakan kasus awal, <text:span text:style-name="Source_20_Text">Integer</text:span> sudah mencukupi. </text:p>
                  </text:list-item>
                  <text:list-item>
                    <text:p text:style-name="P351"><text:span text:style-name="Strong_20_Emphasis">Contoh Deklarasi dan Pengisian Nilai (</text:span><text:span text:style-name="Strong_20_Emphasis"><text:span text:style-name="Source_20_Text">:=</text:span></text:span><text:span text:style-name="Strong_20_Emphasis">):</text:span> </text:p>
                    <text:p text:style-name="P66">Delphi</text:p>
                    <text:p text:style-name="P554"><text:span text:style-name="Source_20_Text">var</text:span></text:p>
                    <text:p text:style-name="P554"><text:span text:style-name="Source_20_Text"><text:s text:c="2"/>jumlahSiswa: Integer; // Deklarasi variabel jumlahSiswa bertipe Integer</text:span></text:p>
                    <text:p text:style-name="P554"><text:span text:style-name="Source_20_Text">begin</text:span></text:p>
                    <text:p text:style-name="P554"><text:span text:style-name="Source_20_Text"><text:s text:c="2"/>jumlahSiswa := 40; // Mengisi variabel jumlahSiswa dengan nilai 40</text:span></text:p>
                    <text:p text:style-name="P554"><text:span text:style-name="Source_20_Text"><text:s text:c="2"/>Writeln('Jumlah siswa di kelas: ', jumlahSiswa); // Output: Jumlah siswa di kelas: 40</text:span></text:p>
                    <text:p text:style-name="P616"><text:span text:style-name="Source_20_Text">end.</text:span></text:p>
                  </text:list-item>
                </text:list>
              </text:list-item>
              <text:list-item>
                <text:p text:style-name="P66"><text:span text:style-name="Strong_20_Emphasis"><text:span text:style-name="Source_20_Text">Real</text:span></text:span><text:span text:style-name="Strong_20_Emphasis"> (Bilangan Pecahan/Desimal)</text:span></text:p>
                <text:list>
                  <text:list-item>
                    <text:p text:style-name="P351"><text:span text:style-name="Strong_20_Emphasis">Kegunaan:</text:span> Untuk menyimpan bilangan yang <text:span text:style-name="Strong_20_Emphasis">memiliki bagian desimal</text:span> atau pecahan. </text:p>
                  </text:list-item>
                  <text:list-item>
                    <text:p text:style-name="P351"><text:span text:style-name="Strong_20_Emphasis">Penting:</text:span> Dalam kode Pascal, pemisah desimal menggunakan <text:span text:style-name="Strong_20_Emphasis">TITIK (</text:span><text:span text:style-name="Strong_20_Emphasis"><text:span text:style-name="Source_20_Text">.</text:span></text:span><text:span text:style-name="Strong_20_Emphasis">)</text:span>, bukan koma (<text:span text:style-name="Source_20_Text">,</text:span>). </text:p>
                  </text:list-item>
                  <text:list-item>
                    <text:p text:style-name="P351"><text:span text:style-name="Strong_20_Emphasis">Contoh Nilai:</text:span> <text:span text:style-name="Source_20_Text">3.14159</text:span>, <text:span text:style-name="Source_20_Text">-0.5</text:span>, <text:span text:style-name="Source_20_Text">98.6</text:span>, <text:span text:style-name="Source_20_Text">15000.0</text:span>. </text:p>
                  </text:list-item>
                  <text:list-item>
                    <text:p text:style-name="P351"><text:span text:style-name="Strong_20_Emphasis">Catatan Varian:</text:span> Selain <text:span text:style-name="Source_20_Text">Real</text:span>, tipe data desimal lain yang umum adalah <text:span text:style-name="Source_20_Text">Double</text:span> (presisi ganda, biasanya lebih akurat untuk perhitungan ilmiah) dan <text:span text:style-name="Source_20_Text">Single</text:span> (presisi tunggal, menggunakan memori lebih sedikit). Untuk permulaan, menggunakan <text:span text:style-name="Source_20_Text">Real</text:span> atau <text:span text:style-name="Source_20_Text">Double</text:span> biasanya sudah baik. </text:p>
                  </text:list-item>
                  <text:list-item>
                    <text:p text:style-name="P351"><text:span text:style-name="Strong_20_Emphasis">Contoh Deklarasi dan Pengisian Nilai (</text:span><text:span text:style-name="Strong_20_Emphasis"><text:span text:style-name="Source_20_Text">:=</text:span></text:span><text:span text:style-name="Strong_20_Emphasis">):</text:span> </text:p>
                    <text:p text:style-name="P66">Delphi</text:p>
                    <text:p text:style-name="P554"><text:span text:style-name="Source_20_Text">var</text:span></text:p>
                    <text:p text:style-name="P554"><text:span text:style-name="Source_20_Text"><text:s text:c="2"/>hargaBensin: Real; // Deklarasi variabel hargaBensin bertipe Real</text:span></text:p>
                    <text:p text:style-name="P554"><text:span text:style-name="Source_20_Text">begin</text:span></text:p>
                    <text:p text:style-name="P554"><text:span text:style-name="Source_20_Text"><text:s text:c="2"/>hargaBensin := 14500.50; // Mengisi nilai, pakai titik!</text:span></text:p>
                    <text:p text:style-name="P554"><text:span text:style-name="Source_20_Text"><text:s text:c="2"/>// :0:2 digunakan Writeln untuk format 2 angka di belakang titik</text:span></text:p>
                    <text:p text:style-name="P554"><text:span text:style-name="Source_20_Text"><text:s text:c="2"/>Writeln('Harga bensin per liter: Rp ', hargaBensin:0:2);</text:span></text:p>
                    <text:p text:style-name="P616"><text:span text:style-name="Source_20_Text">end.</text:span></text:p>
                  </text:list-item>
                </text:list>
              </text:list-item>
              <text:list-item>
                <text:p text:style-name="P66"><text:span text:style-name="Strong_20_Emphasis"><text:span text:style-name="Source_20_Text">Char</text:span></text:span><text:span text:style-name="Strong_20_Emphasis"> (Karakter Tunggal)</text:span></text:p>
                <text:list>
                  <text:list-item>
                    <text:p text:style-name="P351"><text:span text:style-name="Strong_20_Emphasis">Kegunaan:</text:span> Untuk menyimpan <text:span text:style-name="Strong_20_Emphasis">tepat satu buah karakter</text:span>. Karakter ini bisa berupa huruf (besar/kecil), angka (sebagai karakter, bukan nilai <text:soft-page-break/>numerik), simbol, atau bahkan spasi. </text:p>
                  </text:list-item>
                  <text:list-item>
                    <text:p text:style-name="P351"><text:span text:style-name="Strong_20_Emphasis">Cara Menulis Nilai:</text:span> Nilai untuk tipe <text:span text:style-name="Source_20_Text">Char</text:span> <text:span text:style-name="Strong_20_Emphasis">wajib</text:span> diapit oleh <text:span text:style-name="Strong_20_Emphasis">tanda kutip tunggal (</text:span><text:span text:style-name="Strong_20_Emphasis"><text:span text:style-name="Source_20_Text">' '</text:span></text:span><text:span text:style-name="Strong_20_Emphasis">)</text:span>. </text:p>
                  </text:list-item>
                  <text:list-item>
                    <text:p text:style-name="P351"><text:span text:style-name="Strong_20_Emphasis">Contoh Nilai:</text:span> <text:span text:style-name="Source_20_Text">'A'</text:span>, <text:span text:style-name="Source_20_Text">'z'</text:span>, <text:span text:style-name="Source_20_Text">'7'</text:span>, <text:span text:style-name="Source_20_Text">'*'</text:span>, <text:span text:style-name="Source_20_Text">' '</text:span> (karakter spasi). </text:p>
                  </text:list-item>
                  <text:list-item>
                    <text:p text:style-name="P351"><text:span text:style-name="Strong_20_Emphasis">Contoh Deklarasi dan Pengisian Nilai (</text:span><text:span text:style-name="Strong_20_Emphasis"><text:span text:style-name="Source_20_Text">:=</text:span></text:span><text:span text:style-name="Strong_20_Emphasis">):</text:span> </text:p>
                    <text:p text:style-name="P66">Delphi</text:p>
                    <text:p text:style-name="P554"><text:span text:style-name="Source_20_Text">var</text:span></text:p>
                    <text:p text:style-name="P554"><text:span text:style-name="Source_20_Text"><text:s text:c="2"/>hurufDepan: Char; // Deklarasi variabel hurufDepan bertipe Char</text:span></text:p>
                    <text:p text:style-name="P554"><text:span text:style-name="Source_20_Text">begin</text:span></text:p>
                    <text:p text:style-name="P554"><text:span text:style-name="Source_20_Text"><text:s text:c="2"/>hurufDepan := 'B'; // Mengisi nilai karakter 'B'</text:span></text:p>
                    <text:p text:style-name="P554"><text:span text:style-name="Source_20_Text"><text:s text:c="2"/>Writeln('Huruf depan nama saya: ', hurufDepan); // Output: Huruf depan nama saya: B</text:span></text:p>
                    <text:p text:style-name="P616"><text:span text:style-name="Source_20_Text">end.</text:span></text:p>
                  </text:list-item>
                </text:list>
              </text:list-item>
              <text:list-item>
                <text:p text:style-name="P66"><text:span text:style-name="Strong_20_Emphasis"><text:span text:style-name="Source_20_Text">String</text:span></text:span><text:span text:style-name="Strong_20_Emphasis"> (Teks/Rangkaian Karakter)</text:span></text:p>
                <text:list>
                  <text:list-item>
                    <text:p text:style-name="P351"><text:span text:style-name="Strong_20_Emphasis">Kegunaan:</text:span> Untuk menyimpan <text:span text:style-name="Strong_20_Emphasis">kumpulan atau rangkaian karakter</text:span>, yang membentuk kata, kalimat, atau teks yang lebih panjang. </text:p>
                  </text:list-item>
                  <text:list-item>
                    <text:p text:style-name="P351"><text:span text:style-name="Strong_20_Emphasis">Cara Menulis Nilai:</text:span> Sama seperti <text:span text:style-name="Source_20_Text">Char</text:span>, nilai untuk tipe <text:span text:style-name="Source_20_Text">String</text:span> <text:span text:style-name="Strong_20_Emphasis">wajib</text:span> diapit oleh <text:span text:style-name="Strong_20_Emphasis">tanda kutip tunggal (</text:span><text:span text:style-name="Strong_20_Emphasis"><text:span text:style-name="Source_20_Text">' '</text:span></text:span><text:span text:style-name="Strong_20_Emphasis">)</text:span>. </text:p>
                  </text:list-item>
                  <text:list-item>
                    <text:p text:style-name="P351"><text:span text:style-name="Strong_20_Emphasis">Contoh Nilai:</text:span> <text:span text:style-name="Source_20_Text">'Halo Dunia'</text:span>, <text:span text:style-name="Source_20_Text">'Belajar Free Pascal'</text:span>, <text:span text:style-name="Source_20_Text">'Jl. Thamrin No. 1, Jakarta'</text:span>, <text:span text:style-name="Source_20_Text">''</text:span> (ini disebut string kosong, teks tanpa karakter). </text:p>
                  </text:list-item>
                  <text:list-item>
                    <text:p text:style-name="P351"><text:span text:style-name="Strong_20_Emphasis">Catatan:</text:span> Tipe <text:span text:style-name="Source_20_Text">String</text:span> di Free Pascal modern sangat fleksibel, panjang teksnya bisa berubah-ubah sesuai kebutuhan saat program berjalan. </text:p>
                  </text:list-item>
                  <text:list-item>
                    <text:p text:style-name="P351"><text:span text:style-name="Strong_20_Emphasis">Contoh Deklarasi dan Pengisian Nilai (</text:span><text:span text:style-name="Strong_20_Emphasis"><text:span text:style-name="Source_20_Text">:=</text:span></text:span><text:span text:style-name="Strong_20_Emphasis">):</text:span> </text:p>
                    <text:p text:style-name="P66">Delphi</text:p>
                    <text:p text:style-name="P554"><text:span text:style-name="Source_20_Text">var</text:span></text:p>
                    <text:p text:style-name="P554"><text:span text:style-name="Source_20_Text"><text:s text:c="2"/>namaJalan: String; // Deklarasi variabel namaJalan bertipe String</text:span></text:p>
                    <text:p text:style-name="P554"><text:span text:style-name="Source_20_Text">begin</text:span></text:p>
                    <text:p text:style-name="P554"><text:span text:style-name="Source_20_Text"><text:s text:c="2"/>namaJalan := 'Jl. Malioboro';</text:span></text:p>
                    <text:p text:style-name="P554"><text:span text:style-name="Source_20_Text"><text:s text:c="2"/>Writeln('Alamat saya di: ', namaJalan);</text:span></text:p>
                    <text:p text:style-name="P616"><text:span text:style-name="Source_20_Text">end.</text:span></text:p>
                  </text:list-item>
                </text:list>
              </text:list-item>
              <text:list-item>
                <text:p text:style-name="P66"><text:span text:style-name="Strong_20_Emphasis"><text:span text:style-name="Source_20_Text">Boolean</text:span></text:span><text:span text:style-name="Strong_20_Emphasis"> (Logika Benar/Salah)</text:span></text:p>
                <text:list>
                  <text:list-item>
                    <text:p text:style-name="P351"><text:span text:style-name="Strong_20_Emphasis">Kegunaan:</text:span> Untuk menyimpan nilai <text:span text:style-name="Strong_20_Emphasis">kebenaran logika</text:span>. </text:p>
                  </text:list-item>
                  <text:list-item>
                    <text:p text:style-name="P351"><text:span text:style-name="Strong_20_Emphasis">Kemungkinan Nilai:</text:span> Sangat spesial, tipe data ini <text:span text:style-name="Strong_20_Emphasis">hanya</text:span> bisa memiliki satu dari dua nilai: <text:span text:style-name="Strong_20_Emphasis"><text:span text:style-name="Source_20_Text">True</text:span></text:span> (yang berarti Benar) atau <text:span text:style-name="Strong_20_Emphasis"><text:span text:style-name="Source_20_Text">False</text:span></text:span> (yang berarti Salah). Anda juga bisa menulisnya dengan huruf kecil (<text:span text:style-name="Source_20_Text">true</text:span> atau <text:span text:style-name="Source_20_Text">false</text:span>). </text:p>
                  </text:list-item>
                  <text:list-item>
                    <text:p text:style-name="P351"><text:span text:style-name="Strong_20_Emphasis">Kegunaan Utama:</text:span> Tipe <text:span text:style-name="Source_20_Text">Boolean</text:span> ini <text:span text:style-name="Strong_20_Emphasis">sangat krusial</text:span> untuk <text:span text:style-name="Strong_20_Emphasis">pengambilan keputusan</text:span> dalam program. Hasil perbandingan (seperti <text:span text:style-name="Source_20_Text">Nilai &gt; 50</text:span>) akan menghasilkan nilai <text:span text:style-name="Source_20_Text">Boolean</text:span>. Kita akan sangat <text:soft-page-break/>sering menggunakan <text:span text:style-name="Source_20_Text">Boolean</text:span> saat belajar tentang <text:span text:style-name="Source_20_Text">IF</text:span> (Bab 7) dan perulangan <text:span text:style-name="Source_20_Text">WHILE</text:span>/<text:span text:style-name="Source_20_Text">REPEAT</text:span> (Bab 8). </text:p>
                  </text:list-item>
                  <text:list-item>
                    <text:p text:style-name="P351"><text:span text:style-name="Strong_20_Emphasis">Contoh Deklarasi dan Pengisian Nilai (</text:span><text:span text:style-name="Strong_20_Emphasis"><text:span text:style-name="Source_20_Text">:=</text:span></text:span><text:span text:style-name="Strong_20_Emphasis">):</text:span> </text:p>
                    <text:p text:style-name="P66">Delphi</text:p>
                    <text:p text:style-name="P554"><text:span text:style-name="Source_20_Text">var</text:span></text:p>
                    <text:p text:style-name="P554"><text:span text:style-name="Source_20_Text"><text:s text:c="2"/>isMemberPremium: Boolean; // Deklarasi variabel isMemberPremium bertipe Boolean</text:span></text:p>
                    <text:p text:style-name="P554"><text:span text:style-name="Source_20_Text">begin</text:span></text:p>
                    <text:p text:style-name="P554"><text:span text:style-name="Source_20_Text"><text:s text:c="2"/>isMemberPremium := False; // Mengisi nilai False (bukan member premium)</text:span></text:p>
                    <text:p text:style-name="P554"><text:span text:style-name="Source_20_Text"><text:s text:c="2"/>Writeln('Status Member Premium: ', isMemberPremium); // Output: Status Member Premium: FALSE</text:span></text:p>
                    <text:p text:style-name="P616"><text:span text:style-name="Source_20_Text">end.</text:span></text:p>
                  </text:list-item>
                </text:list>
              </text:list-item>
            </text:list>
            <text:p text:style-name="Text_20_body"><text:span text:style-name="Strong_20_Emphasis">Operator Pemberian Nilai (</text:span><text:span text:style-name="Strong_20_Emphasis"><text:span text:style-name="Source_20_Text">:=</text:span></text:span><text:span text:style-name="Strong_20_Emphasis">)</text:span></text:p>
            <text:p text:style-name="Text_20_body">Perhatikan dari semua contoh di atas! Untuk <text:span text:style-name="Strong_20_Emphasis">memasukkan atau memberikan nilai</text:span> ke dalam sebuah variabel <text:span text:style-name="Emphasis">setelah</text:span> variabel tersebut dideklarasikan, kita selalu menggunakan operator khusus di Pascal, yaitu <text:span text:style-name="Strong_20_Emphasis">titik dua diikuti tanda sama dengan (</text:span><text:span text:style-name="Strong_20_Emphasis"><text:span text:style-name="Source_20_Text">:=</text:span></text:span><text:span text:style-name="Strong_20_Emphasis">)</text:span>. Operator ini dibaca sebagai "diisi dengan" atau "diberi nilai" (<text:span text:style-name="Emphasis">assigned</text:span>). Jangan sampai tertukar dengan operator <text:span text:style-name="Source_20_Text">=</text:span> saja, yang nantinya akan kita gunakan untuk membandingkan kesamaan nilai, bukan untuk mengisi nilai.</text:p>
            <text:p text:style-name="Text_20_body"><text:span text:style-name="Strong_20_Emphasis">Kesimpulan:</text:span></text:p>
            <text:p text:style-name="Text_20_body">Itulah lima tipe data dasar yang akan menjadi teman akrab Anda dalam pemrograman Pascal. <text:span text:style-name="Source_20_Text">Integer</text:span> untuk bilangan bulat, <text:span text:style-name="Source_20_Text">Real</text:span> untuk desimal, <text:span text:style-name="Source_20_Text">Char</text:span> untuk satu karakter, <text:span text:style-name="Source_20_Text">String</text:span> untuk teks, dan <text:span text:style-name="Source_20_Text">Boolean</text:span> untuk logika <text:span text:style-name="Source_20_Text">True</text:span>/<text:span text:style-name="Source_20_Text">False</text:span>. Dengan memahami tipe data, Anda bisa memilih 'wadah' yang tepat untuk setiap jenis data yang perlu Anda simpan dan olah dalam program Anda.</text:p>
            <text:p text:style-name="Horizontal_20_Line"/>
            <text:p text:style-name="Text_20_body">Sudah mulai paham jenis-jenis 'barang' yang bisa masuk ke 'wadah' variabel kita? Selanjutnya, bagaimana kalau kita butuh 'wadah' yang isinya tidak boleh diubah sama sekali? Mari kita bahas Konstanta!</text:p>
            <text:p text:style-name="Text_20_body">Saya menunggu perintah "YAX" untuk lanjut ke <text:span text:style-name="Emphasis">prompt</text:span> Sub-bab 4.5 ("Apa Itu Konstanta? (<text:span text:style-name="Source_20_Text">const</text:span>)").</text:p>
          </text:section>
          <text:section text:style-name="Sect1" text:name="feedback-form-39">
            <text:p text:style-name="P285"/>
          </text:section>
        </text:section>
        <text:section text:style-name="Sect1" text:name="de3cf4fe8d94288f">
          <text:p text:style-name="Text_20_body"/>
          <text:section text:style-name="Sect1" text:name="user-query-content-40">
            <text:p text:style-name="P541">yax </text:p>
          </text:section>
          <text:p text:style-name="P285">Tampilkan alur berpikir</text:p>
          <text:section text:style-name="Sect2" text:name="model-response-message-contentr_de3cf4fe8d94288f">
            <text:p text:style-name="Text_20_body">Siap, kita lanjutkan lagi! Kita sudah punya 'wadah' yang isinya bisa berubah-ubah (variabel). Tapi bagaimana jika kita punya nilai yang kita tahu <text:span text:style-name="Strong_20_Emphasis">pasti tidak akan pernah berubah</text:span> selama program berjalan? Nah, untuk itulah kita punya <text:span text:style-name="Strong_20_Emphasis">Konstanta</text:span>.</text:p>
            <text:p text:style-name="Horizontal_20_Line"/>
            <text:p text:style-name="Text_20_body"><text:soft-page-break/><text:span text:style-name="Strong_20_Emphasis">Jawaban untuk </text:span><text:span text:style-name="Strong_20_Emphasis"><text:span text:style-name="Emphasis">Prompt</text:span></text:span><text:span text:style-name="Strong_20_Emphasis"> Sub-bab 4.5: Apa Itu Konstanta? (</text:span><text:span text:style-name="Strong_20_Emphasis"><text:span text:style-name="Source_20_Text">const</text:span></text:span><text:span text:style-name="Strong_20_Emphasis">)</text:span></text:p>
            <text:p text:style-name="Text_20_body"><text:span text:style-name="Emphasis">(Prompt: "Buatkan pembahasan mendalam untuk sub-bab 'Apa Itu Konstanta? (const)'. Jelaskan konsep konstanta sebagai 'variabel' yang nilainya ditetapkan sekali saat deklarasi dan tidak dapat diubah lagi... dideklarasikan di bagian const, biasanya sebelum bagian var. Tunjukkan sintaks deklarasinya... Jelaskan perbedaannya dengan deklarasi variabel... Berikan contoh konstanta yang bermakna...")</text:span></text:p>
            <text:p text:style-name="Horizontal_20_Line"/>
            <text:p text:style-name="Text_20_body">Mari kita berkenalan dengan 'saudara' dari variabel, yaitu <text:span text:style-name="Strong_20_Emphasis">Konstanta (Constant)</text:span>. Jika variabel adalah wadah yang isinya fleksibel bisa diubah, konstanta adalah wadah yang isinya <text:span text:style-name="Strong_20_Emphasis">permanen</text:span> setelah ditetapkan.</text:p>
            <text:p text:style-name="Text_20_body"><text:span text:style-name="Strong_20_Emphasis">Apa Itu Konstanta?</text:span></text:p>
            <text:p text:style-name="Text_20_body">Secara sederhana, <text:span text:style-name="Strong_20_Emphasis">konstanta</text:span> adalah sebuah <text:span text:style-name="Strong_20_Emphasis">nama (pengenal)</text:span> yang kita berikan untuk mewakili sebuah <text:span text:style-name="Strong_20_Emphasis">nilai yang tetap</text:span> dan <text:span text:style-name="Strong_20_Emphasis">tidak akan berubah</text:span> sepanjang eksekusi program. Anda menetapkan nilainya sekali saat Anda menulis kode (saat deklarasi), dan setelah itu, nilai tersebut terkunci. Jika Anda nekat mencoba mengubah nilai sebuah konstanta di tengah program (di dalam blok <text:span text:style-name="Source_20_Text">begin...end.</text:span>), kompiler FPC akan langsung memberi Anda pesan error!</text:p>
            <text:p text:style-name="Text_20_body"><text:span text:style-name="Strong_20_Emphasis">Analogi:</text:span> Bayangkan nilai Pi (π) dalam matematika. Nilainya selalu sekitar 3.14159..., tidak pernah berubah menjadi 4 atau 5. Atau jumlah hari dalam seminggu selalu 7. Nilai-nilai tetap seperti inilah yang cocok dijadikan konstanta dalam program.</text:p>
            <text:p text:style-name="Text_20_body"><text:span text:style-name="Strong_20_Emphasis">Di Mana Konstanta Dideklarasikan?</text:span></text:p>
            <text:p text:style-name="Text_20_body">Sama seperti variabel, konstanta juga punya tempat deklarasi khusus. Bagian ini ditandai dengan kata kunci (keyword) <text:span text:style-name="Strong_20_Emphasis"><text:span text:style-name="Source_20_Text">const</text:span></text:span>.</text:p>
            <text:p text:style-name="Text_20_body">Praktik yang umum dan sangat disarankan adalah menempatkan blok <text:span text:style-name="Source_20_Text">const</text:span> ini <text:span text:style-name="Strong_20_Emphasis">sebelum</text:span> blok <text:span text:style-name="Source_20_Text">var</text:span>. Jadi, urutan umum dalam struktur program menjadi:</text:p>
            <text:list xml:id="list4076156878686973749" text:style-name="L67">
              <text:list-item>
                <text:p text:style-name="P352"><text:span text:style-name="Source_20_Text">program ... ;</text:span> (Header) </text:p>
              </text:list-item>
              <text:list-item>
                <text:p text:style-name="P352"><text:span text:style-name="Source_20_Text">uses ... ;</text:span> (Klausa uses) </text:p>
              </text:list-item>
              <text:list-item>
                <text:p text:style-name="P352"><text:span text:style-name="Strong_20_Emphasis"><text:span text:style-name="Source_20_Text">const</text:span></text:span><text:span text:style-name="Strong_20_Emphasis"> ... ;</text:span> (Deklarasi konstanta) </text:p>
              </text:list-item>
              <text:list-item>
                <text:p text:style-name="P352"><text:span text:style-name="Source_20_Text">var ... ;</text:span> (Deklarasi variabel) </text:p>
              </text:list-item>
              <text:list-item>
                <text:p text:style-name="P67"><text:span text:style-name="Source_20_Text">begin ... end.</text:span> (Blok utama program) </text:p>
              </text:list-item>
            </text:list>
            <text:p text:style-name="Text_20_body"><text:span text:style-name="Strong_20_Emphasis">Sintaks (Cara Penulisan) Deklarasi Konstanta:</text:span></text:p>
            <text:list xml:id="list2630085981165754724" text:style-name="L68">
              <text:list-item>
                <text:p text:style-name="P68">Awali bagian deklarasi dengan kata kunci <text:span text:style-name="Source_20_Text">const</text:span>.</text:p>
              </text:list-item>
              <text:list-item>
                <text:p text:style-name="P68">Di baris-baris berikutnya, daftarkan konstanta yang ingin Anda buat dengan format:</text:p>
                <text:p text:style-name="P68">Delphi</text:p>
                <text:p text:style-name="P617"><text:span text:style-name="Source_20_Text">NamaKonstanta = NilaiKonstanta;</text:span></text:p>
                <text:p text:style-name="P68">Mari kita bedah format ini:</text:p>
                <text:list>
                  <text:list-item>
                    <text:p text:style-name="P353"><text:soft-page-break/><text:span text:style-name="Source_20_Text">NamaKonstanta</text:span>: Nama yang Anda pilih untuk konstanta Anda (aturan penamaannya sama seperti aturan nama variabel). </text:p>
                  </text:list-item>
                  <text:list-item>
                    <text:p text:style-name="P353"><text:span text:style-name="Source_20_Text">=</text:span> (Tanda Sama Dengan): <text:span text:style-name="Strong_20_Emphasis">Perhatikan baik-baik!</text:span> Untuk konstanta, kita menggunakan tanda <text:span text:style-name="Strong_20_Emphasis">sama dengan (</text:span><text:span text:style-name="Strong_20_Emphasis"><text:span text:style-name="Source_20_Text">=</text:span></text:span><text:span text:style-name="Strong_20_Emphasis">)</text:span>, bukan titik dua (<text:span text:style-name="Source_20_Text">:</text:span>) seperti pada deklarasi variabel, dan bukan juga titik dua sama dengan (<text:span text:style-name="Source_20_Text">:=</text:span>) yang digunakan untuk mengisi nilai variabel di blok <text:span text:style-name="Source_20_Text">begin...end.</text:span>. Tanda <text:span text:style-name="Source_20_Text">=</text:span> di sini artinya "didefinisikan sebagai" atau "nilainya adalah secara tetap". </text:p>
                  </text:list-item>
                  <text:list-item>
                    <text:p text:style-name="P353"><text:span text:style-name="Source_20_Text">NilaiKonstanta</text:span>: Ini adalah nilai <text:span text:style-name="Strong_20_Emphasis">tetap</text:span> yang ingin Anda berikan pada <text:span text:style-name="Source_20_Text">NamaKonstanta</text:span>. Nilai ini bisa berupa angka (bulat atau desimal), teks (diapit <text:span text:style-name="Source_20_Text">' '</text:span>), atau nilai Boolean (<text:span text:style-name="Source_20_Text">True</text:span>/<text:span text:style-name="Source_20_Text">False</text:span>). </text:p>
                  </text:list-item>
                  <text:list-item>
                    <text:p text:style-name="P68"><text:span text:style-name="Source_20_Text">;</text:span> (Titik Koma): Setiap deklarasi konstanta diakhiri dengan titik koma. </text:p>
                  </text:list-item>
                </text:list>
              </text:list-item>
            </text:list>
            <text:p text:style-name="Text_20_body"><text:span text:style-name="Strong_20_Emphasis">Perbedaan Kunci dengan Deklarasi Variabel (</text:span><text:span text:style-name="Strong_20_Emphasis"><text:span text:style-name="Source_20_Text">var</text:span></text:span><text:span text:style-name="Strong_20_Emphasis">):</text:span></text:p>
            <text:list xml:id="list1720535826457965625" text:style-name="L69">
              <text:list-item>
                <text:p text:style-name="P354"><text:span text:style-name="Strong_20_Emphasis">Tanda:</text:span> <text:span text:style-name="Source_20_Text">const</text:span> pakai <text:span text:style-name="Source_20_Text">=</text:span>, <text:span text:style-name="Source_20_Text">var</text:span> pakai <text:span text:style-name="Source_20_Text">:</text:span>. </text:p>
              </text:list-item>
              <text:list-item>
                <text:p text:style-name="P354"><text:span text:style-name="Strong_20_Emphasis">Nilai:</text:span> <text:span text:style-name="Source_20_Text">const</text:span> nilainya langsung diberikan saat deklarasi, <text:span text:style-name="Source_20_Text">var</text:span> hanya menentukan tipe (nilai diisi nanti pakai <text:span text:style-name="Source_20_Text">:=</text:span>). </text:p>
              </text:list-item>
              <text:list-item>
                <text:p text:style-name="P69"><text:span text:style-name="Strong_20_Emphasis">Tipe Data:</text:span> <text:span text:style-name="Source_20_Text">const</text:span> <text:span text:style-name="Strong_20_Emphasis">tidak perlu</text:span> menuliskan tipe datanya secara eksplisit (<text:span text:style-name="Source_20_Text">Integer</text:span>, <text:span text:style-name="Source_20_Text">String</text:span>, dll.). Kompiler FPC akan secara otomatis <text:span text:style-name="Strong_20_Emphasis">menyimpulkan (infer)</text:span> tipe data konstanta berdasarkan nilai yang Anda berikan. Misalnya, jika Anda tulis <text:span text:style-name="Source_20_Text">JumlahMaks = 100;</text:span>, FPC tahu <text:span text:style-name="Source_20_Text">JumlahMaks</text:span> bertipe <text:span text:style-name="Source_20_Text">Integer</text:span>. Jika <text:span text:style-name="Source_20_Text">NamaWeb = 'google.com';</text:span>, FPC tahu tipenya <text:span text:style-name="Source_20_Text">String</text:span>. </text:p>
              </text:list-item>
            </text:list>
            <text:p text:style-name="Text_20_body"><text:span text:style-name="Strong_20_Emphasis">Contoh Deklarasi Konstanta yang Bermakna:</text:span></text:p>
            <text:p text:style-name="Text_20_body">Berikut beberapa contoh penggunaan <text:span text:style-name="Source_20_Text">const</text:span> dalam program:</text:p>
            <text:p text:style-name="Text_20_body">Delphi</text:p>
            <text:p text:style-name="Preformatted_20_Text"><text:span text:style-name="Source_20_Text">const</text:span></text:p>
            <text:p text:style-name="Preformatted_20_Text"><text:span text:style-name="Source_20_Text"><text:s text:c="2"/>Pi = 3.14159; <text:s text:c="10"/>// Konstanta matematika Pi (tipe Real)</text:span></text:p>
            <text:p text:style-name="Preformatted_20_Text"><text:span text:style-name="Source_20_Text"><text:s text:c="2"/>NamaAplikasi = 'Program Kasir Toko ABC'; // Judul aplikasi (tipe String)</text:span></text:p>
            <text:p text:style-name="Preformatted_20_Text"><text:span text:style-name="Source_20_Text"><text:s text:c="2"/>VersiAplikasi = '1.0'; <text:s text:c="2"/>// Versi program (tipe String)</text:span></text:p>
            <text:p text:style-name="Preformatted_20_Text"><text:span text:style-name="Source_20_Text"><text:s text:c="2"/>BatasPercobaan = 5; <text:s text:c="6"/>// Maksimum percobaan login (tipe Integer)</text:span></text:p>
            <text:p text:style-name="Preformatted_20_Text"><text:span text:style-name="Source_20_Text"><text:s text:c="2"/>PesanSelamat = 'Login Berhasil!'; // Teks pesan sukses (tipe String)</text:span></text:p>
            <text:p text:style-name="Preformatted_20_Text"><text:span text:style-name="Source_20_Text"><text:s text:c="2"/>WarnaDasar = clBlue; <text:s text:c="6"/>// Konstanta warna dari unit Graphics (jika dipakai)</text:span></text:p>
            <text:p text:style-name="P602"><text:span text:style-name="Source_20_Text"><text:s text:c="2"/>FiturXAktif = True; <text:s text:c="5"/>// Pengaturan fitur (tipe Boolean)</text:span></text:p>
            <text:p text:style-name="Text_20_body"><text:span text:style-name="Strong_20_Emphasis">Mengapa Kita Perlu Menggunakan Konstanta?</text:span></text:p>
            <text:p text:style-name="Text_20_body">Anda mungkin berpikir, "Kenapa tidak pakai variabel saja untuk nilai-nilai itu?". Menggunakan konstanta memberikan beberapa keuntungan penting (akan kita bahas lebih detail di sub-bab berikutnya):</text:p>
            <text:list xml:id="list5482256021300077123" text:style-name="L70">
              <text:list-item>
                <text:p text:style-name="P355"><text:span text:style-name="Strong_20_Emphasis">Kode Lebih Mudah Dibaca:</text:span> Menggunakan nama deskriptif seperti <text:span text:style-name="Source_20_Text">BatasPercobaan</text:span> di dalam kode jauh lebih jelas daripada melihat angka <text:span text:style-name="Source_20_Text">5</text:span> <text:soft-page-break/>muncul begitu saja. </text:p>
              </text:list-item>
              <text:list-item>
                <text:p text:style-name="P355"><text:span text:style-name="Strong_20_Emphasis">Perawatan Lebih Mudah:</text:span> Jika nilai tetap perlu diubah (misalnya, <text:span text:style-name="Source_20_Text">BatasPercobaan</text:span> diubah jadi 3), Anda hanya perlu mengubahnya di satu tempat, yaitu di deklarasi <text:span text:style-name="Source_20_Text">const</text:span>, tidak perlu mencari-cari angka <text:span text:style-name="Source_20_Text">5</text:span> di seluruh kode Anda. </text:p>
              </text:list-item>
              <text:list-item>
                <text:p text:style-name="P70"><text:span text:style-name="Strong_20_Emphasis">Mencegah Kesalahan:</text:span> Dengan mendeklarasikan sebagai <text:span text:style-name="Source_20_Text">const</text:span>, Anda memastikan nilai tersebut tidak akan bisa secara tidak sengaja terubah di bagian lain program Anda. </text:p>
              </text:list-item>
            </text:list>
            <text:p text:style-name="Text_20_body"><text:span text:style-name="Strong_20_Emphasis">Kesimpulan:</text:span></text:p>
            <text:p text:style-name="Text_20_body">Jadi, konstanta adalah 'label nama' untuk nilai yang <text:span text:style-name="Strong_20_Emphasis">tidak bisa diubah</text:span> setelah ditetapkan. Deklarasinya menggunakan kata kunci <text:span text:style-name="Source_20_Text">const</text:span>, tanda <text:span text:style-name="Source_20_Text">=</text:span>, nilai langsung diberikan (tanpa tipe data eksplisit), dan biasanya ditempatkan sebelum blok <text:span text:style-name="Source_20_Text">var</text:span>.</text:p>
            <text:p text:style-name="Horizontal_20_Line"/>
            <text:p text:style-name="Text_20_body">Sekarang kita sudah mengenal dua jenis 'wadah' data: yang fleksibel (variabel) dan yang permanen (konstanta). Lalu, kapan sebaiknya kita menggunakan masing-masing? Mari kita bahas di bagian terakhir Bab 4 ini!</text:p>
            <text:p text:style-name="Text_20_body">Saya menunggu perintah "YAX" untuk melanjutkan ke <text:span text:style-name="Emphasis">prompt</text:span> Sub-bab 4.6 ("Kapan Menggunakan Variabel dan Kapan Menggunakan Konstanta").</text:p>
          </text:section>
          <text:section text:style-name="Sect1" text:name="feedback-form-40">
            <text:p text:style-name="P285"/>
          </text:section>
        </text:section>
        <text:section text:style-name="Sect1" text:name="d2890d6697ea772b">
          <text:p text:style-name="Text_20_body"/>
          <text:section text:style-name="Sect1" text:name="user-query-content-41">
            <text:p text:style-name="P541">yax </text:p>
          </text:section>
          <text:p text:style-name="P285">Tampilkan alur berpikir</text:p>
          <text:section text:style-name="Sect2" text:name="model-response-message-contentr_d2890d6697ea772b">
            <text:p text:style-name="Text_20_body">Baik, kita sudah mengenal variabel yang fleksibel dan konstanta yang permanen. Sekarang, pertanyaan pentingnya adalah: kapan kita sebaiknya menggunakan <text:span text:style-name="Source_20_Text">var</text:span> dan kapan lebih baik menggunakan <text:span text:style-name="Source_20_Text">const</text:span>? Memilih yang tepat akan sangat memengaruhi kualitas kode Anda.</text:p>
            <text:p text:style-name="Horizontal_20_Line"/>
            <text:p text:style-name="Text_20_body"><text:span text:style-name="Strong_20_Emphasis">Jawaban untuk </text:span><text:span text:style-name="Strong_20_Emphasis"><text:span text:style-name="Emphasis">Prompt</text:span></text:span><text:span text:style-name="Strong_20_Emphasis"> Sub-bab 4.6: Kapan Menggunakan Variabel dan Kapan Menggunakan Konstanta</text:span></text:p>
            <text:p text:style-name="Text_20_body"><text:span text:style-name="Emphasis">(Prompt: "Buatkan pembahasan mendalam untuk sub-bab 'Kapan Menggunakan Variabel dan Kapan Menggunakan Konstanta'. Berikan panduan praktis... Jelaskan keuntungan menggunakan konstanta... Berikan contoh skenario sederhana...")</text:span></text:p>
            <text:p text:style-name="Horizontal_20_Line"/>
            <text:p text:style-name="Text_20_body">Memilih antara variabel (<text:span text:style-name="Source_20_Text">var</text:span>) dan konstanta (<text:span text:style-name="Source_20_Text">const</text:span>) sebenarnya cukup logis jika kita memahami fungsi utama masing-masing. Berikut panduan praktisnya:</text:p>
            <text:p text:style-name="Text_20_body"><text:span text:style-name="Strong_20_Emphasis">Kapan Menggunakan Variabel (</text:span><text:span text:style-name="Strong_20_Emphasis"><text:span text:style-name="Source_20_Text">var</text:span></text:span><text:span text:style-name="Strong_20_Emphasis">):</text:span></text:p>
            <text:p text:style-name="Text_20_body">Gunakan variabel jika nilai data yang ingin Anda simpan <text:span text:style-name="Strong_20_Emphasis">perlu atau memiliki kemungkinan untuk berubah</text:span> selama program Anda berjalan. Kapan itu terjadi?</text:p>
            <text:list xml:id="list7947124248127751640" text:style-name="L71">
              <text:list-item>
                <text:p text:style-name="P356"><text:soft-page-break/><text:span text:style-name="Strong_20_Emphasis">Input dari Pengguna:</text:span> Apapun data yang dimasukkan oleh pengguna melalui <text:span text:style-name="Source_20_Text">Readln</text:span> (seperti nama, usia, pilihan menu, angka untuk dihitung) pasti nilainya bervariasi setiap kali program dijalankan atau selama interaksi. Jadi, gunakan <text:span text:style-name="Source_20_Text">var</text:span>. </text:p>
                <text:list>
                  <text:list-item>
                    <text:p text:style-name="P356">Contoh: <text:span text:style-name="Source_20_Text">var NamaUser: String; Pilihan: Integer;</text:span> </text:p>
                  </text:list-item>
                </text:list>
              </text:list-item>
              <text:list-item>
                <text:p text:style-name="P356"><text:span text:style-name="Strong_20_Emphasis">Hasil Perhitungan:</text:span> Nilai yang didapat dari proses perhitungan (penjumlahan, perkalian, pencarian rata-rata, dll.) biasanya bergantung pada nilai variabel lain atau input, sehingga hasilnya bisa berubah. Gunakan <text:span text:style-name="Source_20_Text">var</text:span>. </text:p>
                <text:list>
                  <text:list-item>
                    <text:p text:style-name="P356">Contoh: <text:span text:style-name="Source_20_Text">var LuasPersegi: Real; TotalHarga: Real;</text:span> </text:p>
                  </text:list-item>
                </text:list>
              </text:list-item>
              <text:list-item>
                <text:p text:style-name="P356"><text:span text:style-name="Strong_20_Emphasis">Penghitung (Counter) atau Akumulator:</text:span> Variabel yang digunakan untuk menghitung jumlah iterasi dalam loop (seperti <text:span text:style-name="Source_20_Text">i</text:span> dalam <text:span text:style-name="Source_20_Text">FOR i := 1 TO 10 DO</text:span>) atau untuk menjumlahkan nilai secara bertahap (akumulator). Nilainya jelas berubah. Gunakan <text:span text:style-name="Source_20_Text">var</text:span>. </text:p>
                <text:list>
                  <text:list-item>
                    <text:p text:style-name="P356">Contoh: <text:span text:style-name="Source_20_Text">var i: Integer; JumlahTotal: Integer;</text:span> </text:p>
                  </text:list-item>
                </text:list>
              </text:list-item>
              <text:list-item>
                <text:p text:style-name="P356"><text:span text:style-name="Strong_20_Emphasis">Status Program yang Dinamis:</text:span> Menyimpan informasi tentang keadaan program saat ini yang bisa berubah, misalnya skor dalam game, sisa nyawa karakter, status login pengguna, dll. Gunakan <text:span text:style-name="Source_20_Text">var</text:span>. </text:p>
                <text:list>
                  <text:list-item>
                    <text:p text:style-name="P71">Contoh: <text:span text:style-name="Source_20_Text">var SkorPemain: Integer; ApakahSudahLogin: Boolean;</text:span> </text:p>
                  </text:list-item>
                </text:list>
              </text:list-item>
            </text:list>
            <text:p text:style-name="Text_20_body"><text:span text:style-name="Strong_20_Emphasis">Kapan Menggunakan Konstanta (</text:span><text:span text:style-name="Strong_20_Emphasis"><text:span text:style-name="Source_20_Text">const</text:span></text:span><text:span text:style-name="Strong_20_Emphasis">):</text:span></text:p>
            <text:p text:style-name="Text_20_body">Gunakan konstanta jika nilai data yang ingin Anda representasikan <text:span text:style-name="Strong_20_Emphasis">sudah pasti, tetap, diketahui saat Anda menulis kode, dan dijamin tidak akan pernah perlu diubah</text:span> selama program dieksekusi.</text:p>
            <text:list xml:id="list3714509732976235564" text:style-name="L72">
              <text:list-item>
                <text:p text:style-name="P357"><text:span text:style-name="Strong_20_Emphasis">Nilai Matematika atau Fisika Universal:</text:span> Nilai Pi (π), konstanta gravitasi, kecepatan cahaya, dll. </text:p>
                <text:list>
                  <text:list-item>
                    <text:p text:style-name="P357">Contoh: <text:span text:style-name="Source_20_Text">const Pi = 3.14159; Gravitasi = 9.8;</text:span> </text:p>
                  </text:list-item>
                </text:list>
              </text:list-item>
              <text:list-item>
                <text:p text:style-name="P357"><text:span text:style-name="Strong_20_Emphasis">Batas, Ukuran, atau Aturan Tetap:</text:span> Jumlah maksimal percobaan login, jumlah hari dalam seminggu, ukuran tetap sebuah array, batas minimal/maksimal nilai yang valid. </text:p>
                <text:list>
                  <text:list-item>
                    <text:p text:style-name="P357">Contoh: <text:span text:style-name="Source_20_Text">const MaksPercobaan = 3; HariSeminggu = 7; UkuranData = 100; NilaiMinLulus = 60;</text:span> </text:p>
                  </text:list-item>
                </text:list>
              </text:list-item>
              <text:list-item>
                <text:p text:style-name="P357"><text:span text:style-name="Strong_20_Emphasis">Teks Pesan atau Label yang Statis:</text:span> Judul aplikasi, pesan selamat datang, pesan error standar, nama file konfigurasi default, label tombol yang tidak berubah. </text:p>
                <text:list>
                  <text:list-item>
                    <text:p text:style-name="P357">Contoh: <text:span text:style-name="Source_20_Text">const JudulAplikasi = 'Sistem Akademik Sederhana'; PesanErrorDB = 'Koneksi database gagal.'; NamaFileLog = 'app.log';</text:span> </text:p>
                  </text:list-item>
                </text:list>
              </text:list-item>
              <text:list-item>
                <text:p text:style-name="P357"><text:span text:style-name="Strong_20_Emphasis">Kode Status atau Flag Pengaturan Internal:</text:span> Kode numerik atau Boolean yang merepresentasikan status tertentu yang tetap (misal: 0 untuk sukses, -1 untuk gagal) atau flag untuk mengaktifkan/menonaktifkan fitur tertentu saat kompilasi. </text:p>
                <text:list>
                  <text:list-item>
                    <text:p text:style-name="P72">Contoh: <text:span text:style-name="Source_20_Text">const KodeOK = 0; KodeError = 1; ModeDebug </text:span><text:soft-page-break/><text:span text:style-name="Source_20_Text">= False;</text:span> </text:p>
                  </text:list-item>
                </text:list>
              </text:list-item>
            </text:list>
            <text:p text:style-name="Text_20_body"><text:span text:style-name="Strong_20_Emphasis">Keuntungan Menggunakan Konstanta (Mengapa ini Praktik yang Baik?):</text:span></text:p>
            <text:list xml:id="list818088588468997441" text:style-name="L73">
              <text:list-item>
                <text:p text:style-name="P73"><text:span text:style-name="Strong_20_Emphasis">Kode Lebih Mudah Dibaca (Menghindari </text:span><text:span text:style-name="Strong_20_Emphasis"><text:span text:style-name="Emphasis">Magic Numbers/Strings</text:span></text:span><text:span text:style-name="Strong_20_Emphasis">):</text:span></text:p>
                <text:list>
                  <text:list-item>
                    <text:p text:style-name="P358">Istilah <text:span text:style-name="Emphasis">"Magic Number"</text:span> atau <text:span text:style-name="Emphasis">"Magic String"</text:span> merujuk pada angka atau teks literal yang muncul begitu saja di tengah kode tanpa penjelasan artinya apa. Ini membuat kode sulit dipahami. </text:p>
                  </text:list-item>
                  <text:list-item>
                    <text:p text:style-name="P358"><text:span text:style-name="Strong_20_Emphasis">Bandingkan:</text:span> </text:p>
                    <text:list>
                      <text:list-item>
                        <text:p text:style-name="P358">Kode Kurang Baik: <text:span text:style-name="Source_20_Text">if jumlahCoba &gt; 5 then ...</text:span> (Angka 5 ini apa ya? Batas apa?) </text:p>
                      </text:list-item>
                      <text:list-item>
                        <text:p text:style-name="P358">Kode Lebih Baik: <text:span text:style-name="Source_20_Text">const BatasCoba = 5; ... if jumlahCoba &gt; BatasCoba then ...</text:span> (Jauh lebih jelas bahwa 5 adalah batas percobaan!) </text:p>
                      </text:list-item>
                    </text:list>
                  </text:list-item>
                  <text:list-item>
                    <text:p text:style-name="P358">Dengan memberi nama pada nilai tetap menggunakan <text:span text:style-name="Source_20_Text">const</text:span>, Anda memberikan konteks dan membuat kode Anda <text:span text:style-name="Emphasis">self-documenting</text:span> (menjelaskan dirinya sendiri). </text:p>
                  </text:list-item>
                </text:list>
              </text:list-item>
              <text:list-item>
                <text:p text:style-name="P73"><text:span text:style-name="Strong_20_Emphasis">Perawatan Kode Lebih Mudah:</text:span></text:p>
                <text:list>
                  <text:list-item>
                    <text:p text:style-name="P358">Bayangkan Anda menggunakan nilai Pi (<text:span text:style-name="Source_20_Text">3.14</text:span>) di 20 tempat berbeda dalam program Anda. Jika suatu saat Anda ingin meningkatkan presisinya menjadi <text:span text:style-name="Source_20_Text">3.14159</text:span>, Anda harus mencari dan mengganti semua 20 kemunculan <text:span text:style-name="Source_20_Text">3.14</text:span> tersebut (berisiko ada yang terlewat atau salah ganti). </text:p>
                  </text:list-item>
                  <text:list-item>
                    <text:p text:style-name="P358">Jika Anda menggunakan konstanta <text:span text:style-name="Source_20_Text">const Pi = 3.14;</text:span>, Anda cukup mengubah nilainya <text:span text:style-name="Strong_20_Emphasis">di satu tempat saja</text:span>, yaitu di deklarasi <text:span text:style-name="Source_20_Text">const Pi = 3.14159;</text:span>. Semua penggunaan <text:span text:style-name="Source_20_Text">Pi</text:span> di seluruh kode Anda akan otomatis menggunakan nilai baru tersebut. Jauh lebih cepat, efisien, dan aman dari kesalahan! </text:p>
                  </text:list-item>
                </text:list>
              </text:list-item>
              <text:list-item>
                <text:p text:style-name="P73"><text:span text:style-name="Strong_20_Emphasis">Lebih Aman (Mencegah Perubahan Tak Disengaja):</text:span></text:p>
                <text:list>
                  <text:list-item>
                    <text:p text:style-name="P73">Dengan mendeklarasikan nilai sebagai <text:span text:style-name="Source_20_Text">const</text:span>, Anda memberitahu kompiler bahwa nilai ini sakral dan tidak boleh diubah. Kompiler akan mencegah Anda (atau orang lain yang memodifikasi kode Anda) secara tidak sengaja mengubah nilai konstanta di tengah program. Ini mengurangi potensi <text:span text:style-name="Emphasis">bug</text:span> yang sulit dilacak. </text:p>
                  </text:list-item>
                </text:list>
              </text:list-item>
            </text:list>
            <text:p text:style-name="Text_20_body"><text:span text:style-name="Strong_20_Emphasis">Contoh Skenario Ilustratif: Program Hitung Luas &amp; Keliling Lingkaran</text:span></text:p>
            <text:p text:style-name="Text_20_body">Mari kita lihat contoh program sederhana yang menggunakan keduanya:</text:p>
            <text:p text:style-name="Text_20_body">Delphi</text:p>
            <text:p text:style-name="Preformatted_20_Text"><text:span text:style-name="Source_20_Text">program HitungLingkaran;</text:span></text:p>
            <text:p text:style-name="Preformatted_20_Text"><text:span text:style-name="Source_20_Text">uses SysUtils;</text:span></text:p>
            <text:p text:style-name="Preformatted_20_Text"/>
            <text:p text:style-name="Preformatted_20_Text"><text:span text:style-name="Source_20_Text">const // Nilai yang pasti tetap</text:span></text:p>
            <text:p text:style-name="Preformatted_20_Text"><text:span text:style-name="Source_20_Text"><text:s text:c="2"/>Pi = 3.14159;</text:span></text:p>
            <text:p text:style-name="Preformatted_20_Text"><text:span text:style-name="Source_20_Text"><text:s text:c="2"/>PesanInputJari = 'Masukkan panjang jari-jari lingkaran (cm): ';</text:span></text:p>
            <text:p text:style-name="Preformatted_20_Text"><text:soft-page-break/><text:span text:style-name="Source_20_Text"><text:s text:c="2"/>SatuanHasil = ' cm';</text:span></text:p>
            <text:p text:style-name="Preformatted_20_Text"/>
            <text:p text:style-name="Preformatted_20_Text"><text:span text:style-name="Source_20_Text">var // Nilai yang bisa berubah atau didapat dari input/hitung</text:span></text:p>
            <text:p text:style-name="Preformatted_20_Text"><text:span text:style-name="Source_20_Text"><text:s text:c="2"/>jariJari : Real;</text:span></text:p>
            <text:p text:style-name="Preformatted_20_Text"><text:span text:style-name="Source_20_Text"><text:s text:c="2"/>luas <text:s text:c="4"/>: Real;</text:span></text:p>
            <text:p text:style-name="Preformatted_20_Text"><text:span text:style-name="Source_20_Text"><text:s text:c="2"/>keliling : Real;</text:span></text:p>
            <text:p text:style-name="Preformatted_20_Text"/>
            <text:p text:style-name="Preformatted_20_Text"><text:span text:style-name="Source_20_Text">begin</text:span></text:p>
            <text:p text:style-name="Preformatted_20_Text"><text:span text:style-name="Source_20_Text"><text:s text:c="2"/>Write(PesanInputJari); // Menggunakan konstanta untuk pesan prompt</text:span></text:p>
            <text:p text:style-name="Preformatted_20_Text"><text:span text:style-name="Source_20_Text"><text:s text:c="2"/>Readln(jariJari); <text:s text:c="5"/>// Mengisi variabel dari input pengguna</text:span></text:p>
            <text:p text:style-name="Preformatted_20_Text"/>
            <text:p text:style-name="Preformatted_20_Text"><text:span text:style-name="Source_20_Text"><text:s text:c="2"/>// Melakukan perhitungan, hasilnya disimpan di variabel</text:span></text:p>
            <text:p text:style-name="Preformatted_20_Text"><text:span text:style-name="Source_20_Text"><text:s text:c="2"/>// Menggunakan konstanta Pi dalam perhitungan</text:span></text:p>
            <text:p text:style-name="Preformatted_20_Text"><text:span text:style-name="Source_20_Text"><text:s text:c="2"/>luas := Pi * jariJari * jariJari;</text:span></text:p>
            <text:p text:style-name="Preformatted_20_Text"><text:span text:style-name="Source_20_Text"><text:s text:c="2"/>keliling := 2 * Pi * jariJari;</text:span></text:p>
            <text:p text:style-name="Preformatted_20_Text"/>
            <text:p text:style-name="Preformatted_20_Text"><text:span text:style-name="Source_20_Text"><text:s text:c="2"/>// Menampilkan hasil dari variabel, ditambah satuan dari konstanta</text:span></text:p>
            <text:p text:style-name="Preformatted_20_Text"><text:span text:style-name="Source_20_Text"><text:s text:c="2"/>Writeln('Luas lingkaran adalah: ', luas:0:2, SatuanHasil, '^2');</text:span></text:p>
            <text:p text:style-name="Preformatted_20_Text"><text:span text:style-name="Source_20_Text"><text:s text:c="2"/>Writeln('Keliling lingkaran adalah: ', keliling:0:2, SatuanHasil);</text:span></text:p>
            <text:p text:style-name="Preformatted_20_Text"/>
            <text:p text:style-name="Preformatted_20_Text"><text:span text:style-name="Source_20_Text"><text:s text:c="2"/>Readln; // Tahan layar</text:span></text:p>
            <text:p text:style-name="P602"><text:span text:style-name="Source_20_Text">end.</text:span></text:p>
            <text:p text:style-name="Text_20_body">Dalam contoh ini:</text:p>
            <text:list xml:id="list8668775816381667349" text:style-name="L74">
              <text:list-item>
                <text:p text:style-name="P359"><text:span text:style-name="Source_20_Text">Pi</text:span>, <text:span text:style-name="Source_20_Text">PesanInputJari</text:span>, dan <text:span text:style-name="Source_20_Text">SatuanHasil</text:span> nilainya selalu sama setiap kali program dijalankan, jadi kita gunakan <text:span text:style-name="Source_20_Text">const</text:span>. </text:p>
              </text:list-item>
              <text:list-item>
                <text:p text:style-name="P359"><text:span text:style-name="Source_20_Text">jariJari</text:span> nilainya didapat dari pengguna, pasti bisa berbeda-beda, jadi gunakan <text:span text:style-name="Source_20_Text">var</text:span>. </text:p>
              </text:list-item>
              <text:list-item>
                <text:p text:style-name="P74"><text:span text:style-name="Source_20_Text">luas</text:span> dan <text:span text:style-name="Source_20_Text">keliling</text:span> adalah hasil perhitungan yang nilainya bergantung pada <text:span text:style-name="Source_20_Text">jariJari</text:span>, jadi gunakan <text:span text:style-name="Source_20_Text">var</text:span>. </text:p>
              </text:list-item>
            </text:list>
            <text:p text:style-name="Text_20_body"><text:span text:style-name="Strong_20_Emphasis">Kesimpulan:</text:span></text:p>
            <text:p text:style-name="Text_20_body">Gunakan <text:span text:style-name="Strong_20_Emphasis">Variabel (</text:span><text:span text:style-name="Strong_20_Emphasis"><text:span text:style-name="Source_20_Text">var</text:span></text:span><text:span text:style-name="Strong_20_Emphasis">)</text:span> untuk data yang nilainya dinamis atau bisa berubah. Gunakan <text:span text:style-name="Strong_20_Emphasis">Konstanta (</text:span><text:span text:style-name="Strong_20_Emphasis"><text:span text:style-name="Source_20_Text">const</text:span></text:span><text:span text:style-name="Strong_20_Emphasis">)</text:span> untuk nilai yang sudah pasti tetap dan tidak akan berubah. Membiasakan diri menggunakan konstanta untuk nilai-nilai tetap akan membuat kode Anda lebih mudah dibaca, lebih mudah dirawat, dan lebih aman dari kesalahan.</text:p>
            <text:p text:style-name="Horizontal_20_Line"/>
            <text:p text:style-name="Text_20_body">Bab 4 selesai! Kita sudah membahas fondasi penting tentang cara program menyimpan dan mengelola data. Sekarang Anda siap untuk belajar bagaimana program bisa berinteraksi dengan dunia luar!</text:p>
            <text:p text:style-name="Text_20_body">Saya menunggu perintah "YAX" untuk memulai <text:span text:style-name="Strong_20_Emphasis">Bab 5: Input dan Output Dasar</text:span>.</text:p>
          </text:section>
          <text:section text:style-name="Sect1" text:name="feedback-form-41">
            <text:p text:style-name="P285"/>
          </text:section>
        </text:section>
        <text:section text:style-name="Sect1" text:name="4921d03c112f3f9f">
          <text:p text:style-name="Text_20_body"/>
          <text:section text:style-name="Sect1" text:name="user-query-content-42">
            <text:p text:style-name="P541">yax </text:p>
          </text:section>
          <text:p text:style-name="P285">Tampilkan alur berpikir</text:p>
          <text:section text:style-name="Sect2" text:name="model-response-message-contentr_4921d03c112f3f9f">
            <text:p text:style-name="Text_20_body"><text:soft-page-break/>Oke, siap untuk babak baru! Mari kita ajarkan program kita cara 'berbicara' dan 'mendengar'. Selamat datang di <text:span text:style-name="Strong_20_Emphasis">Bab 5: Input dan Output Dasar</text:span>.</text:p>
            <text:p text:style-name="Horizontal_20_Line"/>
            <text:p text:style-name="Text_20_body"><text:span text:style-name="Strong_20_Emphasis">Jawaban untuk </text:span><text:span text:style-name="Strong_20_Emphasis"><text:span text:style-name="Emphasis">Prompt</text:span></text:span><text:span text:style-name="Strong_20_Emphasis"> Pengantar Bab 5:</text:span></text:p>
            <text:p text:style-name="Text_20_body"><text:span text:style-name="Emphasis">(Prompt: "Tuliskan paragraf pengantar untuk Bab 5 buku tutorial Free Pascal pemula. Ingatkan pembaca bahwa setelah mempelajari cara menyimpan data dalam variabel (Bab 4), langkah logis berikutnya adalah belajar bagaimana program bisa 'berkomunikasi' dengan dunia luar. Jelaskan bahwa Bab 5 akan fokus pada dua aspek komunikasi dasar: Output... dan Input... Sampaikan bahwa dengan menguasai input/output dasar ini, mereka akan dapat membuat program yang jauh lebih interaktif dan menarik.")</text:span></text:p>
            <text:p text:style-name="Horizontal_20_Line"/>
            <text:p text:style-name="Text_20_body">Hebat! Di Bab 4 kita sudah berhasil membekali program kita dengan kemampuan untuk 'mengingat' data menggunakan variabel dan konstanta. Tapi, program kita sejauh ini masih seperti bekerja di dalam 'ruang hampa', ya? Ia belum bisa berinteraksi dengan kita sebagai penggunanya atau dengan dunia luar. Ibaratnya, program kita masih agak 'pendiam'.</text:p>
            <text:p text:style-name="Text_20_body">Nah, agar program kita bisa lebih 'gaul' dan benar-benar berguna, ia perlu belajar <text:span text:style-name="Strong_20_Emphasis">berkomunikasi</text:span>. Di Bab 5 inilah kita akan fokus pada dua keterampilan komunikasi paling dasar untuk program konsol kita:</text:p>
            <text:list xml:id="list2465796993855382622" text:style-name="L75">
              <text:list-item>
                <text:p text:style-name="P360"><text:span text:style-name="Strong_20_Emphasis">Output (Keluaran):</text:span> Ini adalah cara program kita <text:span text:style-name="Strong_20_Emphasis">'berbicara'</text:span> atau <text:span text:style-name="Strong_20_Emphasis">memberikan informasi</text:span> kepada kita (pengguna). Bagaimana caranya program menampilkan pesan di layar, menunjukkan hasil perhitungan, atau memberi petunjuk kepada pengguna? Kita akan pelajari perintah-perintahnya di sini. </text:p>
              </text:list-item>
              <text:list-item>
                <text:p text:style-name="P75"><text:span text:style-name="Strong_20_Emphasis">Input (Masukan):</text:span> Ini adalah cara program kita <text:span text:style-name="Strong_20_Emphasis">'mendengarkan'</text:span> atau <text:span text:style-name="Strong_20_Emphasis">menerima data</text:span> dari kita (pengguna). Bagaimana caranya program meminta pengguna mengetikkan nama mereka, memasukkan angka, atau memilih opsi dari menu? Kita juga akan pelajari perintah untuk ini. </text:p>
              </text:list-item>
            </text:list>
            <text:p text:style-name="Text_20_body">Menguasai teknik dasar Input dan Output (sering disingkat <text:span text:style-name="Strong_20_Emphasis">I/O</text:span>) ini sangatlah penting. Dengan kemampuan I/O, program Anda tidak lagi hanya sekadar kumpulan instruksi yang berjalan senyap, tetapi bisa menjadi <text:span text:style-name="Strong_20_Emphasis">interaktif</text:span> – bisa 'bertanya' kepada pengguna, menerima jawaban, mengolahnya, lalu 'memberi tahu' hasilnya. Ini akan membuat program yang Anda buat terasa jauh lebih hidup, dinamis, dan tentu saja, lebih menarik!</text:p>
            <text:p text:style-name="Text_20_body">Siap membuat program Anda bisa 'ngobrol'? Mari kita mulai!</text:p>
            <text:p text:style-name="Horizontal_20_Line"/>
            <text:p text:style-name="Text_20_body">Kita akan mulai dengan cara program 'berbicara'. Saya menunggu perintah "YAX" untuk melanjutkan ke <text:span text:style-name="Emphasis">prompt</text:span> Sub-bab 5.1 ("Menampilkan Output ke Layar (<text:span text:style-name="Source_20_Text">Write</text:span>, <text:span text:style-name="Source_20_Text">Writeln</text:span>)").</text:p>
          </text:section>
          <text:section text:style-name="Sect1" text:name="feedback-form-42">
            <text:p text:style-name="P285"/>
          </text:section>
        </text:section>
        <text:section text:style-name="Sect1" text:name="35742fdb583c1943">
          <text:p text:style-name="Text_20_body"><text:soft-page-break/></text:p>
          <text:section text:style-name="Sect1" text:name="user-query-content-43">
            <text:p text:style-name="P541">yax </text:p>
          </text:section>
          <text:p text:style-name="P285">Tampilkan alur berpikir</text:p>
          <text:section text:style-name="Sect2" text:name="model-response-message-contentr_35742fdb583c1943">
            <text:p text:style-name="Text_20_body">Oke, sekarang kita ajarkan program kita cara 'berbicara' atau menampilkan informasi ke layar! Di Pascal, ada dua perintah utama untuk melakukan ini.</text:p>
            <text:p text:style-name="Horizontal_20_Line"/>
            <text:p text:style-name="Text_20_body"><text:span text:style-name="Strong_20_Emphasis">Jawaban untuk </text:span><text:span text:style-name="Strong_20_Emphasis"><text:span text:style-name="Emphasis">Prompt</text:span></text:span><text:span text:style-name="Strong_20_Emphasis"> Sub-bab 5.1: Menampilkan Output ke Layar (</text:span><text:span text:style-name="Strong_20_Emphasis"><text:span text:style-name="Source_20_Text">Write</text:span></text:span><text:span text:style-name="Strong_20_Emphasis">, </text:span><text:span text:style-name="Strong_20_Emphasis"><text:span text:style-name="Source_20_Text">Writeln</text:span></text:span><text:span text:style-name="Strong_20_Emphasis">)</text:span></text:p>
            <text:p text:style-name="Text_20_body"><text:span text:style-name="Emphasis">(Prompt: "Buatkan pembahasan mendalam dan panduan praktis untuk sub-bab 'Menampilkan Output ke Layar (Write, Writeln)'. Jelaskan fungsi utama... Uraikan perbedaannya... Berikan contoh penggunaan keduanya... Sertakan contoh kode program lengkap...")</text:span></text:p>
            <text:p text:style-name="Horizontal_20_Line"/>
            <text:p text:style-name="Text_20_body">Agar program kita bisa memberikan informasi kepada kita (pengguna), misalnya menampilkan pesan, hasil perhitungan, atau petunjuk, kita perlu menggunakan perintah <text:span text:style-name="Strong_20_Emphasis">Output</text:span>. Di Pascal, dua perintah standar yang paling sering digunakan untuk menampilkan output ke layar konsol adalah <text:span text:style-name="Source_20_Text">Write</text:span> dan <text:span text:style-name="Source_20_Text">Writeln</text:span>.</text:p>
            <text:p text:style-name="Text_20_body"><text:span text:style-name="Strong_20_Emphasis">Perbedaan Utama: </text:span><text:span text:style-name="Strong_20_Emphasis"><text:span text:style-name="Source_20_Text">Write</text:span></text:span><text:span text:style-name="Strong_20_Emphasis"> vs </text:span><text:span text:style-name="Strong_20_Emphasis"><text:span text:style-name="Source_20_Text">Writeln</text:span></text:span></text:p>
            <text:p text:style-name="Text_20_body">Keduanya berfungsi untuk 'menulis' ke layar, tapi perbedaannya terletak pada posisi kursor setelah selesai menulis:</text:p>
            <text:list xml:id="list1662252002279404598" text:style-name="L76">
              <text:list-item>
                <text:p text:style-name="P76"><text:span text:style-name="Strong_20_Emphasis"><text:span text:style-name="Source_20_Text">Writeln</text:span></text:span><text:span text:style-name="Strong_20_Emphasis"> (Singkatan dari Write Line - Tulis lalu Pindah Baris)</text:span></text:p>
                <text:list>
                  <text:list-item>
                    <text:p text:style-name="P361">Perintah ini akan menampilkan informasi yang Anda berikan ke layar konsol. </text:p>
                  </text:list-item>
                  <text:list-item>
                    <text:p text:style-name="P361"><text:span text:style-name="Strong_20_Emphasis">Setelah selesai menampilkan</text:span>, ia akan <text:span text:style-name="Strong_20_Emphasis">memindahkan kursor ke awal baris berikutnya</text:span>. Jadi, jika ada perintah <text:span text:style-name="Source_20_Text">Write</text:span> atau <text:span text:style-name="Source_20_Text">Writeln</text:span> lagi setelahnya, outputnya akan dimulai di baris baru. </text:p>
                  </text:list-item>
                  <text:list-item>
                    <text:p text:style-name="P361">Jika Anda menggunakan <text:span text:style-name="Source_20_Text">Writeln;</text:span> (tanpa menuliskan apapun di dalam kurung), ia hanya akan membuat satu baris kosong. Ini berguna untuk memberi jarak antar baris output agar lebih rapi. </text:p>
                  </text:list-item>
                </text:list>
              </text:list-item>
              <text:list-item>
                <text:p text:style-name="P76"><text:span text:style-name="Strong_20_Emphasis"><text:span text:style-name="Source_20_Text">Write</text:span></text:span><text:span text:style-name="Strong_20_Emphasis"> (Tulis Tanpa Pindah Baris)</text:span></text:p>
                <text:list>
                  <text:list-item>
                    <text:p text:style-name="P361">Perintah ini juga menampilkan informasi ke layar konsol. </text:p>
                  </text:list-item>
                  <text:list-item>
                    <text:p text:style-name="P361"><text:span text:style-name="Strong_20_Emphasis">Tapi</text:span>, setelah selesai menampilkan, kursor akan <text:span text:style-name="Strong_20_Emphasis">tetap berada persis di sebelah kanan karakter terakhir</text:span> yang baru saja ditampilkan (di baris yang sama). </text:p>
                  </text:list-item>
                  <text:list-item>
                    <text:p text:style-name="P76">Jadi, jika ada perintah <text:span text:style-name="Source_20_Text">Write</text:span> atau <text:span text:style-name="Source_20_Text">Writeln</text:span> lagi setelahnya, output berikutnya akan dimulai dari posisi tersebut. </text:p>
                  </text:list-item>
                </text:list>
              </text:list-item>
            </text:list>
            <text:p text:style-name="Text_20_body"><text:span text:style-name="Strong_20_Emphasis">Cara Menggunakan </text:span><text:span text:style-name="Strong_20_Emphasis"><text:span text:style-name="Source_20_Text">Write</text:span></text:span><text:span text:style-name="Strong_20_Emphasis"> dan </text:span><text:span text:style-name="Strong_20_Emphasis"><text:span text:style-name="Source_20_Text">Writeln</text:span></text:span><text:span text:style-name="Strong_20_Emphasis">:</text:span></text:p>
            <text:p text:style-name="Text_20_body">Format umum penulisannya adalah:</text:p>
            <text:p text:style-name="Text_20_body"><text:soft-page-break/>Delphi</text:p>
            <text:p text:style-name="P602"><text:span text:style-name="Source_20_Text">Write(Item1, Item2, Item3, ...);</text:span></text:p>
            <text:p text:style-name="Text_20_body">atau</text:p>
            <text:p text:style-name="Text_20_body">Delphi</text:p>
            <text:p text:style-name="P602"><text:span text:style-name="Source_20_Text">Writeln(Item1, Item2, Item3, ...);</text:span></text:p>
            <text:p text:style-name="Text_20_body">Di mana <text:span text:style-name="Source_20_Text">Item1</text:span>, <text:span text:style-name="Source_20_Text">Item2</text:span>, <text:span text:style-name="Source_20_Text">Item3</text:span>, dst. adalah hal-hal yang ingin Anda tampilkan. Item ini bisa berupa:</text:p>
            <text:list xml:id="list6398377982241786805" text:style-name="L77">
              <text:list-item>
                <text:p text:style-name="P362"><text:span text:style-name="Strong_20_Emphasis">Teks Literal (String Literal):</text:span> Teks persis seperti yang Anda inginkan, <text:span text:style-name="Strong_20_Emphasis">wajib</text:span> diapit oleh <text:span text:style-name="Strong_20_Emphasis">tanda kutip tunggal (</text:span><text:span text:style-name="Strong_20_Emphasis"><text:span text:style-name="Source_20_Text">' '</text:span></text:span><text:span text:style-name="Strong_20_Emphasis">)</text:span>. Contoh: <text:span text:style-name="Source_20_Text">'Halo Programmer!'</text:span>. </text:p>
              </text:list-item>
              <text:list-item>
                <text:p text:style-name="P362"><text:span text:style-name="Strong_20_Emphasis">Nama Variabel:</text:span> Program akan menampilkan <text:span text:style-name="Strong_20_Emphasis">nilai</text:span> yang saat itu tersimpan di dalam variabel tersebut. Contoh: <text:span text:style-name="Source_20_Text">NamaUser</text:span>, <text:span text:style-name="Source_20_Text">JumlahSkor</text:span>. </text:p>
              </text:list-item>
              <text:list-item>
                <text:p text:style-name="P362"><text:span text:style-name="Strong_20_Emphasis">Nama Konstanta:</text:span> Program akan menampilkan <text:span text:style-name="Strong_20_Emphasis">nilai</text:span> dari konstanta tersebut. Contoh: <text:span text:style-name="Source_20_Text">Pi</text:span>, <text:span text:style-name="Source_20_Text">JudulAplikasi</text:span>. </text:p>
              </text:list-item>
              <text:list-item>
                <text:p text:style-name="P77"><text:span text:style-name="Strong_20_Emphasis">Ekspresi:</text:span> Program akan menghitung hasil ekspresi terlebih dahulu, lalu menampilkan hasilnya. Contoh: <text:span text:style-name="Source_20_Text">5 + 3</text:span> (akan tampil <text:span text:style-name="Source_20_Text">8</text:span>), <text:span text:style-name="Source_20_Text">Nilai &gt; BatasLulus</text:span> (akan tampil <text:span text:style-name="Source_20_Text">TRUE</text:span> atau <text:span text:style-name="Source_20_Text">FALSE</text:span>). </text:p>
              </text:list-item>
            </text:list>
            <text:p text:style-name="Text_20_body">Anda bisa menampilkan <text:span text:style-name="Strong_20_Emphasis">beberapa item sekaligus</text:span> dalam satu perintah <text:span text:style-name="Source_20_Text">Write</text:span> atau <text:span text:style-name="Source_20_Text">Writeln</text:span> dengan cara memisahkannya menggunakan tanda <text:span text:style-name="Strong_20_Emphasis">koma (</text:span><text:span text:style-name="Strong_20_Emphasis"><text:span text:style-name="Source_20_Text">,</text:span></text:span><text:span text:style-name="Strong_20_Emphasis">)</text:span>. Pascal akan menampilkannya secara berurutan.</text:p>
            <text:p text:style-name="Text_20_body"><text:span text:style-name="Strong_20_Emphasis">Contoh-contoh Penggunaan:</text:span></text:p>
            <text:list xml:id="list2700839337531429790" text:style-name="L78">
              <text:list-item>
                <text:p text:style-name="P78"><text:span text:style-name="Strong_20_Emphasis">Menampilkan Teks dan Menggabungkan </text:span><text:span text:style-name="Strong_20_Emphasis"><text:span text:style-name="Source_20_Text">Write</text:span></text:span><text:span text:style-name="Strong_20_Emphasis"> + </text:span><text:span text:style-name="Strong_20_Emphasis"><text:span text:style-name="Source_20_Text">Writeln</text:span></text:span><text:span text:style-name="Strong_20_Emphasis">:</text:span></text:p>
                <text:p text:style-name="P78">Delphi</text:p>
                <text:p text:style-name="P555"><text:span text:style-name="Source_20_Text">begin</text:span></text:p>
                <text:p text:style-name="P555"><text:span text:style-name="Source_20_Text"><text:s text:c="2"/>Write('Halo, nama saya '); // Cetak, kursor tetap di kanan spasi 'saya '</text:span></text:p>
                <text:p text:style-name="P555"><text:span text:style-name="Source_20_Text"><text:s text:c="2"/>Writeln('Budi.'); <text:s text:c="7"/>// Cetak 'Budi.' di baris yg sama, lalu pindah baris</text:span></text:p>
                <text:p text:style-name="P555"><text:span text:style-name="Source_20_Text"><text:s text:c="2"/>Writeln('Saya tinggal di Yogyakarta.'); // Cetak di baris baru, lalu pindah baris</text:span></text:p>
                <text:p text:style-name="P555"><text:span text:style-name="Source_20_Text"><text:s text:c="2"/>Writeln; <text:s text:c="16"/>// Membuat satu baris kosong</text:span></text:p>
                <text:p text:style-name="P555"><text:span text:style-name="Source_20_Text"><text:s text:c="2"/>Writeln('Saya sedang belajar Pascal.'); // Cetak di baris baru</text:span></text:p>
                <text:p text:style-name="P618"><text:span text:style-name="Source_20_Text">end.</text:span></text:p>
                <text:p text:style-name="P78">Output yang akan muncul di layar konsol:</text:p>
                <text:p text:style-name="P555"><text:span text:style-name="Source_20_Text">Halo, nama saya Budi.</text:span></text:p>
                <text:p text:style-name="P555"><text:span text:style-name="Source_20_Text">Saya tinggal di Yogyakarta.</text:span></text:p>
                <text:p text:style-name="P555"/>
                <text:p text:style-name="P618"><text:span text:style-name="Source_20_Text">Saya sedang belajar Pascal.</text:span></text:p>
              </text:list-item>
              <text:list-item>
                <text:p text:style-name="P78"><text:span text:style-name="Strong_20_Emphasis">Menampilkan Nilai Variabel (digabung dengan teks):</text:span></text:p>
                <text:p text:style-name="P78"><text:soft-page-break/>Delphi</text:p>
                <text:p text:style-name="P555"><text:span text:style-name="Source_20_Text">var</text:span></text:p>
                <text:p text:style-name="P555"><text:span text:style-name="Source_20_Text"><text:s text:c="2"/>Usia: Integer;</text:span></text:p>
                <text:p text:style-name="P555"><text:span text:style-name="Source_20_Text"><text:s text:c="2"/>Pekerjaan: String;</text:span></text:p>
                <text:p text:style-name="P555"><text:span text:style-name="Source_20_Text">begin</text:span></text:p>
                <text:p text:style-name="P555"><text:span text:style-name="Source_20_Text"><text:s text:c="2"/>Usia := 25;</text:span></text:p>
                <text:p text:style-name="P555"><text:span text:style-name="Source_20_Text"><text:s text:c="2"/>Pekerjaan := 'Mahasiswa';</text:span></text:p>
                <text:p text:style-name="P555"><text:span text:style-name="Source_20_Text"><text:s text:c="2"/>// Menggabungkan teks literal dan nilai variabel pakai koma:</text:span></text:p>
                <text:p text:style-name="P555"><text:span text:style-name="Source_20_Text"><text:s text:c="2"/>Writeln('Saat ini saya berusia ', Usia, ' tahun.');</text:span></text:p>
                <text:p text:style-name="P555"><text:span text:style-name="Source_20_Text"><text:s text:c="2"/>Writeln('Pekerjaan saya adalah ', Pekerjaan, '.');</text:span></text:p>
                <text:p text:style-name="P618"><text:span text:style-name="Source_20_Text">end.</text:span></text:p>
                <text:p text:style-name="P78">Output:</text:p>
                <text:p text:style-name="P555"><text:span text:style-name="Source_20_Text">Saat ini saya berusia 25 tahun.</text:span></text:p>
                <text:p text:style-name="P618"><text:span text:style-name="Source_20_Text">Pekerjaan saya adalah Mahasiswa.</text:span></text:p>
              </text:list-item>
              <text:list-item>
                <text:p text:style-name="P78"><text:span text:style-name="Strong_20_Emphasis">Menampilkan Hasil Ekspresi:</text:span></text:p>
                <text:p text:style-name="P78">Delphi</text:p>
                <text:p text:style-name="P555"><text:span text:style-name="Source_20_Text">begin</text:span></text:p>
                <text:p text:style-name="P555"><text:span text:style-name="Source_20_Text"><text:s text:c="2"/>Writeln('Hasil dari 15 + 7 = ', 15 + 7); <text:s text:c="7"/>// Akan tampil: Hasil dari 15 + 7 = 22</text:span></text:p>
                <text:p text:style-name="P555"><text:span text:style-name="Source_20_Text"><text:s text:c="2"/>Writeln('Apakah 100 kurang dari 50? ', 100 &lt; 50); // Akan tampil: Apakah 100 kurang dari 50? FALSE</text:span></text:p>
                <text:p text:style-name="P618"><text:span text:style-name="Source_20_Text">end.</text:span></text:p>
              </text:list-item>
            </text:list>
            <text:p text:style-name="Text_20_body"><text:span text:style-name="Strong_20_Emphasis">Contoh Program Lengkap:</text:span></text:p>
            <text:p text:style-name="Text_20_body">Mari kita gabungkan beberapa contoh menjadi satu program:</text:p>
            <text:p text:style-name="Text_20_body">Delphi</text:p>
            <text:p text:style-name="Preformatted_20_Text"><text:span text:style-name="Source_20_Text">program DemoOutputLengkap;</text:span></text:p>
            <text:p text:style-name="Preformatted_20_Text"><text:span text:style-name="Source_20_Text">uses SysUtils;</text:span></text:p>
            <text:p text:style-name="Preformatted_20_Text"/>
            <text:p text:style-name="Preformatted_20_Text"><text:span text:style-name="Source_20_Text">const</text:span></text:p>
            <text:p text:style-name="Preformatted_20_Text"><text:span text:style-name="Source_20_Text"><text:s text:c="2"/>TahunSekarang = 2025; // Contoh konstanta (sesuai waktu saat ini)</text:span></text:p>
            <text:p text:style-name="Preformatted_20_Text"><text:span text:style-name="Source_20_Text"><text:s text:c="2"/>PesanJudul = '=== Biodata Singkat ===';</text:span></text:p>
            <text:p text:style-name="Preformatted_20_Text"/>
            <text:p text:style-name="Preformatted_20_Text"><text:span text:style-name="Source_20_Text">var</text:span></text:p>
            <text:p text:style-name="Preformatted_20_Text"><text:span text:style-name="Source_20_Text"><text:s text:c="2"/>NamaLengkap: String;</text:span></text:p>
            <text:p text:style-name="Preformatted_20_Text"><text:span text:style-name="Source_20_Text"><text:s text:c="2"/>TahunLahir: Integer;</text:span></text:p>
            <text:p text:style-name="Preformatted_20_Text"><text:span text:style-name="Source_20_Text"><text:s text:c="2"/>Usia: Integer;</text:span></text:p>
            <text:p text:style-name="Preformatted_20_Text"><text:span text:style-name="Source_20_Text"><text:s text:c="2"/>TinggiBadan: Real;</text:span></text:p>
            <text:p text:style-name="Preformatted_20_Text"><text:span text:style-name="Source_20_Text"><text:s text:c="2"/>ApakahAktif: Boolean;</text:span></text:p>
            <text:p text:style-name="Preformatted_20_Text"/>
            <text:p text:style-name="Preformatted_20_Text"><text:span text:style-name="Source_20_Text">begin</text:span></text:p>
            <text:p text:style-name="Preformatted_20_Text"><text:span text:style-name="Source_20_Text"><text:s text:c="2"/>NamaLengkap := 'Dewi Anggraini';</text:span></text:p>
            <text:p text:style-name="Preformatted_20_Text"><text:span text:style-name="Source_20_Text"><text:s text:c="2"/>TahunLahir := 2002;</text:span></text:p>
            <text:p text:style-name="Preformatted_20_Text"><text:span text:style-name="Source_20_Text"><text:s text:c="2"/>TinggiBadan := 162.7;</text:span></text:p>
            <text:p text:style-name="Preformatted_20_Text"><text:span text:style-name="Source_20_Text"><text:s text:c="2"/>ApakahAktif := True;</text:span></text:p>
            <text:p text:style-name="Preformatted_20_Text"/>
            <text:p text:style-name="Preformatted_20_Text"><text:span text:style-name="Source_20_Text"><text:s text:c="2"/>Writeln(PesanJudul); // Menampilkan konstanta</text:span></text:p>
            <text:p text:style-name="Preformatted_20_Text"><text:soft-page-break/><text:span text:style-name="Source_20_Text"><text:s text:c="2"/>Writeln; // Baris kosong</text:span></text:p>
            <text:p text:style-name="Preformatted_20_Text"/>
            <text:p text:style-name="Preformatted_20_Text"><text:span text:style-name="Source_20_Text"><text:s text:c="2"/>Write('Nama <text:s text:c="5"/>: '); // Pakai Write agar titik dua rapi</text:span></text:p>
            <text:p text:style-name="Preformatted_20_Text"><text:span text:style-name="Source_20_Text"><text:s text:c="2"/>Writeln(NamaLengkap);</text:span></text:p>
            <text:p text:style-name="Preformatted_20_Text"/>
            <text:p text:style-name="Preformatted_20_Text"><text:span text:style-name="Source_20_Text"><text:s text:c="2"/>Write('Tinggi <text:s text:c="3"/>: ');</text:span></text:p>
            <text:p text:style-name="Preformatted_20_Text"><text:span text:style-name="Source_20_Text"><text:s text:c="2"/>// :0:1 adalah format agar Real tampil 1 angka di belakang titik</text:span></text:p>
            <text:p text:style-name="Preformatted_20_Text"><text:span text:style-name="Source_20_Text"><text:s text:c="2"/>Writeln(TinggiBadan:0:1, ' cm');</text:span></text:p>
            <text:p text:style-name="Preformatted_20_Text"/>
            <text:p text:style-name="Preformatted_20_Text"><text:span text:style-name="Source_20_Text"><text:s text:c="2"/>Usia := TahunSekarang - TahunLahir; // Hitung usia pakai konstanta &amp; variabel</text:span></text:p>
            <text:p text:style-name="Preformatted_20_Text"><text:span text:style-name="Source_20_Text"><text:s text:c="2"/>Writeln('Usia <text:s text:c="5"/>: ', Usia, ' tahun (Lahir th. ', TahunLahir, ')');</text:span></text:p>
            <text:p text:style-name="Preformatted_20_Text"/>
            <text:p text:style-name="Preformatted_20_Text"><text:span text:style-name="Source_20_Text"><text:s text:c="2"/>Write('Status <text:s text:c="3"/>: ');</text:span></text:p>
            <text:p text:style-name="Preformatted_20_Text"><text:span text:style-name="Source_20_Text"><text:s text:c="2"/>// Contoh IF sederhana untuk menampilkan teks beda berdasarkan Boolean</text:span></text:p>
            <text:p text:style-name="Preformatted_20_Text"><text:span text:style-name="Source_20_Text"><text:s text:c="2"/>if ApakahAktif then</text:span></text:p>
            <text:p text:style-name="Preformatted_20_Text"><text:span text:style-name="Source_20_Text"><text:s text:c="4"/>Writeln('Aktif')</text:span></text:p>
            <text:p text:style-name="Preformatted_20_Text"><text:span text:style-name="Source_20_Text"><text:s text:c="2"/>else</text:span></text:p>
            <text:p text:style-name="Preformatted_20_Text"><text:span text:style-name="Source_20_Text"><text:s text:c="4"/>Writeln('Tidak Aktif');</text:span></text:p>
            <text:p text:style-name="Preformatted_20_Text"/>
            <text:p text:style-name="Preformatted_20_Text"><text:span text:style-name="Source_20_Text"><text:s text:c="2"/>Writeln; // Baris kosong</text:span></text:p>
            <text:p text:style-name="Preformatted_20_Text"><text:span text:style-name="Source_20_Text"><text:s text:c="2"/>Writeln('Terima kasih!');</text:span></text:p>
            <text:p text:style-name="Preformatted_20_Text"/>
            <text:p text:style-name="Preformatted_20_Text"><text:span text:style-name="Source_20_Text"><text:s text:c="2"/>Readln; // Tahan layar agar output terlihat</text:span></text:p>
            <text:p text:style-name="P602"><text:span text:style-name="Source_20_Text">end.</text:span></text:p>
            <text:p text:style-name="Text_20_body"><text:span text:style-name="Strong_20_Emphasis">Kesimpulan:</text:span></text:p>
            <text:p text:style-name="Text_20_body">Ingatlah dua perintah ini: <text:span text:style-name="Source_20_Text">Writeln</text:span> (tulis lalu <text:span text:style-name="Strong_20_Emphasis">pindah baris</text:span>) dan <text:span text:style-name="Source_20_Text">Write</text:span> (tulis <text:span text:style-name="Strong_20_Emphasis">tanpa</text:span> pindah baris). Keduanya adalah alat utama bagi program Anda untuk 'berbicara' atau menampilkan informasi ke layar. Anda bisa menampilkan teks, nilai variabel, nilai konstanta, atau hasil perhitungan, bahkan menggabungkannya dalam satu perintah menggunakan koma. Cobalah bereksperimen dengan keduanya!</text:p>
            <text:p text:style-name="Horizontal_20_Line"/>
            <text:p text:style-name="Text_20_body">Sekarang program kita sudah bisa 'berbicara'. Selanjutnya, bagaimana caranya agar ia bisa 'mendengar' input dari kita? Saya menunggu perintah "YAX" untuk lanjut ke <text:span text:style-name="Emphasis">prompt</text:span> Sub-bab 5.2 ("Membaca Input dari Pengguna (<text:span text:style-name="Source_20_Text">Read</text:span>, <text:span text:style-name="Source_20_Text">Readln</text:span>)").</text:p>
          </text:section>
          <text:section text:style-name="Sect1" text:name="feedback-form-43">
            <text:p text:style-name="P285"/>
          </text:section>
        </text:section>
        <text:section text:style-name="Sect1" text:name="a54e557ef527d98a">
          <text:p text:style-name="Text_20_body"/>
          <text:section text:style-name="Sect1" text:name="user-query-content-44">
            <text:p text:style-name="P541">yax </text:p>
          </text:section>
          <text:p text:style-name="P285">Tampilkan alur berpikir</text:p>
          <text:section text:style-name="Sect2" text:name="model-response-message-contentr_a54e557ef527d98a">
            <text:p text:style-name="Text_20_body">Oke, program kita sudah bisa 'bicara' dengan <text:span text:style-name="Source_20_Text">Write</text:span> dan <text:span text:style-name="Source_20_Text">Writeln</text:span>. Sekarang, mari kita ajarkan cara 'mendengar' atau menerima masukan dari pengguna! Untuk ini, kita akan menggunakan perintah <text:span text:style-name="Source_20_Text">Readln</text:span>.</text:p>
            <text:p text:style-name="Horizontal_20_Line"/>
            <text:p text:style-name="Text_20_body"><text:soft-page-break/><text:span text:style-name="Strong_20_Emphasis">Jawaban untuk </text:span><text:span text:style-name="Strong_20_Emphasis"><text:span text:style-name="Emphasis">Prompt</text:span></text:span><text:span text:style-name="Strong_20_Emphasis"> Sub-bab 5.2: Membaca Input dari Pengguna (</text:span><text:span text:style-name="Strong_20_Emphasis"><text:span text:style-name="Source_20_Text">Read</text:span></text:span><text:span text:style-name="Strong_20_Emphasis">, </text:span><text:span text:style-name="Strong_20_Emphasis"><text:span text:style-name="Source_20_Text">Readln</text:span></text:span><text:span text:style-name="Strong_20_Emphasis">)</text:span></text:p>
            <text:p text:style-name="Text_20_body"><text:span text:style-name="Emphasis">(Prompt: "Buatkan pembahasan mendalam dan panduan praktis untuk sub-bab 'Membaca Input dari Pengguna (Read, Readln)'. Jelaskan fungsi utama... Uraikan perbedaan utamanya (fokus pada Readln)... Berikan contoh penggunaannya... Jelaskan pentingnya memberikan prompt...")</text:span></text:p>
            <text:p text:style-name="Horizontal_20_Line"/>
            <text:p text:style-name="Text_20_body">Agar program kita bisa berinteraksi, ia perlu cara untuk mendapatkan data atau perintah dari pengguna yang menjalankannya. Di Pascal, cara standar untuk membaca input yang diketikkan pengguna melalui keyboard adalah menggunakan prosedur <text:span text:style-name="Source_20_Text">Read</text:span> dan <text:span text:style-name="Source_20_Text">Readln</text:span>. Namun, untuk pemrograman konsol interaktif, <text:span text:style-name="Strong_20_Emphasis"><text:span text:style-name="Source_20_Text">Readln</text:span></text:span><text:span text:style-name="Strong_20_Emphasis"> adalah pilihan yang jauh lebih umum, lebih mudah diprediksi, dan sangat direkomendasikan untuk pemula.</text:span> Jadi, kita akan fokus pada <text:span text:style-name="Source_20_Text">Readln</text:span>.</text:p>
            <text:p text:style-name="Text_20_body"><text:span text:style-name="Strong_20_Emphasis"><text:span text:style-name="Source_20_Text">Readln</text:span></text:span><text:span text:style-name="Strong_20_Emphasis"> (Read Line - Baca Input Satu Baris)</text:span></text:p>
            <text:list xml:id="list8148376622825139414" text:style-name="L79">
              <text:list-item>
                <text:p text:style-name="P363"><text:span text:style-name="Strong_20_Emphasis">Fungsi Utama:</text:span> Perintah <text:span text:style-name="Source_20_Text">Readln</text:span> digunakan untuk <text:span text:style-name="Strong_20_Emphasis">membaca data</text:span> yang diketikkan oleh pengguna di keyboard dan <text:span text:style-name="Strong_20_Emphasis">menyimpannya</text:span> ke dalam satu atau beberapa variabel yang Anda tentukan. </text:p>
              </text:list-item>
              <text:list-item>
                <text:p text:style-name="P363"><text:span text:style-name="Strong_20_Emphasis">Cara Kerja:</text:span> </text:p>
                <text:list>
                  <text:list-item>
                    <text:p text:style-name="P363">Ketika program mencapai perintah <text:span text:style-name="Source_20_Text">Readln(NamaVariabel);</text:span>, eksekusi program akan <text:span text:style-name="Strong_20_Emphasis">berhenti (pause)</text:span>. </text:p>
                  </text:list-item>
                  <text:list-item>
                    <text:p text:style-name="P363">Kursor akan tampak berkedip di layar konsol, menandakan program sedang <text:span text:style-name="Strong_20_Emphasis">menunggu</text:span> input dari Anda. </text:p>
                  </text:list-item>
                  <text:list-item>
                    <text:p text:style-name="P363">Anda (pengguna) mengetikkan data yang diminta, lalu menekan tombol <text:span text:style-name="Strong_20_Emphasis">Enter</text:span>. </text:p>
                  </text:list-item>
                  <text:list-item>
                    <text:p text:style-name="P363">Apa yang Anda ketik <text:span text:style-name="Emphasis">sebelum</text:span> menekan Enter akan dibaca oleh program dan nilainya akan <text:span text:style-name="Strong_20_Emphasis">disimpan ke dalam </text:span><text:span text:style-name="Strong_20_Emphasis"><text:span text:style-name="Source_20_Text">NamaVariabel</text:span></text:span> yang disebutkan di dalam tanda kurung <text:span text:style-name="Source_20_Text">()</text:span>. </text:p>
                  </text:list-item>
                  <text:list-item>
                    <text:p text:style-name="P363"><text:span text:style-name="Strong_20_Emphasis">Poin Penting:</text:span> Setelah selesai membaca nilai dan Anda menekan Enter, <text:span text:style-name="Source_20_Text">Readln</text:span> akan 'membersihkan' sisa input pada baris tersebut, termasuk karakter Enter itu sendiri. Ini penting agar tidak mengganggu pembacaan input berikutnya. </text:p>
                  </text:list-item>
                </text:list>
              </text:list-item>
              <text:list-item>
                <text:p text:style-name="P363"><text:span text:style-name="Strong_20_Emphasis">Sintaks:</text:span> <text:span text:style-name="Source_20_Text">Readln(Variabel1, Variabel2, ...);</text:span> </text:p>
              </text:list-item>
              <text:list-item>
                <text:p text:style-name="P363"><text:span text:style-name="Strong_20_Emphasis">Saran Praktis untuk Pemula:</text:span> Meskipun <text:span text:style-name="Source_20_Text">Readln</text:span> secara teknis bisa membaca beberapa nilai sekaligus dalam satu baris (jika dipisahkan spasi, biasanya untuk angka), cara ini kadang membingungkan. Agar lebih jelas dan aman dari kesalahan, <text:span text:style-name="Strong_20_Emphasis">sangat disarankan untuk membiasakan diri menggunakan satu perintah </text:span><text:span text:style-name="Strong_20_Emphasis"><text:span text:style-name="Source_20_Text">Readln</text:span></text:span><text:span text:style-name="Strong_20_Emphasis"> untuk membaca satu nilai variabel saja.</text:span> Contoh: </text:p>
                <text:p text:style-name="P79">Delphi</text:p>
                <text:p text:style-name="P556"><text:span text:style-name="Source_20_Text">Write('Masukkan panjang: '); Readln(Panjang);</text:span></text:p>
                <text:p text:style-name="P556"><text:span text:style-name="Source_20_Text">Write('Masukkan lebar: '); Readln(Lebar);</text:span></text:p>
                <text:p text:style-name="P619"><text:span text:style-name="Source_20_Text">// Ini lebih jelas daripada Readln(Panjang, Lebar);</text:span></text:p>
              </text:list-item>
              <text:list-item>
                <text:p text:style-name="P79"><text:soft-page-break/><text:span text:style-name="Strong_20_Emphasis"><text:span text:style-name="Source_20_Text">Readln;</text:span></text:span><text:span text:style-name="Strong_20_Emphasis"> (Tanpa Variabel di Dalamnya):</text:span> Seperti yang sudah kita gunakan sebelumnya, jika <text:span text:style-name="Source_20_Text">Readln</text:span> dipanggil tanpa ada nama variabel di dalam kurungnya, ia hanya akan berfungsi untuk <text:span text:style-name="Strong_20_Emphasis">menjeda program dan menunggu pengguna menekan tombol Enter</text:span>. </text:p>
              </text:list-item>
            </text:list>
            <text:p text:style-name="Text_20_body"><text:span text:style-name="Strong_20_Emphasis">Sekilas tentang Perintah </text:span><text:span text:style-name="Strong_20_Emphasis"><text:span text:style-name="Source_20_Text">Read</text:span></text:span></text:p>
            <text:p text:style-name="Text_20_body">Pascal juga punya perintah <text:span text:style-name="Source_20_Text">Read(NamaVariabel);</text:span>. Fungsinya juga membaca input, TAPI cara kerjanya sedikit berbeda dan seringkali kurang intuitif untuk program interaktif:</text:p>
            <text:list xml:id="list67509673599538989" text:style-name="L80">
              <text:list-item>
                <text:p text:style-name="P364"><text:span text:style-name="Source_20_Text">Read</text:span> tidak selalu menunggu tombol Enter ditekan. </text:p>
              </text:list-item>
              <text:list-item>
                <text:p text:style-name="P364">Yang terpenting, <text:span text:style-name="Source_20_Text">Read</text:span> <text:span text:style-name="Strong_20_Emphasis">tidak 'membersihkan' karakter Enter</text:span> setelah selesai membaca. Sisa Enter ini bisa 'nyangkut' dan dibaca oleh perintah <text:span text:style-name="Source_20_Text">Read</text:span> atau <text:span text:style-name="Source_20_Text">Readln</text:span> berikutnya, menyebabkan program melompat atau membaca input kosong secara tidak terduga, terutama jika Anda mencampur pembacaan angka dan teks. </text:p>
              </text:list-item>
              <text:list-item>
                <text:p text:style-name="P80">Karena potensi kebingungan ini, <text:span text:style-name="Strong_20_Emphasis">kita akan fokus menggunakan </text:span><text:span text:style-name="Strong_20_Emphasis"><text:span text:style-name="Source_20_Text">Readln</text:span></text:span> untuk membaca input di buku ini. </text:p>
              </text:list-item>
            </text:list>
            <text:p text:style-name="Text_20_body"><text:span text:style-name="Strong_20_Emphasis">PENTING SEKALI: Berikan Petunjuk (Prompt) Sebelum </text:span><text:span text:style-name="Strong_20_Emphasis"><text:span text:style-name="Source_20_Text">Readln</text:span></text:span><text:span text:style-name="Strong_20_Emphasis">!</text:span></text:p>
            <text:p text:style-name="Text_20_body">Bayangkan jika program Anda tiba-tiba berhenti dan hanya menampilkan kursor berkedip. Anda sebagai pengguna pasti bingung, "Ini program nungguin apa ya? Saya harus ketik apa?".</text:p>
            <text:p text:style-name="Text_20_body">Karena itu, <text:span text:style-name="Strong_20_Emphasis">selalu, selalu, dan selalu tampilkan pesan petunjuk (disebut </text:span><text:span text:style-name="Strong_20_Emphasis"><text:span text:style-name="Emphasis">prompt</text:span></text:span><text:span text:style-name="Strong_20_Emphasis">) kepada pengguna SEBELUM Anda memanggil </text:span><text:span text:style-name="Strong_20_Emphasis"><text:span text:style-name="Source_20_Text">Readln</text:span></text:span>. Pesan ini memberitahu pengguna data apa yang diharapkan oleh program.</text:p>
            <text:p text:style-name="Text_20_body">Cara terbaik untuk menampilkan prompt adalah menggunakan perintah <text:span text:style-name="Strong_20_Emphasis"><text:span text:style-name="Source_20_Text">Write</text:span></text:span> (tanpa <text:span text:style-name="Source_20_Text">Ln</text:span>). Mengapa? Agar setelah pesan petunjuk tampil, kursor tetap berada di baris yang sama, sehingga input yang diketik pengguna akan muncul rapi di sebelah kanan pesan petunjuk tersebut.</text:p>
            <text:p text:style-name="Text_20_body"><text:span text:style-name="Strong_20_Emphasis">Pola yang Benar:</text:span></text:p>
            <text:p text:style-name="Text_20_body">Delphi</text:p>
            <text:p text:style-name="Preformatted_20_Text"><text:span text:style-name="Source_20_Text">Write('Masukkan nama Anda: '); // Tampilkan petunjuk dengan Write</text:span></text:p>
            <text:p text:style-name="P602"><text:span text:style-name="Source_20_Text">Readln(NamaUser); <text:s text:c="12"/>// Baru baca input dengan Readln</text:span></text:p>
            <text:p text:style-name="Text_20_body"><text:span text:style-name="Strong_20_Emphasis">Contoh Penggunaan </text:span><text:span text:style-name="Strong_20_Emphasis"><text:span text:style-name="Source_20_Text">Readln</text:span></text:span><text:span text:style-name="Strong_20_Emphasis">:</text:span></text:p>
            <text:p text:style-name="Text_20_body">Mari kita lihat cara membaca berbagai tipe data dasar:</text:p>
            <text:list xml:id="list5908261495957822817" text:style-name="L81">
              <text:list-item>
                <text:p text:style-name="P81"><text:span text:style-name="Strong_20_Emphasis">Membaca Teks (</text:span><text:span text:style-name="Strong_20_Emphasis"><text:span text:style-name="Source_20_Text">String</text:span></text:span><text:span text:style-name="Strong_20_Emphasis">)</text:span></text:p>
                <text:p text:style-name="P81">Delphi</text:p>
                <text:p text:style-name="P557"><text:span text:style-name="Source_20_Text">program BacaNama;</text:span></text:p>
                <text:p text:style-name="P557"><text:span text:style-name="Source_20_Text">uses SysUtils;</text:span></text:p>
                <text:p text:style-name="P557"><text:span text:style-name="Source_20_Text">var</text:span></text:p>
                <text:p text:style-name="P557"><text:soft-page-break/><text:span text:style-name="Source_20_Text"><text:s text:c="2"/>namaLengkap: String;</text:span></text:p>
                <text:p text:style-name="P557"><text:span text:style-name="Source_20_Text">begin</text:span></text:p>
                <text:p text:style-name="P557"><text:span text:style-name="Source_20_Text"><text:s text:c="2"/>Write('Mohon masukkan nama lengkap Anda: '); // Prompt dulu</text:span></text:p>
                <text:p text:style-name="P557"><text:span text:style-name="Source_20_Text"><text:s text:c="2"/>Readln(namaLengkap); // Baca input teks, simpan ke namaLengkap</text:span></text:p>
                <text:p text:style-name="P557"><text:span text:style-name="Source_20_Text"><text:s text:c="2"/>Writeln('Halo, ', namaLengkap, '! Selamat belajar Pascal!');</text:span></text:p>
                <text:p text:style-name="P557"><text:span text:style-name="Source_20_Text"><text:s text:c="2"/>Readln; // Tahan layar</text:span></text:p>
                <text:p text:style-name="P620"><text:span text:style-name="Source_20_Text">end.</text:span></text:p>
              </text:list-item>
              <text:list-item>
                <text:p text:style-name="P81"><text:span text:style-name="Strong_20_Emphasis">Membaca Angka Bulat (</text:span><text:span text:style-name="Strong_20_Emphasis"><text:span text:style-name="Source_20_Text">Integer</text:span></text:span><text:span text:style-name="Strong_20_Emphasis">)</text:span></text:p>
                <text:p text:style-name="P81">Delphi</text:p>
                <text:p text:style-name="P557"><text:span text:style-name="Source_20_Text">program BacaUmur;</text:span></text:p>
                <text:p text:style-name="P557"><text:span text:style-name="Source_20_Text">uses SysUtils;</text:span></text:p>
                <text:p text:style-name="P557"><text:span text:style-name="Source_20_Text">var</text:span></text:p>
                <text:p text:style-name="P557"><text:span text:style-name="Source_20_Text"><text:s text:c="2"/>umur: Integer;</text:span></text:p>
                <text:p text:style-name="P557"><text:span text:style-name="Source_20_Text">begin</text:span></text:p>
                <text:p text:style-name="P557"><text:span text:style-name="Source_20_Text"><text:s text:c="2"/>Write('Berapa usia Anda tahun ini (angka saja)? '); // Prompt dulu</text:span></text:p>
                <text:p text:style-name="P557"><text:span text:style-name="Source_20_Text"><text:s text:c="2"/>Readln(umur); // Baca input angka bulat, simpan ke umur</text:span></text:p>
                <text:p text:style-name="P557"><text:span text:style-name="Source_20_Text"><text:s text:c="2"/>Writeln('Terima kasih. Usia Anda adalah ', umur, ' tahun.');</text:span></text:p>
                <text:p text:style-name="P557"><text:span text:style-name="Source_20_Text"><text:s text:c="2"/>Readln; // Tahan layar</text:span></text:p>
                <text:p text:style-name="P620"><text:span text:style-name="Source_20_Text">end.</text:span></text:p>
              </text:list-item>
              <text:list-item>
                <text:p text:style-name="P81"><text:span text:style-name="Strong_20_Emphasis">Membaca Angka Desimal (</text:span><text:span text:style-name="Strong_20_Emphasis"><text:span text:style-name="Source_20_Text">Real</text:span></text:span><text:span text:style-name="Strong_20_Emphasis">)</text:span></text:p>
                <text:p text:style-name="P81">Delphi</text:p>
                <text:p text:style-name="P557"><text:span text:style-name="Source_20_Text">program BacaTinggi;</text:span></text:p>
                <text:p text:style-name="P557"><text:span text:style-name="Source_20_Text">uses SysUtils;</text:span></text:p>
                <text:p text:style-name="P557"><text:span text:style-name="Source_20_Text">var</text:span></text:p>
                <text:p text:style-name="P557"><text:span text:style-name="Source_20_Text"><text:s text:c="2"/>tinggiBadan: Real;</text:span></text:p>
                <text:p text:style-name="P557"><text:span text:style-name="Source_20_Text">begin</text:span></text:p>
                <text:p text:style-name="P557"><text:span text:style-name="Source_20_Text"><text:s text:c="2"/>// Beri petunjuk format desimal</text:span></text:p>
                <text:p text:style-name="P557"><text:span text:style-name="Source_20_Text"><text:s text:c="2"/>Write('Masukkan tinggi badan Anda dalam cm (gunakan titik jika ada desimal, misal 170.5): ');</text:span></text:p>
                <text:p text:style-name="P557"><text:span text:style-name="Source_20_Text"><text:s text:c="2"/>Readln(tinggiBadan); // Baca input angka desimal</text:span></text:p>
                <text:p text:style-name="P557"><text:span text:style-name="Source_20_Text"><text:s text:c="2"/>Writeln('Tinggi badan Anda tercatat: ', tinggiBadan:0:1, ' cm.'); // Tampilkan 1 desimal</text:span></text:p>
                <text:p text:style-name="P557"><text:span text:style-name="Source_20_Text"><text:s text:c="2"/>Readln; // Tahan layar</text:span></text:p>
                <text:p text:style-name="P620"><text:span text:style-name="Source_20_Text">end.</text:span></text:p>
              </text:list-item>
            </text:list>
            <text:p text:style-name="Text_20_body"><text:span text:style-name="Strong_20_Emphasis">Catatan Penting tentang Tipe Input:</text:span> Perlu diingat, jika Anda meminta input angka (<text:span text:style-name="Source_20_Text">Integer</text:span> atau <text:span text:style-name="Source_20_Text">Real</text:span>) menggunakan <text:span text:style-name="Source_20_Text">Readln</text:span>, lalu pengguna malah mengetikkan teks (misalnya "lima puluh"), program Anda kemungkinan akan berhenti dan menampilkan <text:span text:style-name="Emphasis">run-time error</text:span> (kesalahan saat jalan) karena tipe datanya tidak cocok. Menangani input yang salah seperti ini (validasi input) adalah topik yang lebih lanjut. Untuk sekarang, kita berasumsi pengguna memasukkan data sesuai dengan tipe yang diminta oleh prompt.</text:p>
            <text:p text:style-name="Text_20_body"><text:span text:style-name="Strong_20_Emphasis">Kesimpulan:</text:span></text:p>
            <text:p text:style-name="Text_20_body"><text:span text:style-name="Source_20_Text">Readln</text:span> adalah 'telinga' program kita untuk menerima masukan dari pengguna baris per baris. Ia akan menunggu pengguna mengetik lalu menekan Enter, dan menyimpan <text:soft-page-break/>hasilnya ke variabel. <text:span text:style-name="Strong_20_Emphasis">Ingat selalu pola emas:</text:span> tampilkan <text:span text:style-name="Strong_20_Emphasis">prompt</text:span> dengan <text:span text:style-name="Source_20_Text">Write</text:span> sebelum memanggil <text:span text:style-name="Source_20_Text">Readln</text:span>!</text:p>
            <text:p text:style-name="Horizontal_20_Line"/>
            <text:p text:style-name="Text_20_body">Kini program kita sudah bisa 'berbicara' dan 'mendengar'. Saatnya menggabungkan keduanya dalam contoh program interaktif! Saya menunggu perintah "YAX" untuk lanjut ke <text:span text:style-name="Emphasis">prompt</text:span> Sub-bab 5.3 ("Contoh Program Interaktif Sederhana").</text:p>
          </text:section>
          <text:section text:style-name="Sect1" text:name="feedback-form-44">
            <text:p text:style-name="P285"/>
          </text:section>
        </text:section>
        <text:section text:style-name="Sect1" text:name="ca1c12672db1bc94">
          <text:p text:style-name="Text_20_body"/>
          <text:section text:style-name="Sect1" text:name="user-query-content-45">
            <text:p text:style-name="P541">yax </text:p>
          </text:section>
          <text:p text:style-name="P285">Tampilkan alur berpikir</text:p>
          <text:section text:style-name="Sect2" text:name="model-response-message-contentr_ca1c12672db1bc94">
            <text:p text:style-name="Text_20_body">Siap! Mari kita gabungkan apa yang sudah kita pelajari sejauh ini untuk membuat program yang bisa berinteraksi langsung dengan pengguna.</text:p>
            <text:p text:style-name="Horizontal_20_Line"/>
            <text:p text:style-name="Text_20_body"><text:span text:style-name="Strong_20_Emphasis">Jawaban untuk </text:span><text:span text:style-name="Strong_20_Emphasis"><text:span text:style-name="Emphasis">Prompt</text:span></text:span><text:span text:style-name="Strong_20_Emphasis"> Sub-bab 5.3: Contoh Program Interaktif Sederhana</text:span></text:p>
            <text:p text:style-name="Text_20_body"><text:span text:style-name="Emphasis">(Prompt: "Buatkan pembahasan mendalam untuk sub-bab 'Contoh Program Interaktif Sederhana'. Gabungkan konsep dari Bab 4 (variabel, tipe data) dan Bab 5 (output Writeln, input Readln) untuk membuat 1 atau 2 contoh program lengkap... Contoh ide: Program Sapa Nama dan Usia, Kalkulator Penjumlahan Sederhana... sertakan: Kode sumber lengkap..., Penjelasan langkah demi langkah..., Contoh sesi interaksi...")</text:span></text:p>
            <text:p text:style-name="Horizontal_20_Line"/>
            <text:p text:style-name="Text_20_body">Teori saja tentu tidak cukup, cara terbaik untuk benar-benar memahami adalah dengan langsung mencoba! Sekarang, mari kita gabungkan pengetahuan kita dari Bab 4 (tentang Variabel dan Tipe Data) dengan apa yang baru saja kita pelajari di Bab 5 ini tentang Output (<text:span text:style-name="Source_20_Text">Write</text:span>/<text:span text:style-name="Source_20_Text">Writeln</text:span>) dan Input (<text:span text:style-name="Source_20_Text">Readln</text:span>) untuk membuat beberapa program sederhana yang bisa 'berdialog' dengan pengguna.</text:p>
            <text:p text:style-name="Text_20_body"><text:span text:style-name="Strong_20_Emphasis">Contoh Program 1: Sapa Nama dan Hitung Usia</text:span></text:p>
            <text:list xml:id="list5621283343657155926" text:style-name="L82">
              <text:list-item>
                <text:p text:style-name="P82"><text:span text:style-name="Strong_20_Emphasis">Tujuan Program:</text:span> Program ini akan meminta pengguna memasukkan nama dan tahun kelahirannya. Kemudian, program akan menyapa pengguna dengan namanya dan menghitung serta menampilkan perkiraan usianya saat ini <text:span text:style-name="Source_20_Text">(Current time is Sunday, April 6, 2025)</text:span>.</text:p>
              </text:list-item>
              <text:list-item>
                <text:p text:style-name="P82"><text:span text:style-name="Strong_20_Emphasis">Kode Sumber Lengkap:</text:span></text:p>
                <text:p text:style-name="P82">Delphi</text:p>
                <text:p text:style-name="P558"><text:span text:style-name="Source_20_Text">program SapaDanUsia;</text:span></text:p>
                <text:p text:style-name="P558"><text:span text:style-name="Source_20_Text">uses SysUtils; // Kita sertakan unit standar</text:span></text:p>
                <text:p text:style-name="P558"/>
                <text:p text:style-name="P558"><text:span text:style-name="Source_20_Text">const</text:span></text:p>
                <text:p text:style-name="P558"><text:span text:style-name="Source_20_Text"><text:s text:c="2"/>TahunSekarang = 2025; // Konstanta untuk tahun saat ini (sesuaikan jika perlu)</text:span></text:p>
                <text:p text:style-name="P558"/>
                <text:p text:style-name="P558"><text:soft-page-break/><text:span text:style-name="Source_20_Text">var</text:span></text:p>
                <text:p text:style-name="P558"><text:span text:style-name="Source_20_Text"><text:s text:c="2"/>NamaPengguna: String; <text:s/>// Variabel untuk menyimpan nama (teks)</text:span></text:p>
                <text:p text:style-name="P558"><text:span text:style-name="Source_20_Text"><text:s text:c="2"/>TahunLahir: Integer; // Variabel untuk menyimpan tahun lahir (angka bulat)</text:span></text:p>
                <text:p text:style-name="P558"><text:span text:style-name="Source_20_Text"><text:s text:c="2"/>Usia: Integer; <text:s text:c="6"/>// Variabel untuk menyimpan hasil hitung usia</text:span></text:p>
                <text:p text:style-name="P558"/>
                <text:p text:style-name="P558"><text:span text:style-name="Source_20_Text">begin</text:span></text:p>
                <text:p text:style-name="P558"><text:span text:style-name="Source_20_Text"><text:s text:c="2"/>// Menampilkan judul program</text:span></text:p>
                <text:p text:style-name="P558"><text:span text:style-name="Source_20_Text"><text:s text:c="2"/>Writeln('====================================');</text:span></text:p>
                <text:p text:style-name="P558"><text:span text:style-name="Source_20_Text"><text:s text:c="2"/>Writeln(' <text:s text:c="2"/>Program Sapa Nama &amp; Hitung Usia <text:s/>');</text:span></text:p>
                <text:p text:style-name="P558"><text:span text:style-name="Source_20_Text"><text:s text:c="2"/>Writeln('====================================');</text:span></text:p>
                <text:p text:style-name="P558"><text:span text:style-name="Source_20_Text"><text:s text:c="2"/>Writeln; // Memberi satu baris kosong</text:span></text:p>
                <text:p text:style-name="P558"/>
                <text:p text:style-name="P558"><text:span text:style-name="Source_20_Text"><text:s text:c="2"/>// Langkah 1: Meminta dan membaca input nama pengguna</text:span></text:p>
                <text:p text:style-name="P558"><text:span text:style-name="Source_20_Text"><text:s text:c="2"/>Write('Siapa nama lengkap Anda? '); // Tampilkan prompt (pakai Write)</text:span></text:p>
                <text:p text:style-name="P558"><text:span text:style-name="Source_20_Text"><text:s text:c="2"/>Readln(NamaPengguna); <text:s text:c="12"/>// Baca input teks, simpan ke variabel NamaPengguna</text:span></text:p>
                <text:p text:style-name="P558"/>
                <text:p text:style-name="P558"><text:span text:style-name="Source_20_Text"><text:s text:c="2"/>// Langkah 2: Meminta dan membaca input tahun lahir</text:span></text:p>
                <text:p text:style-name="P558"><text:span text:style-name="Source_20_Text"><text:s text:c="2"/>Write('Pada tahun berapa Anda lahir? '); // Tampilkan prompt</text:span></text:p>
                <text:p text:style-name="P558"><text:span text:style-name="Source_20_Text"><text:s text:c="2"/>Readln(TahunLahir); <text:s text:c="16"/>// Baca input angka, simpan ke TahunLahir</text:span></text:p>
                <text:p text:style-name="P558"/>
                <text:p text:style-name="P558"><text:span text:style-name="Source_20_Text"><text:s text:c="2"/>// Langkah 3: Melakukan perhitungan usia</text:span></text:p>
                <text:p text:style-name="P558"><text:span text:style-name="Source_20_Text"><text:s text:c="2"/>// Kurangkan tahun sekarang dengan tahun lahir</text:span></text:p>
                <text:p text:style-name="P558"><text:span text:style-name="Source_20_Text"><text:s text:c="2"/>Usia := TahunSekarang - TahunLahir;</text:span></text:p>
                <text:p text:style-name="P558"/>
                <text:p text:style-name="P558"><text:span text:style-name="Source_20_Text"><text:s text:c="2"/>// Langkah 4: Menampilkan pesan sapaan dan hasil usia</text:span></text:p>
                <text:p text:style-name="P558"><text:span text:style-name="Source_20_Text"><text:s text:c="2"/>Writeln; // Beri jarak satu baris kosong lagi</text:span></text:p>
                <text:p text:style-name="P558"><text:span text:style-name="Source_20_Text"><text:s text:c="2"/>Writeln('Halo, ', NamaPengguna, '! Senang bertemu dengan Anda.');</text:span></text:p>
                <text:p text:style-name="P558"><text:span text:style-name="Source_20_Text"><text:s text:c="2"/>Writeln('Jika sekarang tahun ', TahunSekarang, ', maka perkiraan usia Anda adalah ', Usia, ' tahun.');</text:span></text:p>
                <text:p text:style-name="P558"/>
                <text:p text:style-name="P558"><text:span text:style-name="Source_20_Text"><text:s text:c="2"/>Writeln; // Baris kosong</text:span></text:p>
                <text:p text:style-name="P558"><text:span text:style-name="Source_20_Text"><text:s text:c="2"/>Write('Tekan tombol Enter untuk keluar...');</text:span></text:p>
                <text:p text:style-name="P558"><text:span text:style-name="Source_20_Text"><text:s text:c="2"/>Readln; // Tahan layar agar output bisa dibaca</text:span></text:p>
                <text:p text:style-name="P621"><text:span text:style-name="Source_20_Text">end.</text:span></text:p>
              </text:list-item>
              <text:list-item>
                <text:p text:style-name="P82"><text:span text:style-name="Strong_20_Emphasis">Penjelasan Alur Kerja Program:</text:span></text:p>
                <text:list>
                  <text:list-item>
                    <text:p text:style-name="P365">Program dimulai dan pertama-tama menampilkan judul menggunakan <text:span text:style-name="Source_20_Text">Writeln</text:span>. </text:p>
                  </text:list-item>
                  <text:list-item>
                    <text:p text:style-name="P365">Program menampilkan pertanyaan "Siapa nama lengkap Anda? " menggunakan <text:span text:style-name="Source_20_Text">Write</text:span> (agar kursor tetap di baris yang sama). </text:p>
                  </text:list-item>
                  <text:list-item>
                    <text:p text:style-name="P365">Program berhenti sejenak menggunakan <text:span text:style-name="Source_20_Text">Readln(NamaPengguna)</text:span>, menunggu pengguna mengetikkan nama lalu menekan Enter. Teks yang diketik disimpan dalam variabel <text:span text:style-name="Source_20_Text">NamaPengguna</text:span>. </text:p>
                  </text:list-item>
                  <text:list-item>
                    <text:p text:style-name="P365">Program menampilkan pertanyaan "Pada tahun berapa Anda lahir? " menggunakan <text:span text:style-name="Source_20_Text">Write</text:span>. </text:p>
                  </text:list-item>
                  <text:list-item>
                    <text:p text:style-name="P365">Program berhenti lagi menggunakan <text:span text:style-name="Source_20_Text">Readln(TahunLahir)</text:span>, <text:soft-page-break/>menunggu pengguna mengetikkan tahun lahir (sebagai angka) lalu menekan Enter. Angka yang diketik disimpan dalam variabel <text:span text:style-name="Source_20_Text">TahunLahir</text:span>. </text:p>
                  </text:list-item>
                  <text:list-item>
                    <text:p text:style-name="P365">Program melakukan perhitungan: <text:span text:style-name="Source_20_Text">Usia := TahunSekarang - TahunLahir;</text:span>. Hasilnya disimpan dalam variabel <text:span text:style-name="Source_20_Text">Usia</text:span>. </text:p>
                  </text:list-item>
                  <text:list-item>
                    <text:p text:style-name="P365">Program menampilkan pesan sapaan yang menyertakan nama pengguna (dari variabel <text:span text:style-name="Source_20_Text">NamaPengguna</text:span>) dan menampilkan perkiraan usia (dari variabel <text:span text:style-name="Source_20_Text">Usia</text:span> dan konstanta <text:span text:style-name="Source_20_Text">TahunSekarang</text:span>) menggunakan beberapa perintah <text:span text:style-name="Source_20_Text">Writeln</text:span>. </text:p>
                  </text:list-item>
                  <text:list-item>
                    <text:p text:style-name="P365">Terakhir, program menampilkan pesan untuk menekan Enter dan menggunakan <text:span text:style-name="Source_20_Text">Readln;</text:span> untuk menjeda layar sebelum program benar-benar berakhir. </text:p>
                  </text:list-item>
                </text:list>
              </text:list-item>
              <text:list-item>
                <text:p text:style-name="P82"><text:span text:style-name="Strong_20_Emphasis">Contoh Sesi Interaksi (Apa yang terlihat di layar konsol):</text:span></text:p>
                <text:p text:style-name="P558"><text:span text:style-name="Source_20_Text">====================================</text:span></text:p>
                <text:p text:style-name="P558"><text:span text:style-name="Source_20_Text"><text:s text:c="3"/>Program Sapa Nama &amp; Hitung Usia</text:span></text:p>
                <text:p text:style-name="P558"><text:span text:style-name="Source_20_Text">====================================</text:span></text:p>
                <text:p text:style-name="P558"/>
                <text:p text:style-name="P558"><text:span text:style-name="Source_20_Text">Siapa nama lengkap Anda? Citra Ayu</text:span></text:p>
                <text:p text:style-name="P558"><text:span text:style-name="Source_20_Text">Pada tahun berapa Anda lahir? 2001</text:span></text:p>
                <text:p text:style-name="P558"/>
                <text:p text:style-name="P558"><text:span text:style-name="Source_20_Text">Halo, Citra Ayu! Senang bertemu dengan Anda.</text:span></text:p>
                <text:p text:style-name="P558"><text:span text:style-name="Source_20_Text">Jika sekarang tahun 2025, maka perkiraan usia Anda adalah 24 tahun.</text:span></text:p>
                <text:p text:style-name="P558"/>
                <text:p text:style-name="P621"><text:span text:style-name="Source_20_Text">Tekan tombol Enter untuk keluar...</text:span></text:p>
                <text:p text:style-name="P82"><text:span text:style-name="Emphasis">(Pengguna menekan Enter, program selesai)</text:span></text:p>
              </text:list-item>
            </text:list>
            <text:p text:style-name="Text_20_body"><text:span text:style-name="Strong_20_Emphasis">Contoh Program 2: Kalkulator Penjumlahan Sederhana</text:span></text:p>
            <text:list xml:id="list976797697380686962" text:style-name="L83">
              <text:list-item>
                <text:p text:style-name="P83"><text:span text:style-name="Strong_20_Emphasis">Tujuan Program:</text:span> Program ini meminta pengguna memasukkan dua buah bilangan (boleh bilangan desimal), kemudian menghitung hasil penjumlahannya dan menampilkannya ke layar.</text:p>
              </text:list-item>
              <text:list-item>
                <text:p text:style-name="P83"><text:span text:style-name="Strong_20_Emphasis">Kode Sumber Lengkap:</text:span></text:p>
                <text:p text:style-name="P83">Delphi</text:p>
                <text:p text:style-name="P559"><text:span text:style-name="Source_20_Text">program KalkulatorJumlah;</text:span></text:p>
                <text:p text:style-name="P559"><text:span text:style-name="Source_20_Text">uses SysUtils;</text:span></text:p>
                <text:p text:style-name="P559"/>
                <text:p text:style-name="P559"><text:span text:style-name="Source_20_Text">var</text:span></text:p>
                <text:p text:style-name="P559"><text:span text:style-name="Source_20_Text"><text:s text:c="2"/>Angka1, Angka2 : Real; // Gunakan tipe Real agar bisa menerima angka desimal</text:span></text:p>
                <text:p text:style-name="P559"><text:span text:style-name="Source_20_Text"><text:s text:c="2"/>HasilJumlah <text:s/>: Real; // Variabel untuk menyimpan hasil penjumlahan</text:span></text:p>
                <text:p text:style-name="P559"/>
                <text:p text:style-name="P559"><text:span text:style-name="Source_20_Text">begin</text:span></text:p>
                <text:p text:style-name="P559"><text:span text:style-name="Source_20_Text"><text:s text:c="2"/>Writeln('========================================');</text:span></text:p>
                <text:p text:style-name="P559"><text:span text:style-name="Source_20_Text"><text:s text:c="2"/>Writeln(' <text:s text:c="2"/>Kalkulator Penjumlahan Sederhana <text:s text:c="2"/>');</text:span></text:p>
                <text:p text:style-name="P559"><text:span text:style-name="Source_20_Text"><text:s text:c="2"/>Writeln('========================================');</text:span></text:p>
                <text:p text:style-name="P559"><text:span text:style-name="Source_20_Text"><text:s text:c="2"/>Writeln;</text:span></text:p>
                <text:p text:style-name="P559"><text:soft-page-break/></text:p>
                <text:p text:style-name="P559"><text:span text:style-name="Source_20_Text"><text:s text:c="2"/>// Langkah 1: Meminta dan membaca angka pertama</text:span></text:p>
                <text:p text:style-name="P559"><text:span text:style-name="Source_20_Text"><text:s text:c="2"/>// Ingatkan pengguna format desimal jika perlu</text:span></text:p>
                <text:p text:style-name="P559"><text:span text:style-name="Source_20_Text"><text:s text:c="2"/>Write('Masukkan angka pertama (bisa desimal pakai titik): ');</text:span></text:p>
                <text:p text:style-name="P559"><text:span text:style-name="Source_20_Text"><text:s text:c="2"/>Readln(Angka1); // Baca input, simpan ke Angka1</text:span></text:p>
                <text:p text:style-name="P559"/>
                <text:p text:style-name="P559"><text:span text:style-name="Source_20_Text"><text:s text:c="2"/>// Langkah 2: Meminta dan membaca angka kedua</text:span></text:p>
                <text:p text:style-name="P559"><text:span text:style-name="Source_20_Text"><text:s text:c="2"/>Write('Masukkan angka kedua <text:s text:c="2"/>(bisa desimal pakai titik): ');</text:span></text:p>
                <text:p text:style-name="P559"><text:span text:style-name="Source_20_Text"><text:s text:c="2"/>Readln(Angka2); // Baca input, simpan ke Angka2</text:span></text:p>
                <text:p text:style-name="P559"/>
                <text:p text:style-name="P559"><text:span text:style-name="Source_20_Text"><text:s text:c="2"/>// Langkah 3: Melakukan perhitungan penjumlahan</text:span></text:p>
                <text:p text:style-name="P559"><text:span text:style-name="Source_20_Text"><text:s text:c="2"/>HasilJumlah := Angka1 + Angka2;</text:span></text:p>
                <text:p text:style-name="P559"/>
                <text:p text:style-name="P559"><text:span text:style-name="Source_20_Text"><text:s text:c="2"/>// Langkah 4: Menampilkan hasil penjumlahan</text:span></text:p>
                <text:p text:style-name="P559"><text:span text:style-name="Source_20_Text"><text:s text:c="2"/>Writeln; // Beri jarak</text:span></text:p>
                <text:p text:style-name="P559"><text:span text:style-name="Source_20_Text"><text:s text:c="2"/>// Kita gunakan format :0:2 untuk menampilkan hasil Real dengan 2 angka</text:span></text:p>
                <text:p text:style-name="P559"><text:span text:style-name="Source_20_Text"><text:s text:c="2"/>// di belakang titik desimal agar lebih rapi.</text:span></text:p>
                <text:p text:style-name="P559"><text:span text:style-name="Source_20_Text"><text:s text:c="2"/>Writeln('Hasil dari ', Angka1:0:2, ' + ', Angka2:0:2, ' adalah: ', HasilJumlah:0:2);</text:span></text:p>
                <text:p text:style-name="P559"/>
                <text:p text:style-name="P559"><text:span text:style-name="Source_20_Text"><text:s text:c="2"/>Writeln;</text:span></text:p>
                <text:p text:style-name="P559"><text:span text:style-name="Source_20_Text"><text:s text:c="2"/>Write('Tekan tombol Enter untuk selesai...');</text:span></text:p>
                <text:p text:style-name="P559"><text:span text:style-name="Source_20_Text"><text:s text:c="2"/>Readln; // Tahan layar</text:span></text:p>
                <text:p text:style-name="P622"><text:span text:style-name="Source_20_Text">end.</text:span></text:p>
              </text:list-item>
              <text:list-item>
                <text:p text:style-name="P83"><text:span text:style-name="Strong_20_Emphasis">Penjelasan Alur Kerja Program:</text:span></text:p>
                <text:list>
                  <text:list-item>
                    <text:p text:style-name="P366">Program menampilkan judul. </text:p>
                  </text:list-item>
                  <text:list-item>
                    <text:p text:style-name="P366">Menampilkan prompt untuk angka pertama. </text:p>
                  </text:list-item>
                  <text:list-item>
                    <text:p text:style-name="P366">Berhenti menunggu input angka pertama (<text:span text:style-name="Source_20_Text">Readln(Angka1)</text:span>), nilai disimpan ke <text:span text:style-name="Source_20_Text">Angka1</text:span>. </text:p>
                  </text:list-item>
                  <text:list-item>
                    <text:p text:style-name="P366">Menampilkan prompt untuk angka kedua. </text:p>
                  </text:list-item>
                  <text:list-item>
                    <text:p text:style-name="P366">Berhenti menunggu input angka kedua (<text:span text:style-name="Source_20_Text">Readln(Angka2)</text:span>), nilai disimpan ke <text:span text:style-name="Source_20_Text">Angka2</text:span>. </text:p>
                  </text:list-item>
                  <text:list-item>
                    <text:p text:style-name="P366">Program menghitung <text:span text:style-name="Source_20_Text">HasilJumlah := Angka1 + Angka2</text:span>. </text:p>
                  </text:list-item>
                  <text:list-item>
                    <text:p text:style-name="P366">Program menampilkan kembali angka yang dimasukkan dan hasil penjumlahannya menggunakan <text:span text:style-name="Source_20_Text">Writeln</text:span>. Perhatikan penggunaan <text:span text:style-name="Source_20_Text">:0:2</text:span> setelah nama variabel <text:span text:style-name="Source_20_Text">Real</text:span> untuk memformat tampilannya menjadi 2 angka desimal. </text:p>
                  </text:list-item>
                  <text:list-item>
                    <text:p text:style-name="P366">Menunggu pengguna menekan Enter sebelum program berakhir. </text:p>
                  </text:list-item>
                </text:list>
              </text:list-item>
              <text:list-item>
                <text:p text:style-name="P83"><text:span text:style-name="Strong_20_Emphasis">Contoh Sesi Interaksi:</text:span></text:p>
                <text:p text:style-name="P559"><text:span text:style-name="Source_20_Text">========================================</text:span></text:p>
                <text:p text:style-name="P559"><text:span text:style-name="Source_20_Text"><text:s text:c="3"/>Kalkulator Penjumlahan Sederhana</text:span></text:p>
                <text:p text:style-name="P559"><text:span text:style-name="Source_20_Text">========================================</text:span></text:p>
                <text:p text:style-name="P559"/>
                <text:p text:style-name="P559"><text:span text:style-name="Source_20_Text">Masukkan angka pertama (bisa desimal pakai titik): 25.8</text:span></text:p>
                <text:p text:style-name="P559"><text:span text:style-name="Source_20_Text">Masukkan angka kedua <text:s text:c="2"/>(bisa desimal pakai titik): 10.25</text:span></text:p>
                <text:p text:style-name="P559"/>
                <text:p text:style-name="P559"><text:span text:style-name="Source_20_Text">Hasil dari 25.80 + 10.25 adalah: 36.05</text:span></text:p>
                <text:p text:style-name="P559"/>
                <text:p text:style-name="P622"><text:soft-page-break/><text:span text:style-name="Source_20_Text">Tekan tombol Enter untuk selesai...</text:span></text:p>
                <text:p text:style-name="P83"><text:span text:style-name="Emphasis">(Pengguna menekan Enter, program selesai)</text:span></text:p>
              </text:list-item>
            </text:list>
            <text:p text:style-name="Text_20_body"><text:span text:style-name="Strong_20_Emphasis">Kesimpulan:</text:span></text:p>
            <text:p text:style-name="Text_20_body">Lihat kan, betapa bergunanya variabel, <text:span text:style-name="Source_20_Text">Write</text:span>, <text:span text:style-name="Source_20_Text">Writeln</text:span>, dan <text:span text:style-name="Source_20_Text">Readln</text:span> jika digabungkan? Kita sudah bisa membuat program yang 'berkomunikasi' dengan pengguna, meminta data, melakukan sedikit proses, dan menampilkan hasilnya. Coba ketik ulang kedua contoh program di atas di Lazarus IDE Anda, kompilasi (F9), jalankan, dan lihat hasilnya. Jangan ragu untuk mencoba mengubah-ubah sedikit kodenya (misalnya ganti pesan prompt, coba operasi pengurangan) untuk bereksperimen!</text:p>
            <text:p text:style-name="Horizontal_20_Line"/>
            <text:p text:style-name="Text_20_body">Keren! Program kita sudah semakin interaktif. Ada satu lagi topik opsional di Bab 5 ini tentang kontrol layar yang lebih canggih menggunakan Unit <text:span text:style-name="Source_20_Text">Crt</text:span>.</text:p>
            <text:p text:style-name="Text_20_body">Saya menunggu perintah "YAX" untuk lanjut ke <text:span text:style-name="Emphasis">prompt</text:span> Sub-bab 5.4 ("(Opsional) Penggunaan Unit <text:span text:style-name="Source_20_Text">Crt</text:span>").</text:p>
          </text:section>
          <text:section text:style-name="Sect1" text:name="feedback-form-45">
            <text:p text:style-name="P285"/>
          </text:section>
        </text:section>
        <text:section text:style-name="Sect1" text:name="8e2b93c9f2ca487f">
          <text:p text:style-name="Text_20_body"/>
          <text:section text:style-name="Sect1" text:name="user-query-content-46">
            <text:p text:style-name="P541">yax </text:p>
          </text:section>
          <text:p text:style-name="P285">Tampilkan alur berpikir</text:p>
          <text:section text:style-name="Sect2" text:name="model-response-message-contentr_8e2b93c9f2ca487f">
            <text:p text:style-name="Text_20_body">Oke, kita sampai di bagian terakhir Bab 5. Bagian ini <text:span text:style-name="Strong_20_Emphasis">sifatnya opsional</text:span>, jadi Anda boleh melewatinya jika ingin langsung fokus ke materi inti berikutnya. Tapi, jika Anda penasaran bagaimana cara membuat tampilan program konsol kita sedikit lebih 'hidup'—misalnya membersihkan layar, memberi warna, atau mengatur posisi teks—mari kita kenalan sebentar dengan <text:span text:style-name="Strong_20_Emphasis">Unit </text:span><text:span text:style-name="Strong_20_Emphasis"><text:span text:style-name="Source_20_Text">Crt</text:span></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5.4: (Opsional) Penggunaan Unit </text:span><text:span text:style-name="Strong_20_Emphasis"><text:span text:style-name="Source_20_Text">Crt</text:span></text:span></text:p>
            <text:p text:style-name="Text_20_body"><text:span text:style-name="Emphasis">(Prompt: "Buatkan pembahasan mendalam untuk sub-bab '(Opsional) Penggunaan Unit Crt'. Jelaskan bahwa unit Crt menyediakan fungsi dan prosedur tambahan untuk mengontrol layar konsol teks... Awali dengan cara menyertakan unit Crt... jelaskan dan berikan contoh penggunaan... ClrScr, GotoXY, TextColor, TextBackground, ReadKey... Sertakan contoh program kecil... Tekankan bahwa sub-bab ini bersifat opsional...")</text:span></text:p>
            <text:p text:style-name="Horizontal_20_Line"/>
            <text:p text:style-name="Text_20_body">Sejauh ini kita menggunakan <text:span text:style-name="Source_20_Text">Write</text:span> dan <text:span text:style-name="Source_20_Text">Writeln</text:span> untuk menampilkan teks secara berurutan dari atas ke bawah di layar konsol hitam-putih standar. Nah, Pascal (terutama implementasi klasiknya seperti Turbo Pascal, dan ini dipertahankan di Free Pascal) menyediakan sebuah unit bernama <text:span text:style-name="Strong_20_Emphasis"><text:span text:style-name="Source_20_Text">Crt</text:span></text:span> yang berisi sekumpulan prosedur dan fungsi tambahan untuk <text:span text:style-name="Strong_20_Emphasis">memanipulasi tampilan layar konsol teks</text:span> secara lebih leluasa.</text:p>
            <text:p text:style-name="Text_20_body"><text:soft-page-break/>Unit <text:span text:style-name="Source_20_Text">Crt</text:span> ini (namanya konon singkatan dari <text:span text:style-name="Emphasis">Cathode Ray Tube</text:span>, merujuk pada teknologi layar tabung jaman dulu) memungkinkan kita melakukan hal-hal seperti:</text:p>
            <text:list xml:id="list6009202420432287083" text:style-name="L84">
              <text:list-item>
                <text:p text:style-name="P367">Membersihkan layar. </text:p>
              </text:list-item>
              <text:list-item>
                <text:p text:style-name="P367">Mengatur posisi kursor sebelum menulis teks. </text:p>
              </text:list-item>
              <text:list-item>
                <text:p text:style-name="P367">Mengubah warna teks dan warna latar belakangnya. </text:p>
              </text:list-item>
              <text:list-item>
                <text:p text:style-name="P84">Membaca satu tombol keyboard secara langsung tanpa menunggu Enter. </text:p>
              </text:list-item>
            </text:list>
            <text:p text:style-name="Text_20_body">Ini bisa berguna untuk membuat program konsol dengan menu yang lebih interaktif, antarmuka berbasis teks yang lebih menarik, atau bahkan game-game sederhana bergaya retro.</text:p>
            <text:p text:style-name="Text_20_body"><text:span text:style-name="Strong_20_Emphasis">Langkah Pertama: Menggunakan Unit </text:span><text:span text:style-name="Strong_20_Emphasis"><text:span text:style-name="Source_20_Text">Crt</text:span></text:span></text:p>
            <text:p text:style-name="Text_20_body">Untuk bisa menggunakan perintah-perintah dari unit <text:span text:style-name="Source_20_Text">Crt</text:span>, langkah <text:span text:style-name="Strong_20_Emphasis">pertama dan wajib</text:span> adalah memberitahu program Anda untuk menyertakannya. Caranya, tambahkan <text:span text:style-name="Source_20_Text">Crt</text:span> ke dalam klausa <text:span text:style-name="Source_20_Text">uses</text:span> di bagian awal program Anda:</text:p>
            <text:p text:style-name="Text_20_body">Delphi</text:p>
            <text:p text:style-name="Preformatted_20_Text"><text:span text:style-name="Source_20_Text">program NamaProgramAnda;</text:span></text:p>
            <text:p text:style-name="Preformatted_20_Text"><text:span text:style-name="Source_20_Text">uses SysUtils, Crt; // Tambahkan Crt di sini (dipisah koma jika ada unit lain)</text:span></text:p>
            <text:p text:style-name="Preformatted_20_Text"/>
            <text:p text:style-name="P602"><text:span text:style-name="Source_20_Text">// ... sisa program ...</text:span></text:p>
            <text:p text:style-name="Text_20_body">Atau jika Anda tidak butuh <text:span text:style-name="Source_20_Text">SysUtils</text:span>:</text:p>
            <text:p text:style-name="Text_20_body">Delphi</text:p>
            <text:p text:style-name="Preformatted_20_Text"><text:span text:style-name="Source_20_Text">program NamaProgramAnda;</text:span></text:p>
            <text:p text:style-name="Preformatted_20_Text"><text:span text:style-name="Source_20_Text">uses Crt; // Cukup sertakan Crt</text:span></text:p>
            <text:p text:style-name="Preformatted_20_Text"/>
            <text:p text:style-name="P602"><text:span text:style-name="Source_20_Text">// ... sisa program ...</text:span></text:p>
            <text:p text:style-name="Text_20_body">Tanpa menambahkan <text:span text:style-name="Source_20_Text">Crt</text:span> di klausa <text:span text:style-name="Source_20_Text">uses</text:span>, kompiler tidak akan mengenali perintah-perintah seperti <text:span text:style-name="Source_20_Text">ClrScr</text:span>, <text:span text:style-name="Source_20_Text">GotoXY</text:span>, dll.</text:p>
            <text:p text:style-name="Text_20_body"><text:span text:style-name="Strong_20_Emphasis">Beberapa Perintah Umum dari Unit </text:span><text:span text:style-name="Strong_20_Emphasis"><text:span text:style-name="Source_20_Text">Crt</text:span></text:span><text:span text:style-name="Strong_20_Emphasis">:</text:span></text:p>
            <text:p text:style-name="Text_20_body">Mari kita lihat beberapa perintah <text:span text:style-name="Source_20_Text">Crt</text:span> yang paling sering digunakan:</text:p>
            <text:list xml:id="list7271191720165921572" text:style-name="L85">
              <text:list-item>
                <text:p text:style-name="P85"><text:span text:style-name="Strong_20_Emphasis"><text:span text:style-name="Source_20_Text">ClrScr</text:span></text:span><text:span text:style-name="Strong_20_Emphasis"> (Clear Screen - Bersihkan Layar)</text:span></text:p>
                <text:list>
                  <text:list-item>
                    <text:p text:style-name="P368"><text:span text:style-name="Strong_20_Emphasis">Fungsi:</text:span> Perintah ini akan menghapus semua teks yang sedang tampil di layar konsol Anda, menjadikannya kosong bersih. Kursor juga akan otomatis dipindahkan ke posisi paling awal (pojok kiri atas, baris 1 kolom 1). </text:p>
                  </text:list-item>
                  <text:list-item>
                    <text:p text:style-name="P368"><text:span text:style-name="Strong_20_Emphasis">Contoh:</text:span> </text:p>
                    <text:p text:style-name="P85">Delphi</text:p>
                    <text:p text:style-name="P560"><text:span text:style-name="Source_20_Text">Writeln('Teks ini akan hilang...');</text:span></text:p>
                    <text:p text:style-name="P560"><text:span text:style-name="Source_20_Text">Readln; // Jeda sebentar</text:span></text:p>
                    <text:p text:style-name="P560"><text:span text:style-name="Source_20_Text">ClrScr; // Layar dibersihkan!</text:span></text:p>
                    <text:p text:style-name="P560"><text:soft-page-break/><text:span text:style-name="Source_20_Text">Writeln('Sekarang layar sudah kosong.');</text:span></text:p>
                    <text:p text:style-name="P623"><text:span text:style-name="Source_20_Text">Readln;</text:span></text:p>
                  </text:list-item>
                </text:list>
              </text:list-item>
              <text:list-item>
                <text:p text:style-name="P85"><text:span text:style-name="Strong_20_Emphasis"><text:span text:style-name="Source_20_Text">GotoXY(Kolom, Baris)</text:span></text:span><text:span text:style-name="Strong_20_Emphasis"> (Pergi ke Posisi Kolom X, Baris Y)</text:span></text:p>
                <text:list>
                  <text:list-item>
                    <text:p text:style-name="P368"><text:span text:style-name="Strong_20_Emphasis">Fungsi:</text:span> Memindahkan posisi kursor teks ke koordinat yang Anda tentukan <text:span text:style-name="Emphasis">sebelum</text:span> Anda mencetak sesuatu. </text:p>
                  </text:list-item>
                  <text:list-item>
                    <text:p text:style-name="P368"><text:span text:style-name="Strong_20_Emphasis">Koordinat:</text:span> <text:span text:style-name="Source_20_Text">Kolom</text:span> (parameter pertama, X) adalah posisi horizontal, dihitung dari kiri (1 adalah paling kiri). <text:span text:style-name="Source_20_Text">Baris</text:span> (parameter kedua, Y) adalah posisi vertikal, dihitung dari atas (1 adalah paling atas). Layar konsol standar seringnya berukuran 80 kolom x 25 baris, tapi ini bisa berbeda. </text:p>
                  </text:list-item>
                  <text:list-item>
                    <text:p text:style-name="P368"><text:span text:style-name="Strong_20_Emphasis">Contoh:</text:span> </text:p>
                    <text:p text:style-name="P85">Delphi</text:p>
                    <text:p text:style-name="P560"><text:span text:style-name="Source_20_Text">ClrScr;</text:span></text:p>
                    <text:p text:style-name="P560"><text:span text:style-name="Source_20_Text">GotoXY(10, 5); // Pindah ke kolom 10, baris 5</text:span></text:p>
                    <text:p text:style-name="P560"><text:span text:style-name="Source_20_Text">Write('Teks ini muncul di baris 5, kolom 10.');</text:span></text:p>
                    <text:p text:style-name="P560"><text:span text:style-name="Source_20_Text">GotoXY(1, 20); // Pindah ke kolom 1, baris 20</text:span></text:p>
                    <text:p text:style-name="P560"><text:span text:style-name="Source_20_Text">Write('Teks ini muncul di bawah.');</text:span></text:p>
                    <text:p text:style-name="P623"><text:span text:style-name="Source_20_Text">Readln;</text:span></text:p>
                  </text:list-item>
                </text:list>
              </text:list-item>
              <text:list-item>
                <text:p text:style-name="P85"><text:span text:style-name="Strong_20_Emphasis"><text:span text:style-name="Source_20_Text">TextColor(KodeWarna)</text:span></text:span><text:span text:style-name="Strong_20_Emphasis"> (Mengatur Warna Teks)</text:span></text:p>
                <text:list>
                  <text:list-item>
                    <text:p text:style-name="P368"><text:span text:style-name="Strong_20_Emphasis">Fungsi:</text:span> Mengubah warna teks yang akan ditampilkan oleh perintah <text:span text:style-name="Source_20_Text">Write</text:span> atau <text:span text:style-name="Source_20_Text">Writeln</text:span> <text:span text:style-name="Emphasis">setelah</text:span> <text:span text:style-name="Source_20_Text">TextColor</text:span> ini dipanggil. Warna ini akan terus digunakan sampai Anda mengubahnya lagi. </text:p>
                  </text:list-item>
                  <text:list-item>
                    <text:p text:style-name="P368"><text:span text:style-name="Strong_20_Emphasis">Warna:</text:span> Unit <text:span text:style-name="Source_20_Text">Crt</text:span> menyediakan konstanta nama-nama warna. Beberapa yang umum: <text:span text:style-name="Source_20_Text">Black</text:span>, <text:span text:style-name="Source_20_Text">Blue</text:span>, <text:span text:style-name="Source_20_Text">Green</text:span>, <text:span text:style-name="Source_20_Text">Cyan</text:span>, <text:span text:style-name="Source_20_Text">Red</text:span>, <text:span text:style-name="Source_20_Text">Magenta</text:span>, <text:span text:style-name="Source_20_Text">Brown</text:span>, <text:span text:style-name="Source_20_Text">LightGray</text:span>, <text:span text:style-name="Source_20_Text">DarkGray</text:span>, <text:span text:style-name="Source_20_Text">LightBlue</text:span>, <text:span text:style-name="Source_20_Text">LightGreen</text:span>, <text:span text:style-name="Source_20_Text">LightCyan</text:span>, <text:span text:style-name="Source_20_Text">LightRed</text:span>, <text:span text:style-name="Source_20_Text">LightMagenta</text:span>, <text:span text:style-name="Source_20_Text">Yellow</text:span>, <text:span text:style-name="Source_20_Text">White</text:span>. Warna default biasanya <text:span text:style-name="Source_20_Text">LightGray</text:span> atau <text:span text:style-name="Source_20_Text">White</text:span>. Anda bisa coba-coba!   </text:p>
                  </text:list-item>
                  <text:list-item>
                    <text:p text:style-name="P368"><text:span text:style-name="Strong_20_Emphasis">Contoh:</text:span> </text:p>
                    <text:p text:style-name="P85">Delphi</text:p>
                    <text:p text:style-name="P560"><text:span text:style-name="Source_20_Text">TextColor(LightRed); // Atur warna jadi merah terang</text:span></text:p>
                    <text:p text:style-name="P560"><text:span text:style-name="Source_20_Text">Writeln('PERHATIAN: Pesan penting!');</text:span></text:p>
                    <text:p text:style-name="P560"><text:span text:style-name="Source_20_Text">TextColor(Yellow); <text:s text:c="2"/>// Ganti warna jadi kuning</text:span></text:p>
                    <text:p text:style-name="P560"><text:span text:style-name="Source_20_Text">Writeln('Ini adalah peringatan.');</text:span></text:p>
                    <text:p text:style-name="P560"><text:span text:style-name="Source_20_Text">TextColor(LightGray); // **Penting:** Kembalikan ke warna normal setelahnya!</text:span></text:p>
                    <text:p text:style-name="P560"><text:span text:style-name="Source_20_Text">Writeln('Teks ini kembali normal.');</text:span></text:p>
                    <text:p text:style-name="P623"><text:span text:style-name="Source_20_Text">Readln;</text:span></text:p>
                  </text:list-item>
                </text:list>
              </text:list-item>
              <text:list-item>
                <text:p text:style-name="P85"><text:span text:style-name="Strong_20_Emphasis"><text:span text:style-name="Source_20_Text">TextBackground(KodeWarna)</text:span></text:span><text:span text:style-name="Strong_20_Emphasis"> (Mengatur Warna Latar Belakang Teks)</text:span></text:p>
                <text:list>
                  <text:list-item>
                    <text:p text:style-name="P368"><text:span text:style-name="Strong_20_Emphasis">Fungsi:</text:span> Mengubah warna latar belakang untuk setiap sel karakter yang akan ditampilkan. Sama seperti <text:span text:style-name="Source_20_Text">TextColor</text:span>, warna ini akan terus berlaku sampai diubah lagi. </text:p>
                  </text:list-item>
                  <text:list-item>
                    <text:p text:style-name="P368"><text:soft-page-break/><text:span text:style-name="Strong_20_Emphasis">Warna:</text:span> Biasanya menggunakan konstanta warna dasar (nilai 0-7, seperti <text:span text:style-name="Source_20_Text">Black</text:span>, <text:span text:style-name="Source_20_Text">Blue</text:span>, <text:span text:style-name="Source_20_Text">Green</text:span>, <text:span text:style-name="Source_20_Text">Red</text:span>). Warna latar default biasanya <text:span text:style-name="Source_20_Text">Black</text:span>. </text:p>
                  </text:list-item>
                  <text:list-item>
                    <text:p text:style-name="P368"><text:span text:style-name="Strong_20_Emphasis">Contoh:</text:span> </text:p>
                    <text:p text:style-name="P85">Delphi</text:p>
                    <text:p text:style-name="P560"><text:span text:style-name="Source_20_Text">TextBackground(Blue); // Latar jadi biru</text:span></text:p>
                    <text:p text:style-name="P560"><text:span text:style-name="Source_20_Text">TextColor(White); <text:s text:c="4"/>// Teks jadi putih</text:span></text:p>
                    <text:p text:style-name="P560"><text:span text:style-name="Source_20_Text">Writeln(' Tulisan Putih di Latar Biru '); // Beri spasi agar terlihat latarnya</text:span></text:p>
                    <text:p text:style-name="P560"><text:span text:style-name="Source_20_Text">TextBackground(Black); // Kembalikan latar ke hitam</text:span></text:p>
                    <text:p text:style-name="P560"><text:span text:style-name="Source_20_Text">TextColor(LightGray); // Kembalikan teks ke normal</text:span></text:p>
                    <text:p text:style-name="P560"><text:span text:style-name="Source_20_Text">Writeln('Kembali normal.');</text:span></text:p>
                    <text:p text:style-name="P623"><text:span text:style-name="Source_20_Text">Readln;</text:span></text:p>
                  </text:list-item>
                </text:list>
              </text:list-item>
              <text:list-item>
                <text:p text:style-name="P85"><text:span text:style-name="Strong_20_Emphasis"><text:span text:style-name="Source_20_Text">ReadKey</text:span></text:span><text:span text:style-name="Strong_20_Emphasis"> (Membaca Satu Tombol Keyboard)</text:span></text:p>
                <text:list>
                  <text:list-item>
                    <text:p text:style-name="P368"><text:span text:style-name="Strong_20_Emphasis">Fungsi:</text:span> Membuat program berhenti dan menunggu pengguna menekan <text:span text:style-name="Strong_20_Emphasis">satu tombol apa saja</text:span> di keyboard. Program akan lanjut setelah satu tombol ditekan, <text:span text:style-name="Strong_20_Emphasis">tanpa perlu menekan Enter</text:span>. Karakter yang ditekan juga <text:span text:style-name="Strong_20_Emphasis">tidak akan ditampilkan</text:span> (ter-echo) di layar. </text:p>
                  </text:list-item>
                  <text:list-item>
                    <text:p text:style-name="P368"><text:span text:style-name="Strong_20_Emphasis">Hasil:</text:span> <text:span text:style-name="Source_20_Text">ReadKey</text:span> mengembalikan nilai bertipe <text:span text:style-name="Source_20_Text">Char</text:span> yang merupakan karakter dari tombol yang ditekan pengguna. </text:p>
                  </text:list-item>
                  <text:list-item>
                    <text:p text:style-name="P368"><text:span text:style-name="Strong_20_Emphasis">Kegunaan:</text:span> Sangat berguna untuk membuat jeda seperti "Tekan sembarang tombol untuk melanjutkan..." atau untuk menerima input menu pilihan satu huruf (misal: tekan 'Y' untuk Ya, 'T' untuk Tidak) tanpa perlu konfirmasi Enter. </text:p>
                  </text:list-item>
                  <text:list-item>
                    <text:p text:style-name="P368"><text:span text:style-name="Strong_20_Emphasis">Contoh:</text:span> </text:p>
                    <text:p text:style-name="P85">Delphi</text:p>
                    <text:p text:style-name="P560"><text:span text:style-name="Source_20_Text">var PilihanUser: Char;</text:span></text:p>
                    <text:p text:style-name="P560"><text:span text:style-name="Source_20_Text">begin</text:span></text:p>
                    <text:p text:style-name="P560"><text:span text:style-name="Source_20_Text"><text:s text:c="2"/>Write('Lanjut ke level berikutnya (Y/T)? ');</text:span></text:p>
                    <text:p text:style-name="P560"><text:span text:style-name="Source_20_Text"><text:s text:c="2"/>PilihanUser := ReadKey; // Baca 1 tombol, simpan ke PilihanUser</text:span></text:p>
                    <text:p text:style-name="P560"><text:span text:style-name="Source_20_Text"><text:s text:c="2"/>Writeln; // Pindah baris setelah ReadKey (karena ReadKey tidak pindah baris)</text:span></text:p>
                    <text:p text:style-name="P560"><text:span text:style-name="Source_20_Text"><text:s text:c="2"/>if (PilihanUser = 'Y') or (PilihanUser = 'y') then</text:span></text:p>
                    <text:p text:style-name="P560"><text:span text:style-name="Source_20_Text"><text:s text:c="5"/>Writeln('Oke, lanjut!')</text:span></text:p>
                    <text:p text:style-name="P560"><text:span text:style-name="Source_20_Text"><text:s text:c="2"/>else</text:span></text:p>
                    <text:p text:style-name="P560"><text:span text:style-name="Source_20_Text"><text:s text:c="5"/>Writeln('Baiklah, berhenti.');</text:span></text:p>
                    <text:p text:style-name="P560"><text:span text:style-name="Source_20_Text"><text:s text:c="2"/>Readln; // Jeda akhir</text:span></text:p>
                    <text:p text:style-name="P623"><text:span text:style-name="Source_20_Text">end.</text:span></text:p>
                  </text:list-item>
                </text:list>
              </text:list-item>
            </text:list>
            <text:p text:style-name="Text_20_body"><text:span text:style-name="Strong_20_Emphasis">Contoh Program Kombinasi </text:span><text:span text:style-name="Strong_20_Emphasis"><text:span text:style-name="Source_20_Text">Crt</text:span></text:span><text:span text:style-name="Strong_20_Emphasis">:</text:span></text:p>
            <text:p text:style-name="Text_20_body">Berikut program kecil yang mencoba beberapa perintah <text:span text:style-name="Source_20_Text">Crt</text:span> sekaligus:</text:p>
            <text:p text:style-name="Text_20_body">Delphi</text:p>
            <text:p text:style-name="Preformatted_20_Text"><text:span text:style-name="Source_20_Text">program DemoUnitCrtLengkap;</text:span></text:p>
            <text:p text:style-name="Preformatted_20_Text"><text:span text:style-name="Source_20_Text">uses Crt; // WAJIB sertakan unit Crt!</text:span></text:p>
            <text:p text:style-name="Preformatted_20_Text"/>
            <text:p text:style-name="Preformatted_20_Text"><text:soft-page-break/><text:span text:style-name="Source_20_Text">var</text:span></text:p>
            <text:p text:style-name="Preformatted_20_Text"><text:span text:style-name="Source_20_Text"><text:s text:c="2"/>TombolApapun: Char;</text:span></text:p>
            <text:p text:style-name="Preformatted_20_Text"/>
            <text:p text:style-name="Preformatted_20_Text"><text:span text:style-name="Source_20_Text">begin</text:span></text:p>
            <text:p text:style-name="Preformatted_20_Text"><text:span text:style-name="Source_20_Text"><text:s text:c="2"/>TextBackground(DarkGray); // Atur warna latar default jadi abu-abu tua</text:span></text:p>
            <text:p text:style-name="Preformatted_20_Text"><text:span text:style-name="Source_20_Text"><text:s text:c="2"/>TextColor(White); <text:s text:c="6"/>// Atur warna teks default jadi putih</text:span></text:p>
            <text:p text:style-name="Preformatted_20_Text"><text:span text:style-name="Source_20_Text"><text:s text:c="2"/>ClrScr; <text:s text:c="16"/>// Bersihkan layar dengan latar abu-abu</text:span></text:p>
            <text:p text:style-name="Preformatted_20_Text"/>
            <text:p text:style-name="Preformatted_20_Text"><text:span text:style-name="Source_20_Text"><text:s text:c="2"/>// Tampilkan Judul di tengah atas dengan warna berbeda</text:span></text:p>
            <text:p text:style-name="Preformatted_20_Text"><text:span text:style-name="Source_20_Text"><text:s text:c="2"/>GotoXY(30, 3); // Kira-kira tengah (asumsi lebar 80)</text:span></text:p>
            <text:p text:style-name="Preformatted_20_Text"><text:span text:style-name="Source_20_Text"><text:s text:c="2"/>TextColor(LightMagenta);</text:span></text:p>
            <text:p text:style-name="Preformatted_20_Text"><text:span text:style-name="Source_20_Text"><text:s text:c="2"/>Writeln('=== Demo Unit CRT Pascal ===');</text:span></text:p>
            <text:p text:style-name="Preformatted_20_Text"/>
            <text:p text:style-name="Preformatted_20_Text"><text:span text:style-name="Source_20_Text"><text:s text:c="2"/>// Tampilkan pesan di bawahnya dengan warna lain</text:span></text:p>
            <text:p text:style-name="Preformatted_20_Text"><text:span text:style-name="Source_20_Text"><text:s text:c="2"/>GotoXY(25, 7);</text:span></text:p>
            <text:p text:style-name="Preformatted_20_Text"><text:span text:style-name="Source_20_Text"><text:s text:c="2"/>TextColor(LightGreen);</text:span></text:p>
            <text:p text:style-name="Preformatted_20_Text"><text:span text:style-name="Source_20_Text"><text:s text:c="2"/>Write('Kita bisa atur posisi teks dengan GotoXY.');</text:span></text:p>
            <text:p text:style-name="Preformatted_20_Text"/>
            <text:p text:style-name="Preformatted_20_Text"><text:span text:style-name="Source_20_Text"><text:s text:c="2"/>GotoXY(25, 9);</text:span></text:p>
            <text:p text:style-name="Preformatted_20_Text"><text:span text:style-name="Source_20_Text"><text:s text:c="2"/>TextColor(Yellow);</text:span></text:p>
            <text:p text:style-name="Preformatted_20_Text"><text:span text:style-name="Source_20_Text"><text:s text:c="2"/>TextBackground(Red); // Latar Merah, Teks Kuning</text:span></text:p>
            <text:p text:style-name="Preformatted_20_Text"><text:span text:style-name="Source_20_Text"><text:s text:c="2"/>Write(' Kita juga bisa atur WARNA teks &amp; latar! ');</text:span></text:p>
            <text:p text:style-name="Preformatted_20_Text"/>
            <text:p text:style-name="Preformatted_20_Text"><text:span text:style-name="Source_20_Text"><text:s text:c="2"/>// Kembalikan warna normal</text:span></text:p>
            <text:p text:style-name="Preformatted_20_Text"><text:span text:style-name="Source_20_Text"><text:s text:c="2"/>TextColor(White);</text:span></text:p>
            <text:p text:style-name="Preformatted_20_Text"><text:span text:style-name="Source_20_Text"><text:s text:c="2"/>TextBackground(DarkGray);</text:span></text:p>
            <text:p text:style-name="Preformatted_20_Text"/>
            <text:p text:style-name="Preformatted_20_Text"><text:span text:style-name="Source_20_Text"><text:s text:c="2"/>// Tampilkan pesan untuk keluar</text:span></text:p>
            <text:p text:style-name="Preformatted_20_Text"><text:span text:style-name="Source_20_Text"><text:s text:c="2"/>GotoXY(22, 15);</text:span></text:p>
            <text:p text:style-name="Preformatted_20_Text"><text:span text:style-name="Source_20_Text"><text:s text:c="2"/>Writeln('Tekan sembarang tombol pada keyboard untuk keluar...');</text:span></text:p>
            <text:p text:style-name="Preformatted_20_Text"/>
            <text:p text:style-name="Preformatted_20_Text"><text:span text:style-name="Source_20_Text"><text:s text:c="2"/>// Tunggu pengguna menekan satu tombol</text:span></text:p>
            <text:p text:style-name="Preformatted_20_Text"><text:span text:style-name="Source_20_Text"><text:s text:c="2"/>TombolApapun := ReadKey;</text:span></text:p>
            <text:p text:style-name="Preformatted_20_Text"/>
            <text:p text:style-name="Preformatted_20_Text"><text:span text:style-name="Source_20_Text"><text:s text:c="2"/>// Layar akan otomatis kembali normal saat program berakhir</text:span></text:p>
            <text:p text:style-name="P602"><text:span text:style-name="Source_20_Text">end.</text:span></text:p>
            <text:p text:style-name="Text_20_body"><text:span text:style-name="Strong_20_Emphasis">Catatan Penting &amp; Alternatif:</text:span></text:p>
            <text:p text:style-name="Text_20_body">Ingat, unit <text:span text:style-name="Source_20_Text">Crt</text:span> ini bekerja pada lingkungan <text:span text:style-name="Strong_20_Emphasis">konsol teks</text:span>. Tampilannya mungkin sedikit berbeda antara Windows Command Prompt, Linux Terminal, atau macOS Terminal. Ini adalah teknologi yang agak 'tua'. Untuk membuat aplikasi dengan antarmuka pengguna (UI) yang modern, interaktif, dan grafis, pendekatan yang digunakan adalah <text:span text:style-name="Strong_20_Emphasis">pemrograman GUI (Graphical User Interface)</text:span> menggunakan pustaka komponen seperti LCL (Lazarus Component Library) yang ada di <text:span text:style-name="Strong_20_Emphasis">Lazarus IDE</text:span>. Ini akan menghasilkan aplikasi dengan jendela, tombol, gambar, dll., yang jauh lebih canggih (akan disinggung di Bab 14).</text:p>
            <text:p text:style-name="Text_20_body">Namun, untuk latihan dasar, membuat menu teks sederhana, atau sekadar 'bernostalgia' dengan tampilan program DOS jaman dulu, unit <text:span text:style-name="Source_20_Text">Crt</text:span> bisa jadi tambahan yang menyenangkan!</text:p>
            <text:p text:style-name="Text_20_body"><text:span text:style-name="Strong_20_Emphasis">Kesimpulan:</text:span></text:p>
            <text:p text:style-name="Text_20_body"><text:soft-page-break/>Unit <text:span text:style-name="Source_20_Text">Crt</text:span> (yang penggunaannya opsional) memberikan Anda kendali lebih atas tampilan layar konsol teks. Anda bisa membersihkan layar (<text:span text:style-name="Source_20_Text">ClrScr</text:span>), melompat ke posisi tertentu (<text:span text:style-name="Source_20_Text">GotoXY</text:span>), bermain dengan warna (<text:span text:style-name="Source_20_Text">TextColor</text:span>, <text:span text:style-name="Source_20_Text">TextBackground</text:span>), dan membaca input satu tombol secara langsung (<text:span text:style-name="Source_20_Text">ReadKey</text:span>).</text:p>
            <text:p text:style-name="Horizontal_20_Line"/>
            <text:p text:style-name="Text_20_body">Bab 5 selesai! Kita sudah belajar cara program 'berbicara' dan 'mendengar'. Di bab berikutnya, kita akan belajar cara program 'berpikir' dan melakukan perhitungan menggunakan operator.</text:p>
            <text:p text:style-name="Text_20_body">Saya menunggu perintah "YAX" untuk memulai <text:span text:style-name="Strong_20_Emphasis">Bab 6: Operator dalam Pascal</text:span>.</text:p>
          </text:section>
          <text:section text:style-name="Sect1" text:name="feedback-form-46">
            <text:p text:style-name="P285"/>
          </text:section>
        </text:section>
        <text:section text:style-name="Sect1" text:name="41ea492a90743866">
          <text:p text:style-name="Text_20_body"/>
          <text:section text:style-name="Sect1" text:name="user-query-content-47">
            <text:p text:style-name="P541">yax </text:p>
          </text:section>
          <text:p text:style-name="P285">Tampilkan alur berpikir</text:p>
          <text:section text:style-name="Sect2" text:name="model-response-message-contentr_41ea492a90743866">
            <text:p text:style-name="Text_20_body">Oke, kita masuk ke babak baru yang tidak kalah seru! Selamat datang di <text:span text:style-name="Strong_20_Emphasis">Bab 6: Operator dalam Pascal</text:span>.</text:p>
            <text:p text:style-name="Horizontal_20_Line"/>
            <text:p text:style-name="Text_20_body"><text:span text:style-name="Strong_20_Emphasis">Jawaban untuk </text:span><text:span text:style-name="Strong_20_Emphasis"><text:span text:style-name="Emphasis">Prompt</text:span></text:span><text:span text:style-name="Strong_20_Emphasis"> Pengantar Bab 6:</text:span></text:p>
            <text:p text:style-name="Text_20_body"><text:span text:style-name="Emphasis">(Prompt: "Tuliskan paragraf pengantar untuk Bab 6 buku tutorial Free Pascal pemula. Hubungkan dengan bab sebelumnya (input/output dan variabel). Jelaskan bahwa untuk benar-benar mengolah data... program memerlukan 'alat' untuk melakukan operasi... Perkenalkan bahwa 'alat' ini disebut Operator. Sampaikan bahwa Bab 6 akan membahas jenis-jenis operator utama... serta aturan penggunaannya, yang sangat penting untuk membangun logika program.")</text:span></text:p>
            <text:p text:style-name="Horizontal_20_Line"/>
            <text:p text:style-name="Text_20_body">Di bab-bab sebelumnya, kita sudah belajar bagaimana cara program kita 'mengingat' data menggunakan variabel dan konstanta (Bab 4), serta bagaimana cara program 'berkomunikasi' dengan kita melalui input dan output (Bab 5). Keren! Tapi, tentu saja program kita tidak hanya sekadar menyimpan dan menampilkan data, kan? Agar benar-benar berguna, program harus bisa <text:span text:style-name="Strong_20_Emphasis">mengolah data</text:span> tersebut!</text:p>
            <text:p text:style-name="Text_20_body">Misalnya, bagaimana cara program menjumlahkan dua angka yang baru saja dimasukkan pengguna? Bagaimana cara program membandingkan apakah usia yang dimasukkan sudah memenuhi syarat? Atau bagaimana cara program memeriksa apakah dua kondisi terpenuhi sekaligus?</text:p>
            <text:p text:style-name="Text_20_body">Nah, untuk melakukan semua operasi pengolahan data ini – baik itu perhitungan matematika, perbandingan nilai, maupun penggabungan kondisi logika – program kita memerlukan 'perkakas' atau 'alat bantu' khusus. Dalam dunia pemrograman, alat bantu ini disebut <text:span text:style-name="Strong_20_Emphasis">Operator</text:span>.</text:p>
            <text:p text:style-name="Text_20_body"><text:span text:style-name="Strong_20_Emphasis">Operator</text:span> adalah simbol-simbol khusus (seperti <text:span text:style-name="Source_20_Text">+</text:span>, <text:span text:style-name="Source_20_Text">-</text:span>, <text:span text:style-name="Source_20_Text">*</text:span>, <text:span text:style-name="Source_20_Text">/</text:span>, <text:span text:style-name="Source_20_Text">=</text:span>, <text:span text:style-name="Source_20_Text">&gt;</text:span>, <text:span text:style-name="Source_20_Text">&lt;</text:span>) atau kata kunci <text:soft-page-break/>khusus (seperti <text:span text:style-name="Source_20_Text">AND</text:span>, <text:span text:style-name="Source_20_Text">OR</text:span>, <text:span text:style-name="Source_20_Text">NOT</text:span>, <text:span text:style-name="Source_20_Text">div</text:span>, <text:span text:style-name="Source_20_Text">mod</text:span>) yang berfungsi untuk melakukan operasi tertentu pada satu atau lebih nilai data (yang disebut <text:span text:style-name="Emphasis">operand</text:span>). Kalau variabel dan konstanta adalah 'wadah' datanya, maka operator adalah 'perkakas' untuk mengutak-atik isi wadah tersebut atau membandingkannya.</text:p>
            <text:p text:style-name="Text_20_body">Di Bab 6 ini, kita akan membuka 'kotak perkakas' Pascal dan berkenalan dengan tiga kelompok operator utama yang akan sangat sering kita gunakan:</text:p>
            <text:list xml:id="list5876702047499001885" text:style-name="L86">
              <text:list-item>
                <text:p text:style-name="P369"><text:span text:style-name="Strong_20_Emphasis">Operator Aritmatika:</text:span> Perkakas untuk melakukan perhitungan matematika dasar seperti penjumlahan, pengurangan, perkalian, dan pembagian. </text:p>
              </text:list-item>
              <text:list-item>
                <text:p text:style-name="P369"><text:span text:style-name="Strong_20_Emphasis">Operator Perbandingan (Relasional):</text:span> Perkakas untuk membandingkan dua nilai, misalnya untuk mengecek apakah suatu nilai lebih besar, lebih kecil, atau sama dengan nilai lain. </text:p>
              </text:list-item>
              <text:list-item>
                <text:p text:style-name="P86"><text:span text:style-name="Strong_20_Emphasis">Operator Logika (Boolean):</text:span> Perkakas untuk bekerja dengan nilai kebenaran (<text:span text:style-name="Source_20_Text">True</text:span> atau <text:span text:style-name="Source_20_Text">False</text:span>), biasanya untuk menggabungkan hasil perbandingan atau membalik kondisi logika. </text:p>
              </text:list-item>
            </text:list>
            <text:p text:style-name="Text_20_body">Kita tidak hanya akan mengenal simbol-simbolnya, tapi juga mempelajari bagaimana cara menggunakannya dengan benar dan aturan mainnya (misalnya, mana yang harus dikerjakan lebih dulu jika ada banyak operator dalam satu baris). Memahami operator adalah kunci <text:span text:style-name="Strong_20_Emphasis">fundamental</text:span> untuk bisa membangun <text:span text:style-name="Strong_20_Emphasis">logika program</text:span> yang efektif, melakukan perhitungan, dan membuat keputusan.</text:p>
            <text:p text:style-name="Text_20_body">Sudah siap mengenal perkakas-perkakas penting ini? Ayo kita mulai!</text:p>
            <text:p text:style-name="Horizontal_20_Line"/>
            <text:p text:style-name="Text_20_body">Kita akan mulai dengan operator yang paling familiar. Saya menunggu perintah "YAX" untuk lanjut ke <text:span text:style-name="Emphasis">prompt</text:span> Sub-bab 6.1 ("Apa Itu Operator dan Operand?").</text:p>
          </text:section>
          <text:section text:style-name="Sect1" text:name="feedback-form-47">
            <text:p text:style-name="P285"/>
          </text:section>
        </text:section>
        <text:section text:style-name="Sect1" text:name="882938aad589c617">
          <text:p text:style-name="Text_20_body"/>
          <text:section text:style-name="Sect1" text:name="user-query-content-48">
            <text:p text:style-name="P541">yax </text:p>
          </text:section>
          <text:p text:style-name="P285">Tampilkan alur berpikir</text:p>
          <text:section text:style-name="Sect2" text:name="model-response-message-contentr_882938aad589c617">
            <text:p text:style-name="Text_20_body">Oke, kita mulai 'bongkar' isi kotak perkakas Pascal kita! Tapi sebelum membahas jenis-jenis perkakasnya, mari kita pahami dulu dua istilah penting yang akan sering kita gunakan: <text:span text:style-name="Strong_20_Emphasis">Operator</text:span> dan <text:span text:style-name="Strong_20_Emphasis">Operand</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6.1: Apa Itu Operator dan Operand?</text:span></text:p>
            <text:p text:style-name="Text_20_body"><text:span text:style-name="Emphasis">(Prompt: "Buatkan pembahasan pengantar singkat untuk sub-bab 'Apa Itu Operator dan Operand?'. Jelaskan secara sederhana bahwa operator adalah simbol atau kata kunci khusus... yang digunakan untuk melakukan operasi tertentu terhadap satu atau lebih nilai (disebut operand). Berikan analogi sederhana... Sebutkan bahwa operand bisa berupa nilai literal..., variabel, atau konstanta. Kategorikan secara singkat jenis operator utama...")</text:span></text:p>
            <text:p text:style-name="Horizontal_20_Line"/>
            <text:p text:style-name="Text_20_body"><text:soft-page-break/>Sebelum kita menyelam lebih dalam ke jenis-jenis operator, penting untuk kita menyamakan pemahaman tentang dua istilah kunci ini:</text:p>
            <text:list xml:id="list1656676849138077124" text:style-name="L87">
              <text:list-item>
                <text:p text:style-name="P87"><text:span text:style-name="Strong_20_Emphasis">Operator:</text:span></text:p>
                <text:list>
                  <text:list-item>
                    <text:p text:style-name="P370">Seperti yang sudah disinggung di pengantar bab, <text:span text:style-name="Strong_20_Emphasis">Operator</text:span> adalah <text:span text:style-name="Strong_20_Emphasis">simbol</text:span> khusus (seperti <text:span text:style-name="Source_20_Text">+</text:span>, <text:span text:style-name="Source_20_Text">-</text:span>, <text:span text:style-name="Source_20_Text">=</text:span>, <text:span text:style-name="Source_20_Text">&gt;</text:span>, <text:span text:style-name="Source_20_Text">&lt;&gt;</text:span>) atau <text:span text:style-name="Strong_20_Emphasis">kata kunci</text:span> khusus (seperti <text:span text:style-name="Source_20_Text">div</text:span>, <text:span text:style-name="Source_20_Text">mod</text:span>, <text:span text:style-name="Source_20_Text">AND</text:span>, <text:span text:style-name="Source_20_Text">OR</text:span>, <text:span text:style-name="Source_20_Text">NOT</text:span>) dalam bahasa pemrograman. </text:p>
                  </text:list-item>
                  <text:list-item>
                    <text:p text:style-name="P370">Tugasnya? Untuk <text:span text:style-name="Strong_20_Emphasis">melakukan suatu operasi atau aksi tertentu</text:span>. Misalnya, operator <text:span text:style-name="Source_20_Text">+</text:span> melakukan aksi penjumlahan, operator <text:span text:style-name="Source_20_Text">&gt;</text:span> melakukan aksi perbandingan "lebih besar dari", operator <text:span text:style-name="Source_20_Text">AND</text:span> melakukan aksi logika "dan". </text:p>
                  </text:list-item>
                </text:list>
              </text:list-item>
              <text:list-item>
                <text:p text:style-name="P87"><text:span text:style-name="Strong_20_Emphasis">Operand:</text:span></text:p>
                <text:list>
                  <text:list-item>
                    <text:p text:style-name="P87"><text:span text:style-name="Strong_20_Emphasis">Operand</text:span> adalah <text:span text:style-name="Strong_20_Emphasis">nilai atau data yang 'dikenai aksi'</text:span> atau yang 'dioperasikan' oleh si Operator. </text:p>
                  </text:list-item>
                </text:list>
              </text:list-item>
            </text:list>
            <text:p text:style-name="Text_20_body"><text:span text:style-name="Strong_20_Emphasis">Analogi Sederhana: Kalkulator</text:span></text:p>
            <text:p text:style-name="Text_20_body">Cara paling mudah membayangkannya adalah dengan kalkulator. Ketika Anda menekan <text:span text:style-name="Source_20_Text">5 + 3 =</text:span>:</text:p>
            <text:list xml:id="list5502073757903766700" text:style-name="L88">
              <text:list-item>
                <text:p text:style-name="P371">Simbol <text:span text:style-name="Source_20_Text">+</text:span> adalah <text:span text:style-name="Strong_20_Emphasis">Operator</text:span>-nya. Ia memberitahu kalkulator untuk melakukan operasi <text:span text:style-name="Strong_20_Emphasis">penjumlahan</text:span>. </text:p>
              </text:list-item>
              <text:list-item>
                <text:p text:style-name="P88">Angka <text:span text:style-name="Source_20_Text">5</text:span> dan angka <text:span text:style-name="Source_20_Text">3</text:span> adalah <text:span text:style-name="Strong_20_Emphasis">Operand</text:span>-nya. Keduanya adalah nilai yang akan dijumlahkan oleh operator <text:span text:style-name="Source_20_Text">+</text:span>. </text:p>
              </text:list-item>
            </text:list>
            <text:p text:style-name="Text_20_body"><text:span text:style-name="Strong_20_Emphasis">Operand Bisa Berupa Apa Saja?</text:span></text:p>
            <text:p text:style-name="Text_20_body">Nilai atau data yang menjadi Operand ini bisa berasal dari berbagai sumber dalam kode Anda:</text:p>
            <text:list xml:id="list183704014495255552" text:style-name="L89">
              <text:list-item>
                <text:p text:style-name="P372"><text:span text:style-name="Strong_20_Emphasis">Nilai Literal:</text:span> Yaitu nilai yang Anda tulis secara harfiah atau langsung di dalam kode. </text:p>
                <text:list>
                  <text:list-item>
                    <text:p text:style-name="P372">Contoh: <text:span text:style-name="Source_20_Text">100</text:span> (literal Integer), <text:span text:style-name="Source_20_Text">3.14</text:span> (literal Real), <text:span text:style-name="Source_20_Text">'Bandung'</text:span> (literal String), <text:span text:style-name="Source_20_Text">True</text:span> (literal Boolean). </text:p>
                  </text:list-item>
                </text:list>
              </text:list-item>
              <text:list-item>
                <text:p text:style-name="P372"><text:span text:style-name="Strong_20_Emphasis">Variabel:</text:span> Nama variabel yang telah Anda deklarasikan sebelumnya. Operator akan menggunakan <text:span text:style-name="Strong_20_Emphasis">nilai yang saat itu tersimpan</text:span> di dalam variabel tersebut. </text:p>
                <text:list>
                  <text:list-item>
                    <text:p text:style-name="P372">Contoh: <text:span text:style-name="Source_20_Text">JumlahPesanan</text:span>, <text:span text:style-name="Source_20_Text">HargaSatuan</text:span>, <text:span text:style-name="Source_20_Text">NamaUser</text:span>, <text:span text:style-name="Source_20_Text">StatusAktif</text:span>. </text:p>
                  </text:list-item>
                </text:list>
              </text:list-item>
              <text:list-item>
                <text:p text:style-name="P372"><text:span text:style-name="Strong_20_Emphasis">Konstanta:</text:span> Nama konstanta yang telah Anda definisikan. Operator akan menggunakan <text:span text:style-name="Strong_20_Emphasis">nilai tetap</text:span> dari konstanta tersebut. </text:p>
                <text:list>
                  <text:list-item>
                    <text:p text:style-name="P372">Contoh: <text:span text:style-name="Source_20_Text">Pi</text:span>, <text:span text:style-name="Source_20_Text">BatasMaksimal</text:span>, <text:span text:style-name="Source_20_Text">PesanSelamatDatang</text:span>. </text:p>
                  </text:list-item>
                </text:list>
              </text:list-item>
              <text:list-item>
                <text:p text:style-name="P89"><text:span text:style-name="Emphasis">(Bahkan, hasil dari suatu ekspresi yang melibatkan operator lain juga bisa menjadi operand untuk operator berikutnya, misalnya dalam </text:span><text:span text:style-name="Emphasis"><text:span text:style-name="Source_20_Text">(5 + 3) * 2</text:span></text:span><text:span text:style-name="Emphasis">, hasil dari </text:span><text:span text:style-name="Emphasis"><text:span text:style-name="Source_20_Text">(5 + 3)</text:span></text:span><text:span text:style-name="Emphasis"> yaitu </text:span><text:span text:style-name="Emphasis"><text:span text:style-name="Source_20_Text">8</text:span></text:span><text:span text:style-name="Emphasis"> menjadi operand untuk operator </text:span><text:span text:style-name="Emphasis"><text:span text:style-name="Source_20_Text">*</text:span></text:span><text:span text:style-name="Emphasis">)</text:span>. </text:p>
              </text:list-item>
            </text:list>
            <text:p text:style-name="Text_20_body"><text:span text:style-name="Strong_20_Emphasis">Jumlah Operand </text:span><text:span text:style-name="Strong_20_Emphasis"><text:span text:style-name="Emphasis">(Sekilas Info)</text:span></text:span></text:p>
            <text:p text:style-name="Text_20_body">Kebanyakan operator yang akan sering kita gunakan memerlukan <text:span text:style-name="Strong_20_Emphasis">dua</text:span> operand (disebut <text:soft-page-break/>operator <text:span text:style-name="Emphasis">biner</text:span> atau <text:span text:style-name="Emphasis">binary operator</text:span>), seperti <text:span text:style-name="Source_20_Text">Operand1 + Operand2</text:span> atau <text:span text:style-name="Source_20_Text">Operand1 &gt; Operand2</text:span>. Namun, ada juga beberapa operator yang hanya bekerja pada <text:span text:style-name="Strong_20_Emphasis">satu</text:span> operand saja (disebut operator <text:span text:style-name="Emphasis">uner</text:span> atau <text:span text:style-name="Emphasis">unary operator</text:span>), contohnya adalah operator <text:span text:style-name="Source_20_Text">NOT</text:span> yang akan kita pelajari nanti: <text:span text:style-name="Source_20_Text">NOT Operand1</text:span>.</text:p>
            <text:p text:style-name="Text_20_body"><text:span text:style-name="Strong_20_Emphasis">Kategori Operator Utama</text:span></text:p>
            <text:p text:style-name="Text_20_body">Nah, dengan pemahaman dasar tentang Operator dan Operand ini, kita siap untuk menjelajahi tiga kelompok operator utama yang akan kita bahas secara rinci di bab ini:</text:p>
            <text:list xml:id="list1972126203374617067" text:style-name="L90">
              <text:list-item>
                <text:p text:style-name="P373"><text:span text:style-name="Strong_20_Emphasis">Operator Aritmatika</text:span> (Untuk perhitungan matematika) </text:p>
              </text:list-item>
              <text:list-item>
                <text:p text:style-name="P373"><text:span text:style-name="Strong_20_Emphasis">Operator Perbandingan / Relasional</text:span> (Untuk membandingkan nilai) </text:p>
              </text:list-item>
              <text:list-item>
                <text:p text:style-name="P90"><text:span text:style-name="Strong_20_Emphasis">Operator Logika / Boolean</text:span> (Untuk operasi pada nilai <text:span text:style-name="Source_20_Text">True</text:span> / <text:span text:style-name="Source_20_Text">False</text:span>) </text:p>
              </text:list-item>
            </text:list>
            <text:p text:style-name="Text_20_body"><text:span text:style-name="Strong_20_Emphasis">Kesimpulan:</text:span></text:p>
            <text:p text:style-name="Text_20_body">Jadi, mudahnya: <text:span text:style-name="Strong_20_Emphasis">Operator itu 'kata kerja'-nya (aksinya), Operand itu 'kata benda'-nya (data yang dikenai aksi).</text:span> Sudah paham bedanya? Kalau sudah, kita siap melihat kelompok operator yang pertama!</text:p>
            <text:p text:style-name="Horizontal_20_Line"/>
            <text:p text:style-name="Text_20_body">Mari kita mulai dengan operator yang mungkin paling akrab: Operator Aritmatika. Saya menunggu perintah "YAX" untuk lanjut ke <text:span text:style-name="Emphasis">prompt</text:span> Sub-bab 6.2 ("Operator Aritmatika").</text:p>
          </text:section>
          <text:section text:style-name="Sect1" text:name="feedback-form-48">
            <text:p text:style-name="P285"/>
          </text:section>
        </text:section>
        <text:section text:style-name="Sect1" text:name="f7b5ea122cea8f35">
          <text:p text:style-name="Text_20_body"/>
          <text:section text:style-name="Sect1" text:name="user-query-content-49">
            <text:p text:style-name="P541">YAX </text:p>
          </text:section>
          <text:p text:style-name="P285">Tampilkan alur berpikir</text:p>
          <text:section text:style-name="Sect2" text:name="model-response-message-contentr_f7b5ea122cea8f35">
            <text:p text:style-name="Text_20_body">Baik, mari kita mulai menjelajahi 'kotak perkakas' Pascal kita! Kelompok perkakas pertama yang akan kita pelajari adalah yang mungkin paling sering Anda gunakan dalam kehidupan sehari-hari: Operator Aritmatika.</text:p>
            <text:p text:style-name="Horizontal_20_Line"/>
            <text:p text:style-name="Text_20_body"><text:span text:style-name="Strong_20_Emphasis">Jawaban untuk </text:span><text:span text:style-name="Strong_20_Emphasis"><text:span text:style-name="Emphasis">Prompt</text:span></text:span><text:span text:style-name="Strong_20_Emphasis"> Sub-bab 6.2: Operator Aritmatika</text:span></text:p>
            <text:p text:style-name="Text_20_body"><text:span text:style-name="Emphasis">(Prompt: "Buatkan pembahasan mendalam untuk sub-bab 'Operator Aritmatika' di Free Pascal. Jelaskan bahwa operator ini digunakan untuk melakukan perhitungan matematika dasar. Uraikan setiap operator berikut dengan penjelasan fungsi dan contoh penggunaannya pada operand numerik (Integer atau Real)... Sertakan contoh kode pendek...")</text:span></text:p>
            <text:p text:style-name="Horizontal_20_Line"/>
            <text:p text:style-name="Text_20_body">Operator Aritmatika adalah simbol-simbol yang kita gunakan untuk melakukan operasi perhitungan matematika dasar. Operand (nilai yang dioperasikan) untuk operator ini biasanya adalah angka, baik itu tipe <text:span text:style-name="Strong_20_Emphasis"><text:span text:style-name="Source_20_Text">Integer</text:span></text:span> (bilangan bulat) maupun <text:span text:style-name="Strong_20_Emphasis"><text:span text:style-name="Source_20_Text">Real</text:span></text:span> (bilangan desimal).</text:p>
            <text:p text:style-name="Text_20_body">Berikut adalah operator aritmatika utama dalam Free Pascal:</text:p>
            <text:list xml:id="list3998128263916985285" text:style-name="L91">
              <text:list-item>
                <text:p text:style-name="P91"><text:soft-page-break/><text:span text:style-name="Strong_20_Emphasis"><text:span text:style-name="Source_20_Text">+</text:span></text:span><text:span text:style-name="Strong_20_Emphasis"> (Penjumlahan)</text:span></text:p>
                <text:list>
                  <text:list-item>
                    <text:p text:style-name="P374"><text:span text:style-name="Strong_20_Emphasis">Fungsi:</text:span> Menambahkan dua nilai operand. </text:p>
                  </text:list-item>
                  <text:list-item>
                    <text:p text:style-name="P374"><text:span text:style-name="Strong_20_Emphasis">Contoh:</text:span> </text:p>
                    <text:p text:style-name="P91">Delphi</text:p>
                    <text:p text:style-name="P561"><text:span text:style-name="Source_20_Text">var</text:span></text:p>
                    <text:p text:style-name="P561"><text:span text:style-name="Source_20_Text"><text:s text:c="2"/>A, B, HasilTambah: Integer;</text:span></text:p>
                    <text:p text:style-name="P561"><text:span text:style-name="Source_20_Text"><text:s text:c="2"/>Harga, Pajak, TotalBayar: Real;</text:span></text:p>
                    <text:p text:style-name="P561"><text:span text:style-name="Source_20_Text">begin</text:span></text:p>
                    <text:p text:style-name="P561"><text:span text:style-name="Source_20_Text"><text:s text:c="2"/>A := 15; B := 7;</text:span></text:p>
                    <text:p text:style-name="P561"><text:span text:style-name="Source_20_Text"><text:s text:c="2"/>HasilTambah := A + B; // HasilTambah akan bernilai 22</text:span></text:p>
                    <text:p text:style-name="P561"/>
                    <text:p text:style-name="P561"><text:span text:style-name="Source_20_Text"><text:s text:c="2"/>Harga := 50000.0; Pajak := 5000.0;</text:span></text:p>
                    <text:p text:style-name="P561"><text:span text:style-name="Source_20_Text"><text:s text:c="2"/>TotalBayar := Harga + Pajak; // TotalBayar akan bernilai 55000.0</text:span></text:p>
                    <text:p text:style-name="P561"><text:span text:style-name="Source_20_Text"><text:s text:c="2"/>Writeln('Hasil 15 + 7 = ', HasilTambah);</text:span></text:p>
                    <text:p text:style-name="P561"><text:span text:style-name="Source_20_Text"><text:s text:c="2"/>Writeln('Total Bayar = Rp ', TotalBayar:0:0); // Format tanpa desimal</text:span></text:p>
                    <text:p text:style-name="P624"><text:span text:style-name="Source_20_Text">end.</text:span></text:p>
                  </text:list-item>
                </text:list>
              </text:list-item>
              <text:list-item>
                <text:p text:style-name="P91"><text:span text:style-name="Strong_20_Emphasis"><text:span text:style-name="Source_20_Text">-</text:span></text:span><text:span text:style-name="Strong_20_Emphasis"> (Pengurangan)</text:span></text:p>
                <text:list>
                  <text:list-item>
                    <text:p text:style-name="P374"><text:span text:style-name="Strong_20_Emphasis">Fungsi:</text:span> Mengurangkan operand kedua dari operand pertama. </text:p>
                  </text:list-item>
                  <text:list-item>
                    <text:p text:style-name="P374"><text:span text:style-name="Strong_20_Emphasis">Contoh:</text:span> </text:p>
                    <text:p text:style-name="P91">Delphi</text:p>
                    <text:p text:style-name="P561"><text:span text:style-name="Source_20_Text">var</text:span></text:p>
                    <text:p text:style-name="P561"><text:span text:style-name="Source_20_Text"><text:s text:c="2"/>StokAwal, Terjual, StokAkhir: Integer;</text:span></text:p>
                    <text:p text:style-name="P561"><text:span text:style-name="Source_20_Text"><text:s text:c="2"/>NilaiMax, NilaiMin, Selisih: Real;</text:span></text:p>
                    <text:p text:style-name="P561"><text:span text:style-name="Source_20_Text">begin</text:span></text:p>
                    <text:p text:style-name="P561"><text:span text:style-name="Source_20_Text"><text:s text:c="2"/>StokAwal := 100; Terjual := 35;</text:span></text:p>
                    <text:p text:style-name="P561"><text:span text:style-name="Source_20_Text"><text:s text:c="2"/>StokAkhir := StokAwal - Terjual; // StokAkhir akan bernilai 65</text:span></text:p>
                    <text:p text:style-name="P561"/>
                    <text:p text:style-name="P561"><text:span text:style-name="Source_20_Text"><text:s text:c="2"/>NilaiMax := 95.5; NilaiMin := 60.2;</text:span></text:p>
                    <text:p text:style-name="P561"><text:span text:style-name="Source_20_Text"><text:s text:c="2"/>Selisih := NilaiMax - NilaiMin; // Selisih akan bernilai 35.3</text:span></text:p>
                    <text:p text:style-name="P561"><text:span text:style-name="Source_20_Text"><text:s text:c="2"/>Writeln('Stok Akhir = ', StokAkhir);</text:span></text:p>
                    <text:p text:style-name="P561"><text:span text:style-name="Source_20_Text"><text:s text:c="2"/>Writeln('Selisih Nilai = ', Selisih:0:1); // Format 1 desimal</text:span></text:p>
                    <text:p text:style-name="P624"><text:span text:style-name="Source_20_Text">end.</text:span></text:p>
                  </text:list-item>
                  <text:list-item>
                    <text:p text:style-name="P374"><text:span text:style-name="Strong_20_Emphasis">Catatan:</text:span> Tanda <text:span text:style-name="Source_20_Text">-</text:span> juga bisa digunakan sebagai operator <text:span text:style-name="Emphasis">uner</text:span> (hanya butuh satu operand) untuk menyatakan nilai negatif: <text:span text:style-name="Source_20_Text">Suhu := -10;</text:span>. </text:p>
                  </text:list-item>
                </text:list>
              </text:list-item>
              <text:list-item>
                <text:p text:style-name="P91"><text:span text:style-name="Strong_20_Emphasis"><text:span text:style-name="Source_20_Text">*</text:span></text:span><text:span text:style-name="Strong_20_Emphasis"> (Perkalian)</text:span></text:p>
                <text:list>
                  <text:list-item>
                    <text:p text:style-name="P374"><text:span text:style-name="Strong_20_Emphasis">Fungsi:</text:span> Mengalikan dua nilai operand. </text:p>
                  </text:list-item>
                  <text:list-item>
                    <text:p text:style-name="P374"><text:span text:style-name="Strong_20_Emphasis">Contoh:</text:span> </text:p>
                    <text:p text:style-name="P91">Delphi</text:p>
                    <text:p text:style-name="P561"><text:span text:style-name="Source_20_Text">var</text:span></text:p>
                    <text:p text:style-name="P561"><text:span text:style-name="Source_20_Text"><text:s text:c="2"/>Panjang, Lebar, Luas: Integer;</text:span></text:p>
                    <text:p text:style-name="P561"><text:span text:style-name="Source_20_Text"><text:s text:c="2"/>JumlahBeli: Integer;</text:span></text:p>
                    <text:p text:style-name="P561"><text:soft-page-break/><text:span text:style-name="Source_20_Text"><text:s text:c="2"/>HargaSatuan, Total: Real;</text:span></text:p>
                    <text:p text:style-name="P561"><text:span text:style-name="Source_20_Text">begin</text:span></text:p>
                    <text:p text:style-name="P561"><text:span text:style-name="Source_20_Text"><text:s text:c="2"/>Panjang := 10; Lebar := 5;</text:span></text:p>
                    <text:p text:style-name="P561"><text:span text:style-name="Source_20_Text"><text:s text:c="2"/>Luas := Panjang * Lebar; // Luas akan bernilai 50</text:span></text:p>
                    <text:p text:style-name="P561"/>
                    <text:p text:style-name="P561"><text:span text:style-name="Source_20_Text"><text:s text:c="2"/>JumlahBeli := 3; HargaSatuan := 12500.50;</text:span></text:p>
                    <text:p text:style-name="P561"><text:span text:style-name="Source_20_Text"><text:s text:c="2"/>Total := JumlahBeli * HargaSatuan; // Total akan bernilai 37501.50</text:span></text:p>
                    <text:p text:style-name="P561"><text:span text:style-name="Source_20_Text"><text:s text:c="2"/>Writeln('Luas = ', Luas);</text:span></text:p>
                    <text:p text:style-name="P561"><text:span text:style-name="Source_20_Text"><text:s text:c="2"/>Writeln('Total Harga = Rp ', Total:0:2); // Format 2 desimal</text:span></text:p>
                    <text:p text:style-name="P624"><text:span text:style-name="Source_20_Text">end.</text:span></text:p>
                  </text:list-item>
                </text:list>
              </text:list-item>
              <text:list-item>
                <text:p text:style-name="P91"><text:span text:style-name="Strong_20_Emphasis"><text:span text:style-name="Source_20_Text">/</text:span></text:span><text:span text:style-name="Strong_20_Emphasis"> (Pembagian Real)</text:span></text:p>
                <text:list>
                  <text:list-item>
                    <text:p text:style-name="P374"><text:span text:style-name="Strong_20_Emphasis">Fungsi:</text:span> Membagi operand pertama dengan operand kedua. </text:p>
                  </text:list-item>
                  <text:list-item>
                    <text:p text:style-name="P374"><text:span text:style-name="Strong_20_Emphasis">PENTING SEKALI:</text:span> Hasil dari pembagian menggunakan operator <text:span text:style-name="Source_20_Text">/</text:span> ini <text:span text:style-name="Strong_20_Emphasis">SELALU</text:span> bertipe <text:span text:style-name="Strong_20_Emphasis"><text:span text:style-name="Source_20_Text">Real</text:span></text:span> (angka desimal), meskipun kedua operand yang dibagi adalah <text:span text:style-name="Source_20_Text">Integer</text:span>. </text:p>
                  </text:list-item>
                  <text:list-item>
                    <text:p text:style-name="P374"><text:span text:style-name="Strong_20_Emphasis">Contoh:</text:span> </text:p>
                    <text:p text:style-name="P91">Delphi</text:p>
                    <text:p text:style-name="P561"><text:span text:style-name="Source_20_Text">var</text:span></text:p>
                    <text:p text:style-name="P561"><text:span text:style-name="Source_20_Text"><text:s text:c="2"/>TotalNilai: Integer;</text:span></text:p>
                    <text:p text:style-name="P561"><text:span text:style-name="Source_20_Text"><text:s text:c="2"/>JumlahData: Integer;</text:span></text:p>
                    <text:p text:style-name="P561"><text:span text:style-name="Source_20_Text"><text:s text:c="2"/>RataRata: Real; // Hasilnya Real!</text:span></text:p>
                    <text:p text:style-name="P561"><text:span text:style-name="Source_20_Text"><text:s text:c="2"/>HasilBagiReal: Real;</text:span></text:p>
                    <text:p text:style-name="P561"><text:span text:style-name="Source_20_Text">begin</text:span></text:p>
                    <text:p text:style-name="P561"><text:span text:style-name="Source_20_Text"><text:s text:c="2"/>TotalNilai := 150; JumlahData := 4;</text:span></text:p>
                    <text:p text:style-name="P561"><text:span text:style-name="Source_20_Text"><text:s text:c="2"/>RataRata := TotalNilai / JumlahData; // 150 / 4 = 37.5 (Real)</text:span></text:p>
                    <text:p text:style-name="P561"/>
                    <text:p text:style-name="P561"><text:span text:style-name="Source_20_Text"><text:s text:c="2"/>// Meskipun 20 dan 5 Integer, hasilnya Real</text:span></text:p>
                    <text:p text:style-name="P561"><text:span text:style-name="Source_20_Text"><text:s text:c="2"/>HasilBagiReal := 20 / 5; // HasilBagiReal akan bernilai 5.0</text:span></text:p>
                    <text:p text:style-name="P561"><text:span text:style-name="Source_20_Text"><text:s text:c="2"/>Writeln('Rata-rata = ', RataRata:0:1);</text:span></text:p>
                    <text:p text:style-name="P561"><text:span text:style-name="Source_20_Text"><text:s text:c="2"/>Writeln('20 / 5 = ', HasilBagiReal:0:1);</text:span></text:p>
                    <text:p text:style-name="P624"><text:span text:style-name="Source_20_Text">end.</text:span></text:p>
                  </text:list-item>
                  <text:list-item>
                    <text:p text:style-name="P374"><text:span text:style-name="Strong_20_Emphasis">PERINGATAN:</text:span> Jangan pernah membagi dengan angka nol (<text:span text:style-name="Source_20_Text">Nilai / 0</text:span>)! Ini akan menyebabkan kesalahan fatal saat program berjalan (<text:span text:style-name="Emphasis">run-time error</text:span> "Division by zero"). </text:p>
                  </text:list-item>
                </text:list>
              </text:list-item>
              <text:list-item>
                <text:p text:style-name="P91"><text:span text:style-name="Strong_20_Emphasis"><text:span text:style-name="Source_20_Text">div</text:span></text:span><text:span text:style-name="Strong_20_Emphasis"> (Pembagian Integer - Mengambil Hasil Bulat)</text:span></text:p>
                <text:list>
                  <text:list-item>
                    <text:p text:style-name="P374"><text:span text:style-name="Strong_20_Emphasis">Fungsi:</text:span> Ini adalah operator pembagian khusus yang hanya bisa digunakan jika kedua operandnya bertipe <text:span text:style-name="Strong_20_Emphasis"><text:span text:style-name="Source_20_Text">Integer</text:span></text:span>. Hasilnya adalah <text:span text:style-name="Strong_20_Emphasis">bagian bulat</text:span> dari hasil pembagian, sedangkan sisa pembagiannya akan diabaikan (dibuang). </text:p>
                  </text:list-item>
                  <text:list-item>
                    <text:p text:style-name="P374"><text:span text:style-name="Strong_20_Emphasis">Contoh:</text:span> </text:p>
                    <text:p text:style-name="P91">Delphi</text:p>
                    <text:p text:style-name="P561"><text:span text:style-name="Source_20_Text">var</text:span></text:p>
                    <text:p text:style-name="P561"><text:soft-page-break/><text:span text:style-name="Source_20_Text"><text:s text:c="2"/>TotalKelereng, IsiPerKantong, JumlahKantongPenuh: Integer;</text:span></text:p>
                    <text:p text:style-name="P561"><text:span text:style-name="Source_20_Text">begin</text:span></text:p>
                    <text:p text:style-name="P561"><text:span text:style-name="Source_20_Text"><text:s text:c="2"/>TotalKelereng := 53;</text:span></text:p>
                    <text:p text:style-name="P561"><text:span text:style-name="Source_20_Text"><text:s text:c="2"/>IsiPerKantong := 10;</text:span></text:p>
                    <text:p text:style-name="P561"><text:span text:style-name="Source_20_Text"><text:s text:c="2"/>// Berapa kantong yang bisa terisi penuh? 53 dibagi 10 dapat 5, sisa 3.</text:span></text:p>
                    <text:p text:style-name="P561"><text:span text:style-name="Source_20_Text"><text:s text:c="2"/>JumlahKantongPenuh := TotalKelereng div IsiPerKantong; // Hasilnya 5</text:span></text:p>
                    <text:p text:style-name="P561"><text:span text:style-name="Source_20_Text"><text:s text:c="2"/>Writeln('Jumlah kantong penuh = ', JumlahKantongPenuh); // Output: 5</text:span></text:p>
                    <text:p text:style-name="P624"><text:span text:style-name="Source_20_Text">end.</text:span></text:p>
                  </text:list-item>
                </text:list>
              </text:list-item>
              <text:list-item>
                <text:p text:style-name="P91"><text:span text:style-name="Strong_20_Emphasis"><text:span text:style-name="Source_20_Text">mod</text:span></text:span><text:span text:style-name="Strong_20_Emphasis"> (Sisa Bagi / Modulus)</text:span></text:p>
                <text:list>
                  <text:list-item>
                    <text:p text:style-name="P374"><text:span text:style-name="Strong_20_Emphasis">Fungsi:</text:span> Ini adalah 'pasangan' dari <text:span text:style-name="Source_20_Text">div</text:span>. Operator <text:span text:style-name="Source_20_Text">mod</text:span> juga hanya bisa digunakan jika kedua operandnya bertipe <text:span text:style-name="Strong_20_Emphasis"><text:span text:style-name="Source_20_Text">Integer</text:span></text:span>. Hasilnya adalah <text:span text:style-name="Strong_20_Emphasis">sisa</text:span> dari proses pembagian integer tersebut. </text:p>
                  </text:list-item>
                  <text:list-item>
                    <text:p text:style-name="P374"><text:span text:style-name="Strong_20_Emphasis">Contoh:</text:span> </text:p>
                    <text:p text:style-name="P91">Delphi</text:p>
                    <text:p text:style-name="P561"><text:span text:style-name="Source_20_Text">var</text:span></text:p>
                    <text:p text:style-name="P561"><text:span text:style-name="Source_20_Text"><text:s text:c="2"/>TotalKelereng, IsiPerKantong, SisaKelereng: Integer;</text:span></text:p>
                    <text:p text:style-name="P561"><text:span text:style-name="Source_20_Text">begin</text:span></text:p>
                    <text:p text:style-name="P561"><text:span text:style-name="Source_20_Text"><text:s text:c="2"/>TotalKelereng := 53;</text:span></text:p>
                    <text:p text:style-name="P561"><text:span text:style-name="Source_20_Text"><text:s text:c="2"/>IsiPerKantong := 10;</text:span></text:p>
                    <text:p text:style-name="P561"><text:span text:style-name="Source_20_Text"><text:s text:c="2"/>// Berapa sisa kelereng setelah diisi ke kantong? 53 dibagi 10 dapat 5, sisa 3.</text:span></text:p>
                    <text:p text:style-name="P561"><text:span text:style-name="Source_20_Text"><text:s text:c="2"/>SisaKelereng := TotalKelereng mod IsiPerKantong; // Hasilnya 3</text:span></text:p>
                    <text:p text:style-name="P561"><text:span text:style-name="Source_20_Text"><text:s text:c="2"/>Writeln('Sisa kelereng = ', SisaKelereng); // Output: 3</text:span></text:p>
                    <text:p text:style-name="P624"><text:span text:style-name="Source_20_Text">end.</text:span></text:p>
                  </text:list-item>
                  <text:list-item>
                    <text:p text:style-name="P374"><text:span text:style-name="Strong_20_Emphasis">Kegunaan Umum </text:span><text:span text:style-name="Strong_20_Emphasis"><text:span text:style-name="Source_20_Text">mod</text:span></text:span><text:span text:style-name="Strong_20_Emphasis">:</text:span> Operator <text:span text:style-name="Source_20_Text">mod</text:span> sangat berguna, salah satunya untuk mengecek apakah suatu bilangan habis dibagi bilangan lain. Contoh paling klasiknya adalah mengecek bilangan genap atau ganjil. Bilangan genap selalu habis dibagi 2 (sisanya 0). </text:p>
                    <text:p text:style-name="P91">Delphi</text:p>
                    <text:p text:style-name="P561"><text:span text:style-name="Source_20_Text">var Angka: Integer;</text:span></text:p>
                    <text:p text:style-name="P561"><text:span text:style-name="Source_20_Text">begin</text:span></text:p>
                    <text:p text:style-name="P561"><text:span text:style-name="Source_20_Text"><text:s text:c="2"/>Angka := 10;</text:span></text:p>
                    <text:p text:style-name="P561"><text:span text:style-name="Source_20_Text"><text:s text:c="2"/>if (Angka mod 2 = 0) then // Jika sisa bagi Angka dengan 2 adalah 0</text:span></text:p>
                    <text:p text:style-name="P561"><text:span text:style-name="Source_20_Text"><text:s text:c="5"/>Writeln(Angka, ' adalah bilangan genap.');</text:span></text:p>
                    <text:p text:style-name="P561"><text:span text:style-name="Source_20_Text"><text:s text:c="2"/>else</text:span></text:p>
                    <text:p text:style-name="P561"><text:span text:style-name="Source_20_Text"><text:s text:c="5"/>Writeln(Angka, ' adalah bilangan ganjil.');</text:span></text:p>
                    <text:p text:style-name="P624"><text:span text:style-name="Source_20_Text">end.</text:span></text:p>
                  </text:list-item>
                </text:list>
              </text:list-item>
            </text:list>
            <text:p text:style-name="Text_20_body"><text:span text:style-name="Strong_20_Emphasis">Contoh Program Lengkap Menggunakan Operator Aritmatika:</text:span></text:p>
            <text:p text:style-name="Text_20_body">Delphi</text:p>
            <text:p text:style-name="Preformatted_20_Text"><text:span text:style-name="Source_20_Text">program DemoAritmatikaLengkap;</text:span></text:p>
            <text:p text:style-name="Preformatted_20_Text"><text:soft-page-break/><text:span text:style-name="Source_20_Text">uses SysUtils;</text:span></text:p>
            <text:p text:style-name="Preformatted_20_Text"/>
            <text:p text:style-name="Preformatted_20_Text"><text:span text:style-name="Source_20_Text">var</text:span></text:p>
            <text:p text:style-name="Preformatted_20_Text"><text:span text:style-name="Source_20_Text"><text:s text:c="2"/>A, B : Integer;</text:span></text:p>
            <text:p text:style-name="Preformatted_20_Text"><text:span text:style-name="Source_20_Text"><text:s text:c="2"/>X, Y : Real;</text:span></text:p>
            <text:p text:style-name="Preformatted_20_Text"><text:span text:style-name="Source_20_Text"><text:s text:c="2"/>HasilTambahInt, HasilKurangInt, HasilKaliInt : Integer;</text:span></text:p>
            <text:p text:style-name="Preformatted_20_Text"><text:span text:style-name="Source_20_Text"><text:s text:c="2"/>HasilBagiBulat : Integer; // Untuk div</text:span></text:p>
            <text:p text:style-name="Preformatted_20_Text"><text:span text:style-name="Source_20_Text"><text:s text:c="2"/>SisaBagi : Integer; <text:s text:c="6"/>// Untuk mod</text:span></text:p>
            <text:p text:style-name="Preformatted_20_Text"><text:span text:style-name="Source_20_Text"><text:s text:c="2"/>HasilBagiReal : Real; <text:s text:c="4"/>// Untuk /</text:span></text:p>
            <text:p text:style-name="Preformatted_20_Text"><text:span text:style-name="Source_20_Text"><text:s text:c="2"/>HasilCampuran : Real;</text:span></text:p>
            <text:p text:style-name="Preformatted_20_Text"/>
            <text:p text:style-name="Preformatted_20_Text"><text:span text:style-name="Source_20_Text">begin</text:span></text:p>
            <text:p text:style-name="Preformatted_20_Text"><text:span text:style-name="Source_20_Text"><text:s text:c="2"/>A := 25;</text:span></text:p>
            <text:p text:style-name="Preformatted_20_Text"><text:span text:style-name="Source_20_Text"><text:s text:c="2"/>B := 7;</text:span></text:p>
            <text:p text:style-name="Preformatted_20_Text"><text:span text:style-name="Source_20_Text"><text:s text:c="2"/>X := 10.5;</text:span></text:p>
            <text:p text:style-name="Preformatted_20_Text"><text:span text:style-name="Source_20_Text"><text:s text:c="2"/>Y := 2.0;</text:span></text:p>
            <text:p text:style-name="Preformatted_20_Text"/>
            <text:p text:style-name="Preformatted_20_Text"><text:span text:style-name="Source_20_Text"><text:s text:c="2"/>Writeln('--- Operasi pada Integer ---');</text:span></text:p>
            <text:p text:style-name="Preformatted_20_Text"><text:span text:style-name="Source_20_Text"><text:s text:c="2"/>HasilTambahInt := A + B;</text:span></text:p>
            <text:p text:style-name="Preformatted_20_Text"><text:span text:style-name="Source_20_Text"><text:s text:c="2"/>Writeln(A, ' + ', B, ' = ', HasilTambahInt); <text:s text:c="6"/>// Output: 25 + 7 = 32</text:span></text:p>
            <text:p text:style-name="Preformatted_20_Text"/>
            <text:p text:style-name="Preformatted_20_Text"><text:span text:style-name="Source_20_Text"><text:s text:c="2"/>HasilKurangInt := A - B;</text:span></text:p>
            <text:p text:style-name="Preformatted_20_Text"><text:span text:style-name="Source_20_Text"><text:s text:c="2"/>Writeln(A, ' - ', B, ' = ', HasilKurangInt); <text:s text:c="6"/>// Output: 25 - 7 = 18</text:span></text:p>
            <text:p text:style-name="Preformatted_20_Text"/>
            <text:p text:style-name="Preformatted_20_Text"><text:span text:style-name="Source_20_Text"><text:s text:c="2"/>HasilKaliInt := A * B;</text:span></text:p>
            <text:p text:style-name="Preformatted_20_Text"><text:span text:style-name="Source_20_Text"><text:s text:c="2"/>Writeln(A, ' * ', B, ' = ', HasilKaliInt); <text:s text:c="6"/>// Output: 25 * 7 = 175</text:span></text:p>
            <text:p text:style-name="Preformatted_20_Text"/>
            <text:p text:style-name="Preformatted_20_Text"><text:span text:style-name="Source_20_Text"><text:s text:c="2"/>HasilBagiBulat := A div B; // 25 div 7 = 3</text:span></text:p>
            <text:p text:style-name="Preformatted_20_Text"><text:span text:style-name="Source_20_Text"><text:s text:c="2"/>Writeln(A, ' div ', B, ' = ', HasilBagiBulat); <text:s text:c="3"/>// Output: 25 div 7 = 3</text:span></text:p>
            <text:p text:style-name="Preformatted_20_Text"/>
            <text:p text:style-name="Preformatted_20_Text"><text:span text:style-name="Source_20_Text"><text:s text:c="2"/>SisaBagi := A mod B; <text:s text:c="4"/>// 25 mod 7 = 4 (karena 25 = 3*7 + 4)</text:span></text:p>
            <text:p text:style-name="Preformatted_20_Text"><text:span text:style-name="Source_20_Text"><text:s text:c="2"/>Writeln(A, ' mod ', B, ' = ', SisaBagi); <text:s text:c="7"/>// Output: 25 mod 7 = 4</text:span></text:p>
            <text:p text:style-name="Preformatted_20_Text"/>
            <text:p text:style-name="Preformatted_20_Text"><text:span text:style-name="Source_20_Text"><text:s text:c="2"/>Writeln;</text:span></text:p>
            <text:p text:style-name="Preformatted_20_Text"><text:span text:style-name="Source_20_Text"><text:s text:c="2"/>Writeln('--- Operasi pada Real ---');</text:span></text:p>
            <text:p text:style-name="Preformatted_20_Text"><text:span text:style-name="Source_20_Text"><text:s text:c="2"/>HasilBagiReal := X / Y; <text:s/>// 10.5 / 2.0 = 5.25</text:span></text:p>
            <text:p text:style-name="Preformatted_20_Text"><text:span text:style-name="Source_20_Text"><text:s text:c="2"/>Writeln(X:0:1, ' / ', Y:0:1, ' = ', HasilBagiReal:0:2); // Output: 10.5 / 2.0 = 5.25</text:span></text:p>
            <text:p text:style-name="Preformatted_20_Text"/>
            <text:p text:style-name="Preformatted_20_Text"><text:span text:style-name="Source_20_Text"><text:s text:c="2"/>Writeln;</text:span></text:p>
            <text:p text:style-name="Preformatted_20_Text"><text:span text:style-name="Source_20_Text"><text:s text:c="2"/>Writeln('--- Pembagian / dari Integer (Hasil Real!) ---');</text:span></text:p>
            <text:p text:style-name="Preformatted_20_Text"><text:span text:style-name="Source_20_Text"><text:s text:c="2"/>HasilBagiReal := A / B; <text:s/>// 25 / 7 = 3.57... (Real)</text:span></text:p>
            <text:p text:style-name="Preformatted_20_Text"><text:span text:style-name="Source_20_Text"><text:s text:c="2"/>Writeln(A, ' / ', B, ' = ', HasilBagiReal:0:2); <text:s text:c="3"/>// Output: 25 / 7 = 3.57</text:span></text:p>
            <text:p text:style-name="Preformatted_20_Text"/>
            <text:p text:style-name="Preformatted_20_Text"><text:span text:style-name="Source_20_Text"><text:s text:c="2"/>Writeln;</text:span></text:p>
            <text:p text:style-name="Preformatted_20_Text"><text:span text:style-name="Source_20_Text"><text:s text:c="2"/>Writeln('--- Operasi Campuran (Hasil Real) ---');</text:span></text:p>
            <text:p text:style-name="Preformatted_20_Text"><text:span text:style-name="Source_20_Text"><text:s text:c="2"/>HasilCampuran := A + X; // 25 + 10.5 = 35.5</text:span></text:p>
            <text:p text:style-name="Preformatted_20_Text"><text:span text:style-name="Source_20_Text"><text:s text:c="2"/>Writeln(A, ' + ', X:0:1, ' = ', HasilCampuran:0:1); // Output: 25 + 10.5 = 35.5</text:span></text:p>
            <text:p text:style-name="Preformatted_20_Text"><text:soft-page-break/></text:p>
            <text:p text:style-name="Preformatted_20_Text"><text:span text:style-name="Source_20_Text"><text:s text:c="2"/>Readln;</text:span></text:p>
            <text:p text:style-name="P602"><text:span text:style-name="Source_20_Text">end.</text:span></text:p>
            <text:p text:style-name="Text_20_body"><text:span text:style-name="Strong_20_Emphasis">Kesimpulan:</text:span></text:p>
            <text:p text:style-name="Text_20_body">Itu dia enam operator aritmatika dasar di Pascal: <text:span text:style-name="Source_20_Text">+</text:span>, <text:span text:style-name="Source_20_Text">-</text:span>, <text:span text:style-name="Source_20_Text">*</text:span> untuk operasi umum, <text:span text:style-name="Source_20_Text">/</text:span> untuk pembagian yang hasilnya selalu <text:span text:style-name="Source_20_Text">Real</text:span>, serta <text:span text:style-name="Source_20_Text">div</text:span> (hasil bulat) dan <text:span text:style-name="Source_20_Text">mod</text:span> (sisa bagi) yang khusus untuk <text:span text:style-name="Source_20_Text">Integer</text:span>. Dengan perkakas ini, program Anda sudah bisa mulai melakukan berbagai macam perhitungan!</text:p>
            <text:p text:style-name="Horizontal_20_Line"/>
            <text:p text:style-name="Text_20_body">Sudah siap untuk belajar cara membandingkan nilai? Saya menunggu perintah "YAX" untuk lanjut ke <text:span text:style-name="Emphasis">prompt</text:span> Sub-bab 6.3 ("Operator Perbandingan (Relasional)").</text:p>
          </text:section>
          <text:section text:style-name="Sect1" text:name="feedback-form-49">
            <text:p text:style-name="P285"/>
          </text:section>
        </text:section>
        <text:section text:style-name="Sect1" text:name="b78559f5cf6fdde5">
          <text:p text:style-name="Text_20_body"/>
          <text:section text:style-name="Sect1" text:name="user-query-content-50">
            <text:p text:style-name="P541">YAX </text:p>
          </text:section>
          <text:p text:style-name="P285">Tampilkan alur berpikir</text:p>
          <text:section text:style-name="Sect2" text:name="model-response-message-contentr_b78559f5cf6fdde5">
            <text:p text:style-name="Text_20_body">Siap! Setelah bisa berhitung dengan operator aritmatika, sekarang kita akan belajar bagaimana cara program kita <text:span text:style-name="Strong_20_Emphasis">membandingkan</text:span> nilai-nilai.</text:p>
            <text:p text:style-name="Horizontal_20_Line"/>
            <text:p text:style-name="Text_20_body"><text:span text:style-name="Strong_20_Emphasis">Jawaban untuk </text:span><text:span text:style-name="Strong_20_Emphasis"><text:span text:style-name="Emphasis">Prompt</text:span></text:span><text:span text:style-name="Strong_20_Emphasis"> Sub-bab 6.3: Operator Perbandingan (Relasional)</text:span></text:p>
            <text:p text:style-name="Text_20_body"><text:span text:style-name="Emphasis">(Prompt: "Buatkan pembahasan mendalam untuk sub-bab 'Operator Perbandingan (Relasional)' di Free Pascal. Jelaskan bahwa operator ini digunakan untuk membandingkan dua nilai (operand) dan hasilnya selalu berupa nilai Boolean (True atau False). Uraikan setiap operator berikut... Jelaskan bahwa operator ini sangat penting untuk membuat kondisi dalam struktur kontrol... Sertakan contoh kode pendek...")</text:span></text:p>
            <text:p text:style-name="Horizontal_20_Line"/>
            <text:p text:style-name="Text_20_body">Selain melakukan perhitungan, tugas penting lain dari sebuah program adalah membandingkan data. Misalnya, apakah nilai yang dimasukkan pengguna sama dengan password yang benar? Apakah usia pendaftar sudah memenuhi batas minimal? Apakah stok barang sudah lebih sedikit dari batas pemesanan ulang? Untuk melakukan perbandingan-perbandingan inilah kita menggunakan <text:span text:style-name="Strong_20_Emphasis">Operator Perbandingan</text:span> atau sering juga disebut <text:span text:style-name="Strong_20_Emphasis">Operator Relasional</text:span>.</text:p>
            <text:p text:style-name="Text_20_body"><text:span text:style-name="Strong_20_Emphasis">Hasilnya SELALU </text:span><text:span text:style-name="Strong_20_Emphasis"><text:span text:style-name="Source_20_Text">True</text:span></text:span><text:span text:style-name="Strong_20_Emphasis"> atau </text:span><text:span text:style-name="Strong_20_Emphasis"><text:span text:style-name="Source_20_Text">False</text:span></text:span><text:span text:style-name="Strong_20_Emphasis"> (Boolean)!</text:span></text:p>
            <text:p text:style-name="Text_20_body">Ini adalah konsep <text:span text:style-name="Strong_20_Emphasis">paling krusial</text:span> yang harus Anda pahami tentang operator perbandingan: Apapun jenis data yang Anda bandingkan (angka, karakter, teks), hasil akhir dari operasi perbandingan ini <text:span text:style-name="Strong_20_Emphasis">selalu dan pasti hanya salah satu dari dua nilai logika</text:span>: yaitu <text:span text:style-name="Strong_20_Emphasis"><text:span text:style-name="Source_20_Text">True</text:span></text:span> (jika perbandingannya benar/terpenuhi) atau <text:span text:style-name="Strong_20_Emphasis"><text:span text:style-name="Source_20_Text">False</text:span></text:span> (jika perbandingannya salah/tidak terpenuhi). Tipe data yang menyimpan nilai <text:span text:style-name="Source_20_Text">True</text:span> atau <text:soft-page-break/><text:span text:style-name="Source_20_Text">False</text:span> ini, seperti yang sudah kita pelajari, adalah tipe <text:span text:style-name="Strong_20_Emphasis"><text:span text:style-name="Source_20_Text">Boolean</text:span></text:span>.</text:p>
            <text:p text:style-name="Text_20_body">Nilai <text:span text:style-name="Source_20_Text">True</text:span> atau <text:span text:style-name="Source_20_Text">False</text:span> inilah yang nantinya akan menjadi 'bahan bakar' utama bagi program kita untuk bisa membuat keputusan (misalnya menggunakan perintah <text:span text:style-name="Source_20_Text">IF</text:span> yang akan kita pelajari di Bab 7).</text:p>
            <text:p text:style-name="Text_20_body"><text:span text:style-name="Strong_20_Emphasis">Operator-operator Perbandingan Utama di Pascal:</text:span></text:p>
            <text:p text:style-name="Text_20_body">Berikut adalah enam operator perbandingan yang perlu Anda kenal:</text:p>
            <text:list xml:id="list352806848240384179" text:style-name="L92">
              <text:list-item>
                <text:p text:style-name="P92"><text:span text:style-name="Strong_20_Emphasis"><text:span text:style-name="Source_20_Text">=</text:span></text:span><text:span text:style-name="Strong_20_Emphasis"> (Sama Dengan)</text:span></text:p>
                <text:list>
                  <text:list-item>
                    <text:p text:style-name="P375"><text:span text:style-name="Strong_20_Emphasis">Fungsi:</text:span> Mengecek apakah nilai operand di sebelah kiri <text:span text:style-name="Strong_20_Emphasis">sama persis</text:span> dengan nilai operand di sebelah kanan. </text:p>
                  </text:list-item>
                  <text:list-item>
                    <text:p text:style-name="P375"><text:span text:style-name="Strong_20_Emphasis">Contoh:</text:span> </text:p>
                    <text:list>
                      <text:list-item>
                        <text:p text:style-name="P375"><text:span text:style-name="Source_20_Text">10 = 10</text:span> hasilnya <text:span text:style-name="Source_20_Text">True</text:span> </text:p>
                      </text:list-item>
                      <text:list-item>
                        <text:p text:style-name="P375"><text:span text:style-name="Source_20_Text">5 = 3</text:span> hasilnya <text:span text:style-name="Source_20_Text">False</text:span> </text:p>
                      </text:list-item>
                      <text:list-item>
                        <text:p text:style-name="P375"><text:span text:style-name="Source_20_Text">'A' = 'a'</text:span> hasilnya <text:span text:style-name="Source_20_Text">True</text:span> (di Free Pascal standar, perbandingan string/char biasanya <text:span text:style-name="Emphasis">case-insensitive</text:span> atau tidak mempedulikan huruf besar/kecil). </text:p>
                      </text:list-item>
                      <text:list-item>
                        <text:p text:style-name="P375"><text:span text:style-name="Source_20_Text">var KataKunci: String; ... HasilCek := (KataKunci = 'RAHASIA');</text:span> (<text:span text:style-name="Emphasis">HasilCek</text:span> akan <text:span text:style-name="Source_20_Text">True</text:span> jika isi <text:span text:style-name="Source_20_Text">KataKunci</text:span> adalah 'RAHASIA', 'rahasia', 'Rahasia', dll.) </text:p>
                      </text:list-item>
                    </text:list>
                  </text:list-item>
                </text:list>
              </text:list-item>
              <text:list-item>
                <text:p text:style-name="P92"><text:span text:style-name="Strong_20_Emphasis"><text:span text:style-name="Source_20_Text">&lt;&gt;</text:span></text:span><text:span text:style-name="Strong_20_Emphasis"> (Tidak Sama Dengan)</text:span></text:p>
                <text:list>
                  <text:list-item>
                    <text:p text:style-name="P375"><text:span text:style-name="Strong_20_Emphasis">Fungsi:</text:span> Ini adalah kebalikan dari <text:span text:style-name="Source_20_Text">=</text:span>. Mengecek apakah nilai operand di kiri <text:span text:style-name="Strong_20_Emphasis">tidak sama</text:span> dengan nilai operand di kanan. </text:p>
                  </text:list-item>
                  <text:list-item>
                    <text:p text:style-name="P375"><text:span text:style-name="Strong_20_Emphasis">Contoh:</text:span> </text:p>
                    <text:list>
                      <text:list-item>
                        <text:p text:style-name="P375"><text:span text:style-name="Source_20_Text">10 &lt;&gt; 5</text:span> hasilnya <text:span text:style-name="Source_20_Text">True</text:span> </text:p>
                      </text:list-item>
                      <text:list-item>
                        <text:p text:style-name="P375"><text:span text:style-name="Source_20_Text">'apel' &lt;&gt; 'apel'</text:span> hasilnya <text:span text:style-name="Source_20_Text">False</text:span> </text:p>
                      </text:list-item>
                      <text:list-item>
                        <text:p text:style-name="P375"><text:span text:style-name="Source_20_Text">var Pilihan: Char; ... BukanKeluar := (Pilihan &lt;&gt; 'K');</text:span> (<text:span text:style-name="Emphasis">BukanKeluar</text:span> akan <text:span text:style-name="Source_20_Text">True</text:span> jika <text:span text:style-name="Source_20_Text">Pilihan</text:span> bukan 'K' atau 'k'). </text:p>
                      </text:list-item>
                    </text:list>
                  </text:list-item>
                </text:list>
              </text:list-item>
              <text:list-item>
                <text:p text:style-name="P92"><text:span text:style-name="Strong_20_Emphasis"><text:span text:style-name="Source_20_Text">&lt;</text:span></text:span><text:span text:style-name="Strong_20_Emphasis"> (Kurang Dari)</text:span></text:p>
                <text:list>
                  <text:list-item>
                    <text:p text:style-name="P375"><text:span text:style-name="Strong_20_Emphasis">Fungsi:</text:span> Mengecek apakah nilai operand di kiri <text:span text:style-name="Strong_20_Emphasis">lebih kecil</text:span> (secara numerik atau urutan alfabet/ASCII) daripada nilai operand di kanan. </text:p>
                  </text:list-item>
                  <text:list-item>
                    <text:p text:style-name="P375"><text:span text:style-name="Strong_20_Emphasis">Contoh:</text:span> </text:p>
                    <text:list>
                      <text:list-item>
                        <text:p text:style-name="P375"><text:span text:style-name="Source_20_Text">5 &lt; 8</text:span> hasilnya <text:span text:style-name="Source_20_Text">True</text:span> </text:p>
                      </text:list-item>
                      <text:list-item>
                        <text:p text:style-name="P375"><text:span text:style-name="Source_20_Text">8 &lt; 5</text:span> hasilnya <text:span text:style-name="Source_20_Text">False</text:span> </text:p>
                      </text:list-item>
                      <text:list-item>
                        <text:p text:style-name="P375"><text:span text:style-name="Source_20_Text">5 &lt; 5</text:span> hasilnya <text:span text:style-name="Source_20_Text">False</text:span> (karena tidak <text:span text:style-name="Emphasis">lebih kecil</text:span>, tapi sama dengan) </text:p>
                      </text:list-item>
                      <text:list-item>
                        <text:p text:style-name="P375"><text:span text:style-name="Source_20_Text">'B' &lt; 'D'</text:span> hasilnya <text:span text:style-name="Source_20_Text">True</text:span> (B datang sebelum D di alfabet) </text:p>
                      </text:list-item>
                      <text:list-item>
                        <text:p text:style-name="P375"><text:span text:style-name="Source_20_Text">var Stok: Integer; ... PerluPesan := (Stok &lt; 10);</text:span> </text:p>
                      </text:list-item>
                    </text:list>
                  </text:list-item>
                </text:list>
              </text:list-item>
              <text:list-item>
                <text:p text:style-name="P92"><text:span text:style-name="Strong_20_Emphasis"><text:span text:style-name="Source_20_Text">&gt;</text:span></text:span><text:span text:style-name="Strong_20_Emphasis"> (Lebih Dari)</text:span></text:p>
                <text:list>
                  <text:list-item>
                    <text:p text:style-name="P375"><text:soft-page-break/><text:span text:style-name="Strong_20_Emphasis">Fungsi:</text:span> Mengecek apakah nilai operand di kiri <text:span text:style-name="Strong_20_Emphasis">lebih besar</text:span> daripada nilai operand di kanan. </text:p>
                  </text:list-item>
                  <text:list-item>
                    <text:p text:style-name="P375"><text:span text:style-name="Strong_20_Emphasis">Contoh:</text:span> </text:p>
                    <text:list>
                      <text:list-item>
                        <text:p text:style-name="P375"><text:span text:style-name="Source_20_Text">8 &gt; 5</text:span> hasilnya <text:span text:style-name="Source_20_Text">True</text:span> </text:p>
                      </text:list-item>
                      <text:list-item>
                        <text:p text:style-name="P375"><text:span text:style-name="Source_20_Text">5 &gt; 8</text:span> hasilnya <text:span text:style-name="Source_20_Text">False</text:span> </text:p>
                      </text:list-item>
                      <text:list-item>
                        <text:p text:style-name="P375"><text:span text:style-name="Source_20_Text">8 &gt; 8</text:span> hasilnya <text:span text:style-name="Source_20_Text">False</text:span> </text:p>
                      </text:list-item>
                      <text:list-item>
                        <text:p text:style-name="P375"><text:span text:style-name="Source_20_Text">'Mangga' &gt; 'Apel'</text:span> hasilnya <text:span text:style-name="Source_20_Text">True</text:span> (M datang setelah A) </text:p>
                      </text:list-item>
                      <text:list-item>
                        <text:p text:style-name="P375"><text:span text:style-name="Source_20_Text">var Usia: Integer; ... SudahBolehMemilih := (Usia &gt; 17);</text:span> (Ini kurang tepat, seharusnya pakai <text:span text:style-name="Source_20_Text">&gt;=</text:span>) </text:p>
                      </text:list-item>
                    </text:list>
                  </text:list-item>
                </text:list>
              </text:list-item>
              <text:list-item>
                <text:p text:style-name="P92"><text:span text:style-name="Strong_20_Emphasis"><text:span text:style-name="Source_20_Text">&lt;=</text:span></text:span><text:span text:style-name="Strong_20_Emphasis"> (Kurang Dari atau Sama Dengan)</text:span></text:p>
                <text:list>
                  <text:list-item>
                    <text:p text:style-name="P375"><text:span text:style-name="Strong_20_Emphasis">Fungsi:</text:span> Mengecek apakah nilai operand di kiri <text:span text:style-name="Strong_20_Emphasis">lebih kecil ATAU sama dengan</text:span> nilai operand di kanan. </text:p>
                  </text:list-item>
                  <text:list-item>
                    <text:p text:style-name="P375"><text:span text:style-name="Strong_20_Emphasis">Contoh:</text:span> </text:p>
                    <text:list>
                      <text:list-item>
                        <text:p text:style-name="P375"><text:span text:style-name="Source_20_Text">5 &lt;= 8</text:span> hasilnya <text:span text:style-name="Source_20_Text">True</text:span> </text:p>
                      </text:list-item>
                      <text:list-item>
                        <text:p text:style-name="P375"><text:span text:style-name="Source_20_Text">5 &lt;= 5</text:span> hasilnya <text:span text:style-name="Source_20_Text">True</text:span> (karena memenuhi syarat 'sama dengan') </text:p>
                      </text:list-item>
                      <text:list-item>
                        <text:p text:style-name="P375"><text:span text:style-name="Source_20_Text">8 &lt;= 5</text:span> hasilnya <text:span text:style-name="Source_20_Text">False</text:span> </text:p>
                      </text:list-item>
                      <text:list-item>
                        <text:p text:style-name="P375"><text:span text:style-name="Source_20_Text">var JumlahAnak: Integer; ... GratisMasuk := (JumlahAnak &lt;= 2);</text:span> </text:p>
                      </text:list-item>
                    </text:list>
                  </text:list-item>
                </text:list>
              </text:list-item>
              <text:list-item>
                <text:p text:style-name="P92"><text:span text:style-name="Strong_20_Emphasis"><text:span text:style-name="Source_20_Text">&gt;=</text:span></text:span><text:span text:style-name="Strong_20_Emphasis"> (Lebih Dari atau Sama Dengan)</text:span></text:p>
                <text:list>
                  <text:list-item>
                    <text:p text:style-name="P375"><text:span text:style-name="Strong_20_Emphasis">Fungsi:</text:span> Mengecek apakah nilai operand di kiri <text:span text:style-name="Strong_20_Emphasis">lebih besar ATAU sama dengan</text:span> nilai operand di kanan. </text:p>
                  </text:list-item>
                  <text:list-item>
                    <text:p text:style-name="P375"><text:span text:style-name="Strong_20_Emphasis">Contoh:</text:span> </text:p>
                    <text:list>
                      <text:list-item>
                        <text:p text:style-name="P375"><text:span text:style-name="Source_20_Text">8 &gt;= 5</text:span> hasilnya <text:span text:style-name="Source_20_Text">True</text:span> </text:p>
                      </text:list-item>
                      <text:list-item>
                        <text:p text:style-name="P375"><text:span text:style-name="Source_20_Text">5 &gt;= 5</text:span> hasilnya <text:span text:style-name="Source_20_Text">True</text:span> </text:p>
                      </text:list-item>
                      <text:list-item>
                        <text:p text:style-name="P375"><text:span text:style-name="Source_20_Text">5 &gt;= 8</text:span> hasilnya <text:span text:style-name="Source_20_Text">False</text:span> </text:p>
                      </text:list-item>
                      <text:list-item>
                        <text:p text:style-name="P92"><text:span text:style-name="Source_20_Text">var NilaiUjian: Integer; ... DinyatakanLulus := (NilaiUjian &gt;= 60);</text:span> (Ini contoh yang tepat untuk batas kelulusan). </text:p>
                      </text:list-item>
                    </text:list>
                  </text:list-item>
                </text:list>
              </text:list-item>
            </text:list>
            <text:p text:style-name="Text_20_body"><text:span text:style-name="Strong_20_Emphasis">Fondasi untuk Kondisi dalam Program</text:span></text:p>
            <text:p text:style-name="Text_20_body">Operator perbandingan ini adalah 'bahan baku' utama untuk membuat <text:span text:style-name="Strong_20_Emphasis">kondisi</text:span> dalam program Anda. Kondisi adalah ekspresi yang menghasilkan nilai <text:span text:style-name="Source_20_Text">True</text:span> atau <text:span text:style-name="Source_20_Text">False</text:span> yang digunakan oleh struktur kontrol seperti <text:span text:style-name="Source_20_Text">IF</text:span> (untuk memilih aksi mana yang dijalankan) dan loop <text:span text:style-name="Source_20_Text">WHILE</text:span> atau <text:span text:style-name="Source_20_Text">REPEAT...UNTIL</text:span> (untuk menentukan apakah perulangan perlu dilanjutkan atau dihentikan).</text:p>
            <text:p text:style-name="Text_20_body">Contoh:</text:p>
            <text:p text:style-name="Text_20_body">Delphi</text:p>
            <text:p text:style-name="Preformatted_20_Text"><text:span text:style-name="Source_20_Text">IF (Usia &gt;= 17) THEN // Bagian (Usia &gt;= 17) dievaluasi jadi True/False</text:span></text:p>
            <text:p text:style-name="Preformatted_20_Text"><text:span text:style-name="Source_20_Text"><text:s text:c="2"/>Writeln('Anda sudah cukup umur.');</text:span></text:p>
            <text:p text:style-name="Preformatted_20_Text"/>
            <text:p text:style-name="Preformatted_20_Text"><text:span text:style-name="Source_20_Text">WHILE (JumlahStok &gt; 0) DO // Loop jalan selama JumlahStok &gt; 0 (True)</text:span></text:p>
            <text:p text:style-name="P602"><text:soft-page-break/><text:span text:style-name="Source_20_Text"><text:s text:c="2"/>// ... lakukan sesuatu ...</text:span></text:p>
            <text:p text:style-name="Text_20_body">Kita akan bahas <text:span text:style-name="Source_20_Text">IF</text:span> dan <text:span text:style-name="Source_20_Text">WHILE</text:span> secara detail di bab-bab berikutnya.</text:p>
            <text:p text:style-name="Text_20_body"><text:span text:style-name="Strong_20_Emphasis">Contoh Kode Program:</text:span></text:p>
            <text:p text:style-name="Text_20_body">Mari kita lihat contoh program yang menggunakan beberapa operator perbandingan dan menampilkan hasilnya:</text:p>
            <text:p text:style-name="Text_20_body">Delphi</text:p>
            <text:p text:style-name="Preformatted_20_Text"><text:span text:style-name="Source_20_Text">program DemoPerbandingan;</text:span></text:p>
            <text:p text:style-name="Preformatted_20_Text"><text:span text:style-name="Source_20_Text">uses SysUtils;</text:span></text:p>
            <text:p text:style-name="Preformatted_20_Text"/>
            <text:p text:style-name="Preformatted_20_Text"><text:span text:style-name="Source_20_Text">var</text:span></text:p>
            <text:p text:style-name="Preformatted_20_Text"><text:span text:style-name="Source_20_Text"><text:s text:c="2"/>A, B : Integer;</text:span></text:p>
            <text:p text:style-name="Preformatted_20_Text"><text:span text:style-name="Source_20_Text"><text:s text:c="2"/>X, Y : Real;</text:span></text:p>
            <text:p text:style-name="Preformatted_20_Text"><text:span text:style-name="Source_20_Text"><text:s text:c="2"/>HasilBanding : Boolean; // Variabel khusus untuk menyimpan hasil True/False</text:span></text:p>
            <text:p text:style-name="Preformatted_20_Text"><text:span text:style-name="Source_20_Text"><text:s text:c="2"/>Kata1, Kata2 : String;</text:span></text:p>
            <text:p text:style-name="Preformatted_20_Text"/>
            <text:p text:style-name="Preformatted_20_Text"><text:span text:style-name="Source_20_Text">begin</text:span></text:p>
            <text:p text:style-name="Preformatted_20_Text"><text:span text:style-name="Source_20_Text"><text:s text:c="2"/>A := 50;</text:span></text:p>
            <text:p text:style-name="Preformatted_20_Text"><text:span text:style-name="Source_20_Text"><text:s text:c="2"/>B := 75;</text:span></text:p>
            <text:p text:style-name="Preformatted_20_Text"><text:span text:style-name="Source_20_Text"><text:s text:c="2"/>X := 12.5;</text:span></text:p>
            <text:p text:style-name="Preformatted_20_Text"><text:span text:style-name="Source_20_Text"><text:s text:c="2"/>Y := 12.5;</text:span></text:p>
            <text:p text:style-name="Preformatted_20_Text"><text:span text:style-name="Source_20_Text"><text:s text:c="2"/>Kata1 := 'Pisang';</text:span></text:p>
            <text:p text:style-name="Preformatted_20_Text"><text:span text:style-name="Source_20_Text"><text:s text:c="2"/>Kata2 := 'pisang'; // Huruf kecil</text:span></text:p>
            <text:p text:style-name="Preformatted_20_Text"/>
            <text:p text:style-name="Preformatted_20_Text"><text:span text:style-name="Source_20_Text"><text:s text:c="2"/>Writeln('--- Perbandingan Angka ---');</text:span></text:p>
            <text:p text:style-name="Preformatted_20_Text"><text:span text:style-name="Source_20_Text"><text:s text:c="2"/>HasilBanding := (A &lt; B); // 50 &lt; 75 ? --&gt; True</text:span></text:p>
            <text:p text:style-name="Preformatted_20_Text"><text:span text:style-name="Source_20_Text"><text:s text:c="2"/>Writeln(A, ' &lt; ', B, ' adalah ', HasilBanding); <text:s text:c="5"/>// Output: TRUE</text:span></text:p>
            <text:p text:style-name="Preformatted_20_Text"/>
            <text:p text:style-name="Preformatted_20_Text"><text:span text:style-name="Source_20_Text"><text:s text:c="2"/>HasilBanding := (A = B); // 50 = 75 ? --&gt; False</text:span></text:p>
            <text:p text:style-name="Preformatted_20_Text"><text:span text:style-name="Source_20_Text"><text:s text:c="2"/>Writeln(A, ' = ', B, ' adalah ', HasilBanding); <text:s text:c="5"/>// Output: FALSE</text:span></text:p>
            <text:p text:style-name="Preformatted_20_Text"/>
            <text:p text:style-name="Preformatted_20_Text"><text:span text:style-name="Source_20_Text"><text:s text:c="2"/>HasilBanding := (A &gt;= B); // 50 &gt;= 75 ? --&gt; False</text:span></text:p>
            <text:p text:style-name="Preformatted_20_Text"><text:span text:style-name="Source_20_Text"><text:s text:c="2"/>Writeln(A, ' &gt;= ', B, ' adalah ', HasilBanding); <text:s text:c="4"/>// Output: FALSE</text:span></text:p>
            <text:p text:style-name="Preformatted_20_Text"/>
            <text:p text:style-name="Preformatted_20_Text"><text:span text:style-name="Source_20_Text"><text:s text:c="2"/>HasilBanding := (X &lt;= Y); // 12.5 &lt;= 12.5 ? --&gt; True</text:span></text:p>
            <text:p text:style-name="Preformatted_20_Text"><text:span text:style-name="Source_20_Text"><text:s text:c="2"/>Writeln(X:0:1, ' &lt;= ', Y:0:1, ' adalah ', HasilBanding); // Output: TRUE</text:span></text:p>
            <text:p text:style-name="Preformatted_20_Text"/>
            <text:p text:style-name="Preformatted_20_Text"><text:span text:style-name="Source_20_Text"><text:s text:c="2"/>HasilBanding := (X &lt;&gt; Y); // 12.5 &lt;&gt; 12.5 ? --&gt; False</text:span></text:p>
            <text:p text:style-name="Preformatted_20_Text"><text:span text:style-name="Source_20_Text"><text:s text:c="2"/>Writeln(X:0:1, ' &lt;&gt; ', Y:0:1, ' adalah ', HasilBanding); // Output: FALSE</text:span></text:p>
            <text:p text:style-name="Preformatted_20_Text"/>
            <text:p text:style-name="Preformatted_20_Text"><text:span text:style-name="Source_20_Text"><text:s text:c="2"/>Writeln;</text:span></text:p>
            <text:p text:style-name="Preformatted_20_Text"><text:span text:style-name="Source_20_Text"><text:s text:c="2"/>Writeln('--- Perbandingan String (Default: Case Insensitive) ---');</text:span></text:p>
            <text:p text:style-name="Preformatted_20_Text"><text:span text:style-name="Source_20_Text"><text:s text:c="2"/>HasilBanding := (Kata1 = Kata2); // 'Pisang' = 'pisang' ? --&gt; True</text:span></text:p>
            <text:p text:style-name="Preformatted_20_Text"><text:span text:style-name="Source_20_Text"><text:s text:c="2"/>Writeln('''', Kata1, ''' = ''', Kata2, ''' adalah ', HasilBanding); // Output: TRUE</text:span></text:p>
            <text:p text:style-name="Preformatted_20_Text"/>
            <text:p text:style-name="Preformatted_20_Text"><text:span text:style-name="Source_20_Text"><text:s text:c="2"/>HasilBanding := ('Jeruk' &gt; 'Apel'); // 'J' &gt; 'A' ? --&gt; True</text:span></text:p>
            <text:p text:style-name="Preformatted_20_Text"><text:soft-page-break/><text:span text:style-name="Source_20_Text"><text:s text:c="2"/>Writeln('''Jeruk'' &gt; ''Apel'' adalah ', HasilBanding); // Output: TRUE</text:span></text:p>
            <text:p text:style-name="Preformatted_20_Text"/>
            <text:p text:style-name="Preformatted_20_Text"><text:span text:style-name="Source_20_Text"><text:s text:c="2"/>Readln;</text:span></text:p>
            <text:p text:style-name="P602"><text:span text:style-name="Source_20_Text">end.</text:span></text:p>
            <text:p text:style-name="Text_20_body"><text:span text:style-name="Strong_20_Emphasis">Kesimpulan:</text:span></text:p>
            <text:p text:style-name="Text_20_body">Enam operator perbandingan (<text:span text:style-name="Source_20_Text">=</text:span>, <text:span text:style-name="Source_20_Text">&lt;&gt;</text:span>, <text:span text:style-name="Source_20_Text">&lt;</text:span>, <text:span text:style-name="Source_20_Text">&gt;</text:span>, <text:span text:style-name="Source_20_Text">&lt;=</text:span>, <text:span text:style-name="Source_20_Text">&gt;=</text:span>) adalah alat vital untuk membandingkan dua nilai dalam program Anda. Ingat selalu bahwa hasil perbandingan ini adalah nilai <text:span text:style-name="Strong_20_Emphasis">Boolean (</text:span><text:span text:style-name="Strong_20_Emphasis"><text:span text:style-name="Source_20_Text">True</text:span></text:span><text:span text:style-name="Strong_20_Emphasis"> atau </text:span><text:span text:style-name="Strong_20_Emphasis"><text:span text:style-name="Source_20_Text">False</text:span></text:span><text:span text:style-name="Strong_20_Emphasis">)</text:span>, yang menjadi dasar bagi program Anda untuk membuat keputusan dan mengontrol alurnya.</text:p>
            <text:p text:style-name="Horizontal_20_Line"/>
            <text:p text:style-name="Text_20_body">Sekarang kita sudah bisa membandingkan nilai. Bagaimana jika kita perlu menggabungkan beberapa hasil perbandingan? Untuk itu, kita butuh Operator Logika! Saya menunggu perintah "YAX" untuk lanjut ke <text:span text:style-name="Emphasis">prompt</text:span> Sub-bab 6.4 ("Operator Logika (Boolean)").</text:p>
          </text:section>
          <text:section text:style-name="Sect1" text:name="feedback-form-50">
            <text:p text:style-name="P285"/>
          </text:section>
        </text:section>
        <text:section text:style-name="Sect1" text:name="86f5581bead1ddcc">
          <text:p text:style-name="Text_20_body"/>
          <text:section text:style-name="Sect1" text:name="user-query-content-51">
            <text:p text:style-name="P541">YAX </text:p>
          </text:section>
          <text:p text:style-name="P285">Tampilkan alur berpikir</text:p>
          <text:section text:style-name="Sect2" text:name="model-response-message-contentr_86f5581bead1ddcc">
            <text:p text:style-name="Text_20_body">Siap, mari kita lanjutkan ke perkakas berikutnya! Setelah bisa membandingkan nilai dan mendapatkan hasil <text:span text:style-name="Source_20_Text">True</text:span> atau <text:span text:style-name="Source_20_Text">False</text:span>, seringkali kita perlu menggabungkan beberapa hasil perbandingan ini untuk membuat keputusan yang lebih kompleks. Di sinilah <text:span text:style-name="Strong_20_Emphasis">Operator Logika (Boolean)</text:span> berperan.</text:p>
            <text:p text:style-name="Horizontal_20_Line"/>
            <text:p text:style-name="Text_20_body"><text:span text:style-name="Strong_20_Emphasis">Jawaban untuk </text:span><text:span text:style-name="Strong_20_Emphasis"><text:span text:style-name="Emphasis">Prompt</text:span></text:span><text:span text:style-name="Strong_20_Emphasis"> Sub-bab 6.4: Operator Logika (Boolean)</text:span></text:p>
            <text:p text:style-name="Text_20_body"><text:span text:style-name="Emphasis">(Prompt: "Buatkan pembahasan mendalam untuk sub-bab 'Operator Logika (Boolean)' di Free Pascal. Jelaskan bahwa operator ini digunakan untuk mengkombinasikan atau memodifikasi hasil dari ekspresi Boolean... Operand dari operator ini harus bertipe Boolean. Uraikan operator logika utama berikut, sertakan tabel kebenaran sederhana dan contoh penggunaannya: AND, OR, NOT, (Opsional) XOR... Sertakan contoh kode pendek...")</text:span></text:p>
            <text:p text:style-name="Horizontal_20_Line"/>
            <text:p text:style-name="Text_20_body">Operator Logika adalah operator khusus yang bekerja dengan nilai-nilai <text:span text:style-name="Strong_20_Emphasis">Boolean</text:span> (yaitu <text:span text:style-name="Source_20_Text">True</text:span> atau <text:span text:style-name="Source_20_Text">False</text:span>). Biasanya, operand untuk operator logika ini adalah hasil dari operasi perbandingan (yang sudah kita pelajari, seperti <text:span text:style-name="Source_20_Text">Usia &gt; 17</text:span>, <text:span text:style-name="Source_20_Text">Nama = 'Budi'</text:span>) atau variabel lain yang bertipe <text:span text:style-name="Source_20_Text">Boolean</text:span>. Fungsi utama operator logika adalah untuk <text:span text:style-name="Strong_20_Emphasis">mengkombinasikan</text:span> beberapa kondisi Boolean atau <text:span text:style-name="Strong_20_Emphasis">memodifikasi</text:span> (membalik) sebuah kondisi Boolean.</text:p>
            <text:p text:style-name="Text_20_body">Ada empat operator logika utama di Pascal yang perlu kita kenal:</text:p>
            <text:list xml:id="list6441599604378485519" text:style-name="L93">
              <text:list-item>
                <text:p text:style-name="P93"><text:soft-page-break/><text:span text:style-name="Strong_20_Emphasis"><text:span text:style-name="Source_20_Text">AND</text:span></text:span><text:span text:style-name="Strong_20_Emphasis"> (Logika DAN)</text:span></text:p>
                <text:list>
                  <text:list-item>
                    <text:p text:style-name="P376"><text:span text:style-name="Strong_20_Emphasis">Fungsi:</text:span> Operator <text:span text:style-name="Source_20_Text">AND</text:span> akan menghasilkan nilai <text:span text:style-name="Source_20_Text">True</text:span> <text:span text:style-name="Strong_20_Emphasis">HANYA JIKA</text:span> <text:span text:style-name="Emphasis">kedua</text:span> operand (kondisi) di sebelah kiri dan kanannya bernilai <text:span text:style-name="Source_20_Text">True</text:span>. Jika ada satu saja yang <text:span text:style-name="Source_20_Text">False</text:span> (atau keduanya <text:span text:style-name="Source_20_Text">False</text:span>), maka hasil <text:span text:style-name="Source_20_Text">AND</text:span> adalah <text:span text:style-name="Source_20_Text">False</text:span>. </text:p>
                  </text:list-item>
                  <text:list-item>
                    <text:p text:style-name="P376"><text:span text:style-name="Strong_20_Emphasis">Analogi:</text:span> Bayangkan syarat untuk mendapatkan SIM: Anda harus berusia &gt;= 17 tahun <text:span text:style-name="Strong_20_Emphasis">DAN</text:span> lulus ujian teori. Jika salah satu syarat saja tidak terpenuhi, Anda tidak dapat SIM. </text:p>
                  </text:list-item>
                  <text:list-item>
                    <text:p text:style-name="P376"><text:span text:style-name="Strong_20_Emphasis">Tabel Kebenaran:</text:span> | Kondisi A | Kondisi B | A AND B | | :-------- | :-------- | :------- | | <text:span text:style-name="Source_20_Text">True</text:span> | <text:span text:style-name="Source_20_Text">True</text:span> | <text:span text:style-name="Strong_20_Emphasis"><text:span text:style-name="Source_20_Text">True</text:span></text:span> | | <text:span text:style-name="Source_20_Text">True</text:span> | <text:span text:style-name="Source_20_Text">False</text:span> | <text:span text:style-name="Source_20_Text">False</text:span> | | <text:span text:style-name="Source_20_Text">False</text:span> | <text:span text:style-name="Source_20_Text">True</text:span> | <text:span text:style-name="Source_20_Text">False</text:span> | | <text:span text:style-name="Source_20_Text">False</text:span> | <text:span text:style-name="Source_20_Text">False</text:span> | <text:span text:style-name="Source_20_Text">False</text:span> | </text:p>
                  </text:list-item>
                  <text:list-item>
                    <text:p text:style-name="P376"><text:span text:style-name="Strong_20_Emphasis">Contoh Penggunaan:</text:span> </text:p>
                    <text:p text:style-name="P93">Delphi</text:p>
                    <text:p text:style-name="P562"><text:span text:style-name="Source_20_Text">var CukupUmur, LulusUjian, DapatSIM: Boolean;</text:span></text:p>
                    <text:p text:style-name="P562"><text:span text:style-name="Source_20_Text">begin</text:span></text:p>
                    <text:p text:style-name="P562"><text:span text:style-name="Source_20_Text"><text:s text:c="2"/>CukupUmur := True; // Misal usia memenuhi</text:span></text:p>
                    <text:p text:style-name="P562"><text:span text:style-name="Source_20_Text"><text:s text:c="2"/>LulusUjian := False; // Misal ujian gagal</text:span></text:p>
                    <text:p text:style-name="P562"><text:span text:style-name="Source_20_Text"><text:s text:c="2"/>DapatSIM := CukupUmur AND LulusUjian; // True AND False -&gt; False</text:span></text:p>
                    <text:p text:style-name="P562"><text:span text:style-name="Source_20_Text"><text:s text:c="2"/>Writeln('Dapat SIM? ', DapatSIM); // Output: FALSE</text:span></text:p>
                    <text:p text:style-name="P625"><text:span text:style-name="Source_20_Text">end.</text:span></text:p>
                  </text:list-item>
                </text:list>
              </text:list-item>
              <text:list-item>
                <text:p text:style-name="P93"><text:span text:style-name="Strong_20_Emphasis"><text:span text:style-name="Source_20_Text">OR</text:span></text:span><text:span text:style-name="Strong_20_Emphasis"> (Logika ATAU)</text:span></text:p>
                <text:list>
                  <text:list-item>
                    <text:p text:style-name="P376"><text:span text:style-name="Strong_20_Emphasis">Fungsi:</text:span> Operator <text:span text:style-name="Source_20_Text">OR</text:span> akan menghasilkan nilai <text:span text:style-name="Source_20_Text">True</text:span> jika <text:span text:style-name="Strong_20_Emphasis">minimal salah satu</text:span> dari operandnya bernilai <text:span text:style-name="Source_20_Text">True</text:span> (boleh kiri saja, kanan saja, atau keduanya <text:span text:style-name="Source_20_Text">True</text:span>). Hasilnya akan <text:span text:style-name="Source_20_Text">False</text:span> <text:span text:style-name="Strong_20_Emphasis">HANYA JIKA</text:span> <text:span text:style-name="Emphasis">kedua</text:span> operandnya bernilai <text:span text:style-name="Source_20_Text">False</text:span>. </text:p>
                  </text:list-item>
                  <text:list-item>
                    <text:p text:style-name="P376"><text:span text:style-name="Strong_20_Emphasis">Analogi:</text:span> Syarat dapat diskon ongkir: Belanja di atas Rp 100.000,- <text:span text:style-name="Strong_20_Emphasis">ATAU</text:span> menggunakan kode promo tertentu. Salah satu terpenuhi saja sudah cukup dapat diskon. </text:p>
                  </text:list-item>
                  <text:list-item>
                    <text:p text:style-name="P376"><text:span text:style-name="Strong_20_Emphasis">Tabel Kebenaran:</text:span> | Kondisi A | Kondisi B | A OR B | | :-------- | :-------- | :------- | | <text:span text:style-name="Source_20_Text">True</text:span> | <text:span text:style-name="Source_20_Text">True</text:span> | <text:span text:style-name="Source_20_Text">True</text:span> | | <text:span text:style-name="Source_20_Text">True</text:span> | <text:span text:style-name="Source_20_Text">False</text:span> | <text:span text:style-name="Source_20_Text">True</text:span> | | <text:span text:style-name="Source_20_Text">False</text:span> | <text:span text:style-name="Source_20_Text">True</text:span> | <text:span text:style-name="Source_20_Text">True</text:span> | | <text:span text:style-name="Source_20_Text">False</text:span> | <text:span text:style-name="Source_20_Text">False</text:span> | <text:span text:style-name="Strong_20_Emphasis"><text:span text:style-name="Source_20_Text">False</text:span></text:span>| </text:p>
                  </text:list-item>
                  <text:list-item>
                    <text:p text:style-name="P376"><text:span text:style-name="Strong_20_Emphasis">Contoh Penggunaan:</text:span> </text:p>
                    <text:p text:style-name="P93">Delphi</text:p>
                    <text:p text:style-name="P562"><text:span text:style-name="Source_20_Text">var BelanjaCukup, PunyaKodePromo, GratisOngkir: Boolean;</text:span></text:p>
                    <text:p text:style-name="P562"><text:span text:style-name="Source_20_Text">begin</text:span></text:p>
                    <text:p text:style-name="P562"><text:span text:style-name="Source_20_Text"><text:s text:c="2"/>BelanjaCukup := False; // Misal belanja kurang</text:span></text:p>
                    <text:p text:style-name="P562"><text:span text:style-name="Source_20_Text"><text:s text:c="2"/>PunyaKodePromo := True; // Tapi punya kode promo</text:span></text:p>
                    <text:p text:style-name="P562"><text:span text:style-name="Source_20_Text"><text:s text:c="2"/>GratisOngkir := BelanjaCukup OR PunyaKodePromo; // False OR True -&gt; True</text:span></text:p>
                    <text:p text:style-name="P562"><text:span text:style-name="Source_20_Text"><text:s text:c="2"/>Writeln('Gratis Ongkir? ', GratisOngkir); // Output: TRUE</text:span></text:p>
                    <text:p text:style-name="P625"><text:span text:style-name="Source_20_Text">end.</text:span></text:p>
                  </text:list-item>
                </text:list>
              </text:list-item>
              <text:list-item>
                <text:p text:style-name="P93"><text:soft-page-break/><text:span text:style-name="Strong_20_Emphasis"><text:span text:style-name="Source_20_Text">NOT</text:span></text:span><text:span text:style-name="Strong_20_Emphasis"> (Logika TIDAK / Negasi)</text:span></text:p>
                <text:list>
                  <text:list-item>
                    <text:p text:style-name="P376"><text:span text:style-name="Strong_20_Emphasis">Fungsi:</text:span> Ini adalah operator <text:span text:style-name="Emphasis">uner</text:span>, artinya ia hanya memerlukan <text:span text:style-name="Strong_20_Emphasis">satu</text:span> operand Boolean di sebelah kanannya. Fungsinya sangat sederhana: <text:span text:style-name="Strong_20_Emphasis">membalik</text:span> nilai Boolean operand tersebut. Jika operandnya <text:span text:style-name="Source_20_Text">True</text:span>, hasilnya <text:span text:style-name="Source_20_Text">False</text:span>. Jika operandnya <text:span text:style-name="Source_20_Text">False</text:span>, hasilnya <text:span text:style-name="Source_20_Text">True</text:span>. </text:p>
                  </text:list-item>
                  <text:list-item>
                    <text:p text:style-name="P376"><text:span text:style-name="Strong_20_Emphasis">Analogi:</text:span> Lawan kata atau kebalikan. Jika <text:span text:style-name="Source_20_Text">LampuMenyala</text:span> adalah <text:span text:style-name="Source_20_Text">True</text:span>, maka <text:span text:style-name="Source_20_Text">NOT LampuMenyala</text:span> (lampu tidak menyala) adalah <text:span text:style-name="Source_20_Text">False</text:span>. </text:p>
                  </text:list-item>
                  <text:list-item>
                    <text:p text:style-name="P376"><text:span text:style-name="Strong_20_Emphasis">Tabel Kebenaran:</text:span> | Kondisi A | NOT A | | :-------- | :----- | | <text:span text:style-name="Source_20_Text">True</text:span> | <text:span text:style-name="Source_20_Text">False</text:span>| | <text:span text:style-name="Source_20_Text">False</text:span> | <text:span text:style-name="Source_20_Text">True</text:span> | </text:p>
                  </text:list-item>
                  <text:list-item>
                    <text:p text:style-name="P376"><text:span text:style-name="Strong_20_Emphasis">Contoh Penggunaan:</text:span> </text:p>
                    <text:p text:style-name="P93">Delphi</text:p>
                    <text:p text:style-name="P562"><text:span text:style-name="Source_20_Text">var PintuTerbuka: Boolean; PintuTerkunci: Boolean;</text:span></text:p>
                    <text:p text:style-name="P562"><text:span text:style-name="Source_20_Text">begin</text:span></text:p>
                    <text:p text:style-name="P562"><text:span text:style-name="Source_20_Text"><text:s text:c="2"/>PintuTerbuka := False; // Pintu sedang tidak terbuka</text:span></text:p>
                    <text:p text:style-name="P562"><text:span text:style-name="Source_20_Text"><text:s text:c="2"/>PintuTerkunci := NOT PintuTerbuka; // NOT False -&gt; True</text:span></text:p>
                    <text:p text:style-name="P562"><text:span text:style-name="Source_20_Text"><text:s text:c="2"/>Writeln('Apakah pintu terkunci? ', PintuTerkunci); // Output: TRUE</text:span></text:p>
                    <text:p text:style-name="P625"><text:span text:style-name="Source_20_Text">end.</text:span></text:p>
                  </text:list-item>
                </text:list>
              </text:list-item>
              <text:list-item>
                <text:p text:style-name="P93"><text:span text:style-name="Strong_20_Emphasis"><text:span text:style-name="Source_20_Text">XOR</text:span></text:span><text:span text:style-name="Strong_20_Emphasis"> (Exclusive OR - ATAU Eksklusif)</text:span> <text:span text:style-name="Emphasis">(Ini sedikit lebih jarang dipakai pemula, tapi bagus untuk diketahui)</text:span></text:p>
                <text:list>
                  <text:list-item>
                    <text:p text:style-name="P376"><text:span text:style-name="Strong_20_Emphasis">Fungsi:</text:span> Operator <text:span text:style-name="Source_20_Text">XOR</text:span> akan menghasilkan <text:span text:style-name="Source_20_Text">True</text:span> <text:span text:style-name="Strong_20_Emphasis">HANYA JIKA</text:span> kedua operandnya memiliki nilai Boolean yang <text:span text:style-name="Strong_20_Emphasis">berbeda</text:span> (satu <text:span text:style-name="Source_20_Text">True</text:span> dan satu <text:span text:style-name="Source_20_Text">False</text:span>). Jika kedua operand nilainya sama (sama-sama <text:span text:style-name="Source_20_Text">True</text:span> atau sama-sama <text:span text:style-name="Source_20_Text">False</text:span>), maka hasil <text:span text:style-name="Source_20_Text">XOR</text:span> adalah <text:span text:style-name="Source_20_Text">False</text:span>. </text:p>
                  </text:list-item>
                  <text:list-item>
                    <text:p text:style-name="P376"><text:span text:style-name="Strong_20_Emphasis">Analogi:</text:span> Pilihan eksklusif, tidak boleh keduanya. "Anda boleh pilih Kopi <text:span text:style-name="Strong_20_Emphasis">XOR</text:span> Teh gratis" (artinya boleh pilih salah satu saja, tidak boleh pesan kopi dan teh sekaligus gratis, tidak boleh juga tidak pilih sama sekali). </text:p>
                  </text:list-item>
                  <text:list-item>
                    <text:p text:style-name="P376"><text:span text:style-name="Strong_20_Emphasis">Tabel Kebenaran:</text:span> | Kondisi A | Kondisi B | A XOR B | | :-------- | :-------- | :------- | | <text:span text:style-name="Source_20_Text">True</text:span> | <text:span text:style-name="Source_20_Text">True</text:span> | <text:span text:style-name="Source_20_Text">False</text:span> | | <text:span text:style-name="Source_20_Text">True</text:span> | <text:span text:style-name="Source_20_Text">False</text:span> | <text:span text:style-name="Strong_20_Emphasis"><text:span text:style-name="Source_20_Text">True</text:span></text:span> | | <text:span text:style-name="Source_20_Text">False</text:span> | <text:span text:style-name="Source_20_Text">True</text:span> | <text:span text:style-name="Strong_20_Emphasis"><text:span text:style-name="Source_20_Text">True</text:span></text:span> | | <text:span text:style-name="Source_20_Text">False</text:span> | <text:span text:style-name="Source_20_Text">False</text:span> | <text:span text:style-name="Source_20_Text">False</text:span> | </text:p>
                  </text:list-item>
                  <text:list-item>
                    <text:p text:style-name="P376"><text:span text:style-name="Strong_20_Emphasis">Contoh Penggunaan:</text:span> </text:p>
                    <text:p text:style-name="P93">Delphi</text:p>
                    <text:p text:style-name="P562"><text:span text:style-name="Source_20_Text">var Lampu1_ON, Lampu2_ON, HanyaSatuMenyala: Boolean;</text:span></text:p>
                    <text:p text:style-name="P562"><text:span text:style-name="Source_20_Text">begin</text:span></text:p>
                    <text:p text:style-name="P562"><text:span text:style-name="Source_20_Text"><text:s text:c="2"/>Lampu1_ON := True;</text:span></text:p>
                    <text:p text:style-name="P562"><text:span text:style-name="Source_20_Text"><text:s text:c="2"/>Lampu2_ON := False;</text:span></text:p>
                    <text:p text:style-name="P562"><text:span text:style-name="Source_20_Text"><text:s text:c="2"/>HanyaSatuMenyala := Lampu1_ON XOR Lampu2_ON; // True XOR False -&gt; True</text:span></text:p>
                    <text:p text:style-name="P562"><text:span text:style-name="Source_20_Text"><text:s text:c="2"/>Writeln('Hanya satu lampu menyala? ', HanyaSatuMenyala); // Output: TRUE</text:span></text:p>
                    <text:p text:style-name="P625"><text:span text:style-name="Source_20_Text">end.</text:span></text:p>
                  </text:list-item>
                </text:list>
              </text:list-item>
            </text:list>
            <text:p text:style-name="Text_20_body"><text:soft-page-break/><text:span text:style-name="Strong_20_Emphasis">Contoh Kode Program Menggabungkan Operator Logika:</text:span></text:p>
            <text:p text:style-name="Text_20_body">Mari kita lihat bagaimana operator logika ini bisa dipakai untuk menggabungkan hasil dari operator perbandingan:</text:p>
            <text:p text:style-name="Text_20_body">Delphi</text:p>
            <text:p text:style-name="Preformatted_20_Text"><text:span text:style-name="Source_20_Text">program DemoLogikaKombinasi;</text:span></text:p>
            <text:p text:style-name="Preformatted_20_Text"><text:span text:style-name="Source_20_Text">uses SysUtils;</text:span></text:p>
            <text:p text:style-name="Preformatted_20_Text"/>
            <text:p text:style-name="Preformatted_20_Text"><text:span text:style-name="Source_20_Text">var</text:span></text:p>
            <text:p text:style-name="Preformatted_20_Text"><text:span text:style-name="Source_20_Text"><text:s text:c="2"/>NilaiTeori: Integer;</text:span></text:p>
            <text:p text:style-name="Preformatted_20_Text"><text:span text:style-name="Source_20_Text"><text:s text:c="2"/>NilaiPraktek: Integer;</text:span></text:p>
            <text:p text:style-name="Preformatted_20_Text"><text:span text:style-name="Source_20_Text"><text:s text:c="2"/>KehadiranPersen: Real;</text:span></text:p>
            <text:p text:style-name="Preformatted_20_Text"><text:span text:style-name="Source_20_Text"><text:s text:c="2"/>Lulus: Boolean;</text:span></text:p>
            <text:p text:style-name="Preformatted_20_Text"><text:span text:style-name="Source_20_Text"><text:s text:c="2"/>DapatBonus: Boolean;</text:span></text:p>
            <text:p text:style-name="Preformatted_20_Text"/>
            <text:p text:style-name="Preformatted_20_Text"><text:span text:style-name="Source_20_Text">begin</text:span></text:p>
            <text:p text:style-name="Preformatted_20_Text"><text:span text:style-name="Source_20_Text"><text:s text:c="2"/>NilaiTeori := 80;</text:span></text:p>
            <text:p text:style-name="Preformatted_20_Text"><text:span text:style-name="Source_20_Text"><text:s text:c="2"/>NilaiPraktek := 65;</text:span></text:p>
            <text:p text:style-name="Preformatted_20_Text"><text:span text:style-name="Source_20_Text"><text:s text:c="2"/>KehadiranPersen := 90.0;</text:span></text:p>
            <text:p text:style-name="Preformatted_20_Text"/>
            <text:p text:style-name="Preformatted_20_Text"><text:span text:style-name="Source_20_Text"><text:s text:c="2"/>// Syarat Lulus: Nilai Teori &gt;= 70 DAN Nilai Praktek &gt;= 75</text:span></text:p>
            <text:p text:style-name="Preformatted_20_Text"><text:span text:style-name="Source_20_Text"><text:s text:c="2"/>Lulus := (NilaiTeori &gt;= 70) AND (NilaiPraktek &gt;= 75);</text:span></text:p>
            <text:p text:style-name="Preformatted_20_Text"><text:span text:style-name="Source_20_Text"><text:s text:c="2"/>Writeln('Nilai Teori=', NilaiTeori, ', Praktek=', NilaiPraktek);</text:span></text:p>
            <text:p text:style-name="Preformatted_20_Text"><text:span text:style-name="Source_20_Text"><text:s text:c="2"/>Writeln('Apakah Lulus? ', Lulus); // Output: FALSE (karena Praktek &lt; 75)</text:span></text:p>
            <text:p text:style-name="Preformatted_20_Text"/>
            <text:p text:style-name="Preformatted_20_Text"><text:span text:style-name="Source_20_Text"><text:s text:c="2"/>Writeln;</text:span></text:p>
            <text:p text:style-name="Preformatted_20_Text"/>
            <text:p text:style-name="Preformatted_20_Text"><text:span text:style-name="Source_20_Text"><text:s text:c="2"/>// Syarat Dapat Bonus: Lulus ATAU Kehadiran &gt;= 85%</text:span></text:p>
            <text:p text:style-name="Preformatted_20_Text"><text:span text:style-name="Source_20_Text"><text:s text:c="2"/>DapatBonus := Lulus OR (KehadiranPersen &gt;= 85.0);</text:span></text:p>
            <text:p text:style-name="Preformatted_20_Text"><text:span text:style-name="Source_20_Text"><text:s text:c="2"/>Writeln('Lulus=', Lulus, ', Kehadiran=', KehadiranPersen:0:1, '%');</text:span></text:p>
            <text:p text:style-name="Preformatted_20_Text"><text:span text:style-name="Source_20_Text"><text:s text:c="2"/>Writeln('Apakah Dapat Bonus? ', DapatBonus); // Output: TRUE (karena Kehadiran &gt;= 85%)</text:span></text:p>
            <text:p text:style-name="Preformatted_20_Text"/>
            <text:p text:style-name="Preformatted_20_Text"><text:span text:style-name="Source_20_Text"><text:s text:c="2"/>Writeln;</text:span></text:p>
            <text:p text:style-name="Preformatted_20_Text"/>
            <text:p text:style-name="Preformatted_20_Text"><text:span text:style-name="Source_20_Text"><text:s text:c="2"/>// Contoh NOT: Tidak Lulus adalah kebalikan dari Lulus</text:span></text:p>
            <text:p text:style-name="Preformatted_20_Text"><text:span text:style-name="Source_20_Text"><text:s text:c="2"/>Writeln('Apakah TIDAK Lulus? ', NOT Lulus); // Output: TRUE (karena Lulus False)</text:span></text:p>
            <text:p text:style-name="Preformatted_20_Text"/>
            <text:p text:style-name="Preformatted_20_Text"><text:span text:style-name="Source_20_Text"><text:s text:c="2"/>Readln;</text:span></text:p>
            <text:p text:style-name="P602"><text:span text:style-name="Source_20_Text">end.</text:span></text:p>
            <text:p text:style-name="Text_20_body"><text:span text:style-name="Strong_20_Emphasis">Kesimpulan:</text:span></text:p>
            <text:p text:style-name="Text_20_body">Operator logika (<text:span text:style-name="Source_20_Text">AND</text:span>, <text:span text:style-name="Source_20_Text">OR</text:span>, <text:span text:style-name="Source_20_Text">NOT</text:span>, dan <text:span text:style-name="Source_20_Text">XOR</text:span>) adalah perkakas penting untuk membangun ekspresi kondisi yang lebih kompleks dalam program Anda. Mereka bekerja pada nilai <text:span text:style-name="Source_20_Text">True</text:span> dan <text:span text:style-name="Source_20_Text">False</text:span> dan memungkinkan Anda menggabungkan atau memodifikasi hasil dari perbandingan untuk membuat logika pengambilan keputusan yang lebih canggih.</text:p>
            <text:p text:style-name="Horizontal_20_Line"/>
            <text:p text:style-name="Text_20_body">Sekarang kita punya banyak operator! Tapi jika ada <text:span text:style-name="Source_20_Text">5 + 3 * 2</text:span>, mana yang <text:soft-page-break/>dikerjakan dulu? Penjumlahan atau perkalian? Untuk itulah kita perlu belajar tentang Prioritas Operator. Saya menunggu perintah "YAX" untuk lanjut ke <text:span text:style-name="Emphasis">prompt</text:span> Sub-bab 6.5 ("Prioritas Operator (Operator Precedence)").</text:p>
          </text:section>
          <text:section text:style-name="Sect1" text:name="feedback-form-51">
            <text:p text:style-name="P285"/>
          </text:section>
        </text:section>
        <text:section text:style-name="Sect1" text:name="2f1f92569ec633bf">
          <text:p text:style-name="Text_20_body"/>
          <text:section text:style-name="Sect1" text:name="user-query-content-52">
            <text:p text:style-name="P541">YAX </text:p>
          </text:section>
          <text:p text:style-name="P285">Tampilkan alur berpikir</text:p>
          <text:section text:style-name="Sect2" text:name="model-response-message-contentr_2f1f92569ec633bf">
            <text:p text:style-name="Text_20_body">Oke, kita sudah kenal banyak operator sekarang: aritmatika, perbandingan, dan logika. Tapi, bagaimana jika dalam satu baris kode kita menggunakan beberapa operator sekaligus? Misalnya, <text:span text:style-name="Source_20_Text">Hasil := 5 + 3 * 2;</text:span>. Apakah komputer akan mengerjakan <text:span text:style-name="Source_20_Text">5 + 3</text:span> dulu (jadi 8, lalu dikali 2 hasilnya 16), atau mengerjakan <text:span text:style-name="Source_20_Text">3 * 2</text:span> dulu (jadi 6, lalu 5 + 6 hasilnya 11)?</text:p>
            <text:p text:style-name="Text_20_body">Nah, agar tidak bingung, bahasa Pascal (seperti juga bahasa pemrograman lainnya dan matematika) memiliki aturan baku tentang urutan pengerjaan operator. Aturan ini disebut <text:span text:style-name="Strong_20_Emphasis">Prioritas Operator</text:span> atau <text:span text:style-name="Strong_20_Emphasis">Operator Precedence</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6.5: Prioritas Operator (Operator Precedence)</text:span></text:p>
            <text:p text:style-name="Text_20_body"><text:span text:style-name="Emphasis">(Prompt: "Buatkan pembahasan mendalam untuk sub-bab 'Prioritas Operator (Operator Precedence)'... Jelaskan urutan prioritas umum... Tekankan evaluasi kiri-ke-kanan... Ilustrasikan dengan contoh... Jelaskan bagaimana penggunaan tanda kurung () dapat digunakan untuk memaksa urutan... Sarankan untuk menggunakan kurung jika ragu...")</text:span></text:p>
            <text:p text:style-name="Horizontal_20_Line"/>
            <text:p text:style-name="Text_20_body">Bayangkan Anda punya ekspresi seperti ini: <text:span text:style-name="Source_20_Text">A + B * C / D</text:span>. Komputer tidak mengerjakannya secara acak. Ia mengikuti aturan prioritas yang sudah ditentukan, mirip seperti aturan "kali-bagi dikerjakan lebih dulu daripada tambah-kurang" yang kita pelajari di sekolah, tapi sedikit lebih lengkap karena melibatkan operator logika juga.</text:p>
            <text:p text:style-name="Text_20_body"><text:span text:style-name="Strong_20_Emphasis">Urutan Prioritas Operator di Pascal (Dari Tertinggi ke Terendah):</text:span></text:p>
            <text:p text:style-name="Text_20_body">Operator dengan tingkat prioritas lebih tinggi akan dievaluasi (dikerjakan) terlebih dahulu. Berikut adalah urutan umumnya di Free Pascal:</text:p>
            <text:list xml:id="list7226880222592457841" text:style-name="L94">
              <text:list-item>
                <text:p text:style-name="P94"><text:span text:style-name="Strong_20_Emphasis">Level 1: Prioritas Tertinggi</text:span></text:p>
                <text:list>
                  <text:list-item>
                    <text:p text:style-name="P377"><text:span text:style-name="Source_20_Text">@</text:span> (Operator alamat - jarang dipakai pemula) </text:p>
                  </text:list-item>
                  <text:list-item>
                    <text:p text:style-name="P377"><text:span text:style-name="Source_20_Text">NOT</text:span> (Operator negasi logika) </text:p>
                  </text:list-item>
                </text:list>
              </text:list-item>
              <text:list-item>
                <text:p text:style-name="P94"><text:span text:style-name="Strong_20_Emphasis">Level 2: Operator Perkalian / Pembagian / Logika AND</text:span></text:p>
                <text:list>
                  <text:list-item>
                    <text:p text:style-name="P377"><text:span text:style-name="Source_20_Text">*</text:span> (Perkalian) </text:p>
                  </text:list-item>
                  <text:list-item>
                    <text:p text:style-name="P377"><text:span text:style-name="Source_20_Text">/</text:span> (Pembagian Real) </text:p>
                  </text:list-item>
                  <text:list-item>
                    <text:p text:style-name="P377"><text:span text:style-name="Source_20_Text">div</text:span> (Pembagian Integer) </text:p>
                  </text:list-item>
                  <text:list-item>
                    <text:p text:style-name="P377"><text:span text:style-name="Source_20_Text">mod</text:span> (Sisa Bagi) </text:p>
                  </text:list-item>
                  <text:list-item>
                    <text:p text:style-name="P377"><text:soft-page-break/><text:span text:style-name="Source_20_Text">AND</text:span> (Logika DAN) </text:p>
                  </text:list-item>
                  <text:list-item>
                    <text:p text:style-name="P377"><text:span text:style-name="Source_20_Text">shl</text:span>, <text:span text:style-name="Source_20_Text">shr</text:span> (Operator bitwise shift - jarang dipakai pemula) </text:p>
                  </text:list-item>
                </text:list>
              </text:list-item>
              <text:list-item>
                <text:p text:style-name="P94"><text:span text:style-name="Strong_20_Emphasis">Level 3: Operator Penjumlahan / Pengurangan / Logika OR / XOR</text:span></text:p>
                <text:list>
                  <text:list-item>
                    <text:p text:style-name="P377"><text:span text:style-name="Source_20_Text">+</text:span> (Penjumlahan) </text:p>
                  </text:list-item>
                  <text:list-item>
                    <text:p text:style-name="P377"><text:span text:style-name="Source_20_Text">-</text:span> (Pengurangan) </text:p>
                  </text:list-item>
                  <text:list-item>
                    <text:p text:style-name="P377"><text:span text:style-name="Source_20_Text">OR</text:span> (Logika ATAU) </text:p>
                  </text:list-item>
                  <text:list-item>
                    <text:p text:style-name="P377"><text:span text:style-name="Source_20_Text">XOR</text:span> (Logika ATAU Eksklusif) </text:p>
                  </text:list-item>
                </text:list>
              </text:list-item>
              <text:list-item>
                <text:p text:style-name="P94"><text:span text:style-name="Strong_20_Emphasis">Level 4: Prioritas Terendah - Operator Relasional / Perbandingan</text:span></text:p>
                <text:list>
                  <text:list-item>
                    <text:p text:style-name="P377"><text:span text:style-name="Source_20_Text">=</text:span> (Sama dengan) </text:p>
                  </text:list-item>
                  <text:list-item>
                    <text:p text:style-name="P377"><text:span text:style-name="Source_20_Text">&lt;&gt;</text:span> (Tidak sama dengan) </text:p>
                  </text:list-item>
                  <text:list-item>
                    <text:p text:style-name="P377"><text:span text:style-name="Source_20_Text">&lt;</text:span> (Kurang dari) </text:p>
                  </text:list-item>
                  <text:list-item>
                    <text:p text:style-name="P377"><text:span text:style-name="Source_20_Text">&gt;</text:span> (Lebih dari) </text:p>
                  </text:list-item>
                  <text:list-item>
                    <text:p text:style-name="P377"><text:span text:style-name="Source_20_Text">&lt;=</text:span> (Kurang dari atau sama dengan) </text:p>
                  </text:list-item>
                  <text:list-item>
                    <text:p text:style-name="P377"><text:span text:style-name="Source_20_Text">&gt;=</text:span> (Lebih dari atau sama dengan)   </text:p>
                  </text:list-item>
                  <text:list-item>
                    <text:p text:style-name="P94"><text:span text:style-name="Source_20_Text">in</text:span> (Operator keanggotaan set - jarang dipakai pemula) </text:p>
                  </text:list-item>
                </text:list>
              </text:list-item>
            </text:list>
            <text:p text:style-name="Text_20_body"><text:span text:style-name="Strong_20_Emphasis">Aturan Tambahan: Evaluasi dari Kiri ke Kanan (Untuk Prioritas Sama)</text:span></text:p>
            <text:p text:style-name="Text_20_body">Jika dalam sebuah ekspresi terdapat beberapa operator yang memiliki tingkat prioritas <text:span text:style-name="Strong_20_Emphasis">yang sama</text:span> (misalnya, ada perkalian dan pembagian dalam satu baris), maka operator-operator tersebut akan dievaluasi secara berurutan dari <text:span text:style-name="Strong_20_Emphasis">kiri ke kanan</text:span>.</text:p>
            <text:list xml:id="list5557661498754470001" text:style-name="L95">
              <text:list-item>
                <text:p text:style-name="P378">Contoh: <text:span text:style-name="Source_20_Text">Hasil := 100 / 10 * 2;</text:span> </text:p>
                <text:list>
                  <text:list-item>
                    <text:p text:style-name="P378"><text:span text:style-name="Source_20_Text">\</text:span> dan <text:span text:style-name="Source_20_Text">*</text:span> ada di Level 2 (prioritas sama). </text:p>
                  </text:list-item>
                  <text:list-item>
                    <text:p text:style-name="P378">Evaluasi dari kiri: <text:span text:style-name="Source_20_Text">100 / 10</text:span> dikerjakan dulu (hasil <text:span text:style-name="Source_20_Text">10.0</text:span>). </text:p>
                  </text:list-item>
                  <text:list-item>
                    <text:p text:style-name="P378">Kemudian <text:span text:style-name="Source_20_Text">10.0 * 2</text:span> dikerjakan (hasil <text:span text:style-name="Source_20_Text">20.0</text:span>). </text:p>
                  </text:list-item>
                  <text:list-item>
                    <text:p text:style-name="P95">Jadi, <text:span text:style-name="Source_20_Text">Hasil</text:span> bernilai <text:span text:style-name="Source_20_Text">20.0</text:span>. (Bukan <text:span text:style-name="Source_20_Text">100 / (10 * 2)</text:span> yang hasilnya <text:span text:style-name="Source_20_Text">5.0</text:span>). </text:p>
                  </text:list-item>
                </text:list>
              </text:list-item>
            </text:list>
            <text:p text:style-name="Text_20_body"><text:span text:style-name="Strong_20_Emphasis">Ilustrasi dengan Contoh:</text:span></text:p>
            <text:list xml:id="list7810901052406112497" text:style-name="L96">
              <text:list-item>
                <text:p text:style-name="P96"><text:span text:style-name="Strong_20_Emphasis">Contoh Aritmatika:</text:span> <text:span text:style-name="Source_20_Text">Hasil := 5 + 3 * 2;</text:span></text:p>
                <text:list>
                  <text:list-item>
                    <text:p text:style-name="P379">Operator <text:span text:style-name="Source_20_Text">+</text:span> (Level 3) dan <text:span text:style-name="Source_20_Text">*</text:span> (Level 2). </text:p>
                  </text:list-item>
                  <text:list-item>
                    <text:p text:style-name="P379"><text:span text:style-name="Source_20_Text">*</text:span> punya prioritas lebih tinggi, jadi <text:span text:style-name="Source_20_Text">3 * 2</text:span> (hasil <text:span text:style-name="Source_20_Text">6</text:span>) dikerjakan dulu. </text:p>
                  </text:list-item>
                  <text:list-item>
                    <text:p text:style-name="P379">Baru kemudian <text:span text:style-name="Source_20_Text">5 + 6</text:span> (hasil <text:span text:style-name="Source_20_Text">11</text:span>) dikerjakan. </text:p>
                  </text:list-item>
                  <text:list-item>
                    <text:p text:style-name="P379">Maka, <text:span text:style-name="Source_20_Text">Hasil</text:span> akan bernilai <text:span text:style-name="Source_20_Text">11</text:span>. </text:p>
                  </text:list-item>
                </text:list>
              </text:list-item>
              <text:list-item>
                <text:p text:style-name="P96"><text:span text:style-name="Strong_20_Emphasis">Contoh Campuran Aritmatika:</text:span> <text:span text:style-name="Source_20_Text">Hasil := 10 + 20 div 5 * 2;</text:span></text:p>
                <text:list>
                  <text:list-item>
                    <text:p text:style-name="P379">Operator: <text:span text:style-name="Source_20_Text">+</text:span> (Level 3), <text:span text:style-name="Source_20_Text">div</text:span> (Level 2), <text:span text:style-name="Source_20_Text">*</text:span> (Level 2). </text:p>
                  </text:list-item>
                  <text:list-item>
                    <text:p text:style-name="P379"><text:span text:style-name="Source_20_Text">div</text:span> dan <text:span text:style-name="Source_20_Text">*</text:span> punya prioritas sama (Level 2), lebih tinggi dari <text:span text:style-name="Source_20_Text">+</text:span>. </text:p>
                  </text:list-item>
                  <text:list-item>
                    <text:p text:style-name="P379">Kerjakan Level 2 dari kiri ke kanan: <text:span text:style-name="Source_20_Text">20 div 5</text:span> dulu (hasil <text:span text:style-name="Source_20_Text">4</text:span>). </text:p>
                  </text:list-item>
                  <text:list-item>
                    <text:p text:style-name="P379">Lanjutkan Level 2: <text:span text:style-name="Source_20_Text">4 * 2</text:span> (hasil <text:span text:style-name="Source_20_Text">8</text:span>). </text:p>
                  </text:list-item>
                  <text:list-item>
                    <text:p text:style-name="P379">Terakhir kerjakan Level 3: <text:span text:style-name="Source_20_Text">10 + 8</text:span> (hasil <text:span text:style-name="Source_20_Text">18</text:span>). </text:p>
                  </text:list-item>
                  <text:list-item>
                    <text:p text:style-name="P379"><text:soft-page-break/>Maka, <text:span text:style-name="Source_20_Text">Hasil</text:span> akan bernilai <text:span text:style-name="Source_20_Text">18</text:span>. </text:p>
                  </text:list-item>
                </text:list>
              </text:list-item>
              <text:list-item>
                <text:p text:style-name="P96"><text:span text:style-name="Strong_20_Emphasis">Contoh Logika dan Perbandingan:</text:span> <text:span text:style-name="Source_20_Text">HasilBool := (NilaiA &gt; 50) AND (NilaiB &lt; 100);</text:span></text:p>
                <text:list>
                  <text:list-item>
                    <text:p text:style-name="P379">Operator perbandingan <text:span text:style-name="Source_20_Text">&gt;</text:span> dan <text:span text:style-name="Source_20_Text">&lt;</text:span> (Level 4) memiliki prioritas lebih rendah daripada <text:span text:style-name="Source_20_Text">AND</text:span> (Level 2). </text:p>
                  </text:list-item>
                  <text:list-item>
                    <text:p text:style-name="P379"><text:span text:style-name="Strong_20_Emphasis">Namun</text:span>, operator logika <text:span text:style-name="Source_20_Text">AND</text:span> membutuhkan operand berupa <text:span text:style-name="Source_20_Text">Boolean</text:span>. Oleh karena itu, ekspresi perbandingan <text:span text:style-name="Source_20_Text">(NilaiA &gt; 50)</text:span> dan <text:span text:style-name="Source_20_Text">(NilaiB &lt; 100)</text:span> <text:span text:style-name="Emphasis">harus</text:span> dievaluasi terlebih dahulu untuk menghasilkan nilai <text:span text:style-name="Source_20_Text">True</text:span> atau <text:span text:style-name="Source_20_Text">False</text:span>. </text:p>
                  </text:list-item>
                  <text:list-item>
                    <text:p text:style-name="P96">Baru setelah itu, operator <text:span text:style-name="Source_20_Text">AND</text:span> akan menggabungkan kedua hasil Boolean tersebut. (Penggunaan kurung di sini sebenarnya tidak mengubah urutan alami, tapi memperjelas). </text:p>
                  </text:list-item>
                </text:list>
              </text:list-item>
            </text:list>
            <text:p text:style-name="Text_20_body"><text:span text:style-name="Strong_20_Emphasis">Peran Sakti Tanda Kurung </text:span><text:span text:style-name="Strong_20_Emphasis"><text:span text:style-name="Source_20_Text">()</text:span></text:span></text:p>
            <text:p text:style-name="Text_20_body">Bagaimana jika kita ingin agar <text:span text:style-name="Source_20_Text">5 + 3</text:span> dikerjakan lebih dulu dalam ekspresi <text:span text:style-name="Source_20_Text">5 + 3 * 2</text:span>? Di sinilah tanda kurung <text:span text:style-name="Source_20_Text">()</text:span> berperan!</text:p>
            <text:list xml:id="list789037265991018828" text:style-name="L97">
              <text:list-item>
                <text:p text:style-name="P97"><text:span text:style-name="Strong_20_Emphasis">Aturan Emas:</text:span> Bagian ekspresi yang berada <text:span text:style-name="Strong_20_Emphasis">di dalam tanda kurung </text:span><text:span text:style-name="Strong_20_Emphasis"><text:span text:style-name="Source_20_Text">()</text:span></text:span><text:span text:style-name="Strong_20_Emphasis"> akan selalu dievaluasi (dikerjakan) paling pertama</text:span>, mengabaikan semua aturan prioritas operator di luarnya. Jika ada kurung di dalam kurung (kurung bersarang), maka kurung yang paling dalam akan dievaluasi terlebih dahulu.</text:p>
              </text:list-item>
              <text:list-item>
                <text:p text:style-name="P97"><text:span text:style-name="Strong_20_Emphasis">Contoh Mengubah Urutan:</text:span></text:p>
                <text:list>
                  <text:list-item>
                    <text:p text:style-name="P380"><text:span text:style-name="Source_20_Text">Hasil := (5 + 3) * 2;</text:span> </text:p>
                    <text:list>
                      <text:list-item>
                        <text:p text:style-name="P380">Karena <text:span text:style-name="Source_20_Text">(5 + 3)</text:span> ada di dalam kurung, ini dikerjakan dulu (hasil <text:span text:style-name="Source_20_Text">8</text:span>). </text:p>
                      </text:list-item>
                      <text:list-item>
                        <text:p text:style-name="P380">Baru kemudian <text:span text:style-name="Source_20_Text">8 * 2</text:span> (hasil <text:span text:style-name="Source_20_Text">16</text:span>). </text:p>
                      </text:list-item>
                      <text:list-item>
                        <text:p text:style-name="P380">Sekarang <text:span text:style-name="Source_20_Text">Hasil</text:span> bernilai <text:span text:style-name="Source_20_Text">16</text:span>, berbeda dari sebelumnya! </text:p>
                      </text:list-item>
                    </text:list>
                  </text:list-item>
                </text:list>
              </text:list-item>
              <text:list-item>
                <text:p text:style-name="P97"><text:span text:style-name="Strong_20_Emphasis">Contoh Memperjelas Logika:</text:span></text:p>
                <text:list>
                  <text:list-item>
                    <text:p text:style-name="P380"><text:span text:style-name="Source_20_Text">StatusValid := (Kode = 'A') OR (Kode = 'B') AND Aktif;</text:span> </text:p>
                    <text:list>
                      <text:list-item>
                        <text:p text:style-name="P380">Menurut aturan prioritas, <text:span text:style-name="Source_20_Text">AND</text:span> (Level 2) lebih tinggi dari <text:span text:style-name="Source_20_Text">OR</text:span> (Level 3). Jadi, ini akan dievaluasi sebagai <text:span text:style-name="Source_20_Text">(Kode = 'A') OR ((Kode = 'B') AND Aktif)</text:span>. </text:p>
                      </text:list-item>
                    </text:list>
                  </text:list-item>
                  <text:list-item>
                    <text:p text:style-name="P380">Jika maksud Anda adalah <text:span text:style-name="Source_20_Text">(Kode A atau Kode B) DAN Aktif</text:span>, maka <text:span text:style-name="Strong_20_Emphasis">wajib</text:span> pakai kurung: </text:p>
                    <text:list>
                      <text:list-item>
                        <text:p text:style-name="P380"><text:span text:style-name="Source_20_Text">StatusValid := ((Kode = 'A') OR (Kode = 'B')) AND Aktif;</text:span> </text:p>
                      </text:list-item>
                    </text:list>
                  </text:list-item>
                </text:list>
              </text:list-item>
              <text:list-item>
                <text:p text:style-name="P97"><text:span text:style-name="Strong_20_Emphasis">Saran PENTING:</text:span> Jangan terlalu bergantung pada hafalan aturan prioritas yang kompleks! <text:span text:style-name="Strong_20_Emphasis">Gunakan tanda kurung </text:span><text:span text:style-name="Strong_20_Emphasis"><text:span text:style-name="Source_20_Text">()</text:span></text:span><text:span text:style-name="Strong_20_Emphasis"> secara bebas</text:span> untuk mengelompokkan bagian-bagian ekspresi Anda, terutama jika melibatkan campuran banyak operator atau logika yang rumit. <text:span text:style-name="Strong_20_Emphasis">Kode yang menggunakan kurung dengan </text:span><text:soft-page-break/><text:span text:style-name="Strong_20_Emphasis">baik akan JAUH LEBIH MUDAH DIBACA dan dipahami oleh manusia (termasuk diri Anda beberapa waktu kemudian!), serta mengurangi risiko kesalahan logika.</text:span> Prinsipnya: <text:span text:style-name="Emphasis">"When in doubt, use parentheses!"</text:span> (Saat Anda ragu, gunakanlah tanda kurung!).</text:p>
              </text:list-item>
            </text:list>
            <text:p text:style-name="Text_20_body"><text:span text:style-name="Strong_20_Emphasis">Kesimpulan:</text:span></text:p>
            <text:p text:style-name="Text_20_body">Pascal memiliki aturan urutan pengerjaan operator yang disebut prioritas. Operator dengan prioritas lebih tinggi dievaluasi duluan. Jika prioritas sama, evaluasi dari kiri ke kanan. Namun, tanda kurung <text:span text:style-name="Source_20_Text">()</text:span> adalah 'penguasa' tertinggi yang bisa mengubah urutan evaluasi dan sangat disarankan untuk digunakan demi kejelasan kode.</text:p>
            <text:p text:style-name="Horizontal_20_Line"/>
            <text:p text:style-name="Text_20_body">Sudah paham aturan mainnya? Sekarang mari kita lihat beberapa contoh penerapan gabungan operator ini dalam ekspresi yang lebih nyata. Saya menunggu perintah "YAX" untuk lanjut ke <text:span text:style-name="Emphasis">prompt</text:span> Sub-bab 6.6 ("Contoh Penerapan Operator dalam Ekspresi").</text:p>
          </text:section>
          <text:section text:style-name="Sect1" text:name="feedback-form-52">
            <text:p text:style-name="P285"/>
          </text:section>
        </text:section>
        <text:section text:style-name="Sect1" text:name="0f55e608dfc64b06">
          <text:p text:style-name="Text_20_body"/>
          <text:section text:style-name="Sect1" text:name="user-query-content-53">
            <text:p text:style-name="P541">YAX </text:p>
          </text:section>
          <text:p text:style-name="P285">Tampilkan alur berpikir</text:p>
          <text:section text:style-name="Sect2" text:name="model-response-message-contentr_0f55e608dfc64b06">
            <text:p text:style-name="Text_20_body">Siap! Mari kita lihat bagaimana semua operator yang sudah kita pelajari—aritmatika, perbandingan, dan logika—beserta aturan prioritasnya bekerja bersama dalam contoh-contoh ekspresi yang lebih mendekati situasi nyata.</text:p>
            <text:p text:style-name="Horizontal_20_Line"/>
            <text:p text:style-name="Text_20_body"><text:span text:style-name="Strong_20_Emphasis">Jawaban untuk </text:span><text:span text:style-name="Strong_20_Emphasis"><text:span text:style-name="Emphasis">Prompt</text:span></text:span><text:span text:style-name="Strong_20_Emphasis"> Sub-bab 6.6: Contoh Penerapan Operator dalam Ekspresi</text:span></text:p>
            <text:p text:style-name="Text_20_body"><text:span text:style-name="Emphasis">(Prompt: "Buatkan pembahasan mendalam untuk sub-bab 'Contoh Penerapan Operator dalam Ekspresi'. Sajikan 2-3 contoh ekspresi yang lebih kompleks... Uraikan langkah demi langkah bagaimana Pascal akan mengevaluasi... berdasarkan aturan prioritas... Tujuan sub-bab ini adalah untuk mengkonsolidasikan pemahaman...")</text:span></text:p>
            <text:p text:style-name="Horizontal_20_Line"/>
            <text:p text:style-name="Text_20_body">Memahami operator secara individual itu bagus, tapi kekuatan sebenarnya muncul saat kita menggabungkannya dalam satu <text:span text:style-name="Strong_20_Emphasis">ekspresi</text:span> untuk melakukan perhitungan atau pengecekan kondisi yang lebih kompleks. Mari kita lihat beberapa contoh dan bagaimana Pascal mengevaluasinya berdasarkan aturan prioritas dan tanda kurung yang sudah kita pelajari.</text:p>
            <text:p text:style-name="Text_20_body"><text:span text:style-name="Strong_20_Emphasis">Contoh 1: Menghitung Harga Akhir Setelah Diskon</text:span></text:p>
            <text:list xml:id="list4113607969098867544" text:style-name="L98">
              <text:list-item>
                <text:p text:style-name="P381"><text:span text:style-name="Strong_20_Emphasis">Ekspresi Kode:</text:span> Seringkali kita perlu menghitung harga setelah mendapat diskon sekian persen. Rumusnya bisa ditulis seperti ini: </text:p>
                <text:p text:style-name="P98">Delphi</text:p>
                <text:p text:style-name="P626"><text:span text:style-name="Source_20_Text">HargaAkhir := HargaAwal * (1 - PersenDiskon / 100);</text:span></text:p>
              </text:list-item>
              <text:list-item>
                <text:p text:style-name="P381"><text:soft-page-break/><text:span text:style-name="Strong_20_Emphasis">Tujuan:</text:span> Menghitung <text:span text:style-name="Source_20_Text">HargaAkhir</text:span> dari <text:span text:style-name="Source_20_Text">HargaAwal</text:span> setelah dikurangi diskon sebesar <text:span text:style-name="Source_20_Text">PersenDiskon</text:span> persen. </text:p>
              </text:list-item>
              <text:list-item>
                <text:p text:style-name="P381"><text:span text:style-name="Strong_20_Emphasis">Asumsi Nilai:</text:span> Anggap <text:span text:style-name="Source_20_Text">HargaAwal</text:span> bernilai <text:span text:style-name="Source_20_Text">250000.0</text:span> (tipe Real) dan <text:span text:style-name="Source_20_Text">PersenDiskon</text:span> bernilai <text:span text:style-name="Source_20_Text">10.0</text:span> (tipe Real). </text:p>
              </text:list-item>
              <text:list-item>
                <text:p text:style-name="P381"><text:span text:style-name="Strong_20_Emphasis">Langkah Evaluasi oleh Pascal:</text:span> </text:p>
                <text:list>
                  <text:list-item>
                    <text:p text:style-name="P381">Pascal akan melihat tanda kurung <text:span text:style-name="Source_20_Text">()</text:span> dan mengerjakan isinya terlebih dahulu. </text:p>
                  </text:list-item>
                  <text:list-item>
                    <text:p text:style-name="P381">Di dalam kurung, ada operator <text:span text:style-name="Source_20_Text">-</text:span> (Level 3) dan <text:span text:style-name="Source_20_Text">/</text:span> (Level 2). Sesuai prioritas, <text:span text:style-name="Source_20_Text">/</text:span> dikerjakan duluan: <text:span text:style-name="Source_20_Text">PersenDiskon / 100</text:span> (yaitu <text:span text:style-name="Source_20_Text">10.0 / 100</text:span>) hasilnya <text:span text:style-name="Source_20_Text">0.1</text:span>. </text:p>
                  </text:list-item>
                  <text:list-item>
                    <text:p text:style-name="P381">Sekarang, operasi di dalam kurung menjadi <text:span text:style-name="Source_20_Text">1 - 0.1</text:span>. Ini dikerjakan, hasilnya <text:span text:style-name="Source_20_Text">0.9</text:span>. </text:p>
                  </text:list-item>
                  <text:list-item>
                    <text:p text:style-name="P381">Setelah isi kurung selesai (bernilai <text:span text:style-name="Source_20_Text">0.9</text:span>), Pascal mengerjakan operasi di luarnya: <text:span text:style-name="Source_20_Text">HargaAwal * 0.9</text:span> (yaitu <text:span text:style-name="Source_20_Text">250000.0 * 0.9</text:span>). Hasilnya adalah <text:span text:style-name="Source_20_Text">225000.0</text:span>. </text:p>
                  </text:list-item>
                  <text:list-item>
                    <text:p text:style-name="P381">Terakhir, operator assignment <text:span text:style-name="Source_20_Text">:=</text:span> memasukkan nilai <text:span text:style-name="Source_20_Text">225000.0</text:span> ke dalam variabel <text:span text:style-name="Source_20_Text">HargaAkhir</text:span>. </text:p>
                  </text:list-item>
                </text:list>
              </text:list-item>
              <text:list-item>
                <text:p text:style-name="P98"><text:span text:style-name="Strong_20_Emphasis">Penjelasan:</text:span> Penggunaan tanda kurung <text:span text:style-name="Source_20_Text">()</text:span> memastikan bahwa nilai diskon dalam bentuk desimal (hasil dari <text:span text:style-name="Source_20_Text">PersenDiskon / 100</text:span>) dihitung dan dikurangkan dari 1 terlebih dahulu (untuk mendapatkan 'faktor pengali' harga akhir), <text:span text:style-name="Emphasis">sebelum</text:span> hasilnya dikalikan dengan <text:span text:style-name="Source_20_Text">HargaAwal</text:span>. </text:p>
              </text:list-item>
            </text:list>
            <text:p text:style-name="Text_20_body"><text:span text:style-name="Strong_20_Emphasis">Contoh 2: Kondisi Kelayakan Beasiswa (Logika Gabungan)</text:span></text:p>
            <text:list xml:id="list4344788646474350636" text:style-name="L99">
              <text:list-item>
                <text:p text:style-name="P382"><text:span text:style-name="Strong_20_Emphasis">Ekspresi Kode:</text:span> Misalkan syarat beasiswa adalah: (IPK minimal 3.5) DAN (Pendapatan Orang Tua di bawah 5 juta ATAU punya prestasi tingkat nasional). </text:p>
                <text:p text:style-name="P99">Delphi</text:p>
                <text:p text:style-name="P563"><text:span text:style-name="Source_20_Text">// Asumsi variabel: IPK (Real), PendapatanOrtu (Real), PunyaPrestasi (Boolean)</text:span></text:p>
                <text:p text:style-name="P563"><text:span text:style-name="Source_20_Text">const</text:span></text:p>
                <text:p text:style-name="P563"><text:span text:style-name="Source_20_Text"><text:s text:c="2"/>BatasIPK = 3.5;</text:span></text:p>
                <text:p text:style-name="P563"><text:span text:style-name="Source_20_Text"><text:s text:c="2"/>BatasPendapatan = 5000000.0;</text:span></text:p>
                <text:p text:style-name="P563"><text:span text:style-name="Source_20_Text">var</text:span></text:p>
                <text:p text:style-name="P563"><text:span text:style-name="Source_20_Text"><text:s text:c="2"/>LayakDapatBeasiswa: Boolean;</text:span></text:p>
                <text:p text:style-name="P563"><text:span text:style-name="Source_20_Text">begin</text:span></text:p>
                <text:p text:style-name="P563"><text:span text:style-name="Source_20_Text"><text:s text:c="2"/>// ... (variabel IPK, PendapatanOrtu, PunyaPrestasi sudah diisi nilai)</text:span></text:p>
                <text:p text:style-name="P563"><text:span text:style-name="Source_20_Text"><text:s text:c="2"/>LayakDapatBeasiswa := (IPK &gt;= BatasIPK) AND ((PendapatanOrtu &lt; BatasPendapatan) OR PunyaPrestasi);</text:span></text:p>
                <text:p text:style-name="P563"><text:span text:style-name="Source_20_Text"><text:s text:c="2"/>// ...</text:span></text:p>
                <text:p text:style-name="P627"><text:span text:style-name="Source_20_Text">end.</text:span></text:p>
              </text:list-item>
              <text:list-item>
                <text:p text:style-name="P382"><text:span text:style-name="Strong_20_Emphasis">Tujuan:</text:span> Mengecek apakah siswa memenuhi ketiga/keempat syarat gabungan tersebut. </text:p>
              </text:list-item>
              <text:list-item>
                <text:p text:style-name="P382"><text:span text:style-name="Strong_20_Emphasis">Asumsi Nilai:</text:span> Mari kita coba dua skenario: </text:p>
                <text:list>
                  <text:list-item>
                    <text:p text:style-name="P382"><text:span text:style-name="Strong_20_Emphasis">Skenario A:</text:span> <text:span text:style-name="Source_20_Text">IPK = 3.6</text:span>, <text:span text:style-name="Source_20_Text">PendapatanOrtu = 6000000.0</text:span>, <text:span text:style-name="Source_20_Text">PunyaPrestasi = True</text:span>. </text:p>
                  </text:list-item>
                  <text:list-item>
                    <text:p text:style-name="P382"><text:soft-page-break/><text:span text:style-name="Strong_20_Emphasis">Skenario B:</text:span> <text:span text:style-name="Source_20_Text">IPK = 3.7</text:span>, <text:span text:style-name="Source_20_Text">PendapatanOrtu = 4000000.0</text:span>, <text:span text:style-name="Source_20_Text">PunyaPrestasi = False</text:span>. </text:p>
                  </text:list-item>
                </text:list>
              </text:list-item>
              <text:list-item>
                <text:p text:style-name="P382"><text:span text:style-name="Strong_20_Emphasis">Langkah Evaluasi (Skenario A):</text:span> </text:p>
                <text:list>
                  <text:list-item>
                    <text:p text:style-name="P382">Kurung terdalam <text:span text:style-name="Source_20_Text">((PendapatanOrtu &lt; BatasPendapatan) OR PunyaPrestasi)</text:span> dievaluasi: a. Perbandingan <text:span text:style-name="Source_20_Text">&lt;</text:span>: <text:span text:style-name="Source_20_Text">6000000.0 &lt; 5000000.0</text:span> hasilnya <text:span text:style-name="Source_20_Text">False</text:span>. b. Operasi <text:span text:style-name="Source_20_Text">OR</text:span>: <text:span text:style-name="Source_20_Text">False OR True</text:span> hasilnya <text:span text:style-name="Source_20_Text">True</text:span>. (Nilai kurung terdalam = <text:span text:style-name="Source_20_Text">True</text:span>). </text:p>
                  </text:list-item>
                  <text:list-item>
                    <text:p text:style-name="P382">Perbandingan <text:span text:style-name="Source_20_Text">&gt;=</text:span>: <text:span text:style-name="Source_20_Text">IPK &gt;= BatasIPK</text:span> (yaitu <text:span text:style-name="Source_20_Text">3.6 &gt;= 3.5</text:span>) hasilnya <text:span text:style-name="Source_20_Text">True</text:span>. </text:p>
                  </text:list-item>
                  <text:list-item>
                    <text:p text:style-name="P382">Operasi <text:span text:style-name="Source_20_Text">AND</text:span>: Hasil langkah 2 <text:span text:style-name="Source_20_Text">AND</text:span> hasil langkah 1 (<text:span text:style-name="Source_20_Text">True AND True</text:span>) hasilnya <text:span text:style-name="Source_20_Text">True</text:span>. </text:p>
                  </text:list-item>
                  <text:list-item>
                    <text:p text:style-name="P382">Assignment: <text:span text:style-name="Source_20_Text">LayakDapatBeasiswa</text:span> diisi <text:span text:style-name="Source_20_Text">True</text:span>. (Siswa A layak). </text:p>
                  </text:list-item>
                </text:list>
              </text:list-item>
              <text:list-item>
                <text:p text:style-name="P382"><text:span text:style-name="Strong_20_Emphasis">Langkah Evaluasi (Skenario B):</text:span> </text:p>
                <text:list>
                  <text:list-item>
                    <text:p text:style-name="P382">Kurung terdalam <text:span text:style-name="Source_20_Text">((PendapatanOrtu &lt; BatasPendapatan) OR PunyaPrestasi)</text:span> dievaluasi: a. Perbandingan <text:span text:style-name="Source_20_Text">&lt;</text:span>: <text:span text:style-name="Source_20_Text">4000000.0 &lt; 5000000.0</text:span> hasilnya <text:span text:style-name="Source_20_Text">True</text:span>. b. Operasi <text:span text:style-name="Source_20_Text">OR</text:span>: <text:span text:style-name="Source_20_Text">True OR False</text:span> hasilnya <text:span text:style-name="Source_20_Text">True</text:span>. (Nilai kurung terdalam = <text:span text:style-name="Source_20_Text">True</text:span>). </text:p>
                  </text:list-item>
                  <text:list-item>
                    <text:p text:style-name="P382">Perbandingan <text:span text:style-name="Source_20_Text">&gt;=</text:span>: <text:span text:style-name="Source_20_Text">IPK &gt;= BatasIPK</text:span> (yaitu <text:span text:style-name="Source_20_Text">3.7 &gt;= 3.5</text:span>) hasilnya <text:span text:style-name="Source_20_Text">True</text:span>. </text:p>
                  </text:list-item>
                  <text:list-item>
                    <text:p text:style-name="P382">Operasi <text:span text:style-name="Source_20_Text">AND</text:span>: Hasil langkah 2 <text:span text:style-name="Source_20_Text">AND</text:span> hasil langkah 1 (<text:span text:style-name="Source_20_Text">True AND True</text:span>) hasilnya <text:span text:style-name="Source_20_Text">True</text:span>. </text:p>
                  </text:list-item>
                  <text:list-item>
                    <text:p text:style-name="P382">Assignment: <text:span text:style-name="Source_20_Text">LayakDapatBeasiswa</text:span> diisi <text:span text:style-name="Source_20_Text">True</text:span>. (Siswa B juga layak). </text:p>
                  </text:list-item>
                </text:list>
              </text:list-item>
              <text:list-item>
                <text:p text:style-name="P99"><text:span text:style-name="Strong_20_Emphasis">Penjelasan:</text:span> Penggunaan kurung <text:span text:style-name="Source_20_Text">()</text:span> di sekeliling <text:span text:style-name="Source_20_Text">OR</text:span> sangat krusial. Ini memastikan bahwa kondisi "Pendapatan rendah ATAU Punya prestasi" dianggap sebagai satu kesatuan syarat yang harus dipenuhi <text:span text:style-name="Emphasis">selain</text:span> syarat IPK minimal. Tanpa kurung itu, <text:span text:style-name="Source_20_Text">AND</text:span> (yang prioritasnya lebih tinggi dari <text:span text:style-name="Source_20_Text">OR</text:span>) akan dikerjakan lebih dulu, sehingga logikanya menjadi "(IPK &gt;= BatasIPK AND PendapatanOrtu &lt; BatasPendapatan) OR PunyaPrestasi", yang artinya berbeda! </text:p>
              </text:list-item>
            </text:list>
            <text:p text:style-name="Text_20_body"><text:span text:style-name="Strong_20_Emphasis">Contoh 3: Validasi Data Input Sederhana</text:span></text:p>
            <text:list xml:id="list488285133665096287" text:style-name="L100">
              <text:list-item>
                <text:p text:style-name="P383"><text:span text:style-name="Strong_20_Emphasis">Ekspresi Kode:</text:span> Misalnya kita ingin memastikan sebuah koordinat (X,Y) valid (positif) dan tidak ada flag error, KECUALI jika statusnya 'PaksaValid'. </text:p>
                <text:p text:style-name="P100">Delphi</text:p>
                <text:p text:style-name="P564"><text:span text:style-name="Source_20_Text">// Asumsi var: X, Y (Integer), AdaError (Boolean), StatusInput (String)</text:span></text:p>
                <text:p text:style-name="P564"><text:span text:style-name="Source_20_Text">var DataKoordinatValid: Boolean;</text:span></text:p>
                <text:p text:style-name="P564"><text:span text:style-name="Source_20_Text">begin</text:span></text:p>
                <text:p text:style-name="P564"><text:span text:style-name="Source_20_Text"><text:s text:c="2"/>// ... (X, Y, AdaError, StatusInput sudah diisi nilai)</text:span></text:p>
                <text:p text:style-name="P564"><text:span text:style-name="Source_20_Text"><text:s text:c="2"/>DataKoordinatValid := ((X &gt; 0) AND (Y &gt; 0) AND (NOT AdaError)) OR (StatusInput = 'PaksaValid');</text:span></text:p>
                <text:p text:style-name="P564"><text:span text:style-name="Source_20_Text"><text:s text:c="2"/>// ...</text:span></text:p>
                <text:p text:style-name="P628"><text:span text:style-name="Source_20_Text">end.</text:span></text:p>
              </text:list-item>
              <text:list-item>
                <text:p text:style-name="P383"><text:soft-page-break/><text:span text:style-name="Strong_20_Emphasis">Tujuan:</text:span> Mengecek validitas data dengan kondisi gabungan. </text:p>
              </text:list-item>
              <text:list-item>
                <text:p text:style-name="P383"><text:span text:style-name="Strong_20_Emphasis">Asumsi Nilai:</text:span> Misal <text:span text:style-name="Source_20_Text">X = 10</text:span>, <text:span text:style-name="Source_20_Text">Y = 20</text:span>, <text:span text:style-name="Source_20_Text">AdaError = False</text:span>, <text:span text:style-name="Source_20_Text">StatusInput = 'Normal'</text:span>. </text:p>
              </text:list-item>
              <text:list-item>
                <text:p text:style-name="P383"><text:span text:style-name="Strong_20_Emphasis">Langkah Evaluasi:</text:span> </text:p>
                <text:list>
                  <text:list-item>
                    <text:p text:style-name="P383"><text:span text:style-name="Source_20_Text">NOT</text:span> (Level 1) dievaluasi: <text:span text:style-name="Source_20_Text">NOT AdaError</text:span> (NOT False -&gt; <text:span text:style-name="Source_20_Text">True</text:span>). </text:p>
                  </text:list-item>
                  <text:list-item>
                    <text:p text:style-name="P383">Perbandingan (Level 4) dievaluasi: </text:p>
                    <text:list>
                      <text:list-item>
                        <text:p text:style-name="P383"><text:span text:style-name="Source_20_Text">X &gt; 0</text:span> (10 &gt; 0 -&gt; <text:span text:style-name="Source_20_Text">True</text:span>) </text:p>
                      </text:list-item>
                      <text:list-item>
                        <text:p text:style-name="P383"><text:span text:style-name="Source_20_Text">Y &gt; 0</text:span> (20 &gt; 0 -&gt; <text:span text:style-name="Source_20_Text">True</text:span>) </text:p>
                      </text:list-item>
                      <text:list-item>
                        <text:p text:style-name="P383"><text:span text:style-name="Source_20_Text">StatusInput = 'PaksaValid'</text:span> ('Normal' = 'PaksaValid' -&gt; <text:span text:style-name="Source_20_Text">False</text:span>) </text:p>
                      </text:list-item>
                    </text:list>
                  </text:list-item>
                  <text:list-item>
                    <text:p text:style-name="P383"><text:span text:style-name="Source_20_Text">AND</text:span> (Level 2) dievaluasi dari kiri ke kanan: </text:p>
                    <text:list>
                      <text:list-item>
                        <text:p text:style-name="P383"><text:span text:style-name="Source_20_Text">(X &gt; 0) AND (Y &gt; 0)</text:span> (True AND True -&gt; <text:span text:style-name="Source_20_Text">True</text:span>) </text:p>
                      </text:list-item>
                      <text:list-item>
                        <text:p text:style-name="P383">Hasilnya <text:span text:style-name="Source_20_Text">AND (NOT AdaError)</text:span> (True AND True -&gt; <text:span text:style-name="Source_20_Text">True</text:span>) </text:p>
                      </text:list-item>
                    </text:list>
                  </text:list-item>
                  <text:list-item>
                    <text:p text:style-name="P383"><text:span text:style-name="Source_20_Text">OR</text:span> (Level 3) dievaluasi: Hasil <text:span text:style-name="Source_20_Text">AND</text:span> terakhir <text:span text:style-name="Source_20_Text">OR</text:span> hasil perbandingan StatusInput (<text:span text:style-name="Source_20_Text">True OR False</text:span> -&gt; <text:span text:style-name="Source_20_Text">True</text:span>). </text:p>
                  </text:list-item>
                  <text:list-item>
                    <text:p text:style-name="P383">Assignment: <text:span text:style-name="Source_20_Text">DataKoordinatValid</text:span> diisi <text:span text:style-name="Source_20_Text">True</text:span>. </text:p>
                  </text:list-item>
                </text:list>
              </text:list-item>
              <text:list-item>
                <text:p text:style-name="P100"><text:span text:style-name="Strong_20_Emphasis">Penjelasan:</text:span> Meskipun kurung tidak mutlak diperlukan untuk memisahkan <text:span text:style-name="Source_20_Text">AND</text:span> dan <text:span text:style-name="Source_20_Text">OR</text:span> di sini karena prioritas alaminya (<text:span text:style-name="Source_20_Text">AND</text:span> lebih tinggi), penggunaan kurung seperti <text:span text:style-name="Source_20_Text">((X &gt; 0) AND (Y &gt; 0) AND (NOT AdaError))</text:span> akan sangat membantu memperjelas bagian mana dari kondisi yang harus terpenuhi bersamaan sebelum dicek terhadap kondisi <text:span text:style-name="Source_20_Text">OR</text:span>. </text:p>
              </text:list-item>
            </text:list>
            <text:p text:style-name="Text_20_body"><text:span text:style-name="Strong_20_Emphasis">Kesimpulan:</text:span></text:p>
            <text:p text:style-name="Text_20_body">Operator tidak bekerja sendirian! Mereka berinteraksi dalam ekspresi mengikuti aturan prioritas. Dengan memahami urutan evaluasi ini dan memanfaatkan tanda kurung <text:span text:style-name="Source_20_Text">()</text:span> secara efektif, Anda bisa membangun logika perhitungan dan kondisi yang kompleks namun tetap benar dan mudah dibaca. Jangan takut untuk memecah ekspresi panjang atau menggunakan kurung untuk memastikan artinya sesuai dengan yang Anda inginkan!</text:p>
            <text:p text:style-name="Horizontal_20_Line"/>
            <text:p text:style-name="Text_20_body">Bab 6 tentang operator selesai! Kita sudah punya perkakas untuk menghitung, membandingkan, dan menggabungkan logika. Di bab selanjutnya, kita akan menggunakan perkakas ini, terutama operator perbandingan dan logika, untuk membuat program kita bisa mengambil keputusan!</text:p>
            <text:p text:style-name="Text_20_body">Saya menunggu perintah "YAX" untuk memulai <text:span text:style-name="Strong_20_Emphasis">Bab 7: Percabangan Keputusan (Conditional Statements)</text:span>.</text:p>
          </text:section>
          <text:section text:style-name="Sect1" text:name="feedback-form-53">
            <text:p text:style-name="P285"/>
          </text:section>
        </text:section>
        <text:section text:style-name="Sect1" text:name="388e0011acda6777">
          <text:p text:style-name="Text_20_body"/>
          <text:section text:style-name="Sect1" text:name="user-query-content-54">
            <text:p text:style-name="P541">yax </text:p>
          </text:section>
          <text:p text:style-name="P285">Tampilkan alur berpikir</text:p>
          <text:section text:style-name="Sect2" text:name="model-response-message-contentr_388e0011acda6777">
            <text:p text:style-name="Text_20_body">Oke, saatnya membuat program kita jadi lebih 'pintar'! Selamat datang di <text:span text:style-name="Strong_20_Emphasis">Bab 7: </text:span><text:soft-page-break/><text:span text:style-name="Strong_20_Emphasis">Percabangan Keputusan (Conditional Statements)</text:span>.</text:p>
            <text:p text:style-name="Horizontal_20_Line"/>
            <text:p text:style-name="Text_20_body"><text:span text:style-name="Strong_20_Emphasis">Jawaban untuk </text:span><text:span text:style-name="Strong_20_Emphasis"><text:span text:style-name="Emphasis">Prompt</text:span></text:span><text:span text:style-name="Strong_20_Emphasis"> Pengantar Bab 7:</text:span></text:p>
            <text:p text:style-name="Text_20_body"><text:span text:style-name="Emphasis">(Prompt: "Tuliskan paragraf pengantar untuk Bab 7 buku tutorial Free Pascal pemula. Ingatkan pembaca bahwa program yang telah dibuat sejauh ini berjalan lurus dari awal sampai akhir. Jelaskan bahwa dalam banyak kasus nyata, program perlu mengambil keputusan... Perkenalkan bahwa Bab 7 akan membahas struktur kontrol Percabangan Keputusan (IF dan CASE)... Sampaikan bahwa ini adalah langkah besar untuk membuat program yang lebih cerdas dan fleksibel.")</text:span></text:p>
            <text:p text:style-name="Horizontal_20_Line"/>
            <text:p text:style-name="Text_20_body">Sejauh ini, program-program yang telah kita buat (seperti "Hello, World!", sapa nama, atau kalkulator sederhana) berjalan seperti kereta di atas rel tunggal: lurus saja, mengeksekusi perintah dari baris pertama di <text:span text:style-name="Source_20_Text">begin</text:span> hingga baris terakhir sebelum <text:span text:style-name="Source_20_Text">end.</text:span>, tanpa pernah melompat atau memilih jalur lain.</text:p>
            <text:p text:style-name="Text_20_body">Namun, dalam banyak situasi di dunia nyata, kita ingin program kita bisa <text:span text:style-name="Strong_20_Emphasis">membuat keputusan</text:span>. Misalnya:</text:p>
            <text:list xml:id="list2776180980402941330" text:style-name="L101">
              <text:list-item>
                <text:p text:style-name="P384">Jika nilai ujian siswa di atas 75, tampilkan pesan "Lulus dengan Baik", tapi jika tidak, tampilkan "Perlu Perbaikan". </text:p>
              </text:list-item>
              <text:list-item>
                <text:p text:style-name="P384">Jika pengguna memilih menu nomor 1, jalankan proses tambah data, tapi jika memilih nomor 2, jalankan proses lihat data. </text:p>
              </text:list-item>
              <text:list-item>
                <text:p text:style-name="P101">Jika suhu ruangan di atas 30 derajat, nyalakan AC, jika tidak, matikan AC. </text:p>
              </text:list-item>
            </text:list>
            <text:p text:style-name="Text_20_body">Program perlu kemampuan untuk <text:span text:style-name="Strong_20_Emphasis">memilih aksi mana yang akan dijalankan</text:span> berdasarkan kondisi tertentu yang sedang terjadi (misalnya berdasarkan nilai variabel, input pengguna, atau hasil perhitungan). Kemampuan program untuk memilih 'jalur' eksekusi yang berbeda inilah yang disebut <text:span text:style-name="Strong_20_Emphasis">Percabangan Keputusan</text:span> (atau dalam istilah Inggrisnya <text:span text:style-name="Emphasis">Conditional Statements</text:span> atau <text:span text:style-name="Emphasis">Branching</text:span>). Dengan percabangan, alur eksekusi program tidak lagi lurus, melainkan bisa memiliki 'persimpangan jalan' – ia bisa 'belok kiri' menjalankan serangkaian perintah jika suatu kondisi terpenuhi, atau 'belok kanan' menjalankan serangkaian perintah lain jika kondisi tersebut tidak terpenuhi.</text:p>
            <text:p text:style-name="Text_20_body">Di Bab 7 ini, kita akan mempelajari 'rambu-rambu lalu lintas' utama dalam Pascal yang mengatur percabangan ini. Ada dua struktur kontrol utama yang akan kita kuasai:</text:p>
            <text:list xml:id="list6551048587800467918" text:style-name="L102">
              <text:list-item>
                <text:p text:style-name="P385"><text:span text:style-name="Strong_20_Emphasis">Struktur </text:span><text:span text:style-name="Strong_20_Emphasis"><text:span text:style-name="Source_20_Text">IF ... THEN ... ELSE</text:span></text:span>: Ini adalah bentuk percabangan paling fundamental dan paling sering digunakan. Ia memungkinkan kita memilih antara satu atau dua (bahkan lebih, dengan variasinya) blok kode yang akan dijalankan, berdasarkan apakah suatu kondisi bernilai <text:span text:style-name="Source_20_Text">True</text:span> atau <text:span text:style-name="Source_20_Text">False</text:span>. </text:p>
              </text:list-item>
              <text:list-item>
                <text:p text:style-name="P102"><text:span text:style-name="Strong_20_Emphasis">Struktur </text:span><text:span text:style-name="Strong_20_Emphasis"><text:span text:style-name="Source_20_Text">CASE ... OF</text:span></text:span>: Ini adalah struktur alternatif yang seringkali lebih rapi dan mudah dibaca daripada <text:span text:style-name="Source_20_Text">IF</text:span> bertingkat-tingkat, terutama ketika kita perlu memilih satu aksi dari banyak kemungkinan berdasarkan nilai spesifik dari sebuah variabel atau ekspresi. </text:p>
              </text:list-item>
            </text:list>
            <text:p text:style-name="Text_20_body"><text:soft-page-break/>Menguasai percabangan keputusan ini adalah <text:span text:style-name="Strong_20_Emphasis">lompatan besar</text:span> dalam perjalanan belajar pemrograman Anda! Dengan <text:span text:style-name="Source_20_Text">IF</text:span> dan <text:span text:style-name="Source_20_Text">CASE</text:span>, program Anda akan menjadi jauh lebih <text:span text:style-name="Strong_20_Emphasis">cerdas</text:span>, <text:span text:style-name="Strong_20_Emphasis">dinamis</text:span>, <text:span text:style-name="Strong_20_Emphasis">fleksibel</text:span>, dan mampu memberikan respons yang berbeda-beda tergantung situasi. Siap membuat program Anda bisa 'berpikir' dan membuat pilihan? Mari kita mulai!</text:p>
            <text:p text:style-name="Horizontal_20_Line"/>
            <text:p text:style-name="Text_20_body">Kita akan awali dengan mengapa kita butuh percabangan ini. Saya menunggu perintah "YAX" untuk lanjut ke <text:span text:style-name="Emphasis">prompt</text:span> Sub-bab 7.1 ("Kebutuhan Akan Pengambilan Keputusan dalam Program").</text:p>
          </text:section>
          <text:section text:style-name="Sect1" text:name="feedback-form-54">
            <text:p text:style-name="P285"/>
          </text:section>
        </text:section>
        <text:section text:style-name="Sect1" text:name="d2bb6d409d04bdc7">
          <text:p text:style-name="Text_20_body"/>
          <text:section text:style-name="Sect1" text:name="user-query-content-55">
            <text:p text:style-name="P541">yax </text:p>
          </text:section>
          <text:p text:style-name="P285">Tampilkan alur berpikir</text:p>
          <text:section text:style-name="Sect2" text:name="model-response-message-contentr_d2bb6d409d04bdc7">
            <text:p text:style-name="Text_20_body">Oke, kita lanjutkan Bab 7! Sebelum kita belajar <text:span text:style-name="Emphasis">cara</text:span> membuat program bercabang, mari kita pahami dulu <text:span text:style-name="Emphasis">mengapa</text:span> kemampuan ini sangat penting.</text:p>
            <text:p text:style-name="Horizontal_20_Line"/>
            <text:p text:style-name="Text_20_body"><text:span text:style-name="Strong_20_Emphasis">Jawaban untuk </text:span><text:span text:style-name="Strong_20_Emphasis"><text:span text:style-name="Emphasis">Prompt</text:span></text:span><text:span text:style-name="Strong_20_Emphasis"> Sub-bab 7.1: Kebutuhan Akan Pengambilan Keputusan dalam Program</text:span></text:p>
            <text:p text:style-name="Text_20_body"><text:span text:style-name="Emphasis">(Prompt: "Buatkan pembahasan pengantar singkat untuk sub-bab 'Kebutuhan Akan Pengambilan Keputusan dalam Program'. Jelaskan mengapa program linear... tidak cukup untuk banyak masalah. Berikan 2-3 contoh skenario sederhana... Tekankan bahwa struktur percabangan memungkinkan program merespons situasi yang berbeda-beda ini.")</text:span></text:p>
            <text:p text:style-name="Horizontal_20_Line"/>
            <text:p text:style-name="Text_20_body">Anda mungkin berpikir, "Mengapa program perlu repot-repot membuat keputusan atau memilih jalur? Kenapa tidak cukup menjalankan semua perintah saja secara berurutan dari awal sampai akhir?"</text:p>
            <text:p text:style-name="Text_20_body">Jawabannya sederhana: karena <text:span text:style-name="Strong_20_Emphasis">dunia nyata (dan masalah yang ingin kita selesaikan dengan program) penuh dengan kondisi dan kemungkinan yang berbeda-beda!</text:span> Program yang hanya berjalan lurus dari atas ke bawah (kita sebut program <text:span text:style-name="Emphasis">linear</text:span>) kemampuannya sangat terbatas. Ia akan melakukan hal yang sama persis setiap kali dijalankan, tidak peduli input atau situasi yang dihadapinya.</text:p>
            <text:p text:style-name="Text_20_body">Mari kita lihat beberapa contoh sederhana di mana program linear saja <text:span text:style-name="Strong_20_Emphasis">tidak akan cukup</text:span>:</text:p>
            <text:list xml:id="list6262376478421543921" text:style-name="L103">
              <text:list-item>
                <text:p text:style-name="P103"><text:span text:style-name="Strong_20_Emphasis">Menentukan Kelulusan Siswa:</text:span></text:p>
                <text:list>
                  <text:list-item>
                    <text:p text:style-name="P386">Bayangkan sebuah program yang menerima input nilai ujian seorang siswa. </text:p>
                  </text:list-item>
                  <text:list-item>
                    <text:p text:style-name="P386"><text:span text:style-name="Strong_20_Emphasis">Keputusan yang Diperlukan:</text:span> Apakah nilai siswa tersebut 70 atau lebih? </text:p>
                  </text:list-item>
                  <text:list-item>
                    <text:p text:style-name="P386"><text:soft-page-break/><text:span text:style-name="Strong_20_Emphasis">Aksi yang Berbeda:</text:span> Jika nilai &gt;= 70, program seharusnya menampilkan pesan "Selamat, Anda Lulus!". Tapi jika nilai &lt; 70, program seharusnya menampilkan "Maaf, Anda harus mencoba lagi.". Program linear tidak bisa memilih pesan mana yang harus ditampilkan berdasarkan <text:span text:style-name="Emphasis">nilai</text:span> ujian tersebut. </text:p>
                  </text:list-item>
                </text:list>
              </text:list-item>
              <text:list-item>
                <text:p text:style-name="P103"><text:span text:style-name="Strong_20_Emphasis">Memberikan Diskon Belanja:</text:span></text:p>
                <text:list>
                  <text:list-item>
                    <text:p text:style-name="P386">Sebuah program kasir menghitung total belanja pelanggan. </text:p>
                  </text:list-item>
                  <text:list-item>
                    <text:p text:style-name="P386"><text:span text:style-name="Strong_20_Emphasis">Keputusan yang Diperlukan:</text:span> Apakah total belanja melebihi Rp 500.000,-? <text:span text:style-name="Source_20_Text">(Current location is Indonesia)</text:span> </text:p>
                  </text:list-item>
                  <text:list-item>
                    <text:p text:style-name="P386"><text:span text:style-name="Strong_20_Emphasis">Aksi yang Berbeda:</text:span> Jika totalnya lebih dari Rp 500.000,-, program harus menghitung diskon (misalnya 5%) dan mengurangkannya dari total bayar. Jika tidak, total bayar tetap sama. Program linear tidak bisa secara kondisional memberikan diskon ini. </text:p>
                  </text:list-item>
                </text:list>
              </text:list-item>
              <text:list-item>
                <text:p text:style-name="P103"><text:span text:style-name="Strong_20_Emphasis">Memproses Pilihan Menu:</text:span></text:p>
                <text:list>
                  <text:list-item>
                    <text:p text:style-name="P386">Program menampilkan menu kepada pengguna: [1] Tambah Data, [2] Hapus Data, [0] Keluar. Pengguna lalu memasukkan angka pilihannya. </text:p>
                  </text:list-item>
                  <text:list-item>
                    <text:p text:style-name="P386"><text:span text:style-name="Strong_20_Emphasis">Keputusan yang Diperlukan:</text:span> Apakah pengguna memasukkan '1'? Atau '2'? Atau '0'? </text:p>
                  </text:list-item>
                  <text:list-item>
                    <text:p text:style-name="P386"><text:span text:style-name="Strong_20_Emphasis">Aksi yang Berbeda:</text:span> Jika '1', program harus menjalankan bagian kode untuk menambah data. Jika '2', jalankan bagian kode untuk menghapus data. Jika '0', program harus berhenti. Program linear tidak bisa 'melompat' ke bagian kode yang berbeda-beda berdasarkan input pengguna. </text:p>
                  </text:list-item>
                </text:list>
              </text:list-item>
              <text:list-item>
                <text:p text:style-name="P103"><text:span text:style-name="Strong_20_Emphasis">Merespons Input yang Tidak Valid:</text:span></text:p>
                <text:list>
                  <text:list-item>
                    <text:p text:style-name="P386">Program meminta pengguna memasukkan usianya. Idealnya, usia adalah angka positif. </text:p>
                  </text:list-item>
                  <text:list-item>
                    <text:p text:style-name="P386"><text:span text:style-name="Strong_20_Emphasis">Keputusan yang Diperlukan:</text:span> Apakah angka yang dimasukkan pengguna &gt; 0? </text:p>
                  </text:list-item>
                  <text:list-item>
                    <text:p text:style-name="P103"><text:span text:style-name="Strong_20_Emphasis">Aksi yang Berbeda:</text:span> Jika ya (valid), program bisa melanjutkan pemrosesan. Jika tidak (misalnya pengguna memasukkan -5 atau 0), program sebaiknya menampilkan pesan error seperti "Usia tidak valid, silakan masukkan angka positif." dan mungkin meminta input lagi. Program linear mungkin akan error atau menghasilkan perhitungan yang aneh jika diberi input tidak valid. </text:p>
                  </text:list-item>
                </text:list>
              </text:list-item>
            </text:list>
            <text:p text:style-name="Text_20_body"><text:span text:style-name="Strong_20_Emphasis">Solusi: Struktur Kontrol Percabangan</text:span></text:p>
            <text:p text:style-name="Text_20_body">Contoh-contoh di atas jelas menunjukkan bahwa agar program bisa berguna dan 'cerdas', ia harus mampu <text:span text:style-name="Strong_20_Emphasis">beradaptasi dan merespons situasi yang berbeda-beda</text:span>. Ia harus bisa <text:span text:style-name="Strong_20_Emphasis">membuat keputusan</text:span>.</text:p>
            <text:p text:style-name="Text_20_body">Untuk itulah bahasa pemrograman seperti Pascal menyediakan mekanisme yang disebut <text:span text:style-name="Strong_20_Emphasis">Struktur Kontrol Percabangan</text:span> (atau <text:span text:style-name="Emphasis">Conditional Statements</text:span>). Struktur ini (yang akan kita pelajari detilnya sebentar lagi, yaitu <text:span text:style-name="Source_20_Text">IF</text:span> dan <text:span text:style-name="Source_20_Text">CASE</text:span>) memungkinkan kita menulis blok-blok kode yang berbeda dan memberitahu program: "Hei, periksa dulu <text:soft-page-break/>kondisi ini. Jika kondisinya benar (<text:span text:style-name="Source_20_Text">True</text:span>), jalankan blok kode A. Jika kondisinya salah (<text:span text:style-name="Source_20_Text">False</text:span>), jalankan blok kode B (atau jangan lakukan apa-apa)."</text:p>
            <text:p text:style-name="Text_20_body">Dengan kemampuan percabangan inilah program kita bisa menjadi jauh lebih fleksibel, interaktif, dan mampu menangani berbagai kemungkinan yang ada dalam penyelesaian masalah.</text:p>
            <text:p text:style-name="Horizontal_20_Line"/>
            <text:p text:style-name="Text_20_body">Sekarang kita sudah paham <text:span text:style-name="Emphasis">mengapa</text:span> kita sangat membutuhkan kemampuan program untuk membuat keputusan. Selanjutnya, mari kita pelajari 'rambu' percabangan pertama dan paling fundamental di Pascal: struktur <text:span text:style-name="Source_20_Text">IF...THEN</text:span>.</text:p>
            <text:p text:style-name="Text_20_body">Saya menunggu perintah "YAX" untuk lanjut ke <text:span text:style-name="Emphasis">prompt</text:span> Sub-bab 7.2 ("Struktur <text:span text:style-name="Source_20_Text">IF...THEN...</text:span> (Percabangan Tunggal)").</text:p>
          </text:section>
          <text:section text:style-name="Sect1" text:name="feedback-form-55">
            <text:p text:style-name="P285"/>
          </text:section>
        </text:section>
        <text:section text:style-name="Sect1" text:name="a87bc0fa1c381675">
          <text:p text:style-name="Text_20_body"/>
          <text:section text:style-name="Sect1" text:name="user-query-content-56">
            <text:p text:style-name="P541">YAX </text:p>
          </text:section>
          <text:p text:style-name="P285">Tampilkan alur berpikir</text:p>
          <text:section text:style-name="Sect2" text:name="model-response-message-contentr_a87bc0fa1c381675">
            <text:p text:style-name="P285"/>
          </text:section>
          <text:section text:style-name="Sect1" text:name="feedback-form-56">
            <text:p text:style-name="P285"/>
          </text:section>
        </text:section>
        <text:section text:style-name="Sect1" text:name="bd224efc596c2c36">
          <text:p text:style-name="Text_20_body"/>
          <text:section text:style-name="Sect1" text:name="user-query-content-57">
            <text:p text:style-name="P541">present it </text:p>
          </text:section>
          <text:p text:style-name="P285">Tampilkan alur berpikir</text:p>
          <text:section text:style-name="Sect2" text:name="model-response-message-contentr_bd224efc596c2c36">
            <text:p text:style-name="Text_20_body">Oke, mari kita presentasikan pembahasan tentang struktur percabangan pertama kita: <text:span text:style-name="Source_20_Text">IF...THEN</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7.2: Struktur </text:span><text:span text:style-name="Strong_20_Emphasis"><text:span text:style-name="Source_20_Text">IF...THEN...</text:span></text:span><text:span text:style-name="Strong_20_Emphasis"> (Percabangan Tunggal)</text:span></text:p>
            <text:p text:style-name="Text_20_body"><text:span text:style-name="Emphasis">(Prompt: "Buatkan pembahasan mendalam untuk sub-bab 'Struktur IF...THEN... (Percabangan Tunggal)'. Jelaskan ini sebagai bentuk percabangan paling dasar: jika suatu kondisi bernilai True, maka satu pernyataan (atau blok pernyataan) akan dijalankan; jika False, pernyataan tersebut dilewati. Tunjukkan sintaks dasarnya... Jelaskan bahwa KondisiBoolean adalah ekspresi yang menghasilkan True atau False... Berikan contoh kode sederhana... Sertakan diagram alir (flowchart) sederhana...")</text:span></text:p>
            <text:p text:style-name="Horizontal_20_Line"/>
            <text:p text:style-name="Text_20_body">Oke, mari kita pelajari 'rambu percabangan' pertama dan paling dasar di Pascal: struktur <text:span text:style-name="Strong_20_Emphasis"><text:span text:style-name="Source_20_Text">IF...THEN</text:span></text:span>. Logikanya sangat sederhana, persis seperti cara kita berpikir sehari-hari: <text:span text:style-name="Strong_20_Emphasis">JIKA</text:span> suatu kondisi tertentu terpenuhi (benar), <text:span text:style-name="Strong_20_Emphasis">MAKA</text:span> lakukanlah suatu aksi tertentu.</text:p>
            <text:p text:style-name="Text_20_body">Struktur <text:span text:style-name="Source_20_Text">IF...THEN</text:span> ini kita gunakan ketika kita ingin agar satu atau beberapa perintah <text:span text:style-name="Strong_20_Emphasis">hanya dijalankan jika sebuah kondisi spesifik bernilai benar (</text:span><text:span text:style-name="Strong_20_Emphasis"><text:span text:style-name="Source_20_Text">True</text:span></text:span><text:span text:style-name="Strong_20_Emphasis">)</text:span>. Jika <text:soft-page-break/>kondisi tersebut ternyata salah (<text:span text:style-name="Source_20_Text">False</text:span>), maka perintah-perintah tersebut akan <text:span text:style-name="Strong_20_Emphasis">dilewati (skip)</text:span> begitu saja, dan program akan melanjutkan ke baris berikutnya setelah blok <text:span text:style-name="Source_20_Text">IF...THEN</text:span>. Ini adalah bentuk percabangan yang paling simpel, hanya ada satu 'cabang' aksi yang mungkin diambil atau tidak.</text:p>
            <text:p text:style-name="Text_20_body"><text:span text:style-name="Strong_20_Emphasis">Sintaks Dasar </text:span><text:span text:style-name="Strong_20_Emphasis"><text:span text:style-name="Source_20_Text">IF...THEN</text:span></text:span><text:span text:style-name="Strong_20_Emphasis">:</text:span></text:p>
            <text:p text:style-name="Text_20_body">Format dasar penulisannya dalam kode Pascal adalah seperti ini:</text:p>
            <text:p text:style-name="Text_20_body">Delphi</text:p>
            <text:p text:style-name="Preformatted_20_Text"><text:span text:style-name="Source_20_Text">IF KondisiBoolean THEN</text:span></text:p>
            <text:p text:style-name="Preformatted_20_Text"><text:span text:style-name="Source_20_Text"><text:s text:c="2"/>PernyataanTunggal; // Perintah ini HANYA dijalankan jika KondisiBoolean = True</text:span></text:p>
            <text:p text:style-name="Preformatted_20_Text"/>
            <text:p text:style-name="Preformatted_20_Text"><text:span text:style-name="Source_20_Text">// Program akan selalu lanjut ke baris setelah ini,</text:span></text:p>
            <text:p text:style-name="P602"><text:span text:style-name="Source_20_Text">// baik kondisi True maupun False.</text:span></text:p>
            <text:p text:style-name="Text_20_body">Mari kita bedah bagian-bagian pentingnya:</text:p>
            <text:list xml:id="list2668122503702773626" text:style-name="L104">
              <text:list-item>
                <text:p text:style-name="P387"><text:span text:style-name="Strong_20_Emphasis"><text:span text:style-name="Source_20_Text">IF</text:span></text:span>: Ini adalah kata kunci (keyword) dalam Pascal yang menandakan dimulainya sebuah pengecekan kondisi. </text:p>
              </text:list-item>
              <text:list-item>
                <text:p text:style-name="P387"><text:span text:style-name="Strong_20_Emphasis"><text:span text:style-name="Source_20_Text">KondisiBoolean</text:span></text:span>: Ini adalah bagian <text:span text:style-name="Strong_20_Emphasis">paling krusial</text:span>. Di sini Anda harus menuliskan sebuah <text:span text:style-name="Strong_20_Emphasis">ekspresi</text:span> yang hasil evaluasinya <text:span text:style-name="Strong_20_Emphasis">pasti</text:span> berupa nilai <text:span text:style-name="Strong_20_Emphasis"><text:span text:style-name="Source_20_Text">Boolean</text:span></text:span> (yaitu, antara <text:span text:style-name="Source_20_Text">True</text:span> atau <text:span text:style-name="Source_20_Text">False</text:span>). Biasanya, kondisi ini dibuat menggunakan <text:span text:style-name="Strong_20_Emphasis">operator perbandingan</text:span> (<text:span text:style-name="Source_20_Text">&gt;</text:span>, <text:span text:style-name="Source_20_Text">&lt;</text:span>, <text:span text:style-name="Source_20_Text">=</text:span>, <text:span text:style-name="Source_20_Text">&lt;&gt;</text:span>, <text:span text:style-name="Source_20_Text">&gt;=</text:span>, <text:span text:style-name="Source_20_Text">&lt;=</text:span>) yang sudah kita pelajari di Bab 6 untuk membandingkan nilai variabel, konstanta, atau literal. Contoh: <text:span text:style-name="Source_20_Text">NilaiUjian &gt; 75</text:span>, <text:span text:style-name="Source_20_Text">NamaUser = 'Admin'</text:span>, <text:span text:style-name="Source_20_Text">JumlahStok &lt;= BatasMinimum</text:span>. Bisa juga berupa variabel yang memang sudah bertipe <text:span text:style-name="Source_20_Text">Boolean</text:span>, atau hasil dari operator logika (<text:span text:style-name="Source_20_Text">AND</text:span>, <text:span text:style-name="Source_20_Text">OR</text:span>, <text:span text:style-name="Source_20_Text">NOT</text:span>). </text:p>
              </text:list-item>
              <text:list-item>
                <text:p text:style-name="P387"><text:span text:style-name="Strong_20_Emphasis"><text:span text:style-name="Source_20_Text">THEN</text:span></text:span>: Kata kunci ini berfungsi sebagai pemisah antara bagian kondisi (<text:span text:style-name="Source_20_Text">IF ...</text:span>) dan bagian aksi (<text:span text:style-name="Source_20_Text">PernyataanTunggal</text:span>). Artinya, "Jika kondisi benar, MAKA...". </text:p>
              </text:list-item>
              <text:list-item>
                <text:p text:style-name="P104"><text:span text:style-name="Strong_20_Emphasis"><text:span text:style-name="Source_20_Text">PernyataanTunggal;</text:span></text:span>: Ini adalah <text:span text:style-name="Strong_20_Emphasis">satu buah perintah atau instruksi Pascal</text:span> yang valid (misalnya, <text:span text:style-name="Source_20_Text">Writeln('...');</text:span>, <text:span text:style-name="Source_20_Text">Variabel := NilaiBaru;</text:span>, memanggil prosedur, dll.) yang ingin Anda jalankan <text:span text:style-name="Strong_20_Emphasis">HANYA JIKA </text:span><text:span text:style-name="Strong_20_Emphasis"><text:span text:style-name="Source_20_Text">KondisiBoolean</text:span></text:span><text:span text:style-name="Strong_20_Emphasis"> di atasnya bernilai </text:span><text:span text:style-name="Strong_20_Emphasis"><text:span text:style-name="Source_20_Text">True</text:span></text:span>. Jika <text:span text:style-name="Source_20_Text">KondisiBoolean</text:span> bernilai <text:span text:style-name="Source_20_Text">False</text:span>, maka <text:span text:style-name="Source_20_Text">PernyataanTunggal</text:span> ini akan <text:span text:style-name="Strong_20_Emphasis">sama sekali tidak dieksekusi (dilewati)</text:span>. Program akan langsung melompat ke baris kode setelah <text:span text:style-name="Source_20_Text">PernyataanTunggal;</text:span>. Jangan lupa, seperti biasa, akhiri pernyataan ini dengan <text:span text:style-name="Strong_20_Emphasis">titik koma (</text:span><text:span text:style-name="Strong_20_Emphasis"><text:span text:style-name="Source_20_Text">;</text:span></text:span><text:span text:style-name="Strong_20_Emphasis">)</text:span>. </text:p>
              </text:list-item>
            </text:list>
            <text:p text:style-name="Text_20_body"><text:span text:style-name="Strong_20_Emphasis">Contoh Kode Sederhana:</text:span></text:p>
            <text:list xml:id="list1729040690405418907" text:style-name="L105">
              <text:list-item>
                <text:p text:style-name="P105"><text:span text:style-name="Strong_20_Emphasis">Mengecek Suhu Udara:</text:span></text:p>
                <text:p text:style-name="P105">Delphi</text:p>
                <text:p text:style-name="P565"><text:span text:style-name="Source_20_Text">program CekSuhuPanas;</text:span></text:p>
                <text:p text:style-name="P565"><text:span text:style-name="Source_20_Text">uses SysUtils;</text:span></text:p>
                <text:p text:style-name="P565"><text:soft-page-break/><text:span text:style-name="Source_20_Text">var Suhu: Real;</text:span></text:p>
                <text:p text:style-name="P565"><text:span text:style-name="Source_20_Text">begin</text:span></text:p>
                <text:p text:style-name="P565"><text:span text:style-name="Source_20_Text"><text:s text:c="2"/>Write('Masukkan suhu udara saat ini (derajat Celsius): ');</text:span></text:p>
                <text:p text:style-name="P565"><text:span text:style-name="Source_20_Text"><text:s text:c="2"/>Readln(Suhu);</text:span></text:p>
                <text:p text:style-name="P565"/>
                <text:p text:style-name="P565"><text:span text:style-name="Source_20_Text"><text:s text:c="2"/>// Pengecekan kondisi: Apakah nilai variabel Suhu lebih besar dari 30.0?</text:span></text:p>
                <text:p text:style-name="P565"><text:span text:style-name="Source_20_Text"><text:s text:c="2"/>IF Suhu &gt; 30.0 THEN</text:span></text:p>
                <text:p text:style-name="P565"><text:span text:style-name="Source_20_Text"><text:s text:c="4"/>Writeln('Wah, cuaca hari ini terasa cukup panas!'); // Aksi ini hanya dijalankan jika kondisi True</text:span></text:p>
                <text:p text:style-name="P565"/>
                <text:p text:style-name="P565"><text:span text:style-name="Source_20_Text"><text:s text:c="2"/>// Baris ini akan selalu dieksekusi, tidak terpengaruh oleh IF di atas</text:span></text:p>
                <text:p text:style-name="P565"><text:span text:style-name="Source_20_Text"><text:s text:c="2"/>Writeln('--- Program pengecekan suhu selesai ---');</text:span></text:p>
                <text:p text:style-name="P565"><text:span text:style-name="Source_20_Text"><text:s text:c="2"/>Readln; // Tahan layar</text:span></text:p>
                <text:p text:style-name="P629"><text:span text:style-name="Source_20_Text">end.</text:span></text:p>
                <text:list>
                  <text:list-item>
                    <text:p text:style-name="P388"><text:span text:style-name="Strong_20_Emphasis">Penjelasan:</text:span> Jika Anda menjalankan program ini dan memasukkan angka <text:span text:style-name="Source_20_Text">32</text:span>, maka kondisi <text:span text:style-name="Source_20_Text">Suhu &gt; 30.0</text:span> akan bernilai <text:span text:style-name="Source_20_Text">True</text:span>, sehingga pesan "Wah, cuaca hari ini terasa cukup panas!" akan ditampilkan. Setelah itu, pesan "--- Program pengecekan suhu selesai ---" juga akan ditampilkan. Namun, jika Anda memasukkan angka <text:span text:style-name="Source_20_Text">25</text:span>, kondisi <text:span text:style-name="Source_20_Text">Suhu &gt; 30.0</text:span> akan bernilai <text:span text:style-name="Source_20_Text">False</text:span>. Akibatnya, perintah <text:span text:style-name="Source_20_Text">Writeln('Wah, cuaca...')</text:span> akan <text:span text:style-name="Strong_20_Emphasis">dilewati</text:span>, dan program hanya akan langsung menampilkan "--- Program pengecekan suhu selesai ---". </text:p>
                  </text:list-item>
                </text:list>
              </text:list-item>
              <text:list-item>
                <text:p text:style-name="P105"><text:span text:style-name="Strong_20_Emphasis">Memberikan Diskon Jika Belanja Banyak:</text:span></text:p>
                <text:p text:style-name="P105">Delphi</text:p>
                <text:p text:style-name="P565"><text:span text:style-name="Source_20_Text">program HitungDiskonSederhana;</text:span></text:p>
                <text:p text:style-name="P565"><text:span text:style-name="Source_20_Text">uses SysUtils;</text:span></text:p>
                <text:p text:style-name="P565"><text:span text:style-name="Source_20_Text">const</text:span></text:p>
                <text:p text:style-name="P565"><text:span text:style-name="Source_20_Text"><text:s text:c="2"/>BatasDapatDiskon = 200000.0; // Minimal belanja Rp 200rb (konteks Indonesia)</text:span></text:p>
                <text:p text:style-name="P565"><text:span text:style-name="Source_20_Text"><text:s text:c="2"/>PersenDiskon = 0.05; <text:s text:c="6"/>// Diskon 5% (0.05)</text:span></text:p>
                <text:p text:style-name="P565"><text:span text:style-name="Source_20_Text">var</text:span></text:p>
                <text:p text:style-name="P565"><text:span text:style-name="Source_20_Text"><text:s text:c="2"/>TotalBelanja, NilaiDiskon, TotalBayar: Real;</text:span></text:p>
                <text:p text:style-name="P565"><text:span text:style-name="Source_20_Text">begin</text:span></text:p>
                <text:p text:style-name="P565"><text:span text:style-name="Source_20_Text"><text:s text:c="2"/>Write('Masukkan total belanja Anda: Rp ');</text:span></text:p>
                <text:p text:style-name="P565"><text:span text:style-name="Source_20_Text"><text:s text:c="2"/>Readln(TotalBelanja);</text:span></text:p>
                <text:p text:style-name="P565"/>
                <text:p text:style-name="P565"><text:span text:style-name="Source_20_Text"><text:s text:c="2"/>// Inisialisasi nilai diskon awal = 0</text:span></text:p>
                <text:p text:style-name="P565"><text:span text:style-name="Source_20_Text"><text:s text:c="2"/>NilaiDiskon := 0.0;</text:span></text:p>
                <text:p text:style-name="P565"/>
                <text:p text:style-name="P565"><text:span text:style-name="Source_20_Text"><text:s text:c="2"/>// Cek kondisi: Apakah TotalBelanja melebihi batas diskon?</text:span></text:p>
                <text:p text:style-name="P565"><text:span text:style-name="Source_20_Text"><text:s text:c="2"/>IF TotalBelanja &gt; BatasDapatDiskon THEN</text:span></text:p>
                <text:p text:style-name="P565"><text:span text:style-name="Source_20_Text"><text:s text:c="4"/>// Jika True, maka hitung nilai diskonnya dan simpan ke variabel NilaiDiskon</text:span></text:p>
                <text:p text:style-name="P565"><text:span text:style-name="Source_20_Text"><text:s text:c="4"/>NilaiDiskon := TotalBelanja * PersenDiskon;</text:span></text:p>
                <text:p text:style-name="P565"/>
                <text:p text:style-name="P565"><text:span text:style-name="Source_20_Text"><text:s text:c="2"/>// Jika kondisi di atas False, baris perhitungan diskon dilewati,</text:span></text:p>
                <text:p text:style-name="P565"><text:span text:style-name="Source_20_Text"><text:s text:c="2"/>// sehingga NilaiDiskon akan tetap 0.0 seperti nilai awalnya.</text:span></text:p>
                <text:p text:style-name="P565"/>
                <text:p text:style-name="P565"><text:soft-page-break/><text:span text:style-name="Source_20_Text"><text:s text:c="2"/>// Hitung total yang harus dibayar</text:span></text:p>
                <text:p text:style-name="P565"><text:span text:style-name="Source_20_Text"><text:s text:c="2"/>TotalBayar := TotalBelanja - NilaiDiskon;</text:span></text:p>
                <text:p text:style-name="P565"/>
                <text:p text:style-name="P565"><text:span text:style-name="Source_20_Text"><text:s text:c="2"/>Writeln('Total Belanja <text:s text:c="4"/>: Rp ', TotalBelanja:0:0);</text:span></text:p>
                <text:p text:style-name="P565"><text:span text:style-name="Source_20_Text"><text:s text:c="2"/>Writeln('Diskon Diberikan <text:s/>: Rp ', NilaiDiskon:0:0); // Tampilkan nilai diskon (bisa 0 atau hasil hitung)</text:span></text:p>
                <text:p text:style-name="P565"><text:span text:style-name="Source_20_Text"><text:s text:c="2"/>Writeln('---------------------------------- -');</text:span></text:p>
                <text:p text:style-name="P565"><text:span text:style-name="Source_20_Text"><text:s text:c="2"/>Writeln('Total Harus Bayar : Rp ', TotalBayar:0:0);</text:span></text:p>
                <text:p text:style-name="P565"><text:span text:style-name="Source_20_Text"><text:s text:c="2"/>Readln;</text:span></text:p>
                <text:p text:style-name="P629"><text:span text:style-name="Source_20_Text">end.</text:span></text:p>
                <text:list>
                  <text:list-item>
                    <text:p text:style-name="P105"><text:span text:style-name="Strong_20_Emphasis">Penjelasan:</text:span> Dalam contoh ini, perhitungan <text:span text:style-name="Source_20_Text">NilaiDiskon := TotalBelanja * PersenDiskon;</text:span> hanya akan terjadi <text:span text:style-name="Strong_20_Emphasis">jika dan hanya jika</text:span> total belanja pengguna memang lebih besar dari <text:span text:style-name="Source_20_Text">BatasDapatDiskon</text:span>. Jika tidak, <text:span text:style-name="Source_20_Text">NilaiDiskon</text:span> tetap bernilai <text:span text:style-name="Source_20_Text">0.0</text:span> (seperti yang kita set di awal), sehingga tidak ada pengurangan pada <text:span text:style-name="Source_20_Text">TotalBayar</text:span>. </text:p>
                  </text:list-item>
                </text:list>
              </text:list-item>
            </text:list>
            <text:p text:style-name="Text_20_body"><text:span text:style-name="Strong_20_Emphasis">Diagram Alir (Flowchart) Logika </text:span><text:span text:style-name="Strong_20_Emphasis"><text:span text:style-name="Source_20_Text">IF...THEN</text:span></text:span><text:span text:style-name="Strong_20_Emphasis">:</text:span></text:p>
            <text:p text:style-name="Text_20_body">Secara visual, alur logika <text:span text:style-name="Source_20_Text">IF...THEN</text:span> bisa digambarkan seperti ini:</text:p>
            <text:list xml:id="list3350860835095331355" text:style-name="L106">
              <text:list-item>
                <text:p text:style-name="P389">Alur program datang dari atas. </text:p>
              </text:list-item>
              <text:list-item>
                <text:p text:style-name="P389">Masuk ke <text:span text:style-name="Strong_20_Emphasis">simbol belah ketupat (Decision)</text:span> yang berisi pertanyaan kondisi (<text:span text:style-name="Source_20_Text">KondisiBoolean?</text:span>). </text:p>
              </text:list-item>
              <text:list-item>
                <text:p text:style-name="P389">Dari belah ketupat, ada <text:span text:style-name="Strong_20_Emphasis">dua</text:span> panah keluar: </text:p>
                <text:list>
                  <text:list-item>
                    <text:p text:style-name="P389">Satu panah berlabel <text:span text:style-name="Strong_20_Emphasis">'True' (Ya)</text:span>: Panah ini menuju ke <text:span text:style-name="Strong_20_Emphasis">simbol persegi panjang (Process)</text:span> yang berisi <text:span text:style-name="Source_20_Text">PernyataanTunggal</text:span>. Setelah melakukan aksi di persegi panjang ini, panah keluar darinya dan bergabung kembali ke alur utama. </text:p>
                  </text:list-item>
                  <text:list-item>
                    <text:p text:style-name="P389">Satu panah berlabel <text:span text:style-name="Strong_20_Emphasis">'False' (Tidak)</text:span>: Panah ini <text:span text:style-name="Strong_20_Emphasis">langsung melompati</text:span> simbol persegi panjang tadi dan bergabung ke alur utama. </text:p>
                  </text:list-item>
                </text:list>
              </text:list-item>
              <text:list-item>
                <text:p text:style-name="P106">Kedua jalur (setelah aksi jika True, atau langsung jika False) bertemu kembali di satu titik pada alur utama, dan program melanjutkan eksekusi perintah berikutnya. </text:p>
              </text:list-item>
            </text:list>
            <text:p text:style-name="Text_20_body"><text:span text:style-name="Strong_20_Emphasis">Kesimpulan:</text:span></text:p>
            <text:p text:style-name="Text_20_body">Struktur <text:span text:style-name="Source_20_Text">IF Kondisi THEN Pernyataan;</text:span> adalah alat percabangan kita yang paling dasar. Ia sangat berguna ketika kita ingin menjalankan sebuah aksi <text:span text:style-name="Strong_20_Emphasis">hanya jika</text:span> suatu kondisi spesifik terpenuhi. Jika kondisi benar, aksi dijalankan. Jika kondisi salah, aksi tersebut dilewati.</text:p>
            <text:p text:style-name="Horizontal_20_Line"/>
            <text:p text:style-name="Text_20_body">Tapi, bagaimana jika kita ingin melakukan aksi <text:span text:style-name="Emphasis">berbeda</text:span> ketika kondisinya salah, bukan hanya melewatinya? Untuk kebutuhan itu, kita perlu menambahkan 'cabang' lain dengan <text:span text:style-name="Source_20_Text">ELSE</text:span>. Siap mempelajarinya?</text:p>
            <text:p text:style-name="Text_20_body">Saya menunggu perintah "YAX" untuk lanjut ke <text:span text:style-name="Emphasis">prompt</text:span> Sub-bab 7.3 (<text:span text:style-name="Source_20_Text">IF...THEN...ELSE</text:span>).</text:p>
          </text:section>
          <text:section text:style-name="Sect1" text:name="feedback-form-57">
            <text:p text:style-name="P285"><text:soft-page-break/></text:p>
          </text:section>
        </text:section>
        <text:section text:style-name="Sect1" text:name="7b313bd0a21077f5">
          <text:p text:style-name="Text_20_body"/>
          <text:section text:style-name="Sect1" text:name="user-query-content-58">
            <text:p text:style-name="P541">YAX </text:p>
          </text:section>
          <text:p text:style-name="P285">Tampilkan alur berpikir</text:p>
          <text:section text:style-name="Sect2" text:name="model-response-message-contentr_7b313bd0a21077f5">
            <text:p text:style-name="P285"/>
          </text:section>
          <text:section text:style-name="Sect1" text:name="feedback-form-58">
            <text:p text:style-name="P285"/>
          </text:section>
        </text:section>
        <text:section text:style-name="Sect1" text:name="b44fb16722d74e01">
          <text:p text:style-name="Text_20_body"/>
          <text:section text:style-name="Sect1" text:name="user-query-content-59">
            <text:p text:style-name="P541">PRESENT IT </text:p>
          </text:section>
          <text:p text:style-name="P285">Tampilkan alur berpikir</text:p>
          <text:section text:style-name="Sect2" text:name="model-response-message-contentr_b44fb16722d74e01">
            <text:p text:style-name="Text_20_body">Tentu, ini adalah penyajian pembahasan untuk struktur <text:span text:style-name="Source_20_Text">IF...THEN...ELSE...</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7.3: Struktur </text:span><text:span text:style-name="Strong_20_Emphasis"><text:span text:style-name="Source_20_Text">IF...THEN...ELSE...</text:span></text:span><text:span text:style-name="Strong_20_Emphasis"> (Percabangan Ganda)</text:span></text:p>
            <text:p text:style-name="Text_20_body"><text:span text:style-name="Emphasis">(Prompt: "Buatkan pembahasan mendalam untuk sub-bab 'Struktur IF...THEN...ELSE... (Percabangan Ganda)'. Jelaskan struktur ini sebagai pengembangan dari IF...THEN, yang menyediakan alternatif aksi jika kondisi awal bernilai False. Tunjukkan sintaksnya... Jelaskan bahwa hanya salah satu dari PernyataanJikaTrue atau PernyataanJikaFalse yang akan dijalankan. Berikan contoh kode... Sertakan diagram alir...")</text:span></text:p>
            <text:p text:style-name="Horizontal_20_Line"/>
            <text:p text:style-name="Text_20_body">Struktur <text:span text:style-name="Source_20_Text">IF...THEN</text:span> yang baru kita pelajari tadi bagus kalau kita hanya perlu melakukan sesuatu jika kondisi benar, dan tidak melakukan apa-apa jika kondisinya salah. Tapi, seringkali skenarionya berbeda. Kita ingin program melakukan satu hal jika kondisi benar, <text:span text:style-name="Strong_20_Emphasis">TAPI</text:span> melakukan hal <text:span text:style-name="Strong_20_Emphasis">lain</text:span> jika kondisinya salah.</text:p>
            <text:p text:style-name="Text_20_body">Misalnya: <text:span text:style-name="Strong_20_Emphasis">JIKA</text:span> nilai ujian &gt;= 65, <text:span text:style-name="Strong_20_Emphasis">MAKA</text:span> tampilkan "Lulus", <text:span text:style-name="Strong_20_Emphasis">JIKA TIDAK</text:span>, tampilkan "Gagal". Untuk kasus "pilih salah satu dari dua kemungkinan aksi" seperti ini, kita menggunakan pengembangan dari <text:span text:style-name="Source_20_Text">IF</text:span>, yaitu struktur <text:span text:style-name="Strong_20_Emphasis"><text:span text:style-name="Source_20_Text">IF...THEN...ELSE</text:span></text:span>.</text:p>
            <text:p text:style-name="Text_20_body"><text:span text:style-name="Strong_20_Emphasis">Sintaks Dasar </text:span><text:span text:style-name="Strong_20_Emphasis"><text:span text:style-name="Source_20_Text">IF...THEN...ELSE</text:span></text:span><text:span text:style-name="Strong_20_Emphasis">:</text:span></text:p>
            <text:p text:style-name="Text_20_body">Format penulisannya dalam Pascal adalah sebagai berikut:</text:p>
            <text:p text:style-name="Text_20_body">Delphi</text:p>
            <text:p text:style-name="Preformatted_20_Text"><text:span text:style-name="Source_20_Text">IF KondisiBoolean THEN</text:span></text:p>
            <text:p text:style-name="Preformatted_20_Text"><text:span text:style-name="Source_20_Text"><text:s text:c="2"/>PernyataanJikaTrue <text:s/>// &lt;-- TIDAK ADA titik koma (;) di sini!</text:span></text:p>
            <text:p text:style-name="Preformatted_20_Text"><text:span text:style-name="Source_20_Text">ELSE</text:span></text:p>
            <text:p text:style-name="Preformatted_20_Text"><text:span text:style-name="Source_20_Text"><text:s text:c="2"/>PernyataanJikaFalse; // &lt;-- Titik koma (;) di sini (jika ini akhir struktur IF)</text:span></text:p>
            <text:p text:style-name="Preformatted_20_Text"/>
            <text:p text:style-name="P602"><text:span text:style-name="Source_20_Text">// Program akan melanjutkan ke baris setelah struktur IF...ELSE ini</text:span></text:p>
            <text:p text:style-name="Text_20_body">Mari kita bedah bagian-bagiannya:</text:p>
            <text:list xml:id="list418511134710200156" text:style-name="L107">
              <text:list-item>
                <text:p text:style-name="P390"><text:soft-page-break/><text:span text:style-name="Source_20_Text">IF KondisiBoolean THEN PernyataanJikaTrue</text:span>: Bagian ini sama persis seperti <text:span text:style-name="Source_20_Text">IF...THEN</text:span> biasa. <text:span text:style-name="Source_20_Text">PernyataanJikaTrue</text:span> hanya akan dieksekusi jika <text:span text:style-name="Source_20_Text">KondisiBoolean</text:span> bernilai <text:span text:style-name="Source_20_Text">True</text:span>. </text:p>
              </text:list-item>
              <text:list-item>
                <text:p text:style-name="P390"><text:span text:style-name="Strong_20_Emphasis"><text:span text:style-name="Source_20_Text">ELSE</text:span></text:span>: Ini adalah kata kunci baru yang sangat penting. <text:span text:style-name="Source_20_Text">ELSE</text:span> memperkenalkan blok aksi <text:span text:style-name="Strong_20_Emphasis">alternatif</text:span> yang akan dijalankan jika <text:span text:style-name="Source_20_Text">KondisiBoolean</text:span> pada bagian <text:span text:style-name="Source_20_Text">IF</text:span> di atasnya bernilai <text:span text:style-name="Source_20_Text">False</text:span>. <text:span text:style-name="Source_20_Text">ELSE</text:span> pada dasarnya berarti "jika tidak" atau "selain itu". </text:p>
              </text:list-item>
              <text:list-item>
                <text:p text:style-name="P390"><text:span text:style-name="Strong_20_Emphasis">Aturan Sintaks PENTING:</text:span> Perhatikan baik-baik! Baris kode <text:span text:style-name="Source_20_Text">PernyataanJikaTrue</text:span> yang letaknya persis <text:span text:style-name="Strong_20_Emphasis">sebelum</text:span> kata kunci <text:span text:style-name="Source_20_Text">ELSE</text:span> <text:span text:style-name="Strong_20_Emphasis">TIDAK BOLEH diakhiri dengan titik koma (</text:span><text:span text:style-name="Strong_20_Emphasis"><text:span text:style-name="Source_20_Text">;</text:span></text:span><text:span text:style-name="Strong_20_Emphasis">)</text:span>. Ini adalah aturan tata bahasa Pascal yang spesifik dan sering menjadi sumber kesalahan bagi pemula. Jika Anda meletakkan titik koma sebelum <text:span text:style-name="Source_20_Text">ELSE</text:span>, kompiler akan menganggap struktur <text:span text:style-name="Source_20_Text">IF</text:span> sudah selesai dan akan bingung saat bertemu <text:span text:style-name="Source_20_Text">ELSE</text:span>. </text:p>
              </text:list-item>
              <text:list-item>
                <text:p text:style-name="P107"><text:span text:style-name="Source_20_Text">PernyataanJikaFalse;</text:span>: Ini adalah <text:span text:style-name="Strong_20_Emphasis">satu buah perintah Pascal</text:span> yang akan dieksekusi <text:span text:style-name="Strong_20_Emphasis">HANYA JIKA </text:span><text:span text:style-name="Strong_20_Emphasis"><text:span text:style-name="Source_20_Text">KondisiBoolean</text:span></text:span><text:span text:style-name="Strong_20_Emphasis"> awal dievaluasi menghasilkan </text:span><text:span text:style-name="Strong_20_Emphasis"><text:span text:style-name="Source_20_Text">False</text:span></text:span>. Pernyataan inilah yang biasanya diakhiri dengan titik koma (<text:span text:style-name="Source_20_Text">;</text:span>) (kecuali jika pernyataan ini adalah <text:span text:style-name="Source_20_Text">end</text:span> terakhir dari sebuah blok <text:span text:style-name="Source_20_Text">begin...end</text:span> lain, atau jika ada struktur <text:span text:style-name="Source_20_Text">ELSE IF</text:span> lagi setelahnya - tapi kita bahas itu nanti). </text:p>
              </text:list-item>
            </text:list>
            <text:p text:style-name="Text_20_body"><text:span text:style-name="Strong_20_Emphasis">Perilaku Kunci: Pilih Salah Satu Cabang</text:span></text:p>
            <text:p text:style-name="Text_20_body">Saat program Anda menjalankan sebuah struktur <text:span text:style-name="Source_20_Text">IF...THEN...ELSE</text:span>, alurnya sangat jelas:</text:p>
            <text:list xml:id="list4804922527586971240" text:style-name="L108">
              <text:list-item>
                <text:p text:style-name="P391">Evaluasi <text:span text:style-name="Source_20_Text">KondisiBoolean</text:span>. </text:p>
              </text:list-item>
              <text:list-item>
                <text:p text:style-name="P391">Jika hasilnya <text:span text:style-name="Source_20_Text">True</text:span>: Jalankan <text:span text:style-name="Source_20_Text">PernyataanJikaTrue</text:span>, <text:span text:style-name="Strong_20_Emphasis">abaikan/lewati</text:span> <text:span text:style-name="Source_20_Text">PernyataanJikaFalse</text:span>. </text:p>
              </text:list-item>
              <text:list-item>
                <text:p text:style-name="P108">Jika hasilnya <text:span text:style-name="Source_20_Text">False</text:span>: <text:span text:style-name="Strong_20_Emphasis">Abaikan/lewati</text:span> <text:span text:style-name="Source_20_Text">PernyataanJikaTrue</text:span>, jalankan <text:span text:style-name="Source_20_Text">PernyataanJikaFalse</text:span>. </text:p>
              </text:list-item>
            </text:list>
            <text:p text:style-name="Text_20_body">Intinya adalah: <text:span text:style-name="Strong_20_Emphasis">Pasti hanya salah satu</text:span> dari kedua 'cabang' (<text:span text:style-name="Source_20_Text">THEN</text:span> atau <text:span text:style-name="Source_20_Text">ELSE</text:span>) yang akan dieksekusi dalam satu kali pemeriksaan kondisi. Program tidak mungkin menjalankan keduanya atau tidak menjalankan salah satunya sama sekali.</text:p>
            <text:p text:style-name="Text_20_body"><text:span text:style-name="Strong_20_Emphasis">Contoh Kode Sederhana:</text:span></text:p>
            <text:list xml:id="list1816129007650559985" text:style-name="L109">
              <text:list-item>
                <text:p text:style-name="P109"><text:span text:style-name="Strong_20_Emphasis">Mengecek Kelulusan Ujian:</text:span></text:p>
                <text:p text:style-name="P109">Delphi</text:p>
                <text:p text:style-name="P566"><text:span text:style-name="Source_20_Text">program CekKelulusanSiswa;</text:span></text:p>
                <text:p text:style-name="P566"><text:span text:style-name="Source_20_Text">uses SysUtils;</text:span></text:p>
                <text:p text:style-name="P566"><text:span text:style-name="Source_20_Text">const BatasNilaiLulus = 65; // Batas lulus adalah 65</text:span></text:p>
                <text:p text:style-name="P566"><text:span text:style-name="Source_20_Text">var NilaiUjian: Integer;</text:span></text:p>
                <text:p text:style-name="P566"><text:span text:style-name="Source_20_Text">begin</text:span></text:p>
                <text:p text:style-name="P566"><text:span text:style-name="Source_20_Text"><text:s text:c="2"/>Write('Masukkan nilai ujian siswa: '); Readln(NilaiUjian);</text:span></text:p>
                <text:p text:style-name="P566"/>
                <text:p text:style-name="P566"><text:span text:style-name="Source_20_Text"><text:s text:c="2"/>// Cek kondisi: Apakah NilaiUjian &gt;= BatasNilaiLulus?</text:span></text:p>
                <text:p text:style-name="P566"><text:span text:style-name="Source_20_Text"><text:s text:c="2"/>IF NilaiUjian &gt;= BatasNilaiLulus THEN</text:span></text:p>
                <text:p text:style-name="P566"><text:span text:style-name="Source_20_Text"><text:s text:c="4"/>Writeln('Selamat! Siswa dinyatakan LULUS.') // Aksi jika </text:span><text:soft-page-break/><text:span text:style-name="Source_20_Text">True (Perhatikan TIDAK ADA ; disini)</text:span></text:p>
                <text:p text:style-name="P566"><text:span text:style-name="Source_20_Text"><text:s text:c="2"/>ELSE // Aksi alternatif jika False</text:span></text:p>
                <text:p text:style-name="P566"><text:span text:style-name="Source_20_Text"><text:s text:c="4"/>Writeln('Sayang sekali, siswa dinyatakan GAGAL.'); // Aksi jika False (Baru pakai ; disini)</text:span></text:p>
                <text:p text:style-name="P566"/>
                <text:p text:style-name="P566"><text:span text:style-name="Source_20_Text"><text:s text:c="2"/>Writeln('--- Proses pengecekan selesai ---');</text:span></text:p>
                <text:p text:style-name="P566"><text:span text:style-name="Source_20_Text"><text:s text:c="2"/>Readln;</text:span></text:p>
                <text:p text:style-name="P630"><text:span text:style-name="Source_20_Text">end.</text:span></text:p>
                <text:list>
                  <text:list-item>
                    <text:p text:style-name="P392"><text:span text:style-name="Strong_20_Emphasis">Penjelasan:</text:span> Tergantung nilai yang dimasukkan, program ini akan mencetak <text:span text:style-name="Emphasis">hanya salah satu</text:span> dari pesan "LULUS" atau "GAGAL". </text:p>
                  </text:list-item>
                </text:list>
              </text:list-item>
              <text:list-item>
                <text:p text:style-name="P109"><text:span text:style-name="Strong_20_Emphasis">Mengecek Bilangan Ganjil atau Genap:</text:span></text:p>
                <text:p text:style-name="P109">Delphi</text:p>
                <text:p text:style-name="P566"><text:span text:style-name="Source_20_Text">program CekGanjilGenap;</text:span></text:p>
                <text:p text:style-name="P566"><text:span text:style-name="Source_20_Text">uses SysUtils;</text:span></text:p>
                <text:p text:style-name="P566"><text:span text:style-name="Source_20_Text">var Angka: LongInt; // Pakai LongInt untuk angka lebih besar</text:span></text:p>
                <text:p text:style-name="P566"><text:span text:style-name="Source_20_Text">begin</text:span></text:p>
                <text:p text:style-name="P566"><text:span text:style-name="Source_20_Text"><text:s text:c="2"/>Write('Masukkan sebuah bilangan bulat: '); Readln(Angka);</text:span></text:p>
                <text:p text:style-name="P566"/>
                <text:p text:style-name="P566"><text:span text:style-name="Source_20_Text"><text:s text:c="2"/>// Cek kondisi: Apakah sisa bagi Angka dengan 2 sama dengan 0?</text:span></text:p>
                <text:p text:style-name="P566"><text:span text:style-name="Source_20_Text"><text:s text:c="2"/>IF (Angka mod 2 = 0) THEN</text:span></text:p>
                <text:p text:style-name="P566"><text:span text:style-name="Source_20_Text"><text:s text:c="4"/>Writeln(Angka, ' adalah bilangan GENAP.') // Jika True (sisa 0) - Tanpa ;</text:span></text:p>
                <text:p text:style-name="P566"><text:span text:style-name="Source_20_Text"><text:s text:c="2"/>ELSE</text:span></text:p>
                <text:p text:style-name="P566"><text:span text:style-name="Source_20_Text"><text:s text:c="4"/>Writeln(Angka, ' adalah bilangan GANJIL.'); // Jika False (sisa bukan 0) - Pakai ;</text:span></text:p>
                <text:p text:style-name="P566"/>
                <text:p text:style-name="P566"><text:span text:style-name="Source_20_Text"><text:s text:c="2"/>Readln;</text:span></text:p>
                <text:p text:style-name="P630"><text:span text:style-name="Source_20_Text">end.</text:span></text:p>
                <text:list>
                  <text:list-item>
                    <text:p text:style-name="P109"><text:span text:style-name="Strong_20_Emphasis">Penjelasan:</text:span> Program akan mencetak "GENAP" jika <text:span text:style-name="Source_20_Text">Angka mod 2</text:span> hasilnya 0, dan akan mencetak "GANJIL" jika hasilnya bukan 0. </text:p>
                  </text:list-item>
                </text:list>
              </text:list-item>
            </text:list>
            <text:p text:style-name="Text_20_body"><text:span text:style-name="Strong_20_Emphasis">Diagram Alir (Flowchart) Logika </text:span><text:span text:style-name="Strong_20_Emphasis"><text:span text:style-name="Source_20_Text">IF...THEN...ELSE</text:span></text:span><text:span text:style-name="Strong_20_Emphasis">:</text:span></text:p>
            <text:p text:style-name="Text_20_body">Visualisasi alur <text:span text:style-name="Source_20_Text">IF...THEN...ELSE</text:span> adalah sebagai berikut:</text:p>
            <text:list xml:id="list6045250447149816523" text:style-name="L110">
              <text:list-item>
                <text:p text:style-name="P393">Alur program masuk ke <text:span text:style-name="Strong_20_Emphasis">simbol belah ketupat (Decision)</text:span> berisi <text:span text:style-name="Source_20_Text">KondisiBoolean?</text:span>. </text:p>
              </text:list-item>
              <text:list-item>
                <text:p text:style-name="P393">Dari belah ketupat, ada <text:span text:style-name="Strong_20_Emphasis">dua</text:span> cabang panah keluar yang terpisah: </text:p>
                <text:list>
                  <text:list-item>
                    <text:p text:style-name="P393">Panah <text:span text:style-name="Strong_20_Emphasis">'True' (Ya)</text:span>: Menuju ke <text:span text:style-name="Strong_20_Emphasis">simbol persegi panjang A (Process A)</text:span> yang berisi <text:span text:style-name="Source_20_Text">PernyataanJikaTrue</text:span>. Setelah Process A selesai, panahnya <text:span text:style-name="Strong_20_Emphasis">melompat langsung</text:span> ke titik pertemuan di akhir struktur <text:span text:style-name="Source_20_Text">IF...ELSE</text:span>. </text:p>
                  </text:list-item>
                  <text:list-item>
                    <text:p text:style-name="P393">Panah <text:span text:style-name="Strong_20_Emphasis">'False' (Tidak)</text:span>: Menuju ke <text:span text:style-name="Strong_20_Emphasis">simbol persegi panjang B (Process B)</text:span> yang berisi <text:span text:style-name="Source_20_Text">PernyataanJikaFalse</text:span>. Setelah Process B selesai, panahnya menuju ke titik pertemuan yang sama. </text:p>
                  </text:list-item>
                </text:list>
              </text:list-item>
              <text:list-item>
                <text:p text:style-name="P110"><text:span text:style-name="Strong_20_Emphasis">Titik Pertemuan:</text:span> Kedua jalur (dari Process A dan dari Process B) bertemu kembali di satu titik, dan program melanjutkan eksekusi ke perintah berikutnya di alur utama setelah struktur <text:span text:style-name="Source_20_Text">IF...THEN...ELSE</text:span> selesai. </text:p>
              </text:list-item>
            </text:list>
            <text:p text:style-name="Text_20_body"><text:soft-page-break/><text:span text:style-name="Strong_20_Emphasis">Kesimpulan:</text:span></text:p>
            <text:p text:style-name="Text_20_body">Struktur <text:span text:style-name="Source_20_Text">IF Kondisi THEN Aksi1 ELSE Aksi2;</text:span> adalah alat yang sangat berguna ketika program Anda perlu memilih untuk melakukan <text:span text:style-name="Strong_20_Emphasis">satu di antara dua</text:span> kemungkinan aksi berdasarkan sebuah kondisi <text:span text:style-name="Source_20_Text">True</text:span> atau <text:span text:style-name="Source_20_Text">False</text:span>. Ingat aturan penting sintaksnya: <text:span text:style-name="Strong_20_Emphasis">tidak ada titik koma (</text:span><text:span text:style-name="Strong_20_Emphasis"><text:span text:style-name="Source_20_Text">;</text:span></text:span><text:span text:style-name="Strong_20_Emphasis">) sebelum kata kunci </text:span><text:span text:style-name="Strong_20_Emphasis"><text:span text:style-name="Source_20_Text">ELSE</text:span></text:span>!</text:p>
            <text:p text:style-name="Horizontal_20_Line"/>
            <text:p text:style-name="Text_20_body">Struktur <text:span text:style-name="Source_20_Text">IF</text:span> yang kita pelajari sejauh ini hanya bisa menjalankan <text:span text:style-name="Emphasis">satu</text:span> perintah di cabang <text:span text:style-name="Source_20_Text">THEN</text:span> dan <text:span text:style-name="Emphasis">satu</text:span> perintah di cabang <text:span text:style-name="Source_20_Text">ELSE</text:span>. Bagaimana jika kita perlu melakukan <text:span text:style-name="Emphasis">beberapa</text:span> perintah sekaligus dalam satu cabang? Kita akan bahas penggunaan <text:span text:style-name="Source_20_Text">begin...end</text:span> di dalam <text:span text:style-name="Source_20_Text">IF</text:span> pada bagian selanjutnya.</text:p>
            <text:p text:style-name="Text_20_body">Saya menunggu perintah "YAX" untuk lanjut ke <text:span text:style-name="Emphasis">prompt</text:span> Sub-bab 7.4 ("Blok <text:span text:style-name="Source_20_Text">BEGIN...END</text:span> dalam <text:span text:style-name="Source_20_Text">IF</text:span>").</text:p>
          </text:section>
          <text:section text:style-name="Sect1" text:name="feedback-form-59">
            <text:p text:style-name="P285"/>
          </text:section>
        </text:section>
        <text:section text:style-name="Sect1" text:name="0e6076d3e0ad189d">
          <text:p text:style-name="Text_20_body"/>
          <text:section text:style-name="Sect1" text:name="user-query-content-60">
            <text:p text:style-name="P541">YAX </text:p>
          </text:section>
          <text:p text:style-name="P285">Tampilkan alur berpikir</text:p>
          <text:section text:style-name="Sect2" text:name="model-response-message-contentr_0e6076d3e0ad189d">
            <text:p text:style-name="P285"/>
          </text:section>
          <text:section text:style-name="Sect1" text:name="feedback-form-60">
            <text:p text:style-name="P285"/>
          </text:section>
        </text:section>
        <text:section text:style-name="Sect1" text:name="b7d9fa7d8f0a9950">
          <text:p text:style-name="Text_20_body"/>
          <text:section text:style-name="Sect1" text:name="user-query-content-61">
            <text:p text:style-name="P541">present it </text:p>
          </text:section>
          <text:p text:style-name="P285">Tampilkan alur berpikir</text:p>
          <text:section text:style-name="Sect2" text:name="model-response-message-contentr_b7d9fa7d8f0a9950">
            <text:p text:style-name="Text_20_body">Oke, mari kita tampilkan pembahasan mengenai cara melakukan banyak aksi dalam satu cabang <text:span text:style-name="Source_20_Text">IF</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7.4: Blok </text:span><text:span text:style-name="Strong_20_Emphasis"><text:span text:style-name="Source_20_Text">BEGIN...END</text:span></text:span><text:span text:style-name="Strong_20_Emphasis"> dalam </text:span><text:span text:style-name="Strong_20_Emphasis"><text:span text:style-name="Source_20_Text">IF</text:span></text:span></text:p>
            <text:p text:style-name="Text_20_body"><text:span text:style-name="Emphasis">(Prompt: "Buatkan pembahasan mendalam untuk sub-bab 'Blok BEGIN...END dalam IF'. Jelaskan bahwa sintaks dasar IF...THEN dan IF...THEN...ELSE hanya mengizinkan satu pernyataan tunggal... Terangkan bagaimana menggunakan blok begin...end;... untuk mengeksekusi beberapa pernyataan... Tunjukkan sintaksnya... Tekankan penggunaan begin...end; yang benar dan pentingnya titik koma...")</text:span></text:p>
            <text:p text:style-name="Horizontal_20_Line"/>
            <text:p text:style-name="Text_20_body">Sejauh ini, struktur <text:span text:style-name="Source_20_Text">IF...THEN</text:span> dan <text:span text:style-name="Source_20_Text">IF...THEN...ELSE</text:span> yang kita lihat hanya bisa menjalankan <text:span text:style-name="Strong_20_Emphasis">satu perintah tunggal</text:span> setelah <text:span text:style-name="Source_20_Text">THEN</text:span> atau setelah <text:span text:style-name="Source_20_Text">ELSE</text:span>. Contohnya:</text:p>
            <text:p text:style-name="Text_20_body">Delphi</text:p>
            <text:p text:style-name="Preformatted_20_Text"><text:span text:style-name="Source_20_Text">IF Nilai &gt; 60 THEN</text:span></text:p>
            <text:p text:style-name="Preformatted_20_Text"><text:span text:style-name="Source_20_Text"><text:s text:c="2"/>Writeln('Lulus'); // Hanya satu perintah Writeln</text:span></text:p>
            <text:p text:style-name="Preformatted_20_Text"><text:span text:style-name="Source_20_Text">ELSE</text:span></text:p>
            <text:p text:style-name="P602"><text:span text:style-name="Source_20_Text"><text:s text:c="2"/>Writeln('Gagal'); // Hanya satu perintah Writeln</text:span></text:p>
            <text:p text:style-name="Text_20_body"><text:soft-page-break/>Tapi, bagaimana jika kita ingin melakukan <text:span text:style-name="Strong_20_Emphasis">lebih dari satu aksi</text:span> jika suatu kondisi terpenuhi? Misalnya, jika siswa lulus, kita ingin menampilkan pesan "Selamat!", sekaligus mengubah nilai variabel status kelulusan menjadi <text:span text:style-name="Source_20_Text">True</text:span>, DAN mungkin menampilkan pesan penyemangat tambahan? Kita tidak bisa menulisnya langsung berderet begitu saja setelah <text:span text:style-name="Source_20_Text">THEN</text:span>.</text:p>
            <text:p text:style-name="Text_20_body"><text:span text:style-name="Strong_20_Emphasis">Solusinya: Gunakan Blok </text:span><text:span text:style-name="Strong_20_Emphasis"><text:span text:style-name="Source_20_Text">BEGIN...END;</text:span></text:span></text:p>
            <text:p text:style-name="Text_20_body">Di sinilah pasangan kata kunci <text:span text:style-name="Strong_20_Emphasis"><text:span text:style-name="Source_20_Text">begin</text:span></text:span> dan <text:span text:style-name="Strong_20_Emphasis"><text:span text:style-name="Source_20_Text">end</text:span></text:span> datang menyelamatkan! Seperti yang sudah kita lihat pada struktur utama program (<text:span text:style-name="Source_20_Text">begin...end.</text:span>), pasangan <text:span text:style-name="Source_20_Text">begin</text:span> dan <text:span text:style-name="Source_20_Text">end</text:span> (yang dalam konteks ini biasanya diakhiri titik koma <text:span text:style-name="Source_20_Text">;</text:span>, bukan titik <text:span text:style-name="Source_20_Text">.</text:span>) berfungsi untuk <text:span text:style-name="Strong_20_Emphasis">mengelompokkan beberapa pernyataan atau instruksi menjadi satu kesatuan</text:span>.</text:p>
            <text:p text:style-name="Text_20_body">Blok <text:span text:style-name="Source_20_Text">begin...end;</text:span> ini oleh Pascal dianggap sebagai <text:span text:style-name="Strong_20_Emphasis">satu pernyataan majemuk (compound statement)</text:span>. Jadi, meskipun di dalamnya bisa berisi puluhan baris perintah, bagi struktur <text:span text:style-name="Source_20_Text">IF</text:span>, keseluruhan blok <text:span text:style-name="Source_20_Text">begin...end;</text:span> tersebut dianggap sebagai 'satu' aksi tunggal yang akan dijalankan setelah <text:span text:style-name="Source_20_Text">THEN</text:span> atau <text:span text:style-name="Source_20_Text">ELSE</text:span>.</text:p>
            <text:p text:style-name="Text_20_body"><text:span text:style-name="Strong_20_Emphasis">Analogi:</text:span> Bayangkan Anda ingin mengirim beberapa barang (perintah) sekaligus dalam satu paket (<text:span text:style-name="Source_20_Text">IF</text:span>). Anda masukkan semua barang itu ke dalam satu kardus besar (<text:span text:style-name="Source_20_Text">begin...end;</text:span>). Bagi si kurir (<text:span text:style-name="Source_20_Text">IF</text:span>), ia hanya perlu mengurus pengiriman satu kardus besar itu saja.</text:p>
            <text:p text:style-name="Text_20_body"><text:span text:style-name="Strong_20_Emphasis">Sintaks </text:span><text:span text:style-name="Strong_20_Emphasis"><text:span text:style-name="Source_20_Text">IF</text:span></text:span><text:span text:style-name="Strong_20_Emphasis"> dengan Blok </text:span><text:span text:style-name="Strong_20_Emphasis"><text:span text:style-name="Source_20_Text">BEGIN...END;</text:span></text:span></text:p>
            <text:list xml:id="list5805109625174477502" text:style-name="L111">
              <text:list-item>
                <text:p text:style-name="P111"><text:span text:style-name="Strong_20_Emphasis">Untuk </text:span><text:span text:style-name="Strong_20_Emphasis"><text:span text:style-name="Source_20_Text">IF...THEN</text:span></text:span><text:span text:style-name="Strong_20_Emphasis"> (jika perlu &gt;1 aksi):</text:span></text:p>
                <text:p text:style-name="P111">Delphi</text:p>
                <text:p text:style-name="P567"><text:span text:style-name="Source_20_Text">IF KondisiBoolean THEN</text:span></text:p>
                <text:p text:style-name="P567"><text:span text:style-name="Source_20_Text">begin // &lt;-- Mulai kelompok aksi jika True</text:span></text:p>
                <text:p text:style-name="P567"><text:span text:style-name="Source_20_Text"><text:s text:c="2"/>Pernyataan1_JikaTrue;</text:span></text:p>
                <text:p text:style-name="P567"><text:span text:style-name="Source_20_Text"><text:s text:c="2"/>Pernyataan2_JikaTrue;</text:span></text:p>
                <text:p text:style-name="P567"><text:span text:style-name="Source_20_Text"><text:s text:c="2"/>// ... bisa sebanyak yang Anda perlukan ...</text:span></text:p>
                <text:p text:style-name="P567"><text:span text:style-name="Source_20_Text"><text:s text:c="2"/>PernyataanN_JikaTrue;</text:span></text:p>
                <text:p text:style-name="P631"><text:span text:style-name="Source_20_Text">end; // &lt;-- Akhir kelompok aksi jika True (Pakai ; di sini jika ini akhir IF)</text:span></text:p>
              </text:list-item>
              <text:list-item>
                <text:p text:style-name="P111"><text:span text:style-name="Strong_20_Emphasis">Untuk </text:span><text:span text:style-name="Strong_20_Emphasis"><text:span text:style-name="Source_20_Text">IF...THEN...ELSE</text:span></text:span><text:span text:style-name="Strong_20_Emphasis"> (jika perlu &gt;1 aksi di salah satu atau kedua cabang):</text:span></text:p>
                <text:p text:style-name="P111">Delphi</text:p>
                <text:p text:style-name="P567"><text:span text:style-name="Source_20_Text">IF KondisiBoolean THEN</text:span></text:p>
                <text:p text:style-name="P567"><text:span text:style-name="Source_20_Text">begin // &lt;-- Mulai kelompok aksi jika True</text:span></text:p>
                <text:p text:style-name="P567"><text:span text:style-name="Source_20_Text"><text:s text:c="2"/>Pernyataan1_True;</text:span></text:p>
                <text:p text:style-name="P567"><text:span text:style-name="Source_20_Text"><text:s text:c="2"/>Pernyataan2_True;</text:span></text:p>
                <text:p text:style-name="P567"><text:span text:style-name="Source_20_Text"><text:s text:c="2"/>// ...</text:span></text:p>
                <text:p text:style-name="P567"><text:span text:style-name="Source_20_Text">end // &lt;-- AKHIR KELOMPOK JIKA TRUE (PENTING: TIDAK ADA ; SEBELUM ELSE!)</text:span></text:p>
                <text:p text:style-name="P567"><text:span text:style-name="Source_20_Text">ELSE</text:span></text:p>
                <text:p text:style-name="P567"><text:span text:style-name="Source_20_Text">begin // &lt;-- Mulai kelompok aksi jika False</text:span></text:p>
                <text:p text:style-name="P567"><text:soft-page-break/><text:span text:style-name="Source_20_Text"><text:s text:c="2"/>Pernyataan1_False;</text:span></text:p>
                <text:p text:style-name="P567"><text:span text:style-name="Source_20_Text"><text:s text:c="2"/>Pernyataan2_False;</text:span></text:p>
                <text:p text:style-name="P567"><text:span text:style-name="Source_20_Text"><text:s text:c="2"/>// ...</text:span></text:p>
                <text:p text:style-name="P631"><text:span text:style-name="Source_20_Text">end; // &lt;-- AKHIR KELOMPOK JIKA FALSE (Pakai ; jika ini akhir struktur IF)</text:span></text:p>
              </text:list-item>
              <text:list-item>
                <text:p text:style-name="P111"><text:span text:style-name="Strong_20_Emphasis">Aturan Titik Koma (</text:span><text:span text:style-name="Strong_20_Emphasis"><text:span text:style-name="Source_20_Text">;</text:span></text:span><text:span text:style-name="Strong_20_Emphasis">) pada </text:span><text:span text:style-name="Strong_20_Emphasis"><text:span text:style-name="Source_20_Text">end</text:span></text:span><text:span text:style-name="Strong_20_Emphasis"> (INGAT BAIK-BAIK!):</text:span></text:p>
                <text:list>
                  <text:list-item>
                    <text:p text:style-name="P394">Kata kunci <text:span text:style-name="Source_20_Text">end</text:span> yang menandai akhir dari sebuah blok <text:span text:style-name="Source_20_Text">begin...end</text:span> <text:span text:style-name="Strong_20_Emphasis">TIDAK DIIKUTI TITIK KOMA (</text:span><text:span text:style-name="Strong_20_Emphasis"><text:span text:style-name="Source_20_Text">;</text:span></text:span><text:span text:style-name="Strong_20_Emphasis">)</text:span> jika ia <text:span text:style-name="Strong_20_Emphasis">langsung diikuti</text:span> oleh kata kunci <text:span text:style-name="Strong_20_Emphasis"><text:span text:style-name="Source_20_Text">ELSE</text:span></text:span>. </text:p>
                  </text:list-item>
                  <text:list-item>
                    <text:p text:style-name="P394">Kata kunci <text:span text:style-name="Source_20_Text">end</text:span> yang menandai akhir dari sebuah blok <text:span text:style-name="Source_20_Text">begin...end</text:span> <text:span text:style-name="Strong_20_Emphasis">DIIKUTI TITIK KOMA (</text:span><text:span text:style-name="Strong_20_Emphasis"><text:span text:style-name="Source_20_Text">;</text:span></text:span><text:span text:style-name="Strong_20_Emphasis">)</text:span> jika ia merupakan <text:span text:style-name="Strong_20_Emphasis">akhir dari keseluruhan struktur </text:span><text:span text:style-name="Strong_20_Emphasis"><text:span text:style-name="Source_20_Text">IF</text:span></text:span> (baik itu akhir dari cabang <text:span text:style-name="Source_20_Text">THEN</text:span> pada <text:span text:style-name="Source_20_Text">IF...THEN;</text:span>, maupun akhir dari cabang <text:span text:style-name="Source_20_Text">ELSE</text:span> pada <text:span text:style-name="Source_20_Text">IF...THEN...ELSE;</text:span>), dengan asumsi masih ada perintah lain setelah struktur <text:span text:style-name="Source_20_Text">IF</text:span> tersebut dalam blok yang lebih luar. (Jika <text:span text:style-name="Source_20_Text">end</text:span> tersebut adalah <text:span text:style-name="Source_20_Text">end.</text:span> terakhir dari program, tentu saja pakai titik <text:span text:style-name="Source_20_Text">.</text:span>). Kesalahan penempatan titik koma di sekitar <text:span text:style-name="Source_20_Text">ELSE</text:span> adalah <text:span text:style-name="Emphasis">bug</text:span> yang sangat umum bagi pemula. </text:p>
                  </text:list-item>
                  <text:list-item>
                    <text:p text:style-name="P111"><text:span text:style-name="Strong_20_Emphasis">Tips:</text:span> Selalu gunakan <text:span text:style-name="Strong_20_Emphasis">indentasi</text:span> (menjorokkan kode ke dalam) untuk pernyataan-pernyataan di dalam blok <text:span text:style-name="Source_20_Text">begin...end;</text:span>. Ini tidak wajib bagi kompiler, tapi <text:span text:style-name="Strong_20_Emphasis">sangat wajib</text:span> bagi manusia agar kode mudah dibaca dan alur <text:span text:style-name="Source_20_Text">begin...end</text:span>-nya jelas. </text:p>
                  </text:list-item>
                </text:list>
              </text:list-item>
            </text:list>
            <text:p text:style-name="Text_20_body"><text:span text:style-name="Strong_20_Emphasis">Contoh Penggunaan:</text:span></text:p>
            <text:p text:style-name="Text_20_body">Mari kita modifikasi contoh pengecekan kelulusan. Jika lulus, kita ingin: 1) Set variabel <text:span text:style-name="Source_20_Text">StatusLulus</text:span> jadi <text:span text:style-name="Source_20_Text">True</text:span>, 2) Siapkan pesan "Selamat...", 3) Cetak pesan tambahan "Pertahankan!". Jika gagal: 1) Set <text:span text:style-name="Source_20_Text">StatusLulus</text:span> jadi <text:span text:style-name="Source_20_Text">False</text:span>, 2) Siapkan pesan "Maaf...", 3) Cetak pesan tambahan "Jangan menyerah!".</text:p>
            <text:p text:style-name="Text_20_body">Delphi</text:p>
            <text:p text:style-name="Preformatted_20_Text"><text:span text:style-name="Source_20_Text">program CekLulusDenganMultiAksi;</text:span></text:p>
            <text:p text:style-name="Preformatted_20_Text"><text:span text:style-name="Source_20_Text">uses SysUtils;</text:span></text:p>
            <text:p text:style-name="Preformatted_20_Text"><text:span text:style-name="Source_20_Text">const BatasLulus = 65;</text:span></text:p>
            <text:p text:style-name="Preformatted_20_Text"><text:span text:style-name="Source_20_Text">var</text:span></text:p>
            <text:p text:style-name="Preformatted_20_Text"><text:span text:style-name="Source_20_Text"><text:s text:c="2"/>Nilai: Integer;</text:span></text:p>
            <text:p text:style-name="Preformatted_20_Text"><text:span text:style-name="Source_20_Text"><text:s text:c="2"/>StatusLulus: Boolean; // Untuk menyimpan hasil True/False</text:span></text:p>
            <text:p text:style-name="Preformatted_20_Text"><text:span text:style-name="Source_20_Text"><text:s text:c="2"/>PesanHasil: String; <text:s text:c="2"/>// Untuk menyimpan pesan teks</text:span></text:p>
            <text:p text:style-name="Preformatted_20_Text"><text:span text:style-name="Source_20_Text">begin</text:span></text:p>
            <text:p text:style-name="Preformatted_20_Text"><text:span text:style-name="Source_20_Text"><text:s text:c="2"/>Write('Masukkan nilai ujian Anda: '); Readln(Nilai);</text:span></text:p>
            <text:p text:style-name="Preformatted_20_Text"/>
            <text:p text:style-name="Preformatted_20_Text"><text:span text:style-name="Source_20_Text"><text:s text:c="2"/>// Pengecekan kondisi</text:span></text:p>
            <text:p text:style-name="Preformatted_20_Text"><text:span text:style-name="Source_20_Text"><text:s text:c="2"/>IF Nilai &gt;= BatasLulus THEN</text:span></text:p>
            <text:p text:style-name="Preformatted_20_Text"><text:span text:style-name="Source_20_Text"><text:s text:c="2"/>begin // &lt;-- Mulai blok aksi jika LULUS (lebih dari 1 perintah)</text:span></text:p>
            <text:p text:style-name="Preformatted_20_Text"><text:span text:style-name="Source_20_Text"><text:s text:c="4"/>StatusLulus := True; // Aksi 1: Set status</text:span></text:p>
            <text:p text:style-name="Preformatted_20_Text"><text:span text:style-name="Source_20_Text"><text:s text:c="4"/>PesanHasil := 'Selamat! Anda dinyatakan LULUS.'; // Aksi 2: Siapkan pesan</text:span></text:p>
            <text:p text:style-name="Preformatted_20_Text"><text:span text:style-name="Source_20_Text"><text:s text:c="4"/>Writeln('Pertahankan prestasimu!'); // Aksi 3: Pesan tambahan</text:span></text:p>
            <text:p text:style-name="Preformatted_20_Text"><text:soft-page-break/><text:span text:style-name="Source_20_Text"><text:s text:c="2"/>end // &lt;-- TIDAK pakai ; karena ada ELSE di bawah</text:span></text:p>
            <text:p text:style-name="Preformatted_20_Text"><text:span text:style-name="Source_20_Text"><text:s text:c="2"/>ELSE</text:span></text:p>
            <text:p text:style-name="Preformatted_20_Text"><text:span text:style-name="Source_20_Text"><text:s text:c="2"/>begin // &lt;-- Mulai blok aksi jika GAGAL (lebih dari 1 perintah)</text:span></text:p>
            <text:p text:style-name="Preformatted_20_Text"><text:span text:style-name="Source_20_Text"><text:s text:c="4"/>StatusLulus := False; // Aksi 1: Set status</text:span></text:p>
            <text:p text:style-name="Preformatted_20_Text"><text:span text:style-name="Source_20_Text"><text:s text:c="4"/>PesanHasil := 'Maaf, Anda dinyatakan GAGAL.'; // Aksi 2: Siapkan pesan</text:span></text:p>
            <text:p text:style-name="Preformatted_20_Text"><text:span text:style-name="Source_20_Text"><text:s text:c="4"/>Writeln('Jangan putus asa, terus belajar!'); // Aksi 3: Pesan tambahan</text:span></text:p>
            <text:p text:style-name="Preformatted_20_Text"><text:span text:style-name="Source_20_Text"><text:s text:c="2"/>end; // &lt;-- PAKAI ; karena ini akhir dari struktur IF...ELSE</text:span></text:p>
            <text:p text:style-name="Preformatted_20_Text"/>
            <text:p text:style-name="Preformatted_20_Text"><text:span text:style-name="Source_20_Text"><text:s text:c="2"/>// Menampilkan hasil akhir di luar blok IF</text:span></text:p>
            <text:p text:style-name="Preformatted_20_Text"><text:span text:style-name="Source_20_Text"><text:s text:c="2"/>Writeln('-----------------------------');</text:span></text:p>
            <text:p text:style-name="Preformatted_20_Text"><text:span text:style-name="Source_20_Text"><text:s text:c="2"/>Writeln(PesanHasil); // Tampilkan pesan yang sudah disiapkan</text:span></text:p>
            <text:p text:style-name="Preformatted_20_Text"><text:span text:style-name="Source_20_Text"><text:s text:c="2"/>Writeln('Status Kelulusan (Boolean): ', StatusLulus);</text:span></text:p>
            <text:p text:style-name="Preformatted_20_Text"/>
            <text:p text:style-name="Preformatted_20_Text"><text:span text:style-name="Source_20_Text"><text:s text:c="2"/>Readln;</text:span></text:p>
            <text:p text:style-name="P602"><text:span text:style-name="Source_20_Text">end.</text:span></text:p>
            <text:list xml:id="list8472118038286729068" text:style-name="L112">
              <text:list-item>
                <text:p text:style-name="P112"><text:span text:style-name="Strong_20_Emphasis">Penjelasan:</text:span> Dengan mengapit beberapa perintah di dalam <text:span text:style-name="Source_20_Text">begin...end;</text:span>, kita bisa melakukan ketiga aksi yang berbeda tersebut (mengisi <text:span text:style-name="Source_20_Text">StatusLulus</text:span>, mengisi <text:span text:style-name="Source_20_Text">PesanHasil</text:span>, dan <text:span text:style-name="Source_20_Text">Writeln</text:span> tambahan) secara kondisional, tergantung pada hasil pemeriksaan <text:span text:style-name="Source_20_Text">Nilai &gt;= BatasLulus</text:span>. </text:p>
              </text:list-item>
            </text:list>
            <text:p text:style-name="Text_20_body"><text:span text:style-name="Strong_20_Emphasis">Kesimpulan:</text:span></text:p>
            <text:p text:style-name="Text_20_body">Jadi, kapan pun Anda perlu menjalankan <text:span text:style-name="Strong_20_Emphasis">lebih dari satu perintah</text:span> sebagai akibat dari kondisi <text:span text:style-name="Source_20_Text">IF</text:span> (baik di cabang <text:span text:style-name="Source_20_Text">THEN</text:span> maupun <text:span text:style-name="Source_20_Text">ELSE</text:span>), <text:span text:style-name="Strong_20_Emphasis">kelompokkan</text:span> perintah-perintah tersebut di dalam blok <text:span text:style-name="Strong_20_Emphasis"><text:span text:style-name="Source_20_Text">begin...end;</text:span></text:span>. Ingat baik-baik aturan tentang kapan <text:span text:style-name="Source_20_Text">end</text:span> perlu diakhiri titik koma (<text:span text:style-name="Source_20_Text">;</text:span>) dan kapan tidak (terutama jika diikuti <text:span text:style-name="Source_20_Text">ELSE</text:span>).</text:p>
            <text:p text:style-name="Horizontal_20_Line"/>
            <text:p text:style-name="Text_20_body">Sekarang kita sudah bisa membuat pilihan antara dua cabang, dan melakukan banyak hal di setiap cabang. Tapi bagaimana jika pilihan atau kondisinya lebih dari dua? Misalnya, menentukan grade nilai (A, B, C, D, E)? Kita bisa menyusun <text:span text:style-name="Source_20_Text">IF</text:span> di dalam <text:span text:style-name="Source_20_Text">IF</text:span> (disebut <text:span text:style-name="Source_20_Text">Nested IF</text:span>) atau menggunakan struktur <text:span text:style-name="Source_20_Text">CASE</text:span>. Mari kita lihat <text:span text:style-name="Source_20_Text">Nested IF</text:span> dulu.</text:p>
            <text:p text:style-name="Text_20_body">Saya menunggu perintah "YAX" untuk lanjut ke <text:span text:style-name="Emphasis">prompt</text:span> Sub-bab 7.5 (<text:span text:style-name="Source_20_Text">Nested IF</text:span>).</text:p>
          </text:section>
          <text:section text:style-name="Sect1" text:name="feedback-form-61">
            <text:p text:style-name="P285"/>
          </text:section>
        </text:section>
        <text:section text:style-name="Sect1" text:name="6bc3e6ae683d60f7">
          <text:p text:style-name="Text_20_body"/>
          <text:section text:style-name="Sect1" text:name="user-query-content-62">
            <text:p text:style-name="P541">yax </text:p>
          </text:section>
          <text:p text:style-name="P285">Tampilkan alur berpikir</text:p>
          <text:section text:style-name="Sect2" text:name="model-response-message-contentr_6bc3e6ae683d60f7">
            <text:p text:style-name="P285"/>
          </text:section>
          <text:section text:style-name="Sect1" text:name="feedback-form-62">
            <text:p text:style-name="P285"/>
          </text:section>
        </text:section>
        <text:section text:style-name="Sect1" text:name="a74659a72e6bfd3e">
          <text:p text:style-name="Text_20_body"/>
          <text:section text:style-name="Sect1" text:name="user-query-content-63">
            <text:p text:style-name="P541">present it </text:p>
          </text:section>
          <text:p text:style-name="P285">Tampilkan alur berpikir</text:p>
          <text:section text:style-name="Sect2" text:name="model-response-message-contentr_a74659a72e6bfd3e">
            <text:p text:style-name="Text_20_body"><text:soft-page-break/>Tentu, ini dia penyajian pembahasan mengenai Percabangan Bersarang atau <text:span text:style-name="Source_20_Text">Nested IF</text:span>.</text:p>
            <text:p text:style-name="Text_20_body"><text:span text:style-name="Emphasis">(Waktu saat ini: Kamis, 10 April 2025 pukul 10:07:49 WIB. Lokasi: Banda Aceh, Aceh,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7.5: Percabangan Bersarang (</text:span><text:span text:style-name="Strong_20_Emphasis"><text:span text:style-name="Source_20_Text">Nested IF</text:span></text:span><text:span text:style-name="Strong_20_Emphasis">)</text:span></text:p>
            <text:p text:style-name="Text_20_body"><text:span text:style-name="Emphasis">(Prompt: "Buatkan pembahasan mendalam untuk sub-bab 'Percabangan Bersarang (Nested IF)'. Jelaskan konsep menempatkan satu struktur IF... di dalam cabang THEN atau ELSE dari struktur IF lainnya. Berikan contoh skenario... Tunjukkan contoh sintaks Nested IF dan jelaskan bagaimana indentasi kode sangat penting... Singgung potensi kompleksitas...")</text:span></text:p>
            <text:p text:style-name="Horizontal_20_Line"/>
            <text:p text:style-name="Text_20_body">Kita sudah bisa membuat program memilih satu dari dua jalur (<text:span text:style-name="Source_20_Text">IF...THEN...ELSE</text:span>). Tapi bagaimana jika setelah memilih satu jalur, di dalam jalur itu ada keputusan lagi yang harus dibuat? Misalnya, "JIKA hari hujan, MAKA bawa payung. Di dalam kondisi bawa payung itu, JIKA payungnya besar, MAKA sekalian ajak teman."</text:p>
            <text:p text:style-name="Text_20_body">Konsep 'keputusan di dalam keputusan' inilah yang disebut <text:span text:style-name="Strong_20_Emphasis">Percabangan Bersarang</text:span> atau <text:span text:style-name="Strong_20_Emphasis"><text:span text:style-name="Source_20_Text">Nested IF</text:span></text:span> dalam pemrograman. Artinya, kita meletakkan (menyisipkan) satu struktur <text:span text:style-name="Source_20_Text">IF</text:span> (bisa <text:span text:style-name="Source_20_Text">IF...THEN</text:span> saja atau <text:span text:style-name="Source_20_Text">IF...THEN...ELSE</text:span>) <text:span text:style-name="Strong_20_Emphasis">di dalam</text:span> cabang <text:span text:style-name="Source_20_Text">THEN</text:span> atau cabang <text:span text:style-name="Source_20_Text">ELSE</text:span> dari struktur <text:span text:style-name="Source_20_Text">IF</text:span> lain yang lebih luar.</text:p>
            <text:p text:style-name="Text_20_body"><text:span text:style-name="Strong_20_Emphasis">Kapan Kita Membutuhkan </text:span><text:span text:style-name="Strong_20_Emphasis"><text:span text:style-name="Source_20_Text">Nested IF</text:span></text:span><text:span text:style-name="Strong_20_Emphasis">?</text:span></text:p>
            <text:p text:style-name="Text_20_body"><text:span text:style-name="Source_20_Text">Nested IF</text:span> sangat berguna ketika kita menghadapi serangkaian pengecekan kondisi yang <text:span text:style-name="Strong_20_Emphasis">bertingkat</text:span> atau <text:span text:style-name="Strong_20_Emphasis">saling bergantung</text:span>. Artinya, keputusan kedua baru relevan atau perlu dibuat setelah hasil dari keputusan pertama diketahui.</text:p>
            <text:p text:style-name="Text_20_body">Contoh paling klasik adalah <text:span text:style-name="Strong_20_Emphasis">penentuan grade nilai siswa</text:span>:</text:p>
            <text:list xml:id="list5680179644004889559" text:style-name="L113">
              <text:list-item>
                <text:p text:style-name="P395"><text:span text:style-name="Strong_20_Emphasis">Keputusan Tingkat 1:</text:span> Apakah siswa Lulus atau Gagal? (misal, berdasarkan <text:span text:style-name="Source_20_Text">Nilai &gt;= 60</text:span>). </text:p>
              </text:list-item>
              <text:list-item>
                <text:p text:style-name="P395"><text:span text:style-name="Strong_20_Emphasis">Keputusan Tingkat 2 (Jika Lulus):</text:span> Seberapa bagus kelulusannya? Apakah nilainya sangat tinggi (misal, <text:span text:style-name="Source_20_Text">&gt;= 85</text:span> dapat grade 'A') atau hanya cukup (misal, antara 60-84 dapat grade 'B')? </text:p>
              </text:list-item>
              <text:list-item>
                <text:p text:style-name="P113"><text:span text:style-name="Strong_20_Emphasis">Keputusan Tingkat 2 (Jika Gagal):</text:span> Seberapa parah kegagalannya? Apakah masih ada harapan remedial (misal, <text:span text:style-name="Source_20_Text">&gt;= 40</text:span> dapat grade 'D') atau sudah gagal total (misal, <text:span text:style-name="Source_20_Text">&lt; 40</text:span> dapat grade 'E')? </text:p>
              </text:list-item>
            </text:list>
            <text:p text:style-name="Text_20_body">Untuk mengimplementasikan logika bertingkat seperti ini, kita bisa menggunakan <text:span text:style-name="Source_20_Text">Nested IF</text:span>.</text:p>
            <text:p text:style-name="Text_20_body"><text:span text:style-name="Strong_20_Emphasis">Sintaks dan Contoh </text:span><text:span text:style-name="Strong_20_Emphasis"><text:span text:style-name="Source_20_Text">Nested IF</text:span></text:span><text:span text:style-name="Strong_20_Emphasis"> (Konversi Nilai ke Grade):</text:span></text:p>
            <text:p text:style-name="Text_20_body">Mari kita lihat contoh kode untuk skenario grade nilai di atas:</text:p>
            <text:p text:style-name="Text_20_body"><text:soft-page-break/>Delphi</text:p>
            <text:p text:style-name="Preformatted_20_Text"><text:span text:style-name="Source_20_Text">program NestedIfUntukGrade;</text:span></text:p>
            <text:p text:style-name="Preformatted_20_Text"><text:span text:style-name="Source_20_Text">uses SysUtils;</text:span></text:p>
            <text:p text:style-name="Preformatted_20_Text"><text:span text:style-name="Source_20_Text">var</text:span></text:p>
            <text:p text:style-name="Preformatted_20_Text"><text:span text:style-name="Source_20_Text"><text:s text:c="2"/>Nilai: Integer;</text:span></text:p>
            <text:p text:style-name="Preformatted_20_Text"><text:span text:style-name="Source_20_Text"><text:s text:c="2"/>Grade: Char;</text:span></text:p>
            <text:p text:style-name="Preformatted_20_Text"><text:span text:style-name="Source_20_Text"><text:s text:c="2"/>Keterangan: String;</text:span></text:p>
            <text:p text:style-name="Preformatted_20_Text"><text:span text:style-name="Source_20_Text">begin</text:span></text:p>
            <text:p text:style-name="Preformatted_20_Text"><text:span text:style-name="Source_20_Text"><text:s text:c="2"/>Write('Masukkan Nilai Ujian Siswa (0-100): '); Readln(Nilai);</text:span></text:p>
            <text:p text:style-name="Preformatted_20_Text"/>
            <text:p text:style-name="Preformatted_20_Text"><text:span text:style-name="Source_20_Text"><text:s text:c="2"/>// --- IF Luar: Mengecek Lulus atau Gagal ---</text:span></text:p>
            <text:p text:style-name="Preformatted_20_Text"><text:span text:style-name="Source_20_Text"><text:s text:c="2"/>IF Nilai &gt;= 60 THEN</text:span></text:p>
            <text:p text:style-name="Preformatted_20_Text"><text:span text:style-name="Source_20_Text"><text:s text:c="2"/>begin // Blok jika LULUS (Nilai 60 ke atas)</text:span></text:p>
            <text:p text:style-name="Preformatted_20_Text"/>
            <text:p text:style-name="Preformatted_20_Text"><text:span text:style-name="Source_20_Text"><text:s text:c="4"/>// --- Nested IF 1: Menentukan Grade untuk yang Lulus ---</text:span></text:p>
            <text:p text:style-name="Preformatted_20_Text"><text:span text:style-name="Source_20_Text"><text:s text:c="4"/>IF Nilai &gt;= 85 THEN</text:span></text:p>
            <text:p text:style-name="Preformatted_20_Text"><text:span text:style-name="Source_20_Text"><text:s text:c="4"/>begin // Blok untuk Grade A</text:span></text:p>
            <text:p text:style-name="Preformatted_20_Text"><text:span text:style-name="Source_20_Text"><text:s text:c="6"/>Grade := 'A';</text:span></text:p>
            <text:p text:style-name="Preformatted_20_Text"><text:span text:style-name="Source_20_Text"><text:s text:c="6"/>Keterangan := 'Lulus - Sangat Memuaskan';</text:span></text:p>
            <text:p text:style-name="Preformatted_20_Text"><text:span text:style-name="Source_20_Text"><text:s text:c="4"/>end // Tidak ada ; sebelum ELSE</text:span></text:p>
            <text:p text:style-name="Preformatted_20_Text"><text:span text:style-name="Source_20_Text"><text:s text:c="4"/>ELSE // Jika tidak &gt;= 85 (berarti antara 60 s/d 84)</text:span></text:p>
            <text:p text:style-name="Preformatted_20_Text"><text:span text:style-name="Source_20_Text"><text:s text:c="6"/>// Di sini bisa ada nested IF lagi jika mau ada Grade C, dst.</text:span></text:p>
            <text:p text:style-name="Preformatted_20_Text"><text:span text:style-name="Source_20_Text"><text:s text:c="6"/>// Contoh sederhana: langsung Grade B</text:span></text:p>
            <text:p text:style-name="Preformatted_20_Text"><text:span text:style-name="Source_20_Text"><text:s text:c="4"/>begin // Blok untuk Grade B</text:span></text:p>
            <text:p text:style-name="Preformatted_20_Text"><text:span text:style-name="Source_20_Text"><text:s text:c="6"/>Grade := 'B';</text:span></text:p>
            <text:p text:style-name="Preformatted_20_Text"><text:span text:style-name="Source_20_Text"><text:s text:c="6"/>Keterangan := 'Lulus - Memuaskan';</text:span></text:p>
            <text:p text:style-name="Preformatted_20_Text"><text:span text:style-name="Source_20_Text"><text:s text:c="4"/>end; // Akhir dari Nested IF 1; pakai ;</text:span></text:p>
            <text:p text:style-name="Preformatted_20_Text"/>
            <text:p text:style-name="Preformatted_20_Text"><text:span text:style-name="Source_20_Text"><text:s text:c="2"/>end // Akhir Blok LULUS (TIDAK ADA ; sebelum ELSE dari IF Luar!)</text:span></text:p>
            <text:p text:style-name="Preformatted_20_Text"/>
            <text:p text:style-name="Preformatted_20_Text"><text:span text:style-name="Source_20_Text"><text:s text:c="2"/>ELSE // Jika IF Luar False (berarti Nilai &lt; 60 alias GAGAL)</text:span></text:p>
            <text:p text:style-name="Preformatted_20_Text"><text:span text:style-name="Source_20_Text"><text:s text:c="2"/>begin // Blok jika GAGAL</text:span></text:p>
            <text:p text:style-name="Preformatted_20_Text"/>
            <text:p text:style-name="Preformatted_20_Text"><text:span text:style-name="Source_20_Text"><text:s text:c="4"/>// --- Nested IF 2: Menentukan Grade untuk yang Gagal ---</text:span></text:p>
            <text:p text:style-name="Preformatted_20_Text"><text:span text:style-name="Source_20_Text"><text:s text:c="4"/>IF Nilai &gt;= 40 THEN</text:span></text:p>
            <text:p text:style-name="Preformatted_20_Text"><text:span text:style-name="Source_20_Text"><text:s text:c="4"/>begin // Blok untuk Grade D (Remedial)</text:span></text:p>
            <text:p text:style-name="Preformatted_20_Text"><text:span text:style-name="Source_20_Text"><text:s text:c="6"/>Grade := 'D';</text:span></text:p>
            <text:p text:style-name="Preformatted_20_Text"><text:span text:style-name="Source_20_Text"><text:s text:c="6"/>Keterangan := 'Gagal - Perlu Remedial';</text:span></text:p>
            <text:p text:style-name="Preformatted_20_Text"><text:span text:style-name="Source_20_Text"><text:s text:c="4"/>end // Tidak ada ; sebelum ELSE</text:span></text:p>
            <text:p text:style-name="Preformatted_20_Text"><text:span text:style-name="Source_20_Text"><text:s text:c="4"/>ELSE // Jika tidak &gt;= 40 (berarti &lt; 40)</text:span></text:p>
            <text:p text:style-name="Preformatted_20_Text"><text:span text:style-name="Source_20_Text"><text:s text:c="4"/>begin // Blok untuk Grade E (Gagal Total)</text:span></text:p>
            <text:p text:style-name="Preformatted_20_Text"><text:span text:style-name="Source_20_Text"><text:s text:c="6"/>Grade := 'E';</text:span></text:p>
            <text:p text:style-name="Preformatted_20_Text"><text:span text:style-name="Source_20_Text"><text:s text:c="6"/>Keterangan := 'Gagal - Tidak Lulus';</text:span></text:p>
            <text:p text:style-name="Preformatted_20_Text"><text:span text:style-name="Source_20_Text"><text:s text:c="4"/>end; // Akhir dari Nested IF 2; pakai ;</text:span></text:p>
            <text:p text:style-name="Preformatted_20_Text"/>
            <text:p text:style-name="Preformatted_20_Text"><text:span text:style-name="Source_20_Text"><text:s text:c="2"/>end; // Akhir Blok GAGAL (Akhir dari struktur IF...ELSE Luar; pakai ;)</text:span></text:p>
            <text:p text:style-name="Preformatted_20_Text"/>
            <text:p text:style-name="Preformatted_20_Text"><text:span text:style-name="Source_20_Text"><text:s text:c="2"/>// Menampilkan hasil grade dan keterangan</text:span></text:p>
            <text:p text:style-name="Preformatted_20_Text"><text:span text:style-name="Source_20_Text"><text:s text:c="2"/>Writeln('-----------------------------');</text:span></text:p>
            <text:p text:style-name="Preformatted_20_Text"><text:span text:style-name="Source_20_Text"><text:s text:c="2"/>Writeln('Grade yang Diperoleh : ', Grade);</text:span></text:p>
            <text:p text:style-name="Preformatted_20_Text"><text:span text:style-name="Source_20_Text"><text:s text:c="2"/>Writeln('Keterangan Kelulusan: ', Keterangan);</text:span></text:p>
            <text:p text:style-name="Preformatted_20_Text"><text:span text:style-name="Source_20_Text"><text:s text:c="2"/>Readln;</text:span></text:p>
            <text:p text:style-name="P602"><text:span text:style-name="Source_20_Text">end.</text:span></text:p>
            <text:p text:style-name="Text_20_body"><text:soft-page-break/><text:span text:style-name="Strong_20_Emphasis">PENTING SEKALI: Perhatikan INDENTASI!</text:span></text:p>
            <text:p text:style-name="Text_20_body">Lihat bagaimana <text:span text:style-name="Source_20_Text">IF</text:span> yang berada di dalam (Nested IF) ditulis sedikit <text:span text:style-name="Strong_20_Emphasis">menjorok ke kanan</text:span> dibandingkan <text:span text:style-name="Source_20_Text">IF</text:span> luarnya? Ini disebut <text:span text:style-name="Strong_20_Emphasis">indentasi</text:span>.</text:p>
            <text:list xml:id="list287193214506794014" text:style-name="L114">
              <text:list-item>
                <text:p text:style-name="P396">Indentasi <text:span text:style-name="Strong_20_Emphasis">tidak</text:span> mengubah cara kerja program bagi kompiler Pascal. </text:p>
              </text:list-item>
              <text:list-item>
                <text:p text:style-name="P114">TETAPI, indentasi yang rapi dan konsisten <text:span text:style-name="Strong_20_Emphasis">sangat krusial</text:span> bagi <text:span text:style-name="Strong_20_Emphasis">manusia</text:span> (Anda dan programmer lain) untuk bisa <text:span text:style-name="Strong_20_Emphasis">membaca dan memahami struktur</text:span> kode <text:span text:style-name="Source_20_Text">Nested IF</text:span> yang bertingkat-tingkat. Tanpa indentasi, Anda akan cepat pusing melihat <text:span text:style-name="Source_20_Text">begin</text:span>, <text:span text:style-name="Source_20_Text">end</text:span>, <text:span text:style-name="Source_20_Text">IF</text:span>, dan <text:span text:style-name="Source_20_Text">ELSE</text:span> yang saling tumpuk dan sulit melacak pasangannya! Biasakan <text:span text:style-name="Strong_20_Emphasis">selalu</text:span> menggunakan indentasi yang baik. </text:p>
              </text:list-item>
            </text:list>
            <text:p text:style-name="Text_20_body"><text:span text:style-name="Strong_20_Emphasis">Potensi Kompleksitas </text:span><text:span text:style-name="Strong_20_Emphasis"><text:span text:style-name="Source_20_Text">Nested IF</text:span></text:span><text:span text:style-name="Strong_20_Emphasis">:</text:span></text:p>
            <text:p text:style-name="Text_20_body">Meskipun <text:span text:style-name="Source_20_Text">Nested IF</text:span> sangat berguna, ada potensi masalah jika penggunaannya berlebihan:</text:p>
            <text:list xml:id="list2994249300137451285" text:style-name="L115">
              <text:list-item>
                <text:p text:style-name="P397"><text:span text:style-name="Strong_20_Emphasis">Sulit Dibaca:</text:span> Struktur <text:span text:style-name="Source_20_Text">IF</text:span> yang bersarang terlalu dalam (misalnya lebih dari 2 atau 3 tingkat) bisa menjadi sangat sulit dibaca dan diikuti alur logikanya. </text:p>
              </text:list-item>
              <text:list-item>
                <text:p text:style-name="P397"><text:span text:style-name="Strong_20_Emphasis">Rawan Kesalahan:</text:span> Semakin kompleks susunannya, semakin besar kemungkinan kita salah menempatkan <text:span text:style-name="Source_20_Text">ELSE</text:span> (apakah <text:span text:style-name="Source_20_Text">ELSE</text:span> ini pasangan <text:span text:style-name="Source_20_Text">IF</text:span> yang mana?) atau salah menulis kondisi. </text:p>
              </text:list-item>
              <text:list-item>
                <text:p text:style-name="P115"><text:span text:style-name="Strong_20_Emphasis">Sulit Di-debug:</text:span> Mencari letak kesalahan logika dalam <text:span text:style-name="Source_20_Text">Nested IF</text:span> yang dalam bisa memakan waktu. </text:p>
              </text:list-item>
            </text:list>
            <text:p text:style-name="Text_20_body"><text:span text:style-name="Strong_20_Emphasis">Alternatif (Sekilas Info):</text:span></text:p>
            <text:p text:style-name="Text_20_body">Untuk beberapa kasus, terutama ketika Anda melakukan banyak pengecekan bertingkat pada <text:span text:style-name="Strong_20_Emphasis">nilai dari satu variabel yang sama</text:span> (seperti variabel <text:span text:style-name="Source_20_Text">Nilai</text:span> pada contoh grade tadi), Pascal menyediakan struktur lain yang seringkali dianggap lebih rapi dan mudah dibaca, yaitu <text:span text:style-name="Strong_20_Emphasis"><text:span text:style-name="Source_20_Text">CASE...OF</text:span></text:span>. Kita akan membahas <text:span text:style-name="Source_20_Text">CASE...OF</text:span> secara detail di sub-bab berikutnya. Selain itu, terkadang logika <text:span text:style-name="Source_20_Text">Nested IF</text:span> yang rumit bisa disederhanakan dengan menggabungkan kondisi menggunakan operator logika <text:span text:style-name="Source_20_Text">AND</text:span> dan <text:span text:style-name="Source_20_Text">OR</text:span> secara cerdas.</text:p>
            <text:p text:style-name="Text_20_body"><text:span text:style-name="Strong_20_Emphasis">Kesimpulan:</text:span></text:p>
            <text:p text:style-name="Text_20_body"><text:span text:style-name="Source_20_Text">Nested IF</text:span> adalah teknik yang ampuh untuk mengimplementasikan logika keputusan yang bertingkat, di mana satu keputusan bergantung pada hasil keputusan sebelumnya. Kunci penggunaannya adalah <text:span text:style-name="Strong_20_Emphasis">indentasi yang rapi</text:span> agar strukturnya jelas. Namun, waspadai potensi kompleksitas jika terlalu dalam, dan ingat bahwa untuk beberapa skenario, <text:span text:style-name="Strong_20_Emphasis"><text:span text:style-name="Source_20_Text">CASE...OF</text:span></text:span> mungkin menjadi alternatif yang lebih elegan.</text:p>
            <text:p text:style-name="Horizontal_20_Line"/>
            <text:p text:style-name="Text_20_body">Penasaran dengan <text:span text:style-name="Source_20_Text">CASE...OF</text:span> yang katanya bisa lebih rapi untuk kasus seperti penentuan grade tadi?</text:p>
            <text:p text:style-name="Text_20_body">Saya menunggu perintah "YAX" untuk lanjut ke <text:span text:style-name="Emphasis">prompt</text:span> Sub-bab 7.6 (<text:span text:style-name="Source_20_Text">Struktur CASE...OF...ELSE...END</text:span>).</text:p>
          </text:section>
          <text:section text:style-name="Sect1" text:name="feedback-form-63">
            <text:p text:style-name="P285"><text:soft-page-break/></text:p>
          </text:section>
        </text:section>
        <text:section text:style-name="Sect1" text:name="86bd0e93eeae1930">
          <text:p text:style-name="Text_20_body"/>
          <text:section text:style-name="Sect1" text:name="user-query-content-64">
            <text:p text:style-name="P541">YAX </text:p>
          </text:section>
          <text:p text:style-name="P285">Tampilkan alur berpikir</text:p>
          <text:section text:style-name="Sect2" text:name="model-response-message-contentr_86bd0e93eeae1930">
            <text:p text:style-name="Text_20_body">Oke, siap! Mari kita lanjutkan ke struktur percabangan berikutnya.</text:p>
            <text:p text:style-name="Text_20_body"><text:span text:style-name="Emphasis">(Waktu saat ini: Kamis, 10 April 2025 pukul 10:11:45 WIB. Lokasi: Banda Aceh, Aceh,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7.6: Struktur </text:span><text:span text:style-name="Strong_20_Emphasis"><text:span text:style-name="Source_20_Text">CASE...OF...ELSE...END</text:span></text:span><text:span text:style-name="Strong_20_Emphasis"> (Percabangan Multi-Kondisi)</text:span></text:p>
            <text:p text:style-name="Text_20_body"><text:span text:style-name="Emphasis">(Prompt: "Buatkan pembahasan mendalam untuk sub-bab 'Struktur CASE...OF...ELSE...END (Percabangan Multi-Kondisi)'. Jelaskan CASE sebagai alternatif... daripada rangkaian IF...ELSE IF... panjang, khususnya ketika kondisi didasarkan pada nilai dari satu variabel atau ekspresi bertipe ordinal... jelaskan apa itu tipe ordinal secara singkat. Tunjukkan sintaksnya... Uraikan bagian-bagiannya... Berikan contoh penggunaan... Bandingkan kelebihan CASE dengan IF...")</text:span></text:p>
            <text:p text:style-name="Horizontal_20_Line"/>
            <text:p text:style-name="Text_20_body">Kita sudah melihat bagaimana menggunakan <text:span text:style-name="Source_20_Text">IF...THEN...ELSE</text:span> dan juga <text:span text:style-name="Source_20_Text">Nested IF</text:span> untuk membuat program kita bisa memilih jalur. Namun, terkadang kita dihadapkan pada situasi di mana kita perlu memilih satu aksi dari <text:span text:style-name="Strong_20_Emphasis">banyak kemungkinan</text:span> berdasarkan nilai dari <text:span text:style-name="Strong_20_Emphasis">satu variabel atau ekspresi tertentu</text:span>. Misalnya, program harus melakukan aksi A jika pilihan menu adalah '1', aksi B jika pilihan '2', aksi C jika pilihan '3', dan seterusnya.</text:p>
            <text:p text:style-name="Text_20_body">Menggunakan rangkaian <text:span text:style-name="Source_20_Text">IF... ELSE IF... ELSE IF... ELSE...</text:span> yang sangat panjang untuk kasus seperti ini bisa membuat kode terlihat 'berat' dan kurang rapi. Nah, Pascal menyediakan alternatif yang seringkali lebih elegan dan mudah dibaca untuk situasi ini, yaitu struktur <text:span text:style-name="Strong_20_Emphasis"><text:span text:style-name="Source_20_Text">CASE...OF</text:span></text:span>.</text:p>
            <text:p text:style-name="Text_20_body"><text:span text:style-name="Strong_20_Emphasis">Syarat Utama: Ekspresi Bertipe Ordinal</text:span></text:p>
            <text:p text:style-name="Text_20_body">Ada satu syarat penting agar bisa menggunakan <text:span text:style-name="Source_20_Text">CASE...OF</text:span>: ekspresi atau variabel yang nilainya akan kita periksa (kita sebut <text:span text:style-name="Emphasis">Ekspresi Selektor</text:span>) <text:span text:style-name="Strong_20_Emphasis">haruslah bertipe data ORDINAL</text:span>.</text:p>
            <text:p text:style-name="Text_20_body">Apa itu tipe data ordinal? Secara sederhana, tipe data ordinal adalah tipe data yang setiap nilainya memiliki <text:span text:style-name="Strong_20_Emphasis">urutan yang jelas</text:span>, punya 'pendahulu' (<text:span text:style-name="Emphasis">predecessor</text:span>) dan 'penerus' (<text:span text:style-name="Emphasis">successor</text:span>) yang pasti (kecuali nilai pertama dan terakhir). Kita bisa 'menghitung' atau 'mengurutkan' nilai-nilainya. Contoh tipe data ordinal yang sudah kita kenal adalah:</text:p>
            <text:list xml:id="list185410683731745066" text:style-name="L116">
              <text:list-item>
                <text:p text:style-name="P398"><text:span text:style-name="Strong_20_Emphasis"><text:span text:style-name="Source_20_Text">Integer</text:span></text:span> (dan variannya seperti <text:span text:style-name="Source_20_Text">Byte</text:span>, <text:span text:style-name="Source_20_Text">Word</text:span>, <text:span text:style-name="Source_20_Text">LongInt</text:span>) : Angka 1 diikuti 2, diikuti 3, dst. </text:p>
              </text:list-item>
              <text:list-item>
                <text:p text:style-name="P398"><text:span text:style-name="Strong_20_Emphasis"><text:span text:style-name="Source_20_Text">Char</text:span></text:span>: Karakter 'A' diikuti 'B', 'B' diikuti 'C', dst. (berdasarkan urutan kode <text:soft-page-break/>ASCII/Unicode). </text:p>
              </text:list-item>
              <text:list-item>
                <text:p text:style-name="P398"><text:span text:style-name="Strong_20_Emphasis"><text:span text:style-name="Source_20_Text">Boolean</text:span></text:span>: <text:span text:style-name="Source_20_Text">False</text:span> datang sebelum <text:span text:style-name="Source_20_Text">True</text:span>. </text:p>
              </text:list-item>
              <text:list-item>
                <text:p text:style-name="P116"><text:span text:style-name="Strong_20_Emphasis">Tipe Enumerasi</text:span> (Akan dibahas nanti jika perlu): Tipe data buatan sendiri yang nilainya berupa daftar simbol berurutan, contoh: <text:span text:style-name="Source_20_Text">type TipeWarna = (Merah, Kuning, Hijau);</text:span>. </text:p>
              </text:list-item>
            </text:list>
            <text:p text:style-name="Text_20_body"><text:span text:style-name="Strong_20_Emphasis">PENTING:</text:span> Tipe data seperti <text:span text:style-name="Strong_20_Emphasis"><text:span text:style-name="Source_20_Text">Real</text:span></text:span> (angka desimal) dan <text:span text:style-name="Strong_20_Emphasis"><text:span text:style-name="Source_20_Text">String</text:span></text:span> (teks) <text:span text:style-name="Strong_20_Emphasis">bukan</text:span> tipe ordinal, karena kita tidak bisa dengan pasti menentukan apa nilai 'setelah' 3.14 atau apa nilai 'setelah' teks "Halo". Jadi, <text:span text:style-name="Source_20_Text">Real</text:span> dan <text:span text:style-name="Source_20_Text">String</text:span> <text:span text:style-name="Strong_20_Emphasis">tidak bisa</text:span> langsung digunakan sebagai <text:span text:style-name="Emphasis">Ekspresi Selektor</text:span> dalam struktur <text:span text:style-name="Source_20_Text">CASE...OF</text:span> standar Pascal.</text:p>
            <text:p text:style-name="Text_20_body"><text:span text:style-name="Strong_20_Emphasis">Sintaks Dasar </text:span><text:span text:style-name="Strong_20_Emphasis"><text:span text:style-name="Source_20_Text">CASE...OF...ELSE...END;</text:span></text:span></text:p>
            <text:p text:style-name="Text_20_body">Berikut adalah format umum struktur <text:span text:style-name="Source_20_Text">CASE...OF</text:span>:</text:p>
            <text:p text:style-name="Text_20_body">Delphi</text:p>
            <text:p text:style-name="Preformatted_20_Text"><text:span text:style-name="Source_20_Text">CASE EkspresiSelektor OF // Ekspresi yang nilainya dicek (hasilnya harus ordinal)</text:span></text:p>
            <text:p text:style-name="Preformatted_20_Text"/>
            <text:p text:style-name="Preformatted_20_Text"><text:span text:style-name="Source_20_Text"><text:s text:c="2"/>Konstanta1 : // Jika nilai EkspresiSelektor sama dengan Konstanta1</text:span></text:p>
            <text:p text:style-name="Preformatted_20_Text"><text:span text:style-name="Source_20_Text"><text:s text:c="5"/>PernyataanAksi1;</text:span></text:p>
            <text:p text:style-name="Preformatted_20_Text"/>
            <text:p text:style-name="Preformatted_20_Text"><text:span text:style-name="Source_20_Text"><text:s text:c="2"/>Konstanta2, Konstanta3 : // Jika nilainya Konstanta2 ATAU Konstanta3</text:span></text:p>
            <text:p text:style-name="Preformatted_20_Text"><text:span text:style-name="Source_20_Text"><text:s text:c="5"/>PernyataanAksi2; // Beberapa nilai bisa menjalankan aksi yang sama</text:span></text:p>
            <text:p text:style-name="Preformatted_20_Text"/>
            <text:p text:style-name="Preformatted_20_Text"><text:span text:style-name="Source_20_Text"><text:s text:c="2"/>RentangNilaiAwal..RentangNilaiAkhir : // Jika nilainya ada dalam rentang ini</text:span></text:p>
            <text:p text:style-name="Preformatted_20_Text"><text:span text:style-name="Source_20_Text"><text:s text:c="5"/>PernyataanAksi3;</text:span></text:p>
            <text:p text:style-name="Preformatted_20_Text"/>
            <text:p text:style-name="Preformatted_20_Text"><text:span text:style-name="Source_20_Text"><text:s text:c="2"/>// ... bisa ada banyak 'kasus' (cabang) lain di sini ...</text:span></text:p>
            <text:p text:style-name="Preformatted_20_Text"><text:span text:style-name="Source_20_Text"><text:s text:c="2"/>// dengan format: DaftarNilaiAtauRentang : Pernyataan;</text:span></text:p>
            <text:p text:style-name="Preformatted_20_Text"/>
            <text:p text:style-name="Preformatted_20_Text"><text:span text:style-name="Source_20_Text">ELSE // &lt;-- Bagian ELSE ini OPSIONAL</text:span></text:p>
            <text:p text:style-name="Preformatted_20_Text"><text:span text:style-name="Source_20_Text"><text:s text:c="2"/>// Pernyataan ini dijalankan jika nilai EkspresiSelektor</text:span></text:p>
            <text:p text:style-name="Preformatted_20_Text"><text:span text:style-name="Source_20_Text"><text:s text:c="2"/>// TIDAK COCOK dengan semua kasus (Konstanta/Rentang) di atas.</text:span></text:p>
            <text:p text:style-name="Preformatted_20_Text"><text:span text:style-name="Source_20_Text"><text:s text:c="2"/>PernyataanJikaTidakCocok;</text:span></text:p>
            <text:p text:style-name="Preformatted_20_Text"/>
            <text:p text:style-name="P602"><text:span text:style-name="Source_20_Text">END; // &lt;-- WAJIB ada untuk menutup struktur CASE, diakhiri titik koma!</text:span></text:p>
            <text:p text:style-name="Text_20_body">Mari kita bedah komponennya:</text:p>
            <text:list xml:id="list8590188336019586427" text:style-name="L117">
              <text:list-item>
                <text:p text:style-name="P399"><text:span text:style-name="Strong_20_Emphasis"><text:span text:style-name="Source_20_Text">CASE ... OF</text:span></text:span>: Kata kunci yang memulai struktur percabangan multi-kondisi ini. <text:span text:style-name="Source_20_Text">EkspresiSelektor</text:span> adalah variabel atau ekspresi yang nilainya akan dievaluasi dan dicocokkan dengan kasus-kasus di bawahnya (hasilnya wajib bertipe ordinal). </text:p>
              </text:list-item>
              <text:list-item>
                <text:p text:style-name="P399"><text:span text:style-name="Strong_20_Emphasis">Daftar Nilai atau Rentang:</text:span> Setelah <text:span text:style-name="Source_20_Text">OF</text:span>, kita daftarkan kemungkinan-kemungkinan nilai yang bisa dimiliki oleh <text:span text:style-name="Source_20_Text">EkspresiSelektor</text:span>. Ini bisa berupa: </text:p>
                <text:list>
                  <text:list-item>
                    <text:p text:style-name="P399">Satu <text:span text:style-name="Strong_20_Emphasis">nilai konstanta</text:span> (misal: <text:span text:style-name="Source_20_Text">5</text:span>, <text:span text:style-name="Source_20_Text">'A'</text:span>, <text:span text:style-name="Source_20_Text">True</text:span>). </text:p>
                  </text:list-item>
                  <text:list-item>
                    <text:p text:style-name="P399"><text:soft-page-break/>Beberapa <text:span text:style-name="Strong_20_Emphasis">nilai konstanta</text:span> dipisahkan koma (<text:span text:style-name="Source_20_Text">,</text:span>) jika mereka semua akan menjalankan aksi yang sama (misal: <text:span text:style-name="Source_20_Text">'a', 'A': ...</text:span>). </text:p>
                  </text:list-item>
                  <text:list-item>
                    <text:p text:style-name="P399">Sebuah <text:span text:style-name="Strong_20_Emphasis">rentang nilai</text:span> menggunakan dua titik (<text:span text:style-name="Source_20_Text">..</text:span>) di antara nilai awal dan nilai akhir konstanta (misal: <text:span text:style-name="Source_20_Text">1..10</text:span>, <text:span text:style-name="Source_20_Text">'a'..'z'</text:span>). Ini hanya berlaku untuk tipe ordinal yang punya urutan jelas seperti Integer dan Char. </text:p>
                  </text:list-item>
                </text:list>
              </text:list-item>
              <text:list-item>
                <text:p text:style-name="P399"><text:span text:style-name="Strong_20_Emphasis"><text:span text:style-name="Source_20_Text">:</text:span></text:span><text:span text:style-name="Strong_20_Emphasis"> (Titik Dua):</text:span> Tanda pemisah antara daftar nilai/rentang dengan pernyataan aksi yang akan dijalankan jika cocok. </text:p>
              </text:list-item>
              <text:list-item>
                <text:p text:style-name="P399"><text:span text:style-name="Strong_20_Emphasis"><text:span text:style-name="Source_20_Text">PernyataanAksi1;</text:span></text:span><text:span text:style-name="Strong_20_Emphasis">, </text:span><text:span text:style-name="Strong_20_Emphasis"><text:span text:style-name="Source_20_Text">PernyataanAksi2;</text:span></text:span><text:span text:style-name="Strong_20_Emphasis">, dst.:</text:span> Ini adalah <text:span text:style-name="Strong_20_Emphasis">satu buah pernyataan Pascal</text:span> (atau bisa juga blok <text:span text:style-name="Source_20_Text">begin...end;</text:span> jika aksinya perlu lebih dari satu perintah) yang akan dieksekusi jika <text:span text:style-name="Source_20_Text">EkspresiSelektor</text:span> cocok dengan nilai/rentang sebelumnya. Diakhiri titik koma (<text:span text:style-name="Source_20_Text">;</text:span>). </text:p>
              </text:list-item>
              <text:list-item>
                <text:p text:style-name="P399"><text:span text:style-name="Strong_20_Emphasis"><text:span text:style-name="Source_20_Text">ELSE</text:span></text:span><text:span text:style-name="Strong_20_Emphasis"> (Opsional):</text:span> Jika bagian <text:span text:style-name="Source_20_Text">ELSE</text:span> ini ditulis, maka <text:span text:style-name="Source_20_Text">PernyataanJikaTidakCocok;</text:span> akan dieksekusi <text:span text:style-name="Strong_20_Emphasis">hanya jika</text:span> nilai <text:span text:style-name="Source_20_Text">EkspresiSelektor</text:span> tidak cocok dengan <text:span text:style-name="Emphasis">semua</text:span> kasus (<text:span text:style-name="Source_20_Text">case</text:span>) yang terdaftar di atasnya. Jika tidak ada <text:span text:style-name="Source_20_Text">ELSE</text:span> dan tidak ada kasus yang cocok, maka tidak ada aksi yang dijalankan di dalam <text:span text:style-name="Source_20_Text">CASE</text:span> tersebut. </text:p>
              </text:list-item>
              <text:list-item>
                <text:p text:style-name="P117"><text:span text:style-name="Strong_20_Emphasis"><text:span text:style-name="Source_20_Text">END;</text:span></text:span>: Kata kunci ini <text:span text:style-name="Strong_20_Emphasis">wajib</text:span> ada untuk menandai akhir dari keseluruhan struktur <text:span text:style-name="Source_20_Text">CASE...OF</text:span>. Perhatikan, ia diakhiri dengan <text:span text:style-name="Strong_20_Emphasis">titik koma (</text:span><text:span text:style-name="Strong_20_Emphasis"><text:span text:style-name="Source_20_Text">;</text:span></text:span><text:span text:style-name="Strong_20_Emphasis">)</text:span>. </text:p>
              </text:list-item>
            </text:list>
            <text:p text:style-name="Text_20_body"><text:span text:style-name="Strong_20_Emphasis">Cara Kerja </text:span><text:span text:style-name="Strong_20_Emphasis"><text:span text:style-name="Source_20_Text">CASE...OF</text:span></text:span><text:span text:style-name="Strong_20_Emphasis">:</text:span></text:p>
            <text:list xml:id="list7893076222606609603" text:style-name="L118">
              <text:list-item>
                <text:p text:style-name="P400">Program mengevaluasi <text:span text:style-name="Source_20_Text">EkspresiSelektor</text:span> untuk mendapatkan nilainya. </text:p>
              </text:list-item>
              <text:list-item>
                <text:p text:style-name="P400">Program mencari dari <text:span text:style-name="Strong_20_Emphasis">kasus pertama</text:span> ke bawah, apakah nilai tersebut <text:span text:style-name="Strong_20_Emphasis">cocok</text:span> dengan salah satu <text:span text:style-name="Source_20_Text">Konstanta</text:span> atau <text:span text:style-name="Source_20_Text">Rentang</text:span> yang ada sebelum tanda titik dua (<text:span text:style-name="Source_20_Text">:</text:span>). </text:p>
              </text:list-item>
              <text:list-item>
                <text:p text:style-name="P400">Begitu ditemukan <text:span text:style-name="Strong_20_Emphasis">kecocokan pertama</text:span>, program akan <text:span text:style-name="Strong_20_Emphasis">menjalankan </text:span><text:span text:style-name="Strong_20_Emphasis"><text:span text:style-name="Source_20_Text">PernyataanAksi</text:span></text:span> yang berhubungan dengan kasus tersebut. </text:p>
              </text:list-item>
              <text:list-item>
                <text:p text:style-name="P400"><text:span text:style-name="Strong_20_Emphasis">PENTING:</text:span> Setelah menjalankan satu aksi yang cocok, program akan <text:span text:style-name="Strong_20_Emphasis">langsung melompat ke </text:span><text:span text:style-name="Strong_20_Emphasis"><text:span text:style-name="Source_20_Text">END;</text:span></text:span> dari struktur <text:span text:style-name="Source_20_Text">CASE</text:span>, <text:span text:style-name="Strong_20_Emphasis">melewati</text:span> semua kasus lain di bawahnya dan juga bagian <text:span text:style-name="Source_20_Text">ELSE</text:span> (jika ada). </text:p>
              </text:list-item>
              <text:list-item>
                <text:p text:style-name="P400">Jika setelah memeriksa semua kasus tidak ada satupun yang cocok, dan ada bagian <text:span text:style-name="Source_20_Text">ELSE</text:span>, maka <text:span text:style-name="Source_20_Text">PernyataanJikaTidakCocok</text:span> akan dijalankan. </text:p>
              </text:list-item>
              <text:list-item>
                <text:p text:style-name="P118">Jika tidak ada yang cocok dan tidak ada bagian <text:span text:style-name="Source_20_Text">ELSE</text:span>, program langsung lanjut ke perintah setelah <text:span text:style-name="Source_20_Text">END;</text:span>. </text:p>
              </text:list-item>
            </text:list>
            <text:p text:style-name="Text_20_body"><text:span text:style-name="Strong_20_Emphasis">Contoh Penggunaan:</text:span></text:p>
            <text:list xml:id="list3165693559909678969" text:style-name="L119">
              <text:list-item>
                <text:p text:style-name="P119"><text:span text:style-name="Strong_20_Emphasis">Menu Pilihan Sederhana (Selektor </text:span><text:span text:style-name="Strong_20_Emphasis"><text:span text:style-name="Source_20_Text">Char</text:span></text:span><text:span text:style-name="Strong_20_Emphasis">)</text:span></text:p>
                <text:p text:style-name="P119">Delphi</text:p>
                <text:p text:style-name="P568"><text:span text:style-name="Source_20_Text">program MenuPilihanCase;</text:span></text:p>
                <text:p text:style-name="P568"><text:span text:style-name="Source_20_Text">uses Crt; // Pakai Crt agar bisa pakai ReadKey</text:span></text:p>
                <text:p text:style-name="P568"><text:span text:style-name="Source_20_Text">var</text:span></text:p>
                <text:p text:style-name="P568"><text:span text:style-name="Source_20_Text"><text:s text:c="2"/>Pilihan: Char;</text:span></text:p>
                <text:p text:style-name="P568"><text:span text:style-name="Source_20_Text">begin</text:span></text:p>
                <text:p text:style-name="P568"><text:span text:style-name="Source_20_Text"><text:s text:c="2"/>ClrScr;</text:span></text:p>
                <text:p text:style-name="P568"><text:span text:style-name="Source_20_Text"><text:s text:c="2"/>Writeln('--- PILIHAN WARNA ---');</text:span></text:p>
                <text:p text:style-name="P568"><text:soft-page-break/><text:span text:style-name="Source_20_Text"><text:s text:c="2"/>Writeln('[M] Merah');</text:span></text:p>
                <text:p text:style-name="P568"><text:span text:style-name="Source_20_Text"><text:s text:c="2"/>Writeln('[B] Biru');</text:span></text:p>
                <text:p text:style-name="P568"><text:span text:style-name="Source_20_Text"><text:s text:c="2"/>Writeln('[H] Hijau');</text:span></text:p>
                <text:p text:style-name="P568"><text:span text:style-name="Source_20_Text"><text:s text:c="2"/>Writeln('[K] Keluar');</text:span></text:p>
                <text:p text:style-name="P568"><text:span text:style-name="Source_20_Text"><text:s text:c="2"/>Write('Masukkan Pilihan (M/B/H/K): ');</text:span></text:p>
                <text:p text:style-name="P568"><text:span text:style-name="Source_20_Text"><text:s text:c="2"/>Pilihan := ReadKey; // Baca satu tombol saja</text:span></text:p>
                <text:p text:style-name="P568"><text:span text:style-name="Source_20_Text"><text:s text:c="2"/>Writeln(Pilihan); <text:s text:c="2"/>// Tampilkan tombol yang ditekan</text:span></text:p>
                <text:p text:style-name="P568"/>
                <text:p text:style-name="P568"><text:span text:style-name="Source_20_Text"><text:s text:c="2"/>// Gunakan Uppercase agar input 'm' dianggap sama dengan 'M'</text:span></text:p>
                <text:p text:style-name="P568"><text:span text:style-name="Source_20_Text"><text:s text:c="2"/>CASE Uppercase(Pilihan) OF</text:span></text:p>
                <text:p text:style-name="P568"><text:span text:style-name="Source_20_Text"><text:s text:c="4"/>'M' : TextColor(LightRed); <text:s text:c="3"/>// Jika 'M' atau 'm'</text:span></text:p>
                <text:p text:style-name="P568"><text:span text:style-name="Source_20_Text"><text:s text:c="4"/>'B' : TextColor(LightBlue); <text:s text:c="2"/>// Jika 'B' atau 'b'</text:span></text:p>
                <text:p text:style-name="P568"><text:span text:style-name="Source_20_Text"><text:s text:c="4"/>'H' : TextColor(LightGreen); <text:s/>// Jika 'H' atau 'h'</text:span></text:p>
                <text:p text:style-name="P568"><text:span text:style-name="Source_20_Text"><text:s text:c="4"/>'K' : Writeln('Program selesai.');</text:span></text:p>
                <text:p text:style-name="P568"><text:span text:style-name="Source_20_Text"><text:s text:c="2"/>ELSE // Jika tombol lain yang ditekan</text:span></text:p>
                <text:p text:style-name="P568"><text:span text:style-name="Source_20_Text"><text:s text:c="4"/>Writeln('Pilihan tidak tersedia.');</text:span></text:p>
                <text:p text:style-name="P568"><text:span text:style-name="Source_20_Text"><text:s text:c="2"/>END; // Akhir dari CASE</text:span></text:p>
                <text:p text:style-name="P568"/>
                <text:p text:style-name="P568"><text:span text:style-name="Source_20_Text"><text:s text:c="2"/>// Jika pilihan bukan 'K', tampilkan pesan dengan warna terpilih</text:span></text:p>
                <text:p text:style-name="P568"><text:span text:style-name="Source_20_Text"><text:s text:c="2"/>if (Uppercase(Pilihan) = 'M') or (Uppercase(Pilihan) = 'B') or (Uppercase(Pilihan) = 'H') then</text:span></text:p>
                <text:p text:style-name="P568"><text:span text:style-name="Source_20_Text"><text:s text:c="5"/>Writeln('Anda memilih warna ini.');</text:span></text:p>
                <text:p text:style-name="P568"/>
                <text:p text:style-name="P568"><text:span text:style-name="Source_20_Text"><text:s text:c="2"/>TextColor(LightGray); // Kembalikan warna normal</text:span></text:p>
                <text:p text:style-name="P568"><text:span text:style-name="Source_20_Text"><text:s text:c="2"/>Write('Tekan Enter...'); Readln;</text:span></text:p>
                <text:p text:style-name="P632"><text:span text:style-name="Source_20_Text">end.</text:span></text:p>
              </text:list-item>
              <text:list-item>
                <text:p text:style-name="P119"><text:span text:style-name="Strong_20_Emphasis">Konversi Nilai Angka ke Grade (Selektor </text:span><text:span text:style-name="Strong_20_Emphasis"><text:span text:style-name="Source_20_Text">Integer</text:span></text:span><text:span text:style-name="Strong_20_Emphasis"> dengan Rentang)</text:span> Ini adalah contoh klasik di mana <text:span text:style-name="Source_20_Text">CASE</text:span> lebih rapi daripada <text:span text:style-name="Source_20_Text">Nested IF</text:span>:</text:p>
                <text:p text:style-name="P119">Delphi</text:p>
                <text:p text:style-name="P568"><text:span text:style-name="Source_20_Text">program KonversiNilaiCase;</text:span></text:p>
                <text:p text:style-name="P568"><text:span text:style-name="Source_20_Text">uses SysUtils;</text:span></text:p>
                <text:p text:style-name="P568"><text:span text:style-name="Source_20_Text">var</text:span></text:p>
                <text:p text:style-name="P568"><text:span text:style-name="Source_20_Text"><text:s text:c="2"/>Nilai: Integer;</text:span></text:p>
                <text:p text:style-name="P568"><text:span text:style-name="Source_20_Text"><text:s text:c="2"/>Grade: String; // Kita pakai String agar bisa tulis 'Tidak Valid'</text:span></text:p>
                <text:p text:style-name="P568"><text:span text:style-name="Source_20_Text">begin</text:span></text:p>
                <text:p text:style-name="P568"><text:span text:style-name="Source_20_Text"><text:s text:c="2"/>Write('Masukkan nilai angka ujian (0-100): '); Readln(Nilai);</text:span></text:p>
                <text:p text:style-name="P568"/>
                <text:p text:style-name="P568"><text:span text:style-name="Source_20_Text"><text:s text:c="2"/>CASE Nilai OF</text:span></text:p>
                <text:p text:style-name="P568"><text:span text:style-name="Source_20_Text"><text:s text:c="4"/>90..100 : Grade := 'A (Istimewa)'; <text:s text:c="3"/>// Rentang 90-100</text:span></text:p>
                <text:p text:style-name="P568"><text:span text:style-name="Source_20_Text"><text:s text:c="4"/>80..89 <text:s/>: Grade := 'B (Baik Sekali)'; // Rentang 80-89</text:span></text:p>
                <text:p text:style-name="P568"><text:span text:style-name="Source_20_Text"><text:s text:c="4"/>70..79 <text:s/>: Grade := 'C (Baik)'; <text:s text:c="6"/>// Rentang 70-79</text:span></text:p>
                <text:p text:style-name="P568"><text:span text:style-name="Source_20_Text"><text:s text:c="4"/>60..69 <text:s/>: Grade := 'D (Cukup)'; <text:s text:c="5"/>// Rentang 60-69</text:span></text:p>
                <text:p text:style-name="P568"><text:span text:style-name="Source_20_Text"><text:s text:c="5"/>0..59 <text:s/>: Grade := 'E (Kurang)'; <text:s text:c="4"/>// Rentang 0-59</text:span></text:p>
                <text:p text:style-name="P568"><text:span text:style-name="Source_20_Text"><text:s text:c="2"/>ELSE // Jika nilai di luar 0-100</text:span></text:p>
                <text:p text:style-name="P568"><text:span text:style-name="Source_20_Text"><text:s text:c="4"/>Grade := 'Tidak Valid';</text:span></text:p>
                <text:p text:style-name="P568"><text:span text:style-name="Source_20_Text"><text:s text:c="2"/>END; // Akhir CASE</text:span></text:p>
                <text:p text:style-name="P568"/>
                <text:p text:style-name="P568"><text:span text:style-name="Source_20_Text"><text:s text:c="2"/>Writeln('Grade untuk nilai ', Nilai, ' adalah: ', Grade);</text:span></text:p>
                <text:p text:style-name="P568"><text:span text:style-name="Source_20_Text"><text:s text:c="2"/>Readln;</text:span></text:p>
                <text:p text:style-name="P632"><text:span text:style-name="Source_20_Text">end.</text:span></text:p>
                <text:p text:style-name="P119"><text:soft-page-break/>Bandingkan betapa lebih ringkas dan mudah dibacanya kode <text:span text:style-name="Source_20_Text">CASE</text:span> ini dibandingkan versi <text:span text:style-name="Source_20_Text">Nested IF</text:span> untuk logika yang sama!</text:p>
              </text:list-item>
            </text:list>
            <text:p text:style-name="Text_20_body"><text:span text:style-name="Strong_20_Emphasis">Perbandingan Singkat </text:span><text:span text:style-name="Strong_20_Emphasis"><text:span text:style-name="Source_20_Text">CASE</text:span></text:span><text:span text:style-name="Strong_20_Emphasis"> vs </text:span><text:span text:style-name="Strong_20_Emphasis"><text:span text:style-name="Source_20_Text">IF</text:span></text:span><text:span text:style-name="Strong_20_Emphasis">:</text:span></text:p>
            <text:list xml:id="list850562939072890953" text:style-name="L120">
              <text:list-item>
                <text:p text:style-name="P120"><text:span text:style-name="Strong_20_Emphasis">Kapan </text:span><text:span text:style-name="Strong_20_Emphasis"><text:span text:style-name="Source_20_Text">CASE</text:span></text:span><text:span text:style-name="Strong_20_Emphasis"> Biasanya Lebih Baik?</text:span></text:p>
                <text:list>
                  <text:list-item>
                    <text:p text:style-name="P401">Ketika Anda memiliki <text:span text:style-name="Strong_20_Emphasis">banyak cabang</text:span> (lebih dari 2 atau 3). </text:p>
                  </text:list-item>
                  <text:list-item>
                    <text:p text:style-name="P401">Ketika semua cabang tersebut bergantung pada <text:span text:style-name="Strong_20_Emphasis">nilai dari satu variabel atau ekspresi yang sama</text:span>. </text:p>
                  </text:list-item>
                  <text:list-item>
                    <text:p text:style-name="P401">Ketika variabel/ekspresi tersebut bertipe <text:span text:style-name="Strong_20_Emphasis">ordinal</text:span> (<text:span text:style-name="Source_20_Text">Integer</text:span>, <text:span text:style-name="Source_20_Text">Char</text:span>, <text:span text:style-name="Source_20_Text">Boolean</text:span>, Enum) dan Anda bisa mendaftar nilai-nilai konstantanya atau rentangnya. </text:p>
                  </text:list-item>
                  <text:list-item>
                    <text:p text:style-name="P401">Hasilnya seringkali <text:span text:style-name="Strong_20_Emphasis">lebih mudah dibaca dan dipahami</text:span> alur percabangannya. </text:p>
                  </text:list-item>
                </text:list>
              </text:list-item>
              <text:list-item>
                <text:p text:style-name="P120"><text:span text:style-name="Strong_20_Emphasis">Kapan </text:span><text:span text:style-name="Strong_20_Emphasis"><text:span text:style-name="Source_20_Text">IF</text:span></text:span><text:span text:style-name="Strong_20_Emphasis"> (atau </text:span><text:span text:style-name="Strong_20_Emphasis"><text:span text:style-name="Source_20_Text">IF...ELSE IF...</text:span></text:span><text:span text:style-name="Strong_20_Emphasis">) Lebih Baik atau Diperlukan?</text:span></text:p>
                <text:list>
                  <text:list-item>
                    <text:p text:style-name="P401">Ketika kondisi percabangan <text:span text:style-name="Strong_20_Emphasis">tidak</text:span> didasarkan pada nilai tunggal bertipe ordinal (misalnya melibatkan perbandingan <text:span text:style-name="Strong_20_Emphasis"><text:span text:style-name="Source_20_Text">Real</text:span></text:span> atau <text:span text:style-name="Strong_20_Emphasis"><text:span text:style-name="Source_20_Text">String</text:span></text:span>). </text:p>
                  </text:list-item>
                  <text:list-item>
                    <text:p text:style-name="P401">Ketika kondisi melibatkan <text:span text:style-name="Strong_20_Emphasis">beberapa variabel berbeda</text:span> (<text:span text:style-name="Source_20_Text">IF (A &gt; 10) AND (B = 'Ya') ...</text:span>). </text:p>
                  </text:list-item>
                  <text:list-item>
                    <text:p text:style-name="P401">Ketika kondisi melibatkan <text:span text:style-name="Strong_20_Emphasis">operator logika (</text:span><text:span text:style-name="Strong_20_Emphasis"><text:span text:style-name="Source_20_Text">AND</text:span></text:span><text:span text:style-name="Strong_20_Emphasis">, </text:span><text:span text:style-name="Strong_20_Emphasis"><text:span text:style-name="Source_20_Text">OR</text:span></text:span><text:span text:style-name="Strong_20_Emphasis">, </text:span><text:span text:style-name="Strong_20_Emphasis"><text:span text:style-name="Source_20_Text">NOT</text:span></text:span><text:span text:style-name="Strong_20_Emphasis">) yang kompleks</text:span> atau perbandingan yang tidak bisa direpresentasikan sebagai rentang sederhana. </text:p>
                  </text:list-item>
                  <text:list-item>
                    <text:p text:style-name="P120">Ketika hanya ada <text:span text:style-name="Strong_20_Emphasis">dua kemungkinan</text:span> cabang (<text:span text:style-name="Source_20_Text">IF...ELSE</text:span> seringkali sudah cukup jelas). </text:p>
                  </text:list-item>
                </text:list>
              </text:list-item>
            </text:list>
            <text:p text:style-name="Text_20_body"><text:span text:style-name="Strong_20_Emphasis">Kesimpulan:</text:span></text:p>
            <text:p text:style-name="Text_20_body">Struktur <text:span text:style-name="Source_20_Text">CASE EkspresiSelektor OF ... ELSE ... END;</text:span> adalah alat percabangan multi-kondisi yang sangat berguna dan sering membuat kode lebih rapi di Pascal, <text:span text:style-name="Strong_20_Emphasis">khususnya</text:span> ketika pilihan aksi didasarkan pada nilai-nilai diskrit atau rentang dari sebuah ekspresi bertipe <text:span text:style-name="Strong_20_Emphasis">ordinal</text:span>. Ia menawarkan alternatif yang lebih terstruktur dibandingkan rangkaian <text:span text:style-name="Source_20_Text">IF...ELSE IF</text:span> yang panjang untuk kasus-kasus spesifik tersebut.</text:p>
            <text:p text:style-name="Horizontal_20_Line"/>
            <text:p text:style-name="Text_20_body">Kita sudah mempelajari dua cara utama program membuat keputusan: <text:span text:style-name="Source_20_Text">IF</text:span> dan <text:span text:style-name="Source_20_Text">CASE</text:span>. Sekarang saatnya melihat bagaimana kita menerapkan keduanya dalam contoh kasus program yang lebih nyata!</text:p>
            <text:p text:style-name="Text_20_body">Saya menunggu perintah "YAX" untuk lanjut ke <text:span text:style-name="Emphasis">prompt</text:span> Sub-bab 7.7 (<text:span text:style-name="Source_20_Text">Contoh Kasus Penerapan Percabangan</text:span>).</text:p>
          </text:section>
          <text:section text:style-name="Sect1" text:name="feedback-form-64">
            <text:p text:style-name="P285"/>
          </text:section>
        </text:section>
        <text:section text:style-name="Sect1" text:name="9cf5bf798f1d4648">
          <text:p text:style-name="Text_20_body"/>
          <text:section text:style-name="Sect1" text:name="user-query-content-65">
            <text:p text:style-name="P541">YAX </text:p>
          </text:section>
          <text:p text:style-name="P285"><text:soft-page-break/>Tampilkan alur berpikir</text:p>
          <text:section text:style-name="Sect2" text:name="model-response-message-contentr_9cf5bf798f1d4648">
            <text:p text:style-name="Text_20_body">Siap! Sekarang kita akan lihat bagaimana 'rambu lalu lintas' <text:span text:style-name="Source_20_Text">IF</text:span> dan <text:span text:style-name="Source_20_Text">CASE</text:span> yang sudah kita pelajari bisa kita gunakan dalam program yang sedikit lebih utuh. Ini adalah kesempatan untuk mengintegrasikan apa yang sudah kita pelajari.</text:p>
            <text:p text:style-name="Text_20_body"><text:span text:style-name="Emphasis">(Waktu saat ini: Kamis, 10 April 2025 pukul 10:13:07 WIB. Lokasi: Banda Aceh, Aceh,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7.7: Contoh Kasus Penerapan Percabangan</text:span></text:p>
            <text:p text:style-name="Text_20_body"><text:span text:style-name="Emphasis">(Prompt: "Buatkan pembahasan mendalam untuk sub-bab 'Contoh Kasus Penerapan Percabangan'. Sajikan 2-3 contoh program lengkap yang mengaplikasikan struktur IF... dan/atau CASE... Untuk setiap contoh, sertakan kode lengkap, penjelasan logika, dan contoh output.")</text:span></text:p>
            <text:p text:style-name="Horizontal_20_Line"/>
            <text:p text:style-name="Text_20_body">Setelah memahami cara kerja <text:span text:style-name="Source_20_Text">IF...THEN</text:span>, <text:span text:style-name="Source_20_Text">IF...THEN...ELSE</text:span>, <text:span text:style-name="Source_20_Text">Nested IF</text:span>, dan <text:span text:style-name="Source_20_Text">CASE...OF</text:span>, mari kita lihat bagaimana kita bisa menerapkannya dalam contoh program yang lebih praktis. Di sini kita akan menggabungkan pengetahuan kita tentang variabel, input/output, operator, dan tentu saja, struktur percabangan.</text:p>
            <text:p text:style-name="Text_20_body"><text:span text:style-name="Strong_20_Emphasis">Contoh Kasus 1: Validasi Login Sederhana</text:span></text:p>
            <text:list xml:id="list1156188445391197155" text:style-name="L121">
              <text:list-item>
                <text:p text:style-name="P121"><text:span text:style-name="Strong_20_Emphasis">Tujuan:</text:span> Membuat program yang mensimulasikan proses login. Program akan meminta username dan password, lalu memeriksa apakah input tersebut cocok dengan username dan password yang sudah ditentukan sebelumnya.</text:p>
              </text:list-item>
              <text:list-item>
                <text:p text:style-name="P121"><text:span text:style-name="Strong_20_Emphasis">Kode Sumber Lengkap:</text:span></text:p>
                <text:p text:style-name="P121">Delphi</text:p>
                <text:p text:style-name="P569"><text:span text:style-name="Source_20_Text">program LoginSederhana;</text:span></text:p>
                <text:p text:style-name="P569"><text:span text:style-name="Source_20_Text">uses SysUtils;</text:span></text:p>
                <text:p text:style-name="P569"/>
                <text:p text:style-name="P569"><text:span text:style-name="Source_20_Text">const</text:span></text:p>
                <text:p text:style-name="P569"><text:span text:style-name="Source_20_Text"><text:s text:c="2"/>// Kita tentukan username dan password yang benar di sini</text:span></text:p>
                <text:p text:style-name="P569"><text:span text:style-name="Source_20_Text"><text:s text:c="2"/>// Ingat, ini hanya contoh, cara ini tidak aman untuk aplikasi nyata!</text:span></text:p>
                <text:p text:style-name="P569"><text:span text:style-name="Source_20_Text"><text:s text:c="2"/>UsernameBenar = 'admin';</text:span></text:p>
                <text:p text:style-name="P569"><text:span text:style-name="Source_20_Text"><text:s text:c="2"/>PasswordBenar = 'P4ssw0rdKu4t'; // Contoh password</text:span></text:p>
                <text:p text:style-name="P569"/>
                <text:p text:style-name="P569"><text:span text:style-name="Source_20_Text">var</text:span></text:p>
                <text:p text:style-name="P569"><text:span text:style-name="Source_20_Text"><text:s text:c="2"/>InputUsername: String;</text:span></text:p>
                <text:p text:style-name="P569"><text:span text:style-name="Source_20_Text"><text:s text:c="2"/>InputPassword: String;</text:span></text:p>
                <text:p text:style-name="P569"><text:span text:style-name="Source_20_Text"><text:s text:c="2"/>LoginBerhasil: Boolean; // Untuk menandai status login</text:span></text:p>
                <text:p text:style-name="P569"/>
                <text:p text:style-name="P569"><text:span text:style-name="Source_20_Text">begin</text:span></text:p>
                <text:p text:style-name="P569"><text:span text:style-name="Source_20_Text"><text:s text:c="2"/>Writeln('=========================');</text:span></text:p>
                <text:p text:style-name="P569"><text:span text:style-name="Source_20_Text"><text:s text:c="2"/>Writeln(' <text:s text:c="2"/>Silakan Login Dulu <text:s text:c="3"/>');</text:span></text:p>
                <text:p text:style-name="P569"><text:span text:style-name="Source_20_Text"><text:s text:c="2"/>Writeln('=========================');</text:span></text:p>
                <text:p text:style-name="P569"><text:span text:style-name="Source_20_Text"><text:s text:c="2"/>Writeln;</text:span></text:p>
                <text:p text:style-name="P569"/>
                <text:p text:style-name="P569"><text:soft-page-break/><text:span text:style-name="Source_20_Text"><text:s text:c="2"/>// 1. Meminta input Username dari pengguna</text:span></text:p>
                <text:p text:style-name="P569"><text:span text:style-name="Source_20_Text"><text:s text:c="2"/>Write('Masukkan Username : ');</text:span></text:p>
                <text:p text:style-name="P569"><text:span text:style-name="Source_20_Text"><text:s text:c="2"/>Readln(InputUsername);</text:span></text:p>
                <text:p text:style-name="P569"/>
                <text:p text:style-name="P569"><text:span text:style-name="Source_20_Text"><text:s text:c="2"/>// 2. Meminta input Password dari pengguna</text:span></text:p>
                <text:p text:style-name="P569"><text:span text:style-name="Source_20_Text"><text:s text:c="2"/>Write('Masukkan Password : ');</text:span></text:p>
                <text:p text:style-name="P569"><text:span text:style-name="Source_20_Text"><text:s text:c="2"/>Readln(InputPassword); // Di aplikasi nyata, input password biasanya disamarkan</text:span></text:p>
                <text:p text:style-name="P569"/>
                <text:p text:style-name="P569"><text:span text:style-name="Source_20_Text"><text:s text:c="2"/>// 3. Melakukan Pengecekan dengan IF dan operator AND</text:span></text:p>
                <text:p text:style-name="P569"><text:span text:style-name="Source_20_Text"><text:s text:c="2"/>// Kondisi akan True HANYA JIKA username BENAR DAN password JUGA BENAR</text:span></text:p>
                <text:p text:style-name="P569"><text:span text:style-name="Source_20_Text"><text:s text:c="2"/>// (Catatan: Perbandingan string default FPC biasanya case-insensitive)</text:span></text:p>
                <text:p text:style-name="P569"><text:span text:style-name="Source_20_Text"><text:s text:c="2"/>IF (InputUsername = UsernameBenar) AND (InputPassword = PasswordBenar) THEN</text:span></text:p>
                <text:p text:style-name="P569"><text:span text:style-name="Source_20_Text"><text:s text:c="2"/>begin // Blok ini dijalankan jika KEDUA kondisi True</text:span></text:p>
                <text:p text:style-name="P569"><text:span text:style-name="Source_20_Text"><text:s text:c="4"/>LoginBerhasil := True;</text:span></text:p>
                <text:p text:style-name="P569"><text:span text:style-name="Source_20_Text"><text:s text:c="4"/>Writeln; // Beri jarak</text:span></text:p>
                <text:p text:style-name="P569"><text:span text:style-name="Source_20_Text"><text:s text:c="4"/>Writeln('***************************');</text:span></text:p>
                <text:p text:style-name="P569"><text:span text:style-name="Source_20_Text"><text:s text:c="4"/>Writeln('*** Login Berhasil! <text:s text:c="2"/>***');</text:span></text:p>
                <text:p text:style-name="P569"><text:span text:style-name="Source_20_Text"><text:s text:c="4"/>Writeln('***************************');</text:span></text:p>
                <text:p text:style-name="P569"><text:span text:style-name="Source_20_Text"><text:s text:c="4"/>Writeln('Selamat datang kembali, ', InputUsername, '!');</text:span></text:p>
                <text:p text:style-name="P569"><text:span text:style-name="Source_20_Text"><text:s text:c="2"/>end</text:span></text:p>
                <text:p text:style-name="P569"><text:span text:style-name="Source_20_Text"><text:s text:c="2"/>ELSE // Jika salah satu atau kedua kondisi di atas False</text:span></text:p>
                <text:p text:style-name="P569"><text:span text:style-name="Source_20_Text"><text:s text:c="2"/>begin // Blok ini dijalankan</text:span></text:p>
                <text:p text:style-name="P569"><text:span text:style-name="Source_20_Text"><text:s text:c="4"/>LoginBerhasil := False;</text:span></text:p>
                <text:p text:style-name="P569"><text:span text:style-name="Source_20_Text"><text:s text:c="4"/>Writeln; // Beri jarak</text:span></text:p>
                <text:p text:style-name="P569"><text:span text:style-name="Source_20_Text"><text:s text:c="4"/>Writeln('!!!!!!!!!!!!!!!!!!!!!!!!!!!!!!!!!!!!!!!!!!!!!!');</text:span></text:p>
                <text:p text:style-name="P569"><text:span text:style-name="Source_20_Text"><text:s text:c="4"/>Writeln('!!! Login Gagal! Username atau Password salah. !!!');</text:span></text:p>
                <text:p text:style-name="P569"><text:span text:style-name="Source_20_Text"><text:s text:c="4"/>Writeln('!!!!!!!!!!!!!!!!!!!!!!!!!!!!!!!!!!!!!!!!!!!!!!');</text:span></text:p>
                <text:p text:style-name="P569"><text:span text:style-name="Source_20_Text"><text:s text:c="2"/>end;</text:span></text:p>
                <text:p text:style-name="P569"/>
                <text:p text:style-name="P569"><text:span text:style-name="Source_20_Text"><text:s text:c="2"/>// Di sini kita bisa gunakan variabel LoginBerhasil untuk logika selanjutnya</text:span></text:p>
                <text:p text:style-name="P569"><text:span text:style-name="Source_20_Text"><text:s text:c="2"/>// Misalnya: IF LoginBerhasil THEN TampilkanMenuUtama;</text:span></text:p>
                <text:p text:style-name="P569"/>
                <text:p text:style-name="P569"><text:span text:style-name="Source_20_Text"><text:s text:c="2"/>Writeln;</text:span></text:p>
                <text:p text:style-name="P569"><text:span text:style-name="Source_20_Text"><text:s text:c="2"/>Write('Tekan Enter untuk menutup...');</text:span></text:p>
                <text:p text:style-name="P569"><text:span text:style-name="Source_20_Text"><text:s text:c="2"/>Readln;</text:span></text:p>
                <text:p text:style-name="P633"><text:span text:style-name="Source_20_Text">end.</text:span></text:p>
              </text:list-item>
              <text:list-item>
                <text:p text:style-name="P121"><text:span text:style-name="Strong_20_Emphasis">Penjelasan Logika:</text:span></text:p>
                <text:list>
                  <text:list-item>
                    <text:p text:style-name="P402">Kita definisikan <text:span text:style-name="Source_20_Text">UsernameBenar</text:span> dan <text:span text:style-name="Source_20_Text">PasswordBenar</text:span> sebagai konstanta. </text:p>
                  </text:list-item>
                  <text:list-item>
                    <text:p text:style-name="P402">Kita siapkan variabel <text:span text:style-name="Source_20_Text">InputUsername</text:span>, <text:span text:style-name="Source_20_Text">InputPassword</text:span> untuk menampung ketikan pengguna, dan <text:span text:style-name="Source_20_Text">LoginBerhasil</text:span> (Boolean) untuk menyimpan status hasilnya. </text:p>
                  </text:list-item>
                  <text:list-item>
                    <text:p text:style-name="P402">Program meminta pengguna memasukkan username dan password menggunakan <text:span text:style-name="Source_20_Text">Write</text:span> dan <text:span text:style-name="Source_20_Text">Readln</text:span>. </text:p>
                  </text:list-item>
                  <text:list-item>
                    <text:p text:style-name="P402">Bagian kuncinya ada di <text:span text:style-name="Source_20_Text">IF</text:span>. Kita menggunakan operator logika <text:span text:style-name="Source_20_Text">AND</text:span> <text:soft-page-break/>untuk menggabungkan dua kondisi perbandingan: </text:p>
                    <text:list>
                      <text:list-item>
                        <text:p text:style-name="P402"><text:span text:style-name="Source_20_Text">(InputUsername = UsernameBenar)</text:span>: Apakah username yang dimasukkan sama dengan username yang benar? (Hasilnya <text:span text:style-name="Source_20_Text">True</text:span> atau <text:span text:style-name="Source_20_Text">False</text:span>). </text:p>
                      </text:list-item>
                      <text:list-item>
                        <text:p text:style-name="P402"><text:span text:style-name="Source_20_Text">(InputPassword = PasswordBenar)</text:span>: Apakah password yang dimasukkan sama dengan password yang benar? (Hasilnya <text:span text:style-name="Source_20_Text">True</text:span> atau <text:span text:style-name="Source_20_Text">False</text:span>). </text:p>
                      </text:list-item>
                    </text:list>
                  </text:list-item>
                  <text:list-item>
                    <text:p text:style-name="P402">Kondisi <text:span text:style-name="Source_20_Text">IF</text:span> secara keseluruhan akan bernilai <text:span text:style-name="Source_20_Text">True</text:span> <text:span text:style-name="Strong_20_Emphasis">hanya jika kedua</text:span> perbandingan tersebut menghasilkan <text:span text:style-name="Source_20_Text">True</text:span>. </text:p>
                  </text:list-item>
                  <text:list-item>
                    <text:p text:style-name="P402">Jika <text:span text:style-name="Source_20_Text">IF</text:span> bernilai <text:span text:style-name="Source_20_Text">True</text:span>, blok <text:span text:style-name="Source_20_Text">begin...end</text:span> setelah <text:span text:style-name="Source_20_Text">THEN</text:span> dijalankan: status login diset <text:span text:style-name="Source_20_Text">True</text:span> dan pesan sukses ditampilkan. </text:p>
                  </text:list-item>
                  <text:list-item>
                    <text:p text:style-name="P402">Jika <text:span text:style-name="Source_20_Text">IF</text:span> bernilai <text:span text:style-name="Source_20_Text">False</text:span> (karena username salah, atau password salah, atau keduanya salah), maka blok <text:span text:style-name="Source_20_Text">begin...end</text:span> setelah <text:span text:style-name="Source_20_Text">ELSE</text:span> yang dijalankan: status login diset <text:span text:style-name="Source_20_Text">False</text:span> dan pesan gagal ditampilkan. </text:p>
                  </text:list-item>
                </text:list>
              </text:list-item>
              <text:list-item>
                <text:p text:style-name="P121"><text:span text:style-name="Strong_20_Emphasis">Contoh Sesi Interaksi:</text:span></text:p>
                <text:list>
                  <text:list-item>
                    <text:p text:style-name="P121"><text:span text:style-name="Strong_20_Emphasis">Login Berhasil:</text:span> </text:p>
                    <text:p text:style-name="P569"><text:span text:style-name="Source_20_Text">=========================</text:span></text:p>
                    <text:p text:style-name="P569"><text:span text:style-name="Source_20_Text"><text:s text:c="3"/>Silakan Login Dulu</text:span></text:p>
                    <text:p text:style-name="P569"><text:span text:style-name="Source_20_Text">=========================</text:span></text:p>
                    <text:p text:style-name="P569"/>
                    <text:p text:style-name="P569"><text:span text:style-name="Source_20_Text">Masukkan Username : admin</text:span></text:p>
                    <text:p text:style-name="P569"><text:span text:style-name="Source_20_Text">Masukkan Password : P4ssw0rdKu4t</text:span></text:p>
                    <text:p text:style-name="P569"/>
                    <text:p text:style-name="P569"><text:span text:style-name="Source_20_Text">***************************</text:span></text:p>
                    <text:p text:style-name="P569"><text:span text:style-name="Source_20_Text">*** Login Berhasil! <text:s text:c="2"/>***</text:span></text:p>
                    <text:p text:style-name="P569"><text:span text:style-name="Source_20_Text">***************************</text:span></text:p>
                    <text:p text:style-name="P569"><text:span text:style-name="Source_20_Text">Selamat datang kembali, admin!</text:span></text:p>
                    <text:p text:style-name="P569"/>
                    <text:p text:style-name="P633"><text:span text:style-name="Source_20_Text">Tekan Enter untuk menutup...</text:span></text:p>
                  </text:list-item>
                  <text:list-item>
                    <text:p text:style-name="P121"><text:span text:style-name="Strong_20_Emphasis">Login Gagal:</text:span> </text:p>
                    <text:p text:style-name="P569"><text:span text:style-name="Source_20_Text">=========================</text:span></text:p>
                    <text:p text:style-name="P569"><text:span text:style-name="Source_20_Text"><text:s text:c="3"/>Silakan Login Dulu</text:span></text:p>
                    <text:p text:style-name="P569"><text:span text:style-name="Source_20_Text">=========================</text:span></text:p>
                    <text:p text:style-name="P569"/>
                    <text:p text:style-name="P569"><text:span text:style-name="Source_20_Text">Masukkan Username : admin</text:span></text:p>
                    <text:p text:style-name="P569"><text:span text:style-name="Source_20_Text">Masukkan Password : password123</text:span></text:p>
                    <text:p text:style-name="P569"/>
                    <text:p text:style-name="P569"><text:span text:style-name="Source_20_Text">!!!!!!!!!!!!!!!!!!!!!!!!!!!!!!!!!!!!!!!!!!!!!!</text:span></text:p>
                    <text:p text:style-name="P569"><text:span text:style-name="Source_20_Text">!!! Login Gagal! Username atau Password salah. !!!</text:span></text:p>
                    <text:p text:style-name="P569"><text:span text:style-name="Source_20_Text">!!!!!!!!!!!!!!!!!!!!!!!!!!!!!!!!!!!!!!!!!!!!!!</text:span></text:p>
                    <text:p text:style-name="P569"/>
                    <text:p text:style-name="P633"><text:span text:style-name="Source_20_Text">Tekan Enter untuk menutup...</text:span></text:p>
                  </text:list-item>
                </text:list>
              </text:list-item>
            </text:list>
            <text:p text:style-name="Text_20_body"><text:span text:style-name="Strong_20_Emphasis">Contoh Kasus 2: Kalkulator Sederhana dengan Menu Pilihan</text:span></text:p>
            <text:list xml:id="list692483747837750897" text:style-name="L122">
              <text:list-item>
                <text:p text:style-name="P122"><text:span text:style-name="Strong_20_Emphasis">Tujuan:</text:span> Membuat program kalkulator berbasis teks yang bisa melakukan empat operasi dasar (+, -, *, /). Pengguna memilih operasi melalui menu, memasukkan <text:soft-page-break/>dua angka, dan program menampilkan hasilnya. Program bisa diulang jika pengguna mau.</text:p>
              </text:list-item>
              <text:list-item>
                <text:p text:style-name="P122"><text:span text:style-name="Strong_20_Emphasis">Kode Sumber Lengkap:</text:span></text:p>
                <text:p text:style-name="P122">Delphi</text:p>
                <text:p text:style-name="P570"><text:span text:style-name="Source_20_Text">program KalkulatorMenuSederhana;</text:span></text:p>
                <text:p text:style-name="P570"><text:span text:style-name="Source_20_Text">// Gunakan Crt agar lebih interaktif (ReadKey, ClrScr) - Opsional</text:span></text:p>
                <text:p text:style-name="P570"><text:span text:style-name="Source_20_Text">uses Crt;</text:span></text:p>
                <text:p text:style-name="P570"/>
                <text:p text:style-name="P570"><text:span text:style-name="Source_20_Text">var</text:span></text:p>
                <text:p text:style-name="P570"><text:span text:style-name="Source_20_Text"><text:s text:c="2"/>Angka1, Angka2, Hasil : Real; <text:s text:c="3"/>// Bisa bilangan desimal</text:span></text:p>
                <text:p text:style-name="P570"><text:span text:style-name="Source_20_Text"><text:s text:c="2"/>PilihanOperasi <text:s text:c="6"/>: Char; <text:s text:c="3"/>// Untuk menyimpan pilihan menu (1/2/3/4/0)</text:span></text:p>
                <text:p text:style-name="P570"><text:span text:style-name="Source_20_Text"><text:s text:c="2"/>Ulang <text:s text:c="15"/>: Char; <text:s text:c="3"/>// Untuk konfirmasi mengulang</text:span></text:p>
                <text:p text:style-name="P570"/>
                <text:p text:style-name="P570"><text:span text:style-name="Source_20_Text">begin</text:span></text:p>
                <text:p text:style-name="P570"><text:span text:style-name="Source_20_Text"><text:s text:c="2"/>REPEAT // Loop utama agar program bisa diulang</text:span></text:p>
                <text:p text:style-name="P570"><text:span text:style-name="Source_20_Text"><text:s text:c="4"/>ClrScr; // Bersihkan layar di setiap pengulangan (perlu uses Crt)</text:span></text:p>
                <text:p text:style-name="P570"><text:span text:style-name="Source_20_Text"><text:s text:c="4"/>Writeln('=============================');</text:span></text:p>
                <text:p text:style-name="P570"><text:span text:style-name="Source_20_Text"><text:s text:c="4"/>Writeln(' <text:s text:c="2"/>KALKULATOR SEDERHANA V1 <text:s text:c="2"/>');</text:span></text:p>
                <text:p text:style-name="P570"><text:span text:style-name="Source_20_Text"><text:s text:c="4"/>Writeln('=============================');</text:span></text:p>
                <text:p text:style-name="P570"><text:span text:style-name="Source_20_Text"><text:s text:c="4"/>Writeln('[1] Penjumlahan (+)' );</text:span></text:p>
                <text:p text:style-name="P570"><text:span text:style-name="Source_20_Text"><text:s text:c="4"/>Writeln('[2] Pengurangan (-)' );</text:span></text:p>
                <text:p text:style-name="P570"><text:span text:style-name="Source_20_Text"><text:s text:c="4"/>Writeln('[3] Perkalian <text:s text:c="2"/>(*)' );</text:span></text:p>
                <text:p text:style-name="P570"><text:span text:style-name="Source_20_Text"><text:s text:c="4"/>Writeln('[4] Pembagian <text:s text:c="2"/>(/)' );</text:span></text:p>
                <text:p text:style-name="P570"><text:span text:style-name="Source_20_Text"><text:s text:c="4"/>Writeln('[0] Keluar');</text:span></text:p>
                <text:p text:style-name="P570"><text:span text:style-name="Source_20_Text"><text:s text:c="4"/>Writeln('-----------------------------');</text:span></text:p>
                <text:p text:style-name="P570"><text:span text:style-name="Source_20_Text"><text:s text:c="4"/>Write('Masukkan Pilihan Operasi (1/2/3/4/0): ');</text:span></text:p>
                <text:p text:style-name="P570"><text:span text:style-name="Source_20_Text"><text:s text:c="4"/>PilihanOperasi := ReadKey; // Baca 1 karakter input tanpa Enter</text:span></text:p>
                <text:p text:style-name="P570"><text:span text:style-name="Source_20_Text"><text:s text:c="4"/>Writeln(PilihanOperasi); <text:s text:c="2"/>// Tampilkan pilihan ke layar</text:span></text:p>
                <text:p text:style-name="P570"/>
                <text:p text:style-name="P570"><text:span text:style-name="Source_20_Text"><text:s text:c="4"/>// Hanya proses lebih lanjut jika pilihan adalah operasi (1-4)</text:span></text:p>
                <text:p text:style-name="P570"><text:span text:style-name="Source_20_Text"><text:s text:c="4"/>IF (PilihanOperasi &gt;= '1') AND (PilihanOperasi &lt;= '4') THEN</text:span></text:p>
                <text:p text:style-name="P570"><text:span text:style-name="Source_20_Text"><text:s text:c="4"/>begin</text:span></text:p>
                <text:p text:style-name="P570"><text:span text:style-name="Source_20_Text"><text:s text:c="6"/>// Minta input dua angka</text:span></text:p>
                <text:p text:style-name="P570"><text:span text:style-name="Source_20_Text"><text:s text:c="6"/>Write('Masukkan angka pertama : '); Readln(Angka1);</text:span></text:p>
                <text:p text:style-name="P570"><text:span text:style-name="Source_20_Text"><text:s text:c="6"/>Write('Masukkan angka kedua <text:s text:c="2"/>: '); Readln(Angka2);</text:span></text:p>
                <text:p text:style-name="P570"><text:span text:style-name="Source_20_Text"><text:s text:c="6"/>Writeln; // Beri jarak</text:span></text:p>
                <text:p text:style-name="P570"/>
                <text:p text:style-name="P570"><text:span text:style-name="Source_20_Text"><text:s text:c="6"/>// Gunakan CASE OF untuk memilih aksi berdasarkan PilihanOperasi</text:span></text:p>
                <text:p text:style-name="P570"><text:span text:style-name="Source_20_Text"><text:s text:c="6"/>CASE PilihanOperasi OF</text:span></text:p>
                <text:p text:style-name="P570"><text:span text:style-name="Source_20_Text"><text:s text:c="8"/>'1' : // Kasus Penjumlahan</text:span></text:p>
                <text:p text:style-name="P570"><text:span text:style-name="Source_20_Text"><text:s text:c="11"/>begin</text:span></text:p>
                <text:p text:style-name="P570"><text:span text:style-name="Source_20_Text"><text:s text:c="13"/>Hasil := Angka1 + Angka2;</text:span></text:p>
                <text:p text:style-name="P570"><text:span text:style-name="Source_20_Text"><text:s text:c="13"/>Writeln(Angka1:0:2, ' + ', Angka2:0:2, ' = ', Hasil:0:2);</text:span></text:p>
                <text:p text:style-name="P570"><text:span text:style-name="Source_20_Text"><text:s text:c="11"/>end;</text:span></text:p>
                <text:p text:style-name="P570"><text:span text:style-name="Source_20_Text"><text:s text:c="8"/>'2' : // Kasus Pengurangan</text:span></text:p>
                <text:p text:style-name="P570"><text:span text:style-name="Source_20_Text"><text:s text:c="11"/>begin</text:span></text:p>
                <text:p text:style-name="P570"><text:soft-page-break/><text:span text:style-name="Source_20_Text"><text:s text:c="13"/>Hasil := Angka1 - Angka2;</text:span></text:p>
                <text:p text:style-name="P570"><text:span text:style-name="Source_20_Text"><text:s text:c="13"/>Writeln(Angka1:0:2, ' - ', Angka2:0:2, ' = ', Hasil:0:2);</text:span></text:p>
                <text:p text:style-name="P570"><text:span text:style-name="Source_20_Text"><text:s text:c="11"/>end;</text:span></text:p>
                <text:p text:style-name="P570"><text:span text:style-name="Source_20_Text"><text:s text:c="8"/>'3' : // Kasus Perkalian</text:span></text:p>
                <text:p text:style-name="P570"><text:span text:style-name="Source_20_Text"><text:s text:c="11"/>begin</text:span></text:p>
                <text:p text:style-name="P570"><text:span text:style-name="Source_20_Text"><text:s text:c="13"/>Hasil := Angka1 * Angka2;</text:span></text:p>
                <text:p text:style-name="P570"><text:span text:style-name="Source_20_Text"><text:s text:c="13"/>Writeln(Angka1:0:2, ' * ', Angka2:0:2, ' = ', Hasil:0:2);</text:span></text:p>
                <text:p text:style-name="P570"><text:span text:style-name="Source_20_Text"><text:s text:c="11"/>end;</text:span></text:p>
                <text:p text:style-name="P570"><text:span text:style-name="Source_20_Text"><text:s text:c="8"/>'4' : // Kasus Pembagian</text:span></text:p>
                <text:p text:style-name="P570"><text:span text:style-name="Source_20_Text"><text:s text:c="11"/>begin</text:span></text:p>
                <text:p text:style-name="P570"><text:span text:style-name="Source_20_Text"><text:s text:c="13"/>// Penting: Cek pembagi tidak nol sebelum dibagi! (Nested IF)</text:span></text:p>
                <text:p text:style-name="P570"><text:span text:style-name="Source_20_Text"><text:s text:c="13"/>IF Angka2 &lt;&gt; 0 THEN</text:span></text:p>
                <text:p text:style-name="P570"><text:span text:style-name="Source_20_Text"><text:s text:c="13"/>begin</text:span></text:p>
                <text:p text:style-name="P570"><text:span text:style-name="Source_20_Text"><text:s text:c="15"/>Hasil := Angka1 / Angka2; // Ingat, hasil / selalu Real</text:span></text:p>
                <text:p text:style-name="P570"><text:span text:style-name="Source_20_Text"><text:s text:c="15"/>Writeln(Angka1:0:2, ' / ', Angka2:0:2, ' = ', Hasil:0:2);</text:span></text:p>
                <text:p text:style-name="P570"><text:span text:style-name="Source_20_Text"><text:s text:c="13"/>end</text:span></text:p>
                <text:p text:style-name="P570"><text:span text:style-name="Source_20_Text"><text:s text:c="13"/>ELSE // Jika Angka2 adalah 0</text:span></text:p>
                <text:p text:style-name="P570"><text:span text:style-name="Source_20_Text"><text:s text:c="15"/>Writeln('Error! Tidak dapat melakukan pembagian dengan nol.');</text:span></text:p>
                <text:p text:style-name="P570"><text:span text:style-name="Source_20_Text"><text:s text:c="11"/>end;</text:span></text:p>
                <text:p text:style-name="P570"><text:span text:style-name="Source_20_Text"><text:s text:c="6"/>// Tidak perlu ELSE di CASE ini karena sudah difilter IF di luar</text:span></text:p>
                <text:p text:style-name="P570"><text:span text:style-name="Source_20_Text"><text:s text:c="6"/>END; // Akhir dari CASE</text:span></text:p>
                <text:p text:style-name="P570"><text:span text:style-name="Source_20_Text"><text:s text:c="4"/>end // Akhir dari IF (PilihanOperasi &gt;= '1') AND (PilihanOperasi &lt;= '4')</text:span></text:p>
                <text:p text:style-name="P570"/>
                <text:p text:style-name="P570"><text:span text:style-name="Source_20_Text"><text:s text:c="4"/>// Tangani kasus jika pilihan adalah '0' (Keluar)</text:span></text:p>
                <text:p text:style-name="P570"><text:span text:style-name="Source_20_Text"><text:s text:c="4"/>ELSE IF PilihanOperasi = '0' THEN</text:span></text:p>
                <text:p text:style-name="P570"><text:span text:style-name="Source_20_Text"><text:s text:c="6"/>Writeln('Anda memilih keluar. Terima kasih!')</text:span></text:p>
                <text:p text:style-name="P570"/>
                <text:p text:style-name="P570"><text:span text:style-name="Source_20_Text"><text:s text:c="4"/>// Tangani kasus jika pilihan tidak valid sama sekali</text:span></text:p>
                <text:p text:style-name="P570"><text:span text:style-name="Source_20_Text"><text:s text:c="4"/>ELSE</text:span></text:p>
                <text:p text:style-name="P570"><text:span text:style-name="Source_20_Text"><text:s text:c="6"/>Writeln('Pilihan operasi tidak dikenal!');</text:span></text:p>
                <text:p text:style-name="P570"/>
                <text:p text:style-name="P570"><text:span text:style-name="Source_20_Text"><text:s text:c="4"/>Writeln; // Beri jarak</text:span></text:p>
                <text:p text:style-name="P570"/>
                <text:p text:style-name="P570"><text:span text:style-name="Source_20_Text"><text:s text:c="4"/>// Tawarkan untuk mengulang (hanya jika tidak memilih keluar)</text:span></text:p>
                <text:p text:style-name="P570"><text:span text:style-name="Source_20_Text"><text:s text:c="4"/>if PilihanOperasi &lt;&gt; '0' then</text:span></text:p>
                <text:p text:style-name="P570"><text:span text:style-name="Source_20_Text"><text:s text:c="4"/>begin</text:span></text:p>
                <text:p text:style-name="P570"><text:span text:style-name="Source_20_Text"><text:s text:c="6"/>Write('Apakah Anda ingin menghitung lagi (Y/T)? ');</text:span></text:p>
                <text:p text:style-name="P570"><text:span text:style-name="Source_20_Text"><text:s text:c="6"/>Ulang := ReadKey;</text:span></text:p>
                <text:p text:style-name="P570"><text:span text:style-name="Source_20_Text"><text:s text:c="6"/>Writeln(Ulang);</text:span></text:p>
                <text:p text:style-name="P570"><text:span text:style-name="Source_20_Text"><text:s text:c="4"/>end else</text:span></text:p>
                <text:p text:style-name="P570"><text:span text:style-name="Source_20_Text"><text:s text:c="6"/>Ulang := 'T'; // Otomatis tidak ulang jika pilih keluar</text:span></text:p>
                <text:p text:style-name="P570"/>
                <text:p text:style-name="P570"><text:span text:style-name="Source_20_Text"><text:s text:c="2"/>// Kondisi berhenti loop REPEAT: sampai Ulang bukan 'Y' atau 'y'</text:span></text:p>
                <text:p text:style-name="P570"><text:span text:style-name="Source_20_Text"><text:s text:c="2"/>UNTIL Uppercase(Ulang) &lt;&gt; 'Y';</text:span></text:p>
                <text:p text:style-name="P570"/>
                <text:p text:style-name="P570"><text:soft-page-break/><text:span text:style-name="Source_20_Text"><text:s text:c="2"/>Writeln('--- Program Kalkulator Selesai ---');</text:span></text:p>
                <text:p text:style-name="P570"><text:span text:style-name="Source_20_Text"><text:s text:c="2"/>// Tidak perlu Readln tambahan di sini karena ReadKey terakhir sudah menjeda</text:span></text:p>
                <text:p text:style-name="P634"><text:span text:style-name="Source_20_Text">end.</text:span></text:p>
              </text:list-item>
              <text:list-item>
                <text:p text:style-name="P122"><text:span text:style-name="Strong_20_Emphasis">Penjelasan Logika:</text:span></text:p>
                <text:list>
                  <text:list-item>
                    <text:p text:style-name="P403">Program menggunakan loop <text:span text:style-name="Source_20_Text">REPEAT...UNTIL</text:span> agar seluruh proses (tampil menu, hitung, tanya ulang) bisa berjalan berkali-kali. </text:p>
                  </text:list-item>
                  <text:list-item>
                    <text:p text:style-name="P403">Di awal setiap loop, layar dibersihkan (<text:span text:style-name="Source_20_Text">ClrScr</text:span>) dan menu ditampilkan. </text:p>
                  </text:list-item>
                  <text:list-item>
                    <text:p text:style-name="P403">Pilihan pengguna dibaca menggunakan <text:span text:style-name="Source_20_Text">ReadKey</text:span> (hanya 1 karakter). </text:p>
                  </text:list-item>
                  <text:list-item>
                    <text:p text:style-name="P403">Ada <text:span text:style-name="Source_20_Text">IF</text:span> utama untuk mengecek apakah pilihan adalah operasi yang valid ('1' s/d '4'). Jika ya, baru program meminta input dua angka (<text:span text:style-name="Source_20_Text">Angka1</text:span>, <text:span text:style-name="Source_20_Text">Angka2</text:span>). </text:p>
                  </text:list-item>
                  <text:list-item>
                    <text:p text:style-name="P403">Di dalam <text:span text:style-name="Source_20_Text">IF</text:span> tersebut, struktur <text:span text:style-name="Source_20_Text">CASE PilihanOperasi OF</text:span> digunakan untuk memilih blok perhitungan yang sesuai: </text:p>
                    <text:list>
                      <text:list-item>
                        <text:p text:style-name="P403">Kasus <text:span text:style-name="Source_20_Text">'1'</text:span>: Melakukan penjumlahan (<text:span text:style-name="Source_20_Text">+</text:span>) dan menampilkan hasilnya. </text:p>
                      </text:list-item>
                      <text:list-item>
                        <text:p text:style-name="P403">Kasus <text:span text:style-name="Source_20_Text">'2'</text:span>: Melakukan pengurangan (<text:span text:style-name="Source_20_Text">-</text:span>) dan menampilkan hasilnya. </text:p>
                      </text:list-item>
                      <text:list-item>
                        <text:p text:style-name="P403">Kasus <text:span text:style-name="Source_20_Text">'3'</text:span>: Melakukan perkalian (<text:span text:style-name="Source_20_Text">*</text:span>) dan menampilkan hasilnya. </text:p>
                      </text:list-item>
                      <text:list-item>
                        <text:p text:style-name="P403">Kasus <text:span text:style-name="Source_20_Text">'4'</text:span>: Melakukan pembagian (<text:span text:style-name="Source_20_Text">/</text:span>). <text:span text:style-name="Strong_20_Emphasis">Penting:</text:span> Di dalam kasus ini, ada <text:span text:style-name="Source_20_Text">IF Angka2 &lt;&gt; 0 THEN... ELSE...</text:span> (<text:span text:style-name="Emphasis">Nested IF</text:span>) untuk mencegah error pembagian dengan nol. </text:p>
                      </text:list-item>
                    </text:list>
                  </text:list-item>
                  <text:list-item>
                    <text:p text:style-name="P403">Jika pilihan awal bukan '1'-'4', ada <text:span text:style-name="Source_20_Text">ELSE IF PilihanOperasi = '0'</text:span> untuk menangani kasus keluar, dan <text:span text:style-name="Source_20_Text">ELSE</text:span> terakhir untuk menangani pilihan yang tidak valid sama sekali. </text:p>
                  </text:list-item>
                  <text:list-item>
                    <text:p text:style-name="P403">Setelah perhitungan (atau pesan error/keluar), program bertanya apakah pengguna ingin mengulang (jika tidak memilih keluar). Jawabannya dibaca dengan <text:span text:style-name="Source_20_Text">ReadKey</text:span>. </text:p>
                  </text:list-item>
                  <text:list-item>
                    <text:p text:style-name="P403">Kondisi <text:span text:style-name="Source_20_Text">UNTIL Uppercase(Ulang) &lt;&gt; 'Y'</text:span> akan membuat loop terus berjalan selama pengguna menekan 'Y' atau 'y' (huruf besar/kecil tidak masalah karena <text:span text:style-name="Source_20_Text">Uppercase</text:span>). Jika tombol lain ditekan, loop berhenti. </text:p>
                  </text:list-item>
                </text:list>
              </text:list-item>
              <text:list-item>
                <text:p text:style-name="P122"><text:span text:style-name="Strong_20_Emphasis">Contoh Sesi Interaksi:</text:span> <text:span text:style-name="Emphasis">(Akan menampilkan menu, pengguna memilih '1', memasukkan dua angka, hasil tambah muncul, ditanya ulang 'Y', layar bersih, tampil menu lagi, pengguna pilih '4', masukkan angka kedua 0, muncul pesan error bagi nol, ditanya ulang 'T', program selesai)</text:span></text:p>
              </text:list-item>
            </text:list>
            <text:p text:style-name="Text_20_body"><text:span text:style-name="Strong_20_Emphasis">Kesimpulan:</text:span></text:p>
            <text:p text:style-name="Text_20_body">Kedua contoh kasus ini menunjukkan bagaimana struktur <text:span text:style-name="Source_20_Text">IF</text:span> (dengan <text:span text:style-name="Source_20_Text">ELSE</text:span> dan <text:span text:style-name="Source_20_Text">AND</text:span>) serta <text:span text:style-name="Source_20_Text">CASE OF</text:span> (dengan <text:span text:style-name="Source_20_Text">ELSE</text:span> dan <text:span text:style-name="Source_20_Text">Nested IF</text:span> di dalamnya) menjadi alat yang sangat ampuh untuk mengontrol alur program berdasarkan input atau kondisi data. Dengan percabangan, program kita bisa menjadi jauh lebih interaktif, cerdas, dan mampu menangani berbagai skenario berbeda. Cobalah untuk mengetik ulang, <text:soft-page-break/>menjalankan, dan memahami logika di balik kedua program ini. Jangan takut untuk bereksperimen dan memodifikasinya!</text:p>
            <text:p text:style-name="Horizontal_20_Line"/>
            <text:p text:style-name="Text_20_body">Bab 7 tentang percabangan selesai! Program kita sekarang bisa membuat keputusan. Di bab berikutnya, kita akan belajar cara membuat program melakukan tugas berulang-ulang secara otomatis menggunakan perulangan.</text:p>
            <text:p text:style-name="Text_20_body">Saya menunggu perintah "YAX" untuk memulai <text:span text:style-name="Strong_20_Emphasis">Bab 8: Perulangan (Looping)</text:span>.</text:p>
          </text:section>
          <text:section text:style-name="Sect1" text:name="feedback-form-65">
            <text:p text:style-name="P285"/>
          </text:section>
        </text:section>
        <text:section text:style-name="Sect1" text:name="91a9ba0b83b036bf">
          <text:p text:style-name="Text_20_body"/>
          <text:section text:style-name="Sect1" text:name="user-query-content-66">
            <text:p text:style-name="P541">YAX </text:p>
          </text:section>
          <text:p text:style-name="P285">Tampilkan alur berpikir</text:p>
          <text:section text:style-name="Sect2" text:name="model-response-message-contentr_91a9ba0b83b036bf">
            <text:p text:style-name="Text_20_body">Oke, kita lanjut lagi!</text:p>
            <text:p text:style-name="Text_20_body"><text:span text:style-name="Emphasis">(Waktu saat ini: Kamis, 10 April 2025 pukul 10:21:43 WIB. Lokasi: Banda Aceh, Aceh, Indonesia dicatat.)</text:span></text:p>
            <text:p text:style-name="Horizontal_20_Line"/>
            <text:p text:style-name="Text_20_body">Selamat datang di <text:span text:style-name="Strong_20_Emphasis">Bab 8: Perulangan (Looping)</text:span>!</text:p>
            <text:p text:style-name="Horizontal_20_Line"/>
            <text:p text:style-name="Text_20_body"><text:span text:style-name="Strong_20_Emphasis">Jawaban untuk </text:span><text:span text:style-name="Strong_20_Emphasis"><text:span text:style-name="Emphasis">Prompt</text:span></text:span><text:span text:style-name="Strong_20_Emphasis"> Pengantar Bab 8:</text:span></text:p>
            <text:p text:style-name="Text_20_body"><text:span text:style-name="Emphasis">(Prompt: "Tuliskan paragraf pengantar untuk Bab 8 buku tutorial Free Pascal pemula. Kaitkan dengan bab sebelumnya tentang pengambilan keputusan (IF/CASE). Jelaskan bahwa selain memutuskan jalur mana yang diambil, program seringkali perlu melakukan tugas yang sama berulang kali. Perkenalkan konsep Perulangan (Looping)... Sampaikan bahwa Bab 8 akan membahas tiga jenis struktur perulangan utama di Pascal (FOR, WHILE, REPEAT)...")</text:span></text:p>
            <text:p text:style-name="Horizontal_20_Line"/>
            <text:p text:style-name="Text_20_body">Di Bab 7, kita sudah berhasil membuat program kita jadi lebih 'pintar' dengan memberinya kemampuan untuk memilih jalur atau membuat keputusan menggunakan <text:span text:style-name="Source_20_Text">IF</text:span> dan <text:span text:style-name="Source_20_Text">CASE</text:span>. Program kita tidak lagi kaku berjalan lurus saja. Hebat!</text:p>
            <text:p text:style-name="Text_20_body">Namun, ada satu lagi kemampuan super penting yang seringkali dibutuhkan oleh program agar bisa bekerja secara efisien: yaitu kemampuan untuk <text:span text:style-name="Strong_20_Emphasis">melakukan satu atau serangkaian tugas yang sama secara berulang-ulang</text:span> tanpa kita harus menuliskan perintah yang sama berkali-kali dalam kode.</text:p>
            <text:p text:style-name="Text_20_body">Bayangkan Anda ingin program menampilkan angka dari 1 sampai 100 di layar. Apakah Anda akan menulis 100 baris perintah <text:span text:style-name="Source_20_Text">Writeln</text:span>? Tentu sangat tidak praktis! Atau bagaimana jika Anda ingin program terus meminta input dari pengguna sampai pengguna memasukkan data yang valid?</text:p>
            <text:p text:style-name="Text_20_body">Untuk mengatasi kebutuhan akan tugas-tugas repetitif inilah, bahasa pemrograman <text:soft-page-break/>menyediakan mekanisme yang disebut <text:span text:style-name="Strong_20_Emphasis">Perulangan</text:span> atau <text:span text:style-name="Strong_20_Emphasis">Looping</text:span>.</text:p>
            <text:p text:style-name="Text_20_body"><text:span text:style-name="Strong_20_Emphasis">Looping</text:span> adalah sebuah struktur kontrol yang memungkinkan kita untuk <text:span text:style-name="Strong_20_Emphasis">mengeksekusi satu atau sekumpulan perintah (sebuah blok kode) secara berulang-ulang</text:span>. Pengulangan ini bisa diatur berdasarkan beberapa kondisi:</text:p>
            <text:list xml:id="list2651382119354479607" text:style-name="L123">
              <text:list-item>
                <text:p text:style-name="P404">Mengulang untuk <text:span text:style-name="Strong_20_Emphasis">jumlah iterasi (putaran) yang sudah ditentukan</text:span> sebelumnya (misalnya: ulangi langkah ini tepat 5 kali, atau ulangi untuk setiap angka dari 1 hingga 10). </text:p>
              </text:list-item>
              <text:list-item>
                <text:p text:style-name="P404">Mengulang <text:span text:style-name="Strong_20_Emphasis">selama (while)</text:span> suatu kondisi tertentu masih terpenuhi (misalnya: ulangi proses <text:span text:style-name="Emphasis">selama</text:span> data masih tersedia, atau <text:span text:style-name="Emphasis">selama</text:span> pengguna belum menekan tombol 'Keluar'). </text:p>
              </text:list-item>
              <text:list-item>
                <text:p text:style-name="P123">Mengulang <text:span text:style-name="Strong_20_Emphasis">sampai (until)</text:span> suatu kondisi tertentu akhirnya terpenuhi (misalnya: ulangi minta password <text:span text:style-name="Emphasis">sampai</text:span> password yang dimasukkan benar). </text:p>
              </text:list-item>
            </text:list>
            <text:p text:style-name="Text_20_body">Di Bab 8 ini, kita akan mempelajari tiga 'mesin pengulang' atau struktur loop utama yang disediakan oleh bahasa Pascal:</text:p>
            <text:list xml:id="list2178415943089526025" text:style-name="L124">
              <text:list-item>
                <text:p text:style-name="P405"><text:span text:style-name="Strong_20_Emphasis"><text:span text:style-name="Source_20_Text">FOR</text:span></text:span>: Struktur loop yang paling cocok digunakan ketika kita <text:span text:style-name="Strong_20_Emphasis">sudah tahu pasti berapa kali</text:span> pengulangan perlu dilakukan. Ini disebut perulangan terhitung (<text:span text:style-name="Emphasis">counted loop</text:span>). </text:p>
              </text:list-item>
              <text:list-item>
                <text:p text:style-name="P405"><text:span text:style-name="Strong_20_Emphasis"><text:span text:style-name="Source_20_Text">WHILE...DO</text:span></text:span>: Struktur loop yang akan terus mengulang blok perintahnya <text:span text:style-name="Strong_20_Emphasis">selama</text:span> kondisi yang diperiksa di <text:span text:style-name="Strong_20_Emphasis">awal</text:span> setiap putaran bernilai <text:span text:style-name="Source_20_Text">True</text:span>. Ada kemungkinan blok perintahnya tidak dijalankan sama sekali. </text:p>
              </text:list-item>
              <text:list-item>
                <text:p text:style-name="P124"><text:span text:style-name="Strong_20_Emphasis"><text:span text:style-name="Source_20_Text">REPEAT...UNTIL</text:span></text:span>: Struktur loop yang akan menjalankan blok perintahnya <text:span text:style-name="Strong_20_Emphasis">minimal satu kali</text:span>, baru kemudian memeriksa kondisi di <text:span text:style-name="Strong_20_Emphasis">akhir</text:span> putaran. Perulangan akan terus berlanjut <text:span text:style-name="Strong_20_Emphasis">sampai</text:span> kondisi tersebut bernilai <text:span text:style-name="Source_20_Text">True</text:span>. </text:p>
              </text:list-item>
            </text:list>
            <text:p text:style-name="Text_20_body">Menguasai ketiga struktur perulangan ini <text:span text:style-name="Strong_20_Emphasis">sangat fundamental</text:span> dalam pemrograman. Loop memungkinkan kita melakukan <text:span text:style-name="Strong_20_Emphasis">otomatisasi</text:span> tugas-tugas yang berulang, memproses kumpulan data (seperti isi Array yang akan kita pelajari nanti) dengan efisien, membuat kode kita lebih ringkas, dan membuka jalan untuk mengimplementasikan berbagai macam algoritma yang lebih canggih.</text:p>
            <text:p text:style-name="Text_20_body">Siap membuat program Anda bisa bekerja keras mengulang tugas secara otomatis? Mari kita mulai dengan loop yang pertama!</text:p>
            <text:p text:style-name="Horizontal_20_Line"/>
            <text:p text:style-name="Text_20_body">Kita akan awali dengan mengapa pengulangan ini dibutuhkan. Saya menunggu perintah "YAX" untuk lanjut ke <text:span text:style-name="Emphasis">prompt</text:span> Sub-bab 8.1 ("Kebutuhan Akan Pengulangan Tugas dalam Program").</text:p>
          </text:section>
          <text:section text:style-name="Sect1" text:name="feedback-form-66">
            <text:p text:style-name="P285"/>
          </text:section>
        </text:section>
        <text:section text:style-name="Sect1" text:name="b3a9b44cdcadf243">
          <text:p text:style-name="Text_20_body"/>
          <text:section text:style-name="Sect1" text:name="user-query-content-67">
            <text:p text:style-name="P541">YAX </text:p>
          </text:section>
          <text:p text:style-name="P285">Tampilkan alur berpikir</text:p>
          <text:section text:style-name="Sect2" text:name="model-response-message-contentr_b3a9b44cdcadf243">
            <text:p text:style-name="Text_20_body">Oke, mari kita mulai Bab 8!</text:p>
            <text:p text:style-name="Text_20_body"><text:span text:style-name="Emphasis">(Waktu saat ini: Kamis, 10 April 2025 pukul 10:37:35 AM WIB. Lokasi: Banda Aceh, </text:span><text:soft-page-break/><text:span text:style-name="Emphasis">Aceh,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8.1: Kebutuhan Akan Pengulangan Tugas dalam Program</text:span></text:p>
            <text:p text:style-name="Text_20_body"><text:span text:style-name="Emphasis">(Prompt: "Buatkan pembahasan pengantar singkat untuk sub-bab 'Kebutuhan Akan Pengulangan Tugas dalam Program'. Jelaskan mengapa mengulang penulisan kode yang sama berkali-kali itu tidak efisien dan sulit dikelola. Berikan 2-3 contoh skenario sederhana yang jelas-jelas membutuhkan pengulangan... Tekankan bagaimana struktur perulangan mengatasi masalah ini...")</text:span></text:p>
            <text:p text:style-name="Horizontal_20_Line"/>
            <text:p text:style-name="Text_20_body">Di bab sebelumnya, kita sudah membuat program kita bisa memilih jalur (<text:span text:style-name="Source_20_Text">IF</text:span>/<text:span text:style-name="Source_20_Text">CASE</text:span>). Sekarang, mari kita pikirkan: mengapa kita perlu repot-repot belajar tentang <text:span text:style-name="Strong_20_Emphasis">Perulangan (Looping)</text:span>? Kenapa tidak kita ketik saja perintah yang sama berkali-kali jika memang perlu diulang?</text:p>
            <text:p text:style-name="Text_20_body">Jawabannya adalah karena mengulang kode secara manual itu <text:span text:style-name="Strong_20_Emphasis">sangat tidak efisien</text:span> dan <text:span text:style-name="Strong_20_Emphasis">berpotensi menimbulkan masalah</text:span>. Mari kita lihat mengapa:</text:p>
            <text:p text:style-name="Text_20_body"><text:span text:style-name="Strong_20_Emphasis">Masalah Mengulang Kode Secara Manual:</text:span></text:p>
            <text:p text:style-name="Text_20_body">Coba bayangkan skenario sederhana: Anda ingin program menampilkan angka 1 sampai 5 ke layar. Anda bisa saja menulisnya seperti ini:</text:p>
            <text:p text:style-name="Text_20_body">Delphi</text:p>
            <text:p text:style-name="Preformatted_20_Text"><text:span text:style-name="Source_20_Text">Writeln(1);</text:span></text:p>
            <text:p text:style-name="Preformatted_20_Text"><text:span text:style-name="Source_20_Text">Writeln(2);</text:span></text:p>
            <text:p text:style-name="Preformatted_20_Text"><text:span text:style-name="Source_20_Text">Writeln(3);</text:span></text:p>
            <text:p text:style-name="Preformatted_20_Text"><text:span text:style-name="Source_20_Text">Writeln(4);</text:span></text:p>
            <text:p text:style-name="P602"><text:span text:style-name="Source_20_Text">Writeln(5);</text:span></text:p>
            <text:p text:style-name="Text_20_body">Ini masih terlihat oke, hanya 5 baris. Tapi, bagaimana jika tugasnya adalah menampilkan angka 1 sampai <text:span text:style-name="Strong_20_Emphasis">1000</text:span>? Apakah Anda akan mengetik 1000 baris <text:span text:style-name="Source_20_Text">Writeln</text:span>? Tentu saja tidak! Mengapa?</text:p>
            <text:list xml:id="list3170536091842716716" text:style-name="L125">
              <text:list-item>
                <text:p text:style-name="P406"><text:span text:style-name="Strong_20_Emphasis">Membuang Waktu dan Tenaga:</text:span> Mengetik hal yang sama (atau hampir sama) berulang kali sangat membosankan dan menghabiskan waktu Anda yang berharga. </text:p>
              </text:list-item>
              <text:list-item>
                <text:p text:style-name="P406"><text:span text:style-name="Strong_20_Emphasis">Kode Jadi Sangat Panjang:</text:span> Bayangkan betapa panjangnya file kode Anda jika berisi 1000 baris <text:span text:style-name="Source_20_Text">Writeln</text:span>. Ini akan sulit dibaca dan dikelola. </text:p>
              </text:list-item>
              <text:list-item>
                <text:p text:style-name="P406"><text:span text:style-name="Strong_20_Emphasis">Sulit Dimodifikasi:</text:span> Jika suatu saat Anda perlu mengubah tugasnya, misalnya menampilkan angka 1 sampai 500 saja, atau mengubah format tampilannya, Anda harus mengedit ratusan atau ribuan baris kode! Sangat merepotkan. </text:p>
              </text:list-item>
              <text:list-item>
                <text:p text:style-name="P125"><text:span text:style-name="Strong_20_Emphasis">Rawan Kesalahan:</text:span> Saat mengetik atau menyalin-tempel kode berulang kali, sangat mudah terjadi kesalahan ketik (<text:span text:style-name="Emphasis">typo</text:span>) atau kesalahan logika kecil yang sulit ditemukan di antara begitu banyak baris yang mirip. </text:p>
              </text:list-item>
            </text:list>
            <text:p text:style-name="Text_20_body"><text:span text:style-name="Strong_20_Emphasis">Skenario Lain yang Jelas Membutuhkan Pengulangan:</text:span></text:p>
            <text:p text:style-name="Text_20_body"><text:soft-page-break/>Selain menampilkan deret, banyak situasi lain yang butuh pengulangan:</text:p>
            <text:list xml:id="list6201295051232014075" text:style-name="L126">
              <text:list-item>
                <text:p text:style-name="P407"><text:span text:style-name="Strong_20_Emphasis">Validasi Input Berulang:</text:span> Misalnya, Anda meminta pengguna memasukkan pilihan menu antara 1 sampai 3. Jika pengguna memasukkan '5', program harus meminta input <text:span text:style-name="Strong_20_Emphasis">lagi</text:span>. Jika pengguna memasukkan 'A', minta <text:span text:style-name="Strong_20_Emphasis">lagi</text:span>. Proses meminta input ini harus <text:span text:style-name="Strong_20_Emphasis">diulang terus-menerus sampai</text:span> pengguna memasukkan pilihan yang valid ('1', '2', atau '3'). Kita tidak tahu pasti berapa kali pengulangan ini akan terjadi. </text:p>
              </text:list-item>
              <text:list-item>
                <text:p text:style-name="P407"><text:span text:style-name="Strong_20_Emphasis">Memproses Kumpulan Data:</text:span> Bayangkan Anda punya data nilai ujian dari 30 siswa. Untuk menghitung nilai rata-rata kelas, Anda perlu melakukan langkah yang sama untuk setiap siswa: ambil nilainya, lalu tambahkan ke sebuah total sementara. Proses 'ambil nilai + tambahkan ke total' ini <text:span text:style-name="Strong_20_Emphasis">diulang sebanyak 30 kali</text:span>. </text:p>
              </text:list-item>
              <text:list-item>
                <text:p text:style-name="P126"><text:span text:style-name="Strong_20_Emphasis">Simulasi atau Animasi:</text:span> Misalnya membuat simulasi pergerakan bola di layar. Setiap sepersekian detik, Anda perlu: menghapus gambar bola di posisi lama, menghitung posisi barunya berdasarkan kecepatan dan waktu, lalu menggambar bola di posisi baru. Siklus 'hapus-hitung-gambar' ini <text:span text:style-name="Strong_20_Emphasis">diulang terus-menerus</text:span> untuk menciptakan ilusi gerakan. </text:p>
              </text:list-item>
            </text:list>
            <text:p text:style-name="Text_20_body"><text:span text:style-name="Strong_20_Emphasis">Solusi Elegan: Struktur Perulangan (Loop)!</text:span></text:p>
            <text:p text:style-name="Text_20_body">Nah, karena mengulang kode secara manual itu penuh masalah, bahasa pemrograman seperti Pascal menyediakan solusi yang jauh lebih cerdas dan efisien: <text:span text:style-name="Strong_20_Emphasis">Struktur Perulangan (Loop)</text:span>.</text:p>
            <text:p text:style-name="Text_20_body">Dengan menggunakan loop, kita hanya perlu:</text:p>
            <text:list xml:id="list4116667471604728407" text:style-name="L127">
              <text:list-item>
                <text:p text:style-name="P408"><text:span text:style-name="Strong_20_Emphasis">Menulis blok kode</text:span> yang ingin diulang itu <text:span text:style-name="Strong_20_Emphasis">cukup satu kali saja</text:span>. </text:p>
              </text:list-item>
              <text:list-item>
                <text:p text:style-name="P127">Memberikan <text:span text:style-name="Strong_20_Emphasis">aturan atau kondisi</text:span> kepada komputer tentang <text:span text:style-name="Strong_20_Emphasis">bagaimana cara mengulang</text:span> blok kode tersebut (misalnya: ulangi N kali, ulangi selama kondisi X benar, atau ulangi sampai kondisi Y terpenuhi). </text:p>
              </text:list-item>
            </text:list>
            <text:p text:style-name="Text_20_body">Selanjutnya, komputerlah yang akan secara <text:span text:style-name="Strong_20_Emphasis">otomatis</text:span> menjalankan blok kode tersebut berulang-ulang sesuai aturan yang kita berikan.</text:p>
            <text:p text:style-name="Text_20_body"><text:span text:style-name="Strong_20_Emphasis">Manfaat Loop:</text:span></text:p>
            <text:list xml:id="list3373819535643750442" text:style-name="L128">
              <text:list-item>
                <text:p text:style-name="P409">Kode menjadi <text:span text:style-name="Strong_20_Emphasis">jauh lebih pendek</text:span> dan ringkas. </text:p>
              </text:list-item>
              <text:list-item>
                <text:p text:style-name="P409">Kode menjadi <text:span text:style-name="Strong_20_Emphasis">lebih mudah dibaca</text:span> dan dipahami logikanya. </text:p>
              </text:list-item>
              <text:list-item>
                <text:p text:style-name="P409">Kode menjadi <text:span text:style-name="Strong_20_Emphasis">lebih mudah dimodifikasi</text:span> (jika perlu mengubah jumlah pengulangan atau aksi yang diulang, cukup ubah di satu tempat). </text:p>
              </text:list-item>
              <text:list-item>
                <text:p text:style-name="P409"><text:span text:style-name="Strong_20_Emphasis">Mengurangi risiko kesalahan</text:span> akibat pengetikan atau penyalinan manual. </text:p>
              </text:list-item>
              <text:list-item>
                <text:p text:style-name="P128">Memungkinkan <text:span text:style-name="Strong_20_Emphasis">otomatisasi</text:span> tugas-tugas repetitif yang kompleks. </text:p>
              </text:list-item>
            </text:list>
            <text:p text:style-name="Text_20_body">Jadi, sangat jelas bahwa kita <text:span text:style-name="Emphasis">membutuhkan</text:span> struktur perulangan untuk menulis program yang efisien, rapi, dan bertenaga. Loop adalah salah satu konsep paling fundamental dan kuat dalam pemrograman!</text:p>
            <text:p text:style-name="Horizontal_20_Line"/>
            <text:p text:style-name="Text_20_body">Sudah yakin sekarang kenapa kita perlu belajar loop? Kalau begitu, mari kita mulai <text:soft-page-break/>dengan jenis loop pertama yang digunakan ketika jumlah pengulangannya sudah kita ketahui di awal: loop <text:span text:style-name="Source_20_Text">FOR</text:span>.</text:p>
            <text:p text:style-name="Text_20_body">Saya menunggu perintah "YAX" untuk lanjut ke <text:span text:style-name="Emphasis">prompt</text:span> Sub-bab 8.2 ("Perulangan Terhitung: <text:span text:style-name="Source_20_Text">FOR...TO...DO</text:span>").</text:p>
          </text:section>
          <text:section text:style-name="Sect1" text:name="feedback-form-67">
            <text:p text:style-name="P285"/>
          </text:section>
        </text:section>
        <text:section text:style-name="Sect1" text:name="14c64d10eba4041d">
          <text:p text:style-name="Text_20_body"/>
          <text:section text:style-name="Sect1" text:name="user-query-content-68">
            <text:p text:style-name="P541">YAX </text:p>
          </text:section>
          <text:p text:style-name="P285">Tampilkan alur berpikir</text:p>
          <text:section text:style-name="Sect2" text:name="model-response-message-contentr_14c64d10eba4041d">
            <text:p text:style-name="Text_20_body">Oke, saatnya kita pelajari 'mesin pengulang' pertama kita!</text:p>
            <text:p text:style-name="Text_20_body"><text:span text:style-name="Emphasis">(Waktu saat ini: Kamis, 10 April 2025 pukul 12:49:57 PM WIB. Lokasi: Banda Aceh, Aceh,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8.2: Perulangan Terhitung: </text:span><text:span text:style-name="Strong_20_Emphasis"><text:span text:style-name="Source_20_Text">FOR...TO...DO</text:span></text:span></text:p>
            <text:p text:style-name="Text_20_body"><text:span text:style-name="Emphasis">(Prompt: "Buatkan pembahasan mendalam untuk sub-bab 'Perulangan Terhitung: FOR...TO...DO'. Jelaskan ini sebagai jenis perulangan yang digunakan ketika jumlah pengulangan sudah diketahui secara pasti... Tunjukkan sintaksnya... Uraikan bagian-bagiannya... Jelaskan cara kerjanya... Berikan contoh kode...")</text:span></text:p>
            <text:p text:style-name="Horizontal_20_Line"/>
            <text:p text:style-name="Text_20_body">Jenis perulangan (loop) pertama yang akan kita kuasai adalah <text:span text:style-name="Strong_20_Emphasis"><text:span text:style-name="Source_20_Text">FOR...TO...DO</text:span></text:span>. Loop ini adalah pilihan yang paling tepat dan paling mudah digunakan ketika Anda <text:span text:style-name="Strong_20_Emphasis">sudah tahu secara pasti berapa kali</text:span> sebuah aksi atau blok perintah perlu diulang sebelum loop tersebut dimulai. Karena jumlahnya sudah terhitung, ia sering disebut sebagai <text:span text:style-name="Strong_20_Emphasis">perulangan terhitung</text:span> (<text:span text:style-name="Emphasis">counted loop</text:span>).</text:p>
            <text:p text:style-name="Text_20_body">Contoh kapan kita pakai <text:span text:style-name="Source_20_Text">FOR...TO...DO</text:span>:</text:p>
            <text:list xml:id="list6427096964188416449" text:style-name="L129">
              <text:list-item>
                <text:p text:style-name="P410">Saat kita ingin melakukan sesuatu tepat 10 kali. </text:p>
              </text:list-item>
              <text:list-item>
                <text:p text:style-name="P410">Saat kita ingin memproses data untuk setiap siswa dari nomor absen 1 sampai 30. </text:p>
              </text:list-item>
              <text:list-item>
                <text:p text:style-name="P129">Saat kita ingin menampilkan deret angka dari 5 sampai 15. </text:p>
              </text:list-item>
            </text:list>
            <text:p text:style-name="Text_20_body"><text:span text:style-name="Strong_20_Emphasis">Sintaks Dasar </text:span><text:span text:style-name="Strong_20_Emphasis"><text:span text:style-name="Source_20_Text">FOR...TO...DO</text:span></text:span><text:span text:style-name="Strong_20_Emphasis">:</text:span></text:p>
            <text:p text:style-name="Text_20_body">Format umum penulisannya dalam kode Pascal adalah:</text:p>
            <text:p text:style-name="Text_20_body">Delphi</text:p>
            <text:p text:style-name="Preformatted_20_Text"><text:span text:style-name="Source_20_Text">FOR VariabelPenghitung := NilaiMulai TO NilaiSelesai DO</text:span></text:p>
            <text:p text:style-name="P602"><text:span text:style-name="Source_20_Text"><text:s text:c="2"/>PernyataanYangDiulang; // Bisa juga blok begin...end; jika aksinya &gt; 1</text:span></text:p>
            <text:p text:style-name="Text_20_body">Mari kita bedah setiap komponen pentingnya:</text:p>
            <text:list xml:id="list3110866423706205131" text:style-name="L130">
              <text:list-item>
                <text:p text:style-name="P411"><text:span text:style-name="Strong_20_Emphasis"><text:span text:style-name="Source_20_Text">FOR</text:span></text:span><text:span text:style-name="Strong_20_Emphasis">, </text:span><text:span text:style-name="Strong_20_Emphasis"><text:span text:style-name="Source_20_Text">TO</text:span></text:span><text:span text:style-name="Strong_20_Emphasis">, </text:span><text:span text:style-name="Strong_20_Emphasis"><text:span text:style-name="Source_20_Text">DO</text:span></text:span>: Ini adalah kata-kata kunci (keywords) yang wajib ada untuk <text:soft-page-break/>membentuk struktur loop <text:span text:style-name="Source_20_Text">FOR</text:span> yang menghitung maju ini. </text:p>
              </text:list-item>
              <text:list-item>
                <text:p text:style-name="P411"><text:span text:style-name="Strong_20_Emphasis"><text:span text:style-name="Source_20_Text">VariabelPenghitung</text:span></text:span>: </text:p>
                <text:list>
                  <text:list-item>
                    <text:p text:style-name="P411">Ini adalah sebuah variabel yang bertindak sebagai <text:span text:style-name="Strong_20_Emphasis">penghitung putaran (iterasi)</text:span> loop. Anda harus sudah mendeklarasikannya terlebih dahulu di bagian <text:span text:style-name="Source_20_Text">var</text:span>. </text:p>
                  </text:list-item>
                  <text:list-item>
                    <text:p text:style-name="P411">Tipe data <text:span text:style-name="Source_20_Text">VariabelPenghitung</text:span> ini haruslah tipe <text:span text:style-name="Strong_20_Emphasis">ordinal</text:span> (tipe data yang nilainya punya urutan jelas). Tipe yang paling umum digunakan di sini adalah <text:span text:style-name="Strong_20_Emphasis"><text:span text:style-name="Source_20_Text">Integer</text:span></text:span>, tapi tipe <text:span text:style-name="Strong_20_Emphasis"><text:span text:style-name="Source_20_Text">Char</text:span></text:span> juga bisa. </text:p>
                  </text:list-item>
                  <text:list-item>
                    <text:p text:style-name="P411">Nilai variabel ini akan <text:span text:style-name="Strong_20_Emphasis">dikelola secara otomatis</text:span> oleh Pascal selama loop <text:span text:style-name="Source_20_Text">FOR</text:span> berjalan: </text:p>
                    <text:list>
                      <text:list-item>
                        <text:p text:style-name="P411">Ia akan dimulai dengan <text:span text:style-name="Source_20_Text">NilaiMulai</text:span>. </text:p>
                      </text:list-item>
                      <text:list-item>
                        <text:p text:style-name="P411">Setiap kali <text:span text:style-name="Source_20_Text">PernyataanYangDiulang</text:span> selesai dijalankan, nilai <text:span text:style-name="Source_20_Text">VariabelPenghitung</text:span> akan <text:span text:style-name="Strong_20_Emphasis">otomatis ditambah 1 (increment)</text:span>. </text:p>
                      </text:list-item>
                    </text:list>
                  </text:list-item>
                  <text:list-item>
                    <text:p text:style-name="P411"><text:span text:style-name="Strong_20_Emphasis">PENTING:</text:span> Anda <text:span text:style-name="Strong_20_Emphasis">tidak boleh</text:span> mengubah nilai <text:span text:style-name="Source_20_Text">VariabelPenghitung</text:span> ini secara manual di dalam <text:span text:style-name="Source_20_Text">PernyataanYangDiulang</text:span>. Biarkan mekanisme <text:span text:style-name="Source_20_Text">FOR</text:span> yang mengatur kenaikan nilainya. Mencoba mengubahnya bisa menyebabkan error atau perilaku loop yang tidak terduga. </text:p>
                  </text:list-item>
                </text:list>
              </text:list-item>
              <text:list-item>
                <text:p text:style-name="P411"><text:span text:style-name="Strong_20_Emphasis"><text:span text:style-name="Source_20_Text">NilaiMulai</text:span></text:span>: Ini adalah nilai <text:span text:style-name="Strong_20_Emphasis">awal</text:span> yang akan diberikan kepada <text:span text:style-name="Source_20_Text">VariabelPenghitung</text:span> saat loop pertama kali dimulai. </text:p>
              </text:list-item>
              <text:list-item>
                <text:p text:style-name="P411"><text:span text:style-name="Strong_20_Emphasis"><text:span text:style-name="Source_20_Text">NilaiSelesai</text:span></text:span>: Loop akan terus berjalan selama nilai <text:span text:style-name="Source_20_Text">VariabelPenghitung</text:span> <text:span text:style-name="Strong_20_Emphasis">masih kurang dari atau sama dengan (</text:span><text:span text:style-name="Strong_20_Emphasis"><text:span text:style-name="Source_20_Text">&lt;=</text:span></text:span><text:span text:style-name="Strong_20_Emphasis">)</text:span> <text:span text:style-name="Source_20_Text">NilaiSelesai</text:span>. Begitu nilai <text:span text:style-name="Source_20_Text">VariabelPenghitung</text:span> menjadi <text:span text:style-name="Emphasis">lebih besar</text:span> dari <text:span text:style-name="Source_20_Text">NilaiSelesai</text:span>, loop akan berhenti. </text:p>
              </text:list-item>
              <text:list-item>
                <text:p text:style-name="P130"><text:span text:style-name="Strong_20_Emphasis"><text:span text:style-name="Source_20_Text">PernyataanYangDiulang;</text:span></text:span>: Ini adalah <text:span text:style-name="Strong_20_Emphasis">satu buah instruksi Pascal</text:span> yang ingin Anda ulang. Jika Anda perlu mengulang <text:span text:style-name="Strong_20_Emphasis">lebih dari satu</text:span> instruksi, Anda harus mengelompokkannya dalam blok <text:span text:style-name="Strong_20_Emphasis"><text:span text:style-name="Source_20_Text">begin...end;</text:span></text:span> (akan dibahas di sub-bab 8.4). </text:p>
              </text:list-item>
            </text:list>
            <text:p text:style-name="Text_20_body"><text:span text:style-name="Strong_20_Emphasis">Bagaimana Cara Kerja </text:span><text:span text:style-name="Strong_20_Emphasis"><text:span text:style-name="Source_20_Text">FOR...TO...DO</text:span></text:span><text:span text:style-name="Strong_20_Emphasis">?</text:span></text:p>
            <text:p text:style-name="Text_20_body">Pascal akan menjalankan loop <text:span text:style-name="Source_20_Text">FOR...TO...DO</text:span> dengan urutan langkah sebagai berikut:</text:p>
            <text:list xml:id="list6889587035646363488" text:style-name="L131">
              <text:list-item>
                <text:p text:style-name="P412"><text:span text:style-name="Strong_20_Emphasis">Inisialisasi:</text:span> Pertama, Pascal mengisi <text:span text:style-name="Source_20_Text">VariabelPenghitung</text:span> dengan <text:span text:style-name="Source_20_Text">NilaiMulai</text:span>. </text:p>
              </text:list-item>
              <text:list-item>
                <text:p text:style-name="P412"><text:span text:style-name="Strong_20_Emphasis">Pengecekan Kondisi Awal:</text:span> Pascal langsung mengecek: Apakah nilai <text:span text:style-name="Source_20_Text">VariabelPenghitung</text:span> saat ini <text:span text:style-name="Source_20_Text">&lt;= NilaiSelesai</text:span>? </text:p>
              </text:list-item>
              <text:list-item>
                <text:p text:style-name="P412"><text:span text:style-name="Strong_20_Emphasis">Jika </text:span><text:span text:style-name="Strong_20_Emphasis"><text:span text:style-name="Source_20_Text">True</text:span></text:span><text:span text:style-name="Strong_20_Emphasis">:</text:span> a. Pascal akan <text:span text:style-name="Strong_20_Emphasis">menjalankan</text:span> isi <text:span text:style-name="Source_20_Text">PernyataanYangDiulang</text:span>. b. Setelah pernyataan itu selesai, Pascal secara <text:span text:style-name="Strong_20_Emphasis">otomatis menaikkan (increment)</text:span> nilai <text:span text:style-name="Source_20_Text">VariabelPenghitung</text:span> sebesar 1. c. Pascal <text:span text:style-name="Strong_20_Emphasis">kembali ke Langkah 2</text:span> (Pengecekan Kondisi) dengan nilai <text:span text:style-name="Source_20_Text">VariabelPenghitung</text:span> yang baru. </text:p>
              </text:list-item>
              <text:list-item>
                <text:p text:style-name="P131"><text:span text:style-name="Strong_20_Emphasis">Jika </text:span><text:span text:style-name="Strong_20_Emphasis"><text:span text:style-name="Source_20_Text">False</text:span></text:span><text:span text:style-name="Strong_20_Emphasis">:</text:span> (Ini terjadi ketika nilai <text:span text:style-name="Source_20_Text">VariabelPenghitung</text:span> sudah menjadi <text:soft-page-break/>lebih besar dari <text:span text:style-name="Source_20_Text">NilaiSelesai</text:span>) a. Loop <text:span text:style-name="Strong_20_Emphasis">langsung berhenti</text:span>. <text:span text:style-name="Source_20_Text">PernyataanYangDiulang</text:span> tidak dijalankan lagi. b. Program melanjutkan eksekusi ke baris kode yang ada <text:span text:style-name="Strong_20_Emphasis">setelah</text:span> <text:span text:style-name="Source_20_Text">PernyataanYangDiulang</text:span> (atau setelah blok <text:span text:style-name="Source_20_Text">begin...end;</text:span> jika digunakan). </text:p>
              </text:list-item>
            </text:list>
            <text:p text:style-name="Text_20_body"><text:span text:style-name="Strong_20_Emphasis">Contoh Kode:</text:span></text:p>
            <text:list xml:id="list2564986722777685585" text:style-name="L132">
              <text:list-item>
                <text:p text:style-name="P132"><text:span text:style-name="Strong_20_Emphasis">Menampilkan Angka 1 sampai 5:</text:span></text:p>
                <text:p text:style-name="P132">Delphi</text:p>
                <text:p text:style-name="P571"><text:span text:style-name="Source_20_Text">program LoopForAngkaSederhana;</text:span></text:p>
                <text:p text:style-name="P571"><text:span text:style-name="Source_20_Text">uses SysUtils;</text:span></text:p>
                <text:p text:style-name="P571"><text:span text:style-name="Source_20_Text">var</text:span></text:p>
                <text:p text:style-name="P571"><text:span text:style-name="Source_20_Text"><text:s text:c="2"/>i: Integer; // Variabel penghitung, sering dinamai i, j, atau k</text:span></text:p>
                <text:p text:style-name="P571"><text:span text:style-name="Source_20_Text">begin</text:span></text:p>
                <text:p text:style-name="P571"><text:span text:style-name="Source_20_Text"><text:s text:c="2"/>Writeln('--- Menampilkan Angka 1 sampai 5 ---');</text:span></text:p>
                <text:p text:style-name="P571"/>
                <text:p text:style-name="P571"><text:span text:style-name="Source_20_Text"><text:s text:c="2"/>// Loop dimulai dengan i = 1, berhenti setelah i = 5</text:span></text:p>
                <text:p text:style-name="P571"><text:span text:style-name="Source_20_Text"><text:s text:c="2"/>FOR i := 1 TO 5 DO</text:span></text:p>
                <text:p text:style-name="P571"><text:span text:style-name="Source_20_Text"><text:s text:c="2"/>begin // Contoh pakai begin..end; walau isinya 1 baris</text:span></text:p>
                <text:p text:style-name="P571"><text:span text:style-name="Source_20_Text"><text:s text:c="4"/>// Di setiap putaran, tampilkan nilai i saat ini</text:span></text:p>
                <text:p text:style-name="P571"><text:span text:style-name="Source_20_Text"><text:s text:c="4"/>Writeln('Sekarang i bernilai: ', i);</text:span></text:p>
                <text:p text:style-name="P571"><text:span text:style-name="Source_20_Text"><text:s text:c="2"/>end; // Akhir blok loop</text:span></text:p>
                <text:p text:style-name="P571"/>
                <text:p text:style-name="P571"><text:span text:style-name="Source_20_Text"><text:s text:c="2"/>Writeln('--- Loop FOR selesai ---');</text:span></text:p>
                <text:p text:style-name="P571"><text:span text:style-name="Source_20_Text"><text:s text:c="2"/>Readln;</text:span></text:p>
                <text:p text:style-name="P635"><text:span text:style-name="Source_20_Text">end.</text:span></text:p>
                <text:list>
                  <text:list-item>
                    <text:p text:style-name="P413"><text:span text:style-name="Strong_20_Emphasis">Penjelasan Eksekusi:</text:span> </text:p>
                    <text:list>
                      <text:list-item>
                        <text:p text:style-name="P413"><text:span text:style-name="Source_20_Text">i</text:span> jadi 1. Cek <text:span text:style-name="Source_20_Text">1 &lt;= 5</text:span> (True). Cetak "Sekarang i bernilai: 1". <text:span text:style-name="Source_20_Text">i</text:span> jadi 2. </text:p>
                      </text:list-item>
                      <text:list-item>
                        <text:p text:style-name="P413">Cek <text:span text:style-name="Source_20_Text">2 &lt;= 5</text:span> (True). Cetak "Sekarang i bernilai: 2". <text:span text:style-name="Source_20_Text">i</text:span> jadi 3. </text:p>
                      </text:list-item>
                      <text:list-item>
                        <text:p text:style-name="P413">Cek <text:span text:style-name="Source_20_Text">3 &lt;= 5</text:span> (True). Cetak "Sekarang i bernilai: 3". <text:span text:style-name="Source_20_Text">i</text:span> jadi 4. </text:p>
                      </text:list-item>
                      <text:list-item>
                        <text:p text:style-name="P413">Cek <text:span text:style-name="Source_20_Text">4 &lt;= 5</text:span> (True). Cetak "Sekarang i bernilai: 4". <text:span text:style-name="Source_20_Text">i</text:span> jadi 5. </text:p>
                      </text:list-item>
                      <text:list-item>
                        <text:p text:style-name="P413">Cek <text:span text:style-name="Source_20_Text">5 &lt;= 5</text:span> (True). Cetak "Sekarang i bernilai: 5". <text:span text:style-name="Source_20_Text">i</text:span> jadi 6. </text:p>
                      </text:list-item>
                      <text:list-item>
                        <text:p text:style-name="P413">Cek <text:span text:style-name="Source_20_Text">6 &lt;= 5</text:span> (<text:span text:style-name="Strong_20_Emphasis">False</text:span>). Loop berhenti. Program lanjut mencetak "--- Loop FOR selesai ---". </text:p>
                      </text:list-item>
                    </text:list>
                  </text:list-item>
                </text:list>
              </text:list-item>
              <text:list-item>
                <text:p text:style-name="P132"><text:span text:style-name="Strong_20_Emphasis">Menampilkan Huruf 'A' sampai 'E':</text:span> (Menunjukkan <text:span text:style-name="Source_20_Text">FOR</text:span> bisa pakai <text:span text:style-name="Source_20_Text">Char</text:span>)</text:p>
                <text:p text:style-name="P132">Delphi</text:p>
                <text:p text:style-name="P571"><text:span text:style-name="Source_20_Text">program LoopForKarakter;</text:span></text:p>
                <text:p text:style-name="P571"><text:span text:style-name="Source_20_Text">uses SysUtils;</text:span></text:p>
                <text:p text:style-name="P571"><text:span text:style-name="Source_20_Text">var</text:span></text:p>
                <text:p text:style-name="P571"><text:span text:style-name="Source_20_Text"><text:s text:c="2"/>Huruf: Char; // Variabel penghitung bertipe Char</text:span></text:p>
                <text:p text:style-name="P571"><text:span text:style-name="Source_20_Text">begin</text:span></text:p>
                <text:p text:style-name="P571"><text:span text:style-name="Source_20_Text"><text:s text:c="2"/>Writeln('--- Menampilkan Huruf A sampai E ---');</text:span></text:p>
                <text:p text:style-name="P571"/>
                <text:p text:style-name="P571"><text:span text:style-name="Source_20_Text"><text:s text:c="2"/>// Loop dari Huruf = 'A' sampai Huruf = 'E'</text:span></text:p>
                <text:p text:style-name="P571"><text:span text:style-name="Source_20_Text"><text:s text:c="2"/>FOR Huruf := 'A' TO 'E' DO</text:span></text:p>
                <text:p text:style-name="P571"><text:soft-page-break/><text:span text:style-name="Source_20_Text"><text:s text:c="4"/>Write(Huruf, ' '); // Tampilkan hurufnya, dipisah spasi (pakai Write)</text:span></text:p>
                <text:p text:style-name="P571"/>
                <text:p text:style-name="P571"><text:span text:style-name="Source_20_Text"><text:s text:c="2"/>Writeln; // Pindah baris setelah loop selesai</text:span></text:p>
                <text:p text:style-name="P571"><text:span text:style-name="Source_20_Text"><text:s text:c="2"/>Writeln('--- Loop FOR Karakter selesai ---');</text:span></text:p>
                <text:p text:style-name="P571"><text:span text:style-name="Source_20_Text"><text:s text:c="2"/>Readln;</text:span></text:p>
                <text:p text:style-name="P635"><text:span text:style-name="Source_20_Text">end.</text:span></text:p>
                <text:list>
                  <text:list-item>
                    <text:p text:style-name="P413"><text:span text:style-name="Strong_20_Emphasis">Output:</text:span> <text:span text:style-name="Source_20_Text">A B C D E</text:span> </text:p>
                  </text:list-item>
                  <text:list-item>
                    <text:p text:style-name="P132"><text:span text:style-name="Strong_20_Emphasis">Penjelasan:</text:span> Karena <text:span text:style-name="Source_20_Text">Char</text:span> adalah tipe ordinal, Pascal tahu urutan setelah 'A' adalah 'B', dst., sampai 'E'. </text:p>
                  </text:list-item>
                </text:list>
              </text:list-item>
            </text:list>
            <text:p text:style-name="Text_20_body"><text:span text:style-name="Strong_20_Emphasis">Kesimpulan:</text:span></text:p>
            <text:p text:style-name="Text_20_body">Loop <text:span text:style-name="Strong_20_Emphasis"><text:span text:style-name="Source_20_Text">FOR...TO...DO</text:span></text:span> adalah alat yang sangat praktis dan jelas ketika Anda perlu melakukan pengulangan dengan <text:span text:style-name="Strong_20_Emphasis">jumlah putaran yang sudah pasti</text:span>. Ia menggunakan sebuah variabel penghitung yang nilainya akan bertambah secara otomatis dari nilai awal hingga mencapai (atau melewati) nilai akhir yang Anda tentukan.</text:p>
            <text:p text:style-name="Horizontal_20_Line"/>
            <text:p text:style-name="Text_20_body">Loop <text:span text:style-name="Source_20_Text">FOR...TO...DO</text:span> ini selalu menghitung maju (nilai penghitungnya bertambah). Bagaimana jika kita ingin menghitung mundur? Pascal punya varian <text:span text:style-name="Source_20_Text">FOR</text:span> untuk itu!</text:p>
            <text:p text:style-name="Text_20_body">Saya menunggu perintah "YAX" untuk lanjut ke <text:span text:style-name="Emphasis">prompt</text:span> Sub-bab 8.3 (<text:span text:style-name="Source_20_Text">FOR...DOWNTO...DO</text:span>).</text:p>
          </text:section>
          <text:section text:style-name="Sect1" text:name="feedback-form-68">
            <text:p text:style-name="P285"/>
          </text:section>
        </text:section>
        <text:section text:style-name="Sect1" text:name="bde2f3555c302fd0">
          <text:p text:style-name="Text_20_body"/>
          <text:section text:style-name="Sect1" text:name="user-query-content-69">
            <text:p text:style-name="P541">YAX </text:p>
          </text:section>
          <text:p text:style-name="P285">Tampilkan alur berpikir</text:p>
          <text:section text:style-name="Sect2" text:name="model-response-message-contentr_bde2f3555c302fd0">
            <text:p text:style-name="P285"/>
          </text:section>
          <text:section text:style-name="Sect1" text:name="feedback-form-69">
            <text:p text:style-name="P285"/>
          </text:section>
        </text:section>
        <text:section text:style-name="Sect1" text:name="670eb3422f2df187">
          <text:p text:style-name="Text_20_body"/>
          <text:section text:style-name="Sect1" text:name="user-query-content-70">
            <text:p text:style-name="P541">present it </text:p>
          </text:section>
          <text:p text:style-name="P285">Tampilkan alur berpikir</text:p>
          <text:section text:style-name="Sect2" text:name="model-response-message-contentr_670eb3422f2df187">
            <text:p text:style-name="Text_20_body">Oke, mari kita tampilkan pembahasan tentang cara menghitung mundur menggunakan loop <text:span text:style-name="Source_20_Text">FOR</text:span> di Pascal.</text:p>
            <text:p text:style-name="Text_20_body"><text:span text:style-name="Emphasis">(Waktu saat ini: Kamis, 10 April 2025 pukul 17.00 WIB. Lokasi: Medan, Sumatera Utara,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8.3: Perulangan Terhitung Mundur: </text:span><text:span text:style-name="Strong_20_Emphasis"><text:span text:style-name="Source_20_Text">FOR...DOWNTO...DO</text:span></text:span></text:p>
            <text:p text:style-name="Text_20_body"><text:span text:style-name="Emphasis">(Prompt: "Buatkan pembahasan mendalam untuk sub-bab 'Perulangan Terhitung Mundur: FOR...DOWNTO...DO'. Jelaskan ini sebagai varian dari loop FOR yang menghitung mundur. Tunjukkan sintaksnya... Jelaskan perbedaannya dengan </text:span><text:soft-page-break/><text:span text:style-name="Emphasis">FOR...TO...DO... Berikan contoh kode...")</text:span></text:p>
            <text:p text:style-name="Horizontal_20_Line"/>
            <text:p text:style-name="Text_20_body">Loop <text:span text:style-name="Source_20_Text">FOR...TO...DO</text:span> yang baru saja kita pelajari sangat bagus untuk perulangan yang menghitung <text:span text:style-name="Strong_20_Emphasis">maju</text:span> (misalnya dari 1 ke 10). Tapi, bagaimana jika kita perlu melakukan perulangan terhitung dengan arah sebaliknya, yaitu menghitung <text:span text:style-name="Strong_20_Emphasis">mundur</text:span> (misalnya dari 10 ke 1)?</text:p>
            <text:p text:style-name="Text_20_body">Jangan khawatir, Pascal menyediakan varian dari loop <text:span text:style-name="Source_20_Text">FOR</text:span> khusus untuk ini, yaitu dengan menggunakan kata kunci <text:span text:style-name="Strong_20_Emphasis"><text:span text:style-name="Source_20_Text">DOWNTO</text:span></text:span>.</text:p>
            <text:p text:style-name="Text_20_body"><text:span text:style-name="Strong_20_Emphasis">Sintaks Dasar </text:span><text:span text:style-name="Strong_20_Emphasis"><text:span text:style-name="Source_20_Text">FOR...DOWNTO...DO</text:span></text:span><text:span text:style-name="Strong_20_Emphasis">:</text:span></text:p>
            <text:p text:style-name="Text_20_body">Formatnya sangat mirip dengan <text:span text:style-name="Source_20_Text">FOR...TO...DO</text:span>, hanya kata <text:span text:style-name="Source_20_Text">TO</text:span> yang diganti dengan <text:span text:style-name="Source_20_Text">DOWNTO</text:span>:</text:p>
            <text:p text:style-name="Text_20_body">Delphi</text:p>
            <text:p text:style-name="Preformatted_20_Text"><text:span text:style-name="Source_20_Text">FOR VariabelPenghitung := NilaiMulai DOWNTO NilaiSelesai DO</text:span></text:p>
            <text:p text:style-name="P602"><text:span text:style-name="Source_20_Text"><text:s text:c="2"/>PernyataanYangDiulang; // Bisa juga blok begin...end; di sini</text:span></text:p>
            <text:p text:style-name="Text_20_body"><text:span text:style-name="Strong_20_Emphasis">Perbedaan Utama dengan </text:span><text:span text:style-name="Strong_20_Emphasis"><text:span text:style-name="Source_20_Text">FOR...TO...DO</text:span></text:span><text:span text:style-name="Strong_20_Emphasis">:</text:span></text:p>
            <text:p text:style-name="Text_20_body">Ada beberapa perbedaan kunci yang harus Anda perhatikan saat menggunakan <text:span text:style-name="Source_20_Text">DOWNTO</text:span>:</text:p>
            <text:list xml:id="list842932523507049440" text:style-name="L133">
              <text:list-item>
                <text:p text:style-name="P414"><text:span text:style-name="Strong_20_Emphasis">Kata Kunci:</text:span> Jelas, kita menggunakan <text:span text:style-name="Strong_20_Emphasis"><text:span text:style-name="Source_20_Text">DOWNTO</text:span></text:span>, bukan <text:span text:style-name="Source_20_Text">TO</text:span>. </text:p>
              </text:list-item>
              <text:list-item>
                <text:p text:style-name="P414"><text:span text:style-name="Strong_20_Emphasis">Urutan Nilai:</text:span> Agar loop <text:span text:style-name="Source_20_Text">DOWNTO</text:span> bisa berjalan, <text:span text:style-name="Source_20_Text">NilaiMulai</text:span> <text:span text:style-name="Strong_20_Emphasis">harus lebih besar dari atau sama dengan</text:span> <text:span text:style-name="Source_20_Text">NilaiSelesai</text:span>. Jika Anda menulis <text:span text:style-name="Source_20_Text">FOR i := 1 DOWNTO 10 DO ...</text:span>, loop ini tidak akan pernah dieksekusi sama sekali karena nilai awalnya (1) sudah lebih kecil dari nilai akhirnya (10). </text:p>
              </text:list-item>
              <text:list-item>
                <text:p text:style-name="P414"><text:span text:style-name="Strong_20_Emphasis">Arah Hitungan:</text:span> <text:span text:style-name="Source_20_Text">VariabelPenghitung</text:span> nilainya akan <text:span text:style-name="Strong_20_Emphasis">otomatis dikurangi 1 (decrement)</text:span> setiap kali <text:span text:style-name="Source_20_Text">PernyataanYangDiulang</text:span> selesai dieksekusi. Jadi, hitungannya mundur. </text:p>
              </text:list-item>
              <text:list-item>
                <text:p text:style-name="P133"><text:span text:style-name="Strong_20_Emphasis">Kondisi Berhenti:</text:span> Loop akan terus berjalan selama nilai <text:span text:style-name="Source_20_Text">VariabelPenghitung</text:span> <text:span text:style-name="Strong_20_Emphasis">masih lebih besar dari atau sama dengan (</text:span><text:span text:style-name="Strong_20_Emphasis"><text:span text:style-name="Source_20_Text">&gt;=</text:span></text:span><text:span text:style-name="Strong_20_Emphasis">)</text:span> <text:span text:style-name="Source_20_Text">NilaiSelesai</text:span>. Loop akan berhenti ketika nilai <text:span text:style-name="Source_20_Text">VariabelPenghitung</text:span> menjadi <text:span text:style-name="Emphasis">lebih kecil</text:span> dari <text:span text:style-name="Source_20_Text">NilaiSelesai</text:span>. </text:p>
              </text:list-item>
            </text:list>
            <text:p text:style-name="Text_20_body"><text:span text:style-name="Strong_20_Emphasis">Bagaimana Cara Kerja </text:span><text:span text:style-name="Strong_20_Emphasis"><text:span text:style-name="Source_20_Text">FOR...DOWNTO...DO</text:span></text:span><text:span text:style-name="Strong_20_Emphasis">?</text:span></text:p>
            <text:p text:style-name="Text_20_body">Urutan langkahnya mirip <text:span text:style-name="Source_20_Text">FOR...TO...DO</text:span>, tapi dengan arah mundur:</text:p>
            <text:list xml:id="list4534738663870127121" text:style-name="L134">
              <text:list-item>
                <text:p text:style-name="P415"><text:span text:style-name="Strong_20_Emphasis">Inisialisasi:</text:span> Pascal mengisi <text:span text:style-name="Source_20_Text">VariabelPenghitung</text:span> dengan <text:span text:style-name="Source_20_Text">NilaiMulai</text:span>. </text:p>
              </text:list-item>
              <text:list-item>
                <text:p text:style-name="P415"><text:span text:style-name="Strong_20_Emphasis">Pengecekan Kondisi Awal:</text:span> Pascal mengecek: Apakah nilai <text:span text:style-name="Source_20_Text">VariabelPenghitung</text:span> saat ini <text:span text:style-name="Source_20_Text">&gt;= NilaiSelesai</text:span>? </text:p>
              </text:list-item>
              <text:list-item>
                <text:p text:style-name="P415"><text:span text:style-name="Strong_20_Emphasis">Jika </text:span><text:span text:style-name="Strong_20_Emphasis"><text:span text:style-name="Source_20_Text">True</text:span></text:span><text:span text:style-name="Strong_20_Emphasis">:</text:span> a. Pascal akan <text:span text:style-name="Strong_20_Emphasis">menjalankan</text:span> <text:span text:style-name="Source_20_Text">PernyataanYangDiulang</text:span>. b. Setelah selesai, Pascal secara <text:span text:style-name="Strong_20_Emphasis">otomatis mengurangi (decrement)</text:span> nilai <text:span text:style-name="Source_20_Text">VariabelPenghitung</text:span> sebesar 1. c. Pascal <text:span text:style-name="Strong_20_Emphasis">kembali ke Langkah 2</text:span> (Pengecekan Kondisi) dengan nilai <text:span text:style-name="Source_20_Text">VariabelPenghitung</text:span> yang baru. </text:p>
              </text:list-item>
              <text:list-item>
                <text:p text:style-name="P134"><text:soft-page-break/><text:span text:style-name="Strong_20_Emphasis">Jika </text:span><text:span text:style-name="Strong_20_Emphasis"><text:span text:style-name="Source_20_Text">False</text:span></text:span><text:span text:style-name="Strong_20_Emphasis">:</text:span> (Ini terjadi ketika nilai <text:span text:style-name="Source_20_Text">VariabelPenghitung</text:span> sudah menjadi lebih kecil dari <text:span text:style-name="Source_20_Text">NilaiSelesai</text:span>) a. Loop <text:span text:style-name="Strong_20_Emphasis">langsung berhenti</text:span>. b. Program melanjutkan eksekusi ke perintah yang ada setelah loop <text:span text:style-name="Source_20_Text">FOR</text:span>. </text:p>
              </text:list-item>
            </text:list>
            <text:p text:style-name="Text_20_body"><text:span text:style-name="Strong_20_Emphasis">Contoh Kode:</text:span></text:p>
            <text:list xml:id="list5460002060120644177" text:style-name="L135">
              <text:list-item>
                <text:p text:style-name="P135"><text:span text:style-name="Strong_20_Emphasis">Menampilkan Angka 10 Mundur ke 1:</text:span></text:p>
                <text:p text:style-name="P135">Delphi</text:p>
                <text:p text:style-name="P572"><text:span text:style-name="Source_20_Text">program LoopForMenghitungMundur;</text:span></text:p>
                <text:p text:style-name="P572"><text:span text:style-name="Source_20_Text">uses SysUtils;</text:span></text:p>
                <text:p text:style-name="P572"><text:span text:style-name="Source_20_Text">var</text:span></text:p>
                <text:p text:style-name="P572"><text:span text:style-name="Source_20_Text"><text:s text:c="2"/>i: Integer; // Variabel penghitung</text:span></text:p>
                <text:p text:style-name="P572"><text:span text:style-name="Source_20_Text">begin</text:span></text:p>
                <text:p text:style-name="P572"><text:span text:style-name="Source_20_Text"><text:s text:c="2"/>Writeln('--- Hitung Mundur dari 10 ke 1 ---');</text:span></text:p>
                <text:p text:style-name="P572"><text:span text:style-name="Source_20_Text"><text:s text:c="2"/>// Loop dimulai dari i = 10, berhenti setelah i = 1</text:span></text:p>
                <text:p text:style-name="P572"><text:span text:style-name="Source_20_Text"><text:s text:c="2"/>FOR i := 10 DOWNTO 1 DO</text:span></text:p>
                <text:p text:style-name="P572"><text:span text:style-name="Source_20_Text"><text:s text:c="4"/>Write(i, ' '); // Tampilkan nilai i, dipisah spasi (pakai Write agar sebaris)</text:span></text:p>
                <text:p text:style-name="P572"/>
                <text:p text:style-name="P572"><text:span text:style-name="Source_20_Text"><text:s text:c="2"/>Writeln; // Pindah baris setelah loop</text:span></text:p>
                <text:p text:style-name="P572"><text:span text:style-name="Source_20_Text"><text:s text:c="2"/>Writeln('--- Hitung Mundur Selesai ---');</text:span></text:p>
                <text:p text:style-name="P572"><text:span text:style-name="Source_20_Text"><text:s text:c="2"/>Readln;</text:span></text:p>
                <text:p text:style-name="P636"><text:span text:style-name="Source_20_Text">end.</text:span></text:p>
                <text:list>
                  <text:list-item>
                    <text:p text:style-name="P416"><text:span text:style-name="Strong_20_Emphasis">Output yang Diharapkan:</text:span> <text:span text:style-name="Source_20_Text">10 9 8 7 6 5 4 3 2 1</text:span> </text:p>
                  </text:list-item>
                  <text:list-item>
                    <text:p text:style-name="P416"><text:span text:style-name="Strong_20_Emphasis">Penjelasan Eksekusi:</text:span> <text:span text:style-name="Source_20_Text">i</text:span> dimulai dari 10. Cek <text:span text:style-name="Source_20_Text">10 &gt;= 1</text:span> (True), cetak 10, <text:span text:style-name="Source_20_Text">i</text:span> jadi 9. Cek <text:span text:style-name="Source_20_Text">9 &gt;= 1</text:span> (True), cetak 9, <text:span text:style-name="Source_20_Text">i</text:span> jadi 8. Proses ini berlanjut sampai <text:span text:style-name="Source_20_Text">i</text:span> bernilai 1. Cek <text:span text:style-name="Source_20_Text">1 &gt;= 1</text:span> (True), cetak 1, <text:span text:style-name="Source_20_Text">i</text:span> jadi 0. Cek <text:span text:style-name="Source_20_Text">0 &gt;= 1</text:span> (<text:span text:style-name="Strong_20_Emphasis">False</text:span>), maka loop berhenti. </text:p>
                  </text:list-item>
                </text:list>
              </text:list-item>
              <text:list-item>
                <text:p text:style-name="P135"><text:span text:style-name="Strong_20_Emphasis">Simulasi Hitung Mundur Peluncuran Roket:</text:span> (Menggunakan unit <text:span text:style-name="Source_20_Text">Crt</text:span> untuk efek)</text:p>
                <text:p text:style-name="P135">Delphi</text:p>
                <text:p text:style-name="P572"><text:span text:style-name="Source_20_Text">program HitungMundurPeluncuran;</text:span></text:p>
                <text:p text:style-name="P572"><text:span text:style-name="Source_20_Text">uses Crt; // Kita pakai Crt untuk Delay, ClrScr, GotoXY, TextColor</text:span></text:p>
                <text:p text:style-name="P572"><text:span text:style-name="Source_20_Text">var</text:span></text:p>
                <text:p text:style-name="P572"><text:span text:style-name="Source_20_Text"><text:s text:c="2"/>Detik: Integer;</text:span></text:p>
                <text:p text:style-name="P572"><text:span text:style-name="Source_20_Text">begin</text:span></text:p>
                <text:p text:style-name="P572"><text:span text:style-name="Source_20_Text"><text:s text:c="2"/>// Persiapan tampilan</text:span></text:p>
                <text:p text:style-name="P572"><text:span text:style-name="Source_20_Text"><text:s text:c="2"/>TextBackground(Black); // Latar hitam</text:span></text:p>
                <text:p text:style-name="P572"><text:span text:style-name="Source_20_Text"><text:s text:c="2"/>TextColor(White); <text:s text:c="5"/>// Teks putih</text:span></text:p>
                <text:p text:style-name="P572"><text:span text:style-name="Source_20_Text"><text:s text:c="2"/>ClrScr; <text:s text:c="15"/>// Bersihkan layar</text:span></text:p>
                <text:p text:style-name="P572"/>
                <text:p text:style-name="P572"><text:span text:style-name="Source_20_Text"><text:s text:c="2"/>GotoXY(25, 5); // Atur posisi</text:span></text:p>
                <text:p text:style-name="P572"><text:span text:style-name="Source_20_Text"><text:s text:c="2"/>TextColor(Yellow);</text:span></text:p>
                <text:p text:style-name="P572"><text:span text:style-name="Source_20_Text"><text:s text:c="2"/>Writeln('PERSIAPAN PELUNCURAN ROKET...');</text:span></text:p>
                <text:p text:style-name="P572"><text:span text:style-name="Source_20_Text"><text:s text:c="2"/>Delay(2000); // Jeda 2 detik</text:span></text:p>
                <text:p text:style-name="P572"/>
                <text:p text:style-name="P572"><text:span text:style-name="Source_20_Text"><text:s text:c="2"/>// Hitung mundur dari 5 ke 1</text:span></text:p>
                <text:p text:style-name="P572"><text:span text:style-name="Source_20_Text"><text:s text:c="2"/>TextColor(LightRed); // Ganti warna untuk hitungan mundur</text:span></text:p>
                <text:p text:style-name="P572"><text:soft-page-break/><text:span text:style-name="Source_20_Text"><text:s text:c="2"/>FOR Detik := 5 DOWNTO 1 DO</text:span></text:p>
                <text:p text:style-name="P572"><text:span text:style-name="Source_20_Text"><text:s text:c="2"/>begin // Pakai begin..end karena ada beberapa aksi</text:span></text:p>
                <text:p text:style-name="P572"><text:span text:style-name="Source_20_Text"><text:s text:c="4"/>GotoXY(35, 10); // Atur posisi di tengah</text:span></text:p>
                <text:p text:style-name="P572"><text:span text:style-name="Source_20_Text"><text:s text:c="4"/>// Tampilkan hitungan, beri spasi ekstra untuk menimpa angka sebelumnya</text:span></text:p>
                <text:p text:style-name="P572"><text:span text:style-name="Source_20_Text"><text:s text:c="4"/>Write('MELUNCUR DALAM: ', Detik, ' <text:s text:c="2"/>');</text:span></text:p>
                <text:p text:style-name="P572"><text:span text:style-name="Source_20_Text"><text:s text:c="4"/>Delay(1000); // Jeda 1 detik (1000 milidetik)</text:span></text:p>
                <text:p text:style-name="P572"><text:span text:style-name="Source_20_Text"><text:s text:c="2"/>end; // Akhir loop</text:span></text:p>
                <text:p text:style-name="P572"/>
                <text:p text:style-name="P572"><text:span text:style-name="Source_20_Text"><text:s text:c="2"/>// Setelah loop selesai (Detik &lt; 1)</text:span></text:p>
                <text:p text:style-name="P572"><text:span text:style-name="Source_20_Text"><text:s text:c="2"/>GotoXY(30, 12);</text:span></text:p>
                <text:p text:style-name="P572"><text:span text:style-name="Source_20_Text"><text:s text:c="2"/>TextColor(White);</text:span></text:p>
                <text:p text:style-name="P572"><text:span text:style-name="Source_20_Text"><text:s text:c="2"/>TextBackground(Red); // Latar merah</text:span></text:p>
                <text:p text:style-name="P572"><text:span text:style-name="Source_20_Text"><text:s text:c="2"/>Write(' *** LUNCURKAN ROKET! GO! *** ');</text:span></text:p>
                <text:p text:style-name="P572"/>
                <text:p text:style-name="P572"><text:span text:style-name="Source_20_Text"><text:s text:c="2"/>// Kembalikan warna &amp; posisi normal sebelum keluar</text:span></text:p>
                <text:p text:style-name="P572"><text:span text:style-name="Source_20_Text"><text:s text:c="2"/>TextColor(LightGray);</text:span></text:p>
                <text:p text:style-name="P572"><text:span text:style-name="Source_20_Text"><text:s text:c="2"/>TextBackground(Black);</text:span></text:p>
                <text:p text:style-name="P572"><text:span text:style-name="Source_20_Text"><text:s text:c="2"/>GotoXY(1, 20);</text:span></text:p>
                <text:p text:style-name="P572"><text:span text:style-name="Source_20_Text"><text:s text:c="2"/>Readln; // Tahan layar</text:span></text:p>
                <text:p text:style-name="P636"><text:span text:style-name="Source_20_Text">end.</text:span></text:p>
                <text:list>
                  <text:list-item>
                    <text:p text:style-name="P135"><text:span text:style-name="Strong_20_Emphasis">Penjelasan:</text:span> Loop <text:span text:style-name="Source_20_Text">FOR Detik := 5 DOWNTO 1 DO</text:span> akan menjalankan blok <text:span text:style-name="Source_20_Text">begin...end</text:span> di dalamnya sebanyak 5 kali, dengan nilai <text:span text:style-name="Source_20_Text">Detik</text:span> berturut-turut 5, 4, 3, 2, dan 1, menciptakan efek hitung mundur sebelum pesan "LUNCURKAN ROKET!" muncul. </text:p>
                  </text:list-item>
                </text:list>
              </text:list-item>
            </text:list>
            <text:p text:style-name="Text_20_body"><text:span text:style-name="Strong_20_Emphasis">Kesimpulan:</text:span></text:p>
            <text:p text:style-name="Text_20_body">Jadi, jika Anda memerlukan perulangan terhitung yang arahnya <text:span text:style-name="Strong_20_Emphasis">menurun</text:span> atau <text:span text:style-name="Strong_20_Emphasis">mundur</text:span>, struktur <text:span text:style-name="Strong_20_Emphasis"><text:span text:style-name="Source_20_Text">FOR...DOWNTO...DO</text:span></text:span> adalah alat yang tepat. Cara kerjanya sangat mirip dengan <text:span text:style-name="Source_20_Text">FOR...TO...DO</text:span>, namun ia menggunakan kata kunci <text:span text:style-name="Source_20_Text">DOWNTO</text:span>, nilai penghitungnya otomatis berkurang (decrement), dan kondisi pengecekannya disesuaikan (<text:span text:style-name="Source_20_Text">&gt;=</text:span>).</text:p>
            <text:p text:style-name="Horizontal_20_Line"/>
            <text:p text:style-name="Text_20_body">Baik <text:span text:style-name="Source_20_Text">FOR...TO...DO</text:span> maupun <text:span text:style-name="Source_20_Text">FOR...DOWNTO...DO</text:span> yang baru kita lihat, secara default hanya mengulang satu perintah saja setelah <text:span text:style-name="Source_20_Text">DO</text:span>. Bagaimana jika kita perlu mengulang <text:span text:style-name="Emphasis">beberapa</text:span> perintah sekaligus dalam satu putaran <text:span text:style-name="Source_20_Text">FOR</text:span>? Kita akan bahas penggunaan <text:span text:style-name="Source_20_Text">begin...end</text:span> dalam loop <text:span text:style-name="Source_20_Text">FOR</text:span> di bagian selanjutnya.</text:p>
            <text:p text:style-name="Text_20_body">Saya menunggu perintah "YAX" untuk lanjut ke <text:span text:style-name="Emphasis">prompt</text:span> Sub-bab 8.4 (<text:span text:style-name="Source_20_Text">Blok BEGIN...END dalam FOR</text:span>).</text:p>
          </text:section>
          <text:section text:style-name="Sect1" text:name="feedback-form-70">
            <text:p text:style-name="P285"/>
          </text:section>
        </text:section>
        <text:section text:style-name="Sect1" text:name="cfc3bf78ec01e5a3">
          <text:p text:style-name="Text_20_body"/>
          <text:section text:style-name="Sect1" text:name="user-query-content-71">
            <text:p text:style-name="P541">YAX </text:p>
          </text:section>
          <text:p text:style-name="P285">Tampilkan alur berpikir</text:p>
          <text:section text:style-name="Sect2" text:name="model-response-message-contentr_cfc3bf78ec01e5a3">
            <text:p text:style-name="Text_20_body">Oke, mari kita lanjutkan pembahasan tentang loop <text:span text:style-name="Source_20_Text">FOR</text:span>.</text:p>
            <text:p text:style-name="Text_20_body"><text:soft-page-break/><text:span text:style-name="Emphasis">(Waktu saat ini: Kamis, 10 April 2025 pukul 17:04:13 WIB. Lokasi: Medan, Sumatera Utara,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8.4: Blok </text:span><text:span text:style-name="Strong_20_Emphasis"><text:span text:style-name="Source_20_Text">BEGIN...END</text:span></text:span><text:span text:style-name="Strong_20_Emphasis"> dalam </text:span><text:span text:style-name="Strong_20_Emphasis"><text:span text:style-name="Source_20_Text">FOR</text:span></text:span></text:p>
            <text:p text:style-name="Text_20_body"><text:span text:style-name="Emphasis">(Prompt: "Buatkan pembahasan mendalam singkat untuk sub-bab 'Blok BEGIN...END dalam FOR'. Jelaskan, sama seperti pada IF, bahwa sintaks dasar FOR...DO hanya mengizinkan satu pernyataan tunggal untuk diulang. Terangkan bagaimana menggunakan blok begin...end;... untuk mengeksekusi beberapa pernyataan di setiap iterasi loop FOR. Tunjukkan sintaksnya... Berikan contoh sederhana...")</text:span></text:p>
            <text:p text:style-name="Horizontal_20_Line"/>
            <text:p text:style-name="Text_20_body">Kita sudah melihat bagaimana loop <text:span text:style-name="Source_20_Text">FOR...TO...DO</text:span> dan <text:span text:style-name="Source_20_Text">FOR...DOWNTO...DO</text:span> bekerja. Namun, jika Anda perhatikan sintaks dasarnya:</text:p>
            <text:p text:style-name="Text_20_body">Delphi</text:p>
            <text:p text:style-name="Preformatted_20_Text"><text:span text:style-name="Source_20_Text">FOR Counter := Start TO Finish DO</text:span></text:p>
            <text:p text:style-name="P602"><text:span text:style-name="Source_20_Text"><text:s text:c="2"/>PernyataanTunggal;</text:span></text:p>
            <text:p text:style-name="Text_20_body">Setelah kata kunci <text:span text:style-name="Source_20_Text">DO</text:span>, secara default Pascal hanya mengharapkan <text:span text:style-name="Strong_20_Emphasis">satu buah pernyataan atau instruksi tunggal</text:span> saja yang akan diulang.</text:p>
            <text:p text:style-name="Text_20_body">Lalu, bagaimana jika dalam setiap putaran loop, kita ingin melakukan <text:span text:style-name="Strong_20_Emphasis">beberapa aksi sekaligus</text:span>? Misalnya, di setiap putaran kita mau:</text:p>
            <text:list xml:id="list7991465171055564027" text:style-name="L136">
              <text:list-item>
                <text:p text:style-name="P417">Menampilkan nomor putaran. </text:p>
              </text:list-item>
              <text:list-item>
                <text:p text:style-name="P417">Melakukan sebuah perhitungan. </text:p>
              </text:list-item>
              <text:list-item>
                <text:p text:style-name="P136">Menampilkan hasil perhitungan tersebut. </text:p>
              </text:list-item>
            </text:list>
            <text:p text:style-name="Text_20_body">Kita tidak bisa menulis ketiga perintah itu begitu saja berderet setelah <text:span text:style-name="Source_20_Text">DO</text:span>. Di sinilah, sama seperti saat kita belajar struktur <text:span text:style-name="Source_20_Text">IF</text:span> di Bab 7, pasangan kata kunci <text:span text:style-name="Strong_20_Emphasis"><text:span text:style-name="Source_20_Text">begin</text:span></text:span> dan <text:span text:style-name="Strong_20_Emphasis"><text:span text:style-name="Source_20_Text">end</text:span></text:span> kembali berperan penting!</text:p>
            <text:p text:style-name="Text_20_body"><text:span text:style-name="Strong_20_Emphasis">Solusi: Menggunakan Blok </text:span><text:span text:style-name="Strong_20_Emphasis"><text:span text:style-name="Source_20_Text">BEGIN...END;</text:span></text:span></text:p>
            <text:p text:style-name="Text_20_body">Untuk menjalankan lebih dari satu perintah di dalam badan (body) loop <text:span text:style-name="Source_20_Text">FOR</text:span>, kita harus <text:span text:style-name="Strong_20_Emphasis">mengelompokkan</text:span> semua perintah tersebut di dalam sebuah blok <text:span text:style-name="Source_20_Text">begin...end;</text:span>. Blok ini memberitahu Pascal, "Hei, semua perintah yang ada di antara <text:span text:style-name="Source_20_Text">begin</text:span> dan <text:span text:style-name="Source_20_Text">end</text:span> ini adalah satu kesatuan, anggap saja sebagai satu pernyataan majemuk (<text:span text:style-name="Emphasis">compound statement</text:span>)".</text:p>
            <text:p text:style-name="Text_20_body">Dengan begitu, loop <text:span text:style-name="Source_20_Text">FOR</text:span> akan melihat keseluruhan blok <text:span text:style-name="Source_20_Text">begin...end;</text:span> ini sebagai 'satu hal' yang perlu diulang di setiap iterasinya.</text:p>
            <text:p text:style-name="Text_20_body"><text:span text:style-name="Strong_20_Emphasis">Sintaks </text:span><text:span text:style-name="Strong_20_Emphasis"><text:span text:style-name="Source_20_Text">FOR</text:span></text:span><text:span text:style-name="Strong_20_Emphasis"> dengan Blok </text:span><text:span text:style-name="Strong_20_Emphasis"><text:span text:style-name="Source_20_Text">BEGIN...END;</text:span></text:span></text:p>
            <text:p text:style-name="Text_20_body">Formatnya menjadi seperti ini (berlaku untuk <text:span text:style-name="Source_20_Text">FOR...TO...DO</text:span> maupun <text:span text:style-name="Source_20_Text">FOR...DOWNTO...DO</text:span>):</text:p>
            <text:p text:style-name="Text_20_body">Delphi</text:p>
            <text:p text:style-name="Preformatted_20_Text"><text:soft-page-break/><text:span text:style-name="Source_20_Text">FOR VariabelPenghitung := NilaiMulai TO NilaiSelesai DO // Bisa juga DOWNTO</text:span></text:p>
            <text:p text:style-name="Preformatted_20_Text"><text:span text:style-name="Source_20_Text">begin // &lt;-- AWAL dari blok perintah yang diulang</text:span></text:p>
            <text:p text:style-name="Preformatted_20_Text"/>
            <text:p text:style-name="Preformatted_20_Text"><text:span text:style-name="Source_20_Text"><text:s text:c="2"/>Perintah_Pertama_Yang_Diulang;</text:span></text:p>
            <text:p text:style-name="Preformatted_20_Text"><text:span text:style-name="Source_20_Text"><text:s text:c="2"/>Perintah_Kedua_Yang_Diulang;</text:span></text:p>
            <text:p text:style-name="Preformatted_20_Text"><text:span text:style-name="Source_20_Text"><text:s text:c="2"/>Perintah_Ketiga_Yang_Diulang;</text:span></text:p>
            <text:p text:style-name="Preformatted_20_Text"><text:span text:style-name="Source_20_Text"><text:s text:c="2"/>// ... Anda bisa menambahkan sebanyak mungkin perintah di sini ...</text:span></text:p>
            <text:p text:style-name="Preformatted_20_Text"/>
            <text:p text:style-name="P602"><text:span text:style-name="Source_20_Text">end; // &lt;-- AKHIR dari blok (PENTING: Harus diakhiri titik koma ';'!)</text:span></text:p>
            <text:p text:style-name="Text_20_body"><text:span text:style-name="Strong_20_Emphasis">Aturan Titik Koma (</text:span><text:span text:style-name="Strong_20_Emphasis"><text:span text:style-name="Source_20_Text">;</text:span></text:span><text:span text:style-name="Strong_20_Emphasis">) yang Penting untuk </text:span><text:span text:style-name="Strong_20_Emphasis"><text:span text:style-name="Source_20_Text">end</text:span></text:span><text:span text:style-name="Strong_20_Emphasis"> di Loop </text:span><text:span text:style-name="Strong_20_Emphasis"><text:span text:style-name="Source_20_Text">FOR</text:span></text:span><text:span text:style-name="Strong_20_Emphasis">:</text:span></text:p>
            <text:list xml:id="list66271678761708696" text:style-name="L137">
              <text:list-item>
                <text:p text:style-name="P418">Kata kunci <text:span text:style-name="Source_20_Text">end</text:span> yang digunakan untuk menutup blok badan loop <text:span text:style-name="Source_20_Text">FOR</text:span> (yaitu <text:span text:style-name="Source_20_Text">begin...end;</text:span> setelah <text:span text:style-name="Source_20_Text">DO</text:span>) <text:span text:style-name="Strong_20_Emphasis">harus diakhiri dengan titik koma (</text:span><text:span text:style-name="Strong_20_Emphasis"><text:span text:style-name="Source_20_Text">;</text:span></text:span><text:span text:style-name="Strong_20_Emphasis">)</text:span>. </text:p>
              </text:list-item>
              <text:list-item>
                <text:p text:style-name="P418">Ini <text:span text:style-name="Strong_20_Emphasis">berbeda</text:span> dengan aturan <text:span text:style-name="Source_20_Text">end</text:span> yang letaknya persis sebelum kata kunci <text:span text:style-name="Source_20_Text">ELSE</text:span> dalam struktur <text:span text:style-name="Source_20_Text">IF...THEN...ELSE</text:span> (yang tidak pakai titik koma). Ingat baik-baik perbedaan ini agar tidak salah. </text:p>
              </text:list-item>
              <text:list-item>
                <text:p text:style-name="P137">(Pengecualian: jika <text:span text:style-name="Source_20_Text">end;</text:span> ini kebetulan adalah baris <text:span text:style-name="Source_20_Text">end.</text:span> terakhir dari keseluruhan program Anda, maka gunakan titik <text:span text:style-name="Source_20_Text">.</text:span>). </text:p>
              </text:list-item>
            </text:list>
            <text:p text:style-name="Text_20_body"><text:span text:style-name="Strong_20_Emphasis">Tips:</text:span> Selalu gunakan <text:span text:style-name="Strong_20_Emphasis">indentasi</text:span> (menjorokkan kode ke dalam) untuk semua perintah yang ada di dalam blok <text:span text:style-name="Source_20_Text">begin...end;</text:span>. Ini membuat kode Anda jauh lebih mudah dibaca dan struktur loopnya terlihat jelas.</text:p>
            <text:p text:style-name="Text_20_body"><text:span text:style-name="Strong_20_Emphasis">Contoh Penggunaan:</text:span></text:p>
            <text:p text:style-name="Text_20_body">Misalkan kita ingin membuat loop yang menampilkan angka 1 sampai 3, dan di setiap putaran, kita juga ingin menampilkan pesan "Putaran ke-[angka]" dan sebuah garis pemisah.</text:p>
            <text:p text:style-name="Text_20_body">Delphi</text:p>
            <text:p text:style-name="Preformatted_20_Text"><text:span text:style-name="Source_20_Text">program ContohForDenganBlok;</text:span></text:p>
            <text:p text:style-name="Preformatted_20_Text"><text:span text:style-name="Source_20_Text">uses SysUtils;</text:span></text:p>
            <text:p text:style-name="Preformatted_20_Text"/>
            <text:p text:style-name="Preformatted_20_Text"><text:span text:style-name="Source_20_Text">var</text:span></text:p>
            <text:p text:style-name="Preformatted_20_Text"><text:span text:style-name="Source_20_Text"><text:s text:c="2"/>i: Integer; // Variabel penghitung</text:span></text:p>
            <text:p text:style-name="Preformatted_20_Text"/>
            <text:p text:style-name="Preformatted_20_Text"><text:span text:style-name="Source_20_Text">begin</text:span></text:p>
            <text:p text:style-name="Preformatted_20_Text"><text:span text:style-name="Source_20_Text"><text:s text:c="2"/>Writeln('Memulai loop FOR dengan blok begin...end:');</text:span></text:p>
            <text:p text:style-name="Preformatted_20_Text"><text:span text:style-name="Source_20_Text"><text:s text:c="2"/>Writeln('----------------------------------------');</text:span></text:p>
            <text:p text:style-name="Preformatted_20_Text"/>
            <text:p text:style-name="Preformatted_20_Text"><text:span text:style-name="Source_20_Text"><text:s text:c="2"/>FOR i := 1 TO 3 DO // Loop akan berjalan untuk i=1, i=2, i=3</text:span></text:p>
            <text:p text:style-name="Preformatted_20_Text"><text:span text:style-name="Source_20_Text"><text:s text:c="2"/>begin // &lt;-- Mulai blok aksi yang akan diulang 3 kali</text:span></text:p>
            <text:p text:style-name="Preformatted_20_Text"/>
            <text:p text:style-name="Preformatted_20_Text"><text:span text:style-name="Source_20_Text"><text:s text:c="4"/>// Aksi 1: Tampilkan pesan nomor putaran</text:span></text:p>
            <text:p text:style-name="Preformatted_20_Text"><text:span text:style-name="Source_20_Text"><text:s text:c="4"/>Writeln('Ini adalah putaran ke-', i);</text:span></text:p>
            <text:p text:style-name="Preformatted_20_Text"/>
            <text:p text:style-name="Preformatted_20_Text"><text:span text:style-name="Source_20_Text"><text:s text:c="4"/>// Aksi 2: Tampilkan pesan tambahan</text:span></text:p>
            <text:p text:style-name="Preformatted_20_Text"><text:span text:style-name="Source_20_Text"><text:s text:c="4"/>Writeln(' <text:s text:c="2"/>(Aksi kedua dalam putaran ini)');</text:span></text:p>
            <text:p text:style-name="Preformatted_20_Text"/>
            <text:p text:style-name="Preformatted_20_Text"><text:span text:style-name="Source_20_Text"><text:s text:c="4"/>// Aksi 3: Tampilkan garis pemisah</text:span></text:p>
            <text:p text:style-name="Preformatted_20_Text"><text:span text:style-name="Source_20_Text"><text:s text:c="4"/>Writeln(' <text:s text:c="2"/>----------');</text:span></text:p>
            <text:p text:style-name="Preformatted_20_Text"><text:soft-page-break/></text:p>
            <text:p text:style-name="Preformatted_20_Text"><text:span text:style-name="Source_20_Text"><text:s text:c="2"/>end; // &lt;-- Akhir blok, wajib pakai titik koma!</text:span></text:p>
            <text:p text:style-name="Preformatted_20_Text"/>
            <text:p text:style-name="Preformatted_20_Text"><text:span text:style-name="Source_20_Text"><text:s text:c="2"/>Writeln; // Beri jarak setelah loop selesai</text:span></text:p>
            <text:p text:style-name="Preformatted_20_Text"><text:span text:style-name="Source_20_Text"><text:s text:c="2"/>Writeln('Loop FOR telah selesai dieksekusi.');</text:span></text:p>
            <text:p text:style-name="Preformatted_20_Text"><text:span text:style-name="Source_20_Text"><text:s text:c="2"/>Readln;</text:span></text:p>
            <text:p text:style-name="P602"><text:span text:style-name="Source_20_Text">end.</text:span></text:p>
            <text:p text:style-name="Text_20_body"><text:span text:style-name="Strong_20_Emphasis">Output dari program di atas:</text:span></text:p>
            <text:p text:style-name="Preformatted_20_Text"><text:span text:style-name="Source_20_Text">Memulai loop FOR dengan blok begin...end:</text:span></text:p>
            <text:p text:style-name="Preformatted_20_Text"><text:span text:style-name="Source_20_Text">----------------------------------------</text:span></text:p>
            <text:p text:style-name="Preformatted_20_Text"><text:span text:style-name="Source_20_Text">Ini adalah putaran ke-1</text:span></text:p>
            <text:p text:style-name="Preformatted_20_Text"><text:span text:style-name="Source_20_Text"><text:s text:c="3"/>(Aksi kedua dalam putaran ini)</text:span></text:p>
            <text:p text:style-name="Preformatted_20_Text"><text:span text:style-name="Source_20_Text"><text:s text:c="3"/>----------</text:span></text:p>
            <text:p text:style-name="Preformatted_20_Text"><text:span text:style-name="Source_20_Text">Ini adalah putaran ke-2</text:span></text:p>
            <text:p text:style-name="Preformatted_20_Text"><text:span text:style-name="Source_20_Text"><text:s text:c="3"/>(Aksi kedua dalam putaran ini)</text:span></text:p>
            <text:p text:style-name="Preformatted_20_Text"><text:span text:style-name="Source_20_Text"><text:s text:c="3"/>----------</text:span></text:p>
            <text:p text:style-name="Preformatted_20_Text"><text:span text:style-name="Source_20_Text">Ini adalah putaran ke-3</text:span></text:p>
            <text:p text:style-name="Preformatted_20_Text"><text:span text:style-name="Source_20_Text"><text:s text:c="3"/>(Aksi kedua dalam putaran ini)</text:span></text:p>
            <text:p text:style-name="Preformatted_20_Text"><text:span text:style-name="Source_20_Text"><text:s text:c="3"/>----------</text:span></text:p>
            <text:p text:style-name="Preformatted_20_Text"/>
            <text:p text:style-name="P602"><text:span text:style-name="Source_20_Text">Loop FOR telah selesai dieksekusi.</text:span></text:p>
            <text:p text:style-name="Text_20_body"><text:span text:style-name="Strong_20_Emphasis">Kesimpulan:</text:span></text:p>
            <text:p text:style-name="Text_20_body">Jadi, ingat aturannya: jika Anda perlu mengulang <text:span text:style-name="Strong_20_Emphasis">lebih dari satu perintah</text:span> dalam setiap putaran loop <text:span text:style-name="Source_20_Text">FOR</text:span> (<text:span text:style-name="Source_20_Text">TO</text:span> atau <text:span text:style-name="Source_20_Text">DOWNTO</text:span>), bungkuslah semua perintah tersebut di dalam blok <text:span text:style-name="Strong_20_Emphasis"><text:span text:style-name="Source_20_Text">begin...end;</text:span></text:span>. Pastikan <text:span text:style-name="Source_20_Text">end</text:span> yang menutup blok loop ini diakhiri dengan <text:span text:style-name="Strong_20_Emphasis">titik koma (</text:span><text:span text:style-name="Strong_20_Emphasis"><text:span text:style-name="Source_20_Text">;</text:span></text:span><text:span text:style-name="Strong_20_Emphasis">)</text:span>.</text:p>
            <text:p text:style-name="Horizontal_20_Line"/>
            <text:p text:style-name="Text_20_body">Loop <text:span text:style-name="Source_20_Text">FOR</text:span> sangat bagus ketika kita tahu pasti jumlah pengulangannya. Tapi, bagaimana jika kita ingin mengulang sesuatu selama kondisi tertentu masih benar, tanpa tahu pasti berapa kali itu akan terjadi? Untuk itu, kita perlu jenis loop yang berbeda!</text:p>
            <text:p text:style-name="Text_20_body">Saya menunggu perintah "YAX" untuk lanjut ke <text:span text:style-name="Emphasis">prompt</text:span> Sub-bab 8.5 ("Perulangan Berdasarkan Kondisi (Pre-Test): <text:span text:style-name="Source_20_Text">WHILE...DO</text:span>").</text:p>
          </text:section>
          <text:section text:style-name="Sect1" text:name="feedback-form-71">
            <text:p text:style-name="P285"/>
          </text:section>
        </text:section>
        <text:section text:style-name="Sect1" text:name="4f108c60561d009d">
          <text:p text:style-name="Text_20_body"/>
          <text:section text:style-name="Sect1" text:name="user-query-content-72">
            <text:p text:style-name="P541">YAX </text:p>
          </text:section>
          <text:p text:style-name="P285">Tampilkan alur berpikir</text:p>
          <text:section text:style-name="Sect2" text:name="model-response-message-contentr_4f108c60561d009d">
            <text:p text:style-name="Text_20_body">Siap, kita lanjutkan ke jenis loop berikutnya!</text:p>
            <text:p text:style-name="Text_20_body"><text:span text:style-name="Emphasis">(Waktu saat ini: Kamis, 10 April 2025 pukul 17:11:18 WIB. Lokasi: Medan, Sumatera Utara,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8.5: Perulangan Berdasarkan Kondisi (Pre-Test): </text:span><text:span text:style-name="Strong_20_Emphasis"><text:span text:style-name="Source_20_Text">WHILE...DO</text:span></text:span></text:p>
            <text:p text:style-name="Text_20_body"><text:soft-page-break/><text:span text:style-name="Emphasis">(Prompt: "Buatkan pembahasan mendalam untuk sub-bab 'Perulangan Berdasarkan Kondisi (Pre-Test): WHILE...DO'. Jelaskan ini sebagai jenis perulangan yang terus berjalan selama (while) suatu kondisi bernilai True. Tekankan bahwa kondisi dicek sebelum setiap iterasi (pre-test loop)... Jelaskan pentingnya Inisialisasi dan Modifikasi Kondisi... Berikan contoh penggunaan... Jelaskan bahaya infinite loop...")</text:span></text:p>
            <text:p text:style-name="Horizontal_20_Line"/>
            <text:p text:style-name="Text_20_body">Loop <text:span text:style-name="Source_20_Text">FOR</text:span> yang kita pelajari sebelumnya sangat bagus ketika kita <text:span text:style-name="Strong_20_Emphasis">sudah tahu pasti</text:span> berapa kali kita ingin mengulang suatu tugas. Tapi, bagaimana jika kita tidak tahu pasti jumlah pengulangannya? Bagaimana jika kita ingin mengulang suatu aksi <text:span text:style-name="Strong_20_Emphasis">selama</text:span> kondisi tertentu masih terpenuhi?</text:p>
            <text:p text:style-name="Text_20_body">Misalnya:</text:p>
            <text:list xml:id="list9145093374928552423" text:style-name="L138">
              <text:list-item>
                <text:p text:style-name="P419">Ulangi proses permainan <text:span text:style-name="Strong_20_Emphasis">selama</text:span> pemain masih punya nyawa. </text:p>
              </text:list-item>
              <text:list-item>
                <text:p text:style-name="P419">Ulangi meminta password <text:span text:style-name="Strong_20_Emphasis">selama</text:span> password yang dimasukkan masih salah. </text:p>
              </text:list-item>
              <text:list-item>
                <text:p text:style-name="P138">Baca dan proses data dari file <text:span text:style-name="Strong_20_Emphasis">selama</text:span> belum mencapai akhir file. </text:p>
              </text:list-item>
            </text:list>
            <text:p text:style-name="Text_20_body">Untuk situasi seperti ini, di mana jumlah perulangan bergantung pada sebuah <text:span text:style-name="Strong_20_Emphasis">kondisi</text:span>, Pascal menyediakan loop <text:span text:style-name="Strong_20_Emphasis"><text:span text:style-name="Source_20_Text">WHILE...DO</text:span></text:span>. Kata kunci <text:span text:style-name="Source_20_Text">WHILE</text:span> dalam bahasa Inggris berarti "selama" atau "sementara".</text:p>
            <text:p text:style-name="Text_20_body"><text:span text:style-name="Strong_20_Emphasis">Karakteristik Utama: Kondisi Dicek di Awal (Pre-Test Loop)</text:span></text:p>
            <text:p text:style-name="Text_20_body">Hal yang <text:span text:style-name="Strong_20_Emphasis">sangat penting</text:span> untuk dipahami tentang <text:span text:style-name="Source_20_Text">WHILE...DO</text:span> adalah:</text:p>
            <text:list xml:id="list7764264272443947290" text:style-name="L139">
              <text:list-item>
                <text:p text:style-name="P420">Kondisi pengulangannya (<text:span text:style-name="Source_20_Text">KondisiBoolean</text:span>) akan <text:span text:style-name="Strong_20_Emphasis">diperiksa terlebih dahulu SEBELUM</text:span> badan loop (pernyataan yang diulang) dieksekusi untuk pertama kalinya. </text:p>
              </text:list-item>
              <text:list-item>
                <text:p text:style-name="P420">Pemeriksaan kondisi ini juga dilakukan lagi <text:span text:style-name="Strong_20_Emphasis">sebelum</text:span> setiap putaran (iterasi) berikutnya. </text:p>
              </text:list-item>
              <text:list-item>
                <text:p text:style-name="P139"><text:span text:style-name="Strong_20_Emphasis">Akibatnya:</text:span> Jika saat pertama kali kondisi diperiksa dan hasilnya sudah <text:span text:style-name="Source_20_Text">False</text:span>, maka badan loop <text:span text:style-name="Strong_20_Emphasis">tidak akan pernah dijalankan sama sekali</text:span>, bahkan satu kali pun! Program akan langsung melompati seluruh blok <text:span text:style-name="Source_20_Text">WHILE...DO</text:span>. Ini disebut <text:span text:style-name="Emphasis">Pre-Test Loop</text:span>. </text:p>
              </text:list-item>
            </text:list>
            <text:p text:style-name="Text_20_body"><text:span text:style-name="Strong_20_Emphasis">Sintaks Dasar </text:span><text:span text:style-name="Strong_20_Emphasis"><text:span text:style-name="Source_20_Text">WHILE...DO</text:span></text:span><text:span text:style-name="Strong_20_Emphasis">:</text:span></text:p>
            <text:p text:style-name="Text_20_body">Delphi</text:p>
            <text:p text:style-name="Preformatted_20_Text"><text:span text:style-name="Source_20_Text">WHILE KondisiBoolean DO</text:span></text:p>
            <text:p text:style-name="P602"><text:span text:style-name="Source_20_Text"><text:s text:c="2"/>PernyataanYangDiulang; // Bisa juga blok begin...end; jika aksinya &gt; 1</text:span></text:p>
            <text:p text:style-name="Text_20_body">Mari kita bedah:</text:p>
            <text:list xml:id="list6358780050187075399" text:style-name="L140">
              <text:list-item>
                <text:p text:style-name="P421"><text:span text:style-name="Strong_20_Emphasis"><text:span text:style-name="Source_20_Text">WHILE</text:span></text:span>: Kata kunci yang memulai loop kondisional ini. </text:p>
              </text:list-item>
              <text:list-item>
                <text:p text:style-name="P421"><text:span text:style-name="Strong_20_Emphasis"><text:span text:style-name="Source_20_Text">KondisiBoolean</text:span></text:span>: Sebuah ekspresi yang hasil evaluasinya <text:span text:style-name="Strong_20_Emphasis">harus</text:span> <text:span text:style-name="Source_20_Text">True</text:span> atau <text:span text:style-name="Source_20_Text">False</text:span>. Loop akan terus berputar <text:span text:style-name="Strong_20_Emphasis">selama</text:span> (while) kondisi ini bernilai <text:span text:style-name="Source_20_Text">True</text:span>. </text:p>
              </text:list-item>
              <text:list-item>
                <text:p text:style-name="P421"><text:span text:style-name="Strong_20_Emphasis"><text:span text:style-name="Source_20_Text">DO</text:span></text:span>: Kata kunci yang memisahkan kondisi dari aksi yang akan diulang. </text:p>
              </text:list-item>
              <text:list-item>
                <text:p text:style-name="P140"><text:soft-page-break/><text:span text:style-name="Strong_20_Emphasis"><text:span text:style-name="Source_20_Text">PernyataanYangDiulang;</text:span></text:span>: Satu perintah Pascal (atau blok <text:span text:style-name="Source_20_Text">begin...end;</text:span>) yang akan dieksekusi berulang kali <text:span text:style-name="Strong_20_Emphasis">selama</text:span> <text:span text:style-name="Source_20_Text">KondisiBoolean</text:span> masih <text:span text:style-name="Source_20_Text">True</text:span>. </text:p>
              </text:list-item>
            </text:list>
            <text:p text:style-name="Text_20_body"><text:span text:style-name="Strong_20_Emphasis">Bagaimana Cara Kerja </text:span><text:span text:style-name="Strong_20_Emphasis"><text:span text:style-name="Source_20_Text">WHILE...DO</text:span></text:span><text:span text:style-name="Strong_20_Emphasis">?</text:span></text:p>
            <text:list xml:id="list6897330903397202475" text:style-name="L141">
              <text:list-item>
                <text:p text:style-name="P422"><text:span text:style-name="Strong_20_Emphasis">Cek Kondisi:</text:span> Pascal mengevaluasi <text:span text:style-name="Source_20_Text">KondisiBoolean</text:span>. </text:p>
              </text:list-item>
              <text:list-item>
                <text:p text:style-name="P422"><text:span text:style-name="Strong_20_Emphasis">Jika Hasilnya </text:span><text:span text:style-name="Strong_20_Emphasis"><text:span text:style-name="Source_20_Text">True</text:span></text:span><text:span text:style-name="Strong_20_Emphasis">:</text:span> a. Pascal menjalankan <text:span text:style-name="Source_20_Text">PernyataanYangDiulang</text:span>. b. Setelah selesai, program <text:span text:style-name="Strong_20_Emphasis">kembali lagi ke Langkah 1</text:span> untuk mengecek <text:span text:style-name="Source_20_Text">KondisiBoolean</text:span> lagi. </text:p>
              </text:list-item>
              <text:list-item>
                <text:p text:style-name="P141"><text:span text:style-name="Strong_20_Emphasis">Jika Hasilnya </text:span><text:span text:style-name="Strong_20_Emphasis"><text:span text:style-name="Source_20_Text">False</text:span></text:span><text:span text:style-name="Strong_20_Emphasis">:</text:span> a. Loop <text:span text:style-name="Strong_20_Emphasis">langsung berhenti</text:span>. b. Program melanjutkan eksekusi ke perintah yang ada setelah <text:span text:style-name="Source_20_Text">PernyataanYangDiulang</text:span> (atau blok <text:span text:style-name="Source_20_Text">begin...end;</text:span>). </text:p>
              </text:list-item>
            </text:list>
            <text:p text:style-name="Text_20_body"><text:span text:style-name="Strong_20_Emphasis">Dua Hal KRUSIAL Saat Menggunakan </text:span><text:span text:style-name="Strong_20_Emphasis"><text:span text:style-name="Source_20_Text">WHILE</text:span></text:span><text:span text:style-name="Strong_20_Emphasis"> (Wajib Diperhatikan!)</text:span></text:p>
            <text:p text:style-name="Text_20_body">Agar loop <text:span text:style-name="Source_20_Text">WHILE</text:span> Anda bekerja dengan benar dan tidak menimbulkan masalah, ada dua hal yang harus selalu Anda ingat:</text:p>
            <text:list xml:id="list5362996092814964486" text:style-name="L142">
              <text:list-item>
                <text:p text:style-name="P423"><text:span text:style-name="Strong_20_Emphasis">Inisialisasi Variabel Kondisi (Sebelum Loop):</text:span> Biasanya, variabel yang Anda gunakan di dalam <text:span text:style-name="Source_20_Text">KondisiBoolean</text:span> perlu diberi nilai awal (<text:span text:style-name="Emphasis">inisialisasi</text:span>) <text:span text:style-name="Strong_20_Emphasis">sebelum</text:span> program memasuki loop <text:span text:style-name="Source_20_Text">WHILE</text:span>. Ini penting agar saat pengecekan kondisi pertama kali, Pascal tahu nilai apa yang harus dievaluasi. </text:p>
              </text:list-item>
              <text:list-item>
                <text:p text:style-name="P142"><text:span text:style-name="Strong_20_Emphasis">Pastikan Kondisi Bisa Berubah Menjadi </text:span><text:span text:style-name="Strong_20_Emphasis"><text:span text:style-name="Source_20_Text">False</text:span></text:span><text:span text:style-name="Strong_20_Emphasis"> (Di Dalam Loop):</text:span> Ini adalah kunci untuk menghentikan loop! Di dalam blok <text:span text:style-name="Source_20_Text">PernyataanYangDiulang</text:span>, <text:span text:style-name="Strong_20_Emphasis">harus ada</text:span> suatu logika atau perintah yang pada akhirnya bisa <text:span text:style-name="Strong_20_Emphasis">mengubah nilai variabel</text:span> yang terlibat dalam <text:span text:style-name="Source_20_Text">KondisiBoolean</text:span>, sehingga suatu saat nanti kondisi tersebut bisa menjadi <text:span text:style-name="Source_20_Text">False</text:span>. Jika tidak ada yang mengubah kondisi di dalam loop, dan kondisi awalnya <text:span text:style-name="Source_20_Text">True</text:span>, maka loop akan berjalan selamanya! </text:p>
              </text:list-item>
            </text:list>
            <text:p text:style-name="Text_20_body"><text:span text:style-name="Strong_20_Emphasis">Bahaya Mengerikan: </text:span><text:span text:style-name="Strong_20_Emphasis"><text:span text:style-name="Emphasis">Infinite Loop</text:span></text:span><text:span text:style-name="Strong_20_Emphasis"> (Perulangan Tak Berakhir)</text:span></text:p>
            <text:p text:style-name="Text_20_body">Jika Anda lupa menyediakan cara agar <text:span text:style-name="Source_20_Text">KondisiBoolean</text:span> bisa menjadi <text:span text:style-name="Source_20_Text">False</text:span> di dalam badan loop, maka loop <text:span text:style-name="Source_20_Text">WHILE</text:span> Anda akan terus berputar tanpa henti. Ini disebut <text:span text:style-name="Strong_20_Emphasis">Infinite Loop</text:span>.</text:p>
            <text:list xml:id="list1447406402097677808" text:style-name="L143">
              <text:list-item>
                <text:p text:style-name="P424"><text:span text:style-name="Strong_20_Emphasis">Gejalanya:</text:span> Program Anda akan terlihat 'macet' (<text:span text:style-name="Emphasis">hang</text:span>), tidak merespons input, atau mungkin terus menerus mencetak output yang sama tanpa berhenti. Penggunaan CPU komputer Anda bisa melonjak drastis. </text:p>
              </text:list-item>
              <text:list-item>
                <text:p text:style-name="P424"><text:span text:style-name="Strong_20_Emphasis">Menghentikannya:</text:span> Biasanya Anda perlu menghentikan program secara paksa, misalnya dengan menekan <text:span text:style-name="Source_20_Text">Ctrl+C</text:span> di jendela konsol, atau menggunakan tombol 'Stop' (kotak merah) di Lazarus IDE jika Anda menjalankannya dari sana. </text:p>
              </text:list-item>
              <text:list-item>
                <text:p text:style-name="P143"><text:span text:style-name="Strong_20_Emphasis">Pencegahan:</text:span> Selalu pastikan ada 'jalan keluar' dari loop <text:span text:style-name="Source_20_Text">WHILE</text:span> Anda. Pikirkan: "Apa yang terjadi di dalam loop ini yang bisa membuat kondisinya suatu saat nanti menjadi <text:span text:style-name="Source_20_Text">False</text:span>?". </text:p>
              </text:list-item>
            </text:list>
            <text:p text:style-name="Text_20_body"><text:soft-page-break/><text:span text:style-name="Strong_20_Emphasis">Contoh Penggunaan </text:span><text:span text:style-name="Strong_20_Emphasis"><text:span text:style-name="Source_20_Text">WHILE...DO</text:span></text:span><text:span text:style-name="Strong_20_Emphasis">:</text:span></text:p>
            <text:list xml:id="list988944338292882746" text:style-name="L144">
              <text:list-item>
                <text:p text:style-name="P144"><text:span text:style-name="Strong_20_Emphasis">Validasi Input (Mengulang Sampai Input Benar):</text:span></text:p>
                <text:p text:style-name="P144">Delphi</text:p>
                <text:p text:style-name="P573"><text:span text:style-name="Source_20_Text">program ValidasiInputMenuWhile;</text:span></text:p>
                <text:p text:style-name="P573"><text:span text:style-name="Source_20_Text">uses SysUtils;</text:span></text:p>
                <text:p text:style-name="P573"><text:span text:style-name="Source_20_Text">var</text:span></text:p>
                <text:p text:style-name="P573"><text:span text:style-name="Source_20_Text"><text:s text:c="2"/>Pilihan: Integer;</text:span></text:p>
                <text:p text:style-name="P573"><text:span text:style-name="Source_20_Text"><text:s text:c="2"/>InputValid: Boolean;</text:span></text:p>
                <text:p text:style-name="P573"><text:span text:style-name="Source_20_Text">begin</text:span></text:p>
                <text:p text:style-name="P573"><text:span text:style-name="Source_20_Text"><text:s text:c="2"/>InputValid := False; // 1. Inisialisasi: Awalnya anggap input belum valid</text:span></text:p>
                <text:p text:style-name="P573"/>
                <text:p text:style-name="P573"><text:span text:style-name="Source_20_Text"><text:s text:c="2"/>// Ulangi selama InputValid masih False (NOT False adalah True)</text:span></text:p>
                <text:p text:style-name="P573"><text:span text:style-name="Source_20_Text"><text:s text:c="2"/>WHILE NOT InputValid DO</text:span></text:p>
                <text:p text:style-name="P573"><text:span text:style-name="Source_20_Text"><text:s text:c="2"/>begin</text:span></text:p>
                <text:p text:style-name="P573"><text:span text:style-name="Source_20_Text"><text:s text:c="4"/>Write('Masukkan pilihan menu (1=Lihat, 2=Tambah, 0=Keluar): ');</text:span></text:p>
                <text:p text:style-name="P573"><text:span text:style-name="Source_20_Text"><text:s text:c="4"/>Readln(Pilihan);</text:span></text:p>
                <text:p text:style-name="P573"/>
                <text:p text:style-name="P573"><text:span text:style-name="Source_20_Text"><text:s text:c="4"/>// 2. Modifikasi Kondisi di dalam loop: Cek apakah pilihan valid</text:span></text:p>
                <text:p text:style-name="P573"><text:span text:style-name="Source_20_Text"><text:s text:c="4"/>IF (Pilihan &gt;= 0) AND (Pilihan &lt;= 2) THEN</text:span></text:p>
                <text:p text:style-name="P573"><text:span text:style-name="Source_20_Text"><text:s text:c="6"/>InputValid := True // Jika valid, set jadi True agar loop berhenti</text:span></text:p>
                <text:p text:style-name="P573"><text:span text:style-name="Source_20_Text"><text:s text:c="4"/>ELSE</text:span></text:p>
                <text:p text:style-name="P573"><text:span text:style-name="Source_20_Text"><text:s text:c="6"/>Writeln('Pilihan tidak valid! Masukkan 0, 1, atau 2.');</text:span></text:p>
                <text:p text:style-name="P573"><text:span text:style-name="Source_20_Text"><text:s text:c="6"/>// Jika tidak valid, InputValid tetap False, loop akan mengulang</text:span></text:p>
                <text:p text:style-name="P573"><text:span text:style-name="Source_20_Text"><text:s text:c="2"/>end; // Akhir blok WHILE</text:span></text:p>
                <text:p text:style-name="P573"/>
                <text:p text:style-name="P573"><text:span text:style-name="Source_20_Text"><text:s text:c="2"/>Writeln('Terima kasih. Anda memilih opsi: ', Pilihan);</text:span></text:p>
                <text:p text:style-name="P573"><text:span text:style-name="Source_20_Text"><text:s text:c="2"/>Readln;</text:span></text:p>
                <text:p text:style-name="P637"><text:span text:style-name="Source_20_Text">end.</text:span></text:p>
                <text:p text:style-name="P144"><text:span text:style-name="Emphasis">Perhatikan:</text:span> Kita menginisialisasi <text:span text:style-name="Source_20_Text">InputValid</text:span> ke <text:span text:style-name="Source_20_Text">False</text:span> sebelum loop. Di dalam loop, ada <text:span text:style-name="Source_20_Text">IF</text:span> yang akan mengubah <text:span text:style-name="Source_20_Text">InputValid</text:span> menjadi <text:span text:style-name="Source_20_Text">True</text:span> <text:span text:style-name="Emphasis">hanya jika</text:span> pengguna memasukkan angka yang benar, sehingga loop bisa berhenti.</text:p>
              </text:list-item>
              <text:list-item>
                <text:p text:style-name="P144"><text:span text:style-name="Strong_20_Emphasis">Menjumlahkan Angka Sampai Pengguna Memasukkan 0 (Sentinel):</text:span></text:p>
                <text:p text:style-name="P144">Delphi</text:p>
                <text:p text:style-name="P573"><text:span text:style-name="Source_20_Text">program JumlahkanAngkaSentinelWhile;</text:span></text:p>
                <text:p text:style-name="P573"><text:span text:style-name="Source_20_Text">uses SysUtils;</text:span></text:p>
                <text:p text:style-name="P573"><text:span text:style-name="Source_20_Text">var</text:span></text:p>
                <text:p text:style-name="P573"><text:span text:style-name="Source_20_Text"><text:s text:c="2"/>Angka : Integer;</text:span></text:p>
                <text:p text:style-name="P573"><text:span text:style-name="Source_20_Text"><text:s text:c="2"/>Total : LongInt;</text:span></text:p>
                <text:p text:style-name="P573"><text:span text:style-name="Source_20_Text">begin</text:span></text:p>
                <text:p text:style-name="P573"><text:span text:style-name="Source_20_Text"><text:s text:c="2"/>Total := 0; // Inisialisasi total</text:span></text:p>
                <text:p text:style-name="P573"><text:span text:style-name="Source_20_Text"><text:s text:c="2"/>Writeln('Masukkan serangkaian angka (akhiri dengan 0):');</text:span></text:p>
                <text:p text:style-name="P573"/>
                <text:p text:style-name="P573"><text:span text:style-name="Source_20_Text"><text:s text:c="2"/>// 1. Inisialisasi: Baca angka pertama SEBELUM loop dimulai</text:span></text:p>
                <text:p text:style-name="P573"><text:soft-page-break/><text:span text:style-name="Source_20_Text"><text:s text:c="2"/>Write('Angka : ');</text:span></text:p>
                <text:p text:style-name="P573"><text:span text:style-name="Source_20_Text"><text:s text:c="2"/>Readln(Angka);</text:span></text:p>
                <text:p text:style-name="P573"/>
                <text:p text:style-name="P573"><text:span text:style-name="Source_20_Text"><text:s text:c="2"/>// Ulangi selama angka yang dimasukkan BUKAN 0</text:span></text:p>
                <text:p text:style-name="P573"><text:span text:style-name="Source_20_Text"><text:s text:c="2"/>WHILE Angka &lt;&gt; 0 DO</text:span></text:p>
                <text:p text:style-name="P573"><text:span text:style-name="Source_20_Text"><text:s text:c="2"/>begin</text:span></text:p>
                <text:p text:style-name="P573"><text:span text:style-name="Source_20_Text"><text:s text:c="5"/>Total := Total + Angka; // Proses angka yang valid</text:span></text:p>
                <text:p text:style-name="P573"/>
                <text:p text:style-name="P573"><text:span text:style-name="Source_20_Text"><text:s text:c="5"/>// 2. Modifikasi Kondisi: Baca angka BERIKUTNYA di dalam loop</text:span></text:p>
                <text:p text:style-name="P573"><text:span text:style-name="Source_20_Text"><text:s text:c="5"/>// <text:s text:c="3"/>agar kondisi Angka &lt;&gt; 0 bisa dievaluasi lagi di putaran berikutnya</text:span></text:p>
                <text:p text:style-name="P573"><text:span text:style-name="Source_20_Text"><text:s text:c="5"/>Write('Angka : ');</text:span></text:p>
                <text:p text:style-name="P573"><text:span text:style-name="Source_20_Text"><text:s text:c="5"/>Readln(Angka);</text:span></text:p>
                <text:p text:style-name="P573"><text:span text:style-name="Source_20_Text"><text:s text:c="2"/>end; // Akhir blok WHILE (kembali ke atas cek Angka &lt;&gt; 0)</text:span></text:p>
                <text:p text:style-name="P573"/>
                <text:p text:style-name="P573"><text:span text:style-name="Source_20_Text"><text:s text:c="2"/>Writeln('-----------------------------------');</text:span></text:p>
                <text:p text:style-name="P573"><text:span text:style-name="Source_20_Text"><text:s text:c="2"/>Writeln('Input selesai.');</text:span></text:p>
                <text:p text:style-name="P573"><text:span text:style-name="Source_20_Text"><text:s text:c="2"/>Writeln('Total penjumlahan semua angka: ', Total);</text:span></text:p>
                <text:p text:style-name="P573"><text:span text:style-name="Source_20_Text"><text:s text:c="2"/>Readln;</text:span></text:p>
                <text:p text:style-name="P637"><text:span text:style-name="Source_20_Text">end.</text:span></text:p>
                <text:p text:style-name="P144"><text:span text:style-name="Emphasis">Perhatikan pola penting ini (sering disebut sentinel-controlled loop): Baca input pertama sebelum loop untuk inisialisasi kondisi. Di dalam loop, proses data yang baru dibaca, lalu baca lagi input berikutnya di akhir blok loop untuk persiapan iterasi selanjutnya.</text:span></text:p>
              </text:list-item>
            </text:list>
            <text:p text:style-name="Text_20_body"><text:span text:style-name="Strong_20_Emphasis">Kesimpulan:</text:span></text:p>
            <text:p text:style-name="Text_20_body">Loop <text:span text:style-name="Strong_20_Emphasis"><text:span text:style-name="Source_20_Text">WHILE...DO</text:span></text:span> adalah pilihan yang tepat ketika Anda perlu mengulang blok kode <text:span text:style-name="Strong_20_Emphasis">selama</text:span> suatu kondisi bernilai <text:span text:style-name="Source_20_Text">True</text:span>, dan jumlah pengulangannya tidak diketahui pasti sebelumnya. Ingat karakteristik utamanya sebagai <text:span text:style-name="Emphasis">pre-test loop</text:span> (cek kondisi sebelum jalan) dan selalu pastikan ada <text:span text:style-name="Strong_20_Emphasis">inisialisasi</text:span> sebelum loop serta <text:span text:style-name="Strong_20_Emphasis">mekanisme pengubah kondisi</text:span> di dalam loop agar tidak terjebak dalam <text:span text:style-name="Emphasis">infinite loop</text:span>!</text:p>
            <text:p text:style-name="Horizontal_20_Line"/>
            <text:p text:style-name="Text_20_body">Loop <text:span text:style-name="Source_20_Text">WHILE...DO</text:span> mengecek kondisi di awal. Ada satu lagi jenis loop kondisional di Pascal yang mengecek kondisinya di akhir, yaitu <text:span text:style-name="Source_20_Text">REPEAT...UNTIL</text:span>. Penasaran bedanya?</text:p>
            <text:p text:style-name="Text_20_body">Saya menunggu perintah "YAX" untuk lanjut ke <text:span text:style-name="Emphasis">prompt</text:span> Sub-bab 8.6 ("Perulangan Berdasarkan Kondisi (Post-Test): <text:span text:style-name="Source_20_Text">REPEAT...UNTIL</text:span>").</text:p>
          </text:section>
          <text:section text:style-name="Sect1" text:name="feedback-form-72">
            <text:p text:style-name="P285"/>
          </text:section>
        </text:section>
        <text:section text:style-name="Sect1" text:name="7afb4744e1c06fb5">
          <text:p text:style-name="Text_20_body"/>
          <text:section text:style-name="Sect1" text:name="user-query-content-73">
            <text:p text:style-name="P541">yax </text:p>
          </text:section>
          <text:p text:style-name="P285">Tampilkan alur berpikir</text:p>
          <text:section text:style-name="Sect2" text:name="model-response-message-contentr_7afb4744e1c06fb5">
            <text:p text:style-name="Text_20_body">Oke, kita lanjut ke jenis loop kondisional terakhir yang perlu kita kenal!</text:p>
            <text:p text:style-name="Text_20_body"><text:span text:style-name="Emphasis">(Waktu saat ini: Kamis, 10 April 2025 pukul 20:48:26 WIB. Lokasi: Medan, Sumatera Utara, Indonesia dicatat.)</text:span></text:p>
            <text:p text:style-name="Horizontal_20_Line"><text:soft-page-break/></text:p>
            <text:p text:style-name="Text_20_body"><text:span text:style-name="Strong_20_Emphasis">Jawaban untuk </text:span><text:span text:style-name="Strong_20_Emphasis"><text:span text:style-name="Emphasis">Prompt</text:span></text:span><text:span text:style-name="Strong_20_Emphasis"> Sub-bab 8.6: Perulangan Berdasarkan Kondisi (Post-Test): </text:span><text:span text:style-name="Strong_20_Emphasis"><text:span text:style-name="Source_20_Text">REPEAT...UNTIL</text:span></text:span></text:p>
            <text:p text:style-name="Text_20_body"><text:span text:style-name="Emphasis">(Prompt: "Buatkan pembahasan mendalam untuk sub-bab 'Perulangan Berdasarkan Kondisi (Post-Test): REPEAT...UNTIL'. Jelaskan ini sebagai jenis perulangan yang mirip WHILE, tetapi dengan dua perbedaan kunci... 1. Badan loop dieksekusi minimal satu kali... 2. Kondisi dicek setelah badan loop... 3. Loop berhenti ketika kondisi menjadi True... Tunjukkan sintaksnya... Jelaskan bahwa REPEAT...UNTIL secara alami membentuk blok... Berikan contoh penggunaan yang cocok...")</text:span></text:p>
            <text:p text:style-name="Horizontal_20_Line"/>
            <text:p text:style-name="Text_20_body">Selain loop <text:span text:style-name="Source_20_Text">WHILE...DO</text:span> yang mengecek kondisi di awal, Pascal juga menyediakan jenis loop kondisional lain yang disebut <text:span text:style-name="Strong_20_Emphasis"><text:span text:style-name="Source_20_Text">REPEAT...UNTIL</text:span></text:span>. Loop ini juga digunakan ketika jumlah perulangan tidak diketahui pasti dan bergantung pada suatu kondisi. Logikanya bisa dibaca seperti ini: "<text:span text:style-name="Strong_20_Emphasis">ULANGI</text:span> (REPEAT) lakukan serangkaian aksi ini <text:span text:style-name="Strong_20_Emphasis">SAMPAI</text:span> (UNTIL) kondisi tertentu terpenuhi (menjadi <text:span text:style-name="Source_20_Text">True</text:span>)".</text:p>
            <text:p text:style-name="Text_20_body">Meskipun sama-sama loop kondisional, <text:span text:style-name="Source_20_Text">REPEAT...UNTIL</text:span> memiliki beberapa perbedaan <text:span text:style-name="Strong_20_Emphasis">kunci</text:span> yang sangat penting dibandingkan <text:span text:style-name="Source_20_Text">WHILE...DO</text:span>:</text:p>
            <text:list xml:id="list4925103424553463397" text:style-name="L145">
              <text:list-item>
                <text:p text:style-name="P425"><text:span text:style-name="Strong_20_Emphasis">Badan Loop Pasti Dijalankan Minimal Satu Kali:</text:span> Ini perbedaan paling mendasar. Kode atau perintah yang berada di antara <text:span text:style-name="Source_20_Text">REPEAT</text:span> dan <text:span text:style-name="Source_20_Text">UNTIL</text:span> <text:span text:style-name="Strong_20_Emphasis">dijamin</text:span> akan dieksekusi <text:span text:style-name="Strong_20_Emphasis">setidaknya satu kali</text:span>, bahkan jika kondisi <text:span text:style-name="Source_20_Text">UNTIL</text:span> sebenarnya sudah <text:span text:style-name="Source_20_Text">True</text:span> sejak awal. Mengapa? Karena... </text:p>
              </text:list-item>
              <text:list-item>
                <text:p text:style-name="P425"><text:span text:style-name="Strong_20_Emphasis">Kondisi Dicek di Akhir (Post-Test Loop):</text:span> Berbeda dengan <text:span text:style-name="Source_20_Text">WHILE</text:span> yang 'bertanya izin' dulu sebelum masuk, <text:span text:style-name="Source_20_Text">REPEAT...UNTIL</text:span> 'lakukan dulu, baru tanya'. Kondisi Boolean-nya baru akan <text:span text:style-name="Strong_20_Emphasis">diperiksa setelah</text:span> semua perintah di dalam badan loop selesai dijalankan untuk pertama kali (dan setelah setiap putaran berikutnya). </text:p>
              </text:list-item>
              <text:list-item>
                <text:p text:style-name="P145"><text:span text:style-name="Strong_20_Emphasis">Loop Berhenti Jika Kondisi </text:span><text:span text:style-name="Strong_20_Emphasis"><text:span text:style-name="Source_20_Text">True</text:span></text:span><text:span text:style-name="Strong_20_Emphasis">:</text:span> Ini juga kebalikan dari logika <text:span text:style-name="Source_20_Text">WHILE</text:span>. Loop <text:span text:style-name="Source_20_Text">REPEAT...UNTIL</text:span> akan <text:span text:style-name="Strong_20_Emphasis">terus mengulang</text:span> selama kondisi setelah <text:span text:style-name="Source_20_Text">UNTIL</text:span> bernilai <text:span text:style-name="Strong_20_Emphasis"><text:span text:style-name="Source_20_Text">False</text:span></text:span>. Ia baru akan <text:span text:style-name="Strong_20_Emphasis">berhenti</text:span> ketika kondisi setelah <text:span text:style-name="Source_20_Text">UNTIL</text:span> dievaluasi dan menghasilkan nilai <text:span text:style-name="Strong_20_Emphasis"><text:span text:style-name="Source_20_Text">True</text:span></text:span>. </text:p>
              </text:list-item>
            </text:list>
            <text:p text:style-name="Text_20_body"><text:span text:style-name="Strong_20_Emphasis">Sintaks Dasar </text:span><text:span text:style-name="Strong_20_Emphasis"><text:span text:style-name="Source_20_Text">REPEAT...UNTIL</text:span></text:span><text:span text:style-name="Strong_20_Emphasis">:</text:span></text:p>
            <text:p text:style-name="Text_20_body">Delphi</text:p>
            <text:p text:style-name="Preformatted_20_Text"><text:span text:style-name="Source_20_Text">REPEAT</text:span></text:p>
            <text:p text:style-name="Preformatted_20_Text"><text:span text:style-name="Source_20_Text"><text:s text:c="2"/>// Tulis satu atau lebih pernyataan/perintah di sini</text:span></text:p>
            <text:p text:style-name="Preformatted_20_Text"><text:span text:style-name="Source_20_Text"><text:s text:c="2"/>Pernyataan_1;</text:span></text:p>
            <text:p text:style-name="Preformatted_20_Text"><text:span text:style-name="Source_20_Text"><text:s text:c="2"/>Pernyataan_2;</text:span></text:p>
            <text:p text:style-name="Preformatted_20_Text"><text:span text:style-name="Source_20_Text"><text:s text:c="2"/>// ...</text:span></text:p>
            <text:p text:style-name="Preformatted_20_Text"><text:span text:style-name="Source_20_Text"><text:s text:c="2"/>Pernyataan_N;</text:span></text:p>
            <text:p text:style-name="P602"><text:span text:style-name="Source_20_Text">UNTIL KondisiBoolean; // Loop berhenti JIKA kondisi ini True. Akhiri dengan ;</text:span></text:p>
            <text:p text:style-name="Text_20_body"><text:soft-page-break/>Mari bedah komponennya:</text:p>
            <text:list xml:id="list7561618282226458188" text:style-name="L146">
              <text:list-item>
                <text:p text:style-name="P426"><text:span text:style-name="Strong_20_Emphasis"><text:span text:style-name="Source_20_Text">REPEAT</text:span></text:span>: Kata kunci yang menandai <text:span text:style-name="Strong_20_Emphasis">awal</text:span> dari blok perintah yang akan diulang. </text:p>
              </text:list-item>
              <text:list-item>
                <text:p text:style-name="P426"><text:span text:style-name="Strong_20_Emphasis"><text:span text:style-name="Source_20_Text">Pernyataan_1; Pernyataan_2; ... Pernyataan_N;</text:span></text:span>: Ini adalah satu atau <text:span text:style-name="Strong_20_Emphasis">lebih</text:span> perintah Pascal yang membentuk badan loop. </text:p>
              </text:list-item>
              <text:list-item>
                <text:p text:style-name="P426"><text:span text:style-name="Strong_20_Emphasis">Blok Alami (Tidak Perlu </text:span><text:span text:style-name="Strong_20_Emphasis"><text:span text:style-name="Source_20_Text">begin...end;</text:span></text:span><text:span text:style-name="Strong_20_Emphasis">)</text:span>: Keuntungan sintaks <text:span text:style-name="Source_20_Text">REPEAT...UNTIL</text:span> adalah Anda <text:span text:style-name="Strong_20_Emphasis">tidak perlu</text:span> menggunakan <text:span text:style-name="Source_20_Text">begin</text:span> setelah <text:span text:style-name="Source_20_Text">REPEAT</text:span> atau <text:span text:style-name="Source_20_Text">end</text:span> sebelum <text:span text:style-name="Source_20_Text">UNTIL</text:span>, meskipun Anda punya banyak perintah di dalamnya. Pasangan <text:span text:style-name="Source_20_Text">REPEAT</text:span> dan <text:span text:style-name="Source_20_Text">UNTIL</text:span> itu sendiri sudah dianggap sebagai penanda awal dan akhir blok secara alami. </text:p>
              </text:list-item>
              <text:list-item>
                <text:p text:style-name="P426"><text:span text:style-name="Strong_20_Emphasis"><text:span text:style-name="Source_20_Text">UNTIL</text:span></text:span>: Kata kunci yang menandai <text:span text:style-name="Strong_20_Emphasis">akhir</text:span> dari blok badan loop dan <text:span text:style-name="Strong_20_Emphasis">diikuti oleh kondisi</text:span> pengecekan. </text:p>
              </text:list-item>
              <text:list-item>
                <text:p text:style-name="P146"><text:span text:style-name="Strong_20_Emphasis"><text:span text:style-name="Source_20_Text">KondisiBoolean;</text:span></text:span>: Ekspresi Boolean (<text:span text:style-name="Source_20_Text">True</text:span> atau <text:span text:style-name="Source_20_Text">False</text:span>) yang dievaluasi <text:span text:style-name="Strong_20_Emphasis">setelah</text:span> setiap putaran badan loop. Loop akan berhenti jika kondisi ini menghasilkan <text:span text:style-name="Source_20_Text">True</text:span>. Jangan lupa akhiri dengan <text:span text:style-name="Strong_20_Emphasis">titik koma (</text:span><text:span text:style-name="Strong_20_Emphasis"><text:span text:style-name="Source_20_Text">;</text:span></text:span><text:span text:style-name="Strong_20_Emphasis">)</text:span>. </text:p>
              </text:list-item>
            </text:list>
            <text:p text:style-name="Text_20_body"><text:span text:style-name="Strong_20_Emphasis">Bagaimana Cara Kerja </text:span><text:span text:style-name="Strong_20_Emphasis"><text:span text:style-name="Source_20_Text">REPEAT...UNTIL</text:span></text:span><text:span text:style-name="Strong_20_Emphasis">?</text:span></text:p>
            <text:list xml:id="list4252922121706344720" text:style-name="L147">
              <text:list-item>
                <text:p text:style-name="P427"><text:span text:style-name="Strong_20_Emphasis">Jalankan Badan Loop (Minimal 1x):</text:span> Pascal langsung menjalankan semua perintah di antara <text:span text:style-name="Source_20_Text">REPEAT</text:span> dan <text:span text:style-name="Source_20_Text">UNTIL</text:span>. </text:p>
              </text:list-item>
              <text:list-item>
                <text:p text:style-name="P427"><text:span text:style-name="Strong_20_Emphasis">Cek Kondisi:</text:span> Setelah selesai menjalankan badan loop, Pascal mengevaluasi <text:span text:style-name="Source_20_Text">KondisiBoolean</text:span> setelah <text:span text:style-name="Source_20_Text">UNTIL</text:span>. </text:p>
              </text:list-item>
              <text:list-item>
                <text:p text:style-name="P427"><text:span text:style-name="Strong_20_Emphasis">Jika Hasilnya </text:span><text:span text:style-name="Strong_20_Emphasis"><text:span text:style-name="Source_20_Text">False</text:span></text:span><text:span text:style-name="Strong_20_Emphasis">:</text:span> Program akan <text:span text:style-name="Strong_20_Emphasis">kembali lagi ke Langkah 1</text:span> (menjalankan lagi semua perintah di badan loop). </text:p>
              </text:list-item>
              <text:list-item>
                <text:p text:style-name="P147"><text:span text:style-name="Strong_20_Emphasis">Jika Hasilnya </text:span><text:span text:style-name="Strong_20_Emphasis"><text:span text:style-name="Source_20_Text">True</text:span></text:span><text:span text:style-name="Strong_20_Emphasis">:</text:span> Loop <text:span text:style-name="Strong_20_Emphasis">berhenti</text:span>. Program melanjutkan eksekusi ke perintah yang ada setelah baris <text:span text:style-name="Source_20_Text">UNTIL KondisiBoolean;</text:span>. </text:p>
              </text:list-item>
            </text:list>
            <text:p text:style-name="Text_20_body"><text:span text:style-name="Strong_20_Emphasis">Kapan </text:span><text:span text:style-name="Strong_20_Emphasis"><text:span text:style-name="Source_20_Text">REPEAT...UNTIL</text:span></text:span><text:span text:style-name="Strong_20_Emphasis"> Cocok Digunakan?</text:span></text:p>
            <text:p text:style-name="Text_20_body">Karena sifatnya yang "lakukan dulu, baru cek", loop <text:span text:style-name="Source_20_Text">REPEAT...UNTIL</text:span> sangat cocok untuk situasi di mana Anda perlu <text:span text:style-name="Strong_20_Emphasis">memastikan sebuah aksi atau serangkaian aksi dijalankan setidaknya satu kali</text:span> sebelum kondisinya diperiksa. Contoh paling umum adalah:</text:p>
            <text:list xml:id="list3602694476482008608" text:style-name="L148">
              <text:list-item>
                <text:p text:style-name="P428"><text:span text:style-name="Strong_20_Emphasis">Validasi Input Pengguna:</text:span> Anda ingin menampilkan menu pilihan atau pertanyaan kepada pengguna <text:span text:style-name="Strong_20_Emphasis">terlebih dahulu</text:span>, baru kemudian membaca inputnya, dan <text:span text:style-name="Strong_20_Emphasis">setelah itu</text:span> memeriksa apakah inputnya valid atau tidak. Jika tidak valid, proses menampilkan menu/pertanyaan dan membaca input diulang. </text:p>
              </text:list-item>
              <text:list-item>
                <text:p text:style-name="P148"><text:span text:style-name="Strong_20_Emphasis">Menjalankan Proses yang Butuh Eksekusi Awal:</text:span> Situasi di mana suatu perhitungan atau proses memang harus dilakukan sekali, baru hasilnya dicek untuk menentukan perlu diulang atau tidak. </text:p>
              </text:list-item>
            </text:list>
            <text:p text:style-name="Text_20_body"><text:span text:style-name="Strong_20_Emphasis">Contoh Penggunaan:</text:span></text:p>
            <text:list xml:id="list2613304982418981558" text:style-name="L149">
              <text:list-item>
                <text:p text:style-name="P149"><text:span text:style-name="Strong_20_Emphasis">Validasi Input Menu (Tampilkan Menu Dulu, Baru Cek):</text:span></text:p>
                <text:p text:style-name="P149">Delphi</text:p>
                <text:p text:style-name="P574"><text:span text:style-name="Source_20_Text">program ValidasiMenuDenganRepeat;</text:span></text:p>
                <text:p text:style-name="P574"><text:soft-page-break/><text:span text:style-name="Source_20_Text">uses Crt; // Pakai Crt untuk ClrScr, ReadKey agar lebih interaktif</text:span></text:p>
                <text:p text:style-name="P574"><text:span text:style-name="Source_20_Text">var</text:span></text:p>
                <text:p text:style-name="P574"><text:span text:style-name="Source_20_Text"><text:s text:c="2"/>Pilihan: Char;</text:span></text:p>
                <text:p text:style-name="P574"><text:span text:style-name="Source_20_Text"><text:s text:c="2"/>PilihanValid: Boolean;</text:span></text:p>
                <text:p text:style-name="P574"><text:span text:style-name="Source_20_Text">begin</text:span></text:p>
                <text:p text:style-name="P574"><text:span text:style-name="Source_20_Text"><text:s text:c="2"/>REPEAT</text:span></text:p>
                <text:p text:style-name="P574"><text:span text:style-name="Source_20_Text"><text:s text:c="4"/>// 1. Badan loop: Tampilkan menu dan baca input (pasti jalan pertama kali)</text:span></text:p>
                <text:p text:style-name="P574"><text:span text:style-name="Source_20_Text"><text:s text:c="4"/>ClrScr;</text:span></text:p>
                <text:p text:style-name="P574"><text:span text:style-name="Source_20_Text"><text:s text:c="4"/>Writeln('--- PILIH JENIS KENDARAAN ---');</text:span></text:p>
                <text:p text:style-name="P574"><text:span text:style-name="Source_20_Text"><text:s text:c="4"/>Writeln(' <text:s/>[M] Motor');</text:span></text:p>
                <text:p text:style-name="P574"><text:span text:style-name="Source_20_Text"><text:s text:c="4"/>Writeln(' <text:s/>[B] Mobil');</text:span></text:p>
                <text:p text:style-name="P574"><text:span text:style-name="Source_20_Text"><text:s text:c="4"/>Writeln(' <text:s/>[S] Sepeda');</text:span></text:p>
                <text:p text:style-name="P574"><text:span text:style-name="Source_20_Text"><text:s text:c="4"/>Writeln(' <text:s/>[K] Keluar');</text:span></text:p>
                <text:p text:style-name="P574"><text:span text:style-name="Source_20_Text"><text:s text:c="4"/>Write('Pilihan Anda [M/B/S/K] : ');</text:span></text:p>
                <text:p text:style-name="P574"><text:span text:style-name="Source_20_Text"><text:s text:c="4"/>Pilihan := ReadKey; Writeln(Pilihan); // Baca satu karakter</text:span></text:p>
                <text:p text:style-name="P574"/>
                <text:p text:style-name="P574"><text:span text:style-name="Source_20_Text"><text:s text:c="4"/>// 2. Cek Kondisi di UNTIL: Apakah pilihan valid?</text:span></text:p>
                <text:p text:style-name="P574"><text:span text:style-name="Source_20_Text"><text:s text:c="4"/>PilihanValid := (Uppercase(Pilihan) = 'M') OR</text:span></text:p>
                <text:p text:style-name="P574"><text:span text:style-name="Source_20_Text"><text:s text:c="20"/>(Uppercase(Pilihan) = 'B') OR</text:span></text:p>
                <text:p text:style-name="P574"><text:span text:style-name="Source_20_Text"><text:s text:c="20"/>(Uppercase(Pilihan) = 'S') OR</text:span></text:p>
                <text:p text:style-name="P574"><text:span text:style-name="Source_20_Text"><text:s text:c="20"/>(Uppercase(Pilihan) = 'K');</text:span></text:p>
                <text:p text:style-name="P574"/>
                <text:p text:style-name="P574"><text:span text:style-name="Source_20_Text"><text:s text:c="4"/>// Beri pesan jika tidak valid agar pengguna tahu harus ulang</text:span></text:p>
                <text:p text:style-name="P574"><text:span text:style-name="Source_20_Text"><text:s text:c="4"/>IF NOT PilihanValid THEN</text:span></text:p>
                <text:p text:style-name="P574"><text:span text:style-name="Source_20_Text"><text:s text:c="4"/>begin</text:span></text:p>
                <text:p text:style-name="P574"><text:span text:style-name="Source_20_Text"><text:s text:c="6"/>Writeln('Pilihan tidak ada dalam daftar! Tekan Enter untuk memilih lagi.');</text:span></text:p>
                <text:p text:style-name="P574"><text:span text:style-name="Source_20_Text"><text:s text:c="6"/>Readln; // Jeda agar pesan terbaca</text:span></text:p>
                <text:p text:style-name="P574"><text:span text:style-name="Source_20_Text"><text:s text:c="4"/>end;</text:span></text:p>
                <text:p text:style-name="P574"/>
                <text:p text:style-name="P574"><text:span text:style-name="Source_20_Text"><text:s text:c="2"/>// Loop akan ulang jika PilihanValid masih False</text:span></text:p>
                <text:p text:style-name="P574"><text:span text:style-name="Source_20_Text"><text:s text:c="2"/>UNTIL PilihanValid; // Berhenti hanya JIKA PilihanValid menjadi True</text:span></text:p>
                <text:p text:style-name="P574"/>
                <text:p text:style-name="P574"><text:span text:style-name="Source_20_Text"><text:s text:c="2"/>Writeln;</text:span></text:p>
                <text:p text:style-name="P574"><text:span text:style-name="Source_20_Text"><text:s text:c="2"/>IF Uppercase(Pilihan) = 'K' THEN</text:span></text:p>
                <text:p text:style-name="P574"><text:span text:style-name="Source_20_Text"><text:s text:c="5"/>Writeln('Anda memilih keluar.')</text:span></text:p>
                <text:p text:style-name="P574"><text:span text:style-name="Source_20_Text"><text:s text:c="2"/>ELSE</text:span></text:p>
                <text:p text:style-name="P574"><text:span text:style-name="Source_20_Text"><text:s text:c="5"/>Writeln('Anda memilih kendaraan: ', Uppercase(Pilihan));</text:span></text:p>
                <text:p text:style-name="P574"/>
                <text:p text:style-name="P574"><text:span text:style-name="Source_20_Text"><text:s text:c="2"/>Readln; // Jeda akhir</text:span></text:p>
                <text:p text:style-name="P638"><text:span text:style-name="Source_20_Text">end.</text:span></text:p>
                <text:list>
                  <text:list-item>
                    <text:p text:style-name="P429"><text:span text:style-name="Strong_20_Emphasis">Penjelasan:</text:span> Menu pilihan pasti tampil di awal. Pengguna memasukkan pilihan. Baru setelah itu, kondisi <text:span text:style-name="Source_20_Text">UNTIL PilihanValid</text:span> dicek. Jika pengguna memasukkan 'M', 'B', 'S', atau 'K', <text:span text:style-name="Source_20_Text">PilihanValid</text:span> jadi <text:span text:style-name="Source_20_Text">True</text:span>, dan loop berhenti. Jika pengguna memasukkan karakter lain, <text:span text:style-name="Source_20_Text">PilihanValid</text:span> jadi <text:span text:style-name="Source_20_Text">False</text:span>, kondisi <text:span text:style-name="Source_20_Text">UNTIL</text:span> tidak terpenuhi, dan loop akan mengulang (kembali menampilkan menu dan meminta input). </text:p>
                  </text:list-item>
                </text:list>
              </text:list-item>
              <text:list-item>
                <text:p text:style-name="P149"><text:span text:style-name="Strong_20_Emphasis">Simulasi Langkah Mencapai Target (Lakukan Langkah Dulu, Baru Cek):</text:span></text:p>
                <text:p text:style-name="P149"><text:soft-page-break/>Delphi</text:p>
                <text:p text:style-name="P574"><text:span text:style-name="Source_20_Text">program SimulasiLangkahDenganRepeat;</text:span></text:p>
                <text:p text:style-name="P574"><text:span text:style-name="Source_20_Text">uses SysUtils; // Untuk Delay</text:span></text:p>
                <text:p text:style-name="P574"><text:span text:style-name="Source_20_Text">var</text:span></text:p>
                <text:p text:style-name="P574"><text:span text:style-name="Source_20_Text"><text:s text:c="2"/>PosisiSekarang: Integer;</text:span></text:p>
                <text:p text:style-name="P574"><text:span text:style-name="Source_20_Text"><text:s text:c="2"/>PosisiTarget: Integer = 8; // Berhenti jika PosisiSekarang &gt;= 8</text:span></text:p>
                <text:p text:style-name="P574"><text:span text:style-name="Source_20_Text">begin</text:span></text:p>
                <text:p text:style-name="P574"><text:span text:style-name="Source_20_Text"><text:s text:c="2"/>PosisiSekarang := 0; // Mulai dari 0</text:span></text:p>
                <text:p text:style-name="P574"><text:span text:style-name="Source_20_Text"><text:s text:c="2"/>Writeln('Memulai pergerakan...');</text:span></text:p>
                <text:p text:style-name="P574"><text:span text:style-name="Source_20_Text"><text:s text:c="2"/>REPEAT</text:span></text:p>
                <text:p text:style-name="P574"><text:span text:style-name="Source_20_Text"><text:s text:c="4"/>// 1. Lakukan aksi pergerakan dulu</text:span></text:p>
                <text:p text:style-name="P574"><text:span text:style-name="Source_20_Text"><text:s text:c="4"/>PosisiSekarang := PosisiSekarang + 3; // Maju 3 langkah</text:span></text:p>
                <text:p text:style-name="P574"><text:span text:style-name="Source_20_Text"><text:s text:c="4"/>Writeln(' <text:s text:c="2"/>Bergerak ke posisi: ', PosisiSekarang);</text:span></text:p>
                <text:p text:style-name="P574"><text:span text:style-name="Source_20_Text"><text:s text:c="4"/>Delay(700); // Jeda 0.7 detik</text:span></text:p>
                <text:p text:style-name="P574"/>
                <text:p text:style-name="P574"><text:span text:style-name="Source_20_Text"><text:s text:c="4"/>// 2. Baru cek kondisi pencapaian target di akhir</text:span></text:p>
                <text:p text:style-name="P574"><text:span text:style-name="Source_20_Text"><text:s text:c="2"/>UNTIL PosisiSekarang &gt;= PosisiTarget; // Berhenti JIKA posisi sudah &gt;= target</text:span></text:p>
                <text:p text:style-name="P574"/>
                <text:p text:style-name="P574"><text:span text:style-name="Source_20_Text"><text:s text:c="2"/>Writeln('Target posisi tercapai atau terlewati!');</text:span></text:p>
                <text:p text:style-name="P574"><text:span text:style-name="Source_20_Text"><text:s text:c="2"/>Readln;</text:span></text:p>
                <text:p text:style-name="P638"><text:span text:style-name="Source_20_Text">end.</text:span></text:p>
                <text:list>
                  <text:list-item>
                    <text:p text:style-name="P149"><text:span text:style-name="Strong_20_Emphasis">Penjelasan:</text:span> Pesan "Bergerak ke posisi: 3" pasti akan tercetak karena badan loop dieksekusi pertama kali. Setelah itu, kondisi <text:span text:style-name="Source_20_Text">PosisiSekarang &gt;= PosisiTarget</text:span> (3 &gt;= 8) dicek, hasilnya <text:span text:style-name="Source_20_Text">False</text:span>, jadi loop mengulang. Proses berlanjut (<text:span text:style-name="Source_20_Text">PosisiSekarang</text:span> jadi 6, lalu 9). Saat <text:span text:style-name="Source_20_Text">PosisiSekarang</text:span> jadi 9, kondisi <text:span text:style-name="Source_20_Text">9 &gt;= 8</text:span> menjadi <text:span text:style-name="Source_20_Text">True</text:span>, sehingga loop berhenti. </text:p>
                  </text:list-item>
                </text:list>
              </text:list-item>
            </text:list>
            <text:p text:style-name="Text_20_body"><text:span text:style-name="Strong_20_Emphasis">Kesimpulan:</text:span></text:p>
            <text:p text:style-name="Text_20_body">Loop <text:span text:style-name="Strong_20_Emphasis"><text:span text:style-name="Source_20_Text">REPEAT...UNTIL</text:span></text:span> adalah pilihan tepat ketika Anda membutuhkan sebuah <text:span text:style-name="Emphasis">post-test loop</text:span>, yaitu loop yang kondisi berhentinya dicek <text:span text:style-name="Strong_20_Emphasis">setelah</text:span> badan loop dieksekusi, sehingga memastikan badan loop berjalan <text:span text:style-name="Strong_20_Emphasis">minimal satu kali</text:span>. Ingat bahwa loop ini akan terus berjalan selama kondisi <text:span text:style-name="Source_20_Text">UNTIL</text:span>-nya <text:span text:style-name="Source_20_Text">False</text:span>, dan baru berhenti ketika kondisinya menjadi <text:span text:style-name="Source_20_Text">True</text:span>. Keuntungan sintaksnya adalah Anda tidak perlu <text:span text:style-name="Source_20_Text">begin...end;</text:span> untuk mengapit beberapa perintah di dalamnya.</text:p>
            <text:p text:style-name="Horizontal_20_Line"/>
            <text:p text:style-name="Text_20_body">Sekarang kita sudah mengenal dua jenis loop kondisional: <text:span text:style-name="Source_20_Text">WHILE...DO</text:span> (cek di awal, berhenti jika False) dan <text:span text:style-name="Source_20_Text">REPEAT...UNTIL</text:span> (cek di akhir, berhenti jika True). Apa saja perbedaan kunci lainnya dan kapan sebaiknya kita memilih salah satunya? Mari kita bandingkan!</text:p>
            <text:p text:style-name="Text_20_body">Saya menunggu perintah "YAX" untuk lanjut ke <text:span text:style-name="Emphasis">prompt</text:span> Sub-bab 8.7 ("Perbandingan <text:span text:style-name="Source_20_Text">WHILE...DO</text:span> vs <text:span text:style-name="Source_20_Text">REPEAT...UNTIL</text:span>").</text:p>
          </text:section>
          <text:section text:style-name="Sect1" text:name="feedback-form-73">
            <text:p text:style-name="P285"/>
          </text:section>
        </text:section>
        <text:section text:style-name="Sect1" text:name="fde09ae8b20a7802">
          <text:p text:style-name="Text_20_body"><text:soft-page-break/></text:p>
          <text:section text:style-name="Sect1" text:name="user-query-content-74">
            <text:p text:style-name="P541">yax </text:p>
          </text:section>
          <text:p text:style-name="P285">Tampilkan alur berpikir</text:p>
          <text:section text:style-name="Sect2" text:name="model-response-message-contentr_fde09ae8b20a7802">
            <text:p text:style-name="Text_20_body">Oke, kita sudah berkenalan dengan dua 'mesin pengulang' kondisional: <text:span text:style-name="Source_20_Text">WHILE...DO</text:span> dan <text:span text:style-name="Source_20_Text">REPEAT...UNTIL</text:span>. Keduanya sama-sama berguna saat kita tidak tahu pasti berapa kali harus mengulang, tapi cara kerja dan kapan waktu terbaik untuk menggunakannya sedikit berbeda. Mari kita bandingkan keduanya secara langsung agar lebih jelas.</text:p>
            <text:p text:style-name="Text_20_body"><text:span text:style-name="Emphasis">(Waktu saat ini: Kamis, 10 April 2025 pukul 20:52:37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8.7: Perbandingan </text:span><text:span text:style-name="Strong_20_Emphasis"><text:span text:style-name="Source_20_Text">WHILE...DO</text:span></text:span><text:span text:style-name="Strong_20_Emphasis"> vs </text:span><text:span text:style-name="Strong_20_Emphasis"><text:span text:style-name="Source_20_Text">REPEAT...UNTIL</text:span></text:span></text:p>
            <text:p text:style-name="Text_20_body"><text:span text:style-name="Emphasis">(Prompt: "Buatkan pembahasan perbandingan yang jelas antara WHILE...DO dan REPEAT...UNTIL. Rangkum perbedaan utama dalam bentuk poin atau tabel... Berikan panduan kapan sebaiknya menggunakan masing-masing.")</text:span></text:p>
            <text:p text:style-name="Horizontal_20_Line"/>
            <text:p text:style-name="Text_20_body">Memilih antara <text:span text:style-name="Source_20_Text">WHILE...DO</text:span> dan <text:span text:style-name="Source_20_Text">REPEAT...UNTIL</text:span> terkadang bisa membingungkan pemula karena keduanya sama-sama digunakan untuk perulangan yang jumlah iterasinya tidak pasti dan bergantung pada suatu kondisi. Namun, memahami perbedaan fundamentalnya akan membantu Anda memilih alat yang tepat untuk pekerjaan yang tepat, sehingga kode Anda lebih logis dan mudah dibaca.</text:p>
            <text:p text:style-name="Text_20_body"><text:span text:style-name="Strong_20_Emphasis">Perbandingan Utama: </text:span><text:span text:style-name="Strong_20_Emphasis"><text:span text:style-name="Source_20_Text">WHILE...DO</text:span></text:span><text:span text:style-name="Strong_20_Emphasis"> vs </text:span><text:span text:style-name="Strong_20_Emphasis"><text:span text:style-name="Source_20_Text">REPEAT...UNTIL</text:span></text:span></text:p>
            <text:p text:style-name="Text_20_body">Berikut adalah rangkuman perbedaan kunci antara kedua struktur loop ini dalam bentuk tabel:</text:p>
            <table:table table:name="Table1" table:style-name="Table1">
              <table:table-column table:style-name="Table1.A"/>
              <table:table-column table:style-name="Table1.B"/>
              <table:table-column table:style-name="Table1.C"/>
              <table:table-row>
                <table:table-cell table:style-name="Table1.A1" office:value-type="string">
                  <text:p text:style-name="P667">Fitur / Aspek Pembeda</text:p>
                </table:table-cell>
                <table:table-cell table:style-name="Table1.A1" office:value-type="string">
                  <text:p text:style-name="P667"><text:span text:style-name="Source_20_Text">WHILE...DO</text:span></text:p>
                </table:table-cell>
                <table:table-cell table:style-name="Table1.A1" office:value-type="string">
                  <text:p text:style-name="P667"><text:span text:style-name="Source_20_Text">REPEAT...UNTIL</text:span></text:p>
                </table:table-cell>
              </table:table-row>
              <table:table-row>
                <table:table-cell table:style-name="Table1.A1" office:value-type="string">
                  <text:p text:style-name="P666"><text:span text:style-name="Strong_20_Emphasis">Lokasi Pengecekan Kondisi</text:span></text:p>
                </table:table-cell>
                <table:table-cell table:style-name="Table1.A1" office:value-type="string">
                  <text:p text:style-name="P666">Di <text:span text:style-name="Strong_20_Emphasis">AWAL</text:span> setiap putaran (Pre-Test)</text:p>
                </table:table-cell>
                <table:table-cell table:style-name="Table1.A1" office:value-type="string">
                  <text:p text:style-name="P666">Di <text:span text:style-name="Strong_20_Emphasis">AKHIR</text:span> setiap putaran (Post-Test)</text:p>
                </table:table-cell>
              </table:table-row>
              <table:table-row>
                <table:table-cell table:style-name="Table1.A1" office:value-type="string">
                  <text:p text:style-name="P666"><text:span text:style-name="Strong_20_Emphasis">Eksekusi Badan Loop Minimal</text:span></text:p>
                </table:table-cell>
                <table:table-cell table:style-name="Table1.A1" office:value-type="string">
                  <text:p text:style-name="P666"><text:span text:style-name="Strong_20_Emphasis">Bisa 0 kali</text:span> (jika kondisi awal <text:span text:style-name="Source_20_Text">False</text:span>)</text:p>
                </table:table-cell>
                <table:table-cell table:style-name="Table1.A1" office:value-type="string">
                  <text:p text:style-name="P666"><text:span text:style-name="Strong_20_Emphasis">Pasti minimal 1 kali</text:span></text:p>
                </table:table-cell>
              </table:table-row>
              <table:table-row>
                <table:table-cell table:style-name="Table1.A1" office:value-type="string">
                  <text:p text:style-name="P666"><text:span text:style-name="Strong_20_Emphasis">Kondisi Logika untuk Berhenti</text:span></text:p>
                </table:table-cell>
                <table:table-cell table:style-name="Table1.A1" office:value-type="string">
                  <text:p text:style-name="P666">Loop berhenti ketika kondisi menjadi <text:span text:style-name="Strong_20_Emphasis"><text:span text:style-name="Source_20_Text">False</text:span></text:span></text:p>
                </table:table-cell>
                <table:table-cell table:style-name="Table1.A1" office:value-type="string">
                  <text:p text:style-name="P666">Loop berhenti ketika kondisi menjadi <text:span text:style-name="Strong_20_Emphasis"><text:span text:style-name="Source_20_Text">True</text:span></text:span></text:p>
                </table:table-cell>
              </table:table-row>
              <table:table-row>
                <table:table-cell table:style-name="Table1.A1" office:value-type="string">
                  <text:p text:style-name="P666"><text:span text:style-name="Strong_20_Emphasis">Badan Loop (&gt;1 Pernyataan)</text:span></text:p>
                </table:table-cell>
                <table:table-cell table:style-name="Table1.A1" office:value-type="string">
                  <text:p text:style-name="P666"><text:span text:style-name="Strong_20_Emphasis">Perlu</text:span> dibungkus <text:span text:style-name="Source_20_Text">begin...end;</text:span></text:p>
                </table:table-cell>
                <table:table-cell table:style-name="Table1.A1" office:value-type="string">
                  <text:p text:style-name="P666"><text:span text:style-name="Strong_20_Emphasis">Tidak Perlu</text:span> <text:span text:style-name="Source_20_Text">begin...end;</text:span> (Sudah jadi blok)</text:p>
                </table:table-cell>
              </table:table-row>
            </table:table>
            <text:p text:style-name="Text_20_body">Ekspor ke Spreadsheet</text:p>
            <text:p text:style-name="Text_20_body"><text:span text:style-name="Strong_20_Emphasis">Penjelasan Lebih Lanjut Mengenai Perbedaan:</text:span></text:p>
            <text:list xml:id="list3799161139494334719" text:style-name="L150">
              <text:list-item>
                <text:p text:style-name="P150"><text:span text:style-name="Strong_20_Emphasis">Lokasi Pengecekan (Pre-Test vs Post-Test):</text:span></text:p>
                <text:list>
                  <text:list-item>
                    <text:p text:style-name="P430"><text:soft-page-break/><text:span text:style-name="Source_20_Text">WHILE</text:span> sangat 'hati-hati'. Ia memeriksa kondisi (<text:span text:style-name="Source_20_Text">KondisiBoolean</text:span>) <text:span text:style-name="Strong_20_Emphasis">sebelum</text:span> mengizinkan badan loop dijalankan. Jika kondisi tidak terpenuhi di awal, badan loop tidak akan pernah disentuh. </text:p>
                  </text:list-item>
                  <text:list-item>
                    <text:p text:style-name="P430"><text:span text:style-name="Source_20_Text">REPEAT</text:span> lebih 'berani'. Ia <text:span text:style-name="Strong_20_Emphasis">menjalankan</text:span> badan loopnya dulu (minimal sekali), baru <text:span text:style-name="Strong_20_Emphasis">setelah itu</text:span> memeriksa kondisi (<text:span text:style-name="Source_20_Text">KondisiBoolean</text:span>) di <text:span text:style-name="Source_20_Text">UNTIL</text:span> untuk menentukan apakah perlu mengulang lagi. </text:p>
                  </text:list-item>
                </text:list>
              </text:list-item>
              <text:list-item>
                <text:p text:style-name="P150"><text:span text:style-name="Strong_20_Emphasis">Jaminan Eksekusi Minimal (0 vs 1 kali):</text:span></text:p>
                <text:list>
                  <text:list-item>
                    <text:p text:style-name="P430">Ini adalah konsekuensi langsung dari lokasi pengecekan. Karena <text:span text:style-name="Source_20_Text">WHILE</text:span> cek dulu, ada kemungkinan badan loopnya <text:span text:style-name="Strong_20_Emphasis">tidak dijalankan sama sekali (0 kali)</text:span> jika kondisi awalnya sudah <text:span text:style-name="Source_20_Text">False</text:span>. </text:p>
                  </text:list-item>
                  <text:list-item>
                    <text:p text:style-name="P430">Sebaliknya, <text:span text:style-name="Source_20_Text">REPEAT</text:span> yang cek belakangan <text:span text:style-name="Strong_20_Emphasis">menjamin</text:span> bahwa badan loopnya pasti akan <text:span text:style-name="Strong_20_Emphasis">dijalankan setidaknya satu kali</text:span>. </text:p>
                  </text:list-item>
                </text:list>
              </text:list-item>
              <text:list-item>
                <text:p text:style-name="P150"><text:span text:style-name="Strong_20_Emphasis">Logika Kondisi Berhenti (Berhenti saat </text:span><text:span text:style-name="Strong_20_Emphasis"><text:span text:style-name="Source_20_Text">False</text:span></text:span><text:span text:style-name="Strong_20_Emphasis"> vs Berhenti saat </text:span><text:span text:style-name="Strong_20_Emphasis"><text:span text:style-name="Source_20_Text">True</text:span></text:span><text:span text:style-name="Strong_20_Emphasis">):</text:span></text:p>
                <text:list>
                  <text:list-item>
                    <text:p text:style-name="P430">Ini adalah perbedaan logika yang penting. Loop <text:span text:style-name="Source_20_Text">WHILE</text:span> akan <text:span text:style-name="Strong_20_Emphasis">terus berjalan selama</text:span> kondisinya <text:span text:style-name="Source_20_Text">True</text:span>, dan baru <text:span text:style-name="Strong_20_Emphasis">berhenti ketika</text:span> kondisinya menjadi <text:span text:style-name="Source_20_Text">False</text:span>. </text:p>
                  </text:list-item>
                  <text:list-item>
                    <text:p text:style-name="P430">Loop <text:span text:style-name="Source_20_Text">REPEAT...UNTIL</text:span> justru sebaliknya. Ia akan <text:span text:style-name="Strong_20_Emphasis">terus berjalan selama</text:span> kondisinya <text:span text:style-name="Source_20_Text">False</text:span>, dan baru <text:span text:style-name="Strong_20_Emphasis">berhenti ketika</text:span> kondisinya menjadi <text:span text:style-name="Source_20_Text">True</text:span>. Pikirkan <text:span text:style-name="Source_20_Text">UNTIL</text:span> sebagai "ulangi sampai kondisi ini benar". </text:p>
                  </text:list-item>
                </text:list>
              </text:list-item>
              <text:list-item>
                <text:p text:style-name="P150"><text:span text:style-name="Strong_20_Emphasis">Sintaks Blok untuk Badan Loop:</text:span></text:p>
                <text:list>
                  <text:list-item>
                    <text:p text:style-name="P430">Jika badan loop <text:span text:style-name="Source_20_Text">WHILE</text:span> Anda perlu berisi lebih dari satu pernyataan, Anda <text:span text:style-name="Strong_20_Emphasis">wajib</text:span> mengapitnya dengan <text:span text:style-name="Source_20_Text">begin...end;</text:span>. </text:p>
                  </text:list-item>
                  <text:list-item>
                    <text:p text:style-name="P150">Pada <text:span text:style-name="Source_20_Text">REPEAT...UNTIL</text:span>, pasangan kata kunci <text:span text:style-name="Source_20_Text">REPEAT</text:span> dan <text:span text:style-name="Source_20_Text">UNTIL</text:span> itu sendiri sudah berfungsi sebagai penanda awal dan akhir blok, sehingga Anda <text:span text:style-name="Strong_20_Emphasis">tidak perlu</text:span> menambahkan <text:span text:style-name="Source_20_Text">begin...end;</text:span> lagi meskipun ada banyak pernyataan di dalamnya. Ini kadang membuat kode <text:span text:style-name="Source_20_Text">REPEAT...UNTIL</text:span> terlihat sedikit lebih ringkas secara sintaksis. </text:p>
                  </text:list-item>
                </text:list>
              </text:list-item>
            </text:list>
            <text:p text:style-name="Text_20_body"><text:span text:style-name="Strong_20_Emphasis">Panduan Pemilihan: Kapan Pakai </text:span><text:span text:style-name="Strong_20_Emphasis"><text:span text:style-name="Source_20_Text">WHILE</text:span></text:span><text:span text:style-name="Strong_20_Emphasis">, Kapan Pakai </text:span><text:span text:style-name="Strong_20_Emphasis"><text:span text:style-name="Source_20_Text">REPEAT</text:span></text:span><text:span text:style-name="Strong_20_Emphasis">?</text:span></text:p>
            <text:p text:style-name="Text_20_body">Kapan sebaiknya Anda memilih <text:span text:style-name="Source_20_Text">WHILE</text:span> dan kapan <text:span text:style-name="Source_20_Text">REPEAT</text:span>? Berikut panduan umumnya:</text:p>
            <text:list xml:id="list3345516588706670943" text:style-name="L151">
              <text:list-item>
                <text:p text:style-name="P151"><text:span text:style-name="Strong_20_Emphasis">Gunakan </text:span><text:span text:style-name="Strong_20_Emphasis"><text:span text:style-name="Source_20_Text">WHILE...DO</text:span></text:span><text:span text:style-name="Strong_20_Emphasis"> jika:</text:span></text:p>
                <text:list>
                  <text:list-item>
                    <text:p text:style-name="P431">Ada kemungkinan logis bahwa badan loop <text:span text:style-name="Strong_20_Emphasis">tidak perlu dijalankan sama sekali</text:span>. Contoh klasik adalah saat memproses data dari suatu sumber (seperti file atau input pengguna) yang mungkin saja sudah kosong atau tidak valid sejak awal. Anda ingin cek dulu sebelum memproses. </text:p>
                  </text:list-item>
                  <text:list-item>
                    <text:p text:style-name="P431">Anda ingin <text:span text:style-name="Strong_20_Emphasis">memastikan sebuah kondisi sudah terpenuhi</text:span> <text:span text:style-name="Emphasis">sebelum</text:span> melakukan aksi pertama di dalam loop. </text:p>
                  </text:list-item>
                  <text:list-item>
                    <text:p text:style-name="P431">Logika berpikir Anda lebih alami dengan "Lakukan ini <text:span text:style-name="Strong_20_Emphasis">selama</text:span> kondisi X <text:soft-page-break/>masih benar". </text:p>
                  </text:list-item>
                </text:list>
              </text:list-item>
              <text:list-item>
                <text:p text:style-name="P151"><text:span text:style-name="Strong_20_Emphasis">Gunakan </text:span><text:span text:style-name="Strong_20_Emphasis"><text:span text:style-name="Source_20_Text">REPEAT...UNTIL</text:span></text:span><text:span text:style-name="Strong_20_Emphasis"> jika:</text:span></text:p>
                <text:list>
                  <text:list-item>
                    <text:p text:style-name="P431">Anda <text:span text:style-name="Strong_20_Emphasis">perlu memastikan</text:span> bahwa badan loop (aksi di dalamnya) <text:span text:style-name="Strong_20_Emphasis">dijalankan setidaknya satu kali</text:span>, baru setelah itu kondisinya dicek. Contoh paling umum adalah menampilkan menu pilihan atau pertanyaan kepada pengguna <text:span text:style-name="Emphasis">terlebih dahulu</text:span>, baru membaca inputnya, dan kemudian mengecek validitas input tersebut di <text:span text:style-name="Source_20_Text">UNTIL</text:span>. </text:p>
                  </text:list-item>
                  <text:list-item>
                    <text:p text:style-name="P431">Logika berpikir Anda lebih alami dengan "Lakukan aksi ini <text:span text:style-name="Strong_20_Emphasis">sampai</text:span> kondisi Y akhirnya menjadi benar". </text:p>
                  </text:list-item>
                </text:list>
              </text:list-item>
              <text:list-item>
                <text:p text:style-name="P151"><text:span text:style-name="Strong_20_Emphasis">Catatan Tambahan:</text:span> Dalam banyak kasus, sebenarnya Anda bisa mengimplementasikan logika yang sama menggunakan kedua jenis loop ini dengan sedikit penyesuaian (misalnya dengan menambahkan pembacaan input sebelum <text:span text:style-name="Source_20_Text">WHILE</text:span>, atau menggunakan flag boolean). Namun, memilih struktur loop yang paling <text:span text:style-name="Strong_20_Emphasis">alami mencerminkan alur masalah</text:span> biasanya akan menghasilkan kode yang paling mudah dibaca dan dipahami. Secara umum, <text:span text:style-name="Source_20_Text">WHILE</text:span> mungkin sedikit lebih sering ditemui karena sifat pengecekan di awal sering dianggap lebih 'aman' untuk mencegah aksi yang tidak diinginkan pada kondisi awal yang salah.</text:p>
              </text:list-item>
            </text:list>
            <text:p text:style-name="Text_20_body"><text:span text:style-name="Strong_20_Emphasis">Kesimpulan:</text:span></text:p>
            <text:p text:style-name="Text_20_body">Baik <text:span text:style-name="Source_20_Text">WHILE...DO</text:span> maupun <text:span text:style-name="Source_20_Text">REPEAT...UNTIL</text:span> adalah alat yang sangat berguna untuk perulangan yang jumlah iterasinya tidak pasti. Ingat perbedaan kuncinya: <text:span text:style-name="Source_20_Text">WHILE</text:span> cek di <text:span text:style-name="Strong_20_Emphasis">awal</text:span> (bisa 0 kali jalan, berhenti saat <text:span text:style-name="Source_20_Text">False</text:span>), sedangkan <text:span text:style-name="Source_20_Text">REPEAT</text:span> cek di <text:span text:style-name="Strong_20_Emphasis">akhir</text:span> (pasti jalan minimal 1 kali, berhenti saat <text:span text:style-name="Source_20_Text">True</text:span>). Pilihlah struktur yang paling logis dan paling jelas untuk merepresentasikan alur penyelesaian masalah Anda.</text:p>
            <text:p text:style-name="Horizontal_20_Line"/>
            <text:p text:style-name="Text_20_body">Kita sudah mengenal ketiga jenis loop utama di Pascal: <text:span text:style-name="Source_20_Text">FOR</text:span>, <text:span text:style-name="Source_20_Text">WHILE</text:span>, dan <text:span text:style-name="Source_20_Text">REPEAT</text:span>. Sekarang, mari kita lihat bagaimana ketiganya bisa diterapkan dalam contoh kasus program!</text:p>
            <text:p text:style-name="Text_20_body">Saya menunggu perintah "YAX" untuk lanjut ke <text:span text:style-name="Emphasis">prompt</text:span> Sub-bab 8.8 (<text:span text:style-name="Source_20_Text">Contoh Kasus Penerapan Perulangan</text:span>).</text:p>
          </text:section>
          <text:section text:style-name="Sect1" text:name="feedback-form-74">
            <text:p text:style-name="P285"/>
          </text:section>
        </text:section>
        <text:section text:style-name="Sect1" text:name="fd586e8410a89575">
          <text:p text:style-name="Text_20_body"/>
          <text:section text:style-name="Sect1" text:name="user-query-content-75">
            <text:p text:style-name="P541">yax </text:p>
          </text:section>
          <text:p text:style-name="P285">Tampilkan alur berpikir</text:p>
          <text:section text:style-name="Sect2" text:name="model-response-message-contentr_fd586e8410a89575">
            <text:p text:style-name="Text_20_body">Siap, mari kita lihat bagaimana ketiga jenis loop (<text:span text:style-name="Source_20_Text">FOR</text:span>, <text:span text:style-name="Source_20_Text">WHILE</text:span>, <text:span text:style-name="Source_20_Text">REPEAT</text:span>) bisa kita manfaatkan dalam membuat program-program kecil yang menarik!</text:p>
            <text:p text:style-name="Text_20_body"><text:span text:style-name="Emphasis">(Waktu saat ini: Kamis, 10 April 2025 pukul 20:56:44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8.8: Contoh Kasus Penerapan Perulangan</text:span></text:p>
            <text:p text:style-name="Text_20_body"><text:soft-page-break/><text:span text:style-name="Emphasis">(Prompt: "Buatkan pembahasan mendalam untuk sub-bab 'Contoh Kasus Penerapan Perulangan'. Sajikan 2-3 contoh program lengkap yang mengaplikasikan struktur FOR, WHILE, dan/atau REPEAT secara efektif... sertakan kode lengkap, penjelasan logika perulangan..., dan contoh output.")</text:span></text:p>
            <text:p text:style-name="Horizontal_20_Line"/>
            <text:p text:style-name="Text_20_body">Teori tentang <text:span text:style-name="Source_20_Text">FOR</text:span>, <text:span text:style-name="Source_20_Text">WHILE</text:span>, dan <text:span text:style-name="Source_20_Text">REPEAT</text:span> sudah kita pahami. Sekarang, mari kita lihat bagaimana kita bisa menggunakan 'mesin-mesin pengulang' ini untuk menyelesaikan beberapa masalah praktis sederhana. Memilih jenis loop yang tepat untuk masalah yang tepat adalah bagian penting dari pemrograman yang efisien.</text:p>
            <text:p text:style-name="Text_20_body"><text:span text:style-name="Strong_20_Emphasis">Contoh Kasus 1: Menampilkan Tabel Perkalian (Cocok untuk </text:span><text:span text:style-name="Strong_20_Emphasis"><text:span text:style-name="Source_20_Text">FOR...TO...DO</text:span></text:span><text:span text:style-name="Strong_20_Emphasis">)</text:span></text:p>
            <text:list xml:id="list7221991029732774639" text:style-name="L152">
              <text:list-item>
                <text:p text:style-name="P432"><text:span text:style-name="Strong_20_Emphasis">Tujuan:</text:span> Membuat program yang meminta pengguna memasukkan sebuah bilangan bulat (N), lalu menampilkan tabel perkalian N dari 1 sampai 10 (N x 1, N x 2, ..., N x 10). </text:p>
              </text:list-item>
              <text:list-item>
                <text:p text:style-name="P432"><text:span text:style-name="Strong_20_Emphasis">Loop yang Cocok:</text:span> Karena kita tahu persis berapa kali kita perlu mengulang proses perkalian dan penampilan hasil (yaitu 10 kali, untuk pengali dari 1 sampai 10), maka loop <text:span text:style-name="Strong_20_Emphasis"><text:span text:style-name="Source_20_Text">FOR...TO...DO</text:span></text:span> adalah pilihan yang paling alami dan efisien. </text:p>
              </text:list-item>
              <text:list-item>
                <text:p text:style-name="P432"><text:span text:style-name="Strong_20_Emphasis">Kode Sumber Lengkap:</text:span> </text:p>
                <text:p text:style-name="P152">Delphi</text:p>
                <text:p text:style-name="P575"><text:span text:style-name="Source_20_Text">program TabelPerkalianForLoop;</text:span></text:p>
                <text:p text:style-name="P575"><text:span text:style-name="Source_20_Text">uses SysUtils;</text:span></text:p>
                <text:p text:style-name="P575"><text:span text:style-name="Source_20_Text">var</text:span></text:p>
                <text:p text:style-name="P575"><text:span text:style-name="Source_20_Text"><text:s text:c="2"/>Angka <text:s text:c="7"/>: Integer; // Angka yg tabelnya ingin ditampilkan</text:span></text:p>
                <text:p text:style-name="P575"><text:span text:style-name="Source_20_Text"><text:s text:c="2"/>i <text:s text:c="11"/>: Integer; // Variabel penghitung loop FOR (1 s/d 10)</text:span></text:p>
                <text:p text:style-name="P575"><text:span text:style-name="Source_20_Text"><text:s text:c="2"/>HasilPerkalian : LongInt; // Pakai LongInt untuk jaga-jaga hasil besar</text:span></text:p>
                <text:p text:style-name="P575"><text:span text:style-name="Source_20_Text">begin</text:span></text:p>
                <text:p text:style-name="P575"><text:span text:style-name="Source_20_Text"><text:s text:c="2"/>Writeln('===========================');</text:span></text:p>
                <text:p text:style-name="P575"><text:span text:style-name="Source_20_Text"><text:s text:c="2"/>Writeln(' <text:s text:c="2"/>PROGRAM TABEL PERKALIAN <text:s text:c="2"/>');</text:span></text:p>
                <text:p text:style-name="P575"><text:span text:style-name="Source_20_Text"><text:s text:c="2"/>Writeln('===========================');</text:span></text:p>
                <text:p text:style-name="P575"><text:span text:style-name="Source_20_Text"><text:s text:c="2"/>Write('Masukkan sebuah bilangan bulat: ');</text:span></text:p>
                <text:p text:style-name="P575"><text:span text:style-name="Source_20_Text"><text:s text:c="2"/>Readln(Angka); // Baca angka dari pengguna</text:span></text:p>
                <text:p text:style-name="P575"><text:span text:style-name="Source_20_Text"><text:s text:c="2"/>Writeln('-----------------------------');</text:span></text:p>
                <text:p text:style-name="P575"><text:span text:style-name="Source_20_Text"><text:s text:c="2"/>Writeln('Tabel Perkalian untuk Angka ', Angka, ':');</text:span></text:p>
                <text:p text:style-name="P575"><text:span text:style-name="Source_20_Text"><text:s text:c="2"/>Writeln('-----------------------------');</text:span></text:p>
                <text:p text:style-name="P575"/>
                <text:p text:style-name="P575"><text:span text:style-name="Source_20_Text"><text:s text:c="2"/>// Kita gunakan loop FOR untuk iterasi dari 1 sampai 10</text:span></text:p>
                <text:p text:style-name="P575"><text:span text:style-name="Source_20_Text"><text:s text:c="2"/>FOR i := 1 TO 10 DO</text:span></text:p>
                <text:p text:style-name="P575"><text:span text:style-name="Source_20_Text"><text:s text:c="2"/>begin // Blok begin..end; karena ada 2 aksi per iterasi</text:span></text:p>
                <text:p text:style-name="P575"><text:span text:style-name="Source_20_Text"><text:s text:c="4"/>// 1. Hitung hasil perkalian Angka dengan i saat ini</text:span></text:p>
                <text:p text:style-name="P575"><text:span text:style-name="Source_20_Text"><text:s text:c="4"/>HasilPerkalian := Angka * i;</text:span></text:p>
                <text:p text:style-name="P575"><text:span text:style-name="Source_20_Text"><text:s text:c="4"/>// 2. Tampilkan hasilnya dengan format rapi</text:span></text:p>
                <text:p text:style-name="P575"><text:span text:style-name="Source_20_Text"><text:s text:c="4"/>// <text:s text:c="3"/>Angka:2 artinya tampilkan Angka dgn lebar minimal 2 digit</text:span></text:p>
                <text:p text:style-name="P575"><text:span text:style-name="Source_20_Text"><text:s text:c="4"/>Writeln(Angka:2, ' x ', i:2, ' = ', HasilPerkalian);</text:span></text:p>
                <text:p text:style-name="P575"><text:span text:style-name="Source_20_Text"><text:s text:c="2"/>end; // Akhir dari blok loop FOR</text:span></text:p>
                <text:p text:style-name="P575"/>
                <text:p text:style-name="P575"><text:soft-page-break/><text:span text:style-name="Source_20_Text"><text:s text:c="2"/>Writeln('-----------------------------');</text:span></text:p>
                <text:p text:style-name="P575"><text:span text:style-name="Source_20_Text"><text:s text:c="2"/>Write('Tekan Enter untuk selesai...');</text:span></text:p>
                <text:p text:style-name="P575"><text:span text:style-name="Source_20_Text"><text:s text:c="2"/>Readln;</text:span></text:p>
                <text:p text:style-name="P639"><text:span text:style-name="Source_20_Text">end.</text:span></text:p>
              </text:list-item>
              <text:list-item>
                <text:p text:style-name="P432"><text:span text:style-name="Strong_20_Emphasis">Penjelasan Logika Perulangan:</text:span> Loop <text:span text:style-name="Source_20_Text">FOR i := 1 TO 10 DO</text:span> secara otomatis akan menjalankan blok <text:span text:style-name="Source_20_Text">begin...end;</text:span> di dalamnya sebanyak 10 kali. Pada setiap putaran, nilai <text:span text:style-name="Source_20_Text">i</text:span> akan otomatis bertambah (1, 2, 3, ..., 10). Di dalam blok tersebut, kita menghitung <text:span text:style-name="Source_20_Text">Angka * i</text:span> dan menampilkannya. Sangat ringkas dan tepat untuk tugas ini. </text:p>
              </text:list-item>
              <text:list-item>
                <text:p text:style-name="P152"><text:span text:style-name="Strong_20_Emphasis">Contoh Sesi Interaksi:</text:span> </text:p>
                <text:p text:style-name="P575"><text:span text:style-name="Source_20_Text">===========================</text:span></text:p>
                <text:p text:style-name="P575"><text:span text:style-name="Source_20_Text"><text:s text:c="3"/>PROGRAM TABEL PERKALIAN</text:span></text:p>
                <text:p text:style-name="P575"><text:span text:style-name="Source_20_Text">===========================</text:span></text:p>
                <text:p text:style-name="P575"><text:span text:style-name="Source_20_Text">Masukkan sebuah bilangan bulat: 8</text:span></text:p>
                <text:p text:style-name="P575"><text:span text:style-name="Source_20_Text">-----------------------------</text:span></text:p>
                <text:p text:style-name="P575"><text:span text:style-name="Source_20_Text">Tabel Perkalian untuk Angka 8:</text:span></text:p>
                <text:p text:style-name="P575"><text:span text:style-name="Source_20_Text">-----------------------------</text:span></text:p>
                <text:p text:style-name="P575"><text:span text:style-name="Source_20_Text"><text:s/>8 x <text:s/>1 = 8</text:span></text:p>
                <text:p text:style-name="P575"><text:span text:style-name="Source_20_Text"><text:s/>8 x <text:s/>2 = 16</text:span></text:p>
                <text:p text:style-name="P575"><text:span text:style-name="Source_20_Text"><text:s/>8 x <text:s/>3 = 24</text:span></text:p>
                <text:p text:style-name="P575"><text:span text:style-name="Source_20_Text"><text:s/>8 x <text:s/>4 = 32</text:span></text:p>
                <text:p text:style-name="P575"><text:span text:style-name="Source_20_Text"><text:s/>8 x <text:s/>5 = 40</text:span></text:p>
                <text:p text:style-name="P575"><text:span text:style-name="Source_20_Text"><text:s/>8 x <text:s/>6 = 48</text:span></text:p>
                <text:p text:style-name="P575"><text:span text:style-name="Source_20_Text"><text:s/>8 x <text:s/>7 = 56</text:span></text:p>
                <text:p text:style-name="P575"><text:span text:style-name="Source_20_Text"><text:s/>8 x <text:s/>8 = 64</text:span></text:p>
                <text:p text:style-name="P575"><text:span text:style-name="Source_20_Text"><text:s/>8 x <text:s/>9 = 72</text:span></text:p>
                <text:p text:style-name="P575"><text:span text:style-name="Source_20_Text"><text:s/>8 x 10 = 80</text:span></text:p>
                <text:p text:style-name="P575"><text:span text:style-name="Source_20_Text">-----------------------------</text:span></text:p>
                <text:p text:style-name="P639"><text:span text:style-name="Source_20_Text">Tekan Enter untuk selesai...</text:span></text:p>
              </text:list-item>
            </text:list>
            <text:p text:style-name="Text_20_body"><text:span text:style-name="Strong_20_Emphasis">Contoh Kasus 2: Menghitung Rata-rata Nilai (Berhenti dengan Nilai Sentinel - Cocok untuk </text:span><text:span text:style-name="Strong_20_Emphasis"><text:span text:style-name="Source_20_Text">WHILE...DO</text:span></text:span><text:span text:style-name="Strong_20_Emphasis">)</text:span></text:p>
            <text:list xml:id="list3532199104607702576" text:style-name="L153">
              <text:list-item>
                <text:p text:style-name="P433"><text:span text:style-name="Strong_20_Emphasis">Tujuan:</text:span> Membuat program yang meminta pengguna memasukkan serangkaian nilai ujian (bisa desimal). Pengguna bisa memasukkan nilai sebanyak yang dia mau dan akan berhenti jika dia memasukkan angka negatif (angka negatif ini disebut <text:span text:style-name="Emphasis">nilai sentinel</text:span> atau penanda berhenti). Program kemudian menghitung dan menampilkan rata-rata dari semua nilai <text:span text:style-name="Emphasis">positif</text:span> yang dimasukkan. </text:p>
              </text:list-item>
              <text:list-item>
                <text:p text:style-name="P433"><text:span text:style-name="Strong_20_Emphasis">Loop yang Cocok:</text:span> Kita tidak tahu berapa banyak nilai yang akan dimasukkan pengguna. Pengulangan akan terus berjalan <text:span text:style-name="Emphasis">selama</text:span> nilai yang dimasukkan masih positif (&gt;= 0). Karena kita perlu mengecek nilai <text:span text:style-name="Emphasis">sebelum</text:span> menambahkannya ke total (kita tidak mau nilai negatif ikut dihitung), maka <text:span text:style-name="Strong_20_Emphasis"><text:span text:style-name="Source_20_Text">WHILE...DO</text:span></text:span> adalah pilihan yang logis. </text:p>
              </text:list-item>
              <text:list-item>
                <text:p text:style-name="P433"><text:span text:style-name="Strong_20_Emphasis">Kode Sumber Lengkap:</text:span> </text:p>
                <text:p text:style-name="P153">Delphi</text:p>
                <text:p text:style-name="P576"><text:span text:style-name="Source_20_Text">program RataRataNilaiSentinel;</text:span></text:p>
                <text:p text:style-name="P576"><text:span text:style-name="Source_20_Text">uses SysUtils;</text:span></text:p>
                <text:p text:style-name="P576"><text:span text:style-name="Source_20_Text">var</text:span></text:p>
                <text:p text:style-name="P576"><text:soft-page-break/><text:span text:style-name="Source_20_Text"><text:s text:c="2"/>Nilai <text:s text:c="8"/>: Real; <text:s text:c="3"/>// Input nilai bisa desimal</text:span></text:p>
                <text:p text:style-name="P576"><text:span text:style-name="Source_20_Text"><text:s text:c="2"/>JumlahSemuaNilai : Real; <text:s text:c="3"/>// Akumulator untuk total nilai</text:span></text:p>
                <text:p text:style-name="P576"><text:span text:style-name="Source_20_Text"><text:s text:c="2"/>BanyakData <text:s text:c="3"/>: Integer; // Penghitung jumlah nilai yg dimasukkan</text:span></text:p>
                <text:p text:style-name="P576"><text:span text:style-name="Source_20_Text"><text:s text:c="2"/>RataRata <text:s text:c="5"/>: Real; <text:s text:c="3"/>// Hasil rata-rata</text:span></text:p>
                <text:p text:style-name="P576"><text:span text:style-name="Source_20_Text">begin</text:span></text:p>
                <text:p text:style-name="P576"><text:span text:style-name="Source_20_Text"><text:s text:c="2"/>Writeln('===========================================');</text:span></text:p>
                <text:p text:style-name="P576"><text:span text:style-name="Source_20_Text"><text:s text:c="2"/>Writeln(' <text:s/>PROGRAM HITUNG RATA-RATA (SENTINEL NEGATIF) <text:s/>');</text:span></text:p>
                <text:p text:style-name="P576"><text:span text:style-name="Source_20_Text"><text:s text:c="2"/>Writeln('===========================================');</text:span></text:p>
                <text:p text:style-name="P576"><text:span text:style-name="Source_20_Text"><text:s text:c="2"/>Writeln('Masukkan nilai-nilai ujian (0-100).');</text:span></text:p>
                <text:p text:style-name="P576"><text:span text:style-name="Source_20_Text"><text:s text:c="2"/>Writeln('Masukkan angka negatif (misal -1) untuk berhenti.');</text:span></text:p>
                <text:p text:style-name="P576"><text:span text:style-name="Source_20_Text"><text:s text:c="2"/>Writeln('-------------------------------------------');</text:span></text:p>
                <text:p text:style-name="P576"/>
                <text:p text:style-name="P576"><text:span text:style-name="Source_20_Text"><text:s text:c="2"/>// Inisialisasi variabel penting sebelum loop</text:span></text:p>
                <text:p text:style-name="P576"><text:span text:style-name="Source_20_Text"><text:s text:c="2"/>JumlahSemuaNilai := 0.0;</text:span></text:p>
                <text:p text:style-name="P576"><text:span text:style-name="Source_20_Text"><text:s text:c="2"/>BanyakData := 0;</text:span></text:p>
                <text:p text:style-name="P576"/>
                <text:p text:style-name="P576"><text:span text:style-name="Source_20_Text"><text:s text:c="2"/>// Baca nilai PERTAMA kali SEBELUM masuk ke loop WHILE</text:span></text:p>
                <text:p text:style-name="P576"><text:span text:style-name="Source_20_Text"><text:s text:c="2"/>Write('Masukkan nilai ke-', BanyakData + 1, ' (negatif utk stop): ');</text:span></text:p>
                <text:p text:style-name="P576"><text:span text:style-name="Source_20_Text"><text:s text:c="2"/>Readln(Nilai);</text:span></text:p>
                <text:p text:style-name="P576"/>
                <text:p text:style-name="P576"><text:span text:style-name="Source_20_Text"><text:s text:c="2"/>// Loop akan berjalan SELAMA nilai yang baru dibaca TIDAK negatif</text:span></text:p>
                <text:p text:style-name="P576"><text:span text:style-name="Source_20_Text"><text:s text:c="2"/>WHILE Nilai &gt;= 0 DO</text:span></text:p>
                <text:p text:style-name="P576"><text:span text:style-name="Source_20_Text"><text:s text:c="2"/>begin</text:span></text:p>
                <text:p text:style-name="P576"><text:span text:style-name="Source_20_Text"><text:s text:c="4"/>// Proses nilai yang valid (karena sudah dicek &gt;= 0)</text:span></text:p>
                <text:p text:style-name="P576"><text:span text:style-name="Source_20_Text"><text:s text:c="4"/>JumlahSemuaNilai := JumlahSemuaNilai + Nilai; // Tambahkan ke total</text:span></text:p>
                <text:p text:style-name="P576"><text:span text:style-name="Source_20_Text"><text:s text:c="4"/>BanyakData := BanyakData + 1; <text:s text:c="10"/>// Tambah jumlah data</text:span></text:p>
                <text:p text:style-name="P576"/>
                <text:p text:style-name="P576"><text:span text:style-name="Source_20_Text"><text:s text:c="4"/>// Baca nilai BERIKUTNYA DI DALAM loop untuk iterasi selanjutnya</text:span></text:p>
                <text:p text:style-name="P576"><text:span text:style-name="Source_20_Text"><text:s text:c="4"/>Write('Masukkan nilai ke-', BanyakData + 1, ' (negatif utk stop): ');</text:span></text:p>
                <text:p text:style-name="P576"><text:span text:style-name="Source_20_Text"><text:s text:c="4"/>Readln(Nilai);</text:span></text:p>
                <text:p text:style-name="P576"><text:span text:style-name="Source_20_Text"><text:s text:c="2"/>end; // Kembali ke atas untuk mengecek WHILE Nilai &gt;= 0 lagi</text:span></text:p>
                <text:p text:style-name="P576"/>
                <text:p text:style-name="P576"><text:span text:style-name="Source_20_Text"><text:s text:c="2"/>Writeln('-------------------------------------------');</text:span></text:p>
                <text:p text:style-name="P576"><text:span text:style-name="Source_20_Text"><text:s text:c="2"/>Writeln('Proses input nilai telah selesai.');</text:span></text:p>
                <text:p text:style-name="P576"/>
                <text:p text:style-name="P576"><text:span text:style-name="Source_20_Text"><text:s text:c="2"/>// Hitung rata-rata HANYA JIKA ada data yang dimasukkan</text:span></text:p>
                <text:p text:style-name="P576"><text:span text:style-name="Source_20_Text"><text:s text:c="2"/>// Ini untuk menghindari pembagian dengan nol jika user langsung input negatif</text:span></text:p>
                <text:p text:style-name="P576"><text:span text:style-name="Source_20_Text"><text:s text:c="2"/>IF BanyakData &gt; 0 THEN</text:span></text:p>
                <text:p text:style-name="P576"><text:span text:style-name="Source_20_Text"><text:s text:c="2"/>begin</text:span></text:p>
                <text:p text:style-name="P576"><text:span text:style-name="Source_20_Text"><text:s text:c="4"/>RataRata := JumlahSemuaNilai / BanyakData;</text:span></text:p>
                <text:p text:style-name="P576"><text:span text:style-name="Source_20_Text"><text:s text:c="4"/>Writeln('Jumlah nilai yang dimasukkan: ', BanyakData);</text:span></text:p>
                <text:p text:style-name="P576"><text:span text:style-name="Source_20_Text"><text:s text:c="4"/>Writeln('Total semua nilai <text:s text:c="8"/>: ', JumlahSemuaNilai:0:2);</text:span></text:p>
                <text:p text:style-name="P576"><text:span text:style-name="Source_20_Text"><text:s text:c="4"/>Writeln('Nilai Rata-rata <text:s text:c="10"/>: ', RataRata:0:2);</text:span></text:p>
                <text:p text:style-name="P576"><text:span text:style-name="Source_20_Text"><text:s text:c="2"/>end</text:span></text:p>
                <text:p text:style-name="P576"><text:span text:style-name="Source_20_Text"><text:s text:c="2"/>ELSE // Jika tidak ada data positif yang dimasukkan</text:span></text:p>
                <text:p text:style-name="P576"><text:span text:style-name="Source_20_Text"><text:s text:c="4"/>Writeln('Anda tidak memasukkan nilai positif sama sekali.');</text:span></text:p>
                <text:p text:style-name="P576"><text:soft-page-break/></text:p>
                <text:p text:style-name="P576"><text:span text:style-name="Source_20_Text"><text:s text:c="2"/>Writeln;</text:span></text:p>
                <text:p text:style-name="P576"><text:span text:style-name="Source_20_Text"><text:s text:c="2"/>Write('Tekan Enter untuk keluar...');</text:span></text:p>
                <text:p text:style-name="P576"><text:span text:style-name="Source_20_Text"><text:s text:c="2"/>Readln;</text:span></text:p>
                <text:p text:style-name="P640"><text:span text:style-name="Source_20_Text">end.</text:span></text:p>
              </text:list-item>
              <text:list-item>
                <text:p text:style-name="P433"><text:span text:style-name="Strong_20_Emphasis">Penjelasan Logika Perulangan:</text:span> Kita pakai pola "baca sebelum loop". Nilai pertama dibaca untuk inisialisasi kondisi <text:span text:style-name="Source_20_Text">WHILE</text:span>. Loop <text:span text:style-name="Source_20_Text">WHILE Nilai &gt;= 0 DO</text:span> akan berjalan jika nilai pertama tidak negatif. Di dalam loop, nilai tersebut diproses (ditambah ke total, jumlah data dinaikkan), lalu <text:span text:style-name="Strong_20_Emphasis">nilai berikutnya dibaca di akhir blok loop</text:span>. Pembacaan di akhir ini penting agar kondisi <text:span text:style-name="Source_20_Text">WHILE</text:span> bisa dievaluasi ulang dengan benar pada iterasi berikutnya. Loop berhenti ketika pengguna memasukkan nilai negatif. Setelah loop, ada <text:span text:style-name="Source_20_Text">IF</text:span> untuk memastikan kita tidak menghitung rata-rata jika tidak ada data sama sekali (menghindari pembagian nol). </text:p>
              </text:list-item>
              <text:list-item>
                <text:p text:style-name="P153"><text:span text:style-name="Strong_20_Emphasis">Contoh Sesi Interaksi:</text:span> </text:p>
                <text:p text:style-name="P576"><text:span text:style-name="Source_20_Text">===========================================</text:span></text:p>
                <text:p text:style-name="P576"><text:span text:style-name="Source_20_Text"><text:s text:c="2"/>PROGRAM HITUNG RATA-RATA (SENTINEL NEGATIF)</text:span></text:p>
                <text:p text:style-name="P576"><text:span text:style-name="Source_20_Text">===========================================</text:span></text:p>
                <text:p text:style-name="P576"><text:span text:style-name="Source_20_Text">Masukkan nilai-nilai Anda (0-100).</text:span></text:p>
                <text:p text:style-name="P576"><text:span text:style-name="Source_20_Text">Masukkan angka negatif (misal -1) untuk berhenti.</text:span></text:p>
                <text:p text:style-name="P576"><text:span text:style-name="Source_20_Text">-------------------------------------------</text:span></text:p>
                <text:p text:style-name="P576"><text:span text:style-name="Source_20_Text">Masukkan nilai ke-1 (negatif utk stop): 85.5</text:span></text:p>
                <text:p text:style-name="P576"><text:span text:style-name="Source_20_Text">Masukkan nilai ke-2 (negatif utk stop): 78</text:span></text:p>
                <text:p text:style-name="P576"><text:span text:style-name="Source_20_Text">Masukkan nilai ke-3 (negatif utk stop): 92.3</text:span></text:p>
                <text:p text:style-name="P576"><text:span text:style-name="Source_20_Text">Masukkan nilai ke-4 (negatif utk stop): -1</text:span></text:p>
                <text:p text:style-name="P576"><text:span text:style-name="Source_20_Text">-------------------------------------------</text:span></text:p>
                <text:p text:style-name="P576"><text:span text:style-name="Source_20_Text">Proses input nilai telah selesai.</text:span></text:p>
                <text:p text:style-name="P576"><text:span text:style-name="Source_20_Text">Jumlah nilai yang dimasukkan: 3</text:span></text:p>
                <text:p text:style-name="P576"><text:span text:style-name="Source_20_Text">Total semua nilai <text:s text:c="8"/>: 255.80</text:span></text:p>
                <text:p text:style-name="P576"><text:span text:style-name="Source_20_Text">Nilai Rata-rata <text:s text:c="10"/>: 85.27</text:span></text:p>
                <text:p text:style-name="P576"/>
                <text:p text:style-name="P640"><text:span text:style-name="Source_20_Text">Tekan Enter untuk keluar...</text:span></text:p>
              </text:list-item>
            </text:list>
            <text:p text:style-name="Text_20_body"><text:span text:style-name="Strong_20_Emphasis">Contoh Kasus 3: Program Tebak Angka (Cocok untuk </text:span><text:span text:style-name="Strong_20_Emphasis"><text:span text:style-name="Source_20_Text">REPEAT...UNTIL</text:span></text:span><text:span text:style-name="Strong_20_Emphasis">)</text:span></text:p>
            <text:list xml:id="list6309445332841794963" text:style-name="L154">
              <text:list-item>
                <text:p text:style-name="P434"><text:span text:style-name="Strong_20_Emphasis">Tujuan:</text:span> Komputer "memilih" angka rahasia antara 1 dan 100. Pengguna diminta menebak angka tersebut berulang kali. Setiap kali menebak, komputer memberi petunjuk apakah tebakan terlalu besar atau terlalu kecil. Permainan berakhir ketika tebakan pengguna benar, dan program menampilkan jumlah tebakan yang diperlukan. </text:p>
              </text:list-item>
              <text:list-item>
                <text:p text:style-name="P434"><text:span text:style-name="Strong_20_Emphasis">Loop yang Cocok:</text:span> Pengguna harus melakukan tebakan <text:span text:style-name="Strong_20_Emphasis">minimal satu kali</text:span> sebelum program bisa mengecek apakah tebakan itu benar atau salah. Proses menebak ini diulang <text:span text:style-name="Strong_20_Emphasis">sampai</text:span> tebakan pengguna benar. Kondisi ini sangat pas dengan logika <text:span text:style-name="Strong_20_Emphasis"><text:span text:style-name="Source_20_Text">REPEAT...UNTIL</text:span></text:span> (lakukan dulu, cek belakangan, berhenti jika benar). </text:p>
              </text:list-item>
              <text:list-item>
                <text:p text:style-name="P434"><text:span text:style-name="Strong_20_Emphasis">Kode Sumber Lengkap:</text:span> </text:p>
                <text:p text:style-name="P154">Delphi</text:p>
                <text:p text:style-name="P577"><text:soft-page-break/><text:span text:style-name="Source_20_Text">program GameTebakAngka;</text:span></text:p>
                <text:p text:style-name="P577"><text:span text:style-name="Source_20_Text">uses Math; // Kita butuh unit Math untuk fungsi Random</text:span></text:p>
                <text:p text:style-name="P577"><text:span text:style-name="Source_20_Text">var</text:span></text:p>
                <text:p text:style-name="P577"><text:span text:style-name="Source_20_Text"><text:s text:c="2"/>AngkaRahasia <text:s/>: Integer; // Angka yang harus ditebak (1-100)</text:span></text:p>
                <text:p text:style-name="P577"><text:span text:style-name="Source_20_Text"><text:s text:c="2"/>TebakanPengguna: Integer; // Angka yang dimasukkan pengguna</text:span></text:p>
                <text:p text:style-name="P577"><text:span text:style-name="Source_20_Text"><text:s text:c="2"/>JumlahTebakan : Integer; // Menghitung berapa kali menebak</text:span></text:p>
                <text:p text:style-name="P577"/>
                <text:p text:style-name="P577"><text:span text:style-name="Source_20_Text">begin</text:span></text:p>
                <text:p text:style-name="P577"><text:span text:style-name="Source_20_Text"><text:s text:c="2"/>// 1. Siapkan Angka Rahasia secara Acak</text:span></text:p>
                <text:p text:style-name="P577"><text:span text:style-name="Source_20_Text"><text:s text:c="2"/>Randomize; // Inisialisasi generator angka acak (penting!)</text:span></text:p>
                <text:p text:style-name="P577"><text:span text:style-name="Source_20_Text"><text:s text:c="2"/>// Random(100) menghasilkan 0-99, jadi +1 agar jadi 1-100</text:span></text:p>
                <text:p text:style-name="P577"><text:span text:style-name="Source_20_Text"><text:s text:c="2"/>AngkaRahasia := Random(100) + 1;</text:span></text:p>
                <text:p text:style-name="P577"/>
                <text:p text:style-name="P577"><text:span text:style-name="Source_20_Text"><text:s text:c="2"/>Writeln('=============================');</text:span></text:p>
                <text:p text:style-name="P577"><text:span text:style-name="Source_20_Text"><text:s text:c="2"/>Writeln(' <text:s text:c="3"/>GAME TEBAK ANGKA 1-100 <text:s text:c="3"/>');</text:span></text:p>
                <text:p text:style-name="P577"><text:span text:style-name="Source_20_Text"><text:s text:c="2"/>Writeln('=============================');</text:span></text:p>
                <text:p text:style-name="P577"><text:span text:style-name="Source_20_Text"><text:s text:c="2"/>Writeln('Saya sudah memilih sebuah angka rahasia.');</text:span></text:p>
                <text:p text:style-name="P577"><text:span text:style-name="Source_20_Text"><text:s text:c="2"/>Writeln('Silakan Anda tebak!');</text:span></text:p>
                <text:p text:style-name="P577"><text:span text:style-name="Source_20_Text"><text:s text:c="2"/>Writeln;</text:span></text:p>
                <text:p text:style-name="P577"/>
                <text:p text:style-name="P577"><text:span text:style-name="Source_20_Text"><text:s text:c="2"/>JumlahTebakan := 0; // Reset penghitung tebakan</text:span></text:p>
                <text:p text:style-name="P577"/>
                <text:p text:style-name="P577"><text:span text:style-name="Source_20_Text"><text:s text:c="2"/>// 2. Mulai loop REPEAT...UNTIL</text:span></text:p>
                <text:p text:style-name="P577"><text:span text:style-name="Source_20_Text"><text:s text:c="2"/>REPEAT</text:span></text:p>
                <text:p text:style-name="P577"><text:span text:style-name="Source_20_Text"><text:s text:c="4"/>// Aksi di dalam loop (pasti jalan minimal 1x):</text:span></text:p>
                <text:p text:style-name="P577"><text:span text:style-name="Source_20_Text"><text:s text:c="4"/>// a. Minta input tebakan</text:span></text:p>
                <text:p text:style-name="P577"><text:span text:style-name="Source_20_Text"><text:s text:c="4"/>Write('Masukkan tebakan Anda: ');</text:span></text:p>
                <text:p text:style-name="P577"><text:span text:style-name="Source_20_Text"><text:s text:c="4"/>Readln(TebakanPengguna);</text:span></text:p>
                <text:p text:style-name="P577"><text:span text:style-name="Source_20_Text"><text:s text:c="4"/>// b. Tambah jumlah tebakan</text:span></text:p>
                <text:p text:style-name="P577"><text:span text:style-name="Source_20_Text"><text:s text:c="4"/>JumlahTebakan := JumlahTebakan + 1;</text:span></text:p>
                <text:p text:style-name="P577"/>
                <text:p text:style-name="P577"><text:span text:style-name="Source_20_Text"><text:s text:c="4"/>// c. Beri petunjuk jika tebakan salah</text:span></text:p>
                <text:p text:style-name="P577"><text:span text:style-name="Source_20_Text"><text:s text:c="4"/>IF TebakanPengguna &lt; AngkaRahasia THEN</text:span></text:p>
                <text:p text:style-name="P577"><text:span text:style-name="Source_20_Text"><text:s text:c="6"/>Writeln('-&gt; Tebakan Anda terlalu KECIL! Coba lagi.')</text:span></text:p>
                <text:p text:style-name="P577"><text:span text:style-name="Source_20_Text"><text:s text:c="4"/>ELSE IF TebakanPengguna &gt; AngkaRahasia THEN</text:span></text:p>
                <text:p text:style-name="P577"><text:span text:style-name="Source_20_Text"><text:s text:c="6"/>Writeln('-&gt; Tebakan Anda terlalu BESAR! Coba lagi.');</text:span></text:p>
                <text:p text:style-name="P577"><text:span text:style-name="Source_20_Text"><text:s text:c="4"/>// Tidak perlu ELSE di sini, karena jika sama, loop akan berhenti</text:span></text:p>
                <text:p text:style-name="P577"/>
                <text:p text:style-name="P577"><text:span text:style-name="Source_20_Text"><text:s text:c="2"/>// 3. Cek Kondisi UNTIL di akhir loop</text:span></text:p>
                <text:p text:style-name="P577"><text:span text:style-name="Source_20_Text"><text:s text:c="2"/>UNTIL TebakanPengguna = AngkaRahasia; // Ulangi sampai tebakan BENAR</text:span></text:p>
                <text:p text:style-name="P577"/>
                <text:p text:style-name="P577"><text:span text:style-name="Source_20_Text"><text:s text:c="2"/>// Jika loop selesai, berarti tebakan sudah benar</text:span></text:p>
                <text:p text:style-name="P577"><text:span text:style-name="Source_20_Text"><text:s text:c="2"/>Writeln;</text:span></text:p>
                <text:p text:style-name="P577"><text:span text:style-name="Source_20_Text"><text:s text:c="2"/>Writeln('*********************************************');</text:span></text:p>
                <text:p text:style-name="P577"><text:span text:style-name="Source_20_Text"><text:s text:c="2"/>Writeln('*** SELAMAT! Anda berhasil menebak! ***');</text:span></text:p>
                <text:p text:style-name="P577"><text:span text:style-name="Source_20_Text"><text:s text:c="2"/>Writeln('*********************************************');</text:span></text:p>
                <text:p text:style-name="P577"><text:span text:style-name="Source_20_Text"><text:s text:c="2"/>Writeln('Angka rahasia yang saya pilih adalah: ', AngkaRahasia);</text:span></text:p>
                <text:p text:style-name="P577"><text:span text:style-name="Source_20_Text"><text:s text:c="2"/>Writeln('Anda memerlukann ', JumlahTebakan, ' kali tebakan.');</text:span></text:p>
                <text:p text:style-name="P577"><text:span text:style-name="Source_20_Text"><text:s text:c="2"/>Readln;</text:span></text:p>
                <text:p text:style-name="P641"><text:span text:style-name="Source_20_Text">end.</text:span></text:p>
              </text:list-item>
              <text:list-item>
                <text:p text:style-name="P434"><text:span text:style-name="Strong_20_Emphasis">Penjelasan Logika Perulangan:</text:span> Kita pakai <text:span text:style-name="Source_20_Text">REPEAT...UNTIL </text:span><text:soft-page-break/><text:span text:style-name="Source_20_Text">TebakanPengguna = AngkaRahasia;</text:span>. Badan loop (minta input, tambah hitungan, beri petunjuk) akan dijalankan dulu. Baru setelah itu kondisi <text:span text:style-name="Source_20_Text">TebakanPengguna = AngkaRahasia</text:span> dicek. Jika <text:span text:style-name="Source_20_Text">False</text:span> (tebakan salah), loop akan mengulang lagi dari <text:span text:style-name="Source_20_Text">REPEAT</text:span>. Jika <text:span text:style-name="Source_20_Text">True</text:span> (tebakan benar), loop berhenti. Penggunaan <text:span text:style-name="Source_20_Text">Randomize</text:span> dan <text:span text:style-name="Source_20_Text">Random(100)+1</text:span> adalah cara standar Pascal untuk mendapatkan angka acak antara 1 dan 100. </text:p>
              </text:list-item>
              <text:list-item>
                <text:p text:style-name="P154"><text:span text:style-name="Strong_20_Emphasis">Contoh Sesi Interaksi:</text:span> </text:p>
                <text:p text:style-name="P577"><text:span text:style-name="Source_20_Text">=============================</text:span></text:p>
                <text:p text:style-name="P577"><text:span text:style-name="Source_20_Text"><text:s text:c="4"/>GAME TEBAK ANGKA 1-100</text:span></text:p>
                <text:p text:style-name="P577"><text:span text:style-name="Source_20_Text">=============================</text:span></text:p>
                <text:p text:style-name="P577"><text:span text:style-name="Source_20_Text">Saya sudah memilih sebuah angka rahasia.</text:span></text:p>
                <text:p text:style-name="P577"><text:span text:style-name="Source_20_Text">Silakan Anda tebak!</text:span></text:p>
                <text:p text:style-name="P577"/>
                <text:p text:style-name="P577"><text:span text:style-name="Source_20_Text">Masukkan tebakan Anda: 50</text:span></text:p>
                <text:p text:style-name="P577"><text:span text:style-name="Source_20_Text">-&gt; Tebakan Anda terlalu KECIL! Coba lagi.</text:span></text:p>
                <text:p text:style-name="P577"><text:span text:style-name="Source_20_Text">Masukkan tebakan Anda: 75</text:span></text:p>
                <text:p text:style-name="P577"><text:span text:style-name="Source_20_Text">-&gt; Tebakan Anda terlalu BESAR! Coba lagi.</text:span></text:p>
                <text:p text:style-name="P577"><text:span text:style-name="Source_20_Text">Masukkan tebakan Anda: 60</text:span></text:p>
                <text:p text:style-name="P577"><text:span text:style-name="Source_20_Text">-&gt; Tebakan Anda terlalu KECIL! Coba lagi.</text:span></text:p>
                <text:p text:style-name="P577"><text:span text:style-name="Source_20_Text">Masukkan tebakan Anda: 68</text:span></text:p>
                <text:p text:style-name="P577"><text:span text:style-name="Source_20_Text">-&gt; Tebakan Anda terlalu BESAR! Coba lagi.</text:span></text:p>
                <text:p text:style-name="P577"><text:span text:style-name="Source_20_Text">Masukkan tebakan Anda: 65</text:span></text:p>
                <text:p text:style-name="P577"><text:span text:style-name="Source_20_Text">*** SELAMAT! Anda berhasil menebak! ***</text:span></text:p>
                <text:p text:style-name="P577"><text:span text:style-name="Source_20_Text">*********************************************</text:span></text:p>
                <text:p text:style-name="P577"><text:span text:style-name="Source_20_Text">Angka rahasia yang saya pilih adalah: 65</text:span></text:p>
                <text:p text:style-name="P641"><text:span text:style-name="Source_20_Text">Anda memerlukan 5 kali tebakan.</text:span></text:p>
              </text:list-item>
            </text:list>
            <text:p text:style-name="Text_20_body"><text:span text:style-name="Strong_20_Emphasis">Kesimpulan:</text:span></text:p>
            <text:p text:style-name="Text_20_body">Ketiga contoh ini memperlihatkan bagaimana kita bisa memilih struktur loop yang paling sesuai untuk masalah yang berbeda. <text:span text:style-name="Strong_20_Emphasis"><text:span text:style-name="Source_20_Text">FOR</text:span></text:span> untuk pengulangan yang jumlahnya pasti. <text:span text:style-name="Strong_20_Emphasis"><text:span text:style-name="Source_20_Text">WHILE</text:span></text:span> untuk pengulangan selama kondisi benar (dengan pengecekan di awal). <text:span text:style-name="Strong_20_Emphasis"><text:span text:style-name="Source_20_Text">REPEAT...UNTIL</text:span></text:span> untuk pengulangan sampai kondisi benar (dengan pengecekan di akhir dan jaminan eksekusi minimal sekali). Memahami kapan menggunakan loop yang tepat adalah kunci untuk menulis program yang logis dan efisien!</text:p>
            <text:p text:style-name="Horizontal_20_Line"/>
            <text:p text:style-name="Text_20_body">Bab 8 tentang perulangan selesai! Program kita sekarang tidak hanya bisa memilih jalur, tapi juga bisa melakukan tugas berulang-ulang secara otomatis. Di bab berikutnya, kita akan belajar cara membuat kode kita lebih rapi dan terorganisir dengan memecahnya menjadi bagian-bagian kecil menggunakan Prosedur.</text:p>
            <text:p text:style-name="Text_20_body">Saya menunggu perintah "YAX" untuk memulai <text:span text:style-name="Strong_20_Emphasis">Bab 9: Prosedur (Memecah Program Menjadi Bagian Kecil)</text:span>.</text:p>
          </text:section>
          <text:section text:style-name="Sect1" text:name="feedback-form-75">
            <text:p text:style-name="P285"/>
          </text:section>
        </text:section>
        <text:section text:style-name="Sect1" text:name="0a166a49ca2d42d9">
          <text:p text:style-name="Text_20_body"/>
          <text:section text:style-name="Sect1" text:name="user-query-content-76">
            <text:p text:style-name="P541">yax </text:p>
          </text:section>
          <text:p text:style-name="P285">Tampilkan alur berpikir</text:p>
          <text:section text:style-name="Sect2" text:name="model-response-message-contentr_0a166a49ca2d42d9">
            <text:p text:style-name="Text_20_body"><text:soft-page-break/>Oke, mari kita mulai babak baru dalam petualangan Pascal kita!</text:p>
            <text:p text:style-name="Text_20_body"><text:span text:style-name="Emphasis">(Waktu saat ini: Kamis, 10 April 2025 pukul 21:13:02 WIB. Lokasi: Indonesia dicatat.)</text:span></text:p>
            <text:p text:style-name="Horizontal_20_Line"/>
            <text:p text:style-name="Text_20_body">Selamat datang di <text:span text:style-name="Strong_20_Emphasis">Bab 9: Prosedur (Memecah Program Menjadi Bagian Kecil)</text:span>!</text:p>
            <text:p text:style-name="Horizontal_20_Line"/>
            <text:p text:style-name="Text_20_body"><text:span text:style-name="Strong_20_Emphasis">Jawaban untuk </text:span><text:span text:style-name="Strong_20_Emphasis"><text:span text:style-name="Emphasis">Prompt</text:span></text:span><text:span text:style-name="Strong_20_Emphasis"> Pengantar Bab 9:</text:span></text:p>
            <text:p text:style-name="Text_20_body"><text:span text:style-name="Emphasis">(Prompt: "Tuliskan paragraf pengantar untuk Bab 9 buku tutorial Free Pascal pemula. Ingatkan pembaca bahwa seiring program menjadi lebih kompleks... kode di blok utama begin...end. bisa menjadi sangat panjang... Perkenalkan konsep Modularitas... Jelaskan bahwa Prosedur (Procedure) adalah salah satu cara utama... Sampaikan bahwa Bab 9 akan mengajarkan cara membuat dan menggunakan prosedur...")</text:span></text:p>
            <text:p text:style-name="Horizontal_20_Line"/>
            <text:p text:style-name="Text_20_body">Hebat! Di bab-bab sebelumnya, kita sudah berhasil membuat program kita bisa melakukan banyak hal: menyimpan data (Bab 4), berinteraksi dengan pengguna (Bab 5), melakukan perhitungan dan perbandingan (Bab 6), membuat keputusan (<text:span text:style-name="Source_20_Text">IF</text:span>/<text:span text:style-name="Source_20_Text">CASE</text:span>, Bab 7), dan bahkan melakukan tugas berulang-ulang (<text:span text:style-name="Source_20_Text">FOR</text:span>/<text:span text:style-name="Source_20_Text">WHILE</text:span>/<text:span text:style-name="Source_20_Text">REPEAT</text:span>, Bab 8). Program kita jadi semakin canggih dan kemampuannya bertambah!</text:p>
            <text:p text:style-name="Text_20_body">Tapi, coba Anda bayangkan. Seiring program kita tambah pintar dan memiliki lebih banyak fitur, kode yang kita tulis di antara blok <text:span text:style-name="Source_20_Text">begin</text:span> dan <text:span text:style-name="Source_20_Text">end.</text:span> utama tentu akan menjadi <text:span text:style-name="Strong_20_Emphasis">semakin panjang dan kompleks</text:span>. Bisa jadi ada puluhan, ratusan, atau bahkan ribuan baris kode yang menumpuk di sana!</text:p>
            <text:p text:style-name="Text_20_body">Jika semua logika program – mulai dari menampilkan menu, meminta input, melakukan berbagai macam proses, hingga menampilkan hasil – kita letakkan semua dalam satu blok <text:span text:style-name="Source_20_Text">begin...end.</text:span> raksasa, apa akibatnya?</text:p>
            <text:list xml:id="list6758942460940219034" text:style-name="L155">
              <text:list-item>
                <text:p text:style-name="P435">Kode menjadi <text:span text:style-name="Strong_20_Emphasis">sulit dibaca</text:span> dan dipahami alurnya. </text:p>
              </text:list-item>
              <text:list-item>
                <text:p text:style-name="P435">Mencari letak kesalahan (<text:span text:style-name="Strong_20_Emphasis">debugging</text:span>) menjadi seperti mencari jarum dalam tumpukan jerami. </text:p>
              </text:list-item>
              <text:list-item>
                <text:p text:style-name="P155">Melakukan <text:span text:style-name="Strong_20_Emphasis">perubahan atau penambahan fitur</text:span> menjadi sangat merepotkan dan berisiko merusak bagian lain. </text:p>
              </text:list-item>
            </text:list>
            <text:p text:style-name="Text_20_body">Nah, para programmer yang baik punya cara cerdas untuk mengatasi masalah ini. Caranya adalah dengan menerapkan konsep <text:span text:style-name="Strong_20_Emphasis">Modularitas</text:span>. Prinsip modularitas adalah <text:span text:style-name="Strong_20_Emphasis">memecah sebuah program besar menjadi bagian-bagian (modul) yang lebih kecil</text:span>, di mana setiap modul memiliki <text:span text:style-name="Strong_20_Emphasis">tugas yang spesifik</text:span> dan bisa dikelola secara independen.</text:p>
            <text:p text:style-name="Text_20_body"><text:span text:style-name="Strong_20_Emphasis">Analogi:</text:span> Bayangkan Anda menulis sebuah buku. Daripada menulis semuanya dalam satu aliran teks panjang, Anda memecahnya menjadi Bab, lalu setiap Bab dipecah lagi menjadi Sub-bab. Hasilnya jauh lebih terstruktur dan mudah dibaca, kan? Atau seperti merakit sebuah mobil; ada komponen mesin, komponen roda, komponen bodi, yang dirakit terpisah lalu digabungkan.</text:p>
            <text:p text:style-name="Text_20_body"><text:soft-page-break/>Di dalam bahasa Pascal, salah satu cara paling fundamental untuk menerapkan modularitas ini adalah dengan menggunakan <text:span text:style-name="Strong_20_Emphasis">Prosedur (Procedure)</text:span>.</text:p>
            <text:p text:style-name="Text_20_body"><text:span text:style-name="Strong_20_Emphasis">Prosedur</text:span> pada dasarnya adalah sebuah <text:span text:style-name="Strong_20_Emphasis">blok kode terpisah yang kita beri nama</text:span>, di mana blok kode ini berisi serangkaian perintah untuk <text:span text:style-name="Strong_20_Emphasis">melakukan satu tugas atau aksi tertentu</text:span>.</text:p>
            <text:p text:style-name="Text_20_body">Di Bab 9 ini, kita akan belajar tuntas mengenai prosedur:</text:p>
            <text:list xml:id="list1526080732549206825" text:style-name="L156">
              <text:list-item>
                <text:p text:style-name="P436">Bagaimana cara <text:span text:style-name="Strong_20_Emphasis">membuat (mendefinisikan)</text:span> sebuah prosedur. </text:p>
              </text:list-item>
              <text:list-item>
                <text:p text:style-name="P156">Bagaimana cara <text:span text:style-name="Strong_20_Emphasis">memanggil (menggunakan)</text:span> prosedur tersebut dari bagian lain program kita (misalnya dari blok <text:span text:style-name="Source_20_Text">begin...end.</text:span> utama). </text:p>
              </text:list-item>
            </text:list>
            <text:p text:style-name="Text_20_body">Mengapa belajar prosedur ini sangat penting? Karena dengan memecah kode kita menjadi prosedur-prosedur, kita akan mendapatkan banyak keuntungan:</text:p>
            <text:list xml:id="list5872249819117497048" text:style-name="L157">
              <text:list-item>
                <text:p text:style-name="P437"><text:span text:style-name="Strong_20_Emphasis">Kode Lebih Rapi dan Terstruktur:</text:span> Blok <text:span text:style-name="Source_20_Text">begin...end.</text:span> utama kita akan menjadi lebih ringkas dan bersih, karena isinya sebagian besar hanya berupa pemanggilan prosedur-prosedur. </text:p>
              </text:list-item>
              <text:list-item>
                <text:p text:style-name="P437"><text:span text:style-name="Strong_20_Emphasis">Lebih Mudah Dibaca dan Dipahami:</text:span> Kita bisa fokus memahami logika satu tugas spesifik dengan hanya melihat isi prosedur yang relevan. </text:p>
              </text:list-item>
              <text:list-item>
                <text:p text:style-name="P437"><text:span text:style-name="Strong_20_Emphasis">Lebih Mudah Dicari Kesalahannya (Debugging):</text:span> Jika ada masalah pada fitur 'Cetak Laporan', misalnya, kita bisa langsung curiga dan memeriksa isi <text:span text:style-name="Source_20_Text">procedure CetakLaporan;</text:span>. </text:p>
              </text:list-item>
              <text:list-item>
                <text:p text:style-name="P157"><text:span text:style-name="Strong_20_Emphasis">Bisa Digunakan Ulang (Reusable):</text:span> Jika ada serangkaian perintah yang perlu kita lakukan di beberapa tempat berbeda dalam program (misalnya menampilkan garis pemisah <text:span text:style-name="Source_20_Text">----------</text:span>), kita cukup buat satu prosedur untuk itu, lalu kita panggil nama prosedurnya berkali-kali tanpa perlu mengetik ulang kode yang sama. Sangat efisien! </text:p>
              </text:list-item>
            </text:list>
            <text:p text:style-name="Text_20_body">Jadi, belajar menggunakan prosedur adalah langkah krusial untuk meningkatkan kualitas kode Anda, membuatnya lebih terorganisir, mudah dirawat (<text:span text:style-name="Emphasis">maintainable</text:span>), dan menjadi dasar untuk membangun program yang lebih besar dan kompleks nantinya. Siap untuk mulai 'memotong-motong' program kita menjadi bagian yang lebih rapi?</text:p>
            <text:p text:style-name="Horizontal_20_Line"/>
            <text:p text:style-name="Text_20_body">Mari kita mulai dengan memahami lebih dalam mengapa pemecahan kode ini sangat bermanfaat. Saya menunggu perintah "YAX" untuk lanjut ke <text:span text:style-name="Emphasis">prompt</text:span> Sub-bab 9.1 ("Mengapa Perlu Memecah Kode? Konsep Modularitas dan Reusabilitas").</text:p>
          </text:section>
          <text:section text:style-name="Sect1" text:name="feedback-form-76">
            <text:p text:style-name="P285"/>
          </text:section>
        </text:section>
        <text:section text:style-name="Sect1" text:name="659ba399bd694b54">
          <text:p text:style-name="Text_20_body"/>
          <text:section text:style-name="Sect1" text:name="user-query-content-77">
            <text:p text:style-name="P541">yax </text:p>
          </text:section>
          <text:p text:style-name="P285">Tampilkan alur berpikir</text:p>
          <text:section text:style-name="Sect2" text:name="model-response-message-contentr_659ba399bd694b54">
            <text:p text:style-name="Text_20_body">Siap, mari kita lanjutkan Bab 9!</text:p>
            <text:p text:style-name="Text_20_body"><text:span text:style-name="Emphasis">(Waktu saat ini: Jumat, 11 April 2025 pukul 15:47:40 WIB. Lokasi: Medan, Sumatera Utara, Indonesia dicatat.)</text:span></text:p>
            <text:p text:style-name="Horizontal_20_Line"/>
            <text:p text:style-name="Text_20_body"><text:soft-page-break/><text:span text:style-name="Strong_20_Emphasis">Jawaban untuk </text:span><text:span text:style-name="Strong_20_Emphasis"><text:span text:style-name="Emphasis">Prompt</text:span></text:span><text:span text:style-name="Strong_20_Emphasis"> Sub-bab 9.1: Mengapa Perlu Memecah Kode? Konsep Modularitas dan Reusabilitas</text:span></text:p>
            <text:p text:style-name="Text_20_body"><text:span text:style-name="Emphasis">(Prompt: "Buatkan pembahasan mendalam untuk sub-bab 'Mengapa Perlu Memecah Kode? Konsep Modularitas dan Reusabilitas'. Jelaskan masalah yang timbul jika semua kode ditulis dalam satu blok besar (program monolitik)... Kemudian, jelaskan manfaat utama dari memecah kode menjadi modul-modul...")</text:span></text:p>
            <text:p text:style-name="Horizontal_20_Line"/>
            <text:p text:style-name="Text_20_body">Di pengantar bab tadi, kita sudah sedikit menyinggung bahwa menumpuk semua kode program dalam satu blok <text:span text:style-name="Source_20_Text">begin...end.</text:span> utama bisa menimbulkan masalah jika programnya mulai kompleks. Mari kita gali lebih dalam mengapa demikian dan mengapa <text:span text:style-name="Strong_20_Emphasis">memecah kode</text:span> itu menjadi praktik yang sangat penting dalam pemrograman.</text:p>
            <text:p text:style-name="Text_20_body"><text:span text:style-name="Strong_20_Emphasis">Masalah Program Monolitik (Semua Jadi Satu)</text:span></text:p>
            <text:p text:style-name="Text_20_body">Program yang semua logikanya ditulis dalam satu kesatuan besar sering disebut sebagai program <text:span text:style-name="Strong_20_Emphasis">monolitik</text:span> (mono = satu, lithos = batu; seperti batu besar utuh). Awalnya, saat program masih sangat sederhana, pendekatan ini mungkin terasa lebih cepat. Tapi begitu program Anda mulai tumbuh (punya banyak fitur, percabangan, perulangan), pendekatan monolitik ini akan mulai menunjukkan kelemahannya:</text:p>
            <text:list xml:id="list1631267775194959369" text:style-name="L158">
              <text:list-item>
                <text:p text:style-name="P158"><text:span text:style-name="Strong_20_Emphasis">Sulit Dibaca dan Dipahami (Low Readability):</text:span> Bayangkan Anda diberi sebuah novel tebal tanpa ada pembagian bab, sub-bab, atau bahkan paragraf! Tentu akan sangat melelahkan dan membingungkan untuk membacanya, mencari bagian tertentu, atau memahami alur ceritanya secara keseluruhan. Kode program yang monolitik pun demikian. Ratusan atau ribuan baris kode yang saling berurutan tanpa pemisah yang jelas akan sangat sulit diikuti logikanya, baik oleh orang lain maupun oleh diri Anda sendiri beberapa waktu kemudian.</text:p>
              </text:list-item>
              <text:list-item>
                <text:p text:style-name="P158"><text:span text:style-name="Strong_20_Emphasis">Sulit Melacak Kesalahan (Hard to Debug):</text:span> Jika program monolitik Anda menghasilkan <text:span text:style-name="Emphasis">bug</text:span> (kesalahan) atau output yang salah, proses <text:span text:style-name="Emphasis">debugging</text:span> (mencari dan memperbaiki bug) akan menjadi mimpi buruk. Anda harus 'menyisir' seluruh tumpukan kode yang panjang untuk menemukan di mana letak kesalahannya. Ini seperti mencoba mencari satu sekrup kecil yang hilang di dalam sebuah mesin mobil yang kompleks dan semua bagiannya tampak menyatu. Sangat sulit mengisolasi area masalahnya.</text:p>
              </text:list-item>
              <text:list-item>
                <text:p text:style-name="P158"><text:span text:style-name="Strong_20_Emphasis">Sulit Diubah atau Dikembangkan (Low Maintainability &amp; Extensibility):</text:span> Ingin menambahkan fitur baru? Atau sekadar mengubah sedikit cara kerja fitur yang sudah ada? Pada program monolitik, karena semua bagian kode bisa jadi saling terkait erat, perubahan di satu tempat berisiko tinggi 'menyenggol' atau merusak bagian lain yang tidak Anda duga. Anda mungkin jadi takut atau ragu-ragu untuk melakukan modifikasi. Proses perawatan (<text:span text:style-name="Emphasis">maintenance</text:span>) dan pengembangan (<text:span text:style-name="Emphasis">extension</text:span>) menjadi sangat merepotkan.</text:p>
              </text:list-item>
              <text:list-item>
                <text:p text:style-name="P158"><text:span text:style-name="Strong_20_Emphasis">Sulit Digunakan Ulang Kodenya (Low Reusability):</text:span> Seringkali, ada bagian logika atau serangkaian perintah yang perlu Anda lakukan di beberapa tempat <text:soft-page-break/>berbeda dalam program Anda. Misalnya, proses validasi input pengguna atau rumus perhitungan tertentu. Pada program monolitik, cara termudah (tapi sangat buruk) adalah dengan menyalin-tempel (<text:span text:style-name="Emphasis">copy-paste</text:span>) blok kode tersebut ke tempat-tempat yang membutuhkannya. Masalahnya, jika suatu saat Anda menemukan kesalahan atau perlu memperbaiki logika di blok kode tersebut, Anda harus ingat untuk mengubahnya di <text:span text:style-name="Strong_20_Emphasis">semua</text:span> tempat Anda menyalinnya! Ini sangat tidak efisien dan sangat rawan ada yang terlewat.</text:p>
              </text:list-item>
            </text:list>
            <text:p text:style-name="Text_20_body"><text:span text:style-name="Strong_20_Emphasis">Solusi Cerdas: Modularitas!</text:span></text:p>
            <text:p text:style-name="Text_20_body">Untuk mengatasi semua kelemahan program monolitik tersebut, para programmer menerapkan sebuah prinsip desain yang sangat penting, yaitu <text:span text:style-name="Strong_20_Emphasis">Modularitas</text:span>.</text:p>
            <text:p text:style-name="Text_20_body">Prinsip modularitas adalah <text:span text:style-name="Strong_20_Emphasis">memecah sebuah sistem atau program yang kompleks menjadi bagian-bagian (modul) yang lebih kecil, independen, dan terkelola, di mana setiap modul memiliki tanggung jawab atau tugas yang spesifik dan jelas.</text:span></text:p>
            <text:p text:style-name="Text_20_body">Di dalam bahasa Pascal, cara utama kita untuk mencapai modularitas ini adalah dengan menggunakan <text:span text:style-name="Strong_20_Emphasis">Prosedur</text:span> (yang akan kita pelajari di bab ini), <text:span text:style-name="Strong_20_Emphasis">Fungsi</text:span> (Bab 10), dan nantinya <text:span text:style-name="Strong_20_Emphasis">Unit</text:span> (mengelompokkan prosedur/fungsi ke file terpisah).</text:p>
            <text:p text:style-name="Text_20_body"><text:span text:style-name="Strong_20_Emphasis">Analogi:</text:span> Pikirkan lagi sebuah <text:span text:style-name="Strong_20_Emphasis">buku</text:span> yang baik. Isinya dipecah menjadi <text:span text:style-name="Strong_20_Emphasis">Bab</text:span>, dan setiap Bab mungkin dipecah lagi menjadi <text:span text:style-name="Strong_20_Emphasis">Sub-bab</text:span>. Setiap bagian fokus pada satu topik atau sub-topik, membuatnya mudah dinavigasi, dibaca, dan dipahami. Atau pikirkan sebuah <text:span text:style-name="Strong_20_Emphasis">mobil</text:span>; ia terdiri dari banyak <text:span text:style-name="Strong_20_Emphasis">komponen</text:span> seperti mesin, sistem transmisi, sistem pengereman, roda, bodi, dll. Setiap komponen punya fungsi jelas dan bisa dirancang, dibuat, atau bahkan diperbaiki secara relatif independen sebelum dirakit menjadi satu kesatuan mobil.</text:p>
            <text:p text:style-name="Text_20_body"><text:span text:style-name="Strong_20_Emphasis">Manfaat Utama Memecah Kode (dengan Prosedur):</text:span></text:p>
            <text:p text:style-name="Text_20_body">Dengan memecah kode Anda menjadi prosedur-prosedur yang lebih kecil dan fokus, Anda akan mendapatkan banyak keuntungan signifikan:</text:p>
            <text:list xml:id="list1652289749083601946" text:style-name="L159">
              <text:list-item>
                <text:p text:style-name="P159"><text:span text:style-name="Strong_20_Emphasis">Keterbacaan (Readability) Jauh Meningkat:</text:span> Blok <text:span text:style-name="Source_20_Text">begin...end.</text:span> utama program Anda akan menjadi jauh lebih pendek dan bersih. Ia hanya akan berisi gambaran besar alur kerja program, seperti serangkaian pemanggilan prosedur. Contoh:</text:p>
                <text:p text:style-name="P159">Delphi</text:p>
                <text:p text:style-name="P578"><text:span text:style-name="Source_20_Text">begin</text:span></text:p>
                <text:p text:style-name="P578"><text:span text:style-name="Source_20_Text"><text:s text:c="2"/>TampilkanJudulProgram;</text:span></text:p>
                <text:p text:style-name="P578"><text:span text:style-name="Source_20_Text"><text:s text:c="2"/>BacaDataAwal;</text:span></text:p>
                <text:p text:style-name="P578"><text:span text:style-name="Source_20_Text"><text:s text:c="2"/>LakukanPerhitunganUtama; // Detailnya ada di dalam prosedur ini</text:span></text:p>
                <text:p text:style-name="P578"><text:span text:style-name="Source_20_Text"><text:s text:c="2"/>CetakHasilLaporan; <text:s text:c="6"/>// Detailnya ada di dalam prosedur ini</text:span></text:p>
                <text:p text:style-name="P578"><text:span text:style-name="Source_20_Text"><text:s text:c="2"/>TampilkanPesanPenutup;</text:span></text:p>
                <text:p text:style-name="P642"><text:span text:style-name="Source_20_Text">end.</text:span></text:p>
                <text:p text:style-name="P159">Anda bisa langsung memahami alur utama program tanpa tersesat dalam detail implementasi setiap langkah. Jika ingin tahu detailnya, Anda tinggal lihat isi <text:soft-page-break/>prosedur yang relevan.</text:p>
              </text:list-item>
              <text:list-item>
                <text:p text:style-name="P159"><text:span text:style-name="Strong_20_Emphasis">Pengelolaan &amp; Perawatan (Maintainability) Lebih Mudah:</text:span> Jika Anda perlu mengubah cara laporan dicetak, Anda hanya perlu mencari dan mengedit <text:span text:style-name="Source_20_Text">procedure CetakHasilLaporan;</text:span>. Anda tidak perlu khawatir perubahan ini akan memengaruhi bagian <text:span text:style-name="Source_20_Text">BacaDataAwal</text:span> atau <text:span text:style-name="Source_20_Text">LakukanPerhitunganUtama</text:span>. Perubahan menjadi lebih terisolasi dan aman.</text:p>
              </text:list-item>
              <text:list-item>
                <text:p text:style-name="P159"><text:span text:style-name="Strong_20_Emphasis">Debugging Lebih Cepat dan Terarah:</text:span> Jika program Anda error saat melakukan perhitungan utama, Anda bisa langsung mencurigai dan memfokuskan pemeriksaan pada <text:span text:style-name="Source_20_Text">procedure LakukanPerhitunganUtama;</text:span>. Area pencarian <text:span text:style-name="Emphasis">bug</text:span> menjadi jauh lebih kecil dan spesifik.</text:p>
              </text:list-item>
              <text:list-item>
                <text:p text:style-name="P159"><text:span text:style-name="Strong_20_Emphasis">Kode Bisa Digunakan Ulang (Reusability):</text:span> Ini adalah salah satu manfaat terbesar! Jika ada tugas yang perlu Anda lakukan berulang kali di berbagai bagian program, Anda tidak perlu menulis ulang kodenya. Cukup buat satu prosedur untuk tugas tersebut, lalu <text:span text:style-name="Strong_20_Emphasis">panggil</text:span> nama prosedurnya setiap kali Anda membutuhkannya.</text:p>
                <text:list>
                  <text:list-item>
                    <text:p text:style-name="P438">Contoh: Anda sering perlu menampilkan garis <text:span text:style-name="Source_20_Text">==============================</text:span> sebagai pemisah. Buat saja: </text:p>
                    <text:p text:style-name="P159">Delphi</text:p>
                    <text:p text:style-name="P578"><text:span text:style-name="Source_20_Text">procedure TampilGaris;</text:span></text:p>
                    <text:p text:style-name="P578"><text:span text:style-name="Source_20_Text">begin</text:span></text:p>
                    <text:p text:style-name="P578"><text:span text:style-name="Source_20_Text"><text:s text:c="2"/>Writeln('==============================');</text:span></text:p>
                    <text:p text:style-name="P642"><text:span text:style-name="Source_20_Text">end;</text:span></text:p>
                  </text:list-item>
                  <text:list-item>
                    <text:p text:style-name="P159">Lalu, setiap kali butuh garis itu, tinggal panggil: <text:span text:style-name="Source_20_Text">TampilGaris;</text:span>. Lebih singkat, kan? Dan hebatnya, jika suatu saat Anda ingin mengganti garisnya menjadi <text:span text:style-name="Source_20_Text">******************************</text:span>, Anda cukup ubah <text:span text:style-name="Strong_20_Emphasis">di satu tempat saja</text:span> (di dalam <text:span text:style-name="Source_20_Text">procedure TampilGaris</text:span>), dan semua pemanggilan <text:span text:style-name="Source_20_Text">TampilGaris;</text:span> di seluruh program Anda akan otomatis menampilkan bintang! Sangat efisien! </text:p>
                  </text:list-item>
                </text:list>
              </text:list-item>
            </text:list>
            <text:p text:style-name="Text_20_body"><text:span text:style-name="Strong_20_Emphasis">Kesimpulan:</text:span></text:p>
            <text:p text:style-name="Text_20_body">Jadi, memecah kode program Anda menjadi modul-modul yang lebih kecil (seperti prosedur) bukanlah sekadar soal gaya, melainkan sebuah <text:span text:style-name="Strong_20_Emphasis">praktik fundamental</text:span> dalam rekayasa perangkat lunak. Modularitas membuat program Anda <text:span text:style-name="Strong_20_Emphasis">lebih mudah dibaca, lebih mudah di-debug, lebih mudah dirawat dan dikembangkan</text:span>, serta memungkinkan <text:span text:style-name="Strong_20_Emphasis">penggunaan ulang kode secara efisien</text:span>. Ini adalah kunci untuk membangun program yang berkualitas, handal, dan skalabel (mudah dikembangkan menjadi lebih besar).</text:p>
            <text:p text:style-name="Horizontal_20_Line"/>
            <text:p text:style-name="Text_20_body"><text:soft-page-break/>Sekarang Anda sudah yakin mengapa kita perlu memecah kode kita, kan? Mari kita mulai berkenalan lebih dekat dengan 'batu bata' pertama untuk membangun modularitas di Pascal: yaitu Prosedur itu sendiri.</text:p>
            <text:p text:style-name="Text_20_body">Saya menunggu perintah "YAX" untuk lanjut ke <text:span text:style-name="Emphasis">prompt</text:span> Sub-bab 9.2 ("Pengenalan Prosedur (Procedure)").</text:p>
          </text:section>
          <text:section text:style-name="Sect1" text:name="feedback-form-77">
            <text:p text:style-name="P285"/>
          </text:section>
        </text:section>
        <text:section text:style-name="Sect1" text:name="4df26844835900af">
          <text:p text:style-name="Text_20_body"/>
          <text:section text:style-name="Sect1" text:name="user-query-content-78">
            <text:p text:style-name="P541">yax </text:p>
          </text:section>
          <text:p text:style-name="P285">Tampilkan alur berpikir</text:p>
          <text:section text:style-name="Sect2" text:name="model-response-message-contentr_4df26844835900af">
            <text:p text:style-name="Text_20_body">Siap, kita lanjutkan ke pembahasan tentang 'batu bata' modularitas pertama kita!</text:p>
            <text:p text:style-name="Text_20_body"><text:span text:style-name="Emphasis">(Waktu saat ini: Jumat, 11 April 2025 pukul 15:53:14 WIB. Lokasi: Medan, Sumatera Utara,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9.2: Pengenalan Prosedur (Procedure)</text:span></text:p>
            <text:p text:style-name="Text_20_body"><text:span text:style-name="Emphasis">(Prompt: "Buatkan pembahasan mendalam untuk sub-bab 'Pengenalan Prosedur (Procedure)'. Definisikan prosedur sebagai sub-program bernama yang dirancang untuk melakukan satu tugas spesifik. Tekankan bahwa prosedur adalah seperti 'sub-program' atau 'mini-program'... Gunakan analogi... Fokus: melakukan tugas, tidak mengembalikan nilai...")</text:span></text:p>
            <text:p text:style-name="Horizontal_20_Line"/>
            <text:p text:style-name="Text_20_body">Oke, kita sudah sepakat bahwa memecah kode program besar menjadi bagian-bagian kecil itu penting (prinsip <text:span text:style-name="Strong_20_Emphasis">Modularitas</text:span>). Nah, alat utama pertama yang disediakan oleh Pascal untuk melakukan pemecahan ini adalah <text:span text:style-name="Strong_20_Emphasis">Prosedur (Procedure)</text:span>.</text:p>
            <text:p text:style-name="Text_20_body"><text:span text:style-name="Strong_20_Emphasis">Apa Sebenarnya Prosedur Itu?</text:span></text:p>
            <text:p text:style-name="Text_20_body">Secara definisi, <text:span text:style-name="Strong_20_Emphasis">Prosedur</text:span> adalah sebuah <text:span text:style-name="Strong_20_Emphasis">blok kode terpisah yang kita beri nama (identifier)</text:span>. Blok kode ini berisi satu atau lebih perintah atau instruksi Pascal yang secara bersama-sama dirancang untuk <text:span text:style-name="Strong_20_Emphasis">melakukan satu tugas atau aksi yang spesifik</text:span>.</text:p>
            <text:p text:style-name="Text_20_body">Anda bisa membayangkan prosedur sebagai sebuah <text:span text:style-name="Strong_20_Emphasis">sub-program</text:span> atau <text:span text:style-name="Strong_20_Emphasis">mini-program</text:span> di dalam program utama Anda. Ia punya bagian <text:span text:style-name="Source_20_Text">begin</text:span> dan <text:span text:style-name="Source_20_Text">end</text:span>-nya sendiri (meskipun diakhiri titik koma <text:span text:style-name="Source_20_Text">;</text:span>, bukan titik <text:span text:style-name="Source_20_Text">.</text:span>), dan punya nama yang bisa kita panggil.</text:p>
            <text:p text:style-name="Text_20_body"><text:span text:style-name="Strong_20_Emphasis">Analogi Biar Lebih Mudah:</text:span></text:p>
            <text:list xml:id="list5912717108044683971" text:style-name="L160">
              <text:list-item>
                <text:p text:style-name="P439"><text:span text:style-name="Strong_20_Emphasis">Langkah-langkah dalam Resep Masakan:</text:span> Jika program utama Anda adalah resep untuk membuat masakan khas Medan seperti <text:span text:style-name="Strong_20_Emphasis">"Soto Medan"</text:span> <text:span text:style-name="Source_20_Text">(Lokasi: Medan)</text:span>, maka langkah-langkah spesifik seperti <text:span text:style-name="Source_20_Text">"Siapkan Bumbu Halus"</text:span>, <text:span text:style-name="Source_20_Text">"Rebus Daging Ayam Hingga Empuk"</text:span>, atau <text:span text:style-name="Source_20_Text">"Rakit Isian Soto dalam Mangkok"</text:span> bisa kita anggap sebagai prosedur-prosedur terpisah. Setiap prosedur fokus pada satu tahapan kerja yang jelas. </text:p>
              </text:list-item>
              <text:list-item>
                <text:p text:style-name="P439"><text:span text:style-name="Strong_20_Emphasis">Tombol Perintah di Aplikasi:</text:span> Pikirkan tombol-tombol pada sebuah aplikasi, <text:soft-page-break/>misalnya aplikasi pemutar musik. Ada tombol "Play", "Stop", "Next", "Volume Up". Setiap tombol ini, ketika ditekan, akan menjalankan serangkaian aksi tertentu. Logika atau kumpulan perintah di balik setiap tombol itu bisa kita implementasikan sebagai sebuah prosedur (misalnya: <text:span text:style-name="Source_20_Text">procedure PutarLagu;</text:span>, <text:span text:style-name="Source_20_Text">procedure HentikanLagu;</text:span>, <text:span text:style-name="Source_20_Text">procedure LaguBerikutnya;</text:span>). </text:p>
              </text:list-item>
              <text:list-item>
                <text:p text:style-name="P160"><text:span text:style-name="Strong_20_Emphasis">Rutinitas Harian:</text:span> Rutinitas pagi Anda secara keseluruhan bisa dianggap program utama. Tapi di dalamnya ada tugas-tugas spesifik seperti <text:span text:style-name="Source_20_Text">MandiPagi</text:span>, <text:span text:style-name="Source_20_Text">SiapkanSarapan</text:span>, <text:span text:style-name="Source_20_Text">BerangkatKerja</text:span>. Masing-masing bisa jadi prosedur. </text:p>
              </text:list-item>
            </text:list>
            <text:p text:style-name="Text_20_body"><text:span text:style-name="Strong_20_Emphasis">Fokus Utama Prosedur: MELAKUKAN AKSI!</text:span></text:p>
            <text:p text:style-name="Text_20_body">Ini adalah poin kunci yang membedakan prosedur dari 'saudaranya' nanti (yaitu Fungsi): Tujuan utama sebuah <text:span text:style-name="Strong_20_Emphasis">prosedur</text:span> adalah untuk <text:span text:style-name="Strong_20_Emphasis">melakukan sesuatu</text:span>, menjalankan serangkaian <text:span text:style-name="Strong_20_Emphasis">aksi</text:span> atau <text:span text:style-name="Strong_20_Emphasis">tugas</text:span>. Aksi ini bisa bermacam-macam, misalnya:</text:p>
            <text:list xml:id="list8058824885731181841" text:style-name="L161">
              <text:list-item>
                <text:p text:style-name="P440">Menampilkan sesuatu ke layar (contoh: menampilkan menu, mencetak laporan). </text:p>
              </text:list-item>
              <text:list-item>
                <text:p text:style-name="P440">Membaca input dari pengguna. </text:p>
              </text:list-item>
              <text:list-item>
                <text:p text:style-name="P440">Mengubah nilai variabel (terutama melalui mekanisme <text:span text:style-name="Emphasis">parameter</text:span> yang akan kita pelajari). </text:p>
              </text:list-item>
              <text:list-item>
                <text:p text:style-name="P440">Melakukan serangkaian perhitungan yang kompleks tapi hasilnya tidak perlu dikembalikan sebagai satu nilai tunggal. </text:p>
              </text:list-item>
              <text:list-item>
                <text:p text:style-name="P161">Mengontrol perangkat keras (meskipun ini lebih jarang untuk program konsol sederhana). </text:p>
              </text:list-item>
            </text:list>
            <text:p text:style-name="Text_20_body">Yang perlu ditekankan, sebuah prosedur di Pascal <text:span text:style-name="Strong_20_Emphasis">tidak dirancang untuk mengembalikan (return) sebuah nilai tunggal</text:span> melalui namanya sendiri. Jika Anda butuh sub-program yang tugas utamanya adalah menghitung sebuah nilai (seperti menghitung akar kuadrat atau menghitung luas) dan memberikan hasil tunggal itu kembali ke pemanggilnya, maka Anda akan menggunakan <text:span text:style-name="Strong_20_Emphasis">Fungsi (Function)</text:span>, yang akan kita bahas tuntas di Bab 10.</text:p>
            <text:p text:style-name="Text_20_body"><text:span text:style-name="Strong_20_Emphasis">Manfaat Singkat (Mengingat Kembali)</text:span></text:p>
            <text:p text:style-name="Text_20_body">Dengan mengelompokkan perintah untuk tugas spesifik ke dalam prosedur, kita mendapatkan manfaat modularitas yang sudah dibahas: kode jadi lebih <text:span text:style-name="Strong_20_Emphasis">teratur</text:span>, <text:span text:style-name="Strong_20_Emphasis">mudah dibaca</text:span>, <text:span text:style-name="Strong_20_Emphasis">mudah di-debug</text:span>, dan bagian kode tersebut jadi <text:span text:style-name="Strong_20_Emphasis">bisa digunakan ulang (</text:span><text:span text:style-name="Strong_20_Emphasis"><text:span text:style-name="Emphasis">reusable</text:span></text:span><text:span text:style-name="Strong_20_Emphasis">)</text:span> hanya dengan memanggil namanya.</text:p>
            <text:p text:style-name="Text_20_body"><text:span text:style-name="Strong_20_Emphasis">Kesimpulan:</text:span></text:p>
            <text:p text:style-name="Text_20_body">Jadi, ingatlah: <text:span text:style-name="Strong_20_Emphasis">Prosedur</text:span> adalah blok kode bernama yang kita buat untuk melakukan <text:span text:style-name="Strong_20_Emphasis">satu tugas atau aksi spesifik</text:span>. Fokusnya adalah pada <text:span text:style-name="Strong_20_Emphasis">pelaksanaan tugas</text:span>, bukan pada penghitungan dan pengembalian satu nilai hasil. Ini adalah alat modularitas fundamental pertama kita di Pascal!</text:p>
            <text:p text:style-name="Horizontal_20_Line"/>
            <text:p text:style-name="Text_20_body">Sekarang kita tahu <text:span text:style-name="Emphasis">apa</text:span> itu prosedur secara konsep. Langkah selanjutnya adalah belajar <text:span text:style-name="Emphasis">bagaimana cara membuatnya</text:span> atau mendefinisikannya dalam kode Pascal kita.</text:p>
            <text:p text:style-name="Text_20_body"><text:soft-page-break/>Saya menunggu perintah "YAX" untuk lanjut ke <text:span text:style-name="Emphasis">prompt</text:span> Sub-bab 9.3 ("Mendefinisikan (Membuat) Prosedur").</text:p>
          </text:section>
          <text:section text:style-name="Sect1" text:name="feedback-form-78">
            <text:p text:style-name="P285"/>
          </text:section>
        </text:section>
        <text:section text:style-name="Sect1" text:name="56b381bd4ed1a8c9">
          <text:p text:style-name="Text_20_body"/>
          <text:section text:style-name="Sect1" text:name="user-query-content-79">
            <text:p text:style-name="P541">yax </text:p>
          </text:section>
          <text:p text:style-name="P285">Tampilkan alur berpikir</text:p>
          <text:section text:style-name="Sect2" text:name="model-response-message-contentr_56b381bd4ed1a8c9">
            <text:p text:style-name="Text_20_body">Oke, sekarang kita tahu <text:span text:style-name="Emphasis">apa</text:span> itu prosedur dan <text:span text:style-name="Emphasis">mengapa</text:span> kita membutuhkannya. Mari kita masuk ke bagian praktis: <text:span text:style-name="Emphasis">bagaimana</text:span> cara kita membuat atau menulis definisi sebuah prosedur di dalam kode Pascal kita.</text:p>
            <text:p text:style-name="Text_20_body"><text:span text:style-name="Emphasis">(Waktu saat ini: Jumat, 11 April 2025 pukul 16:23:28 WIB. Lokasi: Medan, Sumatera Utara,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9.3: Mendefinisikan (Membuat) Prosedur</text:span></text:p>
            <text:p text:style-name="Text_20_body"><text:span text:style-name="Emphasis">(Prompt: "Buatkan pembahasan mendalam dan panduan praktis untuk sub-bab 'Mendefinisikan (Membuat) Prosedur'. Jelaskan bahwa prosedur harus didefinisikan... sebelum bisa dipanggil. Tunjukkan sintaks lengkap... Jelaskan setiap bagian... Terangkan di mana definisi prosedur ini ditulis... Berikan contoh definisi prosedur yang sangat sederhana...")</text:span></text:p>
            <text:p text:style-name="Horizontal_20_Line"/>
            <text:p text:style-name="Text_20_body">Sama seperti kita harus mendeklarasikan variabel sebelum menggunakannya, kita juga harus <text:span text:style-name="Strong_20_Emphasis">mendefinisikan</text:span> sebuah prosedur sebelum kita bisa 'memanggil' atau menjalankannya. Mendefinisikan prosedur berarti kita menuliskan blok kode yang berisi instruksi-instruksi untuk tugas spesifik prosedur tersebut dan memberinya sebuah nama.</text:p>
            <text:p text:style-name="Text_20_body"><text:span text:style-name="Strong_20_Emphasis">Di Mana Kita Menulis Definisi Prosedur?</text:span></text:p>
            <text:p text:style-name="Text_20_body">Tempat standar untuk menulis definisi prosedur-prosedur yang akan kita gunakan dalam program utama adalah di <text:span text:style-name="Strong_20_Emphasis">bagian deklarasi</text:span> program kita, yaitu:</text:p>
            <text:list xml:id="list6067912013531879554" text:style-name="L162">
              <text:list-item>
                <text:p text:style-name="P441">Setelah baris <text:span text:style-name="Source_20_Text">program NamaProgram;</text:span> (jika ada). </text:p>
              </text:list-item>
              <text:list-item>
                <text:p text:style-name="P441">Setelah klausa <text:span text:style-name="Source_20_Text">uses Unit1, Unit2;</text:span> (jika ada). </text:p>
              </text:list-item>
              <text:list-item>
                <text:p text:style-name="P441">Setelah bagian deklarasi global seperti <text:span text:style-name="Source_20_Text">const</text:span>, <text:span text:style-name="Source_20_Text">type</text:span>, dan <text:span text:style-name="Source_20_Text">var</text:span> utama program. </text:p>
              </text:list-item>
              <text:list-item>
                <text:p text:style-name="P162"><text:span text:style-name="Strong_20_Emphasis">Sebelum</text:span> kata kunci <text:span text:style-name="Source_20_Text">begin</text:span> yang menandai dimulainya blok eksekusi utama program. </text:p>
              </text:list-item>
            </text:list>
            <text:p text:style-name="Text_20_body">Jadi, urutannya kira-kira begini:</text:p>
            <text:p text:style-name="Text_20_body">Delphi</text:p>
            <text:p text:style-name="Preformatted_20_Text"><text:span text:style-name="Source_20_Text">program ... ;</text:span></text:p>
            <text:p text:style-name="Preformatted_20_Text"><text:span text:style-name="Source_20_Text">uses ... ;</text:span></text:p>
            <text:p text:style-name="Preformatted_20_Text"><text:span text:style-name="Source_20_Text">const (* Global *) ... ;</text:span></text:p>
            <text:p text:style-name="Preformatted_20_Text"><text:span text:style-name="Source_20_Text">type (* Global *) ... ;</text:span></text:p>
            <text:p text:style-name="Preformatted_20_Text"><text:span text:style-name="Source_20_Text">var (* Global *) ... ;</text:span></text:p>
            <text:p text:style-name="Preformatted_20_Text"><text:soft-page-break/></text:p>
            <text:p text:style-name="Preformatted_20_Text"><text:span text:style-name="Source_20_Text">// &gt;&gt;&gt; DI SINILAH TEMPAT KITA MENULIS DEFINISI PROSEDUR &lt;&lt;&lt;</text:span></text:p>
            <text:p text:style-name="Preformatted_20_Text"><text:span text:style-name="Source_20_Text">procedure ProsedurSatu;</text:span></text:p>
            <text:p text:style-name="Preformatted_20_Text"><text:span text:style-name="Source_20_Text">begin</text:span></text:p>
            <text:p text:style-name="Preformatted_20_Text"><text:span text:style-name="Source_20_Text"><text:s text:c="2"/>// ... isi prosedur satu ...</text:span></text:p>
            <text:p text:style-name="Preformatted_20_Text"><text:span text:style-name="Source_20_Text">end;</text:span></text:p>
            <text:p text:style-name="Preformatted_20_Text"/>
            <text:p text:style-name="Preformatted_20_Text"><text:span text:style-name="Source_20_Text">procedure ProsedurDua;</text:span></text:p>
            <text:p text:style-name="Preformatted_20_Text"><text:span text:style-name="Source_20_Text">begin</text:span></text:p>
            <text:p text:style-name="Preformatted_20_Text"><text:span text:style-name="Source_20_Text"><text:s text:c="2"/>// ... isi prosedur dua ...</text:span></text:p>
            <text:p text:style-name="Preformatted_20_Text"><text:span text:style-name="Source_20_Text">end;</text:span></text:p>
            <text:p text:style-name="Preformatted_20_Text"><text:span text:style-name="Source_20_Text">// &gt;&gt;&gt; BATAS AKHIR DEFINISI PROSEDUR &lt;&lt;&lt;</text:span></text:p>
            <text:p text:style-name="Preformatted_20_Text"/>
            <text:p text:style-name="Preformatted_20_Text"><text:span text:style-name="Source_20_Text">// Baru setelah itu blok utama program</text:span></text:p>
            <text:p text:style-name="Preformatted_20_Text"><text:span text:style-name="Source_20_Text">begin</text:span></text:p>
            <text:p text:style-name="Preformatted_20_Text"><text:span text:style-name="Source_20_Text"><text:s text:c="2"/>// ... kode utama program ...</text:span></text:p>
            <text:p text:style-name="P602"><text:span text:style-name="Source_20_Text">end.</text:span></text:p>
            <text:p text:style-name="Text_20_body"><text:span text:style-name="Strong_20_Emphasis">Sintaks Dasar Definisi Prosedur (Tanpa Parameter Dulu):</text:span></text:p>
            <text:p text:style-name="Text_20_body">Berikut adalah kerangka dasar untuk mendefinisikan sebuah prosedur sederhana yang belum menerima input (parameter akan dibahas nanti):</text:p>
            <text:p text:style-name="Text_20_body">Delphi</text:p>
            <text:p text:style-name="Preformatted_20_Text"><text:span text:style-name="Source_20_Text">procedure NamaProsedurAnda; // Baris 1: Ini disebut Header Prosedur</text:span></text:p>
            <text:p text:style-name="Preformatted_20_Text"/>
            <text:p text:style-name="Preformatted_20_Text"><text:span text:style-name="Source_20_Text">// Opsional: Bagian Deklarasi Lokal untuk Prosedur ini</text:span></text:p>
            <text:p text:style-name="Preformatted_20_Text"><text:span text:style-name="Source_20_Text">// const KonstantaLokal = ... ;</text:span></text:p>
            <text:p text:style-name="Preformatted_20_Text"><text:span text:style-name="Source_20_Text">// type TipeLokal = ... ;</text:span></text:p>
            <text:p text:style-name="Preformatted_20_Text"><text:span text:style-name="Source_20_Text">// var VariabelLokal : ... ;</text:span></text:p>
            <text:p text:style-name="Preformatted_20_Text"/>
            <text:p text:style-name="Preformatted_20_Text"><text:span text:style-name="Source_20_Text">begin // Baris 2: Awal dari Badan (Body) Prosedur</text:span></text:p>
            <text:p text:style-name="Preformatted_20_Text"><text:span text:style-name="Source_20_Text"><text:s text:c="2"/>// Di sini Anda tulis satu atau lebih perintah/instruksi Pascal</text:span></text:p>
            <text:p text:style-name="Preformatted_20_Text"><text:span text:style-name="Source_20_Text"><text:s text:c="2"/>// yang merupakan tugas spesifik dari prosedur ini.</text:span></text:p>
            <text:p text:style-name="Preformatted_20_Text"><text:span text:style-name="Source_20_Text"><text:s text:c="2"/>// Contoh: Writeln('Ini aksi di dalam prosedur.');</text:span></text:p>
            <text:p text:style-name="Preformatted_20_Text"/>
            <text:p text:style-name="P602"><text:span text:style-name="Source_20_Text">end; // Baris 3: Akhir dari Badan Prosedur (WAJIB pakai titik koma ';')</text:span></text:p>
            <text:p text:style-name="Text_20_body">Mari kita bedah komponen-komponennya:</text:p>
            <text:list xml:id="list4853727392742127169" text:style-name="L163">
              <text:list-item>
                <text:p text:style-name="P163"><text:span text:style-name="Strong_20_Emphasis">Header Prosedur (</text:span><text:span text:style-name="Strong_20_Emphasis"><text:span text:style-name="Source_20_Text">procedure NamaProsedurAnda;</text:span></text:span><text:span text:style-name="Strong_20_Emphasis">)</text:span></text:p>
                <text:list>
                  <text:list-item>
                    <text:p text:style-name="P442"><text:span text:style-name="Strong_20_Emphasis"><text:span text:style-name="Source_20_Text">procedure</text:span></text:span>: Kata kunci wajib yang memberitahu kompiler Pascal bahwa Anda sedang memulai definisi sebuah prosedur. </text:p>
                  </text:list-item>
                  <text:list-item>
                    <text:p text:style-name="P442"><text:span text:style-name="Strong_20_Emphasis"><text:span text:style-name="Source_20_Text">NamaProsedurAnda</text:span></text:span>: Nama unik yang Anda berikan untuk prosedur ini. Pilihlah nama yang deskriptif yang menggambarkan tugasnya (misal: <text:span text:style-name="Source_20_Text">TampilkanMenu</text:span>, <text:span text:style-name="Source_20_Text">HitungTotal</text:span>, <text:span text:style-name="Source_20_Text">CetakGaris</text:span>). Aturan penamaannya sama seperti aturan penamaan variabel (dimulai huruf atau <text:span text:style-name="Source_20_Text">_</text:span>, diikuti huruf/angka/<text:span text:style-name="Source_20_Text">_</text:span>, tanpa spasi, bukan kata kunci). Nama inilah yang akan Anda gunakan nanti untuk 'memanggil' prosedur ini agar berjalan. </text:p>
                  </text:list-item>
                  <text:list-item>
                    <text:p text:style-name="P442"><text:soft-page-break/><text:span text:style-name="Strong_20_Emphasis"><text:span text:style-name="Source_20_Text">;</text:span></text:span><text:span text:style-name="Strong_20_Emphasis"> (Titik Koma setelah Nama)</text:span>: Header prosedur wajib diakhiri dengan titik koma. </text:p>
                  </text:list-item>
                </text:list>
              </text:list-item>
              <text:list-item>
                <text:p text:style-name="P163"><text:span text:style-name="Strong_20_Emphasis">(Opsional) Deklarasi Lokal</text:span></text:p>
                <text:list>
                  <text:list-item>
                    <text:p text:style-name="P442">Di antara baris header dan <text:span text:style-name="Source_20_Text">begin</text:span> badan prosedur, Anda <text:span text:style-name="Strong_20_Emphasis">bisa</text:span> (tapi tidak harus) menambahkan bagian deklarasi <text:span text:style-name="Source_20_Text">const</text:span>, <text:span text:style-name="Source_20_Text">type</text:span>, atau <text:span text:style-name="Source_20_Text">var</text:span> lagi. </text:p>
                  </text:list-item>
                  <text:list-item>
                    <text:p text:style-name="P442"><text:span text:style-name="Strong_20_Emphasis">PENTING:</text:span> Konstanta, tipe, atau variabel yang dideklarasikan di sini sifatnya <text:span text:style-name="Strong_20_Emphasis">LOKAL</text:span>. Artinya, mereka hanya dikenal dan hanya bisa digunakan <text:span text:style-name="Strong_20_Emphasis">di dalam</text:span> prosedur ini saja. Mereka 'tersembunyi' dari bagian program lain di luar prosedur ini. Ini sangat berguna untuk membuat variabel sementara yang hanya dibutuhkan oleh prosedur tersebut tanpa 'mengganggu' variabel global. (Konsep <text:span text:style-name="Emphasis">scope</text:span> lokal vs global akan dibahas lebih detail di Sub-bab 9.6). Untuk prosedur yang sangat sederhana, bagian ini mungkin tidak diperlukan. </text:p>
                  </text:list-item>
                </text:list>
              </text:list-item>
              <text:list-item>
                <text:p text:style-name="P163"><text:span text:style-name="Strong_20_Emphasis">Badan Prosedur (</text:span><text:span text:style-name="Strong_20_Emphasis"><text:span text:style-name="Source_20_Text">begin ... end;</text:span></text:span><text:span text:style-name="Strong_20_Emphasis">)</text:span></text:p>
                <text:list>
                  <text:list-item>
                    <text:p text:style-name="P442"><text:span text:style-name="Strong_20_Emphasis"><text:span text:style-name="Source_20_Text">begin</text:span></text:span>: Kata kunci yang menandai dimulainya blok perintah atau <text:span text:style-name="Strong_20_Emphasis">badan (body)</text:span> dari prosedur. </text:p>
                  </text:list-item>
                  <text:list-item>
                    <text:p text:style-name="P442"><text:span text:style-name="Strong_20_Emphasis">(Instruksi di Dalam)</text:span>: Di antara <text:span text:style-name="Source_20_Text">begin</text:span> dan <text:span text:style-name="Source_20_Text">end;</text:span> inilah Anda menuliskan semua perintah Pascal yang merupakan inti pekerjaan atau tugas dari prosedur tersebut. Bisa satu baris, bisa juga puluhan baris. </text:p>
                  </text:list-item>
                  <text:list-item>
                    <text:p text:style-name="P163"><text:span text:style-name="Strong_20_Emphasis"><text:span text:style-name="Source_20_Text">end;</text:span></text:span>: Kata kunci yang menandai <text:span text:style-name="Strong_20_Emphasis">akhir</text:span> dari badan prosedur. <text:span text:style-name="Strong_20_Emphasis">PERHATIKAN BAIK-BAIK:</text:span> <text:span text:style-name="Source_20_Text">end</text:span> yang menutup sebuah definisi prosedur <text:span text:style-name="Strong_20_Emphasis">wajib diikuti oleh titik koma (</text:span><text:span text:style-name="Strong_20_Emphasis"><text:span text:style-name="Source_20_Text">;</text:span></text:span><text:span text:style-name="Strong_20_Emphasis">)</text:span>. Ini penting untuk membedakannya dari <text:span text:style-name="Source_20_Text">end.</text:span> (dengan titik) yang hanya ada satu di akhir keseluruhan program utama. </text:p>
                  </text:list-item>
                </text:list>
              </text:list-item>
            </text:list>
            <text:p text:style-name="Text_20_body"><text:span text:style-name="Strong_20_Emphasis">Contoh Definisi Prosedur Sederhana:</text:span></text:p>
            <text:list xml:id="list4515115422388539384" text:style-name="L164">
              <text:list-item>
                <text:p text:style-name="P164"><text:span text:style-name="Strong_20_Emphasis">Prosedur untuk Menampilkan Salam Pembuka Program:</text:span></text:p>
                <text:p text:style-name="P164">Delphi</text:p>
                <text:p text:style-name="P579"><text:span text:style-name="Source_20_Text">procedure TampilkanSalamAwal;</text:span></text:p>
                <text:p text:style-name="P579"><text:span text:style-name="Source_20_Text">// Prosedur ini tidak punya deklarasi lokal</text:span></text:p>
                <text:p text:style-name="P579"><text:span text:style-name="Source_20_Text">begin</text:span></text:p>
                <text:p text:style-name="P579"><text:span text:style-name="Source_20_Text"><text:s text:c="2"/>Writeln('=========================================');</text:span></text:p>
                <text:p text:style-name="P579"><text:span text:style-name="Source_20_Text"><text:s text:c="2"/>Writeln(' <text:s text:c="2"/>Selamat Datang di Aplikasi Belajar <text:s text:c="3"/>');</text:span></text:p>
                <text:p text:style-name="P579"><text:span text:style-name="Source_20_Text"><text:s text:c="2"/>Writeln('=========================================');</text:span></text:p>
                <text:p text:style-name="P579"><text:span text:style-name="Source_20_Text"><text:s text:c="2"/>Writeln; // Kasih spasi satu baris</text:span></text:p>
                <text:p text:style-name="P643"><text:span text:style-name="Source_20_Text">end; // Akhir prosedur TampilkanSalamAwal, pakai titik koma</text:span></text:p>
              </text:list-item>
              <text:list-item>
                <text:p text:style-name="P164"><text:span text:style-name="Strong_20_Emphasis">Prosedur untuk Mencetak Garis Pemisah:</text:span> (Contoh bagus untuk reusabilitas)</text:p>
                <text:p text:style-name="P164">Delphi</text:p>
                <text:p text:style-name="P579"><text:span text:style-name="Source_20_Text">procedure CetakGarisBawah;</text:span></text:p>
                <text:p text:style-name="P579"><text:span text:style-name="Source_20_Text">const // Contoh konstanta lokal, hanya dikenal di dalam prosedur ini</text:span></text:p>
                <text:p text:style-name="P579"><text:span text:style-name="Source_20_Text"><text:s text:c="2"/>ModelGaris = '-----------------------------------------';</text:span></text:p>
                <text:p text:style-name="P579"><text:span text:style-name="Source_20_Text">begin</text:span></text:p>
                <text:p text:style-name="P579"><text:soft-page-break/><text:span text:style-name="Source_20_Text"><text:s text:c="2"/>Writeln(ModelGaris);</text:span></text:p>
                <text:p text:style-name="P643"><text:span text:style-name="Source_20_Text">end; // Akhir prosedur CetakGarisBawah, pakai titik koma</text:span></text:p>
              </text:list-item>
            </text:list>
            <text:p text:style-name="Text_20_body"><text:span text:style-name="Strong_20_Emphasis">Contoh Penempatan dalam Struktur Program Lengkap:</text:span></text:p>
            <text:p text:style-name="Text_20_body">Delphi</text:p>
            <text:p text:style-name="Preformatted_20_Text"><text:span text:style-name="Source_20_Text">program ContohMembuatProsedur;</text:span></text:p>
            <text:p text:style-name="Preformatted_20_Text"><text:span text:style-name="Source_20_Text">uses SysUtils;</text:span></text:p>
            <text:p text:style-name="Preformatted_20_Text"/>
            <text:p text:style-name="Preformatted_20_Text"><text:span text:style-name="Source_20_Text">var // Variabel global (jika ada)</text:span></text:p>
            <text:p text:style-name="Preformatted_20_Text"><text:span text:style-name="Source_20_Text"><text:s text:c="2"/>NamaPengguna: String;</text:span></text:p>
            <text:p text:style-name="Preformatted_20_Text"/>
            <text:p text:style-name="Preformatted_20_Text"><text:span text:style-name="Source_20_Text">// ---===[ MULAI AREA DEFINISI PROSEDUR ]===---</text:span></text:p>
            <text:p text:style-name="Preformatted_20_Text"/>
            <text:p text:style-name="Preformatted_20_Text"><text:span text:style-name="Source_20_Text">procedure TampilkanSalamAwal;</text:span></text:p>
            <text:p text:style-name="Preformatted_20_Text"><text:span text:style-name="Source_20_Text">begin</text:span></text:p>
            <text:p text:style-name="Preformatted_20_Text"><text:span text:style-name="Source_20_Text"><text:s text:c="2"/>Writeln('=========================================');</text:span></text:p>
            <text:p text:style-name="Preformatted_20_Text"><text:span text:style-name="Source_20_Text"><text:s text:c="2"/>Writeln(' <text:s text:c="2"/>Selamat Datang di Aplikasi Belajar <text:s text:c="3"/>');</text:span></text:p>
            <text:p text:style-name="Preformatted_20_Text"><text:span text:style-name="Source_20_Text"><text:s text:c="2"/>Writeln('=========================================');</text:span></text:p>
            <text:p text:style-name="Preformatted_20_Text"><text:span text:style-name="Source_20_Text"><text:s text:c="2"/>Writeln;</text:span></text:p>
            <text:p text:style-name="Preformatted_20_Text"><text:span text:style-name="Source_20_Text">end; // &lt;-- Titik koma</text:span></text:p>
            <text:p text:style-name="Preformatted_20_Text"/>
            <text:p text:style-name="Preformatted_20_Text"><text:span text:style-name="Source_20_Text">procedure CetakGarisBawah;</text:span></text:p>
            <text:p text:style-name="Preformatted_20_Text"><text:span text:style-name="Source_20_Text">const</text:span></text:p>
            <text:p text:style-name="Preformatted_20_Text"><text:span text:style-name="Source_20_Text"><text:s text:c="2"/>ModelGaris = '-----------------------------------------';</text:span></text:p>
            <text:p text:style-name="Preformatted_20_Text"><text:span text:style-name="Source_20_Text">begin</text:span></text:p>
            <text:p text:style-name="Preformatted_20_Text"><text:span text:style-name="Source_20_Text"><text:s text:c="2"/>Writeln(ModelGaris);</text:span></text:p>
            <text:p text:style-name="Preformatted_20_Text"><text:span text:style-name="Source_20_Text">end; // &lt;-- Titik koma</text:span></text:p>
            <text:p text:style-name="Preformatted_20_Text"/>
            <text:p text:style-name="Preformatted_20_Text"><text:span text:style-name="Source_20_Text">// ---===[ AKHIR AREA DEFINISI PROSEDUR ]===---</text:span></text:p>
            <text:p text:style-name="Preformatted_20_Text"/>
            <text:p text:style-name="Preformatted_20_Text"/>
            <text:p text:style-name="Preformatted_20_Text"><text:span text:style-name="Source_20_Text">// ---===[ BARU MULAI BLOK PROGRAM UTAMA ]===---</text:span></text:p>
            <text:p text:style-name="Preformatted_20_Text"><text:span text:style-name="Source_20_Text">begin</text:span></text:p>
            <text:p text:style-name="Preformatted_20_Text"><text:span text:style-name="Source_20_Text"><text:s text:c="2"/>// Definisi prosedur tidak akan jalan kalau tidak dipanggil.</text:span></text:p>
            <text:p text:style-name="Preformatted_20_Text"><text:span text:style-name="Source_20_Text"><text:s text:c="2"/>// Cara panggilnya akan dibahas di sub-bab berikutnya.</text:span></text:p>
            <text:p text:style-name="Preformatted_20_Text"/>
            <text:p text:style-name="Preformatted_20_Text"><text:span text:style-name="Source_20_Text"><text:s text:c="2"/>// Contoh saja (pemanggilan belum dibahas detail):</text:span></text:p>
            <text:p text:style-name="Preformatted_20_Text"><text:span text:style-name="Source_20_Text"><text:s text:c="2"/>// TampilkanSalamAwal; // Panggil prosedur salam</text:span></text:p>
            <text:p text:style-name="Preformatted_20_Text"/>
            <text:p text:style-name="Preformatted_20_Text"><text:span text:style-name="Source_20_Text"><text:s text:c="2"/>Write('Siapa nama Anda? ');</text:span></text:p>
            <text:p text:style-name="Preformatted_20_Text"><text:span text:style-name="Source_20_Text"><text:s text:c="2"/>Readln(NamaPengguna);</text:span></text:p>
            <text:p text:style-name="Preformatted_20_Text"/>
            <text:p text:style-name="Preformatted_20_Text"><text:span text:style-name="Source_20_Text"><text:s text:c="2"/>// CetakGarisBawah; // Panggil prosedur garis</text:span></text:p>
            <text:p text:style-name="Preformatted_20_Text"/>
            <text:p text:style-name="Preformatted_20_Text"><text:span text:style-name="Source_20_Text"><text:s text:c="2"/>Writeln('Halo, ', NamaPengguna);</text:span></text:p>
            <text:p text:style-name="Preformatted_20_Text"/>
            <text:p text:style-name="Preformatted_20_Text"><text:span text:style-name="Source_20_Text"><text:s text:c="2"/>// CetakGarisBawah; // Panggil lagi prosedur garis</text:span></text:p>
            <text:p text:style-name="Preformatted_20_Text"/>
            <text:p text:style-name="Preformatted_20_Text"><text:span text:style-name="Source_20_Text"><text:s text:c="2"/>Readln;</text:span></text:p>
            <text:p text:style-name="P602"><text:span text:style-name="Source_20_Text">end. // &lt;-- Hanya end ini yang pakai titik!</text:span></text:p>
            <text:p text:style-name="Text_20_body"><text:span text:style-name="Strong_20_Emphasis">Kesimpulan:</text:span></text:p>
            <text:p text:style-name="Text_20_body"><text:soft-page-break/>Untuk membuat atau mendefinisikan sebuah prosedur di Pascal, Anda gunakan kata kunci <text:span text:style-name="Source_20_Text">procedure</text:span>, diikuti nama prosedur pilihan Anda dan titik koma. Kemudian, tuliskan perintah-perintah yang menjadi tugas prosedur tersebut di antara <text:span text:style-name="Source_20_Text">begin</text:span> dan <text:span text:style-name="Source_20_Text">end;</text:span> (ingat titik koma!). Letakkan semua definisi prosedur Anda di bagian deklarasi program, sebelum <text:span text:style-name="Source_20_Text">begin</text:span> utama.</text:p>
            <text:p text:style-name="Horizontal_20_Line"/>
            <text:p text:style-name="Text_20_body">Sekarang kita sudah bisa 'merancang' dan 'membangun' prosedur kita. Tapi bagaimana cara menyuruh prosedur itu untuk 'bekerja' atau dijalankan? Mari kita pelajari cara memanggilnya!</text:p>
            <text:p text:style-name="Text_20_body">Saya menunggu perintah "YAX" untuk lanjut ke <text:span text:style-name="Emphasis">prompt</text:span> Sub-bab 9.4 ("Memanggil (Menggunakan) Prosedur").</text:p>
          </text:section>
          <text:section text:style-name="Sect1" text:name="feedback-form-79">
            <text:p text:style-name="P285"/>
          </text:section>
        </text:section>
        <text:section text:style-name="Sect1" text:name="678916d166b183e8">
          <text:p text:style-name="Text_20_body"/>
          <text:section text:style-name="Sect1" text:name="user-query-content-80">
            <text:p text:style-name="P541">yax </text:p>
          </text:section>
          <text:p text:style-name="P285">Tampilkan alur berpikir</text:p>
          <text:section text:style-name="Sect2" text:name="model-response-message-contentr_678916d166b183e8">
            <text:p text:style-name="Text_20_body">Oke, mari kita lanjutkan!</text:p>
            <text:p text:style-name="Text_20_body"><text:span text:style-name="Emphasis">(Waktu saat ini: Minggu, 13 April 2025 pukul 10:59:56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9.4: Memanggil (Menggunakan) Prosedur</text:span></text:p>
            <text:p text:style-name="Text_20_body"><text:span text:style-name="Emphasis">(Prompt: "Buatkan pembahasan mendalam dan panduan praktis untuk sub-bab 'Memanggil (Menggunakan) Prosedur'. Jelaskan bahwa setelah prosedur didefinisikan, ia bisa 'dipanggil'... hanya dengan menuliskan namanya diikuti titik koma... Jelaskan alur kontrol program... Berikan contoh kode lengkap...")</text:span></text:p>
            <text:p text:style-name="Horizontal_20_Line"/>
            <text:p text:style-name="Text_20_body">Di sub-bab sebelumnya, kita sudah berhasil 'menciptakan' atau <text:span text:style-name="Strong_20_Emphasis">mendefinisikan</text:span> prosedur-prosedur kita sendiri, seperti <text:span text:style-name="Source_20_Text">TampilkanSalamAwal</text:span> atau <text:span text:style-name="Source_20_Text">CetakGarisPemisah</text:span>. Anggap saja kita sudah menulis resepnya dengan rapi dan menyimpannya di buku resep kita.</text:p>
            <text:p text:style-name="Text_20_body">Tapi, definisi prosedur itu sendiri belum akan melakukan apa-apa jika tidak pernah 'dimasak' atau <text:span text:style-name="Strong_20_Emphasis">digunakan</text:span>. Agar perintah-perintah di dalam prosedur bisa berjalan, kita perlu <text:span text:style-name="Strong_20_Emphasis">Memanggil Prosedur</text:span> (<text:span text:style-name="Emphasis">Procedure Call</text:span>) tersebut dari bagian lain program kita.</text:p>
            <text:p text:style-name="Text_20_body"><text:span text:style-name="Strong_20_Emphasis">Bagaimana Cara Memanggil Prosedur?</text:span></text:p>
            <text:p text:style-name="Text_20_body">Caranya sangat sederhana! Untuk menyuruh program menjalankan sebuah prosedur yang sudah Anda definisikan:</text:p>
            <text:list xml:id="list7500932687205124603" text:style-name="L165">
              <text:list-item>
                <text:p text:style-name="P443">Tuliskan <text:span text:style-name="Strong_20_Emphasis">nama prosedur</text:span> tersebut persis sama seperti saat Anda mendefinisikannya. </text:p>
              </text:list-item>
              <text:list-item>
                <text:p text:style-name="P165">Akhiri nama prosedur tersebut dengan tanda <text:span text:style-name="Strong_20_Emphasis">titik koma (</text:span><text:span text:style-name="Strong_20_Emphasis"><text:span text:style-name="Source_20_Text">;</text:span></text:span><text:span text:style-name="Strong_20_Emphasis">)</text:span>. </text:p>
              </text:list-item>
            </text:list>
            <text:p text:style-name="Text_20_body"><text:soft-page-break/>Jadi, sintaks pemanggilannya adalah:</text:p>
            <text:p text:style-name="Text_20_body">Delphi</text:p>
            <text:p text:style-name="P602"><text:span text:style-name="Source_20_Text">NamaProsedurYangSudahDidefinisikan;</text:span></text:p>
            <text:p text:style-name="Text_20_body"><text:span text:style-name="Strong_20_Emphasis">Di Mana Kita Bisa Memanggil Prosedur?</text:span></text:p>
            <text:p text:style-name="Text_20_body">Pemanggilan prosedur ini biasanya dilakukan di dalam blok <text:span text:style-name="Source_20_Text">begin...end</text:span> (atau <text:span text:style-name="Source_20_Text">begin...end;</text:span> untuk prosedur/fungsi lain), tepatnya di tempat Anda membutuhkan tugas yang dilakukan oleh prosedur tersebut untuk dijalankan. Tempat pemanggilan yang paling umum adalah:</text:p>
            <text:list xml:id="list3877740061907747627" text:style-name="L166">
              <text:list-item>
                <text:p text:style-name="P444">Di dalam blok <text:span text:style-name="Source_20_Text">begin...end.</text:span> <text:span text:style-name="Strong_20_Emphasis">utama</text:span> program Anda. </text:p>
              </text:list-item>
              <text:list-item>
                <text:p text:style-name="P444">Di dalam badan (<text:span text:style-name="Source_20_Text">begin...end;</text:span>) <text:span text:style-name="Strong_20_Emphasis">prosedur lain</text:span>. </text:p>
              </text:list-item>
              <text:list-item>
                <text:p text:style-name="P166">Di dalam badan (<text:span text:style-name="Source_20_Text">begin...end;</text:span>) <text:span text:style-name="Strong_20_Emphasis">fungsi</text:span> (akan dibahas di Bab 10). </text:p>
              </text:list-item>
            </text:list>
            <text:p text:style-name="Text_20_body"><text:span text:style-name="Strong_20_Emphasis">Bagaimana Alur Eksekusi Program Saat Prosedur Dipanggil?</text:span></text:p>
            <text:p text:style-name="Text_20_body">Memahami bagaimana alur kontrol program berpindah saat prosedur dipanggil itu sangat penting:</text:p>
            <text:list xml:id="list7960279811062668597" text:style-name="L167">
              <text:list-item>
                <text:p text:style-name="P445">Program Anda berjalan normal, mengeksekusi perintah baris demi baris dari atas ke bawah. </text:p>
              </text:list-item>
              <text:list-item>
                <text:p text:style-name="P445">Ketika program sampai pada baris yang berisi pemanggilan prosedur (misalnya: <text:span text:style-name="Source_20_Text">CetakGarisPemisah;</text:span>). </text:p>
              </text:list-item>
              <text:list-item>
                <text:p text:style-name="P445"><text:span text:style-name="Strong_20_Emphasis">Lompatan Kontrol (Jump):</text:span> Seketika itu juga, alur eksekusi program akan <text:span text:style-name="Strong_20_Emphasis">'melompat'</text:span> dari titik pemanggilan tersebut menuju ke <text:span text:style-name="Strong_20_Emphasis">baris perintah pertama</text:span> yang ada di dalam blok <text:span text:style-name="Source_20_Text">begin...end;</text:span> dari definisi prosedur <text:span text:style-name="Source_20_Text">CetakGarisPemisah</text:span>. </text:p>
              </text:list-item>
              <text:list-item>
                <text:p text:style-name="P445"><text:span text:style-name="Strong_20_Emphasis">Eksekusi Badan Prosedur:</text:span> Program kemudian akan menjalankan <text:span text:style-name="Strong_20_Emphasis">semua perintah</text:span> yang ada di dalam badan prosedur <text:span text:style-name="Source_20_Text">CetakGarisPemisah</text:span> tersebut, secara berurutan dari awal (<text:span text:style-name="Source_20_Text">begin</text:span>) sampai akhir (<text:span text:style-name="Source_20_Text">end;</text:span>). </text:p>
              </text:list-item>
              <text:list-item>
                <text:p text:style-name="P445"><text:span text:style-name="Strong_20_Emphasis">Kembali ke Pemanggil (Return):</text:span> Begitu program mencapai <text:span text:style-name="Source_20_Text">end;</text:span> dari prosedur <text:span text:style-name="Source_20_Text">CetakGarisPemisah</text:span>, alur eksekusi akan <text:span text:style-name="Strong_20_Emphasis">'melompat kembali'</text:span> ke titik di program utama (atau di mana pun prosedur itu dipanggil) <text:span text:style-name="Strong_20_Emphasis">tepat setelah</text:span> baris <text:span text:style-name="Source_20_Text">CetakGarisPemisah;</text:span> tadi. </text:p>
              </text:list-item>
              <text:list-item>
                <text:p text:style-name="P167">Program lalu melanjutkan eksekusi perintah berikutnya secara normal dari titik kembali tersebut. </text:p>
              </text:list-item>
            </text:list>
            <text:p text:style-name="Text_20_body"><text:span text:style-name="Strong_20_Emphasis">Analogi:</text:span> Bayangkan Anda sedang mengikuti instruksi utama merakit lemari. Di langkah ke-5 tertulis: "(Lihat instruksi tambahan Bagian A untuk memasang engsel pintu)". Anda akan berhenti sejenak dari instruksi utama, membuka lembar instruksi Bagian A, mengikuti semua langkah di sana sampai selesai, lalu Anda kembali lagi ke instruksi utama persis di langkah ke-6. Prosedur bekerja mirip seperti itu.</text:p>
            <text:p text:style-name="Text_20_body"><text:span text:style-name="Strong_20_Emphasis">Contoh Kode Lengkap (Definisi &amp; Pemanggilan):</text:span></text:p>
            <text:p text:style-name="Text_20_body">Mari kita gunakan prosedur <text:span text:style-name="Source_20_Text">TampilkanSalamAwal</text:span> dan <text:span text:style-name="Source_20_Text">CetakGarisPemisah</text:span> yang sudah kita definisikan sebelumnya dan panggil mereka dari program utama:</text:p>
            <text:p text:style-name="Text_20_body"><text:soft-page-break/>Delphi</text:p>
            <text:p text:style-name="Preformatted_20_Text"><text:span text:style-name="Source_20_Text">program ContohPemanggilanProsedur;</text:span></text:p>
            <text:p text:style-name="Preformatted_20_Text"><text:span text:style-name="Source_20_Text">uses SysUtils;</text:span></text:p>
            <text:p text:style-name="Preformatted_20_Text"/>
            <text:p text:style-name="Preformatted_20_Text"><text:span text:style-name="Source_20_Text">// ---================================----</text:span></text:p>
            <text:p text:style-name="Preformatted_20_Text"><text:span text:style-name="Source_20_Text">// ---===[ AREA DEFINISI PROSEDUR ]===---</text:span></text:p>
            <text:p text:style-name="Preformatted_20_Text"><text:span text:style-name="Source_20_Text">// ---================================----</text:span></text:p>
            <text:p text:style-name="Preformatted_20_Text"/>
            <text:p text:style-name="Preformatted_20_Text"><text:span text:style-name="Source_20_Text">procedure TampilkanSalamAwal;</text:span></text:p>
            <text:p text:style-name="Preformatted_20_Text"><text:span text:style-name="Source_20_Text">// Prosedur ini menampilkan pesan pembuka program</text:span></text:p>
            <text:p text:style-name="Preformatted_20_Text"><text:span text:style-name="Source_20_Text">begin</text:span></text:p>
            <text:p text:style-name="Preformatted_20_Text"><text:span text:style-name="Source_20_Text"><text:s text:c="2"/>Writeln('=================================');</text:span></text:p>
            <text:p text:style-name="Preformatted_20_Text"><text:span text:style-name="Source_20_Text"><text:s text:c="2"/>Writeln(' <text:s text:c="2"/>Selamat Datang di Program Ini! <text:s/>');</text:span></text:p>
            <text:p text:style-name="Preformatted_20_Text"><text:span text:style-name="Source_20_Text"><text:s text:c="2"/>Writeln('=================================');</text:span></text:p>
            <text:p text:style-name="Preformatted_20_Text"><text:span text:style-name="Source_20_Text"><text:s text:c="2"/>Writeln; // Baris kosong untuk spasi</text:span></text:p>
            <text:p text:style-name="Preformatted_20_Text"><text:span text:style-name="Source_20_Text">end; // Akhir definisi TampilkanSalamAwal;</text:span></text:p>
            <text:p text:style-name="Preformatted_20_Text"/>
            <text:p text:style-name="Preformatted_20_Text"><text:span text:style-name="Source_20_Text">procedure CetakGarisPemisah;</text:span></text:p>
            <text:p text:style-name="Preformatted_20_Text"><text:span text:style-name="Source_20_Text">// Prosedur ini hanya mencetak garis pemisah</text:span></text:p>
            <text:p text:style-name="Preformatted_20_Text"><text:span text:style-name="Source_20_Text">const</text:span></text:p>
            <text:p text:style-name="Preformatted_20_Text"><text:span text:style-name="Source_20_Text"><text:s text:c="2"/>Garis = '---------------------------------';</text:span></text:p>
            <text:p text:style-name="Preformatted_20_Text"><text:span text:style-name="Source_20_Text">begin</text:span></text:p>
            <text:p text:style-name="Preformatted_20_Text"><text:span text:style-name="Source_20_Text"><text:s text:c="2"/>Writeln(Garis);</text:span></text:p>
            <text:p text:style-name="Preformatted_20_Text"><text:span text:style-name="Source_20_Text">end; // Akhir definisi CetakGarisPemisah;</text:span></text:p>
            <text:p text:style-name="Preformatted_20_Text"/>
            <text:p text:style-name="Preformatted_20_Text"><text:span text:style-name="Source_20_Text">// ---============================----</text:span></text:p>
            <text:p text:style-name="Preformatted_20_Text"><text:span text:style-name="Source_20_Text">// ---===[ AKHIR DEFINISI PROSEDUR ]===---</text:span></text:p>
            <text:p text:style-name="Preformatted_20_Text"><text:span text:style-name="Source_20_Text">// ---============================----</text:span></text:p>
            <text:p text:style-name="Preformatted_20_Text"/>
            <text:p text:style-name="Preformatted_20_Text"/>
            <text:p text:style-name="Preformatted_20_Text"><text:span text:style-name="Source_20_Text">// ---===[ BLOK PROGRAM UTAMA ]===---</text:span></text:p>
            <text:p text:style-name="Preformatted_20_Text"><text:span text:style-name="Source_20_Text">begin // Eksekusi program dimulai dari sini</text:span></text:p>
            <text:p text:style-name="Preformatted_20_Text"/>
            <text:p text:style-name="Preformatted_20_Text"><text:span text:style-name="Source_20_Text"><text:s text:c="2"/>Writeln('Program Utama Dimulai...');</text:span></text:p>
            <text:p text:style-name="Preformatted_20_Text"><text:span text:style-name="Source_20_Text"><text:s text:c="2"/>Writeln;</text:span></text:p>
            <text:p text:style-name="Preformatted_20_Text"/>
            <text:p text:style-name="Preformatted_20_Text"><text:span text:style-name="Source_20_Text"><text:s text:c="2"/>// 1. Memanggil prosedur TampilkanSalamAwal</text:span></text:p>
            <text:p text:style-name="Preformatted_20_Text"><text:span text:style-name="Source_20_Text"><text:s text:c="2"/>// Alur program akan lompat ke dalam prosedur TampilkanSalamAwal,</text:span></text:p>
            <text:p text:style-name="Preformatted_20_Text"><text:span text:style-name="Source_20_Text"><text:s text:c="2"/>// menjalankan semua Writeln di dalamnya, lalu kembali ke sini.</text:span></text:p>
            <text:p text:style-name="Preformatted_20_Text"><text:span text:style-name="Source_20_Text"><text:s text:c="2"/>TampilkanSalamAwal; // &lt;-- INI PEMANGGILAN PROSEDUR PERTAMA</text:span></text:p>
            <text:p text:style-name="Preformatted_20_Text"/>
            <text:p text:style-name="Preformatted_20_Text"><text:span text:style-name="Source_20_Text"><text:s text:c="2"/>Writeln('Sekarang kita berada di bagian tengah program utama.');</text:span></text:p>
            <text:p text:style-name="Preformatted_20_Text"><text:span text:style-name="Source_20_Text"><text:s text:c="2"/>Writeln('Kita bisa melakukan proses lain di sini.');</text:span></text:p>
            <text:p text:style-name="Preformatted_20_Text"><text:span text:style-name="Source_20_Text"><text:s text:c="2"/>Writeln;</text:span></text:p>
            <text:p text:style-name="Preformatted_20_Text"/>
            <text:p text:style-name="Preformatted_20_Text"><text:span text:style-name="Source_20_Text"><text:s text:c="2"/>// 2. Memanggil prosedur CetakGarisPemisah</text:span></text:p>
            <text:p text:style-name="Preformatted_20_Text"><text:span text:style-name="Source_20_Text"><text:s text:c="2"/>// Alur program lompat ke CetakGarisPemisah, menjalankan Writeln(Garis),</text:span></text:p>
            <text:p text:style-name="Preformatted_20_Text"><text:span text:style-name="Source_20_Text"><text:s text:c="2"/>// lalu kembali lagi ke sini.</text:span></text:p>
            <text:p text:style-name="Preformatted_20_Text"><text:span text:style-name="Source_20_Text"><text:s text:c="2"/>CetakGarisPemisah; // &lt;-- PEMANGGILAN PROSEDUR KEDUA</text:span></text:p>
            <text:p text:style-name="Preformatted_20_Text"/>
            <text:p text:style-name="Preformatted_20_Text"><text:span text:style-name="Source_20_Text"><text:s text:c="2"/>Writeln('Ini teks lain setelah garis pemisah.');</text:span></text:p>
            <text:p text:style-name="Preformatted_20_Text"><text:span text:style-name="Source_20_Text"><text:s text:c="2"/>Writeln;</text:span></text:p>
            <text:p text:style-name="Preformatted_20_Text"/>
            <text:p text:style-name="Preformatted_20_Text"><text:span text:style-name="Source_20_Text"><text:s text:c="2"/>// 3. Memanggil CetakGarisPemisah LAGI (Menunjukkan Reusability!)</text:span></text:p>
            <text:p text:style-name="Preformatted_20_Text"><text:soft-page-break/><text:span text:style-name="Source_20_Text"><text:s text:c="2"/>// Kita bisa panggil prosedur yang sama berkali-kali tanpa menulis ulang kodenya.</text:span></text:p>
            <text:p text:style-name="Preformatted_20_Text"><text:span text:style-name="Source_20_Text"><text:s text:c="2"/>CetakGarisPemisah; // &lt;-- PEMANGGILAN PROSEDUR KETIGA</text:span></text:p>
            <text:p text:style-name="Preformatted_20_Text"/>
            <text:p text:style-name="Preformatted_20_Text"><text:span text:style-name="Source_20_Text"><text:s text:c="2"/>Writeln('Program utama hampir selesai.');</text:span></text:p>
            <text:p text:style-name="Preformatted_20_Text"><text:span text:style-name="Source_20_Text"><text:s text:c="2"/>Writeln;</text:span></text:p>
            <text:p text:style-name="Preformatted_20_Text"><text:span text:style-name="Source_20_Text"><text:s text:c="2"/>Write('Tekan Enter untuk keluar...');</text:span></text:p>
            <text:p text:style-name="Preformatted_20_Text"><text:span text:style-name="Source_20_Text"><text:s text:c="2"/>Readln;</text:span></text:p>
            <text:p text:style-name="P602"><text:span text:style-name="Source_20_Text">end. // Akhir program utama</text:span></text:p>
            <text:list xml:id="list6218178290850647114" text:style-name="L168">
              <text:list-item>
                <text:p text:style-name="P168"><text:span text:style-name="Strong_20_Emphasis">Penjelasan Contoh:</text:span> Jika Anda menjalankan kode ini, Anda akan melihat urutan output yang menunjukkan alur lompatan tersebut. Pesan dari <text:span text:style-name="Source_20_Text">Writeln</text:span> di program utama akan muncul, lalu diselingi oleh output dari <text:span text:style-name="Emphasis">dalam</text:span> prosedur <text:span text:style-name="Source_20_Text">TampilkanSalamAwal</text:span> saat ia dipanggil, lalu kembali lagi ke output program utama, lalu muncul output dari <text:span text:style-name="Source_20_Text">CetakGarisPemisah</text:span>, kembali lagi ke utama, dan muncul lagi output dari <text:span text:style-name="Source_20_Text">CetakGarisPemisah</text:span> saat dipanggil kedua kalinya. Ini membuktikan bahwa kita bisa 'menyuruh' blok kode di dalam prosedur untuk bekerja kapan saja kita butuhkan hanya dengan memanggil namanya, dan kita bisa memanggilnya berkali-kali! </text:p>
              </text:list-item>
            </text:list>
            <text:p text:style-name="Text_20_body"><text:span text:style-name="Strong_20_Emphasis">Kesimpulan:</text:span></text:p>
            <text:p text:style-name="Text_20_body">Memanggil atau menggunakan prosedur yang sudah Anda definisikan ternyata sangat mudah: cukup tuliskan <text:span text:style-name="Strong_20_Emphasis">nama prosedurnya</text:span> diikuti <text:span text:style-name="Strong_20_Emphasis">titik koma (</text:span><text:span text:style-name="Strong_20_Emphasis"><text:span text:style-name="Source_20_Text">;</text:span></text:span><text:span text:style-name="Strong_20_Emphasis">)</text:span>. Yang penting dipahami adalah bagaimana alur eksekusi program 'melompat' ke dalam prosedur saat dipanggil, menjalankan semua perintah di dalamnya, lalu 'kembali' lagi ke titik setelah pemanggilan. Mekanisme ini memungkinkan kita menyusun program secara modular dan menggunakan ulang kode dengan sangat efisien.</text:p>
            <text:p text:style-name="Horizontal_20_Line"/>
            <text:p text:style-name="Text_20_body">Prosedur kita sejauh ini masih bersifat tetap; <text:span text:style-name="Source_20_Text">TampilkanSalamAwal</text:span> akan selalu menampilkan salam yang sama, <text:span text:style-name="Source_20_Text">CetakGarisPemisah</text:span> akan selalu mencetak garis yang sama. Bagaimana caranya agar prosedur bisa lebih fleksibel? Misalnya, kita ingin membuat prosedur yang bisa menampilkan pesan <text:span text:style-name="Emphasis">apapun</text:span> yang kita inginkan, bukan hanya pesan yang sudah ditulis mati di dalamnya? Jawabannya ada pada <text:span text:style-name="Strong_20_Emphasis">Parameter</text:span>!</text:p>
            <text:p text:style-name="Text_20_body">Saya menunggu perintah "YAX" untuk lanjut ke <text:span text:style-name="Emphasis">prompt</text:span> Sub-bab 9.5 ("Parameter Prosedur (Memberikan Input ke Prosedur)").</text:p>
          </text:section>
          <text:section text:style-name="Sect1" text:name="feedback-form-80">
            <text:p text:style-name="P285"/>
          </text:section>
        </text:section>
        <text:section text:style-name="Sect1" text:name="99ef7e42f9a13afc">
          <text:p text:style-name="Text_20_body"/>
          <text:section text:style-name="Sect1" text:name="user-query-content-81">
            <text:p text:style-name="P541">yax </text:p>
          </text:section>
          <text:p text:style-name="P285">Tampilkan alur berpikir</text:p>
          <text:section text:style-name="Sect2" text:name="model-response-message-contentr_99ef7e42f9a13afc">
            <text:p text:style-name="Text_20_body">Siap! Mari kita lanjutkan untuk membuat prosedur kita lebih fleksibel.</text:p>
            <text:p text:style-name="Text_20_body"><text:span text:style-name="Emphasis">(Waktu saat ini: Minggu, 13 April 2025 pukul 11:07:36 WIB. Lokasi: Indonesia dicatat.)</text:span></text:p>
            <text:p text:style-name="Horizontal_20_Line"/>
            <text:p text:style-name="Text_20_body"><text:soft-page-break/><text:span text:style-name="Strong_20_Emphasis">Jawaban untuk </text:span><text:span text:style-name="Strong_20_Emphasis"><text:span text:style-name="Emphasis">Prompt</text:span></text:span><text:span text:style-name="Strong_20_Emphasis"> Sub-bab 9.5: Parameter Prosedur (Memberikan Input ke Prosedur)</text:span></text:p>
            <text:p text:style-name="Text_20_body"><text:span text:style-name="Emphasis">(Prompt: "Buatkan pembahasan mendalam untuk sub-bab 'Parameter Prosedur'. Jelaskan mengapa prosedur seringkali membutuhkan 'input'... Perkenalkan konsep Parameter... Jelaskan dua jenis parameter utama: 1. Parameter Nilai (By Value)... 2. Parameter Variabel (By Reference - var)... Berikan contoh...")</text:span></text:p>
            <text:p text:style-name="Horizontal_20_Line"/>
            <text:p text:style-name="Text_20_body">Prosedur-prosedur yang kita buat sejauh ini (<text:span text:style-name="Source_20_Text">TampilkanSalamAwal</text:span>, <text:span text:style-name="Source_20_Text">CetakGarisPemisah</text:span>) memang sudah membantu merapikan kode, tapi mereka masih agak 'kaku', ya? Mereka hanya bisa melakukan tugas yang persis sama setiap kali dipanggil.</text:p>
            <text:p text:style-name="Text_20_body">Bagaimana jika kita ingin membuat prosedur yang lebih dinamis? Misalnya:</text:p>
            <text:list xml:id="list1951308547984995370" text:style-name="L169">
              <text:list-item>
                <text:p text:style-name="P446">Prosedur <text:span text:style-name="Source_20_Text">CetakPesan</text:span> yang bisa mencetak <text:span text:style-name="Strong_20_Emphasis">pesan apa saja</text:span> yang kita inginkan saat memanggilnya? </text:p>
              </text:list-item>
              <text:list-item>
                <text:p text:style-name="P446">Prosedur <text:span text:style-name="Source_20_Text">GambarKotak</text:span> yang bisa menggambar kotak dengan <text:span text:style-name="Strong_20_Emphasis">ukuran dan karakter</text:span> yang berbeda-beda sesuai permintaan? </text:p>
              </text:list-item>
              <text:list-item>
                <text:p text:style-name="P169">Prosedur <text:span text:style-name="Source_20_Text">TambahDuaAngka</text:span> yang bisa menjumlahkan <text:span text:style-name="Strong_20_Emphasis">dua angka berapa saja</text:span> yang kita berikan? </text:p>
              </text:list-item>
            </text:list>
            <text:p text:style-name="Text_20_body">Agar prosedur bisa melakukan tugas yang lebih spesifik atau bervariasi berdasarkan 'instruksi tambahan' dari bagian kode yang memanggilnya, kita perlu cara untuk <text:span text:style-name="Strong_20_Emphasis">mengirimkan data atau nilai</text:span> ke dalam prosedur tersebut saat ia dipanggil. Di sinilah konsep <text:span text:style-name="Strong_20_Emphasis">Parameter</text:span> masuk!</text:p>
            <text:p text:style-name="Text_20_body"><text:span text:style-name="Strong_20_Emphasis">Konsep Parameter: Pintu Masuk Data untuk Prosedur</text:span></text:p>
            <text:p text:style-name="Text_20_body"><text:span text:style-name="Strong_20_Emphasis">Parameter</text:span> adalah semacam <text:span text:style-name="Strong_20_Emphasis">variabel khusus</text:span> yang kita deklarasikan di dalam tanda kurung <text:span text:style-name="Source_20_Text">()</text:span> pada <text:span text:style-name="Strong_20_Emphasis">header (kepala) definisi prosedur</text:span>. Fungsi utama parameter adalah sebagai 'pintu masuk' atau 'wadah penerima' untuk <text:span text:style-name="Strong_20_Emphasis">data yang dikirimkan oleh pemanggil</text:span> ketika prosedur tersebut dieksekusi.</text:p>
            <text:p text:style-name="Text_20_body"><text:span text:style-name="Strong_20_Emphasis">Analogi:</text:span> Bayangkan prosedur itu seperti mesin pembuat jus. Agar mesin itu bisa bekerja, ia butuh 'input' berupa buah. Parameter adalah 'corong' atau 'lubang input' pada mesin tersebut tempat kita memasukkan buah (data) yang ingin diolah oleh mesin (prosedur).</text:p>
            <text:p text:style-name="Text_20_body"><text:span text:style-name="Strong_20_Emphasis">Istilah Penting: Parameter vs Argumen</text:span></text:p>
            <text:p text:style-name="Text_20_body">Dalam konteks ini, ada dua istilah yang sering dipakai dan perlu dibedakan:</text:p>
            <text:list xml:id="list3679902556964639920" text:style-name="L170">
              <text:list-item>
                <text:p text:style-name="P447"><text:span text:style-name="Strong_20_Emphasis">Parameter:</text:span> Ini adalah nama variabel yang Anda tulis di dalam tanda kurung <text:span text:style-name="Source_20_Text">()</text:span> saat Anda <text:span text:style-name="Strong_20_Emphasis">mendefinisikan</text:span> sebuah prosedur. Ia bertindak sebagai 'variabel penerima' di dalam prosedur. </text:p>
                <text:list>
                  <text:list-item>
                    <text:p text:style-name="P447">Contoh: Dalam <text:span text:style-name="Source_20_Text">procedure CetakJudul(Judul: String);</text:span>, <text:span text:style-name="Source_20_Text">Judul</text:span> adalah parameternya. </text:p>
                  </text:list-item>
                </text:list>
              </text:list-item>
              <text:list-item>
                <text:p text:style-name="P447"><text:span text:style-name="Strong_20_Emphasis">Argumen:</text:span> Ini adalah nilai atau variabel yang Anda sertakan di dalam tanda <text:soft-page-break/>kurung <text:span text:style-name="Source_20_Text">()</text:span> saat Anda <text:span text:style-name="Strong_20_Emphasis">memanggil</text:span> sebuah prosedur. Argumen adalah data 'nyata' yang Anda 'lemparkan' atau kirimkan ke parameter prosedur. </text:p>
                <text:list>
                  <text:list-item>
                    <text:p text:style-name="P170">Contoh: Dalam pemanggilan <text:span text:style-name="Source_20_Text">CetakJudul('Laporan Bulanan');</text:span>, <text:span text:style-name="Source_20_Text">'Laporan Bulanan'</text:span> adalah argumennya. Dalam <text:span text:style-name="Source_20_Text">CetakJudul(NamaFile);</text:span>, <text:span text:style-name="Source_20_Text">NamaFile</text:span> (yang berisi nilai string) adalah argumennya. </text:p>
                  </text:list-item>
                </text:list>
              </text:list-item>
            </text:list>
            <text:p text:style-name="Text_20_body"><text:span text:style-name="Strong_20_Emphasis">Dua Cara 'Pengiriman' Data: Parameter Nilai vs Parameter Variabel</text:span></text:p>
            <text:p text:style-name="Text_20_body">Di Pascal, ada dua mekanisme dasar bagaimana data dari argumen 'disampaikan' kepada parameter di dalam prosedur:</text:p>
            <text:p text:style-name="Text_20_body"><text:span text:style-name="Strong_20_Emphasis">1. Parameter Nilai (Pass by Value) - Cara Default dan Paling Umum</text:span></text:p>
            <text:list xml:id="list1487169112826256707" text:style-name="L171">
              <text:list-item>
                <text:p text:style-name="P448"><text:span text:style-name="Strong_20_Emphasis">Cara Kerja:</text:span> Ini adalah mekanisme standar jika Anda tidak menambahkan kata kunci khusus. Ketika Anda memanggil prosedur, Pascal akan: </text:p>
                <text:list>
                  <text:list-item>
                    <text:p text:style-name="P448">Mengambil <text:span text:style-name="Strong_20_Emphasis">nilai</text:span> dari argumen yang Anda berikan. </text:p>
                  </text:list-item>
                  <text:list-item>
                    <text:p text:style-name="P448">Membuat <text:span text:style-name="Strong_20_Emphasis">SALINAN (copy)</text:span> dari nilai tersebut. </text:p>
                  </text:list-item>
                  <text:list-item>
                    <text:p text:style-name="P448">Salinan nilai inilah yang dimasukkan ke dalam variabel parameter di dalam prosedur. </text:p>
                  </text:list-item>
                  <text:list-item>
                    <text:p text:style-name="P448">Prosedur kemudian bekerja sepenuhnya menggunakan <text:span text:style-name="Strong_20_Emphasis">salinan</text:span> ini. </text:p>
                  </text:list-item>
                </text:list>
              </text:list-item>
              <text:list-item>
                <text:p text:style-name="P448"><text:span text:style-name="Strong_20_Emphasis">Konsekuensi Penting:</text:span> Karena prosedur hanya mendapatkan salinan, <text:span text:style-name="Strong_20_Emphasis">perubahan apapun</text:span> yang dilakukan pada nilai parameter di dalam prosedur <text:span text:style-name="Strong_20_Emphasis">TIDAK AKAN MEMENGARUHI</text:span> nilai variabel asli yang Anda gunakan sebagai argumen di luar prosedur. Variabel asli Anda tetap aman tidak berubah. </text:p>
              </text:list-item>
              <text:list-item>
                <text:p text:style-name="P448"><text:span text:style-name="Strong_20_Emphasis">Analogi:</text:span> Seperti Anda memberikan <text:span text:style-name="Strong_20_Emphasis">fotokopi</text:span> KTP Anda ke petugas. Petugas bisa saja menandai atau mencoret-coret fotokopi tersebut, tapi KTP asli Anda tidak akan terpengaruh sama sekali. Ini adalah cara yang paling aman untuk mengirim data ke prosedur jika prosedur tersebut hanya perlu <text:span text:style-name="Strong_20_Emphasis">membaca</text:span> nilainya saja. </text:p>
              </text:list-item>
              <text:list-item>
                <text:p text:style-name="P448"><text:span text:style-name="Strong_20_Emphasis">Sintaks Deklarasi:</text:span> Anda cukup menuliskan nama parameter diikuti titik dua (<text:span text:style-name="Source_20_Text">:</text:span>) dan tipe datanya di dalam tanda kurung header prosedur. Jika ada lebih dari satu parameter, pisahkan dengan titik koma (<text:span text:style-name="Source_20_Text">;</text:span>). Jika ada beberapa parameter dengan tipe yang sama berturut-turut, bisa dikelompokkan. </text:p>
                <text:p text:style-name="P171">Delphi</text:p>
                <text:p text:style-name="P580"><text:span text:style-name="Source_20_Text">procedure NamaProsedur(Param1: Tipe1; Param2: Tipe2);</text:span></text:p>
                <text:p text:style-name="P580"><text:span text:style-name="Source_20_Text">procedure GambarSegitiga(Sisi: Integer; Karakter: Char; Warna: Integer);</text:span></text:p>
                <text:p text:style-name="P644"><text:span text:style-name="Source_20_Text">procedure HitungRata(Nilai1, Nilai2, Nilai3: Real); // 3 param Real sekaligus</text:span></text:p>
              </text:list-item>
              <text:list-item>
                <text:p text:style-name="P448"><text:span text:style-name="Strong_20_Emphasis">Contoh Lengkap (Parameter Nilai):</text:span> </text:p>
                <text:p text:style-name="P171">Delphi</text:p>
                <text:p text:style-name="P580"><text:span text:style-name="Source_20_Text">program DemoParameterNilai;</text:span></text:p>
                <text:p text:style-name="P580"><text:span text:style-name="Source_20_Text">uses SysUtils;</text:span></text:p>
                <text:p text:style-name="P580"/>
                <text:p text:style-name="P580"><text:span text:style-name="Source_20_Text">// --- Definisi Prosedur dengan Parameter Nilai ---</text:span></text:p>
                <text:p text:style-name="P580"><text:span text:style-name="Source_20_Text">procedure SapaPengguna(Nama: String; Usia: Integer); // Nama &amp; </text:span><text:soft-page-break/><text:span text:style-name="Source_20_Text">Usia adalah param nilai</text:span></text:p>
                <text:p text:style-name="P580"><text:span text:style-name="Source_20_Text">begin</text:span></text:p>
                <text:p text:style-name="P580"><text:span text:style-name="Source_20_Text"><text:s text:c="2"/>Writeln('--------------------------------');</text:span></text:p>
                <text:p text:style-name="P580"><text:span text:style-name="Source_20_Text"><text:s text:c="2"/>Writeln('Halo, ', Nama, '!');</text:span></text:p>
                <text:p text:style-name="P580"><text:span text:style-name="Source_20_Text"><text:s text:c="2"/>Writeln('Wah, Anda berusia ', Usia, ' tahun ya!');</text:span></text:p>
                <text:p text:style-name="P580"><text:span text:style-name="Source_20_Text"><text:s text:c="2"/>// Jika kita coba ubah Nama di sini: Nama := 'Telah Diubah';</text:span></text:p>
                <text:p text:style-name="P580"><text:span text:style-name="Source_20_Text"><text:s text:c="2"/>// Maka NamaLuar tidak akan terpengaruh.</text:span></text:p>
                <text:p text:style-name="P580"><text:span text:style-name="Source_20_Text"><text:s text:c="2"/>Writeln('--------------------------------');</text:span></text:p>
                <text:p text:style-name="P580"><text:span text:style-name="Source_20_Text">end;</text:span></text:p>
                <text:p text:style-name="P580"/>
                <text:p text:style-name="P580"><text:span text:style-name="Source_20_Text">procedure TambahDanCetak(A, B: Integer); // A dan B adalah param nilai</text:span></text:p>
                <text:p text:style-name="P580"><text:span text:style-name="Source_20_Text">var Hasil: LongInt;</text:span></text:p>
                <text:p text:style-name="P580"><text:span text:style-name="Source_20_Text">begin</text:span></text:p>
                <text:p text:style-name="P580"><text:span text:style-name="Source_20_Text"><text:s text:c="2"/>Hasil := A + B;</text:span></text:p>
                <text:p text:style-name="P580"><text:span text:style-name="Source_20_Text"><text:s text:c="2"/>Writeln(A, ' + ', B, ' = ', Hasil);</text:span></text:p>
                <text:p text:style-name="P580"><text:span text:style-name="Source_20_Text">end;</text:span></text:p>
                <text:p text:style-name="P580"/>
                <text:p text:style-name="P580"><text:span text:style-name="Source_20_Text">// --- Program Utama ---</text:span></text:p>
                <text:p text:style-name="P580"><text:span text:style-name="Source_20_Text">var</text:span></text:p>
                <text:p text:style-name="P580"><text:span text:style-name="Source_20_Text"><text:s text:c="2"/>NamaLuar: String;</text:span></text:p>
                <text:p text:style-name="P580"><text:span text:style-name="Source_20_Text"><text:s text:c="2"/>UmurLuar: Integer;</text:span></text:p>
                <text:p text:style-name="P580"><text:span text:style-name="Source_20_Text">begin</text:span></text:p>
                <text:p text:style-name="P580"><text:span text:style-name="Source_20_Text"><text:s text:c="2"/>NamaLuar := 'Bambang';</text:span></text:p>
                <text:p text:style-name="P580"><text:span text:style-name="Source_20_Text"><text:s text:c="2"/>UmurLuar := 28;</text:span></text:p>
                <text:p text:style-name="P580"/>
                <text:p text:style-name="P580"><text:span text:style-name="Source_20_Text"><text:s text:c="2"/>// Memanggil SapaPengguna dengan variabel sebagai argumen</text:span></text:p>
                <text:p text:style-name="P580"><text:span text:style-name="Source_20_Text"><text:s text:c="2"/>// Salinan 'Bambang' dikirim ke param Nama, salinan 28 dikirim ke param Usia</text:span></text:p>
                <text:p text:style-name="P580"><text:span text:style-name="Source_20_Text"><text:s text:c="2"/>SapaPengguna(NamaLuar, UmurLuar);</text:span></text:p>
                <text:p text:style-name="P580"/>
                <text:p text:style-name="P580"><text:span text:style-name="Source_20_Text"><text:s text:c="2"/>// Memanggil SapaPengguna dengan nilai literal sebagai argumen</text:span></text:p>
                <text:p text:style-name="P580"><text:span text:style-name="Source_20_Text"><text:s text:c="2"/>SapaPengguna('Susanti', 22);</text:span></text:p>
                <text:p text:style-name="P580"/>
                <text:p text:style-name="P580"><text:span text:style-name="Source_20_Text"><text:s text:c="2"/>Writeln; // Beri jarak</text:span></text:p>
                <text:p text:style-name="P580"/>
                <text:p text:style-name="P580"><text:span text:style-name="Source_20_Text"><text:s text:c="2"/>// Memanggil TambahDanCetak</text:span></text:p>
                <text:p text:style-name="P580"><text:span text:style-name="Source_20_Text"><text:s text:c="2"/>TambahDanCetak(15, 7); // Mengirim salinan 15 dan 7</text:span></text:p>
                <text:p text:style-name="P580"><text:span text:style-name="Source_20_Text"><text:s text:c="2"/>TambahDanCetak(UmurLuar, 10); // Mengirim salinan isi UmurLuar (28) dan 10</text:span></text:p>
                <text:p text:style-name="P580"/>
                <text:p text:style-name="P580"><text:span text:style-name="Source_20_Text"><text:s text:c="2"/>// Cek NamaLuar, nilainya tetap 'Bambang'</text:span></text:p>
                <text:p text:style-name="P580"><text:span text:style-name="Source_20_Text"><text:s text:c="2"/>// Writeln('Nilai NamaLuar sekarang: ', NamaLuar);</text:span></text:p>
                <text:p text:style-name="P580"/>
                <text:p text:style-name="P580"><text:span text:style-name="Source_20_Text"><text:s text:c="2"/>Readln;</text:span></text:p>
                <text:p text:style-name="P644"><text:span text:style-name="Source_20_Text">end.</text:span></text:p>
              </text:list-item>
            </text:list>
            <text:p text:style-name="Text_20_body"><text:span text:style-name="Strong_20_Emphasis">2. Parameter Variabel (Pass by Reference) - Menggunakan </text:span><text:span text:style-name="Strong_20_Emphasis"><text:span text:style-name="Source_20_Text">var</text:span></text:span></text:p>
            <text:list xml:id="list8807874877466634460" text:style-name="L172">
              <text:list-item>
                <text:p text:style-name="P449"><text:span text:style-name="Strong_20_Emphasis">Cara Kerja:</text:span> Jika Anda ingin prosedur bisa <text:span text:style-name="Strong_20_Emphasis">mengubah nilai variabel asli</text:span> yang ada di pemanggilnya, Anda perlu menggunakan mekanisme <text:span text:style-name="Emphasis">Pass by Reference</text:span>. Caranya adalah dengan menambahkan kata kunci <text:span text:style-name="Strong_20_Emphasis"><text:span text:style-name="Source_20_Text">var</text:span></text:span> sebelum nama parameter di definisi prosedur. Ketika dipanggil: </text:p>
                <text:list>
                  <text:list-item>
                    <text:p text:style-name="P449">Pascal <text:span text:style-name="Strong_20_Emphasis">tidak</text:span> membuat salinan nilai argumen. </text:p>
                  </text:list-item>
                  <text:list-item>
                    <text:p text:style-name="P449"><text:soft-page-break/>Sebaliknya, Pascal memberikan <text:span text:style-name="Strong_20_Emphasis">referensi (alamat memori)</text:span> dari variabel asli yang Anda kirim sebagai argumen kepada parameter tersebut. </text:p>
                  </text:list-item>
                  <text:list-item>
                    <text:p text:style-name="P449">Akibatnya, parameter di dalam prosedur dan variabel asli di luar prosedur sekarang <text:span text:style-name="Strong_20_Emphasis">menunjuk ke lokasi memori yang sama persis</text:span>. </text:p>
                  </text:list-item>
                </text:list>
              </text:list-item>
              <text:list-item>
                <text:p text:style-name="P449"><text:span text:style-name="Strong_20_Emphasis">Konsekuensi Penting:</text:span> Karena menunjuk ke 'wadah' yang sama, <text:span text:style-name="Strong_20_Emphasis">setiap perubahan</text:span> yang Anda lakukan pada parameter <text:span text:style-name="Source_20_Text">var</text:span> di dalam prosedur <text:span text:style-name="Strong_20_Emphasis">AKAN LANGSUNG MENGUBAH</text:span> nilai variabel asli yang Anda gunakan sebagai argumen saat pemanggilan. </text:p>
              </text:list-item>
              <text:list-item>
                <text:p text:style-name="P449"><text:span text:style-name="Strong_20_Emphasis">Analogi:</text:span> Seperti Anda memberikan <text:span text:style-name="Strong_20_Emphasis">kunci brankas</text:span> Anda ke petugas bank. Petugas itu bisa membuka brankas dan mengubah isinya secara langsung. Anda perlu percaya pada petugas itu! Gunakan mekanisme ini dengan hati-hati. </text:p>
              </text:list-item>
              <text:list-item>
                <text:p text:style-name="P449"><text:span text:style-name="Strong_20_Emphasis">Sintaks Deklarasi:</text:span> Tambahkan kata kunci <text:span text:style-name="Strong_20_Emphasis"><text:span text:style-name="Source_20_Text">var</text:span></text:span> sebelum nama parameter (atau kelompok nama parameter sejenis yang ingin dijadikan <text:span text:style-name="Emphasis">pass by reference</text:span>). </text:p>
                <text:p text:style-name="P172">Delphi</text:p>
                <text:p text:style-name="P581"><text:span text:style-name="Source_20_Text">procedure NamaProsedur(var ParamRef1: Tipe1; ParamBiasa: Tipe2); // ParamRef1 by reference, ParamBiasa by value</text:span></text:p>
                <text:p text:style-name="P645"><text:span text:style-name="Source_20_Text">procedure TukarNilai(var A, var B: Integer); // Kedua parameter by reference</text:span></text:p>
              </text:list-item>
              <text:list-item>
                <text:p text:style-name="P449"><text:span text:style-name="Strong_20_Emphasis">Contoh Lengkap (Parameter Variabel):</text:span> Contoh klasik adalah prosedur untuk menukar nilai dua variabel. </text:p>
                <text:p text:style-name="P172">Delphi</text:p>
                <text:p text:style-name="P581"><text:span text:style-name="Source_20_Text">program DemoParameterVar;</text:span></text:p>
                <text:p text:style-name="P581"><text:span text:style-name="Source_20_Text">uses SysUtils;</text:span></text:p>
                <text:p text:style-name="P581"/>
                <text:p text:style-name="P581"><text:span text:style-name="Source_20_Text">// --- Definisi Prosedur dengan Parameter Var ---</text:span></text:p>
                <text:p text:style-name="P581"><text:span text:style-name="Source_20_Text">procedure Tukar(var X, var Y: Integer); // X dan Y adalah param var</text:span></text:p>
                <text:p text:style-name="P581"><text:span text:style-name="Source_20_Text">var Temp: Integer; // Variabel lokal untuk bantuan penukaran</text:span></text:p>
                <text:p text:style-name="P581"><text:span text:style-name="Source_20_Text">begin</text:span></text:p>
                <text:p text:style-name="P581"><text:span text:style-name="Source_20_Text"><text:s text:c="2"/>Writeln(' <text:s/>(Dalam Tukar) Sebelum: X=', X, ', Y=', Y);</text:span></text:p>
                <text:p text:style-name="P581"><text:span text:style-name="Source_20_Text"><text:s text:c="2"/>Temp := X; // Simpan nilai X sementara</text:span></text:p>
                <text:p text:style-name="P581"><text:span text:style-name="Source_20_Text"><text:s text:c="2"/>X := Y; <text:s text:c="3"/>// Isi X dengan nilai Y (Variabel A di luar ikut berubah!)</text:span></text:p>
                <text:p text:style-name="P581"><text:span text:style-name="Source_20_Text"><text:s text:c="2"/>Y := Temp; // Isi Y dengan nilai X yg disimpan (Variabel B di luar ikut berubah!)</text:span></text:p>
                <text:p text:style-name="P581"><text:span text:style-name="Source_20_Text"><text:s text:c="2"/>Writeln(' <text:s/>(Dalam Tukar) Sesudah : X=', X, ', Y=', Y);</text:span></text:p>
                <text:p text:style-name="P581"><text:span text:style-name="Source_20_Text">end;</text:span></text:p>
                <text:p text:style-name="P581"/>
                <text:p text:style-name="P581"><text:span text:style-name="Source_20_Text">// --- Program Utama ---</text:span></text:p>
                <text:p text:style-name="P581"><text:span text:style-name="Source_20_Text">var</text:span></text:p>
                <text:p text:style-name="P581"><text:span text:style-name="Source_20_Text"><text:s text:c="2"/>A, B: Integer;</text:span></text:p>
                <text:p text:style-name="P581"><text:span text:style-name="Source_20_Text">begin</text:span></text:p>
                <text:p text:style-name="P581"><text:span text:style-name="Source_20_Text"><text:s text:c="2"/>A := 10;</text:span></text:p>
                <text:p text:style-name="P581"><text:span text:style-name="Source_20_Text"><text:s text:c="2"/>B := 20;</text:span></text:p>
                <text:p text:style-name="P581"><text:span text:style-name="Source_20_Text"><text:s text:c="2"/>Writeln('SEBELUM panggil Tukar: A=', A, ', B=', B); // Output: A=10, B=20</text:span></text:p>
                <text:p text:style-name="P581"/>
                <text:p text:style-name="P581"><text:span text:style-name="Source_20_Text"><text:s text:c="2"/>// Memanggil Tukar, mengirim REFERENSI dari A dan B</text:span></text:p>
                <text:p text:style-name="P581"><text:soft-page-break/><text:span text:style-name="Source_20_Text"><text:s text:c="2"/>Tukar(A, B);</text:span></text:p>
                <text:p text:style-name="P581"/>
                <text:p text:style-name="P581"><text:span text:style-name="Source_20_Text"><text:s text:c="2"/>Writeln('SETELAH panggil Tukar: A=', A, ', B=', B); // Output: A=20, B=10 (NILAI A dan B BERUBAH!)</text:span></text:p>
                <text:p text:style-name="P581"/>
                <text:p text:style-name="P581"><text:span text:style-name="Source_20_Text"><text:s text:c="2"/>// PENTING: Anda tidak bisa mengirim nilai literal ke parameter var!</text:span></text:p>
                <text:p text:style-name="P581"><text:span text:style-name="Source_20_Text"><text:s text:c="2"/>// Tukar(5, 15); // &lt;-- INI AKAN ERROR saat kompilasi! Argumen harus variabel.</text:span></text:p>
                <text:p text:style-name="P581"/>
                <text:p text:style-name="P581"><text:span text:style-name="Source_20_Text"><text:s text:c="2"/>Readln;</text:span></text:p>
                <text:p text:style-name="P645"><text:span text:style-name="Source_20_Text">end.</text:span></text:p>
              </text:list-item>
              <text:list-item>
                <text:p text:style-name="P172"><text:span text:style-name="Strong_20_Emphasis">Kapan Menggunakan </text:span><text:span text:style-name="Strong_20_Emphasis"><text:span text:style-name="Source_20_Text">var</text:span></text:span><text:span text:style-name="Strong_20_Emphasis"> Parameter?</text:span> Gunakan parameter <text:span text:style-name="Source_20_Text">var</text:span> <text:span text:style-name="Strong_20_Emphasis">hanya jika tujuan utama</text:span> dari prosedur Anda adalah memang untuk <text:span text:style-name="Strong_20_Emphasis">mengubah nilai satu atau lebih variabel</text:span> yang ada di bagian kode pemanggilnya. Jika prosedur hanya perlu <text:span text:style-name="Emphasis">membaca</text:span> nilai tanpa perlu mengubahnya, <text:span text:style-name="Strong_20_Emphasis">selalu gunakan parameter nilai (tanpa </text:span><text:span text:style-name="Strong_20_Emphasis"><text:span text:style-name="Source_20_Text">var</text:span></text:span><text:span text:style-name="Strong_20_Emphasis">)</text:span> karena jauh lebih aman dan mengurangi 'efek samping' yang tidak diinginkan. </text:p>
              </text:list-item>
            </text:list>
            <text:p text:style-name="Text_20_body"><text:span text:style-name="Strong_20_Emphasis">Kesimpulan:</text:span></text:p>
            <text:p text:style-name="Text_20_body">Parameter membuat prosedur kita menjadi jauh lebih <text:span text:style-name="Strong_20_Emphasis">fleksibel</text:span> dan <text:span text:style-name="Strong_20_Emphasis">dapat digunakan ulang</text:span> (<text:span text:style-name="Emphasis">reusable</text:span>) untuk berbagai situasi. Ingat dua jenis utamanya:</text:p>
            <text:list xml:id="list8716923999543153957" text:style-name="L173">
              <text:list-item>
                <text:p text:style-name="P450"><text:span text:style-name="Strong_20_Emphasis">Parameter Nilai (tanpa </text:span><text:span text:style-name="Strong_20_Emphasis"><text:span text:style-name="Source_20_Text">var</text:span></text:span><text:span text:style-name="Strong_20_Emphasis">):</text:span> Menerima <text:span text:style-name="Strong_20_Emphasis">salinan</text:span> nilai, aman untuk input yang hanya dibaca, nilai asli tidak berubah. Ini defaultnya. </text:p>
              </text:list-item>
              <text:list-item>
                <text:p text:style-name="P173"><text:span text:style-name="Strong_20_Emphasis">Parameter Variabel (dengan </text:span><text:span text:style-name="Strong_20_Emphasis"><text:span text:style-name="Source_20_Text">var</text:span></text:span><text:span text:style-name="Strong_20_Emphasis">):</text:span> Menerima <text:span text:style-name="Strong_20_Emphasis">referensi</text:span> ke variabel asli, memungkinkan prosedur untuk <text:span text:style-name="Strong_20_Emphasis">mengubah</text:span> nilai variabel asli tersebut. Gunakan hanya jika memang itu tujuannya. </text:p>
              </text:list-item>
            </text:list>
            <text:p text:style-name="Text_20_body">Dengan parameter, prosedur Anda bisa menerima 'bahan baku' yang berbeda setiap kali dipanggil!</text:p>
            <text:p text:style-name="Horizontal_20_Line"/>
            <text:p text:style-name="Text_20_body">Selain bagaimana data masuk ke prosedur (lewat parameter), ada juga konsep penting tentang 'masa hidup' dan 'area kekuasaan' variabel di dalam dan di luar prosedur. Mari kita bahas tentang Variabel Lokal vs Global.</text:p>
            <text:p text:style-name="Text_20_body">Saya menunggu perintah "YAX" untuk lanjut ke <text:span text:style-name="Emphasis">prompt</text:span> Sub-bab 9.6 ("Variabel Lokal vs Variabel Global (Ruang Lingkup/Scope)").</text:p>
          </text:section>
          <text:section text:style-name="Sect1" text:name="feedback-form-81">
            <text:p text:style-name="P285"/>
          </text:section>
        </text:section>
        <text:section text:style-name="Sect1" text:name="fd633cf0f911a038">
          <text:p text:style-name="Text_20_body"/>
          <text:section text:style-name="Sect1" text:name="user-query-content-82">
            <text:p text:style-name="P541">yax </text:p>
          </text:section>
          <text:p text:style-name="P285">Tampilkan alur berpikir</text:p>
          <text:section text:style-name="Sect2" text:name="model-response-message-contentr_fd633cf0f911a038">
            <text:p text:style-name="Text_20_body">Oke, kita lanjutkan ke konsep penting lainnya saat bekerja dengan prosedur.</text:p>
            <text:p text:style-name="Text_20_body"><text:span text:style-name="Emphasis">(Waktu saat ini: Minggu, 13 April 2025 pukul 11:17:41 WIB. Lokasi: Indonesia dicatat.)</text:span></text:p>
            <text:p text:style-name="Horizontal_20_Line"><text:soft-page-break/></text:p>
            <text:p text:style-name="Text_20_body"><text:span text:style-name="Strong_20_Emphasis">Jawaban untuk </text:span><text:span text:style-name="Strong_20_Emphasis"><text:span text:style-name="Emphasis">Prompt</text:span></text:span><text:span text:style-name="Strong_20_Emphasis"> Sub-bab 9.6: Variabel Lokal vs Variabel Global (Ruang Lingkup/Scope)</text:span></text:p>
            <text:p text:style-name="Text_20_body"><text:span text:style-name="Emphasis">(Prompt: "Buatkan pembahasan mendalam untuk sub-bab 'Variabel Lokal vs Variabel Global (Ruang Lingkup/Scope)'. Definisikan variabel global... Definisikan variabel lokal... Jelaskan konsep Ruang Lingkup (Scope)... Ilustrasikan dengan contoh kode... Diskusikan keuntungan menggunakan variabel lokal... dan potensi masalah variabel global...")</text:span></text:p>
            <text:p text:style-name="Horizontal_20_Line"/>
            <text:p text:style-name="Text_20_body">Saat kita mulai menggunakan prosedur (dan nanti juga fungsi), kita akan menyadari bahwa tidak semua variabel bisa 'dilihat' atau diakses dari semua bagian program kita. Ada aturan tentang 'wilayah kekuasaan' atau 'area pandang' sebuah variabel. Konsep ini disebut <text:span text:style-name="Strong_20_Emphasis">Ruang Lingkup (Scope)</text:span> variabel.</text:p>
            <text:p text:style-name="Text_20_body">Secara umum, dalam konteks program Pascal sederhana yang kita buat, ada dua jenis ruang lingkup utama untuk variabel:</text:p>
            <text:p text:style-name="Text_20_body"><text:span text:style-name="Strong_20_Emphasis">1. Variabel Global (Global Variables)</text:span></text:p>
            <text:list xml:id="list1866016242402789072" text:style-name="L174">
              <text:list-item>
                <text:p text:style-name="P451"><text:span text:style-name="Strong_20_Emphasis">Definisi:</text:span> Ini adalah variabel-variabel yang Anda deklarasikan di bagian <text:span text:style-name="Source_20_Text">var</text:span> <text:span text:style-name="Strong_20_Emphasis">utama</text:span> program Anda, yaitu blok <text:span text:style-name="Source_20_Text">var</text:span> yang letaknya di luar definisi prosedur atau fungsi manapun (setelah <text:span text:style-name="Source_20_Text">uses</text:span> dan <text:span text:style-name="Source_20_Text">const</text:span>/<text:span text:style-name="Source_20_Text">type</text:span> global, sebelum definisi prosedur/fungsi dan <text:span text:style-name="Source_20_Text">begin</text:span> utama). </text:p>
              </text:list-item>
              <text:list-item>
                <text:p text:style-name="P451"><text:span text:style-name="Strong_20_Emphasis">Ruang Lingkup (Scope):</text:span> Variabel global ini seperti 'warga kehormatan' dalam program Anda. Ia <text:span text:style-name="Strong_20_Emphasis">dikenal dan bisa diakses (dibaca nilainya maupun diubah nilainya)</text:span> dari <text:span text:style-name="Strong_20_Emphasis">mana saja</text:span> di dalam keseluruhan file kode program tersebut: </text:p>
                <text:list>
                  <text:list-item>
                    <text:p text:style-name="P451">Di dalam blok <text:span text:style-name="Source_20_Text">begin...end.</text:span> utama program. </text:p>
                  </text:list-item>
                  <text:list-item>
                    <text:p text:style-name="P451">Di dalam <text:span text:style-name="Source_20_Text">begin...end;</text:span> <text:span text:style-name="Strong_20_Emphasis">semua</text:span> prosedur yang Anda definisikan di file itu. </text:p>
                  </text:list-item>
                  <text:list-item>
                    <text:p text:style-name="P451">Di dalam <text:span text:style-name="Source_20_Text">begin...end;</text:span> <text:span text:style-name="Strong_20_Emphasis">semua</text:span> fungsi yang Anda definisikan di file itu. </text:p>
                  </text:list-item>
                </text:list>
              </text:list-item>
              <text:list-item>
                <text:p text:style-name="P174"><text:span text:style-name="Strong_20_Emphasis">Analogi:</text:span> Bayangkan sebuah <text:span text:style-name="Strong_20_Emphasis">papan pengumuman besar di lobi utama</text:span> sebuah kantor. Semua orang di kantor itu, dari lantai manapun (dari prosedur manapun), bisa melihat pengumuman tersebut dan (jika diizinkan) bisa menempel atau mengubah pengumuman di papan itu. </text:p>
              </text:list-item>
            </text:list>
            <text:p text:style-name="Text_20_body"><text:span text:style-name="Strong_20_Emphasis">2. Variabel Lokal (Local Variables)</text:span></text:p>
            <text:list xml:id="list1565856125316207958" text:style-name="L175">
              <text:list-item>
                <text:p text:style-name="P452"><text:span text:style-name="Strong_20_Emphasis">Definisi:</text:span> Ini adalah variabel-variabel yang Anda deklarasikan di bagian <text:span text:style-name="Source_20_Text">var</text:span> yang letaknya <text:span text:style-name="Strong_20_Emphasis">di dalam</text:span> definisi sebuah prosedur atau fungsi tertentu (yaitu, antara baris header <text:span text:style-name="Source_20_Text">procedure Nama;</text:span> atau <text:span text:style-name="Source_20_Text">function Nama...;</text:span> dan <text:span text:style-name="Source_20_Text">begin</text:span> badan prosedur/fungsi tersebut). </text:p>
              </text:list-item>
              <text:list-item>
                <text:p text:style-name="P452"><text:span text:style-name="Strong_20_Emphasis">Ruang Lingkup (Scope):</text:span> Variabel lokal ini sifatnya sangat 'privat'. Ia <text:span text:style-name="Strong_20_Emphasis">hanya 'hidup', dikenal, dan bisa diakses</text:span> dari <text:span text:style-name="Strong_20_Emphasis">dalam prosedur atau fungsi tempat ia dideklarasikan</text:span>. Kode yang berada di luar prosedur/fungsi tersebut (termasuk <text:soft-page-break/>program utama atau prosedur/fungsi lain) <text:span text:style-name="Strong_20_Emphasis">tidak bisa</text:span> melihat atau menggunakan variabel lokal ini sama sekali. Bagi dunia luar, variabel lokal ini seolah-olah tidak ada. </text:p>
              </text:list-item>
              <text:list-item>
                <text:p text:style-name="P452"><text:span text:style-name="Strong_20_Emphasis">Siklus Hidup:</text:span> Biasanya, memori untuk variabel lokal dialokasikan ketika prosedur/fungsi mulai dijalankan, dan memori tersebut akan dilepaskan (variabelnya 'hilang') ketika prosedur/fungsi tersebut selesai dieksekusi. </text:p>
              </text:list-item>
              <text:list-item>
                <text:p text:style-name="P175"><text:span text:style-name="Strong_20_Emphasis">Analogi:</text:span> Seperti <text:span text:style-name="Strong_20_Emphasis">buku catatan pribadi yang Anda simpan di laci meja kerja di dalam ruangan kantor Anda</text:span> (prosedur Anda). Hanya Anda yang bisa membaca dan menulis di buku catatan itu saat Anda berada di dalam ruangan tersebut. Orang lain di ruangan lain (prosedur lain) atau di lobi (program utama) tidak tahu menahu tentang isi buku catatan pribadi Anda itu. </text:p>
              </text:list-item>
            </text:list>
            <text:p text:style-name="Text_20_body"><text:span text:style-name="Strong_20_Emphasis">Bagaimana Jika Ada Nama Variabel yang Sama? (Name Shadowing)</text:span></text:p>
            <text:p text:style-name="Text_20_body">Sebuah pertanyaan menarik: Apa yang terjadi jika Anda (mungkin tidak sengaja) membuat variabel <text:span text:style-name="Strong_20_Emphasis">lokal</text:span> di dalam sebuah prosedur dengan nama yang <text:span text:style-name="Strong_20_Emphasis">sama persis</text:span> seperti nama variabel <text:span text:style-name="Strong_20_Emphasis">global</text:span>?</text:p>
            <text:list xml:id="list5064764189285083647" text:style-name="L176">
              <text:list-item>
                <text:p text:style-name="P453">Jawabannya: <text:span text:style-name="Strong_20_Emphasis">Di dalam prosedur tersebut</text:span>, nama itu akan merujuk pada <text:span text:style-name="Strong_20_Emphasis">variabel LOKAL</text:span>. Variabel lokal ini seakan-akan 'menutupi' atau 'menyembunyikan' (<text:span text:style-name="Emphasis">shadowing</text:span>) variabel global yang punya nama sama, khusus selama eksekusi berada di dalam prosedur itu. </text:p>
              </text:list-item>
              <text:list-item>
                <text:p text:style-name="P453">Perubahan yang Anda lakukan pada nama tersebut di dalam prosedur hanya akan memengaruhi variabel lokalnya. Variabel global dengan nama yang sama di luar prosedur <text:span text:style-name="Strong_20_Emphasis">tidak akan terpengaruh</text:span>. </text:p>
              </text:list-item>
              <text:list-item>
                <text:p text:style-name="P176">Begitu eksekusi keluar dari prosedur tersebut, nama itu (jika digunakan di program utama) akan kembali merujuk ke variabel globalnya. </text:p>
              </text:list-item>
            </text:list>
            <text:p text:style-name="Text_20_body"><text:span text:style-name="Strong_20_Emphasis">Ilustrasi dengan Contoh Kode:</text:span></text:p>
            <text:p text:style-name="Text_20_body">Mari kita lihat contoh kode yang memperjelas perbedaan scope global, lokal, dan <text:span text:style-name="Emphasis">name shadowing</text:span>:</text:p>
            <text:p text:style-name="Text_20_body">Delphi</text:p>
            <text:p text:style-name="Preformatted_20_Text"><text:span text:style-name="Source_20_Text">program DemoScopeVariabel;</text:span></text:p>
            <text:p text:style-name="Preformatted_20_Text"><text:span text:style-name="Source_20_Text">uses SysUtils;</text:span></text:p>
            <text:p text:style-name="Preformatted_20_Text"/>
            <text:p text:style-name="Preformatted_20_Text"><text:span text:style-name="Source_20_Text">var // &lt;-- Mulai Deklarasi Variabel GLOBAL --&gt;</text:span></text:p>
            <text:p text:style-name="Preformatted_20_Text"><text:span text:style-name="Source_20_Text"><text:s text:c="2"/>AngkaGlobal: Integer = 100; // Variabel global, bisa diakses dari mana saja</text:span></text:p>
            <text:p text:style-name="Preformatted_20_Text"><text:span text:style-name="Source_20_Text"><text:s text:c="2"/>PesanGlobal: String = 'Ini Pesan Global'; // Variabel global lain</text:span></text:p>
            <text:p text:style-name="Preformatted_20_Text"/>
            <text:p text:style-name="Preformatted_20_Text"><text:span text:style-name="Source_20_Text">// --- Definisi Prosedur dengan Variabel Lokal ---</text:span></text:p>
            <text:p text:style-name="Preformatted_20_Text"><text:span text:style-name="Source_20_Text">procedure ContohProsedur;</text:span></text:p>
            <text:p text:style-name="Preformatted_20_Text"><text:span text:style-name="Source_20_Text">var // &lt;-- Mulai Deklarasi Variabel LOKAL untuk prosedur ini --&gt;</text:span></text:p>
            <text:p text:style-name="Preformatted_20_Text"><text:span text:style-name="Source_20_Text"><text:s text:c="2"/>AngkaLokal : Integer; <text:s text:c="9"/>// Hanya dikenal di dalam ContohProsedur</text:span></text:p>
            <text:p text:style-name="Preformatted_20_Text"><text:span text:style-name="Source_20_Text"><text:s text:c="2"/>PesanGlobal: String = 'Ini Pesan Lokal Milik Prosedur'; // Nama SAMA dengan global!</text:span></text:p>
            <text:p text:style-name="Preformatted_20_Text"><text:span text:style-name="Source_20_Text">begin // Badan ContohProsedur</text:span></text:p>
            <text:p text:style-name="Preformatted_20_Text"><text:span text:style-name="Source_20_Text"><text:s text:c="2"/>Writeln('--- Memasuki ContohProsedur ---');</text:span></text:p>
            <text:p text:style-name="Preformatted_20_Text"><text:soft-page-break/><text:span text:style-name="Source_20_Text"><text:s text:c="2"/>AngkaLokal := 555; // Mengisi variabel lokal</text:span></text:p>
            <text:p text:style-name="Preformatted_20_Text"/>
            <text:p text:style-name="Preformatted_20_Text"><text:span text:style-name="Source_20_Text"><text:s text:c="2"/>// Mengakses variabel</text:span></text:p>
            <text:p text:style-name="Preformatted_20_Text"><text:span text:style-name="Source_20_Text"><text:s text:c="2"/>Writeln(' <text:s text:c="2"/>Nilai AngkaGlobal (dari dalam prosedur): ', AngkaGlobal); // Bisa akses global (masih 100)</text:span></text:p>
            <text:p text:style-name="Preformatted_20_Text"><text:span text:style-name="Source_20_Text"><text:s text:c="2"/>Writeln(' <text:s text:c="2"/>Nilai AngkaLokal (hanya ada di sini): ', AngkaLokal); <text:s text:c="4"/>// Bisa akses lokal (555)</text:span></text:p>
            <text:p text:style-name="Preformatted_20_Text"><text:span text:style-name="Source_20_Text"><text:s text:c="2"/>Writeln(' <text:s text:c="2"/>Nilai PesanGlobal (yang diakses): ', PesanGlobal); <text:s text:c="5"/>// Yang diakses adalah versi LOKAL ('Ini Pesan Lokal...')</text:span></text:p>
            <text:p text:style-name="Preformatted_20_Text"/>
            <text:p text:style-name="Preformatted_20_Text"><text:span text:style-name="Source_20_Text"><text:s text:c="2"/>// Kita ubah AngkaGlobal dari dalam prosedur</text:span></text:p>
            <text:p text:style-name="Preformatted_20_Text"><text:span text:style-name="Source_20_Text"><text:s text:c="2"/>AngkaGlobal := AngkaGlobal + 1; // Variabel global bisa diubah dari sini</text:span></text:p>
            <text:p text:style-name="Preformatted_20_Text"><text:span text:style-name="Source_20_Text"><text:s text:c="2"/>Writeln(' <text:s text:c="2"/>Nilai AngkaGlobal setelah diubah di prosedur: ', AngkaGlobal); // Sekarang jadi 101</text:span></text:p>
            <text:p text:style-name="Preformatted_20_Text"/>
            <text:p text:style-name="Preformatted_20_Text"><text:span text:style-name="Source_20_Text"><text:s text:c="2"/>Writeln('--- Keluar dari ContohProsedur ---');</text:span></text:p>
            <text:p text:style-name="Preformatted_20_Text"><text:span text:style-name="Source_20_Text">end; // Akhir badan ContohProsedur (Variabel AngkaLokal 'hilang')</text:span></text:p>
            <text:p text:style-name="Preformatted_20_Text"/>
            <text:p text:style-name="Preformatted_20_Text"/>
            <text:p text:style-name="Preformatted_20_Text"><text:span text:style-name="Source_20_Text">// --- Program Utama ---</text:span></text:p>
            <text:p text:style-name="Preformatted_20_Text"><text:span text:style-name="Source_20_Text">begin // Mulai eksekusi program utama</text:span></text:p>
            <text:p text:style-name="Preformatted_20_Text"><text:span text:style-name="Source_20_Text"><text:s text:c="2"/>Writeln('--- Di Program Utama (SEBELUM panggil prosedur) ---');</text:span></text:p>
            <text:p text:style-name="Preformatted_20_Text"><text:span text:style-name="Source_20_Text"><text:s text:c="2"/>Writeln('Nilai AngkaGlobal awal : ', AngkaGlobal); // Akses global (100)</text:span></text:p>
            <text:p text:style-name="Preformatted_20_Text"><text:span text:style-name="Source_20_Text"><text:s text:c="2"/>Writeln('Nilai PesanGlobal awal : ', PesanGlobal); // Akses global ('Ini Pesan Global')</text:span></text:p>
            <text:p text:style-name="Preformatted_20_Text"/>
            <text:p text:style-name="Preformatted_20_Text"><text:span text:style-name="Source_20_Text"><text:s text:c="2"/>// Baris berikut akan menyebabkan ERROR jika diaktifkan, karena AngkaLokal</text:span></text:p>
            <text:p text:style-name="Preformatted_20_Text"><text:span text:style-name="Source_20_Text"><text:s text:c="2"/>// tidak dikenal di scope program utama:</text:span></text:p>
            <text:p text:style-name="Preformatted_20_Text"><text:span text:style-name="Source_20_Text"><text:s text:c="2"/>// Writeln('Mencoba akses AngkaLokal dari utama:', AngkaLokal);</text:span></text:p>
            <text:p text:style-name="Preformatted_20_Text"/>
            <text:p text:style-name="Preformatted_20_Text"><text:span text:style-name="Source_20_Text"><text:s text:c="2"/>Writeln('---------------------------------------------------');</text:span></text:p>
            <text:p text:style-name="Preformatted_20_Text"><text:span text:style-name="Source_20_Text"><text:s text:c="2"/>Writeln;</text:span></text:p>
            <text:p text:style-name="Preformatted_20_Text"/>
            <text:p text:style-name="Preformatted_20_Text"><text:span text:style-name="Source_20_Text"><text:s text:c="2"/>// Memanggil prosedur</text:span></text:p>
            <text:p text:style-name="Preformatted_20_Text"><text:span text:style-name="Source_20_Text"><text:s text:c="2"/>ContohProsedur;</text:span></text:p>
            <text:p text:style-name="Preformatted_20_Text"/>
            <text:p text:style-name="Preformatted_20_Text"><text:span text:style-name="Source_20_Text"><text:s text:c="2"/>Writeln;</text:span></text:p>
            <text:p text:style-name="Preformatted_20_Text"><text:span text:style-name="Source_20_Text"><text:s text:c="2"/>Writeln('--- Di Program Utama (SETELAH panggil prosedur) ---');</text:span></text:p>
            <text:p text:style-name="Preformatted_20_Text"><text:span text:style-name="Source_20_Text"><text:s text:c="2"/>// Cek nilai variabel global setelah prosedur dipanggil</text:span></text:p>
            <text:p text:style-name="Preformatted_20_Text"><text:span text:style-name="Source_20_Text"><text:s text:c="2"/>Writeln('Nilai AngkaGlobal sekarang : ', AngkaGlobal); // Sudah jadi 101 (diubah oleh prosedur)</text:span></text:p>
            <text:p text:style-name="Preformatted_20_Text"><text:span text:style-name="Source_20_Text"><text:s text:c="2"/>Writeln('Nilai PesanGlobal sekarang : ', PesanGlobal); // TETAP 'Ini Pesan Global' (tidak diubah prosedur, karena prosedur mengubah versi lokalnya)</text:span></text:p>
            <text:p text:style-name="Preformatted_20_Text"><text:span text:style-name="Source_20_Text"><text:s text:c="2"/>Writeln('--------------------------------------------------');</text:span></text:p>
            <text:p text:style-name="Preformatted_20_Text"/>
            <text:p text:style-name="Preformatted_20_Text"><text:span text:style-name="Source_20_Text"><text:s text:c="2"/>Readln;</text:span></text:p>
            <text:p text:style-name="P602"><text:span text:style-name="Source_20_Text">end.</text:span></text:p>
            <text:p text:style-name="Text_20_body"><text:span text:style-name="Strong_20_Emphasis">Keuntungan Menggunakan Variabel Lokal (Mengapa Lebih Disukai):</text:span></text:p>
            <text:p text:style-name="Text_20_body"><text:soft-page-break/>Meskipun variabel global terlihat mudah karena bisa diakses dari mana saja, <text:span text:style-name="Strong_20_Emphasis">praktik pemrograman yang baik sangat menganjurkan penggunaan variabel lokal sebanyak mungkin</text:span>. Mengapa?</text:p>
            <text:list xml:id="list2727992209998079698" text:style-name="L177">
              <text:list-item>
                <text:p text:style-name="P454"><text:span text:style-name="Strong_20_Emphasis">Mengurangi Efek Samping (</text:span><text:span text:style-name="Strong_20_Emphasis"><text:span text:style-name="Emphasis">Side Effects</text:span></text:span><text:span text:style-name="Strong_20_Emphasis">):</text:span> Prosedur yang hanya beroperasi pada variabel lokalnya sendiri (dan mungkin parameter nilai) lebih 'mandiri' dan tidak berisiko mengubah variabel global secara tidak terduga. Ini membuat perilaku prosedur lebih mudah diprediksi dan program secara keseluruhan lebih stabil. </text:p>
              </text:list-item>
              <text:list-item>
                <text:p text:style-name="P454"><text:span text:style-name="Strong_20_Emphasis">Enkapsulasi (Pembungkusan Informasi):</text:span> Detail implementasi internal sebuah prosedur (variabel-variabel sementara yang ia butuhkan) bisa 'disembunyikan' dari bagian lain program. Bagian lain tidak perlu tahu (dan tidak bisa mengganggu) variabel lokal tersebut. Ini sesuai dengan prinsip penyembunyian informasi (<text:span text:style-name="Emphasis">information hiding</text:span>) yang baik. </text:p>
              </text:list-item>
              <text:list-item>
                <text:p text:style-name="P454"><text:span text:style-name="Strong_20_Emphasis">Penghematan Memori (Secara Konsep):</text:span> Memori untuk variabel lokal hanya digunakan selama prosedur tersebut aktif. Setelah prosedur selesai, memorinya bisa digunakan untuk hal lain. (Pada praktiknya, untuk variabel sederhana, penghematan ini mungkin tidak terlalu signifikan, tapi konsepnya penting). </text:p>
              </text:list-item>
              <text:list-item>
                <text:p text:style-name="P177"><text:span text:style-name="Strong_20_Emphasis">Menghindari Konflik Penamaan:</text:span> Anda bisa dengan aman menggunakan nama variabel yang sama (misalnya <text:span text:style-name="Source_20_Text">i</text:span> untuk loop, <text:span text:style-name="Source_20_Text">Temp</text:span> untuk penyimpanan sementara) di dalam prosedur-prosedur yang berbeda tanpa khawatir akan terjadi 'tabrakan' nama, karena masing-masing adalah variabel lokal yang terpisah di ruang lingkupnya sendiri. </text:p>
              </text:list-item>
            </text:list>
            <text:p text:style-name="Text_20_body"><text:span text:style-name="Strong_20_Emphasis">Potensi Masalah Variabel Global:</text:span></text:p>
            <text:p text:style-name="Text_20_body">Sebaliknya, terlalu banyak menggunakan variabel global bisa menimbulkan masalah, terutama pada program yang besar:</text:p>
            <text:list xml:id="list7069335787712687516" text:style-name="L178">
              <text:list-item>
                <text:p text:style-name="P455"><text:span text:style-name="Strong_20_Emphasis">Sulit Melacak Perubahan:</text:span> Jika nilai variabel global tiba-tiba berubah menjadi aneh, Anda mungkin harus memeriksa <text:span text:style-name="Emphasis">semua</text:span> prosedur yang berpotensi mengubah variabel tersebut untuk menemukan penyebabnya. Ini bisa sangat memakan waktu. </text:p>
              </text:list-item>
              <text:list-item>
                <text:p text:style-name="P455"><text:span text:style-name="Strong_20_Emphasis">Ketergantungan Tinggi (</text:span><text:span text:style-name="Strong_20_Emphasis"><text:span text:style-name="Emphasis">Tight Coupling</text:span></text:span><text:span text:style-name="Strong_20_Emphasis">):</text:span> Prosedur yang sangat bergantung pada banyak variabel global menjadi kurang fleksibel dan sulit untuk dipindahkan atau digunakan ulang di proyek lain (karena proyek lain mungkin tidak memiliki variabel global yang sama). </text:p>
              </text:list-item>
              <text:list-item>
                <text:p text:style-name="P178"><text:span text:style-name="Strong_20_Emphasis">Risiko Konflik Nama:</text:span> Dalam proyek tim yang besar, kemungkinan dua programmer secara tidak sengaja menggunakan nama variabel global yang sama untuk tujuan yang berbeda menjadi lebih besar, yang bisa menyebabkan <text:span text:style-name="Emphasis">bug</text:span> yang sulit dideteksi. </text:p>
              </text:list-item>
            </text:list>
            <text:p text:style-name="Text_20_body"><text:span text:style-name="Strong_20_Emphasis">Saran Praktis:</text:span></text:p>
            <text:list xml:id="list9066161550520757155" text:style-name="L179">
              <text:list-item>
                <text:p text:style-name="P456"><text:span text:style-name="Strong_20_Emphasis">Prioritaskan Variabel Lokal:</text:span> Selalu usahakan untuk mendeklarasikan variabel di dalam prosedur atau fungsi tempat ia paling banyak (atau hanya) digunakan. </text:p>
              </text:list-item>
              <text:list-item>
                <text:p text:style-name="P456"><text:span text:style-name="Strong_20_Emphasis">Gunakan Parameter untuk Komunikasi:</text:span> Jika prosedur perlu data dari luar, kirimkan melalui <text:span text:style-name="Strong_20_Emphasis">parameter nilai</text:span>. Jika prosedur perlu mengubah data di luar, gunakan <text:span text:style-name="Strong_20_Emphasis">parameter </text:span><text:span text:style-name="Strong_20_Emphasis"><text:span text:style-name="Source_20_Text">var</text:span></text:span> (lakukan ini dengan sengaja dan hati-hati). Hindari <text:soft-page-break/>prosedur 'diam-diam' mengubah variabel global jika tidak benar-benar diperlukan. </text:p>
              </text:list-item>
              <text:list-item>
                <text:p text:style-name="P179"><text:span text:style-name="Strong_20_Emphasis">Gunakan Variabel Global Secara Terbatas:</text:span> Simpan penggunaan variabel global hanya untuk data atau pengaturan yang memang sifatnya benar-benar global, perlu dibagikan secara luas, dan diakses oleh banyak bagian program yang berbeda. Beri nama yang sangat jelas dan unik untuk variabel global. </text:p>
              </text:list-item>
            </text:list>
            <text:p text:style-name="Text_20_body"><text:span text:style-name="Strong_20_Emphasis">Kesimpulan:</text:span></text:p>
            <text:p text:style-name="Text_20_body">Memahami perbedaan <text:span text:style-name="Strong_20_Emphasis">ruang lingkup (scope)</text:span> antara variabel <text:span text:style-name="Strong_20_Emphasis">lokal</text:span> (hanya 'hidup' di dalam prosedurnya) dan <text:span text:style-name="Strong_20_Emphasis">global</text:span> (bisa diakses dari mana saja) adalah kunci untuk menulis kode Pascal yang terstruktur, aman, dan mudah dikelola. Meskipun variabel global tampak praktis, <text:span text:style-name="Strong_20_Emphasis">membiasakan diri menggunakan variabel lokal dan parameter</text:span> adalah praktik pemrograman yang jauh lebih baik dalam jangka panjang.</text:p>
            <text:p text:style-name="Horizontal_20_Line"/>
            <text:p text:style-name="Text_20_body">Kita sudah membahas hampir semua aspek dasar tentang prosedur: apa itu, mengapa penting, cara membuat, cara memanggil, cara memberi input (parameter), dan ruang lingkup variabelnya. Sekarang saatnya melihat contoh program utuh yang menerapkan semua ini!</text:p>
            <text:p text:style-name="Text_20_body">Saya menunggu perintah "YAX" untuk lanjut ke <text:span text:style-name="Emphasis">prompt</text:span> Sub-bab 9.7 ("Contoh Program Menggunakan Prosedur").</text:p>
          </text:section>
          <text:section text:style-name="Sect1" text:name="feedback-form-82">
            <text:p text:style-name="P285"/>
          </text:section>
        </text:section>
        <text:section text:style-name="Sect1" text:name="4913005c594b82c9">
          <text:p text:style-name="Text_20_body"/>
          <text:section text:style-name="Sect1" text:name="user-query-content-83">
            <text:p text:style-name="P541">yax </text:p>
          </text:section>
          <text:p text:style-name="P285">Tampilkan alur berpikir</text:p>
          <text:section text:style-name="Sect2" text:name="model-response-message-contentr_4913005c594b82c9">
            <text:p text:style-name="Text_20_body">Oke, saatnya kita lihat bagaimana semua teori tentang prosedur ini kita terapkan dalam sebuah program yang sedikit lebih nyata. Kita akan coba buat ulang kalkulator sederhana, tapi kali ini dengan struktur yang lebih rapi menggunakan prosedur.</text:p>
            <text:p text:style-name="Text_20_body"><text:span text:style-name="Emphasis">(Waktu saat ini: Minggu, 13 April 2025 pukul 11:13:34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9.7: Contoh Program Menggunakan Prosedur</text:span></text:p>
            <text:p text:style-name="Text_20_body"><text:span text:style-name="Emphasis">(Prompt: "Buatkan pembahasan mendalam untuk sub-bab 'Contoh Program Menggunakan Prosedur'. Sajikan 1-2 contoh program lengkap... Contoh ide: Kalkulator Sederhana (Versi Prosedur)... Untuk setiap contoh, sertakan kode lengkap, jelaskan peran setiap prosedur, bagaimana mereka dipanggil, penggunaan parameter...")</text:span></text:p>
            <text:p text:style-name="Horizontal_20_Line"/>
            <text:p text:style-name="Text_20_body">Di sub-bab ini, kita akan mencoba menerapkan konsep prosedur, parameter (nilai dan <text:span text:style-name="Source_20_Text">var</text:span>), serta ruang lingkup yang sudah kita pelajari untuk membuat program Kalkulator Sederhana yang lebih terstruktur. Anda akan lihat bagaimana pemecahan masalah <text:soft-page-break/>menjadi prosedur membuat kode utama jadi lebih ringkas dan logikanya lebih mudah diikuti.</text:p>
            <text:p text:style-name="Text_20_body"><text:span text:style-name="Strong_20_Emphasis">Contoh Kasus: Kalkulator Sederhana (Versi Prosedur)</text:span></text:p>
            <text:list xml:id="list7577479425911356210" text:style-name="L180">
              <text:list-item>
                <text:p text:style-name="P180"><text:span text:style-name="Strong_20_Emphasis">Tujuan:</text:span> Membuat program kalkulator berbasis teks yang dapat melakukan operasi penjumlahan (+), pengurangan (-), perkalian (*), dan pembagian (/). Program akan menampilkan menu, meminta pilihan operasi, meminta dua angka, melakukan perhitungan, menampilkan hasil, dan menawarkan untuk mengulang.</text:p>
              </text:list-item>
              <text:list-item>
                <text:p text:style-name="P180"><text:span text:style-name="Strong_20_Emphasis">Rencana Struktur Prosedur:</text:span> Kita akan membagi tugas-tugas utama program ini ke dalam prosedur-prosedur berikut:</text:p>
                <text:list>
                  <text:list-item>
                    <text:p text:style-name="P457"><text:span text:style-name="Source_20_Text">TampilkanMenu</text:span>: Bertugas hanya untuk menampilkan pilihan operasi kepada pengguna. </text:p>
                  </text:list-item>
                  <text:list-item>
                    <text:p text:style-name="P457"><text:span text:style-name="Source_20_Text">MintaDuaAngka</text:span>: Bertugas meminta pengguna memasukkan dua buah bilangan (kita pakai <text:span text:style-name="Source_20_Text">Real</text:span> agar bisa desimal) dan 'mengirimkan' kedua bilangan tersebut kembali ke pemanggil. </text:p>
                  </text:list-item>
                  <text:list-item>
                    <text:p text:style-name="P457"><text:span text:style-name="Source_20_Text">HitungDanTampilkan</text:span>: Bertugas menerima dua bilangan dan kode operasi, melakukan perhitungan yang sesuai (termasuk cek pembagian nol), lalu langsung menampilkan hasilnya. </text:p>
                  </text:list-item>
                </text:list>
              </text:list-item>
              <text:list-item>
                <text:p text:style-name="P180"><text:span text:style-name="Strong_20_Emphasis">Kode Sumber Lengkap:</text:span></text:p>
                <text:p text:style-name="P180">Delphi</text:p>
                <text:p text:style-name="P582"><text:span text:style-name="Source_20_Text">program KalkulatorDenganProsedur;</text:span></text:p>
                <text:p text:style-name="P582"><text:span text:style-name="Source_20_Text">// Menggunakan Crt agar tampilan lebih rapi (ClrScr) dan input lebih responsif (ReadKey)</text:span></text:p>
                <text:p text:style-name="P582"><text:span text:style-name="Source_20_Text">uses Crt;</text:span></text:p>
                <text:p text:style-name="P582"/>
                <text:p text:style-name="P582"><text:span text:style-name="Source_20_Text">// ====[ AREA DEFINISI PROSEDUR ]====</text:span></text:p>
                <text:p text:style-name="P582"/>
                <text:p text:style-name="P582"><text:span text:style-name="Source_20_Text">// Prosedur 1: Hanya menampilkan menu</text:span></text:p>
                <text:p text:style-name="P582"><text:span text:style-name="Source_20_Text">procedure TampilkanMenu;</text:span></text:p>
                <text:p text:style-name="P582"><text:span text:style-name="Source_20_Text">begin</text:span></text:p>
                <text:p text:style-name="P582"><text:span text:style-name="Source_20_Text"><text:s text:c="2"/>Writeln('=============================');</text:span></text:p>
                <text:p text:style-name="P582"><text:span text:style-name="Source_20_Text"><text:s text:c="2"/>Writeln(' <text:s text:c="2"/>KALKULATOR PROSEDURAL V1 <text:s/>');</text:span></text:p>
                <text:p text:style-name="P582"><text:span text:style-name="Source_20_Text"><text:s text:c="2"/>Writeln('=============================');</text:span></text:p>
                <text:p text:style-name="P582"><text:span text:style-name="Source_20_Text"><text:s text:c="2"/>Writeln('[1] Penjumlahan (+)' );</text:span></text:p>
                <text:p text:style-name="P582"><text:span text:style-name="Source_20_Text"><text:s text:c="2"/>Writeln('[2] Pengurangan (-)' );</text:span></text:p>
                <text:p text:style-name="P582"><text:span text:style-name="Source_20_Text"><text:s text:c="2"/>Writeln('[3] Perkalian <text:s text:c="2"/>(*)' );</text:span></text:p>
                <text:p text:style-name="P582"><text:span text:style-name="Source_20_Text"><text:s text:c="2"/>Writeln('[4] Pembagian <text:s text:c="2"/>(/)' );</text:span></text:p>
                <text:p text:style-name="P582"><text:span text:style-name="Source_20_Text"><text:s text:c="2"/>Writeln('[0] Keluar Program');</text:span></text:p>
                <text:p text:style-name="P582"><text:span text:style-name="Source_20_Text"><text:s text:c="2"/>Writeln('-----------------------------');</text:span></text:p>
                <text:p text:style-name="P582"><text:span text:style-name="Source_20_Text">end; // Akhir TampilkanMenu;</text:span></text:p>
                <text:p text:style-name="P582"/>
                <text:p text:style-name="P582"><text:span text:style-name="Source_20_Text">// Prosedur 2: Meminta input 2 angka dari pengguna</text:span></text:p>
                <text:p text:style-name="P582"><text:span text:style-name="Source_20_Text">// Menggunakan parameter VAR agar nilai Angka1 &amp; Angka2 bisa</text:span></text:p>
                <text:p text:style-name="P582"><text:span text:style-name="Source_20_Text">// dikirim kembali (diubah) ke variabel di program utama (Bil1, Bil2).</text:span></text:p>
                <text:p text:style-name="P582"><text:span text:style-name="Source_20_Text">procedure MintaDuaAngka(var Angka1, Angka2: Real);</text:span></text:p>
                <text:p text:style-name="P582"><text:span text:style-name="Source_20_Text">begin</text:span></text:p>
                <text:p text:style-name="P582"><text:soft-page-break/><text:span text:style-name="Source_20_Text"><text:s text:c="2"/>Write(' -&gt; Masukkan angka pertama : '); Readln(Angka1);</text:span></text:p>
                <text:p text:style-name="P582"><text:span text:style-name="Source_20_Text"><text:s text:c="2"/>Write(' -&gt; Masukkan angka kedua <text:s text:c="2"/>: '); Readln(Angka2);</text:span></text:p>
                <text:p text:style-name="P582"><text:span text:style-name="Source_20_Text">end; // Akhir MintaDuaAngka;</text:span></text:p>
                <text:p text:style-name="P582"/>
                <text:p text:style-name="P582"><text:span text:style-name="Source_20_Text">// Prosedur 3: Melakukan perhitungan berdasarkan operasi dan menampilkan hasil</text:span></text:p>
                <text:p text:style-name="P582"><text:span text:style-name="Source_20_Text">// Menerima A, B, dan Operasi sebagai parameter nilai (cukup dibaca)</text:span></text:p>
                <text:p text:style-name="P582"><text:span text:style-name="Source_20_Text">procedure HitungDanTampilkan(A, B: Real; Operasi: Char);</text:span></text:p>
                <text:p text:style-name="P582"><text:span text:style-name="Source_20_Text">var</text:span></text:p>
                <text:p text:style-name="P582"><text:span text:style-name="Source_20_Text"><text:s text:c="2"/>Hasil: Real; <text:s text:c="9"/>// Variabel lokal untuk menyimpan hasil hitung</text:span></text:p>
                <text:p text:style-name="P582"><text:span text:style-name="Source_20_Text"><text:s text:c="2"/>OperasiValid: Boolean; // Variabel lokal penanda operasi valid</text:span></text:p>
                <text:p text:style-name="P582"><text:span text:style-name="Source_20_Text">begin</text:span></text:p>
                <text:p text:style-name="P582"><text:span text:style-name="Source_20_Text"><text:s text:c="2"/>OperasiValid := True; // Asumsikan valid di awal</text:span></text:p>
                <text:p text:style-name="P582"/>
                <text:p text:style-name="P582"><text:span text:style-name="Source_20_Text"><text:s text:c="2"/>// Gunakan CASE untuk memilih perhitungan</text:span></text:p>
                <text:p text:style-name="P582"><text:span text:style-name="Source_20_Text"><text:s text:c="2"/>CASE Operasi OF</text:span></text:p>
                <text:p text:style-name="P582"><text:span text:style-name="Source_20_Text"><text:s text:c="4"/>'1': Hasil := A + B;</text:span></text:p>
                <text:p text:style-name="P582"><text:span text:style-name="Source_20_Text"><text:s text:c="4"/>'2': Hasil := A - B;</text:span></text:p>
                <text:p text:style-name="P582"><text:span text:style-name="Source_20_Text"><text:s text:c="4"/>'3': Hasil := A * B;</text:span></text:p>
                <text:p text:style-name="P582"><text:span text:style-name="Source_20_Text"><text:s text:c="4"/>'4': // Pembagian perlu perlakuan khusus</text:span></text:p>
                <text:p text:style-name="P582"><text:span text:style-name="Source_20_Text"><text:s text:c="7"/>begin</text:span></text:p>
                <text:p text:style-name="P582"><text:span text:style-name="Source_20_Text"><text:s text:c="9"/>// Cek dulu apakah pembagi (B) adalah nol</text:span></text:p>
                <text:p text:style-name="P582"><text:span text:style-name="Source_20_Text"><text:s text:c="9"/>IF B &lt;&gt; 0 THEN</text:span></text:p>
                <text:p text:style-name="P582"><text:span text:style-name="Source_20_Text"><text:s text:c="11"/>Hasil := A / B // Lakukan pembagian jika B tidak nol</text:span></text:p>
                <text:p text:style-name="P582"><text:span text:style-name="Source_20_Text"><text:s text:c="9"/>ELSE</text:span></text:p>
                <text:p text:style-name="P582"><text:span text:style-name="Source_20_Text"><text:s text:c="9"/>begin // Jika B nol</text:span></text:p>
                <text:p text:style-name="P582"><text:span text:style-name="Source_20_Text"><text:s text:c="11"/>Writeln('KESALAHAN: Tidak bisa melakukan pembagian dengan nol!');</text:span></text:p>
                <text:p text:style-name="P582"><text:span text:style-name="Source_20_Text"><text:s text:c="11"/>OperasiValid := False; // Tandai operasi tidak valid</text:span></text:p>
                <text:p text:style-name="P582"><text:span text:style-name="Source_20_Text"><text:s text:c="9"/>end;</text:span></text:p>
                <text:p text:style-name="P582"><text:span text:style-name="Source_20_Text"><text:s text:c="7"/>end;</text:span></text:p>
                <text:p text:style-name="P582"><text:span text:style-name="Source_20_Text"><text:s text:c="2"/>// Tidak ada ELSE di CASE ini karena sudah difilter IF di luar pemanggil</text:span></text:p>
                <text:p text:style-name="P582"><text:span text:style-name="Source_20_Text"><text:s text:c="2"/>END; // Akhir CASE</text:span></text:p>
                <text:p text:style-name="P582"/>
                <text:p text:style-name="P582"><text:span text:style-name="Source_20_Text"><text:s text:c="2"/>// Tampilkan hasil HANYA JIKA operasi tadi valid (khususnya untuk pembagian)</text:span></text:p>
                <text:p text:style-name="P582"><text:span text:style-name="Source_20_Text"><text:s text:c="2"/>IF OperasiValid THEN</text:span></text:p>
                <text:p text:style-name="P582"><text:span text:style-name="Source_20_Text"><text:s text:c="2"/>begin</text:span></text:p>
                <text:p text:style-name="P582"><text:span text:style-name="Source_20_Text"><text:s text:c="5"/>Write(' <text:s text:c="3"/>Hasil: ');</text:span></text:p>
                <text:p text:style-name="P582"><text:span text:style-name="Source_20_Text"><text:s text:c="5"/>Write(A:0:2); // Format Real 2 desimal</text:span></text:p>
                <text:p text:style-name="P582"><text:span text:style-name="Source_20_Text"><text:s text:c="5"/>CASE Operasi OF // Tampilkan simbol operasinya</text:span></text:p>
                <text:p text:style-name="P582"><text:span text:style-name="Source_20_Text"><text:s text:c="7"/>'1': Write(' + ');</text:span></text:p>
                <text:p text:style-name="P582"><text:span text:style-name="Source_20_Text"><text:s text:c="7"/>'2': Write(' - ');</text:span></text:p>
                <text:p text:style-name="P582"><text:span text:style-name="Source_20_Text"><text:s text:c="7"/>'3': Write(' * ');</text:span></text:p>
                <text:p text:style-name="P582"><text:span text:style-name="Source_20_Text"><text:s text:c="7"/>'4': Write(' / ');</text:span></text:p>
                <text:p text:style-name="P582"><text:span text:style-name="Source_20_Text"><text:s text:c="5"/>END;</text:span></text:p>
                <text:p text:style-name="P582"><text:span text:style-name="Source_20_Text"><text:s text:c="5"/>Writeln(B:0:2, ' = ', Hasil:0:2); // Tampilkan hasil 2 desimal</text:span></text:p>
                <text:p text:style-name="P582"><text:span text:style-name="Source_20_Text"><text:s text:c="2"/>end;</text:span></text:p>
                <text:p text:style-name="P582"/>
                <text:p text:style-name="P582"><text:span text:style-name="Source_20_Text">end; // Akhir HitungDanTampilkan;</text:span></text:p>
                <text:p text:style-name="P582"/>
                <text:p text:style-name="P582"><text:soft-page-break/><text:span text:style-name="Source_20_Text">// ====[ AKHIR AREA DEFINISI PROSEDUR ]====</text:span></text:p>
                <text:p text:style-name="P582"/>
                <text:p text:style-name="P582"/>
                <text:p text:style-name="P582"><text:span text:style-name="Source_20_Text">// ====[ BLOK PROGRAM UTAMA ]====</text:span></text:p>
                <text:p text:style-name="P582"><text:span text:style-name="Source_20_Text">var</text:span></text:p>
                <text:p text:style-name="P582"><text:span text:style-name="Source_20_Text"><text:s text:c="2"/>PilihanUser: Char; // Menyimpan pilihan menu dari user</text:span></text:p>
                <text:p text:style-name="P582"><text:span text:style-name="Source_20_Text"><text:s text:c="2"/>Bilangan1, Bilangan2: Real; // Menyimpan angka yg akan dihitung</text:span></text:p>
                <text:p text:style-name="P582"><text:span text:style-name="Source_20_Text"><text:s text:c="2"/>UlangLagi: Char; <text:s text:c="5"/>// Menyimpan jawaban Y/T untuk mengulang</text:span></text:p>
                <text:p text:style-name="P582"><text:span text:style-name="Source_20_Text">begin</text:span></text:p>
                <text:p text:style-name="P582"><text:span text:style-name="Source_20_Text"><text:s text:c="2"/>REPEAT // Loop utama agar kalkulator bisa dipakai berulang kali</text:span></text:p>
                <text:p text:style-name="P582"><text:span text:style-name="Source_20_Text"><text:s text:c="4"/>ClrScr; <text:s text:c="9"/>// Bersihkan layar (dari unit Crt)</text:span></text:p>
                <text:p text:style-name="P582"><text:span text:style-name="Source_20_Text"><text:s text:c="4"/>TampilkanMenu; // Panggil prosedur untuk tampilkan menu</text:span></text:p>
                <text:p text:style-name="P582"/>
                <text:p text:style-name="P582"><text:span text:style-name="Source_20_Text"><text:s text:c="4"/>// Minta pilihan operasi dari user</text:span></text:p>
                <text:p text:style-name="P582"><text:span text:style-name="Source_20_Text"><text:s text:c="4"/>Write('Pilih Operasi (0..4): ');</text:span></text:p>
                <text:p text:style-name="P582"><text:span text:style-name="Source_20_Text"><text:s text:c="4"/>PilihanUser := ReadKey; // Baca 1 karakter tanpa Enter (dari unit Crt)</text:span></text:p>
                <text:p text:style-name="P582"><text:span text:style-name="Source_20_Text"><text:s text:c="4"/>Writeln(PilihanUser); <text:s text:c="2"/>// Tampilkan pilihan user ke layar</text:span></text:p>
                <text:p text:style-name="P582"/>
                <text:p text:style-name="P582"><text:span text:style-name="Source_20_Text"><text:s text:c="4"/>// Proses berdasarkan pilihan user</text:span></text:p>
                <text:p text:style-name="P582"><text:span text:style-name="Source_20_Text"><text:s text:c="4"/>IF (PilihanUser &gt;= '1') AND (PilihanUser &lt;= '4') THEN // Jika pilihan operasi valid (1-4)</text:span></text:p>
                <text:p text:style-name="P582"><text:span text:style-name="Source_20_Text"><text:s text:c="4"/>begin</text:span></text:p>
                <text:p text:style-name="P582"><text:span text:style-name="Source_20_Text"><text:s text:c="6"/>MintaDuaAngka(Bilangan1, Bilangan2); // Panggil prosedur input angka</text:span></text:p>
                <text:p text:style-name="P582"><text:span text:style-name="Source_20_Text"><text:s text:c="43"/>// Nilai Bilangan1 &amp; Bilangan2 akan diisi di sini</text:span></text:p>
                <text:p text:style-name="P582"><text:span text:style-name="Source_20_Text"><text:s text:c="6"/>Writeln; // Beri jarak</text:span></text:p>
                <text:p text:style-name="P582"><text:span text:style-name="Source_20_Text"><text:s text:c="6"/>HitungDanTampilkan(Bilangan1, Bilangan2, PilihanUser); // Panggil prosedur hitung &amp; tampil</text:span></text:p>
                <text:p text:style-name="P582"><text:span text:style-name="Source_20_Text"><text:s text:c="60"/>// Kirim Bil1, Bil2, Pilihan sbg argumen</text:span></text:p>
                <text:p text:style-name="P582"><text:span text:style-name="Source_20_Text"><text:s text:c="4"/>end</text:span></text:p>
                <text:p text:style-name="P582"><text:span text:style-name="Source_20_Text"><text:s text:c="4"/>ELSE IF PilihanUser = '0' THEN // Jika pilihan adalah keluar</text:span></text:p>
                <text:p text:style-name="P582"><text:span text:style-name="Source_20_Text"><text:s text:c="6"/>Writeln('Terima kasih telah menggunakan kalkulator ini.')</text:span></text:p>
                <text:p text:style-name="P582"><text:span text:style-name="Source_20_Text"><text:s text:c="4"/>ELSE // Jika pilihan tidak valid (bukan 1-4 atau 0)</text:span></text:p>
                <text:p text:style-name="P582"><text:span text:style-name="Source_20_Text"><text:s text:c="6"/>Writeln('Pilihan operasi tidak dikenal!');</text:span></text:p>
                <text:p text:style-name="P582"/>
                <text:p text:style-name="P582"><text:span text:style-name="Source_20_Text"><text:s text:c="4"/>Writeln; // Beri jarak</text:span></text:p>
                <text:p text:style-name="P582"/>
                <text:p text:style-name="P582"><text:span text:style-name="Source_20_Text"><text:s text:c="4"/>// Tawarkan untuk mengulang (kecuali jika user memilih keluar)</text:span></text:p>
                <text:p text:style-name="P582"><text:span text:style-name="Source_20_Text"><text:s text:c="4"/>if PilihanUser &lt;&gt; '0' then</text:span></text:p>
                <text:p text:style-name="P582"><text:span text:style-name="Source_20_Text"><text:s text:c="4"/>begin</text:span></text:p>
                <text:p text:style-name="P582"><text:span text:style-name="Source_20_Text"><text:s text:c="6"/>Write('Apakah Anda ingin menghitung lagi [Y/T]? ');</text:span></text:p>
                <text:p text:style-name="P582"><text:span text:style-name="Source_20_Text"><text:s text:c="6"/>UlangLagi := ReadKey;</text:span></text:p>
                <text:p text:style-name="P582"><text:span text:style-name="Source_20_Text"><text:s text:c="6"/>Writeln(UlangLagi);</text:span></text:p>
                <text:p text:style-name="P582"><text:span text:style-name="Source_20_Text"><text:s text:c="4"/>end else</text:span></text:p>
                <text:p text:style-name="P582"><text:span text:style-name="Source_20_Text"><text:s text:c="6"/>UlangLagi := 'T'; // Otomatis tidak ulang jika user pilih 0</text:span></text:p>
                <text:p text:style-name="P582"/>
                <text:p text:style-name="P582"><text:span text:style-name="Source_20_Text"><text:s text:c="2"/>UNTIL Uppercase(UlangLagi) &lt;&gt; 'Y'; // Ulangi loop selama user menjawab 'Y' atau 'y'</text:span></text:p>
                <text:p text:style-name="P582"><text:soft-page-break/></text:p>
                <text:p text:style-name="P582"><text:span text:style-name="Source_20_Text"><text:s text:c="2"/>// Pesan penutup (opsional, karena ReadKey terakhir sudah menjeda)</text:span></text:p>
                <text:p text:style-name="P582"><text:span text:style-name="Source_20_Text"><text:s text:c="2"/>// Writeln('--- Program Selesai ---');</text:span></text:p>
                <text:p text:style-name="P582"><text:span text:style-name="Source_20_Text"><text:s text:c="2"/>// Readln;</text:span></text:p>
                <text:p text:style-name="P646"><text:span text:style-name="Source_20_Text">end.</text:span></text:p>
              </text:list-item>
              <text:list-item>
                <text:p text:style-name="P180"><text:span text:style-name="Strong_20_Emphasis">Penjelasan Logika &amp; Peran Prosedur:</text:span></text:p>
                <text:list>
                  <text:list-item>
                    <text:p text:style-name="P457"><text:span text:style-name="Strong_20_Emphasis">Program Utama (</text:span><text:span text:style-name="Strong_20_Emphasis"><text:span text:style-name="Source_20_Text">begin...end.</text:span></text:span><text:span text:style-name="Strong_20_Emphasis"> terakhir):</text:span> Perhatikan betapa <text:span text:style-name="Strong_20_Emphasis">ringkas</text:span> dan <text:span text:style-name="Strong_20_Emphasis">jelas</text:span> alur logikanya sekarang! Blok utama hanya mengurus siklus <text:span text:style-name="Source_20_Text">REPEAT...UNTIL</text:span> untuk pengulangan, memanggil <text:span text:style-name="Source_20_Text">TampilkanMenu</text:span>, membaca <text:span text:style-name="Source_20_Text">PilihanUser</text:span>, lalu menggunakan <text:span text:style-name="Source_20_Text">IF</text:span> dan <text:span text:style-name="Source_20_Text">ELSE IF</text:span> untuk memutuskan apakah akan memanggil <text:span text:style-name="Source_20_Text">MintaDuaAngka</text:span> dan <text:span text:style-name="Source_20_Text">HitungDanTampilkan</text:span> (jika pilihan 1-4), menampilkan pesan keluar (jika pilihan 0), atau menampilkan pesan error (jika pilihan lain). Logika detail tiap langkah 'disembunyikan' di dalam prosedurnya masing-masing. </text:p>
                  </text:list-item>
                  <text:list-item>
                    <text:p text:style-name="P457"><text:span text:style-name="Strong_20_Emphasis"><text:span text:style-name="Source_20_Text">procedure TampilkanMenu;</text:span></text:span>: Sangat fokus, tugasnya hanya <text:span text:style-name="Source_20_Text">Writeln</text:span> untuk menampilkan teks menu. Tidak ada logika lain. </text:p>
                  </text:list-item>
                  <text:list-item>
                    <text:p text:style-name="P457"><text:span text:style-name="Strong_20_Emphasis"><text:span text:style-name="Source_20_Text">procedure MintaDuaAngka(var Angka1, Angka2: Real);</text:span></text:span>: Fokus pada interaksi meminta dua input <text:span text:style-name="Source_20_Text">Real</text:span> dari pengguna. Ia menggunakan <text:span text:style-name="Strong_20_Emphasis">parameter </text:span><text:span text:style-name="Strong_20_Emphasis"><text:span text:style-name="Source_20_Text">var</text:span></text:span> agar nilai <text:span text:style-name="Source_20_Text">Angka1</text:span> dan <text:span text:style-name="Source_20_Text">Angka2</text:span> yang dimasukkan pengguna bisa 'dikirim kembali' dan disimpan ke variabel <text:span text:style-name="Source_20_Text">Bilangan1</text:span> dan <text:span text:style-name="Source_20_Text">Bilangan2</text:span> di program utama yang memanggilnya. </text:p>
                  </text:list-item>
                  <text:list-item>
                    <text:p text:style-name="P457"><text:span text:style-name="Strong_20_Emphasis"><text:span text:style-name="Source_20_Text">procedure HitungDanTampilkan(A, B: Real; Operasi: Char);</text:span></text:span>: Menerima angka <text:span text:style-name="Source_20_Text">A</text:span>, <text:span text:style-name="Source_20_Text">B</text:span>, dan karakter <text:span text:style-name="Source_20_Text">Operasi</text:span> sebagai <text:span text:style-name="Strong_20_Emphasis">parameter nilai</text:span> (cukup dibaca, tidak perlu diubah). Prosedur ini bertanggung jawab melakukan perhitungan yang sesuai menggunakan <text:span text:style-name="Source_20_Text">CASE OF</text:span>. Di dalamnya juga ada logika <text:span text:style-name="Source_20_Text">IF</text:span> khusus untuk menangani kasus pembagian dengan nol agar program tidak <text:span text:style-name="Emphasis">crash</text:span>. Setelah menghitung (jika valid), ia langsung menampilkan hasilnya dengan format yang rapi. </text:p>
                  </text:list-item>
                  <text:list-item>
                    <text:p text:style-name="P457"><text:span text:style-name="Strong_20_Emphasis">Manfaat Terasa:</text:span> Jelas terlihat kode menjadi <text:span text:style-name="Strong_20_Emphasis">lebih terstruktur</text:span>. Jika Anda ingin mengubah tampilan menu, Anda hanya perlu menyentuh prosedur <text:span text:style-name="Source_20_Text">TampilkanMenu</text:span>. Jika ingin mengubah cara meminta input, fokus ke <text:span text:style-name="Source_20_Text">MintaDuaAngka</text:span>. Jika ada kesalahan perhitungan atau ingin mengubah format output, perbaiki di <text:span text:style-name="Source_20_Text">HitungDanTampilkan</text:span>. Program utama relatif tidak terpengaruh. Selain itu, jika misalnya Anda butuh menampilkan menu di tempat lain, Anda bisa panggil lagi <text:span text:style-name="Source_20_Text">TampilkanMenu</text:span> (prinsip <text:span text:style-name="Emphasis">reusability</text:span>). </text:p>
                  </text:list-item>
                </text:list>
              </text:list-item>
              <text:list-item>
                <text:p text:style-name="P180"><text:span text:style-name="Strong_20_Emphasis">Contoh Sesi Interaksi:</text:span></text:p>
                <text:p text:style-name="P582"><text:span text:style-name="Source_20_Text">=============================</text:span></text:p>
                <text:p text:style-name="P582"><text:span text:style-name="Source_20_Text"><text:s text:c="3"/>KALKULATOR PROSEDURAL V1</text:span></text:p>
                <text:p text:style-name="P582"><text:span text:style-name="Source_20_Text">=============================</text:span></text:p>
                <text:p text:style-name="P582"><text:span text:style-name="Source_20_Text">[1] Penjumlahan (+)</text:span></text:p>
                <text:p text:style-name="P582"><text:soft-page-break/><text:span text:style-name="Source_20_Text">[2] Pengurangan (-)</text:span></text:p>
                <text:p text:style-name="P582"><text:span text:style-name="Source_20_Text">[3] Perkalian <text:s text:c="2"/>(*)</text:span></text:p>
                <text:p text:style-name="P582"><text:span text:style-name="Source_20_Text">[4] Pembagian <text:s text:c="2"/>(/)</text:span></text:p>
                <text:p text:style-name="P582"><text:span text:style-name="Source_20_Text">[0] Keluar</text:span></text:p>
                <text:p text:style-name="P582"><text:span text:style-name="Source_20_Text">-----------------------------</text:span></text:p>
                <text:p text:style-name="P582"><text:span text:style-name="Source_20_Text">Masukkan Pilihan Operasi (0-4): 1</text:span></text:p>
                <text:p text:style-name="P582"/>
                <text:p text:style-name="P582"><text:span text:style-name="Source_20_Text"><text:s/>-&gt; Masukkan angka pertama : 50.5</text:span></text:p>
                <text:p text:style-name="P582"><text:span text:style-name="Source_20_Text"><text:s/>-&gt; Masukkan angka kedua <text:s text:c="2"/>: 25.2</text:span></text:p>
                <text:p text:style-name="P582"/>
                <text:p text:style-name="P582"><text:span text:style-name="Source_20_Text"><text:s text:c="4"/>Hasil: 50.50 + 25.20 = 75.70</text:span></text:p>
                <text:p text:style-name="P582"/>
                <text:p text:style-name="P582"><text:span text:style-name="Source_20_Text">Apakah Anda ingin menghitung lagi [Y/T]? y</text:span></text:p>
                <text:p text:style-name="P582"/>
                <text:p text:style-name="P582"><text:span text:style-name="Source_20_Text">=============================</text:span></text:p>
                <text:p text:style-name="P582"><text:span text:style-name="Source_20_Text"><text:s text:c="3"/>KALKULATOR PROSEDURAL V1</text:span></text:p>
                <text:p text:style-name="P582"><text:span text:style-name="Source_20_Text">=============================</text:span></text:p>
                <text:p text:style-name="P582"><text:span text:style-name="Source_20_Text">[1] Penjumlahan (+)</text:span></text:p>
                <text:p text:style-name="P582"><text:span text:style-name="Source_20_Text">[2] Pengurangan (-)</text:span></text:p>
                <text:p text:style-name="P582"><text:span text:style-name="Source_20_Text">[3] Perkalian <text:s text:c="2"/>(*)</text:span></text:p>
                <text:p text:style-name="P582"><text:span text:style-name="Source_20_Text">[4] Pembagian <text:s text:c="2"/>(/)</text:span></text:p>
                <text:p text:style-name="P582"><text:span text:style-name="Source_20_Text">[0] Keluar</text:span></text:p>
                <text:p text:style-name="P582"><text:span text:style-name="Source_20_Text">-----------------------------</text:span></text:p>
                <text:p text:style-name="P582"><text:span text:style-name="Source_20_Text">Masukkan Pilihan Operasi (0-4): 4</text:span></text:p>
                <text:p text:style-name="P582"/>
                <text:p text:style-name="P582"><text:span text:style-name="Source_20_Text"><text:s/>-&gt; Masukkan angka pertama : 10</text:span></text:p>
                <text:p text:style-name="P582"><text:span text:style-name="Source_20_Text"><text:s/>-&gt; Masukkan angka kedua <text:s text:c="2"/>: 0</text:span></text:p>
                <text:p text:style-name="P582"/>
                <text:p text:style-name="P582"><text:span text:style-name="Source_20_Text">KESALAHAN: Tidak bisa melakukan pembagian dengan nol!</text:span></text:p>
                <text:p text:style-name="P582"/>
                <text:p text:style-name="P582"><text:span text:style-name="Source_20_Text">Apakah Anda ingin menghitung lagi [Y/T]? t</text:span></text:p>
                <text:p text:style-name="P646"><text:span text:style-name="Source_20_Text">--- Program Selesai ---</text:span></text:p>
              </text:list-item>
            </text:list>
            <text:p text:style-name="Text_20_body"><text:span text:style-name="Strong_20_Emphasis">Kesimpulan:</text:span></text:p>
            <text:p text:style-name="Text_20_body">Contoh kasus kalkulator ini dengan jelas mendemonstrasikan bagaimana penggunaan prosedur (dibantu oleh parameter nilai dan parameter <text:span text:style-name="Source_20_Text">var</text:span> untuk komunikasi data) dapat secara signifikan meningkatkan <text:span text:style-name="Strong_20_Emphasis">struktur</text:span>, <text:span text:style-name="Strong_20_Emphasis">keterbacaan</text:span>, dan <text:span text:style-name="Strong_20_Emphasis">kemudahan perawatan (</text:span><text:span text:style-name="Strong_20_Emphasis"><text:span text:style-name="Emphasis">maintainability</text:span></text:span><text:span text:style-name="Strong_20_Emphasis">)</text:span> kode program kita, terutama saat program mulai sedikit lebih kompleks. Memecah masalah besar menjadi tugas-tugas kecil yang ditangani oleh prosedur terpisah adalah praktik pemrograman yang sangat baik dan fundamental.</text:p>
            <text:p text:style-name="Horizontal_20_Line"/>
            <text:p text:style-name="Text_20_body">Bab 9 tentang Prosedur selesai! Anda sekarang memiliki alat yang ampuh untuk mengorganisir kode Anda. Di bab berikutnya, kita akan bertemu 'saudara' dari prosedur, yaitu Fungsi, yang punya keistimewaan bisa mengembalikan nilai.</text:p>
            <text:p text:style-name="Text_20_body">Saya menunggu perintah "YAX" untuk memulai <text:span text:style-name="Strong_20_Emphasis">Bab 10: Fungsi (Sub-program yang Menghasilkan Nilai)</text:span>.</text:p>
          </text:section>
          <text:section text:style-name="Sect1" text:name="feedback-form-83">
            <text:p text:style-name="P285"/>
          </text:section>
        </text:section>
        <text:section text:style-name="Sect1" text:name="ebe03b7c19d01777">
          <text:p text:style-name="Text_20_body"/>
          <text:section text:style-name="Sect1" text:name="user-query-content-84">
            <text:p text:style-name="P541"><text:soft-page-break/>yax </text:p>
          </text:section>
          <text:p text:style-name="P285">Tampilkan alur berpikir</text:p>
          <text:section text:style-name="Sect2" text:name="model-response-message-contentr_ebe03b7c19d01777">
            <text:p text:style-name="Text_20_body">Siap! Mari kita melangkah ke Bab 10.</text:p>
            <text:p text:style-name="Text_20_body"><text:span text:style-name="Emphasis">(Waktu saat ini: Minggu, 13 April 2025 pukul 11:10:55 AM WIB. Lokasi: Indonesia dicatat.)</text:span></text:p>
            <text:p text:style-name="Horizontal_20_Line"/>
            <text:p text:style-name="Text_20_body">Selamat datang di <text:span text:style-name="Strong_20_Emphasis">Bab 10: Fungsi (Sub-program yang Menghasilkan Nilai)</text:span>!</text:p>
            <text:p text:style-name="Horizontal_20_Line"/>
            <text:p text:style-name="Text_20_body"><text:span text:style-name="Strong_20_Emphasis">Jawaban untuk </text:span><text:span text:style-name="Strong_20_Emphasis"><text:span text:style-name="Emphasis">Prompt</text:span></text:span><text:span text:style-name="Strong_20_Emphasis"> Pengantar Bab 10:</text:span></text:p>
            <text:p text:style-name="Text_20_body"><text:span text:style-name="Emphasis">(Prompt: "Tuliskan paragraf pengantar untuk Bab 10... Mulai dengan mereview Bab 9 tentang Prosedur... Jelaskan... Fungsi (Function). Sampaikan perbedaan utamanya: jika prosedur fokus pada melakukan tugas, fungsi fokus pada menghitung atau menghasilkan sebuah nilai tunggal... Berikan analogi... Nyatakan bahwa Bab 10 akan mengajarkan cara membuat, menggunakan, dan memahami fungsi...")</text:span></text:p>
            <text:p text:style-name="Horizontal_20_Line"/>
            <text:p text:style-name="Text_20_body">Di Bab 9 kemarin, kita sudah belajar tentang <text:span text:style-name="Strong_20_Emphasis">Prosedur</text:span>, sebuah alat yang sangat ampuh untuk memecah program kita menjadi bagian-bagian kecil yang lebih terkelola. Kita tahu bahwa fokus utama prosedur adalah untuk <text:span text:style-name="Strong_20_Emphasis">melakukan suatu tugas atau serangkaian aksi</text:span> tertentu, seperti menampilkan menu, mencetak garis, atau meminta input. Program kita jadi lebih rapi dan terstruktur!</text:p>
            <text:p text:style-name="Text_20_body">Sekarang, kita akan berkenalan dengan 'saudara dekat' dari prosedur, yaitu jenis sub-program lain yang juga sangat penting untuk modularitas dalam Pascal, namanya adalah <text:span text:style-name="Strong_20_Emphasis">Fungsi (Function)</text:span>.</text:p>
            <text:p text:style-name="Text_20_body"><text:span text:style-name="Strong_20_Emphasis">Apa Bedanya Fungsi dengan Prosedur?</text:span></text:p>
            <text:p text:style-name="Text_20_body">Ini adalah poin <text:span text:style-name="Strong_20_Emphasis">paling kunci</text:span> yang membedakan keduanya:</text:p>
            <text:list xml:id="list3605356737482971094" text:style-name="L181">
              <text:list-item>
                <text:p text:style-name="P458"><text:span text:style-name="Strong_20_Emphasis">Prosedur:</text:span> Fokus pada <text:span text:style-name="Strong_20_Emphasis">MELAKUKAN AKSI</text:span>. Ia menjalankan serangkaian perintah, mungkin menampilkan sesuatu atau mengubah data (lewat parameter <text:span text:style-name="Source_20_Text">var</text:span>), tapi ia tidak dirancang untuk 'memberikan kembali' sebuah nilai hasil melalui namanya sendiri. </text:p>
              </text:list-item>
              <text:list-item>
                <text:p text:style-name="P181"><text:span text:style-name="Strong_20_Emphasis">Fungsi:</text:span> Fokus pada <text:span text:style-name="Strong_20_Emphasis">MENGHITUNG atau MENENTUKAN sebuah NILAI TUNGGAL</text:span>. Setelah melakukan perhitungan atau prosesnya, sebuah fungsi <text:span text:style-name="Strong_20_Emphasis">mengembalikan (returns)</text:span> satu buah nilai spesifik sebagai 'hasil' atau 'jawabannya' kepada bagian kode yang memanggilnya. </text:p>
              </text:list-item>
            </text:list>
            <text:p text:style-name="Text_20_body"><text:span text:style-name="Strong_20_Emphasis">Analogi Sederhana:</text:span></text:p>
            <text:list xml:id="list3213865874887407646" text:style-name="L182">
              <text:list-item>
                <text:p text:style-name="P459"><text:span text:style-name="Strong_20_Emphasis">Fungsi Matematika:</text:span> Anda pasti familiar dengan fungsi matematika seperti <text:span text:style-name="Source_20_Text">Sin(x)</text:span>, <text:span text:style-name="Source_20_Text">Cos(x)</text:span>, atau <text:span text:style-name="Source_20_Text">Sqrt(x)</text:span> (akar kuadrat). Anda memberikan input <text:span text:style-name="Source_20_Text">x</text:span>, fungsi tersebut melakukan perhitungan internal, lalu ia <text:span text:style-name="Strong_20_Emphasis">memberikan kembali satu nilai numerik</text:span> sebagai hasilnya. Fungsi dalam pemrograman Pascal sangat <text:soft-page-break/>mirip dengan konsep ini. </text:p>
              </text:list-item>
              <text:list-item>
                <text:p text:style-name="P182"><text:span text:style-name="Strong_20_Emphasis">Tombol Kalkulator:</text:span> Bayangkan tombol akar kuadrat (<text:span text:style-name="Source_20_Text">√</text:span>) pada kalkulator. Anda memasukkan sebuah angka (input), lalu Anda tekan tombol <text:span text:style-name="Source_20_Text">√</text:span>. Kalkulator kemudian <text:span text:style-name="Strong_20_Emphasis">menampilkan satu angka</text:span> yang merupakan hasil perhitungan akar kuadrat tersebut. Tombol <text:span text:style-name="Source_20_Text">√</text:span> ini berperilaku seperti fungsi. Bandingkan dengan tombol <text:span text:style-name="Source_20_Text">C</text:span> (Clear) atau <text:span text:style-name="Source_20_Text">AC</text:span> (All Clear) pada kalkulator yang hanya <text:span text:style-name="Strong_20_Emphasis">melakukan aksi</text:span> (membersihkan layar atau memori) tanpa menghasilkan nilai baru – ini lebih mirip perilaku prosedur. </text:p>
              </text:list-item>
            </text:list>
            <text:p text:style-name="Text_20_body"><text:span text:style-name="Strong_20_Emphasis">Apa yang Akan Kita Pelajari di Bab 10?</text:span></text:p>
            <text:p text:style-name="Text_20_body">Di bab ini, kita akan mengupas tuntas tentang Fungsi dalam Pascal:</text:p>
            <text:list xml:id="list6442522926753535671" text:style-name="L183">
              <text:list-item>
                <text:p text:style-name="P460">Bagaimana cara <text:span text:style-name="Strong_20_Emphasis">membuat atau mendefinisikan</text:span> sebuah fungsi. </text:p>
              </text:list-item>
              <text:list-item>
                <text:p text:style-name="P460">Bagaimana cara <text:span text:style-name="Strong_20_Emphasis">menentukan tipe data</text:span> dari nilai yang akan dikembalikan oleh fungsi (apakah hasilnya angka bulat, desimal, teks, atau <text:span text:style-name="Source_20_Text">True</text:span>/<text:span text:style-name="Source_20_Text">False</text:span>?). </text:p>
              </text:list-item>
              <text:list-item>
                <text:p text:style-name="P460">Bagaimana cara <text:span text:style-name="Strong_20_Emphasis">mengirimkan kembali nilai hasil</text:span> tersebut dari dalam badan fungsi. </text:p>
              </text:list-item>
              <text:list-item>
                <text:p text:style-name="P183">Bagaimana cara <text:span text:style-name="Strong_20_Emphasis">memanggil sebuah fungsi</text:span> dari bagian lain program dan <text:span text:style-name="Strong_20_Emphasis">menggunakan nilai kembaliannya</text:span> (misalnya untuk disimpan ke variabel, ditampilkan, atau dipakai dalam perhitungan lain). </text:p>
              </text:list-item>
            </text:list>
            <text:p text:style-name="Text_20_body">Dengan memahami Fungsi, koleksi 'perkakas' modularitas kita akan semakin lengkap. Kita tidak hanya bisa membuat blok kode untuk melakukan aksi berulang (dengan Prosedur), tapi juga blok kode untuk melakukan perhitungan atau penentuan nilai yang bisa digunakan ulang (dengan Fungsi). Ini akan membuat program kita semakin <text:span text:style-name="Emphasis">powerful</text:span> dan efisien!</text:p>
            <text:p text:style-name="Text_20_body">Siap untuk bertemu 'saudara' prosedur yang istimewa ini?</text:p>
            <text:p text:style-name="Horizontal_20_Line"/>
            <text:p text:style-name="Text_20_body">Mari kita mulai dengan melihat lebih detail definisi fungsi dan perbedaannya dengan prosedur. Saya menunggu perintah "YAX" untuk lanjut ke <text:span text:style-name="Emphasis">prompt</text:span> Sub-bab 10.1 ("Pengenalan Fungsi (Function) dan Perbedaannya dengan Prosedur").</text:p>
          </text:section>
          <text:section text:style-name="Sect1" text:name="feedback-form-84">
            <text:p text:style-name="P285"/>
          </text:section>
        </text:section>
        <text:section text:style-name="Sect1" text:name="ad9c17a5b6eafa9f">
          <text:p text:style-name="Text_20_body"/>
          <text:section text:style-name="Sect1" text:name="user-query-content-85">
            <text:p text:style-name="P541">yax </text:p>
          </text:section>
          <text:p text:style-name="P285">Tampilkan alur berpikir</text:p>
          <text:section text:style-name="Sect2" text:name="model-response-message-contentr_ad9c17a5b6eafa9f">
            <text:p text:style-name="Text_20_body">Oke, kita lanjutkan Bab 10!</text:p>
            <text:p text:style-name="Text_20_body"><text:span text:style-name="Emphasis">(Waktu saat ini: Minggu, 13 April 2025 pukul 11:10:55 A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0.1: Pengenalan Fungsi (Function) dan Perbedaannya dengan Prosedur</text:span></text:p>
            <text:p text:style-name="Text_20_body"><text:span text:style-name="Emphasis">(Prompt: "Buatkan pembahasan mendalam untuk sub-bab 'Pengenalan Fungsi </text:span><text:soft-page-break/><text:span text:style-name="Emphasis">(Function) dan Perbedaannya dengan Prosedur'. Definisikan fungsi sebagai sub-program bernama yang melakukan tugas DAN mengembalikan satu nilai. Gunakan analogi... Kontraskan secara eksplisit dengan Prosedur...")</text:span></text:p>
            <text:p text:style-name="Horizontal_20_Line"/>
            <text:p text:style-name="Text_20_body">Di pengantar bab ini, kita sudah sedikit menyinggung tentang <text:span text:style-name="Strong_20_Emphasis">Fungsi (Function)</text:span> sebagai 'saudara' dari Prosedur. Sekarang, mari kita pahami lebih dalam apa sebenarnya Fungsi itu dan apa yang membuatnya berbeda (sekaligus sangat berguna!).</text:p>
            <text:p text:style-name="Text_20_body"><text:span text:style-name="Strong_20_Emphasis">Definisi Fungsi (Function)</text:span></text:p>
            <text:p text:style-name="Text_20_body">Sama seperti prosedur, <text:span text:style-name="Strong_20_Emphasis">Fungsi</text:span> adalah sebuah <text:span text:style-name="Strong_20_Emphasis">blok kode terpisah yang kita beri nama (identifier)</text:span>. Blok kode ini juga berisi serangkaian instruksi Pascal untuk melakukan suatu tugas atau proses tertentu.</text:p>
            <text:p text:style-name="Text_20_body"><text:span text:style-name="Strong_20_Emphasis">TAPI</text:span>, inilah bagian yang membedakannya: sebuah Fungsi dirancang secara khusus tidak hanya untuk melakukan tugas, tetapi juga untuk <text:span text:style-name="Strong_20_Emphasis">menghitung atau menentukan sebuah HASIL AKHIR berupa SATU NILAI TUNGGAL</text:span>, dan yang terpenting, fungsi tersebut <text:span text:style-name="Strong_20_Emphasis">mengembalikan (returns)</text:span> nilai tunggal itu kembali ke bagian kode yang memanggilnya.</text:p>
            <text:p text:style-name="Text_20_body"><text:span text:style-name="Strong_20_Emphasis">Analogi Biar Makin Jelas:</text:span></text:p>
            <text:list xml:id="list5913519584957444215" text:style-name="L184">
              <text:list-item>
                <text:p text:style-name="P461"><text:span text:style-name="Strong_20_Emphasis">Tombol Fungsi di Kalkulator:</text:span> Ingat tombol seperti <text:span text:style-name="Source_20_Text">√</text:span> (akar kuadrat), <text:span text:style-name="Source_20_Text">sin</text:span>, <text:span text:style-name="Source_20_Text">cos</text:span>, <text:span text:style-name="Source_20_Text">log</text:span>? Anda memberikan satu angka sebagai input, menekan tombol tersebut (memanggil fungsi), dan kalkulator akan menampilkan <text:span text:style-name="Strong_20_Emphasis">satu angka spesifik</text:span> sebagai hasil perhitungannya. Inilah inti dari fungsi: menerima input (opsional), memprosesnya, dan <text:span text:style-name="Strong_20_Emphasis">mengembalikan satu output nilai</text:span>. </text:p>
              </text:list-item>
              <text:list-item>
                <text:p text:style-name="P461"><text:span text:style-name="Strong_20_Emphasis">Mesin Penjual Otomatis (</text:span><text:span text:style-name="Strong_20_Emphasis"><text:span text:style-name="Emphasis">Vending Machine</text:span></text:span><text:span text:style-name="Strong_20_Emphasis">):</text:span> Anda memasukkan input (koin dan menekan tombol pilihan). Mesin memproses permintaan Anda, lalu ia 'mengembalikan' <text:span text:style-name="Strong_20_Emphasis">satu item spesifik</text:span> (misalnya sekaleng minuman) kepada Anda. Fungsi bekerja mirip seperti itu, ia 'mengembalikan' satu nilai hasil. Bandingkan dengan prosedur yang mungkin seperti tombol untuk menyalakan lampu di mesin itu – ia melakukan aksi, tapi tidak memberikan Anda sebuah produk/nilai. </text:p>
              </text:list-item>
              <text:list-item>
                <text:p text:style-name="P184"><text:span text:style-name="Strong_20_Emphasis">Pegawai Toko Bagian Informasi Harga:</text:span> Bayangkan Anda bertanya ke pegawai toko, "Mbak/Mas, berapa harga barang ini?" (Anda memberi input berupa barang). Pegawai tersebut melihat label harga atau database (melakukan proses), lalu ia <text:span text:style-name="Strong_20_Emphasis">memberitahu Anda satu informasi spesifik</text:span>, yaitu harga barang tersebut (nilai kembalian fungsi). Bandingkan dengan pegawai lain yang tugasnya menata barang di rak (melakukan aksi, seperti prosedur). </text:p>
              </text:list-item>
            </text:list>
            <text:p text:style-name="Text_20_body"><text:span text:style-name="Strong_20_Emphasis">Perbedaan Kunci yang Mendasar: Fungsi vs Prosedur</text:span></text:p>
            <text:p text:style-name="Text_20_body">Agar tidak tertukar, mari kita pertegas perbedaan paling fundamental antara Fungsi dan Prosedur:</text:p>
            <table:table table:name="Table2" table:style-name="Table2">
              <table:table-column table:style-name="Table2.A"/>
              <table:table-column table:style-name="Table2.B"/>
              <table:table-column table:style-name="Table2.C"/>
              <table:table-row>
                <table:table-cell table:style-name="Table2.A1" office:value-type="string">
                  <text:p text:style-name="P667">Aspek Pembeda</text:p>
                </table:table-cell>
                <table:table-cell table:style-name="Table2.A1" office:value-type="string">
                  <text:p text:style-name="P667">Fungsi (Function)</text:p>
                </table:table-cell>
                <table:table-cell table:style-name="Table2.A1" office:value-type="string">
                  <text:p text:style-name="P667">Prosedur (Procedure)</text:p>
                </table:table-cell>
              </table:table-row>
              <text:soft-page-break/>
              <table:table-row>
                <table:table-cell table:style-name="Table2.A1" office:value-type="string">
                  <text:p text:style-name="P666"><text:span text:style-name="Strong_20_Emphasis">Tujuan Utama</text:span></text:p>
                </table:table-cell>
                <table:table-cell table:style-name="Table2.A1" office:value-type="string">
                  <text:p text:style-name="P666">Menghitung/menentukan suatu nilai dan <text:span text:style-name="Strong_20_Emphasis">MENGEMBALIKAN NILAI TUNGGAL</text:span> tersebut.</text:p>
                </table:table-cell>
                <table:table-cell table:style-name="Table2.A1" office:value-type="string">
                  <text:p text:style-name="P666"><text:span text:style-name="Strong_20_Emphasis">MELAKUKAN AKSI</text:span> atau serangkaian tugas.</text:p>
                </table:table-cell>
              </table:table-row>
              <table:table-row>
                <table:table-cell table:style-name="Table2.A1" office:value-type="string">
                  <text:p text:style-name="P666"><text:span text:style-name="Strong_20_Emphasis">Nilai Kembalian</text:span></text:p>
                </table:table-cell>
                <table:table-cell table:style-name="Table2.A1" office:value-type="string">
                  <text:p text:style-name="P666"><text:span text:style-name="Strong_20_Emphasis">Wajib</text:span> mengembalikan (return) <text:span text:style-name="Strong_20_Emphasis">satu nilai</text:span> melalui namanya, dengan tipe data yang sudah ditentukan.</text:p>
                </table:table-cell>
                <table:table-cell table:style-name="Table2.A1" office:value-type="string">
                  <text:p text:style-name="P666"><text:span text:style-name="Strong_20_Emphasis">Tidak</text:span> mengembalikan nilai melalui namanya. Efeknya berupa aksi (output layar, ubah file, ubah parameter <text:span text:style-name="Source_20_Text">var</text:span>).</text:p>
                </table:table-cell>
              </table:table-row>
              <table:table-row>
                <table:table-cell table:style-name="Table2.A1" office:value-type="string">
                  <text:p text:style-name="P666"><text:span text:style-name="Strong_20_Emphasis">Cara Pemanggilan</text:span></text:p>
                </table:table-cell>
                <table:table-cell table:style-name="Table2.A1" office:value-type="string">
                  <text:p text:style-name="P666">Biasanya dipanggil sebagai <text:span text:style-name="Strong_20_Emphasis">bagian dari sebuah ekspresi</text:span> atau <text:span text:style-name="Emphasis">assignment</text:span> (penugasan nilai). Hasilnya 'ditangkap' atau langsung digunakan. Contoh: <text:span text:style-name="Source_20_Text">Y := HitungLuas(P, L);</text:span> atau <text:span text:style-name="Source_20_Text">Writeln(NilaiTertinggi(A, B));</text:span>.</text:p>
                </table:table-cell>
                <table:table-cell table:style-name="Table2.A1" office:value-type="string">
                  <text:p text:style-name="P666">Dipanggil sebagai <text:span text:style-name="Strong_20_Emphasis">pernyataan atau instruksi</text:span> tersendiri. Contoh: <text:span text:style-name="Source_20_Text">TampilkanMenu;</text:span> atau <text:span text:style-name="Source_20_Text">BersihkanLayar;</text:span>.</text:p>
                </table:table-cell>
              </table:table-row>
              <table:table-row>
                <table:table-cell table:style-name="Table2.A1" office:value-type="string">
                  <text:p text:style-name="P666"><text:span text:style-name="Strong_20_Emphasis">Contoh Konsep</text:span></text:p>
                </table:table-cell>
                <table:table-cell table:style-name="Table2.A1" office:value-type="string">
                  <text:p text:style-name="P666"><text:span text:style-name="Source_20_Text">HitungRataRata</text:span>, <text:span text:style-name="Source_20_Text">CariNilaiMinimal</text:span>, <text:span text:style-name="Source_20_Text">ApakahBilanganPrima</text:span>, <text:span text:style-name="Source_20_Text">KonversiKeFahrenheit</text:span>.</text:p>
                </table:table-cell>
                <table:table-cell table:style-name="Table2.A1" office:value-type="string">
                  <text:p text:style-name="P666"><text:span text:style-name="Source_20_Text">CetakLaporan</text:span>, <text:span text:style-name="Source_20_Text">SimpanKeDatabase</text:span>, <text:span text:style-name="Source_20_Text">TampilkanPesanError</text:span>, <text:span text:style-name="Source_20_Text">UrutkanData</text:span>.</text:p>
                </table:table-cell>
              </table:table-row>
            </table:table>
            <text:p text:style-name="Text_20_body">Ekspor ke Spreadsheet</text:p>
            <text:p text:style-name="Text_20_body"><text:span text:style-name="Strong_20_Emphasis">Kesimpulan:</text:span></text:p>
            <text:p text:style-name="Text_20_body">Keduanya, baik Fungsi maupun Prosedur, adalah bentuk <text:span text:style-name="Strong_20_Emphasis">sub-program</text:span> yang membantu kita menerapkan <text:span text:style-name="Strong_20_Emphasis">modularitas</text:span>, membuat kode lebih terstruktur dan bisa digunakan ulang. Namun, <text:span text:style-name="Strong_20_Emphasis">pilihlah Fungsi</text:span> jika tujuan utama sub-program Anda adalah untuk <text:span text:style-name="Strong_20_Emphasis">menghitung atau mendapatkan sebuah nilai hasil spesifik</text:span>. Sebaliknya, <text:span text:style-name="Strong_20_Emphasis">pilihlah Prosedur</text:span> jika tujuan utama Anda adalah untuk <text:span text:style-name="Strong_20_Emphasis">melakukan serangkaian aksi atau tugas</text:span> tanpa perlu mengembalikan satu nilai hasil utama melalui namanya. Memahami perbedaan fundamental ini sangat penting untuk merancang program Pascal yang baik dan efektif.</text:p>
            <text:p text:style-name="Horizontal_20_Line"/>
            <text:p text:style-name="Text_20_body">Sekarang Anda sudah tahu beda antara 'melakukan aksi' (Prosedur) dan 'menghasilkan nilai' (Fungsi). Selanjutnya, mari kita pelajari bagaimana cara kita <text:span text:style-name="Strong_20_Emphasis">membuat atau mendefinisikan</text:span> sebuah Fungsi dalam kode Pascal.</text:p>
            <text:p text:style-name="Text_20_body">Saya menunggu perintah "YAX" untuk lanjut ke <text:span text:style-name="Emphasis">prompt</text:span> Sub-bab 10.2 ("Mendefinisikan (Membuat) Fungsi").</text:p>
          </text:section>
          <text:section text:style-name="Sect1" text:name="feedback-form-85">
            <text:p text:style-name="P285"/>
          </text:section>
        </text:section>
        <text:section text:style-name="Sect1" text:name="196d1528f732c439">
          <text:p text:style-name="Text_20_body"/>
          <text:section text:style-name="Sect1" text:name="user-query-content-86">
            <text:p text:style-name="P541">yax </text:p>
          </text:section>
          <text:p text:style-name="P285">Tampilkan alur berpikir</text:p>
          <text:section text:style-name="Sect2" text:name="model-response-message-contentr_196d1528f732c439">
            <text:p text:style-name="Text_20_body">Oke, saatnya kita pelajari cara 'merakit' Fungsi di Pascal!</text:p>
            <text:p text:style-name="Text_20_body"><text:soft-page-break/><text:span text:style-name="Emphasis">(Waktu saat ini: Minggu, 13 April 2025 pukul 11:09:22 A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0.2: Mendefinisikan (Membuat) Fungsi</text:span></text:p>
            <text:p text:style-name="Text_20_body"><text:span text:style-name="Emphasis">(Prompt: "Buatkan pembahasan mendalam dan panduan praktis untuk sub-bab 'Mendefinisikan (Membuat) Fungsi'. Jelaskan sintaks lengkap... Uraikan bagian-bagian kunci yang berbeda dari prosedur: kata kunci function, : TipeKembalian..., Cara menetapkan nilai kembalian (Result := ... atau NamaFungsi := ...)... Jelaskan penempatan definisi fungsi... Berikan contoh definisi fungsi sederhana...")</text:span></text:p>
            <text:p text:style-name="Horizontal_20_Line"/>
            <text:p text:style-name="Text_20_body">Sama seperti prosedur, sebelum kita bisa menggunakan sebuah Fungsi, kita harus <text:span text:style-name="Strong_20_Emphasis">mendefinisikannya</text:span> terlebih dahulu. Mendefinisikan fungsi berarti kita menulis blok kode yang akan melakukan perhitungan atau proses, menentukan nilai apa yang akan dikembalikan, dan memberinya sebuah nama. Prosesnya mirip dengan mendefinisikan prosedur, tapi ada beberapa perbedaan kunci yang sangat penting.</text:p>
            <text:p text:style-name="Text_20_body"><text:span text:style-name="Strong_20_Emphasis">Lokasi Definisi Fungsi</text:span></text:p>
            <text:p text:style-name="Text_20_body">Definisi fungsi ditulis di tempat yang <text:span text:style-name="Strong_20_Emphasis">sama</text:span> dengan definisi prosedur, yaitu di <text:span text:style-name="Strong_20_Emphasis">bagian deklarasi</text:span> program Anda:</text:p>
            <text:list xml:id="list8358363345757751057" text:style-name="L185">
              <text:list-item>
                <text:p text:style-name="P462">Setelah header <text:span text:style-name="Source_20_Text">program ... ;</text:span> </text:p>
              </text:list-item>
              <text:list-item>
                <text:p text:style-name="P462">Setelah klausa <text:span text:style-name="Source_20_Text">uses ... ;</text:span> </text:p>
              </text:list-item>
              <text:list-item>
                <text:p text:style-name="P462">Setelah deklarasi <text:span text:style-name="Source_20_Text">const</text:span>, <text:span text:style-name="Source_20_Text">type</text:span>, <text:span text:style-name="Source_20_Text">var</text:span> global. </text:p>
              </text:list-item>
              <text:list-item>
                <text:p text:style-name="P185"><text:span text:style-name="Strong_20_Emphasis">Sebelum</text:span> blok <text:span text:style-name="Source_20_Text">begin</text:span> utama program. Anda bisa mencampur definisi prosedur dan fungsi di area ini. </text:p>
              </text:list-item>
            </text:list>
            <text:p text:style-name="Text_20_body"><text:span text:style-name="Strong_20_Emphasis">Sintaks Dasar Definisi Fungsi</text:span></text:p>
            <text:p text:style-name="Text_20_body">Berikut adalah kerangka umum untuk mendefinisikan sebuah fungsi di Pascal:</text:p>
            <text:p text:style-name="Text_20_body">Delphi</text:p>
            <text:p text:style-name="Preformatted_20_Text"><text:span text:style-name="Source_20_Text">function NamaFungsiAnda(Parameter1: Tipe1; ...): TipeHasilKembalian; // Baris 1: Header Fungsi</text:span></text:p>
            <text:p text:style-name="Preformatted_20_Text"/>
            <text:p text:style-name="Preformatted_20_Text"><text:span text:style-name="Source_20_Text">// Opsional: Bagian Deklarasi Lokal (const, type, var) hanya untuk fungsi ini</text:span></text:p>
            <text:p text:style-name="Preformatted_20_Text"><text:span text:style-name="Source_20_Text">// var VariabelLokalBantu : Real;</text:span></text:p>
            <text:p text:style-name="Preformatted_20_Text"/>
            <text:p text:style-name="Preformatted_20_Text"><text:span text:style-name="Source_20_Text">begin // Baris 2: Awal Badan (Body) Fungsi</text:span></text:p>
            <text:p text:style-name="Preformatted_20_Text"/>
            <text:p text:style-name="Preformatted_20_Text"><text:span text:style-name="Source_20_Text"><text:s text:c="2"/>// Tulis kode di sini untuk melakukan perhitungan atau proses...</text:span></text:p>
            <text:p text:style-name="Preformatted_20_Text"><text:span text:style-name="Source_20_Text"><text:s text:c="2"/>// ... instruksi-instruksi ...</text:span></text:p>
            <text:p text:style-name="Preformatted_20_Text"/>
            <text:p text:style-name="Preformatted_20_Text"><text:span text:style-name="Source_20_Text"><text:s text:c="2"/>// WAJIB: Tentukan nilai yang akan dikembalikan oleh fungsi</text:span></text:p>
            <text:p text:style-name="Preformatted_20_Text"><text:span text:style-name="Source_20_Text"><text:s text:c="2"/>Result := NilaiYangAkanDikembalikan; // &lt;-- CARA MODERN &amp; DISARANKAN!</text:span></text:p>
            <text:p text:style-name="Preformatted_20_Text"/>
            <text:p text:style-name="Preformatted_20_Text"><text:soft-page-break/><text:span text:style-name="Source_20_Text"><text:s text:c="2"/>// ATAU (Cara Lama, masih valid tapi kurang disarankan):</text:span></text:p>
            <text:p text:style-name="Preformatted_20_Text"><text:span text:style-name="Source_20_Text"><text:s text:c="2"/>// NamaFungsiAnda := NilaiYangAkanDikembalikan;</text:span></text:p>
            <text:p text:style-name="Preformatted_20_Text"/>
            <text:p text:style-name="P602"><text:span text:style-name="Source_20_Text">end; // Baris 3: Akhir Badan Fungsi (WAJIB pakai titik koma ';')</text:span></text:p>
            <text:p text:style-name="Text_20_body">Mari kita bedah <text:span text:style-name="Strong_20_Emphasis">bagian-bagian kunci yang membedakannya dari prosedur</text:span>:</text:p>
            <text:list xml:id="list6249031893286050890" text:style-name="L186">
              <text:list-item>
                <text:p text:style-name="P186"><text:span text:style-name="Strong_20_Emphasis">Kata Kunci </text:span><text:span text:style-name="Strong_20_Emphasis"><text:span text:style-name="Source_20_Text">function</text:span></text:span>: Jelas, kita menggunakan kata kunci <text:span text:style-name="Source_20_Text">function</text:span> (bukan <text:span text:style-name="Source_20_Text">procedure</text:span>) untuk memberitahu kompiler bahwa kita sedang mendefinisikan sebuah fungsi.</text:p>
              </text:list-item>
              <text:list-item>
                <text:p text:style-name="P186"><text:span text:style-name="Strong_20_Emphasis">Daftar Parameter </text:span><text:span text:style-name="Strong_20_Emphasis"><text:span text:style-name="Source_20_Text">(Parameter1: Tipe1; ...)</text:span></text:span>: Sama seperti prosedur, fungsi juga bisa menerima nol, satu, atau lebih parameter sebagai input. Cara penulisannya persis sama. Jika tidak ada parameter, Anda bisa menulis <text:span text:style-name="Source_20_Text">()</text:span> atau bahkan menghilangkannya sama sekali setelah nama fungsi (tapi menulis <text:span text:style-name="Source_20_Text">()</text:span> mungkin lebih jelas).</text:p>
              </text:list-item>
              <text:list-item>
                <text:p text:style-name="P186"><text:span text:style-name="Strong_20_Emphasis">Penentu Tipe Hasil Kembalian </text:span><text:span text:style-name="Strong_20_Emphasis"><text:span text:style-name="Source_20_Text">: TipeHasilKembalian</text:span></text:span>: <text:span text:style-name="Strong_20_Emphasis">INI ADALAH BAGIAN BARU DAN WAJIB ADA PADA SETIAP FUNGSI!</text:span> Setelah tanda kurung tutup parameter (atau setelah nama fungsi jika tidak ada parameter), Anda <text:span text:style-name="Strong_20_Emphasis">harus</text:span> menuliskan tanda titik dua (<text:span text:style-name="Source_20_Text">:</text:span>) diikuti dengan <text:span text:style-name="Strong_20_Emphasis">tipe data dari nilai tunggal yang akan dikembalikan</text:span> oleh fungsi ini.</text:p>
                <text:list>
                  <text:list-item>
                    <text:p text:style-name="P463">Contoh: <text:span text:style-name="Source_20_Text">: Integer</text:span>, <text:span text:style-name="Source_20_Text">: Real</text:span>, <text:span text:style-name="Source_20_Text">: String</text:span>, <text:span text:style-name="Source_20_Text">: Boolean</text:span>, <text:span text:style-name="Source_20_Text">: Char</text:span>, atau bahkan tipe data lain yang valid. </text:p>
                  </text:list-item>
                  <text:list-item>
                    <text:p text:style-name="P463">Ini adalah 'kontrak' atau 'janji' fungsi kepada pemanggilnya: "Saya berjanji akan memberikan hasil dengan tipe data ini." </text:p>
                  </text:list-item>
                </text:list>
              </text:list-item>
              <text:list-item>
                <text:p text:style-name="P186"><text:span text:style-name="Strong_20_Emphasis">Menetapkan Nilai Kembalian (di dalam </text:span><text:span text:style-name="Strong_20_Emphasis"><text:span text:style-name="Source_20_Text">begin...end;</text:span></text:span><text:span text:style-name="Strong_20_Emphasis">)</text:span>: Karena fungsi berjanji mengembalikan nilai, maka di dalam badan fungsi (antara <text:span text:style-name="Source_20_Text">begin</text:span> dan <text:span text:style-name="Source_20_Text">end;</text:span>), Anda <text:span text:style-name="Strong_20_Emphasis">wajib</text:span> menulis kode yang menentukan nilai apa yang akan dikembalikan. Ada dua cara untuk melakukan ini di Pascal:</text:p>
                <text:list>
                  <text:list-item>
                    <text:p text:style-name="P186"><text:span text:style-name="Strong_20_Emphasis">a. Menggunakan Variabel Khusus </text:span><text:span text:style-name="Strong_20_Emphasis"><text:span text:style-name="Source_20_Text">Result</text:span></text:span><text:span text:style-name="Strong_20_Emphasis"> (Cara Modern &amp; Sangat Direkomendasikan):</text:span> Pascal secara otomatis menyediakan sebuah variabel 'bawaan' bernama <text:span text:style-name="Strong_20_Emphasis"><text:span text:style-name="Source_20_Text">Result</text:span></text:span> di dalam setiap fungsi. Tipe data <text:span text:style-name="Source_20_Text">Result</text:span> ini otomatis sama dengan <text:span text:style-name="Source_20_Text">TipeHasilKembalian</text:span> yang Anda deklarasikan di header fungsi. Tugas Anda adalah <text:span text:style-name="Strong_20_Emphasis">memberikan nilai</text:span> ke variabel <text:span text:style-name="Source_20_Text">Result</text:span> ini menggunakan operator assignment (<text:span text:style-name="Source_20_Text">:=</text:span>). Nilai <text:span text:style-name="Strong_20_Emphasis">terakhir</text:span> yang tersimpan di <text:span text:style-name="Source_20_Text">Result</text:span> saat fungsi mencapai <text:span text:style-name="Source_20_Text">end;</text:span> adalah nilai yang akan dikembalikan ke pemanggil. Ini adalah cara yang paling jelas dan paling umum digunakan di Free Pascal modern.</text:p>
                    <text:p text:style-name="P186">Delphi</text:p>
                    <text:p text:style-name="P583"><text:span text:style-name="Source_20_Text">function KaliDua(X: Integer): Integer;</text:span></text:p>
                    <text:p text:style-name="P583"><text:span text:style-name="Source_20_Text">begin</text:span></text:p>
                    <text:p text:style-name="P583"><text:span text:style-name="Source_20_Text"><text:s text:c="2"/>Result := X * 2; // Memberi nilai pada Result</text:span></text:p>
                    <text:p text:style-name="P647"><text:span text:style-name="Source_20_Text">end;</text:span></text:p>
                  </text:list-item>
                  <text:list-item>
                    <text:p text:style-name="P186"><text:soft-page-break/><text:span text:style-name="Strong_20_Emphasis">b. Menggunakan Nama Fungsi Itu Sendiri (Cara Lama):</text:span> Di versi Pascal yang lebih tua (dan masih didukung oleh FPC demi kompatibilitas), Anda bisa menetapkan nilai kembalian dengan cara menggunakan <text:span text:style-name="Strong_20_Emphasis">nama fungsi itu sendiri</text:span> seolah-olah ia adalah sebuah variabel.</text:p>
                    <text:p text:style-name="P186">Delphi</text:p>
                    <text:p text:style-name="P583"><text:span text:style-name="Source_20_Text">function KaliDua(X: Integer): Integer;</text:span></text:p>
                    <text:p text:style-name="P583"><text:span text:style-name="Source_20_Text">begin</text:span></text:p>
                    <text:p text:style-name="P583"><text:span text:style-name="Source_20_Text"><text:s text:c="2"/>KaliDua := X * 2; // Memberi nilai pada nama fungsi</text:span></text:p>
                    <text:p text:style-name="P647"><text:span text:style-name="Source_20_Text">end;</text:span></text:p>
                    <text:p text:style-name="P186">Meskipun ini valid, cara ini bisa sedikit membingungkan karena nama <text:span text:style-name="Source_20_Text">KaliDua</text:span> dipakai untuk dua hal (sebagai nama sub-program dan sebagai variabel hasil). <text:span text:style-name="Strong_20_Emphasis">Sangat disarankan untuk membiasakan diri menggunakan </text:span><text:span text:style-name="Strong_20_Emphasis"><text:span text:style-name="Source_20_Text">Result</text:span></text:span>.</text:p>
                  </text:list-item>
                  <text:list-item>
                    <text:p text:style-name="P186"><text:span text:style-name="Strong_20_Emphasis">PENTING!</text:span></text:p>
                    <text:list>
                      <text:list-item>
                        <text:p text:style-name="P463">Nilai yang Anda berikan ke <text:span text:style-name="Source_20_Text">Result</text:span> (atau ke <text:span text:style-name="Source_20_Text">NamaFungsiAnda</text:span>) <text:span text:style-name="Strong_20_Emphasis">harus memiliki tipe data yang sesuai (kompatibel)</text:span> dengan <text:span text:style-name="Source_20_Text">TipeHasilKembalian</text:span> yang Anda deklarasikan di header. Jika tidak, akan terjadi error kompilasi. </text:p>
                      </text:list-item>
                      <text:list-item>
                        <text:p text:style-name="P463">Pastikan alur logika di dalam fungsi Anda <text:span text:style-name="Strong_20_Emphasis">selalu menetapkan nilai</text:span> ke <text:span text:style-name="Source_20_Text">Result</text:span> setidaknya satu kali sebelum fungsi berakhir. Jika ada jalur eksekusi di mana <text:span text:style-name="Source_20_Text">Result</text:span> tidak pernah diberi nilai, maka nilai kembalian fungsi menjadi tidak terdefinisi (bisa berisi 'sampah' memori). </text:p>
                      </text:list-item>
                    </text:list>
                  </text:list-item>
                </text:list>
              </text:list-item>
              <text:list-item>
                <text:p text:style-name="P186"><text:span text:style-name="Strong_20_Emphasis">Akhir Badan Fungsi </text:span><text:span text:style-name="Strong_20_Emphasis"><text:span text:style-name="Source_20_Text">end;</text:span></text:span>: Sama persis seperti prosedur, <text:span text:style-name="Source_20_Text">end</text:span> yang menandai akhir dari badan definisi fungsi <text:span text:style-name="Strong_20_Emphasis">wajib diikuti oleh titik koma (</text:span><text:span text:style-name="Strong_20_Emphasis"><text:span text:style-name="Source_20_Text">;</text:span></text:span><text:span text:style-name="Strong_20_Emphasis">)</text:span>.</text:p>
              </text:list-item>
            </text:list>
            <text:p text:style-name="Text_20_body"><text:span text:style-name="Strong_20_Emphasis">Contoh Definisi Fungsi Sederhana:</text:span></text:p>
            <text:list xml:id="list27174240915759972" text:style-name="L187">
              <text:list-item>
                <text:p text:style-name="P187"><text:span text:style-name="Strong_20_Emphasis">Fungsi Menghitung Kuadrat:</text:span></text:p>
                <text:p text:style-name="P187">Delphi</text:p>
                <text:p text:style-name="P584"><text:span text:style-name="Source_20_Text">// Menerima Integer, mengembalikan Integer</text:span></text:p>
                <text:p text:style-name="P584"><text:span text:style-name="Source_20_Text">function HitungKuadrat(Angka: Integer): Integer;</text:span></text:p>
                <text:p text:style-name="P584"><text:span text:style-name="Source_20_Text">var</text:span></text:p>
                <text:p text:style-name="P584"><text:span text:style-name="Source_20_Text"><text:s text:c="2"/>Hasil: LongInt; // Variabel lokal untuk perhitungan</text:span></text:p>
                <text:p text:style-name="P584"><text:span text:style-name="Source_20_Text">begin</text:span></text:p>
                <text:p text:style-name="P584"><text:span text:style-name="Source_20_Text"><text:s text:c="2"/>Hasil := Angka * Angka;</text:span></text:p>
                <text:p text:style-name="P584"><text:span text:style-name="Source_20_Text"><text:s text:c="2"/>Result := Hasil; // Gunakan Result untuk mengembalikan nilai</text:span></text:p>
                <text:p text:style-name="P648"><text:span text:style-name="Source_20_Text">end; // Akhir HitungKuadrat;</text:span></text:p>
              </text:list-item>
              <text:list-item>
                <text:p text:style-name="P187"><text:span text:style-name="Strong_20_Emphasis">Fungsi Membuat Pesan Salam:</text:span></text:p>
                <text:p text:style-name="P187">Delphi</text:p>
                <text:p text:style-name="P584"><text:span text:style-name="Source_20_Text">// Menerima String (Nama), mengembalikan String (Salam Lengkap)</text:span></text:p>
                <text:p text:style-name="P584"><text:span text:style-name="Source_20_Text">function BuatSalamLengkap(NamaPanggilan: String): String;</text:span></text:p>
                <text:p text:style-name="P584"><text:soft-page-break/><text:span text:style-name="Source_20_Text">begin</text:span></text:p>
                <text:p text:style-name="P584"><text:span text:style-name="Source_20_Text"><text:s text:c="2"/>// Langsung gabungkan string dan jadikan nilai Result</text:span></text:p>
                <text:p text:style-name="P584"><text:span text:style-name="Source_20_Text"><text:s text:c="2"/>Result := 'Halo, ' + NamaPanggilan + '! Selamat Pagi!';</text:span></text:p>
                <text:p text:style-name="P584"><text:span text:style-name="Source_20_Text"><text:s text:c="2"/>// Perhatikan: jika ada tanda kutip di dalam string, ditulis dua kali</text:span></text:p>
                <text:p text:style-name="P584"><text:span text:style-name="Source_20_Text"><text:s text:c="2"/>// Contoh: Result := 'Dia berkata, ''Halo!''';</text:span></text:p>
                <text:p text:style-name="P648"><text:span text:style-name="Source_20_Text">end; // Akhir BuatSalamLengkap;</text:span></text:p>
              </text:list-item>
              <text:list-item>
                <text:p text:style-name="P187"><text:span text:style-name="Strong_20_Emphasis">Fungsi Mengecek Apakah Positif:</text:span></text:p>
                <text:p text:style-name="P187">Delphi</text:p>
                <text:p text:style-name="P584"><text:span text:style-name="Source_20_Text">// Menerima Integer, mengembalikan Boolean (True jika &gt; 0, False jika tidak)</text:span></text:p>
                <text:p text:style-name="P584"><text:span text:style-name="Source_20_Text">function ApakahPositif(Bilangan: Integer): Boolean;</text:span></text:p>
                <text:p text:style-name="P584"><text:span text:style-name="Source_20_Text">begin</text:span></text:p>
                <text:p text:style-name="P584"><text:span text:style-name="Source_20_Text"><text:s text:c="2"/>// Hasil perbandingan (Bilangan &gt; 0) sudah langsung Boolean</text:span></text:p>
                <text:p text:style-name="P584"><text:span text:style-name="Source_20_Text"><text:s text:c="2"/>Result := (Bilangan &gt; 0);</text:span></text:p>
                <text:p text:style-name="P648"><text:span text:style-name="Source_20_Text">end; // Akhir ApakahPositif;</text:span></text:p>
              </text:list-item>
            </text:list>
            <text:p text:style-name="Text_20_body"><text:span text:style-name="Strong_20_Emphasis">Kesimpulan:</text:span></text:p>
            <text:p text:style-name="Text_20_body">Mendefinisikan sebuah fungsi di Pascal mirip dengan prosedur, tapi dengan beberapa aturan tambahan yang krusial: gunakan kata kunci <text:span text:style-name="Strong_20_Emphasis"><text:span text:style-name="Source_20_Text">function</text:span></text:span>, wajib sertakan <text:span text:style-name="Strong_20_Emphasis"><text:span text:style-name="Source_20_Text">: TipeHasilKembalian</text:span></text:span> setelah parameter di header, dan di dalam badan fungsi (<text:span text:style-name="Source_20_Text">begin...end;</text:span>) pastikan Anda <text:span text:style-name="Strong_20_Emphasis">menetapkan nilai kembalian</text:span> menggunakan <text:span text:style-name="Strong_20_Emphasis"><text:span text:style-name="Source_20_Text">Result := NilaiHasil;</text:span></text:span> (cara yang disarankan). Jangan lupa akhiri definisi fungsi dengan <text:span text:style-name="Strong_20_Emphasis"><text:span text:style-name="Source_20_Text">end;</text:span></text:span>.</text:p>
            <text:p text:style-name="Horizontal_20_Line"/>
            <text:p text:style-name="Text_20_body">Fungsi yang kita definisikan tadi sudah bisa menerima input lewat parameter (seperti <text:span text:style-name="Source_20_Text">Angka</text:span> atau <text:span text:style-name="Source_20_Text">NamaPanggilan</text:span>). Apakah cara kerja parameter di fungsi sama dengan di prosedur? Mari kita bahas!</text:p>
            <text:p text:style-name="Text_20_body">Saya menunggu perintah "YAX" untuk lanjut ke <text:span text:style-name="Emphasis">prompt</text:span> Sub-bab 10.3 ("Parameter Fungsi").</text:p>
          </text:section>
          <text:section text:style-name="Sect1" text:name="feedback-form-86">
            <text:p text:style-name="P285"/>
          </text:section>
        </text:section>
        <text:section text:style-name="Sect1" text:name="7fe557f571983b50">
          <text:p text:style-name="Text_20_body"/>
          <text:section text:style-name="Sect1" text:name="user-query-content-87">
            <text:p text:style-name="P541">yax </text:p>
          </text:section>
          <text:p text:style-name="P285">Tampilkan alur berpikir</text:p>
          <text:section text:style-name="Sect2" text:name="model-response-message-contentr_7fe557f571983b50">
            <text:p text:style-name="Text_20_body">Oke, mari kita bahas bagaimana fungsi menerima 'bahan baku' atau inputnya.</text:p>
            <text:p text:style-name="Text_20_body"><text:span text:style-name="Emphasis">(Waktu saat ini: Minggu, 13 April 2025 pukul 12:45:50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0.3: Parameter Fungsi</text:span></text:p>
            <text:p text:style-name="Text_20_body"><text:span text:style-name="Emphasis">(Prompt: "Buatkan pembahasan mendalam untuk sub-bab 'Parameter Fungsi'. Jelaskan bahwa parameter fungsi (Nilai/Value dan Variabel/var) bekerja sama persis </text:span><text:soft-page-break/><text:span text:style-name="Emphasis">seperti pada prosedur. Kapan menggunakan parameter Nilai vs var dalam fungsi. Berikan contoh fungsi dengan parameter.")</text:span></text:p>
            <text:p text:style-name="Horizontal_20_Line"/>
            <text:p text:style-name="Text_20_body">Sama halnya seperti prosedur, fungsi juga bisa dibuat lebih fleksibel dan berguna dengan cara menerima <text:span text:style-name="Strong_20_Emphasis">input</text:span> data dari bagian kode yang memanggilnya. Cara fungsi menerima input ini adalah melalui <text:span text:style-name="Strong_20_Emphasis">Parameter</text:span>, yang kita deklarasikan di dalam tanda kurung <text:span text:style-name="Source_20_Text">()</text:span> pada header definisi fungsi.</text:p>
            <text:p text:style-name="Text_20_body"><text:span text:style-name="Strong_20_Emphasis">Mekanisme Kerja Parameter: Sama Persis Seperti Prosedur!</text:span></text:p>
            <text:p text:style-name="Text_20_body">Kabar baiknya adalah: Anda tidak perlu mempelajari aturan baru! <text:span text:style-name="Strong_20_Emphasis">Cara kerja parameter pada fungsi (bagaimana data dikirim dan diterima) itu sama persis</text:span> dengan cara kerja parameter pada prosedur yang sudah kita bahas tuntas di Bab 9.5.</text:p>
            <text:p text:style-name="Text_20_body">Mari kita ingat kembali dua mekanisme utamanya:</text:p>
            <text:list xml:id="list1394934947553364266" text:style-name="L188">
              <text:list-item>
                <text:p text:style-name="P188"><text:span text:style-name="Strong_20_Emphasis">Parameter Nilai (Pass by Value - Tanpa </text:span><text:span text:style-name="Strong_20_Emphasis"><text:span text:style-name="Source_20_Text">var</text:span></text:span><text:span text:style-name="Strong_20_Emphasis">):</text:span></text:p>
                <text:list>
                  <text:list-item>
                    <text:p text:style-name="P464">Ini adalah cara <text:span text:style-name="Strong_20_Emphasis">default</text:span> dan paling umum. </text:p>
                  </text:list-item>
                  <text:list-item>
                    <text:p text:style-name="P464">Saat fungsi dipanggil, <text:span text:style-name="Strong_20_Emphasis">salinan (copy)</text:span> dari nilai argumen (data yang dikirim pemanggil) dibuat dan diberikan kepada parameter di dalam fungsi. </text:p>
                  </text:list-item>
                  <text:list-item>
                    <text:p text:style-name="P464">Fungsi bekerja menggunakan salinan ini. </text:p>
                  </text:list-item>
                  <text:list-item>
                    <text:p text:style-name="P464"><text:span text:style-name="Strong_20_Emphasis">Konsekuensi:</text:span> Perubahan apapun pada nilai parameter di dalam fungsi <text:span text:style-name="Strong_20_Emphasis">TIDAK AKAN</text:span> mempengaruhi variabel asli yang digunakan sebagai argumen di luar fungsi. Variabel asli tetap aman. </text:p>
                  </text:list-item>
                  <text:list-item>
                    <text:p text:style-name="P464">Cocok digunakan untuk parameter yang nilainya hanya perlu <text:span text:style-name="Strong_20_Emphasis">dibaca</text:span> oleh fungsi untuk melakukan perhitungan atau proses. </text:p>
                  </text:list-item>
                </text:list>
              </text:list-item>
              <text:list-item>
                <text:p text:style-name="P188"><text:span text:style-name="Strong_20_Emphasis">Parameter Variabel (Pass by Reference - Dengan </text:span><text:span text:style-name="Strong_20_Emphasis"><text:span text:style-name="Source_20_Text">var</text:span></text:span><text:span text:style-name="Strong_20_Emphasis">):</text:span></text:p>
                <text:list>
                  <text:list-item>
                    <text:p text:style-name="P464">Digunakan dengan menambahkan kata kunci <text:span text:style-name="Strong_20_Emphasis"><text:span text:style-name="Source_20_Text">var</text:span></text:span> sebelum nama parameter di definisi fungsi. </text:p>
                  </text:list-item>
                  <text:list-item>
                    <text:p text:style-name="P464">Saat fungsi dipanggil, yang dikirim bukanlah salinan nilai, melainkan <text:span text:style-name="Strong_20_Emphasis">referensi (alamat memori)</text:span> dari variabel asli yang menjadi argumen. </text:p>
                  </text:list-item>
                  <text:list-item>
                    <text:p text:style-name="P464">Parameter di dalam fungsi dan variabel asli di luar fungsi sekarang menunjuk ke <text:span text:style-name="Strong_20_Emphasis">lokasi memori yang sama</text:span>. </text:p>
                  </text:list-item>
                  <text:list-item>
                    <text:p text:style-name="P464"><text:span text:style-name="Strong_20_Emphasis">Konsekuensi:</text:span> Perubahan apapun pada parameter <text:span text:style-name="Source_20_Text">var</text:span> di dalam fungsi <text:span text:style-name="Strong_20_Emphasis">AKAN LANGSUNG MENGUBAH</text:span> nilai variabel asli di luar fungsi. </text:p>
                  </text:list-item>
                  <text:list-item>
                    <text:p text:style-name="P188">Cocok digunakan <text:span text:style-name="Strong_20_Emphasis">hanya jika</text:span> tujuan fungsi (selain mengembalikan nilai utamanya) memang <text:span text:style-name="Strong_20_Emphasis">perlu untuk mengubah nilai variabel</text:span> yang dikirim oleh pemanggil (ini disebut <text:span text:style-name="Emphasis">side effect</text:span> atau efek samping). </text:p>
                  </text:list-item>
                </text:list>
              </text:list-item>
            </text:list>
            <text:p text:style-name="Text_20_body"><text:span text:style-name="Strong_20_Emphasis">Kapan Menggunakan Parameter Nilai vs </text:span><text:span text:style-name="Strong_20_Emphasis"><text:span text:style-name="Source_20_Text">var</text:span></text:span><text:span text:style-name="Strong_20_Emphasis"> dalam FUNGSI? (Panduan Penting)</text:span></text:p>
            <text:p text:style-name="Text_20_body">Meskipun mekanismenya sama, ada penekanan berbeda dalam penggunaannya untuk FUNGSI dibandingkan Prosedur:</text:p>
            <text:list xml:id="list8694280650574332720" text:style-name="L189">
              <text:list-item>
                <text:p text:style-name="P189"><text:soft-page-break/><text:span text:style-name="Strong_20_Emphasis">Gunakan Parameter Nilai (Tanpa </text:span><text:span text:style-name="Strong_20_Emphasis"><text:span text:style-name="Source_20_Text">var</text:span></text:span><text:span text:style-name="Strong_20_Emphasis">) - Hampir Selalu untuk Input Fungsi:</text:span></text:p>
                <text:list>
                  <text:list-item>
                    <text:p text:style-name="P465">Ingat, tugas utama sebuah fungsi adalah <text:span text:style-name="Strong_20_Emphasis">menghitung dan mengembalikan SATU nilai hasil</text:span> melalui <text:span text:style-name="Source_20_Text">Result</text:span> (atau namanya). </text:p>
                  </text:list-item>
                  <text:list-item>
                    <text:p text:style-name="P465">Agar fungsi bekerja dengan baik, mudah dipahami, dan mudah digunakan ulang, idealnya fungsi bersifat "murni" atau setidaknya memiliki <text:span text:style-name="Strong_20_Emphasis">efek samping (side effect) yang minimal</text:span>. Artinya, fungsi sebaiknya tidak mengubah-ubah kondisi atau variabel lain di luar dirinya secara tak terduga. </text:p>
                  </text:list-item>
                  <text:list-item>
                    <text:p text:style-name="P465">Oleh karena itu, untuk parameter yang berfungsi sebagai <text:span text:style-name="Strong_20_Emphasis">data input</text:span> bagi fungsi (nilai-nilai yang dibutuhkan fungsi untuk melakukan perhitungannya), <text:span text:style-name="Strong_20_Emphasis">cara terbaik dan paling umum adalah menggunakan parameter nilai (tanpa </text:span><text:span text:style-name="Strong_20_Emphasis"><text:span text:style-name="Source_20_Text">var</text:span></text:span><text:span text:style-name="Strong_20_Emphasis">)</text:span>. Fungsi cukup menerima salinan datanya, melakukan kalkulasi, lalu mengembalikan hasilnya. Data asli di pemanggil tetap utuh. </text:p>
                  </text:list-item>
                </text:list>
              </text:list-item>
              <text:list-item>
                <text:p text:style-name="P189"><text:span text:style-name="Strong_20_Emphasis">Gunakan Parameter Variabel (</text:span><text:span text:style-name="Strong_20_Emphasis"><text:span text:style-name="Source_20_Text">var</text:span></text:span><text:span text:style-name="Strong_20_Emphasis">) - Jarang dan Hati-hati dalam Fungsi:</text:span></text:p>
                <text:list>
                  <text:list-item>
                    <text:p text:style-name="P465">Menggunakan parameter <text:span text:style-name="Source_20_Text">var</text:span> dalam sebuah <text:span text:style-name="Emphasis">fungsi</text:span> <text:span text:style-name="Strong_20_Emphasis">kurang umum</text:span> dan seringkali <text:span text:style-name="Strong_20_Emphasis">tidak disarankan</text:span> kecuali untuk alasan yang sangat spesifik dan disengaja. </text:p>
                  </text:list-item>
                  <text:list-item>
                    <text:p text:style-name="P465"><text:span text:style-name="Strong_20_Emphasis">Alasannya:</text:span> Fungsi sudah punya 'saluran keluar' utama untuk hasilnya, yaitu nilai kembaliannya. Jika fungsi juga bisa mengubah variabel lain di luar dirinya melalui parameter <text:span text:style-name="Source_20_Text">var</text:span>, maka fungsi tersebut memiliki <text:span text:style-name="Emphasis">side effect</text:span>. Ini bisa membuat perilakunya jadi kurang jelas ("Selain ngitung hasil, fungsi ini ngapain lagi ya?") dan bisa mempersulit pelacakan <text:span text:style-name="Emphasis">bug</text:span> jika ada perubahan tak terduga pada variabel global atau variabel pemanggil. </text:p>
                  </text:list-item>
                  <text:list-item>
                    <text:p text:style-name="P465"><text:span text:style-name="Strong_20_Emphasis">Kapan mungkin (jarang) dipakai?</text:span> Kadang programmer menggunakannya jika secara teknis perlu 'mengembalikan' lebih dari satu hasil (meski ada cara lain yang lebih bersih seperti mengembalikan tipe <text:span text:style-name="Source_20_Text">Record</text:span> atau memecahnya jadi beberapa fungsi/prosedur). Atau untuk alasan performa pada data yang sangat besar (menghindari penyalinan data besar, tapi ini topik lanjut). </text:p>
                  </text:list-item>
                  <text:list-item>
                    <text:p text:style-name="P189"><text:span text:style-name="Strong_20_Emphasis">Saran untuk Pemula:</text:span> <text:span text:style-name="Strong_20_Emphasis">Fokuslah menggunakan parameter nilai (tanpa </text:span><text:span text:style-name="Strong_20_Emphasis"><text:span text:style-name="Source_20_Text">var</text:span></text:span><text:span text:style-name="Strong_20_Emphasis">) untuk semua input fungsi Anda.</text:span> Jika Anda mendapati diri Anda <text:span text:style-name="Emphasis">perlu</text:span> mengubah beberapa variabel pemanggil dari dalam sebuah sub-program, pertimbangkan kembali: mungkin tugas tersebut lebih cocok dijadikan <text:span text:style-name="Strong_20_Emphasis">Prosedur</text:span> dengan parameter <text:span text:style-name="Source_20_Text">var</text:span>, bukan Fungsi. </text:p>
                  </text:list-item>
                </text:list>
              </text:list-item>
            </text:list>
            <text:p text:style-name="Text_20_body"><text:span text:style-name="Strong_20_Emphasis">Contoh Fungsi dengan Parameter (Umumnya Parameter Nilai):</text:span></text:p>
            <text:p text:style-name="Text_20_body">Berikut beberapa contoh definisi fungsi yang menggunakan parameter nilai:</text:p>
            <text:p text:style-name="Text_20_body">Delphi</text:p>
            <text:p text:style-name="Preformatted_20_Text"><text:span text:style-name="Source_20_Text">program ContohFungsiDenganParameter;</text:span></text:p>
            <text:p text:style-name="Preformatted_20_Text"><text:span text:style-name="Source_20_Text">uses SysUtils;</text:span></text:p>
            <text:p text:style-name="Preformatted_20_Text"><text:soft-page-break/></text:p>
            <text:p text:style-name="Preformatted_20_Text"><text:span text:style-name="Source_20_Text">// Fungsi 1: Menghitung Luas Lingkaran</text:span></text:p>
            <text:p text:style-name="Preformatted_20_Text"><text:span text:style-name="Source_20_Text">// Input: Jari2 (Real) - Parameter Nilai</text:span></text:p>
            <text:p text:style-name="Preformatted_20_Text"><text:span text:style-name="Source_20_Text">// Output: Luas (Real)</text:span></text:p>
            <text:p text:style-name="Preformatted_20_Text"><text:span text:style-name="Source_20_Text">function HitungLuasLingkaran(JariJari: Real): Real;</text:span></text:p>
            <text:p text:style-name="Preformatted_20_Text"><text:span text:style-name="Source_20_Text">const Pi = 3.14159;</text:span></text:p>
            <text:p text:style-name="Preformatted_20_Text"><text:span text:style-name="Source_20_Text">begin</text:span></text:p>
            <text:p text:style-name="Preformatted_20_Text"><text:span text:style-name="Source_20_Text"><text:s text:c="2"/>// JariJari hanya dibaca, tidak diubah</text:span></text:p>
            <text:p text:style-name="Preformatted_20_Text"><text:span text:style-name="Source_20_Text"><text:s text:c="2"/>Result := Pi * JariJari * JariJari;</text:span></text:p>
            <text:p text:style-name="Preformatted_20_Text"><text:span text:style-name="Source_20_Text">end; // Akhir HitungLuasLingkaran;</text:span></text:p>
            <text:p text:style-name="Preformatted_20_Text"/>
            <text:p text:style-name="Preformatted_20_Text"><text:span text:style-name="Source_20_Text">// Fungsi 2: Menentukan bilangan terbesar dari dua integer</text:span></text:p>
            <text:p text:style-name="Preformatted_20_Text"><text:span text:style-name="Source_20_Text">// Input: A, B (Integer) - Parameter Nilai</text:span></text:p>
            <text:p text:style-name="Preformatted_20_Text"><text:span text:style-name="Source_20_Text">// Output: Angka yang lebih besar (Integer)</text:span></text:p>
            <text:p text:style-name="Preformatted_20_Text"><text:span text:style-name="Source_20_Text">function AngkaTerbesar(Bil1, Bil2: Integer): Integer;</text:span></text:p>
            <text:p text:style-name="Preformatted_20_Text"><text:span text:style-name="Source_20_Text">begin</text:span></text:p>
            <text:p text:style-name="Preformatted_20_Text"><text:span text:style-name="Source_20_Text"><text:s text:c="2"/>// Bil1 dan Bil2 hanya dibandingkan</text:span></text:p>
            <text:p text:style-name="Preformatted_20_Text"><text:span text:style-name="Source_20_Text"><text:s text:c="2"/>if Bil1 &gt; Bil2 then</text:span></text:p>
            <text:p text:style-name="Preformatted_20_Text"><text:span text:style-name="Source_20_Text"><text:s text:c="4"/>Result := Bil1</text:span></text:p>
            <text:p text:style-name="Preformatted_20_Text"><text:span text:style-name="Source_20_Text"><text:s text:c="2"/>else</text:span></text:p>
            <text:p text:style-name="Preformatted_20_Text"><text:span text:style-name="Source_20_Text"><text:s text:c="4"/>Result := Bil2;</text:span></text:p>
            <text:p text:style-name="Preformatted_20_Text"><text:span text:style-name="Source_20_Text">end; // Akhir AngkaTerbesar;</text:span></text:p>
            <text:p text:style-name="Preformatted_20_Text"/>
            <text:p text:style-name="Preformatted_20_Text"><text:span text:style-name="Source_20_Text">// Fungsi 3: Membuat nama lengkap dari nama depan dan belakang</text:span></text:p>
            <text:p text:style-name="Preformatted_20_Text"><text:span text:style-name="Source_20_Text">// Input: Depan, Belakang (String) - Parameter Nilai</text:span></text:p>
            <text:p text:style-name="Preformatted_20_Text"><text:span text:style-name="Source_20_Text">// Output: Nama Lengkap (String)</text:span></text:p>
            <text:p text:style-name="Preformatted_20_Text"><text:span text:style-name="Source_20_Text">function GabungNama(NamaDepan, NamaBelakang: String): String;</text:span></text:p>
            <text:p text:style-name="Preformatted_20_Text"><text:span text:style-name="Source_20_Text">begin</text:span></text:p>
            <text:p text:style-name="Preformatted_20_Text"><text:span text:style-name="Source_20_Text"><text:s text:c="2"/>// NamaDepan dan NamaBelakang hanya dibaca dan digabung</text:span></text:p>
            <text:p text:style-name="Preformatted_20_Text"><text:span text:style-name="Source_20_Text"><text:s text:c="2"/>Result := NamaDepan + ' ' + NamaBelakang;</text:span></text:p>
            <text:p text:style-name="Preformatted_20_Text"><text:span text:style-name="Source_20_Text">end; // Akhir GabungNama;</text:span></text:p>
            <text:p text:style-name="Preformatted_20_Text"/>
            <text:p text:style-name="Preformatted_20_Text"/>
            <text:p text:style-name="Preformatted_20_Text"><text:span text:style-name="Source_20_Text">// --- Contoh Pemanggilan di Program Utama ---</text:span></text:p>
            <text:p text:style-name="Preformatted_20_Text"><text:span text:style-name="Source_20_Text">var</text:span></text:p>
            <text:p text:style-name="Preformatted_20_Text"><text:span text:style-name="Source_20_Text"><text:s text:c="2"/>Radius, Luas: Real;</text:span></text:p>
            <text:p text:style-name="Preformatted_20_Text"><text:span text:style-name="Source_20_Text"><text:s text:c="2"/>X, Y, Maks: Integer;</text:span></text:p>
            <text:p text:style-name="Preformatted_20_Text"><text:span text:style-name="Source_20_Text"><text:s text:c="2"/>Nama1, Nama2, NamaLengkap: String;</text:span></text:p>
            <text:p text:style-name="Preformatted_20_Text"><text:span text:style-name="Source_20_Text">begin</text:span></text:p>
            <text:p text:style-name="Preformatted_20_Text"><text:span text:style-name="Source_20_Text"><text:s text:c="2"/>// Panggil fungsi luas lingkaran</text:span></text:p>
            <text:p text:style-name="Preformatted_20_Text"><text:span text:style-name="Source_20_Text"><text:s text:c="2"/>Radius := 7.0;</text:span></text:p>
            <text:p text:style-name="Preformatted_20_Text"><text:span text:style-name="Source_20_Text"><text:s text:c="2"/>Luas := HitungLuasLingkaran(Radius); // Mengirim salinan nilai Radius</text:span></text:p>
            <text:p text:style-name="Preformatted_20_Text"><text:span text:style-name="Source_20_Text"><text:s text:c="2"/>Writeln('Luas lingkaran jari-jari ', Radius:0:1, ' adalah ', Luas:0:2);</text:span></text:p>
            <text:p text:style-name="Preformatted_20_Text"/>
            <text:p text:style-name="Preformatted_20_Text"><text:span text:style-name="Source_20_Text"><text:s text:c="2"/>// Panggil fungsi cari maksimum</text:span></text:p>
            <text:p text:style-name="Preformatted_20_Text"><text:span text:style-name="Source_20_Text"><text:s text:c="2"/>X := 150; Y := 200;</text:span></text:p>
            <text:p text:style-name="Preformatted_20_Text"><text:span text:style-name="Source_20_Text"><text:s text:c="2"/>Maks := AngkaTerbesar(X, Y); // Mengirim salinan X dan Y</text:span></text:p>
            <text:p text:style-name="Preformatted_20_Text"><text:span text:style-name="Source_20_Text"><text:s text:c="2"/>Writeln('Angka terbesar antara ', X, ' dan ', Y, ' adalah ', Maks);</text:span></text:p>
            <text:p text:style-name="Preformatted_20_Text"/>
            <text:p text:style-name="Preformatted_20_Text"><text:span text:style-name="Source_20_Text"><text:s text:c="2"/>// Panggil fungsi gabung nama</text:span></text:p>
            <text:p text:style-name="Preformatted_20_Text"><text:span text:style-name="Source_20_Text"><text:s text:c="2"/>Nama1 := 'Slamet'; Nama2 := 'Kopling';</text:span></text:p>
            <text:p text:style-name="Preformatted_20_Text"><text:span text:style-name="Source_20_Text"><text:s text:c="2"/>NamaLengkap := GabungNama(Nama1, Nama2); // Mengirim salinan Nama1 dan Nama2</text:span></text:p>
            <text:p text:style-name="Preformatted_20_Text"><text:soft-page-break/><text:span text:style-name="Source_20_Text"><text:s text:c="2"/>Writeln('Nama lengkapnya: ', NamaLengkap);</text:span></text:p>
            <text:p text:style-name="Preformatted_20_Text"/>
            <text:p text:style-name="Preformatted_20_Text"><text:span text:style-name="Source_20_Text"><text:s text:c="2"/>Readln;</text:span></text:p>
            <text:p text:style-name="P602"><text:span text:style-name="Source_20_Text">end.</text:span></text:p>
            <text:p text:style-name="Text_20_body"><text:span text:style-name="Strong_20_Emphasis">Kesimpulan:</text:span></text:p>
            <text:p text:style-name="Text_20_body">Cara kerja parameter (nilai vs <text:span text:style-name="Source_20_Text">var</text:span>) pada <text:span text:style-name="Strong_20_Emphasis">fungsi</text:span> sama persis dengan pada prosedur. Namun, dalam praktiknya, fungsi lebih sering (dan sebaiknya) menggunakan <text:span text:style-name="Strong_20_Emphasis">parameter nilai (tanpa </text:span><text:span text:style-name="Strong_20_Emphasis"><text:span text:style-name="Source_20_Text">var</text:span></text:span><text:span text:style-name="Strong_20_Emphasis">)</text:span> untuk menerima input datanya. Hal ini menjaga fungsi tetap fokus pada tugas utamanya: menghitung dan mengembalikan satu nilai hasil, serta meminimalkan efek samping yang bisa membuat kode sulit dipahami. Gunakan parameter <text:span text:style-name="Source_20_Text">var</text:span> pada fungsi hanya jika Anda punya alasan yang sangat spesifik dan jelas.</text:p>
            <text:p text:style-name="Horizontal_20_Line"/>
            <text:p text:style-name="Text_20_body">Kita sudah bisa membuat fungsi dan memberinya input. Sekarang, bagaimana cara kita 'menangkap' dan menggunakan nilai yang dikembalikan oleh fungsi tersebut?</text:p>
            <text:p text:style-name="Text_20_body">Saya menunggu perintah "YAX" untuk lanjut ke <text:span text:style-name="Emphasis">prompt</text:span> Sub-bab 10.4 ("Memanggil (Menggunakan) Fungsi dan Nilai Kembaliannya").</text:p>
          </text:section>
          <text:section text:style-name="Sect1" text:name="feedback-form-87">
            <text:p text:style-name="P285"/>
          </text:section>
        </text:section>
        <text:section text:style-name="Sect1" text:name="6ed0912bad57bfd1">
          <text:p text:style-name="Text_20_body"/>
          <text:section text:style-name="Sect1" text:name="user-query-content-88">
            <text:p text:style-name="P541">yax </text:p>
          </text:section>
          <text:p text:style-name="P285">Tampilkan alur berpikir</text:p>
          <text:section text:style-name="Sect2" text:name="model-response-message-contentr_6ed0912bad57bfd1">
            <text:p text:style-name="Text_20_body">Oke, mari kita lanjutkan Bab 10!</text:p>
            <text:p text:style-name="Text_20_body"><text:span text:style-name="Emphasis">(Waktu saat ini: Minggu, 13 April 2025 pukul 12:48:06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0.4: Memanggil (Menggunakan) Fungsi dan Nilai Kembaliannya</text:span></text:p>
            <text:p text:style-name="Text_20_body"><text:span text:style-name="Emphasis">(Prompt: "Buatkan pembahasan mendalam dan panduan praktis untuk sub-bab 'Memanggil (Menggunakan) Fungsi dan Nilai Kembaliannya'. Jelaskan perbedaan cara memanggil fungsi dibandingkan prosedur... Tunjukkan cara-cara umum menggunakan hasil fungsi... Berikan contoh kode lengkap...")</text:span></text:p>
            <text:p text:style-name="Horizontal_20_Line"/>
            <text:p text:style-name="Text_20_body">Kita sudah berhasil mendefinisikan fungsi kita sendiri di sub-bab sebelumnya. Anggap saja kita sudah 'merakit' mesin penghitung akar kuadrat atau mesin pembuat salam kita. Sekarang, bagaimana caranya kita 'menyalakan' mesin itu (memanggil fungsi) dan 'mengambil' hasil kerjanya (nilai kembaliannya)?</text:p>
            <text:p text:style-name="Text_20_body"><text:span text:style-name="Strong_20_Emphasis">Perbedaan Cara Memanggil: Fungsi vs Prosedur</text:span></text:p>
            <text:p text:style-name="Text_20_body">Ingat kembali bagaimana kita memanggil prosedur? Kita memanggilnya sebagai <text:soft-page-break/><text:span text:style-name="Strong_20_Emphasis">pernyataan atau instruksi</text:span> tersendiri untuk melakukan sebuah aksi:</text:p>
            <text:p text:style-name="Text_20_body">Delphi</text:p>
            <text:p text:style-name="Preformatted_20_Text"><text:span text:style-name="Source_20_Text">TampilkanMenu; // Panggil prosedur untuk melakukan aksi tampil menu</text:span></text:p>
            <text:p text:style-name="P602"><text:span text:style-name="Source_20_Text">CetakGaris; <text:s text:c="3"/>// Panggil prosedur untuk aksi cetak garis</text:span></text:p>
            <text:p text:style-name="Text_20_body">Nah, karena <text:span text:style-name="Strong_20_Emphasis">fungsi dirancang untuk menghasilkan sebuah nilai</text:span>, cara memanggilnya biasanya berbeda. Pemanggilan sebuah fungsi (misalnya <text:span text:style-name="Source_20_Text">HitungLuas(10, 5)</text:span>) itu sendiri <text:span text:style-name="Strong_20_Emphasis">dianggap mewakili nilai yang akan dikembalikannya</text:span> (dalam hal ini, angka hasil perhitungan luas). Oleh karena itu, pemanggilan fungsi biasanya diletakkan di tempat di mana sebuah <text:span text:style-name="Strong_20_Emphasis">nilai</text:span> memang dibutuhkan dalam kode kita.</text:p>
            <text:p text:style-name="Text_20_body">Bisakah kita memanggil fungsi sendirian seperti prosedur? Contoh:</text:p>
            <text:p text:style-name="Text_20_body">Delphi</text:p>
            <text:p text:style-name="P602"><text:span text:style-name="Source_20_Text">HitungLuas(10, 5); // Panggil fungsi sendirian?</text:span></text:p>
            <text:p text:style-name="Text_20_body">Secara sintaks Pascal, ini <text:span text:style-name="Strong_20_Emphasis">diperbolehkan</text:span>. Tapi, biasanya ini <text:span text:style-name="Strong_20_Emphasis">tidak ada gunanya</text:span>! Mengapa? Karena fungsi <text:span text:style-name="Source_20_Text">HitungLuas</text:span> akan bekerja, menghitung luasnya, mengembalikan nilainya... tapi nilai hasil itu <text:span text:style-name="Strong_20_Emphasis">tidak ditangkap atau digunakan untuk apa pun</text:span>, langsung 'hilang' begitu saja! Jadi, kita hampir selalu memanggil fungsi dalam konteks untuk <text:span text:style-name="Strong_20_Emphasis">memanfaatkan nilai kembaliannya</text:span>.</text:p>
            <text:p text:style-name="Text_20_body"><text:span text:style-name="Strong_20_Emphasis">Cara Umum Menggunakan Nilai Kembalian Fungsi:</text:span></text:p>
            <text:p text:style-name="Text_20_body">Berikut adalah empat cara paling umum bagaimana kita menggunakan nilai yang dikembalikan oleh sebuah fungsi:</text:p>
            <text:list xml:id="list525148723748732666" text:style-name="L190">
              <text:list-item>
                <text:p text:style-name="P190"><text:span text:style-name="Strong_20_Emphasis">Disimpan ke dalam Variabel (Assignment </text:span><text:span text:style-name="Strong_20_Emphasis"><text:span text:style-name="Source_20_Text">:=</text:span></text:span><text:span text:style-name="Strong_20_Emphasis">)</text:span></text:p>
                <text:list>
                  <text:list-item>
                    <text:p text:style-name="P466">Ini cara yang sangat umum dan fleksibel. Anda memanggil fungsi, dan nilai yang dikembalikannya langsung Anda simpan ke dalam sebuah variabel (yang tipe datanya tentu harus cocok atau kompatibel) untuk digunakan nanti. </text:p>
                  </text:list-item>
                  <text:list-item>
                    <text:p text:style-name="P466"><text:span text:style-name="Strong_20_Emphasis">Format:</text:span> <text:span text:style-name="Source_20_Text">VariabelPenerima := NamaFungsi(Argumen...);</text:span> </text:p>
                  </text:list-item>
                  <text:list-item>
                    <text:p text:style-name="P466"><text:span text:style-name="Strong_20_Emphasis">Contoh:</text:span> </text:p>
                    <text:p text:style-name="P190">Delphi</text:p>
                    <text:p text:style-name="P585"><text:span text:style-name="Source_20_Text">var LuasHasil: Real; Jari: Real = 7.0;</text:span></text:p>
                    <text:p text:style-name="P585"><text:span text:style-name="Source_20_Text">begin</text:span></text:p>
                    <text:p text:style-name="P585"><text:span text:style-name="Source_20_Text"><text:s text:c="2"/>// Panggil fungsi, hasilnya disimpan ke LuasHasil</text:span></text:p>
                    <text:p text:style-name="P585"><text:span text:style-name="Source_20_Text"><text:s text:c="2"/>LuasHasil := HitungLuasLingkaran(Jari);</text:span></text:p>
                    <text:p text:style-name="P585"><text:span text:style-name="Source_20_Text"><text:s text:c="2"/>Writeln('Luas lingkaran dengan jari-jari ', Jari:0:1, ' adalah ', LuasHasil:0:2);</text:span></text:p>
                    <text:p text:style-name="P585"><text:span text:style-name="Source_20_Text"><text:s text:c="2"/>// Variabel LuasHasil bisa dipakai lagi nanti...</text:span></text:p>
                    <text:p text:style-name="P649"><text:span text:style-name="Source_20_Text">end;</text:span></text:p>
                  </text:list-item>
                </text:list>
              </text:list-item>
              <text:list-item>
                <text:p text:style-name="P190"><text:span text:style-name="Strong_20_Emphasis">Digunakan Langsung dalam Output (</text:span><text:span text:style-name="Strong_20_Emphasis"><text:span text:style-name="Source_20_Text">Write</text:span></text:span><text:span text:style-name="Strong_20_Emphasis">/</text:span><text:span text:style-name="Strong_20_Emphasis"><text:span text:style-name="Source_20_Text">Writeln</text:span></text:span><text:span text:style-name="Strong_20_Emphasis">)</text:span></text:p>
                <text:list>
                  <text:list-item>
                    <text:p text:style-name="P466">Anda bisa langsung meletakkan pemanggilan fungsi sebagai salah satu <text:soft-page-break/>item (parameter) di dalam perintah <text:span text:style-name="Source_20_Text">Write</text:span> atau <text:span text:style-name="Source_20_Text">Writeln</text:span>. Fungsi akan dieksekusi, nilainya dikembalikan, dan nilai itulah yang akan langsung ditampilkan ke layar. </text:p>
                  </text:list-item>
                  <text:list-item>
                    <text:p text:style-name="P466"><text:span text:style-name="Strong_20_Emphasis">Format:</text:span> <text:span text:style-name="Source_20_Text">Writeln('Keterangan hasil: ', NamaFungsi(Argumen...));</text:span> </text:p>
                  </text:list-item>
                  <text:list-item>
                    <text:p text:style-name="P466"><text:span text:style-name="Strong_20_Emphasis">Contoh:</text:span> </text:p>
                    <text:p text:style-name="P190">Delphi</text:p>
                    <text:p text:style-name="P585"><text:span text:style-name="Source_20_Text">Writeln('Kuadrat dari 8 adalah: ', HitungKuadrat(8)); // Hasil fungsi langsung dicetak</text:span></text:p>
                    <text:p text:style-name="P649"><text:span text:style-name="Source_20_Text">Writeln(BuatSalamLengkap('Pak Budi')); // Hasil string dari fungsi dicetak</text:span></text:p>
                  </text:list-item>
                </text:list>
              </text:list-item>
              <text:list-item>
                <text:p text:style-name="P190"><text:span text:style-name="Strong_20_Emphasis">Digunakan dalam Ekspresi Lain (Perhitungan/Logika)</text:span></text:p>
                <text:list>
                  <text:list-item>
                    <text:p text:style-name="P466">Nilai yang dikembalikan oleh sebuah fungsi bisa langsung Anda gunakan sebagai bagian (operand) dalam perhitungan matematika atau ekspresi logika yang lebih besar. Fungsi akan dievaluasi dulu, lalu hasilnya dipakai dalam ekspresi tersebut. </text:p>
                  </text:list-item>
                  <text:list-item>
                    <text:p text:style-name="P466"><text:span text:style-name="Strong_20_Emphasis">Format:</text:span> <text:span text:style-name="Source_20_Text">TotalAkhir := BiayaAwal + NamaFungsi(DataInput) * Faktor;</text:span> </text:p>
                  </text:list-item>
                  <text:list-item>
                    <text:p text:style-name="P466"><text:span text:style-name="Strong_20_Emphasis">Contoh:</text:span> </text:p>
                    <text:p text:style-name="P190">Delphi</text:p>
                    <text:p text:style-name="P585"><text:span text:style-name="Source_20_Text">var HargaNet: Real; HargaBruto: Real = 100000;</text:span></text:p>
                    <text:p text:style-name="P585"><text:span text:style-name="Source_20_Text">begin</text:span></text:p>
                    <text:p text:style-name="P585"><text:span text:style-name="Source_20_Text"><text:s text:c="2"/>// Panggil fungsi HitungPajak, hasilnya langsung dikurangkan</text:span></text:p>
                    <text:p text:style-name="P585"><text:span text:style-name="Source_20_Text"><text:s text:c="2"/>HargaNet := HargaBruto - HitungPajak(HargaBruto); // Asumsi ada fungsi HitungPajak</text:span></text:p>
                    <text:p text:style-name="P585"><text:span text:style-name="Source_20_Text"><text:s text:c="2"/>Writeln('Harga bersih: ', HargaNet:0:0);</text:span></text:p>
                    <text:p text:style-name="P649"><text:span text:style-name="Source_20_Text">end;</text:span></text:p>
                  </text:list-item>
                </text:list>
              </text:list-item>
              <text:list-item>
                <text:p text:style-name="P190"><text:span text:style-name="Strong_20_Emphasis">Digunakan sebagai Kondisi (</text:span><text:span text:style-name="Strong_20_Emphasis"><text:span text:style-name="Source_20_Text">IF</text:span></text:span><text:span text:style-name="Strong_20_Emphasis">, </text:span><text:span text:style-name="Strong_20_Emphasis"><text:span text:style-name="Source_20_Text">WHILE</text:span></text:span><text:span text:style-name="Strong_20_Emphasis">, </text:span><text:span text:style-name="Strong_20_Emphasis"><text:span text:style-name="Source_20_Text">UNTIL</text:span></text:span><text:span text:style-name="Strong_20_Emphasis">)</text:span></text:p>
                <text:list>
                  <text:list-item>
                    <text:p text:style-name="P466">Jika Anda membuat fungsi yang tipe kembaliannya adalah <text:span text:style-name="Strong_20_Emphasis"><text:span text:style-name="Source_20_Text">Boolean</text:span></text:span> (<text:span text:style-name="Source_20_Text">True</text:span> atau <text:span text:style-name="Source_20_Text">False</text:span>), maka pemanggilan fungsi tersebut bisa langsung Anda gunakan sebagai kondisi di dalam struktur <text:span text:style-name="Source_20_Text">IF</text:span>, <text:span text:style-name="Source_20_Text">WHILE</text:span>, atau <text:span text:style-name="Source_20_Text">UNTIL</text:span>. </text:p>
                  </text:list-item>
                  <text:list-item>
                    <text:p text:style-name="P466"><text:span text:style-name="Strong_20_Emphasis">Format:</text:span> <text:span text:style-name="Source_20_Text">IF NamaFungsiBoolean(Argumen...) THEN ...</text:span> </text:p>
                  </text:list-item>
                  <text:list-item>
                    <text:p text:style-name="P466"><text:span text:style-name="Strong_20_Emphasis">Contoh:</text:span> </text:p>
                    <text:p text:style-name="P190">Delphi</text:p>
                    <text:p text:style-name="P585"><text:span text:style-name="Source_20_Text">var InputAngka: Integer;</text:span></text:p>
                    <text:p text:style-name="P585"><text:span text:style-name="Source_20_Text">begin</text:span></text:p>
                    <text:p text:style-name="P585"><text:span text:style-name="Source_20_Text"><text:s text:c="2"/>Write('Masukkan angka: '); Readln(InputAngka);</text:span></text:p>
                    <text:p text:style-name="P585"><text:span text:style-name="Source_20_Text"><text:s text:c="2"/>// Panggil fungsi ApakahGenap sebagai kondisi IF</text:span></text:p>
                    <text:p text:style-name="P585"><text:span text:style-name="Source_20_Text"><text:s text:c="2"/>IF ApakahGenap(InputAngka) THEN</text:span></text:p>
                    <text:p text:style-name="P585"><text:span text:style-name="Source_20_Text"><text:s text:c="4"/>Writeln(InputAngka, ' adalah bilangan genap.')</text:span></text:p>
                    <text:p text:style-name="P585"><text:span text:style-name="Source_20_Text"><text:s text:c="2"/>ELSE</text:span></text:p>
                    <text:p text:style-name="P585"><text:soft-page-break/><text:span text:style-name="Source_20_Text"><text:s text:c="4"/>Writeln(InputAngka, ' adalah bilangan ganjil.');</text:span></text:p>
                    <text:p text:style-name="P649"><text:span text:style-name="Source_20_Text">end;</text:span></text:p>
                  </text:list-item>
                </text:list>
              </text:list-item>
            </text:list>
            <text:p text:style-name="Text_20_body"><text:span text:style-name="Strong_20_Emphasis">Contoh Kode Lengkap (Mendefinisikan &amp; Memanggil Fungsi dengan Berbagai Cara):</text:span></text:p>
            <text:p text:style-name="Text_20_body">Mari kita buat contoh dengan fungsi <text:span text:style-name="Source_20_Text">HitungLuasPersegi</text:span> dan fungsi <text:span text:style-name="Source_20_Text">ApakahTeksPanjang</text:span> (yang mengembalikan Boolean):</text:p>
            <text:p text:style-name="Text_20_body">Delphi</text:p>
            <text:p text:style-name="Preformatted_20_Text"><text:span text:style-name="Source_20_Text">program DemoCaraMemanggilFungsi;</text:span></text:p>
            <text:p text:style-name="Preformatted_20_Text"><text:span text:style-name="Source_20_Text">uses SysUtils;</text:span></text:p>
            <text:p text:style-name="Preformatted_20_Text"/>
            <text:p text:style-name="Preformatted_20_Text"><text:span text:style-name="Source_20_Text">// --- Definisi Fungsi ---</text:span></text:p>
            <text:p text:style-name="Preformatted_20_Text"><text:span text:style-name="Source_20_Text">function HitungLuasPersegi(Sisi: Real): Real;</text:span></text:p>
            <text:p text:style-name="Preformatted_20_Text"><text:span text:style-name="Source_20_Text">begin</text:span></text:p>
            <text:p text:style-name="Preformatted_20_Text"><text:span text:style-name="Source_20_Text"><text:s text:c="2"/>if Sisi &gt;= 0 then</text:span></text:p>
            <text:p text:style-name="Preformatted_20_Text"><text:span text:style-name="Source_20_Text"><text:s text:c="4"/>Result := Sisi * Sisi</text:span></text:p>
            <text:p text:style-name="Preformatted_20_Text"><text:span text:style-name="Source_20_Text"><text:s text:c="2"/>else</text:span></text:p>
            <text:p text:style-name="Preformatted_20_Text"><text:span text:style-name="Source_20_Text"><text:s text:c="4"/>Result := 0.0; // Luas tidak bisa negatif</text:span></text:p>
            <text:p text:style-name="Preformatted_20_Text"><text:span text:style-name="Source_20_Text">end; // Akhir HitungLuasPersegi;</text:span></text:p>
            <text:p text:style-name="Preformatted_20_Text"/>
            <text:p text:style-name="Preformatted_20_Text"><text:span text:style-name="Source_20_Text">function ApakahTeksPanjang(Teks: String): Boolean;</text:span></text:p>
            <text:p text:style-name="Preformatted_20_Text"><text:span text:style-name="Source_20_Text">const Batas = 8; // Dianggap panjang jika lebih dari 8 karakter</text:span></text:p>
            <text:p text:style-name="Preformatted_20_Text"><text:span text:style-name="Source_20_Text">begin</text:span></text:p>
            <text:p text:style-name="Preformatted_20_Text"><text:span text:style-name="Source_20_Text"><text:s text:c="2"/>Result := (Length(Teks) &gt; Batas); // Length() adalah fungsi bawaan Pascal</text:span></text:p>
            <text:p text:style-name="Preformatted_20_Text"><text:span text:style-name="Source_20_Text">end; // Akhir ApakahTeksPanjang;</text:span></text:p>
            <text:p text:style-name="Preformatted_20_Text"/>
            <text:p text:style-name="Preformatted_20_Text"/>
            <text:p text:style-name="Preformatted_20_Text"><text:span text:style-name="Source_20_Text">// --- Program Utama ---</text:span></text:p>
            <text:p text:style-name="Preformatted_20_Text"><text:span text:style-name="Source_20_Text">var</text:span></text:p>
            <text:p text:style-name="Preformatted_20_Text"><text:span text:style-name="Source_20_Text"><text:s text:c="2"/>SisiInput: Real;</text:span></text:p>
            <text:p text:style-name="Preformatted_20_Text"><text:span text:style-name="Source_20_Text"><text:s text:c="2"/>LuasVariabel: Real;</text:span></text:p>
            <text:p text:style-name="Preformatted_20_Text"><text:span text:style-name="Source_20_Text"><text:s text:c="2"/>BiayaPerM2: Real = 15000.0; // Contoh biaya Rp 15rb/m2</text:span></text:p>
            <text:p text:style-name="Preformatted_20_Text"><text:span text:style-name="Source_20_Text"><text:s text:c="2"/>TotalBiaya: Real;</text:span></text:p>
            <text:p text:style-name="Preformatted_20_Text"><text:span text:style-name="Source_20_Text"><text:s text:c="2"/>NamaProyek: String = 'Renovasi Teras Rumah';</text:span></text:p>
            <text:p text:style-name="Preformatted_20_Text"><text:span text:style-name="Source_20_Text"><text:s text:c="2"/>ButuhPerencanaanEkstra: Boolean;</text:span></text:p>
            <text:p text:style-name="Preformatted_20_Text"><text:span text:style-name="Source_20_Text">begin</text:span></text:p>
            <text:p text:style-name="Preformatted_20_Text"><text:span text:style-name="Source_20_Text"><text:s text:c="2"/>Writeln('=== Demo Penggunaan Hasil Fungsi ===');</text:span></text:p>
            <text:p text:style-name="Preformatted_20_Text"><text:span text:style-name="Source_20_Text"><text:s text:c="2"/>Writeln;</text:span></text:p>
            <text:p text:style-name="Preformatted_20_Text"/>
            <text:p text:style-name="Preformatted_20_Text"><text:span text:style-name="Source_20_Text"><text:s text:c="2"/>// Cara 1: Simpan hasil ke variabel</text:span></text:p>
            <text:p text:style-name="Preformatted_20_Text"><text:span text:style-name="Source_20_Text"><text:s text:c="2"/>SisiInput := 6.5;</text:span></text:p>
            <text:p text:style-name="Preformatted_20_Text"><text:span text:style-name="Source_20_Text"><text:s text:c="2"/>LuasVariabel := HitungLuasPersegi(SisiInput); // Panggil fungsi, simpan hasil</text:span></text:p>
            <text:p text:style-name="Preformatted_20_Text"><text:span text:style-name="Source_20_Text"><text:s text:c="2"/>Writeln('1. Luas persegi (sisi ', SisiInput:0:1, ') disimpan ke variabel: ', LuasVariabel:0:2, ' m2');</text:span></text:p>
            <text:p text:style-name="Preformatted_20_Text"><text:span text:style-name="Source_20_Text"><text:s text:c="2"/>Writeln;</text:span></text:p>
            <text:p text:style-name="Preformatted_20_Text"/>
            <text:p text:style-name="Preformatted_20_Text"><text:span text:style-name="Source_20_Text"><text:s text:c="2"/>// Cara 2: Langsung digunakan dalam Writeln</text:span></text:p>
            <text:p text:style-name="Preformatted_20_Text"><text:span text:style-name="Source_20_Text"><text:s text:c="2"/>Writeln('2. Luas persegi (sisi 5.0) langsung tampil: ', HitungLuasPersegi(5.0):0:2, ' m2');</text:span></text:p>
            <text:p text:style-name="Preformatted_20_Text"><text:span text:style-name="Source_20_Text"><text:s text:c="2"/>Writeln;</text:span></text:p>
            <text:p text:style-name="Preformatted_20_Text"><text:soft-page-break/></text:p>
            <text:p text:style-name="Preformatted_20_Text"><text:span text:style-name="Source_20_Text"><text:s text:c="2"/>// Cara 3: Digunakan dalam ekspresi lain</text:span></text:p>
            <text:p text:style-name="Preformatted_20_Text"><text:span text:style-name="Source_20_Text"><text:s text:c="2"/>// Hitung total biaya = luas (dari variabel) * biaya per m2</text:span></text:p>
            <text:p text:style-name="Preformatted_20_Text"><text:span text:style-name="Source_20_Text"><text:s text:c="2"/>TotalBiaya := LuasVariabel * BiayaPerM2;</text:span></text:p>
            <text:p text:style-name="Preformatted_20_Text"><text:span text:style-name="Source_20_Text"><text:s text:c="2"/>// Atau bisa juga langsung: TotalBiaya := HitungLuasPersegi(SisiInput) * BiayaPerM2;</text:span></text:p>
            <text:p text:style-name="Preformatted_20_Text"><text:span text:style-name="Source_20_Text"><text:s text:c="2"/>Writeln('3. Total biaya (Rp ', BiayaPerM2:0:0, '/m2) untuk luas ', LuasVariabel:0:2, ' m2 adalah Rp ', TotalBiaya:0:0);</text:span></text:p>
            <text:p text:style-name="Preformatted_20_Text"><text:span text:style-name="Source_20_Text"><text:s text:c="2"/>Writeln;</text:span></text:p>
            <text:p text:style-name="Preformatted_20_Text"/>
            <text:p text:style-name="Preformatted_20_Text"><text:span text:style-name="Source_20_Text"><text:s text:c="2"/>// Cara 4: Menggunakan hasil fungsi Boolean dalam IF</text:span></text:p>
            <text:p text:style-name="Preformatted_20_Text"><text:span text:style-name="Source_20_Text"><text:s text:c="2"/>Writeln('4. Cek panjang nama proyek...');</text:span></text:p>
            <text:p text:style-name="Preformatted_20_Text"><text:span text:style-name="Source_20_Text"><text:s text:c="2"/>Writeln(' <text:s text:c="2"/>Nama Proyek: "', NamaProyek, '"');</text:span></text:p>
            <text:p text:style-name="Preformatted_20_Text"><text:span text:style-name="Source_20_Text"><text:s text:c="2"/>// Panggil fungsi ApakahTeksPanjang di dalam IF</text:span></text:p>
            <text:p text:style-name="Preformatted_20_Text"><text:span text:style-name="Source_20_Text"><text:s text:c="2"/>IF ApakahTeksPanjang(NamaProyek) THEN</text:span></text:p>
            <text:p text:style-name="Preformatted_20_Text"><text:span text:style-name="Source_20_Text"><text:s text:c="4"/>Writeln(' <text:s text:c="2"/>-&gt; Nama proyek ini dianggap PANJANG (lebih dari 8 karakter).')</text:span></text:p>
            <text:p text:style-name="Preformatted_20_Text"><text:span text:style-name="Source_20_Text"><text:s text:c="2"/>ELSE</text:span></text:p>
            <text:p text:style-name="Preformatted_20_Text"><text:span text:style-name="Source_20_Text"><text:s text:c="4"/>Writeln(' <text:s text:c="2"/>-&gt; Nama proyek ini dianggap PENDEK (8 karakter atau kurang).');</text:span></text:p>
            <text:p text:style-name="Preformatted_20_Text"/>
            <text:p text:style-name="Preformatted_20_Text"><text:span text:style-name="Source_20_Text"><text:s text:c="2"/>Readln;</text:span></text:p>
            <text:p text:style-name="P602"><text:span text:style-name="Source_20_Text">end.</text:span></text:p>
            <text:p text:style-name="Text_20_body"><text:span text:style-name="Strong_20_Emphasis">Kesimpulan:</text:span></text:p>
            <text:p text:style-name="Text_20_body">Memanggil fungsi dilakukan dengan menuliskan namanya (dan argumennya jika ada). Karena fungsi menghasilkan nilai, pemanggilannya hampir selalu menjadi <text:span text:style-name="Strong_20_Emphasis">bagian dari ekspresi lain</text:span>: disimpan ke variabel (<text:span text:style-name="Source_20_Text">:=</text:span>), ditampilkan (<text:span text:style-name="Source_20_Text">Writeln</text:span>), digunakan dalam perhitungan, atau menjadi kondisi (<text:span text:style-name="Source_20_Text">IF</text:span>/<text:span text:style-name="Source_20_Text">WHILE</text:span>/<text:span text:style-name="Source_20_Text">UNTIL</text:span>). Memanggil fungsi sendirian tanpa menggunakan hasilnya biasanya tidak ada gunanya dan membuang hasil perhitungan fungsi tersebut.</text:p>
            <text:p text:style-name="Horizontal_20_Line"/>
            <text:p text:style-name="Text_20_body">Sekarang kita sudah tahu cara kerja Prosedur dan Fungsi, serta bagaimana memanggilnya. Tapi mungkin masih ada sedikit kebingungan: kapan sebaiknya saya membuat sub-program sebagai Prosedur, dan kapan sebagai Fungsi? Mari kita diskusikan panduannya!</text:p>
            <text:p text:style-name="Text_20_body">Saya menunggu perintah "YAX" untuk lanjut ke <text:span text:style-name="Emphasis">prompt</text:span> Sub-bab 10.5 ("Kapan Menggunakan Fungsi vs Prosedur?").</text:p>
          </text:section>
          <text:section text:style-name="Sect1" text:name="feedback-form-88">
            <text:p text:style-name="P285"/>
          </text:section>
        </text:section>
        <text:section text:style-name="Sect1" text:name="016585248a7733e8">
          <text:p text:style-name="Text_20_body"/>
          <text:section text:style-name="Sect1" text:name="user-query-content-89">
            <text:p text:style-name="P541">yax </text:p>
          </text:section>
          <text:p text:style-name="P285">Tampilkan alur berpikir</text:p>
          <text:section text:style-name="Sect2" text:name="model-response-message-contentr_016585248a7733e8">
            <text:p text:style-name="Text_20_body">Oke, mari kita diskusikan kapan sebaiknya kita memilih 'alat' Fungsi dan kapan memilih Prosedur.</text:p>
            <text:p text:style-name="Text_20_body"><text:span text:style-name="Emphasis">(Waktu saat ini: Minggu, 13 April 2025 pukul 1:15:46 PM WIB. Lokasi: Indonesia dicatat.)</text:span></text:p>
            <text:p text:style-name="Horizontal_20_Line"><text:soft-page-break/></text:p>
            <text:p text:style-name="Text_20_body"><text:span text:style-name="Strong_20_Emphasis">Jawaban untuk </text:span><text:span text:style-name="Strong_20_Emphasis"><text:span text:style-name="Emphasis">Prompt</text:span></text:span><text:span text:style-name="Strong_20_Emphasis"> Sub-bab 10.5: Kapan Menggunakan Fungsi vs Prosedur?</text:span></text:p>
            <text:p text:style-name="Text_20_body"><text:span text:style-name="Emphasis">(Prompt: "Buatkan pembahasan panduan praktis untuk sub-bab 'Kapan Menggunakan Fungsi vs Prosedur?'. Berikan kriteria yang jelas... Kapan Fungsi (hasilkan 1 nilai, minim side effect)... Kapan Prosedur (lakukan aksi, boleh side effect)... Berikan contoh perbandingan...")</text:span></text:p>
            <text:p text:style-name="Horizontal_20_Line"/>
            <text:p text:style-name="Text_20_body">Sekarang Anda sudah mengenal dua jenis 'pembantu' atau sub-program di Pascal: <text:span text:style-name="Strong_20_Emphasis">Prosedur</text:span> (fokus pada aksi) dan <text:span text:style-name="Strong_20_Emphasis">Fungsi</text:span> (fokus menghasilkan satu nilai). Keduanya sangat berguna untuk membuat kode kita modular, tapi mungkin Anda masih bertanya-tanya, "Untuk tugas X, sebaiknya saya buat Prosedur atau Fungsi ya?".</text:p>
            <text:p text:style-name="Text_20_body">Memilih antara Prosedur dan Fungsi adalah bagian dari <text:span text:style-name="Strong_20_Emphasis">desain program</text:span>. Memilih dengan tepat akan membuat kode Anda lebih logis, mudah dibaca, dan mudah digunakan kembali. Keputusan utamanya bergantung pada <text:span text:style-name="Strong_20_Emphasis">apa tujuan utama dari sub-program yang ingin Anda buat</text:span>.</text:p>
            <text:p text:style-name="Text_20_body"><text:span text:style-name="Strong_20_Emphasis">Pertanyaan Kunci:</text:span></text:p>
            <text:p text:style-name="Text_20_body">Tanyakan pada diri Anda: <text:span text:style-name="Strong_20_Emphasis">Apakah sub-program ini dirancang utamanya untuk MENGHASILKAN SATU NILAI HASIL spesifik, atau untuk MELAKUKAN SERANGKAIAN AKSI?</text:span></text:p>
            <text:p text:style-name="Text_20_body"><text:span text:style-name="Strong_20_Emphasis">Kapan Sebaiknya Memilih FUNGSI (Function)?</text:span></text:p>
            <text:p text:style-name="Text_20_body">Gunakan <text:span text:style-name="Strong_20_Emphasis">Fungsi</text:span> jika jawaban dari pertanyaan di atas adalah <text:span text:style-name="Strong_20_Emphasis">menghasilkan satu nilai hasil</text:span>. Ciri-cirinya:</text:p>
            <text:list xml:id="list8069716527159344770" text:style-name="L191">
              <text:list-item>
                <text:p text:style-name="P467"><text:span text:style-name="Strong_20_Emphasis">Tujuan Utama = Menghasilkan Nilai:</text:span> Fokus utamanya adalah melakukan perhitungan, pencarian, konversi, atau validasi yang hasil akhirnya adalah <text:span text:style-name="Strong_20_Emphasis">satu nilai tunggal</text:span> (bisa Integer, Real, String, Boolean, Char, dll.) yang perlu dikembalikan ke pemanggilnya untuk digunakan lebih lanjut. </text:p>
              </text:list-item>
              <text:list-item>
                <text:p text:style-name="P467"><text:span text:style-name="Strong_20_Emphasis">Fokus pada </text:span><text:span text:style-name="Strong_20_Emphasis"><text:span text:style-name="Source_20_Text">Result</text:span></text:span><text:span text:style-name="Strong_20_Emphasis">:</text:span> Anda bisa membayangkan nilai kembalian (<text:span text:style-name="Source_20_Text">Result</text:span>) sebagai 'produk utama' dari fungsi tersebut. </text:p>
              </text:list-item>
              <text:list-item>
                <text:p text:style-name="P467"><text:span text:style-name="Strong_20_Emphasis">Idealnya Minim Efek Samping (</text:span><text:span text:style-name="Strong_20_Emphasis"><text:span text:style-name="Emphasis">Side Effects</text:span></text:span><text:span text:style-name="Strong_20_Emphasis">):</text:span> Fungsi yang baik biasanya bersifat seperti 'kotak hitam' matematika: ia menerima input melalui parameter nilai, melakukan proses internal (mungkin pakai variabel lokal), dan mengembalikan satu hasil tanpa mengubah lingkungan di luarnya (tidak mengubah variabel global atau parameter <text:span text:style-name="Source_20_Text">var</text:span> secara signifikan). Ini membuat fungsi lebih mudah diuji dan diprediksi perilakunya. </text:p>
              </text:list-item>
              <text:list-item>
                <text:p text:style-name="P191"><text:span text:style-name="Strong_20_Emphasis">Nama Menggambarkan Hasil/Pertanyaan:</text:span> Nama fungsi seringkali berupa kata benda atau frasa yang menggambarkan nilai hasilnya (misal: <text:span text:style-name="Source_20_Text">LuasSegitiga</text:span>, <text:span text:style-name="Source_20_Text">NamaBulan</text:span>, <text:span text:style-name="Source_20_Text">TotalPenjualan</text:span>) atau berupa pertanyaan yang jawabannya <text:span text:style-name="Source_20_Text">True</text:span>/<text:span text:style-name="Source_20_Text">False</text:span> (misal: <text:span text:style-name="Source_20_Text">ApakahPrima</text:span>, <text:span text:style-name="Source_20_Text">IsInputValid</text:span>, <text:span text:style-name="Source_20_Text">DataSudahAda</text:span>). </text:p>
              </text:list-item>
            </text:list>
            <text:p text:style-name="Text_20_body"><text:span text:style-name="Strong_20_Emphasis">Contoh Kasus yang Cocok untuk Fungsi:</text:span></text:p>
            <text:list xml:id="list1469444940935264455" text:style-name="L192">
              <text:list-item>
                <text:p text:style-name="P468"><text:soft-page-break/>Menghitung nilai matematis: <text:span text:style-name="Source_20_Text">Faktorial(N)</text:span>, <text:span text:style-name="Source_20_Text">Pangkat(Bil, Pangkat)</text:span>, <text:span text:style-name="Source_20_Text">Sinus(Sudut)</text:span>. </text:p>
              </text:list-item>
              <text:list-item>
                <text:p text:style-name="P468">Mengkonversi nilai: <text:span text:style-name="Source_20_Text">CelciusKeFahrenheit(SuhuC)</text:span>, <text:span text:style-name="Source_20_Text">RupiahKeDollar(JumlahRp)</text:span>. </text:p>
              </text:list-item>
              <text:list-item>
                <text:p text:style-name="P468">Mencari satu nilai dari sekumpulan data: <text:span text:style-name="Source_20_Text">CariNilaiMaksimum(ArrData)</text:span>, <text:span text:style-name="Source_20_Text">HitungRataRata(ArrNilai)</text:span>. </text:p>
              </text:list-item>
              <text:list-item>
                <text:p text:style-name="P468">Melakukan validasi dan memberi status: <text:span text:style-name="Source_20_Text">ApakahPasswordKuat(Pass)</text:span>, <text:span text:style-name="Source_20_Text">ApakahEmailBenar(Email)</text:span>. </text:p>
              </text:list-item>
              <text:list-item>
                <text:p text:style-name="P192">Mengambil data spesifik: <text:span text:style-name="Source_20_Text">DapatkanNamaProduk(KodeProduk)</text:span>. </text:p>
              </text:list-item>
            </text:list>
            <text:p text:style-name="Text_20_body"><text:span text:style-name="Strong_20_Emphasis">Kapan Sebaiknya Memilih PROSEDUR (Procedure)?</text:span></text:p>
            <text:p text:style-name="Text_20_body">Gunakan <text:span text:style-name="Strong_20_Emphasis">Prosedur</text:span> jika jawaban dari pertanyaan kunci tadi adalah <text:span text:style-name="Strong_20_Emphasis">melakukan serangkaian aksi</text:span>. Ciri-cirinya:</text:p>
            <text:list xml:id="list2231893221432013679" text:style-name="L193">
              <text:list-item>
                <text:p text:style-name="P469"><text:span text:style-name="Strong_20_Emphasis">Tujuan Utama = Melakukan Aksi:</text:span> Fokus utamanya adalah menjalankan <text:span text:style-name="Strong_20_Emphasis">satu atau lebih langkah atau tugas</text:span> secara berurutan. </text:p>
              </text:list-item>
              <text:list-item>
                <text:p text:style-name="P469"><text:span text:style-name="Strong_20_Emphasis">Tidak Ada Satu Nilai Hasil Utama:</text:span> Tidak ada satu nilai tunggal yang secara alami menjadi 'jawaban' dari keseluruhan proses yang dilakukan prosedur. </text:p>
              </text:list-item>
              <text:list-item>
                <text:p text:style-name="P469"><text:span text:style-name="Strong_20_Emphasis">Boleh (dan Seringkali Memang) Memiliki Efek Samping:</text:span> Prosedur memang sering dirancang untuk berinteraksi dengan 'dunia luar'-nya, seperti: </text:p>
                <text:list>
                  <text:list-item>
                    <text:p text:style-name="P469">Menampilkan output ke layar (<text:span text:style-name="Source_20_Text">Writeln</text:span>). </text:p>
                  </text:list-item>
                  <text:list-item>
                    <text:p text:style-name="P469">Membaca input dari pengguna (<text:span text:style-name="Source_20_Text">Readln</text:span>). </text:p>
                  </text:list-item>
                  <text:list-item>
                    <text:p text:style-name="P469">Mengubah nilai beberapa variabel pemanggil (melalui parameter <text:span text:style-name="Source_20_Text">var</text:span>). </text:p>
                  </text:list-item>
                  <text:list-item>
                    <text:p text:style-name="P469">Memanipulasi file (membuka, menulis, menutup). </text:p>
                  </text:list-item>
                  <text:list-item>
                    <text:p text:style-name="P469">Mengubah tampilan (misal, membersihkan layar dengan <text:span text:style-name="Source_20_Text">ClrScr</text:span> yang merupakan prosedur). </text:p>
                  </text:list-item>
                </text:list>
              </text:list-item>
              <text:list-item>
                <text:p text:style-name="P193"><text:span text:style-name="Strong_20_Emphasis">Nama Menggambarkan Aksi:</text:span> Nama prosedur biasanya berupa kata kerja atau frasa perintah yang menjelaskan apa yang dilakukannya (misal: <text:span text:style-name="Source_20_Text">TampilkanMenuUtama</text:span>, <text:span text:style-name="Source_20_Text">ValidasiSemuaInput</text:span>, <text:span text:style-name="Source_20_Text">SimpanDataPelanggan</text:span>, <text:span text:style-name="Source_20_Text">UrutkanArrayAngka</text:span>, <text:span text:style-name="Source_20_Text">CetakStruk</text:span>). </text:p>
              </text:list-item>
            </text:list>
            <text:p text:style-name="Text_20_body"><text:span text:style-name="Strong_20_Emphasis">Contoh Kasus yang Cocok untuk Prosedur:</text:span></text:p>
            <text:list xml:id="list3747666463755904340" text:style-name="L194">
              <text:list-item>
                <text:p text:style-name="P470">Menampilkan menu pilihan ke layar. </text:p>
              </text:list-item>
              <text:list-item>
                <text:p text:style-name="P470">Membersihkan layar konsol. </text:p>
              </text:list-item>
              <text:list-item>
                <text:p text:style-name="P470">Meminta serangkaian data input dari pengguna (hasilnya mungkin disimpan ke beberapa parameter <text:span text:style-name="Source_20_Text">var</text:span>). </text:p>
              </text:list-item>
              <text:list-item>
                <text:p text:style-name="P470">Mengurutkan data di dalam sebuah array (array dikirim via <text:span text:style-name="Source_20_Text">var</text:span>). </text:p>
              </text:list-item>
              <text:list-item>
                <text:p text:style-name="P470">Mencetak laporan yang terdiri dari banyak baris dan format ke layar atau printer. </text:p>
              </text:list-item>
              <text:list-item>
                <text:p text:style-name="P470">Melakukan proses penyimpanan data ke file atau database. </text:p>
              </text:list-item>
              <text:list-item>
                <text:p text:style-name="P194">Melakukan serangkaian langkah inisialisasi saat program dimulai. </text:p>
              </text:list-item>
            </text:list>
            <text:p text:style-name="Text_20_body"><text:span text:style-name="Strong_20_Emphasis">Contoh Perbandingan (Tugas Mirip, Fokus Berbeda):</text:span></text:p>
            <text:p text:style-name="Text_20_body">Mari kita lihat lagi kasus menghitung dan menampilkan luas:</text:p>
            <text:list xml:id="list7269569878668515531" text:style-name="L195">
              <text:list-item>
                <text:p text:style-name="P195"><text:soft-page-break/><text:span text:style-name="Strong_20_Emphasis">Jika Anda hanya butuh nilai luasnya untuk dipakai perhitungan lain:</text:span> Buatlah <text:span text:style-name="Strong_20_Emphasis">Fungsi</text:span>. Fokusnya adalah menghasilkan nilai <text:span text:style-name="Source_20_Text">Real</text:span>.</text:p>
                <text:p text:style-name="P195">Delphi</text:p>
                <text:p text:style-name="P586"><text:span text:style-name="Source_20_Text">function HitungLuasPP(P, L: Real): Real;</text:span></text:p>
                <text:p text:style-name="P586"><text:span text:style-name="Source_20_Text">begin</text:span></text:p>
                <text:p text:style-name="P586"><text:span text:style-name="Source_20_Text"><text:s text:c="2"/>Result := P * L;</text:span></text:p>
                <text:p text:style-name="P586"><text:span text:style-name="Source_20_Text">end;</text:span></text:p>
                <text:p text:style-name="P650"><text:span text:style-name="Source_20_Text">// Cara pakai: LuasTanah := HitungLuasPP(10, 5);</text:span></text:p>
              </text:list-item>
              <text:list-item>
                <text:p text:style-name="P195"><text:span text:style-name="Strong_20_Emphasis">Jika Anda ingin menampilkan laporan lengkap berisi panjang, lebar, dan luasnya ke layar:</text:span> Buatlah <text:span text:style-name="Strong_20_Emphasis">Prosedur</text:span>. Fokusnya adalah melakukan aksi menampilkan beberapa baris teks terformat.</text:p>
                <text:p text:style-name="P195">Delphi</text:p>
                <text:p text:style-name="P586"><text:span text:style-name="Source_20_Text">procedure TampilkanDetailLuasPP(P, L: Real);</text:span></text:p>
                <text:p text:style-name="P586"><text:span text:style-name="Source_20_Text">var LuasHasil: Real;</text:span></text:p>
                <text:p text:style-name="P586"><text:span text:style-name="Source_20_Text">begin</text:span></text:p>
                <text:p text:style-name="P586"><text:span text:style-name="Source_20_Text"><text:s text:c="2"/>LuasHasil := P * L; // Bisa juga panggil fungsi HitungLuasPP(P,L) di sini</text:span></text:p>
                <text:p text:style-name="P586"><text:span text:style-name="Source_20_Text"><text:s text:c="2"/>Writeln('--- Detail Persegi Panjang ---');</text:span></text:p>
                <text:p text:style-name="P586"><text:span text:style-name="Source_20_Text"><text:s text:c="2"/>Writeln('Panjang: ', P:0:1);</text:span></text:p>
                <text:p text:style-name="P586"><text:span text:style-name="Source_20_Text"><text:s text:c="2"/>Writeln('Lebar <text:s/>: ', L:0:1);</text:span></text:p>
                <text:p text:style-name="P586"><text:span text:style-name="Source_20_Text"><text:s text:c="2"/>Writeln('Luas <text:s text:c="2"/>: ', LuasHasil:0:2);</text:span></text:p>
                <text:p text:style-name="P586"><text:span text:style-name="Source_20_Text"><text:s text:c="2"/>Writeln('----------------------------');</text:span></text:p>
                <text:p text:style-name="P586"><text:span text:style-name="Source_20_Text">end;</text:span></text:p>
                <text:p text:style-name="P650"><text:span text:style-name="Source_20_Text">// Cara pakai: TampilkanDetailLuasPP(10, 5); // Langsung tampilkan laporan</text:span></text:p>
              </text:list-item>
            </text:list>
            <text:p text:style-name="Text_20_body"><text:span text:style-name="Strong_20_Emphasis">Kesimpulan:</text:span></text:p>
            <text:p text:style-name="Text_20_body">Panduan praktisnya cukup jelas:</text:p>
            <text:list xml:id="list4703283043934784930" text:style-name="L196">
              <text:list-item>
                <text:p text:style-name="P471">Butuh sub-program yang tugasnya <text:span text:style-name="Strong_20_Emphasis">menghitung dan mengembalikan satu nilai</text:span>? -&gt; Buat <text:span text:style-name="Strong_20_Emphasis">Fungsi</text:span>. </text:p>
              </text:list-item>
              <text:list-item>
                <text:p text:style-name="P196">Butuh sub-program yang tugasnya <text:span text:style-name="Strong_20_Emphasis">melakukan serangkaian aksi</text:span> (output, input, modifikasi banyak data via <text:span text:style-name="Source_20_Text">var</text:span>, dll) tanpa fokus pada satu nilai kembalian? -&gt; Buat <text:span text:style-name="Strong_20_Emphasis">Prosedur</text:span>. </text:p>
              </text:list-item>
            </text:list>
            <text:p text:style-name="Text_20_body">Memilih antara Fungsi dan Prosedur dengan tepat akan membantu Anda merancang program yang logikanya lebih jernih, lebih modular, dan lebih mudah dipahami.</text:p>
            <text:p text:style-name="Horizontal_20_Line"/>
            <text:p text:style-name="Text_20_body">Sekarang kita sudah paham betul perbedaan dan kapan menggunakan Prosedur vs Fungsi. Mari kita lihat contoh program terakhir di bab ini yang memanfaatkan Fungsi secara efektif.</text:p>
            <text:p text:style-name="Text_20_body">Saya menunggu perintah "YAX" untuk lanjut ke <text:span text:style-name="Emphasis">prompt</text:span> Sub-bab 10.6 ("Contoh Program Menggunakan Fungsi").</text:p>
          </text:section>
          <text:section text:style-name="Sect1" text:name="feedback-form-89">
            <text:p text:style-name="P285"/>
          </text:section>
        </text:section>
        <text:section text:style-name="Sect1" text:name="4032db264fc3a47a">
          <text:p text:style-name="Text_20_body"><text:soft-page-break/></text:p>
          <text:section text:style-name="Sect1" text:name="user-query-content-90">
            <text:p text:style-name="P541">yax </text:p>
          </text:section>
          <text:p text:style-name="P285">Tampilkan alur berpikir</text:p>
          <text:section text:style-name="Sect2" text:name="model-response-message-contentr_4032db264fc3a47a">
            <text:p text:style-name="Text_20_body">Oke, mari kita tutup Bab 10 ini dengan melihat beberapa contoh program lengkap yang memanfaatkan kekuatan Fungsi!</text:p>
            <text:p text:style-name="Text_20_body"><text:span text:style-name="Emphasis">(Waktu saat ini: Minggu, 13 April 2025 pukul 3:22:08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0.6: Contoh Program Menggunakan Fungsi</text:span></text:p>
            <text:p text:style-name="Text_20_body"><text:span text:style-name="Emphasis">(Prompt: "Buatkan pembahasan mendalam untuk sub-bab 'Contoh Program Menggunakan Fungsi'. Sajikan 1-2 contoh program lengkap yang menunjukkan penggunaan fungsi secara efektif... Contoh ide: Kalkulator Rumus Bangun Datar, Program Validasi Input Angka... sertakan kode lengkap, jelaskan peran setiap fungsi, bagaimana nilai kembaliannya digunakan...")</text:span></text:p>
            <text:p text:style-name="Horizontal_20_Line"/>
            <text:p text:style-name="Text_20_body">Teori tentang fungsi sudah kita kuasai, sekarang saatnya melihat bagaimana fungsi benar-benar bisa membantu kita dalam menyusun program yang lebih baik. Di sub-bab ini, kita akan lihat dua contoh program yang secara efektif menggunakan fungsi untuk memecah perhitungan dan logika yang bisa digunakan ulang.</text:p>
            <text:p text:style-name="Text_20_body"><text:span text:style-name="Strong_20_Emphasis">Contoh Kasus 1: Kalkulator Rumus Bangun Datar</text:span></text:p>
            <text:list xml:id="list4433130895569282264" text:style-name="L197">
              <text:list-item>
                <text:p text:style-name="P197"><text:span text:style-name="Strong_20_Emphasis">Tujuan:</text:span> Membuat program kalkulator sederhana berbasis menu yang bisa menghitung luas dan keliling untuk dua bangun datar: Persegi dan Lingkaran.</text:p>
              </text:list-item>
              <text:list-item>
                <text:p text:style-name="P197"><text:span text:style-name="Strong_20_Emphasis">Struktur Modular:</text:span> Kita akan memisahkan setiap rumus perhitungan ke dalam fungsinya masing-masing. Program utama akan fokus pada menampilkan menu dan memanggil fungsi yang tepat.</text:p>
                <text:list>
                  <text:list-item>
                    <text:p text:style-name="P472"><text:span text:style-name="Source_20_Text">function HitungLuasPersegi(Sisi: Real): Real;</text:span> </text:p>
                  </text:list-item>
                  <text:list-item>
                    <text:p text:style-name="P472"><text:span text:style-name="Source_20_Text">function HitungKelilingPersegi(Sisi: Real): Real;</text:span> </text:p>
                  </text:list-item>
                  <text:list-item>
                    <text:p text:style-name="P472"><text:span text:style-name="Source_20_Text">function HitungLuasLingkaran(JariJari: Real): Real;</text:span> </text:p>
                  </text:list-item>
                  <text:list-item>
                    <text:p text:style-name="P472"><text:span text:style-name="Source_20_Text">function HitungKelilingLingkaran(JariJari: Real): Real;</text:span> </text:p>
                  </text:list-item>
                  <text:list-item>
                    <text:p text:style-name="P472"><text:span text:style-name="Source_20_Text">procedure TampilkanMenuBangunDatar;</text:span> (Kita pakai prosedur untuk menu agar rapi) </text:p>
                  </text:list-item>
                </text:list>
              </text:list-item>
              <text:list-item>
                <text:p text:style-name="P197"><text:span text:style-name="Strong_20_Emphasis">Kode Sumber Lengkap:</text:span></text:p>
                <text:p text:style-name="P197">Delphi</text:p>
                <text:p text:style-name="P587"><text:span text:style-name="Source_20_Text">program KalkulatorRumusFungsi;</text:span></text:p>
                <text:p text:style-name="P587"><text:span text:style-name="Source_20_Text">uses Crt; // Menggunakan Crt untuk ClrScr dan ReadKey agar </text:span><text:soft-page-break/><text:span text:style-name="Source_20_Text">interaktif</text:span></text:p>
                <text:p text:style-name="P587"/>
                <text:p text:style-name="P587"><text:span text:style-name="Source_20_Text">const</text:span></text:p>
                <text:p text:style-name="P587"><text:span text:style-name="Source_20_Text"><text:s text:c="2"/>Pi = 3.141592654; // Konstanta Pi untuk perhitungan lingkaran</text:span></text:p>
                <text:p text:style-name="P587"/>
                <text:p text:style-name="P587"><text:span text:style-name="Source_20_Text">// ---=[ Definisi Fungsi-Fungsi Perhitungan ]=---</text:span></text:p>
                <text:p text:style-name="P587"/>
                <text:p text:style-name="P587"><text:span text:style-name="Source_20_Text">// Fungsi menghitung Luas Persegi</text:span></text:p>
                <text:p text:style-name="P587"><text:span text:style-name="Source_20_Text">function HitungLuasPersegi(Sisi: Real): Real;</text:span></text:p>
                <text:p text:style-name="P587"><text:span text:style-name="Source_20_Text">begin</text:span></text:p>
                <text:p text:style-name="P587"><text:span text:style-name="Source_20_Text"><text:s text:c="2"/>// Beri validasi sederhana: sisi tidak boleh negatif</text:span></text:p>
                <text:p text:style-name="P587"><text:span text:style-name="Source_20_Text"><text:s text:c="2"/>if Sisi &gt;= 0 then</text:span></text:p>
                <text:p text:style-name="P587"><text:span text:style-name="Source_20_Text"><text:s text:c="4"/>Result := Sisi * Sisi</text:span></text:p>
                <text:p text:style-name="P587"><text:span text:style-name="Source_20_Text"><text:s text:c="2"/>else</text:span></text:p>
                <text:p text:style-name="P587"><text:span text:style-name="Source_20_Text"><text:s text:c="4"/>Result := -1.0; // Kembalikan -1 sebagai tanda error input</text:span></text:p>
                <text:p text:style-name="P587"><text:span text:style-name="Source_20_Text">end;</text:span></text:p>
                <text:p text:style-name="P587"/>
                <text:p text:style-name="P587"><text:span text:style-name="Source_20_Text">// Fungsi menghitung Keliling Persegi</text:span></text:p>
                <text:p text:style-name="P587"><text:span text:style-name="Source_20_Text">function HitungKelilingPersegi(Sisi: Real): Real;</text:span></text:p>
                <text:p text:style-name="P587"><text:span text:style-name="Source_20_Text">begin</text:span></text:p>
                <text:p text:style-name="P587"><text:span text:style-name="Source_20_Text"><text:s text:c="2"/>if Sisi &gt;= 0 then</text:span></text:p>
                <text:p text:style-name="P587"><text:span text:style-name="Source_20_Text"><text:s text:c="4"/>Result := 4 * Sisi</text:span></text:p>
                <text:p text:style-name="P587"><text:span text:style-name="Source_20_Text"><text:s text:c="2"/>else</text:span></text:p>
                <text:p text:style-name="P587"><text:span text:style-name="Source_20_Text"><text:s text:c="4"/>Result := -1.0; // Kode error</text:span></text:p>
                <text:p text:style-name="P587"><text:span text:style-name="Source_20_Text">end;</text:span></text:p>
                <text:p text:style-name="P587"/>
                <text:p text:style-name="P587"><text:span text:style-name="Source_20_Text">// Fungsi menghitung Luas Lingkaran</text:span></text:p>
                <text:p text:style-name="P587"><text:span text:style-name="Source_20_Text">function HitungLuasLingkaran(JariJari: Real): Real;</text:span></text:p>
                <text:p text:style-name="P587"><text:span text:style-name="Source_20_Text">begin</text:span></text:p>
                <text:p text:style-name="P587"><text:span text:style-name="Source_20_Text"><text:s text:c="2"/>if JariJari &gt;= 0 then</text:span></text:p>
                <text:p text:style-name="P587"><text:span text:style-name="Source_20_Text"><text:s text:c="4"/>Result := Pi * JariJari * JariJari</text:span></text:p>
                <text:p text:style-name="P587"><text:span text:style-name="Source_20_Text"><text:s text:c="2"/>else</text:span></text:p>
                <text:p text:style-name="P587"><text:span text:style-name="Source_20_Text"><text:s text:c="4"/>Result := -1.0; // Kode error</text:span></text:p>
                <text:p text:style-name="P587"><text:span text:style-name="Source_20_Text">end;</text:span></text:p>
                <text:p text:style-name="P587"/>
                <text:p text:style-name="P587"><text:span text:style-name="Source_20_Text">// Fungsi menghitung Keliling Lingkaran</text:span></text:p>
                <text:p text:style-name="P587"><text:span text:style-name="Source_20_Text">function HitungKelilingLingkaran(JariJari: Real): Real;</text:span></text:p>
                <text:p text:style-name="P587"><text:span text:style-name="Source_20_Text">begin</text:span></text:p>
                <text:p text:style-name="P587"><text:span text:style-name="Source_20_Text"><text:s text:c="2"/>if JariJari &gt;= 0 then</text:span></text:p>
                <text:p text:style-name="P587"><text:span text:style-name="Source_20_Text"><text:s text:c="4"/>Result := 2 * Pi * JariJari</text:span></text:p>
                <text:p text:style-name="P587"><text:span text:style-name="Source_20_Text"><text:s text:c="2"/>else</text:span></text:p>
                <text:p text:style-name="P587"><text:span text:style-name="Source_20_Text"><text:s text:c="4"/>Result := -1.0; // Kode error</text:span></text:p>
                <text:p text:style-name="P587"><text:span text:style-name="Source_20_Text">end;</text:span></text:p>
                <text:p text:style-name="P587"/>
                <text:p text:style-name="P587"><text:span text:style-name="Source_20_Text">// ---=[ Definisi Prosedur Tampilan Menu ]=---</text:span></text:p>
                <text:p text:style-name="P587"><text:span text:style-name="Source_20_Text">procedure TampilkanMenuBangunDatar;</text:span></text:p>
                <text:p text:style-name="P587"><text:span text:style-name="Source_20_Text">begin</text:span></text:p>
                <text:p text:style-name="P587"><text:span text:style-name="Source_20_Text"><text:s text:c="2"/>Writeln('=== Kalkulator Rumus Bangun Datar ===');</text:span></text:p>
                <text:p text:style-name="P587"><text:span text:style-name="Source_20_Text"><text:s text:c="2"/>Writeln('[1] Hitung Luas Persegi');</text:span></text:p>
                <text:p text:style-name="P587"><text:span text:style-name="Source_20_Text"><text:s text:c="2"/>Writeln('[2] Hitung Keliling Persegi');</text:span></text:p>
                <text:p text:style-name="P587"><text:span text:style-name="Source_20_Text"><text:s text:c="2"/>Writeln('[3] Hitung Luas Lingkaran');</text:span></text:p>
                <text:p text:style-name="P587"><text:span text:style-name="Source_20_Text"><text:s text:c="2"/>Writeln('[4] Hitung Keliling Lingkaran');</text:span></text:p>
                <text:p text:style-name="P587"><text:span text:style-name="Source_20_Text"><text:s text:c="2"/>Writeln('[0] Keluar');</text:span></text:p>
                <text:p text:style-name="P587"><text:span text:style-name="Source_20_Text"><text:s text:c="2"/>Writeln('-----------------------------------');</text:span></text:p>
                <text:p text:style-name="P587"><text:span text:style-name="Source_20_Text">end;</text:span></text:p>
                <text:p text:style-name="P587"><text:soft-page-break/></text:p>
                <text:p text:style-name="P587"><text:span text:style-name="Source_20_Text">// ---=[ Program Utama ]=---</text:span></text:p>
                <text:p text:style-name="P587"><text:span text:style-name="Source_20_Text">var</text:span></text:p>
                <text:p text:style-name="P587"><text:span text:style-name="Source_20_Text"><text:s text:c="2"/>PilihanUser: Char;</text:span></text:p>
                <text:p text:style-name="P587"><text:span text:style-name="Source_20_Text"><text:s text:c="2"/>InputSisi, InputJari2: Real;</text:span></text:p>
                <text:p text:style-name="P587"><text:span text:style-name="Source_20_Text"><text:s text:c="2"/>HasilPerhitungan: Real;</text:span></text:p>
                <text:p text:style-name="P587"><text:span text:style-name="Source_20_Text">begin</text:span></text:p>
                <text:p text:style-name="P587"><text:span text:style-name="Source_20_Text"><text:s text:c="2"/>REPEAT // Loop agar bisa mengulang</text:span></text:p>
                <text:p text:style-name="P587"><text:span text:style-name="Source_20_Text"><text:s text:c="4"/>ClrScr; <text:s text:c="16"/>// Bersihkan layar</text:span></text:p>
                <text:p text:style-name="P587"><text:span text:style-name="Source_20_Text"><text:s text:c="4"/>TampilkanMenuBangunDatar; // Panggil prosedur menu</text:span></text:p>
                <text:p text:style-name="P587"/>
                <text:p text:style-name="P587"><text:span text:style-name="Source_20_Text"><text:s text:c="4"/>Write('Masukkan pilihan Anda (0-4): ');</text:span></text:p>
                <text:p text:style-name="P587"><text:span text:style-name="Source_20_Text"><text:s text:c="4"/>PilihanUser := ReadKey; Writeln(PilihanUser); // Baca pilihan</text:span></text:p>
                <text:p text:style-name="P587"/>
                <text:p text:style-name="P587"><text:span text:style-name="Source_20_Text"><text:s text:c="4"/>// Reset hasil sebelum perhitungan baru</text:span></text:p>
                <text:p text:style-name="P587"><text:span text:style-name="Source_20_Text"><text:s text:c="4"/>HasilPerhitungan := -1.0; // Tandai belum ada hasil valid</text:span></text:p>
                <text:p text:style-name="P587"/>
                <text:p text:style-name="P587"><text:span text:style-name="Source_20_Text"><text:s text:c="4"/>// Proses berdasarkan pilihan</text:span></text:p>
                <text:p text:style-name="P587"><text:span text:style-name="Source_20_Text"><text:s text:c="4"/>CASE PilihanUser OF</text:span></text:p>
                <text:p text:style-name="P587"><text:span text:style-name="Source_20_Text"><text:s text:c="6"/>'1': // Hitung Luas Persegi</text:span></text:p>
                <text:p text:style-name="P587"><text:span text:style-name="Source_20_Text"><text:s text:c="9"/>begin</text:span></text:p>
                <text:p text:style-name="P587"><text:span text:style-name="Source_20_Text"><text:s text:c="11"/>Write(' -&gt; Masukkan panjang sisi persegi : '); Readln(InputSisi);</text:span></text:p>
                <text:p text:style-name="P587"><text:span text:style-name="Source_20_Text"><text:s text:c="11"/>HasilPerhitungan := HitungLuasPersegi(InputSisi); // Panggil fungsi</text:span></text:p>
                <text:p text:style-name="P587"><text:span text:style-name="Source_20_Text"><text:s text:c="9"/>end;</text:span></text:p>
                <text:p text:style-name="P587"><text:span text:style-name="Source_20_Text"><text:s text:c="6"/>'2': // Hitung Keliling Persegi</text:span></text:p>
                <text:p text:style-name="P587"><text:span text:style-name="Source_20_Text"><text:s text:c="9"/>begin</text:span></text:p>
                <text:p text:style-name="P587"><text:span text:style-name="Source_20_Text"><text:s text:c="11"/>Write(' -&gt; Masukkan panjang sisi persegi : '); Readln(InputSisi);</text:span></text:p>
                <text:p text:style-name="P587"><text:span text:style-name="Source_20_Text"><text:s text:c="11"/>HasilPerhitungan := HitungKelilingPersegi(InputSisi); // Panggil fungsi</text:span></text:p>
                <text:p text:style-name="P587"><text:span text:style-name="Source_20_Text"><text:s text:c="9"/>end;</text:span></text:p>
                <text:p text:style-name="P587"><text:span text:style-name="Source_20_Text"><text:s text:c="6"/>'3': // Hitung Luas Lingkaran</text:span></text:p>
                <text:p text:style-name="P587"><text:span text:style-name="Source_20_Text"><text:s text:c="9"/>begin</text:span></text:p>
                <text:p text:style-name="P587"><text:span text:style-name="Source_20_Text"><text:s text:c="11"/>Write(' -&gt; Masukkan panjang jari-jari lingkaran : '); Readln(InputJari2);</text:span></text:p>
                <text:p text:style-name="P587"><text:span text:style-name="Source_20_Text"><text:s text:c="11"/>HasilPerhitungan := HitungLuasLingkaran(InputJari2); // Panggil fungsi</text:span></text:p>
                <text:p text:style-name="P587"><text:span text:style-name="Source_20_Text"><text:s text:c="9"/>end;</text:span></text:p>
                <text:p text:style-name="P587"><text:span text:style-name="Source_20_Text"><text:s text:c="6"/>'4': // Hitung Keliling Lingkaran</text:span></text:p>
                <text:p text:style-name="P587"><text:span text:style-name="Source_20_Text"><text:s text:c="9"/>begin</text:span></text:p>
                <text:p text:style-name="P587"><text:span text:style-name="Source_20_Text"><text:s text:c="11"/>Write(' -&gt; Masukkan panjang jari-jari lingkaran : '); Readln(InputJari2);</text:span></text:p>
                <text:p text:style-name="P587"><text:span text:style-name="Source_20_Text"><text:s text:c="11"/>HasilPerhitungan := HitungKelilingLingkaran(InputJari2); // Panggil fungsi</text:span></text:p>
                <text:p text:style-name="P587"><text:span text:style-name="Source_20_Text"><text:s text:c="9"/>end;</text:span></text:p>
                <text:p text:style-name="P587"><text:span text:style-name="Source_20_Text"><text:s text:c="6"/>'0': // Keluar</text:span></text:p>
                <text:p text:style-name="P587"><text:span text:style-name="Source_20_Text"><text:s text:c="9"/>Writeln('Terima kasih!');</text:span></text:p>
                <text:p text:style-name="P587"><text:span text:style-name="Source_20_Text"><text:s text:c="4"/>ELSE // Pilihan tidak valid</text:span></text:p>
                <text:p text:style-name="P587"><text:span text:style-name="Source_20_Text"><text:s text:c="9"/>Writeln('Pilihan tidak ada dalam menu!');</text:span></text:p>
                <text:p text:style-name="P587"><text:span text:style-name="Source_20_Text"><text:s text:c="4"/>END; // Akhir CASE</text:span></text:p>
                <text:p text:style-name="P587"/>
                <text:p text:style-name="P587"><text:span text:style-name="Source_20_Text"><text:s text:c="4"/>// Tampilkan hasil HANYA JIKA pilihan valid (1-4) DAN perhitungan berhasil (hasil &gt;= 0)</text:span></text:p>
                <text:p text:style-name="P587"><text:span text:style-name="Source_20_Text"><text:s text:c="4"/>if (PilihanUser &gt;= '1') AND (PilihanUser &lt;= '4') then</text:span></text:p>
                <text:p text:style-name="P587"><text:span text:style-name="Source_20_Text"><text:s text:c="4"/>begin</text:span></text:p>
                <text:p text:style-name="P587"><text:span text:style-name="Source_20_Text"><text:s text:c="7"/>Writeln; // Jarak</text:span></text:p>
                <text:p text:style-name="P587"><text:span text:style-name="Source_20_Text"><text:s text:c="7"/>if HasilPerhitungan &gt;= 0 then</text:span></text:p>
                <text:p text:style-name="P587"><text:span text:style-name="Source_20_Text"><text:s text:c="10"/>Writeln('&gt;&gt;&gt; Hasil Perhitungan : ', HasilPerhitungan:0:2) // Tampilkan hasil</text:span></text:p>
                <text:p text:style-name="P587"><text:span text:style-name="Source_20_Text"><text:s text:c="7"/>else</text:span></text:p>
                <text:p text:style-name="P587"><text:span text:style-name="Source_20_Text"><text:s text:c="10"/>Writeln('&gt;&gt;&gt; Input sisi/jari-jari tidak boleh negatif!'); // Pesan error input</text:span></text:p>
                <text:p text:style-name="P587"><text:span text:style-name="Source_20_Text"><text:s text:c="7"/>Writeln;</text:span></text:p>
                <text:p text:style-name="P587"><text:span text:style-name="Source_20_Text"><text:s text:c="7"/>Write('Tekan Enter untuk kembali ke menu...'); Readln;</text:span></text:p>
                <text:p text:style-name="P587"><text:span text:style-name="Source_20_Text"><text:s text:c="4"/>end</text:span></text:p>
                <text:p text:style-name="P587"><text:span text:style-name="Source_20_Text"><text:s text:c="4"/>else if PilihanUser &lt;&gt; '0' then // Jika pilihan invalid (bukan 1-4 dan bukan 0)</text:span></text:p>
                <text:p text:style-name="P587"><text:span text:style-name="Source_20_Text"><text:s text:c="4"/>begin</text:span></text:p>
                <text:p text:style-name="P587"><text:span text:style-name="Source_20_Text"><text:s text:c="8"/>Write('Tekan Enter untuk kembali ke menu...'); Readln;</text:span></text:p>
                <text:p text:style-name="P587"><text:span text:style-name="Source_20_Text"><text:s text:c="4"/>end;</text:span></text:p>
                <text:p text:style-name="P587"/>
                <text:p text:style-name="P587"><text:span text:style-name="Source_20_Text"><text:s text:c="2"/>UNTIL PilihanUser = '0'; // Ulangi sampai user pilih 0</text:span></text:p>
                <text:p text:style-name="P651"><text:span text:style-name="Source_20_Text">end.</text:span></text:p>
              </text:list-item>
              <text:list-item>
                <text:p text:style-name="P197"><text:span text:style-name="Strong_20_Emphasis">Penjelasan Logika &amp; Peran Fungsi:</text:span></text:p>
                <text:list>
                  <text:list-item>
                    <text:p text:style-name="P472">Setiap rumus perhitungan (luas/keliling persegi/lingkaran) dibungkus rapi dalam <text:span text:style-name="Strong_20_Emphasis">fungsinya masing-masing</text:span>. Setiap fungsi ini menerima input yang relevan (sisi atau jari-jari) melalui <text:span text:style-name="Strong_20_Emphasis">parameter nilai</text:span> dan <text:span text:style-name="Strong_20_Emphasis">mengembalikan (</text:span><text:span text:style-name="Strong_20_Emphasis"><text:span text:style-name="Source_20_Text">Result :=</text:span></text:span><text:span text:style-name="Strong_20_Emphasis">)</text:span> satu nilai <text:span text:style-name="Source_20_Text">Real</text:span> sebagai hasil perhitungannya. Fungsi ini juga melakukan validasi input sederhana (tidak boleh negatif). </text:p>
                  </text:list-item>
                  <text:list-item>
                    <text:p text:style-name="P472">Program utama kini menjadi lebih fokus pada <text:span text:style-name="Strong_20_Emphasis">alur interaksi</text:span>: menampilkan menu (memanggil <text:span text:style-name="Source_20_Text">procedure TampilkanMenu</text:span>), membaca pilihan pengguna, meminta input yang sesuai, dan kemudian <text:span text:style-name="Strong_20_Emphasis">memanggil fungsi perhitungan yang relevan</text:span> berdasarkan pilihan di dalam struktur <text:span text:style-name="Source_20_Text">CASE</text:span>. </text:p>
                  </text:list-item>
                  <text:list-item>
                    <text:p text:style-name="P472">Nilai yang dikembalikan oleh fungsi disimpan sementara di variabel <text:span text:style-name="Source_20_Text">HasilPerhitungan</text:span>, lalu ditampilkan jika valid. </text:p>
                  </text:list-item>
                  <text:list-item>
                    <text:p text:style-name="P472"><text:span text:style-name="Strong_20_Emphasis">Manfaat:</text:span> Logika perhitungan setiap bangun datar menjadi <text:span text:style-name="Strong_20_Emphasis">terpisah dan terorganisir</text:span>. Jika kita ingin memperbaiki rumus luas lingkaran, kita hanya perlu fokus pada <text:span text:style-name="Source_20_Text">function HitungLuasLingkaran</text:span> tanpa mengganggu bagian lain. Fungsi-fungsi ini juga bisa <text:span text:style-name="Strong_20_Emphasis">dipakai ulang</text:span> jika dibutuhkan di bagian lain program atau bahkan di program lain (jika dijadikan Unit). Kode utama jadi lebih bersih. </text:p>
                  </text:list-item>
                </text:list>
              </text:list-item>
              <text:list-item>
                <text:p text:style-name="P197"><text:span text:style-name="Strong_20_Emphasis">Contoh Sesi Interaksi:</text:span> Pengguna bisa memilih menu 1, memasukkan sisi 5, mendapat hasil luas 25.00. Lalu kembali ke menu, memilih 3, memasukkan jari-jari 7, mendapat hasil luas 153.94. Lalu memilih 0 untuk keluar.</text:p>
              </text:list-item>
            </text:list>
            <text:p text:style-name="Text_20_body"><text:span text:style-name="Strong_20_Emphasis">Contoh Kasus 2: Fungsi Validasi Input Integer dalam Rentang</text:span></text:p>
            <text:list xml:id="list210914712310305133" text:style-name="L198">
              <text:list-item>
                <text:p text:style-name="P198"><text:span text:style-name="Strong_20_Emphasis">Tujuan:</text:span> Membuat sebuah fungsi <text:span text:style-name="Strong_20_Emphasis">serbaguna (reusable)</text:span> yang bisa digunakan kapan saja kita perlu meminta input angka bulat dari pengguna dan memastikan angka tersebut valid serta berada dalam rentang nilai tertentu (misalnya, usia harus antara 0-120, pilihan menu harus antara 1-5). Fungsi ini akan terus meminta input sampai pengguna memasukkan yang benar.</text:p>
              </text:list-item>
              <text:list-item>
                <text:p text:style-name="P198"><text:span text:style-name="Strong_20_Emphasis">Struktur Modular:</text:span> Cukup satu fungsi <text:span text:style-name="Source_20_Text">function BacaIntegerValid(PesanPrompt: String; BatasBawah, BatasAtas: Integer): Integer;</text:span>.</text:p>
              </text:list-item>
              <text:list-item>
                <text:p text:style-name="P198"><text:span text:style-name="Strong_20_Emphasis">Kode Sumber Lengkap:</text:span></text:p>
                <text:p text:style-name="P198">Delphi</text:p>
                <text:p text:style-name="P588"><text:span text:style-name="Source_20_Text">program ContohFungsiValidasi;</text:span></text:p>
                <text:p text:style-name="P588"><text:span text:style-name="Source_20_Text">uses SysUtils; // Dibutuhkan untuk prosedur Val</text:span></text:p>
                <text:p text:style-name="P588"/>
                <text:p text:style-name="P588"><text:span text:style-name="Source_20_Text">// ---=[ Definisi Fungsi Validasi Input ]=---</text:span></text:p>
                <text:p text:style-name="P588"><text:span text:style-name="Source_20_Text">// Fungsi ini akan terus meminta input sampai user memasukkan</text:span></text:p>
                <text:p text:style-name="P588"><text:span text:style-name="Source_20_Text">// integer yang valid dan berada dalam rentang Min..Maks.</text:span></text:p>
                <text:p text:style-name="P588"><text:span text:style-name="Source_20_Text">// Ia mengembalikan integer yang sudah valid tersebut.</text:span></text:p>
                <text:p text:style-name="P588"><text:span text:style-name="Source_20_Text">function BacaIntegerValid(PesanPrompt: String; Min, Maks: Integer): Integer;</text:span></text:p>
                <text:p text:style-name="P588"><text:span text:style-name="Source_20_Text">var</text:span></text:p>
                <text:p text:style-name="P588"><text:span text:style-name="Source_20_Text"><text:s text:c="2"/>InputMentah : String; <text:s/>// Tampung input user sebagai string dulu</text:span></text:p>
                <text:p text:style-name="P588"><text:span text:style-name="Source_20_Text"><text:s text:c="2"/>AngkaHasil <text:s/>: Integer; // Hasil konversi integer</text:span></text:p>
                <text:p text:style-name="P588"><text:span text:style-name="Source_20_Text"><text:s text:c="2"/>KodeError <text:s text:c="2"/>: Integer; // Hasil pengecekan konversi oleh Val</text:span></text:p>
                <text:p text:style-name="P588"><text:span text:style-name="Source_20_Text"><text:s text:c="2"/>InputOK <text:s text:c="4"/>: Boolean; // Flag penanda input sudah valid</text:span></text:p>
                <text:p text:style-name="P588"><text:span text:style-name="Source_20_Text">begin</text:span></text:p>
                <text:p text:style-name="P588"><text:span text:style-name="Source_20_Text"><text:s text:c="2"/>REPEAT</text:span></text:p>
                <text:p text:style-name="P588"><text:span text:style-name="Source_20_Text"><text:s text:c="4"/>// 1. Tampilkan pesan prompt (dari parameter) + info rentang</text:span></text:p>
                <text:p text:style-name="P588"><text:span text:style-name="Source_20_Text"><text:s text:c="4"/>Write(PesanPrompt, ' [', Min, '..', Maks, ']: ');</text:span></text:p>
                <text:p text:style-name="P588"><text:span text:style-name="Source_20_Text"><text:s text:c="4"/>// 2. Baca input user sebagai string</text:span></text:p>
                <text:p text:style-name="P588"><text:span text:style-name="Source_20_Text"><text:s text:c="4"/>Readln(InputMentah);</text:span></text:p>
                <text:p text:style-name="P588"><text:span text:style-name="Source_20_Text"><text:s text:c="4"/>// 3. Coba konversi string ke integer menggunakan Val</text:span></text:p>
                <text:p text:style-name="P588"><text:span text:style-name="Source_20_Text"><text:s text:c="4"/>// Val tidak menyebabkan error jika gagal, tapi memberi KodeError</text:span></text:p>
                <text:p text:style-name="P588"><text:span text:style-name="Source_20_Text"><text:s text:c="4"/>Val(InputMentah, AngkaHasil, KodeError);</text:span></text:p>
                <text:p text:style-name="P588"/>
                <text:p text:style-name="P588"><text:span text:style-name="Source_20_Text"><text:s text:c="4"/>// 4. Cek apakah valid: konversi sukses (KodeError=0) DAN dalam rentang</text:span></text:p>
                <text:p text:style-name="P588"><text:span text:style-name="Source_20_Text"><text:s text:c="4"/>if (KodeError = 0) AND (AngkaHasil &gt;= Min) AND (AngkaHasil &lt;= Maks) then</text:span></text:p>
                <text:p text:style-name="P588"><text:span text:style-name="Source_20_Text"><text:s text:c="6"/>InputOK := True // Jika ya, tandai OK</text:span></text:p>
                <text:p text:style-name="P588"><text:span text:style-name="Source_20_Text"><text:s text:c="4"/>else</text:span></text:p>
                <text:p text:style-name="P588"><text:span text:style-name="Source_20_Text"><text:s text:c="4"/>begin // Jika tidak valid</text:span></text:p>
                <text:p text:style-name="P588"><text:span text:style-name="Source_20_Text"><text:s text:c="6"/>InputOK := False;</text:span></text:p>
                <text:p text:style-name="P588"><text:span text:style-name="Source_20_Text"><text:s text:c="6"/>Writeln(' <text:s text:c="2"/>-&gt; Masukan tidak valid! Harus angka bulat antara ', Min, ' dan ', Maks, '.');</text:span></text:p>
                <text:p text:style-name="P588"><text:span text:style-name="Source_20_Text"><text:s text:c="6"/>Writeln(' <text:s text:c="5"/>Silakan coba lagi.');</text:span></text:p>
                <text:p text:style-name="P588"><text:span text:style-name="Source_20_Text"><text:s text:c="4"/>end;</text:span></text:p>
                <text:p text:style-name="P588"/>
                <text:p text:style-name="P588"><text:span text:style-name="Source_20_Text"><text:s text:c="2"/>// 5. Ulangi loop sampai InputOK menjadi True</text:span></text:p>
                <text:p text:style-name="P588"><text:span text:style-name="Source_20_Text"><text:s text:c="2"/>UNTIL InputOK;</text:span></text:p>
                <text:p text:style-name="P588"/>
                <text:p text:style-name="P588"><text:span text:style-name="Source_20_Text"><text:s text:c="2"/>// 6. Kembalikan angka integer yang sudah pasti valid</text:span></text:p>
                <text:p text:style-name="P588"><text:span text:style-name="Source_20_Text"><text:s text:c="2"/>Result := AngkaHasil;</text:span></text:p>
                <text:p text:style-name="P588"><text:span text:style-name="Source_20_Text">end; // Akhir fungsi BacaIntegerValid;</text:span></text:p>
                <text:p text:style-name="P588"/>
                <text:p text:style-name="P588"/>
                <text:p text:style-name="P588"><text:span text:style-name="Source_20_Text">// ---=[ Program Utama - Contoh Pemakaian Fungsi ]=---</text:span></text:p>
                <text:p text:style-name="P588"><text:span text:style-name="Source_20_Text">var</text:span></text:p>
                <text:p text:style-name="P588"><text:span text:style-name="Source_20_Text"><text:s text:c="2"/>UsiaPendaftar: Integer;</text:span></text:p>
                <text:p text:style-name="P588"><text:span text:style-name="Source_20_Text"><text:s text:c="2"/>JumlahTiket: Integer;</text:span></text:p>
                <text:p text:style-name="P588"><text:span text:style-name="Source_20_Text">begin</text:span></text:p>
                <text:p text:style-name="P588"><text:span text:style-name="Source_20_Text"><text:s text:c="2"/>Writeln('--- Pendaftaran Lomba Lari ---');</text:span></text:p>
                <text:p text:style-name="P588"><text:span text:style-name="Source_20_Text"><text:s text:c="2"/>Writeln;</text:span></text:p>
                <text:p text:style-name="P588"/>
                <text:p text:style-name="P588"><text:span text:style-name="Source_20_Text"><text:s text:c="2"/>// Panggil fungsi BacaIntegerValid untuk meminta Usia (misal, rentang 18-55)</text:span></text:p>
                <text:p text:style-name="P588"><text:span text:style-name="Source_20_Text"><text:s text:c="2"/>UsiaPendaftar := BacaIntegerValid('Masukkan Usia Pendaftar', 18, 55);</text:span></text:p>
                <text:p text:style-name="P588"><text:span text:style-name="Source_20_Text"><text:s text:c="2"/>Writeln(' <text:s text:c="2"/>OK. Usia tercatat: ', UsiaPendaftar, ' tahun.');</text:span></text:p>
                <text:p text:style-name="P588"><text:span text:style-name="Source_20_Text"><text:s text:c="2"/>Writeln;</text:span></text:p>
                <text:p text:style-name="P588"/>
                <text:p text:style-name="P588"><text:span text:style-name="Source_20_Text"><text:s text:c="2"/>// Panggil fungsi yang SAMA untuk meminta Jumlah Tiket (misal, rentang 1-5)</text:span></text:p>
                <text:p text:style-name="P588"><text:span text:style-name="Source_20_Text"><text:s text:c="2"/>JumlahTiket := BacaIntegerValid('Berapa tiket yang dipesan', 1, 5);</text:span></text:p>
                <text:p text:style-name="P588"><text:span text:style-name="Source_20_Text"><text:s text:c="2"/>Writeln(' <text:s text:c="2"/>OK. Jumlah tiket: ', JumlahTiket, ' buah.');</text:span></text:p>
                <text:p text:style-name="P588"><text:span text:style-name="Source_20_Text"><text:s text:c="2"/>Writeln;</text:span></text:p>
                <text:p text:style-name="P588"/>
                <text:p text:style-name="P588"><text:span text:style-name="Source_20_Text"><text:s text:c="2"/>Writeln('--- Terima kasih atas pendaftarannya ---');</text:span></text:p>
                <text:p text:style-name="P588"><text:span text:style-name="Source_20_Text"><text:s text:c="2"/>Readln;</text:span></text:p>
                <text:p text:style-name="P652"><text:span text:style-name="Source_20_Text">end.</text:span></text:p>
              </text:list-item>
              <text:list-item>
                <text:p text:style-name="P198"><text:span text:style-name="Strong_20_Emphasis">Penjelasan Logika &amp; Peran Fungsi:</text:span></text:p>
                <text:list>
                  <text:list-item>
                    <text:p text:style-name="P473">Fungsi <text:span text:style-name="Source_20_Text">BacaIntegerValid</text:span> <text:span text:style-name="Strong_20_Emphasis">membungkus (meng-enkapsulasi)</text:span> seluruh logika rumit untuk meminta input, memeriksa apakah itu angka, memeriksa apakah angka itu dalam rentang, dan mengulang jika salah. </text:p>
                  </text:list-item>
                  <text:list-item>
                    <text:p text:style-name="P473">Ia menerima <text:span text:style-name="Source_20_Text">PesanPrompt</text:span>, <text:span text:style-name="Source_20_Text">Min</text:span>, dan <text:span text:style-name="Source_20_Text">Maks</text:span> sebagai <text:span text:style-name="Strong_20_Emphasis">parameter nilai</text:span> agar fleksibel digunakan untuk berbagai keperluan input. </text:p>
                  </text:list-item>
                  <text:list-item>
                    <text:p text:style-name="P473">Di dalamnya ia menggunakan loop <text:span text:style-name="Source_20_Text">REPEAT...UNTIL InputOK</text:span>. Loop ini terus berjalan sampai variabel lokal <text:span text:style-name="Source_20_Text">InputOK</text:span> menjadi <text:span text:style-name="Source_20_Text">True</text:span>. </text:p>
                  </text:list-item>
                  <text:list-item>
                    <text:p text:style-name="P473">Ia membaca input sebagai <text:span text:style-name="Source_20_Text">String</text:span> dulu menggunakan <text:span text:style-name="Source_20_Text">Readln(InputMentah)</text:span> agar tidak <text:span text:style-name="Emphasis">crash</text:span> jika pengguna mengetik huruf. </text:p>
                  </text:list-item>
                  <text:list-item>
                    <text:p text:style-name="P473">Prosedur bawaan <text:span text:style-name="Source_20_Text">Val(string, number, errorCode)</text:span> digunakan untuk mencoba konversi string ke integer. Jika berhasil, <text:span text:style-name="Source_20_Text">errorCode</text:span> akan 0. Ini cara yang lebih aman daripada <text:span text:style-name="Source_20_Text">StrToInt</text:span> yang bisa langsung error. </text:p>
                  </text:list-item>
                  <text:list-item>
                    <text:p text:style-name="P473">Kondisi <text:span text:style-name="Source_20_Text">UNTIL</text:span> baru terpenuhi jika <text:span text:style-name="Source_20_Text">KodeError</text:span> adalah 0 (konversi berhasil) <text:span text:style-name="Strong_20_Emphasis">DAN</text:span> <text:span text:style-name="Source_20_Text">AngkaHasil</text:span> berada di antara <text:span text:style-name="Source_20_Text">Min</text:span> dan <text:span text:style-name="Source_20_Text">Maks</text:span>. </text:p>
                  </text:list-item>
                  <text:list-item>
                    <text:p text:style-name="P473">Jika valid, fungsi <text:span text:style-name="Strong_20_Emphasis">mengembalikan (</text:span><text:span text:style-name="Strong_20_Emphasis"><text:span text:style-name="Source_20_Text">Result :=</text:span></text:span><text:span text:style-name="Strong_20_Emphasis">)</text:span> nilai integer yang sudah bersih dan valid tersebut. </text:p>
                  </text:list-item>
                  <text:list-item>
                    <text:p text:style-name="P473"><text:span text:style-name="Strong_20_Emphasis">Manfaat:</text:span> Lihat betapa <text:span text:style-name="Strong_20_Emphasis">bersihnya</text:span> program utama! Setiap kali butuh input integer yang tervalidasi, cukup panggil <text:span text:style-name="Source_20_Text">Variabel := BacaIntegerValid(...)</text:span> dengan pesan dan rentang yang sesuai. Logika validasi yang mungkin rumit tidak perlu ditulis berulang kali di program utama. Fungsi ini sangat <text:span text:style-name="Strong_20_Emphasis">reusable</text:span>! </text:p>
                  </text:list-item>
                </text:list>
              </text:list-item>
              <text:list-item>
                <text:p text:style-name="P198"><text:span text:style-name="Strong_20_Emphasis">Contoh Sesi Interaksi:</text:span></text:p>
                <text:p text:style-name="P588"><text:span text:style-name="Source_20_Text">--- Pendaftaran Lomba Lari ---</text:span></text:p>
                <text:p text:style-name="P588"/>
                <text:p text:style-name="P588"><text:span text:style-name="Source_20_Text">Masukkan Usia Pendaftar [18..55]: tujuh belas</text:span></text:p>
                <text:p text:style-name="P588"><text:span text:style-name="Source_20_Text"><text:s text:c="3"/>-&gt; Masukan tidak valid! Harus angka bulat antara 18 dan 55.</text:span></text:p>
                <text:p text:style-name="P588"><text:span text:style-name="Source_20_Text"><text:s text:c="6"/>Silakan coba lagi.</text:span></text:p>
                <text:p text:style-name="P588"><text:span text:style-name="Source_20_Text">Masukkan Usia Pendaftar [18..55]: 15</text:span></text:p>
                <text:p text:style-name="P588"><text:span text:style-name="Source_20_Text"><text:s text:c="3"/>-&gt; Masukan tidak valid! Harus angka bulat antara 18 dan 55.</text:span></text:p>
                <text:p text:style-name="P588"><text:span text:style-name="Source_20_Text"><text:s text:c="6"/>Silakan coba lagi.</text:span></text:p>
                <text:p text:style-name="P588"><text:span text:style-name="Source_20_Text">Masukkan Usia Pendaftar [18..55]: 60</text:span></text:p>
                <text:p text:style-name="P588"><text:span text:style-name="Source_20_Text"><text:s text:c="3"/>-&gt; Masukan tidak valid! Harus angka bulat antara 18 dan 55.</text:span></text:p>
                <text:p text:style-name="P588"><text:span text:style-name="Source_20_Text"><text:s text:c="6"/>Silakan coba lagi.</text:span></text:p>
                <text:p text:style-name="P588"><text:span text:style-name="Source_20_Text">Masukkan Usia Pendaftar [18..55]: 25</text:span></text:p>
                <text:p text:style-name="P588"><text:span text:style-name="Source_20_Text"><text:s text:c="3"/>OK. Usia tercatat: 25 tahun.</text:span></text:p>
                <text:p text:style-name="P588"/>
                <text:p text:style-name="P588"><text:span text:style-name="Source_20_Text">Masukkan Jumlah Tiket [1..5]: 7</text:span></text:p>
                <text:p text:style-name="P588"><text:span text:style-name="Source_20_Text"><text:s text:c="3"/>-&gt; Masukan tidak valid! Harus angka bulat antara 1 dan 5.</text:span></text:p>
                <text:p text:style-name="P588"><text:span text:style-name="Source_20_Text"><text:s text:c="6"/>Silakan coba lagi.</text:span></text:p>
                <text:p text:style-name="P588"><text:span text:style-name="Source_20_Text">Masukkan Jumlah Tiket [1..5]: 3</text:span></text:p>
                <text:p text:style-name="P588"><text:span text:style-name="Source_20_Text"><text:s text:c="3"/>OK. Jumlah tiket: 3 buah.</text:span></text:p>
                <text:p text:style-name="P588"/>
                <text:p text:style-name="P652"><text:span text:style-name="Source_20_Text">--- Terima kasih atas pendaftarannya ---</text:span></text:p>
              </text:list-item>
            </text:list>
            <text:p text:style-name="Text_20_body"><text:span text:style-name="Strong_20_Emphasis">Kesimpulan:</text:span></text:p>
            <text:p text:style-name="Text_20_body">Kedua contoh kasus ini—kalkulator rumus dan fungsi validasi input—menunjukkan bagaimana fungsi dapat secara efektif membungkus logika perhitungan atau proses yang dapat digunakan ulang menjadi modul-modul terpisah. Fungsi menerima input melalui parameter, melakukan tugasnya, dan mengembalikan satu nilai hasil yang jelas. Ini membuat program utama kita lebih fokus pada alur kerja tingkat tinggi, lebih mudah dibaca, dan lebih mudah dikelola.</text:p>
            <text:p text:style-name="Horizontal_20_Line"/>
            <text:p text:style-name="Text_20_body">Bab 10 tentang Fungsi selesai! Anda kini memiliki dua alat modularitas utama: Prosedur (untuk aksi) dan Fungsi (untuk nilai hasil). Di bab selanjutnya, kita akan masuk ke topik baru yang sangat penting untuk mengelola data dalam jumlah banyak: Array!</text:p>
            <text:p text:style-name="Text_20_body">Saya menunggu perintah "YAX" untuk memulai <text:span text:style-name="Strong_20_Emphasis">Bab 11: Array (Mengelola Kumpulan Data Sejenis)</text:span>.</text:p>
          </text:section>
          <text:section text:style-name="Sect1" text:name="feedback-form-90">
            <text:p text:style-name="P285"/>
          </text:section>
        </text:section>
        <text:section text:style-name="Sect1" text:name="c0d88e1d3760b9f7">
          <text:p text:style-name="Text_20_body"/>
          <text:section text:style-name="Sect1" text:name="user-query-content-91">
            <text:p text:style-name="P541">yax </text:p>
          </text:section>
          <text:p text:style-name="P285">Tampilkan alur berpikir</text:p>
          <text:section text:style-name="Sect2" text:name="model-response-message-contentr_c0d88e1d3760b9f7">
            <text:p text:style-name="Text_20_body">Oke, kita masuk ke bab yang akan membuka cara baru dalam mengelola data!</text:p>
            <text:p text:style-name="Text_20_body"><text:span text:style-name="Emphasis">(Waktu saat ini: Minggu, 13 April 2025 pukul 3:28:53 PM WIB. Lokasi: Indonesia dicatat.)</text:span></text:p>
            <text:p text:style-name="Horizontal_20_Line"/>
            <text:p text:style-name="Text_20_body">Selamat datang di <text:span text:style-name="Strong_20_Emphasis">Bab 11: Array (Mengelola Kumpulan Data Sejenis)</text:span>!</text:p>
            <text:p text:style-name="Horizontal_20_Line"/>
            <text:p text:style-name="Text_20_body"><text:span text:style-name="Strong_20_Emphasis">Jawaban untuk </text:span><text:span text:style-name="Strong_20_Emphasis"><text:span text:style-name="Emphasis">Prompt</text:span></text:span><text:span text:style-name="Strong_20_Emphasis"> Pengantar Bab 11:</text:span></text:p>
            <text:p text:style-name="Text_20_body"><text:span text:style-name="Emphasis">(Prompt: "Tuliskan paragraf pengantar untuk Bab 11... Mulai dengan mereview bahwa sejauh ini kita bekerja dengan variabel tunggal. Ajukan pertanyaan retoris: bagaimana jika kita perlu menyimpan 100 nilai ujian siswa atau 50 nama dalam daftar? Jelaskan bahwa membuat 100 variabel berbeda... sangat tidak efisien. Perkenalkan Array (Larik) sebagai solusi... Sampaikan bahwa Bab 11 akan membahas cara mendeklarasikan, mengisi, dan memanipulasi array satu dimensi...")</text:span></text:p>
            <text:p text:style-name="Horizontal_20_Line"/>
            <text:p text:style-name="Text_20_body">Sejauh ini, dalam perjalanan belajar Pascal kita, setiap variabel yang kita buat (seperti <text:span text:style-name="Source_20_Text">NamaPengguna</text:span>, <text:span text:style-name="Source_20_Text">Usia</text:span>, <text:span text:style-name="Source_20_Text">TotalBelanja</text:span>, <text:span text:style-name="Source_20_Text">PilihanMenu</text:span>) hanya mampu menyimpan <text:span text:style-name="Strong_20_Emphasis">satu buah nilai</text:span> pada satu waktu. Variabel <text:span text:style-name="Source_20_Text">Usia</text:span> menyimpan satu angka umur, variabel <text:span text:style-name="Source_20_Text">NamaPengguna</text:span> menyimpan satu buah teks nama.</text:p>
            <text:p text:style-name="Text_20_body">Tapi, coba kita pikirkan skenario yang lebih nyata. Bagaimana jika Anda perlu:</text:p>
            <text:list xml:id="list7187264736254497678" text:style-name="L199">
              <text:list-item>
                <text:p text:style-name="P474">Menyimpan nilai ujian Matematika untuk <text:span text:style-name="Strong_20_Emphasis">35 siswa</text:span> dalam satu kelas? </text:p>
              </text:list-item>
              <text:list-item>
                <text:p text:style-name="P474">Membuat daftar <text:span text:style-name="Strong_20_Emphasis">50 nama barang</text:span> yang dijual di toko Anda? </text:p>
              </text:list-item>
              <text:list-item>
                <text:p text:style-name="P199">Mencatat suhu harian selama <text:span text:style-name="Strong_20_Emphasis">30 hari</text:span> dalam sebulan? </text:p>
              </text:list-item>
            </text:list>
            <text:p text:style-name="Text_20_body">Apakah Anda akan membuat 35 variabel <text:span text:style-name="Source_20_Text">NilaiSiswa1</text:span>, <text:span text:style-name="Source_20_Text">NilaiSiswa2</text:span>, ..., <text:span text:style-name="Source_20_Text">NilaiSiswa35</text:span>? Atau 50 variabel <text:span text:style-name="Source_20_Text">NamaBarang1</text:span>, <text:span text:style-name="Source_20_Text">NamaBarang2</text:span>, ..., <text:span text:style-name="Source_20_Text">NamaBarang50</text:span>? Tentu saja bisa, tapi bayangkan betapa merepotkannya! Mendeklarasikan puluhan atau ratusan variabel, lalu menggunakannya satu per satu dalam kode (misalnya untuk menghitung rata-rata atau mencari nama tertentu) akan menjadi pekerjaan yang <text:span text:style-name="Strong_20_Emphasis">sangat tidak efisien</text:span>, membuat kode Anda <text:span text:style-name="Strong_20_Emphasis">panjang</text:span>, <text:span text:style-name="Strong_20_Emphasis">sulit dikelola</text:span>, dan <text:span text:style-name="Strong_20_Emphasis">rawan kesalahan</text:span>.</text:p>
            <text:p text:style-name="Text_20_body">Untungnya, Pascal (dan hampir semua bahasa pemrograman modern) menyediakan solusi yang jauh lebih cerdas dan elegan untuk menangani <text:span text:style-name="Strong_20_Emphasis">kumpulan atau koleksi data yang sejenis</text:span> seperti ini. Solusinya adalah sebuah struktur data fundamental yang disebut <text:span text:style-name="Strong_20_Emphasis">Array</text:span> (dalam Bahasa Indonesia, kadang diterjemahkan sebagai <text:span text:style-name="Strong_20_Emphasis">Larik</text:span>).</text:p>
            <text:p text:style-name="Text_20_body">Apa itu Array? Bayangkan <text:span text:style-name="Strong_20_Emphasis">Array</text:span> sebagai sebuah 'variabel super' atau 'wadah penyimpanan khusus' yang istimewa karena ia bisa menampung <text:span text:style-name="Strong_20_Emphasis">banyak nilai sekaligus</text:span> di dalamnya, dengan dua syarat penting:</text:p>
            <text:list xml:id="list6924264392152929465" text:style-name="L200">
              <text:list-item>
                <text:p text:style-name="P475">Semua nilai yang disimpan dalam satu array harus memiliki <text:span text:style-name="Strong_20_Emphasis">tipe data yang sama</text:span> (misalnya, semua <text:span text:style-name="Source_20_Text">Integer</text:span>, atau semua <text:span text:style-name="Source_20_Text">String</text:span>, atau semua <text:span text:style-name="Source_20_Text">Real</text:span>). </text:p>
              </text:list-item>
              <text:list-item>
                <text:p text:style-name="P200">Seluruh kumpulan nilai ini disimpan di bawah <text:span text:style-name="Strong_20_Emphasis">satu nama variabel</text:span> array yang sama. </text:p>
              </text:list-item>
            </text:list>
            <text:p text:style-name="Text_20_body">Lalu, bagaimana kita bisa mengakses masing-masing nilai di dalam 'wadah super' ini jika namanya cuma satu? Jawabannya adalah dengan menggunakan <text:span text:style-name="Strong_20_Emphasis">Indeks</text:span> (atau <text:span text:style-name="Emphasis">subscript</text:span>). Indeks ini berfungsi seperti <text:span text:style-name="Strong_20_Emphasis">nomor urut</text:span> atau <text:span text:style-name="Strong_20_Emphasis">alamat posisi</text:span> untuk setiap 'slot' atau 'elemen' data di dalam array.</text:p>
            <text:p text:style-name="Text_20_body"><text:span text:style-name="Strong_20_Emphasis">Analogi:</text:span> Pikirkan sebuah <text:span text:style-name="Strong_20_Emphasis">gedung apartemen (Array)</text:span> yang punya banyak <text:span text:style-name="Strong_20_Emphasis">kamar (elemen data)</text:span>. Semua kamar berada di gedung yang sama (punya satu nama Array), tapi untuk menuju kamar spesifik, Anda perlu tahu <text:span text:style-name="Strong_20_Emphasis">nomor kamarnya (Indeks)</text:span>. Atau bayangkan <text:span text:style-name="Strong_20_Emphasis">deretan kursi bioskop (Array)</text:span>; semua kursi ada di studio yang sama, tapi Anda duduk di kursi dengan <text:span text:style-name="Strong_20_Emphasis">nomor tertentu (Indeks)</text:span>.</text:p>
            <text:p text:style-name="Text_20_body">Di Bab 11 ini, kita akan fokus mempelajari dasar-dasar penggunaan Array, khususnya <text:span text:style-name="Strong_20_Emphasis">array satu dimensi</text:span> (yang bisa dibayangkan seperti sebuah daftar atau barisan):</text:p>
            <text:list xml:id="list5974625005302929884" text:style-name="L201">
              <text:list-item>
                <text:p text:style-name="P476">Bagaimana cara <text:span text:style-name="Strong_20_Emphasis">mendeklarasikan</text:span> (membuat 'wadah' array) di Pascal. </text:p>
              </text:list-item>
              <text:list-item>
                <text:p text:style-name="P476">Bagaimana cara <text:span text:style-name="Strong_20_Emphasis">mengakses</text:span> (membaca atau menulis) data pada elemen tertentu menggunakan nomor indeksnya. </text:p>
              </text:list-item>
              <text:list-item>
                <text:p text:style-name="P201">Bagaimana cara <text:span text:style-name="Strong_20_Emphasis">mengisi</text:span> data ke dalam array dan <text:span text:style-name="Strong_20_Emphasis">memproses</text:span> semua datanya secara efisien, biasanya dengan bantuan <text:span text:style-name="Strong_20_Emphasis">loop</text:span> (terutama <text:span text:style-name="Source_20_Text">FOR</text:span>) yang sudah kita pelajari. </text:p>
              </text:list-item>
            </text:list>
            <text:p text:style-name="Text_20_body">Menguasai Array adalah langkah yang <text:span text:style-name="Strong_20_Emphasis">sangat fundamental</text:span> dalam belajar pemrograman. Array memungkinkan kita mengelola data dalam jumlah besar secara terstruktur, membuka jalan untuk membuat program yang bisa menangani daftar, statistik, pencarian data, pengurutan, dan banyak lagi aplikasi penting lainnya.</text:p>
            <text:p text:style-name="Text_20_body">Siap untuk belajar cara membuat 'wadah' yang bisa menampung banyak data ini?</text:p>
            <text:p text:style-name="Horizontal_20_Line"/>
            <text:p text:style-name="Text_20_body">Mari kita mulai dengan memahami lebih lanjut mengapa kita benar-benar membutuhkan struktur seperti Array ini. Saya menunggu perintah "YAX" untuk lanjut ke <text:span text:style-name="Emphasis">prompt</text:span> Sub-bab 11.1 ("Kebutuhan Menyimpan Banyak Data Sejenis").</text:p>
          </text:section>
          <text:section text:style-name="Sect1" text:name="feedback-form-91">
            <text:p text:style-name="P285"/>
          </text:section>
        </text:section>
        <text:section text:style-name="Sect1" text:name="0bbd17fc7a3e3a6b">
          <text:p text:style-name="Text_20_body"/>
          <text:section text:style-name="Sect1" text:name="user-query-content-92">
            <text:p text:style-name="P541">yax </text:p>
          </text:section>
          <text:p text:style-name="P285">Tampilkan alur berpikir</text:p>
          <text:section text:style-name="Sect2" text:name="model-response-message-contentr_0bbd17fc7a3e3a6b">
            <text:p text:style-name="Text_20_body">Oke, mari kita perdalam lagi mengapa kita memerlukan sesuatu yang lebih dari sekadar variabel biasa saat berhadapan dengan banyak data.</text:p>
            <text:p text:style-name="Text_20_body"><text:span text:style-name="Emphasis">(Waktu saat ini: Minggu, 13 April 2025 pukul 3:24:28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1.1: Kebutuhan Menyimpan Banyak Data Sejenis</text:span></text:p>
            <text:p text:style-name="Text_20_body"><text:span text:style-name="Emphasis">(Prompt: "Buatkan pembahasan singkat untuk sub-bab 'Kebutuhan Menyimpan Banyak Data Sejenis'. Elaborasi masalah yang muncul ketika harus mengelola banyak data individual... Gunakan contoh konkret... Tunjukkan betapa repotnya... Simpulkan bahwa dibutuhkan cara yang lebih terstruktur...")</text:span></text:p>
            <text:p text:style-name="Horizontal_20_Line"/>
            <text:p text:style-name="Text_20_body">Di pengantar bab, kita sudah melihat sekilas mengapa variabel tunggal tidak cukup untuk menyimpan banyak data. Mari kita perjelas lagi masalahnya dengan sebuah contoh konkret yang mungkin sering kita temui, misalnya dalam konteks sekolah di Indonesia.</text:p>
            <text:p text:style-name="Text_20_body"><text:span text:style-name="Strong_20_Emphasis">Contoh Kasus Konkret: Menyimpan Nilai Rapor Siswa</text:span></text:p>
            <text:p text:style-name="Text_20_body">Bayangkan Anda seorang guru wali kelas yang ingin membuat program sederhana untuk mencatat nilai rapor 5 mata pelajaran utama (misalnya: Matematika, B. Indonesia, IPA, IPS, B. Inggris) untuk ke-30 siswa di kelas Anda.</text:p>
            <text:p text:style-name="Text_20_body">Total nilai yang perlu Anda simpan adalah: 30 siswa × 5 mata pelajaran = <text:span text:style-name="Strong_20_Emphasis">150 nilai</text:span>.</text:p>
            <text:p text:style-name="Text_20_body">Jika kita hanya mengandalkan variabel biasa yang sudah kita pelajari sejauh ini, bagaimana kita akan menyimpannya? Kemungkinan besar kita akan terjebak dalam situasi yang sangat merepotkan:</text:p>
            <text:list xml:id="list3594163726003775941" text:style-name="L202">
              <text:list-item>
                <text:p text:style-name="P202"><text:span text:style-name="Strong_20_Emphasis">Pemberian Nama Variabel:</text:span> Anda harus menciptakan <text:span text:style-name="Strong_20_Emphasis">150 nama variabel</text:span> yang unik tapi tetap informatif. Mungkin seperti ini:</text:p>
                <text:list>
                  <text:list-item>
                    <text:p text:style-name="P477"><text:span text:style-name="Source_20_Text">NilaiMatematikaSiswa1</text:span>, <text:span text:style-name="Source_20_Text">NilaiBIndoSiswa1</text:span>, <text:span text:style-name="Source_20_Text">NilaiIPASiswa1</text:span>, <text:span text:style-name="Source_20_Text">NilaiIPSSiswa1</text:span>, <text:span text:style-name="Source_20_Text">NilaiBIngSiswa1</text:span> </text:p>
                  </text:list-item>
                  <text:list-item>
                    <text:p text:style-name="P477"><text:span text:style-name="Source_20_Text">NilaiMatematikaSiswa2</text:span>, <text:span text:style-name="Source_20_Text">NilaiBIndoSiswa2</text:span>, ..., <text:span text:style-name="Source_20_Text">NilaiBIngSiswa2</text:span> </text:p>
                  </text:list-item>
                  <text:list-item>
                    <text:p text:style-name="P477">... dan seterusnya sampai ... </text:p>
                  </text:list-item>
                  <text:list-item>
                    <text:p text:style-name="P477"><text:span text:style-name="Source_20_Text">NilaiMatematikaSiswa30</text:span>, <text:span text:style-name="Source_20_Text">NilaiBIndoSiswa30</text:span>, ..., <text:span text:style-name="Source_20_Text">NilaiBIngSiswa30</text:span> Bayangkan betapa melelahkannya memikirkan dan mengetik 150 nama ini tanpa ada yang salah ketik! </text:p>
                  </text:list-item>
                </text:list>
              </text:list-item>
              <text:list-item>
                <text:p text:style-name="P202"><text:span text:style-name="Strong_20_Emphasis">Deklarasi Variabel:</text:span> Di bagian <text:span text:style-name="Source_20_Text">var</text:span> program Anda, Anda harus mendeklarasikan ke-150 variabel ini. Mungkin Anda bisa mengelompokkannya, tapi tetap saja akan menjadi blok deklarasi yang sangat panjang:</text:p>
                <text:p text:style-name="P202">Delphi</text:p>
                <text:p text:style-name="P589"><text:span text:style-name="Source_20_Text">var</text:span></text:p>
                <text:p text:style-name="P589"><text:span text:style-name="Source_20_Text"><text:s text:c="2"/>NilaiMatematikaSiswa1, NilaiBIndoSiswa1, ..., NilaiBIngSiswa1: Integer;</text:span></text:p>
                <text:p text:style-name="P589"><text:span text:style-name="Source_20_Text"><text:s text:c="2"/>NilaiMatematikaSiswa2, NilaiBIndoSiswa2, ..., NilaiBIngSiswa2: Integer;</text:span></text:p>
                <text:p text:style-name="P589"><text:span text:style-name="Source_20_Text"><text:s text:c="2"/>// (Ini diulang 28 kali lagi untuk siswa 3 sampai 30!)</text:span></text:p>
                <text:p text:style-name="P653"><text:span text:style-name="Source_20_Text"><text:s text:c="2"/>NilaiMatematikaSiswa30, NilaiBIndoSiswa30, ..., NilaiBIngSiswa30: Integer;</text:span></text:p>
                <text:p text:style-name="P202">Ini baru untuk 30 siswa. Bagaimana jika siswanya ada 100? Atau 1000?</text:p>
              </text:list-item>
              <text:list-item>
                <text:p text:style-name="P202"><text:span text:style-name="Strong_20_Emphasis">Pemrosesan Data:</text:span> Inilah bagian yang paling menyulitkan. Bagaimana jika Anda ingin:</text:p>
                <text:list>
                  <text:list-item>
                    <text:p text:style-name="P477"><text:span text:style-name="Strong_20_Emphasis">Menghitung nilai rata-rata untuk Siswa ke-8?</text:span> Anda harus menulis rumus panjang seperti: <text:span text:style-name="Source_20_Text">RataSiswa8 := (NilaiMatematikaSiswa8 + NilaiBIndoSiswa8 + NilaiIPASiswa8 + NilaiIPSSiswa8 + NilaiBIngSiswa8) / 5;</text:span> </text:p>
                  </text:list-item>
                  <text:list-item>
                    <text:p text:style-name="P477"><text:span text:style-name="Strong_20_Emphasis">Mencari nilai Matematika tertinggi di kelas?</text:span> Anda harus membandingkan <text:span text:style-name="Source_20_Text">NilaiMatematikaSiswa1</text:span> dengan <text:span text:style-name="Source_20_Text">NilaiMatematikaSiswa2</text:span>, lalu dengan <text:span text:style-name="Source_20_Text">NilaiMatematikaSiswa3</text:span>, dan seterusnya sampai <text:span text:style-name="Source_20_Text">NilaiMatematikaSiswa30</text:span>. Kodenya akan sangat panjang dan rumit. </text:p>
                  </text:list-item>
                  <text:list-item>
                    <text:p text:style-name="P477"><text:span text:style-name="Strong_20_Emphasis">Menampilkan semua nilai IPA?</text:span> Anda harus menulis 30 baris <text:span text:style-name="Source_20_Text">Writeln</text:span> yang berbeda! </text:p>
                  </text:list-item>
                </text:list>
              </text:list-item>
              <text:list-item>
                <text:p text:style-name="P202"><text:span text:style-name="Strong_20_Emphasis">Fleksibilitas dan Skalabilitas:</text:span> Pendekatan ini sama sekali tidak fleksibel. Bagaimana jika tahun ajaran berikutnya jumlah siswanya menjadi 32? Atau mata pelajarannya bertambah? Anda harus mengubah deklarasi, menambah nama variabel baru, dan yang paling parah, mungkin harus mengedit semua logika perhitungan dan pemrosesan yang sudah Anda buat! Sangat tidak praktis.</text:p>
              </text:list-item>
            </text:list>
            <text:p text:style-name="Text_20_body"><text:span text:style-name="Strong_20_Emphasis">Ketidakpraktisan Variabel Individual untuk Koleksi Data</text:span></text:p>
            <text:p text:style-name="Text_20_body">Dari contoh di atas, sangat jelas bahwa menggunakan variabel individual untuk menyimpan kumpulan data sejenis menimbulkan banyak masalah:</text:p>
            <text:list xml:id="list3903351487356061339" text:style-name="L203">
              <text:list-item>
                <text:p text:style-name="P478">Proses penamaan dan deklarasi menjadi <text:span text:style-name="Strong_20_Emphasis">sangat membosankan dan panjang</text:span>. </text:p>
              </text:list-item>
              <text:list-item>
                <text:p text:style-name="P478">Kode menjadi <text:span text:style-name="Strong_20_Emphasis">sulit dikelola</text:span> karena terlalu banyak nama yang mirip. </text:p>
              </text:list-item>
              <text:list-item>
                <text:p text:style-name="P478">Melakukan operasi pada keseluruhan data (menjumlahkan, mencari rata-rata, mencari nilai ekstrem, menampilkan semua) menjadi <text:span text:style-name="Strong_20_Emphasis">sangat rumit dan tidak efisien</text:span>. </text:p>
              </text:list-item>
              <text:list-item>
                <text:p text:style-name="P203">Program menjadi <text:span text:style-name="Strong_20_Emphasis">kaku dan sulit diadaptasi</text:span> jika jumlah datanya berubah. </text:p>
              </text:list-item>
            </text:list>
            <text:p text:style-name="Text_20_body"><text:span text:style-name="Strong_20_Emphasis">Kesimpulan: Kebutuhan Akan Struktur Data Koleksi</text:span></text:p>
            <text:p text:style-name="Text_20_body">Jelas sekali bahwa kita membutuhkan cara yang <text:span text:style-name="Strong_20_Emphasis">lebih cerdas, lebih terstruktur, dan lebih efisien</text:span> untuk menangani <text:span text:style-name="Strong_20_Emphasis">kumpulan atau koleksi data yang sejenis</text:span>. Kita perlu sebuah 'wadah' tunggal yang bisa menampung semua 150 nilai tadi (atau lebih banyak lagi) dengan satu nama pengenal, namun tetap memungkinkan kita untuk mengakses dan mengolah setiap nilai individual di dalamnya dengan mudah (misalnya menggunakan nomor urut atau indeks, dan dibantu oleh loop).</text:p>
            <text:p text:style-name="Text_20_body">Struktur data yang dirancang khusus untuk memenuhi kebutuhan inilah yang disebut <text:span text:style-name="Strong_20_Emphasis">Array</text:span> (atau Larik), yang akan menjadi fokus utama kita di bab ini.</text:p>
            <text:p text:style-name="Horizontal_20_Line"/>
            <text:p text:style-name="Text_20_body">Semakin terasa kan kenapa kita butuh 'wadah super' bernama Array ini? Mari kita kenalan lebih dekat dengan konsep dasarnya!</text:p>
            <text:p text:style-name="Text_20_body">Saya menunggu perintah "YAX" untuk lanjut ke <text:span text:style-name="Emphasis">prompt</text:span> Sub-bab 11.2 ("Pengenalan Array (Larik)").</text:p>
          </text:section>
          <text:section text:style-name="Sect1" text:name="feedback-form-92">
            <text:p text:style-name="P285"/>
          </text:section>
        </text:section>
        <text:section text:style-name="Sect1" text:name="fa93a76777148a7b">
          <text:p text:style-name="Text_20_body"/>
          <text:section text:style-name="Sect1" text:name="user-query-content-93">
            <text:p text:style-name="P541">yax </text:p>
          </text:section>
          <text:p text:style-name="P285">Tampilkan alur berpikir</text:p>
          <text:section text:style-name="Sect2" text:name="model-response-message-contentr_fa93a76777148a7b">
            <text:p text:style-name="Text_20_body">Oke, mari kita lanjut ke bab yang sangat penting ini!</text:p>
            <text:p text:style-name="Text_20_body"><text:span text:style-name="Emphasis">(Waktu saat ini: Minggu, 13 April 2025 pukul 3:25:17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1.1: Kebutuhan Menyimpan Banyak Data Sejenis</text:span></text:p>
            <text:p text:style-name="Text_20_body"><text:span text:style-name="Emphasis">(Prompt: "Buatkan pembahasan singkat untuk sub-bab 'Kebutuhan Menyimpan Banyak Data Sejenis'. Elaborasi masalah yang muncul ketika harus mengelola banyak data individual... Gunakan contoh konkret... Tunjukkan betapa repotnya... Simpulkan bahwa dibutuhkan cara yang lebih terstruktur...")</text:span></text:p>
            <text:p text:style-name="Horizontal_20_Line"/>
            <text:p text:style-name="Text_20_body">Di pengantar bab tadi, kita sudah sedikit menyinggung mengapa variabel biasa (yang hanya bisa menyimpan satu nilai) menjadi tidak praktis ketika kita berurusan dengan banyak data yang sejenis. Mari kita perjelas lagi masalah ini.</text:p>
            <text:p text:style-name="Text_20_body"><text:span text:style-name="Strong_20_Emphasis">Contoh Kasus Konkret: Data Nilai Kelas</text:span></text:p>
            <text:p text:style-name="Text_20_body">Bayangkan Anda seorang guru di sebuah sekolah <text:span text:style-name="Source_20_Text">(Konteks: Indonesia)</text:span>. Anda ingin membuat program sederhana untuk mencatat nilai akhir mata pelajaran Matematika untuk semua siswa di kelas Anda, katakanlah ada <text:span text:style-name="Strong_20_Emphasis">30 siswa</text:span>.</text:p>
            <text:p text:style-name="Text_20_body">Jika kita hanya menggunakan variabel biasa yang sudah kita kenal, bagaimana cara menyimpannya? Kemungkinan besar kita akan melakukan hal seperti ini:</text:p>
            <text:list xml:id="list1895895591592427528" text:style-name="L204">
              <text:list-item>
                <text:p text:style-name="P204"><text:span text:style-name="Strong_20_Emphasis">Membuat Nama Variabel:</text:span> Kita harus menciptakan 30 nama variabel yang berbeda, misalnya: <text:span text:style-name="Source_20_Text">NilaiSiswa1</text:span>, <text:span text:style-name="Source_20_Text">NilaiSiswa2</text:span>, <text:span text:style-name="Source_20_Text">NilaiSiswa3</text:span>, ..., <text:span text:style-name="Source_20_Text">NilaiSiswa29</text:span>, <text:span text:style-name="Source_20_Text">NilaiSiswa30</text:span>.</text:p>
              </text:list-item>
              <text:list-item>
                <text:p text:style-name="P204"><text:span text:style-name="Strong_20_Emphasis">Deklarasi Variabel:</text:span> Di bagian <text:span text:style-name="Source_20_Text">var</text:span>, kita harus mendeklarasikan ke-30 variabel ini:</text:p>
                <text:p text:style-name="P204">Delphi</text:p>
                <text:p text:style-name="P590"><text:span text:style-name="Source_20_Text">var</text:span></text:p>
                <text:p text:style-name="P590"><text:span text:style-name="Source_20_Text"><text:s text:c="2"/>NilaiSiswa1: Integer;</text:span></text:p>
                <text:p text:style-name="P590"><text:span text:style-name="Source_20_Text"><text:s text:c="2"/>NilaiSiswa2: Integer;</text:span></text:p>
                <text:p text:style-name="P590"><text:span text:style-name="Source_20_Text"><text:s text:c="2"/>NilaiSiswa3: Integer;</text:span></text:p>
                <text:p text:style-name="P590"><text:span text:style-name="Source_20_Text"><text:s text:c="2"/>// ... (ulangi sampai 30 kali!) ...</text:span></text:p>
                <text:p text:style-name="P654"><text:span text:style-name="Source_20_Text"><text:s text:c="2"/>NilaiSiswa30: Integer;</text:span></text:p>
                <text:p text:style-name="P204">Bayangkan betapa panjang dan melelahkannya mengetik ini!</text:p>
              </text:list-item>
              <text:list-item>
                <text:p text:style-name="P204"><text:span text:style-name="Strong_20_Emphasis">Mengisi Nilai:</text:span> Saat mengisi nilai, kita harus merujuk ke nama variabel yang spesifik:</text:p>
                <text:p text:style-name="P204">Delphi</text:p>
                <text:p text:style-name="P590"><text:span text:style-name="Source_20_Text">Write('Nilai Siswa 1: '); Readln(NilaiSiswa1);</text:span></text:p>
                <text:p text:style-name="P590"><text:span text:style-name="Source_20_Text">Write('Nilai Siswa 2: '); Readln(NilaiSiswa2);</text:span></text:p>
                <text:p text:style-name="P654"><text:span text:style-name="Source_20_Text">// ... dan seterusnya sampai 30 kali ...</text:span></text:p>
              </text:list-item>
              <text:list-item>
                <text:p text:style-name="P204"><text:span text:style-name="Strong_20_Emphasis">Mengolah Data:</text:span> Ini bagian yang paling merepotkan. Bagaimana jika kita ingin:</text:p>
                <text:list>
                  <text:list-item>
                    <text:p text:style-name="P479"><text:span text:style-name="Strong_20_Emphasis">Menghitung rata-rata kelas?</text:span> Kita harus menulis rumus: <text:span text:style-name="Source_20_Text">RataRata := (NilaiSiswa1 + NilaiSiswa2 + NilaiSiswa3 + ... + NilaiSiswa30) / 30;</text:span> Menulis 30 nama variabel itu sangat tidak efisien dan rawan salah ketik! </text:p>
                  </text:list-item>
                  <text:list-item>
                    <text:p text:style-name="P479"><text:span text:style-name="Strong_20_Emphasis">Mencari nilai tertinggi?</text:span> Kita harus membuat perbandingan <text:span text:style-name="Source_20_Text">IF</text:span> yang sangat panjang untuk membandingkan ke-30 variabel satu per satu. </text:p>
                  </text:list-item>
                </text:list>
              </text:list-item>
              <text:list-item>
                <text:p text:style-name="P204"><text:span text:style-name="Strong_20_Emphasis">Fleksibilitas:</text:span> Jika tahun depan jumlah siswanya berubah menjadi 35, kita harus menambah 5 variabel baru, mengubah deklarasi, dan mengedit semua rumus perhitungan! Sangat kaku.</text:p>
              </text:list-item>
            </text:list>
            <text:p text:style-name="Text_20_body"><text:span text:style-name="Strong_20_Emphasis">Ketidakpraktisan Pendekatan Variabel Individual</text:span></text:p>
            <text:p text:style-name="Text_20_body">Dari contoh sederhana ini saja sudah terlihat jelas bahwa menggunakan variabel individual untuk menyimpan banyak data sejenis itu:</text:p>
            <text:list xml:id="list5654663555563115382" text:style-name="L205">
              <text:list-item>
                <text:p text:style-name="P480"><text:span text:style-name="Strong_20_Emphasis">Sangat Melelahkan:</text:span> Butuh banyak pengetikan untuk nama dan deklarasi. </text:p>
              </text:list-item>
              <text:list-item>
                <text:p text:style-name="P480"><text:span text:style-name="Strong_20_Emphasis">Membuat Kode Panjang dan Sulit Dibaca:</text:span> Blok <text:span text:style-name="Source_20_Text">var</text:span> dan blok pemrosesan menjadi sangat besar. </text:p>
              </text:list-item>
              <text:list-item>
                <text:p text:style-name="P480"><text:span text:style-name="Strong_20_Emphasis">Sangat Sulit Diolah:</text:span> Melakukan operasi pada seluruh kumpulan data (total, rata-rata, cari maksimum/minimum, menampilkan semua) menjadi sangat rumit dan tidak praktis. </text:p>
              </text:list-item>
              <text:list-item>
                <text:p text:style-name="P205"><text:span text:style-name="Strong_20_Emphasis">Tidak Skalabel:</text:span> Sulit diadaptasi jika jumlah datanya berubah. </text:p>
              </text:list-item>
            </text:list>
            <text:p text:style-name="Text_20_body"><text:span text:style-name="Strong_20_Emphasis">Kesimpulan: Butuh Struktur yang Lebih Baik!</text:span></text:p>
            <text:p text:style-name="Text_20_body">Jelas sekali bahwa kita memerlukan sebuah cara atau <text:span text:style-name="Strong_20_Emphasis">struktur data</text:span> yang lebih cerdas, lebih terorganisir, dan lebih efisien untuk menangani <text:span text:style-name="Strong_20_Emphasis">kumpulan atau koleksi data yang sejenis</text:span>. Kita butuh sebuah 'wadah' yang bisa menampung ke-30 nilai siswa tadi (atau bahkan ribuan nilai) hanya dengan <text:span text:style-name="Strong_20_Emphasis">satu nama</text:span>, namun tetap memungkinkan kita untuk mengakses dan mengolah setiap nilai di dalamnya dengan mudah, idealnya menggunakan bantuan perulangan (loop).</text:p>
            <text:p text:style-name="Text_20_body">Struktur data yang dirancang khusus untuk mengatasi masalah inilah yang akan kita pelajari di bab ini, yaitu <text:span text:style-name="Strong_20_Emphasis">Array</text:span> (atau Larik).</text:p>
            <text:p text:style-name="Horizontal_20_Line"/>
            <text:p text:style-name="Text_20_body">Semakin jelas kan mengapa kita butuh Array? Mari kita sekarang benar-benar berkenalan dengan konsep dasar Array, Elemen, dan Indeks.</text:p>
            <text:p text:style-name="Text_20_body">Saya menunggu perintah "YAX" untuk lanjut ke <text:span text:style-name="Emphasis">prompt</text:span> Sub-bab 11.2 ("Pengenalan Array (Larik)").</text:p>
          </text:section>
          <text:section text:style-name="Sect1" text:name="feedback-form-93">
            <text:p text:style-name="P285"/>
          </text:section>
        </text:section>
        <text:section text:style-name="Sect1" text:name="0403775011e6fbd8">
          <text:p text:style-name="Text_20_body"/>
          <text:section text:style-name="Sect1" text:name="user-query-content-94">
            <text:p text:style-name="P541">yax </text:p>
          </text:section>
          <text:p text:style-name="P285">Tampilkan alur berpikir</text:p>
          <text:section text:style-name="Sect2" text:name="model-response-message-contentr_0403775011e6fbd8">
            <text:p text:style-name="Text_20_body">Oke, mari kita lanjutkan petualangan kita ke dunia Array!</text:p>
            <text:p text:style-name="Text_20_body"><text:span text:style-name="Emphasis">(Waktu saat ini: Minggu, 13 April 2025 pukul 3:27:03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1.2: Pengenalan Array (Larik)</text:span></text:p>
            <text:p text:style-name="Text_20_body"><text:span text:style-name="Emphasis">(Prompt: "Buatkan pembahasan mendalam untuk sub-bab 'Pengenalan Array (Larik)'. Definisikan array... Gunakan analogi... Jelaskan konsep elemen dan indeks...")</text:span></text:p>
            <text:p text:style-name="Horizontal_20_Line"/>
            <text:p text:style-name="Text_20_body">Setelah kita menyadari betapa merepotkannya menggunakan puluhan atau ratusan variabel terpisah untuk menyimpan data sejenis, kini saatnya kita berkenalan secara resmi dengan solusi yang ditawarkan oleh Pascal (dan banyak bahasa pemrograman lain): yaitu <text:span text:style-name="Strong_20_Emphasis">Array</text:span> (atau dalam Bahasa Indonesia sering disebut juga <text:span text:style-name="Strong_20_Emphasis">Larik</text:span>).</text:p>
            <text:p text:style-name="Text_20_body"><text:span text:style-name="Strong_20_Emphasis">Definisi Array (Larik): Apa Itu Sebenarnya?</text:span></text:p>
            <text:p text:style-name="Text_20_body">Mari kita definisikan Array dengan bahasa yang sederhana:</text:p>
            <text:list xml:id="list8337456957506146540" text:style-name="L206">
              <text:list-item>
                <text:p text:style-name="P481">Array adalah sebuah <text:span text:style-name="Strong_20_Emphasis">struktur data</text:span>. Ini bukan sekadar variabel biasa, melainkan sebuah cara khusus yang terstruktur untuk menyimpan dan mengorganisir data di dalam memori komputer. </text:p>
              </text:list-item>
              <text:list-item>
                <text:p text:style-name="P481">Fungsi utamanya adalah untuk menyimpan <text:span text:style-name="Strong_20_Emphasis">sekumpulan atau koleksi</text:span> dari beberapa <text:span text:style-name="Strong_20_Emphasis">elemen data</text:span>. Jadi, satu Array bisa berisi banyak nilai. </text:p>
              </text:list-item>
              <text:list-item>
                <text:p text:style-name="P481">Ada aturan main yang sangat penting: Semua elemen data yang tersimpan di dalam <text:span text:style-name="Strong_20_Emphasis">satu Array harus memiliki tipe data yang sama persis</text:span>. Misalnya, sebuah Array hanya boleh berisi angka bulat (<text:span text:style-name="Source_20_Text">Integer</text:span>) saja, atau hanya berisi teks (<text:span text:style-name="Source_20_Text">String</text:span>) saja, atau hanya <text:span text:style-name="Source_20_Text">Boolean</text:span> saja. Tidak bisa dicampur dalam satu Array yang sama (misalnya, angka dan teks dalam satu Array). </text:p>
              </text:list-item>
              <text:list-item>
                <text:p text:style-name="P206">Keunggulan utamanya: Seluruh kumpulan elemen data ini dikelola dan diakses hanya dengan menggunakan <text:span text:style-name="Strong_20_Emphasis">satu nama variabel</text:span> saja! </text:p>
              </text:list-item>
            </text:list>
            <text:p text:style-name="Text_20_body"><text:span text:style-name="Strong_20_Emphasis">Analogi Biar Gampang Membayangkannya:</text:span></text:p>
            <text:p text:style-name="Text_20_body">Agar lebih mudah membayangkan konsep Array, mari kita gunakan beberapa analogi yang mungkin akrab dalam kehidupan sehari-hari <text:span text:style-name="Source_20_Text">(Konteks: Indonesia)</text:span>:</text:p>
            <text:list xml:id="list2671247791169923591" text:style-name="L207">
              <text:list-item>
                <text:p text:style-name="P207"><text:span text:style-name="Strong_20_Emphasis">Rak Buku Bernomor:</text:span> Bayangkan sebuah rak buku yang panjang di perpustakaan atau toko buku, misalnya rak dengan label <text:span text:style-name="Strong_20_Emphasis"><text:span text:style-name="Source_20_Text">RakNovelIndonesia</text:span></text:span> (ini <text:span text:style-name="Strong_20_Emphasis">Nama Array</text:span>-nya). Rak ini memiliki banyak <text:span text:style-name="Strong_20_Emphasis">slot atau tingkatan</text:span> yang diberi nomor urut (misal: Slot 1, Slot 2, ..., Slot 50). Setiap slot ini adalah <text:span text:style-name="Strong_20_Emphasis">Elemen</text:span> dalam array, dan hanya bisa diisi oleh Novel Indonesia (tipe datanya sama). Jika Anda ingin mencari novel di Slot ke-15, maka angka 15 itu adalah <text:span text:style-name="Strong_20_Emphasis">Indeks</text:span>-nya.</text:p>
              </text:list-item>
              <text:list-item>
                <text:p text:style-name="P207"><text:span text:style-name="Strong_20_Emphasis">Deretan Loker Siswa di Sekolah:</text:span> Pikirkan satu baris loker siswa di koridor sekolah, misalnya deretan <text:span text:style-name="Strong_20_Emphasis"><text:span text:style-name="Source_20_Text">LokerKelasXI_IPA2</text:span></text:span> (ini <text:span text:style-name="Strong_20_Emphasis">Nama Array</text:span>). Setiap <text:span text:style-name="Strong_20_Emphasis">loker</text:span> adalah <text:span text:style-name="Strong_20_Emphasis">Elemen</text:span> dalam array tersebut, tempat siswa menyimpan barang-barangnya (anggap saja untuk contoh ini, semua menyimpan buku pelajaran yang tipenya sama). Untuk membuka loker milik siswa bernama Budi, Anda perlu tahu <text:span text:style-name="Strong_20_Emphasis">nomor lokernya</text:span>, misalnya loker nomor 18. Angka 18 ini adalah <text:span text:style-name="Strong_20_Emphasis">Indeks</text:span> loker Budi.</text:p>
              </text:list-item>
              <text:list-item>
                <text:p text:style-name="P207"><text:span text:style-name="Strong_20_Emphasis">Barisan Kursi Bioskop:</text:span> Bayangkan satu baris kursi di dalam studio bioskop, misalnya Baris <text:span text:style-name="Strong_20_Emphasis"><text:span text:style-name="Source_20_Text">KursiBarisD</text:span></text:span> (ini <text:span text:style-name="Strong_20_Emphasis">Nama Array</text:span>). Setiap <text:span text:style-name="Strong_20_Emphasis">kursi</text:span> adalah <text:span text:style-name="Strong_20_Emphasis">Elemen</text:span> dalam baris tersebut. Untuk menemukan tempat duduk spesifik Anda, Anda akan melihat <text:span text:style-name="Strong_20_Emphasis">nomor kursinya</text:span>, misalnya D-10. Angka 10 itu adalah <text:span text:style-name="Strong_20_Emphasis">Indeks</text:span> kursi Anda di baris D.</text:p>
              </text:list-item>
            </text:list>
            <text:p text:style-name="Text_20_body"><text:span text:style-name="Strong_20_Emphasis">Dua Konsep Kunci dalam Array: Elemen dan Indeks</text:span></text:p>
            <text:p text:style-name="Text_20_body">Dari definisi dan analogi di atas, ada dua istilah yang sangat penting dan akan selalu kita gunakan saat bekerja dengan Array:</text:p>
            <text:list xml:id="list4618355112691699325" text:style-name="L208">
              <text:list-item>
                <text:p text:style-name="P208"><text:span text:style-name="Strong_20_Emphasis">Elemen (Element):</text:span></text:p>
                <text:list>
                  <text:list-item>
                    <text:p text:style-name="P482">Ini merujuk pada <text:span text:style-name="Strong_20_Emphasis">setiap item data individual</text:span> yang menjadi anggota atau isi dari sebuah Array. </text:p>
                  </text:list-item>
                  <text:list-item>
                    <text:p text:style-name="P482">Jika kita punya Array <text:span text:style-name="Source_20_Text">NilaiMatematika</text:span> yang berisi <text:span text:style-name="Source_20_Text">[85, 90, 78, 95, 88]</text:span>, maka angka <text:span text:style-name="Source_20_Text">85</text:span> adalah satu elemen, <text:span text:style-name="Source_20_Text">90</text:span> adalah elemen lainnya, <text:span text:style-name="Source_20_Text">78</text:span> elemen lainnya, dan seterusnya. </text:p>
                  </text:list-item>
                  <text:list-item>
                    <text:p text:style-name="P482">Jika Array <text:span text:style-name="Source_20_Text">DaftarNamaHari</text:span> berisi <text:span text:style-name="Source_20_Text">['Senin', 'Selasa', 'Rabu', ...]</text:span>, maka <text:span text:style-name="Source_20_Text">'Senin'</text:span> adalah elemen pertama, <text:span text:style-name="Source_20_Text">'Selasa'</text:span> elemen kedua, dst. </text:p>
                  </text:list-item>
                  <text:list-item>
                    <text:p text:style-name="P482">Ingat, semua elemen dalam satu Array <text:span text:style-name="Strong_20_Emphasis">harus</text:span> memiliki tipe data yang sama. </text:p>
                  </text:list-item>
                </text:list>
              </text:list-item>
              <text:list-item>
                <text:p text:style-name="P208"><text:span text:style-name="Strong_20_Emphasis">Indeks (Index / Subscript):</text:span></text:p>
                <text:list>
                  <text:list-item>
                    <text:p text:style-name="P482">Ini adalah <text:span text:style-name="Strong_20_Emphasis">'nomor alamat', 'nomor posisi',</text:span> atau <text:span text:style-name="Strong_20_Emphasis">'nomor urut'</text:span> yang kita gunakan untuk <text:span text:style-name="Strong_20_Emphasis">mengidentifikasi dan mengakses secara unik</text:span> setiap elemen di dalam Array. </text:p>
                  </text:list-item>
                  <text:list-item>
                    <text:p text:style-name="P482">Tanpa indeks, kita tidak bisa membedakan antara nilai <text:span text:style-name="Source_20_Text">85</text:span> yang pertama dan nilai <text:span text:style-name="Source_20_Text">88</text:span> yang terakhir dalam contoh <text:span text:style-name="Source_20_Text">DaftarNilai</text:span> tadi, karena mereka semua ada di dalam 'wadah' bernama <text:span text:style-name="Source_20_Text">DaftarNilai</text:span>. Indeks-lah yang memberi tahu kita posisi spesifiknya. </text:p>
                  </text:list-item>
                  <text:list-item>
                    <text:p text:style-name="P482">Indeks biasanya berupa <text:span text:style-name="Strong_20_Emphasis">bilangan bulat (Integer)</text:span>. Di banyak bahasa pemrograman, indeks sering dimulai dari 0. Namun, di Pascal standar, lebih umum <text:span text:style-name="Strong_20_Emphasis">dimulai dari 1</text:span>. Kelebihan Pascal adalah ia cukup fleksibel; kita bisa menentukan sendiri <text:span text:style-name="Strong_20_Emphasis">rentang indeks</text:span> saat membuat Array (misalnya, dari 1 sampai 30, atau 0 sampai 29, atau bahkan menggunakan tipe ordinal lain seperti karakter <text:span text:style-name="Source_20_Text">'A'</text:span> sampai <text:span text:style-name="Source_20_Text">'Z'</text:span> sebagai indeks!). Kita akan lihat caranya nanti saat deklarasi. </text:p>
                  </text:list-item>
                  <text:list-item>
                    <text:p text:style-name="P208">Setiap Array memiliki <text:span text:style-name="Strong_20_Emphasis">batas bawah</text:span> dan <text:span text:style-name="Strong_20_Emphasis">batas atas</text:span> untuk indeksnya yang valid. Kita harus menggunakan indeks yang berada dalam rentang ini saat mengakses elemen. </text:p>
                  </text:list-item>
                </text:list>
              </text:list-item>
            </text:list>
            <text:p text:style-name="Text_20_body"><text:span text:style-name="Strong_20_Emphasis">Kesimpulan:</text:span></text:p>
            <text:p text:style-name="Text_20_body">Jadi, secara ringkas: <text:span text:style-name="Strong_20_Emphasis">Array</text:span> adalah sebuah 'wadah' dengan <text:span text:style-name="Strong_20_Emphasis">satu nama</text:span> yang bisa menyimpan <text:span text:style-name="Strong_20_Emphasis">banyak elemen</text:span> data asalkan <text:span text:style-name="Strong_20_Emphasis">tipenya sama</text:span>. Untuk mengakses setiap elemen di dalamnya, kita menggunakan <text:span text:style-name="Strong_20_Emphasis">nomor indeks</text:span> sebagai 'alamat' posisinya. Dengan Array, mengelola data dalam jumlah besar yang sejenis menjadi jauh lebih terstruktur, efisien, dan mudah!</text:p>
            <text:p text:style-name="Horizontal_20_Line"/>
            <text:p text:style-name="Text_20_body">Sekarang kita sudah punya gambaran tentang apa itu Array, Elemen, dan Indeks. Langkah berikutnya adalah mempelajari bagaimana cara kita 'membuat' atau <text:span text:style-name="Strong_20_Emphasis">mendeklarasikan</text:span> sebuah Array dalam kode program Pascal kita.</text:p>
            <text:p text:style-name="Text_20_body">Saya menunggu perintah "YAX" untuk lanjut ke <text:span text:style-name="Emphasis">prompt</text:span> Sub-bab 11.3 ("Mendeklarasikan Array Satu Dimensi").</text:p>
          </text:section>
          <text:section text:style-name="Sect1" text:name="feedback-form-94">
            <text:p text:style-name="P285"/>
          </text:section>
        </text:section>
        <text:section text:style-name="Sect1" text:name="06fcb1e61bbb463e">
          <text:p text:style-name="Text_20_body"/>
          <text:section text:style-name="Sect1" text:name="user-query-content-95">
            <text:p text:style-name="P541">yax </text:p>
          </text:section>
          <text:p text:style-name="P285">Tampilkan alur berpikir</text:p>
          <text:section text:style-name="Sect2" text:name="model-response-message-contentr_06fcb1e61bbb463e">
            <text:p text:style-name="Text_20_body">Oke, kita lanjutkan ke langkah berikutnya setelah mengenal konsep Array.</text:p>
            <text:p text:style-name="Text_20_body"><text:span text:style-name="Emphasis">(Waktu saat ini: Minggu, 13 April 2025 pukul 3:27:19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1.3: Mendeklarasikan Array Satu Dimensi</text:span></text:p>
            <text:p text:style-name="Text_20_body"><text:span text:style-name="Emphasis">(Prompt: "Buatkan pembahasan mendalam dan panduan praktis untuk sub-bab 'Mendeklarasikan Array Satu Dimensi'. Jelaskan sintaks dasar... Uraikan setiap komponen... Penempatan deklarasi... Berikan beberapa contoh deklarasi yang jelas...")</text:span></text:p>
            <text:p text:style-name="Horizontal_20_Line"/>
            <text:p text:style-name="Text_20_body">Sama seperti variabel biasa yang harus kita 'kenalkan' dulu sebelum dipakai, Array juga harus kita <text:span text:style-name="Strong_20_Emphasis">deklarasikan</text:span> terlebih dahulu. Proses deklarasi ini memberitahu kompiler Pascal tentang beberapa hal penting mengenai Array yang ingin kita buat:</text:p>
            <text:list xml:id="list3486633052876069460" text:style-name="L209">
              <text:list-item>
                <text:p text:style-name="P483"><text:span text:style-name="Strong_20_Emphasis">Nama</text:span> Array-nya (agar kita bisa merujuk padanya). </text:p>
              </text:list-item>
              <text:list-item>
                <text:p text:style-name="P483"><text:span text:style-name="Strong_20_Emphasis">Berapa banyak elemen</text:span> yang bisa ia tampung (ditentukan oleh rentang indeksnya). </text:p>
              </text:list-item>
              <text:list-item>
                <text:p text:style-name="P209"><text:span text:style-name="Strong_20_Emphasis">Jenis (tipe data)</text:span> dari elemen-elemen yang akan disimpan di dalamnya. </text:p>
              </text:list-item>
            </text:list>
            <text:p text:style-name="Text_20_body">Di sub-bab ini, kita akan fokus pada cara mendeklarasikan <text:span text:style-name="Strong_20_Emphasis">Array Satu Dimensi</text:span>, yang bisa Anda bayangkan seperti sebuah daftar lurus atau barisan data.</text:p>
            <text:p text:style-name="Text_20_body"><text:span text:style-name="Strong_20_Emphasis">Sintaks Deklarasi Array Satu Dimensi</text:span></text:p>
            <text:p text:style-name="Text_20_body">Ada dua cara umum untuk mendeklarasikan Array di Pascal:</text:p>
            <text:p text:style-name="Text_20_body"><text:span text:style-name="Strong_20_Emphasis">Cara 1: Deklarasi Langsung di Blok </text:span><text:span text:style-name="Strong_20_Emphasis"><text:span text:style-name="Source_20_Text">var</text:span></text:span></text:p>
            <text:p text:style-name="Text_20_body">Ini adalah cara yang paling cepat jika Anda hanya membutuhkan satu atau dua Array dengan struktur tertentu dan tidak berencana menggunakannya secara kompleks (misalnya sebagai parameter prosedur/fungsi).</text:p>
            <text:p text:style-name="Text_20_body">Sintaksnya:</text:p>
            <text:p text:style-name="Text_20_body">Delphi</text:p>
            <text:p text:style-name="Preformatted_20_Text"><text:span text:style-name="Source_20_Text">var</text:span></text:p>
            <text:p text:style-name="P602"><text:span text:style-name="Source_20_Text"><text:s text:c="2"/>NamaVariabelArray: array [IndeksAwal..IndeksAkhir] of TipeDataElemen;</text:span></text:p>
            <text:p text:style-name="Text_20_body"><text:span text:style-name="Strong_20_Emphasis">Cara 2: Mendefinisikan Tipe Array di Blok </text:span><text:span text:style-name="Strong_20_Emphasis"><text:span text:style-name="Source_20_Text">type</text:span></text:span><text:span text:style-name="Strong_20_Emphasis"> (Lebih Terstruktur dan Direkomendasikan!)</text:span></text:p>
            <text:p text:style-name="Text_20_body">Cara ini melibatkan dua langkah, tetapi <text:span text:style-name="Strong_20_Emphasis">sangat disarankan</text:span> terutama untuk program yang lebih besar atau jika Anda ingin menggunakan Array sebagai parameter sub-program (Prosedur/Fungsi). Ini membuat kode lebih rapi dan fleksibel.</text:p>
            <text:list xml:id="list3262412927048582297" text:style-name="L210">
              <text:list-item>
                <text:p text:style-name="P484"><text:span text:style-name="Strong_20_Emphasis">Langkah 1: Definisikan Tipe Array Baru</text:span> Di bagian <text:span text:style-name="Source_20_Text">type</text:span> program Anda (biasanya ditulis sebelum bagian <text:span text:style-name="Source_20_Text">var</text:span>), buat sebuah nama tipe data baru untuk mendefinisikan struktur Array Anda: </text:p>
                <text:p text:style-name="P210">Delphi</text:p>
                <text:p text:style-name="P591"><text:span text:style-name="Source_20_Text">type</text:span></text:p>
                <text:p text:style-name="P655"><text:span text:style-name="Source_20_Text"><text:s text:c="2"/>NamaTipeUntukArrayAnda = array [IndeksAwal..IndeksAkhir] of TipeDataElemen;</text:span></text:p>
              </text:list-item>
              <text:list-item>
                <text:p text:style-name="P484"><text:span text:style-name="Strong_20_Emphasis">Langkah 2: Deklarasikan Variabel dengan Tipe Baru Tersebut</text:span> Di bagian <text:span text:style-name="Source_20_Text">var</text:span>, deklarasikan variabel Anda menggunakan nama tipe yang baru saja Anda buat: </text:p>
                <text:p text:style-name="P210">Delphi</text:p>
                <text:p text:style-name="P591"><text:span text:style-name="Source_20_Text">var</text:span></text:p>
                <text:p text:style-name="P591"><text:span text:style-name="Source_20_Text"><text:s text:c="2"/>NamaVariabelArray: NamaTipeUntukArrayAnda;</text:span></text:p>
                <text:p text:style-name="P591"><text:span text:style-name="Source_20_Text"><text:s text:c="2"/>// Anda bisa membuat variabel array lain dengan tipe yang sama</text:span></text:p>
                <text:p text:style-name="P655"><text:span text:style-name="Source_20_Text"><text:s text:c="2"/>ArrayLainDenganStrukturSama: NamaTipeUntukArrayAnda;</text:span></text:p>
              </text:list-item>
            </text:list>
            <text:p text:style-name="Text_20_body"><text:span text:style-name="Strong_20_Emphasis">Mengapa Cara 2 Lebih Direkomendasikan?</text:span></text:p>
            <text:list xml:id="list1238750954043546936" text:style-name="L211">
              <text:list-item>
                <text:p text:style-name="P485"><text:span text:style-name="Strong_20_Emphasis">Reusabilitas Tipe:</text:span> Jika Anda butuh beberapa Array dengan struktur (rentang indeks dan tipe elemen) yang sama persis, Anda cukup definisikan tipenya sekali di <text:span text:style-name="Source_20_Text">type</text:span>, lalu buat variabel sebanyak yang Anda butuhkan di <text:span text:style-name="Source_20_Text">var</text:span> menggunakan tipe tersebut. Lebih ringkas dan konsisten. </text:p>
              </text:list-item>
              <text:list-item>
                <text:p text:style-name="P211"><text:span text:style-name="Strong_20_Emphasis">Parameter Sub-program:</text:span> Saat kita ingin mengirim Array sebagai input ke Prosedur atau Fungsi (atau ingin Prosedur/Fungsi mengembalikan Array), Pascal seringkali <text:span text:style-name="Strong_20_Emphasis">mensyaratkan</text:span> kita menggunakan <text:span text:style-name="Strong_20_Emphasis">nama tipe data</text:span> yang sudah terdefinisi (seperti <text:span text:style-name="Source_20_Text">NamaTipeUntukArrayAnda</text:span>), bukan tipe array 'anonim' yang dibuat langsung di <text:span text:style-name="Source_20_Text">var</text:span>. Jadi, membiasakan diri menggunakan <text:span text:style-name="Source_20_Text">type</text:span> akan memudahkan Anda nanti. </text:p>
              </text:list-item>
            </text:list>
            <text:p text:style-name="Text_20_body"><text:span text:style-name="Strong_20_Emphasis">Bedah Komponen Sintaks Deklarasi Array:</text:span></text:p>
            <text:p text:style-name="Text_20_body">Mari kita pahami bagian-bagian dari sintaks <text:span text:style-name="Source_20_Text">array [IndeksAwal..IndeksAkhir] of TipeDataElemen</text:span>:</text:p>
            <text:list xml:id="list4583444277451785234" text:style-name="L212">
              <text:list-item>
                <text:p text:style-name="P486"><text:span text:style-name="Strong_20_Emphasis"><text:span text:style-name="Source_20_Text">array</text:span></text:span>: Ini adalah kata kunci (keyword) wajib dalam Pascal untuk menandakan bahwa Anda sedang mendefinisikan sebuah tipe data Array. </text:p>
              </text:list-item>
              <text:list-item>
                <text:p text:style-name="P486"><text:span text:style-name="Strong_20_Emphasis"><text:span text:style-name="Source_20_Text">[IndeksAwal..IndeksAkhir]</text:span></text:span>: Bagian ini mendefinisikan <text:span text:style-name="Strong_20_Emphasis">rentang nomor indeks</text:span> yang valid untuk Array tersebut. </text:p>
                <text:list>
                  <text:list-item>
                    <text:p text:style-name="P486"><text:span text:style-name="Source_20_Text">IndeksAwal</text:span> dan <text:span text:style-name="Source_20_Text">IndeksAkhir</text:span> <text:span text:style-name="Strong_20_Emphasis">harus</text:span> berupa nilai <text:span text:style-name="Strong_20_Emphasis">konstanta</text:span> (tidak bisa variabel) yang bertipe <text:span text:style-name="Strong_20_Emphasis">ordinal</text:span> (tipe data yang nilainya bisa diurutkan, seperti <text:span text:style-name="Source_20_Text">Integer</text:span>, <text:span text:style-name="Source_20_Text">Char</text:span>, <text:span text:style-name="Source_20_Text">Byte</text:span>, atau tipe enumerasi). Yang paling umum digunakan adalah <text:span text:style-name="Source_20_Text">Integer</text:span>. </text:p>
                  </text:list-item>
                  <text:list-item>
                    <text:p text:style-name="P486">Anda bebas menentukan rentang ini. Konvensi umum di Pascal adalah memulai dari <text:span text:style-name="Strong_20_Emphasis">1</text:span>, misalnya <text:span text:style-name="Source_20_Text">[1..100]</text:span> untuk Array dengan 100 elemen. Namun, Anda juga sangat bisa memulai dari <text:span text:style-name="Strong_20_Emphasis">0</text:span>, misalnya <text:span text:style-name="Source_20_Text">[0..99]</text:span> (juga untuk 100 elemen), yang kadang lebih intuitif jika Anda terbiasa dengan bahasa lain atau untuk beberapa algoritma. Anda bahkan bisa menggunakan rentang lain, misal <text:span text:style-name="Source_20_Text">[2020..2025]</text:span> jika indeksnya merepresentasikan tahun. </text:p>
                  </text:list-item>
                  <text:list-item>
                    <text:p text:style-name="P486">Jumlah total elemen yang bisa ditampung Array adalah <text:span text:style-name="Source_20_Text">(IndeksAkhir - IndeksAwal) + 1</text:span>. Jadi, <text:span text:style-name="Source_20_Text">array [1..10]</text:span> memiliki (10 - 1) + 1 = 10 elemen. <text:span text:style-name="Source_20_Text">array [0..4]</text:span> memiliki (4 - 0) + 1 = 5 elemen. </text:p>
                  </text:list-item>
                </text:list>
              </text:list-item>
              <text:list-item>
                <text:p text:style-name="P486"><text:span text:style-name="Strong_20_Emphasis"><text:span text:style-name="Source_20_Text">of</text:span></text:span>: Ini adalah kata kunci wajib yang memisahkan antara definisi rentang indeks dan definisi tipe data elemennya. </text:p>
              </text:list-item>
              <text:list-item>
                <text:p text:style-name="P212"><text:span text:style-name="Strong_20_Emphasis"><text:span text:style-name="Source_20_Text">TipeDataElemen</text:span></text:span>: Bagian ini menentukan <text:span text:style-name="Strong_20_Emphasis">tipe data</text:span> dari <text:span text:style-name="Strong_20_Emphasis">setiap elemen</text:span> yang akan disimpan di dalam Array. Semua elemen dalam satu Array harus memiliki tipe data yang sama. Tipe data ini bisa berupa tipe dasar (<text:span text:style-name="Source_20_Text">Integer</text:span>, <text:span text:style-name="Source_20_Text">Real</text:span>, <text:span text:style-name="Source_20_Text">String</text:span>, <text:span text:style-name="Source_20_Text">Char</text:span>, <text:span text:style-name="Source_20_Text">Boolean</text:span>), tipe data bentukan lain (<text:span text:style-name="Source_20_Text">Record</text:span> - akan dibahas nanti), atau bahkan tipe Array lain (untuk membuat Array multi-dimensi). Jika menggunakan <text:span text:style-name="Source_20_Text">String</text:span>, Anda bisa juga menentukan panjang maksimalnya seperti <text:span text:style-name="Source_20_Text">String[50]</text:span> untuk menghemat memori atau untuk kompatibilitas, meskipun <text:span text:style-name="Source_20_Text">String</text:span> default di Free Pascal modern sudah dinamis dan lebih fleksibel. </text:p>
              </text:list-item>
            </text:list>
            <text:p text:style-name="Text_20_body"><text:span text:style-name="Strong_20_Emphasis">Contoh-contoh Deklarasi Array Satu Dimensi:</text:span></text:p>
            <text:list xml:id="list5611034885331492769" text:style-name="L213">
              <text:list-item>
                <text:p text:style-name="P213"><text:span text:style-name="Strong_20_Emphasis">Menggunakan Cara 1 (Langsung di </text:span><text:span text:style-name="Strong_20_Emphasis"><text:span text:style-name="Source_20_Text">var</text:span></text:span><text:span text:style-name="Strong_20_Emphasis">):</text:span></text:p>
                <text:p text:style-name="P213">Delphi</text:p>
                <text:p text:style-name="P592"><text:span text:style-name="Source_20_Text">var</text:span></text:p>
                <text:p text:style-name="P592"><text:span text:style-name="Source_20_Text"><text:s text:c="2"/>NilaiUjianSiswa: array [1..35] of Integer; // Array 35 Integer, indeks 1 s/d 35</text:span></text:p>
                <text:p text:style-name="P592"><text:span text:style-name="Source_20_Text"><text:s text:c="2"/>DaftarNamaBulan: array [1..12] of String[15]; // Array 12 String (maks 15 char), indeks 1 s/d 12</text:span></text:p>
                <text:p text:style-name="P592"><text:span text:style-name="Source_20_Text"><text:s text:c="2"/>StatusValidasi: array [0..9] of Boolean; // Array 10 Boolean, indeks 0 s/d 9</text:span></text:p>
                <text:p text:style-name="P656"><text:span text:style-name="Source_20_Text"><text:s text:c="2"/>PengukuranSuhu: array [1..24] of Real; // Array 24 Real, indeks 1 s/d 24</text:span></text:p>
              </text:list-item>
              <text:list-item>
                <text:p text:style-name="P213"><text:span text:style-name="Strong_20_Emphasis">Menggunakan Cara 2 (</text:span><text:span text:style-name="Strong_20_Emphasis"><text:span text:style-name="Source_20_Text">type</text:span></text:span><text:span text:style-name="Strong_20_Emphasis"> lalu </text:span><text:span text:style-name="Strong_20_Emphasis"><text:span text:style-name="Source_20_Text">var</text:span></text:span><text:span text:style-name="Strong_20_Emphasis">):</text:span></text:p>
                <text:p text:style-name="P213">Delphi</text:p>
                <text:p text:style-name="P592"><text:span text:style-name="Source_20_Text">type</text:span></text:p>
                <text:p text:style-name="P592"><text:span text:style-name="Source_20_Text"><text:s text:c="2"/>// Definisikan tipe baru untuk array yg berisi 100 nama barang</text:span></text:p>
                <text:p text:style-name="P592"><text:span text:style-name="Source_20_Text"><text:s text:c="2"/>TArrayNamaBarang = array [1..100] of String;</text:span></text:p>
                <text:p text:style-name="P592"><text:span text:style-name="Source_20_Text"><text:s text:c="2"/>// Definisikan tipe baru untuk array yg berisi 7 data Real (misal, data mingguan)</text:span></text:p>
                <text:p text:style-name="P592"><text:span text:style-name="Source_20_Text"><text:s text:c="2"/>TArrayDataMingguan = array [1..7] of Real;</text:span></text:p>
                <text:p text:style-name="P592"/>
                <text:p text:style-name="P592"><text:span text:style-name="Source_20_Text">var</text:span></text:p>
                <text:p text:style-name="P592"><text:span text:style-name="Source_20_Text"><text:s text:c="2"/>// Deklarasikan variabel menggunakan tipe array yg sudah dibuat</text:span></text:p>
                <text:p text:style-name="P592"><text:span text:style-name="Source_20_Text"><text:s text:c="2"/>StokGudangA: TArrayNamaBarang;</text:span></text:p>
                <text:p text:style-name="P592"><text:span text:style-name="Source_20_Text"><text:s text:c="2"/>StokGudangB: TArrayNamaBarang; // Mudah membuat array dgn struktur sama</text:span></text:p>
                <text:p text:style-name="P592"><text:span text:style-name="Source_20_Text"><text:s text:c="2"/>PenjualanMingguIni: TArrayDataMingguan;</text:span></text:p>
                <text:p text:style-name="P656"><text:span text:style-name="Source_20_Text"><text:s text:c="2"/>PengeluaranMingguIni: TArrayDataMingguan;</text:span></text:p>
                <text:p text:style-name="P213"><text:span text:style-name="Emphasis">Perhatikan:</text:span> Dengan mendefinisikan <text:span text:style-name="Source_20_Text">TArrayNamaBarang</text:span> sekali, kita bisa dengan mudah membuat <text:span text:style-name="Source_20_Text">StokGudangA</text:span> dan <text:span text:style-name="Source_20_Text">StokGudangB</text:span> yang pasti memiliki struktur yang sama.</text:p>
              </text:list-item>
            </text:list>
            <text:p text:style-name="Text_20_body"><text:span text:style-name="Strong_20_Emphasis">Kesimpulan:</text:span></text:p>
            <text:p text:style-name="Text_20_body">Untuk membuat atau mendeklarasikan Array satu dimensi di Pascal, gunakan kata kunci <text:span text:style-name="Source_20_Text">array</text:span> diikuti rentang indeks dalam kurung siku (<text:span text:style-name="Source_20_Text">[IndeksAwal..IndeksAkhir]</text:span>) dan tipe data elemennya setelah kata kunci <text:span text:style-name="Source_20_Text">of</text:span>. Anda bisa mendeklarasikannya langsung di blok <text:span text:style-name="Source_20_Text">var</text:span>, namun sangat <text:span text:style-name="Strong_20_Emphasis">disarankan untuk membiasakan diri mendefinisikan tipe Array terlebih dahulu di blok </text:span><text:span text:style-name="Strong_20_Emphasis"><text:span text:style-name="Source_20_Text">type</text:span></text:span> baru kemudian mendeklarasikan variabelnya di blok <text:span text:style-name="Source_20_Text">var</text:span>. Ini akan membuat kode Anda lebih terstruktur, mudah dibaca, dan siap untuk penggunaan yang lebih lanjut seperti parameter sub-program.</text:p>
            <text:p text:style-name="Horizontal_20_Line"/>
            <text:p text:style-name="Text_20_body">Sekarang kita sudah bisa 'memesan' atau membuat 'wadah' Array kita. Langkah selanjutnya adalah mempelajari bagaimana cara kita mengisi atau mengambil data dari 'slot-slot' atau elemen-elemen di dalamnya menggunakan nomor indeks.</text:p>
            <text:p text:style-name="Text_20_body">Saya menunggu perintah "YAX" untuk lanjut ke <text:span text:style-name="Emphasis">prompt</text:span> Sub-bab 11.4 ("Mengakses Elemen Array Menggunakan Indeks").</text:p>
          </text:section>
          <text:section text:style-name="Sect1" text:name="feedback-form-95">
            <text:p text:style-name="P285"/>
          </text:section>
        </text:section>
        <text:section text:style-name="Sect1" text:name="9fb030df9769ff1b">
          <text:p text:style-name="Text_20_body"/>
          <text:section text:style-name="Sect1" text:name="user-query-content-96">
            <text:p text:style-name="P541">yax </text:p>
          </text:section>
          <text:p text:style-name="P285">Tampilkan alur berpikir</text:p>
          <text:section text:style-name="Sect2" text:name="model-response-message-contentr_9fb030df9769ff1b">
            <text:p text:style-name="Text_20_body">Oke, kita lanjutkan lagi eksplorasi Array!</text:p>
            <text:p text:style-name="Text_20_body"><text:span text:style-name="Emphasis">(Waktu saat ini: Minggu, 13 April 2025 pukul 3:32:47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1.4: Mengakses Elemen Array Menggunakan Indeks</text:span></text:p>
            <text:p text:style-name="Text_20_body"><text:span text:style-name="Emphasis">(Prompt: "Buatkan pembahasan mendalam dan panduan praktis untuk sub-bab 'Mengakses Elemen Array Menggunakan Indeks'. Jelaskan bahwa setelah array dideklarasikan, kita dapat mengakses... elemen individualnya menggunakan nama array diikuti oleh nomor indeks di dalam kurung siku []. Tunjukkan sintaksnya... Berikan contoh... Tekankan pentingnya menjaga indeks dalam rentang yang valid...")</text:span></text:p>
            <text:p text:style-name="Horizontal_20_Line"/>
            <text:p text:style-name="Text_20_body">Setelah kita berhasil 'memesan tempat' atau <text:span text:style-name="Strong_20_Emphasis">mendeklarasikan</text:span> Array kita di bagian <text:span text:style-name="Source_20_Text">var</text:span> (atau <text:span text:style-name="Source_20_Text">type</text:span> lalu <text:span text:style-name="Source_20_Text">var</text:span>), langkah selanjutnya adalah mempelajari bagaimana cara kita 'berinteraksi' dengan 'slot-slot' atau elemen-elemen individual di dalam Array tersebut. Bagaimana cara kita memasukkan nilai ke elemen nomor 3? Bagaimana cara kita melihat nilai yang tersimpan di elemen nomor 1? Jawabannya adalah dengan menggunakan <text:span text:style-name="Strong_20_Emphasis">Indeks</text:span>.</text:p>
            <text:p text:style-name="Text_20_body"><text:span text:style-name="Strong_20_Emphasis">Sintaks Mengakses Elemen Array:</text:span></text:p>
            <text:p text:style-name="Text_20_body">Untuk menunjuk atau merujuk ke sebuah elemen spesifik di dalam Array, kita gunakan format berikut:</text:p>
            <text:p text:style-name="Text_20_body">Delphi</text:p>
            <text:p text:style-name="P602"><text:span text:style-name="Source_20_Text">NamaVariabelArray[NomorIndeks]</text:span></text:p>
            <text:p text:style-name="Text_20_body">Mari kita bedah sintaks ini:</text:p>
            <text:list xml:id="list5005579370099466309" text:style-name="L214">
              <text:list-item>
                <text:p text:style-name="P487"><text:span text:style-name="Strong_20_Emphasis"><text:span text:style-name="Source_20_Text">NamaVariabelArray</text:span></text:span>: Ini adalah nama yang Anda berikan kepada Array Anda saat mendeklarasikannya. </text:p>
              </text:list-item>
              <text:list-item>
                <text:p text:style-name="P487"><text:span text:style-name="Strong_20_Emphasis"><text:span text:style-name="Source_20_Text">[</text:span></text:span><text:span text:style-name="Strong_20_Emphasis"> dan </text:span><text:span text:style-name="Strong_20_Emphasis"><text:span text:style-name="Source_20_Text">]</text:span></text:span>: Anda <text:span text:style-name="Strong_20_Emphasis">wajib</text:span> menggunakan pasangan <text:span text:style-name="Strong_20_Emphasis">kurung siku</text:span> untuk mengapit nomor indeks. Jangan gunakan kurung biasa <text:span text:style-name="Source_20_Text">()</text:span>. </text:p>
              </text:list-item>
              <text:list-item>
                <text:p text:style-name="P214"><text:span text:style-name="Strong_20_Emphasis"><text:span text:style-name="Source_20_Text">NomorIndeks</text:span></text:span>: Ini adalah <text:span text:style-name="Strong_20_Emphasis">nomor posisi</text:span> atau 'alamat' dari elemen yang ingin Anda akses. Nilai <text:span text:style-name="Source_20_Text">NomorIndeks</text:span> ini haruslah sebuah nilai (bisa angka langsung, variabel bertipe Integer, atau hasil perhitungan) yang berada <text:span text:style-name="Strong_20_Emphasis">di dalam rentang indeks yang valid</text:span> yang telah Anda tentukan saat mendeklarasikan Array. Misalnya, jika Anda mendeklarasikan <text:span text:style-name="Source_20_Text">array [1..10] of ...</text:span>, maka <text:span text:style-name="Source_20_Text">NomorIndeks</text:span> yang boleh Anda gunakan di sini adalah angka antara 1 sampai 10 (inklusif). Tipe data <text:span text:style-name="Source_20_Text">NomorIndeks</text:span> juga harus sesuai dengan tipe indeks yang Anda gunakan saat deklarasi (biasanya Integer). </text:p>
              </text:list-item>
            </text:list>
            <text:p text:style-name="Text_20_body"><text:span text:style-name="Strong_20_Emphasis"><text:span text:style-name="Source_20_Text">NamaArray[Indeks]</text:span></text:span><text:span text:style-name="Strong_20_Emphasis"> Bertindak Seperti Variabel Biasa!</text:span></text:p>
            <text:p text:style-name="Text_20_body">Ini adalah konsep penting: Begitu Anda menulis <text:span text:style-name="Source_20_Text">NamaVariabelArray[NomorIndeks]</text:span>, ekspresi ini <text:span text:style-name="Strong_20_Emphasis">berperilaku persis seperti sebuah variabel biasa</text:span> yang tipe datanya sama dengan <text:span text:style-name="Source_20_Text">TipeDataElemen</text:span> dari Array tersebut.</text:p>
            <text:p text:style-name="Text_20_body">Artinya, Anda bisa melakukan dua hal utama pada <text:span text:style-name="Source_20_Text">NamaVariabelArray[NomorIndeks]</text:span>:</text:p>
            <text:list xml:id="list3409065580744824816" text:style-name="L215">
              <text:list-item>
                <text:p text:style-name="P215"><text:span text:style-name="Strong_20_Emphasis">Menyimpan / Menulis Nilai ke Dalamnya (Assignment):</text:span> Anda bisa meletakkannya di sisi kiri operator <text:span text:style-name="Source_20_Text">:=</text:span> untuk memasukkan sebuah nilai ke dalam elemen pada posisi indeks tersebut. Nilai yang dimasukkan harus sesuai dengan <text:span text:style-name="Source_20_Text">TipeDataElemen</text:span> array.</text:p>
                <text:p text:style-name="P215">Delphi</text:p>
                <text:p text:style-name="P593"><text:span text:style-name="Source_20_Text">var</text:span></text:p>
                <text:p text:style-name="P593"><text:span text:style-name="Source_20_Text"><text:s text:c="2"/>NilaiSiswa: array [1..3] of Integer;</text:span></text:p>
                <text:p text:style-name="P593"><text:span text:style-name="Source_20_Text"><text:s text:c="2"/>NamaBuah: array [1..3] of String;</text:span></text:p>
                <text:p text:style-name="P593"><text:span text:style-name="Source_20_Text">begin</text:span></text:p>
                <text:p text:style-name="P593"><text:span text:style-name="Source_20_Text"><text:s text:c="2"/>NilaiSiswa[1] := 85; <text:s text:c="2"/>// Isi elemen ke-1 dengan 85</text:span></text:p>
                <text:p text:style-name="P593"><text:span text:style-name="Source_20_Text"><text:s text:c="2"/>NilaiSiswa[2] := 92; <text:s text:c="2"/>// Isi elemen ke-2 dengan 92</text:span></text:p>
                <text:p text:style-name="P593"><text:span text:style-name="Source_20_Text"><text:s text:c="2"/>NilaiSiswa[3] := NilaiSiswa[1] + 5; // Isi elemen ke-3 dgn hasil 85+5=90</text:span></text:p>
                <text:p text:style-name="P593"/>
                <text:p text:style-name="P593"><text:span text:style-name="Source_20_Text"><text:s text:c="2"/>NamaBuah[1] := 'Apel'; // Isi elemen ke-1 dgn String 'Apel'</text:span></text:p>
                <text:p text:style-name="P593"><text:span text:style-name="Source_20_Text"><text:s text:c="2"/>NamaBuah[2] := 'Jeruk';</text:span></text:p>
                <text:p text:style-name="P593"><text:span text:style-name="Source_20_Text"><text:s text:c="2"/>// NamaBuah[4] := 'Mangga'; // &lt;-- INI AKAN ERROR! Indeks 4 di luar batas [1..3]</text:span></text:p>
                <text:p text:style-name="P657"><text:span text:style-name="Source_20_Text">end;</text:span></text:p>
              </text:list-item>
              <text:list-item>
                <text:p text:style-name="P215"><text:span text:style-name="Strong_20_Emphasis">Membaca / Mengambil Nilainya:</text:span> Anda bisa menggunakannya di mana saja Anda biasanya menggunakan variabel biasa untuk mendapatkan nilainya: di sisi kanan <text:span text:style-name="Source_20_Text">:=</text:span>, sebagai parameter untuk <text:span text:style-name="Source_20_Text">Write</text:span>/<text:span text:style-name="Source_20_Text">Writeln</text:span>, atau sebagai bagian dari ekspresi perhitungan atau logika.</text:p>
                <text:p text:style-name="P215">Delphi</text:p>
                <text:p text:style-name="P593"><text:span text:style-name="Source_20_Text">var</text:span></text:p>
                <text:p text:style-name="P593"><text:span text:style-name="Source_20_Text"><text:s text:c="2"/>NilaiSiswa: array [1..3] of Integer;</text:span></text:p>
                <text:p text:style-name="P593"><text:span text:style-name="Source_20_Text"><text:s text:c="2"/>RataRata: Real;</text:span></text:p>
                <text:p text:style-name="P593"><text:span text:style-name="Source_20_Text"><text:s text:c="2"/>NilaiTertentu: Integer;</text:span></text:p>
                <text:p text:style-name="P593"><text:span text:style-name="Source_20_Text"><text:s text:c="2"/>i: Integer;</text:span></text:p>
                <text:p text:style-name="P593"><text:span text:style-name="Source_20_Text">begin</text:span></text:p>
                <text:p text:style-name="P593"><text:span text:style-name="Source_20_Text"><text:s text:c="2"/>NilaiSiswa[1] := 85; NilaiSiswa[2] := 92; NilaiSiswa[3] := 78;</text:span></text:p>
                <text:p text:style-name="P593"/>
                <text:p text:style-name="P593"><text:span text:style-name="Source_20_Text"><text:s text:c="2"/>NilaiTertentu := NilaiSiswa[2]; // Ambil nilai elemen ke-2 (92), simpan ke NilaiTertentu</text:span></text:p>
                <text:p text:style-name="P593"><text:span text:style-name="Source_20_Text"><text:s text:c="2"/>Writeln('Nilai Siswa ke-1: ', NilaiSiswa[1]); // Tampilkan nilai elemen ke-1 (85)</text:span></text:p>
                <text:p text:style-name="P593"/>
                <text:p text:style-name="P593"><text:span text:style-name="Source_20_Text"><text:s text:c="2"/>// Contoh digunakan dalam perhitungan (misal, hitung rata-rata)</text:span></text:p>
                <text:p text:style-name="P593"><text:span text:style-name="Source_20_Text"><text:s text:c="2"/>RataRata := (NilaiSiswa[1] + NilaiSiswa[2] + NilaiSiswa[3]) / 3;</text:span></text:p>
                <text:p text:style-name="P593"><text:span text:style-name="Source_20_Text"><text:s text:c="2"/>Writeln('Rata-rata nilai: ', RataRata:0:2);</text:span></text:p>
                <text:p text:style-name="P593"/>
                <text:p text:style-name="P593"><text:span text:style-name="Source_20_Text"><text:s text:c="2"/>// Contoh diakses menggunakan variabel indeks (misal dari loop)</text:span></text:p>
                <text:p text:style-name="P593"><text:span text:style-name="Source_20_Text"><text:s text:c="2"/>// FOR i:= 1 to 3 DO Writeln(NilaiSiswa[i]); // Akan dibahas lebih lanjut</text:span></text:p>
                <text:p text:style-name="P657"><text:span text:style-name="Source_20_Text">end;</text:span></text:p>
              </text:list-item>
            </text:list>
            <text:p text:style-name="Text_20_body"><text:span text:style-name="Strong_20_Emphasis">AWAS! BAHAYA INDEKS DI LUAR BATAS! (Penting Sekali!)</text:span></text:p>
            <text:p text:style-name="Text_20_body">Saat bekerja dengan Array, ada satu jebakan yang harus <text:span text:style-name="Strong_20_Emphasis">sangat</text:span> Anda waspadai: yaitu mencoba mengakses elemen menggunakan <text:span text:style-name="Strong_20_Emphasis">nomor indeks yang berada di luar rentang yang valid</text:span> yang sudah Anda tentukan saat deklarasi. Ini sering disebut kesalahan <text:span text:style-name="Emphasis">Index Out of Bounds</text:span> atau <text:span text:style-name="Emphasis">Index Out of Range</text:span>.</text:p>
            <text:list xml:id="list3130685276352194438" text:style-name="L216">
              <text:list-item>
                <text:p text:style-name="P216">Contoh: Jika Anda deklarasikan <text:span text:style-name="Source_20_Text">var DataKu: array [1..10] of Integer;</text:span>, maka rentang indeks yang sah adalah dari 1 sampai 10. Mencoba mengakses <text:span text:style-name="Source_20_Text">DataKu[0]</text:span>, <text:span text:style-name="Source_20_Text">DataKu[11]</text:span>, atau <text:span text:style-name="Source_20_Text">DataKu[-5]</text:span> adalah <text:span text:style-name="Strong_20_Emphasis">tidak valid</text:span> dan akan menyebabkan masalah.</text:p>
              </text:list-item>
              <text:list-item>
                <text:p text:style-name="P216"><text:span text:style-name="Strong_20_Emphasis">Apa Akibatnya?</text:span></text:p>
                <text:list>
                  <text:list-item>
                    <text:p text:style-name="P488">Jika fitur <text:span text:style-name="Strong_20_Emphasis">Pemeriksaan Rentang (Range Checking)</text:span> pada kompiler Anda aktif (di Lazarus IDE, ini biasanya aktif secara <text:span text:style-name="Emphasis">default</text:span> saat Anda mengembangkan atau men-debug program), maka program Anda akan <text:span text:style-name="Strong_20_Emphasis">langsung berhenti (crash)</text:span> saat mencoba mengakses indeks yang salah tersebut. Anda akan mendapatkan pesan <text:span text:style-name="Strong_20_Emphasis">kesalahan saat jalan (run-time error)</text:span>, seringkali bertuliskan sesuatu seperti <text:span text:style-name="Strong_20_Emphasis">"Range check error"</text:span>. Mendapatkan error ini sebenarnya bagus, karena Anda langsung tahu ada masalah dengan indeks Anda. </text:p>
                  </text:list-item>
                  <text:list-item>
                    <text:p text:style-name="P488"><text:span text:style-name="Strong_20_Emphasis">Bahayanya:</text:span> Jika Range Checking kebetulan <text:span text:style-name="Strong_20_Emphasis">tidak aktif</text:span> (misalnya pada <text:span text:style-name="Emphasis">build</text:span> final untuk performa, tapi <text:span text:style-name="Strong_20_Emphasis">sangat tidak disarankan saat belajar dan development</text:span>), program mungkin <text:span text:style-name="Strong_20_Emphasis">tidak akan langsung crash</text:span>. Sebaliknya, ia akan mencoba membaca atau (lebih parah lagi) menulis ke lokasi memori 'nyasar' yang bukan bagian dari Array Anda! Ini bisa merusak data lain dalam program Anda, menyebabkan hasil yang sangat aneh dan tidak terduga, atau membuat program <text:span text:style-name="Emphasis">crash</text:span> di tempat lain yang sama sekali tidak berhubungan nanti. <text:span text:style-name="Emphasis">Bug</text:span> seperti ini sangat sulit dilacak! </text:p>
                  </text:list-item>
                </text:list>
              </text:list-item>
              <text:list-item>
                <text:p text:style-name="P216"><text:span text:style-name="Strong_20_Emphasis">Saran:</text:span> Selalu, selalu, dan selalu <text:span text:style-name="Strong_20_Emphasis">pastikan nomor indeks</text:span> yang Anda gunakan untuk mengakses Array berada <text:span text:style-name="Strong_20_Emphasis">di dalam batas rentang</text:span> yang sudah Anda deklarasikan. Berhati-hatilah saat menggunakan variabel sebagai indeks, pastikan nilainya terkontrol.</text:p>
              </text:list-item>
            </text:list>
            <text:p text:style-name="Text_20_body"><text:span text:style-name="Strong_20_Emphasis">Contoh Kode Mengisi dan Membaca Elemen:</text:span></text:p>
            <text:p text:style-name="Text_20_body">Delphi</text:p>
            <text:p text:style-name="Preformatted_20_Text"><text:span text:style-name="Source_20_Text">program AksesElemenArrayContoh;</text:span></text:p>
            <text:p text:style-name="Preformatted_20_Text"><text:span text:style-name="Source_20_Text">uses SysUtils;</text:span></text:p>
            <text:p text:style-name="Preformatted_20_Text"><text:span text:style-name="Source_20_Text">var</text:span></text:p>
            <text:p text:style-name="Preformatted_20_Text"><text:span text:style-name="Source_20_Text"><text:s text:c="2"/>// Deklarasi array untuk menyimpan 5 nama mata pelajaran</text:span></text:p>
            <text:p text:style-name="Preformatted_20_Text"><text:span text:style-name="Source_20_Text"><text:s text:c="2"/>NamaMapel: array [1..5] of String;</text:span></text:p>
            <text:p text:style-name="Preformatted_20_Text"><text:span text:style-name="Source_20_Text"><text:s text:c="2"/>// Deklarasi array untuk menyimpan 5 nilai integer</text:span></text:p>
            <text:p text:style-name="Preformatted_20_Text"><text:span text:style-name="Source_20_Text"><text:s text:c="2"/>NilaiMapel: array [1..5] of Integer;</text:span></text:p>
            <text:p text:style-name="Preformatted_20_Text"><text:span text:style-name="Source_20_Text"><text:s text:c="2"/>i: Integer; // Variabel untuk loop</text:span></text:p>
            <text:p text:style-name="Preformatted_20_Text"/>
            <text:p text:style-name="Preformatted_20_Text"><text:span text:style-name="Source_20_Text">begin</text:span></text:p>
            <text:p text:style-name="Preformatted_20_Text"><text:span text:style-name="Source_20_Text"><text:s text:c="2"/>Writeln('--- Mengisi dan Mengakses Elemen Array ---');</text:span></text:p>
            <text:p text:style-name="Preformatted_20_Text"><text:span text:style-name="Source_20_Text"><text:s text:c="2"/>Writeln;</text:span></text:p>
            <text:p text:style-name="Preformatted_20_Text"/>
            <text:p text:style-name="Preformatted_20_Text"><text:span text:style-name="Source_20_Text"><text:s text:c="2"/>// Mengisi nilai elemen array satu per satu menggunakan indeks</text:span></text:p>
            <text:p text:style-name="Preformatted_20_Text"><text:span text:style-name="Source_20_Text"><text:s text:c="2"/>Writeln('Mengisi data nilai...');</text:span></text:p>
            <text:p text:style-name="Preformatted_20_Text"><text:span text:style-name="Source_20_Text"><text:s text:c="2"/>NamaMapel[1] := 'Matematika'; <text:s text:c="3"/>NilaiMapel[1] := 90;</text:span></text:p>
            <text:p text:style-name="Preformatted_20_Text"><text:span text:style-name="Source_20_Text"><text:s text:c="2"/>NamaMapel[2] := 'Fisika'; <text:s text:c="7"/>NilaiMapel[2] := 85;</text:span></text:p>
            <text:p text:style-name="Preformatted_20_Text"><text:span text:style-name="Source_20_Text"><text:s text:c="2"/>NamaMapel[3] := 'Kimia'; <text:s text:c="8"/>NilaiMapel[3] := 88;</text:span></text:p>
            <text:p text:style-name="Preformatted_20_Text"><text:span text:style-name="Source_20_Text"><text:s text:c="2"/>NamaMapel[4] := 'Biologi'; <text:s text:c="6"/>NilaiMapel[4] := 92;</text:span></text:p>
            <text:p text:style-name="Preformatted_20_Text"><text:span text:style-name="Source_20_Text"><text:s text:c="2"/>NamaMapel[5] := 'Bhs. Indonesia'; NilaiMapel[5] := 80;</text:span></text:p>
            <text:p text:style-name="Preformatted_20_Text"><text:span text:style-name="Source_20_Text"><text:s text:c="2"/>Writeln('Pengisian data selesai.');</text:span></text:p>
            <text:p text:style-name="Preformatted_20_Text"><text:span text:style-name="Source_20_Text"><text:s text:c="2"/>Writeln;</text:span></text:p>
            <text:p text:style-name="Preformatted_20_Text"/>
            <text:p text:style-name="Preformatted_20_Text"><text:span text:style-name="Source_20_Text"><text:s text:c="2"/>// Mencoba akses indeks di luar batas (akan error jika Range Check aktif)</text:span></text:p>
            <text:p text:style-name="Preformatted_20_Text"><text:span text:style-name="Source_20_Text"><text:s text:c="2"/>// NamaMapel[6] := 'Sejarah'; // JANGAN LAKUKAN INI! Indeks 6 tidak valid.</text:span></text:p>
            <text:p text:style-name="Preformatted_20_Text"/>
            <text:p text:style-name="Preformatted_20_Text"><text:span text:style-name="Source_20_Text"><text:s text:c="2"/>Writeln('Menampilkan data nilai yang tersimpan:');</text:span></text:p>
            <text:p text:style-name="Preformatted_20_Text"><text:span text:style-name="Source_20_Text"><text:s text:c="2"/>Writeln('-------------------------------------');</text:span></text:p>
            <text:p text:style-name="Preformatted_20_Text"/>
            <text:p text:style-name="Preformatted_20_Text"><text:span text:style-name="Source_20_Text"><text:s text:c="2"/>// Membaca dan menampilkan nilai dari semua elemen menggunakan loop FOR</text:span></text:p>
            <text:p text:style-name="Preformatted_20_Text"><text:span text:style-name="Source_20_Text"><text:s text:c="2"/>FOR i := 1 TO 5 DO // i akan bernilai 1, 2, 3, 4, 5 (indeks yang valid)</text:span></text:p>
            <text:p text:style-name="Preformatted_20_Text"><text:span text:style-name="Source_20_Text"><text:s text:c="2"/>begin</text:span></text:p>
            <text:p text:style-name="Preformatted_20_Text"><text:span text:style-name="Source_20_Text"><text:s text:c="4"/>// Di setiap putaran, akses elemen ke-i dari kedua array</text:span></text:p>
            <text:p text:style-name="Preformatted_20_Text"><text:span text:style-name="Source_20_Text"><text:s text:c="4"/>// NamaMapel[i]:15 maksudnya tampilkan string dgn lebar minimal 15</text:span></text:p>
            <text:p text:style-name="Preformatted_20_Text"><text:span text:style-name="Source_20_Text"><text:s text:c="4"/>Writeln(NamaMapel[i]:15, ' : ', NilaiMapel[i]);</text:span></text:p>
            <text:p text:style-name="Preformatted_20_Text"><text:span text:style-name="Source_20_Text"><text:s text:c="2"/>end;</text:span></text:p>
            <text:p text:style-name="Preformatted_20_Text"><text:span text:style-name="Source_20_Text"><text:s text:c="2"/>Writeln('-------------------------------------');</text:span></text:p>
            <text:p text:style-name="Preformatted_20_Text"><text:span text:style-name="Source_20_Text"><text:s text:c="2"/>Writeln;</text:span></text:p>
            <text:p text:style-name="Preformatted_20_Text"/>
            <text:p text:style-name="Preformatted_20_Text"><text:span text:style-name="Source_20_Text"><text:s text:c="2"/>// Contoh mengakses dan mengubah elemen spesifik</text:span></text:p>
            <text:p text:style-name="Preformatted_20_Text"><text:span text:style-name="Source_20_Text"><text:s text:c="2"/>Writeln('Nilai Kimia (elemen ke-3) saat ini: ', NilaiMapel[3]); // Baca nilai elemen ke-3</text:span></text:p>
            <text:p text:style-name="Preformatted_20_Text"><text:span text:style-name="Source_20_Text"><text:s text:c="2"/>Writeln('Nilai Kimia dikoreksi menjadi 90...');</text:span></text:p>
            <text:p text:style-name="Preformatted_20_Text"><text:span text:style-name="Source_20_Text"><text:s text:c="2"/>NilaiMapel[3] := 90; // Ubah nilai elemen ke-3</text:span></text:p>
            <text:p text:style-name="Preformatted_20_Text"><text:span text:style-name="Source_20_Text"><text:s text:c="2"/>Writeln('Nilai Kimia sekarang <text:s text:c="8"/>: ', NilaiMapel[3]); // Baca lagi nilai elemen ke-3</text:span></text:p>
            <text:p text:style-name="Preformatted_20_Text"/>
            <text:p text:style-name="Preformatted_20_Text"><text:span text:style-name="Source_20_Text"><text:s text:c="2"/>Readln;</text:span></text:p>
            <text:p text:style-name="P602"><text:span text:style-name="Source_20_Text">end.</text:span></text:p>
            <text:p text:style-name="Text_20_body"><text:span text:style-name="Strong_20_Emphasis">Kesimpulan:</text:span></text:p>
            <text:p text:style-name="Text_20_body">Kunci untuk 'berkomunikasi' dengan isi Array adalah menggunakan format <text:span text:style-name="Strong_20_Emphasis"><text:span text:style-name="Source_20_Text">NamaArray[NomorIndeks]</text:span></text:span>. Anggap saja ini sebagai variabel biasa yang tipenya sama dengan tipe elemen Array tersebut – Anda bisa mengisinya dengan <text:span text:style-name="Source_20_Text">:=</text:span> atau membaca nilainya. Yang paling penting, <text:span text:style-name="Strong_20_Emphasis">selalu jaga agar </text:span><text:span text:style-name="Strong_20_Emphasis"><text:span text:style-name="Source_20_Text">NomorIndeks</text:span></text:span><text:span text:style-name="Strong_20_Emphasis"> yang Anda gunakan berada dalam rentang yang valid</text:span> sesuai deklarasi Array Anda untuk menghindari <text:span text:style-name="Emphasis">range check error</text:span> atau masalah memori yang lebih parah!</text:p>
            <text:p text:style-name="Horizontal_20_Line"/>
            <text:p text:style-name="Text_20_body">Kita sudah bisa mengakses elemen satu per satu. Tapi cara ini masih agak manual jika kita ingin mengisi atau memproses <text:span text:style-name="Emphasis">semua</text:span> elemen dalam Array yang besar. Cara paling efisien tentu saja menggunakan loop! Mari kita lihat bagaimana caranya.</text:p>
            <text:p text:style-name="Text_20_body">Saya menunggu perintah "YAX" untuk lanjut ke <text:span text:style-name="Emphasis">prompt</text:span> Sub-bab 11.5 ("Mengisi dan Memproses Array Menggunakan Perulangan (<text:span text:style-name="Source_20_Text">FOR</text:span>)").</text:p>
          </text:section>
          <text:section text:style-name="Sect1" text:name="feedback-form-96">
            <text:p text:style-name="P285"/>
          </text:section>
        </text:section>
        <text:section text:style-name="Sect1" text:name="9bf245421d8ffa31">
          <text:p text:style-name="Text_20_body"/>
          <text:section text:style-name="Sect1" text:name="user-query-content-97">
            <text:p text:style-name="P541">yax </text:p>
          </text:section>
          <text:p text:style-name="P285">Tampilkan alur berpikir</text:p>
          <text:section text:style-name="Sect2" text:name="model-response-message-contentr_9bf245421d8ffa31">
            <text:p text:style-name="Text_20_body">Oke, mari kita lanjutkan!</text:p>
            <text:p text:style-name="Text_20_body"><text:span text:style-name="Emphasis">(Waktu saat ini: Minggu, 13 April 2025 pukul 3:30:35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1.5: Mengisi dan Memproses Array Menggunakan Perulangan (</text:span><text:span text:style-name="Strong_20_Emphasis"><text:span text:style-name="Source_20_Text">FOR</text:span></text:span><text:span text:style-name="Strong_20_Emphasis">)</text:span></text:p>
            <text:p text:style-name="Text_20_body"><text:span text:style-name="Emphasis">(Prompt: "Buatkan pembahasan mendalam yang menunjukkan sinergi antara Array dan Loop FOR. Jelaskan mengapa FOR sangat cocok... Berikan contoh kode pola umum menggunakan FOR i := IndexStart TO IndexEnd DO... untuk tugas-tugas array: Mengisi Array dari Input Pengguna, Menampilkan Semua Elemen Array, Melakukan Perhitungan pada Elemen Array... Jelaskan bagaimana variabel kontrol loop i digunakan sebagai indeks array...")</text:span></text:p>
            <text:p text:style-name="Horizontal_20_Line"/>
            <text:p text:style-name="Text_20_body">Kita sudah tahu cara mendeklarasikan Array dan cara mengakses satu elemen spesifik menggunakan indeksnya (misal: <text:span text:style-name="Source_20_Text">Nilai[3]</text:span>). Cara ini memang bisa, tapi bayangkan jika Array kita berisi 100 elemen atau 1000 elemen! Tentu sangat tidak efisien jika kita harus menulis kode satu per satu untuk mengisi atau membaca setiap elemennya.</text:p>
            <text:p text:style-name="Text_20_body">Di sinilah <text:span text:style-name="Strong_20_Emphasis">Perulangan (Loop)</text:span>, khususnya loop <text:span text:style-name="Strong_20_Emphasis"><text:span text:style-name="Source_20_Text">FOR</text:span></text:span>, menjadi 'sahabat karib' Array. Keduanya bekerja sama dengan sangat baik!</text:p>
            <text:p text:style-name="Text_20_body"><text:span text:style-name="Strong_20_Emphasis">Mengapa Loop </text:span><text:span text:style-name="Strong_20_Emphasis"><text:span text:style-name="Source_20_Text">FOR</text:span></text:span><text:span text:style-name="Strong_20_Emphasis"> Sangat Cocok untuk Array?</text:span></text:p>
            <text:p text:style-name="Text_20_body">Alasannya sederhana dan logis:</text:p>
            <text:list xml:id="list2332850428755137300" text:style-name="L217">
              <text:list-item>
                <text:p text:style-name="P489"><text:span text:style-name="Strong_20_Emphasis">Array Punya Ukuran Pasti:</text:span> Saat kita mendeklarasikan Array, kita menentukan rentang indeksnya secara pasti, misalnya dari <text:span text:style-name="Source_20_Text">1</text:span> sampai <text:span text:style-name="Source_20_Text">100</text:span> (<text:span text:style-name="Source_20_Text">array [1..100] of ...</text:span>). Artinya, kita tahu persis ada 100 elemen yang perlu diurus. </text:p>
              </text:list-item>
              <text:list-item>
                <text:p text:style-name="P217"><text:span text:style-name="Strong_20_Emphasis"><text:span text:style-name="Source_20_Text">FOR</text:span></text:span><text:span text:style-name="Strong_20_Emphasis"> Dirancang untuk Jumlah Pasti:</text:span> Loop <text:span text:style-name="Source_20_Text">FOR</text:span> (<text:span text:style-name="Source_20_Text">FOR...TO...DO</text:span> atau <text:span text:style-name="Source_20_Text">FOR...DOWNTO...DO</text:span>) memang dirancang khusus untuk situasi di mana kita <text:span text:style-name="Strong_20_Emphasis">sudah tahu pasti berapa kali</text:span> kita perlu mengulang sebuah aksi. </text:p>
              </text:list-item>
            </text:list>
            <text:p text:style-name="Text_20_body">Karena kedua hal ini 'klik', kita bisa dengan sangat mudah membuat loop <text:span text:style-name="Source_20_Text">FOR</text:span> yang variabel penghitungnya berjalan <text:span text:style-name="Strong_20_Emphasis">tepat sesuai dengan rentang indeks</text:span> Array kita, dari indeks awal (<text:span text:style-name="Source_20_Text">IndeksAwal</text:span>) sampai indeks akhir (<text:span text:style-name="Source_20_Text">IndeksAkhir</text:span>).</text:p>
            <text:p text:style-name="Text_20_body"><text:span text:style-name="Strong_20_Emphasis">Pola Umum: Menggunakan Variabel Loop </text:span><text:span text:style-name="Strong_20_Emphasis"><text:span text:style-name="Source_20_Text">i</text:span></text:span><text:span text:style-name="Strong_20_Emphasis"> sebagai Indeks </text:span><text:span text:style-name="Strong_20_Emphasis"><text:span text:style-name="Source_20_Text">Array[i]</text:span></text:span></text:p>
            <text:p text:style-name="Text_20_body">Pola yang akan sangat sering Anda gunakan adalah seperti ini:</text:p>
            <text:p text:style-name="Text_20_body">Delphi</text:p>
            <text:p text:style-name="Preformatted_20_Text"><text:span text:style-name="Source_20_Text">var</text:span></text:p>
            <text:p text:style-name="Preformatted_20_Text"><text:span text:style-name="Source_20_Text"><text:s text:c="2"/>NamaArray : array [IndeksAwal..IndeksAkhir] of TipeElemen;</text:span></text:p>
            <text:p text:style-name="Preformatted_20_Text"><text:span text:style-name="Source_20_Text"><text:s text:c="2"/>i : Integer; // Variabel penghitung loop (atau tipe ordinal yg sesuai indeks)</text:span></text:p>
            <text:p text:style-name="Preformatted_20_Text"><text:span text:style-name="Source_20_Text">begin</text:span></text:p>
            <text:p text:style-name="Preformatted_20_Text"><text:span text:style-name="Source_20_Text"><text:s text:c="2"/>// ...</text:span></text:p>
            <text:p text:style-name="Preformatted_20_Text"><text:span text:style-name="Source_20_Text"><text:s text:c="2"/>FOR i := IndeksAwal TO IndeksAkhir DO // Loop dari indeks pertama s/d terakhir</text:span></text:p>
            <text:p text:style-name="Preformatted_20_Text"><text:span text:style-name="Source_20_Text"><text:s text:c="2"/>begin</text:span></text:p>
            <text:p text:style-name="Preformatted_20_Text"><text:span text:style-name="Source_20_Text"><text:s text:c="4"/>// Di dalam loop, kita gunakan 'i' sebagai nomor indeks saat ini!</text:span></text:p>
            <text:p text:style-name="Preformatted_20_Text"><text:span text:style-name="Source_20_Text"><text:s text:c="4"/>// Misalnya, untuk mengakses elemen ke-i:</text:span></text:p>
            <text:p text:style-name="Preformatted_20_Text"><text:span text:style-name="Source_20_Text"><text:s text:c="4"/>LakukanSesuatuDengan( NamaArray[i] );</text:span></text:p>
            <text:p text:style-name="Preformatted_20_Text"><text:span text:style-name="Source_20_Text"><text:s text:c="2"/>end;</text:span></text:p>
            <text:p text:style-name="Preformatted_20_Text"><text:span text:style-name="Source_20_Text"><text:s text:c="2"/>// ...</text:span></text:p>
            <text:p text:style-name="P602"><text:span text:style-name="Source_20_Text">end.</text:span></text:p>
            <text:p text:style-name="Text_20_body"><text:span text:style-name="Strong_20_Emphasis">Kuncinya:</text:span> Di dalam badan loop <text:span text:style-name="Source_20_Text">FOR</text:span>, kita menggunakan ekspresi <text:span text:style-name="Strong_20_Emphasis"><text:span text:style-name="Source_20_Text">NamaArray[i]</text:span></text:span>. Karena nilai <text:span text:style-name="Source_20_Text">i</text:span> secara otomatis berubah di setiap putaran loop (mulai dari <text:span text:style-name="Source_20_Text">IndeksAwal</text:span>, lalu <text:span text:style-name="Source_20_Text">IndeksAwal + 1</text:span>, <text:span text:style-name="Source_20_Text">IndeksAwal + 2</text:span>, dan seterusnya sampai <text:span text:style-name="Source_20_Text">IndeksAkhir</text:span>), maka <text:span text:style-name="Source_20_Text">NamaArray[i]</text:span> secara otomatis akan merujuk ke elemen Array yang berbeda di setiap putaran. Ini memungkinkan kita 'mengunjungi' dan memproses setiap elemen Array secara sistematis dari awal sampai akhir (atau dari akhir ke awal jika pakai <text:span text:style-name="Source_20_Text">DOWNTO</text:span>).</text:p>
            <text:p text:style-name="Text_20_body"><text:span text:style-name="Strong_20_Emphasis">Contoh Pola Penggunaan </text:span><text:span text:style-name="Strong_20_Emphasis"><text:span text:style-name="Source_20_Text">FOR</text:span></text:span><text:span text:style-name="Strong_20_Emphasis"> dengan Array:</text:span></text:p>
            <text:p text:style-name="Text_20_body">Mari kita lihat beberapa tugas umum pada Array yang sangat efisien dilakukan dengan loop <text:span text:style-name="Source_20_Text">FOR</text:span>:</text:p>
            <text:p text:style-name="Text_20_body"><text:span text:style-name="Strong_20_Emphasis">1. Mengisi Semua Elemen Array dari Input Pengguna:</text:span></text:p>
            <text:p text:style-name="Text_20_body">Misalkan kita punya Array <text:span text:style-name="Source_20_Text">Nilai</text:span> untuk 5 siswa dan ingin mengisinya dari input keyboard:</text:p>
            <text:p text:style-name="Text_20_body">Delphi</text:p>
            <text:p text:style-name="Preformatted_20_Text"><text:span text:style-name="Source_20_Text">program MengisiArrayViaFor;</text:span></text:p>
            <text:p text:style-name="Preformatted_20_Text"><text:span text:style-name="Source_20_Text">uses SysUtils;</text:span></text:p>
            <text:p text:style-name="Preformatted_20_Text"><text:span text:style-name="Source_20_Text">const</text:span></text:p>
            <text:p text:style-name="Preformatted_20_Text"><text:span text:style-name="Source_20_Text"><text:s text:c="2"/>JumlahSiswa = 5; // Ukuran array kita jadikan konstanta agar mudah diubah</text:span></text:p>
            <text:p text:style-name="Preformatted_20_Text"><text:span text:style-name="Source_20_Text">var</text:span></text:p>
            <text:p text:style-name="Preformatted_20_Text"><text:span text:style-name="Source_20_Text"><text:s text:c="2"/>Nilai: array [1..JumlahSiswa] of Integer; // Array [1..5] of Integer</text:span></text:p>
            <text:p text:style-name="Preformatted_20_Text"><text:span text:style-name="Source_20_Text"><text:s text:c="2"/>i: Integer; // Variabel loop</text:span></text:p>
            <text:p text:style-name="Preformatted_20_Text"><text:span text:style-name="Source_20_Text">begin</text:span></text:p>
            <text:p text:style-name="Preformatted_20_Text"><text:span text:style-name="Source_20_Text"><text:s text:c="2"/>Writeln('--- Input Nilai untuk ', JumlahSiswa, ' Siswa ---');</text:span></text:p>
            <text:p text:style-name="Preformatted_20_Text"/>
            <text:p text:style-name="Preformatted_20_Text"><text:span text:style-name="Source_20_Text"><text:s text:c="2"/>// Loop FOR dari indeks 1 sampai JumlahSiswa (5)</text:span></text:p>
            <text:p text:style-name="Preformatted_20_Text"><text:span text:style-name="Source_20_Text"><text:s text:c="2"/>FOR i := 1 TO JumlahSiswa DO</text:span></text:p>
            <text:p text:style-name="Preformatted_20_Text"><text:span text:style-name="Source_20_Text"><text:s text:c="2"/>begin // Blok begin..end; karena ada Write dan Readln</text:span></text:p>
            <text:p text:style-name="Preformatted_20_Text"><text:span text:style-name="Source_20_Text"><text:s text:c="4"/>Write('Masukkan nilai Siswa ke-', i, ': ');</text:span></text:p>
            <text:p text:style-name="Preformatted_20_Text"><text:span text:style-name="Source_20_Text"><text:s text:c="4"/>// Di setiap putaran, baca input dan langsung simpan ke elemen ke-i</text:span></text:p>
            <text:p text:style-name="Preformatted_20_Text"><text:span text:style-name="Source_20_Text"><text:s text:c="4"/>Readln(Nilai[i]);</text:span></text:p>
            <text:p text:style-name="Preformatted_20_Text"><text:span text:style-name="Source_20_Text"><text:s text:c="2"/>end; // Akhir blok loop FOR</text:span></text:p>
            <text:p text:style-name="Preformatted_20_Text"/>
            <text:p text:style-name="Preformatted_20_Text"><text:span text:style-name="Source_20_Text"><text:s text:c="2"/>Writeln('-----------------------------------');</text:span></text:p>
            <text:p text:style-name="Preformatted_20_Text"><text:span text:style-name="Source_20_Text"><text:s text:c="2"/>Writeln('Semua data nilai telah berhasil dimasukkan.');</text:span></text:p>
            <text:p text:style-name="Preformatted_20_Text"><text:span text:style-name="Source_20_Text"><text:s text:c="2"/>// (Di sini kita bisa lanjutkan menampilkan isi array Nilai)</text:span></text:p>
            <text:p text:style-name="Preformatted_20_Text"><text:span text:style-name="Source_20_Text"><text:s text:c="2"/>Readln;</text:span></text:p>
            <text:p text:style-name="P602"><text:span text:style-name="Source_20_Text">end.</text:span></text:p>
            <text:list xml:id="list4070097116852776294" text:style-name="L218">
              <text:list-item>
                <text:p text:style-name="P218"><text:span text:style-name="Strong_20_Emphasis">Penjelasan:</text:span> Saat <text:span text:style-name="Source_20_Text">i=1</text:span>, <text:span text:style-name="Source_20_Text">Readln(Nilai[1])</text:span> dijalankan. Saat <text:span text:style-name="Source_20_Text">i=2</text:span>, <text:span text:style-name="Source_20_Text">Readln(Nilai[2])</text:span> dijalankan, dan seterusnya sampai <text:span text:style-name="Source_20_Text">i=5</text:span>. </text:p>
              </text:list-item>
            </text:list>
            <text:p text:style-name="Text_20_body"><text:span text:style-name="Strong_20_Emphasis">2. Menampilkan Semua Elemen Array:</text:span></text:p>
            <text:p text:style-name="Text_20_body">Setelah Array terisi (misalnya dari contoh di atas), kita bisa menampilkan semua isinya:</text:p>
            <text:p text:style-name="Text_20_body">Delphi</text:p>
            <text:p text:style-name="Preformatted_20_Text"><text:span text:style-name="Source_20_Text">// (Anggap ini bagian kelanjutan dari program di atas, array Nilai sudah terisi)</text:span></text:p>
            <text:p text:style-name="Preformatted_20_Text"><text:span text:style-name="Source_20_Text">begin</text:span></text:p>
            <text:p text:style-name="Preformatted_20_Text"><text:span text:style-name="Source_20_Text"><text:s text:c="2"/>// ... (kode pengisian array dari atas) ...</text:span></text:p>
            <text:p text:style-name="Preformatted_20_Text"><text:span text:style-name="Source_20_Text"><text:s text:c="2"/>Writeln;</text:span></text:p>
            <text:p text:style-name="Preformatted_20_Text"><text:span text:style-name="Source_20_Text"><text:s text:c="2"/>Writeln('--- Menampilkan Isi Array Nilai ---');</text:span></text:p>
            <text:p text:style-name="Preformatted_20_Text"><text:span text:style-name="Source_20_Text"><text:s text:c="2"/>// Loop lagi dari indeks 1 sampai JumlahSiswa</text:span></text:p>
            <text:p text:style-name="Preformatted_20_Text"><text:span text:style-name="Source_20_Text"><text:s text:c="2"/>FOR i := 1 TO JumlahSiswa DO</text:span></text:p>
            <text:p text:style-name="Preformatted_20_Text"><text:span text:style-name="Source_20_Text"><text:s text:c="4"/>// Di setiap putaran, tampilkan nilai dari elemen ke-i</text:span></text:p>
            <text:p text:style-name="Preformatted_20_Text"><text:span text:style-name="Source_20_Text"><text:s text:c="4"/>Writeln('Nilai Siswa ke-', i, ' adalah: ', Nilai[i]);</text:span></text:p>
            <text:p text:style-name="Preformatted_20_Text"><text:span text:style-name="Source_20_Text"><text:s text:c="2"/>Writeln('-----------------------------------');</text:span></text:p>
            <text:p text:style-name="Preformatted_20_Text"><text:span text:style-name="Source_20_Text"><text:s text:c="2"/>Readln;</text:span></text:p>
            <text:p text:style-name="P602"><text:span text:style-name="Source_20_Text">end.</text:span></text:p>
            <text:list xml:id="list5323447446424995423" text:style-name="L219">
              <text:list-item>
                <text:p text:style-name="P219"><text:span text:style-name="Strong_20_Emphasis">Penjelasan:</text:span> <text:span text:style-name="Source_20_Text">Writeln(..., Nilai[i])</text:span> akan mengambil nilai dari <text:span text:style-name="Source_20_Text">Nilai[1]</text:span>, lalu <text:span text:style-name="Source_20_Text">Nilai[2]</text:span>, dan seterusnya, lalu menampilkannya. </text:p>
              </text:list-item>
            </text:list>
            <text:p text:style-name="Text_20_body"><text:span text:style-name="Strong_20_Emphasis">3. Melakukan Perhitungan pada Semua Elemen (Contoh: Total dan Rata-rata):</text:span></text:p>
            <text:p text:style-name="Text_20_body">Misalkan kita ingin menghitung total dan rata-rata dari semua nilai dalam Array <text:span text:style-name="Source_20_Text">Nilai</text:span>:</text:p>
            <text:p text:style-name="Text_20_body">Delphi</text:p>
            <text:p text:style-name="Preformatted_20_Text"><text:span text:style-name="Source_20_Text">// (Anggap ini bagian kelanjutan dari program di atas, array Nilai sudah terisi)</text:span></text:p>
            <text:p text:style-name="Preformatted_20_Text"><text:span text:style-name="Source_20_Text">var</text:span></text:p>
            <text:p text:style-name="Preformatted_20_Text"><text:span text:style-name="Source_20_Text"><text:s text:c="2"/>TotalSemuaNilai: LongInt; // Pakai LongInt untuk jaga-jaga totalnya besar</text:span></text:p>
            <text:p text:style-name="Preformatted_20_Text"><text:span text:style-name="Source_20_Text"><text:s text:c="2"/>RataRataNilai: Real;</text:span></text:p>
            <text:p text:style-name="Preformatted_20_Text"><text:span text:style-name="Source_20_Text"><text:s text:c="2"/>i: Integer; // Variabel loop</text:span></text:p>
            <text:p text:style-name="Preformatted_20_Text"><text:span text:style-name="Source_20_Text">begin</text:span></text:p>
            <text:p text:style-name="Preformatted_20_Text"><text:span text:style-name="Source_20_Text"><text:s text:c="2"/>// ... (kode pengisian array) ...</text:span></text:p>
            <text:p text:style-name="Preformatted_20_Text"><text:span text:style-name="Source_20_Text"><text:s text:c="2"/>// ... (kode penampilan array) ...</text:span></text:p>
            <text:p text:style-name="Preformatted_20_Text"/>
            <text:p text:style-name="Preformatted_20_Text"><text:span text:style-name="Source_20_Text"><text:s text:c="2"/>Writeln;</text:span></text:p>
            <text:p text:style-name="Preformatted_20_Text"><text:span text:style-name="Source_20_Text"><text:s text:c="2"/>Writeln('--- Menghitung Total dan Rata-rata ---');</text:span></text:p>
            <text:p text:style-name="Preformatted_20_Text"/>
            <text:p text:style-name="Preformatted_20_Text"><text:span text:style-name="Source_20_Text"><text:s text:c="2"/>// Langkah 1: Inisialisasi variabel penampung total ke NOL! Ini penting!</text:span></text:p>
            <text:p text:style-name="Preformatted_20_Text"><text:span text:style-name="Source_20_Text"><text:s text:c="2"/>TotalSemuaNilai := 0;</text:span></text:p>
            <text:p text:style-name="Preformatted_20_Text"/>
            <text:p text:style-name="Preformatted_20_Text"><text:span text:style-name="Source_20_Text"><text:s text:c="2"/>// Langkah 2: Loop untuk mengakumulasi (menjumlahkan) nilai</text:span></text:p>
            <text:p text:style-name="Preformatted_20_Text"><text:span text:style-name="Source_20_Text"><text:s text:c="2"/>FOR i := 1 TO JumlahSiswa DO</text:span></text:p>
            <text:p text:style-name="Preformatted_20_Text"><text:span text:style-name="Source_20_Text"><text:s text:c="2"/>begin</text:span></text:p>
            <text:p text:style-name="Preformatted_20_Text"><text:span text:style-name="Source_20_Text"><text:s text:c="4"/>// Tambahkan nilai elemen ke-i saat ini ke total yang sudah ada</text:span></text:p>
            <text:p text:style-name="Preformatted_20_Text"><text:span text:style-name="Source_20_Text"><text:s text:c="4"/>TotalSemuaNilai := TotalSemuaNilai + Nilai[i];</text:span></text:p>
            <text:p text:style-name="Preformatted_20_Text"><text:span text:style-name="Source_20_Text"><text:s text:c="4"/>// Misal putaran 1: Total = 0 + Nilai[1]</text:span></text:p>
            <text:p text:style-name="Preformatted_20_Text"><text:span text:style-name="Source_20_Text"><text:s text:c="4"/>// Misal putaran 2: Total = (0 + Nilai[1]) + Nilai[2]</text:span></text:p>
            <text:p text:style-name="Preformatted_20_Text"><text:span text:style-name="Source_20_Text"><text:s text:c="4"/>// Misal putaran 3: Total = (0 + Nilai[1] + Nilai[2]) + Nilai[3], dst.</text:span></text:p>
            <text:p text:style-name="Preformatted_20_Text"><text:span text:style-name="Source_20_Text"><text:s text:c="2"/>end;</text:span></text:p>
            <text:p text:style-name="Preformatted_20_Text"/>
            <text:p text:style-name="Preformatted_20_Text"><text:span text:style-name="Source_20_Text"><text:s text:c="2"/>// Langkah 3: Hitung rata-rata SETELAH loop selesai</text:span></text:p>
            <text:p text:style-name="Preformatted_20_Text"><text:span text:style-name="Source_20_Text"><text:s text:c="2"/>// Pastikan tidak ada pembagian dengan nol jika array bisa kosong</text:span></text:p>
            <text:p text:style-name="Preformatted_20_Text"><text:span text:style-name="Source_20_Text"><text:s text:c="2"/>if JumlahSiswa &gt; 0 then</text:span></text:p>
            <text:p text:style-name="Preformatted_20_Text"><text:span text:style-name="Source_20_Text"><text:s text:c="4"/>RataRataNilai := TotalSemuaNilai / JumlahSiswa // Ingat hasil / adalah Real</text:span></text:p>
            <text:p text:style-name="Preformatted_20_Text"><text:span text:style-name="Source_20_Text"><text:s text:c="2"/>else</text:span></text:p>
            <text:p text:style-name="Preformatted_20_Text"><text:span text:style-name="Source_20_Text"><text:s text:c="4"/>RataRataNilai := 0.0;</text:span></text:p>
            <text:p text:style-name="Preformatted_20_Text"/>
            <text:p text:style-name="Preformatted_20_Text"><text:span text:style-name="Source_20_Text"><text:s text:c="2"/>Writeln('Total semua nilai siswa : ', TotalSemuaNilai);</text:span></text:p>
            <text:p text:style-name="Preformatted_20_Text"><text:span text:style-name="Source_20_Text"><text:s text:c="2"/>Writeln('Jumlah siswa <text:s text:c="11"/>: ', JumlahSiswa);</text:span></text:p>
            <text:p text:style-name="Preformatted_20_Text"><text:span text:style-name="Source_20_Text"><text:s text:c="2"/>Writeln('Nilai rata-rata kelas <text:s text:c="2"/>: ', RataRataNilai:0:2); // Tampilkan 2 desimal</text:span></text:p>
            <text:p text:style-name="Preformatted_20_Text"><text:span text:style-name="Source_20_Text"><text:s text:c="2"/>Writeln('------------------------------------');</text:span></text:p>
            <text:p text:style-name="Preformatted_20_Text"><text:span text:style-name="Source_20_Text"><text:s text:c="2"/>Readln;</text:span></text:p>
            <text:p text:style-name="P602"><text:span text:style-name="Source_20_Text">end.</text:span></text:p>
            <text:list xml:id="list2470978180778189797" text:style-name="L220">
              <text:list-item>
                <text:p text:style-name="P220"><text:span text:style-name="Strong_20_Emphasis">Penjelasan:</text:span> Pola <text:span text:style-name="Source_20_Text">Total := Total + Nilai[i]</text:span> di dalam loop <text:span text:style-name="Source_20_Text">FOR</text:span> adalah cara standar untuk menjumlahkan semua elemen dalam sebuah array numerik (ini disebut <text:span text:style-name="Emphasis">akumulasi</text:span>). Pastikan variabel <text:span text:style-name="Source_20_Text">Total</text:span> sudah diberi nilai awal 0 sebelum loop dimulai. </text:p>
              </text:list-item>
            </text:list>
            <text:p text:style-name="Text_20_body"><text:span text:style-name="Strong_20_Emphasis">Kesimpulan:</text:span></text:p>
            <text:p text:style-name="Text_20_body">Loop <text:span text:style-name="Strong_20_Emphasis"><text:span text:style-name="Source_20_Text">FOR</text:span></text:span> dan <text:span text:style-name="Strong_20_Emphasis">Array</text:span> adalah pasangan yang sangat serasi! Karena Array memiliki jumlah elemen dan rentang indeks yang pasti, loop <text:span text:style-name="Source_20_Text">FOR</text:span> menjadi alat yang ideal untuk 'mengunjungi' setiap elemen Array secara berurutan dari awal hingga akhir (atau sebaliknya dengan <text:span text:style-name="Source_20_Text">DOWNTO</text:span>). Dengan menggunakan variabel penghitung loop (misalnya <text:span text:style-name="Source_20_Text">i</text:span>) sebagai <text:span text:style-name="Strong_20_Emphasis">indeks</text:span> (<text:span text:style-name="Source_20_Text">NamaArray[i]</text:span>), kita bisa dengan mudah dan efisien melakukan berbagai operasi pada semua elemen Array, seperti mengisi data, menampilkan data, atau melakukan perhitungan agregat (total, rata-rata, dll.). Ini adalah pola fundamental yang akan sangat sering Anda gunakan!</text:p>
            <text:p text:style-name="Horizontal_20_Line"/>
            <text:p text:style-name="Text_20_body">Sekarang kita sudah tahu cara membuat Array, mengakses elemennya, dan memprosesnya dengan loop <text:span text:style-name="Source_20_Text">FOR</text:span>. Mari kita lihat contoh kasus program yang lebih lengkap yang menerapkan semua ini!</text:p>
            <text:p text:style-name="Text_20_body">Saya menunggu perintah "YAX" untuk lanjut ke <text:span text:style-name="Emphasis">prompt</text:span> Sub-bab 11.6 ("Contoh Kasus Penggunaan Array Satu Dimensi").</text:p>
          </text:section>
          <text:section text:style-name="Sect1" text:name="feedback-form-97">
            <text:p text:style-name="P285"/>
          </text:section>
        </text:section>
        <text:section text:style-name="Sect1" text:name="9ad7e68ea1604b17">
          <text:p text:style-name="Text_20_body"/>
          <text:section text:style-name="Sect1" text:name="user-query-content-98">
            <text:p text:style-name="P541">yax </text:p>
          </text:section>
          <text:p text:style-name="P285">Tampilkan alur berpikir</text:p>
          <text:section text:style-name="Sect2" text:name="model-response-message-contentr_9ad7e68ea1604b17">
            <text:p text:style-name="Text_20_body">Siap! Mari kita lihat bagaimana Array dan Loop <text:span text:style-name="Source_20_Text">FOR</text:span> bekerja sama dalam contoh program yang lebih utuh.</text:p>
            <text:p text:style-name="Text_20_body"><text:span text:style-name="Emphasis">(Waktu saat ini: Minggu, 13 April 2025 pukul 3:37:39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1.6: Contoh Kasus Penggunaan Array Satu Dimensi</text:span></text:p>
            <text:p text:style-name="Text_20_body"><text:span text:style-name="Emphasis">(Prompt: "Buatkan pembahasan mendalam untuk sub-bab 'Contoh Kasus Penggunaan Array Satu Dimensi'. Sajikan 1-2 contoh program lengkap yang menggunakan array satu dimensi dan loop FOR... Ide: Program menyimpan daftar nilai..., Program menyimpan daftar nama teman, lalu mencari... Sertakan kode lengkap, penjelasan logikanya, dan contoh interaksi.")</text:span></text:p>
            <text:p text:style-name="Horizontal_20_Line"/>
            <text:p text:style-name="Text_20_body">Teori tentang deklarasi Array, akses elemen via indeks, dan pemrosesan menggunakan loop <text:span text:style-name="Source_20_Text">FOR</text:span> sudah kita pahami. Sekarang, mari kita gabungkan semua itu dalam beberapa contoh program yang lebih praktis untuk melihat bagaimana Array benar-benar membantu kita mengelola kumpulan data.</text:p>
            <text:p text:style-name="Text_20_body"><text:span text:style-name="Strong_20_Emphasis">Contoh Kasus 1: Program Statistik Nilai Ujian Siswa</text:span></text:p>
            <text:list xml:id="list786304259738823382" text:style-name="L221">
              <text:list-item>
                <text:p text:style-name="P221"><text:span text:style-name="Strong_20_Emphasis">Tujuan:</text:span> Program ini akan:</text:p>
                <text:list>
                  <text:list-item>
                    <text:p text:style-name="P490">Menanyakan berapa jumlah siswa di kelas (dengan batas maksimum). </text:p>
                  </text:list-item>
                  <text:list-item>
                    <text:p text:style-name="P490">Meminta pengguna memasukkan nilai ujian (0-100) untuk setiap siswa dan menyimpannya dalam sebuah Array. </text:p>
                  </text:list-item>
                  <text:list-item>
                    <text:p text:style-name="P490">Menghitung total nilai dan nilai rata-rata kelas. </text:p>
                  </text:list-item>
                  <text:list-item>
                    <text:p text:style-name="P490">Menampilkan kembali daftar nilai semua siswa beserta total dan rata-ratanya. </text:p>
                  </text:list-item>
                </text:list>
              </text:list-item>
              <text:list-item>
                <text:p text:style-name="P221"><text:span text:style-name="Strong_20_Emphasis">Struktur Data &amp; Logika Utama:</text:span> Kita akan gunakan Array <text:span text:style-name="Source_20_Text">Integer</text:span> untuk menyimpan nilai, dan beberapa loop <text:span text:style-name="Source_20_Text">FOR</text:span> untuk input, perhitungan total, dan output.</text:p>
              </text:list-item>
              <text:list-item>
                <text:p text:style-name="P221"><text:span text:style-name="Strong_20_Emphasis">Kode Sumber Lengkap:</text:span></text:p>
                <text:p text:style-name="P221">Delphi</text:p>
                <text:p text:style-name="P594"><text:span text:style-name="Source_20_Text">program StatistikNilaiSiswaArray;</text:span></text:p>
                <text:p text:style-name="P594"><text:span text:style-name="Source_20_Text">uses SysUtils;</text:span></text:p>
                <text:p text:style-name="P594"/>
                <text:p text:style-name="P594"><text:span text:style-name="Source_20_Text">const</text:span></text:p>
                <text:p text:style-name="P594"><text:span text:style-name="Source_20_Text"><text:s text:c="2"/>MaksSiswa = 50; // Batas maksimal siswa yang bisa ditampung array kita</text:span></text:p>
                <text:p text:style-name="P594"/>
                <text:p text:style-name="P594"><text:span text:style-name="Source_20_Text">type</text:span></text:p>
                <text:p text:style-name="P594"><text:span text:style-name="Source_20_Text"><text:s text:c="2"/>// Mendefinisikan tipe data untuk array nilai kita agar lebih rapi</text:span></text:p>
                <text:p text:style-name="P594"><text:span text:style-name="Source_20_Text"><text:s text:c="2"/>TArrayNilaiSiswa = array [1..MaksSiswa] of Integer;</text:span></text:p>
                <text:p text:style-name="P594"/>
                <text:p text:style-name="P594"><text:span text:style-name="Source_20_Text">var</text:span></text:p>
                <text:p text:style-name="P594"><text:span text:style-name="Source_20_Text"><text:s text:c="2"/>NilaiSiswa <text:s text:c="3"/>: TArrayNilaiSiswa; // Variabel array untuk menyimpan nilai-nilai</text:span></text:p>
                <text:p text:style-name="P594"><text:span text:style-name="Source_20_Text"><text:s text:c="2"/>JumlahSiswa <text:s text:c="2"/>: Integer; <text:s text:c="8"/>// Jumlah siswa aktual yg akan diproses</text:span></text:p>
                <text:p text:style-name="P594"><text:span text:style-name="Source_20_Text"><text:s text:c="2"/>TotalNilai <text:s text:c="3"/>: LongInt; <text:s text:c="8"/>// Pakai LongInt untuk total, jaga-jaga nilainya besar</text:span></text:p>
                <text:p text:style-name="P594"><text:span text:style-name="Source_20_Text"><text:s text:c="2"/>RataRataKelas : Real; <text:s text:c="11"/>// Rata-rata bisa jadi desimal</text:span></text:p>
                <text:p text:style-name="P594"><text:span text:style-name="Source_20_Text"><text:s text:c="2"/>i <text:s text:c="12"/>: Integer; <text:s text:c="8"/>// Variabel standar untuk penghitung loop FOR</text:span></text:p>
                <text:p text:style-name="P594"/>
                <text:p text:style-name="P594"><text:span text:style-name="Source_20_Text">begin</text:span></text:p>
                <text:p text:style-name="P594"><text:span text:style-name="Source_20_Text"><text:s text:c="2"/>Writeln('=========================================');</text:span></text:p>
                <text:p text:style-name="P594"><text:span text:style-name="Source_20_Text"><text:s text:c="2"/>Writeln(' <text:s text:c="2"/>Program Statistik Nilai Ujian Siswa <text:s text:c="2"/>');</text:span></text:p>
                <text:p text:style-name="P594"><text:span text:style-name="Source_20_Text"><text:s text:c="2"/>Writeln('=========================================');</text:span></text:p>
                <text:p text:style-name="P594"><text:span text:style-name="Source_20_Text"><text:s text:c="2"/>Writeln;</text:span></text:p>
                <text:p text:style-name="P594"/>
                <text:p text:style-name="P594"><text:span text:style-name="Source_20_Text"><text:s text:c="2"/>// --- Langkah 1: Tentukan Jumlah Siswa ---</text:span></text:p>
                <text:p text:style-name="P594"><text:span text:style-name="Source_20_Text"><text:s text:c="2"/>// Gunakan loop REPEAT UNTIL untuk validasi input jumlah siswa</text:span></text:p>
                <text:p text:style-name="P594"><text:span text:style-name="Source_20_Text"><text:s text:c="2"/>REPEAT</text:span></text:p>
                <text:p text:style-name="P594"><text:span text:style-name="Source_20_Text"><text:s text:c="4"/>Write('Masukkan jumlah siswa di kelas (1-', MaksSiswa, '): ');</text:span></text:p>
                <text:p text:style-name="P594"><text:span text:style-name="Source_20_Text"><text:s text:c="4"/>Readln(JumlahSiswa);</text:span></text:p>
                <text:p text:style-name="P594"><text:span text:style-name="Source_20_Text"><text:s text:c="4"/>// Beri pesan jika input tidak valid</text:span></text:p>
                <text:p text:style-name="P594"><text:span text:style-name="Source_20_Text"><text:s text:c="4"/>if (JumlahSiswa &lt; 1) or (JumlahSiswa &gt; MaksSiswa) then</text:span></text:p>
                <text:p text:style-name="P594"><text:span text:style-name="Source_20_Text"><text:s text:c="7"/>Writeln(' <text:s text:c="2"/>-&gt; Jumlah tidak valid! Harus antara 1 dan ', MaksSiswa, '.');</text:span></text:p>
                <text:p text:style-name="P594"><text:span text:style-name="Source_20_Text"><text:s text:c="2"/>UNTIL (JumlahSiswa &gt;= 1) AND (JumlahSiswa &lt;= MaksSiswa); // Ulangi sampai valid</text:span></text:p>
                <text:p text:style-name="P594"/>
                <text:p text:style-name="P594"><text:span text:style-name="Source_20_Text"><text:s text:c="2"/>Writeln;</text:span></text:p>
                <text:p text:style-name="P594"/>
                <text:p text:style-name="P594"><text:span text:style-name="Source_20_Text"><text:s text:c="2"/>// --- Langkah 2: Input Nilai Menggunakan Loop FOR ---</text:span></text:p>
                <text:p text:style-name="P594"><text:span text:style-name="Source_20_Text"><text:s text:c="2"/>Writeln('--- Masukkan Nilai Setiap Siswa ---');</text:span></text:p>
                <text:p text:style-name="P594"><text:span text:style-name="Source_20_Text"><text:s text:c="2"/>// Loop FOR berjalan dari indeks 1 sampai JumlahSiswa yang dimasukkan user</text:span></text:p>
                <text:p text:style-name="P594"><text:span text:style-name="Source_20_Text"><text:s text:c="2"/>FOR i := 1 TO JumlahSiswa DO</text:span></text:p>
                <text:p text:style-name="P594"><text:span text:style-name="Source_20_Text"><text:s text:c="2"/>begin</text:span></text:p>
                <text:p text:style-name="P594"><text:span text:style-name="Source_20_Text"><text:s text:c="4"/>// Gunakan REPEAT UNTIL lagi untuk validasi input nilai per siswa</text:span></text:p>
                <text:p text:style-name="P594"><text:span text:style-name="Source_20_Text"><text:s text:c="4"/>REPEAT</text:span></text:p>
                <text:p text:style-name="P594"><text:span text:style-name="Source_20_Text"><text:s text:c="7"/>Write('Nilai Siswa ke-', i, ' (0-100) : ');</text:span></text:p>
                <text:p text:style-name="P594"><text:span text:style-name="Source_20_Text"><text:s text:c="7"/>// Baca input dan langsung simpan ke elemen array ke-i</text:span></text:p>
                <text:p text:style-name="P594"><text:span text:style-name="Source_20_Text"><text:s text:c="7"/>Readln(NilaiSiswa[i]);</text:span></text:p>
                <text:p text:style-name="P594"><text:span text:style-name="Source_20_Text"><text:s text:c="7"/>// Beri pesan jika nilai di luar rentang 0-100</text:span></text:p>
                <text:p text:style-name="P594"><text:span text:style-name="Source_20_Text"><text:s text:c="7"/>if (NilaiSiswa[i] &lt; 0) or (NilaiSiswa[i] &gt; 100) then</text:span></text:p>
                <text:p text:style-name="P594"><text:span text:style-name="Source_20_Text"><text:s text:c="10"/>Writeln(' <text:s text:c="5"/>-&gt; Nilai harus antara 0 dan 100! Ulangi.');</text:span></text:p>
                <text:p text:style-name="P594"><text:span text:style-name="Source_20_Text"><text:s text:c="4"/>UNTIL (NilaiSiswa[i] &gt;= 0) AND (NilaiSiswa[i] &lt;= 100); // Ulangi sampai valid</text:span></text:p>
                <text:p text:style-name="P594"><text:span text:style-name="Source_20_Text"><text:s text:c="2"/>end; // Akhir loop FOR untuk input nilai</text:span></text:p>
                <text:p text:style-name="P594"><text:span text:style-name="Source_20_Text"><text:s text:c="2"/>Writeln('-----------------------------------');</text:span></text:p>
                <text:p text:style-name="P594"><text:span text:style-name="Source_20_Text"><text:s text:c="2"/>Writeln('Input data nilai selesai.');</text:span></text:p>
                <text:p text:style-name="P594"><text:span text:style-name="Source_20_Text"><text:s text:c="2"/>Writeln;</text:span></text:p>
                <text:p text:style-name="P594"/>
                <text:p text:style-name="P594"><text:span text:style-name="Source_20_Text"><text:s text:c="2"/>// --- Langkah 3: Hitung Total Nilai Menggunakan Loop FOR ---</text:span></text:p>
                <text:p text:style-name="P594"><text:span text:style-name="Source_20_Text"><text:s text:c="2"/>TotalNilai := 0; // Penting! Inisialisasi variabel total ke nol</text:span></text:p>
                <text:p text:style-name="P594"><text:span text:style-name="Source_20_Text"><text:s text:c="2"/>FOR i := 1 TO JumlahSiswa DO</text:span></text:p>
                <text:p text:style-name="P594"><text:span text:style-name="Source_20_Text"><text:s text:c="4"/>// Tambahkan nilai elemen ke-i ke TotalNilai</text:span></text:p>
                <text:p text:style-name="P594"><text:span text:style-name="Source_20_Text"><text:s text:c="4"/>TotalNilai := TotalNilai + NilaiSiswa[i];</text:span></text:p>
                <text:p text:style-name="P594"/>
                <text:p text:style-name="P594"><text:span text:style-name="Source_20_Text"><text:s text:c="2"/>// --- Langkah 4: Hitung Rata-rata ---</text:span></text:p>
                <text:p text:style-name="P594"><text:span text:style-name="Source_20_Text"><text:s text:c="2"/>// Selalu cek pembagi tidak nol sebelum melakukan pembagian</text:span></text:p>
                <text:p text:style-name="P594"><text:span text:style-name="Source_20_Text"><text:s text:c="2"/>if JumlahSiswa &gt; 0 then</text:span></text:p>
                <text:p text:style-name="P594"><text:span text:style-name="Source_20_Text"><text:s text:c="5"/>RataRataKelas := TotalNilai / JumlahSiswa // Hasilnya pasti Real</text:span></text:p>
                <text:p text:style-name="P594"><text:span text:style-name="Source_20_Text"><text:s text:c="2"/>else</text:span></text:p>
                <text:p text:style-name="P594"><text:span text:style-name="Source_20_Text"><text:s text:c="5"/>RataRataKelas := 0.0;</text:span></text:p>
                <text:p text:style-name="P594"/>
                <text:p text:style-name="P594"><text:span text:style-name="Source_20_Text"><text:s text:c="2"/>// --- Langkah 5: Tampilkan Kembali Daftar Nilai dan Statistik ---</text:span></text:p>
                <text:p text:style-name="P594"><text:span text:style-name="Source_20_Text"><text:s text:c="2"/>Writeln('--- Daftar Nilai Siswa ---');</text:span></text:p>
                <text:p text:style-name="P594"><text:span text:style-name="Source_20_Text"><text:s text:c="2"/>Writeln('--------------------------');</text:span></text:p>
                <text:p text:style-name="P594"><text:span text:style-name="Source_20_Text"><text:s text:c="2"/>FOR i := 1 TO JumlahSiswa DO</text:span></text:p>
                <text:p text:style-name="P594"><text:span text:style-name="Source_20_Text"><text:s text:c="5"/>// :2 dan :3 adalah format agar tampilan angka lebih rapi (lebar minimal)</text:span></text:p>
                <text:p text:style-name="P594"><text:span text:style-name="Source_20_Text"><text:s text:c="5"/>Writeln('| Siswa ke-', i:2, ' | ', NilaiSiswa[i]:3, ' |');</text:span></text:p>
                <text:p text:style-name="P594"><text:span text:style-name="Source_20_Text"><text:s text:c="2"/>Writeln('--------------------------');</text:span></text:p>
                <text:p text:style-name="P594"><text:span text:style-name="Source_20_Text"><text:s text:c="2"/>Writeln('Jumlah Siswa <text:s text:c="2"/>: ', JumlahSiswa);</text:span></text:p>
                <text:p text:style-name="P594"><text:span text:style-name="Source_20_Text"><text:s text:c="2"/>Writeln('Total Nilai <text:s text:c="3"/>: ', TotalNilai);</text:span></text:p>
                <text:p text:style-name="P594"><text:span text:style-name="Source_20_Text"><text:s text:c="2"/>Writeln('Rata-rata Kelas: ', RataRataKelas:0:2); // Tampilkan 2 angka desimal</text:span></text:p>
                <text:p text:style-name="P594"><text:span text:style-name="Source_20_Text"><text:s text:c="2"/>Writeln('==========================');</text:span></text:p>
                <text:p text:style-name="P594"><text:span text:style-name="Source_20_Text"><text:s text:c="2"/>Writeln;</text:span></text:p>
                <text:p text:style-name="P594"><text:span text:style-name="Source_20_Text"><text:s text:c="2"/>Write('Tekan Enter untuk keluar...');</text:span></text:p>
                <text:p text:style-name="P594"><text:span text:style-name="Source_20_Text"><text:s text:c="2"/>Readln;</text:span></text:p>
                <text:p text:style-name="P658"><text:span text:style-name="Source_20_Text">end.</text:span></text:p>
              </text:list-item>
              <text:list-item>
                <text:p text:style-name="P221"><text:span text:style-name="Strong_20_Emphasis">Penjelasan Logika:</text:span> Program ini menggunakan Array <text:span text:style-name="Source_20_Text">NilaiSiswa</text:span> untuk menyimpan semua nilai. Loop <text:span text:style-name="Source_20_Text">FOR</text:span> pertama digunakan untuk mengisi Array ini satu per satu dari input pengguna (lengkap dengan validasi input sederhana menggunakan <text:span text:style-name="Source_20_Text">REPEAT...UNTIL</text:span>). Loop <text:span text:style-name="Source_20_Text">FOR</text:span> kedua digunakan untuk menjumlahkan semua nilai yang ada di dalam Array ke variabel <text:span text:style-name="Source_20_Text">TotalNilai</text:span> (proses akumulasi). Setelah loop kedua selesai, nilai rata-rata dihitung. Terakhir, loop <text:span text:style-name="Source_20_Text">FOR</text:span> ketiga digunakan untuk menampilkan kembali setiap nilai yang tersimpan di <text:span text:style-name="Source_20_Text">NilaiSiswa[i]</text:span>, diikuti dengan tampilan total dan rata-rata. Penggunaan Array dan <text:span text:style-name="Source_20_Text">FOR</text:span> membuat proses input, perhitungan total, dan penampilan data menjadi sangat sistematis.</text:p>
              </text:list-item>
              <text:list-item>
                <text:p text:style-name="P221"><text:span text:style-name="Strong_20_Emphasis">Contoh Sesi Interaksi:</text:span></text:p>
                <text:p text:style-name="P594"><text:span text:style-name="Source_20_Text">=========================================</text:span></text:p>
                <text:p text:style-name="P594"><text:span text:style-name="Source_20_Text"><text:s text:c="3"/>Program Statistik Nilai Ujian Siswa</text:span></text:p>
                <text:p text:style-name="P594"><text:span text:style-name="Source_20_Text">=========================================</text:span></text:p>
                <text:p text:style-name="P594"/>
                <text:p text:style-name="P594"><text:span text:style-name="Source_20_Text">Masukkan jumlah siswa di kelas (1-50): 3</text:span></text:p>
                <text:p text:style-name="P594"/>
                <text:p text:style-name="P594"><text:span text:style-name="Source_20_Text">--- Masukkan Nilai Setiap Siswa ---</text:span></text:p>
                <text:p text:style-name="P594"><text:span text:style-name="Source_20_Text">Nilai Siswa ke-1 (0-100) : 85</text:span></text:p>
                <text:p text:style-name="P594"><text:span text:style-name="Source_20_Text">Nilai Siswa ke-2 (0-100) : 77</text:span></text:p>
                <text:p text:style-name="P594"><text:span text:style-name="Source_20_Text">Nilai Siswa ke-3 (0-100) : 91</text:span></text:p>
                <text:p text:style-name="P594"><text:span text:style-name="Source_20_Text">-----------------------------------</text:span></text:p>
                <text:p text:style-name="P594"><text:span text:style-name="Source_20_Text">Input data nilai selesai.</text:span></text:p>
                <text:p text:style-name="P594"/>
                <text:p text:style-name="P594"><text:span text:style-name="Source_20_Text">--- Daftar Nilai Siswa ---</text:span></text:p>
                <text:p text:style-name="P594"><text:span text:style-name="Source_20_Text">--------------------------</text:span></text:p>
                <text:p text:style-name="P594"><text:span text:style-name="Source_20_Text">| Siswa ke- 1 | <text:s/>85 |</text:span></text:p>
                <text:p text:style-name="P594"><text:span text:style-name="Source_20_Text">| Siswa ke- 2 | <text:s/>77 |</text:span></text:p>
                <text:p text:style-name="P594"><text:span text:style-name="Source_20_Text">| Siswa ke- 3 | <text:s/>91 |</text:span></text:p>
                <text:p text:style-name="P594"><text:span text:style-name="Source_20_Text">--------------------------</text:span></text:p>
                <text:p text:style-name="P594"><text:span text:style-name="Source_20_Text">Jumlah Siswa <text:s text:c="2"/>: 3</text:span></text:p>
                <text:p text:style-name="P594"><text:span text:style-name="Source_20_Text">Total Nilai <text:s text:c="3"/>: 253</text:span></text:p>
                <text:p text:style-name="P594"><text:span text:style-name="Source_20_Text">Rata-rata Kelas: 84.33</text:span></text:p>
                <text:p text:style-name="P594"><text:span text:style-name="Source_20_Text">==========================</text:span></text:p>
                <text:p text:style-name="P594"/>
                <text:p text:style-name="P658"><text:span text:style-name="Source_20_Text">Tekan Enter untuk keluar...</text:span></text:p>
              </text:list-item>
            </text:list>
            <text:p text:style-name="Text_20_body"><text:span text:style-name="Strong_20_Emphasis">Contoh Kasus 2: Pencarian Nama dalam Daftar</text:span></text:p>
            <text:list xml:id="list4087102782900825943" text:style-name="L222">
              <text:list-item>
                <text:p text:style-name="P222"><text:span text:style-name="Strong_20_Emphasis">Tujuan:</text:span> Program memiliki sebuah daftar nama yang sudah tersimpan dalam Array. Program meminta pengguna memasukkan sebuah nama, lalu mencari apakah nama tersebut ada di dalam daftar atau tidak.</text:p>
              </text:list-item>
              <text:list-item>
                <text:p text:style-name="P222"><text:span text:style-name="Strong_20_Emphasis">Struktur Data &amp; Logika Utama:</text:span> Kita akan gunakan Array <text:span text:style-name="Source_20_Text">String</text:span>. Untuk pencarian, kita akan loop menggunakan <text:span text:style-name="Source_20_Text">FOR</text:span> dan membandingkan input pengguna dengan setiap elemen Array menggunakan <text:span text:style-name="Source_20_Text">IF</text:span>. Kita juga butuh variabel <text:span text:style-name="Source_20_Text">Boolean</text:span> sebagai 'bendera' (<text:span text:style-name="Emphasis">flag</text:span>) penanda apakah nama sudah ditemukan atau belum.</text:p>
              </text:list-item>
              <text:list-item>
                <text:p text:style-name="P222"><text:span text:style-name="Strong_20_Emphasis">Kode Sumber Lengkap:</text:span></text:p>
                <text:p text:style-name="P222">Delphi</text:p>
                <text:p text:style-name="P595"><text:span text:style-name="Source_20_Text">program CariNamaDalamArray;</text:span></text:p>
                <text:p text:style-name="P595"><text:span text:style-name="Source_20_Text">uses SysUtils; // Dibutuhkan untuk fungsi Uppercase</text:span></text:p>
                <text:p text:style-name="P595"/>
                <text:p text:style-name="P595"><text:span text:style-name="Source_20_Text">const</text:span></text:p>
                <text:p text:style-name="P595"><text:span text:style-name="Source_20_Text"><text:s text:c="2"/>JumlahDataNama = 5; // Jumlah nama dalam daftar kita</text:span></text:p>
                <text:p text:style-name="P595"/>
                <text:p text:style-name="P595"><text:span text:style-name="Source_20_Text">type</text:span></text:p>
                <text:p text:style-name="P595"><text:span text:style-name="Source_20_Text"><text:s text:c="2"/>// Tipe untuk array string</text:span></text:p>
                <text:p text:style-name="P595"><text:span text:style-name="Source_20_Text"><text:s text:c="2"/>TArrayDaftarNama = array [1..JumlahDataNama] of String;</text:span></text:p>
                <text:p text:style-name="P595"/>
                <text:p text:style-name="P595"><text:span text:style-name="Source_20_Text">var</text:span></text:p>
                <text:p text:style-name="P595"><text:span text:style-name="Source_20_Text"><text:s text:c="2"/>DaftarNama : TArrayDaftarNama; // Array untuk simpan nama</text:span></text:p>
                <text:p text:style-name="P595"><text:span text:style-name="Source_20_Text"><text:s text:c="2"/>NamaYangDicari : String; <text:s text:c="6"/>// Nama yg diinput user untuk dicari</text:span></text:p>
                <text:p text:style-name="P595"><text:span text:style-name="Source_20_Text"><text:s text:c="2"/>Ditemukan <text:s/>: Boolean; <text:s text:c="6"/>// Flag: True jika nama ketemu, False jika tidak</text:span></text:p>
                <text:p text:style-name="P595"><text:span text:style-name="Source_20_Text"><text:s text:c="2"/>i <text:s text:c="9"/>: Integer; <text:s text:c="6"/>// Penghitung loop FOR</text:span></text:p>
                <text:p text:style-name="P595"/>
                <text:p text:style-name="P595"><text:span text:style-name="Source_20_Text">begin</text:span></text:p>
                <text:p text:style-name="P595"><text:span text:style-name="Source_20_Text"><text:s text:c="2"/>// Isi data awal ke dalam array (Hardcoded)</text:span></text:p>
                <text:p text:style-name="P595"><text:span text:style-name="Source_20_Text"><text:s text:c="2"/>// Di program nyata, data ini bisa dibaca dari file atau database</text:span></text:p>
                <text:p text:style-name="P595"><text:span text:style-name="Source_20_Text"><text:s text:c="2"/>DaftarNama[1] := 'Andi';</text:span></text:p>
                <text:p text:style-name="P595"><text:span text:style-name="Source_20_Text"><text:s text:c="2"/>DaftarNama[2] := 'Budi';</text:span></text:p>
                <text:p text:style-name="P595"><text:span text:style-name="Source_20_Text"><text:s text:c="2"/>DaftarNama[3] := 'Citra';</text:span></text:p>
                <text:p text:style-name="P595"><text:span text:style-name="Source_20_Text"><text:s text:c="2"/>DaftarNama[4] := 'Dewi';</text:span></text:p>
                <text:p text:style-name="P595"><text:span text:style-name="Source_20_Text"><text:s text:c="2"/>DaftarNama[5] := 'Eko';</text:span></text:p>
                <text:p text:style-name="P595"/>
                <text:p text:style-name="P595"><text:span text:style-name="Source_20_Text"><text:s text:c="2"/>Writeln('===================================');</text:span></text:p>
                <text:p text:style-name="P595"><text:span text:style-name="Source_20_Text"><text:s text:c="2"/>Writeln(' <text:s text:c="2"/>Program Pencarian Nama <text:s text:c="7"/>');</text:span></text:p>
                <text:p text:style-name="P595"><text:span text:style-name="Source_20_Text"><text:s text:c="2"/>Writeln('===================================');</text:span></text:p>
                <text:p text:style-name="P595"><text:span text:style-name="Source_20_Text"><text:s text:c="2"/>Writeln('Daftar Nama Tersimpan: Andi, Budi, Citra, Dewi, Eko');</text:span></text:p>
                <text:p text:style-name="P595"><text:span text:style-name="Source_20_Text"><text:s text:c="2"/>Writeln;</text:span></text:p>
                <text:p text:style-name="P595"/>
                <text:p text:style-name="P595"><text:span text:style-name="Source_20_Text"><text:s text:c="2"/>// Minta nama yang ingin dicari</text:span></text:p>
                <text:p text:style-name="P595"><text:span text:style-name="Source_20_Text"><text:s text:c="2"/>Write('Masukkan nama yang ingin Anda cari: ');</text:span></text:p>
                <text:p text:style-name="P595"><text:span text:style-name="Source_20_Text"><text:s text:c="2"/>Readln(NamaYangDicari);</text:span></text:p>
                <text:p text:style-name="P595"/>
                <text:p text:style-name="P595"><text:span text:style-name="Source_20_Text"><text:s text:c="2"/>// Proses Pencarian Data</text:span></text:p>
                <text:p text:style-name="P595"><text:span text:style-name="Source_20_Text"><text:s text:c="2"/>// 1. Inisialisasi Flag: Awalnya kita anggap nama BELUM ditemukan</text:span></text:p>
                <text:p text:style-name="P595"><text:span text:style-name="Source_20_Text"><text:s text:c="2"/>Ditemukan := False;</text:span></text:p>
                <text:p text:style-name="P595"/>
                <text:p text:style-name="P595"><text:span text:style-name="Source_20_Text"><text:s text:c="2"/>// 2. Loop FOR untuk memeriksa setiap elemen dalam array</text:span></text:p>
                <text:p text:style-name="P595"><text:span text:style-name="Source_20_Text"><text:s text:c="2"/>FOR i := 1 TO JumlahDataNama DO</text:span></text:p>
                <text:p text:style-name="P595"><text:span text:style-name="Source_20_Text"><text:s text:c="2"/>begin</text:span></text:p>
                <text:p text:style-name="P595"><text:span text:style-name="Source_20_Text"><text:s text:c="4"/>// 3. Bandingkan elemen array ke-i dengan nama yang dicari</text:span></text:p>
                <text:p text:style-name="P595"><text:span text:style-name="Source_20_Text"><text:s text:c="4"/>// <text:s text:c="3"/>Kita pakai Uppercase agar pencarian tidak peduli huruf besar/kecil</text:span></text:p>
                <text:p text:style-name="P595"><text:span text:style-name="Source_20_Text"><text:s text:c="4"/>// <text:s text:c="3"/>Contoh: jika user cari 'budi', akan cocok dengan 'Budi' di array</text:span></text:p>
                <text:p text:style-name="P595"><text:span text:style-name="Source_20_Text"><text:s text:c="4"/>IF Uppercase(DaftarNama[i]) = Uppercase(NamaYangDicari) THEN</text:span></text:p>
                <text:p text:style-name="P595"><text:span text:style-name="Source_20_Text"><text:s text:c="4"/>begin</text:span></text:p>
                <text:p text:style-name="P595"><text:span text:style-name="Source_20_Text"><text:s text:c="7"/>// 4. JIKA KETEMU:</text:span></text:p>
                <text:p text:style-name="P595"><text:span text:style-name="Source_20_Text"><text:s text:c="7"/>Ditemukan := True; // Langsung ubah flag jadi True</text:span></text:p>
                <text:p text:style-name="P595"><text:span text:style-name="Source_20_Text"><text:s text:c="7"/>// 5. Opsional: Keluar dari loop lebih awal pakai Break</text:span></text:p>
                <text:p text:style-name="P595"><text:span text:style-name="Source_20_Text"><text:s text:c="7"/>// <text:s text:c="3"/>Karena nama sudah ketemu, tidak perlu cek sisa array lagi</text:span></text:p>
                <text:p text:style-name="P595"><text:span text:style-name="Source_20_Text"><text:s text:c="7"/>Break;</text:span></text:p>
                <text:p text:style-name="P595"><text:span text:style-name="Source_20_Text"><text:s text:c="4"/>end;</text:span></text:p>
                <text:p text:style-name="P595"><text:span text:style-name="Source_20_Text"><text:s text:c="4"/>// Jika tidak cocok, tidak lakukan apa-apa, lanjut ke iterasi berikutnya</text:span></text:p>
                <text:p text:style-name="P595"><text:span text:style-name="Source_20_Text"><text:s text:c="2"/>end; // Akhir loop FOR</text:span></text:p>
                <text:p text:style-name="P595"/>
                <text:p text:style-name="P595"><text:span text:style-name="Source_20_Text"><text:s text:c="2"/>Writeln('-----------------------------------');</text:span></text:p>
                <text:p text:style-name="P595"><text:span text:style-name="Source_20_Text"><text:s text:c="2"/>// 6. Periksa nilai akhir flag 'Ditemukan' SETELAH loop selesai</text:span></text:p>
                <text:p text:style-name="P595"><text:span text:style-name="Source_20_Text"><text:s text:c="2"/>IF Ditemukan THEN // Jika Ditemukan == True</text:span></text:p>
                <text:p text:style-name="P595"><text:span text:style-name="Source_20_Text"><text:s text:c="5"/>Writeln('HASIL: Nama "', NamaYangDicari, '" BERHASIL DITEMUKAN dalam daftar!')</text:span></text:p>
                <text:p text:style-name="P595"><text:span text:style-name="Source_20_Text"><text:s text:c="2"/>ELSE // Jika Ditemukan masih False (artinya loop selesai tanpa ketemu)</text:span></text:p>
                <text:p text:style-name="P595"><text:span text:style-name="Source_20_Text"><text:s text:c="5"/>Writeln('HASIL: Nama "', NamaYangDicari, '" TIDAK ADA dalam daftar.');</text:span></text:p>
                <text:p text:style-name="P595"><text:span text:style-name="Source_20_Text"><text:s text:c="2"/>Writeln('===================================');</text:span></text:p>
                <text:p text:style-name="P595"><text:span text:style-name="Source_20_Text"><text:s text:c="2"/>Writeln;</text:span></text:p>
                <text:p text:style-name="P595"><text:span text:style-name="Source_20_Text"><text:s text:c="2"/>Write('Tekan Enter untuk keluar...');</text:span></text:p>
                <text:p text:style-name="P595"><text:span text:style-name="Source_20_Text"><text:s text:c="2"/>Readln;</text:span></text:p>
                <text:p text:style-name="P659"><text:span text:style-name="Source_20_Text">end.</text:span></text:p>
              </text:list-item>
              <text:list-item>
                <text:p text:style-name="P222"><text:span text:style-name="Strong_20_Emphasis">Penjelasan Logika:</text:span></text:p>
                <text:list>
                  <text:list-item>
                    <text:p text:style-name="P491">Array <text:span text:style-name="Source_20_Text">DaftarNama</text:span> diisi beberapa nama. </text:p>
                  </text:list-item>
                  <text:list-item>
                    <text:p text:style-name="P491">Variabel Boolean <text:span text:style-name="Source_20_Text">Ditemukan</text:span> di-set <text:span text:style-name="Source_20_Text">False</text:span> awalnya. Ini penting sebagai asumsi awal. </text:p>
                  </text:list-item>
                  <text:list-item>
                    <text:p text:style-name="P491">Pengguna memasukkan nama yang dicari ke <text:span text:style-name="Source_20_Text">NamaYangDicari</text:span>. </text:p>
                  </text:list-item>
                  <text:list-item>
                    <text:p text:style-name="P491">Loop <text:span text:style-name="Source_20_Text">FOR</text:span> berjalan dari indeks 1 sampai 5. </text:p>
                  </text:list-item>
                  <text:list-item>
                    <text:p text:style-name="P491">Di dalam loop, <text:span text:style-name="Source_20_Text">IF</text:span> membandingkan <text:span text:style-name="Source_20_Text">DaftarNama[i]</text:span> (diubah ke huruf besar) dengan <text:span text:style-name="Source_20_Text">NamaYangDicari</text:span> (juga diubah ke huruf besar). </text:p>
                  </text:list-item>
                  <text:list-item>
                    <text:p text:style-name="P491">Jika cocok, flag <text:span text:style-name="Source_20_Text">Ditemukan</text:span> diubah menjadi <text:span text:style-name="Source_20_Text">True</text:span>, dan perintah <text:span text:style-name="Source_20_Text">Break</text:span> (opsional) akan langsung menghentikan loop <text:span text:style-name="Source_20_Text">FOR</text:span> saat itu juga (karena sudah tidak perlu mencari lagi). </text:p>
                  </text:list-item>
                  <text:list-item>
                    <text:p text:style-name="P491">Jika tidak cocok, <text:span text:style-name="Source_20_Text">IF</text:span> dilewati, dan loop lanjut ke iterasi berikutnya. </text:p>
                  </text:list-item>
                  <text:list-item>
                    <text:p text:style-name="P491"><text:span text:style-name="Strong_20_Emphasis">Setelah</text:span> loop <text:span text:style-name="Source_20_Text">FOR</text:span> selesai (baik karena mencapai akhir atau karena <text:span text:style-name="Source_20_Text">Break</text:span>), program memeriksa nilai akhir dari <text:span text:style-name="Source_20_Text">Ditemukan</text:span>. Jika <text:span text:style-name="Source_20_Text">True</text:span>, pesan "DITEMUKAN" ditampilkan. Jika masih <text:span text:style-name="Source_20_Text">False</text:span>, pesan "TIDAK DITEMUKAN" ditampilkan. </text:p>
                  </text:list-item>
                </text:list>
              </text:list-item>
              <text:list-item>
                <text:p text:style-name="P222"><text:span text:style-name="Strong_20_Emphasis">Contoh Sesi Interaksi:</text:span></text:p>
                <text:list>
                  <text:list-item>
                    <text:p text:style-name="P222"><text:span text:style-name="Strong_20_Emphasis">Pencarian Berhasil:</text:span> </text:p>
                    <text:p text:style-name="P595"><text:span text:style-name="Source_20_Text">... (menu tampil) ...</text:span></text:p>
                    <text:p text:style-name="P595"><text:span text:style-name="Source_20_Text">Masukkan nama yang ingin Anda cari: citra</text:span></text:p>
                    <text:p text:style-name="P595"><text:span text:style-name="Source_20_Text">-----------------------------------</text:span></text:p>
                    <text:p text:style-name="P595"><text:span text:style-name="Source_20_Text">HASIL: Nama "citra" BERHASIL DITEMUKAN dalam daftar!</text:span></text:p>
                    <text:p text:style-name="P595"><text:span text:style-name="Source_20_Text">===================================</text:span></text:p>
                    <text:p text:style-name="P595"/>
                    <text:p text:style-name="P659"><text:span text:style-name="Source_20_Text">Tekan Enter untuk keluar...</text:span></text:p>
                  </text:list-item>
                  <text:list-item>
                    <text:p text:style-name="P222"><text:span text:style-name="Strong_20_Emphasis">Pencarian Gagal:</text:span> </text:p>
                    <text:p text:style-name="P595"><text:span text:style-name="Source_20_Text">... (menu tampil) ...</text:span></text:p>
                    <text:p text:style-name="P595"><text:span text:style-name="Source_20_Text">Masukkan nama yang ingin Anda cari: Fajar</text:span></text:p>
                    <text:p text:style-name="P595"><text:span text:style-name="Source_20_Text">-----------------------------------</text:span></text:p>
                    <text:p text:style-name="P595"><text:span text:style-name="Source_20_Text">HASIL: Nama "Fajar" TIDAK ADA dalam daftar.</text:span></text:p>
                    <text:p text:style-name="P595"><text:span text:style-name="Source_20_Text">===================================</text:span></text:p>
                    <text:p text:style-name="P595"/>
                    <text:p text:style-name="P659"><text:span text:style-name="Source_20_Text">Tekan Enter untuk keluar...</text:span></text:p>
                  </text:list-item>
                </text:list>
              </text:list-item>
            </text:list>
            <text:p text:style-name="Text_20_body"><text:span text:style-name="Strong_20_Emphasis">Kesimpulan:</text:span></text:p>
            <text:p text:style-name="Text_20_body">Kedua contoh kasus ini—statistik nilai dan pencarian nama—mengilustrasikan betapa esensialnya Array yang dikombinasikan dengan loop <text:span text:style-name="Source_20_Text">FOR</text:span> (dan kadang <text:span text:style-name="Source_20_Text">IF</text:span> di dalamnya) untuk mengelola dan memproses kumpulan data sejenis. Kita bisa dengan mudah melakukan input data berulang, perhitungan agregat (total, rata-rata), maupun pencarian data secara sistematis. Pola penggunaan Array dan <text:span text:style-name="Source_20_Text">FOR</text:span> ini akan menjadi dasar bagi banyak algoritma dan program yang lebih kompleks nantinya.</text:p>
            <text:p text:style-name="Horizontal_20_Line"/>
            <text:p text:style-name="Text_20_body">Pembahasan tentang Array satu dimensi sudah cukup mendalam. Sebagai penutup bab ini, kita akan melihat sedikit pengenalan tentang Array multi-dimensi (seperti tabel). Ingat, bagian ini opsional.</text:p>
            <text:p text:style-name="Text_20_body">Saya menunggu perintah "YAX" untuk lanjut ke <text:span text:style-name="Emphasis">prompt</text:span> Sub-bab 11.7 ("(Opsional) Pengenalan Singkat Array Multi-Dimensi").</text:p>
          </text:section>
          <text:section text:style-name="Sect1" text:name="feedback-form-98">
            <text:p text:style-name="P285"/>
          </text:section>
        </text:section>
        <text:section text:style-name="Sect1" text:name="228b299535ded860">
          <text:p text:style-name="Text_20_body"/>
          <text:section text:style-name="Sect1" text:name="user-query-content-99">
            <text:p text:style-name="P541">yax </text:p>
          </text:section>
          <text:p text:style-name="P285">Tampilkan alur berpikir</text:p>
          <text:section text:style-name="Sect2" text:name="model-response-message-contentr_228b299535ded860">
            <text:p text:style-name="Text_20_body">Baik, mari kita selesaikan Bab 11 ini dengan sedikit pengenalan (ingat, ini <text:span text:style-name="Strong_20_Emphasis">opsional</text:span>) tentang jenis Array yang lebih kompleks.</text:p>
            <text:p text:style-name="Text_20_body"><text:span text:style-name="Emphasis">(Waktu saat ini: Minggu, 13 April 2025 pukul 3:46:05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1.7: (Opsional) Pengenalan Singkat Array Multi-Dimensi</text:span></text:p>
            <text:p text:style-name="Text_20_body"><text:span text:style-name="Emphasis">(Prompt: "Buatkan pembahasan pengantar singkat untuk sub-bab '(Opsional) Pengenalan Singkat Array Multi-Dimensi'. Jelaskan bahwa selain array satu dimensi... Pascal juga mendukung array dengan dua dimensi (tabel/matriks)... Gunakan analogi... Tunjukkan sintaks deklarasi sederhana... Cara mengakses elemen... Contoh penggunaan loop FOR bersarang... Tekankan bahwa ini hanya pengenalan...")</text:span></text:p>
            <text:p text:style-name="Horizontal_20_Line"/>
            <text:p text:style-name="Text_20_body">Sejauh ini, kita telah fokus pada <text:span text:style-name="Strong_20_Emphasis">Array Satu Dimensi</text:span>, yang bisa kita bayangkan sebagai sebuah <text:span text:style-name="Strong_20_Emphasis">daftar</text:span> atau <text:span text:style-name="Strong_20_Emphasis">barisan</text:span> data lurus. Contohnya <text:span text:style-name="Source_20_Text">DaftarNilai</text:span> atau <text:span text:style-name="Source_20_Text">DaftarNama</text:span>.</text:p>
            <text:p text:style-name="Text_20_body">Namun, tahukah Anda bahwa Pascal (dan banyak bahasa pemrograman lain) juga mendukung <text:span text:style-name="Strong_20_Emphasis">Array Multi-Dimensi</text:span>? Yang paling umum dan paling mudah dibayangkan adalah <text:span text:style-name="Strong_20_Emphasis">Array Dua Dimensi (2D)</text:span>, yang strukturnya mirip seperti <text:span text:style-name="Strong_20_Emphasis">tabel</text:span>, <text:span text:style-name="Strong_20_Emphasis">grid</text:span>, atau <text:span text:style-name="Strong_20_Emphasis">matriks</text:span>.</text:p>
            <text:p text:style-name="Text_20_body"><text:span text:style-name="Strong_20_Emphasis">Analogi Array Dua Dimensi:</text:span></text:p>
            <text:p text:style-name="Text_20_body">Bayangkan struktur data yang memiliki <text:span text:style-name="Strong_20_Emphasis">baris</text:span> dan <text:span text:style-name="Strong_20_Emphasis">kolom</text:span>, seperti:</text:p>
            <text:list xml:id="list4706939188025264330" text:style-name="L223">
              <text:list-item>
                <text:p text:style-name="P492"><text:span text:style-name="Strong_20_Emphasis">Papan Catur atau Papan Halma:</text:span> Ada 8 baris dan 8 kolom. Untuk menunjuk satu kotak tertentu, Anda perlu menyebutkan koordinat baris dan kolomnya (misalnya, kotak C4). </text:p>
              </text:list-item>
              <text:list-item>
                <text:p text:style-name="P492"><text:span text:style-name="Strong_20_Emphasis">Tabel Spreadsheet (seperti Microsoft Excel atau LibreOffice Calc):</text:span> Data diatur dalam sel-sel yang punya alamat baris (angka 1, 2, 3, ...) dan alamat kolom (huruf A, B, C, ... atau angka 1, 2, 3, ...). Sel B5 berarti sel di baris 5, kolom B. </text:p>
              </text:list-item>
              <text:list-item>
                <text:p text:style-name="P223"><text:span text:style-name="Strong_20_Emphasis">Denah Tempat Duduk di Bioskop atau Gedung Pertunjukan:</text:span> Anda biasanya perlu tahu nomor <text:span text:style-name="Strong_20_Emphasis">Baris</text:span> (misal, Baris 'G') dan nomor <text:span text:style-name="Strong_20_Emphasis">Kursi</text:span> di baris itu (misal, Kursi '12') untuk menemukan lokasi tempat duduk spesifik G-12. </text:p>
              </text:list-item>
            </text:list>
            <text:p text:style-name="Text_20_body">Array Dua Dimensi (2D) di Pascal bekerja dengan prinsip yang sama: ia menyimpan elemen data dalam struktur logis yang memiliki dua dimensi (sering dianggap sebagai baris dan kolom).</text:p>
            <text:p text:style-name="Text_20_body"><text:span text:style-name="Strong_20_Emphasis">Deklarasi Array Dua Dimensi (2D):</text:span></text:p>
            <text:p text:style-name="Text_20_body">Caranya mirip dengan Array 1D, tapi kita mendefinisikan <text:span text:style-name="Strong_20_Emphasis">dua</text:span> rentang indeks, dipisahkan oleh tanda koma (<text:span text:style-name="Source_20_Text">,</text:span>) di dalam kurung siku.</text:p>
            <text:list xml:id="list5321131452204122218" text:style-name="L224">
              <text:list-item>
                <text:p text:style-name="P224"><text:span text:style-name="Strong_20_Emphasis">Cara 1: Langsung di </text:span><text:span text:style-name="Strong_20_Emphasis"><text:span text:style-name="Source_20_Text">var</text:span></text:span></text:p>
                <text:p text:style-name="P224">Delphi</text:p>
                <text:p text:style-name="P596"><text:span text:style-name="Source_20_Text">var</text:span></text:p>
                <text:p text:style-name="P660"><text:span text:style-name="Source_20_Text"><text:s text:c="2"/>NamaArray2D: array [BatasBarisAwal..BatasBarisAkhir, BatasKolomAwal..BatasKolomAkhir] of TipeElemen;</text:span></text:p>
              </text:list-item>
              <text:list-item>
                <text:p text:style-name="P224"><text:span text:style-name="Strong_20_Emphasis">Cara 2: Menggunakan </text:span><text:span text:style-name="Strong_20_Emphasis"><text:span text:style-name="Source_20_Text">type</text:span></text:span><text:span text:style-name="Strong_20_Emphasis"> (Lebih Baik)</text:span></text:p>
                <text:p text:style-name="P224">Delphi</text:p>
                <text:p text:style-name="P596"><text:span text:style-name="Source_20_Text">type</text:span></text:p>
                <text:p text:style-name="P596"><text:span text:style-name="Source_20_Text"><text:s text:c="2"/>NamaTipeArray2D = array [BB..BA, BK..KA] of TipeElemen; // BB=Batas Bawah, BA=Batas Atas, dst.</text:span></text:p>
                <text:p text:style-name="P596"><text:span text:style-name="Source_20_Text">var</text:span></text:p>
                <text:p text:style-name="P660"><text:span text:style-name="Source_20_Text"><text:s text:c="2"/>NamaVariabelArray2D: NamaTipeArray2D;</text:span></text:p>
              </text:list-item>
              <text:list-item>
                <text:p text:style-name="P224"><text:span text:style-name="Strong_20_Emphasis">Contoh Konkret:</text:span></text:p>
                <text:p text:style-name="P224">Delphi</text:p>
                <text:p text:style-name="P596"><text:span text:style-name="Source_20_Text">// Array 2D untuk menyimpan matriks angka 3 baris x 4 kolom</text:span></text:p>
                <text:p text:style-name="P596"><text:span text:style-name="Source_20_Text">var MatriksData: array [1..3, 1..4] of Integer;</text:span></text:p>
                <text:p text:style-name="P596"/>
                <text:p text:style-name="P596"><text:span text:style-name="Source_20_Text">// Mendefinisikan tipe untuk papan permainan Tic-Tac-Toe (3x3)</text:span></text:p>
                <text:p text:style-name="P596"><text:span text:style-name="Source_20_Text">type TipePapanTicTacToe = array [1..3, 1..3] of Char; // Isi 'X', 'O', atau ' '</text:span></text:p>
                <text:p text:style-name="P660"><text:span text:style-name="Source_20_Text">var PapanMain: TipePapanTicTacToe;</text:span></text:p>
                <text:p text:style-name="P224">Deklarasi <text:span text:style-name="Source_20_Text">MatriksData</text:span> di atas secara konseptual menciptakan sebuah 'tabel' berukuran 3 baris dan 4 kolom (total 12 elemen) yang siap diisi dengan nilai <text:span text:style-name="Source_20_Text">Integer</text:span>.</text:p>
              </text:list-item>
            </text:list>
            <text:p text:style-name="Text_20_body"><text:span text:style-name="Strong_20_Emphasis">Mengakses Elemen Array 2D:</text:span></text:p>
            <text:p text:style-name="Text_20_body">Untuk mengakses elemen pada posisi tertentu di Array 2D, kita perlu menyediakan <text:span text:style-name="Strong_20_Emphasis">dua indeks</text:span>: indeks untuk dimensi pertama (biasanya baris) dan indeks untuk dimensi kedua (biasanya kolom), dipisahkan oleh koma di dalam kurung siku.</text:p>
            <text:list xml:id="list5565786933196014108" text:style-name="L225">
              <text:list-item>
                <text:p text:style-name="P225"><text:span text:style-name="Strong_20_Emphasis">Sintaks:</text:span> <text:span text:style-name="Source_20_Text">NamaArray2D[IndeksBaris, IndeksKolom]</text:span></text:p>
              </text:list-item>
              <text:list-item>
                <text:p text:style-name="P225"><text:span text:style-name="Strong_20_Emphasis">Contoh:</text:span></text:p>
                <text:p text:style-name="P225">Delphi</text:p>
                <text:p text:style-name="P597"><text:span text:style-name="Source_20_Text">MatriksData[2, 3] := 100; // Mengisi nilai 100 ke elemen di baris 2, kolom 3.</text:span></text:p>
                <text:p text:style-name="P597"><text:span text:style-name="Source_20_Text">IsiSel := PapanMain[1, 1]; // Mengambil nilai dari elemen baris 1, kolom 1.</text:span></text:p>
                <text:p text:style-name="P597"/>
                <text:p text:style-name="P597"><text:span text:style-name="Source_20_Text">// PapanMain[4, 1] := 'X'; // &lt;-- ERROR! Indeks baris 4 di luar rentang [1..3].</text:span></text:p>
                <text:p text:style-name="P661"><text:span text:style-name="Source_20_Text">// PapanMain[1, 0] := 'O'; // &lt;-- ERROR! Indeks kolom 0 di luar rentang [1..3].</text:span></text:p>
                <text:p text:style-name="P225">Ingat, kedua indeks (baris dan kolom) harus berada dalam rentang yang valid sesuai deklarasi Array 2D tersebut!</text:p>
              </text:list-item>
            </text:list>
            <text:p text:style-name="Text_20_body"><text:span text:style-name="Strong_20_Emphasis">Memproses Array 2D dengan Loop Bersarang (</text:span><text:span text:style-name="Strong_20_Emphasis"><text:span text:style-name="Source_20_Text">Nested FOR</text:span></text:span><text:span text:style-name="Strong_20_Emphasis">)</text:span></text:p>
            <text:p text:style-name="Text_20_body">Bagaimana cara kita 'mengunjungi' setiap sel atau elemen dalam Array 2D secara sistematis? Cara yang paling umum adalah dengan menggunakan <text:span text:style-name="Strong_20_Emphasis">dua buah loop </text:span><text:span text:style-name="Strong_20_Emphasis"><text:span text:style-name="Source_20_Text">FOR</text:span></text:span><text:span text:style-name="Strong_20_Emphasis"> yang bersarang (nested)</text:span>:</text:p>
            <text:list xml:id="list6678463680426659296" text:style-name="L226">
              <text:list-item>
                <text:p text:style-name="P226">Satu loop <text:span text:style-name="Source_20_Text">FOR</text:span> (loop luar) akan berjalan untuk setiap <text:span text:style-name="Strong_20_Emphasis">baris</text:span>.</text:p>
              </text:list-item>
              <text:list-item>
                <text:p text:style-name="P226">Di dalam loop baris tersebut, ada loop <text:span text:style-name="Source_20_Text">FOR</text:span> lain (loop dalam) yang akan berjalan untuk setiap <text:span text:style-name="Strong_20_Emphasis">kolom</text:span> pada baris saat ini.</text:p>
              </text:list-item>
              <text:list-item>
                <text:p text:style-name="P226"><text:span text:style-name="Strong_20_Emphasis">Pola Umum:</text:span></text:p>
                <text:p text:style-name="P226">Delphi</text:p>
                <text:p text:style-name="P598"><text:span text:style-name="Source_20_Text">const</text:span></text:p>
                <text:p text:style-name="P598"><text:span text:style-name="Source_20_Text"><text:s text:c="2"/>JumlahBaris = 3;</text:span></text:p>
                <text:p text:style-name="P598"><text:span text:style-name="Source_20_Text"><text:s text:c="2"/>JumlahKolom = 4;</text:span></text:p>
                <text:p text:style-name="P598"><text:span text:style-name="Source_20_Text">var</text:span></text:p>
                <text:p text:style-name="P598"><text:span text:style-name="Source_20_Text"><text:s text:c="2"/>Matriks: array [1..JumlahBaris, 1..JumlahKolom] of Integer;</text:span></text:p>
                <text:p text:style-name="P598"><text:span text:style-name="Source_20_Text"><text:s text:c="2"/>Brs, Kol: Integer; // Variabel loop untuk Baris dan Kolom</text:span></text:p>
                <text:p text:style-name="P598"><text:span text:style-name="Source_20_Text">begin</text:span></text:p>
                <text:p text:style-name="P598"><text:span text:style-name="Source_20_Text"><text:s text:c="2"/>Writeln('Mengisi dan Menampilkan Matriks 3x4:');</text:span></text:p>
                <text:p text:style-name="P598"><text:span text:style-name="Source_20_Text"><text:s text:c="2"/>// Loop Luar: Iterasi untuk setiap BARIS (dari 1 sampai JumlahBaris)</text:span></text:p>
                <text:p text:style-name="P598"><text:span text:style-name="Source_20_Text"><text:s text:c="2"/>FOR Brs := 1 TO JumlahBaris DO</text:span></text:p>
                <text:p text:style-name="P598"><text:span text:style-name="Source_20_Text"><text:s text:c="2"/>begin</text:span></text:p>
                <text:p text:style-name="P598"><text:span text:style-name="Source_20_Text"><text:s text:c="4"/>// Loop Dalam: Iterasi untuk setiap KOLOM (dari 1 sampai JumlahKolom)</text:span></text:p>
                <text:p text:style-name="P598"><text:span text:style-name="Source_20_Text"><text:s text:c="4"/>// Loop dalam ini akan berjalan penuh untuk setiap nilai Brs dari loop luar</text:span></text:p>
                <text:p text:style-name="P598"><text:span text:style-name="Source_20_Text"><text:s text:c="4"/>FOR Kol := 1 TO JumlahKolom DO</text:span></text:p>
                <text:p text:style-name="P598"><text:span text:style-name="Source_20_Text"><text:s text:c="4"/>begin</text:span></text:p>
                <text:p text:style-name="P598"><text:span text:style-name="Source_20_Text"><text:s text:c="6"/>// Mengakses elemen pada baris 'Brs' dan kolom 'Kol'</text:span></text:p>
                <text:p text:style-name="P598"><text:span text:style-name="Source_20_Text"><text:s text:c="6"/>Matriks[Brs, Kol] := Brs + Kol; // Contoh pengisian nilai (baris + kolom)</text:span></text:p>
                <text:p text:style-name="P598"><text:span text:style-name="Source_20_Text"><text:s text:c="6"/>Write(Matriks[Brs, Kol]:4); // Tampilkan nilai elemen, beri jarak 4 spasi</text:span></text:p>
                <text:p text:style-name="P598"><text:span text:style-name="Source_20_Text"><text:s text:c="4"/>end; // Akhir dari loop dalam (Kolom)</text:span></text:p>
                <text:p text:style-name="P598"><text:span text:style-name="Source_20_Text"><text:s text:c="4"/>Writeln; // Pindah baris SETELAH semua kolom di satu baris selesai diproses</text:span></text:p>
                <text:p text:style-name="P598"><text:span text:style-name="Source_20_Text"><text:s text:c="2"/>end; // Akhir dari loop luar (Baris)</text:span></text:p>
                <text:p text:style-name="P598"><text:span text:style-name="Source_20_Text"><text:s text:c="2"/>Readln;</text:span></text:p>
                <text:p text:style-name="P662"><text:span text:style-name="Source_20_Text">end.</text:span></text:p>
                <text:list>
                  <text:list-item>
                    <text:p text:style-name="P226"><text:span text:style-name="Strong_20_Emphasis">Penjelasan:</text:span> Loop luar (<text:span text:style-name="Source_20_Text">FOR Brs</text:span>) mengontrol baris. Saat <text:span text:style-name="Source_20_Text">Brs</text:span> bernilai 1, loop dalam (<text:span text:style-name="Source_20_Text">FOR Kol</text:span>) akan berjalan 4 kali (untuk <text:span text:style-name="Source_20_Text">Kol</text:span>=1, 2, 3, 4), mengakses dan menampilkan <text:span text:style-name="Source_20_Text">Matriks[1,1]</text:span>, <text:span text:style-name="Source_20_Text">Matriks[1,2]</text:span>, <text:span text:style-name="Source_20_Text">Matriks[1,3]</text:span>, <text:span text:style-name="Source_20_Text">Matriks[1,4]</text:span>. Setelah loop dalam selesai, <text:span text:style-name="Source_20_Text">Writeln</text:span> akan pindah baris. Kemudian <text:span text:style-name="Source_20_Text">Brs</text:span> menjadi 2, dan loop dalam berjalan lagi 4 kali untuk mengakses <text:span text:style-name="Source_20_Text">Matriks[2,1]</text:span> sampai <text:span text:style-name="Source_20_Text">Matriks[2,4]</text:span>, dan seterusnya. </text:p>
                  </text:list-item>
                </text:list>
              </text:list-item>
            </text:list>
            <text:p text:style-name="Text_20_body"><text:span text:style-name="Strong_20_Emphasis">Dimensi Lainnya?</text:span></text:p>
            <text:p text:style-name="Text_20_body">Secara teori, Pascal memungkinkan Anda membuat Array dengan lebih dari dua dimensi, misalnya Array 3D (<text:span text:style-name="Source_20_Text">array [x, y, z] of ...</text:span>) yang bisa dibayangkan seperti tumpukan tabel atau kubus data. Namun, penggunaannya lebih jarang dan konsepnya bisa menjadi lebih sulit untuk divisualisasikan dan dikelola. Array 1D dan 2D adalah yang paling umum digunakan dalam praktik.</text:p>
            <text:p text:style-name="Text_20_body"><text:span text:style-name="Strong_20_Emphasis">Penutup Sub-bab Opsional Ini:</text:span></text:p>
            <text:p text:style-name="Text_20_body">Pembahasan tentang Array Multi-Dimensi ini hanyalah <text:span text:style-name="Strong_20_Emphasis">pengenalan singkat</text:span> untuk memberi Anda gambaran bahwa Array tidak terbatas pada satu dimensi saja. Konsep dasarnya (deklarasi rentang indeks, akses elemen via indeks, pemrosesan dengan loop) mirip dengan Array 1D, hanya saja kita menggunakan lebih dari satu indeks. Jika Anda tertarik mendalami lebih lanjut tentang matriks, pemrosesan citra sederhana, atau data tabular kompleks, Anda bisa mencari sumber belajar lain yang membahas Array multi-dimensi secara lebih detail.</text:p>
            <text:p text:style-name="Horizontal_20_Line"/>
            <text:p text:style-name="Text_20_body">Bab 11 tentang Array selesai! Anda kini punya alat dasar untuk mengelola kumpulan data. Di bab terakhir nanti (Bab 12 sudah terlewat di prompt, sepertinya Bab 13 adalah Studi Kasus dan Bab 14 Penutup, jadi kita langsung ke Bab 12 sesuai urutan awal), kita akan membahas sesuatu yang sangat penting saat program tidak berjalan sesuai harapan: Debugging!</text:p>
            <text:p text:style-name="Text_20_body">Saya menunggu perintah "YAX" untuk memulai <text:span text:style-name="Strong_20_Emphasis">Bab 12: Menemukan dan Memperbaiki Kesalahan (Debugging Dasar)</text:span>.</text:p>
          </text:section>
          <text:section text:style-name="Sect1" text:name="feedback-form-99">
            <text:p text:style-name="P285"/>
          </text:section>
        </text:section>
        <text:section text:style-name="Sect1" text:name="17d7bcfaf2f514ca">
          <text:p text:style-name="Text_20_body"/>
          <text:section text:style-name="Sect1" text:name="user-query-content-100">
            <text:p text:style-name="P541">yax </text:p>
          </text:section>
          <text:p text:style-name="P285">Tampilkan alur berpikir</text:p>
          <text:section text:style-name="Sect2" text:name="model-response-message-contentr_17d7bcfaf2f514ca">
            <text:p text:style-name="Text_20_body">Oke, mari kita masuki bab yang sangat penting untuk 'kesehatan' program kita!</text:p>
            <text:p text:style-name="Text_20_body"><text:span text:style-name="Emphasis">(Waktu saat ini: Minggu, 13 April 2025 pukul 3:38:58 PM WIB. Lokasi: Indonesia dicatat.)</text:span></text:p>
            <text:p text:style-name="Horizontal_20_Line"/>
            <text:p text:style-name="Text_20_body">Selamat datang di <text:span text:style-name="Strong_20_Emphasis">Bab 12: Menemukan dan Memperbaiki Kesalahan (Debugging Dasar)</text:span>!</text:p>
            <text:p text:style-name="Horizontal_20_Line"/>
            <text:p text:style-name="Text_20_body"><text:span text:style-name="Strong_20_Emphasis">Jawaban untuk </text:span><text:span text:style-name="Strong_20_Emphasis"><text:span text:style-name="Emphasis">Prompt</text:span></text:span><text:span text:style-name="Strong_20_Emphasis"> Pengantar Bab 12:</text:span></text:p>
            <text:p text:style-name="Text_20_body"><text:span text:style-name="Emphasis">(Prompt: "Tuliskan paragraf pengantar untuk Bab 12... Mulai dengan kenyataan bahwa semua programmer... pasti membuat kesalahan (bugs)... Sampaikan bahwa kemampuan untuk menemukan (debugging) dan memperbaiki kesalahan ini sama pentingnya... Jelaskan bahwa Bab 12 akan membekali pembaca dengan pengetahuan dasar tentang jenis-jenis kesalahan..., cara memahami pesan error..., serta teknik-teknik dasar untuk melacak dan memperbaiki kesalahan...")</text:span></text:p>
            <text:p text:style-name="Horizontal_20_Line"/>
            <text:p text:style-name="Text_20_body">Selamat! Anda sudah menempuh perjalanan yang cukup jauh dalam mempelajari dasar-dasar pemrograman dengan Free Pascal. Anda sudah bisa membuat variabel, menggunakan operator, mengatur alur dengan <text:span text:style-name="Source_20_Text">IF</text:span> dan <text:span text:style-name="Source_20_Text">CASE</text:span>, bahkan membuat perulangan dengan <text:span text:style-name="Source_20_Text">FOR</text:span>, <text:span text:style-name="Source_20_Text">WHILE</text:span>, dan <text:span text:style-name="Source_20_Text">REPEAT</text:span>, serta mulai merapikan kode dengan prosedur dan fungsi, juga mengelola data dengan Array. Program Anda mulai bisa melakukan hal-hal yang menarik!</text:p>
            <text:p text:style-name="Text_20_body">Namun, ada satu kenyataan penting yang harus dihadapi oleh setiap orang yang belajar (dan bekerja) di dunia pemrograman: <text:span text:style-name="Strong_20_Emphasis">Semua programmer, tanpa kecuali, PASTI pernah dan akan terus membuat KESALAHAN atau </text:span><text:span text:style-name="Strong_20_Emphasis"><text:span text:style-name="Emphasis">BUG</text:span></text:span><text:span text:style-name="Strong_20_Emphasis"> dalam kode mereka.</text:span> Ya, Anda tidak salah baca! Mulai dari pemula seperti Anda hingga programmer paling senior dan jenius sekalipun, membuat <text:span text:style-name="Emphasis">bug</text:span> adalah bagian yang sangat normal dan tidak terhindarkan dari proses kreatif pembuatan perangkat lunak.</text:p>
            <text:p text:style-name="Text_20_body">Karena kesalahan itu pasti terjadi, maka kemampuan untuk <text:span text:style-name="Strong_20_Emphasis">menemukan (mendeteksi)</text:span> di mana letak kesalahan itu dan <text:span text:style-name="Strong_20_Emphasis">memperbaikinya</text:span> menjadi keterampilan yang <text:span text:style-name="Strong_20_Emphasis">sama pentingnya</text:span> dengan kemampuan menulis kode itu sendiri. Proses sistematis untuk mencari dan memperbaiki <text:span text:style-name="Emphasis">bug</text:span> inilah yang disebut dengan <text:span text:style-name="Strong_20_Emphasis">Debugging</text:span>. Seorang programmer yang baik tidak hanya pintar menulis kode, tapi juga lihai dalam melakukan <text:span text:style-name="Emphasis">debugging</text:span>.</text:p>
            <text:p text:style-name="Text_20_body">Jangan khawatir, Bab 12 ini dirancang khusus untuk membekali Anda dengan 'peralatan dasar' seorang 'detektif kode'! Di bab ini kita akan belajar bersama tentang:</text:p>
            <text:list xml:id="list990462169339840592" text:style-name="L227">
              <text:list-item>
                <text:p text:style-name="P493"><text:span text:style-name="Strong_20_Emphasis">Mengenali Jenis-jenis Kesalahan:</text:span> Kita akan lihat tipe-tipe <text:span text:style-name="Emphasis">error</text:span> yang umum terjadi dalam pemrograman Pascal, mulai dari yang mudah dideteksi oleh kompiler sampai yang 'tersembunyi' dalam logika program kita. </text:p>
              </text:list-item>
              <text:list-item>
                <text:p text:style-name="P493"><text:span text:style-name="Strong_20_Emphasis">Memahami 'Bahasa' Kompiler:</text:span> Bagaimana cara membaca dan mengartikan pesan-pesan error yang seringkali ditampilkan oleh kompiler FPC melalui jendela 'Messages' di Lazarus IDE? Memahami pesan ini adalah langkah pertama untuk tahu di mana harus mencari. </text:p>
              </text:list-item>
              <text:list-item>
                <text:p text:style-name="P493"><text:span text:style-name="Strong_20_Emphasis">Teknik Dasar Debugging:</text:span> Kita akan pelajari beberapa cara praktis untuk 'mengintip' jalannya program dan melacak sumber masalah, baik dengan: </text:p>
                <text:list>
                  <text:list-item>
                    <text:p text:style-name="P493">Trik manual sederhana yang bisa dilakukan siapa saja (sering disebut <text:span text:style-name="Emphasis">"Writeln debugging"</text:span>). </text:p>
                  </text:list-item>
                  <text:list-item>
                    <text:p text:style-name="P227">Menggunakan fitur-fitur dasar dari alat bantu <text:span text:style-name="Strong_20_Emphasis">Debugger</text:span> yang sudah terintegrasi di dalam Lazarus IDE. </text:p>
                  </text:list-item>
                </text:list>
              </text:list-item>
            </text:list>
            <text:p text:style-name="Text_20_body">Mungkin kata <text:span text:style-name="Emphasis">'debugging'</text:span> terdengar agak menakutkan atau membosankan, tapi percayalah, ini adalah bagian yang sangat menantang sekaligus memuaskan dari pemrograman. Setiap <text:span text:style-name="Emphasis">bug</text:span> yang berhasil Anda temukan dan perbaiki akan membuat Anda belajar lebih banyak tentang cara kerja program Anda dan bahasa Pascal itu sendiri. Menguasai dasar-dasar <text:span text:style-name="Emphasis">debugging</text:span> akan menghemat banyak waktu dan energi Anda di kemudian hari, serta membangun kepercayaan diri Anda sebagai programmer. Anggap saja ini seperti latihan memecahkan teka-teki yang seru!</text:p>
            <text:p text:style-name="Text_20_body">Siap untuk mengasah kemampuan detektif Anda? Mari kita mulai dengan mengenali 'tersangka' utama kita: jenis-jenis kesalahan yang mungkin muncul.</text:p>
            <text:p text:style-name="Horizontal_20_Line"/>
            <text:p text:style-name="Text_20_body">Saya menunggu perintah "YAX" untuk lanjut ke <text:span text:style-name="Emphasis">prompt</text:span> Sub-bab 12.1 ("Kesalahan (Bug) Adalah Hal yang Normal").</text:p>
          </text:section>
          <text:section text:style-name="Sect1" text:name="feedback-form-100">
            <text:p text:style-name="P285"/>
          </text:section>
        </text:section>
        <text:section text:style-name="Sect1" text:name="2d68e5486729fcca">
          <text:p text:style-name="Text_20_body"/>
          <text:section text:style-name="Sect1" text:name="user-query-content-101">
            <text:p text:style-name="P541">yax </text:p>
          </text:section>
          <text:p text:style-name="P285">Tampilkan alur berpikir</text:p>
          <text:section text:style-name="Sect2" text:name="model-response-message-contentr_2d68e5486729fcca">
            <text:p text:style-name="Text_20_body">Siap! Mari kita mulai bab tentang 'seni' mencari dan memperbaiki kesalahan ini.</text:p>
            <text:p text:style-name="Text_20_body"><text:span text:style-name="Emphasis">(Waktu saat ini: Minggu, 13 April 2025 pukul 3:40:56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2.1: Kesalahan (Bug) Adalah Hal yang Normal</text:span></text:p>
            <text:p text:style-name="Text_20_body"><text:span text:style-name="Emphasis">(Prompt: "Buatkan pembahasan singkat namun memotivasi untuk sub-bab 'Kesalahan (Bug) Adalah Hal yang Normal'. Tujuannya adalah untuk mengurangi frustrasi pemula ketika menghadapi error. Jelaskan bahwa membuat kesalahan adalah bagian alami... Tekankan pentingnya memiliki sikap yang benar... Sampaikan bahwa proses debugging justru akan memperdalam pemahaman...")</text:span></text:p>
            <text:p text:style-name="Horizontal_20_Line"/>
            <text:p text:style-name="Text_20_body">Sebelum kita terjun ke teknik-teknik mencari kesalahan, ada satu hal <text:span text:style-name="Strong_20_Emphasis">paling penting</text:span> yang perlu kita tanamkan dalam pikiran kita bersama: <text:span text:style-name="Strong_20_Emphasis">Membuat kesalahan atau </text:span><text:span text:style-name="Strong_20_Emphasis"><text:span text:style-name="Emphasis">bug</text:span></text:span><text:span text:style-name="Strong_20_Emphasis"> saat menulis kode itu SANGAT NORMAL, WAJAR, dan PASTI TERJADI!</text:span></text:p>
            <text:p text:style-name="Text_20_body">Ya, Anda tidak salah baca. Ini bukan berarti Anda tidak berbakat jadi programmer, atau Anda kurang pintar. Sama sekali tidak! Setiap orang yang pernah menulis kode program—mulai dari pemula yang baru mengetik "Hello, World!" sampai programmer profesional yang sudah membangun sistem raksasa—pasti pernah dan akan terus-menerus berhadapan dengan <text:span text:style-name="Emphasis">bug</text:span>.</text:p>
            <text:p text:style-name="Text_20_body">Pemrograman itu membutuhkan ketelitian tingkat tinggi. Bahasa komputer sangat harfiah; lupa satu titik koma, salah ketik satu huruf, atau keliru sedikit saja dalam logika bisa membuat program tidak berjalan atau menghasilkan output yang salah. Jadi, jika program Anda tidak bekerja sesuai harapan di percobaan pertama (atau kedua, atau kesepuluh!), jangan langsung merasa putus asa atau berpikir Anda gagal. Itu adalah <text:span text:style-name="Strong_20_Emphasis">bagian alami</text:span> dari proses belajar dan proses pengembangan perangkat lunak.</text:p>
            <text:p text:style-name="Text_20_body"><text:span text:style-name="Strong_20_Emphasis">Ubah Cara Pandang Anda Terhadap Error:</text:span></text:p>
            <text:p text:style-name="Text_20_body">Cobalah untuk tidak melihat <text:span text:style-name="Emphasis">error</text:span> atau <text:span text:style-name="Emphasis">bug</text:span> sebagai musuh atau hambatan. Sebaliknya, anggaplah mereka sebagai:</text:p>
            <text:list xml:id="list2032693247013053781" text:style-name="L228">
              <text:list-item>
                <text:p text:style-name="P494"><text:span text:style-name="Strong_20_Emphasis">Teka-teki yang Menarik:</text:span> Setiap <text:span text:style-name="Emphasis">bug</text:span> adalah sebuah misteri kecil yang menantang kemampuan analisis dan pemecahan masalah Anda. Menemukan solusinya bisa terasa sangat memuaskan! </text:p>
              </text:list-item>
              <text:list-item>
                <text:p text:style-name="P228"><text:span text:style-name="Strong_20_Emphasis">Kesempatan Belajar Emas:</text:span> Saat Anda berusaha mencari tahu <text:span text:style-name="Emphasis">mengapa</text:span> sebuah <text:span text:style-name="Emphasis">bug</text:span> terjadi, Anda dipaksa untuk memahami lebih dalam tentang bagaimana bahasa Pascal bekerja, bagaimana logika program Anda seharusnya berjalan, dan di mana letak kesalahpahaman Anda sebelumnya. Debugging adalah salah satu guru terbaik dalam pemrograman! </text:p>
              </text:list-item>
            </text:list>
            <text:p text:style-name="Text_20_body"><text:span text:style-name="Strong_20_Emphasis">Sikap yang Tepat Saat Menghadapi Bug:</text:span></text:p>
            <text:p text:style-name="Text_20_body">Yang membedakan seorang programmer yang efektif dan tangguh bukanlah kemampuannya untuk tidak pernah membuat kesalahan, melainkan <text:span text:style-name="Strong_20_Emphasis">sikapnya saat menghadapi kesalahan</text:span> tersebut. Kuncinya adalah:</text:p>
            <text:list xml:id="list808084270186846202" text:style-name="L229">
              <text:list-item>
                <text:p text:style-name="P495"><text:span text:style-name="Strong_20_Emphasis">Kesabaran:</text:span> Mencari <text:span text:style-name="Emphasis">bug</text:span> kadang membutuhkan waktu dan usaha. Jangan mudah menyerah jika solusi tidak langsung ketemu. Tarik napas, istirahat sejenak jika perlu, lalu coba lagi. </text:p>
              </text:list-item>
              <text:list-item>
                <text:p text:style-name="P495"><text:span text:style-name="Strong_20_Emphasis">Ketelitian:</text:span> <text:span text:style-name="Emphasis">Bug</text:span> seringkali bersembunyi di detail-detail kecil. Biasakan memeriksa kode Anda dengan cermat, perhatikan tanda baca, ejaan, dan alur logika. </text:p>
              </text:list-item>
              <text:list-item>
                <text:p text:style-name="P495"><text:span text:style-name="Strong_20_Emphasis">Pendekatan Sistematis:</text:span> Jangan panik dan asal mengubah kode secara acak berharap <text:span text:style-name="Emphasis">bug</text:span>-nya hilang. Cobalah untuk memahami pesan error (jika ada), buat hipotesis tentang penyebabnya, lalu uji hipotesis itu dengan melakukan perubahan yang terukur. </text:p>
              </text:list-item>
              <text:list-item>
                <text:p text:style-name="P229"><text:span text:style-name="Strong_20_Emphasis">Semangat Belajar:</text:span> Anggap setiap <text:span text:style-name="Emphasis">bug</text:span> sebagai umpan balik yang jujur tentang area mana dari pemahaman Anda yang perlu ditingkatkan. </text:p>
              </text:list-item>
            </text:list>
            <text:p text:style-name="Text_20_body"><text:span text:style-name="Strong_20_Emphasis">Debugging = Memahami Lebih Dalam</text:span></text:p>
            <text:p text:style-name="Text_20_body">Percayalah, meskipun proses <text:span text:style-name="Emphasis">debugging</text:span> kadang terasa membuat frustrasi, justru inilah yang akan <text:span text:style-name="Strong_20_Emphasis">memperdalam pemahaman</text:span> Anda tentang kode yang Anda tulis dan konsep pemrograman secara umum. Anda akan belajar mengenali pola-pola kesalahan umum dan cara menghindarinya di masa depan.</text:p>
            <text:p text:style-name="Text_20_body">Jadi, mari kita hadapi <text:span text:style-name="Emphasis">bug</text:span> dengan kepala dingin, rasa ingin tahu seperti detektif, dan semangat untuk belajar!</text:p>
            <text:p text:style-name="Horizontal_20_Line"/>
            <text:p text:style-name="Text_20_body">Dengan mentalitas yang tepat ini, kita siap untuk mulai mengenali jenis-jenis 'tersangka' utama dalam kasus <text:span text:style-name="Emphasis">debugging</text:span> kita.</text:p>
            <text:p text:style-name="Text_20_body">Saya menunggu perintah "YAX" untuk lanjut ke <text:span text:style-name="Emphasis">prompt</text:span> Sub-bab 12.2 ("Jenis-jenis Kesalahan (Error)").</text:p>
          </text:section>
          <text:section text:style-name="Sect1" text:name="feedback-form-101">
            <text:p text:style-name="P285"/>
          </text:section>
        </text:section>
        <text:section text:style-name="Sect1" text:name="d9fdb87fe5ddfa08">
          <text:p text:style-name="Text_20_body"/>
          <text:section text:style-name="Sect1" text:name="user-query-content-102">
            <text:p text:style-name="P541">yax </text:p>
          </text:section>
          <text:p text:style-name="P285">Tampilkan alur berpikir</text:p>
          <text:section text:style-name="Sect2" text:name="model-response-message-contentr_d9fdb87fe5ddfa08">
            <text:p text:style-name="Text_20_body">Oke, mari kita lanjutkan pembahasan penting tentang 'penyakit' dalam program kita!</text:p>
            <text:p text:style-name="Text_20_body"><text:span text:style-name="Emphasis">(Waktu saat ini: Minggu, 13 April 2025 pukul 3:42:15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2.2: Jenis-jenis Kesalahan (Error)</text:span></text:p>
            <text:p text:style-name="Text_20_body"><text:span text:style-name="Emphasis">(Prompt: "Buatkan pembahasan mendalam yang mengklasifikasikan jenis-jenis error utama yang dihadapi pemrogram Pascal: Compile-time Errors, Run-time Errors, Logic Errors... Jelaskan definisi, contoh umum, dan bagaimana biasanya terdeteksi/terjadi...")</text:span></text:p>
            <text:p text:style-name="Horizontal_20_Line"/>
            <text:p text:style-name="Text_20_body">Saat program kita tidak berjalan seperti yang diharapkan, 'kesalahan' atau <text:span text:style-name="Emphasis">error</text:span> yang terjadi itu tidak semuanya sama. Memahami jenis-jenis error ini akan sangat membantu kita dalam mencari tahu penyebab dan cara memperbaikinya. Secara umum, kita bisa mengelompokkan kesalahan dalam pemrograman Pascal menjadi tiga kategori utama:</text:p>
            <text:p text:style-name="Text_20_body"><text:span text:style-name="Strong_20_Emphasis">1. Kesalahan Kompilasi (Compile-time Errors / Syntax Errors)</text:span></text:p>
            <text:list xml:id="list2505771925440144295" text:style-name="L230">
              <text:list-item>
                <text:p text:style-name="P496"><text:span text:style-name="Strong_20_Emphasis">Apa Itu?</text:span> Ini adalah jenis kesalahan yang paling pertama akan Anda temui sebagai pemula. Kesalahan ini terjadi karena <text:span text:style-name="Strong_20_Emphasis">penulisan kode (sintaks)</text:span> Anda <text:span text:style-name="Strong_20_Emphasis">tidak sesuai dengan aturan tata bahasa</text:span> yang ditetapkan oleh bahasa Pascal. Anggap saja Anda salah menulis grammar atau ejaan saat menulis kalimat dalam Bahasa Indonesia, sehingga orang lain (atau dalam hal ini, kompiler) tidak mengerti maksud Anda. Kesalahan ini dideteksi oleh <text:span text:style-name="Strong_20_Emphasis">Kompilator (FPC)</text:span> pada saat ia mencoba <text:span text:style-name="Strong_20_Emphasis">menerjemahkan</text:span> kode sumber (<text:span text:style-name="Source_20_Text">.pas</text:span>) Anda menjadi program yang bisa dijalankan (<text:span text:style-name="Source_20_Text">.exe</text:span>). </text:p>
              </text:list-item>
              <text:list-item>
                <text:p text:style-name="P496"><text:span text:style-name="Strong_20_Emphasis">Akibatnya:</text:span> Proses kompilasi <text:span text:style-name="Strong_20_Emphasis">gagal</text:span>. Program <text:span text:style-name="Source_20_Text">.exe</text:span> Anda <text:span text:style-name="Strong_20_Emphasis">tidak akan tercipta</text:span> atau tidak akan diperbarui. Anda <text:span text:style-name="Strong_20_Emphasis">harus</text:span> memperbaiki semua kesalahan kompilasi ini terlebih dahulu sebelum bisa mencoba menjalankan program Anda. </text:p>
              </text:list-item>
              <text:list-item>
                <text:p text:style-name="P496"><text:span text:style-name="Strong_20_Emphasis">Contoh Umum Penyebabnya:</text:span> </text:p>
                <text:list>
                  <text:list-item>
                    <text:p text:style-name="P496">Lupa menambahkan tanda titik koma (<text:span text:style-name="Source_20_Text">;</text:span>) di akhir sebuah pernyataan/perintah. </text:p>
                  </text:list-item>
                  <text:list-item>
                    <text:p text:style-name="P496">Salah mengetik kata kunci Pascal (misal: <text:span text:style-name="Source_20_Text">begin</text:span> ditulis <text:span text:style-name="Source_20_Text">beign</text:span>, <text:span text:style-name="Source_20_Text">Integer</text:span> ditulis <text:span text:style-name="Source_20_Text">Interger</text:span>). </text:p>
                  </text:list-item>
                  <text:list-item>
                    <text:p text:style-name="P496">Menggunakan nama variabel, prosedur, atau fungsi yang belum Anda deklarasikan sebelumnya di bagian <text:span text:style-name="Source_20_Text">var</text:span> atau definisinya. </text:p>
                  </text:list-item>
                  <text:list-item>
                    <text:p text:style-name="P496">Mencoba memberikan nilai dengan tipe data yang tidak cocok ke sebuah variabel (misal: <text:span text:style-name="Source_20_Text">var Angka: Integer; ... Angka := 'Halo Dunia!';</text:span>). </text:p>
                  </text:list-item>
                  <text:list-item>
                    <text:p text:style-name="P496">Kurung <text:span text:style-name="Source_20_Text">()</text:span> atau pasangan blok <text:span text:style-name="Source_20_Text">begin</text:span> dan <text:span text:style-name="Source_20_Text">end</text:span> yang tidak seimbang (kurang <text:span text:style-name="Source_20_Text">end</text:span> atau kelebihan <text:span text:style-name="Source_20_Text">begin</text:span>). </text:p>
                  </text:list-item>
                  <text:list-item>
                    <text:p text:style-name="P496">Lupa tanda titik (<text:span text:style-name="Source_20_Text">.</text:span>) di <text:span text:style-name="Source_20_Text">end</text:span> paling akhir dari program utama. </text:p>
                  </text:list-item>
                </text:list>
              </text:list-item>
              <text:list-item>
                <text:p text:style-name="P230"><text:span text:style-name="Strong_20_Emphasis">Bagaimana Cara Menemukannya:</text:span> Untungnya, kesalahan jenis ini paling mudah ditemukan karena <text:span text:style-name="Strong_20_Emphasis">kompiler akan memberitahu Anda!</text:span> Di Lazarus IDE, pesan-pesan error kompilasi akan muncul dengan jelas di <text:span text:style-name="Strong_20_Emphasis">Jendela Pesan (Messages Window)</text:span> (biasanya di bagian bawah), seringkali berwarna merah. Pesan tersebut akan mencantumkan <text:span text:style-name="Strong_20_Emphasis">nomor baris</text:span> perkiraan di mana error terdeteksi dan <text:span text:style-name="Strong_20_Emphasis">deskripsi singkat</text:span> mengenai jenis kesalahannya. Editor kode Lazarus juga biasanya akan <text:span text:style-name="Strong_20_Emphasis">menyorot</text:span> baris yang bermasalah tersebut. </text:p>
              </text:list-item>
            </text:list>
            <text:p text:style-name="Text_20_body"><text:span text:style-name="Strong_20_Emphasis">2. Kesalahan Saat Jalan (Run-time Errors)</text:span></text:p>
            <text:list xml:id="list8510481557926876909" text:style-name="L231">
              <text:list-item>
                <text:p text:style-name="P497"><text:span text:style-name="Strong_20_Emphasis">Apa Itu?</text:span> Kesalahan ini terjadi <text:span text:style-name="Strong_20_Emphasis">setelah</text:span> program Anda berhasil lolos dari pemeriksaan sintaks oleh kompiler (berhasil dibuat menjadi <text:span text:style-name="Source_20_Text">.exe</text:span>), yaitu <text:span text:style-name="Strong_20_Emphasis">ketika program tersebut sedang dijalankan (running)</text:span> oleh pengguna atau oleh Anda sendiri. Tiba-tiba di tengah jalan, program berhenti secara tidak normal (<text:span text:style-name="Emphasis">crash</text:span>). </text:p>
              </text:list-item>
              <text:list-item>
                <text:p text:style-name="P497"><text:span text:style-name="Strong_20_Emphasis">Penyebabnya:</text:span> Biasanya bukan karena salah ketik sintaks, melainkan karena terjadi sebuah <text:span text:style-name="Strong_20_Emphasis">operasi atau situasi yang ilegal atau tidak bisa ditangani</text:span> oleh komputer atau logika program saat itu. </text:p>
              </text:list-item>
              <text:list-item>
                <text:p text:style-name="P497"><text:span text:style-name="Strong_20_Emphasis">Contoh Umum Penyebabnya:</text:span> </text:p>
                <text:list>
                  <text:list-item>
                    <text:p text:style-name="P497"><text:span text:style-name="Strong_20_Emphasis">Pembagian dengan Nol:</text:span> Anda mencoba melakukan perhitungan <text:span text:style-name="Source_20_Text">Hasil := SuatuAngka / 0;</text:span>. Secara matematika, pembagian dengan nol tidak terdefinisi. </text:p>
                  </text:list-item>
                  <text:list-item>
                    <text:p text:style-name="P497"><text:span text:style-name="Strong_20_Emphasis">Indeks Array di Luar Batas (</text:span><text:span text:style-name="Strong_20_Emphasis"><text:span text:style-name="Emphasis">Range Check Error</text:span></text:span><text:span text:style-name="Strong_20_Emphasis">):</text:span> Anda punya array <text:span text:style-name="Source_20_Text">Nilai: array [1..10] of Integer;</text:span> tapi Anda mencoba mengakses <text:span text:style-name="Source_20_Text">Nilai[11]</text:span> atau <text:span text:style-name="Source_20_Text">Nilai[0]</text:span>. (Ini terjadi jika fitur <text:span text:style-name="Emphasis">Range Checking</text:span> kompiler aktif, yang biasanya aktif saat development). </text:p>
                  </text:list-item>
                  <text:list-item>
                    <text:p text:style-name="P497"><text:span text:style-name="Strong_20_Emphasis">Format Input Salah:</text:span> Program Anda meminta pengguna memasukkan angka bulat (<text:span text:style-name="Source_20_Text">Readln(Umur)</text:span>), tapi pengguna malah mengetikkan huruf atau teks ("dua puluh"). Program tidak bisa mengkonversi teks itu menjadi angka. </text:p>
                  </text:list-item>
                  <text:list-item>
                    <text:p text:style-name="P497"><text:span text:style-name="Strong_20_Emphasis">Masalah Akses File:</text:span> Program mencoba membuka file untuk dibaca, tapi file tersebut ternyata tidak ada, atau mencoba menulis ke disk yang sudah penuh. </text:p>
                  </text:list-item>
                  <text:list-item>
                    <text:p text:style-name="P497"><text:span text:style-name="Strong_20_Emphasis">Masalah Memori:</text:span> (Lebih jarang untuk program sederhana kita) Program kehabisan memori yang tersedia, atau mencoba mengakses alamat memori yang tidak valid (<text:span text:style-name="Emphasis">pointer</text:span> error, ini topik lanjut). </text:p>
                  </text:list-item>
                </text:list>
              </text:list-item>
              <text:list-item>
                <text:p text:style-name="P231"><text:span text:style-name="Strong_20_Emphasis">Bagaimana Terjadi:</text:span> Program akan <text:span text:style-name="Strong_20_Emphasis">berhenti secara mendadak (</text:span><text:span text:style-name="Strong_20_Emphasis"><text:span text:style-name="Emphasis">crash</text:span></text:span><text:span text:style-name="Strong_20_Emphasis">)</text:span>. Seringkali, sistem operasi (Windows, Linux, dll.) atau <text:span text:style-name="Emphasis">runtime library</text:span> Pascal akan menampilkan <text:span text:style-name="Strong_20_Emphasis">kotak dialog pesan error</text:span> atau <text:span text:style-name="Strong_20_Emphasis">pesan error di konsol</text:span> yang menjelaskan jenis kesalahan <text:span text:style-name="Emphasis">run-time</text:span> yang terjadi, kadang disertai kode error tertentu (misal: "Runtime error 200: Division by zero", "Runtime error 201: Range check error"). </text:p>
              </text:list-item>
            </text:list>
            <text:p text:style-name="Text_20_body"><text:span text:style-name="Strong_20_Emphasis">3. Kesalahan Logika (Logic Errors)</text:span></text:p>
            <text:list xml:id="list3082107145758797508" text:style-name="L232">
              <text:list-item>
                <text:p text:style-name="P498"><text:span text:style-name="Strong_20_Emphasis">Apa Itu?</text:span> Nah, ini dia jenis error yang paling 'licik', paling tersembunyi, dan seringkali paling membuat programmer pusing tujuh keliling! Program Anda: </text:p>
                <text:list>
                  <text:list-item>
                    <text:p text:style-name="P498">Berhasil <text:span text:style-name="Strong_20_Emphasis">dikompilasi tanpa error</text:span> sama sekali. </text:p>
                  </text:list-item>
                  <text:list-item>
                    <text:p text:style-name="P498"><text:span text:style-name="Strong_20_Emphasis">Berjalan dari awal sampai akhir tanpa </text:span><text:span text:style-name="Strong_20_Emphasis"><text:span text:style-name="Emphasis">crash</text:span></text:span> (tidak ada <text:span text:style-name="Emphasis">run-time error</text:span>). </text:p>
                  </text:list-item>
                  <text:list-item>
                    <text:p text:style-name="P498"><text:span text:style-name="Strong_20_Emphasis">TAPI... hasil akhirnya SALAH</text:span> atau perilaku programnya tidak sesuai dengan apa yang Anda inginkan atau harapkan! </text:p>
                  </text:list-item>
                </text:list>
              </text:list-item>
              <text:list-item>
                <text:p text:style-name="P498"><text:span text:style-name="Strong_20_Emphasis">Penyebabnya:</text:span> Kesalahan ini murni terletak pada <text:span text:style-name="Strong_20_Emphasis">alur berpikir atau logika</text:span> Anda sebagai programmer saat merancang algoritma atau menulis kodenya. Secara tata bahasa Pascal, kode Anda mungkin 100% benar, tapi secara logika penyelesaian masalah, kode Anda keliru. </text:p>
              </text:list-item>
              <text:list-item>
                <text:p text:style-name="P498"><text:span text:style-name="Strong_20_Emphasis">Contoh Umum Penyebabnya:</text:span> </text:p>
                <text:list>
                  <text:list-item>
                    <text:p text:style-name="P498">Menggunakan rumus perhitungan yang salah (misal: menghitung keliling lingkaran tapi rumusnya <text:span text:style-name="Source_20_Text">Pi * JariJari * JariJari</text:span> (itu rumus luas!)). </text:p>
                  </text:list-item>
                  <text:list-item>
                    <text:p text:style-name="P498">Menggunakan operator perbandingan yang salah dalam <text:span text:style-name="Source_20_Text">IF</text:span> (misal: pakai <text:span text:style-name="Source_20_Text">&gt;</text:span> padahal seharusnya <text:span text:style-name="Source_20_Text">&gt;=</text:span>). </text:p>
                  </text:list-item>
                  <text:list-item>
                    <text:p text:style-name="P498">Logika percabangan <text:span text:style-name="Source_20_Text">IF...ELSE IF...</text:span> atau <text:span text:style-name="Source_20_Text">CASE</text:span> yang tidak mencakup semua kemungkinan atau urutannya salah. </text:p>
                  </text:list-item>
                  <text:list-item>
                    <text:p text:style-name="P498">Logika perulangan (<text:span text:style-name="Source_20_Text">FOR</text:span>, <text:span text:style-name="Source_20_Text">WHILE</text:span>, <text:span text:style-name="Source_20_Text">REPEAT</text:span>) yang keliru, sehingga loop berhenti terlalu cepat, terlalu lambat, atau perhitungan di dalamnya salah. </text:p>
                  </text:list-item>
                  <text:list-item>
                    <text:p text:style-name="P498">Lupa memberikan nilai awal (inisialisasi) pada variabel sebelum digunakan dalam perhitungan (bisa menghasilkan nilai 'sampah' atau nilai tak terduga). </text:p>
                  </text:list-item>
                  <text:list-item>
                    <text:p text:style-name="P498">Memakai variabel yang salah dalam perhitungan. </text:p>
                  </text:list-item>
                  <text:list-item>
                    <text:p text:style-name="P498">Algoritma atau pendekatan pemecahan masalah yang Anda pilih memang secara fundamental keliru untuk masalah tersebut. </text:p>
                  </text:list-item>
                </text:list>
              </text:list-item>
              <text:list-item>
                <text:p text:style-name="P232"><text:span text:style-name="Strong_20_Emphasis">Mengapa Paling Sulit Ditemukan?</text:span> Karena <text:span text:style-name="Strong_20_Emphasis">tidak ada pemberitahuan otomatis</text:span> dari kompiler maupun dari sistem saat program berjalan! Kompiler menganggap kode Anda benar secara sintaks. Program berjalan mulus tanpa <text:span text:style-name="Emphasis">crash</text:span>. Satu-satunya cara Anda tahu ada <text:span text:style-name="Emphasis">logic error</text:span> adalah ketika Anda <text:span text:style-name="Strong_20_Emphasis">menguji program Anda</text:span> dan melihat bahwa <text:span text:style-name="Strong_20_Emphasis">outputnya tidak sesuai</text:span> dengan yang seharusnya. Untuk memperbaikinya, Anda harus menjadi 'detektif': menganalisis output yang salah, membandingkannya dengan yang benar, lalu <text:span text:style-name="Strong_20_Emphasis">melacak alur eksekusi program</text:span> langkah demi langkah (di sinilah teknik <text:span text:style-name="Emphasis">debugging</text:span> sangat berperan) untuk menemukan di mana letak kesalahan dalam logika berpikir Anda. </text:p>
              </text:list-item>
            </text:list>
            <text:p text:style-name="Text_20_body"><text:span text:style-name="Strong_20_Emphasis">Kesimpulan:</text:span></text:p>
            <text:p text:style-name="Text_20_body">Mengenali ketiga jenis error ini sangat membantu. <text:span text:style-name="Strong_20_Emphasis">Compile-time error</text:span> adalah masalah 'tata bahasa' yang dicegat kompiler. <text:span text:style-name="Strong_20_Emphasis">Run-time error</text:span> adalah 'kecelakaan' saat program jalan karena situasi ilegal. <text:span text:style-name="Strong_20_Emphasis">Logic error</text:span> adalah kesalahan 'alur pikir' yang membuat program berjalan lancar tapi hasilnya salah. Mengetahui jenis error akan mengarahkan kita pada cara perbaikan yang tepat.</text:p>
            <text:p text:style-name="Horizontal_20_Line"/>
            <text:p text:style-name="Text_20_body">Oke, sekarang kita tahu ada berbagai jenis 'penyakit' program. Khusus untuk <text:span text:style-name="Emphasis">Compile-time error</text:span>, langkah pertama memperbaikinya adalah dengan memahami 'keluhan' atau pesan yang diberikan oleh kompiler. Mari kita pelajari cara membacanya!</text:p>
            <text:p text:style-name="Text_20_body">Saya menunggu perintah "YAX" untuk lanjut ke <text:span text:style-name="Emphasis">prompt</text:span> Sub-bab 12.3 ("Membaca dan Memahami Pesan Error Kompilator").</text:p>
          </text:section>
          <text:section text:style-name="Sect1" text:name="feedback-form-102">
            <text:p text:style-name="P285"/>
          </text:section>
        </text:section>
        <text:section text:style-name="Sect1" text:name="e1c6061a1d7e8094">
          <text:p text:style-name="Text_20_body"/>
          <text:section text:style-name="Sect1" text:name="user-query-content-103">
            <text:p text:style-name="P541">yax </text:p>
          </text:section>
          <text:p text:style-name="P285">Tampilkan alur berpikir</text:p>
          <text:section text:style-name="Sect2" text:name="model-response-message-contentr_e1c6061a1d7e8094">
            <text:p text:style-name="Text_20_body">Oke, mari kita lanjutkan 'kursus detektif kode' kita!</text:p>
            <text:p text:style-name="Text_20_body"><text:span text:style-name="Emphasis">(Waktu saat ini: Minggu, 13 April 2025 pukul 3:46:51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2.3: Membaca dan Memahami Pesan Error Kompilator</text:span></text:p>
            <text:p text:style-name="Text_20_body"><text:span text:style-name="Emphasis">(Prompt: "Buatkan pembahasan mendalam dan panduan praktis untuk sub-bab 'Membaca dan Memahami Pesan Error Kompilator'. Fokus pada compile-time errors... Jelaskan fungsi jendela 'Messages'... Membedah struktur pesan error... Tips menerjemahkan pesan error umum... Pentingnya fokus pada error pertama...")</text:span></text:p>
            <text:p text:style-name="Horizontal_20_Line"/>
            <text:p text:style-name="Text_20_body">Saat program kita gagal dikompilasi karena adanya <text:span text:style-name="Strong_20_Emphasis">Kesalahan Kompilasi (Compile-time Error / Syntax Error)</text:span>, jangan langsung berkecil hati! Anggap saja kompiler (FPC) sedang mencoba membantu kita dengan memberikan petunjuk. Petunjuk ini muncul dalam bentuk <text:span text:style-name="Strong_20_Emphasis">pesan error</text:span>. Tugas kita adalah belajar membaca dan memahami pesan tersebut agar tahu di mana letak masalahnya dan bagaimana cara memperbaikinya.</text:p>
            <text:p text:style-name="Text_20_body"><text:span text:style-name="Strong_20_Emphasis">Jendela 'Messages': Tempat Kompiler 'Berbicara'</text:span></text:p>
            <text:p text:style-name="Text_20_body">Di Lazarus IDE, tempat utama untuk melihat laporan hasil kompilasi adalah <text:span text:style-name="Strong_20_Emphasis">Jendela Pesan (Messages Window)</text:span>, yang biasanya terletak di bagian bawah layar IDE. Setiap kali Anda mencoba mengompilasi (misalnya dengan menekan <text:span text:style-name="Source_20_Text">Ctrl+F9</text:span> atau saat menekan <text:span text:style-name="Source_20_Text">F9</text:span> untuk Run), perhatikan baik-baik jendela ini.</text:p>
            <text:list xml:id="list1950745601872772060" text:style-name="L233">
              <text:list-item>
                <text:p text:style-name="P499">Jika kompilasi <text:span text:style-name="Strong_20_Emphasis">sukses</text:span>, Anda akan melihat pesan positif (seringkali berwarna hijau atau biru) seperti <text:span text:style-name="Source_20_Text">Compile project, Target: ... : Success</text:span>. </text:p>
              </text:list-item>
              <text:list-item>
                <text:p text:style-name="P233">Jika ada <text:span text:style-name="Strong_20_Emphasis">masalah</text:span>, jendela ini akan menampilkan daftar <text:span text:style-name="Strong_20_Emphasis">Peringatan (Warning)</text:span> atau <text:span text:style-name="Strong_20_Emphasis">Kesalahan (Error/Fatal)</text:span>. Error inilah yang menghentikan kompilasi. </text:p>
              </text:list-item>
            </text:list>
            <text:p text:style-name="Text_20_body"><text:span text:style-name="Strong_20_Emphasis">Membedah Struktur Pesan Error FPC</text:span></text:p>
            <text:p text:style-name="Text_20_body">Sebuah pesan error yang ditampilkan FPC di jendela Messages biasanya terdiri dari beberapa bagian penting:</text:p>
            <text:p text:style-name="P602"><text:span text:style-name="Source_20_Text">NamaFile.pas(NomorBaris, NomorKolom) JenisPesan: Deskripsi Kesalahan</text:span></text:p>
            <text:list xml:id="list3861253496315452422" text:style-name="L234">
              <text:list-item>
                <text:p text:style-name="P500"><text:span text:style-name="Strong_20_Emphasis"><text:span text:style-name="Source_20_Text">NamaFile.pas</text:span></text:span>: Menunjukkan nama file kode sumber (<text:span text:style-name="Source_20_Text">.pas</text:span>) di mana error ditemukan. Ini penting jika proyek Anda nanti terdiri dari banyak file. </text:p>
              </text:list-item>
              <text:list-item>
                <text:p text:style-name="P500"><text:span text:style-name="Strong_20_Emphasis"><text:span text:style-name="Source_20_Text">(NomorBaris, NomorKolom)</text:span></text:span>: Ini <text:span text:style-name="Strong_20_Emphasis">informasi lokasi yang krusial!</text:span> </text:p>
                <text:list>
                  <text:list-item>
                    <text:p text:style-name="P500"><text:span text:style-name="Source_20_Text">NomorBaris</text:span>: Memberitahu Anda di <text:span text:style-name="Strong_20_Emphasis">baris ke berapa</text:span> dalam file tersebut kompiler mendeteksi masalah. </text:p>
                  </text:list-item>
                  <text:list-item>
                    <text:p text:style-name="P500"><text:span text:style-name="Source_20_Text">NomorKolom</text:span> (kadang ada): Memberi petunjuk posisi horizontal karakter pada baris tersebut. </text:p>
                  </text:list-item>
                  <text:list-item>
                    <text:p text:style-name="P500"><text:span text:style-name="Strong_20_Emphasis">Tips:</text:span> Anda bisa <text:span text:style-name="Strong_20_Emphasis">klik dua kali</text:span> pada baris pesan error ini di Jendela Pesan, dan kursor di Editor Kode akan otomatis melompat ke lokasi yang ditunjuk! Sangat membantu! </text:p>
                  </text:list-item>
                </text:list>
              </text:list-item>
              <text:list-item>
                <text:p text:style-name="P500"><text:span text:style-name="Strong_20_Emphasis"><text:span text:style-name="Source_20_Text">JenisPesan</text:span></text:span>: Menunjukkan tingkat keparahan: </text:p>
                <text:list>
                  <text:list-item>
                    <text:p text:style-name="P500"><text:span text:style-name="Source_20_Text">Hint:</text:span>, <text:span text:style-name="Source_20_Text">Note:</text:span>: Informasi atau saran minor. </text:p>
                  </text:list-item>
                  <text:list-item>
                    <text:p text:style-name="P500"><text:span text:style-name="Source_20_Text">Warning:</text:span>: Peringatan, program mungkin masih bisa dikompilasi, tapi ada potensi masalah atau praktik yang kurang baik. Sebaiknya diperhatikan. </text:p>
                  </text:list-item>
                  <text:list-item>
                    <text:p text:style-name="P500"><text:span text:style-name="Source_20_Text">Error:</text:span>: Kesalahan sintaks yang membuat kompilasi gagal. Harus diperbaiki. </text:p>
                  </text:list-item>
                  <text:list-item>
                    <text:p text:style-name="P500"><text:span text:style-name="Source_20_Text">Fatal:</text:span>: Kesalahan serius yang menghentikan proses kompilasi sepenuhnya. Harus diperbaiki. </text:p>
                  </text:list-item>
                </text:list>
              </text:list-item>
              <text:list-item>
                <text:p text:style-name="P234"><text:span text:style-name="Strong_20_Emphasis"><text:span text:style-name="Source_20_Text">Deskripsi Kesalahan</text:span></text:span>: Ini adalah penjelasan (dalam bahasa Inggris) dari kompiler tentang apa yang menurutnya salah pada kode Anda di lokasi tersebut. Inilah bagian yang perlu kita 'terjemahkan'. </text:p>
              </text:list-item>
            </text:list>
            <text:p text:style-name="Text_20_body"><text:span text:style-name="Strong_20_Emphasis">Tips 'Menerjemahkan' Pesan Error Umum untuk Pemula:</text:span></text:p>
            <text:p text:style-name="Text_20_body">Pesan error FPC mungkin awalnya terdengar asing, tapi dengan sedikit latihan, Anda bisa mengenali artinya. Berikut beberapa 'terjemahan' bebas untuk pesan error yang sering muncul:</text:p>
            <text:list xml:id="list8453654317471804092" text:style-name="L235">
              <text:list-item>
                <text:p text:style-name="P501"><text:span text:style-name="Strong_20_Emphasis"><text:span text:style-name="Source_20_Text">Error: Identifier not found "NamaYgSalah"</text:span></text:span> </text:p>
                <text:list>
                  <text:list-item>
                    <text:p text:style-name="P501"><text:span text:style-name="Emphasis">Artinya:</text:span> "Hei, aku tidak kenal nama <text:span text:style-name="Source_20_Text">NamaYgSalah</text:span> ini! Kamu yakin sudah deklarasikan di bagian <text:span text:style-name="Source_20_Text">var</text:span>? Atau jangan-jangan kamu salah ketik?" </text:p>
                  </text:list-item>
                  <text:list-item>
                    <text:p text:style-name="P501"><text:span text:style-name="Emphasis">Cek:</text:span> Deklarasi <text:span text:style-name="Source_20_Text">var</text:span>, ejaan nama variabel/prosedur/fungsi. </text:p>
                  </text:list-item>
                </text:list>
              </text:list-item>
              <text:list-item>
                <text:p text:style-name="P501"><text:span text:style-name="Strong_20_Emphasis"><text:span text:style-name="Source_20_Text">Error: Syntax error, ";" expected but "KataSelanjutnya" found</text:span></text:span> </text:p>
                <text:list>
                  <text:list-item>
                    <text:p text:style-name="P501"><text:span text:style-name="Emphasis">Artinya:</text:span> "Di posisi ini (atau lebih mungkin di akhir baris <text:span text:style-name="Emphasis">sebelum</text:span> ini), seharusnya ada tanda titik koma (<text:span text:style-name="Source_20_Text">;</text:span>) sebagai pemisah, tapi kok malah langsung ketemu <text:span text:style-name="Source_20_Text">KataSelanjutnya</text:span>?" </text:p>
                  </text:list-item>
                  <text:list-item>
                    <text:p text:style-name="P501"><text:span text:style-name="Emphasis">Cek:</text:span> Baris sebelumnya, apakah lupa diakhiri <text:span text:style-name="Source_20_Text">;</text:span>? </text:p>
                  </text:list-item>
                </text:list>
              </text:list-item>
              <text:list-item>
                <text:p text:style-name="P501"><text:span text:style-name="Strong_20_Emphasis"><text:span text:style-name="Source_20_Text">Fatal: Syntax error, "." expected but ";" found</text:span></text:span> </text:p>
                <text:list>
                  <text:list-item>
                    <text:p text:style-name="P501"><text:span text:style-name="Emphasis">Artinya:</text:span> "Ini sudah akhir program, seharusnya ditutup pakai titik (<text:span text:style-name="Source_20_Text">.</text:span>), kenapa malah pakai titik koma (<text:span text:style-name="Source_20_Text">;</text:span>)?" </text:p>
                  </text:list-item>
                  <text:list-item>
                    <text:p text:style-name="P501"><text:span text:style-name="Emphasis">Cek:</text:span> Pastikan <text:span text:style-name="Source_20_Text">end</text:span> paling akhir program menggunakan <text:span text:style-name="Source_20_Text">.</text:span> bukan <text:span text:style-name="Source_20_Text">;</text:span>. </text:p>
                  </text:list-item>
                </text:list>
              </text:list-item>
              <text:list-item>
                <text:p text:style-name="P501"><text:span text:style-name="Strong_20_Emphasis"><text:span text:style-name="Source_20_Text">Error: Incompatible types: got "TipeA" expected "TipeB"</text:span></text:span> </text:p>
                <text:list>
                  <text:list-item>
                    <text:p text:style-name="P501"><text:span text:style-name="Emphasis">Artinya:</text:span> "Waduh, kamu mencoba memasukkan data bertipe <text:span text:style-name="Source_20_Text">TipeA</text:span> (misalnya <text:span text:style-name="Source_20_Text">String</text:span>) ke dalam variabel yang seharusnya diisi <text:span text:style-name="Source_20_Text">TipeB</text:span> (misalnya <text:span text:style-name="Source_20_Text">Integer</text:span>). Tidak cocok tipenya!" </text:p>
                  </text:list-item>
                  <text:list-item>
                    <text:p text:style-name="P501"><text:span text:style-name="Emphasis">Cek:</text:span> Operasi assignment (<text:span text:style-name="Source_20_Text">:=</text:span>), pastikan tipe data di kiri dan kanan kompatibel. </text:p>
                  </text:list-item>
                </text:list>
              </text:list-item>
              <text:list-item>
                <text:p text:style-name="P501"><text:span text:style-name="Strong_20_Emphasis"><text:span text:style-name="Source_20_Text">(Warning/Note/Hint): Variable "X" might not have been initialized</text:span></text:span> </text:p>
                <text:list>
                  <text:list-item>
                    <text:p text:style-name="P501"><text:span text:style-name="Emphasis">Artinya:</text:span> "Sekadar info nih, sepertinya kamu pakai variabel <text:span text:style-name="Source_20_Text">X</text:span> ini sebelum kamu isi nilai awal. Kalau <text:span text:style-name="Source_20_Text">X</text:span> belum ada isinya, hasil perhitungan pakai <text:span text:style-name="Source_20_Text">X</text:span> nanti bisa jadi aneh lho." </text:p>
                  </text:list-item>
                  <text:list-item>
                    <text:p text:style-name="P501"><text:span text:style-name="Emphasis">Cek:</text:span> Pastikan variabel (terutama yang untuk perhitungan) sudah diberi nilai awal (misal <text:span text:style-name="Source_20_Text">Jumlah := 0;</text:span>) sebelum digunakan. </text:p>
                  </text:list-item>
                </text:list>
              </text:list-item>
              <text:list-item>
                <text:p text:style-name="P501"><text:span text:style-name="Strong_20_Emphasis"><text:span text:style-name="Source_20_Text">Error: Duplicate identifier "NamaSudahAda"</text:span></text:span> </text:p>
                <text:list>
                  <text:list-item>
                    <text:p text:style-name="P501"><text:span text:style-name="Emphasis">Artinya:</text:span> "Nama <text:span text:style-name="Source_20_Text">NamaSudahAda</text:span> ini sudah kamu pakai sebelumnya di bagian deklarasi yang sama (scope yang sama). Tidak boleh ada dua nama yang sama persis untuk variabel/prosedur/fungsi/dll. dalam satu scope." </text:p>
                  </text:list-item>
                  <text:list-item>
                    <text:p text:style-name="P235"><text:span text:style-name="Emphasis">Cek:</text:span> Ganti salah satu nama agar unik. </text:p>
                  </text:list-item>
                </text:list>
              </text:list-item>
            </text:list>
            <text:p text:style-name="Text_20_body"><text:span text:style-name="Strong_20_Emphasis">Strategi Emas: Fokus pada Error PERTAMA!</text:span></text:p>
            <text:p text:style-name="Text_20_body">Seringkali, saat kompilasi gagal, Anda akan melihat <text:span text:style-name="Strong_20_Emphasis">banyak sekali</text:span> pesan error muncul di Jendela Pesan. Jangan langsung kewalahan! Ada triknya:</text:p>
            <text:list xml:id="list3316268888723559794" text:style-name="L236">
              <text:list-item>
                <text:p text:style-name="P502"><text:span text:style-name="Strong_20_Emphasis">Kesalahan Beruntun (</text:span><text:span text:style-name="Strong_20_Emphasis"><text:span text:style-name="Emphasis">Cascade Errors</text:span></text:span><text:span text:style-name="Strong_20_Emphasis">):</text:span> Satu kesalahan kecil di awal kode (misalnya lupa titik koma atau salah deklarasi tipe) bisa membuat kompiler 'bingung'. Akibatnya, ia mungkin akan melaporkan banyak error lain di baris-baris berikutnya, padahal baris-baris itu sebenarnya sudah benar jika error pertama diperbaiki. </text:p>
              </text:list-item>
              <text:list-item>
                <text:p text:style-name="P502"><text:span text:style-name="Strong_20_Emphasis">Solusinya:</text:span> Ketika mendapat banyak error, <text:span text:style-name="Strong_20_Emphasis">selalu fokuskan perhatian Anda untuk memperbaiki error yang muncul paling PERTAMA (paling atas)</text:span> dalam daftar di Jendela Pesan. <text:span text:style-name="Strong_20_Emphasis">Abaikan dulu semua error di bawahnya.</text:span> </text:p>
              </text:list-item>
              <text:list-item>
                <text:p text:style-name="P502"><text:span text:style-name="Strong_20_Emphasis">Prosesnya:</text:span> </text:p>
                <text:list>
                  <text:list-item>
                    <text:p text:style-name="P502">Identifikasi error pertama di Jendela Pesan. </text:p>
                  </text:list-item>
                  <text:list-item>
                    <text:p text:style-name="P502">Klik dua kali pesan itu untuk melompat ke barisnya di Editor Kode. </text:p>
                  </text:list-item>
                  <text:list-item>
                    <text:p text:style-name="P502">Coba pahami dan perbaiki kesalahan tersebut. </text:p>
                  </text:list-item>
                  <text:list-item>
                    <text:p text:style-name="P502"><text:span text:style-name="Strong_20_Emphasis"><text:span text:style-name="Source_20_Text">Save All</text:span></text:span> (File -&gt; Save All) kode Anda. </text:p>
                  </text:list-item>
                  <text:list-item>
                    <text:p text:style-name="P502"><text:span text:style-name="Strong_20_Emphasis">Compile ulang</text:span> (<text:span text:style-name="Source_20_Text">Ctrl+F9</text:span>) atau <text:span text:style-name="Strong_20_Emphasis">Run ulang</text:span> (<text:span text:style-name="Source_20_Text">F9</text:span>). </text:p>
                  </text:list-item>
                  <text:list-item>
                    <text:p text:style-name="P502">Lihat lagi Jendela Pesan. Sangat sering terjadi, dengan memperbaiki satu error pertama tadi, banyak (atau bahkan semua) error lain di bawahnya akan <text:span text:style-name="Strong_20_Emphasis">hilang secara ajaib</text:span>! </text:p>
                  </text:list-item>
                  <text:list-item>
                    <text:p text:style-name="P236">Jika masih ada error, ulangi lagi dari langkah 1 (fokus pada error pertama yang tersisa). Lakukan ini terus menerus sampai Anda melihat pesan <text:span text:style-name="Emphasis">"Success"</text:span>. </text:p>
                  </text:list-item>
                </text:list>
              </text:list-item>
            </text:list>
            <text:p text:style-name="Text_20_body"><text:span text:style-name="Strong_20_Emphasis">Kesimpulan:</text:span></text:p>
            <text:p text:style-name="Text_20_body">Jendela Pesan di Lazarus adalah alat komunikasi utama dari kompiler FPC. Jangan takut pada pesan error; pelajarilah strukturnya (lokasi dan deskripsi), coba 'terjemahkan' artinya, dan yang terpenting, terapkan strategi <text:span text:style-name="Strong_20_Emphasis">fokus pada perbaikan error pertama</text:span> lalu kompilasi ulang. Dengan latihan, Anda akan semakin cepat mengenali dan mengatasi kesalahan sintaks ini!</text:p>
            <text:p text:style-name="Horizontal_20_Line"/>
            <text:p text:style-name="Text_20_body">Memahami pesan error kompiler adalah langkah awal yang hebat. Tapi bagaimana jika program sudah lolos kompilasi, tapi hasilnya salah (<text:span text:style-name="Emphasis">logic error</text:span>) atau <text:span text:style-name="Emphasis">crash</text:span> di tengah jalan (<text:span text:style-name="Emphasis">run-time error</text:span>)? Kita perlu teknik 'investigasi' lebih lanjut! Mari kita mulai dengan teknik manual yang paling dasar.</text:p>
            <text:p text:style-name="Text_20_body">Saya menunggu perintah "YAX" untuk lanjut ke <text:span text:style-name="Emphasis">prompt</text:span> Sub-bab 12.4 ("Teknik Debugging Manual Sederhana ('Writeln Debugging')").</text:p>
          </text:section>
          <text:section text:style-name="Sect1" text:name="feedback-form-103">
            <text:p text:style-name="P285"/>
          </text:section>
        </text:section>
        <text:section text:style-name="Sect1" text:name="491c08029d5b184e">
          <text:p text:style-name="Text_20_body"/>
          <text:section text:style-name="Sect1" text:name="user-query-content-104">
            <text:p text:style-name="P541">yax </text:p>
          </text:section>
          <text:p text:style-name="P285">Tampilkan alur berpikir</text:p>
          <text:section text:style-name="Sect2" text:name="model-response-message-contentr_491c08029d5b184e">
            <text:p text:style-name="Text_20_body">Siap, kita lanjutkan pembahasan tentang cara menjadi 'detektif' untuk kode kita!</text:p>
            <text:p text:style-name="Text_20_body"><text:span text:style-name="Emphasis">(Waktu saat ini: Minggu, 13 April 2025 pukul 3:44:49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2.4: Teknik Debugging Manual Sederhana ("Writeln Debugging")</text:span></text:p>
            <text:p text:style-name="Text_20_body"><text:span text:style-name="Emphasis">(Prompt: "Buatkan pembahasan mendalam untuk sub-bab 'Teknik Debugging Manual Sederhana ("Writeln Debugging")'. Jelaskan ini sebagai teknik dasar namun efektif... Terangkan caranya: menyisipkan sementara perintah Writeln... Tunjukkan cara menggunakan Writeln untuk: Melacak alur eksekusi, Memeriksa nilai variabel, Memverifikasi kondisi IF atau loop... Jelaskan kelebihan dan kekurangan...")</text:span></text:p>
            <text:p text:style-name="Horizontal_20_Line"/>
            <text:p text:style-name="Text_20_body">Oke, program kita berhasil dikompilasi tanpa error sintaks, tapi saat dijalankan hasilnya salah (<text:span text:style-name="Emphasis">logic error</text:span>) atau malah berhenti di tengah jalan (<text:span text:style-name="Emphasis">run-time error</text:span>) di tempat yang tidak kita duga. Bagaimana cara kita mencari tahu apa yang sebenarnya terjadi di dalam program?</text:p>
            <text:p text:style-name="Text_20_body">Salah satu teknik paling dasar, paling 'manual', namun seringkali sangat efektif (bahkan programmer berpengalaman pun masih sering menggunakannya!) adalah apa yang dikenal sebagai <text:span text:style-name="Strong_20_Emphasis">"Writeln Debugging"</text:span> atau kadang disebut <text:span text:style-name="Emphasis">"Print Debugging"</text:span>.</text:p>
            <text:p text:style-name="Text_20_body"><text:span text:style-name="Strong_20_Emphasis">Konsep Dasar: Meninggalkan Jejak</text:span></text:p>
            <text:p text:style-name="Text_20_body">Idenya sangat sederhana: kita akan <text:span text:style-name="Strong_20_Emphasis">menyisipkan sementara</text:span> beberapa perintah <text:span text:style-name="Source_20_Text">Writeln</text:span> tambahan di titik-titik strategis dalam kode program kita. Tujuan <text:span text:style-name="Source_20_Text">Writeln</text:span> tambahan ini bukan untuk menampilkan output akhir ke pengguna, melainkan untuk <text:span text:style-name="Strong_20_Emphasis">mencetak informasi internal</text:span> ke layar konsol yang bisa membantu <text:span text:style-name="Emphasis">kita</text:span> sebagai programmer memahami apa yang sedang terjadi saat program berjalan.</text:p>
            <text:p text:style-name="Text_20_body"><text:span text:style-name="Strong_20_Emphasis">Analogi:</text:span> Bayangkan Anda tersesat di hutan. Anda bisa meninggalkan jejak kaki atau remah roti di sepanjang jalan yang Anda lalui. Nanti, Anda bisa melihat kembali jejak tersebut untuk mengetahui jalur mana yang sudah Anda lewati dan mungkin di mana Anda mulai salah arah. <text:span text:style-name="Source_20_Text">Writeln</text:span> Debugging bekerja seperti itu, ia meninggalkan 'jejak' berupa teks di layar konsol.</text:p>
            <text:p text:style-name="Text_20_body"><text:span text:style-name="Strong_20_Emphasis">Cara Menggunakan </text:span><text:span text:style-name="Strong_20_Emphasis"><text:span text:style-name="Source_20_Text">Writeln</text:span></text:span><text:span text:style-name="Strong_20_Emphasis"> untuk Debugging:</text:span></text:p>
            <text:p text:style-name="Text_20_body">Berikut beberapa cara umum menggunakan <text:span text:style-name="Source_20_Text">Writeln</text:span> sebagai alat bantu debug:</text:p>
            <text:list xml:id="list6555393156692204766" text:style-name="L237">
              <text:list-item>
                <text:p text:style-name="P237"><text:span text:style-name="Strong_20_Emphasis">Melacak Alur Eksekusi Program:</text:span></text:p>
                <text:list>
                  <text:list-item>
                    <text:p text:style-name="P503"><text:span text:style-name="Strong_20_Emphasis">Tujuan:</text:span> Untuk mengetahui bagian kode mana saja yang sebenarnya dijalankan oleh program dan dalam urutan seperti apa. Ini sangat berguna jika Anda punya banyak prosedur, fungsi, atau percabangan <text:span text:style-name="Source_20_Text">IF</text:span>/<text:span text:style-name="Source_20_Text">CASE</text:span> yang rumit. </text:p>
                  </text:list-item>
                  <text:list-item>
                    <text:p text:style-name="P503"><text:span text:style-name="Strong_20_Emphasis">Caranya:</text:span> Letakkan <text:span text:style-name="Source_20_Text">Writeln</text:span> dengan pesan penanda sederhana di awal atau akhir blok kode yang ingin Anda pantau. </text:p>
                  </text:list-item>
                  <text:list-item>
                    <text:p text:style-name="P503"><text:span text:style-name="Strong_20_Emphasis">Contoh:</text:span> </text:p>
                    <text:p text:style-name="P237">Delphi</text:p>
                    <text:p text:style-name="P599"><text:span text:style-name="Source_20_Text">procedure ProsesDataPelanggan(ID: Integer);</text:span></text:p>
                    <text:p text:style-name="P599"><text:span text:style-name="Source_20_Text">begin</text:span></text:p>
                    <text:p text:style-name="P599"><text:span text:style-name="Source_20_Text"><text:s text:c="2"/>Writeln('DEBUG: Memasuki prosedur ProsesDataPelanggan, ID=', ID); // Tanda masuk</text:span></text:p>
                    <text:p text:style-name="P599"><text:span text:style-name="Source_20_Text"><text:s text:c="2"/>// ... kode proses data ...</text:span></text:p>
                    <text:p text:style-name="P599"><text:span text:style-name="Source_20_Text"><text:s text:c="2"/>Writeln('DEBUG: Selesai prosedur ProsesDataPelanggan.'); // Tanda keluar</text:span></text:p>
                    <text:p text:style-name="P599"><text:span text:style-name="Source_20_Text">end;</text:span></text:p>
                    <text:p text:style-name="P599"/>
                    <text:p text:style-name="P599"><text:span text:style-name="Source_20_Text">// Contoh dalam IF</text:span></text:p>
                    <text:p text:style-name="P599"><text:span text:style-name="Source_20_Text">IF Saldo &gt; 0 THEN</text:span></text:p>
                    <text:p text:style-name="P599"><text:span text:style-name="Source_20_Text">begin</text:span></text:p>
                    <text:p text:style-name="P599"><text:span text:style-name="Source_20_Text"><text:s text:c="3"/>Writeln('DEBUG: Kondisi Saldo &gt; 0 terpenuhi (masuk cabang THEN).');</text:span></text:p>
                    <text:p text:style-name="P599"><text:span text:style-name="Source_20_Text"><text:s text:c="3"/>// ... aksi jika saldo cukup ...</text:span></text:p>
                    <text:p text:style-name="P599"><text:span text:style-name="Source_20_Text">end</text:span></text:p>
                    <text:p text:style-name="P599"><text:span text:style-name="Source_20_Text">ELSE</text:span></text:p>
                    <text:p text:style-name="P599"><text:span text:style-name="Source_20_Text">begin</text:span></text:p>
                    <text:p text:style-name="P599"><text:span text:style-name="Source_20_Text"><text:s text:c="3"/>Writeln('DEBUG: Kondisi Saldo &gt; 0 TIDAK terpenuhi (masuk cabang ELSE).');</text:span></text:p>
                    <text:p text:style-name="P599"><text:span text:style-name="Source_20_Text"><text:s text:c="3"/>// ... aksi jika saldo tidak cukup ...</text:span></text:p>
                    <text:p text:style-name="P663"><text:span text:style-name="Source_20_Text">end;</text:span></text:p>
                    <text:p text:style-name="P503">Dengan melihat urutan pesan "DEBUG: ..." yang muncul di konsol, Anda bisa memastikan apakah prosedur Anda dipanggil atau cabang <text:span text:style-name="Source_20_Text">IF</text:span> mana yang dieksekusi. </text:p>
                  </text:list-item>
                </text:list>
              </text:list-item>
              <text:list-item>
                <text:p text:style-name="P237"><text:span text:style-name="Strong_20_Emphasis">Memeriksa Nilai Variabel pada Titik Tertentu:</text:span></text:p>
                <text:list>
                  <text:list-item>
                    <text:p text:style-name="P503"><text:span text:style-name="Strong_20_Emphasis">Tujuan:</text:span> Ini penggunaan yang paling sering! Untuk melihat isi atau nilai dari sebuah variabel pada saat-saat kritis dalam program, misalnya sebelum dan sesudah sebuah perhitungan penting atau sebelum masuk ke sebuah kondisi. Ini sangat membantu menemukan kesalahan dalam rumus atau logika perhitungan. </text:p>
                  </text:list-item>
                  <text:list-item>
                    <text:p text:style-name="P503"><text:span text:style-name="Strong_20_Emphasis">Caranya:</text:span> Gunakan <text:span text:style-name="Source_20_Text">Writeln</text:span> untuk mencetak nama variabel dan nilainya. </text:p>
                  </text:list-item>
                  <text:list-item>
                    <text:p text:style-name="P503"><text:span text:style-name="Strong_20_Emphasis">Contoh:</text:span> </text:p>
                    <text:p text:style-name="P237">Delphi</text:p>
                    <text:p text:style-name="P599"><text:span text:style-name="Source_20_Text">var</text:span></text:p>
                    <text:p text:style-name="P599"><text:span text:style-name="Source_20_Text"><text:s text:c="2"/>JumlahAwal: Integer = 10;</text:span></text:p>
                    <text:p text:style-name="P599"><text:span text:style-name="Source_20_Text"><text:s text:c="2"/>Pengurang: Integer = 3;</text:span></text:p>
                    <text:p text:style-name="P599"><text:span text:style-name="Source_20_Text"><text:s text:c="2"/>JumlahAkhir: Integer;</text:span></text:p>
                    <text:p text:style-name="P599"><text:span text:style-name="Source_20_Text">begin</text:span></text:p>
                    <text:p text:style-name="P599"><text:span text:style-name="Source_20_Text"><text:s text:c="2"/>Writeln('DEBUG: Nilai JumlahAwal sebelum pengurangan = ', JumlahAwal);</text:span></text:p>
                    <text:p text:style-name="P599"><text:span text:style-name="Source_20_Text"><text:s text:c="2"/>Writeln('DEBUG: Nilai Pengurang = ', Pengurang);</text:span></text:p>
                    <text:p text:style-name="P599"/>
                    <text:p text:style-name="P599"><text:span text:style-name="Source_20_Text"><text:s text:c="2"/>JumlahAkhir := JumlahAwal - Pengurang; // Operasi yang mungkin salah</text:span></text:p>
                    <text:p text:style-name="P599"/>
                    <text:p text:style-name="P599"><text:span text:style-name="Source_20_Text"><text:s text:c="2"/>Writeln('DEBUG: Nilai JumlahAkhir setelah pengurangan = ', JumlahAkhir); // Cek hasilnya</text:span></text:p>
                    <text:p text:style-name="P663"><text:span text:style-name="Source_20_Text">end;</text:span></text:p>
                    <text:p text:style-name="P503">Jika output <text:span text:style-name="Source_20_Text">JumlahAkhir</text:span> tidak sesuai harapan (misalnya bukan 7), Anda tahu ada masalah di baris perhitungan atau nilai awalnya. </text:p>
                  </text:list-item>
                </text:list>
              </text:list-item>
              <text:list-item>
                <text:p text:style-name="P237"><text:span text:style-name="Strong_20_Emphasis">Memverifikasi Kondisi </text:span><text:span text:style-name="Strong_20_Emphasis"><text:span text:style-name="Source_20_Text">IF</text:span></text:span><text:span text:style-name="Strong_20_Emphasis"> atau Loop:</text:span></text:p>
                <text:list>
                  <text:list-item>
                    <text:p text:style-name="P503"><text:span text:style-name="Strong_20_Emphasis">Tujuan:</text:span> Kadang kita bingung, mengapa loop <text:span text:style-name="Source_20_Text">WHILE</text:span> ini tidak berhenti? Atau mengapa program masuk ke cabang <text:span text:style-name="Source_20_Text">ELSE</text:span> padahal seharusnya <text:span text:style-name="Source_20_Text">THEN</text:span>? </text:p>
                  </text:list-item>
                  <text:list-item>
                    <text:p text:style-name="P503"><text:span text:style-name="Strong_20_Emphasis">Caranya:</text:span> Cetak nilai dari <text:span text:style-name="Strong_20_Emphasis">semua variabel</text:span> yang terlibat dalam ekspresi kondisi tersebut <text:span text:style-name="Strong_20_Emphasis">tepat sebelum</text:span> baris <text:span text:style-name="Source_20_Text">IF</text:span> atau <text:span text:style-name="Source_20_Text">WHILE</text:span>/<text:span text:style-name="Source_20_Text">UNTIL</text:span> dievaluasi. Ini akan membantu Anda melihat nilai aktual yang sedang dibandingkan atau dicek oleh program. </text:p>
                  </text:list-item>
                  <text:list-item>
                    <text:p text:style-name="P503"><text:span text:style-name="Strong_20_Emphasis">Contoh:</text:span> </text:p>
                    <text:p text:style-name="P237">Delphi</text:p>
                    <text:p text:style-name="P599"><text:span text:style-name="Source_20_Text">var</text:span></text:p>
                    <text:p text:style-name="P599"><text:span text:style-name="Source_20_Text"><text:s text:c="2"/>Counter: Integer = 0;</text:span></text:p>
                    <text:p text:style-name="P599"><text:span text:style-name="Source_20_Text"><text:s text:c="2"/>BatasLoop: Integer = 5;</text:span></text:p>
                    <text:p text:style-name="P599"><text:span text:style-name="Source_20_Text"><text:s text:c="2"/>Stop: Boolean = False;</text:span></text:p>
                    <text:p text:style-name="P599"><text:span text:style-name="Source_20_Text">begin</text:span></text:p>
                    <text:p text:style-name="P599"><text:span text:style-name="Source_20_Text"><text:s text:c="2"/>WHILE (Counter &lt; BatasLoop) AND (NOT Stop) DO</text:span></text:p>
                    <text:p text:style-name="P599"><text:span text:style-name="Source_20_Text"><text:s text:c="2"/>begin</text:span></text:p>
                    <text:p text:style-name="P599"><text:span text:style-name="Source_20_Text"><text:s text:c="4"/>// Cetak kondisi SEBELUM eksekusi badan loop berikutnya</text:span></text:p>
                    <text:p text:style-name="P599"><text:span text:style-name="Source_20_Text"><text:s text:c="4"/>Writeln('DEBUG: Cek WHILE -&gt; Counter=', Counter, ', BatasLoop=', BatasLoop, ', Stop=', Stop);</text:span></text:p>
                    <text:p text:style-name="P599"/>
                    <text:p text:style-name="P599"><text:span text:style-name="Source_20_Text"><text:s text:c="4"/>Writeln(' <text:s text:c="2"/>Melakukan iterasi ke-', Counter + 1);</text:span></text:p>
                    <text:p text:style-name="P599"><text:span text:style-name="Source_20_Text"><text:s text:c="4"/>// ... kode di dalam loop ...</text:span></text:p>
                    <text:p text:style-name="P599"><text:span text:style-name="Source_20_Text"><text:s text:c="4"/>// Misal, di sini ada logika yg mungkin membuat Stop jadi True</text:span></text:p>
                    <text:p text:style-name="P599"><text:span text:style-name="Source_20_Text"><text:s text:c="4"/>// if (suatu kondisi) then Stop := True;</text:span></text:p>
                    <text:p text:style-name="P599"/>
                    <text:p text:style-name="P599"><text:span text:style-name="Source_20_Text"><text:s text:c="4"/>Counter := Counter + 1; // Jangan lupa increment counter</text:span></text:p>
                    <text:p text:style-name="P599"><text:span text:style-name="Source_20_Text"><text:s text:c="2"/>end;</text:span></text:p>
                    <text:p text:style-name="P599"><text:span text:style-name="Source_20_Text"><text:s text:c="2"/>Writeln('DEBUG: Keluar dari loop WHILE.');</text:span></text:p>
                    <text:p text:style-name="P663"><text:span text:style-name="Source_20_Text">end;</text:span></text:p>
                    <text:p text:style-name="P237">Dengan melihat nilai <text:span text:style-name="Source_20_Text">Counter</text:span> dan <text:span text:style-name="Source_20_Text">Stop</text:span> di setiap awal putaran, Anda bisa tahu persis mengapa loop terus berjalan atau mengapa ia berhenti. </text:p>
                  </text:list-item>
                </text:list>
              </text:list-item>
            </text:list>
            <text:p text:style-name="Text_20_body"><text:span text:style-name="Strong_20_Emphasis">Kelebihan "Writeln Debugging":</text:span></text:p>
            <text:list xml:id="list7673486179707015725" text:style-name="L238">
              <text:list-item>
                <text:p text:style-name="P504"><text:span text:style-name="Strong_20_Emphasis">Sederhana dan Mudah Dipelajari:</text:span> Anda hanya perlu tahu cara menggunakan <text:span text:style-name="Source_20_Text">Writeln</text:span>, tidak perlu belajar alat baru yang kompleks. </text:p>
              </text:list-item>
              <text:list-item>
                <text:p text:style-name="P504"><text:span text:style-name="Strong_20_Emphasis">Universal:</text:span> Teknik ini bisa diterapkan di hampir semua bahasa pemrograman dan lingkungan pengembangan, bahkan yang paling minimalis sekalipun. </text:p>
              </text:list-item>
              <text:list-item>
                <text:p text:style-name="P504"><text:span text:style-name="Strong_20_Emphasis">Langsung Terlihat Hasilnya:</text:span> Output debug langsung tercetak di layar konsol secara berurutan, memudahkan Anda melacak alur program secara visual. </text:p>
              </text:list-item>
              <text:list-item>
                <text:p text:style-name="P238"><text:span text:style-name="Strong_20_Emphasis">Bisa Jadi Dasar </text:span><text:span text:style-name="Strong_20_Emphasis"><text:span text:style-name="Emphasis">Logging</text:span></text:span><text:span text:style-name="Strong_20_Emphasis">:</text:span> Dengan sedikit pengembangan (misalnya menulis ke file, bukan hanya layar), teknik ini bisa menjadi dasar sistem <text:span text:style-name="Emphasis">logging</text:span> (pencatatan kejadian penting) yang berguna bahkan dalam program yang sudah jadi (<text:span text:style-name="Emphasis">production</text:span>). </text:p>
              </text:list-item>
            </text:list>
            <text:p text:style-name="Text_20_body"><text:span text:style-name="Strong_20_Emphasis">Kekurangan "Writeln Debugging":</text:span></text:p>
            <text:list xml:id="list2622237802222092835" text:style-name="L239">
              <text:list-item>
                <text:p text:style-name="P505"><text:span text:style-name="Strong_20_Emphasis">Mengotori Kode (Sementara):</text:span> Kode sumber Anda akan dipenuhi oleh banyak baris <text:span text:style-name="Source_20_Text">Writeln('DEBUG: ...');</text:span> yang sebenarnya bukan bagian dari logika inti program. Ini bisa membuatnya terlihat berantakan. </text:p>
              </text:list-item>
              <text:list-item>
                <text:p text:style-name="P505"><text:span text:style-name="Strong_20_Emphasis">Perlu Dihapus/Dikomentari Lagi:</text:span> Setelah <text:span text:style-name="Emphasis">bug</text:span> berhasil ditemukan dan diperbaiki, Anda <text:span text:style-name="Strong_20_Emphasis">wajib</text:span> menghapus atau setidaknya memberi komentar (<text:span text:style-name="Source_20_Text">//</text:span> atau <text:span text:style-name="Source_20_Text">{}</text:span>) pada semua <text:span text:style-name="Source_20_Text">Writeln</text:span> debug tersebut. Jika lupa, output program Anda nanti akan 'bocor' dan menampilkan pesan-pesan debug yang tidak seharusnya dilihat pengguna akhir. </text:p>
              </text:list-item>
              <text:list-item>
                <text:p text:style-name="P505"><text:span text:style-name="Strong_20_Emphasis">Tidak Interaktif:</text:span> Anda hanya bisa melihat nilai variabel pada saat <text:span text:style-name="Source_20_Text">Writeln</text:span> dieksekusi. Anda tidak bisa menghentikan program di tengah jalan, memeriksa nilai variabel lain secara <text:span text:style-name="Emphasis">live</text:span>, atau mencoba mengubah nilai variabel saat itu juga untuk melihat efeknya. </text:p>
              </text:list-item>
              <text:list-item>
                <text:p text:style-name="P239"><text:span text:style-name="Strong_20_Emphasis">Output Bisa Terlalu Banyak (Banjir):</text:span> Jika Anda meletakkan <text:span text:style-name="Source_20_Text">Writeln</text:span> debug di dalam loop yang berjalan ribuan atau jutaan kali, layar konsol Anda akan dipenuhi oleh pesan debug yang sangat banyak sehingga sulit untuk dianalisis. </text:p>
              </text:list-item>
            </text:list>
            <text:p text:style-name="Text_20_body"><text:span text:style-name="Strong_20_Emphasis">Kesimpulan:</text:span></text:p>
            <text:p text:style-name="Text_20_body">Meskipun sederhana dan punya keterbatasan, <text:span text:style-name="Strong_20_Emphasis">"Writeln Debugging"</text:span> adalah teknik 'pertolongan pertama' yang sangat berharga dan seringkali cukup efektif untuk memahami alur eksekusi program dan melacak nilai variabel pada titik-titik kritis. Ini adalah keterampilan dasar <text:span text:style-name="Emphasis">debugging</text:span> yang baik untuk dikuasai oleh setiap programmer.</text:p>
            <text:p text:style-name="Horizontal_20_Line"/>
            <text:p text:style-name="Text_20_body">Teknik manual ini sangat berguna, tapi untuk kasus yang lebih kompleks, kita butuh alat yang lebih canggih. Untungnya, Lazarus IDE menyediakan alat bantu khusus bernama <text:span text:style-name="Strong_20_Emphasis">Debugger</text:span>. Mari kita lihat pengenalan dasarnya!</text:p>
            <text:p text:style-name="Text_20_body">Saya menunggu perintah "YAX" untuk lanjut ke <text:span text:style-name="Emphasis">prompt</text:span> Sub-bab 12.5 ("Menggunakan Debugger Bawaan Lazarus IDE (Dasar)").</text:p>
          </text:section>
          <text:section text:style-name="Sect1" text:name="feedback-form-104">
            <text:p text:style-name="P285"/>
          </text:section>
        </text:section>
        <text:section text:style-name="Sect1" text:name="e95e2f3560bd09d8">
          <text:p text:style-name="Text_20_body"/>
          <text:section text:style-name="Sect1" text:name="user-query-content-105">
            <text:p text:style-name="P541">yax </text:p>
          </text:section>
          <text:p text:style-name="P285">Tampilkan alur berpikir</text:p>
          <text:section text:style-name="Sect2" text:name="model-response-message-contentr_e95e2f3560bd09d8">
            <text:p text:style-name="Text_20_body">Oke, mari kita masuk ke alat bantu 'detektif kode' yang lebih canggih!</text:p>
            <text:p text:style-name="Text_20_body"><text:span text:style-name="Emphasis">(Waktu saat ini: Minggu, 13 April 2025 pukul 3:55:48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2.5: Menggunakan Debugger Bawaan Lazarus IDE (Dasar)</text:span></text:p>
            <text:p text:style-name="Text_20_body"><text:span text:style-name="Emphasis">(Prompt: "Buatkan pembahasan mendalam dan panduan step-by-step pengenalan penggunaan debugger terintegrasi di Lazarus IDE. Jelaskan bahwa debugger adalah alat... Fokus pada fitur paling dasar: 1. Breakpoints... 2. Stepping (Step Over/F8, Step Into/F7, Run to Cursor)... 3. Watching Variables (Watches, Locals)... 4. Menghentikan Sesi Debugging... Tekankan bahwa ini hanya pengenalan dasar...")</text:span></text:p>
            <text:p text:style-name="Horizontal_20_Line"/>
            <text:p text:style-name="Text_20_body">Teknik "Writeln Debugging" yang kita bahas sebelumnya memang berguna, tapi punya keterbatasan. Kita harus terus menambah dan menghapus kode <text:span text:style-name="Source_20_Text">Writeln</text:span>, dan kita tidak bisa 'berinteraksi' langsung dengan program saat ia berjalan. Untungnya, Lazarus IDE (seperti kebanyakan IDE modern) dilengkapi dengan alat bantu yang jauh lebih <text:span text:style-name="Emphasis">powerful</text:span> bernama <text:span text:style-name="Strong_20_Emphasis">Debugger</text:span>.</text:p>
            <text:p text:style-name="Text_20_body"><text:span text:style-name="Strong_20_Emphasis">Apa Itu Debugger?</text:span></text:p>
            <text:p text:style-name="Text_20_body"><text:span text:style-name="Strong_20_Emphasis">Debugger</text:span> adalah sebuah program khusus yang terintegrasi dengan IDE yang memungkinkan kita untuk:</text:p>
            <text:list xml:id="list8780227140378085955" text:style-name="L240">
              <text:list-item>
                <text:p text:style-name="P506"><text:span text:style-name="Strong_20_Emphasis">Menjalankan program kita secara terkontrol</text:span>, seolah-olah dalam mode <text:span text:style-name="Emphasis">slow motion</text:span>. </text:p>
              </text:list-item>
              <text:list-item>
                <text:p text:style-name="P506"><text:span text:style-name="Strong_20_Emphasis">Menghentikan (pause)</text:span> eksekusi program di titik-titik tertentu yang kita inginkan. </text:p>
              </text:list-item>
              <text:list-item>
                <text:p text:style-name="P506"><text:span text:style-name="Strong_20_Emphasis">Melihat (menginspeksi) nilai variabel</text:span> dan kondisi program pada saat program berhenti. </text:p>
              </text:list-item>
              <text:list-item>
                <text:p text:style-name="P240"><text:span text:style-name="Strong_20_Emphasis">Menjalankan program langkah demi langkah</text:span>, baris per baris kode. </text:p>
              </text:list-item>
            </text:list>
            <text:p text:style-name="Text_20_body">Debugger sangat ampuh untuk membantu kita menemukan <text:span text:style-name="Strong_20_Emphasis">Kesalahan Logika (Logic Errors)</text:span> (di mana program berjalan tapi hasilnya salah) dan juga memahami penyebab <text:span text:style-name="Strong_20_Emphasis">Kesalahan Saat Jalan (Run-time Errors)</text:span>.</text:p>
            <text:p text:style-name="Text_20_body">Mari kita kenali fitur-fitur paling dasar dari debugger bawaan Lazarus IDE:</text:p>
            <text:p text:style-name="Text_20_body"><text:span text:style-name="Strong_20_Emphasis">1. Breakpoints (Titik Berhenti Sementara)</text:span></text:p>
            <text:list xml:id="list2824503167400146426" text:style-name="L241">
              <text:list-item>
                <text:p text:style-name="P507"><text:span text:style-name="Strong_20_Emphasis">Apa itu?</text:span> Breakpoint adalah seperti Anda memberi 'tanda stop' atau 'rambu berhenti' sementara pada sebuah baris kode di program Anda. </text:p>
              </text:list-item>
              <text:list-item>
                <text:p text:style-name="P507"><text:span text:style-name="Strong_20_Emphasis">Fungsinya:</text:span> Ketika Anda menjalankan program dalam mode debug, eksekusi akan berjalan normal sampai mencapai baris yang Anda tandai dengan breakpoint. Tepat <text:span text:style-name="Strong_20_Emphasis">sebelum</text:span> baris breakpoint itu dieksekusi, program akan <text:span text:style-name="Strong_20_Emphasis">berhenti (pause)</text:span>, memberi Anda kesempatan untuk memeriksa keadaan program saat itu. </text:p>
              </text:list-item>
              <text:list-item>
                <text:p text:style-name="P507"><text:span text:style-name="Strong_20_Emphasis">Cara Memasang/Menghapus di Lazarus:</text:span> Sangat mudah! Di jendela Editor Kode, <text:span text:style-name="Strong_20_Emphasis">klik kiri saja di area margin abu-abu di sebelah kiri nomor baris</text:span> yang ingin Anda jadikan breakpoint. Biasanya akan muncul <text:span text:style-name="Strong_20_Emphasis">simbol titik merah</text:span> (atau ikon lain tergantung tema IDE Anda) di margin tersebut. Itu tandanya breakpoint aktif di baris itu. Untuk menghapusnya, cukup klik lagi pada titik merah tersebut. Anda bisa memasang breakpoint di banyak baris sekaligus. <text:span text:style-name="Emphasis">(Idealnya disertai gambar di buku)</text:span>. </text:p>
              </text:list-item>
              <text:list-item>
                <text:p text:style-name="P507"><text:span text:style-name="Strong_20_Emphasis">Menjalankan Mode Debug:</text:span> Setelah Anda memasang setidaknya satu breakpoint, Anda biasanya cukup menjalankan program seperti biasa: </text:p>
                <text:list>
                  <text:list-item>
                    <text:p text:style-name="P507">Tekan tombol <text:span text:style-name="Strong_20_Emphasis"><text:span text:style-name="Source_20_Text">F9</text:span></text:span> (shortcut paling umum untuk Run). </text:p>
                  </text:list-item>
                  <text:list-item>
                    <text:p text:style-name="P507">Atau klik ikon <text:span text:style-name="Strong_20_Emphasis">Run (segitiga hijau)</text:span> di toolbar. </text:p>
                  </text:list-item>
                  <text:list-item>
                    <text:p text:style-name="P241">Atau via menu <text:span text:style-name="Source_20_Text">Run -&gt; Run</text:span>. Lazarus biasanya cukup pintar untuk mendeteksi adanya breakpoint dan akan otomatis menjalankan program dalam mode debug. Program akan berjalan seperti biasa sampai 'menabrak' breakpoint pertama, lalu berhenti. </text:p>
                  </text:list-item>
                </text:list>
              </text:list-item>
            </text:list>
            <text:p text:style-name="Text_20_body"><text:span text:style-name="Strong_20_Emphasis">2. Stepping (Menjalankan Kode Langkah demi Langkah)</text:span></text:p>
            <text:p text:style-name="Text_20_body">Setelah program berhenti di sebuah breakpoint, Anda tidak harus langsung melanjutkannya sampai breakpoint berikutnya atau sampai selesai. Anda bisa 'menyuruhnya' berjalan pelan-pelan, satu langkah (satu baris kode) pada satu waktu. Ini disebut <text:span text:style-name="Emphasis">stepping</text:span>. Ada beberapa perintah <text:span text:style-name="Emphasis">stepping</text:span> utama:</text:p>
            <text:list xml:id="list5580369319206437421" text:style-name="L242">
              <text:list-item>
                <text:p text:style-name="P242"><text:span text:style-name="Strong_20_Emphasis"><text:span text:style-name="Source_20_Text">Step Over</text:span></text:span><text:span text:style-name="Strong_20_Emphasis"> (Shortcut Umum: </text:span><text:span text:style-name="Strong_20_Emphasis"><text:span text:style-name="Source_20_Text">F8</text:span></text:span><text:span text:style-name="Strong_20_Emphasis">)</text:span></text:p>
                <text:list>
                  <text:list-item>
                    <text:p text:style-name="P508"><text:span text:style-name="Strong_20_Emphasis">Aksi:</text:span> Mengeksekusi <text:span text:style-name="Strong_20_Emphasis">satu baris kode</text:span> yang sedang disorot (tempat program berhenti saat ini). </text:p>
                  </text:list-item>
                  <text:list-item>
                    <text:p text:style-name="P508"><text:span text:style-name="Strong_20_Emphasis">Jika baris itu pemanggilan Prosedur atau Fungsi:</text:span> <text:span text:style-name="Source_20_Text">Step Over</text:span> akan <text:span text:style-name="Strong_20_Emphasis">menjalankan seluruh isi prosedur/fungsi tersebut sekaligus</text:span> (tanpa Anda melihat eksekusi di dalamnya), lalu berhenti di baris kode <text:span text:style-name="Strong_20_Emphasis">setelah</text:span> baris pemanggilan tadi. </text:p>
                  </text:list-item>
                  <text:list-item>
                    <text:p text:style-name="P508"><text:span text:style-name="Strong_20_Emphasis">Kapan Dipakai?</text:span> Gunakan F8 jika Anda yakin bahwa prosedur/fungsi yang dipanggil itu sudah benar dan Anda tidak perlu memeriksa detail di dalamnya, Anda hanya ingin melanjutkan ke baris berikutnya di level kode saat ini. </text:p>
                  </text:list-item>
                </text:list>
              </text:list-item>
              <text:list-item>
                <text:p text:style-name="P242"><text:span text:style-name="Strong_20_Emphasis"><text:span text:style-name="Source_20_Text">Step Into</text:span></text:span><text:span text:style-name="Strong_20_Emphasis"> (Shortcut Umum: </text:span><text:span text:style-name="Strong_20_Emphasis"><text:span text:style-name="Source_20_Text">F7</text:span></text:span><text:span text:style-name="Strong_20_Emphasis">)</text:span></text:p>
                <text:list>
                  <text:list-item>
                    <text:p text:style-name="P508"><text:span text:style-name="Strong_20_Emphasis">Aksi:</text:span> Juga mengeksekusi <text:span text:style-name="Strong_20_Emphasis">satu baris kode</text:span> yang sedang disorot. </text:p>
                  </text:list-item>
                  <text:list-item>
                    <text:p text:style-name="P508"><text:span text:style-name="Strong_20_Emphasis">Bedanya:</text:span> Jika baris itu adalah pemanggilan <text:span text:style-name="Strong_20_Emphasis">Prosedur atau Fungsi</text:span>, <text:span text:style-name="Source_20_Text">Step Into</text:span> akan <text:span text:style-name="Strong_20_Emphasis">'masuk ke dalam'</text:span> definisi prosedur/fungsi tersebut dan berhenti di <text:span text:style-name="Strong_20_Emphasis">baris pertama</text:span> di dalam badan (<text:span text:style-name="Source_20_Text">begin</text:span>) prosedur/fungsi itu. </text:p>
                  </text:list-item>
                  <text:list-item>
                    <text:p text:style-name="P508"><text:span text:style-name="Strong_20_Emphasis">Kapan Dipakai?</text:span> Gunakan F7 jika Anda curiga ada masalah <text:span text:style-name="Emphasis">di dalam</text:span> prosedur/fungsi yang dipanggil, dan Anda ingin melacak eksekusinya baris demi baris di dalam sub-program tersebut. </text:p>
                  </text:list-item>
                </text:list>
              </text:list-item>
              <text:list-item>
                <text:p text:style-name="P242"><text:span text:style-name="Strong_20_Emphasis"><text:span text:style-name="Source_20_Text">Run to Cursor</text:span></text:span><text:span text:style-name="Strong_20_Emphasis"> (Shortcut Umum: </text:span><text:span text:style-name="Strong_20_Emphasis"><text:span text:style-name="Source_20_Text">F4</text:span></text:span><text:span text:style-name="Strong_20_Emphasis">)</text:span></text:p>
                <text:list>
                  <text:list-item>
                    <text:p text:style-name="P508"><text:span text:style-name="Strong_20_Emphasis">Aksi:</text:span> Anda bisa tempatkan kursor teks Anda di baris kode mana saja (yang lebih bawah dari posisi berhenti saat ini). Lalu tekan F4 (atau pilih dari menu <text:span text:style-name="Source_20_Text">Run -&gt; Run to Cursor</text:span>). Program akan melanjutkan eksekusi dengan cepat sampai mencapai baris tempat kursor Anda berada, lalu berhenti lagi. </text:p>
                  </text:list-item>
                  <text:list-item>
                    <text:p text:style-name="P508"><text:span text:style-name="Strong_20_Emphasis">Kapan Dipakai?</text:span> Berguna untuk 'melompati' bagian kode (misalnya loop panjang) yang Anda yakin sudah benar, tanpa harus menekan F8 berkali-kali. </text:p>
                  </text:list-item>
                </text:list>
              </text:list-item>
              <text:list-item>
                <text:p text:style-name="P242"><text:span text:style-name="Strong_20_Emphasis"><text:span text:style-name="Source_20_Text">Run</text:span></text:span><text:span text:style-name="Strong_20_Emphasis"> (Shortcut </text:span><text:span text:style-name="Strong_20_Emphasis"><text:span text:style-name="Source_20_Text">F9</text:span></text:span><text:span text:style-name="Strong_20_Emphasis">) - Lagi</text:span></text:p>
                <text:list>
                  <text:list-item>
                    <text:p text:style-name="P242">Jika Anda menekan F9 saat program sedang berhenti di breakpoint atau setelah <text:span text:style-name="Emphasis">stepping</text:span>, program akan melanjutkan eksekusi secara normal (dengan kecepatan penuh) sampai ia menemukan <text:span text:style-name="Emphasis">breakpoint berikutnya</text:span> atau sampai program berakhir secara normal. </text:p>
                  </text:list-item>
                </text:list>
              </text:list-item>
            </text:list>
            <text:p text:style-name="Text_20_body"><text:span text:style-name="Strong_20_Emphasis">3. Watching Variables (Mengamati Nilai Variabel)</text:span></text:p>
            <text:p text:style-name="Text_20_body">Inilah 'mata-mata' kita! Fitur paling berharga dari debugger adalah kemampuannya untuk menunjukkan <text:span text:style-name="Strong_20_Emphasis">nilai aktual</text:span> dari variabel-variabel Anda <text:span text:style-name="Strong_20_Emphasis">pada saat program sedang berhenti (pause)</text:span>.</text:p>
            <text:list xml:id="list4105410307716026812" text:style-name="L243">
              <text:list-item>
                <text:p text:style-name="P243"><text:span text:style-name="Strong_20_Emphasis">Cara Melihat Nilai:</text:span></text:p>
                <text:list>
                  <text:list-item>
                    <text:p text:style-name="P509"><text:span text:style-name="Strong_20_Emphasis">Arahkan Kursor Mouse (Hover):</text:span> Cara tercepat. Saat program berhenti, coba arahkan penunjuk mouse Anda ke atas nama variabel di Editor Kode. Sebuah <text:span text:style-name="Emphasis">tooltip</text:span> (kotak info kecil) biasanya akan muncul menampilkan nilai variabel tersebut saat itu. </text:p>
                  </text:list-item>
                  <text:list-item>
                    <text:p text:style-name="P509"><text:span text:style-name="Strong_20_Emphasis">Jendela 'Watches':</text:span> Ini jendela khusus untuk memantau variabel pilihan Anda. Anda bisa membukanya dari menu <text:span text:style-name="Source_20_Text">View -&gt; Debug Windows -&gt; Watches</text:span>. Untuk menambahkan variabel yang ingin dipantau: klik kanan di area jendela Watches, pilih 'Add Watch', lalu ketik nama variabelnya (misal: <text:span text:style-name="Source_20_Text">JumlahSiswa</text:span>, <text:span text:style-name="Source_20_Text">TotalNilai</text:span>, <text:span text:style-name="Source_20_Text">NamaUser</text:span>). Nilai variabel yang Anda 'watch' akan ditampilkan di jendela ini dan otomatis diperbarui setiap kali Anda melangkah (step F8/F7). Anda bahkan bisa memasukkan ekspresi sederhana (misal: <text:span text:style-name="Source_20_Text">i*2</text:span>). </text:p>
                  </text:list-item>
                  <text:list-item>
                    <text:p text:style-name="P509"><text:span text:style-name="Strong_20_Emphasis">Jendela 'Local Variables':</text:span> Jendela ini (biasanya otomatis muncul saat mode debug aktif, atau buka dari <text:span text:style-name="Source_20_Text">View -&gt; Debug Windows -&gt; Locals</text:span>) sangat praktis karena ia secara otomatis menampilkan <text:span text:style-name="Strong_20_Emphasis">semua variabel lokal</text:span> yang 'hidup' pada <text:span text:style-name="Emphasis">scope</text:span> saat ini (di dalam prosedur/fungsi tempat program berhenti), beserta nilainya. Anda tidak perlu menambahkannya satu per satu. </text:p>
                  </text:list-item>
                </text:list>
              </text:list-item>
              <text:list-item>
                <text:p text:style-name="P243"><text:span text:style-name="Strong_20_Emphasis">Manfaat:</text:span> Dengan mengamati bagaimana nilai variabel berubah setelah setiap langkah (F8/F7), Anda bisa dengan mudah menemukan di mana perhitungan mulai menyimpang dari harapan, mengapa kondisi <text:span text:style-name="Source_20_Text">IF</text:span> tidak terpenuhi, atau darimana datangnya nilai 'aneh' yang menyebabkan <text:span text:style-name="Emphasis">run-time error</text:span>.</text:p>
              </text:list-item>
            </text:list>
            <text:p text:style-name="Text_20_body"><text:span text:style-name="Strong_20_Emphasis">4. Menghentikan Sesi Debugging</text:span></text:p>
            <text:p text:style-name="Text_20_body">Jika Anda ingin menghentikan proses debugging sebelum program selesai secara alami (misalnya karena Anda sudah menemukan bug-nya atau ingin mengulang dari awal), Anda bisa:</text:p>
            <text:list xml:id="list4679947664053160686" text:style-name="L244">
              <text:list-item>
                <text:p text:style-name="P510">Klik tombol <text:span text:style-name="Strong_20_Emphasis">Stop (ikon kotak merah)</text:span> di toolbar Lazarus. </text:p>
              </text:list-item>
              <text:list-item>
                <text:p text:style-name="P244">Atau gunakan menu <text:span text:style-name="Source_20_Text">Run -&gt; Stop Execution</text:span> atau <text:span text:style-name="Source_20_Text">Run -&gt; Reset Debugger</text:span>. </text:p>
              </text:list-item>
            </text:list>
            <text:p text:style-name="Text_20_body"><text:span text:style-name="Strong_20_Emphasis">Ini Baru Pengenalan Dasar!</text:span></text:p>
            <text:p text:style-name="Text_20_body">Fitur yang kita bahas ini (Breakpoints, Step Over/Into, Watches/Locals) adalah fondasi penggunaan debugger. Debugger Lazarus sebenarnya punya kemampuan lebih banyak lagi (seperti <text:span text:style-name="Emphasis">conditional breakpoint</text:span> yang hanya berhenti jika kondisi tertentu terpenuhi, melihat <text:span text:style-name="Emphasis">call stack</text:span> atau tumpukan pemanggilan prosedur/fungsi, dll.). Namun, dengan menguasai dasar-dasar ini saja, kemampuan Anda dalam menemukan dan memperbaiki <text:span text:style-name="Emphasis">bug</text:span> (terutama <text:span text:style-name="Emphasis">logic error</text:span>) akan meningkat pesat!</text:p>
            <text:p text:style-name="Text_20_body">Kunci untuk mahir menggunakan debugger adalah <text:span text:style-name="Strong_20_Emphasis">latihan</text:span>. Coba buka kembali program-program contoh yang sudah Anda buat, pasang beberapa breakpoint di tempat-tempat yang menarik, jalankan dengan F9, lalu 'mainkan' tombol F8 dan F7 sambil mengamati perubahan nilai variabel di jendela Watches atau Locals.</text:p>
            <text:p text:style-name="Text_20_body"><text:span text:style-name="Strong_20_Emphasis">Kesimpulan:</text:span></text:p>
            <text:p text:style-name="Text_20_body">Debugger yang terintegrasi dalam Lazarus IDE adalah alat bantu yang sangat <text:span text:style-name="Emphasis">powerful</text:span> untuk memahami dan memperbaiki program Anda. Ia memungkinkan Anda mengontrol eksekusi baris demi baris dan menginspeksi keadaan program (nilai variabel) secara <text:span text:style-name="Emphasis">live</text:span>. Biasakan diri menggunakan <text:span text:style-name="Strong_20_Emphasis">Breakpoints</text:span>, <text:span text:style-name="Strong_20_Emphasis">Stepping (F8/F7)</text:span>, dan <text:span text:style-name="Strong_20_Emphasis">Watching Variables</text:span> untuk melacak <text:span text:style-name="Emphasis">logic error</text:span> dan memahami alur kerja program yang kompleks.</text:p>
            <text:p text:style-name="Horizontal_20_Line"/>
            <text:p text:style-name="Text_20_body">Kita sudah membahas cara mengenali error, teknik manual <text:span text:style-name="Source_20_Text">Writeln</text:span>, dan pengenalan debugger. Terakhir, ada beberapa tips umum untuk membantu Anda menghindari <text:span text:style-name="Emphasis">bug</text:span> dari awal dan menemukannya lebih cepat.</text:p>
            <text:p text:style-name="Text_20_body">Saya menunggu perintah "YAX" untuk lanjut ke <text:span text:style-name="Emphasis">prompt</text:span> Sub-bab 12.6 ("Tips Tambahan untuk Menghindari dan Menemukan Bug").</text:p>
          </text:section>
          <text:section text:style-name="Sect1" text:name="feedback-form-105">
            <text:p text:style-name="P285"/>
          </text:section>
        </text:section>
        <text:section text:style-name="Sect1" text:name="e9be36e7bac0e4f8">
          <text:p text:style-name="Text_20_body"/>
          <text:section text:style-name="Sect1" text:name="user-query-content-106">
            <text:p text:style-name="P541">yax </text:p>
          </text:section>
          <text:p text:style-name="P285">Tampilkan alur berpikir</text:p>
          <text:section text:style-name="Sect2" text:name="model-response-message-contentr_e9be36e7bac0e4f8">
            <text:p text:style-name="Text_20_body">Oke, kita sampai di bagian akhir Bab 12 ini. Setelah belajar mengenali jenis error dan beberapa teknik dasar untuk melacaknya, ada beberapa tips tambahan dan kebiasaan baik yang bisa sangat membantu Anda dalam perjalanan <text:span text:style-name="Emphasis">debugging</text:span> (dan juga dalam penulisan kode secara umum) agar lebih efektif dan tidak terlalu membuat stres.</text:p>
            <text:p text:style-name="Text_20_body"><text:span text:style-name="Emphasis">(Waktu saat ini: Minggu, 13 April 2025 pukul 3:58:24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2.6: Tips Tambahan untuk Menghindari dan Menemukan Bug</text:span></text:p>
            <text:p text:style-name="Text_20_body"><text:span text:style-name="Emphasis">(Prompt: "Buatkan pembahasan berisi tips-tips praktis tambahan untuk meminimalkan terjadinya bug dan mempermudah menemukannya: Menulis kode yang bersih..., Menguji program secara bertahap..., Memikirkan kasus-kasus ekstrim..., Meminta bantuan..., (Ditambah: Istirahat)")</text:span></text:p>
            <text:p text:style-name="Horizontal_20_Line"/>
            <text:p text:style-name="Text_20_body">Selain menggunakan teknik seperti "Writeln Debugging" atau Debugger bawaan Lazarus, ada beberapa strategi dan kebiasaan baik yang bisa Anda terapkan untuk <text:span text:style-name="Strong_20_Emphasis">mengurangi kemungkinan munculnya </text:span><text:span text:style-name="Strong_20_Emphasis"><text:span text:style-name="Emphasis">bug</text:span></text:span> dari awal, dan juga untuk <text:span text:style-name="Strong_20_Emphasis">mempermudah proses menemukannya</text:span> jika <text:span text:style-name="Emphasis">bug</text:span> tersebut tetap muncul. Anggap saja ini sebagai tips 'pencegahan' dan 'persiapan investigasi' tambahan:</text:p>
            <text:p text:style-name="Text_20_body"><text:span text:style-name="Strong_20_Emphasis">1. Tulis Kode yang Bersih, Rapi, dan Terstruktur Sejak Awal!</text:span></text:p>
            <text:list xml:id="list8336809394038633847" text:style-name="L245">
              <text:list-item>
                <text:p text:style-name="P511">Ini mungkin terdengar seperti nasihat dasar, tapi dampaknya sangat besar terhadap kemudahan <text:span text:style-name="Emphasis">debugging</text:span>. Kode yang 'berantakan' adalah sarang <text:span text:style-name="Emphasis">bug</text:span> yang sulit ditemukan. Jadi, biasakan: </text:p>
                <text:list>
                  <text:list-item>
                    <text:p text:style-name="P511"><text:span text:style-name="Strong_20_Emphasis">Indentasi yang Konsisten:</text:span> Gunakan spasi atau tab secara konsisten untuk menjorokkan blok kode di dalam <text:span text:style-name="Source_20_Text">begin..end</text:span>, <text:span text:style-name="Source_20_Text">if..else</text:span>, <text:span text:style-name="Source_20_Text">for</text:span>, <text:span text:style-name="Source_20_Text">while</text:span>, <text:span text:style-name="Source_20_Text">repeat</text:span>. Ini membuat struktur logika program sangat mudah terlihat secara visual. </text:p>
                  </text:list-item>
                  <text:list-item>
                    <text:p text:style-name="P511"><text:span text:style-name="Strong_20_Emphasis">Nama yang Deskriptif:</text:span> Beri nama yang jelas dan bermakna untuk variabel, konstanta, prosedur, dan fungsi Anda. <text:span text:style-name="Source_20_Text">TotalPenjualanBulanan</text:span> jauh lebih mudah dipahami daripada <text:span text:style-name="Source_20_Text">TtlPnjlnBln</text:span> atau <text:span text:style-name="Source_20_Text">Hasil1</text:span>. </text:p>
                  </text:list-item>
                  <text:list-item>
                    <text:p text:style-name="P511"><text:span text:style-name="Strong_20_Emphasis">Komentar yang Bermanfaat:</text:span> Gunakan komentar (<text:span text:style-name="Source_20_Text">//</text:span> atau <text:span text:style-name="Source_20_Text">{}</text:span>) untuk menjelaskan bagian kode yang logikanya rumit, atau untuk menjelaskan <text:span text:style-name="Emphasis">mengapa</text:span> Anda memilih pendekatan tertentu. Hindari komentar yang hanya mengulang apa yang sudah jelas dari kode (misal: <text:span text:style-name="Source_20_Text">i := i + 1; // Tambah i dengan 1</text:span>). </text:p>
                  </text:list-item>
                  <text:list-item>
                    <text:p text:style-name="P245"><text:span text:style-name="Strong_20_Emphasis">Modularitas (Prosedur &amp; Fungsi):</text:span> Seperti yang sudah kita bahas panjang lebar, pecah program Anda menjadi prosedur dan fungsi kecil yang fokus pada satu tugas. Ini membuat setiap bagian lebih mudah dipahami, diuji, dan di-debug secara terpisah. </text:p>
                  </text:list-item>
                </text:list>
              </text:list-item>
            </text:list>
            <text:p text:style-name="Text_20_body"><text:span text:style-name="Strong_20_Emphasis">2. Uji Sering, Uji Sejak Dini (Tes Bertahap / </text:span><text:span text:style-name="Strong_20_Emphasis"><text:span text:style-name="Emphasis">Incremental Testing</text:span></text:span><text:span text:style-name="Strong_20_Emphasis">)</text:span></text:p>
            <text:list xml:id="list6783549343251152639" text:style-name="L246">
              <text:list-item>
                <text:p text:style-name="P512"><text:span text:style-name="Strong_20_Emphasis">Jangan Menunda Pengujian!</text:span> Kesalahan umum pemula adalah menulis seluruh kode program dari awal sampai akhir, baru kemudian mencoba menjalankannya untuk pertama kali. Jika ternyata ada banyak error, Anda akan bingung harus mulai dari mana. </text:p>
              </text:list-item>
              <text:list-item>
                <text:p text:style-name="P512"><text:span text:style-name="Strong_20_Emphasis">Lebih Baik:</text:span> Terapkan pendekatan <text:span text:style-name="Strong_20_Emphasis">tes bertahap</text:span>. Setiap kali Anda selesai menulis satu bagian kecil yang logis (misalnya satu fungsi, satu prosedur, atau satu blok <text:span text:style-name="Source_20_Text">IF</text:span> yang penting), <text:span text:style-name="Strong_20_Emphasis">langsung uji bagian tersebut</text:span>. Buat pemanggilan sederhana, berikan input tes, jalankan, dan lihat apakah hasilnya sesuai harapan Anda. </text:p>
              </text:list-item>
              <text:list-item>
                <text:p text:style-name="P246"><text:span text:style-name="Strong_20_Emphasis">Manfaat:</text:span> Jika ada <text:span text:style-name="Emphasis">bug</text:span>, Anda akan menemukannya <text:span text:style-name="Strong_20_Emphasis">lebih awal</text:span>, saat kode tersebut masih baru Anda tulis dan masih 'segar' di ingatan Anda. Area kode yang perlu diperiksa juga masih kecil, sehingga <text:span text:style-name="Emphasis">bug</text:span> jauh lebih mudah ditemukan dan diperbaiki dibandingkan jika sudah tercampur dengan banyak kode lain. </text:p>
              </text:list-item>
            </text:list>
            <text:p text:style-name="Text_20_body"><text:span text:style-name="Strong_20_Emphasis">3. Pikirkan Kasus Tepi (</text:span><text:span text:style-name="Strong_20_Emphasis"><text:span text:style-name="Emphasis">Edge Cases</text:span></text:span><text:span text:style-name="Strong_20_Emphasis">) Saat Menguji</text:span></text:p>
            <text:list xml:id="list5546447388579677946" text:style-name="L247">
              <text:list-item>
                <text:p text:style-name="P513">Pengujian yang baik tidak hanya mencoba input yang 'normal' atau 'ideal' (<text:span text:style-name="Emphasis">happy path</text:span>). Anda juga perlu memikirkan dan menguji <text:span text:style-name="Strong_20_Emphasis">kasus-kasus di ujung batas</text:span> atau situasi yang tidak biasa, yang disebut <text:span text:style-name="Emphasis">edge cases</text:span>. </text:p>
              </text:list-item>
              <text:list-item>
                <text:p text:style-name="P513"><text:span text:style-name="Strong_20_Emphasis">Contoh </text:span><text:span text:style-name="Strong_20_Emphasis"><text:span text:style-name="Emphasis">Edge Cases</text:span></text:span><text:span text:style-name="Strong_20_Emphasis"> untuk Diuji:</text:span> </text:p>
                <text:list>
                  <text:list-item>
                    <text:p text:style-name="P513"><text:span text:style-name="Strong_20_Emphasis">Batas Angka:</text:span> Jika input harus antara 1-100, coba masukkan 1, 100, 0, 101, dan angka negatif. </text:p>
                  </text:list-item>
                  <text:list-item>
                    <text:p text:style-name="P513"><text:span text:style-name="Strong_20_Emphasis">Input Kosong:</text:span> Jika input berupa teks, coba masukkan string kosong (<text:span text:style-name="Source_20_Text">''</text:span>). Jika berupa angka, coba tekan Enter tanpa mengetik apa-apa (lihat bagaimana <text:span text:style-name="Source_20_Text">Readln</text:span> menanganinya). </text:p>
                  </text:list-item>
                  <text:list-item>
                    <text:p text:style-name="P513"><text:span text:style-name="Strong_20_Emphasis">Pembagian dengan Nol:</text:span> Jika ada operasi pembagian, sengaja coba berikan nilai nol sebagai pembagi. </text:p>
                  </text:list-item>
                  <text:list-item>
                    <text:p text:style-name="P513"><text:span text:style-name="Strong_20_Emphasis">Array/Daftar:</text:span> Coba proses array yang kosong, array dengan satu elemen, dan array dengan jumlah elemen maksimal. </text:p>
                  </text:list-item>
                  <text:list-item>
                    <text:p text:style-name="P513"><text:span text:style-name="Strong_20_Emphasis">Kondisi Batas:</text:span> Uji nilai-nilai yang persis sama dengan batas kondisi <text:span text:style-name="Source_20_Text">IF</text:span> (misal, jika <text:span text:style-name="Source_20_Text">IF Nilai &gt;= 60</text:span>, coba uji dengan nilai 59, 60, dan 61). </text:p>
                  </text:list-item>
                </text:list>
              </text:list-item>
              <text:list-item>
                <text:p text:style-name="P247"><text:span text:style-name="Strong_20_Emphasis">Manfaat:</text:span> <text:span text:style-name="Emphasis">Edge cases</text:span> seringkali 'membongkar' asumsi yang salah dalam logika Anda atau menemukan <text:span text:style-name="Emphasis">bug</text:span> yang tidak muncul pada input normal. </text:p>
              </text:list-item>
            </text:list>
            <text:p text:style-name="Text_20_body"><text:span text:style-name="Strong_20_Emphasis">4. Jangan Ragu Meminta Bantuan (Tapi Minta dengan Benar!)</text:span></text:p>
            <text:list xml:id="list3563554249928843296" text:style-name="L248">
              <text:list-item>
                <text:p text:style-name="P514">Merasa buntu setelah mencoba <text:span text:style-name="Emphasis">debugging</text:span> cukup lama itu wajar. Jangan habiskan waktu berhari-hari untuk <text:span text:style-name="Emphasis">bug</text:span> yang sama jika memungkinkan. Meminta bantuan itu <text:span text:style-name="Strong_20_Emphasis">bukan tanda kelemahan</text:span>, tapi bagian dari proses belajar dan kolaborasi. </text:p>
              </text:list-item>
              <text:list-item>
                <text:p text:style-name="P514"><text:span text:style-name="Strong_20_Emphasis">Sumber Bantuan:</text:span> Teman belajar, kakak kelas, dosen/guru, atau forum-forum online programmer (seperti forum resmi Lazarus <text:span text:style-name="Source_20_Text">(forum.lazarus.freepascal.org)</text:span>, Stack Overflow, atau mungkin grup/komunitas programmer Pascal/Delphi/Lazarus di Indonesia). </text:p>
              </text:list-item>
              <text:list-item>
                <text:p text:style-name="P514"><text:span text:style-name="Strong_20_Emphasis">Cara Meminta Bantuan yang Efektif (Ini PENTING!):</text:span> Agar orang lain bisa (dan mau) membantu Anda secara efisien: </text:p>
                <text:list>
                  <text:list-item>
                    <text:p text:style-name="P514"><text:span text:style-name="Strong_20_Emphasis">Jelaskan Masalah dengan Jelas:</text:span> </text:p>
                    <text:list>
                      <text:list-item>
                        <text:p text:style-name="P514">Apa yang <text:span text:style-name="Strong_20_Emphasis">ingin Anda capai</text:span> dengan kode tersebut? </text:p>
                      </text:list-item>
                      <text:list-item>
                        <text:p text:style-name="P514">Apa <text:span text:style-name="Strong_20_Emphasis">hasil yang Anda harapkan</text:span>? </text:p>
                      </text:list-item>
                      <text:list-item>
                        <text:p text:style-name="P514">Apa <text:span text:style-name="Strong_20_Emphasis">hasil yang sebenarnya terjadi</text:span> (termasuk <text:span text:style-name="Strong_20_Emphasis">pesan error lengkap</text:span> jika ada - <text:span text:style-name="Emphasis">copy-paste</text:span> teksnya, jangan hanya bilang "ada error")? </text:p>
                      </text:list-item>
                    </text:list>
                  </text:list-item>
                  <text:list-item>
                    <text:p text:style-name="P514"><text:span text:style-name="Strong_20_Emphasis">Sertakan Kode yang Relevan (Minimal &amp; Bisa Dijalankan):</text:span> Jangan posting seluruh kode program Anda jika masalahnya hanya di satu fungsi. Buatlah <text:span text:style-name="Strong_20_Emphasis">contoh kode terkecil</text:span> yang masih bisa menunjukkan masalah tersebut (<text:span text:style-name="Emphasis">Minimal Reproducible Example</text:span>). Format kode Anda dengan baik agar mudah dibaca (gunakan fitur <text:span text:style-name="Emphasis">code block</text:span> jika bertanya di forum). </text:p>
                  </text:list-item>
                  <text:list-item>
                    <text:p text:style-name="P248"><text:span text:style-name="Strong_20_Emphasis">Sebutkan Apa yang Sudah Anda Coba:</text:span> Tunjukkan bahwa Anda sudah berusaha. "Saya sudah coba pakai <text:span text:style-name="Source_20_Text">Writeln</text:span> di sini, nilainya X. Saya curiga masalahnya di loop ini, tapi saya tidak tahu kenapa..." Ini membantu orang lain memberikan saran yang lebih tepat sasaran. </text:p>
                  </text:list-item>
                </text:list>
              </text:list-item>
            </text:list>
            <text:p text:style-name="Text_20_body"><text:span text:style-name="Strong_20_Emphasis">5. Istirahat Sejenak Jika Buntu!</text:span></text:p>
            <text:list xml:id="list250877335093053955" text:style-name="L249">
              <text:list-item>
                <text:p text:style-name="P515">Ini tips klasik tapi seringkali sangat ampuh. Terkadang, semakin lama Anda menatap kode yang bermasalah, semakin 'buta' Anda terhadap kesalahannya (terjebak dalam <text:span text:style-name="Emphasis">tunnel vision</text:span>). </text:p>
              </text:list-item>
              <text:list-item>
                <text:p text:style-name="P249"><text:span text:style-name="Strong_20_Emphasis">Cobalah:</text:span> Jika sudah merasa sangat buntu, <text:span text:style-name="Strong_20_Emphasis">berhentilah sejenak</text:span>. Tinggalkan komputer Anda, berjalan-jalan sebentar, minum, lakukan peregangan, atau kerjakan hal lain yang sama sekali tidak berhubungan dengan <text:span text:style-name="Emphasis">coding</text:span> selama 15-30 menit atau lebih. Seringkali, saat Anda kembali melihat kode dengan pikiran yang lebih segar, solusi atau letak kesalahannya tiba-tiba menjadi jelas! </text:p>
              </text:list-item>
            </text:list>
            <text:p text:style-name="Text_20_body"><text:span text:style-name="Strong_20_Emphasis">Kesimpulan:</text:span></text:p>
            <text:p text:style-name="Text_20_body">Menjadi programmer yang efektif bukan hanya tentang bisa menulis kode, tapi juga tentang membangun kebiasaan baik untuk mencegah dan mengatasi masalah. Menulis kode yang bersih dan terstruktur, menguji secara bertahap dan menyeluruh (termasuk <text:span text:style-name="Emphasis">edge cases</text:span>), tahu cara meminta bantuan yang baik, dan memberi waktu istirahat pada otak Anda adalah bagian integral dari proses <text:span text:style-name="Emphasis">debugging</text:span> dan pengembangan perangkat lunak yang berkualitas.</text:p>
            <text:p text:style-name="Horizontal_20_Line"/>
            <text:p text:style-name="Text_20_body">Bab 12 tentang dasar-dasar <text:span text:style-name="Emphasis">debugging</text:span> selesai! Semoga tips dan teknik ini membekali Anda untuk lebih percaya diri saat menghadapi 'tantangan' dalam kode Anda. Di bab selanjutnya, kita akan mencoba mengintegrasikan semua yang telah kita pelajari dalam sebuah studi kasus pembuatan program.</text:p>
            <text:p text:style-name="Text_20_body">Saya menunggu perintah "YAX" untuk memulai <text:span text:style-name="Strong_20_Emphasis">Bab 13: Studi Kasus - Menggabungkan Semuanya</text:span>.</text:p>
          </text:section>
          <text:section text:style-name="Sect1" text:name="feedback-form-106">
            <text:p text:style-name="P285"/>
          </text:section>
        </text:section>
        <text:section text:style-name="Sect1" text:name="0ce6c7468c88f91d">
          <text:p text:style-name="Text_20_body"/>
          <text:section text:style-name="Sect1" text:name="user-query-content-107">
            <text:p text:style-name="P541">yax </text:p>
          </text:section>
          <text:p text:style-name="P285">Tampilkan alur berpikir</text:p>
          <text:section text:style-name="Sect2" text:name="model-response-message-contentr_0ce6c7468c88f91d">
            <text:p text:style-name="P285"/>
          </text:section>
          <text:section text:style-name="Sect1" text:name="feedback-form-107">
            <text:p text:style-name="P285"/>
          </text:section>
        </text:section>
        <text:section text:style-name="Sect1" text:name="a14fa294f8987c47">
          <text:p text:style-name="Text_20_body"/>
          <text:section text:style-name="Sect1" text:name="user-query-content-108">
            <text:p text:style-name="P541">present it </text:p>
          </text:section>
          <text:p text:style-name="P285">Tampilkan alur berpikir</text:p>
          <text:section text:style-name="Sect2" text:name="model-response-message-contentr_a14fa294f8987c47">
            <text:p text:style-name="Text_20_body">Oke, kita masuk ke bab yang akan menyatukan semua yang telah kita pelajari!</text:p>
            <text:p text:style-name="Text_20_body"><text:span text:style-name="Emphasis">(Waktu saat ini: Minggu, 13 April 2025 pukul 15:51:52 WIB. Lokasi: Indonesia dicatat.)</text:span></text:p>
            <text:p text:style-name="Horizontal_20_Line"/>
            <text:p text:style-name="Text_20_body">Selamat datang di <text:span text:style-name="Strong_20_Emphasis">Bab 13: Studi Kasus - Menggabungkan Semuanya</text:span>!</text:p>
            <text:p text:style-name="Horizontal_20_Line"/>
            <text:p text:style-name="Text_20_body"><text:span text:style-name="Strong_20_Emphasis">Jawaban untuk </text:span><text:span text:style-name="Strong_20_Emphasis"><text:span text:style-name="Emphasis">Prompt</text:span></text:span><text:span text:style-name="Strong_20_Emphasis"> Pengantar Bab 13:</text:span></text:p>
            <text:p text:style-name="Text_20_body"><text:span text:style-name="Emphasis">(Prompt: "Tuliskan paragraf pengantar untuk Bab 13 buku tutorial Free Pascal pemula. Sampaikan kepada pembaca bahwa setelah mempelajari berbagai konsep dasar Pascal dari Bab 1 hingga 12... kini saatnya untuk melihat bagaimana semua 'potongan puzzle' tersebut dapat dirangkai... Jelaskan bahwa Bab 13 akan menyajikan satu atau dua Studi Kasus... Berikan motivasi...")</text:span></text:p>
            <text:p text:style-name="Horizontal_20_Line"/>
            <text:p text:style-name="Text_20_body">Wow, selamat! Anda sudah berhasil mencapai Bab 13. Ini adalah pencapaian yang luar biasa! Anda telah menempuh perjalanan yang cukup panjang, mempelajari berbagai 'potongan puzzle' fundamental dalam dunia pemrograman menggunakan bahasa Pascal.</text:p>
            <text:p text:style-name="Text_20_body">Mari kita ingat kembali apa saja yang sudah kita kuasai bersama:</text:p>
            <text:list xml:id="list6586127913611907493" text:style-name="L250">
              <text:list-item>
                <text:p text:style-name="P516">Konsep dasar tentang apa itu pemrograman dan algoritma (Bab 1). </text:p>
              </text:list-item>
              <text:list-item>
                <text:p text:style-name="P516">Mempersiapkan lingkungan kerja kita dengan FPC dan Lazarus IDE (Bab 2). </text:p>
              </text:list-item>
              <text:list-item>
                <text:p text:style-name="P516">Struktur dasar program Pascal dan membuat program "Hello, World!" pertama kita (Bab 3). </text:p>
              </text:list-item>
              <text:list-item>
                <text:p text:style-name="P516">Mengelola data menggunakan <text:span text:style-name="Strong_20_Emphasis">Variabel</text:span>, memahami <text:span text:style-name="Strong_20_Emphasis">Tipe Data</text:span>, dan menggunakan <text:span text:style-name="Strong_20_Emphasis">Konstanta</text:span> (Bab 4). </text:p>
              </text:list-item>
              <text:list-item>
                <text:p text:style-name="P516">Membuat program kita bisa 'berbicara' (<text:span text:style-name="Strong_20_Emphasis">Output</text:span> dengan <text:span text:style-name="Source_20_Text">Write</text:span>/<text:span text:style-name="Source_20_Text">Writeln</text:span>) dan 'mendengar' (<text:span text:style-name="Strong_20_Emphasis">Input</text:span> dengan <text:span text:style-name="Source_20_Text">Readln</text:span>), bahkan sedikit bermain dengan layar konsol (Bab 5). </text:p>
              </text:list-item>
              <text:list-item>
                <text:p text:style-name="P516">Menggunakan berbagai <text:span text:style-name="Strong_20_Emphasis">Operator</text:span> untuk perhitungan, perbandingan, dan logika (Bab 6). </text:p>
              </text:list-item>
              <text:list-item>
                <text:p text:style-name="P516">Membuat program kita bisa 'memilih jalan' atau <text:span text:style-name="Strong_20_Emphasis">membuat keputusan</text:span> menggunakan <text:span text:style-name="Strong_20_Emphasis">Percabangan</text:span> (<text:span text:style-name="Source_20_Text">IF</text:span> dan <text:span text:style-name="Source_20_Text">CASE</text:span>) (Bab 7). </text:p>
              </text:list-item>
              <text:list-item>
                <text:p text:style-name="P516">Menyuruh program melakukan tugas berulang secara otomatis menggunakan <text:span text:style-name="Strong_20_Emphasis">Perulangan</text:span> (<text:span text:style-name="Source_20_Text">FOR</text:span>, <text:span text:style-name="Source_20_Text">WHILE</text:span>, <text:span text:style-name="Source_20_Text">REPEAT</text:span>) (Bab 8). </text:p>
              </text:list-item>
              <text:list-item>
                <text:p text:style-name="P516">Merapikan dan mengorganisir kode kita menjadi bagian-bagian kecil yang <text:span text:style-name="Strong_20_Emphasis">modular</text:span> menggunakan <text:span text:style-name="Strong_20_Emphasis">Prosedur</text:span> dan <text:span text:style-name="Strong_20_Emphasis">Fungsi</text:span> (termasuk parameter dan ruang lingkup) (Bab 9 &amp; 10). </text:p>
              </text:list-item>
              <text:list-item>
                <text:p text:style-name="P516">Mengelola kumpulan data sejenis menggunakan <text:span text:style-name="Strong_20_Emphasis">Array</text:span> satu dimensi (Bab 11). </text:p>
              </text:list-item>
              <text:list-item>
                <text:p text:style-name="P250">Dasar-dasar <text:span text:style-name="Strong_20_Emphasis">mencari dan memperbaiki kesalahan (Debugging)</text:span> (Bab 12). </text:p>
              </text:list-item>
            </text:list>
            <text:p text:style-name="Text_20_body">Memahami setiap 'potongan puzzle' ini secara terpisah itu hebat. Tapi, keajaiban sesungguhnya dalam pemrograman terjadi ketika kita bisa <text:span text:style-name="Strong_20_Emphasis">merangkai semua potongan puzzle itu menjadi sebuah gambar yang utuh</text:span> – yaitu sebuah program yang berfungsi, berguna, dan menyelesaikan suatu masalah!</text:p>
            <text:p text:style-name="Text_20_body">Nah, di Bab 13 inilah kita akan melakukan persis hal tersebut. Bab ini adalah bab <text:span text:style-name="Strong_20_Emphasis">Studi Kasus</text:span>. Kita tidak akan fokus mempelajari banyak konsep baru lagi, melainkan akan <text:span text:style-name="Strong_20_Emphasis">menerapkan dan mengintegrasikan</text:span> semua pengetahuan dan keterampilan yang sudah kita kumpulkan dari bab-bab sebelumnya. Kita akan bersama-sama membangun satu atau dua contoh program sederhana, mulai dari tahap perencanaan awal hingga melihat kode program lengkapnya bekerja.</text:p>
            <text:p text:style-name="Text_20_body">Tujuannya adalah agar Anda bisa melihat secara praktis bagaimana variabel, operator, <text:span text:style-name="Source_20_Text">IF</text:span>, <text:span text:style-name="Source_20_Text">CASE</text:span>, loop, prosedur, fungsi, dan mungkin array, bekerja sama secara harmonis dalam sebuah program nyata (walaupun skalanya masih sederhana).</text:p>
            <text:p text:style-name="Text_20_body">Mengikuti dan mencoba studi kasus ini adalah langkah yang sangat penting untuk <text:span text:style-name="Strong_20_Emphasis">membangun kepercayaan diri</text:span> Anda. Anda akan membuktikan pada diri sendiri bahwa Anda sekarang sudah memiliki bekal yang cukup untuk mulai menciptakan program-program Anda sendiri! Ini adalah kesempatan emas untuk mempraktikkan semua teori yang telah dipelajari dan merasakan sensasi kepuasan saat berhasil membangun sesuatu yang berfungsi dari nol.</text:p>
            <text:p text:style-name="Text_20_body">Siap untuk mulai merangkai puzzle pemrograman kita menjadi sebuah karya?</text:p>
            <text:p text:style-name="Horizontal_20_Line"/>
            <text:p text:style-name="Text_20_body">Mari kita mulai dengan membahas mengapa latihan dan integrasi konsep ini begitu penting sebelum kita masuk ke studi kasus pertama.</text:p>
            <text:p text:style-name="Text_20_body">Saya menunggu perintah "YAX" untuk lanjut ke <text:span text:style-name="Emphasis">prompt</text:span> Sub-bab 13.1 ("Pentingnya Latihan dan Integrasi Konsep").</text:p>
          </text:section>
          <text:section text:style-name="Sect1" text:name="feedback-form-108">
            <text:p text:style-name="P285"/>
          </text:section>
        </text:section>
        <text:section text:style-name="Sect1" text:name="24989a1eafa43fe1">
          <text:p text:style-name="Text_20_body"/>
          <text:section text:style-name="Sect1" text:name="user-query-content-109">
            <text:p text:style-name="P541">yax </text:p>
          </text:section>
          <text:p text:style-name="P285">Tampilkan alur berpikir</text:p>
          <text:section text:style-name="Sect2" text:name="model-response-message-contentr_24989a1eafa43fe1">
            <text:p text:style-name="Text_20_body">Oke, mari kita lanjutkan ke Bab 13!</text:p>
            <text:p text:style-name="Text_20_body"><text:span text:style-name="Emphasis">(Waktu saat ini: Minggu, 13 April 2025 pukul 3:52:15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3.1: Pentingnya Latihan dan Integrasi Konsep</text:span></text:p>
            <text:p text:style-name="Text_20_body"><text:span text:style-name="Emphasis">(Prompt: "Buatkan pembahasan singkat untuk sub-bab 'Pentingnya Latihan dan Integrasi Konsep'. Jelaskan mengapa hanya memahami konsep secara terpisah tidak cukup. Tekankan bahwa kemampuan pemrograman yang sesungguhnya terletak pada kemampuan </text:span><text:span text:style-name="Emphasis"><text:span text:style-name="Strong_20_Emphasis">menggabungkan</text:span></text:span><text:span text:style-name="Emphasis"> berbagai konsep... Review secara singkat konsep-konsep kunci... Sampaikan bahwa studi kasus adalah simulasi proses pengembangan mini.")</text:span></text:p>
            <text:p text:style-name="Horizontal_20_Line"/>
            <text:p text:style-name="Text_20_body">Sebelum kita benar-benar menyelam ke dalam contoh pembuatan program di studi kasus nanti, mari kita luangkan sejenak untuk merenungkan <text:span text:style-name="Emphasis">mengapa</text:span> bab seperti ini penting dan apa tujuannya.</text:p>
            <text:p text:style-name="Text_20_body"><text:span text:style-name="Strong_20_Emphasis">Mengapa Belajar Konsep Saja Tidak Cukup?</text:span></text:p>
            <text:p text:style-name="Text_20_body">Sejauh ini, Anda telah mempelajari banyak konsep penting dalam pemrograman Pascal satu per satu: apa itu variabel, bagaimana <text:span text:style-name="Source_20_Text">IF</text:span> bekerja, cara menggunakan loop <text:span text:style-name="Source_20_Text">FOR</text:span>, fungsi dari prosedur, dan seterusnya. Memahami setiap konsep ini secara individual adalah langkah awal yang sangat bagus dan fundamental.</text:p>
            <text:p text:style-name="Text_20_body">Namun, menjadi seorang programmer tidak hanya sekadar mengetahui definisi atau sintaks dari setiap perintah. Kemampuan pemrograman yang sesungguhnya terletak pada <text:span text:style-name="Strong_20_Emphasis">kemampuan Anda untuk MENGGABUNGKAN atau MENGINTEGRASIKAN berbagai konsep tersebut secara kreatif dan logis untuk MEMECAHKAN MASALAH nyata atau MEMBANGUN sebuah APLIKASI yang berfungsi.</text:span></text:p>
            <text:p text:style-name="Text_20_body"><text:span text:style-name="Strong_20_Emphasis">Analogi:</text:span> Ini seperti belajar memasak. Anda mungkin sudah tahu apa itu bawang, apa itu santan, cara kerja kompor, dan fungsi pisau (mengenal konsep individu). Tapi, Anda baru benar-benar bisa dikatakan bisa memasak, misalnya <text:span text:style-name="Strong_20_Emphasis">Gulai Ayam khas Indonesia</text:span> <text:span text:style-name="Source_20_Text">(Kontek: Indonesia)</text:span>, jika Anda tahu <text:span text:style-name="Strong_20_Emphasis">bagaimana cara meracik, menggabungkan</text:span>, memproses semua bahan dan menggunakan semua alat tersebut dalam urutan dan cara yang tepat untuk menghasilkan hidangan yang lezat (integrasi konsep). Mengetahui kosakata dan tata bahasa saja tidak cukup untuk menulis sebuah cerita yang menarik; Anda perlu tahu cara merangkai kata menjadi kalimat, dan kalimat menjadi paragraf yang mengalir.</text:p>
            <text:p text:style-name="Text_20_body"><text:span text:style-name="Strong_20_Emphasis">'Kotak Perkakas' Pemrograman Pascal Kita:</text:span></text:p>
            <text:p text:style-name="Text_20_body">Anggap saja semua konsep yang telah kita pelajari di bab-bab sebelumnya sebagai 'isi kotak perkakas' kita. Perkakas inilah yang akan kita pilih, gunakan, dan kombinasikan dalam studi kasus nanti. Mari kita ingat kembali perkakas utama kita:</text:p>
            <text:list xml:id="list846712767372144997" text:style-name="L251">
              <text:list-item>
                <text:p text:style-name="P517"><text:span text:style-name="Strong_20_Emphasis">Penyimpanan Data:</text:span> <text:span text:style-name="Source_20_Text">Variabel</text:span> (data berubah) &amp; <text:span text:style-name="Source_20_Text">Konstanta</text:span> (data tetap). </text:p>
              </text:list-item>
              <text:list-item>
                <text:p text:style-name="P517"><text:span text:style-name="Strong_20_Emphasis">Aturan Data:</text:span> Tipe Data Dasar (<text:span text:style-name="Source_20_Text">Integer</text:span>, <text:span text:style-name="Source_20_Text">Real</text:span>, <text:span text:style-name="Source_20_Text">String</text:span>, <text:span text:style-name="Source_20_Text">Char</text:span>, <text:span text:style-name="Source_20_Text">Boolean</text:span>). </text:p>
              </text:list-item>
              <text:list-item>
                <text:p text:style-name="P517"><text:span text:style-name="Strong_20_Emphasis">Pengolahan &amp; Kondisi:</text:span> Operator (Aritmatika <text:span text:style-name="Source_20_Text">+ - * / div mod</text:span>, Perbandingan <text:span text:style-name="Source_20_Text">= &lt;&gt; &gt; &lt; &gt;= &lt;=</text:span>, Logika <text:span text:style-name="Source_20_Text">AND OR NOT</text:span>). </text:p>
              </text:list-item>
              <text:list-item>
                <text:p text:style-name="P517"><text:span text:style-name="Strong_20_Emphasis">Komunikasi:</text:span> Input/Output Dasar (<text:span text:style-name="Source_20_Text">Readln</text:span>, <text:span text:style-name="Source_20_Text">Write</text:span>, <text:span text:style-name="Source_20_Text">Writeln</text:span>). </text:p>
              </text:list-item>
              <text:list-item>
                <text:p text:style-name="P517"><text:span text:style-name="Strong_20_Emphasis">Pengambilan Keputusan:</text:span> Percabangan (<text:span text:style-name="Source_20_Text">IF...THEN...ELSE</text:span>, <text:span text:style-name="Source_20_Text">CASE...OF</text:span>). </text:p>
              </text:list-item>
              <text:list-item>
                <text:p text:style-name="P517"><text:span text:style-name="Strong_20_Emphasis">Otomatisasi Tugas Berulang:</text:span> Perulangan (<text:span text:style-name="Source_20_Text">FOR...TO/DOWNTO...DO</text:span>, <text:span text:style-name="Source_20_Text">WHILE...DO</text:span>, <text:span text:style-name="Source_20_Text">REPEAT...UNTIL</text:span>). </text:p>
              </text:list-item>
              <text:list-item>
                <text:p text:style-name="P517"><text:span text:style-name="Strong_20_Emphasis">Pengorganisasian Kode:</text:span> Modularitas dengan <text:span text:style-name="Source_20_Text">Prosedur</text:span> dan <text:span text:style-name="Source_20_Text">Fungsi</text:span> (termasuk Parameter &amp; Scope). </text:p>
              </text:list-item>
              <text:list-item>
                <text:p text:style-name="P517"><text:span text:style-name="Strong_20_Emphasis">Pengelolaan Koleksi Data:</text:span> <text:span text:style-name="Source_20_Text">Array</text:span> Satu Dimensi (Dasar). </text:p>
              </text:list-item>
              <text:list-item>
                <text:p text:style-name="P251"><text:span text:style-name="Strong_20_Emphasis">Penyelesaian Masalah:</text:span> Teknik <text:span text:style-name="Source_20_Text">Debugging</text:span> Dasar. </text:p>
              </text:list-item>
            </text:list>
            <text:p text:style-name="Text_20_body"><text:span text:style-name="Strong_20_Emphasis">Studi Kasus = Simulasi Proses Pengembangan Mini:</text:span></text:p>
            <text:p text:style-name="Text_20_body">Bab Studi Kasus ini bukan sekadar menyajikan contoh kode jadi. Lebih dari itu, kita akan mencoba <text:span text:style-name="Strong_20_Emphasis">mensimulasikan (dalam skala kecil) proses nyata</text:span> dalam mengembangkan sebuah program:</text:p>
            <text:list xml:id="list4324917210666726777" text:style-name="L252">
              <text:list-item>
                <text:p text:style-name="P518">Kita akan lihat <text:span text:style-name="Strong_20_Emphasis">masalah</text:span> atau <text:span text:style-name="Strong_20_Emphasis">tujuan</text:span> dari program yang ingin dibuat. </text:p>
              </text:list-item>
              <text:list-item>
                <text:p text:style-name="P518">Kita akan <text:span text:style-name="Strong_20_Emphasis">merencanakan</text:span> sedikit tentang alur kerja dan mungkin struktur programnya. </text:p>
              </text:list-item>
              <text:list-item>
                <text:p text:style-name="P518">Kita akan <text:span text:style-name="Strong_20_Emphasis">menulis kode</text:span> dengan <text:span text:style-name="Strong_20_Emphasis">memilih dan menggabungkan</text:span> perkakas-perkakas dari 'kotak perkakas' kita di atas. </text:p>
              </text:list-item>
              <text:list-item>
                <text:p text:style-name="P252">Kita akan <text:span text:style-name="Strong_20_Emphasis">menguji</text:span> apakah program tersebut berjalan sesuai harapan. </text:p>
              </text:list-item>
            </text:list>
            <text:p text:style-name="Text_20_body">Fokus utama kita adalah pada <text:span text:style-name="Strong_20_Emphasis">bagaimana potongan-potongan puzzle konsep Pascal itu saling terhubung, berinteraksi, dan bekerja sama</text:span> untuk menghasilkan sebuah solusi program yang utuh.</text:p>
            <text:p text:style-name="Text_20_body"><text:span text:style-name="Strong_20_Emphasis">Kesimpulan:</text:span></text:p>
            <text:p text:style-name="Text_20_body">Jadi, tujuan utama dari Bab Studi Kasus ini adalah untuk melatih dan memperkuat kemampuan Anda dalam <text:span text:style-name="Strong_20_Emphasis">mengintegrasikan</text:span> berbagai konsep dasar Pascal yang telah dipelajari. Ini adalah latihan praktik yang sangat penting untuk menjembatani pemahaman teori dengan kemampuan aplikasi nyata, dan pada akhirnya membangun kepercayaan diri Anda untuk mulai menciptakan program sendiri.</text:p>
            <text:p text:style-name="Horizontal_20_Line"/>
            <text:p text:style-name="Text_20_body">Sudah siap untuk mulai 'merakit' program pertama kita dari awal sampai akhir dengan menggabungkan perkakas yang ada? Mari kita mulai dengan studi kasus pembuatan Kalkulator Konsol Sederhana!</text:p>
            <text:p text:style-name="Text_20_body">Saya menunggu perintah "YAX" untuk lanjut ke <text:span text:style-name="Emphasis">prompt</text:span> Sub-bab 13.2 ("Studi Kasus 1: Kalkulator Konsol Sederhana").</text:p>
          </text:section>
          <text:section text:style-name="Sect1" text:name="feedback-form-109">
            <text:p text:style-name="P285"/>
          </text:section>
        </text:section>
        <text:section text:style-name="Sect1" text:name="a7ec773ebeb62c1a">
          <text:p text:style-name="Text_20_body"/>
          <text:section text:style-name="Sect1" text:name="user-query-content-110">
            <text:p text:style-name="P541">yax </text:p>
          </text:section>
          <text:p text:style-name="P285"><text:soft-page-break/>Tampilkan alur berpikir</text:p>
          <text:section text:style-name="Sect2" text:name="model-response-message-contentr_a7ec773ebeb62c1a">
            <text:p text:style-name="Text_20_body">Oke, mari kita mulai merakit program pertama kita dalam studi kasus ini!</text:p>
            <text:p text:style-name="Text_20_body"><text:span text:style-name="Emphasis">(Waktu saat ini: Minggu, 13 April 2025 pukul 3:53:59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3.2.1: Studi Kasus 1: Kalkulator Konsol Sederhana - Perencanaan dan Desain</text:span></text:p>
            <text:p text:style-name="Text_20_body"><text:span text:style-name="Emphasis">(Prompt: "Buatkan pembahasan untuk tahap 'Perencanaan dan Desain' studi kasus Kalkulator Konsol Sederhana. Jelaskan pentingnya merencanakan sebelum coding. Pandu pembaca untuk: 1. Menentukan Fitur... 2. Merancang Alur Pengguna... 3. Merancang Struktur Kode (Modularitas)... Jelaskan mengapa modularitas ini baik.")</text:span></text:p>
            <text:p text:style-name="Horizontal_20_Line"/>
            <text:p text:style-name="Text_20_body">Selamat datang di studi kasus pertama kita: membuat <text:span text:style-name="Strong_20_Emphasis">Kalkulator Konsol Sederhana</text:span>. Sebelum kita langsung terjun mengetik kode <text:span text:style-name="Source_20_Text">program ... begin ... end.</text:span>, ada langkah awal yang sangat penting dalam pembuatan program (sekecil apapun itu), yaitu <text:span text:style-name="Strong_20_Emphasis">Perencanaan dan Desain</text:span>.</text:p>
            <text:p text:style-name="Text_20_body">Mengapa ini penting? Sama seperti membangun rumah, kita perlu membuat <text:span text:style-name="Strong_20_Emphasis">cetak biru (blueprint)</text:span> terlebih dahulu. Kita perlu tahu rumah seperti apa yang ingin kita bangun, fitur apa saja yang ada, bagaimana tata letaknya, dan mungkin bagaimana kita akan membangunnya tahap demi tahap. Tanpa perencanaan, program kita bisa jadi 'asal jadi', tidak terstruktur, sulit dikembangkan, dan mungkin tidak sesuai dengan tujuan awal.</text:p>
            <text:p text:style-name="Text_20_body">Mari kita lakukan perencanaan untuk kalkulator sederhana kita:</text:p>
            <text:p text:style-name="Text_20_body"><text:span text:style-name="Strong_20_Emphasis">1. Menentukan Fitur (Lingkup atau Batasan Proyek)</text:span></text:p>
            <text:p text:style-name="Text_20_body">Langkah pertama adalah menentukan dengan jelas apa saja yang <text:span text:style-name="Strong_20_Emphasis">bisa</text:span> dan <text:span text:style-name="Strong_20_Emphasis">tidak bisa</text:span> dilakukan oleh kalkulator versi pertama kita ini. Ini membantu kita fokus.</text:p>
            <text:list xml:id="list4425407861856577152" text:style-name="L253">
              <text:list-item>
                <text:p text:style-name="P253"><text:span text:style-name="Strong_20_Emphasis">Fitur yang AKAN Dibuat:</text:span></text:p>
                <text:list>
                  <text:list-item>
                    <text:p text:style-name="P519">Melakukan 4 operasi aritmatika dasar: Penjumlahan (<text:span text:style-name="Source_20_Text">+</text:span>), Pengurangan (<text:span text:style-name="Source_20_Text">-</text:span>), Perkalian (<text:span text:style-name="Source_20_Text">*</text:span>), dan Pembagian (<text:span text:style-name="Source_20_Text">/</text:span>). </text:p>
                  </text:list-item>
                  <text:list-item>
                    <text:p text:style-name="P519">Menerima input <text:span text:style-name="Strong_20_Emphasis">dua buah angka</text:span> dari pengguna. Kita akan gunakan tipe data <text:span text:style-name="Strong_20_Emphasis"><text:span text:style-name="Source_20_Text">Real</text:span></text:span> agar bisa menangani angka desimal (pecahan). </text:p>
                  </text:list-item>
                  <text:list-item>
                    <text:p text:style-name="P519">Menampilkan <text:span text:style-name="Strong_20_Emphasis">hasil perhitungan</text:span> ke layar dengan jelas. </text:p>
                  </text:list-item>
                  <text:list-item>
                    <text:p text:style-name="P519">Memiliki antarmuka berbasis <text:span text:style-name="Strong_20_Emphasis">teks (konsol)</text:span> yang menampilkan <text:span text:style-name="Strong_20_Emphasis">menu pilihan</text:span> operasi. </text:p>
                  </text:list-item>
                  <text:list-item>
                    <text:p text:style-name="P519">Memberikan opsi kepada pengguna untuk melakukan <text:span text:style-name="Strong_20_Emphasis">perhitungan lagi</text:span> tanpa harus menutup dan membuka ulang program. </text:p>
                  </text:list-item>
                  <text:list-item>
                    <text:p text:style-name="P519">Memberikan opsi untuk <text:span text:style-name="Strong_20_Emphasis">keluar</text:span> dari program secara normal. </text:p>
                  </text:list-item>
                </text:list>
              </text:list-item>
              <text:list-item>
                <text:p text:style-name="P253"><text:span text:style-name="Strong_20_Emphasis">Fitur yang TIDAK Dibuat (untuk Versi Ini):</text:span></text:p>
                <text:list>
                  <text:list-item>
                    <text:p text:style-name="P519">Operasi matematika yang lebih kompleks (pangkat, akar kuadrat, <text:soft-page-break/>trigonometri, logaritma, dll.). </text:p>
                  </text:list-item>
                  <text:list-item>
                    <text:p text:style-name="P519">Fitur memori kalkulator (seperti MC, MR, M+). </text:p>
                  </text:list-item>
                  <text:list-item>
                    <text:p text:style-name="P519">Kemampuan melakukan operasi berantai (misalnya <text:span text:style-name="Source_20_Text">5 + 3 * 2</text:span>). Kalkulator kita hanya akan melakukan satu operasi untuk dua angka setiap kalinya. </text:p>
                  </text:list-item>
                  <text:list-item>
                    <text:p text:style-name="P253">Tampilan grafis (GUI) dengan tombol visual. Kita fokus pada aplikasi konsol dulu. </text:p>
                  </text:list-item>
                </text:list>
              </text:list-item>
            </text:list>
            <text:p text:style-name="Text_20_body">Dengan batasan fitur ini, kita bisa mulai merancang alurnya.</text:p>
            <text:p text:style-name="Text_20_body"><text:span text:style-name="Strong_20_Emphasis">2. Merancang Alur Pengguna (User Flow / Interaksi)</text:span></text:p>
            <text:p text:style-name="Text_20_body">Sekarang, kita pikirkan bagaimana kira-kira 'percakapan' antara pengguna dan program kita akan berjalan, langkah demi langkah:</text:p>
            <text:list xml:id="list5470190678380363988" text:style-name="L254">
              <text:list-item>
                <text:p text:style-name="P520">Program dimulai. </text:p>
              </text:list-item>
              <text:list-item>
                <text:p text:style-name="P254"><text:span text:style-name="Strong_20_Emphasis">Tampilkan Menu Utama:</text:span> Program menampilkan daftar pilihan operasi yang tersedia: </text:p>
                <text:p text:style-name="P600"><text:span text:style-name="Source_20_Text">[1] Penjumlahan (+)</text:span></text:p>
                <text:p text:style-name="P600"><text:span text:style-name="Source_20_Text">[2] Pengurangan (-)</text:span></text:p>
                <text:p text:style-name="P600"><text:span text:style-name="Source_20_Text">[3] Perkalian <text:s text:c="2"/>(*)</text:span></text:p>
                <text:p text:style-name="P600"><text:span text:style-name="Source_20_Text">[4] Pembagian <text:s text:c="2"/>(/)</text:span></text:p>
                <text:p text:style-name="P664"><text:span text:style-name="Source_20_Text">[0] Keluar</text:span></text:p>
              </text:list-item>
              <text:list-item>
                <text:p text:style-name="P520"><text:span text:style-name="Strong_20_Emphasis">Minta Pilihan:</text:span> Program meminta pengguna memasukkan nomor pilihan operasi (angka 0 sampai 4). </text:p>
              </text:list-item>
              <text:list-item>
                <text:p text:style-name="P520"><text:span text:style-name="Strong_20_Emphasis">Periksa Pilihan Pengguna:</text:span> </text:p>
                <text:list>
                  <text:list-item>
                    <text:p text:style-name="P520"><text:span text:style-name="Strong_20_Emphasis">Jika pilihan adalah 1, 2, 3, atau 4:</text:span> a. Program meminta pengguna memasukkan <text:span text:style-name="Strong_20_Emphasis">Angka Pertama</text:span>. b. Program meminta pengguna memasukkan <text:span text:style-name="Strong_20_Emphasis">Angka Kedua</text:span>. c. Program melakukan <text:span text:style-name="Strong_20_Emphasis">perhitungan</text:span> sesuai operasi yang dipilih (hati-hati dengan pembagian nol untuk opsi 4!). d. Program <text:span text:style-name="Strong_20_Emphasis">menampilkan hasil</text:span> perhitungan. e. Lanjut ke Langkah 5. </text:p>
                  </text:list-item>
                  <text:list-item>
                    <text:p text:style-name="P520"><text:span text:style-name="Strong_20_Emphasis">Jika pilihan adalah 0:</text:span> a. Program menampilkan <text:span text:style-name="Strong_20_Emphasis">pesan penutup</text:span> (misalnya, "Terima kasih!"). b. Program <text:span text:style-name="Strong_20_Emphasis">berakhir</text:span>. </text:p>
                  </text:list-item>
                  <text:list-item>
                    <text:p text:style-name="P520"><text:span text:style-name="Strong_20_Emphasis">Jika pilihan lain (selain 0-4):</text:span> a. Program menampilkan pesan <text:span text:style-name="Strong_20_Emphasis">"Pilihan tidak valid!"</text:span>. b. Lanjut ke Langkah 5. </text:p>
                  </text:list-item>
                </text:list>
              </text:list-item>
              <text:list-item>
                <text:p text:style-name="P520"><text:span text:style-name="Strong_20_Emphasis">Tanya Ulang:</text:span> (Langkah ini hanya dilakukan jika pilihan sebelumnya <text:span text:style-name="Emphasis">bukan</text:span> 0) Program bertanya kepada pengguna, "Apakah Anda ingin melakukan perhitungan lain (Y/T)?". </text:p>
              </text:list-item>
              <text:list-item>
                <text:p text:style-name="P520"><text:span text:style-name="Strong_20_Emphasis">Periksa Jawaban Pengguna:</text:span> </text:p>
                <text:list>
                  <text:list-item>
                    <text:p text:style-name="P520"><text:span text:style-name="Strong_20_Emphasis">Jika</text:span> pengguna menjawab 'Y' atau 'y': Program <text:span text:style-name="Strong_20_Emphasis">kembali ke Langkah 2</text:span> (menampilkan menu lagi). </text:p>
                  </text:list-item>
                  <text:list-item>
                    <text:p text:style-name="P254"><text:span text:style-name="Strong_20_Emphasis">Jika</text:span> pengguna menjawab selain 'Y' atau 'y': Program menampilkan pesan penutup dan <text:span text:style-name="Strong_20_Emphasis">berakhir</text:span>. </text:p>
                  </text:list-item>
                </text:list>
              </text:list-item>
            </text:list>
            <text:p text:style-name="Text_20_body">Alur ini memberikan kita gambaran yang jelas tentang urutan proses, di mana kita memerlukan input, di mana perlu ada percabangan (<text:span text:style-name="Source_20_Text">IF</text:span>/<text:span text:style-name="Source_20_Text">CASE</text:span>), dan di mana kita memerlukan perulangan (<text:span text:style-name="Source_20_Text">REPEAT</text:span>/<text:span text:style-name="Source_20_Text">WHILE</text:span>) untuk menawarkan perhitungan ulang.</text:p>
            <text:p text:style-name="Text_20_body"><text:soft-page-break/><text:span text:style-name="Strong_20_Emphasis">3. Merancang Struktur Kode (Modularitas dengan Prosedur/Fungsi)</text:span></text:p>
            <text:p text:style-name="Text_20_body">Melihat alur di atas, kita bisa mengidentifikasi beberapa tugas yang berulang atau memiliki fungsi spesifik. Akan lebih baik jika kita memisahkannya menjadi <text:span text:style-name="Strong_20_Emphasis">modul</text:span> (dalam hal ini, kita akan gunakan <text:span text:style-name="Strong_20_Emphasis">Prosedur</text:span>, sesuai fokus Bab 9) agar kode utama kita lebih bersih dan terorganisir:</text:p>
            <text:list xml:id="list8562727759384921240" text:style-name="L255">
              <text:list-item>
                <text:p text:style-name="P255"><text:span text:style-name="Strong_20_Emphasis">Modul yang Disarankan:</text:span></text:p>
                <text:list>
                  <text:list-item>
                    <text:p text:style-name="P521"><text:span text:style-name="Strong_20_Emphasis"><text:span text:style-name="Source_20_Text">procedure TampilkanMenu;</text:span></text:span> </text:p>
                    <text:list>
                      <text:list-item>
                        <text:p text:style-name="P521"><text:span text:style-name="Strong_20_Emphasis">Tugas:</text:span> Hanya bertanggung jawab untuk menampilkan teks menu pilihan operasi ke layar. </text:p>
                      </text:list-item>
                      <text:list-item>
                        <text:p text:style-name="P521"><text:span text:style-name="Strong_20_Emphasis">Mengapa:</text:span> Memisahkan urusan tampilan dari logika utama. Jika kita ingin mengubah teks menu nanti, kita cukup edit prosedur ini. </text:p>
                      </text:list-item>
                    </text:list>
                  </text:list-item>
                  <text:list-item>
                    <text:p text:style-name="P521"><text:span text:style-name="Strong_20_Emphasis"><text:span text:style-name="Source_20_Text">procedure MintaDuaAngka(var Bil1, Bil2: Real);</text:span></text:span> </text:p>
                    <text:list>
                      <text:list-item>
                        <text:p text:style-name="P521"><text:span text:style-name="Strong_20_Emphasis">Tugas:</text:span> Menampilkan prompt dan membaca dua input angka (<text:span text:style-name="Source_20_Text">Real</text:span>) dari pengguna, lalu 'mengembalikan' kedua nilai tersebut ke pemanggilnya menggunakan <text:span text:style-name="Strong_20_Emphasis">parameter </text:span><text:span text:style-name="Strong_20_Emphasis"><text:span text:style-name="Source_20_Text">var</text:span></text:span>. </text:p>
                      </text:list-item>
                      <text:list-item>
                        <text:p text:style-name="P521"><text:span text:style-name="Strong_20_Emphasis">Mengapa:</text:span> Mengelompokkan logika input menjadi satu. Membuat program utama lebih ringkas. Parameter <text:span text:style-name="Source_20_Text">var</text:span> dibutuhkan agar nilai <text:span text:style-name="Source_20_Text">Bil1</text:span> dan <text:span text:style-name="Source_20_Text">Bil2</text:span> di program utama bisa diisi oleh prosedur ini. </text:p>
                      </text:list-item>
                    </text:list>
                  </text:list-item>
                  <text:list-item>
                    <text:p text:style-name="P521"><text:span text:style-name="Strong_20_Emphasis"><text:span text:style-name="Source_20_Text">procedure LakukanOperasiDanTampil(AngkaA, AngkaB: Real; OperatorPilihan: Char);</text:span></text:span> </text:p>
                    <text:list>
                      <text:list-item>
                        <text:p text:style-name="P521"><text:span text:style-name="Strong_20_Emphasis">Tugas:</text:span> Menerima dua angka (<text:span text:style-name="Source_20_Text">AngkaA</text:span>, <text:span text:style-name="Source_20_Text">AngkaB</text:span>) dan kode operasi (<text:span text:style-name="Source_20_Text">OperatorPilihan</text:span>) sebagai input (parameter nilai). Melakukan perhitungan yang sesuai (pakai <text:span text:style-name="Source_20_Text">CASE</text:span> di dalamnya), menangani kasus pembagian dengan nol, lalu langsung menampilkan hasilnya ke layar. </text:p>
                      </text:list-item>
                      <text:list-item>
                        <text:p text:style-name="P521"><text:span text:style-name="Strong_20_Emphasis">Mengapa:</text:span> Mengenkapsulasi (membungkus) logika inti dari kalkulator (perhitungan dan output hasil) dalam satu modul terpisah. Membuat program utama tidak perlu tahu detail rumit perhitungan atau format tampilan hasil. </text:p>
                      </text:list-item>
                    </text:list>
                  </text:list-item>
                </text:list>
              </text:list-item>
              <text:list-item>
                <text:p text:style-name="P255"><text:span text:style-name="Strong_20_Emphasis">Manfaat Struktur Modular Ini:</text:span></text:p>
                <text:list>
                  <text:list-item>
                    <text:p text:style-name="P521"><text:span text:style-name="Strong_20_Emphasis">Fokus Jelas:</text:span> Setiap prosedur punya satu tanggung jawab utama. </text:p>
                  </text:list-item>
                  <text:list-item>
                    <text:p text:style-name="P521"><text:span text:style-name="Strong_20_Emphasis">Kode Utama Ringkas:</text:span> Blok <text:span text:style-name="Source_20_Text">begin...end.</text:span> utama akan lebih fokus pada alur kontrol (loop dan pemanggilan prosedur), bukan detail implementasi tiap langkah. </text:p>
                  </text:list-item>
                  <text:list-item>
                    <text:p text:style-name="P521"><text:span text:style-name="Strong_20_Emphasis">Perawatan Mudah:</text:span> Jika ada yang perlu diubah (misal, cara menampilkan hasil), kita tahu prosedur mana yang harus diedit tanpa mengganggu bagian lain. </text:p>
                  </text:list-item>
                  <text:list-item>
                    <text:p text:style-name="P255"><text:span text:style-name="Strong_20_Emphasis">Potensi Reusabilitas:</text:span> Prosedur seperti <text:span text:style-name="Source_20_Text">TampilkanMenu</text:span> atau <text:span text:style-name="Source_20_Text">MintaDuaAngka</text:span> mungkin bisa dipakai lagi di program lain (meski dalam contoh ini fokusnya pada struktur internal). </text:p>
                  </text:list-item>
                </text:list>
              </text:list-item>
            </text:list>
            <text:p text:style-name="Text_20_body"><text:soft-page-break/><text:span text:style-name="Strong_20_Emphasis">Kesimpulan Perencanaan:</text:span></text:p>
            <text:p text:style-name="Text_20_body">Oke, cetak biru kita sudah siap! Kita tahu fitur apa saja yang akan ada di kalkulator kita, bagaimana pengguna akan berinteraksi dengannya langkah demi langkah, dan bagaimana kita akan membagi tugas-tugasnya ke dalam prosedur-prosedur agar kode kita lebih terstruktur. Dengan perencanaan ini, kita jauh lebih siap untuk mulai menulis kode implementasinya!</text:p>
            <text:p text:style-name="Horizontal_20_Line"/>
            <text:p text:style-name="Text_20_body">Sudah siap untuk mulai mengetik kode berdasarkan rencana ini?</text:p>
            <text:p text:style-name="Text_20_body">Saya menunggu perintah "YAX" untuk lanjut ke <text:span text:style-name="Emphasis">prompt</text:span> Sub-bab 13.2.2 ("Implementasi Kode (Langkah demi Langkah)").</text:p>
          </text:section>
          <text:section text:style-name="Sect1" text:name="feedback-form-110">
            <text:p text:style-name="P285"/>
          </text:section>
        </text:section>
        <text:section text:style-name="Sect1" text:name="ee359c80fefca772">
          <text:p text:style-name="Text_20_body"/>
          <text:section text:style-name="Sect1" text:name="user-query-content-111">
            <text:p text:style-name="P541">yax </text:p>
          </text:section>
          <text:p text:style-name="P285">Tampilkan alur berpikir</text:p>
          <text:section text:style-name="Sect2" text:name="model-response-message-contentr_ee359c80fefca772">
            <text:p text:style-name="Text_20_body">Oke, mari kita mulai merakit Kalkulator Konsol Sederhana kita, langkah demi langkah, sesuai dengan rencana yang sudah kita buat!</text:p>
            <text:p text:style-name="Text_20_body"><text:span text:style-name="Emphasis">(Waktu saat ini: Minggu, 13 April 2025 pukul 4:11:39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3.2.2: Studi Kasus 1: Kalkulator Konsol Sederhana - Implementasi Kode (Langkah demi Langkah)</text:span></text:p>
            <text:p text:style-name="Text_20_body"><text:span text:style-name="Emphasis">(Prompt: "Buatkan panduan implementasi kode langkah demi langkah untuk studi kasus Kalkulator Konsol Sederhana, berdasarkan perencanaan sebelumnya. Jangan langsung berikan kode jadi, tetapi bangun secara bertahap...")</text:span></text:p>
            <text:p text:style-name="Horizontal_20_Line"/>
            <text:p text:style-name="Text_20_body">Sekarang saatnya menerjemahkan rencana kita menjadi kode Pascal yang sesungguhnya. Kita akan membangunnya bagian per bagian agar lebih mudah diikuti. Buka Lazarus IDE Anda dan buat proyek baru (atau gunakan yang sudah ada), lalu simpan dengan nama yang sesuai (misal: <text:span text:style-name="Source_20_Text">KalkulatorModular</text:span>).</text:p>
            <text:p text:style-name="Text_20_body"><text:span text:style-name="Strong_20_Emphasis">Langkah 1: Membuat Kerangka Program Utama &amp; Loop Pengulangan</text:span></text:p>
            <text:p text:style-name="Text_20_body">Pertama, kita siapkan 'cangkang' atau struktur dasar program kita. Kita tahu kita butuh loop agar kalkulator bisa digunakan berulang kali. Karena menu harus tampil minimal sekali, loop <text:span text:style-name="Source_20_Text">REPEAT...UNTIL</text:span> adalah pilihan yang baik.</text:p>
            <text:p text:style-name="Text_20_body">Delphi</text:p>
            <text:p text:style-name="Preformatted_20_Text"><text:span text:style-name="Source_20_Text">program KalkulatorDenganProsedur;</text:span></text:p>
            <text:p text:style-name="Preformatted_20_Text"/>
            <text:p text:style-name="Preformatted_20_Text"><text:span text:style-name="Source_20_Text">// Kita akan pakai Crt untuk ClrScr (bersihkan layar) dan ReadKey (baca 1 tombol)</text:span></text:p>
            <text:p text:style-name="Preformatted_20_Text"><text:soft-page-break/><text:span text:style-name="Source_20_Text">uses Crt;</text:span></text:p>
            <text:p text:style-name="Preformatted_20_Text"/>
            <text:p text:style-name="Preformatted_20_Text"><text:span text:style-name="Source_20_Text">var</text:span></text:p>
            <text:p text:style-name="Preformatted_20_Text"><text:span text:style-name="Source_20_Text"><text:s text:c="2"/>// Variabel untuk mengontrol alur utama</text:span></text:p>
            <text:p text:style-name="Preformatted_20_Text"><text:span text:style-name="Source_20_Text"><text:s text:c="2"/>PilihanUser : Char; // Menyimpan pilihan menu (0-4)</text:span></text:p>
            <text:p text:style-name="Preformatted_20_Text"><text:span text:style-name="Source_20_Text"><text:s text:c="2"/>Ulang <text:s text:c="6"/>: Char; // Menyimpan jawaban user (Y/T) untuk mengulang</text:span></text:p>
            <text:p text:style-name="Preformatted_20_Text"/>
            <text:p text:style-name="Preformatted_20_Text"><text:span text:style-name="Source_20_Text"><text:s text:c="2"/>// Variabel untuk menampung angka inputan (kita deklarasikan di sini)</text:span></text:p>
            <text:p text:style-name="Preformatted_20_Text"><text:span text:style-name="Source_20_Text"><text:s text:c="2"/>Bil1, Bil2 <text:s/>: Real;</text:span></text:p>
            <text:p text:style-name="Preformatted_20_Text"/>
            <text:p text:style-name="Preformatted_20_Text"><text:span text:style-name="Source_20_Text">// ====[ Nanti Definisi Prosedur ditaruh di sini ]====</text:span></text:p>
            <text:p text:style-name="Preformatted_20_Text"/>
            <text:p text:style-name="Preformatted_20_Text"><text:span text:style-name="Source_20_Text">// ====[ Program Utama Dimulai ]====</text:span></text:p>
            <text:p text:style-name="Preformatted_20_Text"><text:span text:style-name="Source_20_Text">begin // Awal blok program utama</text:span></text:p>
            <text:p text:style-name="Preformatted_20_Text"><text:span text:style-name="Source_20_Text"><text:s text:c="2"/>REPEAT // Mulai loop utama, pasti jalan minimal 1x</text:span></text:p>
            <text:p text:style-name="Preformatted_20_Text"/>
            <text:p text:style-name="Preformatted_20_Text"><text:span text:style-name="Source_20_Text"><text:s text:c="4"/>// Nanti di sini kita panggil prosedur tampil menu</text:span></text:p>
            <text:p text:style-name="Preformatted_20_Text"><text:span text:style-name="Source_20_Text"><text:s text:c="4"/>// Nanti di sini kita baca pilihan user</text:span></text:p>
            <text:p text:style-name="Preformatted_20_Text"><text:span text:style-name="Source_20_Text"><text:s text:c="4"/>// Nanti di sini kita proses pilihan user (minta angka, hitung, tampil)</text:span></text:p>
            <text:p text:style-name="Preformatted_20_Text"/>
            <text:p text:style-name="Preformatted_20_Text"><text:span text:style-name="Source_20_Text"><text:s text:c="4"/>Write('DEBUG: Loop utama selesai satu putaran.'); Readln; // Hapus ini nanti</text:span></text:p>
            <text:p text:style-name="Preformatted_20_Text"/>
            <text:p text:style-name="Preformatted_20_Text"><text:span text:style-name="Source_20_Text"><text:s text:c="4"/>// Tanya apakah mau mengulang (kecuali jika pilih keluar)</text:span></text:p>
            <text:p text:style-name="Preformatted_20_Text"><text:span text:style-name="Source_20_Text"><text:s text:c="4"/>if PilihanUser &lt;&gt; '0' then // Hanya tanya jika tidak memilih keluar</text:span></text:p>
            <text:p text:style-name="Preformatted_20_Text"><text:span text:style-name="Source_20_Text"><text:s text:c="4"/>begin</text:span></text:p>
            <text:p text:style-name="Preformatted_20_Text"><text:span text:style-name="Source_20_Text"><text:s text:c="6"/>Write('Hitung lagi (Y/T)? ');</text:span></text:p>
            <text:p text:style-name="Preformatted_20_Text"><text:span text:style-name="Source_20_Text"><text:s text:c="6"/>Ulang := ReadKey;</text:span></text:p>
            <text:p text:style-name="Preformatted_20_Text"><text:span text:style-name="Source_20_Text"><text:s text:c="6"/>Writeln(Ulang); // Tampilkan jawaban user</text:span></text:p>
            <text:p text:style-name="Preformatted_20_Text"><text:span text:style-name="Source_20_Text"><text:s text:c="4"/>end</text:span></text:p>
            <text:p text:style-name="Preformatted_20_Text"><text:span text:style-name="Source_20_Text"><text:s text:c="4"/>else</text:span></text:p>
            <text:p text:style-name="Preformatted_20_Text"><text:span text:style-name="Source_20_Text"><text:s text:c="6"/>Ulang := 'T'; // Jika pilih 0, otomatis set Ulang ke 'T' agar loop berhenti</text:span></text:p>
            <text:p text:style-name="Preformatted_20_Text"/>
            <text:p text:style-name="Preformatted_20_Text"><text:span text:style-name="Source_20_Text"><text:s text:c="2"/>// Kondisi berhenti loop: ulangi SAMPAI user menjawab BUKAN 'Y' atau 'y'</text:span></text:p>
            <text:p text:style-name="Preformatted_20_Text"><text:span text:style-name="Source_20_Text"><text:s text:c="2"/>UNTIL Uppercase(Ulang) &lt;&gt; 'Y';</text:span></text:p>
            <text:p text:style-name="Preformatted_20_Text"/>
            <text:p text:style-name="Preformatted_20_Text"><text:span text:style-name="Source_20_Text"><text:s text:c="2"/>Writeln;</text:span></text:p>
            <text:p text:style-name="Preformatted_20_Text"><text:span text:style-name="Source_20_Text"><text:s text:c="2"/>Writeln('Terima kasih telah menggunakan kalkulator ini!');</text:span></text:p>
            <text:p text:style-name="Preformatted_20_Text"><text:span text:style-name="Source_20_Text"><text:s text:c="2"/>// ReadKey atau Readln tambahan mungkin tidak perlu karena ReadKey terakhir sudah menjeda</text:span></text:p>
            <text:p text:style-name="Preformatted_20_Text"><text:span text:style-name="Source_20_Text"><text:s text:c="2"/>// Readln;</text:span></text:p>
            <text:p text:style-name="Preformatted_20_Text"/>
            <text:p text:style-name="P602"><text:span text:style-name="Source_20_Text">end. // Akhir program utama (pakai titik!)</text:span></text:p>
            <text:list xml:id="list1429805220595027423" text:style-name="L256">
              <text:list-item>
                <text:p text:style-name="P256"><text:span text:style-name="Strong_20_Emphasis">Penjelasan Langkah 1:</text:span> Kita sudah membuat kerangka dasar dengan <text:span text:style-name="Source_20_Text">program</text:span>, <text:span text:style-name="Source_20_Text">uses Crt</text:span>, <text:span text:style-name="Source_20_Text">var</text:span> untuk <text:span text:style-name="Source_20_Text">PilihanUser</text:span> dan <text:span text:style-name="Source_20_Text">Ulang</text:span>, serta loop <text:span text:style-name="Source_20_Text">REPEAT...UNTIL</text:span>. Loop ini akan terus berjalan sampai pengguna tidak menjawab 'Y' atau 'y' saat ditanya ulang (atau jika memilih '0'). Kita juga sudah mendeklarasikan <text:span text:style-name="Source_20_Text">Bil1</text:span> dan <text:span text:style-name="Source_20_Text">Bil2</text:span> di sini. <text:span text:style-name="Emphasis">Saat ini, jika Anda kompilasi dan </text:span><text:soft-page-break/><text:span text:style-name="Emphasis">jalankan (F9), program akan berjalan dalam loop tak terbatas (karena </text:span><text:span text:style-name="Emphasis"><text:span text:style-name="Source_20_Text">PilihanUser</text:span></text:span><text:span text:style-name="Emphasis"> belum diisi) atau berhenti setelah satu kali (jika </text:span><text:span text:style-name="Emphasis"><text:span text:style-name="Source_20_Text">PilihanUser</text:span></text:span><text:span text:style-name="Emphasis"> kebetulan bukan '0'). Abaikan itu dulu.</text:span> </text:p>
              </text:list-item>
            </text:list>
            <text:p text:style-name="Text_20_body"><text:span text:style-name="Strong_20_Emphasis">Langkah 2: Implementasi dan Panggil </text:span><text:span text:style-name="Strong_20_Emphasis"><text:span text:style-name="Source_20_Text">procedure TampilkanMenu;</text:span></text:span></text:p>
            <text:p text:style-name="Text_20_body">Sekarang, mari kita buat prosedur untuk menampilkan menu. Tulis definisi prosedur ini <text:span text:style-name="Strong_20_Emphasis">sebelum</text:span> <text:span text:style-name="Source_20_Text">begin</text:span> utama:</text:p>
            <text:p text:style-name="Text_20_body">Delphi</text:p>
            <text:p text:style-name="Preformatted_20_Text"><text:span text:style-name="Source_20_Text">// ====[ Definisi Prosedur dan Fungsi ]====</text:span></text:p>
            <text:p text:style-name="Preformatted_20_Text"/>
            <text:p text:style-name="Preformatted_20_Text"><text:span text:style-name="Source_20_Text">procedure TampilkanMenu;</text:span></text:p>
            <text:p text:style-name="Preformatted_20_Text"><text:span text:style-name="Source_20_Text">begin</text:span></text:p>
            <text:p text:style-name="Preformatted_20_Text"><text:span text:style-name="Source_20_Text"><text:s text:c="2"/>Writeln('=============================');</text:span></text:p>
            <text:p text:style-name="Preformatted_20_Text"><text:span text:style-name="Source_20_Text"><text:s text:c="2"/>Writeln(' <text:s text:c="2"/>KALKULATOR PROSEDURAL V1 <text:s/>');</text:span></text:p>
            <text:p text:style-name="Preformatted_20_Text"><text:span text:style-name="Source_20_Text"><text:s text:c="2"/>Writeln('=============================');</text:span></text:p>
            <text:p text:style-name="Preformatted_20_Text"><text:span text:style-name="Source_20_Text"><text:s text:c="2"/>Writeln('[1] Penjumlahan (+)' );</text:span></text:p>
            <text:p text:style-name="Preformatted_20_Text"><text:span text:style-name="Source_20_Text"><text:s text:c="2"/>Writeln('[2] Pengurangan (-)' );</text:span></text:p>
            <text:p text:style-name="Preformatted_20_Text"><text:span text:style-name="Source_20_Text"><text:s text:c="2"/>Writeln('[3] Perkalian <text:s text:c="2"/>(*)' );</text:span></text:p>
            <text:p text:style-name="Preformatted_20_Text"><text:span text:style-name="Source_20_Text"><text:s text:c="2"/>Writeln('[4] Pembagian <text:s text:c="2"/>(/)' );</text:span></text:p>
            <text:p text:style-name="Preformatted_20_Text"><text:span text:style-name="Source_20_Text"><text:s text:c="2"/>Writeln('[0] Keluar Program');</text:span></text:p>
            <text:p text:style-name="Preformatted_20_Text"><text:span text:style-name="Source_20_Text"><text:s text:c="2"/>Writeln('-----------------------------');</text:span></text:p>
            <text:p text:style-name="Preformatted_20_Text"><text:span text:style-name="Source_20_Text">end; // Akhir TampilkanMenu;</text:span></text:p>
            <text:p text:style-name="Preformatted_20_Text"/>
            <text:p text:style-name="P602"><text:span text:style-name="Source_20_Text">// ... (Definisi prosedur lain nanti) ...</text:span></text:p>
            <text:p text:style-name="Text_20_body">Lalu, <text:span text:style-name="Strong_20_Emphasis">panggil</text:span> prosedur ini di dalam loop <text:span text:style-name="Source_20_Text">REPEAT</text:span> di program utama, tepat setelah <text:span text:style-name="Source_20_Text">ClrScr</text:span> (jika Anda ingin layar bersih setiap kali menu muncul):</text:p>
            <text:p text:style-name="Text_20_body">Delphi</text:p>
            <text:p text:style-name="Preformatted_20_Text"><text:span text:style-name="Source_20_Text"><text:s text:c="2"/>// ... (program, uses Crt, var) ...</text:span></text:p>
            <text:p text:style-name="Preformatted_20_Text"><text:span text:style-name="Source_20_Text"><text:s text:c="2"/>// ... (definisi TampilkanMenu) ...</text:span></text:p>
            <text:p text:style-name="Preformatted_20_Text"><text:span text:style-name="Source_20_Text">begin // Program Utama</text:span></text:p>
            <text:p text:style-name="Preformatted_20_Text"><text:span text:style-name="Source_20_Text"><text:s text:c="2"/>REPEAT</text:span></text:p>
            <text:p text:style-name="Preformatted_20_Text"><text:span text:style-name="Source_20_Text"><text:s text:c="4"/>ClrScr; // Bersihkan layar (dari Crt)</text:span></text:p>
            <text:p text:style-name="Preformatted_20_Text"><text:span text:style-name="Source_20_Text"><text:s text:c="4"/>TampilkanMenu; // &lt;-- Panggil prosedur TampilkanMenu di sini!</text:span></text:p>
            <text:p text:style-name="Preformatted_20_Text"/>
            <text:p text:style-name="Preformatted_20_Text"><text:span text:style-name="Source_20_Text"><text:s text:c="4"/>// Baca pilihan user</text:span></text:p>
            <text:p text:style-name="Preformatted_20_Text"><text:span text:style-name="Source_20_Text"><text:s text:c="4"/>Write('Pilih Operasi (0-4): ');</text:span></text:p>
            <text:p text:style-name="Preformatted_20_Text"><text:span text:style-name="Source_20_Text"><text:s text:c="4"/>PilihanUser := ReadKey; Writeln(PilihanUser); // Baca 1 karakter</text:span></text:p>
            <text:p text:style-name="Preformatted_20_Text"/>
            <text:p text:style-name="Preformatted_20_Text"><text:span text:style-name="Source_20_Text"><text:s text:c="4"/>// ... (Proses pilihan akan ditambahkan di langkah berikutnya) ...</text:span></text:p>
            <text:p text:style-name="Preformatted_20_Text"/>
            <text:p text:style-name="Preformatted_20_Text"><text:span text:style-name="Source_20_Text"><text:s text:c="4"/>// Hapus Writeln DEBUG tadi</text:span></text:p>
            <text:p text:style-name="Preformatted_20_Text"><text:span text:style-name="Source_20_Text"><text:s text:c="4"/>// Write('DEBUG: Loop utama selesai satu putaran.'); Readln;</text:span></text:p>
            <text:p text:style-name="Preformatted_20_Text"/>
            <text:p text:style-name="Preformatted_20_Text"><text:span text:style-name="Source_20_Text"><text:s text:c="4"/>// Tanya apakah mau mengulang ... (kode tanya ulang tetap sama) ...</text:span></text:p>
            <text:p text:style-name="Preformatted_20_Text"><text:span text:style-name="Source_20_Text"><text:s text:c="2"/>UNTIL Uppercase(Ulang) &lt;&gt; 'Y';</text:span></text:p>
            <text:p text:style-name="Preformatted_20_Text"/>
            <text:p text:style-name="Preformatted_20_Text"><text:span text:style-name="Source_20_Text"><text:s text:c="2"/>Writeln;</text:span></text:p>
            <text:p text:style-name="Preformatted_20_Text"><text:span text:style-name="Source_20_Text"><text:s text:c="2"/>Writeln('Terima kasih telah menggunakan kalkulator ini!');</text:span></text:p>
            <text:p text:style-name="P602"><text:soft-page-break/><text:span text:style-name="Source_20_Text">end.</text:span></text:p>
            <text:list xml:id="list4124722057278825358" text:style-name="L257">
              <text:list-item>
                <text:p text:style-name="P257"><text:span text:style-name="Strong_20_Emphasis">Penjelasan Langkah 2:</text:span> Kita sudah memisahkan logika tampilan menu ke dalam <text:span text:style-name="Source_20_Text">TampilkanMenu</text:span>. Program utama tinggal memanggilnya. <text:span text:style-name="Emphasis">Jika Anda compile dan run sekarang (F9), menu akan tampil berulang kali sampai Anda menekan selain 'Y'/'y' saat ditanya ulang.</text:span> </text:p>
              </text:list-item>
            </text:list>
            <text:p text:style-name="Text_20_body"><text:span text:style-name="Strong_20_Emphasis">Langkah 3: Implementasi dan Panggil </text:span><text:span text:style-name="Strong_20_Emphasis"><text:span text:style-name="Source_20_Text">procedure MintaDuaAngka(var A, B: Real);</text:span></text:span></text:p>
            <text:p text:style-name="Text_20_body">Kita buat prosedur untuk meminta input dua angka. Ingat parameter <text:span text:style-name="Source_20_Text">var</text:span> agar nilai bisa dikembalikan. Tulis definisinya <text:span text:style-name="Strong_20_Emphasis">sebelum</text:span> <text:span text:style-name="Source_20_Text">begin</text:span> utama (bisa setelah definisi <text:span text:style-name="Source_20_Text">TampilkanMenu</text:span>):</text:p>
            <text:p text:style-name="Text_20_body">Delphi</text:p>
            <text:p text:style-name="Preformatted_20_Text"><text:span text:style-name="Source_20_Text">// ... (definisi TampilkanMenu) ...</text:span></text:p>
            <text:p text:style-name="Preformatted_20_Text"/>
            <text:p text:style-name="Preformatted_20_Text"><text:span text:style-name="Source_20_Text">procedure MintaDuaAngka(var Angka1, Angka2: Real);</text:span></text:p>
            <text:p text:style-name="Preformatted_20_Text"><text:span text:style-name="Source_20_Text">begin</text:span></text:p>
            <text:p text:style-name="Preformatted_20_Text"><text:span text:style-name="Source_20_Text"><text:s text:c="2"/>Write(' -&gt; Masukkan angka pertama : '); Readln(Angka1);</text:span></text:p>
            <text:p text:style-name="Preformatted_20_Text"><text:span text:style-name="Source_20_Text"><text:s text:c="2"/>Write(' -&gt; Masukkan angka kedua <text:s text:c="2"/>: '); Readln(Angka2);</text:span></text:p>
            <text:p text:style-name="Preformatted_20_Text"><text:span text:style-name="Source_20_Text">end; // Akhir MintaDuaAngka;</text:span></text:p>
            <text:p text:style-name="Preformatted_20_Text"/>
            <text:p text:style-name="P602"><text:span text:style-name="Source_20_Text">// ... (definisi prosedur lain nanti) ...</text:span></text:p>
            <text:p text:style-name="Text_20_body">Sekarang, di program utama, kita tambahkan logika <text:span text:style-name="Source_20_Text">IF</text:span> untuk hanya meminta angka jika pilihan valid ('1' sampai '4'), lalu panggil prosedur ini:</text:p>
            <text:p text:style-name="Text_20_body">Delphi</text:p>
            <text:p text:style-name="Preformatted_20_Text"><text:span text:style-name="Source_20_Text"><text:s text:c="2"/>// ... (program, uses, var, definisi prosedur) ...</text:span></text:p>
            <text:p text:style-name="Preformatted_20_Text"><text:span text:style-name="Source_20_Text">begin // Program Utama</text:span></text:p>
            <text:p text:style-name="Preformatted_20_Text"><text:span text:style-name="Source_20_Text"><text:s text:c="2"/>REPEAT</text:span></text:p>
            <text:p text:style-name="Preformatted_20_Text"><text:span text:style-name="Source_20_Text"><text:s text:c="4"/>ClrScr;</text:span></text:p>
            <text:p text:style-name="Preformatted_20_Text"><text:span text:style-name="Source_20_Text"><text:s text:c="4"/>TampilkanMenu;</text:span></text:p>
            <text:p text:style-name="Preformatted_20_Text"/>
            <text:p text:style-name="Preformatted_20_Text"><text:span text:style-name="Source_20_Text"><text:s text:c="4"/>Write('Pilih Operasi (0-4): ');</text:span></text:p>
            <text:p text:style-name="Preformatted_20_Text"><text:span text:style-name="Source_20_Text"><text:s text:c="4"/>PilihanUser := ReadKey; Writeln(PilihanUser);</text:span></text:p>
            <text:p text:style-name="Preformatted_20_Text"/>
            <text:p text:style-name="Preformatted_20_Text"><text:span text:style-name="Source_20_Text"><text:s text:c="4"/>// Proses hanya jika pilihan adalah operasi valid (1-4)</text:span></text:p>
            <text:p text:style-name="Preformatted_20_Text"><text:span text:style-name="Source_20_Text"><text:s text:c="4"/>IF (PilihanUser &gt;= '1') AND (PilihanUser &lt;= '4') THEN</text:span></text:p>
            <text:p text:style-name="Preformatted_20_Text"><text:span text:style-name="Source_20_Text"><text:s text:c="4"/>begin</text:span></text:p>
            <text:p text:style-name="Preformatted_20_Text"><text:span text:style-name="Source_20_Text"><text:s text:c="6"/>MintaDuaAngka(Bil1, Bil2); // &lt;-- Panggil prosedur minta input!</text:span></text:p>
            <text:p text:style-name="Preformatted_20_Text"><text:span text:style-name="Source_20_Text"><text:s text:c="6"/>// Sekarang Bil1 dan Bil2 di sini sudah terisi nilai dari user</text:span></text:p>
            <text:p text:style-name="Preformatted_20_Text"/>
            <text:p text:style-name="Preformatted_20_Text"><text:span text:style-name="Source_20_Text"><text:s text:c="6"/>// ... (Nanti panggil HitungDanTampilkan di sini) ...</text:span></text:p>
            <text:p text:style-name="Preformatted_20_Text"/>
            <text:p text:style-name="Preformatted_20_Text"><text:span text:style-name="Source_20_Text"><text:s text:c="6"/>Writeln; // Beri jarak sebelum tanya ulang</text:span></text:p>
            <text:p text:style-name="Preformatted_20_Text"><text:span text:style-name="Source_20_Text"><text:s text:c="6"/>Write('Tekan Enter untuk lanjut...'); Readln; // Jeda setelah hasil/aksi</text:span></text:p>
            <text:p text:style-name="Preformatted_20_Text"><text:span text:style-name="Source_20_Text"><text:s text:c="4"/>end</text:span></text:p>
            <text:p text:style-name="Preformatted_20_Text"><text:span text:style-name="Source_20_Text"><text:s text:c="4"/>ELSE IF PilihanUser = '0' THEN // Tangani pilihan keluar</text:span></text:p>
            <text:p text:style-name="Preformatted_20_Text"><text:span text:style-name="Source_20_Text"><text:s text:c="7"/>Writeln('Keluar dari kalkulator...')</text:span></text:p>
            <text:p text:style-name="Preformatted_20_Text"><text:soft-page-break/><text:span text:style-name="Source_20_Text"><text:s text:c="4"/>ELSE // Tangani pilihan tidak valid</text:span></text:p>
            <text:p text:style-name="Preformatted_20_Text"><text:span text:style-name="Source_20_Text"><text:s text:c="4"/>begin</text:span></text:p>
            <text:p text:style-name="Preformatted_20_Text"><text:span text:style-name="Source_20_Text"><text:s text:c="7"/>Writeln('Pilihan operasi tidak dikenal!');</text:span></text:p>
            <text:p text:style-name="Preformatted_20_Text"><text:span text:style-name="Source_20_Text"><text:s text:c="7"/>Write('Tekan Enter untuk lanjut...'); Readln; // Jeda</text:span></text:p>
            <text:p text:style-name="Preformatted_20_Text"><text:span text:style-name="Source_20_Text"><text:s text:c="4"/>end;</text:span></text:p>
            <text:p text:style-name="Preformatted_20_Text"/>
            <text:p text:style-name="Preformatted_20_Text"><text:span text:style-name="Source_20_Text"><text:s text:c="4"/>// Tanya ulang ... (kode tanya ulang tetap sama, tapi mungkin perlu disesuaikan sedikit) ...</text:span></text:p>
            <text:p text:style-name="Preformatted_20_Text"><text:span text:style-name="Source_20_Text"><text:s text:c="4"/>// Kita modifikasi agar hanya tanya jika tidak keluar</text:span></text:p>
            <text:p text:style-name="Preformatted_20_Text"><text:span text:style-name="Source_20_Text"><text:s text:c="4"/>if PilihanUser &lt;&gt; '0' then</text:span></text:p>
            <text:p text:style-name="Preformatted_20_Text"><text:span text:style-name="Source_20_Text"><text:s text:c="4"/>begin</text:span></text:p>
            <text:p text:style-name="Preformatted_20_Text"><text:span text:style-name="Source_20_Text"><text:s text:c="6"/>Write('Hitung lagi (Y/T)? ');</text:span></text:p>
            <text:p text:style-name="Preformatted_20_Text"><text:span text:style-name="Source_20_Text"><text:s text:c="6"/>Ulang := ReadKey;</text:span></text:p>
            <text:p text:style-name="Preformatted_20_Text"><text:span text:style-name="Source_20_Text"><text:s text:c="6"/>Writeln(Ulang);</text:span></text:p>
            <text:p text:style-name="Preformatted_20_Text"><text:span text:style-name="Source_20_Text"><text:s text:c="4"/>end else</text:span></text:p>
            <text:p text:style-name="Preformatted_20_Text"><text:span text:style-name="Source_20_Text"><text:s text:c="6"/>Ulang := 'T'; // Otomatis tidak ulang jika pilih 0</text:span></text:p>
            <text:p text:style-name="Preformatted_20_Text"/>
            <text:p text:style-name="Preformatted_20_Text"><text:span text:style-name="Source_20_Text"><text:s text:c="2"/>UNTIL Uppercase(Ulang) &lt;&gt; 'Y'; // Kondisi berhenti tetap</text:span></text:p>
            <text:p text:style-name="Preformatted_20_Text"/>
            <text:p text:style-name="Preformatted_20_Text"><text:span text:style-name="Source_20_Text"><text:s text:c="2"/>Writeln;</text:span></text:p>
            <text:p text:style-name="Preformatted_20_Text"><text:span text:style-name="Source_20_Text"><text:s text:c="2"/>Writeln('Terima kasih telah menggunakan kalkulator ini!');</text:span></text:p>
            <text:p text:style-name="P602"><text:span text:style-name="Source_20_Text">end.</text:span></text:p>
            <text:list xml:id="list4077888971627578607" text:style-name="L258">
              <text:list-item>
                <text:p text:style-name="P258"><text:span text:style-name="Strong_20_Emphasis">Penjelasan Langkah 3:</text:span> Logika <text:span text:style-name="Source_20_Text">IF</text:span> ditambahkan untuk membedakan aksi berdasarkan <text:span text:style-name="Source_20_Text">PilihanUser</text:span>. Jika pilihannya 1-4, prosedur <text:span text:style-name="Source_20_Text">MintaDuaAngka</text:span> dipanggil. Karena <text:span text:style-name="Source_20_Text">Bil1</text:span> dan <text:span text:style-name="Source_20_Text">Bil2</text:span> dikirim sebagai argumen untuk parameter <text:span text:style-name="Source_20_Text">var</text:span>, maka setelah <text:span text:style-name="Source_20_Text">MintaDuaAngka</text:span> selesai, <text:span text:style-name="Source_20_Text">Bil1</text:span> dan <text:span text:style-name="Source_20_Text">Bil2</text:span> di program utama akan berisi nilai yang diinput pengguna. Kita juga tambahkan penanganan untuk pilihan '0' dan pilihan tidak valid. Logika tanya ulang disesuaikan agar tidak muncul jika user pilih keluar. </text:p>
              </text:list-item>
            </text:list>
            <text:p text:style-name="Text_20_body"><text:span text:style-name="Strong_20_Emphasis">Langkah 4: Implementasi dan Panggil </text:span><text:span text:style-name="Strong_20_Emphasis"><text:span text:style-name="Source_20_Text">procedure HitungDanTampilkan(A, B: Real; Operasi: Char);</text:span></text:span></text:p>
            <text:p text:style-name="Text_20_body">Terakhir, kita buat prosedur inti yang melakukan perhitungan dan menampilkan hasil. Tulis definisinya <text:span text:style-name="Strong_20_Emphasis">sebelum</text:span> <text:span text:style-name="Source_20_Text">begin</text:span> utama:</text:p>
            <text:p text:style-name="Text_20_body">Delphi</text:p>
            <text:p text:style-name="Preformatted_20_Text"><text:span text:style-name="Source_20_Text">// ... (definisi TampilkanMenu, MintaDuaAngka) ...</text:span></text:p>
            <text:p text:style-name="Preformatted_20_Text"/>
            <text:p text:style-name="Preformatted_20_Text"><text:span text:style-name="Source_20_Text">procedure HitungDanTampilkan(A, B: Real; Operasi: Char);</text:span></text:p>
            <text:p text:style-name="Preformatted_20_Text"><text:span text:style-name="Source_20_Text">var</text:span></text:p>
            <text:p text:style-name="Preformatted_20_Text"><text:span text:style-name="Source_20_Text"><text:s text:c="2"/>Hasil: Real;</text:span></text:p>
            <text:p text:style-name="Preformatted_20_Text"><text:span text:style-name="Source_20_Text"><text:s text:c="2"/>OperasiValid: Boolean;</text:span></text:p>
            <text:p text:style-name="Preformatted_20_Text"><text:span text:style-name="Source_20_Text">begin</text:span></text:p>
            <text:p text:style-name="Preformatted_20_Text"><text:span text:style-name="Source_20_Text"><text:s text:c="2"/>OperasiValid := True; // Asumsikan valid</text:span></text:p>
            <text:p text:style-name="Preformatted_20_Text"><text:span text:style-name="Source_20_Text"><text:s text:c="2"/>CASE Operasi OF</text:span></text:p>
            <text:p text:style-name="Preformatted_20_Text"><text:span text:style-name="Source_20_Text"><text:s text:c="4"/>'1': Hasil := A + B;</text:span></text:p>
            <text:p text:style-name="Preformatted_20_Text"><text:span text:style-name="Source_20_Text"><text:s text:c="4"/>'2': Hasil := A - B;</text:span></text:p>
            <text:p text:style-name="Preformatted_20_Text"><text:span text:style-name="Source_20_Text"><text:s text:c="4"/>'3': Hasil := A * B;</text:span></text:p>
            <text:p text:style-name="Preformatted_20_Text"><text:span text:style-name="Source_20_Text"><text:s text:c="4"/>'4': // Pembagian</text:span></text:p>
            <text:p text:style-name="Preformatted_20_Text"><text:span text:style-name="Source_20_Text"><text:s text:c="7"/>begin</text:span></text:p>
            <text:p text:style-name="Preformatted_20_Text"><text:span text:style-name="Source_20_Text"><text:s text:c="9"/>IF B &lt;&gt; 0 THEN</text:span></text:p>
            <text:p text:style-name="Preformatted_20_Text"><text:soft-page-break/><text:span text:style-name="Source_20_Text"><text:s text:c="11"/>Hasil := A / B</text:span></text:p>
            <text:p text:style-name="Preformatted_20_Text"><text:span text:style-name="Source_20_Text"><text:s text:c="9"/>ELSE</text:span></text:p>
            <text:p text:style-name="Preformatted_20_Text"><text:span text:style-name="Source_20_Text"><text:s text:c="9"/>begin</text:span></text:p>
            <text:p text:style-name="Preformatted_20_Text"><text:span text:style-name="Source_20_Text"><text:s text:c="11"/>Writeln('KESALAHAN: Tidak bisa melakukan pembagian dengan nol!');</text:span></text:p>
            <text:p text:style-name="Preformatted_20_Text"><text:span text:style-name="Source_20_Text"><text:s text:c="11"/>OperasiValid := False; // Tandai tidak valid</text:span></text:p>
            <text:p text:style-name="Preformatted_20_Text"><text:span text:style-name="Source_20_Text"><text:s text:c="9"/>end;</text:span></text:p>
            <text:p text:style-name="Preformatted_20_Text"><text:span text:style-name="Source_20_Text"><text:s text:c="7"/>end;</text:span></text:p>
            <text:p text:style-name="Preformatted_20_Text"><text:span text:style-name="Source_20_Text"><text:s text:c="2"/>END; // Akhir CASE</text:span></text:p>
            <text:p text:style-name="Preformatted_20_Text"/>
            <text:p text:style-name="Preformatted_20_Text"><text:span text:style-name="Source_20_Text"><text:s text:c="2"/>// Tampilkan hasil hanya jika operasi valid</text:span></text:p>
            <text:p text:style-name="Preformatted_20_Text"><text:span text:style-name="Source_20_Text"><text:s text:c="2"/>IF OperasiValid THEN</text:span></text:p>
            <text:p text:style-name="Preformatted_20_Text"><text:span text:style-name="Source_20_Text"><text:s text:c="2"/>begin</text:span></text:p>
            <text:p text:style-name="Preformatted_20_Text"><text:span text:style-name="Source_20_Text"><text:s text:c="5"/>Write(' <text:s text:c="3"/>Hasil: ');</text:span></text:p>
            <text:p text:style-name="Preformatted_20_Text"><text:span text:style-name="Source_20_Text"><text:s text:c="5"/>Write(A:0:2);</text:span></text:p>
            <text:p text:style-name="Preformatted_20_Text"><text:span text:style-name="Source_20_Text"><text:s text:c="5"/>CASE Operasi OF</text:span></text:p>
            <text:p text:style-name="Preformatted_20_Text"><text:span text:style-name="Source_20_Text"><text:s text:c="7"/>'1': Write(' + ');</text:span></text:p>
            <text:p text:style-name="Preformatted_20_Text"><text:span text:style-name="Source_20_Text"><text:s text:c="7"/>'2': Write(' - ');</text:span></text:p>
            <text:p text:style-name="Preformatted_20_Text"><text:span text:style-name="Source_20_Text"><text:s text:c="7"/>'3': Write(' * ');</text:span></text:p>
            <text:p text:style-name="Preformatted_20_Text"><text:span text:style-name="Source_20_Text"><text:s text:c="7"/>'4': Write(' / ');</text:span></text:p>
            <text:p text:style-name="Preformatted_20_Text"><text:span text:style-name="Source_20_Text"><text:s text:c="5"/>END;</text:span></text:p>
            <text:p text:style-name="Preformatted_20_Text"><text:span text:style-name="Source_20_Text"><text:s text:c="5"/>Writeln(B:0:2, ' = ', Hasil:0:2);</text:span></text:p>
            <text:p text:style-name="Preformatted_20_Text"><text:span text:style-name="Source_20_Text"><text:s text:c="2"/>end;</text:span></text:p>
            <text:p text:style-name="P602"><text:span text:style-name="Source_20_Text">end; // Akhir HitungDanTampilkan;</text:span></text:p>
            <text:p text:style-name="Text_20_body">Lalu, panggil prosedur ini dari dalam blok <text:span text:style-name="Source_20_Text">IF (PilihanUser &gt;= '1') AND (PilihanUser &lt;= '4')</text:span> di program utama, <text:span text:style-name="Strong_20_Emphasis">setelah</text:span> memanggil <text:span text:style-name="Source_20_Text">MintaDuaAngka</text:span>:</text:p>
            <text:p text:style-name="Text_20_body">Delphi</text:p>
            <text:p text:style-name="Preformatted_20_Text"><text:span text:style-name="Source_20_Text"><text:s text:c="4"/>// ... (IF PilihanUser valid ...)</text:span></text:p>
            <text:p text:style-name="Preformatted_20_Text"><text:span text:style-name="Source_20_Text"><text:s text:c="4"/>begin</text:span></text:p>
            <text:p text:style-name="Preformatted_20_Text"><text:span text:style-name="Source_20_Text"><text:s text:c="6"/>MintaDuaAngka(Bil1, Bil2); // Dapat input</text:span></text:p>
            <text:p text:style-name="Preformatted_20_Text"><text:span text:style-name="Source_20_Text"><text:s text:c="6"/>Writeln; // Jarak</text:span></text:p>
            <text:p text:style-name="Preformatted_20_Text"><text:span text:style-name="Source_20_Text"><text:s text:c="6"/>HitungDanTampilkan(Bil1, Bil2, PilihanUser); // &lt;-- Panggil hitung &amp; tampil!</text:span></text:p>
            <text:p text:style-name="Preformatted_20_Text"><text:span text:style-name="Source_20_Text"><text:s text:c="6"/>Writeln;</text:span></text:p>
            <text:p text:style-name="Preformatted_20_Text"><text:span text:style-name="Source_20_Text"><text:s text:c="6"/>// Write('Tekan Enter untuk lanjut...'); Readln; // Pindahkan ke luar IF ini</text:span></text:p>
            <text:p text:style-name="Preformatted_20_Text"><text:span text:style-name="Source_20_Text"><text:s text:c="4"/>end</text:span></text:p>
            <text:p text:style-name="Preformatted_20_Text"><text:span text:style-name="Source_20_Text"><text:s text:c="4"/>// ... (ELSE IF dan ELSE) ...</text:span></text:p>
            <text:p text:style-name="Preformatted_20_Text"/>
            <text:p text:style-name="Preformatted_20_Text"><text:span text:style-name="Source_20_Text"><text:s text:c="4"/>// Jeda dan Tanya Ulang sekarang di luar IF/ELSE IF/ELSE utama</text:span></text:p>
            <text:p text:style-name="Preformatted_20_Text"><text:span text:style-name="Source_20_Text"><text:s text:c="4"/>if PilihanUser &lt;&gt; '0' then</text:span></text:p>
            <text:p text:style-name="Preformatted_20_Text"><text:span text:style-name="Source_20_Text"><text:s text:c="4"/>begin</text:span></text:p>
            <text:p text:style-name="Preformatted_20_Text"><text:span text:style-name="Source_20_Text"><text:s text:c="6"/>Write('Tekan Enter untuk lanjut...'); Readln; // Jeda umum</text:span></text:p>
            <text:p text:style-name="Preformatted_20_Text"><text:span text:style-name="Source_20_Text"><text:s text:c="6"/>Write('Hitung lagi (Y/T)? ');</text:span></text:p>
            <text:p text:style-name="Preformatted_20_Text"><text:span text:style-name="Source_20_Text"><text:s text:c="6"/>Ulang := ReadKey;</text:span></text:p>
            <text:p text:style-name="Preformatted_20_Text"><text:span text:style-name="Source_20_Text"><text:s text:c="6"/>Writeln(Ulang);</text:span></text:p>
            <text:p text:style-name="Preformatted_20_Text"><text:span text:style-name="Source_20_Text"><text:s text:c="4"/>end else</text:span></text:p>
            <text:p text:style-name="Preformatted_20_Text"><text:span text:style-name="Source_20_Text"><text:s text:c="6"/>Ulang := 'T';</text:span></text:p>
            <text:p text:style-name="P602"><text:span text:style-name="Source_20_Text"><text:s text:c="2"/>// ... (UNTIL) ...</text:span></text:p>
            <text:list xml:id="list3822226535174668884" text:style-name="L259">
              <text:list-item>
                <text:p text:style-name="P259"><text:soft-page-break/><text:span text:style-name="Strong_20_Emphasis">Penjelasan Langkah 4:</text:span> Definisi <text:span text:style-name="Source_20_Text">HitungDanTampilkan</text:span> dibuat, lengkap dengan logika <text:span text:style-name="Source_20_Text">CASE</text:span> untuk memilih operasi dan <text:span text:style-name="Source_20_Text">IF</text:span> di dalamnya untuk menangani pembagian nol. Di program utama, kita memanggilnya dengan memberikan <text:span text:style-name="Source_20_Text">Bil1</text:span>, <text:span text:style-name="Source_20_Text">Bil2</text:span>, dan <text:span text:style-name="Source_20_Text">PilihanUser</text:span> sebagai argumen (parameter nilai). Kita juga sedikit mengatur ulang jeda <text:span text:style-name="Source_20_Text">Readln</text:span> agar lebih konsisten. </text:p>
              </text:list-item>
            </text:list>
            <text:p text:style-name="Text_20_body"><text:span text:style-name="Strong_20_Emphasis">Langkah 5, 6, 7 (Sudah Ter-cover)</text:span></text:p>
            <text:p text:style-name="Text_20_body">Dengan menambahkan pemanggilan <text:span text:style-name="Source_20_Text">HitungDanTampilkan</text:span> tadi, kita sebenarnya sudah meng-cover Langkah 5 (menggunakan <text:span text:style-name="Source_20_Text">CASE</text:span> di dalam prosedur), Langkah 6 (menampilkan hasil, juga di dalam prosedur), dan Langkah 7 (logika tanya ulang dan keluar sudah ada dalam loop <text:span text:style-name="Source_20_Text">REPEAT...UNTIL</text:span> utama).</text:p>
            <text:p text:style-name="Text_20_body"><text:span text:style-name="Strong_20_Emphasis">Kesimpulan &amp; Tips:</text:span></text:p>
            <text:p text:style-name="Text_20_body">Kita sudah berhasil membangun Kalkulator Sederhana secara modular, langkah demi langkah! Setiap prosedur punya tugasnya sendiri. <text:span text:style-name="Strong_20_Emphasis">Tips saat membangun seperti ini:</text:span> Setelah Anda menambahkan satu definisi prosedur dan pemanggilannya, biasakan untuk <text:span text:style-name="Strong_20_Emphasis">Save All</text:span> lalu coba <text:span text:style-name="Strong_20_Emphasis">Compile (Ctrl+F9)</text:span>. Ini membantu Anda menangkap error sintaks lebih dini sebelum kode menjadi terlalu kompleks. Jika sudah benar, baru lanjutkan ke langkah berikutnya.</text:p>
            <text:p text:style-name="Horizontal_20_Line"/>
            <text:p text:style-name="Text_20_body">Sekarang semua potongan kode sudah kita buat. Di bagian selanjutnya, kita akan lihat kode lengkapnya secara utuh dan memberikan penjelasan akhirnya.</text:p>
            <text:p text:style-name="Text_20_body">Saya menunggu perintah "YAX" untuk lanjut ke <text:span text:style-name="Emphasis">prompt</text:span> Sub-bab 13.2.3 ("Kode Lengkap dan Penjelasan").</text:p>
          </text:section>
          <text:section text:style-name="Sect1" text:name="feedback-form-111">
            <text:p text:style-name="P285"/>
          </text:section>
        </text:section>
        <text:section text:style-name="Sect1" text:name="38b243f33eb0f00c">
          <text:p text:style-name="Text_20_body"/>
          <text:section text:style-name="Sect1" text:name="user-query-content-112">
            <text:p text:style-name="P541">yax </text:p>
          </text:section>
          <text:p text:style-name="P285">Tampilkan alur berpikir</text:p>
          <text:section text:style-name="Sect2" text:name="model-response-message-contentr_38b243f33eb0f00c">
            <text:p text:style-name="Text_20_body">Oke, setelah kita membangun kode kalkulator kita langkah demi langkah, sekarang mari kita lihat kode lengkapnya secara utuh dan kita bedah bersama bagaimana konsep-konsep yang sudah kita pelajari dari bab-bab sebelumnya diterapkan di sini.</text:p>
            <text:p text:style-name="Text_20_body"><text:span text:style-name="Emphasis">(Waktu saat ini: Minggu, 13 April 2025 pukul 4:24:34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3.2.3: Studi Kasus 1: Kalkulator Konsol Sederhana - Kode Lengkap dan Penjelasan</text:span></text:p>
            <text:p text:style-name="Text_20_body"><text:span text:style-name="Emphasis">(Prompt: "Sajikan kode sumber lengkap untuk program Kalkulator Konsol Sederhana... Pastikan kode terformat baik dan diberi komentar yang cukup. Berikan penjelasan rinci untuk setiap bagian penting kode, menghubungkannya kembali ke konsep-konsep yang telah dipelajari...")</text:span></text:p>
            <text:p text:style-name="Horizontal_20_Line"><text:soft-page-break/></text:p>
            <text:p text:style-name="Text_20_body">Berikut adalah kode sumber lengkap untuk program Kalkulator Konsol Sederhana kita yang telah dirancang secara modular menggunakan prosedur:</text:p>
            <text:p text:style-name="Text_20_body"><text:span text:style-name="Strong_20_Emphasis">Kode Sumber Lengkap Kalkulator Prosedural:</text:span></text:p>
            <text:p text:style-name="Text_20_body">Delphi</text:p>
            <text:p text:style-name="Preformatted_20_Text"><text:span text:style-name="Source_20_Text">program KalkulatorDenganProsedur;</text:span></text:p>
            <text:p text:style-name="Preformatted_20_Text"/>
            <text:p text:style-name="Preformatted_20_Text"><text:span text:style-name="Source_20_Text">// Menggunakan unit Crt untuk ClrScr (bersihkan layar)</text:span></text:p>
            <text:p text:style-name="Preformatted_20_Text"><text:span text:style-name="Source_20_Text">// dan ReadKey (baca input 1 karakter tanpa Enter agar lebih interaktif)</text:span></text:p>
            <text:p text:style-name="Preformatted_20_Text"><text:span text:style-name="Source_20_Text">uses Crt;</text:span></text:p>
            <text:p text:style-name="Preformatted_20_Text"/>
            <text:p text:style-name="Preformatted_20_Text"><text:span text:style-name="Source_20_Text">// ====[ Deklarasi Konstanta Global (jika ada) ]====</text:span></text:p>
            <text:p text:style-name="Preformatted_20_Text"><text:span text:style-name="Source_20_Text">// (Tidak ada konstanta global khusus di contoh ini)</text:span></text:p>
            <text:p text:style-name="Preformatted_20_Text"/>
            <text:p text:style-name="Preformatted_20_Text"><text:span text:style-name="Source_20_Text">// ====[ Deklarasi Tipe Global (jika ada) ]====</text:span></text:p>
            <text:p text:style-name="Preformatted_20_Text"><text:span text:style-name="Source_20_Text">// (Tidak ada tipe global khusus di contoh ini)</text:span></text:p>
            <text:p text:style-name="Preformatted_20_Text"/>
            <text:p text:style-name="Preformatted_20_Text"><text:span text:style-name="Source_20_Text">// ====[ Deklarasi Variabel Global ]====</text:span></text:p>
            <text:p text:style-name="Preformatted_20_Text"><text:span text:style-name="Source_20_Text">// Variabel ini dideklarasikan di luar prosedur/fungsi,</text:span></text:p>
            <text:p text:style-name="Preformatted_20_Text"><text:span text:style-name="Source_20_Text">// sehingga bisa diakses oleh blok program utama.</text:span></text:p>
            <text:p text:style-name="Preformatted_20_Text"><text:span text:style-name="Source_20_Text">// Sebaiknya minimalkan penggunaan variabel global jika tidak perlu.</text:span></text:p>
            <text:p text:style-name="Preformatted_20_Text"><text:span text:style-name="Source_20_Text">var</text:span></text:p>
            <text:p text:style-name="Preformatted_20_Text"><text:span text:style-name="Source_20_Text"><text:s text:c="2"/>PilihanUser : Char; <text:s text:c="3"/>// Menyimpan pilihan menu dari user (0-4)</text:span></text:p>
            <text:p text:style-name="Preformatted_20_Text"><text:span text:style-name="Source_20_Text"><text:s text:c="2"/>UlangLagi <text:s text:c="2"/>: Char; <text:s text:c="3"/>// Menyimpan jawaban user (Y/T) untuk mengulang</text:span></text:p>
            <text:p text:style-name="Preformatted_20_Text"><text:span text:style-name="Source_20_Text"><text:s text:c="2"/>Bilangan1, Bilangan2: Real; // Menyimpan 2 angka yg akan dioperasikan</text:span></text:p>
            <text:p text:style-name="Preformatted_20_Text"/>
            <text:p text:style-name="Preformatted_20_Text"><text:span text:style-name="Source_20_Text">// ====[ AREA DEFINISI PROSEDUR ]====</text:span></text:p>
            <text:p text:style-name="Preformatted_20_Text"><text:span text:style-name="Source_20_Text">// Semua definisi prosedur (dan fungsi jika ada) diletakkan di sini,</text:span></text:p>
            <text:p text:style-name="Preformatted_20_Text"><text:span text:style-name="Source_20_Text">// SEBELUM blok begin utama program.</text:span></text:p>
            <text:p text:style-name="Preformatted_20_Text"/>
            <text:p text:style-name="Preformatted_20_Text"><text:span text:style-name="Source_20_Text">// Prosedur 1: Hanya bertugas menampilkan teks menu pilihan operasi</text:span></text:p>
            <text:p text:style-name="Preformatted_20_Text"><text:span text:style-name="Source_20_Text">procedure TampilkanMenu;</text:span></text:p>
            <text:p text:style-name="Preformatted_20_Text"><text:span text:style-name="Source_20_Text">begin</text:span></text:p>
            <text:p text:style-name="Preformatted_20_Text"><text:span text:style-name="Source_20_Text"><text:s text:c="2"/>Writeln('=============================');</text:span></text:p>
            <text:p text:style-name="Preformatted_20_Text"><text:span text:style-name="Source_20_Text"><text:s text:c="2"/>Writeln(' <text:s text:c="2"/>KALKULATOR PROSEDURAL V1 <text:s/>');</text:span></text:p>
            <text:p text:style-name="Preformatted_20_Text"><text:span text:style-name="Source_20_Text"><text:s text:c="2"/>Writeln('=============================');</text:span></text:p>
            <text:p text:style-name="Preformatted_20_Text"><text:span text:style-name="Source_20_Text"><text:s text:c="2"/>Writeln('[1] Penjumlahan (+)' );</text:span></text:p>
            <text:p text:style-name="Preformatted_20_Text"><text:span text:style-name="Source_20_Text"><text:s text:c="2"/>Writeln('[2] Pengurangan (-)' );</text:span></text:p>
            <text:p text:style-name="Preformatted_20_Text"><text:span text:style-name="Source_20_Text"><text:s text:c="2"/>Writeln('[3] Perkalian <text:s text:c="2"/>(*)' );</text:span></text:p>
            <text:p text:style-name="Preformatted_20_Text"><text:span text:style-name="Source_20_Text"><text:s text:c="2"/>Writeln('[4] Pembagian <text:s text:c="2"/>(/)' );</text:span></text:p>
            <text:p text:style-name="Preformatted_20_Text"><text:span text:style-name="Source_20_Text"><text:s text:c="2"/>Writeln('[0] Keluar Program');</text:span></text:p>
            <text:p text:style-name="Preformatted_20_Text"><text:span text:style-name="Source_20_Text"><text:s text:c="2"/>Writeln('-----------------------------');</text:span></text:p>
            <text:p text:style-name="Preformatted_20_Text"><text:span text:style-name="Source_20_Text">end; // Akhir TampilkanMenu; (Ingat titik koma!)</text:span></text:p>
            <text:p text:style-name="Preformatted_20_Text"/>
            <text:p text:style-name="Preformatted_20_Text"><text:span text:style-name="Source_20_Text">// Prosedur 2: Bertugas meminta input dua angka (tipe Real) dari pengguna</text:span></text:p>
            <text:p text:style-name="Preformatted_20_Text"><text:span text:style-name="Source_20_Text">// Menggunakan parameter VAR agar nilai Angka1 &amp; Angka2 bisa</text:span></text:p>
            <text:p text:style-name="Preformatted_20_Text"><text:span text:style-name="Source_20_Text">// 'dikembalikan' atau disimpan ke variabel (Bilangan1, Bilangan2) di program utama.</text:span></text:p>
            <text:p text:style-name="Preformatted_20_Text"><text:soft-page-break/><text:span text:style-name="Source_20_Text">procedure MintaDuaAngka(var Angka1, Angka2: Real);</text:span></text:p>
            <text:p text:style-name="Preformatted_20_Text"><text:span text:style-name="Source_20_Text">begin</text:span></text:p>
            <text:p text:style-name="Preformatted_20_Text"><text:span text:style-name="Source_20_Text"><text:s text:c="2"/>Write(' -&gt; Masukkan angka pertama : '); Readln(Angka1);</text:span></text:p>
            <text:p text:style-name="Preformatted_20_Text"><text:span text:style-name="Source_20_Text"><text:s text:c="2"/>Write(' -&gt; Masukkan angka kedua <text:s text:c="2"/>: '); Readln(Angka2);</text:span></text:p>
            <text:p text:style-name="Preformatted_20_Text"><text:span text:style-name="Source_20_Text">end; // Akhir MintaDuaAngka; (Ingat titik koma!)</text:span></text:p>
            <text:p text:style-name="Preformatted_20_Text"/>
            <text:p text:style-name="Preformatted_20_Text"><text:span text:style-name="Source_20_Text">// Prosedur 3: Bertugas melakukan perhitungan dan menampilkan hasilnya</text:span></text:p>
            <text:p text:style-name="Preformatted_20_Text"><text:span text:style-name="Source_20_Text">// Menerima Angka A, Angka B, dan Karakter Operasi sebagai parameter nilai (input)</text:span></text:p>
            <text:p text:style-name="Preformatted_20_Text"><text:span text:style-name="Source_20_Text">procedure LakukanOperasiDanTampil(A, B: Real; Operasi: Char);</text:span></text:p>
            <text:p text:style-name="Preformatted_20_Text"><text:span text:style-name="Source_20_Text">var</text:span></text:p>
            <text:p text:style-name="Preformatted_20_Text"><text:span text:style-name="Source_20_Text"><text:s text:c="2"/>Hasil: Real; <text:s text:c="9"/>// Variabel LOKAL, hanya ada di dalam prosedur ini</text:span></text:p>
            <text:p text:style-name="Preformatted_20_Text"><text:span text:style-name="Source_20_Text"><text:s text:c="2"/>OperasiValid: Boolean; // Variabel LOKAL juga, untuk flag</text:span></text:p>
            <text:p text:style-name="Preformatted_20_Text"><text:span text:style-name="Source_20_Text">begin</text:span></text:p>
            <text:p text:style-name="Preformatted_20_Text"><text:span text:style-name="Source_20_Text"><text:s text:c="2"/>OperasiValid := True; // Asumsikan operasinya valid di awal</text:span></text:p>
            <text:p text:style-name="Preformatted_20_Text"/>
            <text:p text:style-name="Preformatted_20_Text"><text:span text:style-name="Source_20_Text"><text:s text:c="2"/>// Gunakan CASE untuk memilih perhitungan berdasarkan kode 'Operasi'</text:span></text:p>
            <text:p text:style-name="Preformatted_20_Text"><text:span text:style-name="Source_20_Text"><text:s text:c="2"/>CASE Operasi OF</text:span></text:p>
            <text:p text:style-name="Preformatted_20_Text"><text:span text:style-name="Source_20_Text"><text:s text:c="4"/>'1': Hasil := A + B; // Penjumlahan</text:span></text:p>
            <text:p text:style-name="Preformatted_20_Text"><text:span text:style-name="Source_20_Text"><text:s text:c="4"/>'2': Hasil := A - B; // Pengurangan</text:span></text:p>
            <text:p text:style-name="Preformatted_20_Text"><text:span text:style-name="Source_20_Text"><text:s text:c="4"/>'3': Hasil := A * B; // Perkalian</text:span></text:p>
            <text:p text:style-name="Preformatted_20_Text"><text:span text:style-name="Source_20_Text"><text:s text:c="4"/>'4': // Pembagian, perlu perlakuan khusus</text:span></text:p>
            <text:p text:style-name="Preformatted_20_Text"><text:span text:style-name="Source_20_Text"><text:s text:c="7"/>begin</text:span></text:p>
            <text:p text:style-name="Preformatted_20_Text"><text:span text:style-name="Source_20_Text"><text:s text:c="9"/>// Gunakan IF di dalam CASE untuk cek pembagi nol</text:span></text:p>
            <text:p text:style-name="Preformatted_20_Text"><text:span text:style-name="Source_20_Text"><text:s text:c="9"/>IF B &lt;&gt; 0 THEN</text:span></text:p>
            <text:p text:style-name="Preformatted_20_Text"><text:span text:style-name="Source_20_Text"><text:s text:c="11"/>Hasil := A / B // Lakukan pembagian jika B bukan nol</text:span></text:p>
            <text:p text:style-name="Preformatted_20_Text"><text:span text:style-name="Source_20_Text"><text:s text:c="9"/>ELSE</text:span></text:p>
            <text:p text:style-name="Preformatted_20_Text"><text:span text:style-name="Source_20_Text"><text:s text:c="9"/>begin // Jika B adalah nol</text:span></text:p>
            <text:p text:style-name="Preformatted_20_Text"><text:span text:style-name="Source_20_Text"><text:s text:c="11"/>Writeln('KESALAHAN: Pembagian dengan nol tidak valid!');</text:span></text:p>
            <text:p text:style-name="Preformatted_20_Text"><text:span text:style-name="Source_20_Text"><text:s text:c="11"/>OperasiValid := False; // Tandai operasi ini tidak valid hasilnya</text:span></text:p>
            <text:p text:style-name="Preformatted_20_Text"><text:span text:style-name="Source_20_Text"><text:s text:c="9"/>end;</text:span></text:p>
            <text:p text:style-name="Preformatted_20_Text"><text:span text:style-name="Source_20_Text"><text:s text:c="7"/>end;</text:span></text:p>
            <text:p text:style-name="Preformatted_20_Text"><text:span text:style-name="Source_20_Text"><text:s text:c="3"/>// Tidak perlu ELSE di CASE ini karena PilihanUser sudah difilter</text:span></text:p>
            <text:p text:style-name="Preformatted_20_Text"><text:span text:style-name="Source_20_Text"><text:s text:c="3"/>// oleh IF di program utama (hanya 1 s/d 4 yang masuk ke sini)</text:span></text:p>
            <text:p text:style-name="Preformatted_20_Text"><text:span text:style-name="Source_20_Text"><text:s text:c="2"/>END; // Akhir struktur CASE</text:span></text:p>
            <text:p text:style-name="Preformatted_20_Text"/>
            <text:p text:style-name="Preformatted_20_Text"><text:span text:style-name="Source_20_Text"><text:s text:c="2"/>// Tampilkan hasil HANYA JIKA operasinya tadi valid</text:span></text:p>
            <text:p text:style-name="Preformatted_20_Text"><text:span text:style-name="Source_20_Text"><text:s text:c="2"/>// (Penting terutama untuk kasus pembagian dengan nol)</text:span></text:p>
            <text:p text:style-name="Preformatted_20_Text"><text:span text:style-name="Source_20_Text"><text:s text:c="2"/>IF OperasiValid THEN</text:span></text:p>
            <text:p text:style-name="Preformatted_20_Text"><text:span text:style-name="Source_20_Text"><text:s text:c="2"/>begin</text:span></text:p>
            <text:p text:style-name="Preformatted_20_Text"><text:span text:style-name="Source_20_Text"><text:s text:c="5"/>// Menampilkan hasil perhitungan dengan format :0:2 (dua desimal)</text:span></text:p>
            <text:p text:style-name="Preformatted_20_Text"><text:span text:style-name="Source_20_Text"><text:s text:c="5"/>Write(' <text:s text:c="3"/>Hasil: ');</text:span></text:p>
            <text:p text:style-name="Preformatted_20_Text"><text:span text:style-name="Source_20_Text"><text:s text:c="5"/>Write(A:0:2);</text:span></text:p>
            <text:p text:style-name="Preformatted_20_Text"><text:span text:style-name="Source_20_Text"><text:s text:c="5"/>CASE Operasi OF // Tampilkan simbol operasi yang sesuai</text:span></text:p>
            <text:p text:style-name="Preformatted_20_Text"><text:span text:style-name="Source_20_Text"><text:s text:c="7"/>'1': Write(' + ');</text:span></text:p>
            <text:p text:style-name="Preformatted_20_Text"><text:span text:style-name="Source_20_Text"><text:s text:c="7"/>'2': Write(' - ');</text:span></text:p>
            <text:p text:style-name="Preformatted_20_Text"><text:span text:style-name="Source_20_Text"><text:s text:c="7"/>'3': Write(' * ');</text:span></text:p>
            <text:p text:style-name="Preformatted_20_Text"><text:span text:style-name="Source_20_Text"><text:s text:c="7"/>'4': Write(' / ');</text:span></text:p>
            <text:p text:style-name="Preformatted_20_Text"><text:span text:style-name="Source_20_Text"><text:s text:c="5"/>END;</text:span></text:p>
            <text:p text:style-name="Preformatted_20_Text"><text:span text:style-name="Source_20_Text"><text:s text:c="5"/>Writeln(B:0:2, ' = ', Hasil:0:2);</text:span></text:p>
            <text:p text:style-name="Preformatted_20_Text"><text:span text:style-name="Source_20_Text"><text:s text:c="2"/>end;</text:span></text:p>
            <text:p text:style-name="Preformatted_20_Text"/>
            <text:p text:style-name="Preformatted_20_Text"><text:span text:style-name="Source_20_Text">end; // Akhir LakukanOperasiDanTampil; (Ingat titik koma!)</text:span></text:p>
            <text:p text:style-name="Preformatted_20_Text"><text:soft-page-break/></text:p>
            <text:p text:style-name="Preformatted_20_Text"><text:span text:style-name="Source_20_Text">// ====[ AKHIR AREA DEFINISI PROSEDUR ]====</text:span></text:p>
            <text:p text:style-name="Preformatted_20_Text"/>
            <text:p text:style-name="Preformatted_20_Text"/>
            <text:p text:style-name="Preformatted_20_Text"><text:span text:style-name="Source_20_Text">// ====[ BLOK PROGRAM UTAMA ]====</text:span></text:p>
            <text:p text:style-name="Preformatted_20_Text"><text:span text:style-name="Source_20_Text">begin // Eksekusi program yang sesungguhnya dimulai dari sini</text:span></text:p>
            <text:p text:style-name="Preformatted_20_Text"/>
            <text:p text:style-name="Preformatted_20_Text"><text:span text:style-name="Source_20_Text"><text:s text:c="2"/>// Gunakan loop REPEAT...UNTIL agar program berjalan minimal satu kali</text:span></text:p>
            <text:p text:style-name="Preformatted_20_Text"><text:span text:style-name="Source_20_Text"><text:s text:c="2"/>// dan bisa diulang berdasarkan jawaban user.</text:span></text:p>
            <text:p text:style-name="Preformatted_20_Text"><text:span text:style-name="Source_20_Text"><text:s text:c="2"/>REPEAT</text:span></text:p>
            <text:p text:style-name="Preformatted_20_Text"><text:span text:style-name="Source_20_Text"><text:s text:c="4"/>ClrScr; <text:s text:c="9"/>// Bersihkan layar di setiap awal putaran (dari unit Crt)</text:span></text:p>
            <text:p text:style-name="Preformatted_20_Text"><text:span text:style-name="Source_20_Text"><text:s text:c="4"/>TampilkanMenu; // Panggil Prosedur 1 untuk menampilkan menu</text:span></text:p>
            <text:p text:style-name="Preformatted_20_Text"/>
            <text:p text:style-name="Preformatted_20_Text"><text:span text:style-name="Source_20_Text"><text:s text:c="4"/>// Minta &amp; baca pilihan operasi dari user (hanya 1 karakter)</text:span></text:p>
            <text:p text:style-name="Preformatted_20_Text"><text:span text:style-name="Source_20_Text"><text:s text:c="4"/>Write('Pilih Operasi (0..4): ');</text:span></text:p>
            <text:p text:style-name="Preformatted_20_Text"><text:span text:style-name="Source_20_Text"><text:s text:c="4"/>PilihanUser := ReadKey; // Baca 1 tombol tanpa Enter (dari unit Crt)</text:span></text:p>
            <text:p text:style-name="Preformatted_20_Text"><text:span text:style-name="Source_20_Text"><text:s text:c="4"/>Writeln(PilihanUser); <text:s text:c="2"/>// Tampilkan pilihan user agar terlihat</text:span></text:p>
            <text:p text:style-name="Preformatted_20_Text"/>
            <text:p text:style-name="Preformatted_20_Text"><text:span text:style-name="Source_20_Text"><text:s text:c="4"/>// Gunakan percabangan IF..ELSE IF..ELSE untuk memproses pilihan user</text:span></text:p>
            <text:p text:style-name="Preformatted_20_Text"><text:span text:style-name="Source_20_Text"><text:s text:c="4"/>IF (PilihanUser &gt;= '1') AND (PilihanUser &lt;= '4') THEN // Kondisi 1: Pilihan operasi 1-4</text:span></text:p>
            <text:p text:style-name="Preformatted_20_Text"><text:span text:style-name="Source_20_Text"><text:s text:c="4"/>begin // Blok aksi jika pilihan adalah operasi hitung</text:span></text:p>
            <text:p text:style-name="Preformatted_20_Text"><text:span text:style-name="Source_20_Text"><text:s text:c="6"/>// Panggil Prosedur 2 untuk meminta input 2 angka.</text:span></text:p>
            <text:p text:style-name="Preformatted_20_Text"><text:span text:style-name="Source_20_Text"><text:s text:c="6"/>// Variabel global Bilangan1 &amp; Bilangan2 akan diisi nilainya di sini</text:span></text:p>
            <text:p text:style-name="Preformatted_20_Text"><text:span text:style-name="Source_20_Text"><text:s text:c="6"/>// karena parameter MintaDuaAngka menggunakan 'var'.</text:span></text:p>
            <text:p text:style-name="Preformatted_20_Text"><text:span text:style-name="Source_20_Text"><text:s text:c="6"/>MintaDuaAngka(Bilangan1, Bilangan2);</text:span></text:p>
            <text:p text:style-name="Preformatted_20_Text"/>
            <text:p text:style-name="Preformatted_20_Text"><text:span text:style-name="Source_20_Text"><text:s text:c="6"/>Writeln; // Beri jarak</text:span></text:p>
            <text:p text:style-name="Preformatted_20_Text"/>
            <text:p text:style-name="Preformatted_20_Text"><text:span text:style-name="Source_20_Text"><text:s text:c="6"/>// Panggil Prosedur 3 untuk melakukan perhitungan &amp; menampilkan hasil.</text:span></text:p>
            <text:p text:style-name="Preformatted_20_Text"><text:span text:style-name="Source_20_Text"><text:s text:c="6"/>// Kirim nilai Bilangan1, Bilangan2, dan PilihanUser sebagai argumen</text:span></text:p>
            <text:p text:style-name="Preformatted_20_Text"><text:span text:style-name="Source_20_Text"><text:s text:c="6"/>// (menjadi parameter nilai A, B, Operasi di dalam prosedur).</text:span></text:p>
            <text:p text:style-name="Preformatted_20_Text"><text:span text:style-name="Source_20_Text"><text:s text:c="6"/>LakukanOperasiDanTampil(Bilangan1, Bilangan2, PilihanUser);</text:span></text:p>
            <text:p text:style-name="Preformatted_20_Text"><text:span text:style-name="Source_20_Text"><text:s text:c="4"/>end // Akhir blok IF untuk pilihan 1-4</text:span></text:p>
            <text:p text:style-name="Preformatted_20_Text"/>
            <text:p text:style-name="Preformatted_20_Text"><text:span text:style-name="Source_20_Text"><text:s text:c="4"/>ELSE IF PilihanUser = '0' THEN // Kondisi 2: Pilihan adalah 0 (Keluar)</text:span></text:p>
            <text:p text:style-name="Preformatted_20_Text"><text:span text:style-name="Source_20_Text"><text:s text:c="6"/>Writeln('Terima kasih! Program akan segera keluar.') // Aksi jika keluar</text:span></text:p>
            <text:p text:style-name="Preformatted_20_Text"/>
            <text:p text:style-name="Preformatted_20_Text"><text:span text:style-name="Source_20_Text"><text:s text:c="4"/>ELSE // Kondisi 3: Pilihan selain 0-4</text:span></text:p>
            <text:p text:style-name="Preformatted_20_Text"><text:span text:style-name="Source_20_Text"><text:s text:c="6"/>Writeln('Pilihan yang Anda masukkan tidak valid!'); // Aksi jika tidak valid</text:span></text:p>
            <text:p text:style-name="Preformatted_20_Text"/>
            <text:p text:style-name="Preformatted_20_Text"><text:span text:style-name="Source_20_Text"><text:s text:c="4"/>Writeln; // Beri jarak</text:span></text:p>
            <text:p text:style-name="Preformatted_20_Text"/>
            <text:p text:style-name="Preformatted_20_Text"><text:span text:style-name="Source_20_Text"><text:s text:c="4"/>// Tanyakan apakah user mau mengulang (hanya jika tidak memilih 0)</text:span></text:p>
            <text:p text:style-name="Preformatted_20_Text"><text:span text:style-name="Source_20_Text"><text:s text:c="4"/>if PilihanUser &lt;&gt; '0' then</text:span></text:p>
            <text:p text:style-name="Preformatted_20_Text"><text:soft-page-break/><text:span text:style-name="Source_20_Text"><text:s text:c="4"/>begin</text:span></text:p>
            <text:p text:style-name="Preformatted_20_Text"><text:span text:style-name="Source_20_Text"><text:s text:c="6"/>Write('Apakah Anda ingin menghitung lagi [Y/T]? ');</text:span></text:p>
            <text:p text:style-name="Preformatted_20_Text"><text:span text:style-name="Source_20_Text"><text:s text:c="6"/>UlangLagi := ReadKey; // Baca 1 karakter jawaban</text:span></text:p>
            <text:p text:style-name="Preformatted_20_Text"><text:span text:style-name="Source_20_Text"><text:s text:c="6"/>Writeln(UlangLagi);</text:span></text:p>
            <text:p text:style-name="Preformatted_20_Text"><text:span text:style-name="Source_20_Text"><text:s text:c="4"/>end else</text:span></text:p>
            <text:p text:style-name="Preformatted_20_Text"><text:span text:style-name="Source_20_Text"><text:s text:c="6"/>UlangLagi := 'T'; // Otomatis set 'T' jika user tadi pilih 0</text:span></text:p>
            <text:p text:style-name="Preformatted_20_Text"/>
            <text:p text:style-name="Preformatted_20_Text"><text:span text:style-name="Source_20_Text"><text:s text:c="2"/>// Kondisi berhenti loop REPEAT: berhenti UNTIL jawaban BUKAN 'Y' atau 'y'</text:span></text:p>
            <text:p text:style-name="Preformatted_20_Text"><text:span text:style-name="Source_20_Text"><text:s text:c="2"/>// Uppercase digunakan agar 'y' dianggap sama dengan 'Y'</text:span></text:p>
            <text:p text:style-name="Preformatted_20_Text"><text:span text:style-name="Source_20_Text"><text:s text:c="2"/>UNTIL Uppercase(UlangLagi) &lt;&gt; 'Y';</text:span></text:p>
            <text:p text:style-name="Preformatted_20_Text"/>
            <text:p text:style-name="Preformatted_20_Text"><text:span text:style-name="Source_20_Text"><text:s text:c="2"/>// Pesan penutup setelah loop selesai</text:span></text:p>
            <text:p text:style-name="Preformatted_20_Text"><text:span text:style-name="Source_20_Text"><text:s text:c="2"/>Writeln;</text:span></text:p>
            <text:p text:style-name="Preformatted_20_Text"><text:span text:style-name="Source_20_Text"><text:s text:c="2"/>Writeln('--- Program Kalkulator Selesai ---');</text:span></text:p>
            <text:p text:style-name="Preformatted_20_Text"/>
            <text:p text:style-name="P602"><text:span text:style-name="Source_20_Text">end. // Akhir program utama (WAJIB pakai TITIK!)</text:span></text:p>
            <text:p text:style-name="Text_20_body"><text:span text:style-name="Strong_20_Emphasis">Penjelasan Rinci dan Kaitan dengan Konsep:</text:span></text:p>
            <text:list xml:id="list8444531206301976052" text:style-name="L260">
              <text:list-item>
                <text:p text:style-name="P522"><text:span text:style-name="Strong_20_Emphasis">Modularitas &amp; Prosedur (Bab 9):</text:span> Inti program ini adalah pemecahan tugas menjadi 3 prosedur utama (<text:span text:style-name="Source_20_Text">TampilkanMenu</text:span>, <text:span text:style-name="Source_20_Text">MintaDuaAngka</text:span>, <text:span text:style-name="Source_20_Text">LakukanOperasiDanTampil</text:span>). Ini membuat blok <text:span text:style-name="Source_20_Text">begin...end.</text:span> utama menjadi jauh lebih ringkas dan hanya berisi logika alur tingkat tinggi (menampilkan menu -&gt; baca pilihan -&gt; proses pilihan -&gt; tanya ulang). Jauh lebih mudah dibaca daripada menumpuk semua kode di blok utama. </text:p>
              </text:list-item>
              <text:list-item>
                <text:p text:style-name="P522"><text:span text:style-name="Strong_20_Emphasis">Parameter Nilai &amp; </text:span><text:span text:style-name="Strong_20_Emphasis"><text:span text:style-name="Source_20_Text">var</text:span></text:span><text:span text:style-name="Strong_20_Emphasis"> (Bab 9.5):</text:span> Kita melihat kedua jenis parameter beraksi: </text:p>
                <text:list>
                  <text:list-item>
                    <text:p text:style-name="P522"><text:span text:style-name="Source_20_Text">MintaDuaAngka</text:span> menggunakan <text:span text:style-name="Source_20_Text">var Angka1, Angka2</text:span> agar bisa <text:span text:style-name="Strong_20_Emphasis">mengubah</text:span> nilai <text:span text:style-name="Source_20_Text">Bilangan1</text:span> dan <text:span text:style-name="Source_20_Text">Bilangan2</text:span> di program utama. Ini cara prosedur 'mengembalikan' hasil inputnya. </text:p>
                  </text:list-item>
                  <text:list-item>
                    <text:p text:style-name="P522"><text:span text:style-name="Source_20_Text">LakukanOperasiDanTampil</text:span> menggunakan <text:span text:style-name="Source_20_Text">A, B: Real; Operasi: Char</text:span> (tanpa <text:span text:style-name="Source_20_Text">var</text:span>). Prosedur ini hanya perlu <text:span text:style-name="Strong_20_Emphasis">membaca</text:span> nilai <text:span text:style-name="Source_20_Text">Bilangan1</text:span>, <text:span text:style-name="Source_20_Text">Bilangan2</text:span>, dan <text:span text:style-name="Source_20_Text">PilihanUser</text:span> yang dikirim, tidak perlu mengubahnya. </text:p>
                  </text:list-item>
                </text:list>
              </text:list-item>
              <text:list-item>
                <text:p text:style-name="P522"><text:span text:style-name="Strong_20_Emphasis">Variabel Lokal &amp; Global (Bab 9.6):</text:span> </text:p>
                <text:list>
                  <text:list-item>
                    <text:p text:style-name="P522"><text:span text:style-name="Source_20_Text">PilihanUser</text:span>, <text:span text:style-name="Source_20_Text">UlangLagi</text:span>, <text:span text:style-name="Source_20_Text">Bilangan1</text:span>, <text:span text:style-name="Source_20_Text">Bilangan2</text:span> dideklarasikan di <text:span text:style-name="Source_20_Text">var</text:span> utama. Mereka bisa diakses di seluruh blok <text:span text:style-name="Source_20_Text">begin...end.</text:span> utama. </text:p>
                  </text:list-item>
                  <text:list-item>
                    <text:p text:style-name="P522"><text:span text:style-name="Source_20_Text">Hasil</text:span> dan <text:span text:style-name="Source_20_Text">OperasiValid</text:span> dideklarasikan <text:span text:style-name="Strong_20_Emphasis">di dalam</text:span> <text:span text:style-name="Source_20_Text">LakukanOperasiDanTampil</text:span>. Mereka adalah <text:span text:style-name="Strong_20_Emphasis">variabel lokal</text:span> yang hanya 'hidup' dan bisa diakses selama prosedur itu berjalan. Ini praktik yang baik karena variabel ini hanya relevan untuk proses perhitungan di dalam prosedur tersebut. </text:p>
                  </text:list-item>
                </text:list>
              </text:list-item>
              <text:list-item>
                <text:p text:style-name="P522"><text:span text:style-name="Strong_20_Emphasis">Perulangan (Bab 8):</text:span> Loop <text:span text:style-name="Source_20_Text">REPEAT...UNTIL Uppercase(UlangLagi) &lt;&gt; 'Y'</text:span> digunakan sebagai <text:span text:style-name="Strong_20_Emphasis">loop utama</text:span> program. Dipilih <text:span text:style-name="Source_20_Text">REPEAT</text:span> karena menu harus tampil minimal sekali. Kondisi <text:span text:style-name="Source_20_Text">UNTIL</text:span> mengontrol apakah program akan mengulang berdasarkan jawaban <text:soft-page-break/>pengguna ('Y'/'y' untuk ulang). </text:p>
              </text:list-item>
              <text:list-item>
                <text:p text:style-name="P522"><text:span text:style-name="Strong_20_Emphasis">Percabangan (Bab 7):</text:span> </text:p>
                <text:list>
                  <text:list-item>
                    <text:p text:style-name="P522">Struktur <text:span text:style-name="Source_20_Text">IF (PilihanUser &gt;= '1') AND (PilihanUser &lt;= '4') THEN ... ELSE IF PilihanUser = '0' THEN ... ELSE ...</text:span> digunakan di program utama untuk <text:span text:style-name="Strong_20_Emphasis">memilih alur</text:span> berdasarkan input <text:span text:style-name="Source_20_Text">PilihanUser</text:span>. </text:p>
                  </text:list-item>
                  <text:list-item>
                    <text:p text:style-name="P522">Di dalam <text:span text:style-name="Source_20_Text">LakukanOperasiDanTampil</text:span>, struktur <text:span text:style-name="Source_20_Text">CASE Operasi OF ... END;</text:span> digunakan untuk <text:span text:style-name="Strong_20_Emphasis">memilih operasi matematika</text:span> yang sesuai. Ini lebih rapi daripada <text:span text:style-name="Source_20_Text">IF...ELSE IF...</text:span> karena kita mengecek beberapa nilai dari satu variabel (<text:span text:style-name="Source_20_Text">Operasi</text:span>). </text:p>
                  </text:list-item>
                  <text:list-item>
                    <text:p text:style-name="P522">Di dalam <text:span text:style-name="Source_20_Text">CASE '4'</text:span>, kita melihat <text:span text:style-name="Strong_20_Emphasis"><text:span text:style-name="Source_20_Text">IF B &lt;&gt; 0 THEN ... ELSE ...</text:span></text:span><text:span text:style-name="Strong_20_Emphasis"> (Nested IF)</text:span> untuk menangani kasus khusus <text:span text:style-name="Strong_20_Emphasis">pembagian dengan nol</text:span>. </text:p>
                  </text:list-item>
                </text:list>
              </text:list-item>
              <text:list-item>
                <text:p text:style-name="P522"><text:span text:style-name="Strong_20_Emphasis">Input/Output &amp; Unit </text:span><text:span text:style-name="Strong_20_Emphasis"><text:span text:style-name="Source_20_Text">Crt</text:span></text:span><text:span text:style-name="Strong_20_Emphasis"> (Bab 5):</text:span> Perintah standar <text:span text:style-name="Source_20_Text">Writeln</text:span>, <text:span text:style-name="Source_20_Text">Write</text:span>, <text:span text:style-name="Source_20_Text">Readln</text:span> digunakan. Kita juga menambahkan <text:span text:style-name="Source_20_Text">uses Crt</text:span> agar bisa memakai <text:span text:style-name="Source_20_Text">ClrScr</text:span> untuk membersihkan layar setiap awal loop menu, dan <text:span text:style-name="Source_20_Text">ReadKey</text:span> untuk membaca input pilihan dan jawaban ulang tanpa perlu menekan Enter, membuat interaksi terasa lebih langsung. </text:p>
              </text:list-item>
              <text:list-item>
                <text:p text:style-name="P522"><text:span text:style-name="Strong_20_Emphasis">Tipe Data &amp; Operator (Bab 4, 6):</text:span> Kita menggunakan tipe <text:span text:style-name="Source_20_Text">Real</text:span> (untuk angka desimal), <text:span text:style-name="Source_20_Text">Char</text:span> (untuk pilihan menu dan jawaban ulang), <text:span text:style-name="Source_20_Text">Boolean</text:span> (untuk flag <text:span text:style-name="Source_20_Text">OperasiValid</text:span>), <text:span text:style-name="Source_20_Text">Integer</text:span>, <text:span text:style-name="Source_20_Text">LongInt</text:span>. Berbagai operator juga dipakai: aritmatika (<text:span text:style-name="Source_20_Text">+</text:span>, <text:span text:style-name="Source_20_Text">-</text:span>, <text:span text:style-name="Source_20_Text">*</text:span>, <text:span text:style-name="Source_20_Text">/</text:span>), perbandingan (<text:span text:style-name="Source_20_Text">&gt;=</text:span>, <text:span text:style-name="Source_20_Text">&lt;=</text:span>, <text:span text:style-name="Source_20_Text">&lt;&gt;</text:span>), dan logika (<text:span text:style-name="Source_20_Text">AND</text:span>). </text:p>
              </text:list-item>
              <text:list-item>
                <text:p text:style-name="P260"><text:span text:style-name="Strong_20_Emphasis">Komentar (Bab 3):</text:span> Kode dilengkapi komentar (<text:span text:style-name="Source_20_Text">//</text:span> atau <text:span text:style-name="Source_20_Text">{...}</text:span>) untuk menjelaskan tujuan setiap bagian atau baris kode yang penting. </text:p>
              </text:list-item>
            </text:list>
            <text:p text:style-name="Text_20_body"><text:span text:style-name="Strong_20_Emphasis">Kesimpulan:</text:span></text:p>
            <text:p text:style-name="Text_20_body">Melalui studi kasus kalkulator ini, kita bisa melihat bagaimana berbagai konsep dasar Pascal yang telah kita pelajari tidak berdiri sendiri, melainkan saling bekerja sama untuk membangun sebuah program yang fungsional dan terstruktur. Penggunaan prosedur dan parameter secara efektif membuat kode lebih mudah dikelola, dibaca, dan berpotensi untuk digunakan ulang.</text:p>
            <text:p text:style-name="Horizontal_20_Line"/>
            <text:p text:style-name="Text_20_body">Program kalkulator kita sudah jadi! Tapi, seperti halnya program lain, selalu ada ruang untuk pengujian dan pengembangan lebih lanjut.</text:p>
            <text:p text:style-name="Text_20_body">Saya menunggu perintah "YAX" untuk lanjut ke <text:span text:style-name="Emphasis">prompt</text:span> Sub-bab 13.2.4 ("Pengujian dan Ide Pengembangan Lanjutan").</text:p>
          </text:section>
          <text:section text:style-name="Sect1" text:name="feedback-form-112">
            <text:p text:style-name="P285"/>
          </text:section>
        </text:section>
        <text:section text:style-name="Sect1" text:name="461c90b575d5c19a">
          <text:p text:style-name="Text_20_body"/>
          <text:section text:style-name="Sect1" text:name="user-query-content-113">
            <text:p text:style-name="P541">yax </text:p>
          </text:section>
          <text:p text:style-name="P285">Tampilkan alur berpikir</text:p>
          <text:section text:style-name="Sect2" text:name="model-response-message-contentr_461c90b575d5c19a">
            <text:p text:style-name="P285"/>
          </text:section>
          <text:section text:style-name="Sect1" text:name="feedback-form-113">
            <text:p text:style-name="P285"><text:soft-page-break/></text:p>
          </text:section>
        </text:section>
        <text:section text:style-name="Sect1" text:name="51284802c710a30c">
          <text:p text:style-name="Text_20_body"/>
          <text:section text:style-name="Sect1" text:name="user-query-content-114">
            <text:p text:style-name="P541">present it </text:p>
          </text:section>
          <text:p text:style-name="P285">Tampilkan alur berpikir</text:p>
          <text:section text:style-name="Sect2" text:name="model-response-message-contentr_51284802c710a30c">
            <text:p text:style-name="Text_20_body">Tentu, ini dia penyajian untuk bagian pengujian dan ide pengembangan dari studi kasus Kalkulator Sederhana.</text:p>
            <text:p text:style-name="Text_20_body"><text:span text:style-name="Emphasis">(Waktu saat ini: Minggu, 13 April 2025 pukul 16.54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3.2.4: Studi Kasus 1: Kalkulator Konsol Sederhana - Pengujian dan Ide Pengembangan Lanjutan</text:span></text:p>
            <text:p text:style-name="Text_20_body"><text:span text:style-name="Emphasis">(Prompt: "Berikan saran tentang cara menguji program Kalkulator Konsol Sederhana. Sebutkan beberapa kasus uji penting... Kemudian, berikan beberapa ide untuk pengembangan lebih lanjut...")</text:span></text:p>
            <text:p text:style-name="Horizontal_20_Line"/>
            <text:p text:style-name="Text_20_body">Selamat! Kode program Kalkulator Konsol Sederhana kita secara struktur sudah selesai dirakit menggunakan prosedur. Tapi, tunggu dulu! Pekerjaan seorang programmer belum benar-benar selesai sampai program tersebut <text:span text:style-name="Strong_20_Emphasis">diuji</text:span> untuk memastikan ia bekerja sesuai harapan dan (sebisa mungkin) bebas dari <text:span text:style-name="Emphasis">bug</text:span>. Pengujian adalah langkah krusial.</text:p>
            <text:p text:style-name="Text_20_body"><text:span text:style-name="Strong_20_Emphasis">Saran Pengujian untuk Kalkulator Konsol Sederhana:</text:span></text:p>
            <text:p text:style-name="Text_20_body">Jalankan program kalkulator Anda (tekan F9 di Lazarus) dan cobalah skenario-skenario berikut. Perhatikan baik-baik outputnya, apakah sudah benar dan sesuai dengan yang Anda harapkan?</text:p>
            <text:list xml:id="list486956964615376220" text:style-name="L261">
              <text:list-item>
                <text:p text:style-name="P261"><text:span text:style-name="Strong_20_Emphasis">Operasi Matematika Normal:</text:span></text:p>
                <text:list>
                  <text:list-item>
                    <text:p text:style-name="P523">Coba semua operasi (+, -, *, /) dengan angka-angka positif yang 'mudah', termasuk yang hasilnya desimal. </text:p>
                    <text:list>
                      <text:list-item>
                        <text:p text:style-name="P523">Contoh: <text:span text:style-name="Source_20_Text">10 + 5</text:span> (Hasil: 15.00?), <text:span text:style-name="Source_20_Text">20.5 - 8</text:span> (Hasil: 12.50?), <text:span text:style-name="Source_20_Text">4 * 7</text:span> (Hasil: 28.00?), <text:span text:style-name="Source_20_Text">15 / 4</text:span> (Hasil: 3.75?). </text:p>
                      </text:list-item>
                    </text:list>
                  </text:list-item>
                  <text:list-item>
                    <text:p text:style-name="P523">Coba libatkan angka nol (selain sebagai pembagi). </text:p>
                    <text:list>
                      <text:list-item>
                        <text:p text:style-name="P523">Contoh: <text:span text:style-name="Source_20_Text">9 + 0</text:span> (Hasil: 9.00?), <text:span text:style-name="Source_20_Text">0 * 12</text:span> (Hasil: 0.00?), <text:span text:style-name="Source_20_Text">0 / 5</text:span> (Hasil: 0.00?). </text:p>
                      </text:list-item>
                    </text:list>
                  </text:list-item>
                  <text:list-item>
                    <text:p text:style-name="P523">Coba libatkan angka negatif. </text:p>
                    <text:list>
                      <text:list-item>
                        <text:p text:style-name="P523">Contoh: <text:span text:style-name="Source_20_Text">-5 + 3</text:span> (Hasil: -2.00?), <text:span text:style-name="Source_20_Text">10 * -2.5</text:span> (Hasil: -25.00?), <text:span text:style-name="Source_20_Text">-10 / 2</text:span> (Hasil: -5.00?). </text:p>
                      </text:list-item>
                    </text:list>
                  </text:list-item>
                </text:list>
              </text:list-item>
              <text:list-item>
                <text:p text:style-name="P261"><text:span text:style-name="Strong_20_Emphasis">Kasus Khusus Pembagian:</text:span></text:p>
                <text:list>
                  <text:list-item>
                    <text:p text:style-name="P523"><text:span text:style-name="Strong_20_Emphasis">Pembagian dengan Nol (Penting!):</text:span> Pilih operasi 4 (Pembagian). Masukkan angka pertama (misalnya 10), lalu masukkan angka kedua sebagai <text:span text:style-name="Strong_20_Emphasis">0</text:span>. Apa yang terjadi? Program <text:span text:style-name="Emphasis">seharusnya tidak crash</text:span>, melainkan menampilkan pesan error seperti "KESALAHAN: Tidak bisa melakukan pembagian dengan nol!". </text:p>
                  </text:list-item>
                  <text:list-item>
                    <text:p text:style-name="P523"><text:soft-page-break/>Pembagian yang hasilnya nol: <text:span text:style-name="Source_20_Text">0 / 8</text:span> (Hasil: 0.00?). </text:p>
                  </text:list-item>
                </text:list>
              </text:list-item>
              <text:list-item>
                <text:p text:style-name="P261"><text:span text:style-name="Strong_20_Emphasis">Pengujian Menu Pilihan:</text:span></text:p>
                <text:list>
                  <text:list-item>
                    <text:p text:style-name="P523">Masukkan pilihan operasi yang <text:span text:style-name="Strong_20_Emphasis">tidak valid</text:span>, misalnya '5', '9', atau karakter huruf seperti 'A'. Apa respons program? Seharusnya muncul pesan "Pilihan tidak valid!" atau "Pilihan operasi tidak dikenal!". </text:p>
                  </text:list-item>
                  <text:list-item>
                    <text:p text:style-name="P523">Pilih opsi <text:span text:style-name="Strong_20_Emphasis">'0' (Keluar)</text:span>. Apakah program menampilkan pesan penutup dan berhenti dengan benar? </text:p>
                  </text:list-item>
                </text:list>
              </text:list-item>
              <text:list-item>
                <text:p text:style-name="P261"><text:span text:style-name="Strong_20_Emphasis">Pengujian Fitur "Hitung Lagi":</text:span></text:p>
                <text:list>
                  <text:list-item>
                    <text:p text:style-name="P523">Setelah berhasil melakukan satu perhitungan, saat ditanya "Apakah Anda ingin menghitung lagi [Y/T]? ", coba jawab <text:span text:style-name="Strong_20_Emphasis">'Y'</text:span> (atau <text:span text:style-name="Strong_20_Emphasis">'y'</text:span>). Apakah program kembali menampilkan menu utama? </text:p>
                  </text:list-item>
                  <text:list-item>
                    <text:p text:style-name="P523">Setelah perhitungan lain, saat ditanya lagi, coba jawab <text:span text:style-name="Strong_20_Emphasis">'T'</text:span> (atau <text:span text:style-name="Strong_20_Emphasis">'t'</text:span> atau karakter <text:span text:style-name="Strong_20_Emphasis">lain</text:span> selain Y/y). Apakah program menampilkan pesan penutup dan berhenti? </text:p>
                  </text:list-item>
                </text:list>
              </text:list-item>
              <text:list-item>
                <text:p text:style-name="P261"><text:span text:style-name="Strong_20_Emphasis">(Potensi Error) Input Non-Numerik:</text:span></text:p>
                <text:list>
                  <text:list-item>
                    <text:p text:style-name="P261">Coba saat program meminta Anda memasukkan angka pertama atau kedua, Anda sengaja mengetikkan <text:span text:style-name="Strong_20_Emphasis">teks</text:span> (misalnya "sepuluh" atau "abc") lalu tekan Enter. Apa yang terjadi? Kemungkinan besar, program kita saat ini akan <text:span text:style-name="Strong_20_Emphasis">berhenti dengan </text:span><text:span text:style-name="Strong_20_Emphasis"><text:span text:style-name="Emphasis">run-time error</text:span></text:span> (misalnya "Invalid numeric format") karena <text:span text:style-name="Source_20_Text">Readln(Real)</text:span> standar tidak bisa menangani input teks. Menemukan keterbatasan ini adalah bagian penting dari pengujian! Ini menunjukkan ada area yang bisa <text:span text:style-name="Strong_20_Emphasis">ditingkatkan</text:span>. </text:p>
                  </text:list-item>
                </text:list>
              </text:list-item>
            </text:list>
            <text:p text:style-name="Text_20_body"><text:span text:style-name="Strong_20_Emphasis">Ide Pengembangan Lanjutan (Tantangan Tambahan!)</text:span></text:p>
            <text:p text:style-name="Text_20_body">Jika Anda sudah berhasil membuat kalkulator ini berjalan dengan baik dan ingin mencoba tantangan lebih lanjut untuk memperdalam pemahaman Anda, berikut beberapa ide pengembangan yang bisa Anda coba implementasikan:</text:p>
            <text:list xml:id="list3165833431867409178" text:style-name="L262">
              <text:list-item>
                <text:p text:style-name="P262"><text:span text:style-name="Strong_20_Emphasis">Tambahkan Operasi Baru:</text:span></text:p>
                <text:list>
                  <text:list-item>
                    <text:p text:style-name="P524">Modifikasi <text:span text:style-name="Source_20_Text">TampilkanMenu</text:span> dan <text:span text:style-name="Source_20_Text">LakukanOperasiDanTampil</text:span> untuk menambahkan operasi lain, misalnya: </text:p>
                    <text:list>
                      <text:list-item>
                        <text:p text:style-name="P524">Pangkat (mungkin perlu <text:span text:style-name="Source_20_Text">uses Math;</text:span> dan fungsi <text:span text:style-name="Source_20_Text">Power(basis, eksponen)</text:span>). </text:p>
                      </text:list-item>
                      <text:list-item>
                        <text:p text:style-name="P524">Akar Kuadrat (perlu <text:span text:style-name="Source_20_Text">uses Math;</text:span> dan fungsi <text:span text:style-name="Source_20_Text">Sqrt(angka)</text:span>). </text:p>
                      </text:list-item>
                      <text:list-item>
                        <text:p text:style-name="P524">Modulus/Sisa Bagi (ingat operator <text:span text:style-name="Source_20_Text">mod</text:span> hanya untuk <text:span text:style-name="Source_20_Text">Integer</text:span>, jadi Anda mungkin perlu membuat menu/logika terpisah atau meminta input <text:span text:style-name="Source_20_Text">Integer</text:span> khusus untuk operasi ini). </text:p>
                      </text:list-item>
                      <text:list-item>
                        <text:p text:style-name="P524">Operasi Persentase (%). </text:p>
                      </text:list-item>
                    </text:list>
                  </text:list-item>
                </text:list>
              </text:list-item>
              <text:list-item>
                <text:p text:style-name="P262"><text:span text:style-name="Strong_20_Emphasis">Validasi Input Angka yang Lebih Tangguh:</text:span></text:p>
                <text:list>
                  <text:list-item>
                    <text:p text:style-name="P524">Tingkatkan prosedur <text:span text:style-name="Source_20_Text">MintaDuaAngka</text:span> (atau buat fungsi baru <text:span text:style-name="Source_20_Text">function BacaRealValid: Real;</text:span> seperti contoh di Bab 10) agar program tidak <text:span text:style-name="Emphasis">crash</text:span> jika pengguna memasukkan teks. Caranya <text:soft-page-break/>adalah dengan membaca input sebagai <text:span text:style-name="Source_20_Text">String</text:span> terlebih dahulu, lalu mencoba mengkonversinya ke <text:span text:style-name="Source_20_Text">Real</text:span> menggunakan prosedur <text:span text:style-name="Source_20_Text">Val</text:span> dan memeriksa kode errornya dalam sebuah loop <text:span text:style-name="Source_20_Text">REPEAT...UNTIL</text:span>. </text:p>
                  </text:list-item>
                </text:list>
              </text:list-item>
              <text:list-item>
                <text:p text:style-name="P262"><text:span text:style-name="Strong_20_Emphasis">Operasi Berkelanjutan:</text:span></text:p>
                <text:list>
                  <text:list-item>
                    <text:p text:style-name="P524">Modifikasi alur program sehingga hasil perhitungan (<text:span text:style-name="Source_20_Text">Hasil</text:span>) bisa langsung digunakan sebagai <text:span text:style-name="Source_20_Text">Angka1</text:span> pada perhitungan berikutnya jika pengguna memilih untuk melanjutkan operasi (tanpa harus kembali ke menu dan memasukkan ulang angka pertama). </text:p>
                  </text:list-item>
                </text:list>
              </text:list-item>
              <text:list-item>
                <text:p text:style-name="P262"><text:span text:style-name="Strong_20_Emphasis">Percantik Tampilan Konsol:</text:span></text:p>
                <text:list>
                  <text:list-item>
                    <text:p text:style-name="P524">Manfaatkan lebih banyak perintah dari unit <text:span text:style-name="Source_20_Text">Crt</text:span> (jika Anda menyukainya) seperti <text:span text:style-name="Source_20_Text">TextColor</text:span>, <text:span text:style-name="Source_20_Text">TextBackground</text:span>, <text:span text:style-name="Source_20_Text">GotoXY</text:span>, atau bahkan membuat 'bingkai' sederhana di sekeliling menu atau output. </text:p>
                  </text:list-item>
                </text:list>
              </text:list-item>
              <text:list-item>
                <text:p text:style-name="P262"><text:span text:style-name="Strong_20_Emphasis">Histori Perhitungan Sederhana (Lebih Lanjut):</text:span></text:p>
                <text:list>
                  <text:list-item>
                    <text:p text:style-name="P262">Gunakan sebuah Array (misalnya <text:span text:style-name="Source_20_Text">array [1..5] of String</text:span>) untuk menyimpan 5 hasil perhitungan terakhir. Tambahkan opsi menu baru untuk menampilkan histori ini. </text:p>
                  </text:list-item>
                </text:list>
              </text:list-item>
            </text:list>
            <text:p text:style-name="Text_20_body"><text:span text:style-name="Strong_20_Emphasis">Kesimpulan:</text:span></text:p>
            <text:p text:style-name="Text_20_body">Pengujian adalah langkah vital untuk memastikan kebenaran dan menemukan kelemahan program kita. Jangan pernah puas hanya dengan program yang 'berhasil dikompilasi'. Cobalah berbagai skenario, termasuk yang 'aneh'. Setelah itu, jangan takut untuk mencoba <text:span text:style-name="Strong_20_Emphasis">mengembangkan</text:span> program yang sudah ada. Menambahkan fitur baru atau memperbaiki keterbatasan adalah cara belajar pemrograman yang sangat efektif dan menyenangkan! Dengan selesainya studi kasus ini, Anda telah melihat contoh nyata bagaimana berbagai konsep dasar Pascal dirangkai menjadi sebuah aplikasi kecil yang fungsional.</text:p>
            <text:p text:style-name="Horizontal_20_Line"/>
            <text:p text:style-name="Text_20_body">Studi kasus Kalkulator Sederhana kita sudah selesai dibahas, mulai dari perencanaan, implementasi bertahap, kode lengkap, hingga pengujian dan ide pengembangannya. Siap untuk melihat studi kasus kedua yang berbeda?</text:p>
            <text:p text:style-name="Text_20_body">Saya menunggu perintah "YAX" untuk lanjut ke <text:span text:style-name="Emphasis">prompt</text:span> Sub-bab 13.3 ("Studi Kasus 2: Program Tebak Angka").</text:p>
          </text:section>
          <text:section text:style-name="Sect1" text:name="feedback-form-114">
            <text:p text:style-name="P285"/>
          </text:section>
        </text:section>
        <text:section text:style-name="Sect1" text:name="da340674e9f8f3c3">
          <text:p text:style-name="Text_20_body"/>
          <text:section text:style-name="Sect1" text:name="user-query-content-115">
            <text:p text:style-name="P541">yax </text:p>
          </text:section>
          <text:p text:style-name="P285">Tampilkan alur berpikir</text:p>
          <text:section text:style-name="Sect2" text:name="model-response-message-contentr_da340674e9f8f3c3">
            <text:p text:style-name="Text_20_body">Oke, mari kita mulai merencanakan studi kasus kedua kita: <text:span text:style-name="Strong_20_Emphasis">Game Tebak Angka</text:span>!</text:p>
            <text:p text:style-name="Text_20_body"><text:span text:style-name="Emphasis">(Waktu saat ini: Minggu, 13 April 2025 pukul 8:51:24 PM WIB. Lokasi: Indonesia dicatat.)</text:span></text:p>
            <text:p text:style-name="Horizontal_20_Line"/>
            <text:p text:style-name="Text_20_body"><text:soft-page-break/><text:span text:style-name="Strong_20_Emphasis">Jawaban untuk </text:span><text:span text:style-name="Strong_20_Emphasis"><text:span text:style-name="Emphasis">Prompt</text:span></text:span><text:span text:style-name="Strong_20_Emphasis"> Sub-bab 13.3.1: Studi Kasus 2: Program Tebak Angka - Perencanaan dan Desain</text:span></text:p>
            <text:p text:style-name="Text_20_body"><text:span text:style-name="Emphasis">(Prompt: "Buatkan pembahasan untuk tahap 'Perencanaan dan Desain' studi kasus Program Tebak Angka. Jelaskan aturan mainnya dengan jelas... Pandu pembaca untuk: 1. Merancang Alur Program... 2. Mengenalkan Angka Acak (Jika Dipakai)...")</text:span></text:p>
            <text:p text:style-name="Horizontal_20_Line"/>
            <text:p text:style-name="Text_20_body">Studi kasus kita yang kedua ini sedikit berbeda, kita akan membuat sebuah permainan sederhana namun klasik, yaitu <text:span text:style-name="Strong_20_Emphasis">Game Tebak Angka</text:span>. Ini adalah latihan yang sangat bagus untuk mengaplikasikan logika perulangan (<text:span text:style-name="Source_20_Text">WHILE</text:span> atau <text:span text:style-name="Source_20_Text">REPEAT</text:span>), percabangan (<text:span text:style-name="Source_20_Text">IF</text:span>), input/output, dan variabel penghitung. Seperti biasa, kita mulai dengan <text:span text:style-name="Strong_20_Emphasis">perencanaan</text:span> agar jelas apa yang akan kita buat.</text:p>
            <text:p text:style-name="Text_20_body"><text:span text:style-name="Strong_20_Emphasis">1. Menjelaskan Aturan Main (Fitur Program)</text:span></text:p>
            <text:p text:style-name="Text_20_body">Pertama, mari kita definisikan bagaimana game ini akan bekerja:</text:p>
            <text:list xml:id="list7624612013712300069" text:style-name="L263">
              <text:list-item>
                <text:p text:style-name="P525"><text:span text:style-name="Strong_20_Emphasis">Angka Rahasia:</text:span> Komputer akan secara 'rahasia' memilih atau menentukan sebuah bilangan bulat. Agar menarik, kita tentukan rentangnya antara <text:span text:style-name="Strong_20_Emphasis">1 sampai dengan 100</text:span>. </text:p>
              </text:list-item>
              <text:list-item>
                <text:p text:style-name="P525"><text:span text:style-name="Strong_20_Emphasis">Tebakan Pengguna:</text:span> Pengguna (pemain) akan diminta untuk menebak angka rahasia tersebut. </text:p>
              </text:list-item>
              <text:list-item>
                <text:p text:style-name="P525"><text:span text:style-name="Strong_20_Emphasis">Petunjuk Komputer:</text:span> Setelah pengguna memasukkan tebakannya, komputer akan memberikan petunjuk: </text:p>
                <text:list>
                  <text:list-item>
                    <text:p text:style-name="P525">Jika tebakan pengguna <text:span text:style-name="Strong_20_Emphasis">lebih kecil</text:span> dari angka rahasia, komputer akan bilang "Terlalu kecil! Coba lagi.". </text:p>
                  </text:list-item>
                  <text:list-item>
                    <text:p text:style-name="P525">Jika tebakan pengguna <text:span text:style-name="Strong_20_Emphasis">lebih besar</text:span> dari angka rahasia, komputer akan bilang "Terlalu besar! Coba lagi.". </text:p>
                  </text:list-item>
                </text:list>
              </text:list-item>
              <text:list-item>
                <text:p text:style-name="P525"><text:span text:style-name="Strong_20_Emphasis">Pengulangan:</text:span> Proses menebak dan mendapatkan petunjuk ini akan <text:span text:style-name="Strong_20_Emphasis">diulang terus-menerus</text:span> sampai pengguna berhasil menebak angka yang benar. </text:p>
              </text:list-item>
              <text:list-item>
                <text:p text:style-name="P263"><text:span text:style-name="Strong_20_Emphasis">Akhir Permainan:</text:span> Ketika pengguna berhasil menebak angka rahasia, permainan berakhir. Komputer akan menampilkan pesan selamat dan memberitahu <text:span text:style-name="Strong_20_Emphasis">berapa kali percobaan (jumlah tebakan)</text:span> yang dibutuhkan oleh pengguna untuk menang. </text:p>
              </text:list-item>
            </text:list>
            <text:p text:style-name="Text_20_body"><text:span text:style-name="Strong_20_Emphasis">2. Merancang Alur Program (Logika Langkah demi Langkah)</text:span></text:p>
            <text:p text:style-name="Text_20_body">Berdasarkan aturan main di atas, kita bisa susun alur kerja programnya sebagai berikut:</text:p>
            <text:list xml:id="list5959771212031161654" text:style-name="L264">
              <text:list-item>
                <text:p text:style-name="P526">Program dimulai. Tampilkan judul atau pesan selamat datang singkat. </text:p>
              </text:list-item>
              <text:list-item>
                <text:p text:style-name="P526"><text:span text:style-name="Strong_20_Emphasis">Tentukan Angka Rahasia:</text:span> Komputer harus memilih satu angka bulat antara 1 s/d 100. (Bagaimana caranya? Lihat poin 3 di bawah). Simpan angka ini dalam sebuah variabel (misal: <text:span text:style-name="Source_20_Text">AngkaRahasia</text:span>). </text:p>
              </text:list-item>
              <text:list-item>
                <text:p text:style-name="P526"><text:span text:style-name="Strong_20_Emphasis">Inisialisasi Jumlah Tebakan:</text:span> Siapkan variabel untuk menghitung berapa kali pengguna menebak (misal: <text:span text:style-name="Source_20_Text">JumlahTebakan</text:span>), dan beri nilai awal 0. </text:p>
              </text:list-item>
              <text:list-item>
                <text:p text:style-name="P526"><text:span text:style-name="Strong_20_Emphasis">Mulai Loop Tebakan</text:span> (Loop ini akan terus berjalan <text:span text:style-name="Emphasis">sampai</text:span> tebakan pengguna sama dengan <text:span text:style-name="Source_20_Text">AngkaRahasia</text:span>): a. Minta pengguna untuk <text:span text:style-name="Strong_20_Emphasis">memasukkan tebakannya</text:span> (sebuah angka bulat). Simpan input ini ke variabel (misal: <text:soft-page-break/><text:span text:style-name="Source_20_Text">TebakanUser</text:span>). b. <text:span text:style-name="Strong_20_Emphasis">Tambah penghitung</text:span> jumlah tebakan: <text:span text:style-name="Source_20_Text">JumlahTebakan := JumlahTebakan + 1;</text:span>. c. <text:span text:style-name="Strong_20_Emphasis">Bandingkan </text:span><text:span text:style-name="Strong_20_Emphasis"><text:span text:style-name="Source_20_Text">TebakanUser</text:span></text:span><text:span text:style-name="Strong_20_Emphasis"> dengan </text:span><text:span text:style-name="Strong_20_Emphasis"><text:span text:style-name="Source_20_Text">AngkaRahasia</text:span></text:span> menggunakan <text:span text:style-name="Source_20_Text">IF...ELSE IF...</text:span>: i. <text:span text:style-name="Strong_20_Emphasis">Jika</text:span> <text:span text:style-name="Source_20_Text">TebakanUser &lt; AngkaRahasia</text:span> <text:span text:style-name="Strong_20_Emphasis">MAKA</text:span> tampilkan pesan "Terlalu kecil! Coba lagi.". ii. <text:span text:style-name="Strong_20_Emphasis">Jika</text:span> <text:span text:style-name="Source_20_Text">TebakanUser &gt; AngkaRahasia</text:span> <text:span text:style-name="Strong_20_Emphasis">MAKA</text:span> tampilkan pesan "Terlalu besar! Coba lagi.". iii. <text:span text:style-name="Strong_20_Emphasis">Jika</text:span> <text:span text:style-name="Source_20_Text">TebakanUser = AngkaRahasia</text:span> (artinya tebakan benar) <text:span text:style-name="Strong_20_Emphasis">MAKA</text:span> tidak perlu menampilkan petunjuk lagi, loop akan berhenti pada pengecekan kondisi. d. (Loop akan otomatis kembali ke langkah 4a jika kondisi berhenti loop belum terpenuhi). </text:p>
              </text:list-item>
              <text:list-item>
                <text:p text:style-name="P526"><text:span text:style-name="Strong_20_Emphasis">Setelah Keluar dari Loop</text:span> (ini hanya terjadi jika <text:span text:style-name="Source_20_Text">TebakanUser = AngkaRahasia</text:span>): a. Tampilkan pesan "Selamat! Anda Benar!". b. Tampilkan nilai <text:span text:style-name="Source_20_Text">AngkaRahasia</text:span>. c. Tampilkan nilai <text:span text:style-name="Source_20_Text">JumlahTebakan</text:span>. </text:p>
              </text:list-item>
              <text:list-item>
                <text:p text:style-name="P264">Program selesai (atau bisa ditambahkan opsi "Main Lagi?"). </text:p>
              </text:list-item>
            </text:list>
            <text:p text:style-name="Text_20_body"><text:span text:style-name="Strong_20_Emphasis">3. Cara Komputer 'Memilih' Angka Rahasia</text:span></text:p>
            <text:p text:style-name="Text_20_body">Bagian penting dari game ini adalah bagaimana komputer menentukan angka rahasia antara 1 dan 100. Ada dua pendekatan utama:</text:p>
            <text:list xml:id="list3689502965627511031" text:style-name="L265">
              <text:list-item>
                <text:p text:style-name="P265"><text:span text:style-name="Strong_20_Emphasis">Pendekatan 1: Angka Tetap (Hardcode) - Untuk Tes Awal</text:span></text:p>
                <text:list>
                  <text:list-item>
                    <text:p text:style-name="P527">Cara termudah saat Anda baru mulai membuat program ini dan ingin fokus menguji logika loop dan <text:span text:style-name="Source_20_Text">IF</text:span>-nya adalah dengan <text:span text:style-name="Strong_20_Emphasis">menetapkan angka rahasianya secara manual</text:span> di dalam kode. Anda bisa gunakan konstanta: </text:p>
                    <text:p text:style-name="P265">Delphi</text:p>
                    <text:p text:style-name="P665"><text:span text:style-name="Source_20_Text">const AngkaRahasia = 42; // Misalnya, kita tentukan saja 42</text:span></text:p>
                  </text:list-item>
                  <text:list-item>
                    <text:p text:style-name="P527">Dengan cara ini, Anda tahu persis jawabannya, sehingga mudah untuk memeriksa apakah petunjuk "Terlalu besar" atau "Terlalu kecil" dari program Anda sudah benar. </text:p>
                  </text:list-item>
                </text:list>
              </text:list-item>
              <text:list-item>
                <text:p text:style-name="P265"><text:span text:style-name="Strong_20_Emphasis">Pendekatan 2: Menggunakan Angka Acak (Random) - Agar Game Lebih Seru!</text:span></text:p>
                <text:list>
                  <text:list-item>
                    <text:p text:style-name="P527">Agar setiap kali dimainkan angka rahasianya berbeda dan lebih menantang, kita bisa minta komputer untuk <text:span text:style-name="Strong_20_Emphasis">membangkitkan angka acak</text:span> dalam rentang 1 sampai 100. </text:p>
                  </text:list-item>
                  <text:list-item>
                    <text:p text:style-name="P527"><text:span text:style-name="Strong_20_Emphasis">Cara melakukannya di Free Pascal:</text:span> </text:p>
                    <text:list>
                      <text:list-item>
                        <text:p text:style-name="P527"><text:span text:style-name="Strong_20_Emphasis">Sertakan Unit </text:span><text:span text:style-name="Strong_20_Emphasis"><text:span text:style-name="Source_20_Text">Math</text:span></text:span><text:span text:style-name="Strong_20_Emphasis">:</text:span> Fungsi-fungsi matematika, termasuk untuk angka acak, biasanya ada di unit <text:span text:style-name="Source_20_Text">Math</text:span>. Jadi, tambahkan <text:span text:style-name="Source_20_Text">uses Math;</text:span> di awal program Anda (setelah <text:span text:style-name="Source_20_Text">program ...;</text:span>). <text:span text:style-name="Emphasis">(Catatan: Di beberapa versi/konfigurasi FPC yang sangat dasar, fungsi random mungkin ada di </text:span><text:span text:style-name="Emphasis"><text:span text:style-name="Source_20_Text">SysUtils</text:span></text:span><text:span text:style-name="Emphasis">, tapi </text:span><text:span text:style-name="Emphasis"><text:span text:style-name="Source_20_Text">Math</text:span></text:span><text:span text:style-name="Emphasis"> lebih umum).</text:span> </text:p>
                      </text:list-item>
                      <text:list-item>
                        <text:p text:style-name="P527"><text:span text:style-name="Strong_20_Emphasis">Panggil </text:span><text:span text:style-name="Strong_20_Emphasis"><text:span text:style-name="Source_20_Text">Randomize;</text:span></text:span><text:span text:style-name="Strong_20_Emphasis"> (Sangat Penting, Cukup Sekali!):</text:span> Di <text:soft-page-break/>bagian <text:span text:style-name="Emphasis">awal</text:span> eksekusi program Anda (misalnya, setelah <text:span text:style-name="Source_20_Text">begin</text:span> utama, sebelum loop), panggil prosedur <text:span text:style-name="Source_20_Text">Randomize;</text:span> <text:span text:style-name="Strong_20_Emphasis">tepat satu kali</text:span>. Perintah ini berfungsi untuk menginisialisasi atau 'mengocok' generator angka acak internal berdasarkan waktu sistem saat itu. <text:span text:style-name="Strong_20_Emphasis">Jika Anda lupa memanggil </text:span><text:span text:style-name="Strong_20_Emphasis"><text:span text:style-name="Source_20_Text">Randomize;</text:span></text:span><text:span text:style-name="Strong_20_Emphasis">, program Anda akan menghasilkan urutan angka 'acak' yang SAMA setiap kali dijalankan!</text:span> (Jadi tidak benar-benar acak). </text:p>
                      </text:list-item>
                      <text:list-item>
                        <text:p text:style-name="P527"><text:span text:style-name="Strong_20_Emphasis">Gunakan Fungsi </text:span><text:span text:style-name="Strong_20_Emphasis"><text:span text:style-name="Source_20_Text">Random(N)</text:span></text:span><text:span text:style-name="Strong_20_Emphasis">:</text:span> Fungsi <text:span text:style-name="Source_20_Text">Random(N)</text:span> (di mana <text:span text:style-name="Source_20_Text">N</text:span> adalah angka bulat positif) akan mengembalikan sebuah angka acak bertipe <text:span text:style-name="Strong_20_Emphasis">Integer</text:span> dalam rentang <text:span text:style-name="Strong_20_Emphasis">dari 0 (inklusif) sampai N-1 (eksklusif)</text:span>. </text:p>
                      </text:list-item>
                      <text:list-item>
                        <text:p text:style-name="P527"><text:span text:style-name="Strong_20_Emphasis">Rumus Mendapatkan Angka Acak 1-100:</text:span> Karena <text:span text:style-name="Source_20_Text">Random(N)</text:span> menghasilkan 0 sampai N-1, untuk mendapatkan angka acak antara 1 sampai 100, kita gunakan <text:span text:style-name="Source_20_Text">N=100</text:span> lalu hasilnya ditambah 1: </text:p>
                        <text:p text:style-name="P265">Delphi</text:p>
                        <text:p text:style-name="P601"><text:span text:style-name="Source_20_Text">var AngkaRahasia: Integer;</text:span></text:p>
                        <text:p text:style-name="P601"><text:span text:style-name="Source_20_Text">begin</text:span></text:p>
                        <text:p text:style-name="P601"><text:span text:style-name="Source_20_Text"><text:s text:c="2"/>Randomize; // Panggil sekali di awal</text:span></text:p>
                        <text:p text:style-name="P601"><text:span text:style-name="Source_20_Text"><text:s text:c="2"/>AngkaRahasia := Random(100) + 1; // Hasilnya 0..99, ditambah 1 jadi 1..100</text:span></text:p>
                        <text:p text:style-name="P601"><text:span text:style-name="Source_20_Text"><text:s text:c="2"/>// ... sisa program ...</text:span></text:p>
                        <text:p text:style-name="P665"><text:span text:style-name="Source_20_Text">end.</text:span></text:p>
                      </text:list-item>
                    </text:list>
                  </text:list-item>
                </text:list>
              </text:list-item>
            </text:list>
            <text:p text:style-name="Text_20_body"><text:span text:style-name="Strong_20_Emphasis">4. Struktur Kode (Modularitas?)</text:span></text:p>
            <text:p text:style-name="Text_20_body">Untuk game Tebak Angka yang relatif sederhana ini, sebagian besar logikanya (terutama loop <text:span text:style-name="Source_20_Text">REPEAT...UNTIL</text:span> untuk tebakan) cukup jelas jika ditulis langsung di dalam blok <text:span text:style-name="Source_20_Text">begin...end.</text:span> utama. Memecahnya lagi menjadi prosedur mungkin tidak terlalu memberikan keuntungan signifikan untuk pemahaman awal, malah bisa sedikit menambah kompleksitas pemanggilan. Jadi, untuk studi kasus ini, kita bisa fokus menempatkan logika inti di blok utama agar lebih terlihat alur permainannya.</text:p>
            <text:p text:style-name="Text_20_body"><text:span text:style-name="Strong_20_Emphasis">Kesimpulan Perencanaan:</text:span></text:p>
            <text:p text:style-name="Text_20_body">Oke, rencana permainan kita sudah matang! Kita tahu aturan mainnya, bagaimana alur programnya akan berjalan langkah demi langkah, dan bagaimana cara komputer menentukan angka rahasia (baik secara tetap maupun acak). Dengan bekal ini, kita siap untuk mulai menulis kode implementasinya!</text:p>
            <text:p text:style-name="Horizontal_20_Line"/>
            <text:p text:style-name="Text_20_body">Sudah siap membuat game pertama Anda ini?</text:p>
            <text:p text:style-name="Text_20_body">Saya menunggu perintah "YAX" untuk lanjut ke <text:span text:style-name="Emphasis">prompt</text:span> Sub-bab 13.3.2 ("Implementasi Kode (Langkah demi Langkah)").</text:p>
          </text:section>
          <text:section text:style-name="Sect1" text:name="feedback-form-115">
            <text:p text:style-name="P285"/>
          </text:section>
        </text:section>
        <text:section text:style-name="Sect1" text:name="6a0565f326f5e42c">
          <text:p text:style-name="Text_20_body"/>
          <text:section text:style-name="Sect1" text:name="user-query-content-116">
            <text:p text:style-name="P541"><text:soft-page-break/>yax </text:p>
          </text:section>
          <text:p text:style-name="P285">Tampilkan alur berpikir</text:p>
          <text:section text:style-name="Sect2" text:name="model-response-message-contentr_6a0565f326f5e42c">
            <text:p text:style-name="Text_20_body">Siap! Mari kita rakit Game Tebak Angka kita, baris demi baris kode.</text:p>
            <text:p text:style-name="Text_20_body"><text:span text:style-name="Emphasis">(Waktu saat ini: Minggu, 13 April 2025 pukul 9:50:12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3.3.2: Studi Kasus 2: Program Tebak Angka - Implementasi Kode (Langkah demi Langkah)</text:span></text:p>
            <text:p text:style-name="Text_20_body"><text:span text:style-name="Emphasis">(Prompt: "Buatkan panduan implementasi kode langkah demi langkah untuk studi kasus Program Tebak Angka... 1. Buat kerangka... 2. Menetapkan/Generate angka rahasia... 3. Implementasi loop utama... 4. Implementasi logika IF... 5. Menghitung jumlah tebakan... 6. Menampilkan pesan kemenangan...")</text:span></text:p>
            <text:p text:style-name="Horizontal_20_Line"/>
            <text:p text:style-name="Text_20_body">Oke, rencana permainan sudah siap, sekarang saatnya kita wujudkan dalam kode Pascal. Kita akan bangun program ini secara bertahap. Buka Lazarus IDE Anda, buat proyek baru (atau gunakan file <text:span text:style-name="Source_20_Text">.pas</text:span> baru), dan simpan dengan nama yang sesuai (misalnya: <text:span text:style-name="Source_20_Text">GameTebakAngka</text:span>).</text:p>
            <text:p text:style-name="Text_20_body"><text:span text:style-name="Strong_20_Emphasis">Langkah 1: Membuat Kerangka Program Utama</text:span></text:p>
            <text:p text:style-name="Text_20_body">Pertama, kita siapkan struktur dasar program, termasuk unit yang dibutuhkan (kita antisipasi akan pakai <text:span text:style-name="Source_20_Text">Math</text:span> untuk angka acak) dan variabel-variabel utama yang kita identifikasi dalam perencanaan.</text:p>
            <text:p text:style-name="Text_20_body">Delphi</text:p>
            <text:p text:style-name="Preformatted_20_Text"><text:span text:style-name="Source_20_Text">program GameTebakAngka;</text:span></text:p>
            <text:p text:style-name="Preformatted_20_Text"/>
            <text:p text:style-name="Preformatted_20_Text"><text:span text:style-name="Source_20_Text">// Kita akan butuh fungsi random dari unit Math</text:span></text:p>
            <text:p text:style-name="Preformatted_20_Text"><text:span text:style-name="Source_20_Text">uses</text:span></text:p>
            <text:p text:style-name="Preformatted_20_Text"><text:span text:style-name="Source_20_Text"><text:s text:c="2"/>Math;</text:span></text:p>
            <text:p text:style-name="Preformatted_20_Text"/>
            <text:p text:style-name="Preformatted_20_Text"><text:span text:style-name="Source_20_Text">var</text:span></text:p>
            <text:p text:style-name="Preformatted_20_Text"><text:span text:style-name="Source_20_Text"><text:s text:c="2"/>AngkaRahasia <text:s/>: Integer; // Untuk menyimpan angka yg 'dipikirkan' komputer (1-100)</text:span></text:p>
            <text:p text:style-name="Preformatted_20_Text"><text:span text:style-name="Source_20_Text"><text:s text:c="2"/>TebakanUser <text:s text:c="2"/>: Integer; // Untuk menyimpan angka tebakan dari pengguna</text:span></text:p>
            <text:p text:style-name="Preformatted_20_Text"><text:span text:style-name="Source_20_Text"><text:s text:c="2"/>JumlahTebakan : Integer; // Untuk menghitung berapa kali pengguna menebak</text:span></text:p>
            <text:p text:style-name="Preformatted_20_Text"/>
            <text:p text:style-name="Preformatted_20_Text"><text:span text:style-name="Source_20_Text">begin // Awal blok program utama</text:span></text:p>
            <text:p text:style-name="Preformatted_20_Text"/>
            <text:p text:style-name="Preformatted_20_Text"><text:span text:style-name="Source_20_Text"><text:s text:c="2"/>// --- Kode inti permainan akan kita masukkan di sini nanti ---</text:span></text:p>
            <text:p text:style-name="Preformatted_20_Text"/>
            <text:p text:style-name="Preformatted_20_Text"/>
            <text:p text:style-name="Preformatted_20_Text"><text:span text:style-name="Source_20_Text"><text:s text:c="2"/>// Jeda di akhir program agar konsol tidak langsung tertutup</text:span></text:p>
            <text:p text:style-name="Preformatted_20_Text"><text:span text:style-name="Source_20_Text"><text:s text:c="2"/>Write('Tekan Enter untuk keluar...');</text:span></text:p>
            <text:p text:style-name="Preformatted_20_Text"><text:span text:style-name="Source_20_Text"><text:s text:c="2"/>Readln;</text:span></text:p>
            <text:p text:style-name="Preformatted_20_Text"><text:soft-page-break/></text:p>
            <text:p text:style-name="P602"><text:span text:style-name="Source_20_Text">end. // Akhir program utama</text:span></text:p>
            <text:list xml:id="list6199545714961011854" text:style-name="L266">
              <text:list-item>
                <text:p text:style-name="P266"><text:span text:style-name="Strong_20_Emphasis">Penjelasan:</text:span> Ini adalah 'cangkang' program kita. Kita sudah siapkan 'wadah' (<text:span text:style-name="Source_20_Text">var</text:span>) untuk menyimpan angka rahasia, tebakan pengguna, dan jumlah tebakan. </text:p>
              </text:list-item>
            </text:list>
            <text:p text:style-name="Text_20_body"><text:span text:style-name="Strong_20_Emphasis">Langkah 2: Menetapkan / Membangkitkan Angka Rahasia &amp; Pesan Pembuka</text:span></text:p>
            <text:p text:style-name="Text_20_body">Sekarang, mari kita tambahkan kode di dalam <text:span text:style-name="Source_20_Text">begin...end.</text:span> utama untuk menentukan angka rahasia (kita akan pakai cara acak agar seru) dan menampilkan pesan awal permainan.</text:p>
            <text:p text:style-name="Text_20_body">Delphi</text:p>
            <text:p text:style-name="Preformatted_20_Text"><text:span text:style-name="Source_20_Text">program GameTebakAngka;</text:span></text:p>
            <text:p text:style-name="Preformatted_20_Text"><text:span text:style-name="Source_20_Text">uses Math;</text:span></text:p>
            <text:p text:style-name="Preformatted_20_Text"><text:span text:style-name="Source_20_Text">var</text:span></text:p>
            <text:p text:style-name="Preformatted_20_Text"><text:span text:style-name="Source_20_Text"><text:s text:c="2"/>AngkaRahasia <text:s/>: Integer;</text:span></text:p>
            <text:p text:style-name="Preformatted_20_Text"><text:span text:style-name="Source_20_Text"><text:s text:c="2"/>TebakanUser <text:s text:c="2"/>: Integer;</text:span></text:p>
            <text:p text:style-name="Preformatted_20_Text"><text:span text:style-name="Source_20_Text"><text:s text:c="2"/>JumlahTebakan : Integer;</text:span></text:p>
            <text:p text:style-name="Preformatted_20_Text"><text:span text:style-name="Source_20_Text">begin</text:span></text:p>
            <text:p text:style-name="Preformatted_20_Text"><text:span text:style-name="Source_20_Text"><text:s text:c="2"/>// --- Langkah 2: Menentukan Angka Rahasia &amp; Intro ---</text:span></text:p>
            <text:p text:style-name="Preformatted_20_Text"><text:span text:style-name="Source_20_Text"><text:s text:c="2"/>// 1. Inisialisasi generator angka acak (cukup panggil sekali di awal)</text:span></text:p>
            <text:p text:style-name="Preformatted_20_Text"><text:span text:style-name="Source_20_Text"><text:s text:c="2"/>Randomize;</text:span></text:p>
            <text:p text:style-name="Preformatted_20_Text"/>
            <text:p text:style-name="Preformatted_20_Text"><text:span text:style-name="Source_20_Text"><text:s text:c="2"/>// 2. Pilih angka rahasia antara 1 s/d 100</text:span></text:p>
            <text:p text:style-name="Preformatted_20_Text"><text:span text:style-name="Source_20_Text"><text:s text:c="2"/>// Random(100) menghasilkan 0..99, jadi kita tambah 1</text:span></text:p>
            <text:p text:style-name="Preformatted_20_Text"><text:span text:style-name="Source_20_Text"><text:s text:c="2"/>AngkaRahasia := Random(100) + 1;</text:span></text:p>
            <text:p text:style-name="Preformatted_20_Text"/>
            <text:p text:style-name="Preformatted_20_Text"><text:span text:style-name="Source_20_Text"><text:s text:c="2"/>// 3. Tampilkan pesan pembuka permainan</text:span></text:p>
            <text:p text:style-name="Preformatted_20_Text"><text:span text:style-name="Source_20_Text"><text:s text:c="2"/>Writeln('=============================');</text:span></text:p>
            <text:p text:style-name="Preformatted_20_Text"><text:span text:style-name="Source_20_Text"><text:s text:c="2"/>Writeln(' <text:s text:c="3"/>GAME TEBAK ANGKA 1-100 <text:s text:c="3"/>');</text:span></text:p>
            <text:p text:style-name="Preformatted_20_Text"><text:span text:style-name="Source_20_Text"><text:s text:c="2"/>Writeln('=============================');</text:span></text:p>
            <text:p text:style-name="Preformatted_20_Text"/>
            <text:p text:style-name="Preformatted_20_Text"><text:span text:style-name="Source_20_Text"><text:s text:c="2"/>// PENTING: Baris Writeln di bawah ini hanya untuk DEBUGGING saat membuat program.</text:span></text:p>
            <text:p text:style-name="Preformatted_20_Text"><text:span text:style-name="Source_20_Text"><text:s text:c="2"/>// Setelah yakin program jalan, baris ini harus dihapus atau dikomentari (//)</text:span></text:p>
            <text:p text:style-name="Preformatted_20_Text"><text:span text:style-name="Source_20_Text"><text:s text:c="2"/>// agar pemain tidak bisa melihat jawabannya!</text:span></text:p>
            <text:p text:style-name="Preformatted_20_Text"><text:span text:style-name="Source_20_Text"><text:s text:c="2"/>{ Hapus komentar kurung kurawal ini untuk lihat angka rahasia saat testing</text:span></text:p>
            <text:p text:style-name="Preformatted_20_Text"><text:span text:style-name="Source_20_Text"><text:s text:c="2"/>Writeln('(Pssst... Rahasianya adalah: ', AngkaRahasia, ')');</text:span></text:p>
            <text:p text:style-name="Preformatted_20_Text"><text:span text:style-name="Source_20_Text"><text:s text:c="2"/>}</text:span></text:p>
            <text:p text:style-name="Preformatted_20_Text"><text:span text:style-name="Source_20_Text"><text:s text:c="2"/>Writeln('Saya sudah memilih sebuah angka bulat rahasia antara 1 dan 100.');</text:span></text:p>
            <text:p text:style-name="Preformatted_20_Text"><text:span text:style-name="Source_20_Text"><text:s text:c="2"/>Writeln('Tugas Anda adalah menebaknya!');</text:span></text:p>
            <text:p text:style-name="Preformatted_20_Text"><text:span text:style-name="Source_20_Text"><text:s text:c="2"/>Writeln; // Baris kosong</text:span></text:p>
            <text:p text:style-name="Preformatted_20_Text"/>
            <text:p text:style-name="Preformatted_20_Text"><text:span text:style-name="Source_20_Text"><text:s text:c="2"/>// --- Kode loop tebakan akan ditambahkan di sini ---</text:span></text:p>
            <text:p text:style-name="Preformatted_20_Text"/>
            <text:p text:style-name="Preformatted_20_Text"><text:span text:style-name="Source_20_Text"><text:s text:c="2"/>Write('Tekan Enter untuk keluar...');</text:span></text:p>
            <text:p text:style-name="Preformatted_20_Text"><text:span text:style-name="Source_20_Text"><text:s text:c="2"/>Readln;</text:span></text:p>
            <text:p text:style-name="P602"><text:span text:style-name="Source_20_Text">end.</text:span></text:p>
            <text:list xml:id="list5721883032306170729" text:style-name="L267">
              <text:list-item>
                <text:p text:style-name="P267"><text:soft-page-break/><text:span text:style-name="Strong_20_Emphasis">Penjelasan:</text:span> Kita sudah memanggil <text:span text:style-name="Source_20_Text">Randomize;</text:span> lalu menggunakan <text:span text:style-name="Source_20_Text">Random(100) + 1</text:span> untuk mendapatkan angka rahasia antara 1-100 dan menyimpannya di <text:span text:style-name="Source_20_Text">AngkaRahasia</text:span>. Kita juga menampilkan pesan pembuka. <text:span text:style-name="Emphasis">Catatan:</text:span> Baris yang menampilkan <text:span text:style-name="Source_20_Text">AngkaRahasia</text:span> sengaja saya masukkan dalam komentar blok <text:span text:style-name="Source_20_Text">{...}</text:span>. Saat Anda mengetik dan menguji, Anda bisa menghapus <text:span text:style-name="Source_20_Text">{</text:span> dan <text:span text:style-name="Source_20_Text">}</text:span> agar bisa melihat jawabannya dan memastikan logika petunjuk Anda benar. Jangan lupa kembalikan komentarnya atau hapus baris itu saat game sudah jadi! </text:p>
              </text:list-item>
            </text:list>
            <text:p text:style-name="Text_20_body"><text:span text:style-name="Strong_20_Emphasis">Langkah 3: Implementasi Loop Utama (</text:span><text:span text:style-name="Strong_20_Emphasis"><text:span text:style-name="Source_20_Text">REPEAT...UNTIL</text:span></text:span><text:span text:style-name="Strong_20_Emphasis">)</text:span></text:p>
            <text:p text:style-name="Text_20_body">Kita butuh loop yang akan terus meminta tebakan sampai pengguna menebak dengan benar. Karena pengguna harus menebak minimal satu kali, struktur <text:span text:style-name="Source_20_Text">REPEAT...UNTIL</text:span> sangat cocok. Kita letakkan ini setelah pesan pembuka dan sebelum <text:span text:style-name="Source_20_Text">Readln</text:span> akhir. Jangan lupa inisialisasi <text:span text:style-name="Source_20_Text">JumlahTebakan</text:span>.</text:p>
            <text:p text:style-name="Text_20_body">Delphi</text:p>
            <text:p text:style-name="Preformatted_20_Text"><text:span text:style-name="Source_20_Text"><text:s text:c="2"/>// ... (Kode dari Langkah 2 di atas) ...</text:span></text:p>
            <text:p text:style-name="Preformatted_20_Text"/>
            <text:p text:style-name="Preformatted_20_Text"><text:span text:style-name="Source_20_Text"><text:s text:c="2"/>// --- Langkah 3: Inisialisasi Penghitung &amp; Mulai Loop ---</text:span></text:p>
            <text:p text:style-name="Preformatted_20_Text"><text:span text:style-name="Source_20_Text"><text:s text:c="2"/>JumlahTebakan := 0; // Reset penghitung sebelum loop</text:span></text:p>
            <text:p text:style-name="Preformatted_20_Text"/>
            <text:p text:style-name="Preformatted_20_Text"><text:span text:style-name="Source_20_Text"><text:s text:c="2"/>// Gunakan REPEAT...UNTIL karena tebakan pasti dilakukan minimal sekali</text:span></text:p>
            <text:p text:style-name="Preformatted_20_Text"><text:span text:style-name="Source_20_Text"><text:s text:c="2"/>REPEAT</text:span></text:p>
            <text:p text:style-name="Preformatted_20_Text"><text:span text:style-name="Source_20_Text"><text:s text:c="4"/>// Kode untuk meminta tebakan, cek, dan beri petunjuk akan ada di sini...</text:span></text:p>
            <text:p text:style-name="Preformatted_20_Text"><text:span text:style-name="Source_20_Text"><text:s text:c="4"/>// Writeln('DEBUG: Masuk iterasi REPEAT...'); // Contoh debug sementara</text:span></text:p>
            <text:p text:style-name="Preformatted_20_Text"/>
            <text:p text:style-name="Preformatted_20_Text"><text:span text:style-name="Source_20_Text"><text:s text:c="2"/>// Kondisi berhenti loop: berhenti UNTIL tebakan user = angka rahasia</text:span></text:p>
            <text:p text:style-name="Preformatted_20_Text"><text:span text:style-name="Source_20_Text"><text:s text:c="2"/>UNTIL TebakanUser = AngkaRahasia;</text:span></text:p>
            <text:p text:style-name="Preformatted_20_Text"/>
            <text:p text:style-name="Preformatted_20_Text"><text:span text:style-name="Source_20_Text"><text:s text:c="2"/>// --- Kode pesan kemenangan akan ditambahkan di sini ---</text:span></text:p>
            <text:p text:style-name="Preformatted_20_Text"/>
            <text:p text:style-name="Preformatted_20_Text"><text:span text:style-name="Source_20_Text"><text:s text:c="2"/>Write('Tekan Enter untuk keluar...');</text:span></text:p>
            <text:p text:style-name="Preformatted_20_Text"><text:span text:style-name="Source_20_Text"><text:s text:c="2"/>Readln;</text:span></text:p>
            <text:p text:style-name="P602"><text:span text:style-name="Source_20_Text">end.</text:span></text:p>
            <text:list xml:id="list2100199400086719484" text:style-name="L268">
              <text:list-item>
                <text:p text:style-name="P268"><text:span text:style-name="Strong_20_Emphasis">Penjelasan:</text:span> Kita menambahkan <text:span text:style-name="Source_20_Text">JumlahTebakan := 0;</text:span> sebelum loop dan kerangka <text:span text:style-name="Source_20_Text">REPEAT...UNTIL TebakanUser = AngkaRahasia;</text:span>. Loop ini akan mengulang badan di dalamnya sampai kondisi <text:span text:style-name="Source_20_Text">TebakanUser = AngkaRahasia</text:span> bernilai <text:span text:style-name="Source_20_Text">True</text:span>. </text:p>
              </text:list-item>
            </text:list>
            <text:p text:style-name="Text_20_body"><text:span text:style-name="Strong_20_Emphasis">Langkah 4 &amp; 5: Minta Input, Hitung Tebakan, Bandingkan &amp; Beri Petunjuk (di dalam Loop)</text:span></text:p>
            <text:p text:style-name="Text_20_body">Sekarang kita isi bagian dalam loop <text:span text:style-name="Source_20_Text">REPEAT...UNTIL</text:span> dengan logika inti permainan: meminta input, menambah hitungan, dan memberi petunjuk.</text:p>
            <text:p text:style-name="Text_20_body"><text:soft-page-break/>Delphi</text:p>
            <text:p text:style-name="Preformatted_20_Text"><text:span text:style-name="Source_20_Text"><text:s text:c="2"/>// ... (Kode sebelum REPEAT) ...</text:span></text:p>
            <text:p text:style-name="Preformatted_20_Text"><text:span text:style-name="Source_20_Text"><text:s text:c="2"/>JumlahTebakan := 0;</text:span></text:p>
            <text:p text:style-name="Preformatted_20_Text"><text:span text:style-name="Source_20_Text"><text:s text:c="2"/>REPEAT</text:span></text:p>
            <text:p text:style-name="Preformatted_20_Text"><text:span text:style-name="Source_20_Text"><text:s text:c="4"/>// --- Langkah 4 &amp; 5: Logika Inti di Dalam Loop ---</text:span></text:p>
            <text:p text:style-name="Preformatted_20_Text"><text:span text:style-name="Source_20_Text"><text:s text:c="4"/>// a. Minta input tebakan dari user</text:span></text:p>
            <text:p text:style-name="Preformatted_20_Text"><text:span text:style-name="Source_20_Text"><text:s text:c="4"/>Write('Masukkan tebakan Anda (1-100): ');</text:span></text:p>
            <text:p text:style-name="Preformatted_20_Text"><text:span text:style-name="Source_20_Text"><text:s text:c="4"/>Readln(TebakanUser); // Simpan ke variabel TebakanUser</text:span></text:p>
            <text:p text:style-name="Preformatted_20_Text"/>
            <text:p text:style-name="Preformatted_20_Text"><text:span text:style-name="Source_20_Text"><text:s text:c="4"/>// b. Tambah penghitung jumlah tebakan</text:span></text:p>
            <text:p text:style-name="Preformatted_20_Text"><text:span text:style-name="Source_20_Text"><text:s text:c="4"/>JumlahTebakan := JumlahTebakan + 1;</text:span></text:p>
            <text:p text:style-name="Preformatted_20_Text"/>
            <text:p text:style-name="Preformatted_20_Text"><text:span text:style-name="Source_20_Text"><text:s text:c="4"/>// c. Bandingkan tebakan dan beri petunjuk jika SALAH</text:span></text:p>
            <text:p text:style-name="Preformatted_20_Text"><text:span text:style-name="Source_20_Text"><text:s text:c="4"/>// Kita gunakan IF... ELSE IF...</text:span></text:p>
            <text:p text:style-name="Preformatted_20_Text"><text:span text:style-name="Source_20_Text"><text:s text:c="4"/>IF TebakanUser &lt; AngkaRahasia THEN</text:span></text:p>
            <text:p text:style-name="Preformatted_20_Text"><text:span text:style-name="Source_20_Text"><text:s text:c="6"/>Writeln(' <text:s text:c="2"/>-&gt; Tebakan Anda terlalu KECIL! Coba lagi.') // Petunjuk jika &lt;</text:span></text:p>
            <text:p text:style-name="Preformatted_20_Text"><text:span text:style-name="Source_20_Text"><text:s text:c="4"/>ELSE IF TebakanUser &gt; AngkaRahasia THEN</text:span></text:p>
            <text:p text:style-name="Preformatted_20_Text"><text:span text:style-name="Source_20_Text"><text:s text:c="6"/>Writeln(' <text:s text:c="2"/>-&gt; Tebakan Anda terlalu BESAR! Coba lagi.'); // Petunjuk jika &gt;</text:span></text:p>
            <text:p text:style-name="Preformatted_20_Text"><text:span text:style-name="Source_20_Text"><text:s text:c="4"/>// Jika TebakanUser = AngkaRahasia, tidak perlu lakukan apa-apa di sini,</text:span></text:p>
            <text:p text:style-name="Preformatted_20_Text"><text:span text:style-name="Source_20_Text"><text:s text:c="4"/>// karena kondisi UNTIL akan menghentikan loop.</text:span></text:p>
            <text:p text:style-name="Preformatted_20_Text"/>
            <text:p text:style-name="Preformatted_20_Text"><text:span text:style-name="Source_20_Text"><text:s text:c="2"/>UNTIL TebakanUser = AngkaRahasia; // Berhenti JIKA tebakan benar</text:span></text:p>
            <text:p text:style-name="P602"><text:span text:style-name="Source_20_Text"><text:s text:c="2"/>// ... (Kode setelah UNTIL) ...</text:span></text:p>
            <text:list xml:id="list7276167446687336660" text:style-name="L269">
              <text:list-item>
                <text:p text:style-name="P269"><text:span text:style-name="Strong_20_Emphasis">Penjelasan:</text:span> Di setiap putaran loop, program akan meminta tebakan (<text:span text:style-name="Source_20_Text">Readln</text:span>), menambah <text:span text:style-name="Source_20_Text">JumlahTebakan</text:span>, lalu menggunakan <text:span text:style-name="Source_20_Text">IF...ELSE IF</text:span> untuk memeriksa apakah tebakan terlalu kecil atau terlalu besar dan memberikan petunjuk yang sesuai. </text:p>
              </text:list-item>
            </text:list>
            <text:p text:style-name="Text_20_body"><text:span text:style-name="Strong_20_Emphasis">Langkah 6: Menampilkan Pesan Kemenangan (Setelah Loop)</text:span></text:p>
            <text:p text:style-name="Text_20_body">Terakhir, setelah loop <text:span text:style-name="Source_20_Text">REPEAT...UNTIL</text:span> selesai (yang artinya <text:span text:style-name="Source_20_Text">TebakanUser</text:span> sudah sama dengan <text:span text:style-name="Source_20_Text">AngkaRahasia</text:span>), kita tambahkan kode untuk menampilkan pesan selamat dan hasilnya. Letakkan ini <text:span text:style-name="Strong_20_Emphasis">setelah</text:span> baris <text:span text:style-name="Source_20_Text">UNTIL ...;</text:span>.</text:p>
            <text:p text:style-name="Text_20_body">Delphi</text:p>
            <text:p text:style-name="Preformatted_20_Text"><text:span text:style-name="Source_20_Text"><text:s text:c="2"/>// ... (Kode sebelum REPEAT) ...</text:span></text:p>
            <text:p text:style-name="Preformatted_20_Text"><text:span text:style-name="Source_20_Text"><text:s text:c="2"/>JumlahTebakan := 0;</text:span></text:p>
            <text:p text:style-name="Preformatted_20_Text"><text:span text:style-name="Source_20_Text"><text:s text:c="2"/>REPEAT</text:span></text:p>
            <text:p text:style-name="Preformatted_20_Text"><text:span text:style-name="Source_20_Text"><text:s text:c="4"/>// ... (Kode di dalam loop: minta input, hitung, bandingkan) ...</text:span></text:p>
            <text:p text:style-name="Preformatted_20_Text"><text:span text:style-name="Source_20_Text"><text:s text:c="2"/>UNTIL TebakanUser = AngkaRahasia;</text:span></text:p>
            <text:p text:style-name="Preformatted_20_Text"/>
            <text:p text:style-name="Preformatted_20_Text"><text:span text:style-name="Source_20_Text"><text:s text:c="2"/>// --- Langkah 6: Menampilkan Pesan Kemenangan (Setelah Loop) ---</text:span></text:p>
            <text:p text:style-name="Preformatted_20_Text"><text:span text:style-name="Source_20_Text"><text:s text:c="2"/>Writeln; // Beri jarak</text:span></text:p>
            <text:p text:style-name="Preformatted_20_Text"><text:span text:style-name="Source_20_Text"><text:s text:c="2"/>Writeln('*********************************************');</text:span></text:p>
            <text:p text:style-name="Preformatted_20_Text"><text:span text:style-name="Source_20_Text"><text:s text:c="2"/>Writeln('*** SELAMAT! Anda berhasil menebak! ***');</text:span></text:p>
            <text:p text:style-name="Preformatted_20_Text"><text:span text:style-name="Source_20_Text"><text:s text:c="2"/>Writeln('*********************************************');</text:span></text:p>
            <text:p text:style-name="Preformatted_20_Text"><text:span text:style-name="Source_20_Text"><text:s text:c="2"/>Writeln('Angka rahasia yang saya pilih adalah: ', AngkaRahasia);</text:span></text:p>
            <text:p text:style-name="Preformatted_20_Text"><text:span text:style-name="Source_20_Text"><text:s text:c="2"/>Writeln('Anda memerlukan ', JumlahTebakan, ' kali tebakan.');</text:span></text:p>
            <text:p text:style-name="Preformatted_20_Text"><text:span text:style-name="Source_20_Text"><text:s text:c="2"/>Writeln; // Beri jarak lagi</text:span></text:p>
            <text:p text:style-name="Preformatted_20_Text"><text:soft-page-break/></text:p>
            <text:p text:style-name="Preformatted_20_Text"><text:span text:style-name="Source_20_Text"><text:s text:c="2"/>Write('Tekan Enter untuk keluar...');</text:span></text:p>
            <text:p text:style-name="Preformatted_20_Text"><text:span text:style-name="Source_20_Text"><text:s text:c="2"/>Readln;</text:span></text:p>
            <text:p text:style-name="P602"><text:span text:style-name="Source_20_Text">end.</text:span></text:p>
            <text:list xml:id="list1834506289880513130" text:style-name="L270">
              <text:list-item>
                <text:p text:style-name="P270"><text:span text:style-name="Strong_20_Emphasis">Penjelasan:</text:span> Blok <text:span text:style-name="Source_20_Text">Writeln</text:span> ini hanya akan dieksekusi setelah pemain berhasil menebak angka yang benar dan keluar dari loop <text:span text:style-name="Source_20_Text">REPEAT...UNTIL</text:span>. </text:p>
              </text:list-item>
            </text:list>
            <text:p text:style-name="Text_20_body"><text:span text:style-name="Strong_20_Emphasis">Kesimpulan Implementasi:</text:span></text:p>
            <text:p text:style-name="Text_20_body">Selesai! Dengan mengikuti langkah-langkah ini, kita telah berhasil membangun logika inti dari Game Tebak Angka kita secara bertahap. Setiap bagian ditambahkan sesuai alur yang direncanakan. Sekarang, coba Anda <text:span text:style-name="Strong_20_Emphasis">Save All</text:span>, lalu <text:span text:style-name="Strong_20_Emphasis">Compile &amp; Run (F9)</text:span> program ini. Mainkan gamenya! Jangan lupa, jika Anda tadi mengaktifkan <text:span text:style-name="Source_20_Text">Writeln</text:span> untuk melihat <text:span text:style-name="Source_20_Text">AngkaRahasia</text:span>, sekarang saatnya untuk mengomentarinya (<text:span text:style-name="Source_20_Text">//</text:span>) atau menghapusnya agar permainannya menjadi tantangan sesungguhnya!</text:p>
            <text:p text:style-name="Horizontal_20_Line"/>
            <text:p text:style-name="Text_20_body">Bagaimana rasanya membuat game sederhana pertama Anda? Di bagian berikutnya, kita akan lihat lagi kode lengkapnya secara utuh beserta penjelasan akhirnya.</text:p>
            <text:p text:style-name="Text_20_body">Saya menunggu perintah "YAX" untuk lanjut ke <text:span text:style-name="Emphasis">prompt</text:span> Sub-bab 13.3.3 ("Kode Lengkap dan Penjelasan").</text:p>
          </text:section>
          <text:section text:style-name="Sect1" text:name="feedback-form-116">
            <text:p text:style-name="P285"/>
          </text:section>
        </text:section>
        <text:section text:style-name="Sect1" text:name="345f0456526c85da">
          <text:p text:style-name="Text_20_body"/>
          <text:section text:style-name="Sect1" text:name="user-query-content-117">
            <text:p text:style-name="P541">yax </text:p>
          </text:section>
          <text:p text:style-name="P285">Tampilkan alur berpikir</text:p>
          <text:section text:style-name="Sect2" text:name="model-response-message-contentr_345f0456526c85da">
            <text:p text:style-name="Text_20_body">Oke, mari kita lihat kode lengkap untuk Game Tebak Angka yang sudah kita rancang dan bangun langkah demi langkah.</text:p>
            <text:p text:style-name="Text_20_body"><text:span text:style-name="Emphasis">(Waktu saat ini: Minggu, 13 April 2025 pukul 9:50:42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3.3.3: Studi Kasus 2: Program Tebak Angka - Kode Lengkap dan Penjelasan</text:span></text:p>
            <text:p text:style-name="Text_20_body"><text:span text:style-name="Emphasis">(Prompt: "Sajikan kode sumber lengkap untuk program Tebak Angka. Pastikan kode terformat baik dan diberi komentar. Berikan penjelasan rinci untuk setiap bagian, terutama logika loop, kondisi IF, dan (jika digunakan) pembangkitan angka acak.")</text:span></text:p>
            <text:p text:style-name="Horizontal_20_Line"/>
            <text:p text:style-name="Text_20_body">Berikut adalah kode sumber final untuk program Game Tebak Angka kita. Kode ini sudah mencakup pembangkitan angka acak, loop untuk menebak, pemberian petunjuk, dan penghitungan jumlah tebakan.</text:p>
            <text:p text:style-name="Text_20_body"><text:span text:style-name="Strong_20_Emphasis">Kode Sumber Lengkap Game Tebak Angka:</text:span></text:p>
            <text:p text:style-name="Text_20_body"><text:soft-page-break/>Delphi</text:p>
            <text:p text:style-name="Preformatted_20_Text"><text:span text:style-name="Source_20_Text">program GameTebakAngkaFinal;</text:span></text:p>
            <text:p text:style-name="Preformatted_20_Text"/>
            <text:p text:style-name="Preformatted_20_Text"><text:span text:style-name="Source_20_Text">// Menggunakan unit Math karena kita akan memakai fungsi Randomize dan Random</text:span></text:p>
            <text:p text:style-name="Preformatted_20_Text"><text:span text:style-name="Source_20_Text">uses</text:span></text:p>
            <text:p text:style-name="Preformatted_20_Text"><text:span text:style-name="Source_20_Text"><text:s text:c="2"/>Math;</text:span></text:p>
            <text:p text:style-name="Preformatted_20_Text"/>
            <text:p text:style-name="Preformatted_20_Text"><text:span text:style-name="Source_20_Text">var</text:span></text:p>
            <text:p text:style-name="Preformatted_20_Text"><text:span text:style-name="Source_20_Text"><text:s text:c="2"/>AngkaRahasia <text:s/>: Integer; // Variabel untuk menyimpan angka yg 'dipikirkan' komputer (1-100)</text:span></text:p>
            <text:p text:style-name="Preformatted_20_Text"><text:span text:style-name="Source_20_Text"><text:s text:c="2"/>TebakanUser <text:s text:c="2"/>: Integer; // Variabel untuk menyimpan angka tebakan dari pengguna</text:span></text:p>
            <text:p text:style-name="Preformatted_20_Text"><text:span text:style-name="Source_20_Text"><text:s text:c="2"/>JumlahTebakan : Integer; // Variabel untuk menghitung jumlah percobaan menebak</text:span></text:p>
            <text:p text:style-name="Preformatted_20_Text"/>
            <text:p text:style-name="Preformatted_20_Text"><text:span text:style-name="Source_20_Text">begin // Awal blok program utama</text:span></text:p>
            <text:p text:style-name="Preformatted_20_Text"/>
            <text:p text:style-name="Preformatted_20_Text"><text:span text:style-name="Source_20_Text"><text:s text:c="2"/>// --- Bagian 1: Persiapan Awal Permainan ---</text:span></text:p>
            <text:p text:style-name="Preformatted_20_Text"/>
            <text:p text:style-name="Preformatted_20_Text"><text:span text:style-name="Source_20_Text"><text:s text:c="2"/>// Inisialisasi generator angka acak (WAJIB panggil sekali saja!)</text:span></text:p>
            <text:p text:style-name="Preformatted_20_Text"><text:span text:style-name="Source_20_Text"><text:s text:c="2"/>// Agar angka acak berbeda setiap kali program dijalankan.</text:span></text:p>
            <text:p text:style-name="Preformatted_20_Text"><text:span text:style-name="Source_20_Text"><text:s text:c="2"/>Randomize;</text:span></text:p>
            <text:p text:style-name="Preformatted_20_Text"/>
            <text:p text:style-name="Preformatted_20_Text"><text:span text:style-name="Source_20_Text"><text:s text:c="2"/>// Pilih angka rahasia antara 1 s/d 100.</text:span></text:p>
            <text:p text:style-name="Preformatted_20_Text"><text:span text:style-name="Source_20_Text"><text:s text:c="2"/>// Random(100) menghasilkan 0..99, jadi kita tambah 1.</text:span></text:p>
            <text:p text:style-name="Preformatted_20_Text"><text:span text:style-name="Source_20_Text"><text:s text:c="2"/>AngkaRahasia := Random(100) + 1;</text:span></text:p>
            <text:p text:style-name="Preformatted_20_Text"/>
            <text:p text:style-name="Preformatted_20_Text"><text:span text:style-name="Source_20_Text"><text:s text:c="2"/>// Tampilkan pesan pembuka / judul permainan ke pengguna</text:span></text:p>
            <text:p text:style-name="Preformatted_20_Text"><text:span text:style-name="Source_20_Text"><text:s text:c="2"/>Writeln('=============================');</text:span></text:p>
            <text:p text:style-name="Preformatted_20_Text"><text:span text:style-name="Source_20_Text"><text:s text:c="2"/>Writeln(' <text:s text:c="3"/>GAME TEBAK ANGKA 1-100 <text:s text:c="3"/>');</text:span></text:p>
            <text:p text:style-name="Preformatted_20_Text"><text:span text:style-name="Source_20_Text"><text:s text:c="2"/>Writeln('=============================');</text:span></text:p>
            <text:p text:style-name="Preformatted_20_Text"/>
            <text:p text:style-name="Preformatted_20_Text"><text:span text:style-name="Source_20_Text"><text:s text:c="2"/>// Baris DEBUG berikut BISA DIAKTIFKAN saat Anda menguji logika program.</text:span></text:p>
            <text:p text:style-name="Preformatted_20_Text"><text:span text:style-name="Source_20_Text"><text:s text:c="2"/>// Caranya hapus tanda kurung kurawal di awal dan akhir baris Writeln di bawah.</text:span></text:p>
            <text:p text:style-name="Preformatted_20_Text"><text:span text:style-name="Source_20_Text"><text:s text:c="2"/>// JANGAN LUPA DIKEMBALIKAN jadi komentar atau dihapus saat game benar-benar dimainkan!</text:span></text:p>
            <text:p text:style-name="Preformatted_20_Text"><text:span text:style-name="Source_20_Text"><text:s text:c="2"/>{</text:span></text:p>
            <text:p text:style-name="Preformatted_20_Text"><text:span text:style-name="Source_20_Text"><text:s text:c="2"/>Writeln('(DEBUGGING - Angka Rahasia: ', AngkaRahasia, ')');</text:span></text:p>
            <text:p text:style-name="Preformatted_20_Text"><text:span text:style-name="Source_20_Text"><text:s text:c="2"/>}</text:span></text:p>
            <text:p text:style-name="Preformatted_20_Text"/>
            <text:p text:style-name="Preformatted_20_Text"><text:span text:style-name="Source_20_Text"><text:s text:c="2"/>Writeln('Saya sudah memilih sebuah angka bulat rahasia antara 1 dan 100.');</text:span></text:p>
            <text:p text:style-name="Preformatted_20_Text"><text:span text:style-name="Source_20_Text"><text:s text:c="2"/>Writeln('Tugas Anda adalah menebaknya!');</text:span></text:p>
            <text:p text:style-name="Preformatted_20_Text"><text:span text:style-name="Source_20_Text"><text:s text:c="2"/>Writeln; // Beri jarak baris kosong</text:span></text:p>
            <text:p text:style-name="Preformatted_20_Text"/>
            <text:p text:style-name="Preformatted_20_Text"><text:span text:style-name="Source_20_Text"><text:s text:c="2"/>// Inisialisasi variabel penghitung jumlah tebakan sebelum loop dimulai</text:span></text:p>
            <text:p text:style-name="Preformatted_20_Text"><text:span text:style-name="Source_20_Text"><text:s text:c="2"/>JumlahTebakan := 0;</text:span></text:p>
            <text:p text:style-name="Preformatted_20_Text"/>
            <text:p text:style-name="Preformatted_20_Text"><text:span text:style-name="Source_20_Text"><text:s text:c="2"/>// --- Bagian 2: Loop Utama Permainan (Mengulang Proses Tebakan) ---</text:span></text:p>
            <text:p text:style-name="Preformatted_20_Text"/>
            <text:p text:style-name="Preformatted_20_Text"><text:span text:style-name="Source_20_Text"><text:s text:c="2"/>// Kita gunakan REPEAT...UNTIL karena pemain harus menebak minimal </text:span><text:soft-page-break/><text:span text:style-name="Source_20_Text">satu kali</text:span></text:p>
            <text:p text:style-name="Preformatted_20_Text"><text:span text:style-name="Source_20_Text"><text:s text:c="2"/>// sebelum tebakannya bisa diperiksa. Loop berjalan SAMPAI tebakan benar.</text:span></text:p>
            <text:p text:style-name="Preformatted_20_Text"><text:span text:style-name="Source_20_Text"><text:s text:c="2"/>REPEAT</text:span></text:p>
            <text:p text:style-name="Preformatted_20_Text"><text:span text:style-name="Source_20_Text"><text:s text:c="4"/>// a. Minta input tebakan dari pengguna</text:span></text:p>
            <text:p text:style-name="Preformatted_20_Text"><text:span text:style-name="Source_20_Text"><text:s text:c="4"/>Write('Masukkan tebakan Anda (1-100): ');</text:span></text:p>
            <text:p text:style-name="Preformatted_20_Text"><text:span text:style-name="Source_20_Text"><text:s text:c="4"/>Readln(TebakanUser); // Baca input angka bulat</text:span></text:p>
            <text:p text:style-name="Preformatted_20_Text"/>
            <text:p text:style-name="Preformatted_20_Text"><text:span text:style-name="Source_20_Text"><text:s text:c="4"/>// b. Tambah jumlah tebakan setiap kali pengguna memasukkan input</text:span></text:p>
            <text:p text:style-name="Preformatted_20_Text"><text:span text:style-name="Source_20_Text"><text:s text:c="4"/>JumlahTebakan := JumlahTebakan + 1;</text:span></text:p>
            <text:p text:style-name="Preformatted_20_Text"/>
            <text:p text:style-name="Preformatted_20_Text"><text:span text:style-name="Source_20_Text"><text:s text:c="4"/>// c. Bandingkan tebakan pengguna dengan angka rahasia dan berikan petunjuk</text:span></text:p>
            <text:p text:style-name="Preformatted_20_Text"><text:span text:style-name="Source_20_Text"><text:s text:c="4"/>// <text:s text:c="3"/>Kita hanya perlu memberi petunjuk jika tebakannya BELUM BENAR.</text:span></text:p>
            <text:p text:style-name="Preformatted_20_Text"><text:span text:style-name="Source_20_Text"><text:s text:c="4"/>IF TebakanUser &lt; AngkaRahasia THEN</text:span></text:p>
            <text:p text:style-name="Preformatted_20_Text"><text:span text:style-name="Source_20_Text"><text:s text:c="6"/>Writeln(' <text:s text:c="2"/>-&gt; Tebakan Anda terlalu KECIL! Coba lagi.') // Petunjuk jika tebakan &lt; rahasia</text:span></text:p>
            <text:p text:style-name="Preformatted_20_Text"/>
            <text:p text:style-name="Preformatted_20_Text"><text:span text:style-name="Source_20_Text"><text:s text:c="4"/>ELSE IF TebakanUser &gt; AngkaRahasia THEN</text:span></text:p>
            <text:p text:style-name="Preformatted_20_Text"><text:span text:style-name="Source_20_Text"><text:s text:c="6"/>Writeln(' <text:s text:c="2"/>-&gt; Tebakan Anda terlalu BESAR! Coba lagi.'); // Petunjuk jika tebakan &gt; rahasia</text:span></text:p>
            <text:p text:style-name="Preformatted_20_Text"/>
            <text:p text:style-name="Preformatted_20_Text"><text:span text:style-name="Source_20_Text"><text:s text:c="4"/>// Jika TebakanUser = AngkaRahasia, tidak ada aksi di IF ini,</text:span></text:p>
            <text:p text:style-name="Preformatted_20_Text"><text:span text:style-name="Source_20_Text"><text:s text:c="4"/>// dan kondisi UNTIL di bawah akan menjadi True sehingga loop berhenti.</text:span></text:p>
            <text:p text:style-name="Preformatted_20_Text"/>
            <text:p text:style-name="Preformatted_20_Text"><text:span text:style-name="Source_20_Text"><text:s text:c="2"/>// Kondisi berhenti loop: loop akan terus mengulang SAMPAI (UNTIL)</text:span></text:p>
            <text:p text:style-name="Preformatted_20_Text"><text:span text:style-name="Source_20_Text"><text:s text:c="2"/>// nilai TebakanUser sama dengan AngkaRahasia (kondisinya menjadi True).</text:span></text:p>
            <text:p text:style-name="Preformatted_20_Text"><text:span text:style-name="Source_20_Text"><text:s text:c="2"/>UNTIL TebakanUser = AngkaRahasia;</text:span></text:p>
            <text:p text:style-name="Preformatted_20_Text"/>
            <text:p text:style-name="Preformatted_20_Text"><text:span text:style-name="Source_20_Text"><text:s text:c="2"/>// --- Bagian 3: Akhir Permainan (Setelah Loop Selesai / Tebakan Benar) ---</text:span></text:p>
            <text:p text:style-name="Preformatted_20_Text"/>
            <text:p text:style-name="Preformatted_20_Text"><text:span text:style-name="Source_20_Text"><text:s text:c="2"/>// Kode di bagian ini hanya akan dieksekusi setelah loop REPEAT...UNTIL berhenti,</text:span></text:p>
            <text:p text:style-name="Preformatted_20_Text"><text:span text:style-name="Source_20_Text"><text:s text:c="2"/>// yang artinya TebakanUser sudah pasti sama dengan AngkaRahasia.</text:span></text:p>
            <text:p text:style-name="Preformatted_20_Text"><text:span text:style-name="Source_20_Text"><text:s text:c="2"/>Writeln; // Beri jarak</text:span></text:p>
            <text:p text:style-name="Preformatted_20_Text"><text:span text:style-name="Source_20_Text"><text:s text:c="2"/>Writeln('*********************************************');</text:span></text:p>
            <text:p text:style-name="Preformatted_20_Text"><text:span text:style-name="Source_20_Text"><text:s text:c="2"/>Writeln('*** SELAMAT! Anda berhasil menebak! ***');</text:span></text:p>
            <text:p text:style-name="Preformatted_20_Text"><text:span text:style-name="Source_20_Text"><text:s text:c="2"/>Writeln('*********************************************');</text:span></text:p>
            <text:p text:style-name="Preformatted_20_Text"><text:span text:style-name="Source_20_Text"><text:s text:c="2"/>Writeln('Angka rahasia yang saya pilih adalah: ', AngkaRahasia);</text:span></text:p>
            <text:p text:style-name="Preformatted_20_Text"><text:span text:style-name="Source_20_Text"><text:s text:c="2"/>Writeln('Anda memerlukan ', JumlahTebakan, ' kali tebakan.');</text:span></text:p>
            <text:p text:style-name="Preformatted_20_Text"><text:span text:style-name="Source_20_Text"><text:s text:c="2"/>Writeln; // Beri jarak lagi</text:span></text:p>
            <text:p text:style-name="Preformatted_20_Text"/>
            <text:p text:style-name="Preformatted_20_Text"><text:span text:style-name="Source_20_Text"><text:s text:c="2"/>// Jeda terakhir sebelum program benar-benar selesai, agar pesan terbaca.</text:span></text:p>
            <text:p text:style-name="Preformatted_20_Text"><text:span text:style-name="Source_20_Text"><text:s text:c="2"/>Write('Tekan Enter untuk keluar...');</text:span></text:p>
            <text:p text:style-name="Preformatted_20_Text"><text:span text:style-name="Source_20_Text"><text:s text:c="2"/>Readln;</text:span></text:p>
            <text:p text:style-name="Preformatted_20_Text"/>
            <text:p text:style-name="Preformatted_20_Text"><text:span text:style-name="Source_20_Text">end. // Akhir program utama (WAJIB pakai TITIK!)</text:span></text:p>
            <text:p text:style-name="P602"/>
            <text:p text:style-name="Text_20_body"><text:span text:style-name="Strong_20_Emphasis">Penjelasan Rinci Kode dan Kaitan dengan Konsep:</text:span></text:p>
            <text:list xml:id="list3142410041579532822" text:style-name="L271">
              <text:list-item>
                <text:p text:style-name="P528"><text:soft-page-break/><text:span text:style-name="Strong_20_Emphasis"><text:span text:style-name="Source_20_Text">program GameTebakAngkaFinal;</text:span></text:span><text:span text:style-name="Strong_20_Emphasis"> (Bab 3):</text:span> Header yang memberi nama program kita. </text:p>
              </text:list-item>
              <text:list-item>
                <text:p text:style-name="P528"><text:span text:style-name="Strong_20_Emphasis"><text:span text:style-name="Source_20_Text">uses Math;</text:span></text:span><text:span text:style-name="Strong_20_Emphasis"> (Bab 3, Bab 13.3.1):</text:span> Klausa <text:span text:style-name="Source_20_Text">uses</text:span> untuk menyertakan unit <text:span text:style-name="Source_20_Text">Math</text:span>. Ini diperlukan karena kita akan menggunakan fungsi <text:span text:style-name="Source_20_Text">Randomize</text:span> dan <text:span text:style-name="Source_20_Text">Random</text:span> yang ada di dalamnya untuk menghasilkan angka acak. </text:p>
              </text:list-item>
              <text:list-item>
                <text:p text:style-name="P528"><text:span text:style-name="Strong_20_Emphasis"><text:span text:style-name="Source_20_Text">var ...</text:span></text:span><text:span text:style-name="Strong_20_Emphasis"> (Bab 4):</text:span> Bagian deklarasi variabel. Kita mendeklarasikan tiga variabel bertipe <text:span text:style-name="Source_20_Text">Integer</text:span>: </text:p>
                <text:list>
                  <text:list-item>
                    <text:p text:style-name="P528"><text:span text:style-name="Source_20_Text">AngkaRahasia</text:span>: Untuk menyimpan angka acak (1-100) yang dipilih komputer. </text:p>
                  </text:list-item>
                  <text:list-item>
                    <text:p text:style-name="P528"><text:span text:style-name="Source_20_Text">TebakanUser</text:span>: Untuk menyimpan angka yang dimasukkan oleh pengguna di setiap tebakan. </text:p>
                  </text:list-item>
                  <text:list-item>
                    <text:p text:style-name="P528"><text:span text:style-name="Source_20_Text">JumlahTebakan</text:span>: Sebagai penghitung berapa kali pengguna sudah menebak. </text:p>
                  </text:list-item>
                </text:list>
              </text:list-item>
              <text:list-item>
                <text:p text:style-name="P528"><text:span text:style-name="Strong_20_Emphasis"><text:span text:style-name="Source_20_Text">begin ... end.</text:span></text:span><text:span text:style-name="Strong_20_Emphasis"> (Bab 3):</text:span> Blok utama tempat eksekusi program dimulai dan berakhir. </text:p>
              </text:list-item>
              <text:list-item>
                <text:p text:style-name="P528"><text:span text:style-name="Strong_20_Emphasis">Persiapan Awal (di dalam </text:span><text:span text:style-name="Strong_20_Emphasis"><text:span text:style-name="Source_20_Text">begin</text:span></text:span><text:span text:style-name="Strong_20_Emphasis">):</text:span> </text:p>
                <text:list>
                  <text:list-item>
                    <text:p text:style-name="P528"><text:span text:style-name="Source_20_Text">Randomize;</text:span>: Memanggil prosedur ini <text:span text:style-name="Strong_20_Emphasis">sekali saja</text:span> sangat penting untuk memastikan urutan angka acak yang dihasilkan oleh <text:span text:style-name="Source_20_Text">Random</text:span> berbeda setiap kali program dijalankan (Bab 13.3.1). </text:p>
                  </text:list-item>
                  <text:list-item>
                    <text:p text:style-name="P528"><text:span text:style-name="Source_20_Text">AngkaRahasia := Random(100) + 1;</text:span>: Menggunakan fungsi <text:span text:style-name="Source_20_Text">Random(100)</text:span> (yang menghasilkan 0-99) lalu ditambah 1 (agar menjadi 1-100) untuk mendapatkan angka rahasia kita dan menyimpannya ke variabel <text:span text:style-name="Source_20_Text">AngkaRahasia</text:span> menggunakan operator assignment <text:span text:style-name="Source_20_Text">:=</text:span> (Bab 4, Bab 6, Bab 13.3.1). </text:p>
                  </text:list-item>
                  <text:list-item>
                    <text:p text:style-name="P528"><text:span text:style-name="Source_20_Text">Writeln(...)</text:span>: Serangkaian perintah <text:span text:style-name="Strong_20_Emphasis">Output (Bab 5)</text:span> untuk menampilkan judul dan instruksi awal permainan kepada pengguna. </text:p>
                  </text:list-item>
                  <text:list-item>
                    <text:p text:style-name="P528"><text:span text:style-name="Source_20_Text">JumlahTebakan := 0;</text:span>: <text:span text:style-name="Strong_20_Emphasis">Inisialisasi</text:span> variabel penghitung <text:span text:style-name="Source_20_Text">JumlahTebakan</text:span> ke nilai 0 sebelum loop dimulai. Ini langkah krusial agar perhitungan jumlah tebakan dimulai dari nol (Bab 4, Bab 8). </text:p>
                  </text:list-item>
                </text:list>
              </text:list-item>
              <text:list-item>
                <text:p text:style-name="P528"><text:span text:style-name="Strong_20_Emphasis">Loop Utama Permainan (</text:span><text:span text:style-name="Strong_20_Emphasis"><text:span text:style-name="Source_20_Text">REPEAT...UNTIL</text:span></text:span><text:span text:style-name="Strong_20_Emphasis"> - Bab 8):</text:span> </text:p>
                <text:list>
                  <text:list-item>
                    <text:p text:style-name="P528">Struktur <text:span text:style-name="Source_20_Text">REPEAT...UNTIL TebakanUser = AngkaRahasia;</text:span> dipilih karena kita ingin pengguna <text:span text:style-name="Strong_20_Emphasis">menebak minimal satu kali</text:span> (<text:span text:style-name="Source_20_Text">REPEAT</text:span>) baru kemudian kondisinya dicek. Loop akan terus berjalan <text:span text:style-name="Strong_20_Emphasis">sampai (</text:span><text:span text:style-name="Strong_20_Emphasis"><text:span text:style-name="Source_20_Text">UNTIL</text:span></text:span><text:span text:style-name="Strong_20_Emphasis">)</text:span> kondisi <text:span text:style-name="Source_20_Text">TebakanUser = AngkaRahasia</text:span> bernilai <text:span text:style-name="Strong_20_Emphasis"><text:span text:style-name="Source_20_Text">True</text:span></text:span>. Selama tebakan salah (kondisi <text:span text:style-name="Source_20_Text">False</text:span>), loop akan mengulang. </text:p>
                  </text:list-item>
                  <text:list-item>
                    <text:p text:style-name="P528"><text:span text:style-name="Strong_20_Emphasis">Di dalam Loop:</text:span> </text:p>
                    <text:list>
                      <text:list-item>
                        <text:p text:style-name="P528"><text:span text:style-name="Source_20_Text">Write(...)</text:span> dan <text:span text:style-name="Source_20_Text">Readln(TebakanUser);</text:span>: Menggunakan <text:span text:style-name="Strong_20_Emphasis">Input/Output (Bab 5)</text:span> untuk meminta dan membaca tebakan pengguna. </text:p>
                      </text:list-item>
                      <text:list-item>
                        <text:p text:style-name="P528"><text:span text:style-name="Source_20_Text">JumlahTebakan := JumlahTebakan + 1;</text:span>: Menggunakan <text:span text:style-name="Strong_20_Emphasis">Operator Aritmatika (Bab 6)</text:span> untuk <text:soft-page-break/>menambahkan 1 ke penghitung setiap kali tebakan dilakukan (pola <text:span text:style-name="Emphasis">increment</text:span>). </text:p>
                      </text:list-item>
                      <text:list-item>
                        <text:p text:style-name="P528"><text:span text:style-name="Strong_20_Emphasis">Percabangan (</text:span><text:span text:style-name="Strong_20_Emphasis"><text:span text:style-name="Source_20_Text">IF...ELSE IF...</text:span></text:span><text:span text:style-name="Strong_20_Emphasis"> - Bab 7):</text:span> Struktur ini digunakan untuk memberikan petunjuk. Ia menggunakan <text:span text:style-name="Strong_20_Emphasis">Operator Perbandingan (Bab 6)</text:span> (<text:span text:style-name="Source_20_Text">&lt;</text:span> dan <text:span text:style-name="Source_20_Text">&gt;</text:span>) untuk membandingkan <text:span text:style-name="Source_20_Text">TebakanUser</text:span> dengan <text:span text:style-name="Source_20_Text">AngkaRahasia</text:span>. Jika tebakan terlalu kecil, satu pesan ditampilkan; jika terlalu besar, pesan lain ditampilkan. Jika sama, tidak ada pesan petunjuk lagi yang ditampilkan karena loop akan segera berhenti. </text:p>
                      </text:list-item>
                    </text:list>
                  </text:list-item>
                </text:list>
              </text:list-item>
              <text:list-item>
                <text:p text:style-name="P528"><text:span text:style-name="Strong_20_Emphasis">Akhir Permainan (Setelah Loop):</text:span> </text:p>
                <text:list>
                  <text:list-item>
                    <text:p text:style-name="P528">Blok <text:span text:style-name="Source_20_Text">Writeln(...)</text:span> setelah <text:span text:style-name="Source_20_Text">UNTIL</text:span> hanya akan dieksekusi ketika loop telah berhenti (artinya tebakan sudah benar). Blok ini menggunakan <text:span text:style-name="Strong_20_Emphasis">Output (Bab 5)</text:span> untuk menampilkan pesan selamat, nilai <text:span text:style-name="Source_20_Text">AngkaRahasia</text:span> (sebagai konfirmasi), dan nilai akhir <text:span text:style-name="Source_20_Text">JumlahTebakan</text:span>. </text:p>
                  </text:list-item>
                </text:list>
              </text:list-item>
              <text:list-item>
                <text:p text:style-name="P271"><text:span text:style-name="Strong_20_Emphasis">Jeda Akhir (</text:span><text:span text:style-name="Strong_20_Emphasis"><text:span text:style-name="Source_20_Text">Readln;</text:span></text:span><text:span text:style-name="Strong_20_Emphasis">)</text:span>: Seperti biasa, digunakan untuk menahan jendela konsol agar tidak langsung tertutup. </text:p>
              </text:list-item>
            </text:list>
            <text:p text:style-name="Text_20_body"><text:span text:style-name="Strong_20_Emphasis">Kesimpulan Penjelasan:</text:span></text:p>
            <text:p text:style-name="Text_20_body">Program Game Tebak Angka ini adalah contoh yang bagus bagaimana kita bisa <text:span text:style-name="Strong_20_Emphasis">mengintegrasikan</text:span> berbagai konsep dasar Pascal:</text:p>
            <text:list xml:id="list6790680447559460456" text:style-name="L272">
              <text:list-item>
                <text:p text:style-name="P529">Penyimpanan data (<text:span text:style-name="Source_20_Text">var</text:span>). </text:p>
              </text:list-item>
              <text:list-item>
                <text:p text:style-name="P529">Input/Output (<text:span text:style-name="Source_20_Text">Write</text:span>, <text:span text:style-name="Source_20_Text">Writeln</text:span>, <text:span text:style-name="Source_20_Text">Readln</text:span>). </text:p>
              </text:list-item>
              <text:list-item>
                <text:p text:style-name="P529">Operator (aritmatika <text:span text:style-name="Source_20_Text">+</text:span>, perbandingan <text:span text:style-name="Source_20_Text">&lt;</text:span>, <text:span text:style-name="Source_20_Text">&gt;</text:span>, <text:span text:style-name="Source_20_Text">=</text:span>). </text:p>
              </text:list-item>
              <text:list-item>
                <text:p text:style-name="P529">Struktur kontrol perulangan (<text:span text:style-name="Source_20_Text">REPEAT...UNTIL</text:span>) untuk mengelola alur permainan. </text:p>
              </text:list-item>
              <text:list-item>
                <text:p text:style-name="P529">Struktur kontrol percabangan (<text:span text:style-name="Source_20_Text">IF...ELSE IF</text:span>) untuk memberikan respons berdasarkan kondisi. </text:p>
              </text:list-item>
              <text:list-item>
                <text:p text:style-name="P272">Penggunaan fungsi dari unit eksternal (<text:span text:style-name="Source_20_Text">Randomize</text:span>, <text:span text:style-name="Source_20_Text">Random</text:span> dari <text:span text:style-name="Source_20_Text">Math</text:span>). </text:p>
              </text:list-item>
            </text:list>
            <text:p text:style-name="Text_20_body">Semua elemen ini bekerja sama untuk menciptakan sebuah aplikasi interaktif yang sederhana namun menyenangkan.</text:p>
            <text:p text:style-name="Horizontal_20_Line"/>
            <text:p text:style-name="Text_20_body">Game Tebak Angka kita sudah jadi! Sama seperti kalkulator tadi, selalu ada ruang untuk pengujian lebih lanjut dan ide pengembangan.</text:p>
            <text:p text:style-name="Text_20_body">Saya menunggu perintah "YAX" untuk lanjut ke <text:span text:style-name="Emphasis">prompt</text:span> Sub-bab 13.3.4 ("Pengujian dan Ide Pengembangan Lanjutan").</text:p>
          </text:section>
          <text:section text:style-name="Sect1" text:name="feedback-form-117">
            <text:p text:style-name="P285"/>
          </text:section>
        </text:section>
        <text:section text:style-name="Sect1" text:name="a2bd7ad95e030674">
          <text:p text:style-name="Text_20_body"/>
          <text:section text:style-name="Sect1" text:name="user-query-content-118">
            <text:p text:style-name="P541">yax </text:p>
          </text:section>
          <text:p text:style-name="P285">Tampilkan alur berpikir</text:p>
          <text:section text:style-name="Sect2" text:name="model-response-message-contentr_a2bd7ad95e030674">
            <text:p text:style-name="Text_20_body"><text:soft-page-break/>Oke, game kita sudah jadi! Tapi apakah sudah sempurna? Mari kita uji dan pikirkan cara membuatnya lebih baik lagi.</text:p>
            <text:p text:style-name="Text_20_body"><text:span text:style-name="Emphasis">(Waktu saat ini: Minggu, 13 April 2025 pukul 10:08:12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3.3.4: Studi Kasus 2: Program Tebak Angka - Pengujian dan Ide Pengembangan Lanjutan</text:span></text:p>
            <text:p text:style-name="Text_20_body"><text:span text:style-name="Emphasis">(Prompt: "Berikan saran pengujian untuk program Tebak Angka... Berikan ide pengembangan lanjutan...")</text:span></text:p>
            <text:p text:style-name="Horizontal_20_Line"/>
            <text:p text:style-name="Text_20_body">Membuat program berjalan tanpa error kompilasi adalah satu hal, memastikan program tersebut bekerja <text:span text:style-name="Strong_20_Emphasis">dengan benar</text:span> dalam berbagai situasi adalah hal lain yang tak kalah penting. Mari kita lakukan beberapa pengujian pada Game Tebak Angka kita dan pikirkan bagaimana kita bisa mengembangkannya lebih lanjut.</text:p>
            <text:p text:style-name="Text_20_body"><text:span text:style-name="Strong_20_Emphasis">Saran Pengujian untuk Game Tebak Angka:</text:span></text:p>
            <text:list xml:id="list7775072818115990862" text:style-name="L273">
              <text:list-item>
                <text:p text:style-name="P273"><text:span text:style-name="Strong_20_Emphasis">Aktifkan 'Contekan' (Untuk Sementara):</text:span> Agar pengujian lebih mudah, buka kembali kode Anda dan <text:span text:style-name="Strong_20_Emphasis">hapus sementara tanda komentar</text:span> (<text:span text:style-name="Source_20_Text">{</text:span> dan <text:span text:style-name="Source_20_Text">}</text:span>) di sekitar baris <text:span text:style-name="Source_20_Text">Writeln('(DEBUG - Angka Rahasia: ', AngkaRahasia, ')');</text:span>. Jalankan program (F9), catat angka rahasia yang muncul, lalu Anda bisa tutup program dan kembalikan komentarnya, atau biarkan aktif selama proses pengujian logika petunjuk.</text:p>
              </text:list-item>
              <text:list-item>
                <text:p text:style-name="P273"><text:span text:style-name="Strong_20_Emphasis">Tes Logika Petunjuk ("Terlalu Besar"/"Terlalu Kecil"):</text:span> Dengan mengetahui angka rahasianya (misal, angka rahasianya adalah <text:span text:style-name="Strong_20_Emphasis">55</text:span>):</text:p>
                <text:list>
                  <text:list-item>
                    <text:p text:style-name="P530">Coba tebak angka yang <text:span text:style-name="Strong_20_Emphasis">jauh lebih kecil</text:span> (misal, 10). Apakah program menampilkan "Terlalu kecil!"? </text:p>
                  </text:list-item>
                  <text:list-item>
                    <text:p text:style-name="P530">Coba tebak angka yang <text:span text:style-name="Strong_20_Emphasis">jauh lebih besar</text:span> (misal, 90). Apakah program menampilkan "Terlalu besar!"? </text:p>
                  </text:list-item>
                  <text:list-item>
                    <text:p text:style-name="P530">Coba tebak angka yang <text:span text:style-name="Strong_20_Emphasis">sedikit lebih kecil</text:span> (misal, 54). Apakah outputnya "Terlalu kecil!"? </text:p>
                  </text:list-item>
                  <text:list-item>
                    <text:p text:style-name="P530">Coba tebak angka yang <text:span text:style-name="Strong_20_Emphasis">sedikit lebih besar</text:span> (misal, 56). Apakah outputnya "Terlalu besar!"? </text:p>
                  </text:list-item>
                </text:list>
              </text:list-item>
              <text:list-item>
                <text:p text:style-name="P273"><text:span text:style-name="Strong_20_Emphasis">Tes Batas Rentang (Edge Cases):</text:span></text:p>
                <text:list>
                  <text:list-item>
                    <text:p text:style-name="P530">Coba mainkan sampai Anda mendapatkan angka rahasia yang kecil (misal, 1 atau 2) atau besar (misal, 99 atau 100). </text:p>
                  </text:list-item>
                  <text:list-item>
                    <text:p text:style-name="P530">Jika angka rahasia adalah <text:span text:style-name="Strong_20_Emphasis">1</text:span>: Coba tebak 1 (harus menang), coba tebak 2 (harus bilang "Terlalu besar!"). </text:p>
                  </text:list-item>
                  <text:list-item>
                    <text:p text:style-name="P530">Jika angka rahasia adalah <text:span text:style-name="Strong_20_Emphasis">100</text:span>: Coba tebak 100 (harus menang), coba tebak 99 (harus bilang "Terlalu kecil!"). </text:p>
                  </text:list-item>
                  <text:list-item>
                    <text:p text:style-name="P530">Jika angka rahasia <text:span text:style-name="Strong_20_Emphasis">50</text:span>: Coba tebak 1 dan 100 untuk memastikan rentang petunjuk benar. </text:p>
                  </text:list-item>
                </text:list>
              </text:list-item>
              <text:list-item>
                <text:p text:style-name="P273"><text:soft-page-break/><text:span text:style-name="Strong_20_Emphasis">Tes Kondisi Menang:</text:span></text:p>
                <text:list>
                  <text:list-item>
                    <text:p text:style-name="P530">Mainkan game sampai Anda menebak angka yang benar. Perhatikan: </text:p>
                    <text:list>
                      <text:list-item>
                        <text:p text:style-name="P530">Apakah loop <text:span text:style-name="Source_20_Text">REPEAT...UNTIL</text:span> benar-benar berhenti? </text:p>
                      </text:list-item>
                      <text:list-item>
                        <text:p text:style-name="P530">Apakah pesan "Selamat! Anda berhasil menebak!" muncul? </text:p>
                      </text:list-item>
                      <text:list-item>
                        <text:p text:style-name="P530">Apakah angka rahasia yang ditampilkan di akhir sama dengan yang Anda 'contek' tadi? </text:p>
                      </text:list-item>
                      <text:list-item>
                        <text:p text:style-name="P530">Apakah jumlah tebakan yang ditampilkan masuk akal? </text:p>
                      </text:list-item>
                    </text:list>
                  </text:list-item>
                </text:list>
              </text:list-item>
              <text:list-item>
                <text:p text:style-name="P273"><text:span text:style-name="Strong_20_Emphasis">Tes Penghitungan Jumlah Tebakan:</text:span></text:p>
                <text:list>
                  <text:list-item>
                    <text:p text:style-name="P530">Mainkan satu sesi permainan penuh dari awal sampai menang. Sambil bermain, hitung secara manual berapa kali Anda memasukkan tebakan. Setelah menang, bandingkan hitungan manual Anda dengan angka <text:span text:style-name="Source_20_Text">JumlahTebakan</text:span> yang ditampilkan program. Apakah keduanya sama? </text:p>
                  </text:list-item>
                </text:list>
              </text:list-item>
              <text:list-item>
                <text:p text:style-name="P273"><text:span text:style-name="Strong_20_Emphasis">Tes Input Non-Numerik (Mencari Batasan Program):</text:span></text:p>
                <text:list>
                  <text:list-item>
                    <text:p text:style-name="P530">Coba saat program meminta Anda memasukkan tebakan (angka 1-100), Anda sengaja mengetikkan <text:span text:style-name="Strong_20_Emphasis">teks</text:span> (misalnya "lima puluh" atau "coba") lalu tekan Enter. Apa yang terjadi pada program kita saat ini? Kemungkinan besar ia akan <text:span text:style-name="Strong_20_Emphasis">berhenti dengan </text:span><text:span text:style-name="Strong_20_Emphasis"><text:span text:style-name="Emphasis">run-time error</text:span></text:span> (misalnya "Invalid numeric format") karena <text:span text:style-name="Source_20_Text">Readln(Integer)</text:span> tidak bisa menangani input non-angka. Mengetahui ini penting, karena ini adalah area potensial untuk perbaikan di versi selanjutnya. </text:p>
                  </text:list-item>
                </text:list>
              </text:list-item>
              <text:list-item>
                <text:p text:style-name="P273"><text:span text:style-name="Strong_20_Emphasis">Jangan Lupa Matikan 'Contekan'!</text:span></text:p>
                <text:list>
                  <text:list-item>
                    <text:p text:style-name="P273">Setelah Anda yakin logika petunjuk dan kemenangan sudah benar, <text:span text:style-name="Strong_20_Emphasis">jangan lupa</text:span> untuk mengembalikan komentar (<text:span text:style-name="Source_20_Text">{</text:span> dan <text:span text:style-name="Source_20_Text">}</text:span>) atau menghapus baris <text:span text:style-name="Source_20_Text">Writeln</text:span> yang menampilkan <text:span text:style-name="Source_20_Text">AngkaRahasia</text:span> agar permainannya menjadi tantangan sesungguhnya! </text:p>
                  </text:list-item>
                </text:list>
              </text:list-item>
            </text:list>
            <text:p text:style-name="Text_20_body"><text:span text:style-name="Strong_20_Emphasis">Ide Pengembangan Lanjutan (Tantangan Tambahan!)</text:span></text:p>
            <text:p text:style-name="Text_20_body">Merasa game ini terlalu sederhana? Atau ingin mencoba menerapkan konsep lain? Berikut beberapa ide untuk mengembangkan Game Tebak Angka ini lebih lanjut:</text:p>
            <text:list xml:id="list5252180720821461263" text:style-name="L274">
              <text:list-item>
                <text:p text:style-name="P274"><text:span text:style-name="Strong_20_Emphasis">Batasan Jumlah Tebakan:</text:span> Buat permainan lebih menantang dengan membatasi berapa kali pemain boleh menebak (misalnya, maksimal 7 atau 10 kali tebakan).</text:p>
                <text:list>
                  <text:list-item>
                    <text:p text:style-name="P531">Tambahkan konstanta <text:span text:style-name="Source_20_Text">MaksTebakan</text:span>. </text:p>
                  </text:list-item>
                  <text:list-item>
                    <text:p text:style-name="P531">Di dalam loop <text:span text:style-name="Source_20_Text">REPEAT</text:span>, setelah <text:span text:style-name="Source_20_Text">JumlahTebakan</text:span> ditambah, tambahkan <text:span text:style-name="Source_20_Text">IF</text:span> untuk mengecek apakah <text:span text:style-name="Source_20_Text">JumlahTebakan &gt;= MaksTebakan</text:span>. Jika ya, tampilkan pesan "Game Over! Anda gagal menebak dalam [MaksTebakan] kali." dan mungkin beritahu angka rahasianya, lalu paksa keluar dari loop (bisa menggunakan <text:span text:style-name="Source_20_Text">Break;</text:span> atau mengatur <text:span text:style-name="Source_20_Text">TebakanUser</text:span> agar sama dengan <text:span text:style-name="Source_20_Text">AngkaRahasia</text:span> agar kondisi <text:span text:style-name="Source_20_Text">UNTIL</text:span> terpenuhi, atau ubah struktur loopnya). </text:p>
                  </text:list-item>
                </text:list>
              </text:list-item>
              <text:list-item>
                <text:p text:style-name="P274"><text:span text:style-name="Strong_20_Emphasis">Pilihan Tingkat Kesulitan:</text:span> Sebelum permainan dimulai, tawarkan pilihan <text:soft-page-break/>kepada pemain:</text:p>
                <text:list>
                  <text:list-item>
                    <text:p text:style-name="P531">[M]udah (Angka 1-50) </text:p>
                  </text:list-item>
                  <text:list-item>
                    <text:p text:style-name="P531">[S]edang (Angka 1-100) </text:p>
                  </text:list-item>
                  <text:list-item>
                    <text:p text:style-name="P531">[L]anjut (Angka 1-500) Berdasarkan pilihan ini, tentukan batas atas untuk <text:span text:style-name="Source_20_Text">Random</text:span> (<text:span text:style-name="Source_20_Text">AngkaRahasia := Random(BatasAtas) + 1;</text:span>) dan tampilkan rentang yang benar di prompt tebakan. </text:p>
                  </text:list-item>
                </text:list>
              </text:list-item>
              <text:list-item>
                <text:p text:style-name="P274"><text:span text:style-name="Strong_20_Emphasis">Fitur "Main Lagi?":</text:span> Setelah satu permainan selesai (baik menang maupun kalah jika ada batasan), tanyakan kepada pengguna "Main lagi (Y/T)?". Jika pengguna menjawab 'Y' atau 'y', seluruh permainan harus diulang dari awal (pilih angka rahasia baru, reset jumlah tebakan, dll.). Anda bisa membungkus seluruh logika permainan utama (dari <text:span text:style-name="Source_20_Text">Randomize</text:span> sampai pesan akhir) di dalam loop <text:span text:style-name="Source_20_Text">REPEAT...UNTIL</text:span> yang lebih luar lagi.</text:p>
              </text:list-item>
              <text:list-item>
                <text:p text:style-name="P274"><text:span text:style-name="Strong_20_Emphasis">Validasi Input Angka yang Lebih Baik:</text:span> Agar program tidak <text:span text:style-name="Emphasis">crash</text:span> saat pengguna memasukkan teks, terapkan fungsi validasi input seperti <text:span text:style-name="Source_20_Text">function BacaIntegerValid(Pesan: String; Min, Maks: Integer): Integer;</text:span> yang sudah kita lihat contohnya di Bab 10.6 atau ide di Bab 13.2.4. Gunakan fungsi ini untuk membaca <text:span text:style-name="Source_20_Text">TebakanUser</text:span>.</text:p>
              </text:list-item>
              <text:list-item>
                <text:p text:style-name="P274"><text:span text:style-name="Strong_20_Emphasis">Menyimpan Skor Terbaik (</text:span><text:span text:style-name="Strong_20_Emphasis"><text:span text:style-name="Emphasis">High Score</text:span></text:span><text:span text:style-name="Strong_20_Emphasis">) - (Lebih Lanjut):</text:span> Ini tantangan yang lebih kompleks.</text:p>
                <text:list>
                  <text:list-item>
                    <text:p text:style-name="P531">Buat file teks sederhana (misalnya <text:span text:style-name="Source_20_Text">highscore.txt</text:span>) untuk menyimpan angka jumlah tebakan tersedikit yang pernah dicapai. </text:p>
                  </text:list-item>
                  <text:list-item>
                    <text:p text:style-name="P531">Saat program dimulai, baca skor terbaik dari file ini (jika file ada). </text:p>
                  </text:list-item>
                  <text:list-item>
                    <text:p text:style-name="P531">Setiap kali pemain menang, bandingkan <text:span text:style-name="Source_20_Text">JumlahTebakan</text:span> mereka dengan skor terbaik yang tersimpan. Jika lebih baik (lebih sedikit), simpan <text:span text:style-name="Source_20_Text">JumlahTebakan</text:span> yang baru ini ke dalam file. </text:p>
                  </text:list-item>
                  <text:list-item>
                    <text:p text:style-name="P531">Tampilkan skor terbaik kepada pemain. </text:p>
                  </text:list-item>
                  <text:list-item>
                    <text:p text:style-name="P274"><text:span text:style-name="Strong_20_Emphasis">Catatan:</text:span> Implementasi ini membutuhkan pengetahuan tentang <text:span text:style-name="Strong_20_Emphasis">Operasi File (File I/O)</text:span>, yang merupakan topik lanjutan (disinggung di Bab 14). </text:p>
                  </text:list-item>
                </text:list>
              </text:list-item>
            </text:list>
            <text:p text:style-name="Text_20_body"><text:span text:style-name="Strong_20_Emphasis">Kesimpulan:</text:span></text:p>
            <text:p text:style-name="Text_20_body">Pengujian adalah bagian tak terpisahkan dari pemrograman untuk memastikan kualitas dan menemukan area perbaikan. Setelah program dasar berjalan, jangan ragu untuk bereksperimen, menambahkan fitur, dan meningkatkan kemampuannya. Setiap modifikasi dan tantangan baru adalah kesempatan emas untuk belajar dan memperdalam pemahaman Anda! Dengan selesainya dua studi kasus ini, semoga Anda semakin percaya diri dalam menerapkan konsep-konsep dasar Pascal.</text:p>
            <text:p text:style-name="Horizontal_20_Line"/>
            <text:p text:style-name="Text_20_body">Bab 13 tentang Studi Kasus selesai! Anda telah melihat bagaimana berbagai konsep dirangkai menjadi program utuh. Di bab terakhir, kita akan merangkum perjalanan kita dan melihat ke mana langkah selanjutnya.</text:p>
            <text:p text:style-name="Text_20_body">Saya menunggu perintah "YAX" untuk memulai <text:span text:style-name="Strong_20_Emphasis">Bab 14: Penutup dan Langkah </text:span><text:soft-page-break/><text:span text:style-name="Strong_20_Emphasis">Selanjutnya</text:span>.</text:p>
          </text:section>
          <text:section text:style-name="Sect1" text:name="feedback-form-118">
            <text:p text:style-name="P285"/>
          </text:section>
        </text:section>
        <text:section text:style-name="Sect1" text:name="258f6a4b03e726df">
          <text:p text:style-name="Text_20_body"/>
          <text:section text:style-name="Sect1" text:name="user-query-content-119">
            <text:p text:style-name="P541">yax </text:p>
          </text:section>
          <text:p text:style-name="P285">Tampilkan alur berpikir</text:p>
          <text:section text:style-name="Sect2" text:name="model-response-message-contentr_258f6a4b03e726df">
            <text:p text:style-name="Text_20_body">Oke, kita sudah sampai di penghujung perjalanan belajar dasar Pascal kita!</text:p>
            <text:p text:style-name="Text_20_body"><text:span text:style-name="Emphasis">(Waktu saat ini: Minggu, 13 April 2025 pukul 10:15:50 PM WIB. Lokasi: Indonesia dicatat.)</text:span></text:p>
            <text:p text:style-name="Horizontal_20_Line"/>
            <text:p text:style-name="Text_20_body">Selamat datang di <text:span text:style-name="Strong_20_Emphasis">Bab 14: Penutup dan Langkah Selanjutnya</text:span>!</text:p>
            <text:p text:style-name="Horizontal_20_Line"/>
            <text:p text:style-name="Text_20_body"><text:span text:style-name="Strong_20_Emphasis">Jawaban untuk </text:span><text:span text:style-name="Strong_20_Emphasis"><text:span text:style-name="Emphasis">Prompt</text:span></text:span><text:span text:style-name="Strong_20_Emphasis"> Pengantar Bab 14:</text:span></text:p>
            <text:p text:style-name="Text_20_body"><text:span text:style-name="Emphasis">(Prompt: "Tuliskan paragraf pengantar untuk Bab 14, bab terakhir dari buku tutorial Free Pascal pemula ini. Ucapkan selamat kepada pembaca... Sampaikan bahwa bab ini bertujuan untuk memberikan rangkuman singkat..., memberikan peta jalan tentang topik-topik lanjutan..., serta menunjukkan sumber daya tambahan... Akhiri dengan nada positif dan memotivasi...")</text:span></text:p>
            <text:p text:style-name="Horizontal_20_Line"/>
            <text:p text:style-name="Text_20_body">Luar biasa! <text:span text:style-name="Strong_20_Emphasis">Selamat sekali lagi!</text:span> Anda telah berhasil mencapai Bab 14, yang merupakan bab <text:span text:style-name="Strong_20_Emphasis">terakhir</text:span> dari buku panduan belajar dasar-dasar pemrograman dengan Free Pascal ini. Jika Anda sudah mengikuti dari awal hingga sampai di titik ini, mencoba contoh-contohnya, dan memahami konsep-konsepnya, Anda patut berbangga pada diri sendiri! Ini adalah pencapaian hebat yang menunjukkan keseriusan dan usaha Anda dalam memasuki dunia pemrograman.</text:p>
            <text:p text:style-name="Text_20_body">Setelah melalui berbagai tahapan—mulai dari tidak tahu apa-apa tentang <text:span text:style-name="Emphasis">coding</text:span>, mengenal Pascal, menyiapkan alat, belajar variabel, logika <text:span text:style-name="Source_20_Text">IF</text:span> dan <text:span text:style-name="Source_20_Text">CASE</text:span>, menguasai loop <text:span text:style-name="Source_20_Text">FOR</text:span>, <text:span text:style-name="Source_20_Text">WHILE</text:span>, <text:span text:style-name="Source_20_Text">REPEAT</text:span>, merapikan kode dengan Prosedur dan Fungsi, mengelola data dengan Array, hingga dasar-dasar <text:span text:style-name="Emphasis">debugging</text:span> dan mencoba studi kasus—kini saatnya kita mengambil napas sejenak.</text:p>
            <text:p text:style-name="Text_20_body">Bab 14 ini berfungsi sebagai penutup untuk perjalanan awal kita bersama Free Pascal. Namun, ini bukanlah akhir dari segalanya! Tujuan utama dari bab terakhir ini adalah:</text:p>
            <text:list xml:id="list3251047552336015099" text:style-name="L275">
              <text:list-item>
                <text:p text:style-name="P532"><text:span text:style-name="Strong_20_Emphasis">Merangkum Perjalanan:</text:span> Kita akan melihat kembali secara singkat 'bekal' pengetahuan dan keterampilan dasar apa saja yang sudah berhasil Anda kumpulkan selama mengikuti buku ini. </text:p>
              </text:list-item>
              <text:list-item>
                <text:p text:style-name="P532"><text:span text:style-name="Strong_20_Emphasis">Memberikan Peta Jalan:</text:span> Dunia pemrograman sangatlah luas dan terus berkembang. Kita akan mengintip beberapa topik lanjutan yang lebih menarik dan menantang di ekosistem Free Pascal dan Lazarus IDE yang bisa menjadi tujuan belajar Anda selanjutnya jika Anda ingin terus berkembang. </text:p>
              </text:list-item>
              <text:list-item>
                <text:p text:style-name="P275"><text:span text:style-name="Strong_20_Emphasis">Menunjukkan Sumber Belajar Tambahan:</text:span> Memberikan Anda beberapa <text:soft-page-break/>petunjuk dan referensi ke mana Anda bisa mencari ilmu lebih lanjut, bertanya jika menemui kesulitan, dan terhubung dengan sesama pemrogram Pascal/Lazarus lainnya. </text:p>
              </text:list-item>
            </text:list>
            <text:p text:style-name="Text_20_body">Anggaplah bab ini sebagai sebuah 'pos perhentian' penting dalam petualangan Anda di dunia pemrograman. Anda telah berhasil membangun fondasi yang kokoh. Apa yang Anda pelajari di sini adalah dasar yang kuat untuk melangkah lebih jauh. Ini bukanlah akhir dari pembelajaran Anda, melainkan justru <text:span text:style-name="Strong_20_Emphasis">awal dari sebuah eksplorasi yang lebih luas dan mendalam</text:span>. Dengan bekal yang Anda miliki sekarang, pintu menuju pembuatan program-program yang lebih canggih, lebih bermanfaat, dan lebih kreatif sudah mulai terbuka lebar untuk Anda.</text:p>
            <text:p text:style-name="Text_20_body">Jadi, mari kita gunakan bab terakhir ini untuk merefleksikan apa yang sudah dicapai dan melihat ke depan dengan penuh semangat!</text:p>
            <text:p text:style-name="Horizontal_20_Line"/>
            <text:p text:style-name="Text_20_body">Mari kita mulai dengan merangkum kembali apa saja yang sudah kita pelajari bersama. Saya menunggu perintah "YAX" untuk lanjut ke <text:span text:style-name="Emphasis">prompt</text:span> Sub-bab 14.1 ("Rangkuman Perjalanan Belajar Anda").</text:p>
          </text:section>
          <text:section text:style-name="Sect1" text:name="feedback-form-119">
            <text:p text:style-name="P285"/>
          </text:section>
        </text:section>
        <text:section text:style-name="Sect1" text:name="54a6c2ea30f0581f">
          <text:p text:style-name="Text_20_body"/>
          <text:section text:style-name="Sect1" text:name="user-query-content-120">
            <text:p text:style-name="P541">yax </text:p>
          </text:section>
          <text:p text:style-name="P285">Tampilkan alur berpikir</text:p>
          <text:section text:style-name="Sect2" text:name="model-response-message-contentr_54a6c2ea30f0581f">
            <text:p text:style-name="Text_20_body">Siap, mari kita mulai bab terakhir ini!</text:p>
            <text:p text:style-name="Text_20_body"><text:span text:style-name="Emphasis">(Waktu saat ini: Minggu, 13 April 2025 pukul 10:19:17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4.1: Rangkuman Perjalanan Belajar Anda</text:span></text:p>
            <text:p text:style-name="Text_20_body"><text:span text:style-name="Emphasis">(Prompt: "Buatkan pembahasan untuk sub-bab 'Rangkuman Perjalanan Belajar Anda'. Review secara singkat konsep-konsep utama yang telah dipelajari... Menekankan pencapaian pembaca.")</text:span></text:p>
            <text:p text:style-name="Horizontal_20_Line"/>
            <text:p text:style-name="Text_20_body">Luar biasa Anda sudah sampai sejauh ini! Sebelum kita benar-benar menutup buku ini dan melihat ke langkah selanjutnya, mari kita luangkan waktu sejenak untuk merefleksikan dan merangkum kembali 'bekal' pengetahuan dan keterampilan berharga apa saja yang sudah berhasil Anda kumpulkan dalam perjalanan belajar dasar-dasar pemrograman Pascal bersama buku ini. Anda telah menempuh perjalanan yang signifikan dari titik awal!</text:p>
            <text:p text:style-name="Text_20_body"><text:span text:style-name="Strong_20_Emphasis">Rangkuman Konsep-konsep Kunci yang Telah Dipelajari:</text:span></text:p>
            <text:p text:style-name="Text_20_body">Berikut adalah intisari dari topik-topik fundamental yang telah kita kuasai bersama, langkah demi langkah:</text:p>
            <text:list xml:id="list3973194348865237997" text:style-name="L276">
              <text:list-item>
                <text:p text:style-name="P533"><text:soft-page-break/><text:span text:style-name="Strong_20_Emphasis">Dasar Pemrograman &amp; Algoritma (Bab 1):</text:span> Kita mulai dari nol, memahami apa itu 'berbicara' dengan komputer (pemrograman) dan pentingnya menyusun langkah-langkah yang logis (algoritma) untuk menyelesaikan masalah. </text:p>
              </text:list-item>
              <text:list-item>
                <text:p text:style-name="P533"><text:span text:style-name="Strong_20_Emphasis">Pengenalan Free Pascal &amp; Lazarus (Bab 1 &amp; 2):</text:span> Kita mengenal bahasa Pascal sebagai pilihan yang baik untuk pemula, <text:span text:style-name="Emphasis">compiler</text:span> Free Pascal (FPC), dan menyiapkan 'bengkel kerja' kita, yaitu Lazarus IDE yang canggih dan gratis. </text:p>
              </text:list-item>
              <text:list-item>
                <text:p text:style-name="P533"><text:span text:style-name="Strong_20_Emphasis">Struktur Dasar Program Pascal (Bab 3):</text:span> Memahami 'anatomi' atau kerangka dasar sebuah program Pascal, mulai dari header <text:span text:style-name="Source_20_Text">program</text:span>, klausa <text:span text:style-name="Source_20_Text">uses</text:span>, hingga blok inti <text:span text:style-name="Source_20_Text">begin...end.</text:span>. Kita juga berhasil membuat program pertama kita, "Hello, World!". </text:p>
              </text:list-item>
              <text:list-item>
                <text:p text:style-name="P533"><text:span text:style-name="Strong_20_Emphasis">Mengelola Data Dasar (Bab 4):</text:span> Belajar cara program 'mengingat' data menggunakan: </text:p>
                <text:list>
                  <text:list-item>
                    <text:p text:style-name="P533"><text:span text:style-name="Strong_20_Emphasis">Variabel (</text:span><text:span text:style-name="Strong_20_Emphasis"><text:span text:style-name="Source_20_Text">var</text:span></text:span><text:span text:style-name="Strong_20_Emphasis">)</text:span>: Wadah bernama yang nilainya bisa berubah. </text:p>
                  </text:list-item>
                  <text:list-item>
                    <text:p text:style-name="P533"><text:span text:style-name="Strong_20_Emphasis">Tipe Data Dasar</text:span>: Aturan main jenis data (<text:span text:style-name="Source_20_Text">Integer</text:span>, <text:span text:style-name="Source_20_Text">Real</text:span>, <text:span text:style-name="Source_20_Text">String</text:span>, <text:span text:style-name="Source_20_Text">Char</text:span>, <text:span text:style-name="Source_20_Text">Boolean</text:span>). </text:p>
                  </text:list-item>
                  <text:list-item>
                    <text:p text:style-name="P533"><text:span text:style-name="Strong_20_Emphasis">Konstanta (</text:span><text:span text:style-name="Strong_20_Emphasis"><text:span text:style-name="Source_20_Text">const</text:span></text:span><text:span text:style-name="Strong_20_Emphasis">)</text:span>: Nama untuk nilai yang tetap dan tidak berubah. </text:p>
                  </text:list-item>
                </text:list>
              </text:list-item>
              <text:list-item>
                <text:p text:style-name="P533"><text:span text:style-name="Strong_20_Emphasis">Operator (Bab 6):</text:span> Menguasai 'perkakas' penting untuk mengolah data dan membuat kondisi: </text:p>
                <text:list>
                  <text:list-item>
                    <text:p text:style-name="P533">Operator Aritmatika (<text:span text:style-name="Source_20_Text">+</text:span>, <text:span text:style-name="Source_20_Text">-</text:span>, <text:span text:style-name="Source_20_Text">*</text:span>, <text:span text:style-name="Source_20_Text">/</text:span>, <text:span text:style-name="Source_20_Text">div</text:span>, <text:span text:style-name="Source_20_Text">mod</text:span>). </text:p>
                  </text:list-item>
                  <text:list-item>
                    <text:p text:style-name="P533">Operator Perbandingan (<text:span text:style-name="Source_20_Text">=</text:span>, <text:span text:style-name="Source_20_Text">&lt;&gt;</text:span>, <text:span text:style-name="Source_20_Text">&gt;</text:span>, <text:span text:style-name="Source_20_Text">&lt;</text:span>, <text:span text:style-name="Source_20_Text">&gt;=</text:span>, <text:span text:style-name="Source_20_Text">&lt;=</text:span>). </text:p>
                  </text:list-item>
                  <text:list-item>
                    <text:p text:style-name="P533">Operator Logika (<text:span text:style-name="Source_20_Text">AND</text:span>, <text:span text:style-name="Source_20_Text">OR</text:span>, <text:span text:style-name="Source_20_Text">NOT</text:span>, <text:span text:style-name="Source_20_Text">XOR</text:span>). </text:p>
                  </text:list-item>
                  <text:list-item>
                    <text:p text:style-name="P533">Memahami aturan <text:span text:style-name="Strong_20_Emphasis">Prioritas Operator</text:span> dan pentingnya tanda kurung <text:span text:style-name="Source_20_Text">()</text:span>. </text:p>
                  </text:list-item>
                </text:list>
              </text:list-item>
              <text:list-item>
                <text:p text:style-name="P533"><text:span text:style-name="Strong_20_Emphasis">Input &amp; Output Konsol (Bab 5):</text:span> Memberi kemampuan program kita untuk 'berbicara' kepada pengguna (<text:span text:style-name="Source_20_Text">Write</text:span>, <text:span text:style-name="Source_20_Text">Writeln</text:span>) dan 'mendengar' masukan dari pengguna (<text:span text:style-name="Source_20_Text">Readln</text:span>), termasuk sedikit trik kontrol layar dengan unit <text:span text:style-name="Source_20_Text">Crt</text:span> (opsional). </text:p>
              </text:list-item>
              <text:list-item>
                <text:p text:style-name="P533"><text:span text:style-name="Strong_20_Emphasis">Percabangan Keputusan (Bab 7):</text:span> Membuat program kita bisa 'memilih jalur' atau 'membuat keputusan' berdasarkan kondisi tertentu menggunakan struktur fundamental <text:span text:style-name="Source_20_Text">IF...THEN...ELSE</text:span> dan alternatifnya yang rapi untuk multi-pilihan, <text:span text:style-name="Source_20_Text">CASE...OF</text:span>. </text:p>
              </text:list-item>
              <text:list-item>
                <text:p text:style-name="P533"><text:span text:style-name="Strong_20_Emphasis">Perulangan (Looping) (Bab 8):</text:span> Memberi kemampuan program untuk melakukan tugas berulang secara otomatis dan efisien menggunakan tiga 'mesin pengulang' utama: <text:span text:style-name="Source_20_Text">FOR</text:span> (untuk jumlah pasti), <text:span text:style-name="Source_20_Text">WHILE</text:span> (selama kondisi benar, cek di awal), dan <text:span text:style-name="Source_20_Text">REPEAT...UNTIL</text:span> (sampai kondisi benar, cek di akhir). </text:p>
              </text:list-item>
              <text:list-item>
                <text:p text:style-name="P533"><text:span text:style-name="Strong_20_Emphasis">Modularitas Kode (Bab 9 &amp; 10):</text:span> Belajar teknik <text:span text:style-name="Strong_20_Emphasis">sangat penting</text:span> untuk memecah program besar menjadi bagian-bagian kecil yang lebih terkelola dan bisa digunakan ulang (<text:span text:style-name="Emphasis">reusable</text:span>) menggunakan: </text:p>
                <text:list>
                  <text:list-item>
                    <text:p text:style-name="P533"><text:span text:style-name="Strong_20_Emphasis">Prosedur (</text:span><text:span text:style-name="Strong_20_Emphasis"><text:span text:style-name="Source_20_Text">procedure</text:span></text:span><text:span text:style-name="Strong_20_Emphasis">)</text:span>: Sub-program untuk melakukan serangkaian aksi. </text:p>
                  </text:list-item>
                  <text:list-item>
                    <text:p text:style-name="P533"><text:span text:style-name="Strong_20_Emphasis">Fungsi (</text:span><text:span text:style-name="Strong_20_Emphasis"><text:span text:style-name="Source_20_Text">function</text:span></text:span><text:span text:style-name="Strong_20_Emphasis">)</text:span>: Sub-program untuk menghitung dan mengembalikan satu nilai hasil. </text:p>
                  </text:list-item>
                  <text:list-item>
                    <text:p text:style-name="P533">Memahami cara kerja <text:span text:style-name="Strong_20_Emphasis">Parameter</text:span> (Nilai vs <text:span text:style-name="Source_20_Text">var</text:span>) untuk komunikasi antar sub-program dan konsep <text:span text:style-name="Strong_20_Emphasis">Ruang Lingkup (Scope)</text:span> (Variabel Lokal vs <text:soft-page-break/>Global). </text:p>
                  </text:list-item>
                </text:list>
              </text:list-item>
              <text:list-item>
                <text:p text:style-name="P533"><text:span text:style-name="Strong_20_Emphasis">Array Satu Dimensi (Bab 11):</text:span> Mengenal struktur data pertama kita untuk menyimpan dan mengelola <text:span text:style-name="Strong_20_Emphasis">kumpulan data sejenis</text:span> dalam satu variabel, serta cara mengakses elemennya menggunakan <text:span text:style-name="Strong_20_Emphasis">indeks</text:span> dan memprosesnya dengan loop <text:span text:style-name="Source_20_Text">FOR</text:span>. </text:p>
              </text:list-item>
              <text:list-item>
                <text:p text:style-name="P533"><text:span text:style-name="Strong_20_Emphasis">Debugging Dasar (Bab 12):</text:span> Membekali diri dengan pengetahuan tentang jenis-jenis kesalahan (<text:span text:style-name="Emphasis">bug</text:span>) dan mempelajari teknik-teknik dasar untuk <text:span text:style-name="Strong_20_Emphasis">menemukan serta memperbaiki</text:span> kesalahan tersebut, baik secara manual (<text:span text:style-name="Source_20_Text">Writeln</text:span>) maupun menggunakan fitur dasar <text:span text:style-name="Strong_20_Emphasis">Debugger</text:span> di Lazarus. </text:p>
              </text:list-item>
              <text:list-item>
                <text:p text:style-name="P276"><text:span text:style-name="Strong_20_Emphasis">Integrasi Konsep (Bab 13 - Studi Kasus):</text:span> Melihat bagaimana semua konsep di atas <text:span text:style-name="Strong_20_Emphasis">dirangkai dan diterapkan bersama</text:span> untuk membangun program kecil yang fungsional (Kalkulator dan Game Tebak Angka). </text:p>
              </text:list-item>
            </text:list>
            <text:p text:style-name="Text_20_body"><text:span text:style-name="Strong_20_Emphasis">Pencapaian Anda:</text:span></text:p>
            <text:p text:style-name="Text_20_body">Dengan telah mempelajari dan (semoga) mempraktikkan semua topik fundamental ini, Anda kini telah berhasil membangun sebuah <text:span text:style-name="Strong_20_Emphasis">fondasi yang sangat kuat</text:span> dalam <text:span text:style-name="Strong_20_Emphasis">pemrograman terstruktur</text:span> dan <text:span text:style-name="Strong_20_Emphasis">berpikir secara algoritmik</text:span>. Anda tidak lagi hanya sekadar pengguna komputer, tetapi sudah mulai menjadi pencipta solusi menggunakan kode! Anda sekarang memiliki 'kotak perkakas' awal yang berisi konsep-konsep esensial yang berlaku tidak hanya di Pascal, tetapi juga menjadi dasar untuk mempelajari bahasa pemrograman lainnya nanti. Sekali lagi, <text:span text:style-name="Strong_20_Emphasis">selamat atas pencapaian yang luar biasa ini!</text:span></text:p>
            <text:p text:style-name="Text_20_body"><text:span text:style-name="Strong_20_Emphasis">Kesimpulan:</text:span></text:p>
            <text:p text:style-name="Text_20_body">Fondasi sudah Anda bangun dengan baik. Pertanyaan selanjutnya adalah, "Dengan bekal perkakas ini, ke mana lagi saya bisa melangkah? Apa saja 'bangunan' lain yang bisa saya ciptakan atau pelajari di dunia pemrograman, khususnya dengan Free Pascal dan Lazarus?"</text:p>
            <text:p text:style-name="Horizontal_20_Line"/>
            <text:p text:style-name="Text_20_body">Mari kita lihat peta jalan untuk pengembangan diri Anda selanjutnya! Saya menunggu perintah "YAX" untuk lanjut ke <text:span text:style-name="Emphasis">prompt</text:span> Sub-bab 14.2 ("Ini Baru Permulaan: Ke Mana Selanjutnya?").</text:p>
          </text:section>
          <text:section text:style-name="Sect1" text:name="feedback-form-120">
            <text:p text:style-name="P285"/>
          </text:section>
        </text:section>
        <text:section text:style-name="Sect1" text:name="9b88bc1774a6ccfb">
          <text:p text:style-name="Text_20_body"/>
          <text:section text:style-name="Sect1" text:name="user-query-content-121">
            <text:p text:style-name="P541">yax </text:p>
          </text:section>
          <text:p text:style-name="P285">Tampilkan alur berpikir</text:p>
          <text:section text:style-name="Sect2" text:name="model-response-message-contentr_9b88bc1774a6ccfb">
            <text:p text:style-name="Text_20_body">Oke, mari kita lihat ke mana saja petualangan Anda bisa berlanjut setelah menyelesaikan buku ini!</text:p>
            <text:p text:style-name="Text_20_body"><text:span text:style-name="Emphasis">(Waktu saat ini: Minggu, 13 April 2025 pukul 10:33:14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4.2: Ini Baru Permulaan: Ke Mana </text:span><text:soft-page-break/><text:span text:style-name="Strong_20_Emphasis">Selanjutnya?</text:span></text:p>
            <text:p text:style-name="Text_20_body"><text:span text:style-name="Emphasis">(Prompt: "Buatkan pembahasan untuk sub-bab 'Ini Baru Permulaan: Ke Mana Selanjutnya?'. Jelaskan bahwa dasar-dasar ini adalah fondasi. Memperkenalkan secara singkat topik-topik lanjutan dalam Free Pascal / Lazarus...")</text:span></text:p>
            <text:p text:style-name="Horizontal_20_Line"/>
            <text:p text:style-name="Text_20_body">Selamat sekali lagi telah membangun fondasi yang kuat dalam pemrograman Pascal! Konsep-konsep seperti variabel, tipe data, operator, percabangan, perulangan, prosedur, fungsi, array dasar, dan debugging adalah 'alfabet' dan 'tata bahasa' fundamental dalam dunia pemrograman, khususnya pemrograman terstruktur.</text:p>
            <text:p text:style-name="Text_20_body">Namun, seperti halnya belajar bahasa, mengenal alfabet dan tata bahasa dasar hanyalah <text:span text:style-name="Strong_20_Emphasis">langkah awal</text:span>. Ini adalah fondasi yang kokoh, tetapi di atasnya Anda bisa membangun struktur pengetahuan yang jauh lebih besar dan kompleks. Dunia pemrograman, termasuk ekosistem Free Pascal dan Lazarus, menawarkan banyak sekali area menarik untuk dieksplorasi lebih lanjut.</text:p>
            <text:p text:style-name="Text_20_body">Berikut adalah beberapa 'peta jalan' atau topik lanjutan yang bisa menjadi tujuan belajar Anda berikutnya, tergantung pada minat Anda:</text:p>
            <text:list xml:id="list7796199388045443555" text:style-name="L277">
              <text:list-item>
                <text:p text:style-name="P277"><text:span text:style-name="Strong_20_Emphasis">Tipe Data Terstruktur Lanjutan (</text:span><text:span text:style-name="Strong_20_Emphasis"><text:span text:style-name="Source_20_Text">Record</text:span></text:span><text:span text:style-name="Strong_20_Emphasis">):</text:span></text:p>
                <text:list>
                  <text:list-item>
                    <text:p text:style-name="P534">Pernah berpikir bagaimana cara menyimpan data yang saling terkait tapi beda tipe dalam satu 'paket'? Misalnya, data seorang siswa yang terdiri dari NIM (<text:span text:style-name="Source_20_Text">Integer</text:span>), Nama (<text:span text:style-name="Source_20_Text">String</text:span>), dan IPK (<text:span text:style-name="Source_20_Text">Real</text:span>). Jawabannya adalah menggunakan tipe data <text:span text:style-name="Strong_20_Emphasis"><text:span text:style-name="Source_20_Text">Record</text:span></text:span>. <text:span text:style-name="Source_20_Text">Record</text:span> memungkinkan Anda mendefinisikan struktur data Anda sendiri yang menggabungkan beberapa <text:span text:style-name="Emphasis">field</text:span> (anggota data) dengan tipe yang berbeda. Ini sangat fundamental untuk merepresentasikan objek atau data dunia nyata secara lebih terstruktur. (Ada juga tipe <text:span text:style-name="Source_20_Text">Set</text:span> untuk kumpulan nilai unik). </text:p>
                  </text:list-item>
                </text:list>
              </text:list-item>
              <text:list-item>
                <text:p text:style-name="P277"><text:span text:style-name="Strong_20_Emphasis">Operasi File (File I/O - Input/Output):</text:span></text:p>
                <text:list>
                  <text:list-item>
                    <text:p text:style-name="P534">Program kita sejauh ini 'melupakan' semua data begitu ia ditutup. Bagaimana jika Anda ingin <text:span text:style-name="Strong_20_Emphasis">menyimpan data secara permanen</text:span> ke dalam file di <text:span text:style-name="Emphasis">hard disk</text:span> atau SSD komputer Anda, agar bisa dibaca kembali nanti? Inilah gunanya belajar <text:span text:style-name="Strong_20_Emphasis">Operasi File</text:span>. Anda bisa belajar membaca dan menulis ke <text:span text:style-name="Strong_20_Emphasis">file teks</text:span> (yang mudah dibaca manusia) atau <text:span text:style-name="Strong_20_Emphasis">file biner/terstruktur</text:span> (yang seringkali lebih efisien untuk menyimpan data kompleks seperti <text:span text:style-name="Source_20_Text">Record</text:span> atau <text:span text:style-name="Source_20_Text">Array</text:span>). Kemampuan ini <text:span text:style-name="Strong_20_Emphasis">krusial</text:span> untuk hampir semua aplikasi nyata (menyimpan pengaturan, data pengguna, dokumen, dll.). </text:p>
                  </text:list-item>
                </text:list>
              </text:list-item>
              <text:list-item>
                <text:p text:style-name="P277"><text:span text:style-name="Strong_20_Emphasis">Membuat Unit Sendiri (</text:span><text:span text:style-name="Strong_20_Emphasis"><text:span text:style-name="Source_20_Text">unit</text:span></text:span><text:span text:style-name="Strong_20_Emphasis">):</text:span></text:p>
                <text:list>
                  <text:list-item>
                    <text:p text:style-name="P534">Seiring program Anda membesar, Anda mungkin ingin mengorganisir prosedur, fungsi, tipe data, atau konstanta yang sering Anda gunakan ke dalam 'pustaka' (<text:span text:style-name="Emphasis">library</text:span>) Anda sendiri. Di Pascal, Anda bisa melakukan ini dengan membuat <text:span text:style-name="Strong_20_Emphasis">Unit</text:span>. Unit adalah file <text:span text:style-name="Source_20_Text">.pas</text:span> terpisah yang berisi sekumpulan definisi yang bisa Anda <text:span text:style-name="Strong_20_Emphasis"><text:span text:style-name="Source_20_Text">uses</text:span></text:span> (gunakan kembali) di <text:soft-page-break/>program-program Anda yang lain tanpa perlu <text:span text:style-name="Emphasis">copy-paste</text:span> kode. Ini adalah kunci <text:span text:style-name="Strong_20_Emphasis">modularitas tingkat lanjut</text:span> dan praktik standar dalam pengembangan proyek besar. </text:p>
                  </text:list-item>
                </text:list>
              </text:list-item>
              <text:list-item>
                <text:p text:style-name="P277"><text:span text:style-name="Strong_20_Emphasis">Dasar Pemrograman Berorientasi Objek (OOP - </text:span><text:span text:style-name="Strong_20_Emphasis"><text:span text:style-name="Emphasis">Object-Oriented Programming</text:span></text:span><text:span text:style-name="Strong_20_Emphasis">):</text:span></text:p>
                <text:list>
                  <text:list-item>
                    <text:p text:style-name="P534">Ini adalah sebuah <text:span text:style-name="Strong_20_Emphasis">paradigma</text:span> atau cara pandang pemrograman yang sangat populer dan menjadi dasar banyak teknologi modern, <text:span text:style-name="Strong_20_Emphasis">termasuk Lazarus IDE dan komponen-komponennya</text:span>. OOP mengorganisir program di sekitar <text:span text:style-name="Strong_20_Emphasis">'Objek'</text:span> yang 'membungkus' data (disebut <text:span text:style-name="Strong_20_Emphasis">Properti</text:span> atau <text:span text:style-name="Emphasis">Property</text:span>) dan perilaku/aksi (disebut <text:span text:style-name="Strong_20_Emphasis">Metode</text:span> atau <text:span text:style-name="Emphasis">Method</text:span>) menjadi satu kesatuan. Anda akan belajar tentang <text:span text:style-name="Strong_20_Emphasis"><text:span text:style-name="Source_20_Text">Class</text:span></text:span> (sebagai cetak biru atau template objek) dan konsep-konsep penting lainnya seperti pewarisan (<text:span text:style-name="Emphasis">inheritance</text:span>) dan polimorfisme. Mempelajari dasar OOP akan membuka pemahaman Anda tentang cara kerja Lazarus dan memungkinkan Anda membuat program yang lebih terstruktur dan fleksibel, terutama untuk aplikasi GUI. </text:p>
                  </text:list-item>
                </text:list>
              </text:list-item>
              <text:list-item>
                <text:p text:style-name="P277"><text:span text:style-name="Strong_20_Emphasis">Pemrograman GUI (Antarmuka Grafis) dengan Lazarus:</text:span></text:p>
                <text:list>
                  <text:list-item>
                    <text:p text:style-name="P534">Inilah salah satu <text:span text:style-name="Strong_20_Emphasis">daya tarik terbesar</text:span> menggunakan Free Pascal bersama Lazarus IDE! Setelah menguasai dasar Pascal, Anda bisa melangkah untuk membuat aplikasi yang memiliki <text:span text:style-name="Strong_20_Emphasis">tampilan visual</text:span> menarik seperti yang biasa Anda gunakan: jendela (<text:span text:style-name="Emphasis">form</text:span>), tombol (<text:span text:style-name="Emphasis">button</text:span>), kotak input (<text:span text:style-name="Emphasis">edit box</text:span>), daftar (<text:span text:style-name="Emphasis">list box</text:span>), menu, gambar, dan banyak lagi. Lazarus menyediakan <text:span text:style-name="Strong_20_Emphasis">lingkungan desain visual</text:span> di mana Anda bisa menata komponen-komponen ini secara <text:span text:style-name="Emphasis">drag-and-drop</text:span>, lalu menulis kode (seringkali berbasis OOP) untuk mengatur perilaku dan interaksinya (<text:span text:style-name="Emphasis">event handling</text:span>, misalnya apa yang terjadi saat tombol diklik). Pustaka komponen utama yang digunakan disebut <text:span text:style-name="Strong_20_Emphasis">LCL (Lazarus Component Library)</text:span>, yang dirancang agar aplikasi Anda bisa dikompilasi dan berjalan di berbagai sistem operasi (<text:span text:style-name="Emphasis">cross-platform</text:span>). Membuat aplikasi GUI bisa sangat memuaskan! </text:p>
                  </text:list-item>
                </text:list>
              </text:list-item>
              <text:list-item>
                <text:p text:style-name="P277"><text:span text:style-name="Strong_20_Emphasis">Topik Lainnya (Sekilas):</text:span></text:p>
                <text:list>
                  <text:list-item>
                    <text:p text:style-name="P534">Dunia Pascal/Lazarus masih menyimpan banyak hal lain, seperti: </text:p>
                    <text:list>
                      <text:list-item>
                        <text:p text:style-name="P534"><text:span text:style-name="Strong_20_Emphasis">Pemrograman Grafik:</text:span> Menggambar bentuk, garis, dan mengelola grafis dasar (misalnya menggunakan unit <text:span text:style-name="Source_20_Text">Graph</text:span> klasik atau pustaka grafis modern). </text:p>
                      </text:list-item>
                      <text:list-item>
                        <text:p text:style-name="P534"><text:span text:style-name="Strong_20_Emphasis">Koneksi Database:</text:span> Membuat program Anda bisa menyimpan, mengambil, dan memanipulasi data dalam jumlah besar secara terstruktur menggunakan sistem database seperti MySQL, PostgreSQL, SQLite, Firebird, dll. Lazarus memiliki komponen bawaan yang sangat baik untuk ini. </text:p>
                      </text:list-item>
                      <text:list-item>
                        <text:p text:style-name="P277">Mungkin juga dasar-dasar <text:span text:style-name="Strong_20_Emphasis">pemrograman jaringan</text:span>, <text:span text:style-name="Strong_20_Emphasis">multi-threading</text:span>, dll., tergantung minat Anda. </text:p>
                      </text:list-item>
                    </text:list>
                  </text:list-item>
                </text:list>
              </text:list-item>
            </text:list>
            <text:p text:style-name="Text_20_body"><text:span text:style-name="Strong_20_Emphasis">Kesimpulan:</text:span></text:p>
            <text:p text:style-name="Text_20_body"><text:soft-page-break/>Seperti yang Anda lihat, perjalanan belajar Anda <text:span text:style-name="Strong_20_Emphasis">masih sangat panjang dan penuh dengan kemungkinan menarik</text:span>! Dasar-dasar Pascal yang telah Anda pelajari di buku ini adalah fondasi yang kuat untuk melangkah ke area mana pun yang paling menarik minat Anda, apakah itu membuat aplikasi desktop visual dengan Lazarus, mengolah data dari file, atau bahkan mendalami konsep OOP.</text:p>
            <text:p text:style-name="Horizontal_20_Line"/>
            <text:p text:style-name="Text_20_body">Tapi, dari mana Anda bisa mendapatkan materi atau bantuan untuk mempelajari topik-topik lanjutan ini? Mari kita lihat beberapa sumber belajar tambahan yang bisa Anda manfaatkan!</text:p>
            <text:p text:style-name="Text_20_body">Saya menunggu perintah "YAX" untuk lanjut ke <text:span text:style-name="Emphasis">prompt</text:span> Sub-bab 14.3 ("Sumber Belajar Tambahan").</text:p>
          </text:section>
          <text:section text:style-name="Sect1" text:name="feedback-form-121">
            <text:p text:style-name="P285"/>
          </text:section>
        </text:section>
        <text:section text:style-name="Sect1" text:name="b9e33fdd652619b8">
          <text:p text:style-name="Text_20_body"/>
          <text:section text:style-name="Sect1" text:name="user-query-content-122">
            <text:p text:style-name="P541">yax </text:p>
          </text:section>
          <text:p text:style-name="P285">Tampilkan alur berpikir</text:p>
          <text:section text:style-name="Sect2" text:name="model-response-message-contentr_b9e33fdd652619b8">
            <text:p text:style-name="Text_20_body">Baik, mari kita lanjutkan ke bagian sumber belajar tambahan.</text:p>
            <text:p text:style-name="Text_20_body"><text:span text:style-name="Emphasis">(Waktu saat ini: Minggu, 13 April 2025 pukul 10:37:41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4.3: Sumber Belajar Tambahan</text:span></text:p>
            <text:p text:style-name="Text_20_body"><text:span text:style-name="Emphasis">(Prompt: "Buatkan pembahasan untuk sub-bab 'Sumber Belajar Tambahan'. Sediakan daftar sumber daya (resources) yang direkomendasikan bagi pembaca yang ingin memperdalam pengetahuan Free Pascal dan Lazarus. Sertakan: Dokumentasi Resmi, Wiki, Forum Komunitas, Situs Tutorial/Blog (terutama Bahasa Indonesia), Buku Lanjutan, Komunitas Lokal/Media Sosial (Indonesia)... Sertakan URL jika memungkinkan...")</text:span></text:p>
            <text:p text:style-name="Horizontal_20_Line"/>
            <text:p text:style-name="Text_20_body">Perjalanan belajar pemrograman adalah proses yang berkelanjutan. Buku ini telah memberikan Anda fondasi yang kuat, tetapi selalu ada hal baru untuk dipelajari, teknik baru untuk dikuasai, dan masalah baru untuk dipecahkan. Untungnya, Anda tidak sendirian! Ada banyak sumber daya (resources) yang tersedia, baik online maupun offline, yang bisa Anda manfaatkan untuk memperdalam pengetahuan Anda tentang Free Pascal dan Lazarus.</text:p>
            <text:p text:style-name="Text_20_body">Berikut adalah beberapa sumber belajar tambahan yang sangat direkomendasikan:</text:p>
            <text:list xml:id="list5399225999551676348" text:style-name="L278">
              <text:list-item>
                <text:p text:style-name="P278"><text:span text:style-name="Strong_20_Emphasis">Dokumentasi Resmi Free Pascal (FPC) dan Lazarus IDE:</text:span></text:p>
                <text:list>
                  <text:list-item>
                    <text:p text:style-name="P535">Ini adalah sumber informasi paling <text:span text:style-name="Strong_20_Emphasis">otoritatif</text:span> dan <text:span text:style-name="Strong_20_Emphasis">lengkap</text:span> mengenai referensi bahasa Pascal yang diimplementasikan oleh FPC, serta penjelasan detail mengenai fitur-fitur Lazarus IDE dan pustaka <text:soft-page-break/>komponennya (LCL). </text:p>
                  </text:list-item>
                  <text:list-item>
                    <text:p text:style-name="P535"><text:span text:style-name="Strong_20_Emphasis">Situs Free Pascal:</text:span> <text:span text:style-name="Source_20_Text">https://www.freepascal.org</text:span> (Cari bagian "Documentation"). Anda akan menemukan Language Reference, Programmer's Guide, dll. </text:p>
                  </text:list-item>
                  <text:list-item>
                    <text:p text:style-name="P535"><text:span text:style-name="Strong_20_Emphasis">Situs Lazarus IDE:</text:span> <text:span text:style-name="Source_20_Text">https://www.lazarus-ide.org</text:span> (Cari bagian "Documentation", "Learn", atau "Wiki"). </text:p>
                  </text:list-item>
                  <text:list-item>
                    <text:p text:style-name="P535"><text:span text:style-name="Emphasis">Catatan:</text:span> Dokumentasi resmi seringkali sangat <text:span text:style-name="Strong_20_Emphasis">teknis dan padat</text:span>. Mungkin lebih cocok digunakan sebagai <text:span text:style-name="Strong_20_Emphasis">referensi</text:span> saat Anda butuh detail spesifik tentang suatu perintah atau fitur, daripada sebagai tutorial belajar langkah demi langkah. </text:p>
                  </text:list-item>
                </text:list>
              </text:list-item>
              <text:list-item>
                <text:p text:style-name="P278"><text:span text:style-name="Strong_20_Emphasis">Free Pascal Wiki &amp; Lazarus Wiki (SANGAT DIREKOMENDASIKAN!):</text:span></text:p>
                <text:list>
                  <text:list-item>
                    <text:p text:style-name="P535">Ini adalah <text:span text:style-name="Strong_20_Emphasis">'harta karun'</text:span> sesungguhnya bagi pengguna FPC/Lazarus! Wiki ini dikelola oleh komunitas pengguna dan pengembang, sehingga isinya seringkali lebih <text:span text:style-name="Strong_20_Emphasis">praktis</text:span>, penuh <text:span text:style-name="Strong_20_Emphasis">contoh kode</text:span>, dan lebih mudah dipahami daripada dokumentasi formal. </text:p>
                  </text:list-item>
                  <text:list-item>
                    <text:p text:style-name="P535"><text:span text:style-name="Strong_20_Emphasis">FPC Wiki:</text:span> <text:span text:style-name="Source_20_Text">https://wiki.freepascal.org</text:span> </text:p>
                  </text:list-item>
                  <text:list-item>
                    <text:p text:style-name="P535"><text:span text:style-name="Strong_20_Emphasis">Lazarus Wiki:</text:span> <text:span text:style-name="Source_20_Text">https://wiki.lazarus.freepascal.org</text:span> </text:p>
                  </text:list-item>
                  <text:list-item>
                    <text:p text:style-name="P535"><text:span text:style-name="Strong_20_Emphasis">Mengapa Harus Dicek?</text:span> Di sini Anda bisa menemukan berbagai macam <text:span text:style-name="Strong_20_Emphasis">tutorial</text:span> (dari dasar hingga topik lanjut seperti OOP, database, jaringan, grafis), <text:span text:style-name="Strong_20_Emphasis">penjelasan konsep</text:span>, <text:span text:style-name="Strong_20_Emphasis">contoh penggunaan komponen LCL</text:span>, <text:span text:style-name="Strong_20_Emphasis">tips &amp; trik</text:span>, solusi untuk <text:span text:style-name="Strong_20_Emphasis">masalah umum</text:span>, dan banyak lagi. Informasi di Wiki seringkali lebih <text:span text:style-name="Emphasis">up-to-date</text:span> untuk fitur-fitur terbaru. <text:span text:style-name="Strong_20_Emphasis">Sangat disarankan untuk aktif menjelajahi kedua Wiki ini!</text:span> </text:p>
                  </text:list-item>
                </text:list>
              </text:list-item>
              <text:list-item>
                <text:p text:style-name="P278"><text:span text:style-name="Strong_20_Emphasis">Forum Komunitas Online:</text:span></text:p>
                <text:list>
                  <text:list-item>
                    <text:p text:style-name="P535">Jika Anda punya pertanyaan spesifik yang tidak terjawab di Wiki atau dokumentasi, atau jika Anda ingin berdiskusi tentang suatu topik, forum online adalah tempatnya. </text:p>
                  </text:list-item>
                  <text:list-item>
                    <text:p text:style-name="P535"><text:span text:style-name="Strong_20_Emphasis">Forum Resmi Lazarus:</text:span> <text:span text:style-name="Source_20_Text">https://forum.lazarus.freepascal.org/</text:span> Forum ini sangat <text:span text:style-name="Strong_20_Emphasis">aktif</text:span> dan diisi oleh pengguna serta pengembang Lazarus dari seluruh dunia. Meskipun mayoritas diskusi dalam Bahasa Inggris, biasanya komunitasnya sangat membantu (ajukan pertanyaan dengan jelas!). </text:p>
                  </text:list-item>
                  <text:list-item>
                    <text:p text:style-name="P535">Anda mungkin juga menemukan forum atau <text:span text:style-name="Emphasis">mailing list</text:span> lain yang terkait dengan Free Pascal di situs resminya. </text:p>
                  </text:list-item>
                </text:list>
              </text:list-item>
              <text:list-item>
                <text:p text:style-name="P278"><text:span text:style-name="Strong_20_Emphasis">Situs Tutorial / Blog (Termasuk Bahasa Indonesia):</text:span></text:p>
                <text:list>
                  <text:list-item>
                    <text:p text:style-name="P535">Dibandingkan dengan bahasa pemrograman yang lebih <text:span text:style-name="Emphasis">mainstream</text:span> (seperti Python, JavaScript, Java), menemukan tutorial atau blog berkualitas tinggi dan terbaru tentang Free Pascal/Lazarus, <text:span text:style-name="Strong_20_Emphasis">terutama dalam Bahasa Indonesia</text:span>, mungkin memerlukan sedikit usaha lebih. </text:p>
                  </text:list-item>
                  <text:list-item>
                    <text:p text:style-name="P535"><text:span text:style-name="Strong_20_Emphasis">Saran Pencarian:</text:span> Gunakan mesin pencari (Google, dll.) secara efektif dengan kata kunci seperti: <text:span text:style-name="Source_20_Text">"tutorial Free Pascal bahasa Indonesia"</text:span>, <text:span text:style-name="Source_20_Text">"belajar Lazarus GUI"</text:span>, <text:span text:style-name="Source_20_Text">"contoh program Lazarus database"</text:span>, <text:span text:style-name="Source_20_Text">"Object Pascal tutorial"</text:span>. </text:p>
                  </text:list-item>
                  <text:list-item>
                    <text:p text:style-name="P535"><text:soft-page-break/><text:span text:style-name="Strong_20_Emphasis">Evaluasi:</text:span> Perhatikan tanggal publikasi artikel/tutorial (apakah masih relevan dengan versi FPC/Lazarus saat ini?). Coba cari blog pribadi milik programmer Indonesia yang mungkin berbagi pengalamannya, atau materi kuliah dari universitas di Indonesia yang menggunakan Pascal/Lazarus sebagai bahasa pengantar. </text:p>
                  </text:list-item>
                </text:list>
              </text:list-item>
              <text:list-item>
                <text:p text:style-name="P278"><text:span text:style-name="Strong_20_Emphasis">Buku (Lanjutan):</text:span></text:p>
                <text:list>
                  <text:list-item>
                    <text:p text:style-name="P535">Buku cetak terbaru yang spesifik membahas Free Pascal atau Lazarus, apalagi dalam Bahasa Indonesia, mungkin agak jarang ditemukan di toko buku fisik saat ini. </text:p>
                  </text:list-item>
                  <text:list-item>
                    <text:p text:style-name="P535"><text:span text:style-name="Strong_20_Emphasis">Alternatif:</text:span> Coba cari di toko buku online (lokal maupun internasional) atau platform ebook. Kata kunci pencarian bisa "Lazarus Programming", "Free Pascal Development", atau bahkan "Delphi Programming". Buku-buku tentang <text:span text:style-name="Strong_20_Emphasis">Delphi</text:span> (terutama yang membahas dasar Object Pascal dan konsep VCL/GUI) seringkali memiliki banyak konsep yang sangat relevan dan bisa diterapkan di Lazarus (karena Lazarus memang dirancang sangat mirip Delphi). </text:p>
                  </text:list-item>
                  <text:list-item>
                    <text:p text:style-name="P535">Jangan lupakan sumber daya perpustakaan kampus atau perpustakaan daerah Anda. </text:p>
                  </text:list-item>
                </text:list>
              </text:list-item>
              <text:list-item>
                <text:p text:style-name="P278"><text:span text:style-name="Strong_20_Emphasis">Komunitas Lokal / Media Sosial (Indonesia):</text:span></text:p>
                <text:list>
                  <text:list-item>
                    <text:p text:style-name="P535">Untuk interaksi yang lebih santai atau mencari teman belajar sesama pengguna di Indonesia <text:span text:style-name="Source_20_Text">(Lokasi: Indonesia)</text:span>, Anda bisa mencoba mencari grup-grup di platform media sosial: </text:p>
                    <text:list>
                      <text:list-item>
                        <text:p text:style-name="P535"><text:span text:style-name="Strong_20_Emphasis">Facebook:</text:span> Cari grup dengan kata kunci seperti "Komunitas Pascal Indonesia", "Lazarus Indonesia", "Programmer Delphi Indonesia". </text:p>
                      </text:list-item>
                      <text:list-item>
                        <text:p text:style-name="P535"><text:span text:style-name="Strong_20_Emphasis">Telegram:</text:span> Mungkin ada grup atau channel diskusi serupa. </text:p>
                      </text:list-item>
                    </text:list>
                  </text:list-item>
                  <text:list-item>
                    <text:p text:style-name="P278">Bergabung dengan komunitas seperti ini bisa menjadi cara yang baik untuk bertanya hal-hal sederhana, berbagi informasi terbaru, atau bahkan mengetahui jika ada kegiatan atau <text:span text:style-name="Emphasis">event</text:span> lokal (meskipun mungkin jarang). Tingkat keaktifan dan kualitas diskusi bisa bervariasi antar grup. </text:p>
                  </text:list-item>
                </text:list>
              </text:list-item>
            </text:list>
            <text:p text:style-name="Text_20_body"><text:span text:style-name="Strong_20_Emphasis">Saran Tambahan:</text:span></text:p>
            <text:list xml:id="list427415393257141479" text:style-name="L279">
              <text:list-item>
                <text:p text:style-name="P536"><text:span text:style-name="Strong_20_Emphasis">Jadilah Pembelajar Aktif:</text:span> Jangan hanya menunggu informasi datang. Aktiflah mencari, mencoba, dan bereksperimen. </text:p>
              </text:list-item>
              <text:list-item>
                <text:p text:style-name="P536"><text:span text:style-name="Strong_20_Emphasis">Jangan Takut Bahasa Inggris:</text:span> Sebagian besar sumber daya terbaik dan komunitas global menggunakan Bahasa Inggris. Mengasah kemampuan membaca dokumentasi teknis dalam Bahasa Inggris akan sangat bermanfaat dalam jangka panjang. </text:p>
              </text:list-item>
              <text:list-item>
                <text:p text:style-name="P279"><text:span text:style-name="Strong_20_Emphasis">Berkontribusi Kembali:</text:span> Jika suatu saat Anda sudah merasa lebih mahir, jangan ragu untuk berbagi pengetahuan Anda, misalnya dengan menjawab pertanyaan di forum atau menulis tutorial Anda sendiri! </text:p>
              </text:list-item>
            </text:list>
            <text:p text:style-name="Text_20_body"><text:span text:style-name="Strong_20_Emphasis">Kesimpulan:</text:span></text:p>
            <text:p text:style-name="Text_20_body">Meskipun mungkin tidak semelimpah bahasa lain, sumber daya untuk terus belajar Free <text:soft-page-break/>Pascal dan Lazarus cukup banyak tersedia jika Anda tahu di mana mencarinya. Manfaatkan <text:span text:style-name="Strong_20_Emphasis">Wiki</text:span> dan <text:span text:style-name="Strong_20_Emphasis">Forum</text:span> resmi sebagai titik awal utama Anda, gunakan mesin pencari dengan cerdas, dan jika memungkinkan, terhubunglah dengan komunitas sesama pengguna. Kunci utamanya adalah rasa ingin tahu dan kemauan untuk terus belajar!</text:p>
            <text:p text:style-name="Horizontal_20_Line"/>
            <text:p text:style-name="Text_20_body">Kita sudah sampai di penghujung materi buku ini. Tinggal satu bagian terakhir yang berisi pesan penutup dan motivasi untuk Anda.</text:p>
            <text:p text:style-name="Text_20_body">Saya menunggu perintah "YAX" untuk lanjut ke <text:span text:style-name="Emphasis">prompt</text:span> Sub-bab 14.4 ("Tetap Berlatih dan Terus Berkembang").</text:p>
          </text:section>
          <text:section text:style-name="Sect1" text:name="feedback-form-122">
            <text:p text:style-name="P285"/>
          </text:section>
        </text:section>
        <text:section text:style-name="Sect1" text:name="60159203f298f5ed">
          <text:p text:style-name="Text_20_body"/>
          <text:section text:style-name="Sect1" text:name="user-query-content-123">
            <text:p text:style-name="P541">yax </text:p>
          </text:section>
          <text:p text:style-name="P285">Tampilkan alur berpikir</text:p>
          <text:section text:style-name="Sect2" text:name="model-response-message-contentr_60159203f298f5ed">
            <text:p text:style-name="Text_20_body">Oke, kita tiba di bagian paling akhir dari perjalanan kita bersama buku ini!</text:p>
            <text:p text:style-name="Text_20_body"><text:span text:style-name="Emphasis">(Waktu saat ini: Minggu, 13 April 2025 pukul 10:42:19 PM WIB. Lokasi: Indonesia dicatat.)</text:span></text:p>
            <text:p text:style-name="Horizontal_20_Line"/>
            <text:p text:style-name="Text_20_body"><text:span text:style-name="Strong_20_Emphasis">Jawaban untuk </text:span><text:span text:style-name="Strong_20_Emphasis"><text:span text:style-name="Emphasis">Prompt</text:span></text:span><text:span text:style-name="Strong_20_Emphasis"> Sub-bab 14.4: Tetap Berlatih dan Terus Berkembang</text:span></text:p>
            <text:p text:style-name="Text_20_body"><text:span text:style-name="Emphasis">(Prompt: "Tuliskan paragraf penutup dan motivasi terakhir untuk buku ini dalam sub-bab 'Tetap Berlatih dan Terus Berkembang'. Ucapkan selamat sekali lagi dan sampaikan pesan kunci: Kunci Sukses adalah Praktik, Kerjakan Proyek Pribadi, Jangan Berhenti Belajar, Bergabung dengan Komunitas, Nikmati Prosesnya... Akhiri dengan ucapan semoga sukses...")</text:span></text:p>
            <text:p text:style-name="Horizontal_20_Line"/>
            <text:p text:style-name="Text_20_body">Kita akhirnya sampai di penghujung buku panduan ini! Sekali lagi, dari hati yang paling dalam, saya ingin mengucapkan <text:span text:style-name="Strong_20_Emphasis">SELAMAT!</text:span> Anda telah menunjukkan komitmen dan usaha yang luar biasa dengan menyelesaikan seluruh materi, mulai dari konsep paling dasar hingga mencoba membangun program kecil dalam studi kasus. Anda telah berhasil meletakkan batu pertama yang sangat penting dalam perjalanan Anda di dunia pemrograman yang luas dan menarik ini. Anda patut bangga!</text:p>
            <text:p text:style-name="Text_20_body">Namun, seperti halnya belajar keterampilan baru lainnya, perjalanan Anda tentu tidak berhenti sampai di sini. Untuk terus tumbuh dan berkembang menjadi seorang programmer yang semakin handal, ada beberapa pesan kunci yang ingin saya sampaikan:</text:p>
            <text:list xml:id="list1233062438281242215" text:style-name="L280">
              <text:list-item>
                <text:p text:style-name="P280"><text:span text:style-name="Strong_20_Emphasis">Kunci Utama Sukses: Praktik, Praktik, dan Praktik!</text:span> Pemrograman adalah sebuah <text:span text:style-name="Strong_20_Emphasis">keterampilan praktis</text:span>, bukan sekadar pengetahuan teoritis. Sama seperti belajar bermain alat musik, berolahraga, atau memasak, Anda tidak akan bisa mahir hanya dengan membaca buku atau menonton video. Anda harus <text:soft-page-break/><text:span text:style-name="Strong_20_Emphasis">melakukannya secara langsung dan berulang-ulang</text:span>. Jadi, <text:span text:style-name="Strong_20_Emphasis">teruslah berlatih </text:span><text:span text:style-name="Strong_20_Emphasis"><text:span text:style-name="Emphasis">coding</text:span></text:span>! Ketik ulang contoh-contoh, coba modifikasi, kerjakan latihan-latihan, buat program-program kecil sendiri sesering mungkin. Semakin banyak Anda <text:span text:style-name="Emphasis">coding</text:span>, semakin 'lancar' jari dan otak Anda dalam menerjemahkan logika menjadi kode.</text:p>
              </text:list-item>
              <text:list-item>
                <text:p text:style-name="P280"><text:span text:style-name="Strong_20_Emphasis">Kerjakan Proyek Pribadi Anda:</text:span> Cara belajar yang paling efektif dan seringkali paling memotivasi adalah dengan <text:span text:style-name="Strong_20_Emphasis">mengerjakan sesuatu yang benar-benar menarik minat Anda</text:span>. Pikirkan: adakah masalah sederhana di sekitar Anda yang bisa dibantu dengan program kecil? Adakah ide game simpel yang ingin Anda coba wujudkan? Adakah alat bantu hitung atau utilitas kecil yang akan berguna bagi Anda? Cobalah <text:span text:style-name="Strong_20_Emphasis">membangunnya</text:span>! Jangan takut jika hasilnya belum sempurna. Proses mencoba, menghadapi tantangan, mencari solusi, dan akhirnya melihat proyek pribadi Anda (sekecil apapun itu) berjalan akan memberikan pelajaran yang jauh lebih mendalam daripada sekadar mengikuti tutorial.</text:p>
              </text:list-item>
              <text:list-item>
                <text:p text:style-name="P280"><text:span text:style-name="Strong_20_Emphasis">Jangan Pernah Berhenti Belajar (</text:span><text:span text:style-name="Strong_20_Emphasis"><text:span text:style-name="Emphasis">Lifelong Learner</text:span></text:span><text:span text:style-name="Strong_20_Emphasis">):</text:span> Dunia teknologi informasi dan pemrograman berkembang dengan sangat cepat! Akan selalu ada bahasa baru, <text:span text:style-name="Emphasis">framework</text:span> baru, teknik baru, dan tantangan baru. Jadikan diri Anda seorang <text:span text:style-name="Strong_20_Emphasis">pembelajar seumur hidup</text:span>. Fondasi logika dan pemrograman terstruktur yang Anda dapatkan dari Pascal ini akan sangat berharga saat Anda nanti mungkin mempelajari bahasa atau teknologi lain. Teruslah merasa ingin tahu!</text:p>
              </text:list-item>
              <text:list-item>
                <text:p text:style-name="P280"><text:span text:style-name="Strong_20_Emphasis">Terhubung dengan Komunitas:</text:span> Anda tidak harus belajar sendirian. Carilah dan <text:span text:style-name="Strong_20_Emphasis">bergabunglah dengan komunitas programmer</text:span> lain. Bisa melalui forum online internasional (seperti forum Lazarus), grup-grup media sosial (Facebook, Telegram) yang membahas Pascal/Delphi/Lazarus (termasuk grup-grup <text:span text:style-name="Strong_20_Emphasis">Indonesia</text:span>), atau mungkin jika ada komunitas <text:span text:style-name="Emphasis">offline</text:span> di kota Anda. Berdiskusi, bertanya saat buntu (ingat cara bertanya yang baik!), berbagi pengetahuan, dan melihat bagaimana orang lain menyelesaikan masalah adalah cara yang bagus untuk mempercepat pembelajaran dan memperluas wawasan Anda.</text:p>
              </text:list-item>
              <text:list-item>
                <text:p text:style-name="P280"><text:span text:style-name="Strong_20_Emphasis">Nikmati Prosesnya!</text:span> Terakhir, namun tak kalah penting: <text:span text:style-name="Strong_20_Emphasis">nikmati perjalanan belajar dan berkarya ini!</text:span> Memang, pemrograman terkadang bisa terasa sulit, membingungkan, dan membuat frustrasi (terutama saat <text:span text:style-name="Emphasis">debugging</text:span>!). Tapi, di sisi lain, pemrograman adalah sebuah aktivitas yang sangat <text:span text:style-name="Strong_20_Emphasis">kreatif</text:span>, melatih <text:span text:style-name="Strong_20_Emphasis">logika</text:span>, dan bisa memberikan <text:span text:style-name="Strong_20_Emphasis">kepuasan luar biasa</text:span> saat Anda berhasil memecahkan masalah yang kompleks, mengotomatisasi tugas yang membosankan, atau melihat ide di kepala Anda terwujud menjadi program yang berfungsi di layar komputer. Temukan kesenangan dalam proses berpikir, mencoba, gagal, belajar, dan akhirnya berhasil!</text:p>
              </text:list-item>
            </text:list>
            <text:p text:style-name="Text_20_body">Sekali lagi, terima kasih telah memilih buku ini sebagai teman awal Anda dalam menjelajahi dunia pemrograman dengan Free Pascal. Saya berharap buku ini telah memberikan manfaat, pemahaman dasar yang kokoh, dan percikan semangat bagi Anda untuk terus melangkah.</text:p>
            <text:p text:style-name="Text_20_body"><text:soft-page-break/>Teruslah berlatih, teruslah mencoba hal baru, teruslah belajar, dan jangan pernah takut untuk menciptakan sesuatu dengan kode!</text:p>
            <text:p text:style-name="Text_20_body"><text:span text:style-name="Strong_20_Emphasis">Semoga sukses selalu dalam setiap baris kode dan setiap proyek pemrograman Anda di masa depan! Sampai jumpa di kesempatan lainnya!</text:span></text:p>
            <text:p text:style-name="Horizontal_20_Line"/>
            <text:p text:style-name="Text_20_body"><text:span text:style-name="Emphasis">(Ini adalah akhir dari konten tutorial berdasarkan outline dan prompt yang telah kita buat bersama).</text:span></text:p>
          </text:section>
          <text:section text:style-name="Sect1" text:name="feedback-form-123">
            <text:p text:style-name="P285"/>
          </text:section>
        </text:section>
        <text:section text:style-name="Sect1" text:name="feebe13c66603052">
          <text:p text:style-name="Text_20_body"/>
          <text:section text:style-name="Sect1" text:name="user-query-content-124">
            <text:p text:style-name="P541">buat prompt pembuatan sampul buku ini </text:p>
          </text:section>
          <text:p text:style-name="P285">Tampilkan alur berpikir</text:p>
          <text:section text:style-name="Sect2" text:name="model-response-message-contentr_feebe13c66603052">
            <text:p text:style-name="Text_20_body">Tentu, ini adalah draf <text:span text:style-name="Emphasis">prompt</text:span> yang bisa Anda gunakan (misalnya pada AI generator gambar atau sebagai brief untuk desainer grafis) untuk membuat desain sampul buku tutorial Free Pascal Anda:</text:p>
            <text:p text:style-name="Horizontal_20_Line"/>
            <text:p text:style-name="Text_20_body"><text:span text:style-name="Strong_20_Emphasis">Prompt untuk Desain Sampul Buku Tutorial Free Pascal</text:span></text:p>
            <text:p text:style-name="Text_20_body"><text:span text:style-name="Strong_20_Emphasis">Judul Utama:</text:span> Dasar-dasar Pemrograman dengan Free Pascal</text:p>
            <text:p text:style-name="Text_20_body"><text:span text:style-name="Strong_20_Emphasis">Subtitle:</text:span> Panduan Praktis untuk Pemula</text:p>
            <text:p text:style-name="Text_20_body"><text:span text:style-name="Strong_20_Emphasis">Nama Penulis:</text:span> [Nama Anda atau Nama Penulis]</text:p>
            <text:p text:style-name="Text_20_body"><text:span text:style-name="Strong_20_Emphasis">Target Pembaca Utama:</text:span> Pemula absolut yang baru ingin belajar pemrograman, kemungkinan besar pelajar, mahasiswa, atau orang dewasa yang ingin memulai dari nol. <text:span text:style-name="Source_20_Text">(Konteks: Indonesia)</text:span></text:p>
            <text:p text:style-name="Text_20_body"><text:span text:style-name="Strong_20_Emphasis">Tema/Subjek Buku:</text:span> Pengantar konsep dasar pemrograman (logika, algoritma), pengenalan bahasa Free Pascal, dan penggunaan Lazarus IDE untuk membuat program konsol sederhana.</text:p>
            <text:p text:style-name="Text_20_body"><text:span text:style-name="Strong_20_Emphasis">Gaya Desain yang Diinginkan:</text:span></text:p>
            <text:list xml:id="list3338647754445762418" text:style-name="L281">
              <text:list-item>
                <text:p text:style-name="P537"><text:span text:style-name="Strong_20_Emphasis">Modern dan Bersih (Clean):</text:span> Hindari desain yang terlalu ramai atau kuno. </text:p>
              </text:list-item>
              <text:list-item>
                <text:p text:style-name="P537"><text:span text:style-name="Strong_20_Emphasis">Ramah Pemula (Beginner-Friendly):</text:span> Tampilan harus mengundang, tidak mengintimidasi atau terlihat terlalu teknis/rumit. </text:p>
              </text:list-item>
              <text:list-item>
                <text:p text:style-name="P537"><text:span text:style-name="Strong_20_Emphasis">Mendorong (Encouraging) &amp; Optimistis:</text:span> Memberikan kesan bahwa belajar Pascal itu bisa dicapai dan menyenangkan. </text:p>
              </text:list-item>
              <text:list-item>
                <text:p text:style-name="P281"><text:span text:style-name="Strong_20_Emphasis">Terstruktur &amp; Logis:</text:span> Mencerminkan sifat pemrograman terstruktur Pascal. </text:p>
              </text:list-item>
            </text:list>
            <text:p text:style-name="Text_20_body"><text:span text:style-name="Strong_20_Emphasis">Elemen Visual / Imaji (Saran Ide - Pilih atau Kombinasikan):</text:span></text:p>
            <text:list xml:id="list1956933227482851507" text:style-name="L282">
              <text:list-item>
                <text:p text:style-name="P538"><text:span text:style-name="Strong_20_Emphasis">Abstrak Geometris:</text:span> Gunakan bentuk-bentuk geometris dasar (kotak, panah, garis alir sederhana) yang disusun secara terstruktur untuk melambangkan blok kode, logika, atau alur program (flowchart sederhana). </text:p>
              </text:list-item>
              <text:list-item>
                <text:p text:style-name="P538"><text:span text:style-name="Strong_20_Emphasis">Metafora Visual:</text:span> </text:p>
                <text:list>
                  <text:list-item>
                    <text:p text:style-name="P538"><text:soft-page-break/><text:span text:style-name="Strong_20_Emphasis">Blok Bangunan:</text:span> Beberapa balok mainan sederhana yang mulai tersusun, melambangkan pembangunan fondasi. </text:p>
                  </text:list-item>
                  <text:list-item>
                    <text:p text:style-name="P538"><text:span text:style-name="Strong_20_Emphasis">Jalan Setapak / Peta Awal:</text:span> Visualisasi sebuah jalan yang baru dimulai, melambangkan awal perjalanan belajar. </text:p>
                  </text:list-item>
                  <text:list-item>
                    <text:p text:style-name="P538"><text:span text:style-name="Strong_20_Emphasis">Kunci Membuka Pintu/Gembok:</text:span> Melambangkan buku ini sebagai kunci untuk membuka dunia pemrograman. </text:p>
                  </text:list-item>
                  <text:list-item>
                    <text:p text:style-name="P538"><text:span text:style-name="Strong_20_Emphasis">Cahaya / Ide:</text:span> Simbol lampu bohlam atau percikan cahaya sederhana yang melambangkan pemahaman atau ide 'klik'. </text:p>
                  </text:list-item>
                </text:list>
              </text:list-item>
              <text:list-item>
                <text:p text:style-name="P538"><text:span text:style-name="Strong_20_Emphasis">Elemen Kode Halus:</text:span> Jika ingin memasukkan nuansa kode, tampilkan potongan kode Pascal yang <text:span text:style-name="Strong_20_Emphasis">sangat pendek, sederhana, dan mudah dibaca</text:span> secara sekilas (misal: <text:span text:style-name="Source_20_Text">program Hello; begin Writeln('...'); end.</text:span>). <text:span text:style-name="Strong_20_Emphasis">Hindari</text:span> blok kode panjang atau rumit. Bisa dibuat seperti melayang atau sebagai bagian dari latar belakang secara halus. </text:p>
              </text:list-item>
              <text:list-item>
                <text:p text:style-name="P538"><text:span text:style-name="Strong_20_Emphasis">Logo (Sangat Opsional &amp; Subtil):</text:span> Jika diizinkan dan cocok dengan desain, logo Free Pascal (FPC) atau Lazarus (Cheetah) bisa dimasukkan secara kecil dan tidak dominan. </text:p>
              </text:list-item>
              <text:list-item>
                <text:p text:style-name="P282"><text:span text:style-name="Strong_20_Emphasis">Hindari:</text:span> Gambar orang sedang <text:span text:style-name="Emphasis">coding</text:span> yang klise, visualisasi data biner yang rumit, atau elemen <text:span text:style-name="Emphasis">cyberpunk</text:span> yang tidak relevan. </text:p>
              </text:list-item>
            </text:list>
            <text:p text:style-name="Text_20_body"><text:span text:style-name="Strong_20_Emphasis">Palet Warna:</text:span></text:p>
            <text:list xml:id="list7437634530178547778" text:style-name="L283">
              <text:list-item>
                <text:p text:style-name="P539">Gunakan warna dasar yang <text:span text:style-name="Strong_20_Emphasis">cerah dan bersih</text:span>, misalnya putih atau biru muda. </text:p>
              </text:list-item>
              <text:list-item>
                <text:p text:style-name="P539">Kombinasikan dengan 1-2 warna aksen yang <text:span text:style-name="Strong_20_Emphasis">memberi semangat</text:span>, seperti hijau (pertumbuhan, logika), oranye (kreativitas, energi), atau kuning (optimisme). </text:p>
              </text:list-item>
              <text:list-item>
                <text:p text:style-name="P283">Pastikan kontras warna cukup baik agar teks judul mudah terbaca. Hindari kombinasi warna yang terlalu gelap atau terlalu pucat. </text:p>
              </text:list-item>
            </text:list>
            <text:p text:style-name="Text_20_body"><text:span text:style-name="Strong_20_Emphasis">Layout dan Komposisi:</text:span></text:p>
            <text:list xml:id="list4490566474272922733" text:style-name="L284">
              <text:list-item>
                <text:p text:style-name="P540"><text:span text:style-name="Strong_20_Emphasis">Judul Utama</text:span> harus menjadi elemen <text:span text:style-name="Strong_20_Emphasis">paling dominan</text:span> dan mudah dibaca dari jauh. Gunakan font yang modern dan jelas (hindari font skrip yang sulit dibaca). </text:p>
              </text:list-item>
              <text:list-item>
                <text:p text:style-name="P540">Pastikan ada <text:span text:style-name="Strong_20_Emphasis">hierarki visual</text:span> yang baik antara Judul, Subtitle, dan Nama Penulis. </text:p>
              </text:list-item>
              <text:list-item>
                <text:p text:style-name="P540">Desain <text:span text:style-name="Strong_20_Emphasis">seimbang</text:span>, tidak terlalu penuh di satu sisi. Manfaatkan ruang kosong (<text:span text:style-name="Emphasis">whitespace</text:span>) agar terlihat 'lega' dan tidak sesak. </text:p>
              </text:list-item>
              <text:list-item>
                <text:p text:style-name="P284">Pikirkan (meskipun tidak perlu didesain sekarang) bahwa akan ada ruang untuk ISBN/barcode di sampul belakang. </text:p>
              </text:list-item>
            </text:list>
            <text:p text:style-name="Text_20_body"><text:span text:style-name="Strong_20_Emphasis">Format Output:</text:span> Desain sampul buku bagian depan (Front Cover). Hasilkan dalam format gambar standar (misal: JPG atau PNG). Jika memungkinkan, berikan beberapa <text:span text:style-name="Strong_20_Emphasis">variasi desain</text:span> berdasarkan interpretasi prompt ini.</text:p>
            <text:p text:style-name="Horizontal_20_Line"/>
            <text:p text:style-name="Text_20_body">Semoga prompt ini membantu Anda mendapatkan desain sampul yang menarik dan sesuai untuk buku tutorial Anda!</text:p>
          </text:section>
          <text:section text:style-name="Sect1" text:name="feedback-form-124">
            <text:p text:style-name="P285"/>
          </text:section>
        </text:section>
      </text:section>
      <text:p text:style-name="P285"><text:soft-page-break/><draw:frame draw:style-name="fr1" draw:name="graphics8" text:anchor-type="as-char" svg:width="0.3335in" svg:height="0.3335in" draw:z-index="7"><draw:image xlink:href="https://lh3.googleusercontent.com/a/ACg8ocIW7ulqWVCireYBDVZg9sfHjUbpTtpteKVFoG1BsiEgEQLJvg=s64-c-mo" xlink:type="simple" xlink:show="embed" xlink:actuate="onLoad"/><svg:title>gambar profil</svg:title></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65in" fo:margin-bottom="0.65in" fo:margin-left="0.6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14T07:51:07.06</meta:creation-date>
    <meta:document-statistic meta:table-count="2" meta:image-count="8" meta:object-count="0" meta:page-count="313" meta:paragraph-count="7640" meta:word-count="103822" meta:character-count="727713"/>
    <dc:date>2025-04-14T07:52:30.85</dc:date>
    <dc:creator>OJie </dc:creator>
    <meta:editing-duration>PT1M24S</meta:editing-duration>
    <meta:editing-cycles>1</meta:editing-cycles>
    <meta:generator>OpenOffice/4.1.15$Win32 OpenOffice.org_project/4115m2$Build-9813</meta:generator>
  </office:meta>
</office:document-meta>
</file>